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Normal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5.685cm"/>
    </style:style>
    <style:style style:name="co3" style:family="table-column">
      <style:table-column-properties fo:break-before="auto" style:column-width="3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"/>
      <style:map style:condition="cell-content()=1" style:apply-style-name="s1" style:base-cell-address="Feuille1.B2"/>
      <style:map style:condition="is-true-formula(&quot;&quot;)" style:apply-style-name="Default" style:base-cell-address="Feuille1.B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"/>
      <style:map style:condition="cell-content()=1" style:apply-style-name="s1" style:base-cell-address="Feuille1.B35"/>
      <style:map style:condition="is-true-formula(&quot;&quot;)" style:apply-style-name="Default" style:base-cell-address="Feuille1.B3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68"/>
      <style:map style:condition="cell-content()=1" style:apply-style-name="s1" style:base-cell-address="Feuille1.B68"/>
      <style:map style:condition="is-true-formula(&quot;&quot;)" style:apply-style-name="Default" style:base-cell-address="Feuille1.B68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83"/>
      <style:map style:condition="cell-content()=1" style:apply-style-name="s1" style:base-cell-address="Feuille1.B83"/>
      <style:map style:condition="is-true-formula(&quot;&quot;)" style:apply-style-name="Default" style:base-cell-address="Feuille1.B8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84"/>
      <style:map style:condition="cell-content()=1" style:apply-style-name="s1" style:base-cell-address="Feuille1.B84"/>
      <style:map style:condition="is-true-formula(&quot;&quot;)" style:apply-style-name="Default" style:base-cell-address="Feuille1.B84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84"/>
      <style:map style:condition="cell-content()=1" style:apply-style-name="s1" style:base-cell-address="Feuille1.B84"/>
      <style:map style:condition="is-true-formula(&quot;&quot;)" style:apply-style-name="Default" style:base-cell-address="Feuille1.B84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84"/>
      <style:map style:condition="cell-content()=1" style:apply-style-name="s1" style:base-cell-address="Feuille1.B84"/>
      <style:map style:condition="is-true-formula(&quot;&quot;)" style:apply-style-name="Default" style:base-cell-address="Feuille1.B84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01"/>
      <style:map style:condition="cell-content()=1" style:apply-style-name="s1" style:base-cell-address="Feuille1.B101"/>
      <style:map style:condition="is-true-formula(&quot;&quot;)" style:apply-style-name="Default" style:base-cell-address="Feuille1.B10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16"/>
      <style:map style:condition="cell-content()=1" style:apply-style-name="s1" style:base-cell-address="Feuille1.B116"/>
      <style:map style:condition="is-true-formula(&quot;&quot;)" style:apply-style-name="Default" style:base-cell-address="Feuille1.B116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17"/>
      <style:map style:condition="cell-content()=1" style:apply-style-name="s1" style:base-cell-address="Feuille1.B117"/>
      <style:map style:condition="is-true-formula(&quot;&quot;)" style:apply-style-name="Default" style:base-cell-address="Feuille1.B117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18"/>
      <style:map style:condition="cell-content()=1" style:apply-style-name="s1" style:base-cell-address="Feuille1.B118"/>
      <style:map style:condition="is-true-formula(&quot;&quot;)" style:apply-style-name="Default" style:base-cell-address="Feuille1.B118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19"/>
      <style:map style:condition="cell-content()=1" style:apply-style-name="s1" style:base-cell-address="Feuille1.B119"/>
      <style:map style:condition="is-true-formula(&quot;&quot;)" style:apply-style-name="Default" style:base-cell-address="Feuille1.B119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0"/>
      <style:map style:condition="cell-content()=1" style:apply-style-name="s1" style:base-cell-address="Feuille1.B120"/>
      <style:map style:condition="is-true-formula(&quot;&quot;)" style:apply-style-name="Default" style:base-cell-address="Feuille1.B12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1"/>
      <style:map style:condition="cell-content()=1" style:apply-style-name="s1" style:base-cell-address="Feuille1.B121"/>
      <style:map style:condition="is-true-formula(&quot;&quot;)" style:apply-style-name="Default" style:base-cell-address="Feuille1.B12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2"/>
      <style:map style:condition="cell-content()=1" style:apply-style-name="s1" style:base-cell-address="Feuille1.B122"/>
      <style:map style:condition="is-true-formula(&quot;&quot;)" style:apply-style-name="Default" style:base-cell-address="Feuille1.B12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3"/>
      <style:map style:condition="cell-content()=1" style:apply-style-name="s1" style:base-cell-address="Feuille1.B123"/>
      <style:map style:condition="is-true-formula(&quot;&quot;)" style:apply-style-name="Default" style:base-cell-address="Feuille1.B12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4"/>
      <style:map style:condition="cell-content()=1" style:apply-style-name="s1" style:base-cell-address="Feuille1.B124"/>
      <style:map style:condition="is-true-formula(&quot;&quot;)" style:apply-style-name="Default" style:base-cell-address="Feuille1.B12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5"/>
      <style:map style:condition="cell-content()=1" style:apply-style-name="s1" style:base-cell-address="Feuille1.B125"/>
      <style:map style:condition="is-true-formula(&quot;&quot;)" style:apply-style-name="Default" style:base-cell-address="Feuille1.B125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6"/>
      <style:map style:condition="cell-content()=1" style:apply-style-name="s1" style:base-cell-address="Feuille1.B126"/>
      <style:map style:condition="is-true-formula(&quot;&quot;)" style:apply-style-name="Default" style:base-cell-address="Feuille1.B12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7"/>
      <style:map style:condition="cell-content()=1" style:apply-style-name="s1" style:base-cell-address="Feuille1.B127"/>
      <style:map style:condition="is-true-formula(&quot;&quot;)" style:apply-style-name="Default" style:base-cell-address="Feuille1.B12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8"/>
      <style:map style:condition="cell-content()=1" style:apply-style-name="s1" style:base-cell-address="Feuille1.B128"/>
      <style:map style:condition="is-true-formula(&quot;&quot;)" style:apply-style-name="Default" style:base-cell-address="Feuille1.B128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9"/>
      <style:map style:condition="cell-content()=1" style:apply-style-name="s1" style:base-cell-address="Feuille1.B129"/>
      <style:map style:condition="is-true-formula(&quot;&quot;)" style:apply-style-name="Default" style:base-cell-address="Feuille1.B129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0"/>
      <style:map style:condition="cell-content()=1" style:apply-style-name="s1" style:base-cell-address="Feuille1.B130"/>
      <style:map style:condition="is-true-formula(&quot;&quot;)" style:apply-style-name="Default" style:base-cell-address="Feuille1.B13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1"/>
      <style:map style:condition="cell-content()=1" style:apply-style-name="s1" style:base-cell-address="Feuille1.B131"/>
      <style:map style:condition="is-true-formula(&quot;&quot;)" style:apply-style-name="Default" style:base-cell-address="Feuille1.B131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2"/>
      <style:map style:condition="cell-content()=1" style:apply-style-name="s1" style:base-cell-address="Feuille1.B132"/>
      <style:map style:condition="is-true-formula(&quot;&quot;)" style:apply-style-name="Default" style:base-cell-address="Feuille1.B132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4"/>
      <style:map style:condition="cell-content()=1" style:apply-style-name="s1" style:base-cell-address="Feuille1.B134"/>
      <style:map style:condition="is-true-formula(&quot;&quot;)" style:apply-style-name="Default" style:base-cell-address="Feuille1.B134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5"/>
      <style:map style:condition="cell-content()=1" style:apply-style-name="s1" style:base-cell-address="Feuille1.B135"/>
      <style:map style:condition="is-true-formula(&quot;&quot;)" style:apply-style-name="Default" style:base-cell-address="Feuille1.B135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6"/>
      <style:map style:condition="cell-content()=1" style:apply-style-name="s1" style:base-cell-address="Feuille1.B136"/>
      <style:map style:condition="is-true-formula(&quot;&quot;)" style:apply-style-name="Default" style:base-cell-address="Feuille1.B136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7"/>
      <style:map style:condition="cell-content()=1" style:apply-style-name="s1" style:base-cell-address="Feuille1.B137"/>
      <style:map style:condition="is-true-formula(&quot;&quot;)" style:apply-style-name="Default" style:base-cell-address="Feuille1.B137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9"/>
      <style:map style:condition="cell-content()=1" style:apply-style-name="s1" style:base-cell-address="Feuille1.B139"/>
      <style:map style:condition="is-true-formula(&quot;&quot;)" style:apply-style-name="Default" style:base-cell-address="Feuille1.B139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0"/>
      <style:map style:condition="cell-content()=1" style:apply-style-name="s1" style:base-cell-address="Feuille1.B140"/>
      <style:map style:condition="is-true-formula(&quot;&quot;)" style:apply-style-name="Default" style:base-cell-address="Feuille1.B14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1"/>
      <style:map style:condition="cell-content()=1" style:apply-style-name="s1" style:base-cell-address="Feuille1.B141"/>
      <style:map style:condition="is-true-formula(&quot;&quot;)" style:apply-style-name="Default" style:base-cell-address="Feuille1.B141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2"/>
      <style:map style:condition="cell-content()=1" style:apply-style-name="s1" style:base-cell-address="Feuille1.B142"/>
      <style:map style:condition="is-true-formula(&quot;&quot;)" style:apply-style-name="Default" style:base-cell-address="Feuille1.B142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3"/>
      <style:map style:condition="cell-content()=1" style:apply-style-name="s1" style:base-cell-address="Feuille1.B143"/>
      <style:map style:condition="is-true-formula(&quot;&quot;)" style:apply-style-name="Default" style:base-cell-address="Feuille1.B143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4"/>
      <style:map style:condition="cell-content()=1" style:apply-style-name="s1" style:base-cell-address="Feuille1.B144"/>
      <style:map style:condition="is-true-formula(&quot;&quot;)" style:apply-style-name="Default" style:base-cell-address="Feuille1.B144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5"/>
      <style:map style:condition="cell-content()=1" style:apply-style-name="s1" style:base-cell-address="Feuille1.B145"/>
      <style:map style:condition="is-true-formula(&quot;&quot;)" style:apply-style-name="Default" style:base-cell-address="Feuille1.B145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6"/>
      <style:map style:condition="cell-content()=1" style:apply-style-name="s1" style:base-cell-address="Feuille1.B146"/>
      <style:map style:condition="is-true-formula(&quot;&quot;)" style:apply-style-name="Default" style:base-cell-address="Feuille1.B146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7"/>
      <style:map style:condition="cell-content()=1" style:apply-style-name="s1" style:base-cell-address="Feuille1.B147"/>
      <style:map style:condition="is-true-formula(&quot;&quot;)" style:apply-style-name="Default" style:base-cell-address="Feuille1.B147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8"/>
      <style:map style:condition="cell-content()=1" style:apply-style-name="s1" style:base-cell-address="Feuille1.B148"/>
      <style:map style:condition="is-true-formula(&quot;&quot;)" style:apply-style-name="Default" style:base-cell-address="Feuille1.B14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9"/>
      <style:map style:condition="cell-content()=1" style:apply-style-name="s1" style:base-cell-address="Feuille1.B149"/>
      <style:map style:condition="is-true-formula(&quot;&quot;)" style:apply-style-name="Default" style:base-cell-address="Feuille1.B149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0"/>
      <style:map style:condition="cell-content()=1" style:apply-style-name="s1" style:base-cell-address="Feuille1.B150"/>
      <style:map style:condition="is-true-formula(&quot;&quot;)" style:apply-style-name="Default" style:base-cell-address="Feuille1.B15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1"/>
      <style:map style:condition="cell-content()=1" style:apply-style-name="s1" style:base-cell-address="Feuille1.B151"/>
      <style:map style:condition="is-true-formula(&quot;&quot;)" style:apply-style-name="Default" style:base-cell-address="Feuille1.B15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2"/>
      <style:map style:condition="cell-content()=1" style:apply-style-name="s1" style:base-cell-address="Feuille1.B152"/>
      <style:map style:condition="is-true-formula(&quot;&quot;)" style:apply-style-name="Default" style:base-cell-address="Feuille1.B15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3"/>
      <style:map style:condition="cell-content()=1" style:apply-style-name="s1" style:base-cell-address="Feuille1.B153"/>
      <style:map style:condition="is-true-formula(&quot;&quot;)" style:apply-style-name="Default" style:base-cell-address="Feuille1.B153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4"/>
      <style:map style:condition="cell-content()=1" style:apply-style-name="s1" style:base-cell-address="Feuille1.B154"/>
      <style:map style:condition="is-true-formula(&quot;&quot;)" style:apply-style-name="Default" style:base-cell-address="Feuille1.B15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5"/>
      <style:map style:condition="cell-content()=1" style:apply-style-name="s1" style:base-cell-address="Feuille1.B155"/>
      <style:map style:condition="is-true-formula(&quot;&quot;)" style:apply-style-name="Default" style:base-cell-address="Feuille1.B15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6"/>
      <style:map style:condition="cell-content()=1" style:apply-style-name="s1" style:base-cell-address="Feuille1.B156"/>
      <style:map style:condition="is-true-formula(&quot;&quot;)" style:apply-style-name="Default" style:base-cell-address="Feuille1.B15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7"/>
      <style:map style:condition="cell-content()=1" style:apply-style-name="s1" style:base-cell-address="Feuille1.B157"/>
      <style:map style:condition="is-true-formula(&quot;&quot;)" style:apply-style-name="Default" style:base-cell-address="Feuille1.B157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8"/>
      <style:map style:condition="cell-content()=1" style:apply-style-name="s1" style:base-cell-address="Feuille1.B158"/>
      <style:map style:condition="is-true-formula(&quot;&quot;)" style:apply-style-name="Default" style:base-cell-address="Feuille1.B1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9"/>
      <style:map style:condition="cell-content()=1" style:apply-style-name="s1" style:base-cell-address="Feuille1.B159"/>
      <style:map style:condition="is-true-formula(&quot;&quot;)" style:apply-style-name="Default" style:base-cell-address="Feuille1.B1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0"/>
      <style:map style:condition="cell-content()=1" style:apply-style-name="s1" style:base-cell-address="Feuille1.B160"/>
      <style:map style:condition="is-true-formula(&quot;&quot;)" style:apply-style-name="Default" style:base-cell-address="Feuille1.B1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1"/>
      <style:map style:condition="cell-content()=1" style:apply-style-name="s1" style:base-cell-address="Feuille1.B161"/>
      <style:map style:condition="is-true-formula(&quot;&quot;)" style:apply-style-name="Default" style:base-cell-address="Feuille1.B1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2"/>
      <style:map style:condition="cell-content()=1" style:apply-style-name="s1" style:base-cell-address="Feuille1.B162"/>
      <style:map style:condition="is-true-formula(&quot;&quot;)" style:apply-style-name="Default" style:base-cell-address="Feuille1.B1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3"/>
      <style:map style:condition="cell-content()=1" style:apply-style-name="s1" style:base-cell-address="Feuille1.B163"/>
      <style:map style:condition="is-true-formula(&quot;&quot;)" style:apply-style-name="Default" style:base-cell-address="Feuille1.B1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4"/>
      <style:map style:condition="cell-content()=1" style:apply-style-name="s1" style:base-cell-address="Feuille1.B164"/>
      <style:map style:condition="is-true-formula(&quot;&quot;)" style:apply-style-name="Default" style:base-cell-address="Feuille1.B1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5"/>
      <style:map style:condition="cell-content()=1" style:apply-style-name="s1" style:base-cell-address="Feuille1.B165"/>
      <style:map style:condition="is-true-formula(&quot;&quot;)" style:apply-style-name="Default" style:base-cell-address="Feuille1.B1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7"/>
      <style:map style:condition="cell-content()=1" style:apply-style-name="s1" style:base-cell-address="Feuille1.B167"/>
      <style:map style:condition="is-true-formula(&quot;&quot;)" style:apply-style-name="Default" style:base-cell-address="Feuille1.B167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5"/>
      <style:map style:condition="cell-content()=1" style:apply-style-name="s1" style:base-cell-address="Feuille1.B175"/>
      <style:map style:condition="is-true-formula(&quot;&quot;)" style:apply-style-name="Default" style:base-cell-address="Feuille1.B175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6"/>
      <style:map style:condition="cell-content()=1" style:apply-style-name="s1" style:base-cell-address="Feuille1.B176"/>
      <style:map style:condition="is-true-formula(&quot;&quot;)" style:apply-style-name="Default" style:base-cell-address="Feuille1.B17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7"/>
      <style:map style:condition="cell-content()=1" style:apply-style-name="s1" style:base-cell-address="Feuille1.B177"/>
      <style:map style:condition="is-true-formula(&quot;&quot;)" style:apply-style-name="Default" style:base-cell-address="Feuille1.B177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8"/>
      <style:map style:condition="cell-content()=1" style:apply-style-name="s1" style:base-cell-address="Feuille1.B178"/>
      <style:map style:condition="is-true-formula(&quot;&quot;)" style:apply-style-name="Default" style:base-cell-address="Feuille1.B178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9"/>
      <style:map style:condition="cell-content()=1" style:apply-style-name="s1" style:base-cell-address="Feuille1.B179"/>
      <style:map style:condition="is-true-formula(&quot;&quot;)" style:apply-style-name="Default" style:base-cell-address="Feuille1.B179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0"/>
      <style:map style:condition="cell-content()=1" style:apply-style-name="s1" style:base-cell-address="Feuille1.B180"/>
      <style:map style:condition="is-true-formula(&quot;&quot;)" style:apply-style-name="Default" style:base-cell-address="Feuille1.B18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1"/>
      <style:map style:condition="cell-content()=1" style:apply-style-name="s1" style:base-cell-address="Feuille1.B181"/>
      <style:map style:condition="is-true-formula(&quot;&quot;)" style:apply-style-name="Default" style:base-cell-address="Feuille1.B181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2"/>
      <style:map style:condition="cell-content()=1" style:apply-style-name="s1" style:base-cell-address="Feuille1.B182"/>
      <style:map style:condition="is-true-formula(&quot;&quot;)" style:apply-style-name="Default" style:base-cell-address="Feuille1.B182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3"/>
      <style:map style:condition="cell-content()=1" style:apply-style-name="s1" style:base-cell-address="Feuille1.B183"/>
      <style:map style:condition="is-true-formula(&quot;&quot;)" style:apply-style-name="Default" style:base-cell-address="Feuille1.B183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4"/>
      <style:map style:condition="cell-content()=1" style:apply-style-name="s1" style:base-cell-address="Feuille1.B184"/>
      <style:map style:condition="is-true-formula(&quot;&quot;)" style:apply-style-name="Default" style:base-cell-address="Feuille1.B184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5"/>
      <style:map style:condition="cell-content()=1" style:apply-style-name="s1" style:base-cell-address="Feuille1.B185"/>
      <style:map style:condition="is-true-formula(&quot;&quot;)" style:apply-style-name="Default" style:base-cell-address="Feuille1.B185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6"/>
      <style:map style:condition="cell-content()=1" style:apply-style-name="s1" style:base-cell-address="Feuille1.B186"/>
      <style:map style:condition="is-true-formula(&quot;&quot;)" style:apply-style-name="Default" style:base-cell-address="Feuille1.B186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7"/>
      <style:map style:condition="cell-content()=1" style:apply-style-name="s1" style:base-cell-address="Feuille1.B187"/>
      <style:map style:condition="is-true-formula(&quot;&quot;)" style:apply-style-name="Default" style:base-cell-address="Feuille1.B187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8"/>
      <style:map style:condition="cell-content()=1" style:apply-style-name="s1" style:base-cell-address="Feuille1.B188"/>
      <style:map style:condition="is-true-formula(&quot;&quot;)" style:apply-style-name="Default" style:base-cell-address="Feuille1.B188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9"/>
      <style:map style:condition="cell-content()=1" style:apply-style-name="s1" style:base-cell-address="Feuille1.B189"/>
      <style:map style:condition="is-true-formula(&quot;&quot;)" style:apply-style-name="Default" style:base-cell-address="Feuille1.B189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0"/>
      <style:map style:condition="cell-content()=1" style:apply-style-name="s1" style:base-cell-address="Feuille1.B190"/>
      <style:map style:condition="is-true-formula(&quot;&quot;)" style:apply-style-name="Default" style:base-cell-address="Feuille1.B19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1"/>
      <style:map style:condition="cell-content()=1" style:apply-style-name="s1" style:base-cell-address="Feuille1.B191"/>
      <style:map style:condition="is-true-formula(&quot;&quot;)" style:apply-style-name="Default" style:base-cell-address="Feuille1.B191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2"/>
      <style:map style:condition="cell-content()=1" style:apply-style-name="s1" style:base-cell-address="Feuille1.B192"/>
      <style:map style:condition="is-true-formula(&quot;&quot;)" style:apply-style-name="Default" style:base-cell-address="Feuille1.B192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3"/>
      <style:map style:condition="cell-content()=1" style:apply-style-name="s1" style:base-cell-address="Feuille1.B193"/>
      <style:map style:condition="is-true-formula(&quot;&quot;)" style:apply-style-name="Default" style:base-cell-address="Feuille1.B193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4"/>
      <style:map style:condition="cell-content()=1" style:apply-style-name="s1" style:base-cell-address="Feuille1.B194"/>
      <style:map style:condition="is-true-formula(&quot;&quot;)" style:apply-style-name="Default" style:base-cell-address="Feuille1.B194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5"/>
      <style:map style:condition="cell-content()=1" style:apply-style-name="s1" style:base-cell-address="Feuille1.B195"/>
      <style:map style:condition="is-true-formula(&quot;&quot;)" style:apply-style-name="Default" style:base-cell-address="Feuille1.B195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6"/>
      <style:map style:condition="cell-content()=1" style:apply-style-name="s1" style:base-cell-address="Feuille1.B196"/>
      <style:map style:condition="is-true-formula(&quot;&quot;)" style:apply-style-name="Default" style:base-cell-address="Feuille1.B196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7"/>
      <style:map style:condition="cell-content()=1" style:apply-style-name="s1" style:base-cell-address="Feuille1.B197"/>
      <style:map style:condition="is-true-formula(&quot;&quot;)" style:apply-style-name="Default" style:base-cell-address="Feuille1.B197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8"/>
      <style:map style:condition="cell-content()=1" style:apply-style-name="s1" style:base-cell-address="Feuille1.B198"/>
      <style:map style:condition="is-true-formula(&quot;&quot;)" style:apply-style-name="Default" style:base-cell-address="Feuille1.B198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00"/>
      <style:map style:condition="cell-content()=1" style:apply-style-name="s1" style:base-cell-address="Feuille1.B200"/>
      <style:map style:condition="is-true-formula(&quot;&quot;)" style:apply-style-name="Default" style:base-cell-address="Feuille1.B200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1"/>
      <style:map style:condition="cell-content()=1" style:apply-style-name="s1" style:base-cell-address="Feuille1.B211"/>
      <style:map style:condition="is-true-formula(&quot;&quot;)" style:apply-style-name="Default" style:base-cell-address="Feuille1.B211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2"/>
      <style:map style:condition="cell-content()=1" style:apply-style-name="s1" style:base-cell-address="Feuille1.B212"/>
      <style:map style:condition="is-true-formula(&quot;&quot;)" style:apply-style-name="Default" style:base-cell-address="Feuille1.B212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3"/>
      <style:map style:condition="cell-content()=1" style:apply-style-name="s1" style:base-cell-address="Feuille1.B213"/>
      <style:map style:condition="is-true-formula(&quot;&quot;)" style:apply-style-name="Default" style:base-cell-address="Feuille1.B213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4"/>
      <style:map style:condition="cell-content()=1" style:apply-style-name="s1" style:base-cell-address="Feuille1.B214"/>
      <style:map style:condition="is-true-formula(&quot;&quot;)" style:apply-style-name="Default" style:base-cell-address="Feuille1.B214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5"/>
      <style:map style:condition="cell-content()=1" style:apply-style-name="s1" style:base-cell-address="Feuille1.B215"/>
      <style:map style:condition="is-true-formula(&quot;&quot;)" style:apply-style-name="Default" style:base-cell-address="Feuille1.B215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6"/>
      <style:map style:condition="cell-content()=1" style:apply-style-name="s1" style:base-cell-address="Feuille1.B216"/>
      <style:map style:condition="is-true-formula(&quot;&quot;)" style:apply-style-name="Default" style:base-cell-address="Feuille1.B216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7"/>
      <style:map style:condition="cell-content()=1" style:apply-style-name="s1" style:base-cell-address="Feuille1.B217"/>
      <style:map style:condition="is-true-formula(&quot;&quot;)" style:apply-style-name="Default" style:base-cell-address="Feuille1.B217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8"/>
      <style:map style:condition="cell-content()=1" style:apply-style-name="s1" style:base-cell-address="Feuille1.B218"/>
      <style:map style:condition="is-true-formula(&quot;&quot;)" style:apply-style-name="Default" style:base-cell-address="Feuille1.B218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9"/>
      <style:map style:condition="cell-content()=1" style:apply-style-name="s1" style:base-cell-address="Feuille1.B219"/>
      <style:map style:condition="is-true-formula(&quot;&quot;)" style:apply-style-name="Default" style:base-cell-address="Feuille1.B219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0"/>
      <style:map style:condition="cell-content()=1" style:apply-style-name="s1" style:base-cell-address="Feuille1.B220"/>
      <style:map style:condition="is-true-formula(&quot;&quot;)" style:apply-style-name="Default" style:base-cell-address="Feuille1.B22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1"/>
      <style:map style:condition="cell-content()=1" style:apply-style-name="s1" style:base-cell-address="Feuille1.B221"/>
      <style:map style:condition="is-true-formula(&quot;&quot;)" style:apply-style-name="Default" style:base-cell-address="Feuille1.B221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2"/>
      <style:map style:condition="cell-content()=1" style:apply-style-name="s1" style:base-cell-address="Feuille1.B222"/>
      <style:map style:condition="is-true-formula(&quot;&quot;)" style:apply-style-name="Default" style:base-cell-address="Feuille1.B222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3"/>
      <style:map style:condition="cell-content()=1" style:apply-style-name="s1" style:base-cell-address="Feuille1.B223"/>
      <style:map style:condition="is-true-formula(&quot;&quot;)" style:apply-style-name="Default" style:base-cell-address="Feuille1.B223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4"/>
      <style:map style:condition="cell-content()=1" style:apply-style-name="s1" style:base-cell-address="Feuille1.B224"/>
      <style:map style:condition="is-true-formula(&quot;&quot;)" style:apply-style-name="Default" style:base-cell-address="Feuille1.B224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5"/>
      <style:map style:condition="cell-content()=1" style:apply-style-name="s1" style:base-cell-address="Feuille1.B225"/>
      <style:map style:condition="is-true-formula(&quot;&quot;)" style:apply-style-name="Default" style:base-cell-address="Feuille1.B225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6"/>
      <style:map style:condition="cell-content()=1" style:apply-style-name="s1" style:base-cell-address="Feuille1.B226"/>
      <style:map style:condition="is-true-formula(&quot;&quot;)" style:apply-style-name="Default" style:base-cell-address="Feuille1.B226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7"/>
      <style:map style:condition="cell-content()=1" style:apply-style-name="s1" style:base-cell-address="Feuille1.B227"/>
      <style:map style:condition="is-true-formula(&quot;&quot;)" style:apply-style-name="Default" style:base-cell-address="Feuille1.B227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8"/>
      <style:map style:condition="cell-content()=1" style:apply-style-name="s1" style:base-cell-address="Feuille1.B228"/>
      <style:map style:condition="is-true-formula(&quot;&quot;)" style:apply-style-name="Default" style:base-cell-address="Feuille1.B228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9"/>
      <style:map style:condition="cell-content()=1" style:apply-style-name="s1" style:base-cell-address="Feuille1.B229"/>
      <style:map style:condition="is-true-formula(&quot;&quot;)" style:apply-style-name="Default" style:base-cell-address="Feuille1.B229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0"/>
      <style:map style:condition="cell-content()=1" style:apply-style-name="s1" style:base-cell-address="Feuille1.B230"/>
      <style:map style:condition="is-true-formula(&quot;&quot;)" style:apply-style-name="Default" style:base-cell-address="Feuille1.B230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1"/>
      <style:map style:condition="cell-content()=1" style:apply-style-name="s1" style:base-cell-address="Feuille1.B231"/>
      <style:map style:condition="is-true-formula(&quot;&quot;)" style:apply-style-name="Default" style:base-cell-address="Feuille1.B231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3"/>
      <style:map style:condition="cell-content()=1" style:apply-style-name="s1" style:base-cell-address="Feuille1.B233"/>
      <style:map style:condition="is-true-formula(&quot;&quot;)" style:apply-style-name="Default" style:base-cell-address="Feuille1.B233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4"/>
      <style:map style:condition="cell-content()=1" style:apply-style-name="s1" style:base-cell-address="Feuille1.B234"/>
      <style:map style:condition="is-true-formula(&quot;&quot;)" style:apply-style-name="Default" style:base-cell-address="Feuille1.B234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5"/>
      <style:map style:condition="cell-content()=1" style:apply-style-name="s1" style:base-cell-address="Feuille1.B235"/>
      <style:map style:condition="is-true-formula(&quot;&quot;)" style:apply-style-name="Default" style:base-cell-address="Feuille1.B235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6"/>
      <style:map style:condition="cell-content()=1" style:apply-style-name="s1" style:base-cell-address="Feuille1.B236"/>
      <style:map style:condition="is-true-formula(&quot;&quot;)" style:apply-style-name="Default" style:base-cell-address="Feuille1.B236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7"/>
      <style:map style:condition="cell-content()=1" style:apply-style-name="s1" style:base-cell-address="Feuille1.B237"/>
      <style:map style:condition="is-true-formula(&quot;&quot;)" style:apply-style-name="Default" style:base-cell-address="Feuille1.B237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8"/>
      <style:map style:condition="cell-content()=1" style:apply-style-name="s1" style:base-cell-address="Feuille1.B238"/>
      <style:map style:condition="is-true-formula(&quot;&quot;)" style:apply-style-name="Default" style:base-cell-address="Feuille1.B238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9"/>
      <style:map style:condition="cell-content()=1" style:apply-style-name="s1" style:base-cell-address="Feuille1.B239"/>
      <style:map style:condition="is-true-formula(&quot;&quot;)" style:apply-style-name="Default" style:base-cell-address="Feuille1.B239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0"/>
      <style:map style:condition="cell-content()=1" style:apply-style-name="s1" style:base-cell-address="Feuille1.B240"/>
      <style:map style:condition="is-true-formula(&quot;&quot;)" style:apply-style-name="Default" style:base-cell-address="Feuille1.B24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1"/>
      <style:map style:condition="cell-content()=1" style:apply-style-name="s1" style:base-cell-address="Feuille1.B241"/>
      <style:map style:condition="is-true-formula(&quot;&quot;)" style:apply-style-name="Default" style:base-cell-address="Feuille1.B241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2"/>
      <style:map style:condition="cell-content()=1" style:apply-style-name="s1" style:base-cell-address="Feuille1.B242"/>
      <style:map style:condition="is-true-formula(&quot;&quot;)" style:apply-style-name="Default" style:base-cell-address="Feuille1.B242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3"/>
      <style:map style:condition="cell-content()=1" style:apply-style-name="s1" style:base-cell-address="Feuille1.B243"/>
      <style:map style:condition="is-true-formula(&quot;&quot;)" style:apply-style-name="Default" style:base-cell-address="Feuille1.B243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4"/>
      <style:map style:condition="cell-content()=1" style:apply-style-name="s1" style:base-cell-address="Feuille1.B244"/>
      <style:map style:condition="is-true-formula(&quot;&quot;)" style:apply-style-name="Default" style:base-cell-address="Feuille1.B244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5"/>
      <style:map style:condition="cell-content()=1" style:apply-style-name="s1" style:base-cell-address="Feuille1.B245"/>
      <style:map style:condition="is-true-formula(&quot;&quot;)" style:apply-style-name="Default" style:base-cell-address="Feuille1.B245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6"/>
      <style:map style:condition="cell-content()=1" style:apply-style-name="s1" style:base-cell-address="Feuille1.B246"/>
      <style:map style:condition="is-true-formula(&quot;&quot;)" style:apply-style-name="Default" style:base-cell-address="Feuille1.B246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7"/>
      <style:map style:condition="cell-content()=1" style:apply-style-name="s1" style:base-cell-address="Feuille1.B247"/>
      <style:map style:condition="is-true-formula(&quot;&quot;)" style:apply-style-name="Default" style:base-cell-address="Feuille1.B247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8"/>
      <style:map style:condition="cell-content()=1" style:apply-style-name="s1" style:base-cell-address="Feuille1.B248"/>
      <style:map style:condition="is-true-formula(&quot;&quot;)" style:apply-style-name="Default" style:base-cell-address="Feuille1.B248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9"/>
      <style:map style:condition="cell-content()=1" style:apply-style-name="s1" style:base-cell-address="Feuille1.B249"/>
      <style:map style:condition="is-true-formula(&quot;&quot;)" style:apply-style-name="Default" style:base-cell-address="Feuille1.B249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0"/>
      <style:map style:condition="cell-content()=1" style:apply-style-name="s1" style:base-cell-address="Feuille1.B250"/>
      <style:map style:condition="is-true-formula(&quot;&quot;)" style:apply-style-name="Default" style:base-cell-address="Feuille1.B250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1"/>
      <style:map style:condition="cell-content()=1" style:apply-style-name="s1" style:base-cell-address="Feuille1.B251"/>
      <style:map style:condition="is-true-formula(&quot;&quot;)" style:apply-style-name="Default" style:base-cell-address="Feuille1.B251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2"/>
      <style:map style:condition="cell-content()=1" style:apply-style-name="s1" style:base-cell-address="Feuille1.B252"/>
      <style:map style:condition="is-true-formula(&quot;&quot;)" style:apply-style-name="Default" style:base-cell-address="Feuille1.B252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3"/>
      <style:map style:condition="cell-content()=1" style:apply-style-name="s1" style:base-cell-address="Feuille1.B253"/>
      <style:map style:condition="is-true-formula(&quot;&quot;)" style:apply-style-name="Default" style:base-cell-address="Feuille1.B253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4"/>
      <style:map style:condition="cell-content()=1" style:apply-style-name="s1" style:base-cell-address="Feuille1.B254"/>
      <style:map style:condition="is-true-formula(&quot;&quot;)" style:apply-style-name="Default" style:base-cell-address="Feuille1.B254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5"/>
      <style:map style:condition="cell-content()=1" style:apply-style-name="s1" style:base-cell-address="Feuille1.B255"/>
      <style:map style:condition="is-true-formula(&quot;&quot;)" style:apply-style-name="Default" style:base-cell-address="Feuille1.B255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6"/>
      <style:map style:condition="cell-content()=1" style:apply-style-name="s1" style:base-cell-address="Feuille1.B256"/>
      <style:map style:condition="is-true-formula(&quot;&quot;)" style:apply-style-name="Default" style:base-cell-address="Feuille1.B256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7"/>
      <style:map style:condition="cell-content()=1" style:apply-style-name="s1" style:base-cell-address="Feuille1.B257"/>
      <style:map style:condition="is-true-formula(&quot;&quot;)" style:apply-style-name="Default" style:base-cell-address="Feuille1.B257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8"/>
      <style:map style:condition="cell-content()=1" style:apply-style-name="s1" style:base-cell-address="Feuille1.B258"/>
      <style:map style:condition="is-true-formula(&quot;&quot;)" style:apply-style-name="Default" style:base-cell-address="Feuille1.B258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9"/>
      <style:map style:condition="cell-content()=1" style:apply-style-name="s1" style:base-cell-address="Feuille1.B259"/>
      <style:map style:condition="is-true-formula(&quot;&quot;)" style:apply-style-name="Default" style:base-cell-address="Feuille1.B259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0"/>
      <style:map style:condition="cell-content()=1" style:apply-style-name="s1" style:base-cell-address="Feuille1.B260"/>
      <style:map style:condition="is-true-formula(&quot;&quot;)" style:apply-style-name="Default" style:base-cell-address="Feuille1.B260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1"/>
      <style:map style:condition="cell-content()=1" style:apply-style-name="s1" style:base-cell-address="Feuille1.B261"/>
      <style:map style:condition="is-true-formula(&quot;&quot;)" style:apply-style-name="Default" style:base-cell-address="Feuille1.B261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2"/>
      <style:map style:condition="cell-content()=1" style:apply-style-name="s1" style:base-cell-address="Feuille1.B262"/>
      <style:map style:condition="is-true-formula(&quot;&quot;)" style:apply-style-name="Default" style:base-cell-address="Feuille1.B262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3"/>
      <style:map style:condition="cell-content()=1" style:apply-style-name="s1" style:base-cell-address="Feuille1.B263"/>
      <style:map style:condition="is-true-formula(&quot;&quot;)" style:apply-style-name="Default" style:base-cell-address="Feuille1.B263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4"/>
      <style:map style:condition="cell-content()=1" style:apply-style-name="s1" style:base-cell-address="Feuille1.B264"/>
      <style:map style:condition="is-true-formula(&quot;&quot;)" style:apply-style-name="Default" style:base-cell-address="Feuille1.B264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6"/>
      <style:map style:condition="cell-content()=1" style:apply-style-name="s1" style:base-cell-address="Feuille1.B266"/>
      <style:map style:condition="is-true-formula(&quot;&quot;)" style:apply-style-name="Default" style:base-cell-address="Feuille1.B266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1"/>
      <style:map style:condition="cell-content()=1" style:apply-style-name="s1" style:base-cell-address="Feuille1.B281"/>
      <style:map style:condition="is-true-formula(&quot;&quot;)" style:apply-style-name="Default" style:base-cell-address="Feuille1.B281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2"/>
      <style:map style:condition="cell-content()=1" style:apply-style-name="s1" style:base-cell-address="Feuille1.B282"/>
      <style:map style:condition="is-true-formula(&quot;&quot;)" style:apply-style-name="Default" style:base-cell-address="Feuille1.B282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3"/>
      <style:map style:condition="cell-content()=1" style:apply-style-name="s1" style:base-cell-address="Feuille1.B283"/>
      <style:map style:condition="is-true-formula(&quot;&quot;)" style:apply-style-name="Default" style:base-cell-address="Feuille1.B283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4"/>
      <style:map style:condition="cell-content()=1" style:apply-style-name="s1" style:base-cell-address="Feuille1.B284"/>
      <style:map style:condition="is-true-formula(&quot;&quot;)" style:apply-style-name="Default" style:base-cell-address="Feuille1.B284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5"/>
      <style:map style:condition="cell-content()=1" style:apply-style-name="s1" style:base-cell-address="Feuille1.B285"/>
      <style:map style:condition="is-true-formula(&quot;&quot;)" style:apply-style-name="Default" style:base-cell-address="Feuille1.B28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6"/>
      <style:map style:condition="cell-content()=1" style:apply-style-name="s1" style:base-cell-address="Feuille1.B286"/>
      <style:map style:condition="is-true-formula(&quot;&quot;)" style:apply-style-name="Default" style:base-cell-address="Feuille1.B286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7"/>
      <style:map style:condition="cell-content()=1" style:apply-style-name="s1" style:base-cell-address="Feuille1.B287"/>
      <style:map style:condition="is-true-formula(&quot;&quot;)" style:apply-style-name="Default" style:base-cell-address="Feuille1.B287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8"/>
      <style:map style:condition="cell-content()=1" style:apply-style-name="s1" style:base-cell-address="Feuille1.B288"/>
      <style:map style:condition="is-true-formula(&quot;&quot;)" style:apply-style-name="Default" style:base-cell-address="Feuille1.B288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9"/>
      <style:map style:condition="cell-content()=1" style:apply-style-name="s1" style:base-cell-address="Feuille1.B289"/>
      <style:map style:condition="is-true-formula(&quot;&quot;)" style:apply-style-name="Default" style:base-cell-address="Feuille1.B289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0"/>
      <style:map style:condition="cell-content()=1" style:apply-style-name="s1" style:base-cell-address="Feuille1.B290"/>
      <style:map style:condition="is-true-formula(&quot;&quot;)" style:apply-style-name="Default" style:base-cell-address="Feuille1.B290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1"/>
      <style:map style:condition="cell-content()=1" style:apply-style-name="s1" style:base-cell-address="Feuille1.B291"/>
      <style:map style:condition="is-true-formula(&quot;&quot;)" style:apply-style-name="Default" style:base-cell-address="Feuille1.B291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2"/>
      <style:map style:condition="cell-content()=1" style:apply-style-name="s1" style:base-cell-address="Feuille1.B292"/>
      <style:map style:condition="is-true-formula(&quot;&quot;)" style:apply-style-name="Default" style:base-cell-address="Feuille1.B292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3"/>
      <style:map style:condition="cell-content()=1" style:apply-style-name="s1" style:base-cell-address="Feuille1.B293"/>
      <style:map style:condition="is-true-formula(&quot;&quot;)" style:apply-style-name="Default" style:base-cell-address="Feuille1.B293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4"/>
      <style:map style:condition="cell-content()=1" style:apply-style-name="s1" style:base-cell-address="Feuille1.B294"/>
      <style:map style:condition="is-true-formula(&quot;&quot;)" style:apply-style-name="Default" style:base-cell-address="Feuille1.B294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5"/>
      <style:map style:condition="cell-content()=1" style:apply-style-name="s1" style:base-cell-address="Feuille1.B295"/>
      <style:map style:condition="is-true-formula(&quot;&quot;)" style:apply-style-name="Default" style:base-cell-address="Feuille1.B295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6"/>
      <style:map style:condition="cell-content()=1" style:apply-style-name="s1" style:base-cell-address="Feuille1.B296"/>
      <style:map style:condition="is-true-formula(&quot;&quot;)" style:apply-style-name="Default" style:base-cell-address="Feuille1.B296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7"/>
      <style:map style:condition="cell-content()=1" style:apply-style-name="s1" style:base-cell-address="Feuille1.B297"/>
      <style:map style:condition="is-true-formula(&quot;&quot;)" style:apply-style-name="Default" style:base-cell-address="Feuille1.B297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9"/>
      <style:map style:condition="cell-content()=1" style:apply-style-name="s1" style:base-cell-address="Feuille1.B299"/>
      <style:map style:condition="is-true-formula(&quot;&quot;)" style:apply-style-name="Default" style:base-cell-address="Feuille1.B299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4"/>
      <style:map style:condition="cell-content()=1" style:apply-style-name="s1" style:base-cell-address="Feuille1.B314"/>
      <style:map style:condition="is-true-formula(&quot;&quot;)" style:apply-style-name="Default" style:base-cell-address="Feuille1.B314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5"/>
      <style:map style:condition="cell-content()=1" style:apply-style-name="s1" style:base-cell-address="Feuille1.B315"/>
      <style:map style:condition="is-true-formula(&quot;&quot;)" style:apply-style-name="Default" style:base-cell-address="Feuille1.B315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6"/>
      <style:map style:condition="cell-content()=1" style:apply-style-name="s1" style:base-cell-address="Feuille1.B316"/>
      <style:map style:condition="is-true-formula(&quot;&quot;)" style:apply-style-name="Default" style:base-cell-address="Feuille1.B316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7"/>
      <style:map style:condition="cell-content()=1" style:apply-style-name="s1" style:base-cell-address="Feuille1.B317"/>
      <style:map style:condition="is-true-formula(&quot;&quot;)" style:apply-style-name="Default" style:base-cell-address="Feuille1.B317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8"/>
      <style:map style:condition="cell-content()=1" style:apply-style-name="s1" style:base-cell-address="Feuille1.B318"/>
      <style:map style:condition="is-true-formula(&quot;&quot;)" style:apply-style-name="Default" style:base-cell-address="Feuille1.B318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9"/>
      <style:map style:condition="cell-content()=1" style:apply-style-name="s1" style:base-cell-address="Feuille1.B319"/>
      <style:map style:condition="is-true-formula(&quot;&quot;)" style:apply-style-name="Default" style:base-cell-address="Feuille1.B319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0"/>
      <style:map style:condition="cell-content()=1" style:apply-style-name="s1" style:base-cell-address="Feuille1.B320"/>
      <style:map style:condition="is-true-formula(&quot;&quot;)" style:apply-style-name="Default" style:base-cell-address="Feuille1.B320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1"/>
      <style:map style:condition="cell-content()=1" style:apply-style-name="s1" style:base-cell-address="Feuille1.B321"/>
      <style:map style:condition="is-true-formula(&quot;&quot;)" style:apply-style-name="Default" style:base-cell-address="Feuille1.B321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2"/>
      <style:map style:condition="cell-content()=1" style:apply-style-name="s1" style:base-cell-address="Feuille1.B322"/>
      <style:map style:condition="is-true-formula(&quot;&quot;)" style:apply-style-name="Default" style:base-cell-address="Feuille1.B322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3"/>
      <style:map style:condition="cell-content()=1" style:apply-style-name="s1" style:base-cell-address="Feuille1.B323"/>
      <style:map style:condition="is-true-formula(&quot;&quot;)" style:apply-style-name="Default" style:base-cell-address="Feuille1.B323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4"/>
      <style:map style:condition="cell-content()=1" style:apply-style-name="s1" style:base-cell-address="Feuille1.B324"/>
      <style:map style:condition="is-true-formula(&quot;&quot;)" style:apply-style-name="Default" style:base-cell-address="Feuille1.B324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5"/>
      <style:map style:condition="cell-content()=1" style:apply-style-name="s1" style:base-cell-address="Feuille1.B325"/>
      <style:map style:condition="is-true-formula(&quot;&quot;)" style:apply-style-name="Default" style:base-cell-address="Feuille1.B325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6"/>
      <style:map style:condition="cell-content()=1" style:apply-style-name="s1" style:base-cell-address="Feuille1.B326"/>
      <style:map style:condition="is-true-formula(&quot;&quot;)" style:apply-style-name="Default" style:base-cell-address="Feuille1.B326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7"/>
      <style:map style:condition="cell-content()=1" style:apply-style-name="s1" style:base-cell-address="Feuille1.B327"/>
      <style:map style:condition="is-true-formula(&quot;&quot;)" style:apply-style-name="Default" style:base-cell-address="Feuille1.B327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8"/>
      <style:map style:condition="cell-content()=1" style:apply-style-name="s1" style:base-cell-address="Feuille1.B328"/>
      <style:map style:condition="is-true-formula(&quot;&quot;)" style:apply-style-name="Default" style:base-cell-address="Feuille1.B328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9"/>
      <style:map style:condition="cell-content()=1" style:apply-style-name="s1" style:base-cell-address="Feuille1.B329"/>
      <style:map style:condition="is-true-formula(&quot;&quot;)" style:apply-style-name="Default" style:base-cell-address="Feuille1.B329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0"/>
      <style:map style:condition="cell-content()=1" style:apply-style-name="s1" style:base-cell-address="Feuille1.B330"/>
      <style:map style:condition="is-true-formula(&quot;&quot;)" style:apply-style-name="Default" style:base-cell-address="Feuille1.B330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2"/>
      <style:map style:condition="cell-content()=1" style:apply-style-name="s1" style:base-cell-address="Feuille1.B332"/>
      <style:map style:condition="is-true-formula(&quot;&quot;)" style:apply-style-name="Default" style:base-cell-address="Feuille1.B332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3"/>
      <style:map style:condition="cell-content()=1" style:apply-style-name="s1" style:base-cell-address="Feuille1.B333"/>
      <style:map style:condition="is-true-formula(&quot;&quot;)" style:apply-style-name="Default" style:base-cell-address="Feuille1.B333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4"/>
      <style:map style:condition="cell-content()=1" style:apply-style-name="s1" style:base-cell-address="Feuille1.B334"/>
      <style:map style:condition="is-true-formula(&quot;&quot;)" style:apply-style-name="Default" style:base-cell-address="Feuille1.B334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5"/>
      <style:map style:condition="cell-content()=1" style:apply-style-name="s1" style:base-cell-address="Feuille1.B335"/>
      <style:map style:condition="is-true-formula(&quot;&quot;)" style:apply-style-name="Default" style:base-cell-address="Feuille1.B335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6"/>
      <style:map style:condition="cell-content()=1" style:apply-style-name="s1" style:base-cell-address="Feuille1.B336"/>
      <style:map style:condition="is-true-formula(&quot;&quot;)" style:apply-style-name="Default" style:base-cell-address="Feuille1.B336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7"/>
      <style:map style:condition="cell-content()=1" style:apply-style-name="s1" style:base-cell-address="Feuille1.B337"/>
      <style:map style:condition="is-true-formula(&quot;&quot;)" style:apply-style-name="Default" style:base-cell-address="Feuille1.B337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8"/>
      <style:map style:condition="cell-content()=1" style:apply-style-name="s1" style:base-cell-address="Feuille1.B338"/>
      <style:map style:condition="is-true-formula(&quot;&quot;)" style:apply-style-name="Default" style:base-cell-address="Feuille1.B338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9"/>
      <style:map style:condition="cell-content()=1" style:apply-style-name="s1" style:base-cell-address="Feuille1.B339"/>
      <style:map style:condition="is-true-formula(&quot;&quot;)" style:apply-style-name="Default" style:base-cell-address="Feuille1.B339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0"/>
      <style:map style:condition="cell-content()=1" style:apply-style-name="s1" style:base-cell-address="Feuille1.B340"/>
      <style:map style:condition="is-true-formula(&quot;&quot;)" style:apply-style-name="Default" style:base-cell-address="Feuille1.B340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1"/>
      <style:map style:condition="cell-content()=1" style:apply-style-name="s1" style:base-cell-address="Feuille1.B341"/>
      <style:map style:condition="is-true-formula(&quot;&quot;)" style:apply-style-name="Default" style:base-cell-address="Feuille1.B341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2"/>
      <style:map style:condition="cell-content()=1" style:apply-style-name="s1" style:base-cell-address="Feuille1.B342"/>
      <style:map style:condition="is-true-formula(&quot;&quot;)" style:apply-style-name="Default" style:base-cell-address="Feuille1.B342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3"/>
      <style:map style:condition="cell-content()=1" style:apply-style-name="s1" style:base-cell-address="Feuille1.B343"/>
      <style:map style:condition="is-true-formula(&quot;&quot;)" style:apply-style-name="Default" style:base-cell-address="Feuille1.B343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4"/>
      <style:map style:condition="cell-content()=1" style:apply-style-name="s1" style:base-cell-address="Feuille1.B344"/>
      <style:map style:condition="is-true-formula(&quot;&quot;)" style:apply-style-name="Default" style:base-cell-address="Feuille1.B344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5"/>
      <style:map style:condition="cell-content()=1" style:apply-style-name="s1" style:base-cell-address="Feuille1.B345"/>
      <style:map style:condition="is-true-formula(&quot;&quot;)" style:apply-style-name="Default" style:base-cell-address="Feuille1.B345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6"/>
      <style:map style:condition="cell-content()=1" style:apply-style-name="s1" style:base-cell-address="Feuille1.B346"/>
      <style:map style:condition="is-true-formula(&quot;&quot;)" style:apply-style-name="Default" style:base-cell-address="Feuille1.B346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7"/>
      <style:map style:condition="cell-content()=1" style:apply-style-name="s1" style:base-cell-address="Feuille1.B347"/>
      <style:map style:condition="is-true-formula(&quot;&quot;)" style:apply-style-name="Default" style:base-cell-address="Feuille1.B347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8"/>
      <style:map style:condition="cell-content()=1" style:apply-style-name="s1" style:base-cell-address="Feuille1.B348"/>
      <style:map style:condition="is-true-formula(&quot;&quot;)" style:apply-style-name="Default" style:base-cell-address="Feuille1.B348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49"/>
      <style:map style:condition="cell-content()=1" style:apply-style-name="s1" style:base-cell-address="Feuille1.B349"/>
      <style:map style:condition="is-true-formula(&quot;&quot;)" style:apply-style-name="Default" style:base-cell-address="Feuille1.B349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0"/>
      <style:map style:condition="cell-content()=1" style:apply-style-name="s1" style:base-cell-address="Feuille1.B350"/>
      <style:map style:condition="is-true-formula(&quot;&quot;)" style:apply-style-name="Default" style:base-cell-address="Feuille1.B350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1"/>
      <style:map style:condition="cell-content()=1" style:apply-style-name="s1" style:base-cell-address="Feuille1.B351"/>
      <style:map style:condition="is-true-formula(&quot;&quot;)" style:apply-style-name="Default" style:base-cell-address="Feuille1.B351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2"/>
      <style:map style:condition="cell-content()=1" style:apply-style-name="s1" style:base-cell-address="Feuille1.B352"/>
      <style:map style:condition="is-true-formula(&quot;&quot;)" style:apply-style-name="Default" style:base-cell-address="Feuille1.B352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3"/>
      <style:map style:condition="cell-content()=1" style:apply-style-name="s1" style:base-cell-address="Feuille1.B353"/>
      <style:map style:condition="is-true-formula(&quot;&quot;)" style:apply-style-name="Default" style:base-cell-address="Feuille1.B353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4"/>
      <style:map style:condition="cell-content()=1" style:apply-style-name="s1" style:base-cell-address="Feuille1.B354"/>
      <style:map style:condition="is-true-formula(&quot;&quot;)" style:apply-style-name="Default" style:base-cell-address="Feuille1.B354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5"/>
      <style:map style:condition="cell-content()=1" style:apply-style-name="s1" style:base-cell-address="Feuille1.B355"/>
      <style:map style:condition="is-true-formula(&quot;&quot;)" style:apply-style-name="Default" style:base-cell-address="Feuille1.B355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6"/>
      <style:map style:condition="cell-content()=1" style:apply-style-name="s1" style:base-cell-address="Feuille1.B356"/>
      <style:map style:condition="is-true-formula(&quot;&quot;)" style:apply-style-name="Default" style:base-cell-address="Feuille1.B356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7"/>
      <style:map style:condition="cell-content()=1" style:apply-style-name="s1" style:base-cell-address="Feuille1.B357"/>
      <style:map style:condition="is-true-formula(&quot;&quot;)" style:apply-style-name="Default" style:base-cell-address="Feuille1.B357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8"/>
      <style:map style:condition="cell-content()=1" style:apply-style-name="s1" style:base-cell-address="Feuille1.B358"/>
      <style:map style:condition="is-true-formula(&quot;&quot;)" style:apply-style-name="Default" style:base-cell-address="Feuille1.B358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9"/>
      <style:map style:condition="cell-content()=1" style:apply-style-name="s1" style:base-cell-address="Feuille1.B359"/>
      <style:map style:condition="is-true-formula(&quot;&quot;)" style:apply-style-name="Default" style:base-cell-address="Feuille1.B359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60"/>
      <style:map style:condition="cell-content()=1" style:apply-style-name="s1" style:base-cell-address="Feuille1.B360"/>
      <style:map style:condition="is-true-formula(&quot;&quot;)" style:apply-style-name="Default" style:base-cell-address="Feuille1.B360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61"/>
      <style:map style:condition="cell-content()=1" style:apply-style-name="s1" style:base-cell-address="Feuille1.B361"/>
      <style:map style:condition="is-true-formula(&quot;&quot;)" style:apply-style-name="Default" style:base-cell-address="Feuille1.B361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62"/>
      <style:map style:condition="cell-content()=1" style:apply-style-name="s1" style:base-cell-address="Feuille1.B362"/>
      <style:map style:condition="is-true-formula(&quot;&quot;)" style:apply-style-name="Default" style:base-cell-address="Feuille1.B362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63"/>
      <style:map style:condition="cell-content()=1" style:apply-style-name="s1" style:base-cell-address="Feuille1.B363"/>
      <style:map style:condition="is-true-formula(&quot;&quot;)" style:apply-style-name="Default" style:base-cell-address="Feuille1.B363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9"/>
      <style:map style:condition="cell-content()=1" style:apply-style-name="s1" style:base-cell-address="Feuille1.C39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59"/>
      <style:map style:condition="cell-content()=1" style:apply-style-name="s1" style:base-cell-address="Feuille1.C59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2"/>
      <style:map style:condition="cell-content()=1" style:apply-style-name="s1" style:base-cell-address="Feuille1.C72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3"/>
      <style:map style:condition="cell-content()=1" style:apply-style-name="s1" style:base-cell-address="Feuille1.C83"/>
      <style:map style:condition="is-true-formula(&quot;&quot;)" style:apply-style-name="Default" style:base-cell-address="Feuille1.C83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92"/>
      <style:map style:condition="cell-content()=1" style:apply-style-name="s1" style:base-cell-address="Feuille1.C92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4"/>
      <style:map style:condition="cell-content()=1" style:apply-style-name="s1" style:base-cell-address="Feuille1.C104"/>
      <style:map style:condition="is-true-formula(&quot;&quot;)" style:apply-style-name="Default" style:base-cell-address="Feuille1.C104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5"/>
      <style:map style:condition="cell-content()=1" style:apply-style-name="s1" style:base-cell-address="Feuille1.C105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4"/>
      <style:map style:condition="cell-content()=1" style:apply-style-name="s1" style:base-cell-address="Feuille1.C104"/>
      <style:map style:condition="is-true-formula(&quot;&quot;)" style:apply-style-name="Default" style:base-cell-address="Feuille1.C104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4"/>
      <style:map style:condition="cell-content()=1" style:apply-style-name="s1" style:base-cell-address="Feuille1.C104"/>
      <style:map style:condition="is-true-formula(&quot;&quot;)" style:apply-style-name="Default" style:base-cell-address="Feuille1.C104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4"/>
      <style:map style:condition="cell-content()=1" style:apply-style-name="s1" style:base-cell-address="Feuille1.C104"/>
      <style:map style:condition="is-true-formula(&quot;&quot;)" style:apply-style-name="Default" style:base-cell-address="Feuille1.C104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9"/>
      <style:map style:condition="cell-content()=1" style:apply-style-name="s1" style:base-cell-address="Feuille1.C139"/>
      <style:map style:condition="is-true-formula(&quot;&quot;)" style:apply-style-name="Default" style:base-cell-address="Feuille1.C139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0"/>
      <style:map style:condition="cell-content()=1" style:apply-style-name="s1" style:base-cell-address="Feuille1.C140"/>
      <style:map style:condition="is-true-formula(&quot;&quot;)" style:apply-style-name="Default" style:base-cell-address="Feuille1.C140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1"/>
      <style:map style:condition="cell-content()=1" style:apply-style-name="s1" style:base-cell-address="Feuille1.C141"/>
      <style:map style:condition="is-true-formula(&quot;&quot;)" style:apply-style-name="Default" style:base-cell-address="Feuille1.C141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2"/>
      <style:map style:condition="cell-content()=1" style:apply-style-name="s1" style:base-cell-address="Feuille1.C142"/>
      <style:map style:condition="is-true-formula(&quot;&quot;)" style:apply-style-name="Default" style:base-cell-address="Feuille1.C142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3"/>
      <style:map style:condition="cell-content()=1" style:apply-style-name="s1" style:base-cell-address="Feuille1.C143"/>
      <style:map style:condition="is-true-formula(&quot;&quot;)" style:apply-style-name="Default" style:base-cell-address="Feuille1.C143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4"/>
      <style:map style:condition="cell-content()=1" style:apply-style-name="s1" style:base-cell-address="Feuille1.C144"/>
      <style:map style:condition="is-true-formula(&quot;&quot;)" style:apply-style-name="Default" style:base-cell-address="Feuille1.C144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5"/>
      <style:map style:condition="cell-content()=1" style:apply-style-name="s1" style:base-cell-address="Feuille1.C145"/>
      <style:map style:condition="is-true-formula(&quot;&quot;)" style:apply-style-name="Default" style:base-cell-address="Feuille1.C145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6"/>
      <style:map style:condition="cell-content()=1" style:apply-style-name="s1" style:base-cell-address="Feuille1.C146"/>
      <style:map style:condition="is-true-formula(&quot;&quot;)" style:apply-style-name="Default" style:base-cell-address="Feuille1.C146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7"/>
      <style:map style:condition="cell-content()=1" style:apply-style-name="s1" style:base-cell-address="Feuille1.C147"/>
      <style:map style:condition="is-true-formula(&quot;&quot;)" style:apply-style-name="Default" style:base-cell-address="Feuille1.C147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8"/>
      <style:map style:condition="cell-content()=1" style:apply-style-name="s1" style:base-cell-address="Feuille1.C148"/>
      <style:map style:condition="is-true-formula(&quot;&quot;)" style:apply-style-name="Default" style:base-cell-address="Feuille1.C148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9"/>
      <style:map style:condition="cell-content()=1" style:apply-style-name="s1" style:base-cell-address="Feuille1.C149"/>
      <style:map style:condition="is-true-formula(&quot;&quot;)" style:apply-style-name="Default" style:base-cell-address="Feuille1.C149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0"/>
      <style:map style:condition="cell-content()=1" style:apply-style-name="s1" style:base-cell-address="Feuille1.C150"/>
      <style:map style:condition="is-true-formula(&quot;&quot;)" style:apply-style-name="Default" style:base-cell-address="Feuille1.C150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1"/>
      <style:map style:condition="cell-content()=1" style:apply-style-name="s1" style:base-cell-address="Feuille1.C151"/>
      <style:map style:condition="is-true-formula(&quot;&quot;)" style:apply-style-name="Default" style:base-cell-address="Feuille1.C151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2"/>
      <style:map style:condition="cell-content()=1" style:apply-style-name="s1" style:base-cell-address="Feuille1.C152"/>
      <style:map style:condition="is-true-formula(&quot;&quot;)" style:apply-style-name="Default" style:base-cell-address="Feuille1.C152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3"/>
      <style:map style:condition="cell-content()=1" style:apply-style-name="s1" style:base-cell-address="Feuille1.C153"/>
      <style:map style:condition="is-true-formula(&quot;&quot;)" style:apply-style-name="Default" style:base-cell-address="Feuille1.C153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4"/>
      <style:map style:condition="cell-content()=1" style:apply-style-name="s1" style:base-cell-address="Feuille1.C154"/>
      <style:map style:condition="is-true-formula(&quot;&quot;)" style:apply-style-name="Default" style:base-cell-address="Feuille1.C154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0"/>
      <style:map style:condition="cell-content()=1" style:apply-style-name="s1" style:base-cell-address="Feuille1.C170"/>
      <style:map style:condition="is-true-formula(&quot;&quot;)" style:apply-style-name="Default" style:base-cell-address="Feuille1.C170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1"/>
      <style:map style:condition="cell-content()=1" style:apply-style-name="s1" style:base-cell-address="Feuille1.C171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0"/>
      <style:map style:condition="cell-content()=1" style:apply-style-name="s1" style:base-cell-address="Feuille1.C170"/>
      <style:map style:condition="is-true-formula(&quot;&quot;)" style:apply-style-name="Default" style:base-cell-address="Feuille1.C170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0"/>
      <style:map style:condition="cell-content()=1" style:apply-style-name="s1" style:base-cell-address="Feuille1.C170"/>
      <style:map style:condition="is-true-formula(&quot;&quot;)" style:apply-style-name="Default" style:base-cell-address="Feuille1.C170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0"/>
      <style:map style:condition="cell-content()=1" style:apply-style-name="s1" style:base-cell-address="Feuille1.C170"/>
      <style:map style:condition="is-true-formula(&quot;&quot;)" style:apply-style-name="Default" style:base-cell-address="Feuille1.C170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5"/>
      <style:map style:condition="cell-content()=1" style:apply-style-name="s1" style:base-cell-address="Feuille1.C175"/>
      <style:map style:condition="is-true-formula(&quot;&quot;)" style:apply-style-name="Default" style:base-cell-address="Feuille1.C175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6"/>
      <style:map style:condition="cell-content()=1" style:apply-style-name="s1" style:base-cell-address="Feuille1.C176"/>
      <style:map style:condition="is-true-formula(&quot;&quot;)" style:apply-style-name="Default" style:base-cell-address="Feuille1.C176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7"/>
      <style:map style:condition="cell-content()=1" style:apply-style-name="s1" style:base-cell-address="Feuille1.C177"/>
      <style:map style:condition="is-true-formula(&quot;&quot;)" style:apply-style-name="Default" style:base-cell-address="Feuille1.C177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8"/>
      <style:map style:condition="cell-content()=1" style:apply-style-name="s1" style:base-cell-address="Feuille1.C178"/>
      <style:map style:condition="is-true-formula(&quot;&quot;)" style:apply-style-name="Default" style:base-cell-address="Feuille1.C178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9"/>
      <style:map style:condition="cell-content()=1" style:apply-style-name="s1" style:base-cell-address="Feuille1.C179"/>
      <style:map style:condition="is-true-formula(&quot;&quot;)" style:apply-style-name="Default" style:base-cell-address="Feuille1.C179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0"/>
      <style:map style:condition="cell-content()=1" style:apply-style-name="s1" style:base-cell-address="Feuille1.C180"/>
      <style:map style:condition="is-true-formula(&quot;&quot;)" style:apply-style-name="Default" style:base-cell-address="Feuille1.C180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1"/>
      <style:map style:condition="cell-content()=1" style:apply-style-name="s1" style:base-cell-address="Feuille1.C181"/>
      <style:map style:condition="is-true-formula(&quot;&quot;)" style:apply-style-name="Default" style:base-cell-address="Feuille1.C181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2"/>
      <style:map style:condition="cell-content()=1" style:apply-style-name="s1" style:base-cell-address="Feuille1.C182"/>
      <style:map style:condition="is-true-formula(&quot;&quot;)" style:apply-style-name="Default" style:base-cell-address="Feuille1.C182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3"/>
      <style:map style:condition="cell-content()=1" style:apply-style-name="s1" style:base-cell-address="Feuille1.C183"/>
      <style:map style:condition="is-true-formula(&quot;&quot;)" style:apply-style-name="Default" style:base-cell-address="Feuille1.C183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4"/>
      <style:map style:condition="cell-content()=1" style:apply-style-name="s1" style:base-cell-address="Feuille1.C184"/>
      <style:map style:condition="is-true-formula(&quot;&quot;)" style:apply-style-name="Default" style:base-cell-address="Feuille1.C184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3"/>
      <style:map style:condition="cell-content()=1" style:apply-style-name="s1" style:base-cell-address="Feuille1.C203"/>
      <style:map style:condition="is-true-formula(&quot;&quot;)" style:apply-style-name="Default" style:base-cell-address="Feuille1.C203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4"/>
      <style:map style:condition="cell-content()=1" style:apply-style-name="s1" style:base-cell-address="Feuille1.C204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3"/>
      <style:map style:condition="cell-content()=1" style:apply-style-name="s1" style:base-cell-address="Feuille1.C203"/>
      <style:map style:condition="is-true-formula(&quot;&quot;)" style:apply-style-name="Default" style:base-cell-address="Feuille1.C203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3"/>
      <style:map style:condition="cell-content()=1" style:apply-style-name="s1" style:base-cell-address="Feuille1.C203"/>
      <style:map style:condition="is-true-formula(&quot;&quot;)" style:apply-style-name="Default" style:base-cell-address="Feuille1.C203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3"/>
      <style:map style:condition="cell-content()=1" style:apply-style-name="s1" style:base-cell-address="Feuille1.C203"/>
      <style:map style:condition="is-true-formula(&quot;&quot;)" style:apply-style-name="Default" style:base-cell-address="Feuille1.C203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14"/>
      <style:map style:condition="cell-content()=1" style:apply-style-name="s1" style:base-cell-address="Feuille1.C214"/>
      <style:map style:condition="is-true-formula(&quot;&quot;)" style:apply-style-name="Default" style:base-cell-address="Feuille1.C214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15"/>
      <style:map style:condition="cell-content()=1" style:apply-style-name="s1" style:base-cell-address="Feuille1.C215"/>
      <style:map style:condition="is-true-formula(&quot;&quot;)" style:apply-style-name="Default" style:base-cell-address="Feuille1.C215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16"/>
      <style:map style:condition="cell-content()=1" style:apply-style-name="s1" style:base-cell-address="Feuille1.C216"/>
      <style:map style:condition="is-true-formula(&quot;&quot;)" style:apply-style-name="Default" style:base-cell-address="Feuille1.C216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17"/>
      <style:map style:condition="cell-content()=1" style:apply-style-name="s1" style:base-cell-address="Feuille1.C217"/>
      <style:map style:condition="is-true-formula(&quot;&quot;)" style:apply-style-name="Default" style:base-cell-address="Feuille1.C217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69"/>
      <style:map style:condition="cell-content()=1" style:apply-style-name="s1" style:base-cell-address="Feuille1.C269"/>
      <style:map style:condition="is-true-formula(&quot;&quot;)" style:apply-style-name="Default" style:base-cell-address="Feuille1.C269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0"/>
      <style:map style:condition="cell-content()=1" style:apply-style-name="s1" style:base-cell-address="Feuille1.C270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69"/>
      <style:map style:condition="cell-content()=1" style:apply-style-name="s1" style:base-cell-address="Feuille1.C269"/>
      <style:map style:condition="is-true-formula(&quot;&quot;)" style:apply-style-name="Default" style:base-cell-address="Feuille1.C269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69"/>
      <style:map style:condition="cell-content()=1" style:apply-style-name="s1" style:base-cell-address="Feuille1.C269"/>
      <style:map style:condition="is-true-formula(&quot;&quot;)" style:apply-style-name="Default" style:base-cell-address="Feuille1.C269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69"/>
      <style:map style:condition="cell-content()=1" style:apply-style-name="s1" style:base-cell-address="Feuille1.C269"/>
      <style:map style:condition="is-true-formula(&quot;&quot;)" style:apply-style-name="Default" style:base-cell-address="Feuille1.C269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4"/>
      <style:map style:condition="cell-content()=1" style:apply-style-name="s1" style:base-cell-address="Feuille1.C274"/>
      <style:map style:condition="is-true-formula(&quot;&quot;)" style:apply-style-name="Default" style:base-cell-address="Feuille1.C274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6"/>
      <style:map style:condition="cell-content()=1" style:apply-style-name="s1" style:base-cell-address="Feuille1.C276"/>
      <style:map style:condition="is-true-formula(&quot;&quot;)" style:apply-style-name="Default" style:base-cell-address="Feuille1.C276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7"/>
      <style:map style:condition="cell-content()=1" style:apply-style-name="s1" style:base-cell-address="Feuille1.C277"/>
      <style:map style:condition="is-true-formula(&quot;&quot;)" style:apply-style-name="Default" style:base-cell-address="Feuille1.C277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8"/>
      <style:map style:condition="cell-content()=1" style:apply-style-name="s1" style:base-cell-address="Feuille1.C278"/>
      <style:map style:condition="is-true-formula(&quot;&quot;)" style:apply-style-name="Default" style:base-cell-address="Feuille1.C278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9"/>
      <style:map style:condition="cell-content()=1" style:apply-style-name="s1" style:base-cell-address="Feuille1.C279"/>
      <style:map style:condition="is-true-formula(&quot;&quot;)" style:apply-style-name="Default" style:base-cell-address="Feuille1.C279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0"/>
      <style:map style:condition="cell-content()=1" style:apply-style-name="s1" style:base-cell-address="Feuille1.C280"/>
      <style:map style:condition="is-true-formula(&quot;&quot;)" style:apply-style-name="Default" style:base-cell-address="Feuille1.C280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1"/>
      <style:map style:condition="cell-content()=1" style:apply-style-name="s1" style:base-cell-address="Feuille1.C281"/>
      <style:map style:condition="is-true-formula(&quot;&quot;)" style:apply-style-name="Default" style:base-cell-address="Feuille1.C281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2"/>
      <style:map style:condition="cell-content()=1" style:apply-style-name="s1" style:base-cell-address="Feuille1.C282"/>
      <style:map style:condition="is-true-formula(&quot;&quot;)" style:apply-style-name="Default" style:base-cell-address="Feuille1.C282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3"/>
      <style:map style:condition="cell-content()=1" style:apply-style-name="s1" style:base-cell-address="Feuille1.C283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4"/>
      <style:map style:condition="cell-content()=1" style:apply-style-name="s1" style:base-cell-address="Feuille1.C284"/>
      <style:map style:condition="is-true-formula(&quot;&quot;)" style:apply-style-name="Default" style:base-cell-address="Feuille1.C284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4"/>
      <style:map style:condition="cell-content()=1" style:apply-style-name="s1" style:base-cell-address="Feuille1.C284"/>
      <style:map style:condition="is-true-formula(&quot;&quot;)" style:apply-style-name="Default" style:base-cell-address="Feuille1.C284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4"/>
      <style:map style:condition="cell-content()=1" style:apply-style-name="s1" style:base-cell-address="Feuille1.C284"/>
      <style:map style:condition="is-true-formula(&quot;&quot;)" style:apply-style-name="Default" style:base-cell-address="Feuille1.C284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7"/>
      <style:map style:condition="cell-content()=1" style:apply-style-name="s1" style:base-cell-address="Feuille1.C287"/>
      <style:map style:condition="is-true-formula(&quot;&quot;)" style:apply-style-name="Default" style:base-cell-address="Feuille1.C287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2"/>
      <style:map style:condition="cell-content()=1" style:apply-style-name="s1" style:base-cell-address="Feuille1.C302"/>
      <style:map style:condition="is-true-formula(&quot;&quot;)" style:apply-style-name="Default" style:base-cell-address="Feuille1.C302"/>
    </style:style>
    <style:style style:name="ce2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3"/>
      <style:map style:condition="cell-content()=1" style:apply-style-name="s1" style:base-cell-address="Feuille1.C303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2"/>
      <style:map style:condition="cell-content()=1" style:apply-style-name="s1" style:base-cell-address="Feuille1.C302"/>
      <style:map style:condition="is-true-formula(&quot;&quot;)" style:apply-style-name="Default" style:base-cell-address="Feuille1.C302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2"/>
      <style:map style:condition="cell-content()=1" style:apply-style-name="s1" style:base-cell-address="Feuille1.C302"/>
      <style:map style:condition="is-true-formula(&quot;&quot;)" style:apply-style-name="Default" style:base-cell-address="Feuille1.C302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2"/>
      <style:map style:condition="cell-content()=1" style:apply-style-name="s1" style:base-cell-address="Feuille1.C302"/>
      <style:map style:condition="is-true-formula(&quot;&quot;)" style:apply-style-name="Default" style:base-cell-address="Feuille1.C302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7"/>
      <style:map style:condition="cell-content()=1" style:apply-style-name="s1" style:base-cell-address="Feuille1.C307"/>
      <style:map style:condition="is-true-formula(&quot;&quot;)" style:apply-style-name="Default" style:base-cell-address="Feuille1.C307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9"/>
      <style:map style:condition="cell-content()=1" style:apply-style-name="s1" style:base-cell-address="Feuille1.C309"/>
      <style:map style:condition="is-true-formula(&quot;&quot;)" style:apply-style-name="Default" style:base-cell-address="Feuille1.C309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0"/>
      <style:map style:condition="cell-content()=1" style:apply-style-name="s1" style:base-cell-address="Feuille1.C310"/>
      <style:map style:condition="is-true-formula(&quot;&quot;)" style:apply-style-name="Default" style:base-cell-address="Feuille1.C310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1"/>
      <style:map style:condition="cell-content()=1" style:apply-style-name="s1" style:base-cell-address="Feuille1.C311"/>
      <style:map style:condition="is-true-formula(&quot;&quot;)" style:apply-style-name="Default" style:base-cell-address="Feuille1.C311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2"/>
      <style:map style:condition="cell-content()=1" style:apply-style-name="s1" style:base-cell-address="Feuille1.C312"/>
      <style:map style:condition="is-true-formula(&quot;&quot;)" style:apply-style-name="Default" style:base-cell-address="Feuille1.C312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3"/>
      <style:map style:condition="cell-content()=1" style:apply-style-name="s1" style:base-cell-address="Feuille1.C313"/>
      <style:map style:condition="is-true-formula(&quot;&quot;)" style:apply-style-name="Default" style:base-cell-address="Feuille1.C313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4"/>
      <style:map style:condition="cell-content()=1" style:apply-style-name="s1" style:base-cell-address="Feuille1.C314"/>
      <style:map style:condition="is-true-formula(&quot;&quot;)" style:apply-style-name="Default" style:base-cell-address="Feuille1.C314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5"/>
      <style:map style:condition="cell-content()=1" style:apply-style-name="s1" style:base-cell-address="Feuille1.C315"/>
      <style:map style:condition="is-true-formula(&quot;&quot;)" style:apply-style-name="Default" style:base-cell-address="Feuille1.C315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6"/>
      <style:map style:condition="cell-content()=1" style:apply-style-name="s1" style:base-cell-address="Feuille1.C316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7"/>
      <style:map style:condition="cell-content()=1" style:apply-style-name="s1" style:base-cell-address="Feuille1.C317"/>
      <style:map style:condition="is-true-formula(&quot;&quot;)" style:apply-style-name="Default" style:base-cell-address="Feuille1.C317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7"/>
      <style:map style:condition="cell-content()=1" style:apply-style-name="s1" style:base-cell-address="Feuille1.C317"/>
      <style:map style:condition="is-true-formula(&quot;&quot;)" style:apply-style-name="Default" style:base-cell-address="Feuille1.C317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7"/>
      <style:map style:condition="cell-content()=1" style:apply-style-name="s1" style:base-cell-address="Feuille1.C317"/>
      <style:map style:condition="is-true-formula(&quot;&quot;)" style:apply-style-name="Default" style:base-cell-address="Feuille1.C317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20"/>
      <style:map style:condition="cell-content()=1" style:apply-style-name="s1" style:base-cell-address="Feuille1.C320"/>
      <style:map style:condition="is-true-formula(&quot;&quot;)" style:apply-style-name="Default" style:base-cell-address="Feuille1.C320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"/>
      <style:map style:condition="cell-content()=1" style:apply-style-name="s1" style:base-cell-address="Feuille1.D9"/>
      <style:map style:condition="is-true-formula(&quot;&quot;)" style:apply-style-name="Default" style:base-cell-address="Feuille1.D9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9"/>
      <style:map style:condition="cell-content()=1" style:apply-style-name="s1" style:base-cell-address="Feuille1.D39"/>
      <style:map style:condition="is-true-formula(&quot;&quot;)" style:apply-style-name="Default" style:base-cell-address="Feuille1.D39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43"/>
      <style:map style:condition="cell-content()=1" style:apply-style-name="s1" style:base-cell-address="Feuille1.D43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44"/>
      <style:map style:condition="cell-content()=1" style:apply-style-name="s1" style:base-cell-address="Feuille1.D44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45"/>
      <style:map style:condition="cell-content()=1" style:apply-style-name="s1" style:base-cell-address="Feuille1.D45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46"/>
      <style:map style:condition="cell-content()=1" style:apply-style-name="s1" style:base-cell-address="Feuille1.D46"/>
      <style:map style:condition="is-true-formula(&quot;&quot;)" style:apply-style-name="Default" style:base-cell-address="Feuille1.D46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59"/>
      <style:map style:condition="cell-content()=1" style:apply-style-name="s1" style:base-cell-address="Feuille1.D59"/>
      <style:map style:condition="is-true-formula(&quot;&quot;)" style:apply-style-name="Default" style:base-cell-address="Feuille1.D59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60"/>
      <style:map style:condition="cell-content()=1" style:apply-style-name="s1" style:base-cell-address="Feuille1.D60"/>
      <style:map style:condition="is-true-formula(&quot;&quot;)" style:apply-style-name="Default" style:base-cell-address="Feuille1.D60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60"/>
      <style:map style:condition="cell-content()=1" style:apply-style-name="s1" style:base-cell-address="Feuille1.D60"/>
      <style:map style:condition="is-true-formula(&quot;&quot;)" style:apply-style-name="Default" style:base-cell-address="Feuille1.D60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60"/>
      <style:map style:condition="cell-content()=1" style:apply-style-name="s1" style:base-cell-address="Feuille1.D60"/>
      <style:map style:condition="is-true-formula(&quot;&quot;)" style:apply-style-name="Default" style:base-cell-address="Feuille1.D60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2"/>
      <style:map style:condition="cell-content()=1" style:apply-style-name="s1" style:base-cell-address="Feuille1.D72"/>
      <style:map style:condition="is-true-formula(&quot;&quot;)" style:apply-style-name="Default" style:base-cell-address="Feuille1.D72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5"/>
      <style:map style:condition="cell-content()=1" style:apply-style-name="s1" style:base-cell-address="Feuille1.D75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6"/>
      <style:map style:condition="cell-content()=1" style:apply-style-name="s1" style:base-cell-address="Feuille1.D76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7"/>
      <style:map style:condition="cell-content()=1" style:apply-style-name="s1" style:base-cell-address="Feuille1.D77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8"/>
      <style:map style:condition="cell-content()=1" style:apply-style-name="s1" style:base-cell-address="Feuille1.D78"/>
      <style:map style:condition="is-true-formula(&quot;&quot;)" style:apply-style-name="Default" style:base-cell-address="Feuille1.D78"/>
    </style:style>
    <style:style style:name="ce3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9"/>
      <style:map style:condition="cell-content()=1" style:apply-style-name="s1" style:base-cell-address="Feuille1.D79"/>
      <style:map style:condition="is-true-formula(&quot;&quot;)" style:apply-style-name="Default" style:base-cell-address="Feuille1.D79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3"/>
      <style:map style:condition="cell-content()=1" style:apply-style-name="s1" style:base-cell-address="Feuille1.D83"/>
      <style:map style:condition="is-true-formula(&quot;&quot;)" style:apply-style-name="Default" style:base-cell-address="Feuille1.D83"/>
    </style:style>
    <style:style style:name="ce3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4"/>
      <style:map style:condition="cell-content()=1" style:apply-style-name="s1" style:base-cell-address="Feuille1.D84"/>
      <style:map style:condition="is-true-formula(&quot;&quot;)" style:apply-style-name="Default" style:base-cell-address="Feuille1.D84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6"/>
      <style:map style:condition="cell-content()=1" style:apply-style-name="s1" style:base-cell-address="Feuille1.D86"/>
      <style:map style:condition="is-true-formula(&quot;&quot;)" style:apply-style-name="Default" style:base-cell-address="Feuille1.D86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7"/>
      <style:map style:condition="cell-content()=1" style:apply-style-name="s1" style:base-cell-address="Feuille1.D87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8"/>
      <style:map style:condition="cell-content()=1" style:apply-style-name="s1" style:base-cell-address="Feuille1.D88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9"/>
      <style:map style:condition="cell-content()=1" style:apply-style-name="s1" style:base-cell-address="Feuille1.D89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0"/>
      <style:map style:condition="cell-content()=1" style:apply-style-name="s1" style:base-cell-address="Feuille1.D90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1"/>
      <style:map style:condition="cell-content()=1" style:apply-style-name="s1" style:base-cell-address="Feuille1.D91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2"/>
      <style:map style:condition="cell-content()=1" style:apply-style-name="s1" style:base-cell-address="Feuille1.D92"/>
      <style:map style:condition="is-true-formula(&quot;&quot;)" style:apply-style-name="Default" style:base-cell-address="Feuille1.D92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3"/>
      <style:map style:condition="cell-content()=1" style:apply-style-name="s1" style:base-cell-address="Feuille1.D93"/>
      <style:map style:condition="is-true-formula(&quot;&quot;)" style:apply-style-name="Default" style:base-cell-address="Feuille1.D93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3"/>
      <style:map style:condition="cell-content()=1" style:apply-style-name="s1" style:base-cell-address="Feuille1.D93"/>
      <style:map style:condition="is-true-formula(&quot;&quot;)" style:apply-style-name="Default" style:base-cell-address="Feuille1.D93"/>
    </style:style>
    <style:style style:name="ce3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3"/>
      <style:map style:condition="cell-content()=1" style:apply-style-name="s1" style:base-cell-address="Feuille1.D93"/>
      <style:map style:condition="is-true-formula(&quot;&quot;)" style:apply-style-name="Default" style:base-cell-address="Feuille1.D93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05"/>
      <style:map style:condition="cell-content()=1" style:apply-style-name="s1" style:base-cell-address="Feuille1.D105"/>
      <style:map style:condition="is-true-formula(&quot;&quot;)" style:apply-style-name="Default" style:base-cell-address="Feuille1.D105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08"/>
      <style:map style:condition="cell-content()=1" style:apply-style-name="s1" style:base-cell-address="Feuille1.D108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09"/>
      <style:map style:condition="cell-content()=1" style:apply-style-name="s1" style:base-cell-address="Feuille1.D109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10"/>
      <style:map style:condition="cell-content()=1" style:apply-style-name="s1" style:base-cell-address="Feuille1.D110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11"/>
      <style:map style:condition="cell-content()=1" style:apply-style-name="s1" style:base-cell-address="Feuille1.D111"/>
      <style:map style:condition="is-true-formula(&quot;&quot;)" style:apply-style-name="Default" style:base-cell-address="Feuille1.D111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12"/>
      <style:map style:condition="cell-content()=1" style:apply-style-name="s1" style:base-cell-address="Feuille1.D112"/>
      <style:map style:condition="is-true-formula(&quot;&quot;)" style:apply-style-name="Default" style:base-cell-address="Feuille1.D112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2"/>
      <style:map style:condition="cell-content()=1" style:apply-style-name="s1" style:base-cell-address="Feuille1.D122"/>
      <style:map style:condition="is-true-formula(&quot;&quot;)" style:apply-style-name="Default" style:base-cell-address="Feuille1.D122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3"/>
      <style:map style:condition="cell-content()=1" style:apply-style-name="s1" style:base-cell-address="Feuille1.D123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4"/>
      <style:map style:condition="cell-content()=1" style:apply-style-name="s1" style:base-cell-address="Feuille1.D124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5"/>
      <style:map style:condition="cell-content()=1" style:apply-style-name="s1" style:base-cell-address="Feuille1.D125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6"/>
      <style:map style:condition="cell-content()=1" style:apply-style-name="s1" style:base-cell-address="Feuille1.D126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38"/>
      <style:map style:condition="cell-content()=1" style:apply-style-name="s1" style:base-cell-address="Feuille1.D138"/>
      <style:map style:condition="is-true-formula(&quot;&quot;)" style:apply-style-name="Default" style:base-cell-address="Feuille1.D138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39"/>
      <style:map style:condition="cell-content()=1" style:apply-style-name="s1" style:base-cell-address="Feuille1.D139"/>
      <style:map style:condition="is-true-formula(&quot;&quot;)" style:apply-style-name="Default" style:base-cell-address="Feuille1.D139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0"/>
      <style:map style:condition="cell-content()=1" style:apply-style-name="s1" style:base-cell-address="Feuille1.D140"/>
      <style:map style:condition="is-true-formula(&quot;&quot;)" style:apply-style-name="Default" style:base-cell-address="Feuille1.D140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1"/>
      <style:map style:condition="cell-content()=1" style:apply-style-name="s1" style:base-cell-address="Feuille1.D141"/>
      <style:map style:condition="is-true-formula(&quot;&quot;)" style:apply-style-name="Default" style:base-cell-address="Feuille1.D141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2"/>
      <style:map style:condition="cell-content()=1" style:apply-style-name="s1" style:base-cell-address="Feuille1.D142"/>
      <style:map style:condition="is-true-formula(&quot;&quot;)" style:apply-style-name="Default" style:base-cell-address="Feuille1.D142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3"/>
      <style:map style:condition="cell-content()=1" style:apply-style-name="s1" style:base-cell-address="Feuille1.D143"/>
      <style:map style:condition="is-true-formula(&quot;&quot;)" style:apply-style-name="Default" style:base-cell-address="Feuille1.D143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4"/>
      <style:map style:condition="cell-content()=1" style:apply-style-name="s1" style:base-cell-address="Feuille1.D144"/>
      <style:map style:condition="is-true-formula(&quot;&quot;)" style:apply-style-name="Default" style:base-cell-address="Feuille1.D144"/>
    </style:style>
    <style:style style:name="ce3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5"/>
      <style:map style:condition="cell-content()=1" style:apply-style-name="s1" style:base-cell-address="Feuille1.D145"/>
      <style:map style:condition="is-true-formula(&quot;&quot;)" style:apply-style-name="Default" style:base-cell-address="Feuille1.D145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6"/>
      <style:map style:condition="cell-content()=1" style:apply-style-name="s1" style:base-cell-address="Feuille1.D146"/>
      <style:map style:condition="is-true-formula(&quot;&quot;)" style:apply-style-name="Default" style:base-cell-address="Feuille1.D146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7"/>
      <style:map style:condition="cell-content()=1" style:apply-style-name="s1" style:base-cell-address="Feuille1.D147"/>
      <style:map style:condition="is-true-formula(&quot;&quot;)" style:apply-style-name="Default" style:base-cell-address="Feuille1.D147"/>
    </style:style>
    <style:style style:name="ce3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8"/>
      <style:map style:condition="cell-content()=1" style:apply-style-name="s1" style:base-cell-address="Feuille1.D148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9"/>
      <style:map style:condition="cell-content()=1" style:apply-style-name="s1" style:base-cell-address="Feuille1.D149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1"/>
      <style:map style:condition="cell-content()=1" style:apply-style-name="s1" style:base-cell-address="Feuille1.D171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2"/>
      <style:map style:condition="cell-content()=1" style:apply-style-name="s1" style:base-cell-address="Feuille1.D172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3"/>
      <style:map style:condition="cell-content()=1" style:apply-style-name="s1" style:base-cell-address="Feuille1.D173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4"/>
      <style:map style:condition="cell-content()=1" style:apply-style-name="s1" style:base-cell-address="Feuille1.D174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5"/>
      <style:map style:condition="cell-content()=1" style:apply-style-name="s1" style:base-cell-address="Feuille1.D175"/>
      <style:map style:condition="is-true-formula(&quot;&quot;)" style:apply-style-name="Default" style:base-cell-address="Feuille1.D175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6"/>
      <style:map style:condition="cell-content()=1" style:apply-style-name="s1" style:base-cell-address="Feuille1.D176"/>
      <style:map style:condition="is-true-formula(&quot;&quot;)" style:apply-style-name="Default" style:base-cell-address="Feuille1.D176"/>
    </style:style>
    <style:style style:name="ce3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7"/>
      <style:map style:condition="cell-content()=1" style:apply-style-name="s1" style:base-cell-address="Feuille1.D177"/>
      <style:map style:condition="is-true-formula(&quot;&quot;)" style:apply-style-name="Default" style:base-cell-address="Feuille1.D177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8"/>
      <style:map style:condition="cell-content()=1" style:apply-style-name="s1" style:base-cell-address="Feuille1.D178"/>
      <style:map style:condition="is-true-formula(&quot;&quot;)" style:apply-style-name="Default" style:base-cell-address="Feuille1.D178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9"/>
      <style:map style:condition="cell-content()=1" style:apply-style-name="s1" style:base-cell-address="Feuille1.D179"/>
      <style:map style:condition="is-true-formula(&quot;&quot;)" style:apply-style-name="Default" style:base-cell-address="Feuille1.D179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80"/>
      <style:map style:condition="cell-content()=1" style:apply-style-name="s1" style:base-cell-address="Feuille1.D180"/>
      <style:map style:condition="is-true-formula(&quot;&quot;)" style:apply-style-name="Default" style:base-cell-address="Feuille1.D180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81"/>
      <style:map style:condition="cell-content()=1" style:apply-style-name="s1" style:base-cell-address="Feuille1.D181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82"/>
      <style:map style:condition="cell-content()=1" style:apply-style-name="s1" style:base-cell-address="Feuille1.D182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91"/>
      <style:map style:condition="cell-content()=1" style:apply-style-name="s1" style:base-cell-address="Feuille1.D191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92"/>
      <style:map style:condition="cell-content()=1" style:apply-style-name="s1" style:base-cell-address="Feuille1.D192"/>
      <style:map style:condition="is-true-formula(&quot;&quot;)" style:apply-style-name="Default" style:base-cell-address="Feuille1.D192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92"/>
      <style:map style:condition="cell-content()=1" style:apply-style-name="s1" style:base-cell-address="Feuille1.D192"/>
      <style:map style:condition="is-true-formula(&quot;&quot;)" style:apply-style-name="Default" style:base-cell-address="Feuille1.D192"/>
    </style:style>
    <style:style style:name="ce3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92"/>
      <style:map style:condition="cell-content()=1" style:apply-style-name="s1" style:base-cell-address="Feuille1.D192"/>
      <style:map style:condition="is-true-formula(&quot;&quot;)" style:apply-style-name="Default" style:base-cell-address="Feuille1.D192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04"/>
      <style:map style:condition="cell-content()=1" style:apply-style-name="s1" style:base-cell-address="Feuille1.D204"/>
      <style:map style:condition="is-true-formula(&quot;&quot;)" style:apply-style-name="Default" style:base-cell-address="Feuille1.D204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07"/>
      <style:map style:condition="cell-content()=1" style:apply-style-name="s1" style:base-cell-address="Feuille1.D207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08"/>
      <style:map style:condition="cell-content()=1" style:apply-style-name="s1" style:base-cell-address="Feuille1.D208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09"/>
      <style:map style:condition="cell-content()=1" style:apply-style-name="s1" style:base-cell-address="Feuille1.D209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0"/>
      <style:map style:condition="cell-content()=1" style:apply-style-name="s1" style:base-cell-address="Feuille1.D210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1"/>
      <style:map style:condition="cell-content()=1" style:apply-style-name="s1" style:base-cell-address="Feuille1.D211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2"/>
      <style:map style:condition="cell-content()=1" style:apply-style-name="s1" style:base-cell-address="Feuille1.D212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3"/>
      <style:map style:condition="cell-content()=1" style:apply-style-name="s1" style:base-cell-address="Feuille1.D213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4"/>
      <style:map style:condition="cell-content()=1" style:apply-style-name="s1" style:base-cell-address="Feuille1.D214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5"/>
      <style:map style:condition="cell-content()=1" style:apply-style-name="s1" style:base-cell-address="Feuille1.D215"/>
    </style:style>
    <style:style style:name="ce3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6"/>
      <style:map style:condition="cell-content()=1" style:apply-style-name="s1" style:base-cell-address="Feuille1.D216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7"/>
      <style:map style:condition="cell-content()=1" style:apply-style-name="s1" style:base-cell-address="Feuille1.D217"/>
    </style:style>
    <style:style style:name="ce3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8"/>
      <style:map style:condition="cell-content()=1" style:apply-style-name="s1" style:base-cell-address="Feuille1.D218"/>
    </style:style>
    <style:style style:name="ce3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9"/>
      <style:map style:condition="cell-content()=1" style:apply-style-name="s1" style:base-cell-address="Feuille1.D219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0"/>
      <style:map style:condition="cell-content()=1" style:apply-style-name="s1" style:base-cell-address="Feuille1.D220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1"/>
      <style:map style:condition="cell-content()=1" style:apply-style-name="s1" style:base-cell-address="Feuille1.D221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2"/>
      <style:map style:condition="cell-content()=1" style:apply-style-name="s1" style:base-cell-address="Feuille1.D222"/>
    </style:style>
    <style:style style:name="ce3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3"/>
      <style:map style:condition="cell-content()=1" style:apply-style-name="s1" style:base-cell-address="Feuille1.D223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4"/>
      <style:map style:condition="cell-content()=1" style:apply-style-name="s1" style:base-cell-address="Feuille1.D224"/>
    </style:style>
    <style:style style:name="ce3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5"/>
      <style:map style:condition="cell-content()=1" style:apply-style-name="s1" style:base-cell-address="Feuille1.D225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37"/>
      <style:map style:condition="cell-content()=1" style:apply-style-name="s1" style:base-cell-address="Feuille1.D237"/>
      <style:map style:condition="is-true-formula(&quot;&quot;)" style:apply-style-name="Default" style:base-cell-address="Feuille1.D237"/>
    </style:style>
    <style:style style:name="ce4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38"/>
      <style:map style:condition="cell-content()=1" style:apply-style-name="s1" style:base-cell-address="Feuille1.D238"/>
      <style:map style:condition="is-true-formula(&quot;&quot;)" style:apply-style-name="Default" style:base-cell-address="Feuille1.D238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39"/>
      <style:map style:condition="cell-content()=1" style:apply-style-name="s1" style:base-cell-address="Feuille1.D239"/>
      <style:map style:condition="is-true-formula(&quot;&quot;)" style:apply-style-name="Default" style:base-cell-address="Feuille1.D239"/>
    </style:style>
    <style:style style:name="ce4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40"/>
      <style:map style:condition="cell-content()=1" style:apply-style-name="s1" style:base-cell-address="Feuille1.D240"/>
      <style:map style:condition="is-true-formula(&quot;&quot;)" style:apply-style-name="Default" style:base-cell-address="Feuille1.D240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0"/>
      <style:map style:condition="cell-content()=1" style:apply-style-name="s1" style:base-cell-address="Feuille1.D270"/>
      <style:map style:condition="is-true-formula(&quot;&quot;)" style:apply-style-name="Default" style:base-cell-address="Feuille1.D270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3"/>
      <style:map style:condition="cell-content()=1" style:apply-style-name="s1" style:base-cell-address="Feuille1.D273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4"/>
      <style:map style:condition="cell-content()=1" style:apply-style-name="s1" style:base-cell-address="Feuille1.D274"/>
    </style:style>
    <style:style style:name="ce4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5"/>
      <style:map style:condition="cell-content()=1" style:apply-style-name="s1" style:base-cell-address="Feuille1.D275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6"/>
      <style:map style:condition="cell-content()=1" style:apply-style-name="s1" style:base-cell-address="Feuille1.D276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7"/>
      <style:map style:condition="cell-content()=1" style:apply-style-name="s1" style:base-cell-address="Feuille1.D277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8"/>
      <style:map style:condition="cell-content()=1" style:apply-style-name="s1" style:base-cell-address="Feuille1.D278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3"/>
      <style:map style:condition="cell-content()=1" style:apply-style-name="s1" style:base-cell-address="Feuille1.D283"/>
      <style:map style:condition="is-true-formula(&quot;&quot;)" style:apply-style-name="Default" style:base-cell-address="Feuille1.D283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6"/>
      <style:map style:condition="cell-content()=1" style:apply-style-name="s1" style:base-cell-address="Feuille1.D286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7"/>
      <style:map style:condition="cell-content()=1" style:apply-style-name="s1" style:base-cell-address="Feuille1.D287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8"/>
      <style:map style:condition="cell-content()=1" style:apply-style-name="s1" style:base-cell-address="Feuille1.D288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9"/>
      <style:map style:condition="cell-content()=1" style:apply-style-name="s1" style:base-cell-address="Feuille1.D289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90"/>
      <style:map style:condition="cell-content()=1" style:apply-style-name="s1" style:base-cell-address="Feuille1.D290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91"/>
      <style:map style:condition="cell-content()=1" style:apply-style-name="s1" style:base-cell-address="Feuille1.D291"/>
    </style:style>
    <style:style style:name="ce4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3"/>
      <style:map style:condition="cell-content()=1" style:apply-style-name="s1" style:base-cell-address="Feuille1.D303"/>
      <style:map style:condition="is-true-formula(&quot;&quot;)" style:apply-style-name="Default" style:base-cell-address="Feuille1.D303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6"/>
      <style:map style:condition="cell-content()=1" style:apply-style-name="s1" style:base-cell-address="Feuille1.D306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7"/>
      <style:map style:condition="cell-content()=1" style:apply-style-name="s1" style:base-cell-address="Feuille1.D307"/>
    </style:style>
    <style:style style:name="ce4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8"/>
      <style:map style:condition="cell-content()=1" style:apply-style-name="s1" style:base-cell-address="Feuille1.D308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9"/>
      <style:map style:condition="cell-content()=1" style:apply-style-name="s1" style:base-cell-address="Feuille1.D309"/>
    </style:style>
    <style:style style:name="ce4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0"/>
      <style:map style:condition="cell-content()=1" style:apply-style-name="s1" style:base-cell-address="Feuille1.D310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1"/>
      <style:map style:condition="cell-content()=1" style:apply-style-name="s1" style:base-cell-address="Feuille1.D311"/>
    </style:style>
    <style:style style:name="ce4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6"/>
      <style:map style:condition="cell-content()=1" style:apply-style-name="s1" style:base-cell-address="Feuille1.D316"/>
      <style:map style:condition="is-true-formula(&quot;&quot;)" style:apply-style-name="Default" style:base-cell-address="Feuille1.D316"/>
    </style:style>
    <style:style style:name="ce4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7"/>
      <style:map style:condition="cell-content()=1" style:apply-style-name="s1" style:base-cell-address="Feuille1.D317"/>
      <style:map style:condition="is-true-formula(&quot;&quot;)" style:apply-style-name="Default" style:base-cell-address="Feuille1.D317"/>
    </style:style>
    <style:style style:name="ce4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8"/>
      <style:map style:condition="cell-content()=1" style:apply-style-name="s1" style:base-cell-address="Feuille1.D318"/>
      <style:map style:condition="is-true-formula(&quot;&quot;)" style:apply-style-name="Default" style:base-cell-address="Feuille1.D318"/>
    </style:style>
    <style:style style:name="ce4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9"/>
      <style:map style:condition="cell-content()=1" style:apply-style-name="s1" style:base-cell-address="Feuille1.D319"/>
      <style:map style:condition="is-true-formula(&quot;&quot;)" style:apply-style-name="Default" style:base-cell-address="Feuille1.D319"/>
    </style:style>
    <style:style style:name="ce4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0"/>
      <style:map style:condition="cell-content()=1" style:apply-style-name="s1" style:base-cell-address="Feuille1.D320"/>
      <style:map style:condition="is-true-formula(&quot;&quot;)" style:apply-style-name="Default" style:base-cell-address="Feuille1.D320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1"/>
      <style:map style:condition="cell-content()=1" style:apply-style-name="s1" style:base-cell-address="Feuille1.D321"/>
    </style:style>
    <style:style style:name="ce4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2"/>
      <style:map style:condition="cell-content()=1" style:apply-style-name="s1" style:base-cell-address="Feuille1.D322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3"/>
      <style:map style:condition="cell-content()=1" style:apply-style-name="s1" style:base-cell-address="Feuille1.D323"/>
    </style:style>
    <style:style style:name="ce4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4"/>
      <style:map style:condition="cell-content()=1" style:apply-style-name="s1" style:base-cell-address="Feuille1.D324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"/>
      <style:map style:condition="cell-content()=1" style:apply-style-name="s1" style:base-cell-address="Feuille1.E8"/>
    </style:style>
    <style:style style:name="ce4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"/>
      <style:map style:condition="cell-content()=1" style:apply-style-name="s1" style:base-cell-address="Feuille1.E9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"/>
      <style:map style:condition="cell-content()=1" style:apply-style-name="s1" style:base-cell-address="Feuille1.E10"/>
    </style:style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1"/>
      <style:map style:condition="cell-content()=1" style:apply-style-name="s1" style:base-cell-address="Feuille1.E11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"/>
      <style:map style:condition="cell-content()=1" style:apply-style-name="s1" style:base-cell-address="Feuille1.E12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3"/>
      <style:map style:condition="cell-content()=1" style:apply-style-name="s1" style:base-cell-address="Feuille1.E13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4"/>
      <style:map style:condition="cell-content()=1" style:apply-style-name="s1" style:base-cell-address="Feuille1.E14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5"/>
      <style:map style:condition="cell-content()=1" style:apply-style-name="s1" style:base-cell-address="Feuille1.E15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6"/>
      <style:map style:condition="cell-content()=1" style:apply-style-name="s1" style:base-cell-address="Feuille1.E16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"/>
      <style:map style:condition="cell-content()=1" style:apply-style-name="s1" style:base-cell-address="Feuille1.E17"/>
    </style:style>
    <style:style style:name="ce4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8"/>
      <style:map style:condition="cell-content()=1" style:apply-style-name="s1" style:base-cell-address="Feuille1.E18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"/>
      <style:map style:condition="cell-content()=1" style:apply-style-name="s1" style:base-cell-address="Feuille1.E19"/>
    </style:style>
    <style:style style:name="ce4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"/>
      <style:map style:condition="cell-content()=1" style:apply-style-name="s1" style:base-cell-address="Feuille1.E20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"/>
      <style:map style:condition="cell-content()=1" style:apply-style-name="s1" style:base-cell-address="Feuille1.E21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"/>
      <style:map style:condition="cell-content()=1" style:apply-style-name="s1" style:base-cell-address="Feuille1.E22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3"/>
      <style:map style:condition="cell-content()=1" style:apply-style-name="s1" style:base-cell-address="Feuille1.E23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4"/>
      <style:map style:condition="cell-content()=1" style:apply-style-name="s1" style:base-cell-address="Feuille1.E24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5"/>
      <style:map style:condition="cell-content()=1" style:apply-style-name="s1" style:base-cell-address="Feuille1.E25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6"/>
      <style:map style:condition="cell-content()=1" style:apply-style-name="s1" style:base-cell-address="Feuille1.E26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"/>
      <style:map style:condition="cell-content()=1" style:apply-style-name="s1" style:base-cell-address="Feuille1.E27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"/>
      <style:map style:condition="cell-content()=1" style:apply-style-name="s1" style:base-cell-address="Feuille1.E28"/>
    </style:style>
    <style:style style:name="ce4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"/>
      <style:map style:condition="cell-content()=1" style:apply-style-name="s1" style:base-cell-address="Feuille1.E28"/>
      <style:map style:condition="is-true-formula(&quot;&quot;)" style:apply-style-name="Default" style:base-cell-address="Feuille1.E28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42"/>
      <style:map style:condition="cell-content()=1" style:apply-style-name="s1" style:base-cell-address="Feuille1.E42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43"/>
      <style:map style:condition="cell-content()=1" style:apply-style-name="s1" style:base-cell-address="Feuille1.E43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44"/>
      <style:map style:condition="cell-content()=1" style:apply-style-name="s1" style:base-cell-address="Feuille1.E44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45"/>
      <style:map style:condition="cell-content()=1" style:apply-style-name="s1" style:base-cell-address="Feuille1.E45"/>
      <style:map style:condition="is-true-formula(&quot;&quot;)" style:apply-style-name="Default" style:base-cell-address="Feuille1.E45"/>
    </style:style>
    <style:style style:name="ce4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59"/>
      <style:map style:condition="cell-content()=1" style:apply-style-name="s1" style:base-cell-address="Feuille1.E59"/>
      <style:map style:condition="is-true-formula(&quot;&quot;)" style:apply-style-name="Default" style:base-cell-address="Feuille1.E59"/>
    </style:style>
    <style:style style:name="ce4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60"/>
      <style:map style:condition="cell-content()=1" style:apply-style-name="s1" style:base-cell-address="Feuille1.E60"/>
      <style:map style:condition="is-true-formula(&quot;&quot;)" style:apply-style-name="Default" style:base-cell-address="Feuille1.E6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60"/>
      <style:map style:condition="cell-content()=1" style:apply-style-name="s1" style:base-cell-address="Feuille1.E60"/>
      <style:map style:condition="is-true-formula(&quot;&quot;)" style:apply-style-name="Default" style:base-cell-address="Feuille1.E60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60"/>
      <style:map style:condition="cell-content()=1" style:apply-style-name="s1" style:base-cell-address="Feuille1.E60"/>
      <style:map style:condition="is-true-formula(&quot;&quot;)" style:apply-style-name="Default" style:base-cell-address="Feuille1.E60"/>
    </style:style>
    <style:style style:name="ce4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63"/>
      <style:map style:condition="cell-content()=1" style:apply-style-name="s1" style:base-cell-address="Feuille1.E63"/>
      <style:map style:condition="is-true-formula(&quot;&quot;)" style:apply-style-name="Default" style:base-cell-address="Feuille1.E63"/>
    </style:style>
    <style:style style:name="ce4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4"/>
      <style:map style:condition="cell-content()=1" style:apply-style-name="s1" style:base-cell-address="Feuille1.E74"/>
    </style:style>
    <style:style style:name="ce4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5"/>
      <style:map style:condition="cell-content()=1" style:apply-style-name="s1" style:base-cell-address="Feuille1.E75"/>
    </style:style>
    <style:style style:name="ce4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6"/>
      <style:map style:condition="cell-content()=1" style:apply-style-name="s1" style:base-cell-address="Feuille1.E76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7"/>
      <style:map style:condition="cell-content()=1" style:apply-style-name="s1" style:base-cell-address="Feuille1.E77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8"/>
      <style:map style:condition="cell-content()=1" style:apply-style-name="s1" style:base-cell-address="Feuille1.E78"/>
      <style:map style:condition="is-true-formula(&quot;&quot;)" style:apply-style-name="Default" style:base-cell-address="Feuille1.E78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3"/>
      <style:map style:condition="cell-content()=1" style:apply-style-name="s1" style:base-cell-address="Feuille1.E83"/>
      <style:map style:condition="is-true-formula(&quot;&quot;)" style:apply-style-name="Default" style:base-cell-address="Feuille1.E83"/>
    </style:style>
    <style:style style:name="ce4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4"/>
      <style:map style:condition="cell-content()=1" style:apply-style-name="s1" style:base-cell-address="Feuille1.E84"/>
      <style:map style:condition="is-true-formula(&quot;&quot;)" style:apply-style-name="Default" style:base-cell-address="Feuille1.E84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5"/>
      <style:map style:condition="cell-content()=1" style:apply-style-name="s1" style:base-cell-address="Feuille1.E85"/>
      <style:map style:condition="is-true-formula(&quot;&quot;)" style:apply-style-name="Default" style:base-cell-address="Feuille1.E85"/>
    </style:style>
    <style:style style:name="ce4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6"/>
      <style:map style:condition="cell-content()=1" style:apply-style-name="s1" style:base-cell-address="Feuille1.E86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7"/>
      <style:map style:condition="cell-content()=1" style:apply-style-name="s1" style:base-cell-address="Feuille1.E87"/>
    </style:style>
    <style:style style:name="ce4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8"/>
      <style:map style:condition="cell-content()=1" style:apply-style-name="s1" style:base-cell-address="Feuille1.E88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9"/>
      <style:map style:condition="cell-content()=1" style:apply-style-name="s1" style:base-cell-address="Feuille1.E89"/>
    </style:style>
    <style:style style:name="ce4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0"/>
      <style:map style:condition="cell-content()=1" style:apply-style-name="s1" style:base-cell-address="Feuille1.E90"/>
    </style:style>
    <style:style style:name="ce4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1"/>
      <style:map style:condition="cell-content()=1" style:apply-style-name="s1" style:base-cell-address="Feuille1.E91"/>
    </style:style>
    <style:style style:name="ce4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2"/>
      <style:map style:condition="cell-content()=1" style:apply-style-name="s1" style:base-cell-address="Feuille1.E92"/>
      <style:map style:condition="is-true-formula(&quot;&quot;)" style:apply-style-name="Default" style:base-cell-address="Feuille1.E92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3"/>
      <style:map style:condition="cell-content()=1" style:apply-style-name="s1" style:base-cell-address="Feuille1.E93"/>
      <style:map style:condition="is-true-formula(&quot;&quot;)" style:apply-style-name="Default" style:base-cell-address="Feuille1.E93"/>
    </style:style>
    <style:style style:name="ce4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3"/>
      <style:map style:condition="cell-content()=1" style:apply-style-name="s1" style:base-cell-address="Feuille1.E93"/>
      <style:map style:condition="is-true-formula(&quot;&quot;)" style:apply-style-name="Default" style:base-cell-address="Feuille1.E93"/>
    </style:style>
    <style:style style:name="ce4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3"/>
      <style:map style:condition="cell-content()=1" style:apply-style-name="s1" style:base-cell-address="Feuille1.E93"/>
      <style:map style:condition="is-true-formula(&quot;&quot;)" style:apply-style-name="Default" style:base-cell-address="Feuille1.E93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6"/>
      <style:map style:condition="cell-content()=1" style:apply-style-name="s1" style:base-cell-address="Feuille1.E96"/>
      <style:map style:condition="is-true-formula(&quot;&quot;)" style:apply-style-name="Default" style:base-cell-address="Feuille1.E96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5"/>
      <style:map style:condition="cell-content()=1" style:apply-style-name="s1" style:base-cell-address="Feuille1.E105"/>
      <style:map style:condition="is-true-formula(&quot;&quot;)" style:apply-style-name="Default" style:base-cell-address="Feuille1.E105"/>
    </style:style>
    <style:style style:name="ce4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7"/>
      <style:map style:condition="cell-content()=1" style:apply-style-name="s1" style:base-cell-address="Feuille1.E107"/>
    </style:style>
    <style:style style:name="ce4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8"/>
      <style:map style:condition="cell-content()=1" style:apply-style-name="s1" style:base-cell-address="Feuille1.E108"/>
    </style:style>
    <style:style style:name="ce4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9"/>
      <style:map style:condition="cell-content()=1" style:apply-style-name="s1" style:base-cell-address="Feuille1.E109"/>
    </style:style>
    <style:style style:name="ce4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10"/>
      <style:map style:condition="cell-content()=1" style:apply-style-name="s1" style:base-cell-address="Feuille1.E110"/>
    </style:style>
    <style:style style:name="ce4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11"/>
      <style:map style:condition="cell-content()=1" style:apply-style-name="s1" style:base-cell-address="Feuille1.E111"/>
      <style:map style:condition="is-true-formula(&quot;&quot;)" style:apply-style-name="Default" style:base-cell-address="Feuille1.E111"/>
    </style:style>
    <style:style style:name="ce4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2"/>
      <style:map style:condition="cell-content()=1" style:apply-style-name="s1" style:base-cell-address="Feuille1.E122"/>
      <style:map style:condition="is-true-formula(&quot;&quot;)" style:apply-style-name="Default" style:base-cell-address="Feuille1.E122"/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3"/>
      <style:map style:condition="cell-content()=1" style:apply-style-name="s1" style:base-cell-address="Feuille1.E123"/>
    </style:style>
    <style:style style:name="ce4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4"/>
      <style:map style:condition="cell-content()=1" style:apply-style-name="s1" style:base-cell-address="Feuille1.E124"/>
    </style:style>
    <style:style style:name="ce4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5"/>
      <style:map style:condition="cell-content()=1" style:apply-style-name="s1" style:base-cell-address="Feuille1.E125"/>
    </style:style>
    <style:style style:name="ce4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6"/>
      <style:map style:condition="cell-content()=1" style:apply-style-name="s1" style:base-cell-address="Feuille1.E126"/>
      <style:map style:condition="is-true-formula(&quot;&quot;)" style:apply-style-name="Default" style:base-cell-address="Feuille1.E126"/>
    </style:style>
    <style:style style:name="ce4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48"/>
      <style:map style:condition="cell-content()=1" style:apply-style-name="s1" style:base-cell-address="Feuille1.E148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49"/>
      <style:map style:condition="cell-content()=1" style:apply-style-name="s1" style:base-cell-address="Feuille1.E149"/>
      <style:map style:condition="is-true-formula(&quot;&quot;)" style:apply-style-name="Default" style:base-cell-address="Feuille1.E149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1"/>
      <style:map style:condition="cell-content()=1" style:apply-style-name="s1" style:base-cell-address="Feuille1.E171"/>
    </style:style>
    <style:style style:name="ce5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2"/>
      <style:map style:condition="cell-content()=1" style:apply-style-name="s1" style:base-cell-address="Feuille1.E172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3"/>
      <style:map style:condition="cell-content()=1" style:apply-style-name="s1" style:base-cell-address="Feuille1.E173"/>
    </style:style>
    <style:style style:name="ce5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4"/>
      <style:map style:condition="cell-content()=1" style:apply-style-name="s1" style:base-cell-address="Feuille1.E174"/>
    </style:style>
    <style:style style:name="ce5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81"/>
      <style:map style:condition="cell-content()=1" style:apply-style-name="s1" style:base-cell-address="Feuille1.E181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82"/>
      <style:map style:condition="cell-content()=1" style:apply-style-name="s1" style:base-cell-address="Feuille1.E182"/>
      <style:map style:condition="is-true-formula(&quot;&quot;)" style:apply-style-name="Default" style:base-cell-address="Feuille1.E182"/>
    </style:style>
    <style:style style:name="ce5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1"/>
      <style:map style:condition="cell-content()=1" style:apply-style-name="s1" style:base-cell-address="Feuille1.E191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2"/>
      <style:map style:condition="cell-content()=1" style:apply-style-name="s1" style:base-cell-address="Feuille1.E192"/>
      <style:map style:condition="is-true-formula(&quot;&quot;)" style:apply-style-name="Default" style:base-cell-address="Feuille1.E192"/>
    </style:style>
    <style:style style:name="ce5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2"/>
      <style:map style:condition="cell-content()=1" style:apply-style-name="s1" style:base-cell-address="Feuille1.E192"/>
      <style:map style:condition="is-true-formula(&quot;&quot;)" style:apply-style-name="Default" style:base-cell-address="Feuille1.E192"/>
    </style:style>
    <style:style style:name="ce5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2"/>
      <style:map style:condition="cell-content()=1" style:apply-style-name="s1" style:base-cell-address="Feuille1.E192"/>
      <style:map style:condition="is-true-formula(&quot;&quot;)" style:apply-style-name="Default" style:base-cell-address="Feuille1.E192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4"/>
      <style:map style:condition="cell-content()=1" style:apply-style-name="s1" style:base-cell-address="Feuille1.E204"/>
      <style:map style:condition="is-true-formula(&quot;&quot;)" style:apply-style-name="Default" style:base-cell-address="Feuille1.E204"/>
    </style:style>
    <style:style style:name="ce5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6"/>
      <style:map style:condition="cell-content()=1" style:apply-style-name="s1" style:base-cell-address="Feuille1.E206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7"/>
      <style:map style:condition="cell-content()=1" style:apply-style-name="s1" style:base-cell-address="Feuille1.E207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8"/>
      <style:map style:condition="cell-content()=1" style:apply-style-name="s1" style:base-cell-address="Feuille1.E208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9"/>
      <style:map style:condition="cell-content()=1" style:apply-style-name="s1" style:base-cell-address="Feuille1.E209"/>
    </style:style>
    <style:style style:name="ce5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0"/>
      <style:map style:condition="cell-content()=1" style:apply-style-name="s1" style:base-cell-address="Feuille1.E210"/>
      <style:map style:condition="is-true-formula(&quot;&quot;)" style:apply-style-name="Default" style:base-cell-address="Feuille1.E210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1"/>
      <style:map style:condition="cell-content()=1" style:apply-style-name="s1" style:base-cell-address="Feuille1.E211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2"/>
      <style:map style:condition="cell-content()=1" style:apply-style-name="s1" style:base-cell-address="Feuille1.E212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3"/>
      <style:map style:condition="cell-content()=1" style:apply-style-name="s1" style:base-cell-address="Feuille1.E213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4"/>
      <style:map style:condition="cell-content()=1" style:apply-style-name="s1" style:base-cell-address="Feuille1.E214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5"/>
      <style:map style:condition="cell-content()=1" style:apply-style-name="s1" style:base-cell-address="Feuille1.E215"/>
    </style:style>
    <style:style style:name="ce5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6"/>
      <style:map style:condition="cell-content()=1" style:apply-style-name="s1" style:base-cell-address="Feuille1.E216"/>
    </style:style>
    <style:style style:name="ce5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7"/>
      <style:map style:condition="cell-content()=1" style:apply-style-name="s1" style:base-cell-address="Feuille1.E217"/>
    </style:style>
    <style:style style:name="ce5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8"/>
      <style:map style:condition="cell-content()=1" style:apply-style-name="s1" style:base-cell-address="Feuille1.E218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9"/>
      <style:map style:condition="cell-content()=1" style:apply-style-name="s1" style:base-cell-address="Feuille1.E219"/>
    </style:style>
    <style:style style:name="ce5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0"/>
      <style:map style:condition="cell-content()=1" style:apply-style-name="s1" style:base-cell-address="Feuille1.E220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1"/>
      <style:map style:condition="cell-content()=1" style:apply-style-name="s1" style:base-cell-address="Feuille1.E221"/>
    </style:style>
    <style:style style:name="ce5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2"/>
      <style:map style:condition="cell-content()=1" style:apply-style-name="s1" style:base-cell-address="Feuille1.E222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3"/>
      <style:map style:condition="cell-content()=1" style:apply-style-name="s1" style:base-cell-address="Feuille1.E223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4"/>
      <style:map style:condition="cell-content()=1" style:apply-style-name="s1" style:base-cell-address="Feuille1.E224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5"/>
      <style:map style:condition="cell-content()=1" style:apply-style-name="s1" style:base-cell-address="Feuille1.E225"/>
      <style:map style:condition="is-true-formula(&quot;&quot;)" style:apply-style-name="Default" style:base-cell-address="Feuille1.E225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37"/>
      <style:map style:condition="cell-content()=1" style:apply-style-name="s1" style:base-cell-address="Feuille1.E237"/>
      <style:map style:condition="is-true-formula(&quot;&quot;)" style:apply-style-name="Default" style:base-cell-address="Feuille1.E237"/>
    </style:style>
    <style:style style:name="ce5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38"/>
      <style:map style:condition="cell-content()=1" style:apply-style-name="s1" style:base-cell-address="Feuille1.E238"/>
      <style:map style:condition="is-true-formula(&quot;&quot;)" style:apply-style-name="Default" style:base-cell-address="Feuille1.E238"/>
    </style:style>
    <style:style style:name="ce5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39"/>
      <style:map style:condition="cell-content()=1" style:apply-style-name="s1" style:base-cell-address="Feuille1.E239"/>
      <style:map style:condition="is-true-formula(&quot;&quot;)" style:apply-style-name="Default" style:base-cell-address="Feuille1.E239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40"/>
      <style:map style:condition="cell-content()=1" style:apply-style-name="s1" style:base-cell-address="Feuille1.E240"/>
      <style:map style:condition="is-true-formula(&quot;&quot;)" style:apply-style-name="Default" style:base-cell-address="Feuille1.E240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0"/>
      <style:map style:condition="cell-content()=1" style:apply-style-name="s1" style:base-cell-address="Feuille1.E270"/>
      <style:map style:condition="is-true-formula(&quot;&quot;)" style:apply-style-name="Default" style:base-cell-address="Feuille1.E270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2"/>
      <style:map style:condition="cell-content()=1" style:apply-style-name="s1" style:base-cell-address="Feuille1.E272"/>
    </style:style>
    <style:style style:name="ce5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3"/>
      <style:map style:condition="cell-content()=1" style:apply-style-name="s1" style:base-cell-address="Feuille1.E273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4"/>
      <style:map style:condition="cell-content()=1" style:apply-style-name="s1" style:base-cell-address="Feuille1.E274"/>
    </style:style>
    <style:style style:name="ce5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5"/>
      <style:map style:condition="cell-content()=1" style:apply-style-name="s1" style:base-cell-address="Feuille1.E275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6"/>
      <style:map style:condition="cell-content()=1" style:apply-style-name="s1" style:base-cell-address="Feuille1.E276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7"/>
      <style:map style:condition="cell-content()=1" style:apply-style-name="s1" style:base-cell-address="Feuille1.E277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8"/>
      <style:map style:condition="cell-content()=1" style:apply-style-name="s1" style:base-cell-address="Feuille1.E278"/>
      <style:map style:condition="is-true-formula(&quot;&quot;)" style:apply-style-name="Default" style:base-cell-address="Feuille1.E278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3"/>
      <style:map style:condition="cell-content()=1" style:apply-style-name="s1" style:base-cell-address="Feuille1.E283"/>
      <style:map style:condition="is-true-formula(&quot;&quot;)" style:apply-style-name="Default" style:base-cell-address="Feuille1.E283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5"/>
      <style:map style:condition="cell-content()=1" style:apply-style-name="s1" style:base-cell-address="Feuille1.E285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6"/>
      <style:map style:condition="cell-content()=1" style:apply-style-name="s1" style:base-cell-address="Feuille1.E286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7"/>
      <style:map style:condition="cell-content()=1" style:apply-style-name="s1" style:base-cell-address="Feuille1.E287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8"/>
      <style:map style:condition="cell-content()=1" style:apply-style-name="s1" style:base-cell-address="Feuille1.E288"/>
    </style:style>
    <style:style style:name="ce5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9"/>
      <style:map style:condition="cell-content()=1" style:apply-style-name="s1" style:base-cell-address="Feuille1.E289"/>
    </style:style>
    <style:style style:name="ce5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90"/>
      <style:map style:condition="cell-content()=1" style:apply-style-name="s1" style:base-cell-address="Feuille1.E290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91"/>
      <style:map style:condition="cell-content()=1" style:apply-style-name="s1" style:base-cell-address="Feuille1.E291"/>
      <style:map style:condition="is-true-formula(&quot;&quot;)" style:apply-style-name="Default" style:base-cell-address="Feuille1.E291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3"/>
      <style:map style:condition="cell-content()=1" style:apply-style-name="s1" style:base-cell-address="Feuille1.E303"/>
      <style:map style:condition="is-true-formula(&quot;&quot;)" style:apply-style-name="Default" style:base-cell-address="Feuille1.E303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5"/>
      <style:map style:condition="cell-content()=1" style:apply-style-name="s1" style:base-cell-address="Feuille1.E305"/>
    </style:style>
    <style:style style:name="ce5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6"/>
      <style:map style:condition="cell-content()=1" style:apply-style-name="s1" style:base-cell-address="Feuille1.E306"/>
    </style:style>
    <style:style style:name="ce5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7"/>
      <style:map style:condition="cell-content()=1" style:apply-style-name="s1" style:base-cell-address="Feuille1.E307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8"/>
      <style:map style:condition="cell-content()=1" style:apply-style-name="s1" style:base-cell-address="Feuille1.E308"/>
    </style:style>
    <style:style style:name="ce5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9"/>
      <style:map style:condition="cell-content()=1" style:apply-style-name="s1" style:base-cell-address="Feuille1.E309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10"/>
      <style:map style:condition="cell-content()=1" style:apply-style-name="s1" style:base-cell-address="Feuille1.E310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11"/>
      <style:map style:condition="cell-content()=1" style:apply-style-name="s1" style:base-cell-address="Feuille1.E311"/>
      <style:map style:condition="is-true-formula(&quot;&quot;)" style:apply-style-name="Default" style:base-cell-address="Feuille1.E311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16"/>
      <style:map style:condition="cell-content()=1" style:apply-style-name="s1" style:base-cell-address="Feuille1.E316"/>
      <style:map style:condition="is-true-formula(&quot;&quot;)" style:apply-style-name="Default" style:base-cell-address="Feuille1.E316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17"/>
      <style:map style:condition="cell-content()=1" style:apply-style-name="s1" style:base-cell-address="Feuille1.E317"/>
      <style:map style:condition="is-true-formula(&quot;&quot;)" style:apply-style-name="Default" style:base-cell-address="Feuille1.E317"/>
    </style:style>
    <style:style style:name="ce5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21"/>
      <style:map style:condition="cell-content()=1" style:apply-style-name="s1" style:base-cell-address="Feuille1.E321"/>
    </style:style>
    <style:style style:name="ce5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22"/>
      <style:map style:condition="cell-content()=1" style:apply-style-name="s1" style:base-cell-address="Feuille1.E322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23"/>
      <style:map style:condition="cell-content()=1" style:apply-style-name="s1" style:base-cell-address="Feuille1.E323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24"/>
      <style:map style:condition="cell-content()=1" style:apply-style-name="s1" style:base-cell-address="Feuille1.E324"/>
      <style:map style:condition="is-true-formula(&quot;&quot;)" style:apply-style-name="Default" style:base-cell-address="Feuille1.E324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"/>
      <style:map style:condition="cell-content()=1" style:apply-style-name="s1" style:base-cell-address="Feuille1.F7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"/>
      <style:map style:condition="cell-content()=1" style:apply-style-name="s1" style:base-cell-address="Feuille1.F8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9"/>
      <style:map style:condition="cell-content()=1" style:apply-style-name="s1" style:base-cell-address="Feuille1.F9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"/>
      <style:map style:condition="cell-content()=1" style:apply-style-name="s1" style:base-cell-address="Feuille1.F10"/>
    </style:style>
    <style:style style:name="ce5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"/>
      <style:map style:condition="cell-content()=1" style:apply-style-name="s1" style:base-cell-address="Feuille1.F11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"/>
      <style:map style:condition="cell-content()=1" style:apply-style-name="s1" style:base-cell-address="Feuille1.F12"/>
    </style:style>
    <style:style style:name="ce5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3"/>
      <style:map style:condition="cell-content()=1" style:apply-style-name="s1" style:base-cell-address="Feuille1.F13"/>
    </style:style>
    <style:style style:name="ce5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4"/>
      <style:map style:condition="cell-content()=1" style:apply-style-name="s1" style:base-cell-address="Feuille1.F14"/>
    </style:style>
    <style:style style:name="ce5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5"/>
      <style:map style:condition="cell-content()=1" style:apply-style-name="s1" style:base-cell-address="Feuille1.F15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6"/>
      <style:map style:condition="cell-content()=1" style:apply-style-name="s1" style:base-cell-address="Feuille1.F16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"/>
      <style:map style:condition="cell-content()=1" style:apply-style-name="s1" style:base-cell-address="Feuille1.F17"/>
    </style:style>
    <style:style style:name="ce5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8"/>
      <style:map style:condition="cell-content()=1" style:apply-style-name="s1" style:base-cell-address="Feuille1.F18"/>
    </style:style>
    <style:style style:name="ce5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"/>
      <style:map style:condition="cell-content()=1" style:apply-style-name="s1" style:base-cell-address="Feuille1.F19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"/>
      <style:map style:condition="cell-content()=1" style:apply-style-name="s1" style:base-cell-address="Feuille1.F20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"/>
      <style:map style:condition="cell-content()=1" style:apply-style-name="s1" style:base-cell-address="Feuille1.F21"/>
    </style:style>
    <style:style style:name="ce5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"/>
      <style:map style:condition="cell-content()=1" style:apply-style-name="s1" style:base-cell-address="Feuille1.F22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3"/>
      <style:map style:condition="cell-content()=1" style:apply-style-name="s1" style:base-cell-address="Feuille1.F23"/>
    </style:style>
    <style:style style:name="ce5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4"/>
      <style:map style:condition="cell-content()=1" style:apply-style-name="s1" style:base-cell-address="Feuille1.F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5"/>
      <style:map style:condition="cell-content()=1" style:apply-style-name="s1" style:base-cell-address="Feuille1.F25"/>
    </style:style>
    <style:style style:name="ce5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6"/>
      <style:map style:condition="cell-content()=1" style:apply-style-name="s1" style:base-cell-address="Feuille1.F26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"/>
      <style:map style:condition="cell-content()=1" style:apply-style-name="s1" style:base-cell-address="Feuille1.F27"/>
    </style:style>
    <style:style style:name="ce5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"/>
      <style:map style:condition="cell-content()=1" style:apply-style-name="s1" style:base-cell-address="Feuille1.F28"/>
    </style:style>
    <style:style style:name="ce5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9"/>
      <style:map style:condition="cell-content()=1" style:apply-style-name="s1" style:base-cell-address="Feuille1.F39"/>
    </style:style>
    <style:style style:name="ce5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5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41"/>
      <style:map style:condition="cell-content()=1" style:apply-style-name="s1" style:base-cell-address="Feuille1.F41"/>
    </style:style>
    <style:style style:name="ce5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42"/>
      <style:map style:condition="cell-content()=1" style:apply-style-name="s1" style:base-cell-address="Feuille1.F42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43"/>
      <style:map style:condition="cell-content()=1" style:apply-style-name="s1" style:base-cell-address="Feuille1.F43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44"/>
      <style:map style:condition="cell-content()=1" style:apply-style-name="s1" style:base-cell-address="Feuille1.F44"/>
      <style:map style:condition="is-true-formula(&quot;&quot;)" style:apply-style-name="Default" style:base-cell-address="Feuille1.F44"/>
    </style:style>
    <style:style style:name="ce5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59"/>
      <style:map style:condition="cell-content()=1" style:apply-style-name="s1" style:base-cell-address="Feuille1.F59"/>
      <style:map style:condition="is-true-formula(&quot;&quot;)" style:apply-style-name="Default" style:base-cell-address="Feuille1.F59"/>
    </style:style>
    <style:style style:name="ce5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5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2"/>
      <style:map style:condition="cell-content()=1" style:apply-style-name="s1" style:base-cell-address="Feuille1.F72"/>
    </style:style>
    <style:style style:name="ce5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3"/>
      <style:map style:condition="cell-content()=1" style:apply-style-name="s1" style:base-cell-address="Feuille1.F73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4"/>
      <style:map style:condition="cell-content()=1" style:apply-style-name="s1" style:base-cell-address="Feuille1.F74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5"/>
      <style:map style:condition="cell-content()=1" style:apply-style-name="s1" style:base-cell-address="Feuille1.F75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6"/>
      <style:map style:condition="cell-content()=1" style:apply-style-name="s1" style:base-cell-address="Feuille1.F76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7"/>
      <style:map style:condition="cell-content()=1" style:apply-style-name="s1" style:base-cell-address="Feuille1.F77"/>
      <style:map style:condition="is-true-formula(&quot;&quot;)" style:apply-style-name="Default" style:base-cell-address="Feuille1.F77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4"/>
      <style:map style:condition="cell-content()=1" style:apply-style-name="s1" style:base-cell-address="Feuille1.F84"/>
      <style:map style:condition="is-true-formula(&quot;&quot;)" style:apply-style-name="Default" style:base-cell-address="Feuille1.F84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5"/>
      <style:map style:condition="cell-content()=1" style:apply-style-name="s1" style:base-cell-address="Feuille1.F85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6"/>
      <style:map style:condition="cell-content()=1" style:apply-style-name="s1" style:base-cell-address="Feuille1.F86"/>
    </style:style>
    <style:style style:name="ce6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7"/>
      <style:map style:condition="cell-content()=1" style:apply-style-name="s1" style:base-cell-address="Feuille1.F87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8"/>
      <style:map style:condition="cell-content()=1" style:apply-style-name="s1" style:base-cell-address="Feuille1.F88"/>
    </style:style>
    <style:style style:name="ce6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9"/>
      <style:map style:condition="cell-content()=1" style:apply-style-name="s1" style:base-cell-address="Feuille1.F89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90"/>
      <style:map style:condition="cell-content()=1" style:apply-style-name="s1" style:base-cell-address="Feuille1.F90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91"/>
      <style:map style:condition="cell-content()=1" style:apply-style-name="s1" style:base-cell-address="Feuille1.F91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92"/>
      <style:map style:condition="cell-content()=1" style:apply-style-name="s1" style:base-cell-address="Feuille1.F92"/>
      <style:map style:condition="is-true-formula(&quot;&quot;)" style:apply-style-name="Default" style:base-cell-address="Feuille1.F92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5"/>
      <style:map style:condition="cell-content()=1" style:apply-style-name="s1" style:base-cell-address="Feuille1.F105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6"/>
      <style:map style:condition="cell-content()=1" style:apply-style-name="s1" style:base-cell-address="Feuille1.F106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7"/>
      <style:map style:condition="cell-content()=1" style:apply-style-name="s1" style:base-cell-address="Feuille1.F107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8"/>
      <style:map style:condition="cell-content()=1" style:apply-style-name="s1" style:base-cell-address="Feuille1.F108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9"/>
      <style:map style:condition="cell-content()=1" style:apply-style-name="s1" style:base-cell-address="Feuille1.F109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0"/>
      <style:map style:condition="cell-content()=1" style:apply-style-name="s1" style:base-cell-address="Feuille1.F110"/>
      <style:map style:condition="is-true-formula(&quot;&quot;)" style:apply-style-name="Default" style:base-cell-address="Feuille1.F110"/>
    </style:style>
    <style:style style:name="ce6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5"/>
      <style:map style:condition="cell-content()=1" style:apply-style-name="s1" style:base-cell-address="Feuille1.F115"/>
      <style:map style:condition="is-true-formula(&quot;&quot;)" style:apply-style-name="Default" style:base-cell-address="Feuille1.F115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6"/>
      <style:map style:condition="cell-content()=1" style:apply-style-name="s1" style:base-cell-address="Feuille1.F116"/>
      <style:map style:condition="is-true-formula(&quot;&quot;)" style:apply-style-name="Default" style:base-cell-address="Feuille1.F116"/>
    </style:style>
    <style:style style:name="ce6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7"/>
      <style:map style:condition="cell-content()=1" style:apply-style-name="s1" style:base-cell-address="Feuille1.F117"/>
      <style:map style:condition="is-true-formula(&quot;&quot;)" style:apply-style-name="Default" style:base-cell-address="Feuille1.F117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8"/>
      <style:map style:condition="cell-content()=1" style:apply-style-name="s1" style:base-cell-address="Feuille1.F118"/>
      <style:map style:condition="is-true-formula(&quot;&quot;)" style:apply-style-name="Default" style:base-cell-address="Feuille1.F118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3"/>
      <style:map style:condition="cell-content()=1" style:apply-style-name="s1" style:base-cell-address="Feuille1.F123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4"/>
      <style:map style:condition="cell-content()=1" style:apply-style-name="s1" style:base-cell-address="Feuille1.F124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5"/>
      <style:map style:condition="cell-content()=1" style:apply-style-name="s1" style:base-cell-address="Feuille1.F125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6"/>
      <style:map style:condition="cell-content()=1" style:apply-style-name="s1" style:base-cell-address="Feuille1.F126"/>
      <style:map style:condition="is-true-formula(&quot;&quot;)" style:apply-style-name="Default" style:base-cell-address="Feuille1.F126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7"/>
      <style:map style:condition="cell-content()=1" style:apply-style-name="s1" style:base-cell-address="Feuille1.F127"/>
      <style:map style:condition="is-true-formula(&quot;&quot;)" style:apply-style-name="Default" style:base-cell-address="Feuille1.F127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48"/>
      <style:map style:condition="cell-content()=1" style:apply-style-name="s1" style:base-cell-address="Feuille1.F148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49"/>
      <style:map style:condition="cell-content()=1" style:apply-style-name="s1" style:base-cell-address="Feuille1.F149"/>
      <style:map style:condition="is-true-formula(&quot;&quot;)" style:apply-style-name="Default" style:base-cell-address="Feuille1.F149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50"/>
      <style:map style:condition="cell-content()=1" style:apply-style-name="s1" style:base-cell-address="Feuille1.F150"/>
      <style:map style:condition="is-true-formula(&quot;&quot;)" style:apply-style-name="Default" style:base-cell-address="Feuille1.F150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1"/>
      <style:map style:condition="cell-content()=1" style:apply-style-name="s1" style:base-cell-address="Feuille1.F171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2"/>
      <style:map style:condition="cell-content()=1" style:apply-style-name="s1" style:base-cell-address="Feuille1.F172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3"/>
      <style:map style:condition="cell-content()=1" style:apply-style-name="s1" style:base-cell-address="Feuille1.F173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4"/>
      <style:map style:condition="cell-content()=1" style:apply-style-name="s1" style:base-cell-address="Feuille1.F174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81"/>
      <style:map style:condition="cell-content()=1" style:apply-style-name="s1" style:base-cell-address="Feuille1.F181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82"/>
      <style:map style:condition="cell-content()=1" style:apply-style-name="s1" style:base-cell-address="Feuille1.F182"/>
      <style:map style:condition="is-true-formula(&quot;&quot;)" style:apply-style-name="Default" style:base-cell-address="Feuille1.F182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83"/>
      <style:map style:condition="cell-content()=1" style:apply-style-name="s1" style:base-cell-address="Feuille1.F183"/>
      <style:map style:condition="is-true-formula(&quot;&quot;)" style:apply-style-name="Default" style:base-cell-address="Feuille1.F183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1"/>
      <style:map style:condition="cell-content()=1" style:apply-style-name="s1" style:base-cell-address="Feuille1.F191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2"/>
      <style:map style:condition="cell-content()=1" style:apply-style-name="s1" style:base-cell-address="Feuille1.F192"/>
      <style:map style:condition="is-true-formula(&quot;&quot;)" style:apply-style-name="Default" style:base-cell-address="Feuille1.F192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2"/>
      <style:map style:condition="cell-content()=1" style:apply-style-name="s1" style:base-cell-address="Feuille1.F192"/>
      <style:map style:condition="is-true-formula(&quot;&quot;)" style:apply-style-name="Default" style:base-cell-address="Feuille1.F192"/>
    </style:style>
    <style:style style:name="ce6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2"/>
      <style:map style:condition="cell-content()=1" style:apply-style-name="s1" style:base-cell-address="Feuille1.F192"/>
      <style:map style:condition="is-true-formula(&quot;&quot;)" style:apply-style-name="Default" style:base-cell-address="Feuille1.F192"/>
    </style:style>
    <style:style style:name="ce6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4"/>
      <style:map style:condition="cell-content()=1" style:apply-style-name="s1" style:base-cell-address="Feuille1.F204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5"/>
      <style:map style:condition="cell-content()=1" style:apply-style-name="s1" style:base-cell-address="Feuille1.F205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6"/>
      <style:map style:condition="cell-content()=1" style:apply-style-name="s1" style:base-cell-address="Feuille1.F206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7"/>
      <style:map style:condition="cell-content()=1" style:apply-style-name="s1" style:base-cell-address="Feuille1.F207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8"/>
      <style:map style:condition="cell-content()=1" style:apply-style-name="s1" style:base-cell-address="Feuille1.F208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9"/>
      <style:map style:condition="cell-content()=1" style:apply-style-name="s1" style:base-cell-address="Feuille1.F209"/>
      <style:map style:condition="is-true-formula(&quot;&quot;)" style:apply-style-name="Default" style:base-cell-address="Feuille1.F209"/>
    </style:style>
    <style:style style:name="ce6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0"/>
      <style:map style:condition="cell-content()=1" style:apply-style-name="s1" style:base-cell-address="Feuille1.F210"/>
      <style:map style:condition="is-true-formula(&quot;&quot;)" style:apply-style-name="Default" style:base-cell-address="Feuille1.F210"/>
    </style:style>
    <style:style style:name="ce6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1"/>
      <style:map style:condition="cell-content()=1" style:apply-style-name="s1" style:base-cell-address="Feuille1.F211"/>
    </style:style>
    <style:style style:name="ce6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2"/>
      <style:map style:condition="cell-content()=1" style:apply-style-name="s1" style:base-cell-address="Feuille1.F212"/>
    </style:style>
    <style:style style:name="ce6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3"/>
      <style:map style:condition="cell-content()=1" style:apply-style-name="s1" style:base-cell-address="Feuille1.F213"/>
    </style:style>
    <style:style style:name="ce6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4"/>
      <style:map style:condition="cell-content()=1" style:apply-style-name="s1" style:base-cell-address="Feuille1.F214"/>
    </style:style>
    <style:style style:name="ce6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5"/>
      <style:map style:condition="cell-content()=1" style:apply-style-name="s1" style:base-cell-address="Feuille1.F215"/>
    </style:style>
    <style:style style:name="ce6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6"/>
      <style:map style:condition="cell-content()=1" style:apply-style-name="s1" style:base-cell-address="Feuille1.F216"/>
    </style:style>
    <style:style style:name="ce6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7"/>
      <style:map style:condition="cell-content()=1" style:apply-style-name="s1" style:base-cell-address="Feuille1.F217"/>
    </style:style>
    <style:style style:name="ce6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8"/>
      <style:map style:condition="cell-content()=1" style:apply-style-name="s1" style:base-cell-address="Feuille1.F218"/>
    </style:style>
    <style:style style:name="ce6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9"/>
      <style:map style:condition="cell-content()=1" style:apply-style-name="s1" style:base-cell-address="Feuille1.F219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0"/>
      <style:map style:condition="cell-content()=1" style:apply-style-name="s1" style:base-cell-address="Feuille1.F220"/>
    </style:style>
    <style:style style:name="ce6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1"/>
      <style:map style:condition="cell-content()=1" style:apply-style-name="s1" style:base-cell-address="Feuille1.F221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2"/>
      <style:map style:condition="cell-content()=1" style:apply-style-name="s1" style:base-cell-address="Feuille1.F222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3"/>
      <style:map style:condition="cell-content()=1" style:apply-style-name="s1" style:base-cell-address="Feuille1.F223"/>
    </style:style>
    <style:style style:name="ce6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4"/>
      <style:map style:condition="cell-content()=1" style:apply-style-name="s1" style:base-cell-address="Feuille1.F224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5"/>
      <style:map style:condition="cell-content()=1" style:apply-style-name="s1" style:base-cell-address="Feuille1.F225"/>
      <style:map style:condition="is-true-formula(&quot;&quot;)" style:apply-style-name="Default" style:base-cell-address="Feuille1.F225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6"/>
      <style:map style:condition="cell-content()=1" style:apply-style-name="s1" style:base-cell-address="Feuille1.F226"/>
      <style:map style:condition="is-true-formula(&quot;&quot;)" style:apply-style-name="Default" style:base-cell-address="Feuille1.F226"/>
    </style:style>
    <style:style style:name="ce6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37"/>
      <style:map style:condition="cell-content()=1" style:apply-style-name="s1" style:base-cell-address="Feuille1.F237"/>
      <style:map style:condition="is-true-formula(&quot;&quot;)" style:apply-style-name="Default" style:base-cell-address="Feuille1.F237"/>
    </style:style>
    <style:style style:name="ce6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39"/>
      <style:map style:condition="cell-content()=1" style:apply-style-name="s1" style:base-cell-address="Feuille1.F239"/>
      <style:map style:condition="is-true-formula(&quot;&quot;)" style:apply-style-name="Default" style:base-cell-address="Feuille1.F239"/>
    </style:style>
    <style:style style:name="ce6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40"/>
      <style:map style:condition="cell-content()=1" style:apply-style-name="s1" style:base-cell-address="Feuille1.F240"/>
      <style:map style:condition="is-true-formula(&quot;&quot;)" style:apply-style-name="Default" style:base-cell-address="Feuille1.F240"/>
    </style:style>
    <style:style style:name="ce6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0"/>
      <style:map style:condition="cell-content()=1" style:apply-style-name="s1" style:base-cell-address="Feuille1.F270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1"/>
      <style:map style:condition="cell-content()=1" style:apply-style-name="s1" style:base-cell-address="Feuille1.F271"/>
    </style:style>
    <style:style style:name="ce6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2"/>
      <style:map style:condition="cell-content()=1" style:apply-style-name="s1" style:base-cell-address="Feuille1.F272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3"/>
      <style:map style:condition="cell-content()=1" style:apply-style-name="s1" style:base-cell-address="Feuille1.F273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4"/>
      <style:map style:condition="cell-content()=1" style:apply-style-name="s1" style:base-cell-address="Feuille1.F274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5"/>
      <style:map style:condition="cell-content()=1" style:apply-style-name="s1" style:base-cell-address="Feuille1.F275"/>
      <style:map style:condition="is-true-formula(&quot;&quot;)" style:apply-style-name="Default" style:base-cell-address="Feuille1.F275"/>
    </style:style>
    <style:style style:name="ce6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6"/>
      <style:map style:condition="cell-content()=1" style:apply-style-name="s1" style:base-cell-address="Feuille1.F276"/>
    </style:style>
    <style:style style:name="ce6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7"/>
      <style:map style:condition="cell-content()=1" style:apply-style-name="s1" style:base-cell-address="Feuille1.F277"/>
    </style:style>
    <style:style style:name="ce6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8"/>
      <style:map style:condition="cell-content()=1" style:apply-style-name="s1" style:base-cell-address="Feuille1.F278"/>
      <style:map style:condition="is-true-formula(&quot;&quot;)" style:apply-style-name="Default" style:base-cell-address="Feuille1.F278"/>
    </style:style>
    <style:style style:name="ce6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9"/>
      <style:map style:condition="cell-content()=1" style:apply-style-name="s1" style:base-cell-address="Feuille1.F279"/>
      <style:map style:condition="is-true-formula(&quot;&quot;)" style:apply-style-name="Default" style:base-cell-address="Feuille1.F279"/>
    </style:style>
    <style:style style:name="ce6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3"/>
      <style:map style:condition="cell-content()=1" style:apply-style-name="s1" style:base-cell-address="Feuille1.F283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4"/>
      <style:map style:condition="cell-content()=1" style:apply-style-name="s1" style:base-cell-address="Feuille1.F284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5"/>
      <style:map style:condition="cell-content()=1" style:apply-style-name="s1" style:base-cell-address="Feuille1.F285"/>
    </style:style>
    <style:style style:name="ce6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6"/>
      <style:map style:condition="cell-content()=1" style:apply-style-name="s1" style:base-cell-address="Feuille1.F286"/>
    </style:style>
    <style:style style:name="ce6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7"/>
      <style:map style:condition="cell-content()=1" style:apply-style-name="s1" style:base-cell-address="Feuille1.F287"/>
    </style:style>
    <style:style style:name="ce6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8"/>
      <style:map style:condition="cell-content()=1" style:apply-style-name="s1" style:base-cell-address="Feuille1.F288"/>
      <style:map style:condition="is-true-formula(&quot;&quot;)" style:apply-style-name="Default" style:base-cell-address="Feuille1.F288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9"/>
      <style:map style:condition="cell-content()=1" style:apply-style-name="s1" style:base-cell-address="Feuille1.F289"/>
    </style:style>
    <style:style style:name="ce6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90"/>
      <style:map style:condition="cell-content()=1" style:apply-style-name="s1" style:base-cell-address="Feuille1.F290"/>
    </style:style>
    <style:style style:name="ce6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91"/>
      <style:map style:condition="cell-content()=1" style:apply-style-name="s1" style:base-cell-address="Feuille1.F291"/>
      <style:map style:condition="is-true-formula(&quot;&quot;)" style:apply-style-name="Default" style:base-cell-address="Feuille1.F291"/>
    </style:style>
    <style:style style:name="ce6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92"/>
      <style:map style:condition="cell-content()=1" style:apply-style-name="s1" style:base-cell-address="Feuille1.F292"/>
      <style:map style:condition="is-true-formula(&quot;&quot;)" style:apply-style-name="Default" style:base-cell-address="Feuille1.F292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3"/>
      <style:map style:condition="cell-content()=1" style:apply-style-name="s1" style:base-cell-address="Feuille1.F303"/>
    </style:style>
    <style:style style:name="ce6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4"/>
      <style:map style:condition="cell-content()=1" style:apply-style-name="s1" style:base-cell-address="Feuille1.F304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5"/>
      <style:map style:condition="cell-content()=1" style:apply-style-name="s1" style:base-cell-address="Feuille1.F305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6"/>
      <style:map style:condition="cell-content()=1" style:apply-style-name="s1" style:base-cell-address="Feuille1.F306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7"/>
      <style:map style:condition="cell-content()=1" style:apply-style-name="s1" style:base-cell-address="Feuille1.F307"/>
    </style:style>
    <style:style style:name="ce6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8"/>
      <style:map style:condition="cell-content()=1" style:apply-style-name="s1" style:base-cell-address="Feuille1.F308"/>
      <style:map style:condition="is-true-formula(&quot;&quot;)" style:apply-style-name="Default" style:base-cell-address="Feuille1.F308"/>
    </style:style>
    <style:style style:name="ce6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9"/>
      <style:map style:condition="cell-content()=1" style:apply-style-name="s1" style:base-cell-address="Feuille1.F309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10"/>
      <style:map style:condition="cell-content()=1" style:apply-style-name="s1" style:base-cell-address="Feuille1.F310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11"/>
      <style:map style:condition="cell-content()=1" style:apply-style-name="s1" style:base-cell-address="Feuille1.F311"/>
      <style:map style:condition="is-true-formula(&quot;&quot;)" style:apply-style-name="Default" style:base-cell-address="Feuille1.F311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12"/>
      <style:map style:condition="cell-content()=1" style:apply-style-name="s1" style:base-cell-address="Feuille1.F312"/>
      <style:map style:condition="is-true-formula(&quot;&quot;)" style:apply-style-name="Default" style:base-cell-address="Feuille1.F312"/>
    </style:style>
    <style:style style:name="ce6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16"/>
      <style:map style:condition="cell-content()=1" style:apply-style-name="s1" style:base-cell-address="Feuille1.F316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1"/>
      <style:map style:condition="cell-content()=1" style:apply-style-name="s1" style:base-cell-address="Feuille1.F321"/>
      <style:map style:condition="is-true-formula(&quot;&quot;)" style:apply-style-name="Default" style:base-cell-address="Feuille1.F321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2"/>
      <style:map style:condition="cell-content()=1" style:apply-style-name="s1" style:base-cell-address="Feuille1.F322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3"/>
      <style:map style:condition="cell-content()=1" style:apply-style-name="s1" style:base-cell-address="Feuille1.F323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4"/>
      <style:map style:condition="cell-content()=1" style:apply-style-name="s1" style:base-cell-address="Feuille1.F324"/>
      <style:map style:condition="is-true-formula(&quot;&quot;)" style:apply-style-name="Default" style:base-cell-address="Feuille1.F324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5"/>
      <style:map style:condition="cell-content()=1" style:apply-style-name="s1" style:base-cell-address="Feuille1.F325"/>
      <style:map style:condition="is-true-formula(&quot;&quot;)" style:apply-style-name="Default" style:base-cell-address="Feuille1.F325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"/>
      <style:map style:condition="cell-content()=1" style:apply-style-name="s1" style:base-cell-address="Feuille1.G8"/>
      <style:map style:condition="is-true-formula(&quot;&quot;)" style:apply-style-name="Default" style:base-cell-address="Feuille1.G8"/>
    </style:style>
    <style:style style:name="ce7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"/>
      <style:map style:condition="cell-content()=1" style:apply-style-name="s1" style:base-cell-address="Feuille1.G9"/>
    </style:style>
    <style:style style:name="ce7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"/>
      <style:map style:condition="cell-content()=1" style:apply-style-name="s1" style:base-cell-address="Feuille1.G10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"/>
      <style:map style:condition="cell-content()=1" style:apply-style-name="s1" style:base-cell-address="Feuille1.G11"/>
    </style:style>
    <style:style style:name="ce7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"/>
      <style:map style:condition="cell-content()=1" style:apply-style-name="s1" style:base-cell-address="Feuille1.G12"/>
    </style:style>
    <style:style style:name="ce7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3"/>
      <style:map style:condition="cell-content()=1" style:apply-style-name="s1" style:base-cell-address="Feuille1.G13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4"/>
      <style:map style:condition="cell-content()=1" style:apply-style-name="s1" style:base-cell-address="Feuille1.G14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5"/>
      <style:map style:condition="cell-content()=1" style:apply-style-name="s1" style:base-cell-address="Feuille1.G15"/>
    </style:style>
    <style:style style:name="ce7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6"/>
      <style:map style:condition="cell-content()=1" style:apply-style-name="s1" style:base-cell-address="Feuille1.G16"/>
    </style:style>
    <style:style style:name="ce7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"/>
      <style:map style:condition="cell-content()=1" style:apply-style-name="s1" style:base-cell-address="Feuille1.G17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"/>
      <style:map style:condition="cell-content()=1" style:apply-style-name="s1" style:base-cell-address="Feuille1.G18"/>
    </style:style>
    <style:style style:name="ce7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"/>
      <style:map style:condition="cell-content()=1" style:apply-style-name="s1" style:base-cell-address="Feuille1.G19"/>
    </style:style>
    <style:style style:name="ce7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"/>
      <style:map style:condition="cell-content()=1" style:apply-style-name="s1" style:base-cell-address="Feuille1.G20"/>
    </style:style>
    <style:style style:name="ce7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"/>
      <style:map style:condition="cell-content()=1" style:apply-style-name="s1" style:base-cell-address="Feuille1.G21"/>
    </style:style>
    <style:style style:name="ce7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"/>
      <style:map style:condition="cell-content()=1" style:apply-style-name="s1" style:base-cell-address="Feuille1.G22"/>
    </style:style>
    <style:style style:name="ce7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3"/>
      <style:map style:condition="cell-content()=1" style:apply-style-name="s1" style:base-cell-address="Feuille1.G23"/>
    </style:style>
    <style:style style:name="ce7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4"/>
      <style:map style:condition="cell-content()=1" style:apply-style-name="s1" style:base-cell-address="Feuille1.G24"/>
    </style:style>
    <style:style style:name="ce7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5"/>
      <style:map style:condition="cell-content()=1" style:apply-style-name="s1" style:base-cell-address="Feuille1.G25"/>
    </style:style>
    <style:style style:name="ce7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6"/>
      <style:map style:condition="cell-content()=1" style:apply-style-name="s1" style:base-cell-address="Feuille1.G26"/>
    </style:style>
    <style:style style:name="ce7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"/>
      <style:map style:condition="cell-content()=1" style:apply-style-name="s1" style:base-cell-address="Feuille1.G27"/>
      <style:map style:condition="is-true-formula(&quot;&quot;)" style:apply-style-name="Default" style:base-cell-address="Feuille1.G27"/>
    </style:style>
    <style:style style:name="ce7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"/>
      <style:map style:condition="cell-content()=1" style:apply-style-name="s1" style:base-cell-address="Feuille1.G28"/>
    </style:style>
    <style:style style:name="ce7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"/>
      <style:map style:condition="cell-content()=1" style:apply-style-name="s1" style:base-cell-address="Feuille1.G29"/>
    </style:style>
    <style:style style:name="ce7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9"/>
      <style:map style:condition="cell-content()=1" style:apply-style-name="s1" style:base-cell-address="Feuille1.G39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40"/>
      <style:map style:condition="cell-content()=1" style:apply-style-name="s1" style:base-cell-address="Feuille1.G40"/>
    </style:style>
    <style:style style:name="ce7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41"/>
      <style:map style:condition="cell-content()=1" style:apply-style-name="s1" style:base-cell-address="Feuille1.G41"/>
    </style:style>
    <style:style style:name="ce7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42"/>
      <style:map style:condition="cell-content()=1" style:apply-style-name="s1" style:base-cell-address="Feuille1.G42"/>
    </style:style>
    <style:style style:name="ce7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59"/>
      <style:map style:condition="cell-content()=1" style:apply-style-name="s1" style:base-cell-address="Feuille1.G59"/>
      <style:map style:condition="is-true-formula(&quot;&quot;)" style:apply-style-name="Default" style:base-cell-address="Feuille1.G59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60"/>
      <style:map style:condition="cell-content()=1" style:apply-style-name="s1" style:base-cell-address="Feuille1.G60"/>
    </style:style>
    <style:style style:name="ce7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61"/>
      <style:map style:condition="cell-content()=1" style:apply-style-name="s1" style:base-cell-address="Feuille1.G61"/>
    </style:style>
    <style:style style:name="ce7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62"/>
      <style:map style:condition="cell-content()=1" style:apply-style-name="s1" style:base-cell-address="Feuille1.G62"/>
    </style:style>
    <style:style style:name="ce7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2"/>
      <style:map style:condition="cell-content()=1" style:apply-style-name="s1" style:base-cell-address="Feuille1.G72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3"/>
      <style:map style:condition="cell-content()=1" style:apply-style-name="s1" style:base-cell-address="Feuille1.G73"/>
    </style:style>
    <style:style style:name="ce7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4"/>
      <style:map style:condition="cell-content()=1" style:apply-style-name="s1" style:base-cell-address="Feuille1.G74"/>
    </style:style>
    <style:style style:name="ce7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5"/>
      <style:map style:condition="cell-content()=1" style:apply-style-name="s1" style:base-cell-address="Feuille1.G75"/>
    </style:style>
    <style:style style:name="ce7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6"/>
      <style:map style:condition="cell-content()=1" style:apply-style-name="s1" style:base-cell-address="Feuille1.G76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3"/>
      <style:map style:condition="cell-content()=1" style:apply-style-name="s1" style:base-cell-address="Feuille1.G83"/>
      <style:map style:condition="is-true-formula(&quot;&quot;)" style:apply-style-name="Default" style:base-cell-address="Feuille1.G83"/>
    </style:style>
    <style:style style:name="ce7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4"/>
      <style:map style:condition="cell-content()=1" style:apply-style-name="s1" style:base-cell-address="Feuille1.G84"/>
    </style:style>
    <style:style style:name="ce7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5"/>
      <style:map style:condition="cell-content()=1" style:apply-style-name="s1" style:base-cell-address="Feuille1.G85"/>
    </style:style>
    <style:style style:name="ce7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6"/>
      <style:map style:condition="cell-content()=1" style:apply-style-name="s1" style:base-cell-address="Feuille1.G86"/>
    </style:style>
    <style:style style:name="ce7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4"/>
      <style:map style:condition="cell-content()=1" style:apply-style-name="s1" style:base-cell-address="Feuille1.E84"/>
      <style:map style:condition="is-true-formula(&quot;&quot;)" style:apply-style-name="Default" style:base-cell-address="Feuille1.E84"/>
    </style:style>
    <style:style style:name="ce7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8"/>
      <style:map style:condition="cell-content()=1" style:apply-style-name="s1" style:base-cell-address="Feuille1.G88"/>
    </style:style>
    <style:style style:name="ce7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9"/>
      <style:map style:condition="cell-content()=1" style:apply-style-name="s1" style:base-cell-address="Feuille1.G89"/>
    </style:style>
    <style:style style:name="ce7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0"/>
      <style:map style:condition="cell-content()=1" style:apply-style-name="s1" style:base-cell-address="Feuille1.G90"/>
    </style:style>
    <style:style style:name="ce7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1"/>
      <style:map style:condition="cell-content()=1" style:apply-style-name="s1" style:base-cell-address="Feuille1.G91"/>
    </style:style>
    <style:style style:name="ce7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2"/>
      <style:map style:condition="cell-content()=1" style:apply-style-name="s1" style:base-cell-address="Feuille1.G92"/>
      <style:map style:condition="is-true-formula(&quot;&quot;)" style:apply-style-name="Default" style:base-cell-address="Feuille1.G92"/>
    </style:style>
    <style:style style:name="ce7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3"/>
      <style:map style:condition="cell-content()=1" style:apply-style-name="s1" style:base-cell-address="Feuille1.G93"/>
    </style:style>
    <style:style style:name="ce7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4"/>
      <style:map style:condition="cell-content()=1" style:apply-style-name="s1" style:base-cell-address="Feuille1.G94"/>
    </style:style>
    <style:style style:name="ce7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5"/>
      <style:map style:condition="cell-content()=1" style:apply-style-name="s1" style:base-cell-address="Feuille1.G95"/>
    </style:style>
    <style:style style:name="ce7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5"/>
      <style:map style:condition="cell-content()=1" style:apply-style-name="s1" style:base-cell-address="Feuille1.G105"/>
    </style:style>
    <style:style style:name="ce7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6"/>
      <style:map style:condition="cell-content()=1" style:apply-style-name="s1" style:base-cell-address="Feuille1.G106"/>
    </style:style>
    <style:style style:name="ce7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7"/>
      <style:map style:condition="cell-content()=1" style:apply-style-name="s1" style:base-cell-address="Feuille1.G107"/>
    </style:style>
    <style:style style:name="ce7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8"/>
      <style:map style:condition="cell-content()=1" style:apply-style-name="s1" style:base-cell-address="Feuille1.G108"/>
    </style:style>
    <style:style style:name="ce7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9"/>
      <style:map style:condition="cell-content()=1" style:apply-style-name="s1" style:base-cell-address="Feuille1.G109"/>
    </style:style>
    <style:style style:name="ce7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5"/>
      <style:map style:condition="cell-content()=1" style:apply-style-name="s1" style:base-cell-address="Feuille1.E105"/>
      <style:map style:condition="is-true-formula(&quot;&quot;)" style:apply-style-name="Default" style:base-cell-address="Feuille1.E105"/>
    </style:style>
    <style:style style:name="ce7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5"/>
      <style:map style:condition="cell-content()=1" style:apply-style-name="s1" style:base-cell-address="Feuille1.G115"/>
      <style:map style:condition="is-true-formula(&quot;&quot;)" style:apply-style-name="Default" style:base-cell-address="Feuille1.G115"/>
    </style:style>
    <style:style style:name="ce7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6"/>
      <style:map style:condition="cell-content()=1" style:apply-style-name="s1" style:base-cell-address="Feuille1.G116"/>
      <style:map style:condition="is-true-formula(&quot;&quot;)" style:apply-style-name="Default" style:base-cell-address="Feuille1.G116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7"/>
      <style:map style:condition="cell-content()=1" style:apply-style-name="s1" style:base-cell-address="Feuille1.G117"/>
      <style:map style:condition="is-true-formula(&quot;&quot;)" style:apply-style-name="Default" style:base-cell-address="Feuille1.G117"/>
    </style:style>
    <style:style style:name="ce7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8"/>
      <style:map style:condition="cell-content()=1" style:apply-style-name="s1" style:base-cell-address="Feuille1.G118"/>
      <style:map style:condition="is-true-formula(&quot;&quot;)" style:apply-style-name="Default" style:base-cell-address="Feuille1.G118"/>
    </style:style>
    <style:style style:name="ce7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3"/>
      <style:map style:condition="cell-content()=1" style:apply-style-name="s1" style:base-cell-address="Feuille1.G123"/>
    </style:style>
    <style:style style:name="ce7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4"/>
      <style:map style:condition="cell-content()=1" style:apply-style-name="s1" style:base-cell-address="Feuille1.G124"/>
    </style:style>
    <style:style style:name="ce7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5"/>
      <style:map style:condition="cell-content()=1" style:apply-style-name="s1" style:base-cell-address="Feuille1.G125"/>
    </style:style>
    <style:style style:name="ce7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6"/>
      <style:map style:condition="cell-content()=1" style:apply-style-name="s1" style:base-cell-address="Feuille1.G126"/>
    </style:style>
    <style:style style:name="ce7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7"/>
      <style:map style:condition="cell-content()=1" style:apply-style-name="s1" style:base-cell-address="Feuille1.G127"/>
      <style:map style:condition="is-true-formula(&quot;&quot;)" style:apply-style-name="Default" style:base-cell-address="Feuille1.G127"/>
    </style:style>
    <style:style style:name="ce7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7"/>
      <style:map style:condition="cell-content()=1" style:apply-style-name="s1" style:base-cell-address="Feuille1.G127"/>
      <style:map style:condition="is-true-formula(&quot;&quot;)" style:apply-style-name="Default" style:base-cell-address="Feuille1.G127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48"/>
      <style:map style:condition="cell-content()=1" style:apply-style-name="s1" style:base-cell-address="Feuille1.G148"/>
    </style:style>
    <style:style style:name="ce7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49"/>
      <style:map style:condition="cell-content()=1" style:apply-style-name="s1" style:base-cell-address="Feuille1.G149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50"/>
      <style:map style:condition="cell-content()=1" style:apply-style-name="s1" style:base-cell-address="Feuille1.G150"/>
      <style:map style:condition="is-true-formula(&quot;&quot;)" style:apply-style-name="Default" style:base-cell-address="Feuille1.G150"/>
    </style:style>
    <style:style style:name="ce7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50"/>
      <style:map style:condition="cell-content()=1" style:apply-style-name="s1" style:base-cell-address="Feuille1.G150"/>
      <style:map style:condition="is-true-formula(&quot;&quot;)" style:apply-style-name="Default" style:base-cell-address="Feuille1.G150"/>
    </style:style>
    <style:style style:name="ce7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1"/>
      <style:map style:condition="cell-content()=1" style:apply-style-name="s1" style:base-cell-address="Feuille1.G171"/>
    </style:style>
    <style:style style:name="ce7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2"/>
      <style:map style:condition="cell-content()=1" style:apply-style-name="s1" style:base-cell-address="Feuille1.G172"/>
    </style:style>
    <style:style style:name="ce7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3"/>
      <style:map style:condition="cell-content()=1" style:apply-style-name="s1" style:base-cell-address="Feuille1.G173"/>
    </style:style>
    <style:style style:name="ce7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4"/>
      <style:map style:condition="cell-content()=1" style:apply-style-name="s1" style:base-cell-address="Feuille1.G174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1"/>
      <style:map style:condition="cell-content()=1" style:apply-style-name="s1" style:base-cell-address="Feuille1.G181"/>
    </style:style>
    <style:style style:name="ce7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2"/>
      <style:map style:condition="cell-content()=1" style:apply-style-name="s1" style:base-cell-address="Feuille1.G182"/>
    </style:style>
    <style:style style:name="ce7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3"/>
      <style:map style:condition="cell-content()=1" style:apply-style-name="s1" style:base-cell-address="Feuille1.G183"/>
      <style:map style:condition="is-true-formula(&quot;&quot;)" style:apply-style-name="Default" style:base-cell-address="Feuille1.G183"/>
    </style:style>
    <style:style style:name="ce7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3"/>
      <style:map style:condition="cell-content()=1" style:apply-style-name="s1" style:base-cell-address="Feuille1.G183"/>
      <style:map style:condition="is-true-formula(&quot;&quot;)" style:apply-style-name="Default" style:base-cell-address="Feuille1.G183"/>
    </style:style>
    <style:style style:name="ce7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1"/>
      <style:map style:condition="cell-content()=1" style:apply-style-name="s1" style:base-cell-address="Feuille1.G191"/>
    </style:style>
    <style:style style:name="ce7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2"/>
      <style:map style:condition="cell-content()=1" style:apply-style-name="s1" style:base-cell-address="Feuille1.G192"/>
      <style:map style:condition="is-true-formula(&quot;&quot;)" style:apply-style-name="Default" style:base-cell-address="Feuille1.G192"/>
    </style:style>
    <style:style style:name="ce7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2"/>
      <style:map style:condition="cell-content()=1" style:apply-style-name="s1" style:base-cell-address="Feuille1.G192"/>
      <style:map style:condition="is-true-formula(&quot;&quot;)" style:apply-style-name="Default" style:base-cell-address="Feuille1.G192"/>
    </style:style>
    <style:style style:name="ce7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2"/>
      <style:map style:condition="cell-content()=1" style:apply-style-name="s1" style:base-cell-address="Feuille1.G192"/>
      <style:map style:condition="is-true-formula(&quot;&quot;)" style:apply-style-name="Default" style:base-cell-address="Feuille1.G192"/>
    </style:style>
    <style:style style:name="ce7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4"/>
      <style:map style:condition="cell-content()=1" style:apply-style-name="s1" style:base-cell-address="Feuille1.G204"/>
    </style:style>
    <style:style style:name="ce7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5"/>
      <style:map style:condition="cell-content()=1" style:apply-style-name="s1" style:base-cell-address="Feuille1.G205"/>
    </style:style>
    <style:style style:name="ce7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6"/>
      <style:map style:condition="cell-content()=1" style:apply-style-name="s1" style:base-cell-address="Feuille1.G206"/>
    </style:style>
    <style:style style:name="ce7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7"/>
      <style:map style:condition="cell-content()=1" style:apply-style-name="s1" style:base-cell-address="Feuille1.G207"/>
    </style:style>
    <style:style style:name="ce7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8"/>
      <style:map style:condition="cell-content()=1" style:apply-style-name="s1" style:base-cell-address="Feuille1.G208"/>
    </style:style>
    <style:style style:name="ce7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4"/>
      <style:map style:condition="cell-content()=1" style:apply-style-name="s1" style:base-cell-address="Feuille1.E204"/>
      <style:map style:condition="is-true-formula(&quot;&quot;)" style:apply-style-name="Default" style:base-cell-address="Feuille1.E204"/>
    </style:style>
    <style:style style:name="ce7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4"/>
      <style:map style:condition="cell-content()=1" style:apply-style-name="s1" style:base-cell-address="Feuille1.E204"/>
      <style:map style:condition="is-true-formula(&quot;&quot;)" style:apply-style-name="Default" style:base-cell-address="Feuille1.E204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1"/>
      <style:map style:condition="cell-content()=1" style:apply-style-name="s1" style:base-cell-address="Feuille1.G211"/>
    </style:style>
    <style:style style:name="ce7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2"/>
      <style:map style:condition="cell-content()=1" style:apply-style-name="s1" style:base-cell-address="Feuille1.G212"/>
    </style:style>
    <style:style style:name="ce7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3"/>
      <style:map style:condition="cell-content()=1" style:apply-style-name="s1" style:base-cell-address="Feuille1.G213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4"/>
      <style:map style:condition="cell-content()=1" style:apply-style-name="s1" style:base-cell-address="Feuille1.G214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5"/>
      <style:map style:condition="cell-content()=1" style:apply-style-name="s1" style:base-cell-address="Feuille1.G215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6"/>
      <style:map style:condition="cell-content()=1" style:apply-style-name="s1" style:base-cell-address="Feuille1.G216"/>
    </style:style>
    <style:style style:name="ce8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7"/>
      <style:map style:condition="cell-content()=1" style:apply-style-name="s1" style:base-cell-address="Feuille1.G217"/>
    </style:style>
    <style:style style:name="ce8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8"/>
      <style:map style:condition="cell-content()=1" style:apply-style-name="s1" style:base-cell-address="Feuille1.G218"/>
    </style:style>
    <style:style style:name="ce8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9"/>
      <style:map style:condition="cell-content()=1" style:apply-style-name="s1" style:base-cell-address="Feuille1.G219"/>
    </style:style>
    <style:style style:name="ce8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0"/>
      <style:map style:condition="cell-content()=1" style:apply-style-name="s1" style:base-cell-address="Feuille1.G220"/>
    </style:style>
    <style:style style:name="ce8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1"/>
      <style:map style:condition="cell-content()=1" style:apply-style-name="s1" style:base-cell-address="Feuille1.G221"/>
    </style:style>
    <style:style style:name="ce8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2"/>
      <style:map style:condition="cell-content()=1" style:apply-style-name="s1" style:base-cell-address="Feuille1.G222"/>
    </style:style>
    <style:style style:name="ce8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3"/>
      <style:map style:condition="cell-content()=1" style:apply-style-name="s1" style:base-cell-address="Feuille1.G223"/>
    </style:style>
    <style:style style:name="ce8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4"/>
      <style:map style:condition="cell-content()=1" style:apply-style-name="s1" style:base-cell-address="Feuille1.G224"/>
    </style:style>
    <style:style style:name="ce8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5"/>
      <style:map style:condition="cell-content()=1" style:apply-style-name="s1" style:base-cell-address="Feuille1.G225"/>
    </style:style>
    <style:style style:name="ce8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6"/>
      <style:map style:condition="cell-content()=1" style:apply-style-name="s1" style:base-cell-address="Feuille1.G226"/>
      <style:map style:condition="is-true-formula(&quot;&quot;)" style:apply-style-name="Default" style:base-cell-address="Feuille1.G226"/>
    </style:style>
    <style:style style:name="ce8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6"/>
      <style:map style:condition="cell-content()=1" style:apply-style-name="s1" style:base-cell-address="Feuille1.G226"/>
      <style:map style:condition="is-true-formula(&quot;&quot;)" style:apply-style-name="Default" style:base-cell-address="Feuille1.G226"/>
    </style:style>
    <style:style style:name="ce8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0"/>
      <style:map style:condition="cell-content()=1" style:apply-style-name="s1" style:base-cell-address="Feuille1.G270"/>
    </style:style>
    <style:style style:name="ce8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1"/>
      <style:map style:condition="cell-content()=1" style:apply-style-name="s1" style:base-cell-address="Feuille1.G271"/>
    </style:style>
    <style:style style:name="ce8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2"/>
      <style:map style:condition="cell-content()=1" style:apply-style-name="s1" style:base-cell-address="Feuille1.G272"/>
    </style:style>
    <style:style style:name="ce8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3"/>
      <style:map style:condition="cell-content()=1" style:apply-style-name="s1" style:base-cell-address="Feuille1.G273"/>
    </style:style>
    <style:style style:name="ce8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4"/>
      <style:map style:condition="cell-content()=1" style:apply-style-name="s1" style:base-cell-address="Feuille1.G274"/>
    </style:style>
    <style:style style:name="ce8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5"/>
      <style:map style:condition="cell-content()=1" style:apply-style-name="s1" style:base-cell-address="Feuille1.G275"/>
      <style:map style:condition="is-true-formula(&quot;&quot;)" style:apply-style-name="Default" style:base-cell-address="Feuille1.G275"/>
    </style:style>
    <style:style style:name="ce8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6"/>
      <style:map style:condition="cell-content()=1" style:apply-style-name="s1" style:base-cell-address="Feuille1.G276"/>
    </style:style>
    <style:style style:name="ce8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7"/>
      <style:map style:condition="cell-content()=1" style:apply-style-name="s1" style:base-cell-address="Feuille1.G277"/>
    </style:style>
    <style:style style:name="ce8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8"/>
      <style:map style:condition="cell-content()=1" style:apply-style-name="s1" style:base-cell-address="Feuille1.G278"/>
    </style:style>
    <style:style style:name="ce8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9"/>
      <style:map style:condition="cell-content()=1" style:apply-style-name="s1" style:base-cell-address="Feuille1.G279"/>
      <style:map style:condition="is-true-formula(&quot;&quot;)" style:apply-style-name="Default" style:base-cell-address="Feuille1.G279"/>
    </style:style>
    <style:style style:name="ce8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9"/>
      <style:map style:condition="cell-content()=1" style:apply-style-name="s1" style:base-cell-address="Feuille1.G279"/>
      <style:map style:condition="is-true-formula(&quot;&quot;)" style:apply-style-name="Default" style:base-cell-address="Feuille1.G279"/>
    </style:style>
    <style:style style:name="ce8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1"/>
      <style:map style:condition="cell-content()=1" style:apply-style-name="s1" style:base-cell-address="Feuille1.G281"/>
      <style:map style:condition="is-true-formula(&quot;&quot;)" style:apply-style-name="Default" style:base-cell-address="Feuille1.G281"/>
    </style:style>
    <style:style style:name="ce8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2"/>
      <style:map style:condition="cell-content()=1" style:apply-style-name="s1" style:base-cell-address="Feuille1.G282"/>
      <style:map style:condition="is-true-formula(&quot;&quot;)" style:apply-style-name="Default" style:base-cell-address="Feuille1.G282"/>
    </style:style>
    <style:style style:name="ce8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3"/>
      <style:map style:condition="cell-content()=1" style:apply-style-name="s1" style:base-cell-address="Feuille1.G283"/>
    </style:style>
    <style:style style:name="ce8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4"/>
      <style:map style:condition="cell-content()=1" style:apply-style-name="s1" style:base-cell-address="Feuille1.G284"/>
    </style:style>
    <style:style style:name="ce8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5"/>
      <style:map style:condition="cell-content()=1" style:apply-style-name="s1" style:base-cell-address="Feuille1.G285"/>
    </style:style>
    <style:style style:name="ce8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6"/>
      <style:map style:condition="cell-content()=1" style:apply-style-name="s1" style:base-cell-address="Feuille1.G286"/>
    </style:style>
    <style:style style:name="ce8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7"/>
      <style:map style:condition="cell-content()=1" style:apply-style-name="s1" style:base-cell-address="Feuille1.G287"/>
    </style:style>
    <style:style style:name="ce8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8"/>
      <style:map style:condition="cell-content()=1" style:apply-style-name="s1" style:base-cell-address="Feuille1.G288"/>
      <style:map style:condition="is-true-formula(&quot;&quot;)" style:apply-style-name="Default" style:base-cell-address="Feuille1.G288"/>
    </style:style>
    <style:style style:name="ce8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9"/>
      <style:map style:condition="cell-content()=1" style:apply-style-name="s1" style:base-cell-address="Feuille1.G289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0"/>
      <style:map style:condition="cell-content()=1" style:apply-style-name="s1" style:base-cell-address="Feuille1.G290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1"/>
      <style:map style:condition="cell-content()=1" style:apply-style-name="s1" style:base-cell-address="Feuille1.G291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2"/>
      <style:map style:condition="cell-content()=1" style:apply-style-name="s1" style:base-cell-address="Feuille1.G292"/>
      <style:map style:condition="is-true-formula(&quot;&quot;)" style:apply-style-name="Default" style:base-cell-address="Feuille1.G292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2"/>
      <style:map style:condition="cell-content()=1" style:apply-style-name="s1" style:base-cell-address="Feuille1.G292"/>
      <style:map style:condition="is-true-formula(&quot;&quot;)" style:apply-style-name="Default" style:base-cell-address="Feuille1.G292"/>
    </style:style>
    <style:style style:name="ce8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3"/>
      <style:map style:condition="cell-content()=1" style:apply-style-name="s1" style:base-cell-address="Feuille1.G303"/>
    </style:style>
    <style:style style:name="ce8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4"/>
      <style:map style:condition="cell-content()=1" style:apply-style-name="s1" style:base-cell-address="Feuille1.G30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5"/>
      <style:map style:condition="cell-content()=1" style:apply-style-name="s1" style:base-cell-address="Feuille1.G305"/>
    </style:style>
    <style:style style:name="ce8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6"/>
      <style:map style:condition="cell-content()=1" style:apply-style-name="s1" style:base-cell-address="Feuille1.G306"/>
    </style:style>
    <style:style style:name="ce8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7"/>
      <style:map style:condition="cell-content()=1" style:apply-style-name="s1" style:base-cell-address="Feuille1.G307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8"/>
      <style:map style:condition="cell-content()=1" style:apply-style-name="s1" style:base-cell-address="Feuille1.G308"/>
      <style:map style:condition="is-true-formula(&quot;&quot;)" style:apply-style-name="Default" style:base-cell-address="Feuille1.G308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9"/>
      <style:map style:condition="cell-content()=1" style:apply-style-name="s1" style:base-cell-address="Feuille1.G309"/>
    </style:style>
    <style:style style:name="ce8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0"/>
      <style:map style:condition="cell-content()=1" style:apply-style-name="s1" style:base-cell-address="Feuille1.G310"/>
    </style:style>
    <style:style style:name="ce8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1"/>
      <style:map style:condition="cell-content()=1" style:apply-style-name="s1" style:base-cell-address="Feuille1.G311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2"/>
      <style:map style:condition="cell-content()=1" style:apply-style-name="s1" style:base-cell-address="Feuille1.G312"/>
      <style:map style:condition="is-true-formula(&quot;&quot;)" style:apply-style-name="Default" style:base-cell-address="Feuille1.G312"/>
    </style:style>
    <style:style style:name="ce8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2"/>
      <style:map style:condition="cell-content()=1" style:apply-style-name="s1" style:base-cell-address="Feuille1.G312"/>
      <style:map style:condition="is-true-formula(&quot;&quot;)" style:apply-style-name="Default" style:base-cell-address="Feuille1.G312"/>
    </style:style>
    <style:style style:name="ce8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4"/>
      <style:map style:condition="cell-content()=1" style:apply-style-name="s1" style:base-cell-address="Feuille1.G314"/>
      <style:map style:condition="is-true-formula(&quot;&quot;)" style:apply-style-name="Default" style:base-cell-address="Feuille1.G314"/>
    </style:style>
    <style:style style:name="ce8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5"/>
      <style:map style:condition="cell-content()=1" style:apply-style-name="s1" style:base-cell-address="Feuille1.G315"/>
      <style:map style:condition="is-true-formula(&quot;&quot;)" style:apply-style-name="Default" style:base-cell-address="Feuille1.G315"/>
    </style:style>
    <style:style style:name="ce8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6"/>
      <style:map style:condition="cell-content()=1" style:apply-style-name="s1" style:base-cell-address="Feuille1.G316"/>
    </style:style>
    <style:style style:name="ce8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1"/>
      <style:map style:condition="cell-content()=1" style:apply-style-name="s1" style:base-cell-address="Feuille1.G321"/>
      <style:map style:condition="is-true-formula(&quot;&quot;)" style:apply-style-name="Default" style:base-cell-address="Feuille1.G321"/>
    </style:style>
    <style:style style:name="ce8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2"/>
      <style:map style:condition="cell-content()=1" style:apply-style-name="s1" style:base-cell-address="Feuille1.G322"/>
    </style:style>
    <style:style style:name="ce8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3"/>
      <style:map style:condition="cell-content()=1" style:apply-style-name="s1" style:base-cell-address="Feuille1.G323"/>
    </style:style>
    <style:style style:name="ce8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4"/>
      <style:map style:condition="cell-content()=1" style:apply-style-name="s1" style:base-cell-address="Feuille1.G324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5"/>
      <style:map style:condition="cell-content()=1" style:apply-style-name="s1" style:base-cell-address="Feuille1.G325"/>
      <style:map style:condition="is-true-formula(&quot;&quot;)" style:apply-style-name="Default" style:base-cell-address="Feuille1.G325"/>
    </style:style>
    <style:style style:name="ce8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5"/>
      <style:map style:condition="cell-content()=1" style:apply-style-name="s1" style:base-cell-address="Feuille1.G325"/>
      <style:map style:condition="is-true-formula(&quot;&quot;)" style:apply-style-name="Default" style:base-cell-address="Feuille1.G325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"/>
      <style:map style:condition="cell-content()=1" style:apply-style-name="s1" style:base-cell-address="Feuille1.H7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"/>
      <style:map style:condition="cell-content()=1" style:apply-style-name="s1" style:base-cell-address="Feuille1.H8"/>
    </style:style>
    <style:style style:name="ce8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"/>
      <style:map style:condition="cell-content()=1" style:apply-style-name="s1" style:base-cell-address="Feuille1.H27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"/>
      <style:map style:condition="cell-content()=1" style:apply-style-name="s1" style:base-cell-address="Feuille1.H28"/>
    </style:style>
    <style:style style:name="ce8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"/>
      <style:map style:condition="cell-content()=1" style:apply-style-name="s1" style:base-cell-address="Feuille1.H29"/>
    </style:style>
    <style:style style:name="ce8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"/>
      <style:map style:condition="cell-content()=1" style:apply-style-name="s1" style:base-cell-address="Feuille1.H30"/>
      <style:map style:condition="is-true-formula(&quot;&quot;)" style:apply-style-name="Default" style:base-cell-address="Feuille1.H30"/>
    </style:style>
    <style:style style:name="ce8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9"/>
      <style:map style:condition="cell-content()=1" style:apply-style-name="s1" style:base-cell-address="Feuille1.H39"/>
    </style:style>
    <style:style style:name="ce8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0"/>
      <style:map style:condition="cell-content()=1" style:apply-style-name="s1" style:base-cell-address="Feuille1.H40"/>
    </style:style>
    <style:style style:name="ce8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1"/>
      <style:map style:condition="cell-content()=1" style:apply-style-name="s1" style:base-cell-address="Feuille1.H41"/>
    </style:style>
    <style:style style:name="ce8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2"/>
      <style:map style:condition="cell-content()=1" style:apply-style-name="s1" style:base-cell-address="Feuille1.H42"/>
    </style:style>
    <style:style style:name="ce8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3"/>
      <style:map style:condition="cell-content()=1" style:apply-style-name="s1" style:base-cell-address="Feuille1.H43"/>
    </style:style>
    <style:style style:name="ce8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4"/>
      <style:map style:condition="cell-content()=1" style:apply-style-name="s1" style:base-cell-address="Feuille1.H44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5"/>
      <style:map style:condition="cell-content()=1" style:apply-style-name="s1" style:base-cell-address="Feuille1.H45"/>
    </style:style>
    <style:style style:name="ce8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6"/>
      <style:map style:condition="cell-content()=1" style:apply-style-name="s1" style:base-cell-address="Feuille1.H46"/>
    </style:style>
    <style:style style:name="ce8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7"/>
      <style:map style:condition="cell-content()=1" style:apply-style-name="s1" style:base-cell-address="Feuille1.H47"/>
    </style:style>
    <style:style style:name="ce8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8"/>
      <style:map style:condition="cell-content()=1" style:apply-style-name="s1" style:base-cell-address="Feuille1.H48"/>
    </style:style>
    <style:style style:name="ce8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9"/>
      <style:map style:condition="cell-content()=1" style:apply-style-name="s1" style:base-cell-address="Feuille1.H49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0"/>
      <style:map style:condition="cell-content()=1" style:apply-style-name="s1" style:base-cell-address="Feuille1.H50"/>
    </style:style>
    <style:style style:name="ce8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1"/>
      <style:map style:condition="cell-content()=1" style:apply-style-name="s1" style:base-cell-address="Feuille1.H51"/>
    </style:style>
    <style:style style:name="ce8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2"/>
      <style:map style:condition="cell-content()=1" style:apply-style-name="s1" style:base-cell-address="Feuille1.H52"/>
    </style:style>
    <style:style style:name="ce8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3"/>
      <style:map style:condition="cell-content()=1" style:apply-style-name="s1" style:base-cell-address="Feuille1.H53"/>
    </style:style>
    <style:style style:name="ce8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4"/>
      <style:map style:condition="cell-content()=1" style:apply-style-name="s1" style:base-cell-address="Feuille1.H54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5"/>
      <style:map style:condition="cell-content()=1" style:apply-style-name="s1" style:base-cell-address="Feuille1.H55"/>
    </style:style>
    <style:style style:name="ce8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6"/>
      <style:map style:condition="cell-content()=1" style:apply-style-name="s1" style:base-cell-address="Feuille1.H56"/>
    </style:style>
    <style:style style:name="ce8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7"/>
      <style:map style:condition="cell-content()=1" style:apply-style-name="s1" style:base-cell-address="Feuille1.H57"/>
    </style:style>
    <style:style style:name="ce8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8"/>
      <style:map style:condition="cell-content()=1" style:apply-style-name="s1" style:base-cell-address="Feuille1.H58"/>
    </style:style>
    <style:style style:name="ce8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9"/>
      <style:map style:condition="cell-content()=1" style:apply-style-name="s1" style:base-cell-address="Feuille1.H59"/>
      <style:map style:condition="is-true-formula(&quot;&quot;)" style:apply-style-name="Default" style:base-cell-address="Feuille1.H59"/>
    </style:style>
    <style:style style:name="ce8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60"/>
      <style:map style:condition="cell-content()=1" style:apply-style-name="s1" style:base-cell-address="Feuille1.H60"/>
    </style:style>
    <style:style style:name="ce8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61"/>
      <style:map style:condition="cell-content()=1" style:apply-style-name="s1" style:base-cell-address="Feuille1.H61"/>
    </style:style>
    <style:style style:name="ce8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62"/>
      <style:map style:condition="cell-content()=1" style:apply-style-name="s1" style:base-cell-address="Feuille1.H62"/>
    </style:style>
    <style:style style:name="ce8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2"/>
      <style:map style:condition="cell-content()=1" style:apply-style-name="s1" style:base-cell-address="Feuille1.H72"/>
    </style:style>
    <style:style style:name="ce8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3"/>
      <style:map style:condition="cell-content()=1" style:apply-style-name="s1" style:base-cell-address="Feuille1.H73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4"/>
      <style:map style:condition="cell-content()=1" style:apply-style-name="s1" style:base-cell-address="Feuille1.H74"/>
    </style:style>
    <style:style style:name="ce8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5"/>
      <style:map style:condition="cell-content()=1" style:apply-style-name="s1" style:base-cell-address="Feuille1.H75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6"/>
      <style:map style:condition="cell-content()=1" style:apply-style-name="s1" style:base-cell-address="Feuille1.H76"/>
      <style:map style:condition="is-true-formula(&quot;&quot;)" style:apply-style-name="Default" style:base-cell-address="Feuille1.H76"/>
    </style:style>
    <style:style style:name="ce8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7"/>
      <style:map style:condition="cell-content()=1" style:apply-style-name="s1" style:base-cell-address="Feuille1.H77"/>
      <style:map style:condition="is-true-formula(&quot;&quot;)" style:apply-style-name="Default" style:base-cell-address="Feuille1.H77"/>
    </style:style>
    <style:style style:name="ce8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3"/>
      <style:map style:condition="cell-content()=1" style:apply-style-name="s1" style:base-cell-address="Feuille1.H83"/>
    </style:style>
    <style:style style:name="ce8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92"/>
      <style:map style:condition="cell-content()=1" style:apply-style-name="s1" style:base-cell-address="Feuille1.H92"/>
      <style:map style:condition="is-true-formula(&quot;&quot;)" style:apply-style-name="Default" style:base-cell-address="Feuille1.H92"/>
    </style:style>
    <style:style style:name="ce9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93"/>
      <style:map style:condition="cell-content()=1" style:apply-style-name="s1" style:base-cell-address="Feuille1.H93"/>
    </style:style>
    <style:style style:name="ce9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94"/>
      <style:map style:condition="cell-content()=1" style:apply-style-name="s1" style:base-cell-address="Feuille1.H94"/>
    </style:style>
    <style:style style:name="ce9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95"/>
      <style:map style:condition="cell-content()=1" style:apply-style-name="s1" style:base-cell-address="Feuille1.H95"/>
    </style:style>
    <style:style style:name="ce9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5"/>
      <style:map style:condition="cell-content()=1" style:apply-style-name="s1" style:base-cell-address="Feuille1.H105"/>
    </style:style>
    <style:style style:name="ce9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6"/>
      <style:map style:condition="cell-content()=1" style:apply-style-name="s1" style:base-cell-address="Feuille1.H106"/>
    </style:style>
    <style:style style:name="ce9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7"/>
      <style:map style:condition="cell-content()=1" style:apply-style-name="s1" style:base-cell-address="Feuille1.H107"/>
    </style:style>
    <style:style style:name="ce9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8"/>
      <style:map style:condition="cell-content()=1" style:apply-style-name="s1" style:base-cell-address="Feuille1.H108"/>
    </style:style>
    <style:style style:name="ce9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9"/>
      <style:map style:condition="cell-content()=1" style:apply-style-name="s1" style:base-cell-address="Feuille1.H109"/>
      <style:map style:condition="is-true-formula(&quot;&quot;)" style:apply-style-name="Default" style:base-cell-address="Feuille1.H109"/>
    </style:style>
    <style:style style:name="ce9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0"/>
      <style:map style:condition="cell-content()=1" style:apply-style-name="s1" style:base-cell-address="Feuille1.H110"/>
      <style:map style:condition="is-true-formula(&quot;&quot;)" style:apply-style-name="Default" style:base-cell-address="Feuille1.H110"/>
    </style:style>
    <style:style style:name="ce9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5"/>
      <style:map style:condition="cell-content()=1" style:apply-style-name="s1" style:base-cell-address="Feuille1.H115"/>
      <style:map style:condition="is-true-formula(&quot;&quot;)" style:apply-style-name="Default" style:base-cell-address="Feuille1.H115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6"/>
      <style:map style:condition="cell-content()=1" style:apply-style-name="s1" style:base-cell-address="Feuille1.H116"/>
      <style:map style:condition="is-true-formula(&quot;&quot;)" style:apply-style-name="Default" style:base-cell-address="Feuille1.H116"/>
    </style:style>
    <style:style style:name="ce9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7"/>
      <style:map style:condition="cell-content()=1" style:apply-style-name="s1" style:base-cell-address="Feuille1.H117"/>
      <style:map style:condition="is-true-formula(&quot;&quot;)" style:apply-style-name="Default" style:base-cell-address="Feuille1.H117"/>
    </style:style>
    <style:style style:name="ce9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8"/>
      <style:map style:condition="cell-content()=1" style:apply-style-name="s1" style:base-cell-address="Feuille1.H118"/>
      <style:map style:condition="is-true-formula(&quot;&quot;)" style:apply-style-name="Default" style:base-cell-address="Feuille1.H118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4"/>
      <style:map style:condition="cell-content()=1" style:apply-style-name="s1" style:base-cell-address="Feuille1.H124"/>
      <style:map style:condition="is-true-formula(&quot;&quot;)" style:apply-style-name="Default" style:base-cell-address="Feuille1.H124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5"/>
      <style:map style:condition="cell-content()=1" style:apply-style-name="s1" style:base-cell-address="Feuille1.H125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6"/>
      <style:map style:condition="cell-content()=1" style:apply-style-name="s1" style:base-cell-address="Feuille1.H126"/>
    </style:style>
    <style:style style:name="ce9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7"/>
      <style:map style:condition="cell-content()=1" style:apply-style-name="s1" style:base-cell-address="Feuille1.H127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8"/>
      <style:map style:condition="cell-content()=1" style:apply-style-name="s1" style:base-cell-address="Feuille1.H128"/>
    </style:style>
    <style:style style:name="ce9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38"/>
      <style:map style:condition="cell-content()=1" style:apply-style-name="s1" style:base-cell-address="Feuille1.H138"/>
      <style:map style:condition="is-true-formula(&quot;&quot;)" style:apply-style-name="Default" style:base-cell-address="Feuille1.H138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8"/>
      <style:map style:condition="cell-content()=1" style:apply-style-name="s1" style:base-cell-address="Feuille1.H148"/>
    </style:style>
    <style:style style:name="ce9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9"/>
      <style:map style:condition="cell-content()=1" style:apply-style-name="s1" style:base-cell-address="Feuille1.H149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0"/>
      <style:map style:condition="cell-content()=1" style:apply-style-name="s1" style:base-cell-address="Feuille1.H150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1"/>
      <style:map style:condition="cell-content()=1" style:apply-style-name="s1" style:base-cell-address="Feuille1.H151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9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3"/>
      <style:map style:condition="cell-content()=1" style:apply-style-name="s1" style:base-cell-address="Feuille1.H153"/>
      <style:map style:condition="is-true-formula(&quot;&quot;)" style:apply-style-name="Default" style:base-cell-address="Feuille1.H153"/>
    </style:style>
    <style:style style:name="ce9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4"/>
      <style:map style:condition="cell-content()=1" style:apply-style-name="s1" style:base-cell-address="Feuille1.H154"/>
      <style:map style:condition="is-true-formula(&quot;&quot;)" style:apply-style-name="Default" style:base-cell-address="Feuille1.H154"/>
    </style:style>
    <style:style style:name="ce9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61"/>
      <style:map style:condition="cell-content()=1" style:apply-style-name="s1" style:base-cell-address="Feuille1.H161"/>
      <style:map style:condition="is-true-formula(&quot;&quot;)" style:apply-style-name="Default" style:base-cell-address="Feuille1.H161"/>
    </style:style>
    <style:style style:name="ce9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1"/>
      <style:map style:condition="cell-content()=1" style:apply-style-name="s1" style:base-cell-address="Feuille1.H171"/>
    </style:style>
    <style:style style:name="ce9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2"/>
      <style:map style:condition="cell-content()=1" style:apply-style-name="s1" style:base-cell-address="Feuille1.H172"/>
    </style:style>
    <style:style style:name="ce9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3"/>
      <style:map style:condition="cell-content()=1" style:apply-style-name="s1" style:base-cell-address="Feuille1.H173"/>
    </style:style>
    <style:style style:name="ce9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4"/>
      <style:map style:condition="cell-content()=1" style:apply-style-name="s1" style:base-cell-address="Feuille1.H174"/>
    </style:style>
    <style:style style:name="ce9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0"/>
      <style:map style:condition="cell-content()=1" style:apply-style-name="s1" style:base-cell-address="Feuille1.H180"/>
      <style:map style:condition="is-true-formula(&quot;&quot;)" style:apply-style-name="Default" style:base-cell-address="Feuille1.H180"/>
    </style:style>
    <style:style style:name="ce9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1"/>
      <style:map style:condition="cell-content()=1" style:apply-style-name="s1" style:base-cell-address="Feuille1.H181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2"/>
      <style:map style:condition="cell-content()=1" style:apply-style-name="s1" style:base-cell-address="Feuille1.H182"/>
    </style:style>
    <style:style style:name="ce9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3"/>
      <style:map style:condition="cell-content()=1" style:apply-style-name="s1" style:base-cell-address="Feuille1.H183"/>
    </style:style>
    <style:style style:name="ce9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4"/>
      <style:map style:condition="cell-content()=1" style:apply-style-name="s1" style:base-cell-address="Feuille1.H184"/>
    </style:style>
    <style:style style:name="ce9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0"/>
      <style:map style:condition="cell-content()=1" style:apply-style-name="s1" style:base-cell-address="Feuille1.H190"/>
      <style:map style:condition="is-true-formula(&quot;&quot;)" style:apply-style-name="Default" style:base-cell-address="Feuille1.H190"/>
    </style:style>
    <style:style style:name="ce9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1"/>
      <style:map style:condition="cell-content()=1" style:apply-style-name="s1" style:base-cell-address="Feuille1.H191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2"/>
      <style:map style:condition="cell-content()=1" style:apply-style-name="s1" style:base-cell-address="Feuille1.H192"/>
      <style:map style:condition="is-true-formula(&quot;&quot;)" style:apply-style-name="Default" style:base-cell-address="Feuille1.H192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2"/>
      <style:map style:condition="cell-content()=1" style:apply-style-name="s1" style:base-cell-address="Feuille1.H192"/>
      <style:map style:condition="is-true-formula(&quot;&quot;)" style:apply-style-name="Default" style:base-cell-address="Feuille1.H192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2"/>
      <style:map style:condition="cell-content()=1" style:apply-style-name="s1" style:base-cell-address="Feuille1.H192"/>
      <style:map style:condition="is-true-formula(&quot;&quot;)" style:apply-style-name="Default" style:base-cell-address="Feuille1.H192"/>
    </style:style>
    <style:style style:name="ce9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2"/>
      <style:map style:condition="cell-content()=1" style:apply-style-name="s1" style:base-cell-address="Feuille1.H192"/>
      <style:map style:condition="is-true-formula(&quot;&quot;)" style:apply-style-name="Default" style:base-cell-address="Feuille1.H192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6"/>
      <style:map style:condition="cell-content()=1" style:apply-style-name="s1" style:base-cell-address="Feuille1.H196"/>
      <style:map style:condition="is-true-formula(&quot;&quot;)" style:apply-style-name="Default" style:base-cell-address="Feuille1.H196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4"/>
      <style:map style:condition="cell-content()=1" style:apply-style-name="s1" style:base-cell-address="Feuille1.H204"/>
    </style:style>
    <style:style style:name="ce9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5"/>
      <style:map style:condition="cell-content()=1" style:apply-style-name="s1" style:base-cell-address="Feuille1.H205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6"/>
      <style:map style:condition="cell-content()=1" style:apply-style-name="s1" style:base-cell-address="Feuille1.H206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7"/>
      <style:map style:condition="cell-content()=1" style:apply-style-name="s1" style:base-cell-address="Feuille1.H207"/>
    </style:style>
    <style:style style:name="ce9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8"/>
      <style:map style:condition="cell-content()=1" style:apply-style-name="s1" style:base-cell-address="Feuille1.H208"/>
      <style:map style:condition="is-true-formula(&quot;&quot;)" style:apply-style-name="Default" style:base-cell-address="Feuille1.H208"/>
    </style:style>
    <style:style style:name="ce9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9"/>
      <style:map style:condition="cell-content()=1" style:apply-style-name="s1" style:base-cell-address="Feuille1.H209"/>
      <style:map style:condition="is-true-formula(&quot;&quot;)" style:apply-style-name="Default" style:base-cell-address="Feuille1.H209"/>
    </style:style>
    <style:style style:name="ce9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14"/>
      <style:map style:condition="cell-content()=1" style:apply-style-name="s1" style:base-cell-address="Feuille1.H214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15"/>
      <style:map style:condition="cell-content()=1" style:apply-style-name="s1" style:base-cell-address="Feuille1.H215"/>
    </style:style>
    <style:style style:name="ce9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16"/>
      <style:map style:condition="cell-content()=1" style:apply-style-name="s1" style:base-cell-address="Feuille1.H216"/>
    </style:style>
    <style:style style:name="ce9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17"/>
      <style:map style:condition="cell-content()=1" style:apply-style-name="s1" style:base-cell-address="Feuille1.H217"/>
    </style:style>
    <style:style style:name="ce9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3"/>
      <style:map style:condition="cell-content()=1" style:apply-style-name="s1" style:base-cell-address="Feuille1.H223"/>
      <style:map style:condition="is-true-formula(&quot;&quot;)" style:apply-style-name="Default" style:base-cell-address="Feuille1.H223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4"/>
      <style:map style:condition="cell-content()=1" style:apply-style-name="s1" style:base-cell-address="Feuille1.H224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5"/>
      <style:map style:condition="cell-content()=1" style:apply-style-name="s1" style:base-cell-address="Feuille1.H225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6"/>
      <style:map style:condition="cell-content()=1" style:apply-style-name="s1" style:base-cell-address="Feuille1.H226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7"/>
      <style:map style:condition="cell-content()=1" style:apply-style-name="s1" style:base-cell-address="Feuille1.H227"/>
    </style:style>
    <style:style style:name="ce9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5"/>
      <style:map style:condition="cell-content()=1" style:apply-style-name="s1" style:base-cell-address="Feuille1.H245"/>
      <style:map style:condition="is-true-formula(&quot;&quot;)" style:apply-style-name="Default" style:base-cell-address="Feuille1.H245"/>
    </style:style>
    <style:style style:name="ce9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6"/>
      <style:map style:condition="cell-content()=1" style:apply-style-name="s1" style:base-cell-address="Feuille1.H246"/>
      <style:map style:condition="is-true-formula(&quot;&quot;)" style:apply-style-name="Default" style:base-cell-address="Feuille1.H246"/>
    </style:style>
    <style:style style:name="ce9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7"/>
      <style:map style:condition="cell-content()=1" style:apply-style-name="s1" style:base-cell-address="Feuille1.H247"/>
      <style:map style:condition="is-true-formula(&quot;&quot;)" style:apply-style-name="Default" style:base-cell-address="Feuille1.H247"/>
    </style:style>
    <style:style style:name="ce9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8"/>
      <style:map style:condition="cell-content()=1" style:apply-style-name="s1" style:base-cell-address="Feuille1.H248"/>
      <style:map style:condition="is-true-formula(&quot;&quot;)" style:apply-style-name="Default" style:base-cell-address="Feuille1.H248"/>
    </style:style>
    <style:style style:name="ce9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9"/>
      <style:map style:condition="cell-content()=1" style:apply-style-name="s1" style:base-cell-address="Feuille1.H249"/>
      <style:map style:condition="is-true-formula(&quot;&quot;)" style:apply-style-name="Default" style:base-cell-address="Feuille1.H249"/>
    </style:style>
    <style:style style:name="ce9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50"/>
      <style:map style:condition="cell-content()=1" style:apply-style-name="s1" style:base-cell-address="Feuille1.H250"/>
      <style:map style:condition="is-true-formula(&quot;&quot;)" style:apply-style-name="Default" style:base-cell-address="Feuille1.H250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0"/>
      <style:map style:condition="cell-content()=1" style:apply-style-name="s1" style:base-cell-address="Feuille1.H270"/>
    </style:style>
    <style:style style:name="ce9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1"/>
      <style:map style:condition="cell-content()=1" style:apply-style-name="s1" style:base-cell-address="Feuille1.H271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2"/>
      <style:map style:condition="cell-content()=1" style:apply-style-name="s1" style:base-cell-address="Feuille1.H272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3"/>
      <style:map style:condition="cell-content()=1" style:apply-style-name="s1" style:base-cell-address="Feuille1.H273"/>
    </style:style>
    <style:style style:name="ce9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4"/>
      <style:map style:condition="cell-content()=1" style:apply-style-name="s1" style:base-cell-address="Feuille1.H274"/>
      <style:map style:condition="is-true-formula(&quot;&quot;)" style:apply-style-name="Default" style:base-cell-address="Feuille1.H274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5"/>
      <style:map style:condition="cell-content()=1" style:apply-style-name="s1" style:base-cell-address="Feuille1.H275"/>
      <style:map style:condition="is-true-formula(&quot;&quot;)" style:apply-style-name="Default" style:base-cell-address="Feuille1.H275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0"/>
      <style:map style:condition="cell-content()=1" style:apply-style-name="s1" style:base-cell-address="Feuille1.H280"/>
      <style:map style:condition="is-true-formula(&quot;&quot;)" style:apply-style-name="Default" style:base-cell-address="Feuille1.H280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1"/>
      <style:map style:condition="cell-content()=1" style:apply-style-name="s1" style:base-cell-address="Feuille1.H281"/>
      <style:map style:condition="is-true-formula(&quot;&quot;)" style:apply-style-name="Default" style:base-cell-address="Feuille1.H281"/>
    </style:style>
    <style:style style:name="ce9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2"/>
      <style:map style:condition="cell-content()=1" style:apply-style-name="s1" style:base-cell-address="Feuille1.H282"/>
      <style:map style:condition="is-true-formula(&quot;&quot;)" style:apply-style-name="Default" style:base-cell-address="Feuille1.H282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3"/>
      <style:map style:condition="cell-content()=1" style:apply-style-name="s1" style:base-cell-address="Feuille1.H283"/>
      <style:map style:condition="is-true-formula(&quot;&quot;)" style:apply-style-name="Default" style:base-cell-address="Feuille1.H283"/>
    </style:style>
    <style:style style:name="ce9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9"/>
      <style:map style:condition="cell-content()=1" style:apply-style-name="s1" style:base-cell-address="Feuille1.H289"/>
      <style:map style:condition="is-true-formula(&quot;&quot;)" style:apply-style-name="Default" style:base-cell-address="Feuille1.H289"/>
    </style:style>
    <style:style style:name="ce9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0"/>
      <style:map style:condition="cell-content()=1" style:apply-style-name="s1" style:base-cell-address="Feuille1.H290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1"/>
      <style:map style:condition="cell-content()=1" style:apply-style-name="s1" style:base-cell-address="Feuille1.H291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2"/>
      <style:map style:condition="cell-content()=1" style:apply-style-name="s1" style:base-cell-address="Feuille1.H292"/>
    </style:style>
    <style:style style:name="ce9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3"/>
      <style:map style:condition="cell-content()=1" style:apply-style-name="s1" style:base-cell-address="Feuille1.H293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3"/>
      <style:map style:condition="cell-content()=1" style:apply-style-name="s1" style:base-cell-address="Feuille1.H303"/>
    </style:style>
    <style:style style:name="ce10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4"/>
      <style:map style:condition="cell-content()=1" style:apply-style-name="s1" style:base-cell-address="Feuille1.H304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5"/>
      <style:map style:condition="cell-content()=1" style:apply-style-name="s1" style:base-cell-address="Feuille1.H305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6"/>
      <style:map style:condition="cell-content()=1" style:apply-style-name="s1" style:base-cell-address="Feuille1.H306"/>
    </style:style>
    <style:style style:name="ce10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7"/>
      <style:map style:condition="cell-content()=1" style:apply-style-name="s1" style:base-cell-address="Feuille1.H307"/>
      <style:map style:condition="is-true-formula(&quot;&quot;)" style:apply-style-name="Default" style:base-cell-address="Feuille1.H307"/>
    </style:style>
    <style:style style:name="ce10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8"/>
      <style:map style:condition="cell-content()=1" style:apply-style-name="s1" style:base-cell-address="Feuille1.H308"/>
      <style:map style:condition="is-true-formula(&quot;&quot;)" style:apply-style-name="Default" style:base-cell-address="Feuille1.H308"/>
    </style:style>
    <style:style style:name="ce10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9"/>
      <style:map style:condition="cell-content()=1" style:apply-style-name="s1" style:base-cell-address="Feuille1.H309"/>
      <style:map style:condition="is-true-formula(&quot;&quot;)" style:apply-style-name="Default" style:base-cell-address="Feuille1.H309"/>
    </style:style>
    <style:style style:name="ce10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3"/>
      <style:map style:condition="cell-content()=1" style:apply-style-name="s1" style:base-cell-address="Feuille1.H313"/>
      <style:map style:condition="is-true-formula(&quot;&quot;)" style:apply-style-name="Default" style:base-cell-address="Feuille1.H313"/>
    </style:style>
    <style:style style:name="ce10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4"/>
      <style:map style:condition="cell-content()=1" style:apply-style-name="s1" style:base-cell-address="Feuille1.H314"/>
      <style:map style:condition="is-true-formula(&quot;&quot;)" style:apply-style-name="Default" style:base-cell-address="Feuille1.H314"/>
    </style:style>
    <style:style style:name="ce10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5"/>
      <style:map style:condition="cell-content()=1" style:apply-style-name="s1" style:base-cell-address="Feuille1.H315"/>
      <style:map style:condition="is-true-formula(&quot;&quot;)" style:apply-style-name="Default" style:base-cell-address="Feuille1.H315"/>
    </style:style>
    <style:style style:name="ce10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6"/>
      <style:map style:condition="cell-content()=1" style:apply-style-name="s1" style:base-cell-address="Feuille1.H316"/>
      <style:map style:condition="is-true-formula(&quot;&quot;)" style:apply-style-name="Default" style:base-cell-address="Feuille1.H316"/>
    </style:style>
    <style:style style:name="ce10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7"/>
      <style:map style:condition="cell-content()=1" style:apply-style-name="s1" style:base-cell-address="Feuille1.H317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8"/>
      <style:map style:condition="cell-content()=1" style:apply-style-name="s1" style:base-cell-address="Feuille1.H318"/>
    </style:style>
    <style:style style:name="ce10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2"/>
      <style:map style:condition="cell-content()=1" style:apply-style-name="s1" style:base-cell-address="Feuille1.H322"/>
      <style:map style:condition="is-true-formula(&quot;&quot;)" style:apply-style-name="Default" style:base-cell-address="Feuille1.H322"/>
    </style:style>
    <style:style style:name="ce10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3"/>
      <style:map style:condition="cell-content()=1" style:apply-style-name="s1" style:base-cell-address="Feuille1.H323"/>
    </style:style>
    <style:style style:name="ce10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4"/>
      <style:map style:condition="cell-content()=1" style:apply-style-name="s1" style:base-cell-address="Feuille1.H324"/>
    </style:style>
    <style:style style:name="ce10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5"/>
      <style:map style:condition="cell-content()=1" style:apply-style-name="s1" style:base-cell-address="Feuille1.H325"/>
    </style:style>
    <style:style style:name="ce10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6"/>
      <style:map style:condition="cell-content()=1" style:apply-style-name="s1" style:base-cell-address="Feuille1.H326"/>
    </style:style>
    <style:style style:name="ce10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"/>
      <style:map style:condition="cell-content()=1" style:apply-style-name="s1" style:base-cell-address="Feuille1.I7"/>
    </style:style>
    <style:style style:name="ce10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"/>
      <style:map style:condition="cell-content()=1" style:apply-style-name="s1" style:base-cell-address="Feuille1.I8"/>
    </style:style>
    <style:style style:name="ce10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"/>
      <style:map style:condition="cell-content()=1" style:apply-style-name="s1" style:base-cell-address="Feuille1.I27"/>
    </style:style>
    <style:style style:name="ce10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"/>
      <style:map style:condition="cell-content()=1" style:apply-style-name="s1" style:base-cell-address="Feuille1.I28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"/>
      <style:map style:condition="cell-content()=1" style:apply-style-name="s1" style:base-cell-address="Feuille1.I29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9"/>
      <style:map style:condition="cell-content()=1" style:apply-style-name="s1" style:base-cell-address="Feuille1.I39"/>
    </style:style>
    <style:style style:name="ce10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0"/>
      <style:map style:condition="cell-content()=1" style:apply-style-name="s1" style:base-cell-address="Feuille1.I40"/>
    </style:style>
    <style:style style:name="ce10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1"/>
      <style:map style:condition="cell-content()=1" style:apply-style-name="s1" style:base-cell-address="Feuille1.I41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2"/>
      <style:map style:condition="cell-content()=1" style:apply-style-name="s1" style:base-cell-address="Feuille1.I42"/>
    </style:style>
    <style:style style:name="ce10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3"/>
      <style:map style:condition="cell-content()=1" style:apply-style-name="s1" style:base-cell-address="Feuille1.I43"/>
    </style:style>
    <style:style style:name="ce10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4"/>
      <style:map style:condition="cell-content()=1" style:apply-style-name="s1" style:base-cell-address="Feuille1.I44"/>
    </style:style>
    <style:style style:name="ce10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5"/>
      <style:map style:condition="cell-content()=1" style:apply-style-name="s1" style:base-cell-address="Feuille1.I45"/>
    </style:style>
    <style:style style:name="ce10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6"/>
      <style:map style:condition="cell-content()=1" style:apply-style-name="s1" style:base-cell-address="Feuille1.I46"/>
    </style:style>
    <style:style style:name="ce10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7"/>
      <style:map style:condition="cell-content()=1" style:apply-style-name="s1" style:base-cell-address="Feuille1.I47"/>
    </style:style>
    <style:style style:name="ce10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8"/>
      <style:map style:condition="cell-content()=1" style:apply-style-name="s1" style:base-cell-address="Feuille1.I48"/>
    </style:style>
    <style:style style:name="ce10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9"/>
      <style:map style:condition="cell-content()=1" style:apply-style-name="s1" style:base-cell-address="Feuille1.I49"/>
    </style:style>
    <style:style style:name="ce10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0"/>
      <style:map style:condition="cell-content()=1" style:apply-style-name="s1" style:base-cell-address="Feuille1.I50"/>
    </style:style>
    <style:style style:name="ce10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1"/>
      <style:map style:condition="cell-content()=1" style:apply-style-name="s1" style:base-cell-address="Feuille1.I51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2"/>
      <style:map style:condition="cell-content()=1" style:apply-style-name="s1" style:base-cell-address="Feuille1.I52"/>
    </style:style>
    <style:style style:name="ce10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3"/>
      <style:map style:condition="cell-content()=1" style:apply-style-name="s1" style:base-cell-address="Feuille1.I53"/>
    </style:style>
    <style:style style:name="ce10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4"/>
      <style:map style:condition="cell-content()=1" style:apply-style-name="s1" style:base-cell-address="Feuille1.I54"/>
    </style:style>
    <style:style style:name="ce10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5"/>
      <style:map style:condition="cell-content()=1" style:apply-style-name="s1" style:base-cell-address="Feuille1.I55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6"/>
      <style:map style:condition="cell-content()=1" style:apply-style-name="s1" style:base-cell-address="Feuille1.I56"/>
    </style:style>
    <style:style style:name="ce10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7"/>
      <style:map style:condition="cell-content()=1" style:apply-style-name="s1" style:base-cell-address="Feuille1.I57"/>
    </style:style>
    <style:style style:name="ce10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8"/>
      <style:map style:condition="cell-content()=1" style:apply-style-name="s1" style:base-cell-address="Feuille1.I58"/>
    </style:style>
    <style:style style:name="ce10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9"/>
      <style:map style:condition="cell-content()=1" style:apply-style-name="s1" style:base-cell-address="Feuille1.I59"/>
    </style:style>
    <style:style style:name="ce10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60"/>
      <style:map style:condition="cell-content()=1" style:apply-style-name="s1" style:base-cell-address="Feuille1.I60"/>
    </style:style>
    <style:style style:name="ce10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61"/>
      <style:map style:condition="cell-content()=1" style:apply-style-name="s1" style:base-cell-address="Feuille1.I61"/>
    </style:style>
    <style:style style:name="ce10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62"/>
      <style:map style:condition="cell-content()=1" style:apply-style-name="s1" style:base-cell-address="Feuille1.I62"/>
    </style:style>
    <style:style style:name="ce10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2"/>
      <style:map style:condition="cell-content()=1" style:apply-style-name="s1" style:base-cell-address="Feuille1.I72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3"/>
      <style:map style:condition="cell-content()=1" style:apply-style-name="s1" style:base-cell-address="Feuille1.I73"/>
    </style:style>
    <style:style style:name="ce10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4"/>
      <style:map style:condition="cell-content()=1" style:apply-style-name="s1" style:base-cell-address="Feuille1.I74"/>
    </style:style>
    <style:style style:name="ce10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5"/>
      <style:map style:condition="cell-content()=1" style:apply-style-name="s1" style:base-cell-address="Feuille1.I75"/>
    </style:style>
    <style:style style:name="ce10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6"/>
      <style:map style:condition="cell-content()=1" style:apply-style-name="s1" style:base-cell-address="Feuille1.I76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7"/>
      <style:map style:condition="cell-content()=1" style:apply-style-name="s1" style:base-cell-address="Feuille1.I77"/>
    </style:style>
    <style:style style:name="ce10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8"/>
      <style:map style:condition="cell-content()=1" style:apply-style-name="s1" style:base-cell-address="Feuille1.I78"/>
    </style:style>
    <style:style style:name="ce10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9"/>
      <style:map style:condition="cell-content()=1" style:apply-style-name="s1" style:base-cell-address="Feuille1.I79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0"/>
      <style:map style:condition="cell-content()=1" style:apply-style-name="s1" style:base-cell-address="Feuille1.I80"/>
    </style:style>
    <style:style style:name="ce10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1"/>
      <style:map style:condition="cell-content()=1" style:apply-style-name="s1" style:base-cell-address="Feuille1.I81"/>
    </style:style>
    <style:style style:name="ce10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2"/>
      <style:map style:condition="cell-content()=1" style:apply-style-name="s1" style:base-cell-address="Feuille1.I82"/>
    </style:style>
    <style:style style:name="ce10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3"/>
      <style:map style:condition="cell-content()=1" style:apply-style-name="s1" style:base-cell-address="Feuille1.I83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92"/>
      <style:map style:condition="cell-content()=1" style:apply-style-name="s1" style:base-cell-address="Feuille1.I92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93"/>
      <style:map style:condition="cell-content()=1" style:apply-style-name="s1" style:base-cell-address="Feuille1.I93"/>
    </style:style>
    <style:style style:name="ce10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94"/>
      <style:map style:condition="cell-content()=1" style:apply-style-name="s1" style:base-cell-address="Feuille1.I94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95"/>
      <style:map style:condition="cell-content()=1" style:apply-style-name="s1" style:base-cell-address="Feuille1.I95"/>
    </style:style>
    <style:style style:name="ce10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5"/>
      <style:map style:condition="cell-content()=1" style:apply-style-name="s1" style:base-cell-address="Feuille1.I105"/>
    </style:style>
    <style:style style:name="ce10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6"/>
      <style:map style:condition="cell-content()=1" style:apply-style-name="s1" style:base-cell-address="Feuille1.I106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7"/>
      <style:map style:condition="cell-content()=1" style:apply-style-name="s1" style:base-cell-address="Feuille1.I107"/>
    </style:style>
    <style:style style:name="ce10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8"/>
      <style:map style:condition="cell-content()=1" style:apply-style-name="s1" style:base-cell-address="Feuille1.I108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9"/>
      <style:map style:condition="cell-content()=1" style:apply-style-name="s1" style:base-cell-address="Feuille1.I109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0"/>
      <style:map style:condition="cell-content()=1" style:apply-style-name="s1" style:base-cell-address="Feuille1.I110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1"/>
      <style:map style:condition="cell-content()=1" style:apply-style-name="s1" style:base-cell-address="Feuille1.I111"/>
    </style:style>
    <style:style style:name="ce10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2"/>
      <style:map style:condition="cell-content()=1" style:apply-style-name="s1" style:base-cell-address="Feuille1.I112"/>
    </style:style>
    <style:style style:name="ce10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3"/>
      <style:map style:condition="cell-content()=1" style:apply-style-name="s1" style:base-cell-address="Feuille1.I113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4"/>
      <style:map style:condition="cell-content()=1" style:apply-style-name="s1" style:base-cell-address="Feuille1.I114"/>
      <style:map style:condition="is-true-formula(&quot;&quot;)" style:apply-style-name="Default" style:base-cell-address="Feuille1.I114"/>
    </style:style>
    <style:style style:name="ce10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5"/>
      <style:map style:condition="cell-content()=1" style:apply-style-name="s1" style:base-cell-address="Feuille1.I115"/>
      <style:map style:condition="is-true-formula(&quot;&quot;)" style:apply-style-name="Default" style:base-cell-address="Feuille1.I115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6"/>
      <style:map style:condition="cell-content()=1" style:apply-style-name="s1" style:base-cell-address="Feuille1.I116"/>
      <style:map style:condition="is-true-formula(&quot;&quot;)" style:apply-style-name="Default" style:base-cell-address="Feuille1.I116"/>
    </style:style>
    <style:style style:name="ce10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7"/>
      <style:map style:condition="cell-content()=1" style:apply-style-name="s1" style:base-cell-address="Feuille1.I117"/>
      <style:map style:condition="is-true-formula(&quot;&quot;)" style:apply-style-name="Default" style:base-cell-address="Feuille1.I117"/>
    </style:style>
    <style:style style:name="ce10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8"/>
      <style:map style:condition="cell-content()=1" style:apply-style-name="s1" style:base-cell-address="Feuille1.I118"/>
      <style:map style:condition="is-true-formula(&quot;&quot;)" style:apply-style-name="Default" style:base-cell-address="Feuille1.I118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9"/>
      <style:map style:condition="cell-content()=1" style:apply-style-name="s1" style:base-cell-address="Feuille1.I119"/>
      <style:map style:condition="is-true-formula(&quot;&quot;)" style:apply-style-name="Default" style:base-cell-address="Feuille1.I119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0"/>
      <style:map style:condition="cell-content()=1" style:apply-style-name="s1" style:base-cell-address="Feuille1.I120"/>
      <style:map style:condition="is-true-formula(&quot;&quot;)" style:apply-style-name="Default" style:base-cell-address="Feuille1.I120"/>
    </style:style>
    <style:style style:name="ce10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1"/>
      <style:map style:condition="cell-content()=1" style:apply-style-name="s1" style:base-cell-address="Feuille1.I121"/>
      <style:map style:condition="is-true-formula(&quot;&quot;)" style:apply-style-name="Default" style:base-cell-address="Feuille1.I121"/>
    </style:style>
    <style:style style:name="ce10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5"/>
      <style:map style:condition="cell-content()=1" style:apply-style-name="s1" style:base-cell-address="Feuille1.I125"/>
    </style:style>
    <style:style style:name="ce10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6"/>
      <style:map style:condition="cell-content()=1" style:apply-style-name="s1" style:base-cell-address="Feuille1.I126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7"/>
      <style:map style:condition="cell-content()=1" style:apply-style-name="s1" style:base-cell-address="Feuille1.I127"/>
    </style:style>
    <style:style style:name="ce10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8"/>
      <style:map style:condition="cell-content()=1" style:apply-style-name="s1" style:base-cell-address="Feuille1.I128"/>
    </style:style>
    <style:style style:name="ce10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38"/>
      <style:map style:condition="cell-content()=1" style:apply-style-name="s1" style:base-cell-address="Feuille1.I138"/>
      <style:map style:condition="is-true-formula(&quot;&quot;)" style:apply-style-name="Default" style:base-cell-address="Feuille1.I138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10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48"/>
      <style:map style:condition="cell-content()=1" style:apply-style-name="s1" style:base-cell-address="Feuille1.I148"/>
    </style:style>
    <style:style style:name="ce10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49"/>
      <style:map style:condition="cell-content()=1" style:apply-style-name="s1" style:base-cell-address="Feuille1.I149"/>
    </style:style>
    <style:style style:name="ce11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50"/>
      <style:map style:condition="cell-content()=1" style:apply-style-name="s1" style:base-cell-address="Feuille1.I150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51"/>
      <style:map style:condition="cell-content()=1" style:apply-style-name="s1" style:base-cell-address="Feuille1.I151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3"/>
      <style:map style:condition="cell-content()=1" style:apply-style-name="s1" style:base-cell-address="Feuille1.H153"/>
      <style:map style:condition="is-true-formula(&quot;&quot;)" style:apply-style-name="Default" style:base-cell-address="Feuille1.H153"/>
    </style:style>
    <style:style style:name="ce1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4"/>
      <style:map style:condition="cell-content()=1" style:apply-style-name="s1" style:base-cell-address="Feuille1.H154"/>
      <style:map style:condition="is-true-formula(&quot;&quot;)" style:apply-style-name="Default" style:base-cell-address="Feuille1.H154"/>
    </style:style>
    <style:style style:name="ce11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1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1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1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61"/>
      <style:map style:condition="cell-content()=1" style:apply-style-name="s1" style:base-cell-address="Feuille1.I161"/>
      <style:map style:condition="is-true-formula(&quot;&quot;)" style:apply-style-name="Default" style:base-cell-address="Feuille1.I161"/>
    </style:style>
    <style:style style:name="ce11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71"/>
      <style:map style:condition="cell-content()=1" style:apply-style-name="s1" style:base-cell-address="Feuille1.I171"/>
    </style:style>
    <style:style style:name="ce11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72"/>
      <style:map style:condition="cell-content()=1" style:apply-style-name="s1" style:base-cell-address="Feuille1.I172"/>
    </style:style>
    <style:style style:name="ce1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73"/>
      <style:map style:condition="cell-content()=1" style:apply-style-name="s1" style:base-cell-address="Feuille1.I173"/>
    </style:style>
    <style:style style:name="ce11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74"/>
      <style:map style:condition="cell-content()=1" style:apply-style-name="s1" style:base-cell-address="Feuille1.I174"/>
    </style:style>
    <style:style style:name="ce11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1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1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0"/>
      <style:map style:condition="cell-content()=1" style:apply-style-name="s1" style:base-cell-address="Feuille1.H180"/>
      <style:map style:condition="is-true-formula(&quot;&quot;)" style:apply-style-name="Default" style:base-cell-address="Feuille1.H180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81"/>
      <style:map style:condition="cell-content()=1" style:apply-style-name="s1" style:base-cell-address="Feuille1.I181"/>
    </style:style>
    <style:style style:name="ce1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82"/>
      <style:map style:condition="cell-content()=1" style:apply-style-name="s1" style:base-cell-address="Feuille1.I182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83"/>
      <style:map style:condition="cell-content()=1" style:apply-style-name="s1" style:base-cell-address="Feuille1.I183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84"/>
      <style:map style:condition="cell-content()=1" style:apply-style-name="s1" style:base-cell-address="Feuille1.I184"/>
    </style:style>
    <style:style style:name="ce11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1"/>
      <style:map style:condition="cell-content()=1" style:apply-style-name="s1" style:base-cell-address="Feuille1.I191"/>
    </style:style>
    <style:style style:name="ce1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1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1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1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4"/>
      <style:map style:condition="cell-content()=1" style:apply-style-name="s1" style:base-cell-address="Feuille1.I204"/>
    </style:style>
    <style:style style:name="ce11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5"/>
      <style:map style:condition="cell-content()=1" style:apply-style-name="s1" style:base-cell-address="Feuille1.I205"/>
    </style:style>
    <style:style style:name="ce11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6"/>
      <style:map style:condition="cell-content()=1" style:apply-style-name="s1" style:base-cell-address="Feuille1.I206"/>
    </style:style>
    <style:style style:name="ce11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7"/>
      <style:map style:condition="cell-content()=1" style:apply-style-name="s1" style:base-cell-address="Feuille1.I207"/>
    </style:style>
    <style:style style:name="ce1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8"/>
      <style:map style:condition="cell-content()=1" style:apply-style-name="s1" style:base-cell-address="Feuille1.I208"/>
    </style:style>
    <style:style style:name="ce11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9"/>
      <style:map style:condition="cell-content()=1" style:apply-style-name="s1" style:base-cell-address="Feuille1.I209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0"/>
      <style:map style:condition="cell-content()=1" style:apply-style-name="s1" style:base-cell-address="Feuille1.I210"/>
    </style:style>
    <style:style style:name="ce11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4"/>
      <style:map style:condition="cell-content()=1" style:apply-style-name="s1" style:base-cell-address="Feuille1.I214"/>
    </style:style>
    <style:style style:name="ce11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5"/>
      <style:map style:condition="cell-content()=1" style:apply-style-name="s1" style:base-cell-address="Feuille1.I215"/>
    </style:style>
    <style:style style:name="ce11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6"/>
      <style:map style:condition="cell-content()=1" style:apply-style-name="s1" style:base-cell-address="Feuille1.I216"/>
    </style:style>
    <style:style style:name="ce11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7"/>
      <style:map style:condition="cell-content()=1" style:apply-style-name="s1" style:base-cell-address="Feuille1.I217"/>
    </style:style>
    <style:style style:name="ce11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8"/>
      <style:map style:condition="cell-content()=1" style:apply-style-name="s1" style:base-cell-address="Feuille1.I218"/>
      <style:map style:condition="is-true-formula(&quot;&quot;)" style:apply-style-name="Default" style:base-cell-address="Feuille1.I218"/>
    </style:style>
    <style:style style:name="ce11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9"/>
      <style:map style:condition="cell-content()=1" style:apply-style-name="s1" style:base-cell-address="Feuille1.I219"/>
      <style:map style:condition="is-true-formula(&quot;&quot;)" style:apply-style-name="Default" style:base-cell-address="Feuille1.I219"/>
    </style:style>
    <style:style style:name="ce11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0"/>
      <style:map style:condition="cell-content()=1" style:apply-style-name="s1" style:base-cell-address="Feuille1.I220"/>
      <style:map style:condition="is-true-formula(&quot;&quot;)" style:apply-style-name="Default" style:base-cell-address="Feuille1.I220"/>
    </style:style>
    <style:style style:name="ce11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4"/>
      <style:map style:condition="cell-content()=1" style:apply-style-name="s1" style:base-cell-address="Feuille1.I224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5"/>
      <style:map style:condition="cell-content()=1" style:apply-style-name="s1" style:base-cell-address="Feuille1.I225"/>
    </style:style>
    <style:style style:name="ce11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6"/>
      <style:map style:condition="cell-content()=1" style:apply-style-name="s1" style:base-cell-address="Feuille1.I226"/>
    </style:style>
    <style:style style:name="ce11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7"/>
      <style:map style:condition="cell-content()=1" style:apply-style-name="s1" style:base-cell-address="Feuille1.I227"/>
    </style:style>
    <style:style style:name="ce11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0"/>
      <style:map style:condition="cell-content()=1" style:apply-style-name="s1" style:base-cell-address="Feuille1.I270"/>
    </style:style>
    <style:style style:name="ce11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1"/>
      <style:map style:condition="cell-content()=1" style:apply-style-name="s1" style:base-cell-address="Feuille1.I271"/>
    </style:style>
    <style:style style:name="ce11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2"/>
      <style:map style:condition="cell-content()=1" style:apply-style-name="s1" style:base-cell-address="Feuille1.I272"/>
    </style:style>
    <style:style style:name="ce11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3"/>
      <style:map style:condition="cell-content()=1" style:apply-style-name="s1" style:base-cell-address="Feuille1.I273"/>
    </style:style>
    <style:style style:name="ce11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4"/>
      <style:map style:condition="cell-content()=1" style:apply-style-name="s1" style:base-cell-address="Feuille1.I274"/>
    </style:style>
    <style:style style:name="ce11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5"/>
      <style:map style:condition="cell-content()=1" style:apply-style-name="s1" style:base-cell-address="Feuille1.I275"/>
    </style:style>
    <style:style style:name="ce11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6"/>
      <style:map style:condition="cell-content()=1" style:apply-style-name="s1" style:base-cell-address="Feuille1.I276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7"/>
      <style:map style:condition="cell-content()=1" style:apply-style-name="s1" style:base-cell-address="Feuille1.I277"/>
    </style:style>
    <style:style style:name="ce11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8"/>
      <style:map style:condition="cell-content()=1" style:apply-style-name="s1" style:base-cell-address="Feuille1.I278"/>
    </style:style>
    <style:style style:name="ce11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9"/>
      <style:map style:condition="cell-content()=1" style:apply-style-name="s1" style:base-cell-address="Feuille1.I279"/>
      <style:map style:condition="is-true-formula(&quot;&quot;)" style:apply-style-name="Default" style:base-cell-address="Feuille1.I279"/>
    </style:style>
    <style:style style:name="ce11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0"/>
      <style:map style:condition="cell-content()=1" style:apply-style-name="s1" style:base-cell-address="Feuille1.I280"/>
      <style:map style:condition="is-true-formula(&quot;&quot;)" style:apply-style-name="Default" style:base-cell-address="Feuille1.I280"/>
    </style:style>
    <style:style style:name="ce11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1"/>
      <style:map style:condition="cell-content()=1" style:apply-style-name="s1" style:base-cell-address="Feuille1.I281"/>
      <style:map style:condition="is-true-formula(&quot;&quot;)" style:apply-style-name="Default" style:base-cell-address="Feuille1.I281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2"/>
      <style:map style:condition="cell-content()=1" style:apply-style-name="s1" style:base-cell-address="Feuille1.I282"/>
      <style:map style:condition="is-true-formula(&quot;&quot;)" style:apply-style-name="Default" style:base-cell-address="Feuille1.I282"/>
    </style:style>
    <style:style style:name="ce11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3"/>
      <style:map style:condition="cell-content()=1" style:apply-style-name="s1" style:base-cell-address="Feuille1.I283"/>
      <style:map style:condition="is-true-formula(&quot;&quot;)" style:apply-style-name="Default" style:base-cell-address="Feuille1.I283"/>
    </style:style>
    <style:style style:name="ce11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4"/>
      <style:map style:condition="cell-content()=1" style:apply-style-name="s1" style:base-cell-address="Feuille1.I284"/>
      <style:map style:condition="is-true-formula(&quot;&quot;)" style:apply-style-name="Default" style:base-cell-address="Feuille1.I284"/>
    </style:style>
    <style:style style:name="ce11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5"/>
      <style:map style:condition="cell-content()=1" style:apply-style-name="s1" style:base-cell-address="Feuille1.I285"/>
      <style:map style:condition="is-true-formula(&quot;&quot;)" style:apply-style-name="Default" style:base-cell-address="Feuille1.I285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6"/>
      <style:map style:condition="cell-content()=1" style:apply-style-name="s1" style:base-cell-address="Feuille1.I286"/>
      <style:map style:condition="is-true-formula(&quot;&quot;)" style:apply-style-name="Default" style:base-cell-address="Feuille1.I286"/>
    </style:style>
    <style:style style:name="ce11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0"/>
      <style:map style:condition="cell-content()=1" style:apply-style-name="s1" style:base-cell-address="Feuille1.I290"/>
    </style:style>
    <style:style style:name="ce11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1"/>
      <style:map style:condition="cell-content()=1" style:apply-style-name="s1" style:base-cell-address="Feuille1.I291"/>
    </style:style>
    <style:style style:name="ce11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2"/>
      <style:map style:condition="cell-content()=1" style:apply-style-name="s1" style:base-cell-address="Feuille1.I292"/>
    </style:style>
    <style:style style:name="ce11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3"/>
      <style:map style:condition="cell-content()=1" style:apply-style-name="s1" style:base-cell-address="Feuille1.I293"/>
    </style:style>
    <style:style style:name="ce11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3"/>
      <style:map style:condition="cell-content()=1" style:apply-style-name="s1" style:base-cell-address="Feuille1.I303"/>
    </style:style>
    <style:style style:name="ce11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4"/>
      <style:map style:condition="cell-content()=1" style:apply-style-name="s1" style:base-cell-address="Feuille1.I304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5"/>
      <style:map style:condition="cell-content()=1" style:apply-style-name="s1" style:base-cell-address="Feuille1.I305"/>
    </style:style>
    <style:style style:name="ce11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6"/>
      <style:map style:condition="cell-content()=1" style:apply-style-name="s1" style:base-cell-address="Feuille1.I306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7"/>
      <style:map style:condition="cell-content()=1" style:apply-style-name="s1" style:base-cell-address="Feuille1.I307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8"/>
      <style:map style:condition="cell-content()=1" style:apply-style-name="s1" style:base-cell-address="Feuille1.I308"/>
    </style:style>
    <style:style style:name="ce11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9"/>
      <style:map style:condition="cell-content()=1" style:apply-style-name="s1" style:base-cell-address="Feuille1.I309"/>
    </style:style>
    <style:style style:name="ce11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0"/>
      <style:map style:condition="cell-content()=1" style:apply-style-name="s1" style:base-cell-address="Feuille1.I310"/>
    </style:style>
    <style:style style:name="ce11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1"/>
      <style:map style:condition="cell-content()=1" style:apply-style-name="s1" style:base-cell-address="Feuille1.I311"/>
    </style:style>
    <style:style style:name="ce11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2"/>
      <style:map style:condition="cell-content()=1" style:apply-style-name="s1" style:base-cell-address="Feuille1.I312"/>
      <style:map style:condition="is-true-formula(&quot;&quot;)" style:apply-style-name="Default" style:base-cell-address="Feuille1.I312"/>
    </style:style>
    <style:style style:name="ce11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3"/>
      <style:map style:condition="cell-content()=1" style:apply-style-name="s1" style:base-cell-address="Feuille1.I313"/>
      <style:map style:condition="is-true-formula(&quot;&quot;)" style:apply-style-name="Default" style:base-cell-address="Feuille1.I313"/>
    </style:style>
    <style:style style:name="ce11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4"/>
      <style:map style:condition="cell-content()=1" style:apply-style-name="s1" style:base-cell-address="Feuille1.I314"/>
      <style:map style:condition="is-true-formula(&quot;&quot;)" style:apply-style-name="Default" style:base-cell-address="Feuille1.I314"/>
    </style:style>
    <style:style style:name="ce11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5"/>
      <style:map style:condition="cell-content()=1" style:apply-style-name="s1" style:base-cell-address="Feuille1.I315"/>
      <style:map style:condition="is-true-formula(&quot;&quot;)" style:apply-style-name="Default" style:base-cell-address="Feuille1.I315"/>
    </style:style>
    <style:style style:name="ce11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6"/>
      <style:map style:condition="cell-content()=1" style:apply-style-name="s1" style:base-cell-address="Feuille1.I316"/>
      <style:map style:condition="is-true-formula(&quot;&quot;)" style:apply-style-name="Default" style:base-cell-address="Feuille1.I316"/>
    </style:style>
    <style:style style:name="ce11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7"/>
      <style:map style:condition="cell-content()=1" style:apply-style-name="s1" style:base-cell-address="Feuille1.I317"/>
      <style:map style:condition="is-true-formula(&quot;&quot;)" style:apply-style-name="Default" style:base-cell-address="Feuille1.I317"/>
    </style:style>
    <style:style style:name="ce11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8"/>
      <style:map style:condition="cell-content()=1" style:apply-style-name="s1" style:base-cell-address="Feuille1.I318"/>
      <style:map style:condition="is-true-formula(&quot;&quot;)" style:apply-style-name="Default" style:base-cell-address="Feuille1.I318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9"/>
      <style:map style:condition="cell-content()=1" style:apply-style-name="s1" style:base-cell-address="Feuille1.I319"/>
      <style:map style:condition="is-true-formula(&quot;&quot;)" style:apply-style-name="Default" style:base-cell-address="Feuille1.I319"/>
    </style:style>
    <style:style style:name="ce11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23"/>
      <style:map style:condition="cell-content()=1" style:apply-style-name="s1" style:base-cell-address="Feuille1.I323"/>
    </style:style>
    <style:style style:name="ce11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24"/>
      <style:map style:condition="cell-content()=1" style:apply-style-name="s1" style:base-cell-address="Feuille1.I324"/>
    </style:style>
    <style:style style:name="ce11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25"/>
      <style:map style:condition="cell-content()=1" style:apply-style-name="s1" style:base-cell-address="Feuille1.I325"/>
    </style:style>
    <style:style style:name="ce11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26"/>
      <style:map style:condition="cell-content()=1" style:apply-style-name="s1" style:base-cell-address="Feuille1.I326"/>
    </style:style>
    <style:style style:name="ce11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"/>
      <style:map style:condition="cell-content()=1" style:apply-style-name="s1" style:base-cell-address="Feuille1.J28"/>
    </style:style>
    <style:style style:name="ce1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"/>
      <style:map style:condition="cell-content()=1" style:apply-style-name="s1" style:base-cell-address="Feuille1.J29"/>
    </style:style>
    <style:style style:name="ce11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9"/>
      <style:map style:condition="cell-content()=1" style:apply-style-name="s1" style:base-cell-address="Feuille1.J39"/>
    </style:style>
    <style:style style:name="ce11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0"/>
      <style:map style:condition="cell-content()=1" style:apply-style-name="s1" style:base-cell-address="Feuille1.J40"/>
    </style:style>
    <style:style style:name="ce11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1"/>
      <style:map style:condition="cell-content()=1" style:apply-style-name="s1" style:base-cell-address="Feuille1.J41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2"/>
      <style:map style:condition="cell-content()=1" style:apply-style-name="s1" style:base-cell-address="Feuille1.J42"/>
    </style:style>
    <style:style style:name="ce1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3"/>
      <style:map style:condition="cell-content()=1" style:apply-style-name="s1" style:base-cell-address="Feuille1.J43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4"/>
      <style:map style:condition="cell-content()=1" style:apply-style-name="s1" style:base-cell-address="Feuille1.J44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5"/>
      <style:map style:condition="cell-content()=1" style:apply-style-name="s1" style:base-cell-address="Feuille1.J45"/>
    </style:style>
    <style:style style:name="ce12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6"/>
      <style:map style:condition="cell-content()=1" style:apply-style-name="s1" style:base-cell-address="Feuille1.J46"/>
    </style:style>
    <style:style style:name="ce12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7"/>
      <style:map style:condition="cell-content()=1" style:apply-style-name="s1" style:base-cell-address="Feuille1.J47"/>
    </style:style>
    <style:style style:name="ce12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8"/>
      <style:map style:condition="cell-content()=1" style:apply-style-name="s1" style:base-cell-address="Feuille1.J48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9"/>
      <style:map style:condition="cell-content()=1" style:apply-style-name="s1" style:base-cell-address="Feuille1.J49"/>
    </style:style>
    <style:style style:name="ce12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0"/>
      <style:map style:condition="cell-content()=1" style:apply-style-name="s1" style:base-cell-address="Feuille1.J50"/>
    </style:style>
    <style:style style:name="ce12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1"/>
      <style:map style:condition="cell-content()=1" style:apply-style-name="s1" style:base-cell-address="Feuille1.J51"/>
    </style:style>
    <style:style style:name="ce12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2"/>
      <style:map style:condition="cell-content()=1" style:apply-style-name="s1" style:base-cell-address="Feuille1.J52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3"/>
      <style:map style:condition="cell-content()=1" style:apply-style-name="s1" style:base-cell-address="Feuille1.J53"/>
    </style:style>
    <style:style style:name="ce12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4"/>
      <style:map style:condition="cell-content()=1" style:apply-style-name="s1" style:base-cell-address="Feuille1.J54"/>
    </style:style>
    <style:style style:name="ce1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5"/>
      <style:map style:condition="cell-content()=1" style:apply-style-name="s1" style:base-cell-address="Feuille1.J55"/>
    </style:style>
    <style:style style:name="ce12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6"/>
      <style:map style:condition="cell-content()=1" style:apply-style-name="s1" style:base-cell-address="Feuille1.J56"/>
    </style:style>
    <style:style style:name="ce12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7"/>
      <style:map style:condition="cell-content()=1" style:apply-style-name="s1" style:base-cell-address="Feuille1.J57"/>
    </style:style>
    <style:style style:name="ce12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8"/>
      <style:map style:condition="cell-content()=1" style:apply-style-name="s1" style:base-cell-address="Feuille1.J58"/>
    </style:style>
    <style:style style:name="ce12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9"/>
      <style:map style:condition="cell-content()=1" style:apply-style-name="s1" style:base-cell-address="Feuille1.J59"/>
    </style:style>
    <style:style style:name="ce12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60"/>
      <style:map style:condition="cell-content()=1" style:apply-style-name="s1" style:base-cell-address="Feuille1.J60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61"/>
      <style:map style:condition="cell-content()=1" style:apply-style-name="s1" style:base-cell-address="Feuille1.J61"/>
    </style:style>
    <style:style style:name="ce12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62"/>
      <style:map style:condition="cell-content()=1" style:apply-style-name="s1" style:base-cell-address="Feuille1.J62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2"/>
      <style:map style:condition="cell-content()=1" style:apply-style-name="s1" style:base-cell-address="Feuille1.J72"/>
    </style:style>
    <style:style style:name="ce12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3"/>
      <style:map style:condition="cell-content()=1" style:apply-style-name="s1" style:base-cell-address="Feuille1.J73"/>
    </style:style>
    <style:style style:name="ce12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4"/>
      <style:map style:condition="cell-content()=1" style:apply-style-name="s1" style:base-cell-address="Feuille1.J74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5"/>
      <style:map style:condition="cell-content()=1" style:apply-style-name="s1" style:base-cell-address="Feuille1.J75"/>
    </style:style>
    <style:style style:name="ce12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6"/>
      <style:map style:condition="cell-content()=1" style:apply-style-name="s1" style:base-cell-address="Feuille1.J76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7"/>
      <style:map style:condition="cell-content()=1" style:apply-style-name="s1" style:base-cell-address="Feuille1.J77"/>
    </style:style>
    <style:style style:name="ce12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8"/>
      <style:map style:condition="cell-content()=1" style:apply-style-name="s1" style:base-cell-address="Feuille1.J78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9"/>
      <style:map style:condition="cell-content()=1" style:apply-style-name="s1" style:base-cell-address="Feuille1.J79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80"/>
      <style:map style:condition="cell-content()=1" style:apply-style-name="s1" style:base-cell-address="Feuille1.J80"/>
    </style:style>
    <style:style style:name="ce12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81"/>
      <style:map style:condition="cell-content()=1" style:apply-style-name="s1" style:base-cell-address="Feuille1.J81"/>
    </style:style>
    <style:style style:name="ce12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82"/>
      <style:map style:condition="cell-content()=1" style:apply-style-name="s1" style:base-cell-address="Feuille1.J82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83"/>
      <style:map style:condition="cell-content()=1" style:apply-style-name="s1" style:base-cell-address="Feuille1.J83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2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2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2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92"/>
      <style:map style:condition="cell-content()=1" style:apply-style-name="s1" style:base-cell-address="Feuille1.J92"/>
    </style:style>
    <style:style style:name="ce12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93"/>
      <style:map style:condition="cell-content()=1" style:apply-style-name="s1" style:base-cell-address="Feuille1.J93"/>
    </style:style>
    <style:style style:name="ce12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94"/>
      <style:map style:condition="cell-content()=1" style:apply-style-name="s1" style:base-cell-address="Feuille1.J94"/>
    </style:style>
    <style:style style:name="ce12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95"/>
      <style:map style:condition="cell-content()=1" style:apply-style-name="s1" style:base-cell-address="Feuille1.J95"/>
    </style:style>
    <style:style style:name="ce12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5"/>
      <style:map style:condition="cell-content()=1" style:apply-style-name="s1" style:base-cell-address="Feuille1.J105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6"/>
      <style:map style:condition="cell-content()=1" style:apply-style-name="s1" style:base-cell-address="Feuille1.J10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7"/>
      <style:map style:condition="cell-content()=1" style:apply-style-name="s1" style:base-cell-address="Feuille1.J107"/>
    </style:style>
    <style:style style:name="ce12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8"/>
      <style:map style:condition="cell-content()=1" style:apply-style-name="s1" style:base-cell-address="Feuille1.J108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9"/>
      <style:map style:condition="cell-content()=1" style:apply-style-name="s1" style:base-cell-address="Feuille1.J109"/>
    </style:style>
    <style:style style:name="ce12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0"/>
      <style:map style:condition="cell-content()=1" style:apply-style-name="s1" style:base-cell-address="Feuille1.J110"/>
    </style:style>
    <style:style style:name="ce12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1"/>
      <style:map style:condition="cell-content()=1" style:apply-style-name="s1" style:base-cell-address="Feuille1.J111"/>
    </style:style>
    <style:style style:name="ce12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2"/>
      <style:map style:condition="cell-content()=1" style:apply-style-name="s1" style:base-cell-address="Feuille1.J112"/>
    </style:style>
    <style:style style:name="ce12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3"/>
      <style:map style:condition="cell-content()=1" style:apply-style-name="s1" style:base-cell-address="Feuille1.J113"/>
    </style:style>
    <style:style style:name="ce12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5"/>
      <style:map style:condition="cell-content()=1" style:apply-style-name="s1" style:base-cell-address="Feuille1.J115"/>
      <style:map style:condition="is-true-formula(&quot;&quot;)" style:apply-style-name="Default" style:base-cell-address="Feuille1.J115"/>
    </style:style>
    <style:style style:name="ce12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6"/>
      <style:map style:condition="cell-content()=1" style:apply-style-name="s1" style:base-cell-address="Feuille1.J116"/>
      <style:map style:condition="is-true-formula(&quot;&quot;)" style:apply-style-name="Default" style:base-cell-address="Feuille1.J116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7"/>
      <style:map style:condition="cell-content()=1" style:apply-style-name="s1" style:base-cell-address="Feuille1.J117"/>
      <style:map style:condition="is-true-formula(&quot;&quot;)" style:apply-style-name="Default" style:base-cell-address="Feuille1.J117"/>
    </style:style>
    <style:style style:name="ce12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8"/>
      <style:map style:condition="cell-content()=1" style:apply-style-name="s1" style:base-cell-address="Feuille1.J118"/>
      <style:map style:condition="is-true-formula(&quot;&quot;)" style:apply-style-name="Default" style:base-cell-address="Feuille1.J118"/>
    </style:style>
    <style:style style:name="ce12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25"/>
      <style:map style:condition="cell-content()=1" style:apply-style-name="s1" style:base-cell-address="Feuille1.J125"/>
    </style:style>
    <style:style style:name="ce12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26"/>
      <style:map style:condition="cell-content()=1" style:apply-style-name="s1" style:base-cell-address="Feuille1.J126"/>
    </style:style>
    <style:style style:name="ce12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27"/>
      <style:map style:condition="cell-content()=1" style:apply-style-name="s1" style:base-cell-address="Feuille1.J127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28"/>
      <style:map style:condition="cell-content()=1" style:apply-style-name="s1" style:base-cell-address="Feuille1.J128"/>
    </style:style>
    <style:style style:name="ce12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38"/>
      <style:map style:condition="cell-content()=1" style:apply-style-name="s1" style:base-cell-address="Feuille1.J138"/>
      <style:map style:condition="is-true-formula(&quot;&quot;)" style:apply-style-name="Default" style:base-cell-address="Feuille1.J138"/>
    </style:style>
    <style:style style:name="ce12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12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48"/>
      <style:map style:condition="cell-content()=1" style:apply-style-name="s1" style:base-cell-address="Feuille1.J148"/>
    </style:style>
    <style:style style:name="ce12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49"/>
      <style:map style:condition="cell-content()=1" style:apply-style-name="s1" style:base-cell-address="Feuille1.J149"/>
    </style:style>
    <style:style style:name="ce12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50"/>
      <style:map style:condition="cell-content()=1" style:apply-style-name="s1" style:base-cell-address="Feuille1.J150"/>
    </style:style>
    <style:style style:name="ce12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51"/>
      <style:map style:condition="cell-content()=1" style:apply-style-name="s1" style:base-cell-address="Feuille1.J151"/>
    </style:style>
    <style:style style:name="ce12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12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3"/>
      <style:map style:condition="cell-content()=1" style:apply-style-name="s1" style:base-cell-address="Feuille1.H153"/>
      <style:map style:condition="is-true-formula(&quot;&quot;)" style:apply-style-name="Default" style:base-cell-address="Feuille1.H153"/>
    </style:style>
    <style:style style:name="ce12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4"/>
      <style:map style:condition="cell-content()=1" style:apply-style-name="s1" style:base-cell-address="Feuille1.H154"/>
      <style:map style:condition="is-true-formula(&quot;&quot;)" style:apply-style-name="Default" style:base-cell-address="Feuille1.H154"/>
    </style:style>
    <style:style style:name="ce12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61"/>
      <style:map style:condition="cell-content()=1" style:apply-style-name="s1" style:base-cell-address="Feuille1.J161"/>
      <style:map style:condition="is-true-formula(&quot;&quot;)" style:apply-style-name="Default" style:base-cell-address="Feuille1.J161"/>
    </style:style>
    <style:style style:name="ce12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71"/>
      <style:map style:condition="cell-content()=1" style:apply-style-name="s1" style:base-cell-address="Feuille1.J171"/>
    </style:style>
    <style:style style:name="ce12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72"/>
      <style:map style:condition="cell-content()=1" style:apply-style-name="s1" style:base-cell-address="Feuille1.J172"/>
    </style:style>
    <style:style style:name="ce12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73"/>
      <style:map style:condition="cell-content()=1" style:apply-style-name="s1" style:base-cell-address="Feuille1.J173"/>
    </style:style>
    <style:style style:name="ce12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74"/>
      <style:map style:condition="cell-content()=1" style:apply-style-name="s1" style:base-cell-address="Feuille1.J174"/>
    </style:style>
    <style:style style:name="ce12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0"/>
      <style:map style:condition="cell-content()=1" style:apply-style-name="s1" style:base-cell-address="Feuille1.H180"/>
      <style:map style:condition="is-true-formula(&quot;&quot;)" style:apply-style-name="Default" style:base-cell-address="Feuille1.H180"/>
    </style:style>
    <style:style style:name="ce12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1"/>
      <style:map style:condition="cell-content()=1" style:apply-style-name="s1" style:base-cell-address="Feuille1.J181"/>
    </style:style>
    <style:style style:name="ce12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2"/>
      <style:map style:condition="cell-content()=1" style:apply-style-name="s1" style:base-cell-address="Feuille1.J182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3"/>
      <style:map style:condition="cell-content()=1" style:apply-style-name="s1" style:base-cell-address="Feuille1.J183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4"/>
      <style:map style:condition="cell-content()=1" style:apply-style-name="s1" style:base-cell-address="Feuille1.J184"/>
    </style:style>
    <style:style style:name="ce12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5"/>
      <style:map style:condition="cell-content()=1" style:apply-style-name="s1" style:base-cell-address="Feuille1.J185"/>
      <style:map style:condition="is-true-formula(&quot;&quot;)" style:apply-style-name="Default" style:base-cell-address="Feuille1.J185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6"/>
      <style:map style:condition="cell-content()=1" style:apply-style-name="s1" style:base-cell-address="Feuille1.J186"/>
      <style:map style:condition="is-true-formula(&quot;&quot;)" style:apply-style-name="Default" style:base-cell-address="Feuille1.J186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7"/>
      <style:map style:condition="cell-content()=1" style:apply-style-name="s1" style:base-cell-address="Feuille1.J187"/>
      <style:map style:condition="is-true-formula(&quot;&quot;)" style:apply-style-name="Default" style:base-cell-address="Feuille1.J187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8"/>
      <style:map style:condition="cell-content()=1" style:apply-style-name="s1" style:base-cell-address="Feuille1.J188"/>
      <style:map style:condition="is-true-formula(&quot;&quot;)" style:apply-style-name="Default" style:base-cell-address="Feuille1.J188"/>
    </style:style>
    <style:style style:name="ce12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9"/>
      <style:map style:condition="cell-content()=1" style:apply-style-name="s1" style:base-cell-address="Feuille1.J189"/>
      <style:map style:condition="is-true-formula(&quot;&quot;)" style:apply-style-name="Default" style:base-cell-address="Feuille1.J189"/>
    </style:style>
    <style:style style:name="ce12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90"/>
      <style:map style:condition="cell-content()=1" style:apply-style-name="s1" style:base-cell-address="Feuille1.J190"/>
      <style:map style:condition="is-true-formula(&quot;&quot;)" style:apply-style-name="Default" style:base-cell-address="Feuille1.J190"/>
    </style:style>
    <style:style style:name="ce12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91"/>
      <style:map style:condition="cell-content()=1" style:apply-style-name="s1" style:base-cell-address="Feuille1.J19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3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3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3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3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4"/>
      <style:map style:condition="cell-content()=1" style:apply-style-name="s1" style:base-cell-address="Feuille1.J204"/>
    </style:style>
    <style:style style:name="ce13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5"/>
      <style:map style:condition="cell-content()=1" style:apply-style-name="s1" style:base-cell-address="Feuille1.J205"/>
    </style:style>
    <style:style style:name="ce13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6"/>
      <style:map style:condition="cell-content()=1" style:apply-style-name="s1" style:base-cell-address="Feuille1.J206"/>
    </style:style>
    <style:style style:name="ce13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7"/>
      <style:map style:condition="cell-content()=1" style:apply-style-name="s1" style:base-cell-address="Feuille1.J207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8"/>
      <style:map style:condition="cell-content()=1" style:apply-style-name="s1" style:base-cell-address="Feuille1.J208"/>
    </style:style>
    <style:style style:name="ce13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9"/>
      <style:map style:condition="cell-content()=1" style:apply-style-name="s1" style:base-cell-address="Feuille1.J209"/>
    </style:style>
    <style:style style:name="ce13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0"/>
      <style:map style:condition="cell-content()=1" style:apply-style-name="s1" style:base-cell-address="Feuille1.J210"/>
    </style:style>
    <style:style style:name="ce13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4"/>
      <style:map style:condition="cell-content()=1" style:apply-style-name="s1" style:base-cell-address="Feuille1.J214"/>
    </style:style>
    <style:style style:name="ce13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5"/>
      <style:map style:condition="cell-content()=1" style:apply-style-name="s1" style:base-cell-address="Feuille1.J215"/>
    </style:style>
    <style:style style:name="ce13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6"/>
      <style:map style:condition="cell-content()=1" style:apply-style-name="s1" style:base-cell-address="Feuille1.J216"/>
    </style:style>
    <style:style style:name="ce13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7"/>
      <style:map style:condition="cell-content()=1" style:apply-style-name="s1" style:base-cell-address="Feuille1.J217"/>
    </style:style>
    <style:style style:name="ce13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24"/>
      <style:map style:condition="cell-content()=1" style:apply-style-name="s1" style:base-cell-address="Feuille1.J224"/>
    </style:style>
    <style:style style:name="ce13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25"/>
      <style:map style:condition="cell-content()=1" style:apply-style-name="s1" style:base-cell-address="Feuille1.J225"/>
    </style:style>
    <style:style style:name="ce13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26"/>
      <style:map style:condition="cell-content()=1" style:apply-style-name="s1" style:base-cell-address="Feuille1.J226"/>
    </style:style>
    <style:style style:name="ce13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27"/>
      <style:map style:condition="cell-content()=1" style:apply-style-name="s1" style:base-cell-address="Feuille1.J227"/>
    </style:style>
    <style:style style:name="ce13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3"/>
      <style:map style:condition="cell-content()=1" style:apply-style-name="s1" style:base-cell-address="Feuille1.J243"/>
      <style:map style:condition="is-true-formula(&quot;&quot;)" style:apply-style-name="Default" style:base-cell-address="Feuille1.J243"/>
    </style:style>
    <style:style style:name="ce13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4"/>
      <style:map style:condition="cell-content()=1" style:apply-style-name="s1" style:base-cell-address="Feuille1.J244"/>
      <style:map style:condition="is-true-formula(&quot;&quot;)" style:apply-style-name="Default" style:base-cell-address="Feuille1.J244"/>
    </style:style>
    <style:style style:name="ce13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5"/>
      <style:map style:condition="cell-content()=1" style:apply-style-name="s1" style:base-cell-address="Feuille1.J245"/>
      <style:map style:condition="is-true-formula(&quot;&quot;)" style:apply-style-name="Default" style:base-cell-address="Feuille1.J245"/>
    </style:style>
    <style:style style:name="ce13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6"/>
      <style:map style:condition="cell-content()=1" style:apply-style-name="s1" style:base-cell-address="Feuille1.J246"/>
      <style:map style:condition="is-true-formula(&quot;&quot;)" style:apply-style-name="Default" style:base-cell-address="Feuille1.J246"/>
    </style:style>
    <style:style style:name="ce13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7"/>
      <style:map style:condition="cell-content()=1" style:apply-style-name="s1" style:base-cell-address="Feuille1.J247"/>
      <style:map style:condition="is-true-formula(&quot;&quot;)" style:apply-style-name="Default" style:base-cell-address="Feuille1.J247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8"/>
      <style:map style:condition="cell-content()=1" style:apply-style-name="s1" style:base-cell-address="Feuille1.J248"/>
      <style:map style:condition="is-true-formula(&quot;&quot;)" style:apply-style-name="Default" style:base-cell-address="Feuille1.J248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9"/>
      <style:map style:condition="cell-content()=1" style:apply-style-name="s1" style:base-cell-address="Feuille1.J249"/>
      <style:map style:condition="is-true-formula(&quot;&quot;)" style:apply-style-name="Default" style:base-cell-address="Feuille1.J249"/>
    </style:style>
    <style:style style:name="ce13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0"/>
      <style:map style:condition="cell-content()=1" style:apply-style-name="s1" style:base-cell-address="Feuille1.J250"/>
      <style:map style:condition="is-true-formula(&quot;&quot;)" style:apply-style-name="Default" style:base-cell-address="Feuille1.J250"/>
    </style:style>
    <style:style style:name="ce13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1"/>
      <style:map style:condition="cell-content()=1" style:apply-style-name="s1" style:base-cell-address="Feuille1.J251"/>
      <style:map style:condition="is-true-formula(&quot;&quot;)" style:apply-style-name="Default" style:base-cell-address="Feuille1.J251"/>
    </style:style>
    <style:style style:name="ce13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2"/>
      <style:map style:condition="cell-content()=1" style:apply-style-name="s1" style:base-cell-address="Feuille1.J252"/>
      <style:map style:condition="is-true-formula(&quot;&quot;)" style:apply-style-name="Default" style:base-cell-address="Feuille1.J252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3"/>
      <style:map style:condition="cell-content()=1" style:apply-style-name="s1" style:base-cell-address="Feuille1.J253"/>
      <style:map style:condition="is-true-formula(&quot;&quot;)" style:apply-style-name="Default" style:base-cell-address="Feuille1.J253"/>
    </style:style>
    <style:style style:name="ce13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4"/>
      <style:map style:condition="cell-content()=1" style:apply-style-name="s1" style:base-cell-address="Feuille1.J254"/>
      <style:map style:condition="is-true-formula(&quot;&quot;)" style:apply-style-name="Default" style:base-cell-address="Feuille1.J254"/>
    </style:style>
    <style:style style:name="ce13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5"/>
      <style:map style:condition="cell-content()=1" style:apply-style-name="s1" style:base-cell-address="Feuille1.J255"/>
      <style:map style:condition="is-true-formula(&quot;&quot;)" style:apply-style-name="Default" style:base-cell-address="Feuille1.J255"/>
    </style:style>
    <style:style style:name="ce13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6"/>
      <style:map style:condition="cell-content()=1" style:apply-style-name="s1" style:base-cell-address="Feuille1.J256"/>
      <style:map style:condition="is-true-formula(&quot;&quot;)" style:apply-style-name="Default" style:base-cell-address="Feuille1.J256"/>
    </style:style>
    <style:style style:name="ce13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7"/>
      <style:map style:condition="cell-content()=1" style:apply-style-name="s1" style:base-cell-address="Feuille1.J257"/>
      <style:map style:condition="is-true-formula(&quot;&quot;)" style:apply-style-name="Default" style:base-cell-address="Feuille1.J257"/>
    </style:style>
    <style:style style:name="ce13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8"/>
      <style:map style:condition="cell-content()=1" style:apply-style-name="s1" style:base-cell-address="Feuille1.J258"/>
      <style:map style:condition="is-true-formula(&quot;&quot;)" style:apply-style-name="Default" style:base-cell-address="Feuille1.J258"/>
    </style:style>
    <style:style style:name="ce13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9"/>
      <style:map style:condition="cell-content()=1" style:apply-style-name="s1" style:base-cell-address="Feuille1.J259"/>
      <style:map style:condition="is-true-formula(&quot;&quot;)" style:apply-style-name="Default" style:base-cell-address="Feuille1.J259"/>
    </style:style>
    <style:style style:name="ce13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60"/>
      <style:map style:condition="cell-content()=1" style:apply-style-name="s1" style:base-cell-address="Feuille1.J260"/>
      <style:map style:condition="is-true-formula(&quot;&quot;)" style:apply-style-name="Default" style:base-cell-address="Feuille1.J260"/>
    </style:style>
    <style:style style:name="ce13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0"/>
      <style:map style:condition="cell-content()=1" style:apply-style-name="s1" style:base-cell-address="Feuille1.J270"/>
    </style:style>
    <style:style style:name="ce13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1"/>
      <style:map style:condition="cell-content()=1" style:apply-style-name="s1" style:base-cell-address="Feuille1.J271"/>
    </style:style>
    <style:style style:name="ce13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2"/>
      <style:map style:condition="cell-content()=1" style:apply-style-name="s1" style:base-cell-address="Feuille1.J272"/>
    </style:style>
    <style:style style:name="ce13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3"/>
      <style:map style:condition="cell-content()=1" style:apply-style-name="s1" style:base-cell-address="Feuille1.J273"/>
    </style:style>
    <style:style style:name="ce13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4"/>
      <style:map style:condition="cell-content()=1" style:apply-style-name="s1" style:base-cell-address="Feuille1.J274"/>
    </style:style>
    <style:style style:name="ce13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5"/>
      <style:map style:condition="cell-content()=1" style:apply-style-name="s1" style:base-cell-address="Feuille1.J275"/>
    </style:style>
    <style:style style:name="ce13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6"/>
      <style:map style:condition="cell-content()=1" style:apply-style-name="s1" style:base-cell-address="Feuille1.J276"/>
    </style:style>
    <style:style style:name="ce13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7"/>
      <style:map style:condition="cell-content()=1" style:apply-style-name="s1" style:base-cell-address="Feuille1.J277"/>
    </style:style>
    <style:style style:name="ce13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8"/>
      <style:map style:condition="cell-content()=1" style:apply-style-name="s1" style:base-cell-address="Feuille1.J278"/>
    </style:style>
    <style:style style:name="ce13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0"/>
      <style:map style:condition="cell-content()=1" style:apply-style-name="s1" style:base-cell-address="Feuille1.J280"/>
      <style:map style:condition="is-true-formula(&quot;&quot;)" style:apply-style-name="Default" style:base-cell-address="Feuille1.J280"/>
    </style:style>
    <style:style style:name="ce13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1"/>
      <style:map style:condition="cell-content()=1" style:apply-style-name="s1" style:base-cell-address="Feuille1.J281"/>
      <style:map style:condition="is-true-formula(&quot;&quot;)" style:apply-style-name="Default" style:base-cell-address="Feuille1.J281"/>
    </style:style>
    <style:style style:name="ce13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2"/>
      <style:map style:condition="cell-content()=1" style:apply-style-name="s1" style:base-cell-address="Feuille1.J282"/>
      <style:map style:condition="is-true-formula(&quot;&quot;)" style:apply-style-name="Default" style:base-cell-address="Feuille1.J282"/>
    </style:style>
    <style:style style:name="ce13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3"/>
      <style:map style:condition="cell-content()=1" style:apply-style-name="s1" style:base-cell-address="Feuille1.J283"/>
      <style:map style:condition="is-true-formula(&quot;&quot;)" style:apply-style-name="Default" style:base-cell-address="Feuille1.J283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0"/>
      <style:map style:condition="cell-content()=1" style:apply-style-name="s1" style:base-cell-address="Feuille1.J290"/>
    </style:style>
    <style:style style:name="ce13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1"/>
      <style:map style:condition="cell-content()=1" style:apply-style-name="s1" style:base-cell-address="Feuille1.J291"/>
    </style:style>
    <style:style style:name="ce13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2"/>
      <style:map style:condition="cell-content()=1" style:apply-style-name="s1" style:base-cell-address="Feuille1.J292"/>
    </style:style>
    <style:style style:name="ce13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3"/>
      <style:map style:condition="cell-content()=1" style:apply-style-name="s1" style:base-cell-address="Feuille1.J293"/>
    </style:style>
    <style:style style:name="ce13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3"/>
      <style:map style:condition="cell-content()=1" style:apply-style-name="s1" style:base-cell-address="Feuille1.J303"/>
    </style:style>
    <style:style style:name="ce13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4"/>
      <style:map style:condition="cell-content()=1" style:apply-style-name="s1" style:base-cell-address="Feuille1.J304"/>
    </style:style>
    <style:style style:name="ce13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5"/>
      <style:map style:condition="cell-content()=1" style:apply-style-name="s1" style:base-cell-address="Feuille1.J305"/>
    </style:style>
    <style:style style:name="ce13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6"/>
      <style:map style:condition="cell-content()=1" style:apply-style-name="s1" style:base-cell-address="Feuille1.J306"/>
    </style:style>
    <style:style style:name="ce13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7"/>
      <style:map style:condition="cell-content()=1" style:apply-style-name="s1" style:base-cell-address="Feuille1.J307"/>
    </style:style>
    <style:style style:name="ce13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8"/>
      <style:map style:condition="cell-content()=1" style:apply-style-name="s1" style:base-cell-address="Feuille1.J308"/>
    </style:style>
    <style:style style:name="ce13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9"/>
      <style:map style:condition="cell-content()=1" style:apply-style-name="s1" style:base-cell-address="Feuille1.J309"/>
    </style:style>
    <style:style style:name="ce13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0"/>
      <style:map style:condition="cell-content()=1" style:apply-style-name="s1" style:base-cell-address="Feuille1.J310"/>
    </style:style>
    <style:style style:name="ce13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1"/>
      <style:map style:condition="cell-content()=1" style:apply-style-name="s1" style:base-cell-address="Feuille1.J311"/>
    </style:style>
    <style:style style:name="ce13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3"/>
      <style:map style:condition="cell-content()=1" style:apply-style-name="s1" style:base-cell-address="Feuille1.J313"/>
      <style:map style:condition="is-true-formula(&quot;&quot;)" style:apply-style-name="Default" style:base-cell-address="Feuille1.J313"/>
    </style:style>
    <style:style style:name="ce13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4"/>
      <style:map style:condition="cell-content()=1" style:apply-style-name="s1" style:base-cell-address="Feuille1.J314"/>
      <style:map style:condition="is-true-formula(&quot;&quot;)" style:apply-style-name="Default" style:base-cell-address="Feuille1.J314"/>
    </style:style>
    <style:style style:name="ce13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5"/>
      <style:map style:condition="cell-content()=1" style:apply-style-name="s1" style:base-cell-address="Feuille1.J315"/>
      <style:map style:condition="is-true-formula(&quot;&quot;)" style:apply-style-name="Default" style:base-cell-address="Feuille1.J315"/>
    </style:style>
    <style:style style:name="ce13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6"/>
      <style:map style:condition="cell-content()=1" style:apply-style-name="s1" style:base-cell-address="Feuille1.J316"/>
      <style:map style:condition="is-true-formula(&quot;&quot;)" style:apply-style-name="Default" style:base-cell-address="Feuille1.J316"/>
    </style:style>
    <style:style style:name="ce13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23"/>
      <style:map style:condition="cell-content()=1" style:apply-style-name="s1" style:base-cell-address="Feuille1.J323"/>
    </style:style>
    <style:style style:name="ce13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24"/>
      <style:map style:condition="cell-content()=1" style:apply-style-name="s1" style:base-cell-address="Feuille1.J324"/>
    </style:style>
    <style:style style:name="ce13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25"/>
      <style:map style:condition="cell-content()=1" style:apply-style-name="s1" style:base-cell-address="Feuille1.J325"/>
    </style:style>
    <style:style style:name="ce13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26"/>
      <style:map style:condition="cell-content()=1" style:apply-style-name="s1" style:base-cell-address="Feuille1.J326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"/>
      <style:map style:condition="cell-content()=1" style:apply-style-name="s1" style:base-cell-address="Feuille1.K7"/>
    </style:style>
    <style:style style:name="ce13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"/>
      <style:map style:condition="cell-content()=1" style:apply-style-name="s1" style:base-cell-address="Feuille1.K8"/>
    </style:style>
    <style:style style:name="ce13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"/>
      <style:map style:condition="cell-content()=1" style:apply-style-name="s1" style:base-cell-address="Feuille1.K27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"/>
      <style:map style:condition="cell-content()=1" style:apply-style-name="s1" style:base-cell-address="Feuille1.K28"/>
    </style:style>
    <style:style style:name="ce13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"/>
      <style:map style:condition="cell-content()=1" style:apply-style-name="s1" style:base-cell-address="Feuille1.K29"/>
    </style:style>
    <style:style style:name="ce13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9"/>
      <style:map style:condition="cell-content()=1" style:apply-style-name="s1" style:base-cell-address="Feuille1.K39"/>
    </style:style>
    <style:style style:name="ce13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0"/>
      <style:map style:condition="cell-content()=1" style:apply-style-name="s1" style:base-cell-address="Feuille1.K40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1"/>
      <style:map style:condition="cell-content()=1" style:apply-style-name="s1" style:base-cell-address="Feuille1.K41"/>
    </style:style>
    <style:style style:name="ce13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2"/>
      <style:map style:condition="cell-content()=1" style:apply-style-name="s1" style:base-cell-address="Feuille1.K42"/>
    </style:style>
    <style:style style:name="ce13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3"/>
      <style:map style:condition="cell-content()=1" style:apply-style-name="s1" style:base-cell-address="Feuille1.K43"/>
    </style:style>
    <style:style style:name="ce13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4"/>
      <style:map style:condition="cell-content()=1" style:apply-style-name="s1" style:base-cell-address="Feuille1.K44"/>
    </style:style>
    <style:style style:name="ce13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5"/>
      <style:map style:condition="cell-content()=1" style:apply-style-name="s1" style:base-cell-address="Feuille1.K45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6"/>
      <style:map style:condition="cell-content()=1" style:apply-style-name="s1" style:base-cell-address="Feuille1.K46"/>
    </style:style>
    <style:style style:name="ce13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7"/>
      <style:map style:condition="cell-content()=1" style:apply-style-name="s1" style:base-cell-address="Feuille1.K47"/>
    </style:style>
    <style:style style:name="ce13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8"/>
      <style:map style:condition="cell-content()=1" style:apply-style-name="s1" style:base-cell-address="Feuille1.K48"/>
    </style:style>
    <style:style style:name="ce13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9"/>
      <style:map style:condition="cell-content()=1" style:apply-style-name="s1" style:base-cell-address="Feuille1.K49"/>
    </style:style>
    <style:style style:name="ce13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0"/>
      <style:map style:condition="cell-content()=1" style:apply-style-name="s1" style:base-cell-address="Feuille1.K50"/>
    </style:style>
    <style:style style:name="ce13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1"/>
      <style:map style:condition="cell-content()=1" style:apply-style-name="s1" style:base-cell-address="Feuille1.K51"/>
    </style:style>
    <style:style style:name="ce13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2"/>
      <style:map style:condition="cell-content()=1" style:apply-style-name="s1" style:base-cell-address="Feuille1.K52"/>
    </style:style>
    <style:style style:name="ce13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3"/>
      <style:map style:condition="cell-content()=1" style:apply-style-name="s1" style:base-cell-address="Feuille1.K53"/>
    </style:style>
    <style:style style:name="ce13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4"/>
      <style:map style:condition="cell-content()=1" style:apply-style-name="s1" style:base-cell-address="Feuille1.K54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5"/>
      <style:map style:condition="cell-content()=1" style:apply-style-name="s1" style:base-cell-address="Feuille1.K55"/>
    </style:style>
    <style:style style:name="ce13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6"/>
      <style:map style:condition="cell-content()=1" style:apply-style-name="s1" style:base-cell-address="Feuille1.K56"/>
    </style:style>
    <style:style style:name="ce13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7"/>
      <style:map style:condition="cell-content()=1" style:apply-style-name="s1" style:base-cell-address="Feuille1.K57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8"/>
      <style:map style:condition="cell-content()=1" style:apply-style-name="s1" style:base-cell-address="Feuille1.K58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9"/>
      <style:map style:condition="cell-content()=1" style:apply-style-name="s1" style:base-cell-address="Feuille1.K59"/>
    </style:style>
    <style:style style:name="ce13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60"/>
      <style:map style:condition="cell-content()=1" style:apply-style-name="s1" style:base-cell-address="Feuille1.K60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61"/>
      <style:map style:condition="cell-content()=1" style:apply-style-name="s1" style:base-cell-address="Feuille1.K61"/>
    </style:style>
    <style:style style:name="ce13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62"/>
      <style:map style:condition="cell-content()=1" style:apply-style-name="s1" style:base-cell-address="Feuille1.K62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2"/>
      <style:map style:condition="cell-content()=1" style:apply-style-name="s1" style:base-cell-address="Feuille1.K72"/>
    </style:style>
    <style:style style:name="ce14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3"/>
      <style:map style:condition="cell-content()=1" style:apply-style-name="s1" style:base-cell-address="Feuille1.K73"/>
    </style:style>
    <style:style style:name="ce14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4"/>
      <style:map style:condition="cell-content()=1" style:apply-style-name="s1" style:base-cell-address="Feuille1.K74"/>
    </style:style>
    <style:style style:name="ce14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5"/>
      <style:map style:condition="cell-content()=1" style:apply-style-name="s1" style:base-cell-address="Feuille1.K75"/>
    </style:style>
    <style:style style:name="ce14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6"/>
      <style:map style:condition="cell-content()=1" style:apply-style-name="s1" style:base-cell-address="Feuille1.K76"/>
    </style:style>
    <style:style style:name="ce14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7"/>
      <style:map style:condition="cell-content()=1" style:apply-style-name="s1" style:base-cell-address="Feuille1.K77"/>
    </style:style>
    <style:style style:name="ce14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8"/>
      <style:map style:condition="cell-content()=1" style:apply-style-name="s1" style:base-cell-address="Feuille1.K78"/>
    </style:style>
    <style:style style:name="ce14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9"/>
      <style:map style:condition="cell-content()=1" style:apply-style-name="s1" style:base-cell-address="Feuille1.K79"/>
    </style:style>
    <style:style style:name="ce14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0"/>
      <style:map style:condition="cell-content()=1" style:apply-style-name="s1" style:base-cell-address="Feuille1.K80"/>
    </style:style>
    <style:style style:name="ce14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1"/>
      <style:map style:condition="cell-content()=1" style:apply-style-name="s1" style:base-cell-address="Feuille1.K81"/>
    </style:style>
    <style:style style:name="ce14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2"/>
      <style:map style:condition="cell-content()=1" style:apply-style-name="s1" style:base-cell-address="Feuille1.K82"/>
    </style:style>
    <style:style style:name="ce14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3"/>
      <style:map style:condition="cell-content()=1" style:apply-style-name="s1" style:base-cell-address="Feuille1.K83"/>
    </style:style>
    <style:style style:name="ce14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4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4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4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4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4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92"/>
      <style:map style:condition="cell-content()=1" style:apply-style-name="s1" style:base-cell-address="Feuille1.K92"/>
    </style:style>
    <style:style style:name="ce14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93"/>
      <style:map style:condition="cell-content()=1" style:apply-style-name="s1" style:base-cell-address="Feuille1.K93"/>
    </style:style>
    <style:style style:name="ce14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94"/>
      <style:map style:condition="cell-content()=1" style:apply-style-name="s1" style:base-cell-address="Feuille1.K94"/>
    </style:style>
    <style:style style:name="ce14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95"/>
      <style:map style:condition="cell-content()=1" style:apply-style-name="s1" style:base-cell-address="Feuille1.K95"/>
    </style:style>
    <style:style style:name="ce14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5"/>
      <style:map style:condition="cell-content()=1" style:apply-style-name="s1" style:base-cell-address="Feuille1.K105"/>
    </style:style>
    <style:style style:name="ce14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6"/>
      <style:map style:condition="cell-content()=1" style:apply-style-name="s1" style:base-cell-address="Feuille1.K106"/>
    </style:style>
    <style:style style:name="ce14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7"/>
      <style:map style:condition="cell-content()=1" style:apply-style-name="s1" style:base-cell-address="Feuille1.K107"/>
    </style:style>
    <style:style style:name="ce14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8"/>
      <style:map style:condition="cell-content()=1" style:apply-style-name="s1" style:base-cell-address="Feuille1.K108"/>
    </style:style>
    <style:style style:name="ce14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9"/>
      <style:map style:condition="cell-content()=1" style:apply-style-name="s1" style:base-cell-address="Feuille1.K109"/>
    </style:style>
    <style:style style:name="ce14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0"/>
      <style:map style:condition="cell-content()=1" style:apply-style-name="s1" style:base-cell-address="Feuille1.K110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1"/>
      <style:map style:condition="cell-content()=1" style:apply-style-name="s1" style:base-cell-address="Feuille1.K111"/>
    </style:style>
    <style:style style:name="ce14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2"/>
      <style:map style:condition="cell-content()=1" style:apply-style-name="s1" style:base-cell-address="Feuille1.K112"/>
    </style:style>
    <style:style style:name="ce14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3"/>
      <style:map style:condition="cell-content()=1" style:apply-style-name="s1" style:base-cell-address="Feuille1.K113"/>
    </style:style>
    <style:style style:name="ce14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5"/>
      <style:map style:condition="cell-content()=1" style:apply-style-name="s1" style:base-cell-address="Feuille1.K115"/>
      <style:map style:condition="is-true-formula(&quot;&quot;)" style:apply-style-name="Default" style:base-cell-address="Feuille1.K115"/>
    </style:style>
    <style:style style:name="ce14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6"/>
      <style:map style:condition="cell-content()=1" style:apply-style-name="s1" style:base-cell-address="Feuille1.K116"/>
      <style:map style:condition="is-true-formula(&quot;&quot;)" style:apply-style-name="Default" style:base-cell-address="Feuille1.K116"/>
    </style:style>
    <style:style style:name="ce14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7"/>
      <style:map style:condition="cell-content()=1" style:apply-style-name="s1" style:base-cell-address="Feuille1.K117"/>
      <style:map style:condition="is-true-formula(&quot;&quot;)" style:apply-style-name="Default" style:base-cell-address="Feuille1.K117"/>
    </style:style>
    <style:style style:name="ce14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8"/>
      <style:map style:condition="cell-content()=1" style:apply-style-name="s1" style:base-cell-address="Feuille1.K118"/>
      <style:map style:condition="is-true-formula(&quot;&quot;)" style:apply-style-name="Default" style:base-cell-address="Feuille1.K118"/>
    </style:style>
    <style:style style:name="ce14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25"/>
      <style:map style:condition="cell-content()=1" style:apply-style-name="s1" style:base-cell-address="Feuille1.K125"/>
    </style:style>
    <style:style style:name="ce14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26"/>
      <style:map style:condition="cell-content()=1" style:apply-style-name="s1" style:base-cell-address="Feuille1.K126"/>
    </style:style>
    <style:style style:name="ce14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27"/>
      <style:map style:condition="cell-content()=1" style:apply-style-name="s1" style:base-cell-address="Feuille1.K127"/>
    </style:style>
    <style:style style:name="ce14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28"/>
      <style:map style:condition="cell-content()=1" style:apply-style-name="s1" style:base-cell-address="Feuille1.K128"/>
    </style:style>
    <style:style style:name="ce14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38"/>
      <style:map style:condition="cell-content()=1" style:apply-style-name="s1" style:base-cell-address="Feuille1.K138"/>
      <style:map style:condition="is-true-formula(&quot;&quot;)" style:apply-style-name="Default" style:base-cell-address="Feuille1.K138"/>
    </style:style>
    <style:style style:name="ce14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7"/>
      <style:map style:condition="cell-content()=1" style:apply-style-name="s1" style:base-cell-address="Feuille1.K147"/>
      <style:map style:condition="is-true-formula(&quot;&quot;)" style:apply-style-name="Default" style:base-cell-address="Feuille1.K147"/>
    </style:style>
    <style:style style:name="ce14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</style:style>
    <style:style style:name="ce14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9"/>
      <style:map style:condition="cell-content()=1" style:apply-style-name="s1" style:base-cell-address="Feuille1.K149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50"/>
      <style:map style:condition="cell-content()=1" style:apply-style-name="s1" style:base-cell-address="Feuille1.K150"/>
    </style:style>
    <style:style style:name="ce14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51"/>
      <style:map style:condition="cell-content()=1" style:apply-style-name="s1" style:base-cell-address="Feuille1.K151"/>
    </style:style>
    <style:style style:name="ce14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7"/>
      <style:map style:condition="cell-content()=1" style:apply-style-name="s1" style:base-cell-address="Feuille1.K147"/>
      <style:map style:condition="is-true-formula(&quot;&quot;)" style:apply-style-name="Default" style:base-cell-address="Feuille1.K147"/>
    </style:style>
    <style:style style:name="ce14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14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14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61"/>
      <style:map style:condition="cell-content()=1" style:apply-style-name="s1" style:base-cell-address="Feuille1.K161"/>
      <style:map style:condition="is-true-formula(&quot;&quot;)" style:apply-style-name="Default" style:base-cell-address="Feuille1.K161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1"/>
      <style:map style:condition="cell-content()=1" style:apply-style-name="s1" style:base-cell-address="Feuille1.K171"/>
    </style:style>
    <style:style style:name="ce14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2"/>
      <style:map style:condition="cell-content()=1" style:apply-style-name="s1" style:base-cell-address="Feuille1.K172"/>
    </style:style>
    <style:style style:name="ce14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3"/>
      <style:map style:condition="cell-content()=1" style:apply-style-name="s1" style:base-cell-address="Feuille1.K173"/>
    </style:style>
    <style:style style:name="ce14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4"/>
      <style:map style:condition="cell-content()=1" style:apply-style-name="s1" style:base-cell-address="Feuille1.K174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0"/>
      <style:map style:condition="cell-content()=1" style:apply-style-name="s1" style:base-cell-address="Feuille1.K180"/>
      <style:map style:condition="is-true-formula(&quot;&quot;)" style:apply-style-name="Default" style:base-cell-address="Feuille1.K180"/>
    </style:style>
    <style:style style:name="ce14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1"/>
      <style:map style:condition="cell-content()=1" style:apply-style-name="s1" style:base-cell-address="Feuille1.K181"/>
    </style:style>
    <style:style style:name="ce14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2"/>
      <style:map style:condition="cell-content()=1" style:apply-style-name="s1" style:base-cell-address="Feuille1.K182"/>
    </style:style>
    <style:style style:name="ce14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3"/>
      <style:map style:condition="cell-content()=1" style:apply-style-name="s1" style:base-cell-address="Feuille1.K183"/>
    </style:style>
    <style:style style:name="ce14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4"/>
      <style:map style:condition="cell-content()=1" style:apply-style-name="s1" style:base-cell-address="Feuille1.K184"/>
    </style:style>
    <style:style style:name="ce14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1"/>
      <style:map style:condition="cell-content()=1" style:apply-style-name="s1" style:base-cell-address="Feuille1.K191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2"/>
      <style:map style:condition="cell-content()=1" style:apply-style-name="s1" style:base-cell-address="Feuille1.K192"/>
      <style:map style:condition="is-true-formula(&quot;&quot;)" style:apply-style-name="Default" style:base-cell-address="Feuille1.K192"/>
    </style:style>
    <style:style style:name="ce14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2"/>
      <style:map style:condition="cell-content()=1" style:apply-style-name="s1" style:base-cell-address="Feuille1.K192"/>
      <style:map style:condition="is-true-formula(&quot;&quot;)" style:apply-style-name="Default" style:base-cell-address="Feuille1.K192"/>
    </style:style>
    <style:style style:name="ce14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2"/>
      <style:map style:condition="cell-content()=1" style:apply-style-name="s1" style:base-cell-address="Feuille1.K192"/>
      <style:map style:condition="is-true-formula(&quot;&quot;)" style:apply-style-name="Default" style:base-cell-address="Feuille1.K192"/>
    </style:style>
    <style:style style:name="ce14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2"/>
      <style:map style:condition="cell-content()=1" style:apply-style-name="s1" style:base-cell-address="Feuille1.K192"/>
      <style:map style:condition="is-true-formula(&quot;&quot;)" style:apply-style-name="Default" style:base-cell-address="Feuille1.K192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4"/>
      <style:map style:condition="cell-content()=1" style:apply-style-name="s1" style:base-cell-address="Feuille1.K204"/>
    </style:style>
    <style:style style:name="ce14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5"/>
      <style:map style:condition="cell-content()=1" style:apply-style-name="s1" style:base-cell-address="Feuille1.K205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6"/>
      <style:map style:condition="cell-content()=1" style:apply-style-name="s1" style:base-cell-address="Feuille1.K206"/>
    </style:style>
    <style:style style:name="ce14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7"/>
      <style:map style:condition="cell-content()=1" style:apply-style-name="s1" style:base-cell-address="Feuille1.K207"/>
    </style:style>
    <style:style style:name="ce14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8"/>
      <style:map style:condition="cell-content()=1" style:apply-style-name="s1" style:base-cell-address="Feuille1.K208"/>
    </style:style>
    <style:style style:name="ce14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9"/>
      <style:map style:condition="cell-content()=1" style:apply-style-name="s1" style:base-cell-address="Feuille1.K209"/>
    </style:style>
    <style:style style:name="ce14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0"/>
      <style:map style:condition="cell-content()=1" style:apply-style-name="s1" style:base-cell-address="Feuille1.K210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4"/>
      <style:map style:condition="cell-content()=1" style:apply-style-name="s1" style:base-cell-address="Feuille1.K214"/>
    </style:style>
    <style:style style:name="ce14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5"/>
      <style:map style:condition="cell-content()=1" style:apply-style-name="s1" style:base-cell-address="Feuille1.K215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6"/>
      <style:map style:condition="cell-content()=1" style:apply-style-name="s1" style:base-cell-address="Feuille1.K216"/>
    </style:style>
    <style:style style:name="ce14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7"/>
      <style:map style:condition="cell-content()=1" style:apply-style-name="s1" style:base-cell-address="Feuille1.K217"/>
    </style:style>
    <style:style style:name="ce14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24"/>
      <style:map style:condition="cell-content()=1" style:apply-style-name="s1" style:base-cell-address="Feuille1.K224"/>
    </style:style>
    <style:style style:name="ce14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25"/>
      <style:map style:condition="cell-content()=1" style:apply-style-name="s1" style:base-cell-address="Feuille1.K225"/>
    </style:style>
    <style:style style:name="ce14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26"/>
      <style:map style:condition="cell-content()=1" style:apply-style-name="s1" style:base-cell-address="Feuille1.K226"/>
    </style:style>
    <style:style style:name="ce14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27"/>
      <style:map style:condition="cell-content()=1" style:apply-style-name="s1" style:base-cell-address="Feuille1.K227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47"/>
      <style:map style:condition="cell-content()=1" style:apply-style-name="s1" style:base-cell-address="Feuille1.K247"/>
      <style:map style:condition="is-true-formula(&quot;&quot;)" style:apply-style-name="Default" style:base-cell-address="Feuille1.K247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48"/>
      <style:map style:condition="cell-content()=1" style:apply-style-name="s1" style:base-cell-address="Feuille1.K248"/>
      <style:map style:condition="is-true-formula(&quot;&quot;)" style:apply-style-name="Default" style:base-cell-address="Feuille1.K248"/>
    </style:style>
    <style:style style:name="ce14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49"/>
      <style:map style:condition="cell-content()=1" style:apply-style-name="s1" style:base-cell-address="Feuille1.K249"/>
      <style:map style:condition="is-true-formula(&quot;&quot;)" style:apply-style-name="Default" style:base-cell-address="Feuille1.K249"/>
    </style:style>
    <style:style style:name="ce14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0"/>
      <style:map style:condition="cell-content()=1" style:apply-style-name="s1" style:base-cell-address="Feuille1.K250"/>
      <style:map style:condition="is-true-formula(&quot;&quot;)" style:apply-style-name="Default" style:base-cell-address="Feuille1.K250"/>
    </style:style>
    <style:style style:name="ce15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1"/>
      <style:map style:condition="cell-content()=1" style:apply-style-name="s1" style:base-cell-address="Feuille1.K251"/>
      <style:map style:condition="is-true-formula(&quot;&quot;)" style:apply-style-name="Default" style:base-cell-address="Feuille1.K251"/>
    </style:style>
    <style:style style:name="ce15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2"/>
      <style:map style:condition="cell-content()=1" style:apply-style-name="s1" style:base-cell-address="Feuille1.K252"/>
      <style:map style:condition="is-true-formula(&quot;&quot;)" style:apply-style-name="Default" style:base-cell-address="Feuille1.K252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3"/>
      <style:map style:condition="cell-content()=1" style:apply-style-name="s1" style:base-cell-address="Feuille1.K253"/>
      <style:map style:condition="is-true-formula(&quot;&quot;)" style:apply-style-name="Default" style:base-cell-address="Feuille1.K253"/>
    </style:style>
    <style:style style:name="ce15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4"/>
      <style:map style:condition="cell-content()=1" style:apply-style-name="s1" style:base-cell-address="Feuille1.K254"/>
      <style:map style:condition="is-true-formula(&quot;&quot;)" style:apply-style-name="Default" style:base-cell-address="Feuille1.K254"/>
    </style:style>
    <style:style style:name="ce15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5"/>
      <style:map style:condition="cell-content()=1" style:apply-style-name="s1" style:base-cell-address="Feuille1.K255"/>
      <style:map style:condition="is-true-formula(&quot;&quot;)" style:apply-style-name="Default" style:base-cell-address="Feuille1.K255"/>
    </style:style>
    <style:style style:name="ce15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6"/>
      <style:map style:condition="cell-content()=1" style:apply-style-name="s1" style:base-cell-address="Feuille1.K256"/>
      <style:map style:condition="is-true-formula(&quot;&quot;)" style:apply-style-name="Default" style:base-cell-address="Feuille1.K256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7"/>
      <style:map style:condition="cell-content()=1" style:apply-style-name="s1" style:base-cell-address="Feuille1.K257"/>
      <style:map style:condition="is-true-formula(&quot;&quot;)" style:apply-style-name="Default" style:base-cell-address="Feuille1.K257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8"/>
      <style:map style:condition="cell-content()=1" style:apply-style-name="s1" style:base-cell-address="Feuille1.K258"/>
      <style:map style:condition="is-true-formula(&quot;&quot;)" style:apply-style-name="Default" style:base-cell-address="Feuille1.K258"/>
    </style:style>
    <style:style style:name="ce15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9"/>
      <style:map style:condition="cell-content()=1" style:apply-style-name="s1" style:base-cell-address="Feuille1.K259"/>
      <style:map style:condition="is-true-formula(&quot;&quot;)" style:apply-style-name="Default" style:base-cell-address="Feuille1.K259"/>
    </style:style>
    <style:style style:name="ce15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60"/>
      <style:map style:condition="cell-content()=1" style:apply-style-name="s1" style:base-cell-address="Feuille1.K260"/>
      <style:map style:condition="is-true-formula(&quot;&quot;)" style:apply-style-name="Default" style:base-cell-address="Feuille1.K260"/>
    </style:style>
    <style:style style:name="ce15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0"/>
      <style:map style:condition="cell-content()=1" style:apply-style-name="s1" style:base-cell-address="Feuille1.K270"/>
    </style:style>
    <style:style style:name="ce15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1"/>
      <style:map style:condition="cell-content()=1" style:apply-style-name="s1" style:base-cell-address="Feuille1.K271"/>
    </style:style>
    <style:style style:name="ce15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2"/>
      <style:map style:condition="cell-content()=1" style:apply-style-name="s1" style:base-cell-address="Feuille1.K272"/>
    </style:style>
    <style:style style:name="ce15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3"/>
      <style:map style:condition="cell-content()=1" style:apply-style-name="s1" style:base-cell-address="Feuille1.K273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4"/>
      <style:map style:condition="cell-content()=1" style:apply-style-name="s1" style:base-cell-address="Feuille1.K27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5"/>
      <style:map style:condition="cell-content()=1" style:apply-style-name="s1" style:base-cell-address="Feuille1.K275"/>
    </style:style>
    <style:style style:name="ce15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6"/>
      <style:map style:condition="cell-content()=1" style:apply-style-name="s1" style:base-cell-address="Feuille1.K276"/>
    </style:style>
    <style:style style:name="ce15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7"/>
      <style:map style:condition="cell-content()=1" style:apply-style-name="s1" style:base-cell-address="Feuille1.K277"/>
    </style:style>
    <style:style style:name="ce15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8"/>
      <style:map style:condition="cell-content()=1" style:apply-style-name="s1" style:base-cell-address="Feuille1.K278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0"/>
      <style:map style:condition="cell-content()=1" style:apply-style-name="s1" style:base-cell-address="Feuille1.K280"/>
      <style:map style:condition="is-true-formula(&quot;&quot;)" style:apply-style-name="Default" style:base-cell-address="Feuille1.K280"/>
    </style:style>
    <style:style style:name="ce15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1"/>
      <style:map style:condition="cell-content()=1" style:apply-style-name="s1" style:base-cell-address="Feuille1.K281"/>
      <style:map style:condition="is-true-formula(&quot;&quot;)" style:apply-style-name="Default" style:base-cell-address="Feuille1.K281"/>
    </style:style>
    <style:style style:name="ce15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2"/>
      <style:map style:condition="cell-content()=1" style:apply-style-name="s1" style:base-cell-address="Feuille1.K282"/>
      <style:map style:condition="is-true-formula(&quot;&quot;)" style:apply-style-name="Default" style:base-cell-address="Feuille1.K282"/>
    </style:style>
    <style:style style:name="ce15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3"/>
      <style:map style:condition="cell-content()=1" style:apply-style-name="s1" style:base-cell-address="Feuille1.K283"/>
      <style:map style:condition="is-true-formula(&quot;&quot;)" style:apply-style-name="Default" style:base-cell-address="Feuille1.K283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0"/>
      <style:map style:condition="cell-content()=1" style:apply-style-name="s1" style:base-cell-address="Feuille1.K290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1"/>
      <style:map style:condition="cell-content()=1" style:apply-style-name="s1" style:base-cell-address="Feuille1.K291"/>
    </style:style>
    <style:style style:name="ce15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2"/>
      <style:map style:condition="cell-content()=1" style:apply-style-name="s1" style:base-cell-address="Feuille1.K292"/>
    </style:style>
    <style:style style:name="ce15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3"/>
      <style:map style:condition="cell-content()=1" style:apply-style-name="s1" style:base-cell-address="Feuille1.K293"/>
    </style:style>
    <style:style style:name="ce15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3"/>
      <style:map style:condition="cell-content()=1" style:apply-style-name="s1" style:base-cell-address="Feuille1.K303"/>
    </style:style>
    <style:style style:name="ce15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4"/>
      <style:map style:condition="cell-content()=1" style:apply-style-name="s1" style:base-cell-address="Feuille1.K304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5"/>
      <style:map style:condition="cell-content()=1" style:apply-style-name="s1" style:base-cell-address="Feuille1.K305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6"/>
      <style:map style:condition="cell-content()=1" style:apply-style-name="s1" style:base-cell-address="Feuille1.K306"/>
    </style:style>
    <style:style style:name="ce15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7"/>
      <style:map style:condition="cell-content()=1" style:apply-style-name="s1" style:base-cell-address="Feuille1.K307"/>
    </style:style>
    <style:style style:name="ce15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8"/>
      <style:map style:condition="cell-content()=1" style:apply-style-name="s1" style:base-cell-address="Feuille1.K308"/>
    </style:style>
    <style:style style:name="ce15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9"/>
      <style:map style:condition="cell-content()=1" style:apply-style-name="s1" style:base-cell-address="Feuille1.K309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0"/>
      <style:map style:condition="cell-content()=1" style:apply-style-name="s1" style:base-cell-address="Feuille1.K310"/>
    </style:style>
    <style:style style:name="ce15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1"/>
      <style:map style:condition="cell-content()=1" style:apply-style-name="s1" style:base-cell-address="Feuille1.K311"/>
    </style:style>
    <style:style style:name="ce15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3"/>
      <style:map style:condition="cell-content()=1" style:apply-style-name="s1" style:base-cell-address="Feuille1.K313"/>
      <style:map style:condition="is-true-formula(&quot;&quot;)" style:apply-style-name="Default" style:base-cell-address="Feuille1.K313"/>
    </style:style>
    <style:style style:name="ce15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4"/>
      <style:map style:condition="cell-content()=1" style:apply-style-name="s1" style:base-cell-address="Feuille1.K314"/>
      <style:map style:condition="is-true-formula(&quot;&quot;)" style:apply-style-name="Default" style:base-cell-address="Feuille1.K314"/>
    </style:style>
    <style:style style:name="ce15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5"/>
      <style:map style:condition="cell-content()=1" style:apply-style-name="s1" style:base-cell-address="Feuille1.K315"/>
      <style:map style:condition="is-true-formula(&quot;&quot;)" style:apply-style-name="Default" style:base-cell-address="Feuille1.K315"/>
    </style:style>
    <style:style style:name="ce15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6"/>
      <style:map style:condition="cell-content()=1" style:apply-style-name="s1" style:base-cell-address="Feuille1.K316"/>
      <style:map style:condition="is-true-formula(&quot;&quot;)" style:apply-style-name="Default" style:base-cell-address="Feuille1.K316"/>
    </style:style>
    <style:style style:name="ce15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23"/>
      <style:map style:condition="cell-content()=1" style:apply-style-name="s1" style:base-cell-address="Feuille1.K323"/>
    </style:style>
    <style:style style:name="ce15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24"/>
      <style:map style:condition="cell-content()=1" style:apply-style-name="s1" style:base-cell-address="Feuille1.K324"/>
    </style:style>
    <style:style style:name="ce15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25"/>
      <style:map style:condition="cell-content()=1" style:apply-style-name="s1" style:base-cell-address="Feuille1.K325"/>
    </style:style>
    <style:style style:name="ce15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26"/>
      <style:map style:condition="cell-content()=1" style:apply-style-name="s1" style:base-cell-address="Feuille1.K326"/>
    </style:style>
    <style:style style:name="ce15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6"/>
      <style:map style:condition="cell-content()=1" style:apply-style-name="s1" style:base-cell-address="Feuille1.L6"/>
    </style:style>
    <style:style style:name="ce15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"/>
      <style:map style:condition="cell-content()=1" style:apply-style-name="s1" style:base-cell-address="Feuille1.L7"/>
    </style:style>
    <style:style style:name="ce15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"/>
      <style:map style:condition="cell-content()=1" style:apply-style-name="s1" style:base-cell-address="Feuille1.L8"/>
    </style:style>
    <style:style style:name="ce15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"/>
      <style:map style:condition="cell-content()=1" style:apply-style-name="s1" style:base-cell-address="Feuille1.L9"/>
    </style:style>
    <style:style style:name="ce15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"/>
      <style:map style:condition="cell-content()=1" style:apply-style-name="s1" style:base-cell-address="Feuille1.L10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"/>
      <style:map style:condition="cell-content()=1" style:apply-style-name="s1" style:base-cell-address="Feuille1.L11"/>
    </style:style>
    <style:style style:name="ce15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"/>
      <style:map style:condition="cell-content()=1" style:apply-style-name="s1" style:base-cell-address="Feuille1.L12"/>
    </style:style>
    <style:style style:name="ce15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3"/>
      <style:map style:condition="cell-content()=1" style:apply-style-name="s1" style:base-cell-address="Feuille1.L13"/>
    </style:style>
    <style:style style:name="ce15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"/>
      <style:map style:condition="cell-content()=1" style:apply-style-name="s1" style:base-cell-address="Feuille1.L14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"/>
      <style:map style:condition="cell-content()=1" style:apply-style-name="s1" style:base-cell-address="Feuille1.L15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"/>
      <style:map style:condition="cell-content()=1" style:apply-style-name="s1" style:base-cell-address="Feuille1.L16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"/>
      <style:map style:condition="cell-content()=1" style:apply-style-name="s1" style:base-cell-address="Feuille1.L17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"/>
      <style:map style:condition="cell-content()=1" style:apply-style-name="s1" style:base-cell-address="Feuille1.L18"/>
    </style:style>
    <style:style style:name="ce15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"/>
      <style:map style:condition="cell-content()=1" style:apply-style-name="s1" style:base-cell-address="Feuille1.L19"/>
    </style:style>
    <style:style style:name="ce15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"/>
      <style:map style:condition="cell-content()=1" style:apply-style-name="s1" style:base-cell-address="Feuille1.L20"/>
    </style:style>
    <style:style style:name="ce15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"/>
      <style:map style:condition="cell-content()=1" style:apply-style-name="s1" style:base-cell-address="Feuille1.L21"/>
    </style:style>
    <style:style style:name="ce15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"/>
      <style:map style:condition="cell-content()=1" style:apply-style-name="s1" style:base-cell-address="Feuille1.L22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3"/>
      <style:map style:condition="cell-content()=1" style:apply-style-name="s1" style:base-cell-address="Feuille1.L23"/>
    </style:style>
    <style:style style:name="ce15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"/>
      <style:map style:condition="cell-content()=1" style:apply-style-name="s1" style:base-cell-address="Feuille1.L24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"/>
      <style:map style:condition="cell-content()=1" style:apply-style-name="s1" style:base-cell-address="Feuille1.L25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6"/>
      <style:map style:condition="cell-content()=1" style:apply-style-name="s1" style:base-cell-address="Feuille1.L26"/>
    </style: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"/>
      <style:map style:condition="cell-content()=1" style:apply-style-name="s1" style:base-cell-address="Feuille1.L27"/>
    </style:style>
    <style:style style:name="ce15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"/>
      <style:map style:condition="cell-content()=1" style:apply-style-name="s1" style:base-cell-address="Feuille1.L28"/>
    </style:style>
    <style:style style:name="ce15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"/>
      <style:map style:condition="cell-content()=1" style:apply-style-name="s1" style:base-cell-address="Feuille1.L29"/>
    </style:style>
    <style:style style:name="ce15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9"/>
      <style:map style:condition="cell-content()=1" style:apply-style-name="s1" style:base-cell-address="Feuille1.L39"/>
      <style:map style:condition="is-true-formula(&quot;&quot;)" style:apply-style-name="Default" style:base-cell-address="Feuille1.L39"/>
    </style:style>
    <style:style style:name="ce15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40"/>
      <style:map style:condition="cell-content()=1" style:apply-style-name="s1" style:base-cell-address="Feuille1.L40"/>
      <style:map style:condition="is-true-formula(&quot;&quot;)" style:apply-style-name="Default" style:base-cell-address="Feuille1.L40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41"/>
      <style:map style:condition="cell-content()=1" style:apply-style-name="s1" style:base-cell-address="Feuille1.L41"/>
      <style:map style:condition="is-true-formula(&quot;&quot;)" style:apply-style-name="Default" style:base-cell-address="Feuille1.L41"/>
    </style:style>
    <style:style style:name="ce15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40"/>
      <style:map style:condition="cell-content()=1" style:apply-style-name="s1" style:base-cell-address="Feuille1.L40"/>
      <style:map style:condition="is-true-formula(&quot;&quot;)" style:apply-style-name="Default" style:base-cell-address="Feuille1.L40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59"/>
      <style:map style:condition="cell-content()=1" style:apply-style-name="s1" style:base-cell-address="Feuille1.L59"/>
      <style:map style:condition="is-true-formula(&quot;&quot;)" style:apply-style-name="Default" style:base-cell-address="Feuille1.L59"/>
    </style:style>
    <style:style style:name="ce15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60"/>
      <style:map style:condition="cell-content()=1" style:apply-style-name="s1" style:base-cell-address="Feuille1.L60"/>
    </style:style>
    <style:style style:name="ce15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61"/>
      <style:map style:condition="cell-content()=1" style:apply-style-name="s1" style:base-cell-address="Feuille1.L61"/>
    </style:style>
    <style:style style:name="ce15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62"/>
      <style:map style:condition="cell-content()=1" style:apply-style-name="s1" style:base-cell-address="Feuille1.L62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2"/>
      <style:map style:condition="cell-content()=1" style:apply-style-name="s1" style:base-cell-address="Feuille1.L72"/>
      <style:map style:condition="is-true-formula(&quot;&quot;)" style:apply-style-name="Default" style:base-cell-address="Feuille1.L72"/>
    </style:style>
    <style:style style:name="ce15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5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4"/>
      <style:map style:condition="cell-content()=1" style:apply-style-name="s1" style:base-cell-address="Feuille1.L74"/>
      <style:map style:condition="is-true-formula(&quot;&quot;)" style:apply-style-name="Default" style:base-cell-address="Feuille1.L74"/>
    </style:style>
    <style:style style:name="ce15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5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7"/>
      <style:map style:condition="cell-content()=1" style:apply-style-name="s1" style:base-cell-address="Feuille1.L77"/>
    </style:style>
    <style:style style:name="ce15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8"/>
      <style:map style:condition="cell-content()=1" style:apply-style-name="s1" style:base-cell-address="Feuille1.L78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9"/>
      <style:map style:condition="cell-content()=1" style:apply-style-name="s1" style:base-cell-address="Feuille1.L79"/>
    </style:style>
    <style:style style:name="ce15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0"/>
      <style:map style:condition="cell-content()=1" style:apply-style-name="s1" style:base-cell-address="Feuille1.L80"/>
    </style:style>
    <style:style style:name="ce15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1"/>
      <style:map style:condition="cell-content()=1" style:apply-style-name="s1" style:base-cell-address="Feuille1.L81"/>
    </style:style>
    <style:style style:name="ce15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2"/>
      <style:map style:condition="cell-content()=1" style:apply-style-name="s1" style:base-cell-address="Feuille1.L82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3"/>
      <style:map style:condition="cell-content()=1" style:apply-style-name="s1" style:base-cell-address="Feuille1.L83"/>
      <style:map style:condition="is-true-formula(&quot;&quot;)" style:apply-style-name="Default" style:base-cell-address="Feuille1.L83"/>
    </style:style>
    <style:style style:name="ce15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4"/>
      <style:map style:condition="cell-content()=1" style:apply-style-name="s1" style:base-cell-address="Feuille1.L84"/>
      <style:map style:condition="is-true-formula(&quot;&quot;)" style:apply-style-name="Default" style:base-cell-address="Feuille1.L84"/>
    </style:style>
    <style:style style:name="ce15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4"/>
      <style:map style:condition="cell-content()=1" style:apply-style-name="s1" style:base-cell-address="Feuille1.L84"/>
      <style:map style:condition="is-true-formula(&quot;&quot;)" style:apply-style-name="Default" style:base-cell-address="Feuille1.L84"/>
    </style:style>
    <style:style style:name="ce15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4"/>
      <style:map style:condition="cell-content()=1" style:apply-style-name="s1" style:base-cell-address="Feuille1.L84"/>
      <style:map style:condition="is-true-formula(&quot;&quot;)" style:apply-style-name="Default" style:base-cell-address="Feuille1.L84"/>
    </style:style>
    <style:style style:name="ce15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4"/>
      <style:map style:condition="cell-content()=1" style:apply-style-name="s1" style:base-cell-address="Feuille1.L84"/>
      <style:map style:condition="is-true-formula(&quot;&quot;)" style:apply-style-name="Default" style:base-cell-address="Feuille1.L84"/>
    </style:style>
    <style:style style:name="ce15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2"/>
      <style:map style:condition="cell-content()=1" style:apply-style-name="s1" style:base-cell-address="Feuille1.L92"/>
      <style:map style:condition="is-true-formula(&quot;&quot;)" style:apply-style-name="Default" style:base-cell-address="Feuille1.L92"/>
    </style:style>
    <style:style style:name="ce15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3"/>
      <style:map style:condition="cell-content()=1" style:apply-style-name="s1" style:base-cell-address="Feuille1.L93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4"/>
      <style:map style:condition="cell-content()=1" style:apply-style-name="s1" style:base-cell-address="Feuille1.L94"/>
    </style:style>
    <style:style style:name="ce15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5"/>
      <style:map style:condition="cell-content()=1" style:apply-style-name="s1" style:base-cell-address="Feuille1.L95"/>
    </style:style>
    <style:style style:name="ce15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5"/>
      <style:map style:condition="cell-content()=1" style:apply-style-name="s1" style:base-cell-address="Feuille1.L105"/>
      <style:map style:condition="is-true-formula(&quot;&quot;)" style:apply-style-name="Default" style:base-cell-address="Feuille1.L105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6"/>
      <style:map style:condition="cell-content()=1" style:apply-style-name="s1" style:base-cell-address="Feuille1.L106"/>
      <style:map style:condition="is-true-formula(&quot;&quot;)" style:apply-style-name="Default" style:base-cell-address="Feuille1.L106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7"/>
      <style:map style:condition="cell-content()=1" style:apply-style-name="s1" style:base-cell-address="Feuille1.L107"/>
      <style:map style:condition="is-true-formula(&quot;&quot;)" style:apply-style-name="Default" style:base-cell-address="Feuille1.L107"/>
    </style:style>
    <style:style style:name="ce15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6"/>
      <style:map style:condition="cell-content()=1" style:apply-style-name="s1" style:base-cell-address="Feuille1.L106"/>
      <style:map style:condition="is-true-formula(&quot;&quot;)" style:apply-style-name="Default" style:base-cell-address="Feuille1.L106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0"/>
      <style:map style:condition="cell-content()=1" style:apply-style-name="s1" style:base-cell-address="Feuille1.L110"/>
    </style:style>
    <style:style style:name="ce16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1"/>
      <style:map style:condition="cell-content()=1" style:apply-style-name="s1" style:base-cell-address="Feuille1.L111"/>
    </style:style>
    <style:style style:name="ce16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2"/>
      <style:map style:condition="cell-content()=1" style:apply-style-name="s1" style:base-cell-address="Feuille1.L112"/>
    </style:style>
    <style:style style:name="ce16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3"/>
      <style:map style:condition="cell-content()=1" style:apply-style-name="s1" style:base-cell-address="Feuille1.L113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0"/>
      <style:map style:condition="cell-content()=1" style:apply-style-name="s1" style:base-cell-address="Feuille1.L120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1"/>
      <style:map style:condition="cell-content()=1" style:apply-style-name="s1" style:base-cell-address="Feuille1.L121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2"/>
      <style:map style:condition="cell-content()=1" style:apply-style-name="s1" style:base-cell-address="Feuille1.L122"/>
    </style:style>
    <style:style style:name="ce16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3"/>
      <style:map style:condition="cell-content()=1" style:apply-style-name="s1" style:base-cell-address="Feuille1.L123"/>
    </style:style>
    <style:style style:name="ce16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4"/>
      <style:map style:condition="cell-content()=1" style:apply-style-name="s1" style:base-cell-address="Feuille1.L124"/>
    </style:style>
    <style:style style:name="ce16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5"/>
      <style:map style:condition="cell-content()=1" style:apply-style-name="s1" style:base-cell-address="Feuille1.L125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6"/>
      <style:map style:condition="cell-content()=1" style:apply-style-name="s1" style:base-cell-address="Feuille1.L126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7"/>
      <style:map style:condition="cell-content()=1" style:apply-style-name="s1" style:base-cell-address="Feuille1.L127"/>
      <style:map style:condition="is-true-formula(&quot;&quot;)" style:apply-style-name="Default" style:base-cell-address="Feuille1.L127"/>
    </style:style>
    <style:style style:name="ce16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7"/>
      <style:map style:condition="cell-content()=1" style:apply-style-name="s1" style:base-cell-address="Feuille1.L127"/>
      <style:map style:condition="is-true-formula(&quot;&quot;)" style:apply-style-name="Default" style:base-cell-address="Feuille1.L127"/>
    </style:style>
    <style:style style:name="ce16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38"/>
      <style:map style:condition="cell-content()=1" style:apply-style-name="s1" style:base-cell-address="Feuille1.L138"/>
      <style:map style:condition="is-true-formula(&quot;&quot;)" style:apply-style-name="Default" style:base-cell-address="Feuille1.L138"/>
    </style:style>
    <style:style style:name="ce16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39"/>
      <style:map style:condition="cell-content()=1" style:apply-style-name="s1" style:base-cell-address="Feuille1.L139"/>
      <style:map style:condition="is-true-formula(&quot;&quot;)" style:apply-style-name="Default" style:base-cell-address="Feuille1.L139"/>
    </style:style>
    <style:style style:name="ce16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0"/>
      <style:map style:condition="cell-content()=1" style:apply-style-name="s1" style:base-cell-address="Feuille1.L140"/>
      <style:map style:condition="is-true-formula(&quot;&quot;)" style:apply-style-name="Default" style:base-cell-address="Feuille1.L140"/>
    </style:style>
    <style:style style:name="ce16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1"/>
      <style:map style:condition="cell-content()=1" style:apply-style-name="s1" style:base-cell-address="Feuille1.L141"/>
      <style:map style:condition="is-true-formula(&quot;&quot;)" style:apply-style-name="Default" style:base-cell-address="Feuille1.L141"/>
    </style:style>
    <style:style style:name="ce16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2"/>
      <style:map style:condition="cell-content()=1" style:apply-style-name="s1" style:base-cell-address="Feuille1.L142"/>
      <style:map style:condition="is-true-formula(&quot;&quot;)" style:apply-style-name="Default" style:base-cell-address="Feuille1.L142"/>
    </style:style>
    <style:style style:name="ce16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3"/>
      <style:map style:condition="cell-content()=1" style:apply-style-name="s1" style:base-cell-address="Feuille1.L143"/>
      <style:map style:condition="is-true-formula(&quot;&quot;)" style:apply-style-name="Default" style:base-cell-address="Feuille1.L143"/>
    </style: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4"/>
      <style:map style:condition="cell-content()=1" style:apply-style-name="s1" style:base-cell-address="Feuille1.L144"/>
      <style:map style:condition="is-true-formula(&quot;&quot;)" style:apply-style-name="Default" style:base-cell-address="Feuille1.L144"/>
    </style:style>
    <style:style style:name="ce16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5"/>
      <style:map style:condition="cell-content()=1" style:apply-style-name="s1" style:base-cell-address="Feuille1.L145"/>
      <style:map style:condition="is-true-formula(&quot;&quot;)" style:apply-style-name="Default" style:base-cell-address="Feuille1.L145"/>
    </style:style>
    <style:style style:name="ce16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6"/>
      <style:map style:condition="cell-content()=1" style:apply-style-name="s1" style:base-cell-address="Feuille1.L146"/>
      <style:map style:condition="is-true-formula(&quot;&quot;)" style:apply-style-name="Default" style:base-cell-address="Feuille1.L146"/>
    </style:style>
    <style:style style:name="ce16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7"/>
      <style:map style:condition="cell-content()=1" style:apply-style-name="s1" style:base-cell-address="Feuille1.L147"/>
      <style:map style:condition="is-true-formula(&quot;&quot;)" style:apply-style-name="Default" style:base-cell-address="Feuille1.L147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8"/>
      <style:map style:condition="cell-content()=1" style:apply-style-name="s1" style:base-cell-address="Feuille1.L148"/>
      <style:map style:condition="is-true-formula(&quot;&quot;)" style:apply-style-name="Default" style:base-cell-address="Feuille1.L148"/>
    </style:style>
    <style:style style:name="ce16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9"/>
      <style:map style:condition="cell-content()=1" style:apply-style-name="s1" style:base-cell-address="Feuille1.L149"/>
      <style:map style:condition="is-true-formula(&quot;&quot;)" style:apply-style-name="Default" style:base-cell-address="Feuille1.L149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0"/>
      <style:map style:condition="cell-content()=1" style:apply-style-name="s1" style:base-cell-address="Feuille1.L150"/>
      <style:map style:condition="is-true-formula(&quot;&quot;)" style:apply-style-name="Default" style:base-cell-address="Feuille1.L150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1"/>
      <style:map style:condition="cell-content()=1" style:apply-style-name="s1" style:base-cell-address="Feuille1.L151"/>
      <style:map style:condition="is-true-formula(&quot;&quot;)" style:apply-style-name="Default" style:base-cell-address="Feuille1.L151"/>
    </style:style>
    <style:style style:name="ce16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2"/>
      <style:map style:condition="cell-content()=1" style:apply-style-name="s1" style:base-cell-address="Feuille1.L152"/>
      <style:map style:condition="is-true-formula(&quot;&quot;)" style:apply-style-name="Default" style:base-cell-address="Feuille1.L152"/>
    </style:style>
    <style:style style:name="ce16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3"/>
      <style:map style:condition="cell-content()=1" style:apply-style-name="s1" style:base-cell-address="Feuille1.L153"/>
      <style:map style:condition="is-true-formula(&quot;&quot;)" style:apply-style-name="Default" style:base-cell-address="Feuille1.L153"/>
    </style:style>
    <style:style style:name="ce16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4"/>
      <style:map style:condition="cell-content()=1" style:apply-style-name="s1" style:base-cell-address="Feuille1.L154"/>
      <style:map style:condition="is-true-formula(&quot;&quot;)" style:apply-style-name="Default" style:base-cell-address="Feuille1.L154"/>
    </style: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5"/>
      <style:map style:condition="cell-content()=1" style:apply-style-name="s1" style:base-cell-address="Feuille1.L155"/>
      <style:map style:condition="is-true-formula(&quot;&quot;)" style:apply-style-name="Default" style:base-cell-address="Feuille1.L155"/>
    </style:style>
    <style:style style:name="ce16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6"/>
      <style:map style:condition="cell-content()=1" style:apply-style-name="s1" style:base-cell-address="Feuille1.L156"/>
      <style:map style:condition="is-true-formula(&quot;&quot;)" style:apply-style-name="Default" style:base-cell-address="Feuille1.L156"/>
    </style:style>
    <style:style style:name="ce16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7"/>
      <style:map style:condition="cell-content()=1" style:apply-style-name="s1" style:base-cell-address="Feuille1.L157"/>
      <style:map style:condition="is-true-formula(&quot;&quot;)" style:apply-style-name="Default" style:base-cell-address="Feuille1.L157"/>
    </style:style>
    <style:style style:name="ce16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8"/>
      <style:map style:condition="cell-content()=1" style:apply-style-name="s1" style:base-cell-address="Feuille1.L158"/>
      <style:map style:condition="is-true-formula(&quot;&quot;)" style:apply-style-name="Default" style:base-cell-address="Feuille1.L158"/>
    </style:style>
    <style:style style:name="ce16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9"/>
      <style:map style:condition="cell-content()=1" style:apply-style-name="s1" style:base-cell-address="Feuille1.L159"/>
      <style:map style:condition="is-true-formula(&quot;&quot;)" style:apply-style-name="Default" style:base-cell-address="Feuille1.L159"/>
    </style:style>
    <style:style style:name="ce16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0"/>
      <style:map style:condition="cell-content()=1" style:apply-style-name="s1" style:base-cell-address="Feuille1.L160"/>
      <style:map style:condition="is-true-formula(&quot;&quot;)" style:apply-style-name="Default" style:base-cell-address="Feuille1.L160"/>
    </style:style>
    <style:style style:name="ce16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1"/>
      <style:map style:condition="cell-content()=1" style:apply-style-name="s1" style:base-cell-address="Feuille1.L161"/>
      <style:map style:condition="is-true-formula(&quot;&quot;)" style:apply-style-name="Default" style:base-cell-address="Feuille1.L161"/>
    </style:style>
    <style:style style:name="ce16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2"/>
      <style:map style:condition="cell-content()=1" style:apply-style-name="s1" style:base-cell-address="Feuille1.L162"/>
      <style:map style:condition="is-true-formula(&quot;&quot;)" style:apply-style-name="Default" style:base-cell-address="Feuille1.L162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3"/>
      <style:map style:condition="cell-content()=1" style:apply-style-name="s1" style:base-cell-address="Feuille1.L163"/>
      <style:map style:condition="is-true-formula(&quot;&quot;)" style:apply-style-name="Default" style:base-cell-address="Feuille1.L163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4"/>
      <style:map style:condition="cell-content()=1" style:apply-style-name="s1" style:base-cell-address="Feuille1.L164"/>
      <style:map style:condition="is-true-formula(&quot;&quot;)" style:apply-style-name="Default" style:base-cell-address="Feuille1.L164"/>
    </style:style>
    <style:style style:name="ce16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5"/>
      <style:map style:condition="cell-content()=1" style:apply-style-name="s1" style:base-cell-address="Feuille1.L165"/>
      <style:map style:condition="is-true-formula(&quot;&quot;)" style:apply-style-name="Default" style:base-cell-address="Feuille1.L165"/>
    </style:style>
    <style:style style:name="ce16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7"/>
      <style:map style:condition="cell-content()=1" style:apply-style-name="s1" style:base-cell-address="Feuille1.L167"/>
      <style:map style:condition="is-true-formula(&quot;&quot;)" style:apply-style-name="Default" style:base-cell-address="Feuille1.L167"/>
    </style:style>
    <style:style style:name="ce16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8"/>
      <style:map style:condition="cell-content()=1" style:apply-style-name="s1" style:base-cell-address="Feuille1.L168"/>
      <style:map style:condition="is-true-formula(&quot;&quot;)" style:apply-style-name="Default" style:base-cell-address="Feuille1.L168"/>
    </style:style>
    <style:style style:name="ce16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9"/>
      <style:map style:condition="cell-content()=1" style:apply-style-name="s1" style:base-cell-address="Feuille1.L169"/>
      <style:map style:condition="is-true-formula(&quot;&quot;)" style:apply-style-name="Default" style:base-cell-address="Feuille1.L169"/>
    </style: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0"/>
      <style:map style:condition="cell-content()=1" style:apply-style-name="s1" style:base-cell-address="Feuille1.L170"/>
      <style:map style:condition="is-true-formula(&quot;&quot;)" style:apply-style-name="Default" style:base-cell-address="Feuille1.L170"/>
    </style:style>
    <style:style style:name="ce16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1"/>
      <style:map style:condition="cell-content()=1" style:apply-style-name="s1" style:base-cell-address="Feuille1.L171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2"/>
      <style:map style:condition="cell-content()=1" style:apply-style-name="s1" style:base-cell-address="Feuille1.L172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3"/>
      <style:map style:condition="cell-content()=1" style:apply-style-name="s1" style:base-cell-address="Feuille1.L173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4"/>
      <style:map style:condition="cell-content()=1" style:apply-style-name="s1" style:base-cell-address="Feuille1.L174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5"/>
      <style:map style:condition="cell-content()=1" style:apply-style-name="s1" style:base-cell-address="Feuille1.L175"/>
      <style:map style:condition="is-true-formula(&quot;&quot;)" style:apply-style-name="Default" style:base-cell-address="Feuille1.L175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6"/>
      <style:map style:condition="cell-content()=1" style:apply-style-name="s1" style:base-cell-address="Feuille1.L176"/>
      <style:map style:condition="is-true-formula(&quot;&quot;)" style:apply-style-name="Default" style:base-cell-address="Feuille1.L176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7"/>
      <style:map style:condition="cell-content()=1" style:apply-style-name="s1" style:base-cell-address="Feuille1.L177"/>
      <style:map style:condition="is-true-formula(&quot;&quot;)" style:apply-style-name="Default" style:base-cell-address="Feuille1.L177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8"/>
      <style:map style:condition="cell-content()=1" style:apply-style-name="s1" style:base-cell-address="Feuille1.L178"/>
      <style:map style:condition="is-true-formula(&quot;&quot;)" style:apply-style-name="Default" style:base-cell-address="Feuille1.L178"/>
    </style:style>
    <style:style style:name="ce16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9"/>
      <style:map style:condition="cell-content()=1" style:apply-style-name="s1" style:base-cell-address="Feuille1.L179"/>
      <style:map style:condition="is-true-formula(&quot;&quot;)" style:apply-style-name="Default" style:base-cell-address="Feuille1.L179"/>
    </style:style>
    <style:style style:name="ce16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0"/>
      <style:map style:condition="cell-content()=1" style:apply-style-name="s1" style:base-cell-address="Feuille1.L180"/>
      <style:map style:condition="is-true-formula(&quot;&quot;)" style:apply-style-name="Default" style:base-cell-address="Feuille1.L180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1"/>
      <style:map style:condition="cell-content()=1" style:apply-style-name="s1" style:base-cell-address="Feuille1.L181"/>
      <style:map style:condition="is-true-formula(&quot;&quot;)" style:apply-style-name="Default" style:base-cell-address="Feuille1.L181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2"/>
      <style:map style:condition="cell-content()=1" style:apply-style-name="s1" style:base-cell-address="Feuille1.L182"/>
      <style:map style:condition="is-true-formula(&quot;&quot;)" style:apply-style-name="Default" style:base-cell-address="Feuille1.L182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3"/>
      <style:map style:condition="cell-content()=1" style:apply-style-name="s1" style:base-cell-address="Feuille1.L183"/>
      <style:map style:condition="is-true-formula(&quot;&quot;)" style:apply-style-name="Default" style:base-cell-address="Feuille1.L183"/>
    </style:style>
    <style:style style:name="ce16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2"/>
      <style:map style:condition="cell-content()=1" style:apply-style-name="s1" style:base-cell-address="Feuille1.L182"/>
      <style:map style:condition="is-true-formula(&quot;&quot;)" style:apply-style-name="Default" style:base-cell-address="Feuille1.L182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6"/>
      <style:map style:condition="cell-content()=1" style:apply-style-name="s1" style:base-cell-address="Feuille1.L186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7"/>
      <style:map style:condition="cell-content()=1" style:apply-style-name="s1" style:base-cell-address="Feuille1.L187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8"/>
      <style:map style:condition="cell-content()=1" style:apply-style-name="s1" style:base-cell-address="Feuille1.L188"/>
    </style:style>
    <style:style style:name="ce16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9"/>
      <style:map style:condition="cell-content()=1" style:apply-style-name="s1" style:base-cell-address="Feuille1.L189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0"/>
      <style:map style:condition="cell-content()=1" style:apply-style-name="s1" style:base-cell-address="Feuille1.L190"/>
    </style:style>
    <style:style style:name="ce16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1"/>
      <style:map style:condition="cell-content()=1" style:apply-style-name="s1" style:base-cell-address="Feuille1.L191"/>
      <style:map style:condition="is-true-formula(&quot;&quot;)" style:apply-style-name="Default" style:base-cell-address="Feuille1.L191"/>
    </style:style>
    <style:style style:name="ce16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2"/>
      <style:map style:condition="cell-content()=1" style:apply-style-name="s1" style:base-cell-address="Feuille1.L192"/>
      <style:map style:condition="is-true-formula(&quot;&quot;)" style:apply-style-name="Default" style:base-cell-address="Feuille1.L192"/>
    </style:style>
    <style:style style:name="ce16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2"/>
      <style:map style:condition="cell-content()=1" style:apply-style-name="s1" style:base-cell-address="Feuille1.L192"/>
      <style:map style:condition="is-true-formula(&quot;&quot;)" style:apply-style-name="Default" style:base-cell-address="Feuille1.L192"/>
    </style:style>
    <style:style style:name="ce16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2"/>
      <style:map style:condition="cell-content()=1" style:apply-style-name="s1" style:base-cell-address="Feuille1.L192"/>
      <style:map style:condition="is-true-formula(&quot;&quot;)" style:apply-style-name="Default" style:base-cell-address="Feuille1.L192"/>
    </style:style>
    <style:style style:name="ce16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4"/>
      <style:map style:condition="cell-content()=1" style:apply-style-name="s1" style:base-cell-address="Feuille1.L204"/>
      <style:map style:condition="is-true-formula(&quot;&quot;)" style:apply-style-name="Default" style:base-cell-address="Feuille1.L204"/>
    </style:style>
    <style:style style:name="ce16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5"/>
      <style:map style:condition="cell-content()=1" style:apply-style-name="s1" style:base-cell-address="Feuille1.L205"/>
      <style:map style:condition="is-true-formula(&quot;&quot;)" style:apply-style-name="Default" style:base-cell-address="Feuille1.L205"/>
    </style:style>
    <style:style style:name="ce16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6"/>
      <style:map style:condition="cell-content()=1" style:apply-style-name="s1" style:base-cell-address="Feuille1.L206"/>
      <style:map style:condition="is-true-formula(&quot;&quot;)" style:apply-style-name="Default" style:base-cell-address="Feuille1.L206"/>
    </style:style>
    <style:style style:name="ce16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5"/>
      <style:map style:condition="cell-content()=1" style:apply-style-name="s1" style:base-cell-address="Feuille1.L205"/>
      <style:map style:condition="is-true-formula(&quot;&quot;)" style:apply-style-name="Default" style:base-cell-address="Feuille1.L205"/>
    </style:style>
    <style:style style:name="ce16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9"/>
      <style:map style:condition="cell-content()=1" style:apply-style-name="s1" style:base-cell-address="Feuille1.L209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0"/>
      <style:map style:condition="cell-content()=1" style:apply-style-name="s1" style:base-cell-address="Feuille1.L210"/>
      <style:map style:condition="is-true-formula(&quot;&quot;)" style:apply-style-name="Default" style:base-cell-address="Feuille1.L210"/>
    </style:style>
    <style:style style:name="ce16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4"/>
      <style:map style:condition="cell-content()=1" style:apply-style-name="s1" style:base-cell-address="Feuille1.L214"/>
      <style:map style:condition="is-true-formula(&quot;&quot;)" style:apply-style-name="Default" style:base-cell-address="Feuille1.L214"/>
    </style:style>
    <style:style style:name="ce16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5"/>
      <style:map style:condition="cell-content()=1" style:apply-style-name="s1" style:base-cell-address="Feuille1.L215"/>
      <style:map style:condition="is-true-formula(&quot;&quot;)" style:apply-style-name="Default" style:base-cell-address="Feuille1.L215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6"/>
      <style:map style:condition="cell-content()=1" style:apply-style-name="s1" style:base-cell-address="Feuille1.L216"/>
      <style:map style:condition="is-true-formula(&quot;&quot;)" style:apply-style-name="Default" style:base-cell-address="Feuille1.L21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5"/>
      <style:map style:condition="cell-content()=1" style:apply-style-name="s1" style:base-cell-address="Feuille1.L215"/>
      <style:map style:condition="is-true-formula(&quot;&quot;)" style:apply-style-name="Default" style:base-cell-address="Feuille1.L215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8"/>
      <style:map style:condition="cell-content()=1" style:apply-style-name="s1" style:base-cell-address="Feuille1.L218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9"/>
      <style:map style:condition="cell-content()=1" style:apply-style-name="s1" style:base-cell-address="Feuille1.L219"/>
    </style:style>
    <style:style style:name="ce16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0"/>
      <style:map style:condition="cell-content()=1" style:apply-style-name="s1" style:base-cell-address="Feuille1.L220"/>
    </style:style>
    <style:style style:name="ce16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1"/>
      <style:map style:condition="cell-content()=1" style:apply-style-name="s1" style:base-cell-address="Feuille1.L221"/>
    </style:style>
    <style:style style:name="ce16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2"/>
      <style:map style:condition="cell-content()=1" style:apply-style-name="s1" style:base-cell-address="Feuille1.L222"/>
    </style:style>
    <style:style style:name="ce16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3"/>
      <style:map style:condition="cell-content()=1" style:apply-style-name="s1" style:base-cell-address="Feuille1.L223"/>
    </style:style>
    <style:style style:name="ce16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4"/>
      <style:map style:condition="cell-content()=1" style:apply-style-name="s1" style:base-cell-address="Feuille1.L224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5"/>
      <style:map style:condition="cell-content()=1" style:apply-style-name="s1" style:base-cell-address="Feuille1.L225"/>
    </style:style>
    <style:style style:name="ce16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6"/>
      <style:map style:condition="cell-content()=1" style:apply-style-name="s1" style:base-cell-address="Feuille1.L226"/>
      <style:map style:condition="is-true-formula(&quot;&quot;)" style:apply-style-name="Default" style:base-cell-address="Feuille1.L226"/>
    </style:style>
    <style:style style:name="ce16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6"/>
      <style:map style:condition="cell-content()=1" style:apply-style-name="s1" style:base-cell-address="Feuille1.L226"/>
      <style:map style:condition="is-true-formula(&quot;&quot;)" style:apply-style-name="Default" style:base-cell-address="Feuille1.L226"/>
    </style:style>
    <style:style style:name="ce16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1"/>
      <style:map style:condition="cell-content()=1" style:apply-style-name="s1" style:base-cell-address="Feuille1.L241"/>
      <style:map style:condition="is-true-formula(&quot;&quot;)" style:apply-style-name="Default" style:base-cell-address="Feuille1.L241"/>
    </style:style>
    <style:style style:name="ce16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2"/>
      <style:map style:condition="cell-content()=1" style:apply-style-name="s1" style:base-cell-address="Feuille1.L242"/>
      <style:map style:condition="is-true-formula(&quot;&quot;)" style:apply-style-name="Default" style:base-cell-address="Feuille1.L242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3"/>
      <style:map style:condition="cell-content()=1" style:apply-style-name="s1" style:base-cell-address="Feuille1.L243"/>
      <style:map style:condition="is-true-formula(&quot;&quot;)" style:apply-style-name="Default" style:base-cell-address="Feuille1.L243"/>
    </style:style>
    <style:style style:name="ce16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4"/>
      <style:map style:condition="cell-content()=1" style:apply-style-name="s1" style:base-cell-address="Feuille1.L244"/>
      <style:map style:condition="is-true-formula(&quot;&quot;)" style:apply-style-name="Default" style:base-cell-address="Feuille1.L244"/>
    </style:style>
    <style:style style:name="ce16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5"/>
      <style:map style:condition="cell-content()=1" style:apply-style-name="s1" style:base-cell-address="Feuille1.L245"/>
      <style:map style:condition="is-true-formula(&quot;&quot;)" style:apply-style-name="Default" style:base-cell-address="Feuille1.L245"/>
    </style:style>
    <style:style style:name="ce16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6"/>
      <style:map style:condition="cell-content()=1" style:apply-style-name="s1" style:base-cell-address="Feuille1.L246"/>
      <style:map style:condition="is-true-formula(&quot;&quot;)" style:apply-style-name="Default" style:base-cell-address="Feuille1.L246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7"/>
      <style:map style:condition="cell-content()=1" style:apply-style-name="s1" style:base-cell-address="Feuille1.L247"/>
      <style:map style:condition="is-true-formula(&quot;&quot;)" style:apply-style-name="Default" style:base-cell-address="Feuille1.L247"/>
    </style:style>
    <style:style style:name="ce16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8"/>
      <style:map style:condition="cell-content()=1" style:apply-style-name="s1" style:base-cell-address="Feuille1.L248"/>
      <style:map style:condition="is-true-formula(&quot;&quot;)" style:apply-style-name="Default" style:base-cell-address="Feuille1.L248"/>
    </style:style>
    <style:style style:name="ce16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9"/>
      <style:map style:condition="cell-content()=1" style:apply-style-name="s1" style:base-cell-address="Feuille1.L249"/>
      <style:map style:condition="is-true-formula(&quot;&quot;)" style:apply-style-name="Default" style:base-cell-address="Feuille1.L249"/>
    </style:style>
    <style:style style:name="ce16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0"/>
      <style:map style:condition="cell-content()=1" style:apply-style-name="s1" style:base-cell-address="Feuille1.L250"/>
      <style:map style:condition="is-true-formula(&quot;&quot;)" style:apply-style-name="Default" style:base-cell-address="Feuille1.L250"/>
    </style:style>
    <style:style style:name="ce16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1"/>
      <style:map style:condition="cell-content()=1" style:apply-style-name="s1" style:base-cell-address="Feuille1.L251"/>
      <style:map style:condition="is-true-formula(&quot;&quot;)" style:apply-style-name="Default" style:base-cell-address="Feuille1.L251"/>
    </style:style>
    <style:style style:name="ce16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2"/>
      <style:map style:condition="cell-content()=1" style:apply-style-name="s1" style:base-cell-address="Feuille1.L252"/>
      <style:map style:condition="is-true-formula(&quot;&quot;)" style:apply-style-name="Default" style:base-cell-address="Feuille1.L252"/>
    </style:style>
    <style:style style:name="ce16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3"/>
      <style:map style:condition="cell-content()=1" style:apply-style-name="s1" style:base-cell-address="Feuille1.L253"/>
      <style:map style:condition="is-true-formula(&quot;&quot;)" style:apply-style-name="Default" style:base-cell-address="Feuille1.L253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4"/>
      <style:map style:condition="cell-content()=1" style:apply-style-name="s1" style:base-cell-address="Feuille1.L254"/>
      <style:map style:condition="is-true-formula(&quot;&quot;)" style:apply-style-name="Default" style:base-cell-address="Feuille1.L254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5"/>
      <style:map style:condition="cell-content()=1" style:apply-style-name="s1" style:base-cell-address="Feuille1.L255"/>
      <style:map style:condition="is-true-formula(&quot;&quot;)" style:apply-style-name="Default" style:base-cell-address="Feuille1.L255"/>
    </style:style>
    <style:style style:name="ce17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6"/>
      <style:map style:condition="cell-content()=1" style:apply-style-name="s1" style:base-cell-address="Feuille1.L256"/>
      <style:map style:condition="is-true-formula(&quot;&quot;)" style:apply-style-name="Default" style:base-cell-address="Feuille1.L256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7"/>
      <style:map style:condition="cell-content()=1" style:apply-style-name="s1" style:base-cell-address="Feuille1.L257"/>
      <style:map style:condition="is-true-formula(&quot;&quot;)" style:apply-style-name="Default" style:base-cell-address="Feuille1.L257"/>
    </style:style>
    <style:style style:name="ce17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8"/>
      <style:map style:condition="cell-content()=1" style:apply-style-name="s1" style:base-cell-address="Feuille1.L258"/>
      <style:map style:condition="is-true-formula(&quot;&quot;)" style:apply-style-name="Default" style:base-cell-address="Feuille1.L258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9"/>
      <style:map style:condition="cell-content()=1" style:apply-style-name="s1" style:base-cell-address="Feuille1.L259"/>
      <style:map style:condition="is-true-formula(&quot;&quot;)" style:apply-style-name="Default" style:base-cell-address="Feuille1.L259"/>
    </style:style>
    <style:style style:name="ce17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60"/>
      <style:map style:condition="cell-content()=1" style:apply-style-name="s1" style:base-cell-address="Feuille1.L260"/>
      <style:map style:condition="is-true-formula(&quot;&quot;)" style:apply-style-name="Default" style:base-cell-address="Feuille1.L260"/>
    </style:style>
    <style:style style:name="ce17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0"/>
      <style:map style:condition="cell-content()=1" style:apply-style-name="s1" style:base-cell-address="Feuille1.L270"/>
      <style:map style:condition="is-true-formula(&quot;&quot;)" style:apply-style-name="Default" style:base-cell-address="Feuille1.L270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1"/>
      <style:map style:condition="cell-content()=1" style:apply-style-name="s1" style:base-cell-address="Feuille1.L271"/>
      <style:map style:condition="is-true-formula(&quot;&quot;)" style:apply-style-name="Default" style:base-cell-address="Feuille1.L271"/>
    </style:style>
    <style:style style:name="ce17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2"/>
      <style:map style:condition="cell-content()=1" style:apply-style-name="s1" style:base-cell-address="Feuille1.L272"/>
      <style:map style:condition="is-true-formula(&quot;&quot;)" style:apply-style-name="Default" style:base-cell-address="Feuille1.L272"/>
    </style:style>
    <style:style style:name="ce17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1"/>
      <style:map style:condition="cell-content()=1" style:apply-style-name="s1" style:base-cell-address="Feuille1.L271"/>
      <style:map style:condition="is-true-formula(&quot;&quot;)" style:apply-style-name="Default" style:base-cell-address="Feuille1.L271"/>
    </style:style>
    <style:style style:name="ce17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5"/>
      <style:map style:condition="cell-content()=1" style:apply-style-name="s1" style:base-cell-address="Feuille1.L275"/>
    </style:style>
    <style:style style:name="ce17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6"/>
      <style:map style:condition="cell-content()=1" style:apply-style-name="s1" style:base-cell-address="Feuille1.L276"/>
    </style:style>
    <style:style style:name="ce17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7"/>
      <style:map style:condition="cell-content()=1" style:apply-style-name="s1" style:base-cell-address="Feuille1.L277"/>
    </style:style>
    <style:style style:name="ce17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8"/>
      <style:map style:condition="cell-content()=1" style:apply-style-name="s1" style:base-cell-address="Feuille1.L278"/>
    </style:style>
    <style:style style:name="ce17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5"/>
      <style:map style:condition="cell-content()=1" style:apply-style-name="s1" style:base-cell-address="Feuille1.L285"/>
    </style:style>
    <style:style style:name="ce17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6"/>
      <style:map style:condition="cell-content()=1" style:apply-style-name="s1" style:base-cell-address="Feuille1.L286"/>
    </style:style>
    <style:style style:name="ce17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7"/>
      <style:map style:condition="cell-content()=1" style:apply-style-name="s1" style:base-cell-address="Feuille1.L287"/>
    </style:style>
    <style:style style:name="ce17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8"/>
      <style:map style:condition="cell-content()=1" style:apply-style-name="s1" style:base-cell-address="Feuille1.L288"/>
    </style:style>
    <style:style style:name="ce17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9"/>
      <style:map style:condition="cell-content()=1" style:apply-style-name="s1" style:base-cell-address="Feuille1.L289"/>
    </style:style>
    <style:style style:name="ce17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0"/>
      <style:map style:condition="cell-content()=1" style:apply-style-name="s1" style:base-cell-address="Feuille1.L290"/>
    </style:style>
    <style:style style:name="ce17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1"/>
      <style:map style:condition="cell-content()=1" style:apply-style-name="s1" style:base-cell-address="Feuille1.L291"/>
    </style:style>
    <style:style style:name="ce17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2"/>
      <style:map style:condition="cell-content()=1" style:apply-style-name="s1" style:base-cell-address="Feuille1.L292"/>
      <style:map style:condition="is-true-formula(&quot;&quot;)" style:apply-style-name="Default" style:base-cell-address="Feuille1.L292"/>
    </style:style>
    <style:style style:name="ce17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2"/>
      <style:map style:condition="cell-content()=1" style:apply-style-name="s1" style:base-cell-address="Feuille1.L292"/>
      <style:map style:condition="is-true-formula(&quot;&quot;)" style:apply-style-name="Default" style:base-cell-address="Feuille1.L292"/>
    </style:style>
    <style:style style:name="ce17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3"/>
      <style:map style:condition="cell-content()=1" style:apply-style-name="s1" style:base-cell-address="Feuille1.L303"/>
      <style:map style:condition="is-true-formula(&quot;&quot;)" style:apply-style-name="Default" style:base-cell-address="Feuille1.L303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4"/>
      <style:map style:condition="cell-content()=1" style:apply-style-name="s1" style:base-cell-address="Feuille1.L304"/>
      <style:map style:condition="is-true-formula(&quot;&quot;)" style:apply-style-name="Default" style:base-cell-address="Feuille1.L304"/>
    </style:style>
    <style:style style:name="ce17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5"/>
      <style:map style:condition="cell-content()=1" style:apply-style-name="s1" style:base-cell-address="Feuille1.L305"/>
      <style:map style:condition="is-true-formula(&quot;&quot;)" style:apply-style-name="Default" style:base-cell-address="Feuille1.L305"/>
    </style:style>
    <style:style style:name="ce17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4"/>
      <style:map style:condition="cell-content()=1" style:apply-style-name="s1" style:base-cell-address="Feuille1.L304"/>
      <style:map style:condition="is-true-formula(&quot;&quot;)" style:apply-style-name="Default" style:base-cell-address="Feuille1.L304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8"/>
      <style:map style:condition="cell-content()=1" style:apply-style-name="s1" style:base-cell-address="Feuille1.L308"/>
    </style:style>
    <style:style style:name="ce17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9"/>
      <style:map style:condition="cell-content()=1" style:apply-style-name="s1" style:base-cell-address="Feuille1.L309"/>
    </style:style>
    <style:style style:name="ce17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0"/>
      <style:map style:condition="cell-content()=1" style:apply-style-name="s1" style:base-cell-address="Feuille1.L310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1"/>
      <style:map style:condition="cell-content()=1" style:apply-style-name="s1" style:base-cell-address="Feuille1.L311"/>
    </style:style>
    <style:style style:name="ce17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2"/>
      <style:map style:condition="cell-content()=1" style:apply-style-name="s1" style:base-cell-address="Feuille1.L312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3"/>
      <style:map style:condition="cell-content()=1" style:apply-style-name="s1" style:base-cell-address="Feuille1.L313"/>
    </style:style>
    <style:style style:name="ce17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4"/>
      <style:map style:condition="cell-content()=1" style:apply-style-name="s1" style:base-cell-address="Feuille1.L314"/>
    </style:style>
    <style:style style:name="ce17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5"/>
      <style:map style:condition="cell-content()=1" style:apply-style-name="s1" style:base-cell-address="Feuille1.L315"/>
    </style:style>
    <style:style style:name="ce17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6"/>
      <style:map style:condition="cell-content()=1" style:apply-style-name="s1" style:base-cell-address="Feuille1.L316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7"/>
      <style:map style:condition="cell-content()=1" style:apply-style-name="s1" style:base-cell-address="Feuille1.L317"/>
    </style:style>
    <style:style style:name="ce17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8"/>
      <style:map style:condition="cell-content()=1" style:apply-style-name="s1" style:base-cell-address="Feuille1.L318"/>
    </style:style>
    <style:style style:name="ce17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9"/>
      <style:map style:condition="cell-content()=1" style:apply-style-name="s1" style:base-cell-address="Feuille1.L319"/>
    </style:style>
    <style:style style:name="ce17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0"/>
      <style:map style:condition="cell-content()=1" style:apply-style-name="s1" style:base-cell-address="Feuille1.L320"/>
    </style:style>
    <style:style style:name="ce17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1"/>
      <style:map style:condition="cell-content()=1" style:apply-style-name="s1" style:base-cell-address="Feuille1.L321"/>
    </style:style>
    <style:style style:name="ce17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2"/>
      <style:map style:condition="cell-content()=1" style:apply-style-name="s1" style:base-cell-address="Feuille1.L322"/>
    </style:style>
    <style:style style:name="ce17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3"/>
      <style:map style:condition="cell-content()=1" style:apply-style-name="s1" style:base-cell-address="Feuille1.L323"/>
    </style:style>
    <style:style style:name="ce17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4"/>
      <style:map style:condition="cell-content()=1" style:apply-style-name="s1" style:base-cell-address="Feuille1.L324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5"/>
      <style:map style:condition="cell-content()=1" style:apply-style-name="s1" style:base-cell-address="Feuille1.L325"/>
      <style:map style:condition="is-true-formula(&quot;&quot;)" style:apply-style-name="Default" style:base-cell-address="Feuille1.L325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5"/>
      <style:map style:condition="cell-content()=1" style:apply-style-name="s1" style:base-cell-address="Feuille1.L325"/>
      <style:map style:condition="is-true-formula(&quot;&quot;)" style:apply-style-name="Default" style:base-cell-address="Feuille1.L325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"/>
      <style:map style:condition="cell-content()=1" style:apply-style-name="s1" style:base-cell-address="Feuille1.M7"/>
    </style:style>
    <style:style style:name="ce17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8"/>
      <style:map style:condition="cell-content()=1" style:apply-style-name="s1" style:base-cell-address="Feuille1.M8"/>
    </style:style>
    <style:style style:name="ce17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"/>
      <style:map style:condition="cell-content()=1" style:apply-style-name="s1" style:base-cell-address="Feuille1.M9"/>
    </style:style>
    <style:style style:name="ce17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0"/>
      <style:map style:condition="cell-content()=1" style:apply-style-name="s1" style:base-cell-address="Feuille1.M10"/>
    </style:style>
    <style:style style:name="ce17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"/>
      <style:map style:condition="cell-content()=1" style:apply-style-name="s1" style:base-cell-address="Feuille1.M11"/>
    </style:style>
    <style:style style:name="ce17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"/>
      <style:map style:condition="cell-content()=1" style:apply-style-name="s1" style:base-cell-address="Feuille1.M12"/>
    </style:style>
    <style:style style:name="ce17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3"/>
      <style:map style:condition="cell-content()=1" style:apply-style-name="s1" style:base-cell-address="Feuille1.M13"/>
    </style:style>
    <style:style style:name="ce17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4"/>
      <style:map style:condition="cell-content()=1" style:apply-style-name="s1" style:base-cell-address="Feuille1.M14"/>
    </style:style>
    <style:style style:name="ce17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5"/>
      <style:map style:condition="cell-content()=1" style:apply-style-name="s1" style:base-cell-address="Feuille1.M15"/>
    </style:style>
    <style:style style:name="ce17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6"/>
      <style:map style:condition="cell-content()=1" style:apply-style-name="s1" style:base-cell-address="Feuille1.M16"/>
    </style:style>
    <style:style style:name="ce17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"/>
      <style:map style:condition="cell-content()=1" style:apply-style-name="s1" style:base-cell-address="Feuille1.M17"/>
    </style:style>
    <style:style style:name="ce17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"/>
      <style:map style:condition="cell-content()=1" style:apply-style-name="s1" style:base-cell-address="Feuille1.M18"/>
    </style:style>
    <style:style style:name="ce17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"/>
      <style:map style:condition="cell-content()=1" style:apply-style-name="s1" style:base-cell-address="Feuille1.M19"/>
    </style:style>
    <style:style style:name="ce17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0"/>
      <style:map style:condition="cell-content()=1" style:apply-style-name="s1" style:base-cell-address="Feuille1.M20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"/>
      <style:map style:condition="cell-content()=1" style:apply-style-name="s1" style:base-cell-address="Feuille1.M21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"/>
      <style:map style:condition="cell-content()=1" style:apply-style-name="s1" style:base-cell-address="Feuille1.M22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3"/>
      <style:map style:condition="cell-content()=1" style:apply-style-name="s1" style:base-cell-address="Feuille1.M23"/>
    </style:style>
    <style:style style:name="ce17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"/>
      <style:map style:condition="cell-content()=1" style:apply-style-name="s1" style:base-cell-address="Feuille1.M24"/>
    </style:style>
    <style:style style:name="ce17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5"/>
      <style:map style:condition="cell-content()=1" style:apply-style-name="s1" style:base-cell-address="Feuille1.M25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6"/>
      <style:map style:condition="cell-content()=1" style:apply-style-name="s1" style:base-cell-address="Feuille1.M26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"/>
      <style:map style:condition="cell-content()=1" style:apply-style-name="s1" style:base-cell-address="Feuille1.M27"/>
    </style:style>
    <style:style style:name="ce17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"/>
      <style:map style:condition="cell-content()=1" style:apply-style-name="s1" style:base-cell-address="Feuille1.M28"/>
    </style:style>
    <style:style style:name="ce17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9"/>
      <style:map style:condition="cell-content()=1" style:apply-style-name="s1" style:base-cell-address="Feuille1.L39"/>
      <style:map style:condition="is-true-formula(&quot;&quot;)" style:apply-style-name="Default" style:base-cell-address="Feuille1.L39"/>
    </style:style>
    <style:style style:name="ce17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59"/>
      <style:map style:condition="cell-content()=1" style:apply-style-name="s1" style:base-cell-address="Feuille1.M59"/>
      <style:map style:condition="is-true-formula(&quot;&quot;)" style:apply-style-name="Default" style:base-cell-address="Feuille1.M59"/>
    </style:style>
    <style:style style:name="ce17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60"/>
      <style:map style:condition="cell-content()=1" style:apply-style-name="s1" style:base-cell-address="Feuille1.M60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61"/>
      <style:map style:condition="cell-content()=1" style:apply-style-name="s1" style:base-cell-address="Feuille1.M61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62"/>
      <style:map style:condition="cell-content()=1" style:apply-style-name="s1" style:base-cell-address="Feuille1.M62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2"/>
      <style:map style:condition="cell-content()=1" style:apply-style-name="s1" style:base-cell-address="Feuille1.L72"/>
      <style:map style:condition="is-true-formula(&quot;&quot;)" style:apply-style-name="Default" style:base-cell-address="Feuille1.L72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3"/>
      <style:map style:condition="cell-content()=1" style:apply-style-name="s1" style:base-cell-address="Feuille1.M73"/>
      <style:map style:condition="is-true-formula(&quot;&quot;)" style:apply-style-name="Default" style:base-cell-address="Feuille1.M73"/>
    </style:style>
    <style:style style:name="ce17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7"/>
      <style:map style:condition="cell-content()=1" style:apply-style-name="s1" style:base-cell-address="Feuille1.M77"/>
    </style:style>
    <style:style style:name="ce17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8"/>
      <style:map style:condition="cell-content()=1" style:apply-style-name="s1" style:base-cell-address="Feuille1.M78"/>
    </style:style>
    <style:style style:name="ce17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9"/>
      <style:map style:condition="cell-content()=1" style:apply-style-name="s1" style:base-cell-address="Feuille1.M79"/>
    </style:style>
    <style:style style:name="ce17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80"/>
      <style:map style:condition="cell-content()=1" style:apply-style-name="s1" style:base-cell-address="Feuille1.M80"/>
    </style:style>
    <style:style style:name="ce17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81"/>
      <style:map style:condition="cell-content()=1" style:apply-style-name="s1" style:base-cell-address="Feuille1.M81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82"/>
      <style:map style:condition="cell-content()=1" style:apply-style-name="s1" style:base-cell-address="Feuille1.M82"/>
    </style:style>
    <style:style style:name="ce17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7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7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7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2"/>
      <style:map style:condition="cell-content()=1" style:apply-style-name="s1" style:base-cell-address="Feuille1.M92"/>
      <style:map style:condition="is-true-formula(&quot;&quot;)" style:apply-style-name="Default" style:base-cell-address="Feuille1.M92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3"/>
      <style:map style:condition="cell-content()=1" style:apply-style-name="s1" style:base-cell-address="Feuille1.M93"/>
    </style:style>
    <style:style style:name="ce17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4"/>
      <style:map style:condition="cell-content()=1" style:apply-style-name="s1" style:base-cell-address="Feuille1.M94"/>
    </style:style>
    <style:style style:name="ce17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5"/>
      <style:map style:condition="cell-content()=1" style:apply-style-name="s1" style:base-cell-address="Feuille1.M95"/>
    </style:style>
    <style:style style:name="ce17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5"/>
      <style:map style:condition="cell-content()=1" style:apply-style-name="s1" style:base-cell-address="Feuille1.L105"/>
      <style:map style:condition="is-true-formula(&quot;&quot;)" style:apply-style-name="Default" style:base-cell-address="Feuille1.L105"/>
    </style:style>
    <style:style style:name="ce17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06"/>
      <style:map style:condition="cell-content()=1" style:apply-style-name="s1" style:base-cell-address="Feuille1.M106"/>
      <style:map style:condition="is-true-formula(&quot;&quot;)" style:apply-style-name="Default" style:base-cell-address="Feuille1.M106"/>
    </style:style>
    <style:style style:name="ce17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0"/>
      <style:map style:condition="cell-content()=1" style:apply-style-name="s1" style:base-cell-address="Feuille1.M110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1"/>
      <style:map style:condition="cell-content()=1" style:apply-style-name="s1" style:base-cell-address="Feuille1.M111"/>
    </style:style>
    <style:style style:name="ce17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2"/>
      <style:map style:condition="cell-content()=1" style:apply-style-name="s1" style:base-cell-address="Feuille1.M112"/>
    </style:style>
    <style:style style:name="ce17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3"/>
      <style:map style:condition="cell-content()=1" style:apply-style-name="s1" style:base-cell-address="Feuille1.M113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0"/>
      <style:map style:condition="cell-content()=1" style:apply-style-name="s1" style:base-cell-address="Feuille1.M120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1"/>
      <style:map style:condition="cell-content()=1" style:apply-style-name="s1" style:base-cell-address="Feuille1.M121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2"/>
      <style:map style:condition="cell-content()=1" style:apply-style-name="s1" style:base-cell-address="Feuille1.M122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3"/>
      <style:map style:condition="cell-content()=1" style:apply-style-name="s1" style:base-cell-address="Feuille1.M123"/>
    </style:style>
    <style:style style:name="ce17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4"/>
      <style:map style:condition="cell-content()=1" style:apply-style-name="s1" style:base-cell-address="Feuille1.M124"/>
    </style:style>
    <style:style style:name="ce18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5"/>
      <style:map style:condition="cell-content()=1" style:apply-style-name="s1" style:base-cell-address="Feuille1.M125"/>
    </style:style>
    <style:style style:name="ce18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6"/>
      <style:map style:condition="cell-content()=1" style:apply-style-name="s1" style:base-cell-address="Feuille1.M126"/>
      <style:map style:condition="is-true-formula(&quot;&quot;)" style:apply-style-name="Default" style:base-cell-address="Feuille1.M126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7"/>
      <style:map style:condition="cell-content()=1" style:apply-style-name="s1" style:base-cell-address="Feuille1.M127"/>
      <style:map style:condition="is-true-formula(&quot;&quot;)" style:apply-style-name="Default" style:base-cell-address="Feuille1.M127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1"/>
      <style:map style:condition="cell-content()=1" style:apply-style-name="s1" style:base-cell-address="Feuille1.M171"/>
    </style:style>
    <style:style style:name="ce18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2"/>
      <style:map style:condition="cell-content()=1" style:apply-style-name="s1" style:base-cell-address="Feuille1.M172"/>
    </style:style>
    <style:style style:name="ce18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3"/>
      <style:map style:condition="cell-content()=1" style:apply-style-name="s1" style:base-cell-address="Feuille1.M173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4"/>
      <style:map style:condition="cell-content()=1" style:apply-style-name="s1" style:base-cell-address="Feuille1.M174"/>
    </style:style>
    <style:style style:name="ce18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1"/>
      <style:map style:condition="cell-content()=1" style:apply-style-name="s1" style:base-cell-address="Feuille1.L181"/>
      <style:map style:condition="is-true-formula(&quot;&quot;)" style:apply-style-name="Default" style:base-cell-address="Feuille1.L181"/>
    </style:style>
    <style:style style:name="ce18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2"/>
      <style:map style:condition="cell-content()=1" style:apply-style-name="s1" style:base-cell-address="Feuille1.M182"/>
      <style:map style:condition="is-true-formula(&quot;&quot;)" style:apply-style-name="Default" style:base-cell-address="Feuille1.M182"/>
    </style:style>
    <style:style style:name="ce18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6"/>
      <style:map style:condition="cell-content()=1" style:apply-style-name="s1" style:base-cell-address="Feuille1.M186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7"/>
      <style:map style:condition="cell-content()=1" style:apply-style-name="s1" style:base-cell-address="Feuille1.M187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8"/>
      <style:map style:condition="cell-content()=1" style:apply-style-name="s1" style:base-cell-address="Feuille1.M188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9"/>
      <style:map style:condition="cell-content()=1" style:apply-style-name="s1" style:base-cell-address="Feuille1.M189"/>
    </style:style>
    <style:style style:name="ce18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0"/>
      <style:map style:condition="cell-content()=1" style:apply-style-name="s1" style:base-cell-address="Feuille1.M190"/>
    </style:style>
    <style:style style:name="ce18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2"/>
      <style:map style:condition="cell-content()=1" style:apply-style-name="s1" style:base-cell-address="Feuille1.M192"/>
      <style:map style:condition="is-true-formula(&quot;&quot;)" style:apply-style-name="Default" style:base-cell-address="Feuille1.M192"/>
    </style:style>
    <style:style style:name="ce18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2"/>
      <style:map style:condition="cell-content()=1" style:apply-style-name="s1" style:base-cell-address="Feuille1.M192"/>
      <style:map style:condition="is-true-formula(&quot;&quot;)" style:apply-style-name="Default" style:base-cell-address="Feuille1.M192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2"/>
      <style:map style:condition="cell-content()=1" style:apply-style-name="s1" style:base-cell-address="Feuille1.M192"/>
      <style:map style:condition="is-true-formula(&quot;&quot;)" style:apply-style-name="Default" style:base-cell-address="Feuille1.M192"/>
    </style:style>
    <style:style style:name="ce18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4"/>
      <style:map style:condition="cell-content()=1" style:apply-style-name="s1" style:base-cell-address="Feuille1.L204"/>
      <style:map style:condition="is-true-formula(&quot;&quot;)" style:apply-style-name="Default" style:base-cell-address="Feuille1.L204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05"/>
      <style:map style:condition="cell-content()=1" style:apply-style-name="s1" style:base-cell-address="Feuille1.M205"/>
      <style:map style:condition="is-true-formula(&quot;&quot;)" style:apply-style-name="Default" style:base-cell-address="Feuille1.M205"/>
    </style:style>
    <style:style style:name="ce18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09"/>
      <style:map style:condition="cell-content()=1" style:apply-style-name="s1" style:base-cell-address="Feuille1.M209"/>
    </style:style>
    <style:style style:name="ce18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0"/>
      <style:map style:condition="cell-content()=1" style:apply-style-name="s1" style:base-cell-address="Feuille1.M210"/>
      <style:map style:condition="is-true-formula(&quot;&quot;)" style:apply-style-name="Default" style:base-cell-address="Feuille1.M210"/>
    </style:style>
    <style:style style:name="ce18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4"/>
      <style:map style:condition="cell-content()=1" style:apply-style-name="s1" style:base-cell-address="Feuille1.L214"/>
      <style:map style:condition="is-true-formula(&quot;&quot;)" style:apply-style-name="Default" style:base-cell-address="Feuille1.L214"/>
    </style:style>
    <style:style style:name="ce18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5"/>
      <style:map style:condition="cell-content()=1" style:apply-style-name="s1" style:base-cell-address="Feuille1.M215"/>
      <style:map style:condition="is-true-formula(&quot;&quot;)" style:apply-style-name="Default" style:base-cell-address="Feuille1.M215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8"/>
      <style:map style:condition="cell-content()=1" style:apply-style-name="s1" style:base-cell-address="Feuille1.M218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9"/>
      <style:map style:condition="cell-content()=1" style:apply-style-name="s1" style:base-cell-address="Feuille1.M219"/>
    </style:style>
    <style:style style:name="ce18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0"/>
      <style:map style:condition="cell-content()=1" style:apply-style-name="s1" style:base-cell-address="Feuille1.M220"/>
    </style:style>
    <style:style style:name="ce18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1"/>
      <style:map style:condition="cell-content()=1" style:apply-style-name="s1" style:base-cell-address="Feuille1.M221"/>
    </style:style>
    <style:style style:name="ce18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2"/>
      <style:map style:condition="cell-content()=1" style:apply-style-name="s1" style:base-cell-address="Feuille1.M222"/>
    </style:style>
    <style:style style:name="ce18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3"/>
      <style:map style:condition="cell-content()=1" style:apply-style-name="s1" style:base-cell-address="Feuille1.M223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4"/>
      <style:map style:condition="cell-content()=1" style:apply-style-name="s1" style:base-cell-address="Feuille1.M224"/>
    </style:style>
    <style:style style:name="ce18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5"/>
      <style:map style:condition="cell-content()=1" style:apply-style-name="s1" style:base-cell-address="Feuille1.M225"/>
      <style:map style:condition="is-true-formula(&quot;&quot;)" style:apply-style-name="Default" style:base-cell-address="Feuille1.M225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6"/>
      <style:map style:condition="cell-content()=1" style:apply-style-name="s1" style:base-cell-address="Feuille1.M226"/>
      <style:map style:condition="is-true-formula(&quot;&quot;)" style:apply-style-name="Default" style:base-cell-address="Feuille1.M226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1"/>
      <style:map style:condition="cell-content()=1" style:apply-style-name="s1" style:base-cell-address="Feuille1.M241"/>
      <style:map style:condition="is-true-formula(&quot;&quot;)" style:apply-style-name="Default" style:base-cell-address="Feuille1.M241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2"/>
      <style:map style:condition="cell-content()=1" style:apply-style-name="s1" style:base-cell-address="Feuille1.M242"/>
      <style:map style:condition="is-true-formula(&quot;&quot;)" style:apply-style-name="Default" style:base-cell-address="Feuille1.M242"/>
    </style:style>
    <style:style style:name="ce18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3"/>
      <style:map style:condition="cell-content()=1" style:apply-style-name="s1" style:base-cell-address="Feuille1.M243"/>
      <style:map style:condition="is-true-formula(&quot;&quot;)" style:apply-style-name="Default" style:base-cell-address="Feuille1.M243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4"/>
      <style:map style:condition="cell-content()=1" style:apply-style-name="s1" style:base-cell-address="Feuille1.M244"/>
      <style:map style:condition="is-true-formula(&quot;&quot;)" style:apply-style-name="Default" style:base-cell-address="Feuille1.M244"/>
    </style:style>
    <style:style style:name="ce18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5"/>
      <style:map style:condition="cell-content()=1" style:apply-style-name="s1" style:base-cell-address="Feuille1.M245"/>
      <style:map style:condition="is-true-formula(&quot;&quot;)" style:apply-style-name="Default" style:base-cell-address="Feuille1.M245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6"/>
      <style:map style:condition="cell-content()=1" style:apply-style-name="s1" style:base-cell-address="Feuille1.M246"/>
      <style:map style:condition="is-true-formula(&quot;&quot;)" style:apply-style-name="Default" style:base-cell-address="Feuille1.M246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7"/>
      <style:map style:condition="cell-content()=1" style:apply-style-name="s1" style:base-cell-address="Feuille1.M247"/>
      <style:map style:condition="is-true-formula(&quot;&quot;)" style:apply-style-name="Default" style:base-cell-address="Feuille1.M247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8"/>
      <style:map style:condition="cell-content()=1" style:apply-style-name="s1" style:base-cell-address="Feuille1.M248"/>
      <style:map style:condition="is-true-formula(&quot;&quot;)" style:apply-style-name="Default" style:base-cell-address="Feuille1.M248"/>
    </style:style>
    <style:style style:name="ce18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9"/>
      <style:map style:condition="cell-content()=1" style:apply-style-name="s1" style:base-cell-address="Feuille1.M249"/>
      <style:map style:condition="is-true-formula(&quot;&quot;)" style:apply-style-name="Default" style:base-cell-address="Feuille1.M249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50"/>
      <style:map style:condition="cell-content()=1" style:apply-style-name="s1" style:base-cell-address="Feuille1.M250"/>
      <style:map style:condition="is-true-formula(&quot;&quot;)" style:apply-style-name="Default" style:base-cell-address="Feuille1.M250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51"/>
      <style:map style:condition="cell-content()=1" style:apply-style-name="s1" style:base-cell-address="Feuille1.M251"/>
      <style:map style:condition="is-true-formula(&quot;&quot;)" style:apply-style-name="Default" style:base-cell-address="Feuille1.M251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0"/>
      <style:map style:condition="cell-content()=1" style:apply-style-name="s1" style:base-cell-address="Feuille1.L270"/>
      <style:map style:condition="is-true-formula(&quot;&quot;)" style:apply-style-name="Default" style:base-cell-address="Feuille1.L270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1"/>
      <style:map style:condition="cell-content()=1" style:apply-style-name="s1" style:base-cell-address="Feuille1.M271"/>
      <style:map style:condition="is-true-formula(&quot;&quot;)" style:apply-style-name="Default" style:base-cell-address="Feuille1.M271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5"/>
      <style:map style:condition="cell-content()=1" style:apply-style-name="s1" style:base-cell-address="Feuille1.M275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6"/>
      <style:map style:condition="cell-content()=1" style:apply-style-name="s1" style:base-cell-address="Feuille1.M276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7"/>
      <style:map style:condition="cell-content()=1" style:apply-style-name="s1" style:base-cell-address="Feuille1.M277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8"/>
      <style:map style:condition="cell-content()=1" style:apply-style-name="s1" style:base-cell-address="Feuille1.M278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5"/>
      <style:map style:condition="cell-content()=1" style:apply-style-name="s1" style:base-cell-address="Feuille1.M285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6"/>
      <style:map style:condition="cell-content()=1" style:apply-style-name="s1" style:base-cell-address="Feuille1.M286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7"/>
      <style:map style:condition="cell-content()=1" style:apply-style-name="s1" style:base-cell-address="Feuille1.M287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8"/>
      <style:map style:condition="cell-content()=1" style:apply-style-name="s1" style:base-cell-address="Feuille1.M288"/>
    </style:style>
    <style:style style:name="ce18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9"/>
      <style:map style:condition="cell-content()=1" style:apply-style-name="s1" style:base-cell-address="Feuille1.M289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90"/>
      <style:map style:condition="cell-content()=1" style:apply-style-name="s1" style:base-cell-address="Feuille1.M290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91"/>
      <style:map style:condition="cell-content()=1" style:apply-style-name="s1" style:base-cell-address="Feuille1.M291"/>
      <style:map style:condition="is-true-formula(&quot;&quot;)" style:apply-style-name="Default" style:base-cell-address="Feuille1.M291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92"/>
      <style:map style:condition="cell-content()=1" style:apply-style-name="s1" style:base-cell-address="Feuille1.M292"/>
      <style:map style:condition="is-true-formula(&quot;&quot;)" style:apply-style-name="Default" style:base-cell-address="Feuille1.M292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3"/>
      <style:map style:condition="cell-content()=1" style:apply-style-name="s1" style:base-cell-address="Feuille1.L303"/>
      <style:map style:condition="is-true-formula(&quot;&quot;)" style:apply-style-name="Default" style:base-cell-address="Feuille1.L303"/>
    </style:style>
    <style:style style:name="ce18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04"/>
      <style:map style:condition="cell-content()=1" style:apply-style-name="s1" style:base-cell-address="Feuille1.M304"/>
      <style:map style:condition="is-true-formula(&quot;&quot;)" style:apply-style-name="Default" style:base-cell-address="Feuille1.M304"/>
    </style:style>
    <style:style style:name="ce18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08"/>
      <style:map style:condition="cell-content()=1" style:apply-style-name="s1" style:base-cell-address="Feuille1.M308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09"/>
      <style:map style:condition="cell-content()=1" style:apply-style-name="s1" style:base-cell-address="Feuille1.M309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0"/>
      <style:map style:condition="cell-content()=1" style:apply-style-name="s1" style:base-cell-address="Feuille1.M310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1"/>
      <style:map style:condition="cell-content()=1" style:apply-style-name="s1" style:base-cell-address="Feuille1.M311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2"/>
      <style:map style:condition="cell-content()=1" style:apply-style-name="s1" style:base-cell-address="Feuille1.M312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3"/>
      <style:map style:condition="cell-content()=1" style:apply-style-name="s1" style:base-cell-address="Feuille1.M313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4"/>
      <style:map style:condition="cell-content()=1" style:apply-style-name="s1" style:base-cell-address="Feuille1.M314"/>
    </style:style>
    <style:style style:name="ce18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5"/>
      <style:map style:condition="cell-content()=1" style:apply-style-name="s1" style:base-cell-address="Feuille1.M315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6"/>
      <style:map style:condition="cell-content()=1" style:apply-style-name="s1" style:base-cell-address="Feuille1.M316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7"/>
      <style:map style:condition="cell-content()=1" style:apply-style-name="s1" style:base-cell-address="Feuille1.M317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8"/>
      <style:map style:condition="cell-content()=1" style:apply-style-name="s1" style:base-cell-address="Feuille1.M318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9"/>
      <style:map style:condition="cell-content()=1" style:apply-style-name="s1" style:base-cell-address="Feuille1.M319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0"/>
      <style:map style:condition="cell-content()=1" style:apply-style-name="s1" style:base-cell-address="Feuille1.M320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1"/>
      <style:map style:condition="cell-content()=1" style:apply-style-name="s1" style:base-cell-address="Feuille1.M321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2"/>
      <style:map style:condition="cell-content()=1" style:apply-style-name="s1" style:base-cell-address="Feuille1.M322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3"/>
      <style:map style:condition="cell-content()=1" style:apply-style-name="s1" style:base-cell-address="Feuille1.M323"/>
    </style:style>
    <style:style style:name="ce18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4"/>
      <style:map style:condition="cell-content()=1" style:apply-style-name="s1" style:base-cell-address="Feuille1.M324"/>
      <style:map style:condition="is-true-formula(&quot;&quot;)" style:apply-style-name="Default" style:base-cell-address="Feuille1.M324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5"/>
      <style:map style:condition="cell-content()=1" style:apply-style-name="s1" style:base-cell-address="Feuille1.M325"/>
      <style:map style:condition="is-true-formula(&quot;&quot;)" style:apply-style-name="Default" style:base-cell-address="Feuille1.M325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8"/>
      <style:map style:condition="cell-content()=1" style:apply-style-name="s1" style:base-cell-address="Feuille1.N8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"/>
      <style:map style:condition="cell-content()=1" style:apply-style-name="s1" style:base-cell-address="Feuille1.N9"/>
    </style:style>
    <style:style style:name="ce18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0"/>
      <style:map style:condition="cell-content()=1" style:apply-style-name="s1" style:base-cell-address="Feuille1.N10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"/>
      <style:map style:condition="cell-content()=1" style:apply-style-name="s1" style:base-cell-address="Feuille1.N11"/>
    </style:style>
    <style:style style:name="ce18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"/>
      <style:map style:condition="cell-content()=1" style:apply-style-name="s1" style:base-cell-address="Feuille1.N12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3"/>
      <style:map style:condition="cell-content()=1" style:apply-style-name="s1" style:base-cell-address="Feuille1.N13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4"/>
      <style:map style:condition="cell-content()=1" style:apply-style-name="s1" style:base-cell-address="Feuille1.N14"/>
    </style:style>
    <style:style style:name="ce18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5"/>
      <style:map style:condition="cell-content()=1" style:apply-style-name="s1" style:base-cell-address="Feuille1.N15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6"/>
      <style:map style:condition="cell-content()=1" style:apply-style-name="s1" style:base-cell-address="Feuille1.N16"/>
    </style:style>
    <style:style style:name="ce18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"/>
      <style:map style:condition="cell-content()=1" style:apply-style-name="s1" style:base-cell-address="Feuille1.N17"/>
    </style:style>
    <style:style style:name="ce18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"/>
      <style:map style:condition="cell-content()=1" style:apply-style-name="s1" style:base-cell-address="Feuille1.N18"/>
    </style:style>
    <style:style style:name="ce18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9"/>
      <style:map style:condition="cell-content()=1" style:apply-style-name="s1" style:base-cell-address="Feuille1.N19"/>
    </style:style>
    <style:style style:name="ce18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0"/>
      <style:map style:condition="cell-content()=1" style:apply-style-name="s1" style:base-cell-address="Feuille1.N20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1"/>
      <style:map style:condition="cell-content()=1" style:apply-style-name="s1" style:base-cell-address="Feuille1.N21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"/>
      <style:map style:condition="cell-content()=1" style:apply-style-name="s1" style:base-cell-address="Feuille1.N22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3"/>
      <style:map style:condition="cell-content()=1" style:apply-style-name="s1" style:base-cell-address="Feuille1.N23"/>
    </style:style>
    <style:style style:name="ce18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"/>
      <style:map style:condition="cell-content()=1" style:apply-style-name="s1" style:base-cell-address="Feuille1.N24"/>
    </style:style>
    <style:style style:name="ce18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5"/>
      <style:map style:condition="cell-content()=1" style:apply-style-name="s1" style:base-cell-address="Feuille1.N25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6"/>
      <style:map style:condition="cell-content()=1" style:apply-style-name="s1" style:base-cell-address="Feuille1.N26"/>
    </style:style>
    <style:style style:name="ce18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"/>
      <style:map style:condition="cell-content()=1" style:apply-style-name="s1" style:base-cell-address="Feuille1.N27"/>
    </style:style>
    <style:style style:name="ce18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59"/>
      <style:map style:condition="cell-content()=1" style:apply-style-name="s1" style:base-cell-address="Feuille1.N59"/>
      <style:map style:condition="is-true-formula(&quot;&quot;)" style:apply-style-name="Default" style:base-cell-address="Feuille1.N59"/>
    </style:style>
    <style:style style:name="ce18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60"/>
      <style:map style:condition="cell-content()=1" style:apply-style-name="s1" style:base-cell-address="Feuille1.N60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61"/>
      <style:map style:condition="cell-content()=1" style:apply-style-name="s1" style:base-cell-address="Feuille1.N61"/>
    </style:style>
    <style:style style:name="ce19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62"/>
      <style:map style:condition="cell-content()=1" style:apply-style-name="s1" style:base-cell-address="Feuille1.N6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74"/>
      <style:map style:condition="cell-content()=1" style:apply-style-name="s1" style:base-cell-address="Feuille1.N74"/>
      <style:map style:condition="is-true-formula(&quot;&quot;)" style:apply-style-name="Default" style:base-cell-address="Feuille1.N74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77"/>
      <style:map style:condition="cell-content()=1" style:apply-style-name="s1" style:base-cell-address="Feuille1.N77"/>
    </style:style>
    <style:style style:name="ce19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78"/>
      <style:map style:condition="cell-content()=1" style:apply-style-name="s1" style:base-cell-address="Feuille1.N78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79"/>
      <style:map style:condition="cell-content()=1" style:apply-style-name="s1" style:base-cell-address="Feuille1.N79"/>
    </style:style>
    <style:style style:name="ce19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80"/>
      <style:map style:condition="cell-content()=1" style:apply-style-name="s1" style:base-cell-address="Feuille1.N80"/>
    </style:style>
    <style:style style:name="ce19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81"/>
      <style:map style:condition="cell-content()=1" style:apply-style-name="s1" style:base-cell-address="Feuille1.N81"/>
    </style:style>
    <style:style style:name="ce19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82"/>
      <style:map style:condition="cell-content()=1" style:apply-style-name="s1" style:base-cell-address="Feuille1.N82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2"/>
      <style:map style:condition="cell-content()=1" style:apply-style-name="s1" style:base-cell-address="Feuille1.N92"/>
      <style:map style:condition="is-true-formula(&quot;&quot;)" style:apply-style-name="Default" style:base-cell-address="Feuille1.N92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3"/>
      <style:map style:condition="cell-content()=1" style:apply-style-name="s1" style:base-cell-address="Feuille1.N93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4"/>
      <style:map style:condition="cell-content()=1" style:apply-style-name="s1" style:base-cell-address="Feuille1.N94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5"/>
      <style:map style:condition="cell-content()=1" style:apply-style-name="s1" style:base-cell-address="Feuille1.N95"/>
    </style:style>
    <style:style style:name="ce19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07"/>
      <style:map style:condition="cell-content()=1" style:apply-style-name="s1" style:base-cell-address="Feuille1.N107"/>
      <style:map style:condition="is-true-formula(&quot;&quot;)" style:apply-style-name="Default" style:base-cell-address="Feuille1.N107"/>
    </style:style>
    <style:style style:name="ce19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0"/>
      <style:map style:condition="cell-content()=1" style:apply-style-name="s1" style:base-cell-address="Feuille1.N110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1"/>
      <style:map style:condition="cell-content()=1" style:apply-style-name="s1" style:base-cell-address="Feuille1.N111"/>
    </style:style>
    <style:style style:name="ce19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2"/>
      <style:map style:condition="cell-content()=1" style:apply-style-name="s1" style:base-cell-address="Feuille1.N112"/>
    </style:style>
    <style:style style:name="ce19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3"/>
      <style:map style:condition="cell-content()=1" style:apply-style-name="s1" style:base-cell-address="Feuille1.N113"/>
    </style:style>
    <style:style style:name="ce19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0"/>
      <style:map style:condition="cell-content()=1" style:apply-style-name="s1" style:base-cell-address="Feuille1.N120"/>
    </style:style>
    <style:style style:name="ce19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1"/>
      <style:map style:condition="cell-content()=1" style:apply-style-name="s1" style:base-cell-address="Feuille1.N121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2"/>
      <style:map style:condition="cell-content()=1" style:apply-style-name="s1" style:base-cell-address="Feuille1.N122"/>
    </style:style>
    <style:style style:name="ce19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3"/>
      <style:map style:condition="cell-content()=1" style:apply-style-name="s1" style:base-cell-address="Feuille1.N123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4"/>
      <style:map style:condition="cell-content()=1" style:apply-style-name="s1" style:base-cell-address="Feuille1.N12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5"/>
      <style:map style:condition="cell-content()=1" style:apply-style-name="s1" style:base-cell-address="Feuille1.N125"/>
    </style:style>
    <style:style style:name="ce19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6"/>
      <style:map style:condition="cell-content()=1" style:apply-style-name="s1" style:base-cell-address="Feuille1.N126"/>
      <style:map style:condition="is-true-formula(&quot;&quot;)" style:apply-style-name="Default" style:base-cell-address="Feuille1.N126"/>
    </style:style>
    <style:style style:name="ce19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1"/>
      <style:map style:condition="cell-content()=1" style:apply-style-name="s1" style:base-cell-address="Feuille1.N171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2"/>
      <style:map style:condition="cell-content()=1" style:apply-style-name="s1" style:base-cell-address="Feuille1.N172"/>
    </style:style>
    <style:style style:name="ce19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3"/>
      <style:map style:condition="cell-content()=1" style:apply-style-name="s1" style:base-cell-address="Feuille1.N173"/>
    </style:style>
    <style:style style:name="ce19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4"/>
      <style:map style:condition="cell-content()=1" style:apply-style-name="s1" style:base-cell-address="Feuille1.N174"/>
    </style:style>
    <style:style style:name="ce19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3"/>
      <style:map style:condition="cell-content()=1" style:apply-style-name="s1" style:base-cell-address="Feuille1.N183"/>
      <style:map style:condition="is-true-formula(&quot;&quot;)" style:apply-style-name="Default" style:base-cell-address="Feuille1.N183"/>
    </style:style>
    <style:style style:name="ce19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6"/>
      <style:map style:condition="cell-content()=1" style:apply-style-name="s1" style:base-cell-address="Feuille1.N186"/>
    </style:style>
    <style:style style:name="ce19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7"/>
      <style:map style:condition="cell-content()=1" style:apply-style-name="s1" style:base-cell-address="Feuille1.N187"/>
    </style:style>
    <style:style style:name="ce19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8"/>
      <style:map style:condition="cell-content()=1" style:apply-style-name="s1" style:base-cell-address="Feuille1.N188"/>
    </style:style>
    <style:style style:name="ce19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9"/>
      <style:map style:condition="cell-content()=1" style:apply-style-name="s1" style:base-cell-address="Feuille1.N189"/>
    </style:style>
    <style:style style:name="ce19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90"/>
      <style:map style:condition="cell-content()=1" style:apply-style-name="s1" style:base-cell-address="Feuille1.N190"/>
    </style:style>
    <style:style style:name="ce19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2"/>
      <style:map style:condition="cell-content()=1" style:apply-style-name="s1" style:base-cell-address="Feuille1.M192"/>
      <style:map style:condition="is-true-formula(&quot;&quot;)" style:apply-style-name="Default" style:base-cell-address="Feuille1.M192"/>
    </style:style>
    <style:style style:name="ce19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06"/>
      <style:map style:condition="cell-content()=1" style:apply-style-name="s1" style:base-cell-address="Feuille1.N206"/>
      <style:map style:condition="is-true-formula(&quot;&quot;)" style:apply-style-name="Default" style:base-cell-address="Feuille1.N206"/>
    </style:style>
    <style:style style:name="ce19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09"/>
      <style:map style:condition="cell-content()=1" style:apply-style-name="s1" style:base-cell-address="Feuille1.N209"/>
    </style:style>
    <style:style style:name="ce19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16"/>
      <style:map style:condition="cell-content()=1" style:apply-style-name="s1" style:base-cell-address="Feuille1.N216"/>
      <style:map style:condition="is-true-formula(&quot;&quot;)" style:apply-style-name="Default" style:base-cell-address="Feuille1.N216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18"/>
      <style:map style:condition="cell-content()=1" style:apply-style-name="s1" style:base-cell-address="Feuille1.N218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19"/>
      <style:map style:condition="cell-content()=1" style:apply-style-name="s1" style:base-cell-address="Feuille1.N219"/>
    </style:style>
    <style:style style:name="ce19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0"/>
      <style:map style:condition="cell-content()=1" style:apply-style-name="s1" style:base-cell-address="Feuille1.N220"/>
    </style:style>
    <style:style style:name="ce19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1"/>
      <style:map style:condition="cell-content()=1" style:apply-style-name="s1" style:base-cell-address="Feuille1.N221"/>
    </style:style>
    <style:style style:name="ce19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2"/>
      <style:map style:condition="cell-content()=1" style:apply-style-name="s1" style:base-cell-address="Feuille1.N222"/>
    </style:style>
    <style:style style:name="ce19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3"/>
      <style:map style:condition="cell-content()=1" style:apply-style-name="s1" style:base-cell-address="Feuille1.N223"/>
    </style:style>
    <style:style style:name="ce19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4"/>
      <style:map style:condition="cell-content()=1" style:apply-style-name="s1" style:base-cell-address="Feuille1.N224"/>
    </style:style>
    <style:style style:name="ce19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5"/>
      <style:map style:condition="cell-content()=1" style:apply-style-name="s1" style:base-cell-address="Feuille1.N225"/>
      <style:map style:condition="is-true-formula(&quot;&quot;)" style:apply-style-name="Default" style:base-cell-address="Feuille1.N225"/>
    </style:style>
    <style:style style:name="ce19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3"/>
      <style:map style:condition="cell-content()=1" style:apply-style-name="s1" style:base-cell-address="Feuille1.N243"/>
      <style:map style:condition="is-true-formula(&quot;&quot;)" style:apply-style-name="Default" style:base-cell-address="Feuille1.N243"/>
    </style:style>
    <style:style style:name="ce19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4"/>
      <style:map style:condition="cell-content()=1" style:apply-style-name="s1" style:base-cell-address="Feuille1.N244"/>
      <style:map style:condition="is-true-formula(&quot;&quot;)" style:apply-style-name="Default" style:base-cell-address="Feuille1.N244"/>
    </style:style>
    <style:style style:name="ce19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5"/>
      <style:map style:condition="cell-content()=1" style:apply-style-name="s1" style:base-cell-address="Feuille1.N245"/>
      <style:map style:condition="is-true-formula(&quot;&quot;)" style:apply-style-name="Default" style:base-cell-address="Feuille1.N245"/>
    </style:style>
    <style:style style:name="ce19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6"/>
      <style:map style:condition="cell-content()=1" style:apply-style-name="s1" style:base-cell-address="Feuille1.N246"/>
      <style:map style:condition="is-true-formula(&quot;&quot;)" style:apply-style-name="Default" style:base-cell-address="Feuille1.N246"/>
    </style:style>
    <style:style style:name="ce19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7"/>
      <style:map style:condition="cell-content()=1" style:apply-style-name="s1" style:base-cell-address="Feuille1.N247"/>
      <style:map style:condition="is-true-formula(&quot;&quot;)" style:apply-style-name="Default" style:base-cell-address="Feuille1.N247"/>
    </style:style>
    <style:style style:name="ce19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8"/>
      <style:map style:condition="cell-content()=1" style:apply-style-name="s1" style:base-cell-address="Feuille1.N248"/>
      <style:map style:condition="is-true-formula(&quot;&quot;)" style:apply-style-name="Default" style:base-cell-address="Feuille1.N248"/>
    </style:style>
    <style:style style:name="ce19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9"/>
      <style:map style:condition="cell-content()=1" style:apply-style-name="s1" style:base-cell-address="Feuille1.N249"/>
      <style:map style:condition="is-true-formula(&quot;&quot;)" style:apply-style-name="Default" style:base-cell-address="Feuille1.N249"/>
    </style:style>
    <style:style style:name="ce19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50"/>
      <style:map style:condition="cell-content()=1" style:apply-style-name="s1" style:base-cell-address="Feuille1.N250"/>
      <style:map style:condition="is-true-formula(&quot;&quot;)" style:apply-style-name="Default" style:base-cell-address="Feuille1.N250"/>
    </style:style>
    <style:style style:name="ce19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51"/>
      <style:map style:condition="cell-content()=1" style:apply-style-name="s1" style:base-cell-address="Feuille1.N251"/>
      <style:map style:condition="is-true-formula(&quot;&quot;)" style:apply-style-name="Default" style:base-cell-address="Feuille1.N251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2"/>
      <style:map style:condition="cell-content()=1" style:apply-style-name="s1" style:base-cell-address="Feuille1.N272"/>
      <style:map style:condition="is-true-formula(&quot;&quot;)" style:apply-style-name="Default" style:base-cell-address="Feuille1.N272"/>
    </style:style>
    <style:style style:name="ce19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5"/>
      <style:map style:condition="cell-content()=1" style:apply-style-name="s1" style:base-cell-address="Feuille1.N275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6"/>
      <style:map style:condition="cell-content()=1" style:apply-style-name="s1" style:base-cell-address="Feuille1.N276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7"/>
      <style:map style:condition="cell-content()=1" style:apply-style-name="s1" style:base-cell-address="Feuille1.N277"/>
    </style:style>
    <style:style style:name="ce19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8"/>
      <style:map style:condition="cell-content()=1" style:apply-style-name="s1" style:base-cell-address="Feuille1.N278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5"/>
      <style:map style:condition="cell-content()=1" style:apply-style-name="s1" style:base-cell-address="Feuille1.N285"/>
    </style:style>
    <style:style style:name="ce19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6"/>
      <style:map style:condition="cell-content()=1" style:apply-style-name="s1" style:base-cell-address="Feuille1.N286"/>
    </style:style>
    <style:style style:name="ce19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7"/>
      <style:map style:condition="cell-content()=1" style:apply-style-name="s1" style:base-cell-address="Feuille1.N287"/>
    </style:style>
    <style:style style:name="ce19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8"/>
      <style:map style:condition="cell-content()=1" style:apply-style-name="s1" style:base-cell-address="Feuille1.N288"/>
    </style:style>
    <style:style style:name="ce19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9"/>
      <style:map style:condition="cell-content()=1" style:apply-style-name="s1" style:base-cell-address="Feuille1.N289"/>
    </style:style>
    <style:style style:name="ce19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90"/>
      <style:map style:condition="cell-content()=1" style:apply-style-name="s1" style:base-cell-address="Feuille1.N290"/>
    </style:style>
    <style:style style:name="ce19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91"/>
      <style:map style:condition="cell-content()=1" style:apply-style-name="s1" style:base-cell-address="Feuille1.N291"/>
      <style:map style:condition="is-true-formula(&quot;&quot;)" style:apply-style-name="Default" style:base-cell-address="Feuille1.N291"/>
    </style:style>
    <style:style style:name="ce19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05"/>
      <style:map style:condition="cell-content()=1" style:apply-style-name="s1" style:base-cell-address="Feuille1.N305"/>
      <style:map style:condition="is-true-formula(&quot;&quot;)" style:apply-style-name="Default" style:base-cell-address="Feuille1.N305"/>
    </style:style>
    <style:style style:name="ce19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08"/>
      <style:map style:condition="cell-content()=1" style:apply-style-name="s1" style:base-cell-address="Feuille1.N308"/>
    </style:style>
    <style:style style:name="ce19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09"/>
      <style:map style:condition="cell-content()=1" style:apply-style-name="s1" style:base-cell-address="Feuille1.N309"/>
    </style:style>
    <style:style style:name="ce19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0"/>
      <style:map style:condition="cell-content()=1" style:apply-style-name="s1" style:base-cell-address="Feuille1.N310"/>
    </style:style>
    <style:style style:name="ce19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1"/>
      <style:map style:condition="cell-content()=1" style:apply-style-name="s1" style:base-cell-address="Feuille1.N311"/>
    </style:style>
    <style:style style:name="ce19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2"/>
      <style:map style:condition="cell-content()=1" style:apply-style-name="s1" style:base-cell-address="Feuille1.N312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3"/>
      <style:map style:condition="cell-content()=1" style:apply-style-name="s1" style:base-cell-address="Feuille1.N313"/>
    </style:style>
    <style:style style:name="ce19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4"/>
      <style:map style:condition="cell-content()=1" style:apply-style-name="s1" style:base-cell-address="Feuille1.N314"/>
    </style:style>
    <style:style style:name="ce19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5"/>
      <style:map style:condition="cell-content()=1" style:apply-style-name="s1" style:base-cell-address="Feuille1.N315"/>
    </style:style>
    <style:style style:name="ce19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6"/>
      <style:map style:condition="cell-content()=1" style:apply-style-name="s1" style:base-cell-address="Feuille1.N316"/>
    </style:style>
    <style:style style:name="ce19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7"/>
      <style:map style:condition="cell-content()=1" style:apply-style-name="s1" style:base-cell-address="Feuille1.N317"/>
    </style:style>
    <style:style style:name="ce19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8"/>
      <style:map style:condition="cell-content()=1" style:apply-style-name="s1" style:base-cell-address="Feuille1.N318"/>
    </style:style>
    <style:style style:name="ce19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9"/>
      <style:map style:condition="cell-content()=1" style:apply-style-name="s1" style:base-cell-address="Feuille1.N319"/>
    </style:style>
    <style:style style:name="ce19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0"/>
      <style:map style:condition="cell-content()=1" style:apply-style-name="s1" style:base-cell-address="Feuille1.N320"/>
    </style:style>
    <style:style style:name="ce19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1"/>
      <style:map style:condition="cell-content()=1" style:apply-style-name="s1" style:base-cell-address="Feuille1.N321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2"/>
      <style:map style:condition="cell-content()=1" style:apply-style-name="s1" style:base-cell-address="Feuille1.N322"/>
    </style:style>
    <style:style style:name="ce19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3"/>
      <style:map style:condition="cell-content()=1" style:apply-style-name="s1" style:base-cell-address="Feuille1.N323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4"/>
      <style:map style:condition="cell-content()=1" style:apply-style-name="s1" style:base-cell-address="Feuille1.N324"/>
      <style:map style:condition="is-true-formula(&quot;&quot;)" style:apply-style-name="Default" style:base-cell-address="Feuille1.N324"/>
    </style:style>
    <style:style style:name="ce19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"/>
      <style:map style:condition="cell-content()=1" style:apply-style-name="s1" style:base-cell-address="Feuille1.O9"/>
      <style:map style:condition="is-true-formula(&quot;&quot;)" style:apply-style-name="Default" style:base-cell-address="Feuille1.O9"/>
    </style:style>
    <style:style style:name="ce19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9"/>
      <style:map style:condition="cell-content()=1" style:apply-style-name="s1" style:base-cell-address="Feuille1.O39"/>
      <style:map style:condition="is-true-formula(&quot;&quot;)" style:apply-style-name="Default" style:base-cell-address="Feuille1.O39"/>
    </style:style>
    <style:style style:name="ce19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40"/>
      <style:map style:condition="cell-content()=1" style:apply-style-name="s1" style:base-cell-address="Feuille1.O40"/>
      <style:map style:condition="is-true-formula(&quot;&quot;)" style:apply-style-name="Default" style:base-cell-address="Feuille1.O40"/>
    </style:style>
    <style:style style:name="ce19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59"/>
      <style:map style:condition="cell-content()=1" style:apply-style-name="s1" style:base-cell-address="Feuille1.O59"/>
      <style:map style:condition="is-true-formula(&quot;&quot;)" style:apply-style-name="Default" style:base-cell-address="Feuille1.O59"/>
    </style:style>
    <style:style style:name="ce19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60"/>
      <style:map style:condition="cell-content()=1" style:apply-style-name="s1" style:base-cell-address="Feuille1.O60"/>
      <style:map style:condition="is-true-formula(&quot;&quot;)" style:apply-style-name="Default" style:base-cell-address="Feuille1.O60"/>
    </style:style>
    <style:style style:name="ce19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61"/>
      <style:map style:condition="cell-content()=1" style:apply-style-name="s1" style:base-cell-address="Feuille1.O61"/>
      <style:map style:condition="is-true-formula(&quot;&quot;)" style:apply-style-name="Default" style:base-cell-address="Feuille1.O61"/>
    </style:style>
    <style:style style:name="ce19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62"/>
      <style:map style:condition="cell-content()=1" style:apply-style-name="s1" style:base-cell-address="Feuille1.O62"/>
      <style:map style:condition="is-true-formula(&quot;&quot;)" style:apply-style-name="Default" style:base-cell-address="Feuille1.O62"/>
    </style:style>
    <style:style style:name="ce19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2"/>
      <style:map style:condition="cell-content()=1" style:apply-style-name="s1" style:base-cell-address="Feuille1.O72"/>
      <style:map style:condition="is-true-formula(&quot;&quot;)" style:apply-style-name="Default" style:base-cell-address="Feuille1.O72"/>
    </style:style>
    <style:style style:name="ce19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3"/>
      <style:map style:condition="cell-content()=1" style:apply-style-name="s1" style:base-cell-address="Feuille1.O73"/>
      <style:map style:condition="is-true-formula(&quot;&quot;)" style:apply-style-name="Default" style:base-cell-address="Feuille1.O73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5"/>
      <style:map style:condition="cell-content()=1" style:apply-style-name="s1" style:base-cell-address="Feuille1.O75"/>
      <style:map style:condition="is-true-formula(&quot;&quot;)" style:apply-style-name="Default" style:base-cell-address="Feuille1.O75"/>
    </style:style>
    <style:style style:name="ce19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7"/>
      <style:map style:condition="cell-content()=1" style:apply-style-name="s1" style:base-cell-address="Feuille1.O77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8"/>
      <style:map style:condition="cell-content()=1" style:apply-style-name="s1" style:base-cell-address="Feuille1.O78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9"/>
      <style:map style:condition="cell-content()=1" style:apply-style-name="s1" style:base-cell-address="Feuille1.O79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80"/>
      <style:map style:condition="cell-content()=1" style:apply-style-name="s1" style:base-cell-address="Feuille1.O80"/>
    </style:style>
    <style:style style:name="ce20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81"/>
      <style:map style:condition="cell-content()=1" style:apply-style-name="s1" style:base-cell-address="Feuille1.O81"/>
    </style:style>
    <style:style style:name="ce20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82"/>
      <style:map style:condition="cell-content()=1" style:apply-style-name="s1" style:base-cell-address="Feuille1.O82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83"/>
      <style:map style:condition="cell-content()=1" style:apply-style-name="s1" style:base-cell-address="Feuille1.O83"/>
      <style:map style:condition="is-true-formula(&quot;&quot;)" style:apply-style-name="Default" style:base-cell-address="Feuille1.O83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3"/>
      <style:map style:condition="cell-content()=1" style:apply-style-name="s1" style:base-cell-address="Feuille1.O73"/>
      <style:map style:condition="is-true-formula(&quot;&quot;)" style:apply-style-name="Default" style:base-cell-address="Feuille1.O73"/>
    </style:style>
    <style:style style:name="ce20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3"/>
      <style:map style:condition="cell-content()=1" style:apply-style-name="s1" style:base-cell-address="Feuille1.O73"/>
      <style:map style:condition="is-true-formula(&quot;&quot;)" style:apply-style-name="Default" style:base-cell-address="Feuille1.O73"/>
    </style:style>
    <style:style style:name="ce20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2"/>
      <style:map style:condition="cell-content()=1" style:apply-style-name="s1" style:base-cell-address="Feuille1.O92"/>
      <style:map style:condition="is-true-formula(&quot;&quot;)" style:apply-style-name="Default" style:base-cell-address="Feuille1.O92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3"/>
      <style:map style:condition="cell-content()=1" style:apply-style-name="s1" style:base-cell-address="Feuille1.O93"/>
      <style:map style:condition="is-true-formula(&quot;&quot;)" style:apply-style-name="Default" style:base-cell-address="Feuille1.O93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4"/>
      <style:map style:condition="cell-content()=1" style:apply-style-name="s1" style:base-cell-address="Feuille1.O94"/>
      <style:map style:condition="is-true-formula(&quot;&quot;)" style:apply-style-name="Default" style:base-cell-address="Feuille1.O94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5"/>
      <style:map style:condition="cell-content()=1" style:apply-style-name="s1" style:base-cell-address="Feuille1.O95"/>
      <style:map style:condition="is-true-formula(&quot;&quot;)" style:apply-style-name="Default" style:base-cell-address="Feuille1.O95"/>
    </style:style>
    <style:style style:name="ce20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05"/>
      <style:map style:condition="cell-content()=1" style:apply-style-name="s1" style:base-cell-address="Feuille1.O105"/>
      <style:map style:condition="is-true-formula(&quot;&quot;)" style:apply-style-name="Default" style:base-cell-address="Feuille1.O105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06"/>
      <style:map style:condition="cell-content()=1" style:apply-style-name="s1" style:base-cell-address="Feuille1.O106"/>
      <style:map style:condition="is-true-formula(&quot;&quot;)" style:apply-style-name="Default" style:base-cell-address="Feuille1.O106"/>
    </style:style>
    <style:style style:name="ce20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08"/>
      <style:map style:condition="cell-content()=1" style:apply-style-name="s1" style:base-cell-address="Feuille1.O108"/>
      <style:map style:condition="is-true-formula(&quot;&quot;)" style:apply-style-name="Default" style:base-cell-address="Feuille1.O108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10"/>
      <style:map style:condition="cell-content()=1" style:apply-style-name="s1" style:base-cell-address="Feuille1.O110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11"/>
      <style:map style:condition="cell-content()=1" style:apply-style-name="s1" style:base-cell-address="Feuille1.O111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12"/>
      <style:map style:condition="cell-content()=1" style:apply-style-name="s1" style:base-cell-address="Feuille1.O112"/>
    </style:style>
    <style:style style:name="ce20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13"/>
      <style:map style:condition="cell-content()=1" style:apply-style-name="s1" style:base-cell-address="Feuille1.O113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0"/>
      <style:map style:condition="cell-content()=1" style:apply-style-name="s1" style:base-cell-address="Feuille1.O120"/>
    </style:style>
    <style:style style:name="ce20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1"/>
      <style:map style:condition="cell-content()=1" style:apply-style-name="s1" style:base-cell-address="Feuille1.O121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2"/>
      <style:map style:condition="cell-content()=1" style:apply-style-name="s1" style:base-cell-address="Feuille1.O122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3"/>
      <style:map style:condition="cell-content()=1" style:apply-style-name="s1" style:base-cell-address="Feuille1.O123"/>
    </style:style>
    <style:style style:name="ce20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4"/>
      <style:map style:condition="cell-content()=1" style:apply-style-name="s1" style:base-cell-address="Feuille1.O124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5"/>
      <style:map style:condition="cell-content()=1" style:apply-style-name="s1" style:base-cell-address="Feuille1.O125"/>
    </style:style>
    <style:style style:name="ce20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71"/>
      <style:map style:condition="cell-content()=1" style:apply-style-name="s1" style:base-cell-address="Feuille1.O171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72"/>
      <style:map style:condition="cell-content()=1" style:apply-style-name="s1" style:base-cell-address="Feuille1.O172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73"/>
      <style:map style:condition="cell-content()=1" style:apply-style-name="s1" style:base-cell-address="Feuille1.O173"/>
    </style:style>
    <style:style style:name="ce20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74"/>
      <style:map style:condition="cell-content()=1" style:apply-style-name="s1" style:base-cell-address="Feuille1.O174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1"/>
      <style:map style:condition="cell-content()=1" style:apply-style-name="s1" style:base-cell-address="Feuille1.O181"/>
      <style:map style:condition="is-true-formula(&quot;&quot;)" style:apply-style-name="Default" style:base-cell-address="Feuille1.O181"/>
    </style:style>
    <style:style style:name="ce20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2"/>
      <style:map style:condition="cell-content()=1" style:apply-style-name="s1" style:base-cell-address="Feuille1.O182"/>
      <style:map style:condition="is-true-formula(&quot;&quot;)" style:apply-style-name="Default" style:base-cell-address="Feuille1.O182"/>
    </style:style>
    <style:style style:name="ce20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4"/>
      <style:map style:condition="cell-content()=1" style:apply-style-name="s1" style:base-cell-address="Feuille1.O184"/>
      <style:map style:condition="is-true-formula(&quot;&quot;)" style:apply-style-name="Default" style:base-cell-address="Feuille1.O184"/>
    </style:style>
    <style:style style:name="ce20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6"/>
      <style:map style:condition="cell-content()=1" style:apply-style-name="s1" style:base-cell-address="Feuille1.O186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7"/>
      <style:map style:condition="cell-content()=1" style:apply-style-name="s1" style:base-cell-address="Feuille1.O187"/>
    </style:style>
    <style:style style:name="ce20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8"/>
      <style:map style:condition="cell-content()=1" style:apply-style-name="s1" style:base-cell-address="Feuille1.O188"/>
    </style:style>
    <style:style style:name="ce20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9"/>
      <style:map style:condition="cell-content()=1" style:apply-style-name="s1" style:base-cell-address="Feuille1.O189"/>
    </style:style>
    <style:style style:name="ce20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91"/>
      <style:map style:condition="cell-content()=1" style:apply-style-name="s1" style:base-cell-address="Feuille1.O191"/>
      <style:map style:condition="is-true-formula(&quot;&quot;)" style:apply-style-name="Default" style:base-cell-address="Feuille1.O191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92"/>
      <style:map style:condition="cell-content()=1" style:apply-style-name="s1" style:base-cell-address="Feuille1.O192"/>
      <style:map style:condition="is-true-formula(&quot;&quot;)" style:apply-style-name="Default" style:base-cell-address="Feuille1.O192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92"/>
      <style:map style:condition="cell-content()=1" style:apply-style-name="s1" style:base-cell-address="Feuille1.O192"/>
      <style:map style:condition="is-true-formula(&quot;&quot;)" style:apply-style-name="Default" style:base-cell-address="Feuille1.O192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04"/>
      <style:map style:condition="cell-content()=1" style:apply-style-name="s1" style:base-cell-address="Feuille1.O204"/>
      <style:map style:condition="is-true-formula(&quot;&quot;)" style:apply-style-name="Default" style:base-cell-address="Feuille1.O204"/>
    </style:style>
    <style:style style:name="ce20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05"/>
      <style:map style:condition="cell-content()=1" style:apply-style-name="s1" style:base-cell-address="Feuille1.O205"/>
      <style:map style:condition="is-true-formula(&quot;&quot;)" style:apply-style-name="Default" style:base-cell-address="Feuille1.O205"/>
    </style:style>
    <style:style style:name="ce20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07"/>
      <style:map style:condition="cell-content()=1" style:apply-style-name="s1" style:base-cell-address="Feuille1.O207"/>
      <style:map style:condition="is-true-formula(&quot;&quot;)" style:apply-style-name="Default" style:base-cell-address="Feuille1.O207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09"/>
      <style:map style:condition="cell-content()=1" style:apply-style-name="s1" style:base-cell-address="Feuille1.O209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4"/>
      <style:map style:condition="cell-content()=1" style:apply-style-name="s1" style:base-cell-address="Feuille1.O214"/>
      <style:map style:condition="is-true-formula(&quot;&quot;)" style:apply-style-name="Default" style:base-cell-address="Feuille1.O214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5"/>
      <style:map style:condition="cell-content()=1" style:apply-style-name="s1" style:base-cell-address="Feuille1.O215"/>
      <style:map style:condition="is-true-formula(&quot;&quot;)" style:apply-style-name="Default" style:base-cell-address="Feuille1.O215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7"/>
      <style:map style:condition="cell-content()=1" style:apply-style-name="s1" style:base-cell-address="Feuille1.O217"/>
      <style:map style:condition="is-true-formula(&quot;&quot;)" style:apply-style-name="Default" style:base-cell-address="Feuille1.O217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8"/>
      <style:map style:condition="cell-content()=1" style:apply-style-name="s1" style:base-cell-address="Feuille1.O218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9"/>
      <style:map style:condition="cell-content()=1" style:apply-style-name="s1" style:base-cell-address="Feuille1.O219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0"/>
      <style:map style:condition="cell-content()=1" style:apply-style-name="s1" style:base-cell-address="Feuille1.O220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1"/>
      <style:map style:condition="cell-content()=1" style:apply-style-name="s1" style:base-cell-address="Feuille1.O221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2"/>
      <style:map style:condition="cell-content()=1" style:apply-style-name="s1" style:base-cell-address="Feuille1.O222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3"/>
      <style:map style:condition="cell-content()=1" style:apply-style-name="s1" style:base-cell-address="Feuille1.O223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4"/>
      <style:map style:condition="cell-content()=1" style:apply-style-name="s1" style:base-cell-address="Feuille1.O224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37"/>
      <style:map style:condition="cell-content()=1" style:apply-style-name="s1" style:base-cell-address="Feuille1.O237"/>
      <style:map style:condition="is-true-formula(&quot;&quot;)" style:apply-style-name="Default" style:base-cell-address="Feuille1.O237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38"/>
      <style:map style:condition="cell-content()=1" style:apply-style-name="s1" style:base-cell-address="Feuille1.O238"/>
      <style:map style:condition="is-true-formula(&quot;&quot;)" style:apply-style-name="Default" style:base-cell-address="Feuille1.O238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39"/>
      <style:map style:condition="cell-content()=1" style:apply-style-name="s1" style:base-cell-address="Feuille1.O239"/>
      <style:map style:condition="is-true-formula(&quot;&quot;)" style:apply-style-name="Default" style:base-cell-address="Feuille1.O239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0"/>
      <style:map style:condition="cell-content()=1" style:apply-style-name="s1" style:base-cell-address="Feuille1.O240"/>
      <style:map style:condition="is-true-formula(&quot;&quot;)" style:apply-style-name="Default" style:base-cell-address="Feuille1.O240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1"/>
      <style:map style:condition="cell-content()=1" style:apply-style-name="s1" style:base-cell-address="Feuille1.O241"/>
      <style:map style:condition="is-true-formula(&quot;&quot;)" style:apply-style-name="Default" style:base-cell-address="Feuille1.O241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2"/>
      <style:map style:condition="cell-content()=1" style:apply-style-name="s1" style:base-cell-address="Feuille1.O242"/>
      <style:map style:condition="is-true-formula(&quot;&quot;)" style:apply-style-name="Default" style:base-cell-address="Feuille1.O242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3"/>
      <style:map style:condition="cell-content()=1" style:apply-style-name="s1" style:base-cell-address="Feuille1.O243"/>
      <style:map style:condition="is-true-formula(&quot;&quot;)" style:apply-style-name="Default" style:base-cell-address="Feuille1.O243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4"/>
      <style:map style:condition="cell-content()=1" style:apply-style-name="s1" style:base-cell-address="Feuille1.O244"/>
      <style:map style:condition="is-true-formula(&quot;&quot;)" style:apply-style-name="Default" style:base-cell-address="Feuille1.O244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5"/>
      <style:map style:condition="cell-content()=1" style:apply-style-name="s1" style:base-cell-address="Feuille1.O245"/>
      <style:map style:condition="is-true-formula(&quot;&quot;)" style:apply-style-name="Default" style:base-cell-address="Feuille1.O245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6"/>
      <style:map style:condition="cell-content()=1" style:apply-style-name="s1" style:base-cell-address="Feuille1.O246"/>
      <style:map style:condition="is-true-formula(&quot;&quot;)" style:apply-style-name="Default" style:base-cell-address="Feuille1.O246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7"/>
      <style:map style:condition="cell-content()=1" style:apply-style-name="s1" style:base-cell-address="Feuille1.O247"/>
      <style:map style:condition="is-true-formula(&quot;&quot;)" style:apply-style-name="Default" style:base-cell-address="Feuille1.O247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8"/>
      <style:map style:condition="cell-content()=1" style:apply-style-name="s1" style:base-cell-address="Feuille1.O248"/>
      <style:map style:condition="is-true-formula(&quot;&quot;)" style:apply-style-name="Default" style:base-cell-address="Feuille1.O248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9"/>
      <style:map style:condition="cell-content()=1" style:apply-style-name="s1" style:base-cell-address="Feuille1.O249"/>
      <style:map style:condition="is-true-formula(&quot;&quot;)" style:apply-style-name="Default" style:base-cell-address="Feuille1.O249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0"/>
      <style:map style:condition="cell-content()=1" style:apply-style-name="s1" style:base-cell-address="Feuille1.O270"/>
      <style:map style:condition="is-true-formula(&quot;&quot;)" style:apply-style-name="Default" style:base-cell-address="Feuille1.O270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1"/>
      <style:map style:condition="cell-content()=1" style:apply-style-name="s1" style:base-cell-address="Feuille1.O271"/>
      <style:map style:condition="is-true-formula(&quot;&quot;)" style:apply-style-name="Default" style:base-cell-address="Feuille1.O271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3"/>
      <style:map style:condition="cell-content()=1" style:apply-style-name="s1" style:base-cell-address="Feuille1.O273"/>
      <style:map style:condition="is-true-formula(&quot;&quot;)" style:apply-style-name="Default" style:base-cell-address="Feuille1.O273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5"/>
      <style:map style:condition="cell-content()=1" style:apply-style-name="s1" style:base-cell-address="Feuille1.O275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6"/>
      <style:map style:condition="cell-content()=1" style:apply-style-name="s1" style:base-cell-address="Feuille1.O276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7"/>
      <style:map style:condition="cell-content()=1" style:apply-style-name="s1" style:base-cell-address="Feuille1.O277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8"/>
      <style:map style:condition="cell-content()=1" style:apply-style-name="s1" style:base-cell-address="Feuille1.O278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5"/>
      <style:map style:condition="cell-content()=1" style:apply-style-name="s1" style:base-cell-address="Feuille1.O285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6"/>
      <style:map style:condition="cell-content()=1" style:apply-style-name="s1" style:base-cell-address="Feuille1.O286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7"/>
      <style:map style:condition="cell-content()=1" style:apply-style-name="s1" style:base-cell-address="Feuille1.O287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8"/>
      <style:map style:condition="cell-content()=1" style:apply-style-name="s1" style:base-cell-address="Feuille1.O288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9"/>
      <style:map style:condition="cell-content()=1" style:apply-style-name="s1" style:base-cell-address="Feuille1.O289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90"/>
      <style:map style:condition="cell-content()=1" style:apply-style-name="s1" style:base-cell-address="Feuille1.O290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3"/>
      <style:map style:condition="cell-content()=1" style:apply-style-name="s1" style:base-cell-address="Feuille1.O303"/>
      <style:map style:condition="is-true-formula(&quot;&quot;)" style:apply-style-name="Default" style:base-cell-address="Feuille1.O303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4"/>
      <style:map style:condition="cell-content()=1" style:apply-style-name="s1" style:base-cell-address="Feuille1.O304"/>
      <style:map style:condition="is-true-formula(&quot;&quot;)" style:apply-style-name="Default" style:base-cell-address="Feuille1.O304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6"/>
      <style:map style:condition="cell-content()=1" style:apply-style-name="s1" style:base-cell-address="Feuille1.O306"/>
      <style:map style:condition="is-true-formula(&quot;&quot;)" style:apply-style-name="Default" style:base-cell-address="Feuille1.O306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8"/>
      <style:map style:condition="cell-content()=1" style:apply-style-name="s1" style:base-cell-address="Feuille1.O308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9"/>
      <style:map style:condition="cell-content()=1" style:apply-style-name="s1" style:base-cell-address="Feuille1.O309"/>
    </style:style>
    <style:style style:name="ce20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0"/>
      <style:map style:condition="cell-content()=1" style:apply-style-name="s1" style:base-cell-address="Feuille1.O310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1"/>
      <style:map style:condition="cell-content()=1" style:apply-style-name="s1" style:base-cell-address="Feuille1.O311"/>
    </style:style>
    <style:style style:name="ce20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2"/>
      <style:map style:condition="cell-content()=1" style:apply-style-name="s1" style:base-cell-address="Feuille1.O312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3"/>
      <style:map style:condition="cell-content()=1" style:apply-style-name="s1" style:base-cell-address="Feuille1.O313"/>
    </style:style>
    <style:style style:name="ce20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4"/>
      <style:map style:condition="cell-content()=1" style:apply-style-name="s1" style:base-cell-address="Feuille1.O314"/>
    </style:style>
    <style:style style:name="ce20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5"/>
      <style:map style:condition="cell-content()=1" style:apply-style-name="s1" style:base-cell-address="Feuille1.O315"/>
    </style:style>
    <style:style style:name="ce20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6"/>
      <style:map style:condition="cell-content()=1" style:apply-style-name="s1" style:base-cell-address="Feuille1.O316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7"/>
      <style:map style:condition="cell-content()=1" style:apply-style-name="s1" style:base-cell-address="Feuille1.O317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8"/>
      <style:map style:condition="cell-content()=1" style:apply-style-name="s1" style:base-cell-address="Feuille1.O318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9"/>
      <style:map style:condition="cell-content()=1" style:apply-style-name="s1" style:base-cell-address="Feuille1.O319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20"/>
      <style:map style:condition="cell-content()=1" style:apply-style-name="s1" style:base-cell-address="Feuille1.O320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21"/>
      <style:map style:condition="cell-content()=1" style:apply-style-name="s1" style:base-cell-address="Feuille1.O321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22"/>
      <style:map style:condition="cell-content()=1" style:apply-style-name="s1" style:base-cell-address="Feuille1.O322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23"/>
      <style:map style:condition="cell-content()=1" style:apply-style-name="s1" style:base-cell-address="Feuille1.O323"/>
    </style:style>
    <style:style style:name="ce20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9"/>
      <style:map style:condition="cell-content()=1" style:apply-style-name="s1" style:base-cell-address="Feuille1.P39"/>
      <style:map style:condition="is-true-formula(&quot;&quot;)" style:apply-style-name="Default" style:base-cell-address="Feuille1.P39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40"/>
      <style:map style:condition="cell-content()=1" style:apply-style-name="s1" style:base-cell-address="Feuille1.P40"/>
      <style:map style:condition="is-true-formula(&quot;&quot;)" style:apply-style-name="Default" style:base-cell-address="Feuille1.P40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72"/>
      <style:map style:condition="cell-content()=1" style:apply-style-name="s1" style:base-cell-address="Feuille1.P72"/>
      <style:map style:condition="is-true-formula(&quot;&quot;)" style:apply-style-name="Default" style:base-cell-address="Feuille1.P72"/>
    </style:style>
    <style:style style:name="ce20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73"/>
      <style:map style:condition="cell-content()=1" style:apply-style-name="s1" style:base-cell-address="Feuille1.P73"/>
      <style:map style:condition="is-true-formula(&quot;&quot;)" style:apply-style-name="Default" style:base-cell-address="Feuille1.P73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83"/>
      <style:map style:condition="cell-content()=1" style:apply-style-name="s1" style:base-cell-address="Feuille1.P83"/>
      <style:map style:condition="is-true-formula(&quot;&quot;)" style:apply-style-name="Default" style:base-cell-address="Feuille1.P83"/>
    </style:style>
    <style:style style:name="ce21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84"/>
      <style:map style:condition="cell-content()=1" style:apply-style-name="s1" style:base-cell-address="Feuille1.P84"/>
      <style:map style:condition="is-true-formula(&quot;&quot;)" style:apply-style-name="Default" style:base-cell-address="Feuille1.P84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05"/>
      <style:map style:condition="cell-content()=1" style:apply-style-name="s1" style:base-cell-address="Feuille1.P105"/>
      <style:map style:condition="is-true-formula(&quot;&quot;)" style:apply-style-name="Default" style:base-cell-address="Feuille1.P105"/>
    </style:style>
    <style:style style:name="ce21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06"/>
      <style:map style:condition="cell-content()=1" style:apply-style-name="s1" style:base-cell-address="Feuille1.P106"/>
      <style:map style:condition="is-true-formula(&quot;&quot;)" style:apply-style-name="Default" style:base-cell-address="Feuille1.P106"/>
    </style:style>
    <style:style style:name="ce2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12"/>
      <style:map style:condition="cell-content()=1" style:apply-style-name="s1" style:base-cell-address="Feuille1.P112"/>
      <style:map style:condition="is-true-formula(&quot;&quot;)" style:apply-style-name="Default" style:base-cell-address="Feuille1.P112"/>
    </style:style>
    <style:style style:name="ce2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1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71"/>
      <style:map style:condition="cell-content()=1" style:apply-style-name="s1" style:base-cell-address="Feuille1.P171"/>
      <style:map style:condition="is-true-formula(&quot;&quot;)" style:apply-style-name="Default" style:base-cell-address="Feuille1.P171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72"/>
      <style:map style:condition="cell-content()=1" style:apply-style-name="s1" style:base-cell-address="Feuille1.P172"/>
      <style:map style:condition="is-true-formula(&quot;&quot;)" style:apply-style-name="Default" style:base-cell-address="Feuille1.P172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73"/>
      <style:map style:condition="cell-content()=1" style:apply-style-name="s1" style:base-cell-address="Feuille1.P173"/>
      <style:map style:condition="is-true-formula(&quot;&quot;)" style:apply-style-name="Default" style:base-cell-address="Feuille1.P173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74"/>
      <style:map style:condition="cell-content()=1" style:apply-style-name="s1" style:base-cell-address="Feuille1.P174"/>
      <style:map style:condition="is-true-formula(&quot;&quot;)" style:apply-style-name="Default" style:base-cell-address="Feuille1.P174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1"/>
      <style:map style:condition="cell-content()=1" style:apply-style-name="s1" style:base-cell-address="Feuille1.P181"/>
      <style:map style:condition="is-true-formula(&quot;&quot;)" style:apply-style-name="Default" style:base-cell-address="Feuille1.P181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2"/>
      <style:map style:condition="cell-content()=1" style:apply-style-name="s1" style:base-cell-address="Feuille1.P182"/>
      <style:map style:condition="is-true-formula(&quot;&quot;)" style:apply-style-name="Default" style:base-cell-address="Feuille1.P182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3"/>
      <style:map style:condition="cell-content()=1" style:apply-style-name="s1" style:base-cell-address="Feuille1.P183"/>
      <style:map style:condition="is-true-formula(&quot;&quot;)" style:apply-style-name="Default" style:base-cell-address="Feuille1.P183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4"/>
      <style:map style:condition="cell-content()=1" style:apply-style-name="s1" style:base-cell-address="Feuille1.P184"/>
      <style:map style:condition="is-true-formula(&quot;&quot;)" style:apply-style-name="Default" style:base-cell-address="Feuille1.P184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5"/>
      <style:map style:condition="cell-content()=1" style:apply-style-name="s1" style:base-cell-address="Feuille1.P185"/>
      <style:map style:condition="is-true-formula(&quot;&quot;)" style:apply-style-name="Default" style:base-cell-address="Feuille1.P185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6"/>
      <style:map style:condition="cell-content()=1" style:apply-style-name="s1" style:base-cell-address="Feuille1.P186"/>
      <style:map style:condition="is-true-formula(&quot;&quot;)" style:apply-style-name="Default" style:base-cell-address="Feuille1.P186"/>
    </style:style>
    <style:style style:name="ce21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7"/>
      <style:map style:condition="cell-content()=1" style:apply-style-name="s1" style:base-cell-address="Feuille1.P187"/>
      <style:map style:condition="is-true-formula(&quot;&quot;)" style:apply-style-name="Default" style:base-cell-address="Feuille1.P187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8"/>
      <style:map style:condition="cell-content()=1" style:apply-style-name="s1" style:base-cell-address="Feuille1.P188"/>
      <style:map style:condition="is-true-formula(&quot;&quot;)" style:apply-style-name="Default" style:base-cell-address="Feuille1.P188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9"/>
      <style:map style:condition="cell-content()=1" style:apply-style-name="s1" style:base-cell-address="Feuille1.P189"/>
      <style:map style:condition="is-true-formula(&quot;&quot;)" style:apply-style-name="Default" style:base-cell-address="Feuille1.P189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04"/>
      <style:map style:condition="cell-content()=1" style:apply-style-name="s1" style:base-cell-address="Feuille1.P204"/>
      <style:map style:condition="is-true-formula(&quot;&quot;)" style:apply-style-name="Default" style:base-cell-address="Feuille1.P204"/>
    </style:style>
    <style:style style:name="ce2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05"/>
      <style:map style:condition="cell-content()=1" style:apply-style-name="s1" style:base-cell-address="Feuille1.P205"/>
      <style:map style:condition="is-true-formula(&quot;&quot;)" style:apply-style-name="Default" style:base-cell-address="Feuille1.P205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14"/>
      <style:map style:condition="cell-content()=1" style:apply-style-name="s1" style:base-cell-address="Feuille1.P214"/>
      <style:map style:condition="is-true-formula(&quot;&quot;)" style:apply-style-name="Default" style:base-cell-address="Feuille1.P214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15"/>
      <style:map style:condition="cell-content()=1" style:apply-style-name="s1" style:base-cell-address="Feuille1.P215"/>
      <style:map style:condition="is-true-formula(&quot;&quot;)" style:apply-style-name="Default" style:base-cell-address="Feuille1.P215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16"/>
      <style:map style:condition="cell-content()=1" style:apply-style-name="s1" style:base-cell-address="Feuille1.P216"/>
      <style:map style:condition="is-true-formula(&quot;&quot;)" style:apply-style-name="Default" style:base-cell-address="Feuille1.P216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17"/>
      <style:map style:condition="cell-content()=1" style:apply-style-name="s1" style:base-cell-address="Feuille1.P217"/>
      <style:map style:condition="is-true-formula(&quot;&quot;)" style:apply-style-name="Default" style:base-cell-address="Feuille1.P217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70"/>
      <style:map style:condition="cell-content()=1" style:apply-style-name="s1" style:base-cell-address="Feuille1.P270"/>
      <style:map style:condition="is-true-formula(&quot;&quot;)" style:apply-style-name="Default" style:base-cell-address="Feuille1.P270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71"/>
      <style:map style:condition="cell-content()=1" style:apply-style-name="s1" style:base-cell-address="Feuille1.P271"/>
      <style:map style:condition="is-true-formula(&quot;&quot;)" style:apply-style-name="Default" style:base-cell-address="Feuille1.P271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77"/>
      <style:map style:condition="cell-content()=1" style:apply-style-name="s1" style:base-cell-address="Feuille1.P277"/>
      <style:map style:condition="is-true-formula(&quot;&quot;)" style:apply-style-name="Default" style:base-cell-address="Feuille1.P277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03"/>
      <style:map style:condition="cell-content()=1" style:apply-style-name="s1" style:base-cell-address="Feuille1.P303"/>
      <style:map style:condition="is-true-formula(&quot;&quot;)" style:apply-style-name="Default" style:base-cell-address="Feuille1.P303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04"/>
      <style:map style:condition="cell-content()=1" style:apply-style-name="s1" style:base-cell-address="Feuille1.P304"/>
      <style:map style:condition="is-true-formula(&quot;&quot;)" style:apply-style-name="Default" style:base-cell-address="Feuille1.P304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09"/>
      <style:map style:condition="cell-content()=1" style:apply-style-name="s1" style:base-cell-address="Feuille1.P309"/>
      <style:map style:condition="is-true-formula(&quot;&quot;)" style:apply-style-name="Default" style:base-cell-address="Feuille1.P309"/>
    </style:style>
    <style:style style:name="ce2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10"/>
      <style:map style:condition="cell-content()=1" style:apply-style-name="s1" style:base-cell-address="Feuille1.P310"/>
      <style:map style:condition="is-true-formula(&quot;&quot;)" style:apply-style-name="Default" style:base-cell-address="Feuille1.P310"/>
    </style:style>
    <style:style style:name="ce21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39"/>
      <style:map style:condition="cell-content()=1" style:apply-style-name="s1" style:base-cell-address="Feuille1.Q39"/>
      <style:map style:condition="is-true-formula(&quot;&quot;)" style:apply-style-name="Default" style:base-cell-address="Feuille1.Q39"/>
    </style:style>
    <style:style style:name="ce21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40"/>
      <style:map style:condition="cell-content()=1" style:apply-style-name="s1" style:base-cell-address="Feuille1.Q40"/>
      <style:map style:condition="is-true-formula(&quot;&quot;)" style:apply-style-name="Default" style:base-cell-address="Feuille1.Q40"/>
    </style:style>
    <style:style style:name="ce21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72"/>
      <style:map style:condition="cell-content()=1" style:apply-style-name="s1" style:base-cell-address="Feuille1.Q72"/>
      <style:map style:condition="is-true-formula(&quot;&quot;)" style:apply-style-name="Default" style:base-cell-address="Feuille1.Q72"/>
    </style:style>
    <style:style style:name="ce21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73"/>
      <style:map style:condition="cell-content()=1" style:apply-style-name="s1" style:base-cell-address="Feuille1.Q73"/>
      <style:map style:condition="is-true-formula(&quot;&quot;)" style:apply-style-name="Default" style:base-cell-address="Feuille1.Q73"/>
    </style:style>
    <style:style style:name="ce21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83"/>
      <style:map style:condition="cell-content()=1" style:apply-style-name="s1" style:base-cell-address="Feuille1.Q83"/>
      <style:map style:condition="is-true-formula(&quot;&quot;)" style:apply-style-name="Default" style:base-cell-address="Feuille1.Q83"/>
    </style:style>
    <style:style style:name="ce21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84"/>
      <style:map style:condition="cell-content()=1" style:apply-style-name="s1" style:base-cell-address="Feuille1.Q84"/>
      <style:map style:condition="is-true-formula(&quot;&quot;)" style:apply-style-name="Default" style:base-cell-address="Feuille1.Q84"/>
    </style:style>
    <style:style style:name="ce21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05"/>
      <style:map style:condition="cell-content()=1" style:apply-style-name="s1" style:base-cell-address="Feuille1.Q105"/>
      <style:map style:condition="is-true-formula(&quot;&quot;)" style:apply-style-name="Default" style:base-cell-address="Feuille1.Q105"/>
    </style:style>
    <style:style style:name="ce21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06"/>
      <style:map style:condition="cell-content()=1" style:apply-style-name="s1" style:base-cell-address="Feuille1.Q106"/>
      <style:map style:condition="is-true-formula(&quot;&quot;)" style:apply-style-name="Default" style:base-cell-address="Feuille1.Q106"/>
    </style:style>
    <style:style style:name="ce21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47"/>
      <style:map style:condition="cell-content()=1" style:apply-style-name="s1" style:base-cell-address="Feuille1.Q147"/>
      <style:map style:condition="is-true-formula(&quot;&quot;)" style:apply-style-name="Default" style:base-cell-address="Feuille1.Q147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48"/>
      <style:map style:condition="cell-content()=1" style:apply-style-name="s1" style:base-cell-address="Feuille1.Q148"/>
      <style:map style:condition="is-true-formula(&quot;&quot;)" style:apply-style-name="Default" style:base-cell-address="Feuille1.Q148"/>
    </style:style>
    <style:style style:name="ce21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49"/>
      <style:map style:condition="cell-content()=1" style:apply-style-name="s1" style:base-cell-address="Feuille1.Q149"/>
      <style:map style:condition="is-true-formula(&quot;&quot;)" style:apply-style-name="Default" style:base-cell-address="Feuille1.Q149"/>
    </style:style>
    <style:style style:name="ce21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50"/>
      <style:map style:condition="cell-content()=1" style:apply-style-name="s1" style:base-cell-address="Feuille1.Q150"/>
      <style:map style:condition="is-true-formula(&quot;&quot;)" style:apply-style-name="Default" style:base-cell-address="Feuille1.Q150"/>
    </style:style>
    <style:style style:name="ce21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51"/>
      <style:map style:condition="cell-content()=1" style:apply-style-name="s1" style:base-cell-address="Feuille1.Q151"/>
      <style:map style:condition="is-true-formula(&quot;&quot;)" style:apply-style-name="Default" style:base-cell-address="Feuille1.Q151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81"/>
      <style:map style:condition="cell-content()=1" style:apply-style-name="s1" style:base-cell-address="Feuille1.Q181"/>
      <style:map style:condition="is-true-formula(&quot;&quot;)" style:apply-style-name="Default" style:base-cell-address="Feuille1.Q181"/>
    </style:style>
    <style:style style:name="ce21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82"/>
      <style:map style:condition="cell-content()=1" style:apply-style-name="s1" style:base-cell-address="Feuille1.Q182"/>
      <style:map style:condition="is-true-formula(&quot;&quot;)" style:apply-style-name="Default" style:base-cell-address="Feuille1.Q182"/>
    </style:style>
    <style:style style:name="ce21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83"/>
      <style:map style:condition="cell-content()=1" style:apply-style-name="s1" style:base-cell-address="Feuille1.Q183"/>
      <style:map style:condition="is-true-formula(&quot;&quot;)" style:apply-style-name="Default" style:base-cell-address="Feuille1.Q183"/>
    </style:style>
    <style:style style:name="ce21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84"/>
      <style:map style:condition="cell-content()=1" style:apply-style-name="s1" style:base-cell-address="Feuille1.Q184"/>
      <style:map style:condition="is-true-formula(&quot;&quot;)" style:apply-style-name="Default" style:base-cell-address="Feuille1.Q184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04"/>
      <style:map style:condition="cell-content()=1" style:apply-style-name="s1" style:base-cell-address="Feuille1.Q204"/>
      <style:map style:condition="is-true-formula(&quot;&quot;)" style:apply-style-name="Default" style:base-cell-address="Feuille1.Q204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05"/>
      <style:map style:condition="cell-content()=1" style:apply-style-name="s1" style:base-cell-address="Feuille1.Q205"/>
      <style:map style:condition="is-true-formula(&quot;&quot;)" style:apply-style-name="Default" style:base-cell-address="Feuille1.Q205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14"/>
      <style:map style:condition="cell-content()=1" style:apply-style-name="s1" style:base-cell-address="Feuille1.Q214"/>
      <style:map style:condition="is-true-formula(&quot;&quot;)" style:apply-style-name="Default" style:base-cell-address="Feuille1.Q214"/>
    </style:style>
    <style:style style:name="ce21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15"/>
      <style:map style:condition="cell-content()=1" style:apply-style-name="s1" style:base-cell-address="Feuille1.Q215"/>
      <style:map style:condition="is-true-formula(&quot;&quot;)" style:apply-style-name="Default" style:base-cell-address="Feuille1.Q215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16"/>
      <style:map style:condition="cell-content()=1" style:apply-style-name="s1" style:base-cell-address="Feuille1.Q216"/>
      <style:map style:condition="is-true-formula(&quot;&quot;)" style:apply-style-name="Default" style:base-cell-address="Feuille1.Q216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17"/>
      <style:map style:condition="cell-content()=1" style:apply-style-name="s1" style:base-cell-address="Feuille1.Q217"/>
      <style:map style:condition="is-true-formula(&quot;&quot;)" style:apply-style-name="Default" style:base-cell-address="Feuille1.Q217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70"/>
      <style:map style:condition="cell-content()=1" style:apply-style-name="s1" style:base-cell-address="Feuille1.Q270"/>
      <style:map style:condition="is-true-formula(&quot;&quot;)" style:apply-style-name="Default" style:base-cell-address="Feuille1.Q270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71"/>
      <style:map style:condition="cell-content()=1" style:apply-style-name="s1" style:base-cell-address="Feuille1.Q271"/>
      <style:map style:condition="is-true-formula(&quot;&quot;)" style:apply-style-name="Default" style:base-cell-address="Feuille1.Q271"/>
    </style:style>
    <style:style style:name="ce21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303"/>
      <style:map style:condition="cell-content()=1" style:apply-style-name="s1" style:base-cell-address="Feuille1.Q303"/>
      <style:map style:condition="is-true-formula(&quot;&quot;)" style:apply-style-name="Default" style:base-cell-address="Feuille1.Q303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304"/>
      <style:map style:condition="cell-content()=1" style:apply-style-name="s1" style:base-cell-address="Feuille1.Q304"/>
      <style:map style:condition="is-true-formula(&quot;&quot;)" style:apply-style-name="Default" style:base-cell-address="Feuille1.Q304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17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930" table:default-cell-style-name="ce3"/>
        <table:table-column table:style-name="co1" table:number-columns-repeated="73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{ 0b&quot;;[.B2];[.C2];[.D2];[.E2];[.F2];[.G2];[.H2];[.I2];&quot;,0b&quot;;[.J2];[.K2];[.L2];[.M2];[.N2];[.O2];[.P2];[.Q2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2];[.C2];[.D2];[.E2];[.F2];[.G2];[.H2];[.I2] ); 2 ) &amp; &quot;,&quot; &amp; &quot;0x&quot; &amp; BIN2HEX( CONCATENATE( [.J2];[.K2];[.L2];[.M2];[.N2];[.O2];[.P2];[.Q2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3];[.C3];[.D3];[.E3];[.F3];[.G3];[.H3];[.I3];&quot;,0b&quot;;[.J3];[.K3];[.L3];[.M3];[.N3];[.O3];[.P3];[.Q3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];[.C3];[.D3];[.E3];[.F3];[.G3];[.H3];[.I3] ); 2 ) &amp; &quot;,&quot; &amp; &quot;0x&quot; &amp; BIN2HEX( CONCATENATE( [.J3];[.K3];[.L3];[.M3];[.N3];[.O3];[.P3];[.Q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4];[.C4];[.D4];[.E4];[.F4];[.G4];[.H4];[.I4];&quot;,0b&quot;;[.J4];[.K4];[.L4];[.M4];[.N4];[.O4];[.P4];[.Q4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4];[.C4];[.D4];[.E4];[.F4];[.G4];[.H4];[.I4] ); 2 ) &amp; &quot;,&quot; &amp; &quot;0x&quot; &amp; BIN2HEX( CONCATENATE( [.J4];[.K4];[.L4];[.M4];[.N4];[.O4];[.P4];[.Q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5];[.C5];[.D5];[.E5];[.F5];[.G5];[.H5];[.I5];&quot;,0b&quot;;[.J5];[.K5];[.L5];[.M5];[.N5];[.O5];[.P5];[.Q5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5];[.C5];[.D5];[.E5];[.F5];[.G5];[.H5];[.I5] ); 2 ) &amp; &quot;,&quot; &amp; &quot;0x&quot; &amp; BIN2HEX( CONCATENATE( [.J5];[.K5];[.L5];[.M5];[.N5];[.O5];[.P5];[.Q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154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formula="of:=CONCATENATE(&quot;0b&quot;;[.B6];[.C6];[.D6];[.E6];[.F6];[.G6];[.H6];[.I6];&quot;,0b&quot;;[.J6];[.K6];[.L6];[.M6];[.N6];[.O6];[.P6];[.Q6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6];[.C6];[.D6];[.E6];[.F6];[.G6];[.H6];[.I6] ); 2 ) &amp; &quot;,&quot; &amp; &quot;0x&quot; &amp; BIN2HEX( CONCATENATE( [.J6];[.K6];[.L6];[.M6];[.N6];[.O6];[.P6];[.Q6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6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855" office:value-type="float" office:value="1" calcext:value-type="float">
            <text:p>1</text:p>
          </table:table-cell>
          <table:table-cell table:style-name="ce101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370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74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CONCATENATE(&quot;0b&quot;;[.B7];[.C7];[.D7];[.E7];[.F7];[.G7];[.H7];[.I7];&quot;,0b&quot;;[.J7];[.K7];[.L7];[.M7];[.N7];[.O7];[.P7];[.Q7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7];[.C7];[.D7];[.E7];[.F7];[.G7];[.H7];[.I7] ); 2 ) &amp; &quot;,&quot; &amp; &quot;0x&quot; &amp; BIN2HEX( CONCATENATE( [.J7];[.K7];[.L7];[.M7];[.N7];[.O7];[.P7];[.Q7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34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705" office:value-type="float" office:value="1" calcext:value-type="float">
            <text:p>1</text:p>
          </table:table-cell>
          <table:table-cell table:style-name="ce856" office:value-type="float" office:value="1" calcext:value-type="float">
            <text:p>1</text:p>
          </table:table-cell>
          <table:table-cell table:style-name="ce1018" office:value-type="float" office:value="1" calcext:value-type="float">
            <text:p>1</text:p>
          </table:table-cell>
          <table:table-cell table:style-name="ce705" office:value-type="float" office:value="1" calcext:value-type="float">
            <text:p>1</text:p>
          </table:table-cell>
          <table:table-cell table:style-name="ce1371" office:value-type="float" office:value="1" calcext:value-type="float">
            <text:p>1</text:p>
          </table:table-cell>
          <table:table-cell table:style-name="ce1546" office:value-type="float" office:value="1" calcext:value-type="float">
            <text:p>1</text:p>
          </table:table-cell>
          <table:table-cell table:style-name="ce1748" office:value-type="float" office:value="1" calcext:value-type="float">
            <text:p>1</text:p>
          </table:table-cell>
          <table:table-cell table:style-name="ce187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8];[.C8];[.D8];[.E8];[.F8];[.G8];[.H8];[.I8];&quot;,0b&quot;;[.J8];[.K8];[.L8];[.M8];[.N8];[.O8];[.P8];[.Q8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8];[.C8];[.D8];[.E8];[.F8];[.G8];[.H8];[.I8] ); 2 ) &amp; &quot;,&quot; &amp; &quot;0x&quot; &amp; BIN2HEX( CONCATENATE( [.J8];[.K8];[.L8];[.M8];[.N8];[.O8];[.P8];[.Q8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35" office:value-type="float" office:value="1" calcext:value-type="float">
            <text:p>1</text:p>
          </table:table-cell>
          <table:table-cell table:style-name="ce566" office:value-type="float" office:value="1" calcext:value-type="float">
            <text:p>1</text:p>
          </table:table-cell>
          <table:table-cell table:style-name="ce706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1547" office:value-type="float" office:value="1" calcext:value-type="float">
            <text:p>1</text:p>
          </table:table-cell>
          <table:table-cell table:style-name="ce1749" office:value-type="float" office:value="1" calcext:value-type="float">
            <text:p>1</text:p>
          </table:table-cell>
          <table:table-cell table:style-name="ce1878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9];[.C9];[.D9];[.E9];[.F9];[.G9];[.H9];[.I9];&quot;,0b&quot;;[.J9];[.K9];[.L9];[.M9];[.N9];[.O9];[.P9];[.Q9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9];[.C9];[.D9];[.E9];[.F9];[.G9];[.H9];[.I9] ); 2 ) &amp; &quot;,&quot; &amp; &quot;0x&quot; &amp; BIN2HEX( CONCATENATE( [.J9];[.K9];[.L9];[.M9];[.N9];[.O9];[.P9];[.Q9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36" office:value-type="float" office:value="1" calcext:value-type="float">
            <text:p>1</text:p>
          </table:table-cell>
          <table:table-cell table:style-name="ce567" office:value-type="float" office:value="1" calcext:value-type="float">
            <text:p>1</text:p>
          </table:table-cell>
          <table:table-cell table:style-name="ce707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48" office:value-type="float" office:value="1" calcext:value-type="float">
            <text:p>1</text:p>
          </table:table-cell>
          <table:table-cell table:style-name="ce1750" office:value-type="float" office:value="1" calcext:value-type="float">
            <text:p>1</text:p>
          </table:table-cell>
          <table:table-cell table:style-name="ce1879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0];[.C10];[.D10];[.E10];[.F10];[.G10];[.H10];[.I10];&quot;,0b&quot;;[.J10];[.K10];[.L10];[.M10];[.N10];[.O10];[.P10];[.Q10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0];[.C10];[.D10];[.E10];[.F10];[.G10];[.H10];[.I10] ); 2 ) &amp; &quot;,&quot; &amp; &quot;0x&quot; &amp; BIN2HEX( CONCATENATE( [.J10];[.K10];[.L10];[.M10];[.N10];[.O10];[.P10];[.Q10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37" office:value-type="float" office:value="1" calcext:value-type="float">
            <text:p>1</text:p>
          </table:table-cell>
          <table:table-cell table:style-name="ce568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751" office:value-type="float" office:value="1" calcext:value-type="float">
            <text:p>1</text:p>
          </table:table-cell>
          <table:table-cell table:style-name="ce1880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1];[.C11];[.D11];[.E11];[.F11];[.G11];[.H11];[.I11];&quot;,0b&quot;;[.J11];[.K11];[.L11];[.M11];[.N11];[.O11];[.P11];[.Q11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1];[.C11];[.D11];[.E11];[.F11];[.G11];[.H11];[.I11] ); 2 ) &amp; &quot;,&quot; &amp; &quot;0x&quot; &amp; BIN2HEX( CONCATENATE( [.J11];[.K11];[.L11];[.M11];[.N11];[.O11];[.P11];[.Q11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38" office:value-type="float" office:value="1" calcext:value-type="float">
            <text:p>1</text:p>
          </table:table-cell>
          <table:table-cell table:style-name="ce569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881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2];[.C12];[.D12];[.E12];[.F12];[.G12];[.H12];[.I12];&quot;,0b&quot;;[.J12];[.K12];[.L12];[.M12];[.N12];[.O12];[.P12];[.Q12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2];[.C12];[.D12];[.E12];[.F12];[.G12];[.H12];[.I12] ); 2 ) &amp; &quot;,&quot; &amp; &quot;0x&quot; &amp; BIN2HEX( CONCATENATE( [.J12];[.K12];[.L12];[.M12];[.N12];[.O12];[.P12];[.Q12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39" office:value-type="float" office:value="1" calcext:value-type="float">
            <text:p>1</text:p>
          </table:table-cell>
          <table:table-cell table:style-name="ce570" office:value-type="float" office:value="1" calcext:value-type="float">
            <text:p>1</text:p>
          </table:table-cell>
          <table:table-cell table:style-name="ce710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1" office:value-type="float" office:value="1" calcext:value-type="float">
            <text:p>1</text:p>
          </table:table-cell>
          <table:table-cell table:style-name="ce1753" office:value-type="float" office:value="1" calcext:value-type="float">
            <text:p>1</text:p>
          </table:table-cell>
          <table:table-cell table:style-name="ce1882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3];[.C13];[.D13];[.E13];[.F13];[.G13];[.H13];[.I13];&quot;,0b&quot;;[.J13];[.K13];[.L13];[.M13];[.N13];[.O13];[.P13];[.Q13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3];[.C13];[.D13];[.E13];[.F13];[.G13];[.H13];[.I13] ); 2 ) &amp; &quot;,&quot; &amp; &quot;0x&quot; &amp; BIN2HEX( CONCATENATE( [.J13];[.K13];[.L13];[.M13];[.N13];[.O13];[.P13];[.Q13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0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711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754" office:value-type="float" office:value="1" calcext:value-type="float">
            <text:p>1</text:p>
          </table:table-cell>
          <table:table-cell table:style-name="ce1883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4];[.C14];[.D14];[.E14];[.F14];[.G14];[.H14];[.I14];&quot;,0b&quot;;[.J14];[.K14];[.L14];[.M14];[.N14];[.O14];[.P14];[.Q14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];[.C14];[.D14];[.E14];[.F14];[.G14];[.H14];[.I14] ); 2 ) &amp; &quot;,&quot; &amp; &quot;0x&quot; &amp; BIN2HEX( CONCATENATE( [.J14];[.K14];[.L14];[.M14];[.N14];[.O14];[.P14];[.Q14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1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3" office:value-type="float" office:value="1" calcext:value-type="float">
            <text:p>1</text:p>
          </table:table-cell>
          <table:table-cell table:style-name="ce1755" office:value-type="float" office:value="1" calcext:value-type="float">
            <text:p>1</text:p>
          </table:table-cell>
          <table:table-cell table:style-name="ce1884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5];[.C15];[.D15];[.E15];[.F15];[.G15];[.H15];[.I15];&quot;,0b&quot;;[.J15];[.K15];[.L15];[.M15];[.N15];[.O15];[.P15];[.Q15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5];[.C15];[.D15];[.E15];[.F15];[.G15];[.H15];[.I15] ); 2 ) &amp; &quot;,&quot; &amp; &quot;0x&quot; &amp; BIN2HEX( CONCATENATE( [.J15];[.K15];[.L15];[.M15];[.N15];[.O15];[.P15];[.Q15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2" office:value-type="float" office:value="1" calcext:value-type="float">
            <text:p>1</text:p>
          </table:table-cell>
          <table:table-cell table:style-name="ce573" office:value-type="float" office:value="1" calcext:value-type="float">
            <text:p>1</text:p>
          </table:table-cell>
          <table:table-cell table:style-name="ce713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756" office:value-type="float" office:value="1" calcext:value-type="float">
            <text:p>1</text:p>
          </table:table-cell>
          <table:table-cell table:style-name="ce1885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6];[.C16];[.D16];[.E16];[.F16];[.G16];[.H16];[.I16];&quot;,0b&quot;;[.J16];[.K16];[.L16];[.M16];[.N16];[.O16];[.P16];[.Q16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6];[.C16];[.D16];[.E16];[.F16];[.G16];[.H16];[.I16] ); 2 ) &amp; &quot;,&quot; &amp; &quot;0x&quot; &amp; BIN2HEX( CONCATENATE( [.J16];[.K16];[.L16];[.M16];[.N16];[.O16];[.P16];[.Q16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3" office:value-type="float" office:value="1" calcext:value-type="float">
            <text:p>1</text:p>
          </table:table-cell>
          <table:table-cell table:style-name="ce574" office:value-type="float" office:value="1" calcext:value-type="float">
            <text:p>1</text:p>
          </table:table-cell>
          <table:table-cell table:style-name="ce714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757" office:value-type="float" office:value="1" calcext:value-type="float">
            <text:p>1</text:p>
          </table:table-cell>
          <table:table-cell table:style-name="ce1886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7];[.C17];[.D17];[.E17];[.F17];[.G17];[.H17];[.I17];&quot;,0b&quot;;[.J17];[.K17];[.L17];[.M17];[.N17];[.O17];[.P17];[.Q17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7];[.C17];[.D17];[.E17];[.F17];[.G17];[.H17];[.I17] ); 2 ) &amp; &quot;,&quot; &amp; &quot;0x&quot; &amp; BIN2HEX( CONCATENATE( [.J17];[.K17];[.L17];[.M17];[.N17];[.O17];[.P17];[.Q17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4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715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758" office:value-type="float" office:value="1" calcext:value-type="float">
            <text:p>1</text:p>
          </table:table-cell>
          <table:table-cell table:style-name="ce1887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8];[.C18];[.D18];[.E18];[.F18];[.G18];[.H18];[.I18];&quot;,0b&quot;;[.J18];[.K18];[.L18];[.M18];[.N18];[.O18];[.P18];[.Q18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8];[.C18];[.D18];[.E18];[.F18];[.G18];[.H18];[.I18] ); 2 ) &amp; &quot;,&quot; &amp; &quot;0x&quot; &amp; BIN2HEX( CONCATENATE( [.J18];[.K18];[.L18];[.M18];[.N18];[.O18];[.P18];[.Q18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5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71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759" office:value-type="float" office:value="1" calcext:value-type="float">
            <text:p>1</text:p>
          </table:table-cell>
          <table:table-cell table:style-name="ce1888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9];[.C19];[.D19];[.E19];[.F19];[.G19];[.H19];[.I19];&quot;,0b&quot;;[.J19];[.K19];[.L19];[.M19];[.N19];[.O19];[.P19];[.Q19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9];[.C19];[.D19];[.E19];[.F19];[.G19];[.H19];[.I19] ); 2 ) &amp; &quot;,&quot; &amp; &quot;0x&quot; &amp; BIN2HEX( CONCATENATE( [.J19];[.K19];[.L19];[.M19];[.N19];[.O19];[.P19];[.Q19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717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760" office:value-type="float" office:value="1" calcext:value-type="float">
            <text:p>1</text:p>
          </table:table-cell>
          <table:table-cell table:style-name="ce1889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0];[.C20];[.D20];[.E20];[.F20];[.G20];[.H20];[.I20];&quot;,0b&quot;;[.J20];[.K20];[.L20];[.M20];[.N20];[.O20];[.P20];[.Q20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0];[.C20];[.D20];[.E20];[.F20];[.G20];[.H20];[.I20] ); 2 ) &amp; &quot;,&quot; &amp; &quot;0x&quot; &amp; BIN2HEX( CONCATENATE( [.J20];[.K20];[.L20];[.M20];[.N20];[.O20];[.P20];[.Q20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7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718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59" office:value-type="float" office:value="1" calcext:value-type="float">
            <text:p>1</text:p>
          </table:table-cell>
          <table:table-cell table:style-name="ce1761" office:value-type="float" office:value="1" calcext:value-type="float">
            <text:p>1</text:p>
          </table:table-cell>
          <table:table-cell table:style-name="ce1890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1];[.C21];[.D21];[.E21];[.F21];[.G21];[.H21];[.I21];&quot;,0b&quot;;[.J21];[.K21];[.L21];[.M21];[.N21];[.O21];[.P21];[.Q21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1];[.C21];[.D21];[.E21];[.F21];[.G21];[.H21];[.I21] ); 2 ) &amp; &quot;,&quot; &amp; &quot;0x&quot; &amp; BIN2HEX( CONCATENATE( [.J21];[.K21];[.L21];[.M21];[.N21];[.O21];[.P21];[.Q21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8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891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2];[.C22];[.D22];[.E22];[.F22];[.G22];[.H22];[.I22];&quot;,0b&quot;;[.J22];[.K22];[.L22];[.M22];[.N22];[.O22];[.P22];[.Q22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2];[.C22];[.D22];[.E22];[.F22];[.G22];[.H22];[.I22] ); 2 ) &amp; &quot;,&quot; &amp; &quot;0x&quot; &amp; BIN2HEX( CONCATENATE( [.J22];[.K22];[.L22];[.M22];[.N22];[.O22];[.P22];[.Q22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49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720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61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92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3];[.C23];[.D23];[.E23];[.F23];[.G23];[.H23];[.I23];&quot;,0b&quot;;[.J23];[.K23];[.L23];[.M23];[.N23];[.O23];[.P23];[.Q23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3];[.C23];[.D23];[.E23];[.F23];[.G23];[.H23];[.I23] ); 2 ) &amp; &quot;,&quot; &amp; &quot;0x&quot; &amp; BIN2HEX( CONCATENATE( [.J23];[.K23];[.L23];[.M23];[.N23];[.O23];[.P23];[.Q23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50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721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764" office:value-type="float" office:value="1" calcext:value-type="float">
            <text:p>1</text:p>
          </table:table-cell>
          <table:table-cell table:style-name="ce1893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4];[.C24];[.D24];[.E24];[.F24];[.G24];[.H24];[.I24];&quot;,0b&quot;;[.J24];[.K24];[.L24];[.M24];[.N24];[.O24];[.P24];[.Q24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4];[.C24];[.D24];[.E24];[.F24];[.G24];[.H24];[.I24] ); 2 ) &amp; &quot;,&quot; &amp; &quot;0x&quot; &amp; BIN2HEX( CONCATENATE( [.J24];[.K24];[.L24];[.M24];[.N24];[.O24];[.P24];[.Q24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582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765" office:value-type="float" office:value="1" calcext:value-type="float">
            <text:p>1</text:p>
          </table:table-cell>
          <table:table-cell table:style-name="ce1894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5];[.C25];[.D25];[.E25];[.F25];[.G25];[.H25];[.I25];&quot;,0b&quot;;[.J25];[.K25];[.L25];[.M25];[.N25];[.O25];[.P25];[.Q25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5];[.C25];[.D25];[.E25];[.F25];[.G25];[.H25];[.I25] ); 2 ) &amp; &quot;,&quot; &amp; &quot;0x&quot; &amp; BIN2HEX( CONCATENATE( [.J25];[.K25];[.L25];[.M25];[.N25];[.O25];[.P25];[.Q25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452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723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1564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895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6];[.C26];[.D26];[.E26];[.F26];[.G26];[.H26];[.I26];&quot;,0b&quot;;[.J26];[.K26];[.L26];[.M26];[.N26];[.O26];[.P26];[.Q26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6];[.C26];[.D26];[.E26];[.F26];[.G26];[.H26];[.I26] ); 2 ) &amp; &quot;,&quot; &amp; &quot;0x&quot; &amp; BIN2HEX( CONCATENATE( [.J26];[.K26];[.L26];[.M26];[.N26];[.O26];[.P26];[.Q26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53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857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1372" office:value-type="float" office:value="1" calcext:value-type="float">
            <text:p>1</text:p>
          </table:table-cell>
          <table:table-cell table:style-name="ce1565" office:value-type="float" office:value="1" calcext:value-type="float">
            <text:p>1</text:p>
          </table:table-cell>
          <table:table-cell table:style-name="ce1767" office:value-type="float" office:value="1" calcext:value-type="float">
            <text:p>1</text:p>
          </table:table-cell>
          <table:table-cell table:style-name="ce189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7];[.C27];[.D27];[.E27];[.F27];[.G27];[.H27];[.I27];&quot;,0b&quot;;[.J27];[.K27];[.L27];[.M27];[.N27];[.O27];[.P27];[.Q27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7];[.C27];[.D27];[.E27];[.F27];[.G27];[.H27];[.I27] ); 2 ) &amp; &quot;,&quot; &amp; &quot;0x&quot; &amp; BIN2HEX( CONCATENATE( [.J27];[.K27];[.L27];[.M27];[.N27];[.O27];[.P27];[.Q27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454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725" office:value-type="float" office:value="1" calcext:value-type="float">
            <text:p>1</text:p>
          </table:table-cell>
          <table:table-cell table:style-name="ce858" office:value-type="float" office:value="1" calcext:value-type="float">
            <text:p>1</text:p>
          </table:table-cell>
          <table:table-cell table:style-name="ce1020" office:value-type="float" office:value="1" calcext:value-type="float">
            <text:p>1</text:p>
          </table:table-cell>
          <table:table-cell table:style-name="ce1191" office:value-type="float" office:value="1" calcext:value-type="float">
            <text:p>1</text:p>
          </table:table-cell>
          <table:table-cell table:style-name="ce1373" office:value-type="float" office:value="1" calcext:value-type="float">
            <text:p>1</text:p>
          </table:table-cell>
          <table:table-cell table:style-name="ce1566" office:value-type="float" office:value="1" calcext:value-type="float">
            <text:p>1</text:p>
          </table:table-cell>
          <table:table-cell table:style-name="ce1768" office:value-type="float" office:value="1" calcext:value-type="float">
            <text:p>1</text:p>
          </table:table-cell>
          <table:table-cell table:style-name="ce455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CONCATENATE(&quot;0b&quot;;[.B28];[.C28];[.D28];[.E28];[.F28];[.G28];[.H28];[.I28];&quot;,0b&quot;;[.J28];[.K28];[.L28];[.M28];[.N28];[.O28];[.P28];[.Q28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28];[.C28];[.D28];[.E28];[.F28];[.G28];[.H28];[.I28] ); 2 ) &amp; &quot;,&quot; &amp; &quot;0x&quot; &amp; BIN2HEX( CONCATENATE( [.J28];[.K28];[.L28];[.M28];[.N28];[.O28];[.P28];[.Q28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1" calcext:value-type="float">
            <text:p>1</text:p>
          </table:table-cell>
          <table:table-cell table:style-name="ce726" office:value-type="float" office:value="1" calcext:value-type="float">
            <text:p>1</text:p>
          </table:table-cell>
          <table:table-cell table:style-name="ce859" office:value-type="float" office:value="1" calcext:value-type="float">
            <text:p>1</text:p>
          </table:table-cell>
          <table:table-cell table:style-name="ce1021" office:value-type="float" office:value="1" calcext:value-type="float">
            <text:p>1</text:p>
          </table:table-cell>
          <table:table-cell table:style-name="ce1192" office:value-type="float" office:value="1" calcext:value-type="float">
            <text:p>1</text:p>
          </table:table-cell>
          <table:table-cell table:style-name="ce1374" office:value-type="float" office:value="1" calcext:value-type="float">
            <text:p>1</text:p>
          </table:table-cell>
          <table:table-cell table:style-name="ce1567" office:value-type="float" office:value="1" calcext:value-type="float">
            <text:p>1</text:p>
          </table:table-cell>
          <table:table-cell table:style-name="ce455" office:value-type="float" office:value="1" calcext:value-type="float">
            <text:p>1</text:p>
          </table:table-cell>
          <table:table-cell table:style-name="ce455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CONCATENATE(&quot;0b&quot;;[.B29];[.C29];[.D29];[.E29];[.F29];[.G29];[.H29];[.I29];&quot;,0b&quot;;[.J29];[.K29];[.L29];[.M29];[.N29];[.O29];[.P29];[.Q29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29];[.C29];[.D29];[.E29];[.F29];[.G29];[.H29];[.I29] ); 2 ) &amp; &quot;,&quot; &amp; &quot;0x&quot; &amp; BIN2HEX( CONCATENATE( [.J29];[.K29];[.L29];[.M29];[.N29];[.O29];[.P29];[.Q29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455" office:value-type="float" office:value="0" calcext:value-type="float">
            <text:p>0</text:p>
          </table:table-cell>
          <table:table-cell table:number-columns-repeated="4" table:style-name="ce860" office:value-type="float" office:value="0" calcext:value-type="float">
            <text:p>0</text:p>
          </table:table-cell>
          <table:table-cell table:number-columns-repeated="3" table:style-name="ce455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CONCATENATE(&quot;0b&quot;;[.B30];[.C30];[.D30];[.E30];[.F30];[.G30];[.H30];[.I30];&quot;,0b&quot;;[.J30];[.K30];[.L30];[.M30];[.N30];[.O30];[.P30];[.Q30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0];[.C30];[.D30];[.E30];[.F30];[.G30];[.H30];[.I30] ); 2 ) &amp; &quot;,&quot; &amp; &quot;0x&quot; &amp; BIN2HEX( CONCATENATE( [.J30];[.K30];[.L30];[.M30];[.N30];[.O30];[.P30];[.Q3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31];[.C31];[.D31];[.E31];[.F31];[.G31];[.H31];[.I31];&quot;,0b&quot;;[.J31];[.K31];[.L31];[.M31];[.N31];[.O31];[.P31];[.Q31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1];[.C31];[.D31];[.E31];[.F31];[.G31];[.H31];[.I31] ); 2 ) &amp; &quot;,&quot; &amp; &quot;0x&quot; &amp; BIN2HEX( CONCATENATE( [.J31];[.K31];[.L31];[.M31];[.N31];[.O31];[.P31];[.Q3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32];[.C32];[.D32];[.E32];[.F32];[.G32];[.H32];[.I32];&quot;,0b&quot;;[.J32];[.K32];[.L32];[.M32];[.N32];[.O32];[.P32];[.Q32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2];[.C32];[.D32];[.E32];[.F32];[.G32];[.H32];[.I32] ); 2 ) &amp; &quot;,&quot; &amp; &quot;0x&quot; &amp; BIN2HEX( CONCATENATE( [.J32];[.K32];[.L32];[.M32];[.N32];[.O32];[.P32];[.Q3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33];[.C33];[.D33];[.E33];[.F33];[.G33];[.H33];[.I33];&quot;,0b&quot;;[.J33];[.K33];[.L33];[.M33];[.N33];[.O33];[.P33];[.Q33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33];[.C33];[.D33];[.E33];[.F33];[.G33];[.H33];[.I33] ); 2 ) &amp; &quot;,&quot; &amp; &quot;0x&quot; &amp; BIN2HEX( CONCATENATE( [.J33];[.K33];[.L33];[.M33];[.N33];[.O33];[.P33];[.Q33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{ 0b&quot;;[.B35];[.C35];[.D35];[.E35];[.F35];[.G35];[.H35];[.I35];&quot;,0b&quot;;[.J35];[.K35];[.L35];[.M35];[.N35];[.O35];[.P35];[.Q35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35];[.C35];[.D35];[.E35];[.F35];[.G35];[.H35];[.I35] ); 2 ) &amp; &quot;,&quot; &amp; &quot;0x&quot; &amp; BIN2HEX( CONCATENATE( [.J35];[.K35];[.L35];[.M35];[.N35];[.O35];[.P35];[.Q35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36];[.C36];[.D36];[.E36];[.F36];[.G36];[.H36];[.I36];&quot;,0b&quot;;[.J36];[.K36];[.L36];[.M36];[.N36];[.O36];[.P36];[.Q36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6];[.C36];[.D36];[.E36];[.F36];[.G36];[.H36];[.I36] ); 2 ) &amp; &quot;,&quot; &amp; &quot;0x&quot; &amp; BIN2HEX( CONCATENATE( [.J36];[.K36];[.L36];[.M36];[.N36];[.O36];[.P36];[.Q3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37];[.C37];[.D37];[.E37];[.F37];[.G37];[.H37];[.I37];&quot;,0b&quot;;[.J37];[.K37];[.L37];[.M37];[.N37];[.O37];[.P37];[.Q37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7];[.C37];[.D37];[.E37];[.F37];[.G37];[.H37];[.I37] ); 2 ) &amp; &quot;,&quot; &amp; &quot;0x&quot; &amp; BIN2HEX( CONCATENATE( [.J37];[.K37];[.L37];[.M37];[.N37];[.O37];[.P37];[.Q3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/>
          <table:table-cell table:formula="of:=CONCATENATE(&quot;0b&quot;;[.B38];[.C38];[.D38];[.E38];[.F38];[.G38];[.H38];[.I38];&quot;,0b&quot;;[.J38];[.K38];[.L38];[.M38];[.N38];[.O38];[.P38];[.Q38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8];[.C38];[.D38];[.E38];[.F38];[.G38];[.H38];[.I38] ); 2 ) &amp; &quot;,&quot; &amp; &quot;0x&quot; &amp; BIN2HEX( CONCATENATE( [.J38];[.K38];[.L38];[.M38];[.N38];[.O38];[.P38];[.Q3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727" office:value-type="float" office:value="0" calcext:value-type="float">
            <text:p>0</text:p>
          </table:table-cell>
          <table:table-cell table:style-name="ce861" office:value-type="float" office:value="1" calcext:value-type="float">
            <text:p>1</text:p>
          </table:table-cell>
          <table:table-cell table:style-name="ce1022" office:value-type="float" office:value="1" calcext:value-type="float">
            <text:p>1</text:p>
          </table:table-cell>
          <table:table-cell table:style-name="ce1193" office:value-type="float" office:value="1" calcext:value-type="float">
            <text:p>1</text:p>
          </table:table-cell>
          <table:table-cell table:style-name="ce1375" office:value-type="float" office:value="1" calcext:value-type="float">
            <text:p>1</text:p>
          </table:table-cell>
          <table:table-cell table:style-name="ce1568" office:value-type="float" office:value="0" calcext:value-type="float">
            <text:p>0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/>
          <table:table-cell table:formula="of:=CONCATENATE(&quot;0b&quot;;[.B39];[.C39];[.D39];[.E39];[.F39];[.G39];[.H39];[.I39];&quot;,0b&quot;;[.J39];[.K39];[.L39];[.M39];[.N39];[.O39];[.P39];[.Q39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39];[.C39];[.D39];[.E39];[.F39];[.G39];[.H39];[.I39] ); 2 ) &amp; &quot;,&quot; &amp; &quot;0x&quot; &amp; BIN2HEX( CONCATENATE( [.J39];[.K39];[.L39];[.M39];[.N39];[.O39];[.P39];[.Q39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587" office:value-type="float" office:value="0" calcext:value-type="float">
            <text:p>0</text:p>
          </table:table-cell>
          <table:table-cell table:style-name="ce728" office:value-type="float" office:value="1" calcext:value-type="float">
            <text:p>1</text:p>
          </table:table-cell>
          <table:table-cell table:style-name="ce862" office:value-type="float" office:value="1" calcext:value-type="float">
            <text:p>1</text:p>
          </table:table-cell>
          <table:table-cell table:style-name="ce1023" office:value-type="float" office:value="1" calcext:value-type="float">
            <text:p>1</text:p>
          </table:table-cell>
          <table:table-cell table:style-name="ce1194" office:value-type="float" office:value="1" calcext:value-type="float">
            <text:p>1</text:p>
          </table:table-cell>
          <table:table-cell table:style-name="ce1376" office:value-type="float" office:value="1" calcext:value-type="float">
            <text:p>1</text:p>
          </table:table-cell>
          <table:table-cell table:style-name="ce1569" office:value-type="float" office:value="0" calcext:value-type="float">
            <text:p>0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0];[.C40];[.D40];[.E40];[.F40];[.G40];[.H40];[.I40];&quot;,0b&quot;;[.J40];[.K40];[.L40];[.M40];[.N40];[.O40];[.P40];[.Q40];&quot;,&quot;)" office:value-type="string" office:string-value="0b00000111,0b11000000," calcext:value-type="string">
            <text:p>0b00000111,0b11000000,</text:p>
          </table:table-cell>
          <table:table-cell/>
          <table:table-cell table:formula="of:=&quot;0x&quot; &amp; BIN2HEX( CONCATENATE( [.B40];[.C40];[.D40];[.E40];[.F40];[.G40];[.H40];[.I40] ); 2 ) &amp; &quot;,&quot; &amp; &quot;0x&quot; &amp; BIN2HEX( CONCATENATE( [.J40];[.K40];[.L40];[.M40];[.N40];[.O40];[.P40];[.Q40] ); 2 ) &amp; &quot;, &quot;" office:value-type="string" office:string-value="0x07,0xC0, " calcext:value-type="string">
            <text:p>0x07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588" office:value-type="float" office:value="1" calcext:value-type="float">
            <text:p>1</text:p>
          </table:table-cell>
          <table:table-cell table:style-name="ce729" office:value-type="float" office:value="1" calcext:value-type="float">
            <text:p>1</text:p>
          </table:table-cell>
          <table:table-cell table:style-name="ce863" office:value-type="float" office:value="1" calcext:value-type="float">
            <text:p>1</text:p>
          </table:table-cell>
          <table:table-cell table:style-name="ce1024" office:value-type="float" office:value="1" calcext:value-type="float">
            <text:p>1</text:p>
          </table:table-cell>
          <table:table-cell table:style-name="ce1195" office:value-type="float" office:value="1" calcext:value-type="float">
            <text:p>1</text:p>
          </table:table-cell>
          <table:table-cell table:style-name="ce1377" office:value-type="float" office:value="1" calcext:value-type="float">
            <text:p>1</text:p>
          </table:table-cell>
          <table:table-cell table:style-name="ce1570" office:value-type="float" office:value="0" calcext:value-type="float">
            <text:p>0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1];[.C41];[.D41];[.E41];[.F41];[.G41];[.H41];[.I41];&quot;,0b&quot;;[.J41];[.K41];[.L41];[.M41];[.N41];[.O41];[.P41];[.Q41];&quot;,&quot;)" office:value-type="string" office:string-value="0b00001111,0b11000000," calcext:value-type="string">
            <text:p>0b00001111,0b11000000,</text:p>
          </table:table-cell>
          <table:table-cell/>
          <table:table-cell table:formula="of:=&quot;0x&quot; &amp; BIN2HEX( CONCATENATE( [.B41];[.C41];[.D41];[.E41];[.F41];[.G41];[.H41];[.I41] ); 2 ) &amp; &quot;,&quot; &amp; &quot;0x&quot; &amp; BIN2HEX( CONCATENATE( [.J41];[.K41];[.L41];[.M41];[.N41];[.O41];[.P41];[.Q41] ); 2 ) &amp; &quot;, &quot;" office:value-type="string" office:string-value="0x0F,0xC0, " calcext:value-type="string">
            <text:p>0x0F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730" office:value-type="float" office:value="1" calcext:value-type="float">
            <text:p>1</text:p>
          </table:table-cell>
          <table:table-cell table:style-name="ce864" office:value-type="float" office:value="1" calcext:value-type="float">
            <text:p>1</text:p>
          </table:table-cell>
          <table:table-cell table:style-name="ce1025" office:value-type="float" office:value="1" calcext:value-type="float">
            <text:p>1</text:p>
          </table:table-cell>
          <table:table-cell table:style-name="ce1196" office:value-type="float" office:value="1" calcext:value-type="float">
            <text:p>1</text:p>
          </table:table-cell>
          <table:table-cell table:style-name="ce1378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2];[.C42];[.D42];[.E42];[.F42];[.G42];[.H42];[.I42];&quot;,0b&quot;;[.J42];[.K42];[.L42];[.M42];[.N42];[.O42];[.P42];[.Q42];&quot;,&quot;)" office:value-type="string" office:string-value="0b00011111,0b11000000," calcext:value-type="string">
            <text:p>0b00011111,0b11000000,</text:p>
          </table:table-cell>
          <table:table-cell/>
          <table:table-cell table:formula="of:=&quot;0x&quot; &amp; BIN2HEX( CONCATENATE( [.B42];[.C42];[.D42];[.E42];[.F42];[.G42];[.H42];[.I42] ); 2 ) &amp; &quot;,&quot; &amp; &quot;0x&quot; &amp; BIN2HEX( CONCATENATE( [.J42];[.K42];[.L42];[.M42];[.N42];[.O42];[.P42];[.Q42] ); 2 ) &amp; &quot;, &quot;" office:value-type="string" office:string-value="0x1F,0xC0, " calcext:value-type="string">
            <text:p>0x1F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458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731" office:value-type="float" office:value="1" calcext:value-type="float">
            <text:p>1</text:p>
          </table:table-cell>
          <table:table-cell table:style-name="ce865" office:value-type="float" office:value="1" calcext:value-type="float">
            <text:p>1</text:p>
          </table:table-cell>
          <table:table-cell table:style-name="ce1026" office:value-type="float" office:value="1" calcext:value-type="float">
            <text:p>1</text:p>
          </table:table-cell>
          <table:table-cell table:style-name="ce1197" office:value-type="float" office:value="1" calcext:value-type="float">
            <text:p>1</text:p>
          </table:table-cell>
          <table:table-cell table:style-name="ce1379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3];[.C43];[.D43];[.E43];[.F43];[.G43];[.H43];[.I43];&quot;,0b&quot;;[.J43];[.K43];[.L43];[.M43];[.N43];[.O43];[.P43];[.Q43];&quot;,&quot;)" office:value-type="string" office:string-value="0b00111111,0b11000000," calcext:value-type="string">
            <text:p>0b00111111,0b11000000,</text:p>
          </table:table-cell>
          <table:table-cell/>
          <table:table-cell table:formula="of:=&quot;0x&quot; &amp; BIN2HEX( CONCATENATE( [.B43];[.C43];[.D43];[.E43];[.F43];[.G43];[.H43];[.I43] ); 2 ) &amp; &quot;,&quot; &amp; &quot;0x&quot; &amp; BIN2HEX( CONCATENATE( [.J43];[.K43];[.L43];[.M43];[.N43];[.O43];[.P43];[.Q43] ); 2 ) &amp; &quot;, &quot;" office:value-type="string" office:string-value="0x3F,0xC0, " calcext:value-type="string">
            <text:p>0x3F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459" office:value-type="float" office:value="1" calcext:value-type="float">
            <text:p>1</text:p>
          </table:table-cell>
          <table:table-cell table:style-name="ce591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866" office:value-type="float" office:value="1" calcext:value-type="float">
            <text:p>1</text:p>
          </table:table-cell>
          <table:table-cell table:style-name="ce1027" office:value-type="float" office:value="1" calcext:value-type="float">
            <text:p>1</text:p>
          </table:table-cell>
          <table:table-cell table:style-name="ce1198" office:value-type="float" office:value="1" calcext:value-type="float">
            <text:p>1</text:p>
          </table:table-cell>
          <table:table-cell table:style-name="ce1380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4];[.C44];[.D44];[.E44];[.F44];[.G44];[.H44];[.I44];&quot;,0b&quot;;[.J44];[.K44];[.L44];[.M44];[.N44];[.O44];[.P44];[.Q44];&quot;,&quot;)" office:value-type="string" office:string-value="0b00111111,0b11000000," calcext:value-type="string">
            <text:p>0b00111111,0b11000000,</text:p>
          </table:table-cell>
          <table:table-cell/>
          <table:table-cell table:formula="of:=&quot;0x&quot; &amp; BIN2HEX( CONCATENATE( [.B44];[.C44];[.D44];[.E44];[.F44];[.G44];[.H44];[.I44] ); 2 ) &amp; &quot;,&quot; &amp; &quot;0x&quot; &amp; BIN2HEX( CONCATENATE( [.J44];[.K44];[.L44];[.M44];[.N44];[.O44];[.P44];[.Q44] ); 2 ) &amp; &quot;, &quot;" office:value-type="string" office:string-value="0x3F,0xC0, " calcext:value-type="string">
            <text:p>0x3F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460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0" calcext:value-type="float">
            <text:p>0</text:p>
          </table:table-cell>
          <table:table-cell table:style-name="ce867" office:value-type="float" office:value="1" calcext:value-type="float">
            <text:p>1</text:p>
          </table:table-cell>
          <table:table-cell table:style-name="ce1028" office:value-type="float" office:value="1" calcext:value-type="float">
            <text:p>1</text:p>
          </table:table-cell>
          <table:table-cell table:style-name="ce1199" office:value-type="float" office:value="1" calcext:value-type="float">
            <text:p>1</text:p>
          </table:table-cell>
          <table:table-cell table:style-name="ce1381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5];[.C45];[.D45];[.E45];[.F45];[.G45];[.H45];[.I45];&quot;,0b&quot;;[.J45];[.K45];[.L45];[.M45];[.N45];[.O45];[.P45];[.Q45];&quot;,&quot;)" office:value-type="string" office:string-value="0b00111011,0b11000000," calcext:value-type="string">
            <text:p>0b00111011,0b11000000,</text:p>
          </table:table-cell>
          <table:table-cell/>
          <table:table-cell table:formula="of:=&quot;0x&quot; &amp; BIN2HEX( CONCATENATE( [.B45];[.C45];[.D45];[.E45];[.F45];[.G45];[.H45];[.I45] ); 2 ) &amp; &quot;,&quot; &amp; &quot;0x&quot; &amp; BIN2HEX( CONCATENATE( [.J45];[.K45];[.L45];[.M45];[.N45];[.O45];[.P45];[.Q45] ); 2 ) &amp; &quot;, &quot;" office:value-type="string" office:string-value="0x3B,0xC0, " calcext:value-type="string">
            <text:p>0x3B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868" office:value-type="float" office:value="1" calcext:value-type="float">
            <text:p>1</text:p>
          </table:table-cell>
          <table:table-cell table:style-name="ce1029" office:value-type="float" office:value="1" calcext:value-type="float">
            <text:p>1</text:p>
          </table:table-cell>
          <table:table-cell table:style-name="ce1200" office:value-type="float" office:value="1" calcext:value-type="float">
            <text:p>1</text:p>
          </table:table-cell>
          <table:table-cell table:style-name="ce1382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6];[.C46];[.D46];[.E46];[.F46];[.G46];[.H46];[.I46];&quot;,0b&quot;;[.J46];[.K46];[.L46];[.M46];[.N46];[.O46];[.P46];[.Q46];&quot;,&quot;)" office:value-type="string" office:string-value="0b00110011,0b11000000," calcext:value-type="string">
            <text:p>0b00110011,0b11000000,</text:p>
          </table:table-cell>
          <table:table-cell/>
          <table:table-cell table:formula="of:=&quot;0x&quot; &amp; BIN2HEX( CONCATENATE( [.B46];[.C46];[.D46];[.E46];[.F46];[.G46];[.H46];[.I46] ); 2 ) &amp; &quot;,&quot; &amp; &quot;0x&quot; &amp; BIN2HEX( CONCATENATE( [.J46];[.K46];[.L46];[.M46];[.N46];[.O46];[.P46];[.Q46] ); 2 ) &amp; &quot;, &quot;" office:value-type="string" office:string-value="0x33,0xC0, " calcext:value-type="string">
            <text:p>0x3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69" office:value-type="float" office:value="1" calcext:value-type="float">
            <text:p>1</text:p>
          </table:table-cell>
          <table:table-cell table:style-name="ce1030" office:value-type="float" office:value="1" calcext:value-type="float">
            <text:p>1</text:p>
          </table:table-cell>
          <table:table-cell table:style-name="ce1201" office:value-type="float" office:value="1" calcext:value-type="float">
            <text:p>1</text:p>
          </table:table-cell>
          <table:table-cell table:style-name="ce1383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7];[.C47];[.D47];[.E47];[.F47];[.G47];[.H47];[.I47];&quot;,0b&quot;;[.J47];[.K47];[.L47];[.M47];[.N47];[.O47];[.P47];[.Q47];&quot;,&quot;)" office:value-type="string" office:string-value="0b00100011,0b11000000," calcext:value-type="string">
            <text:p>0b00100011,0b11000000,</text:p>
          </table:table-cell>
          <table:table-cell/>
          <table:table-cell table:formula="of:=&quot;0x&quot; &amp; BIN2HEX( CONCATENATE( [.B47];[.C47];[.D47];[.E47];[.F47];[.G47];[.H47];[.I47] ); 2 ) &amp; &quot;,&quot; &amp; &quot;0x&quot; &amp; BIN2HEX( CONCATENATE( [.J47];[.K47];[.L47];[.M47];[.N47];[.O47];[.P47];[.Q47] ); 2 ) &amp; &quot;, &quot;" office:value-type="string" office:string-value="0x23,0xC0, " calcext:value-type="string">
            <text:p>0x2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0" office:value-type="float" office:value="1" calcext:value-type="float">
            <text:p>1</text:p>
          </table:table-cell>
          <table:table-cell table:style-name="ce1031" office:value-type="float" office:value="1" calcext:value-type="float">
            <text:p>1</text:p>
          </table:table-cell>
          <table:table-cell table:style-name="ce1202" office:value-type="float" office:value="1" calcext:value-type="float">
            <text:p>1</text:p>
          </table:table-cell>
          <table:table-cell table:style-name="ce1384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8];[.C48];[.D48];[.E48];[.F48];[.G48];[.H48];[.I48];&quot;,0b&quot;;[.J48];[.K48];[.L48];[.M48];[.N48];[.O48];[.P48];[.Q48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48];[.C48];[.D48];[.E48];[.F48];[.G48];[.H48];[.I48] ); 2 ) &amp; &quot;,&quot; &amp; &quot;0x&quot; &amp; BIN2HEX( CONCATENATE( [.J48];[.K48];[.L48];[.M48];[.N48];[.O48];[.P48];[.Q48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1" office:value-type="float" office:value="1" calcext:value-type="float">
            <text:p>1</text:p>
          </table:table-cell>
          <table:table-cell table:style-name="ce1032" office:value-type="float" office:value="1" calcext:value-type="float">
            <text:p>1</text:p>
          </table:table-cell>
          <table:table-cell table:style-name="ce1203" office:value-type="float" office:value="1" calcext:value-type="float">
            <text:p>1</text:p>
          </table:table-cell>
          <table:table-cell table:style-name="ce1385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49];[.C49];[.D49];[.E49];[.F49];[.G49];[.H49];[.I49];&quot;,0b&quot;;[.J49];[.K49];[.L49];[.M49];[.N49];[.O49];[.P49];[.Q49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49];[.C49];[.D49];[.E49];[.F49];[.G49];[.H49];[.I49] ); 2 ) &amp; &quot;,&quot; &amp; &quot;0x&quot; &amp; BIN2HEX( CONCATENATE( [.J49];[.K49];[.L49];[.M49];[.N49];[.O49];[.P49];[.Q49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2" office:value-type="float" office:value="1" calcext:value-type="float">
            <text:p>1</text:p>
          </table:table-cell>
          <table:table-cell table:style-name="ce1033" office:value-type="float" office:value="1" calcext:value-type="float">
            <text:p>1</text:p>
          </table:table-cell>
          <table:table-cell table:style-name="ce1204" office:value-type="float" office:value="1" calcext:value-type="float">
            <text:p>1</text:p>
          </table:table-cell>
          <table:table-cell table:style-name="ce1386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0];[.C50];[.D50];[.E50];[.F50];[.G50];[.H50];[.I50];&quot;,0b&quot;;[.J50];[.K50];[.L50];[.M50];[.N50];[.O50];[.P50];[.Q50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0];[.C50];[.D50];[.E50];[.F50];[.G50];[.H50];[.I50] ); 2 ) &amp; &quot;,&quot; &amp; &quot;0x&quot; &amp; BIN2HEX( CONCATENATE( [.J50];[.K50];[.L50];[.M50];[.N50];[.O50];[.P50];[.Q50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3" office:value-type="float" office:value="1" calcext:value-type="float">
            <text:p>1</text:p>
          </table:table-cell>
          <table:table-cell table:style-name="ce1034" office:value-type="float" office:value="1" calcext:value-type="float">
            <text:p>1</text:p>
          </table:table-cell>
          <table:table-cell table:style-name="ce1205" office:value-type="float" office:value="1" calcext:value-type="float">
            <text:p>1</text:p>
          </table:table-cell>
          <table:table-cell table:style-name="ce1387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1];[.C51];[.D51];[.E51];[.F51];[.G51];[.H51];[.I51];&quot;,0b&quot;;[.J51];[.K51];[.L51];[.M51];[.N51];[.O51];[.P51];[.Q51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1];[.C51];[.D51];[.E51];[.F51];[.G51];[.H51];[.I51] ); 2 ) &amp; &quot;,&quot; &amp; &quot;0x&quot; &amp; BIN2HEX( CONCATENATE( [.J51];[.K51];[.L51];[.M51];[.N51];[.O51];[.P51];[.Q51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4" office:value-type="float" office:value="1" calcext:value-type="float">
            <text:p>1</text:p>
          </table:table-cell>
          <table:table-cell table:style-name="ce1035" office:value-type="float" office:value="1" calcext:value-type="float">
            <text:p>1</text:p>
          </table:table-cell>
          <table:table-cell table:style-name="ce1206" office:value-type="float" office:value="1" calcext:value-type="float">
            <text:p>1</text:p>
          </table:table-cell>
          <table:table-cell table:style-name="ce1388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2];[.C52];[.D52];[.E52];[.F52];[.G52];[.H52];[.I52];&quot;,0b&quot;;[.J52];[.K52];[.L52];[.M52];[.N52];[.O52];[.P52];[.Q52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2];[.C52];[.D52];[.E52];[.F52];[.G52];[.H52];[.I52] ); 2 ) &amp; &quot;,&quot; &amp; &quot;0x&quot; &amp; BIN2HEX( CONCATENATE( [.J52];[.K52];[.L52];[.M52];[.N52];[.O52];[.P52];[.Q52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5" office:value-type="float" office:value="1" calcext:value-type="float">
            <text:p>1</text:p>
          </table:table-cell>
          <table:table-cell table:style-name="ce1036" office:value-type="float" office:value="1" calcext:value-type="float">
            <text:p>1</text:p>
          </table:table-cell>
          <table:table-cell table:style-name="ce1207" office:value-type="float" office:value="1" calcext:value-type="float">
            <text:p>1</text:p>
          </table:table-cell>
          <table:table-cell table:style-name="ce1389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3];[.C53];[.D53];[.E53];[.F53];[.G53];[.H53];[.I53];&quot;,0b&quot;;[.J53];[.K53];[.L53];[.M53];[.N53];[.O53];[.P53];[.Q53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3];[.C53];[.D53];[.E53];[.F53];[.G53];[.H53];[.I53] ); 2 ) &amp; &quot;,&quot; &amp; &quot;0x&quot; &amp; BIN2HEX( CONCATENATE( [.J53];[.K53];[.L53];[.M53];[.N53];[.O53];[.P53];[.Q53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6" office:value-type="float" office:value="1" calcext:value-type="float">
            <text:p>1</text:p>
          </table:table-cell>
          <table:table-cell table:style-name="ce1037" office:value-type="float" office:value="1" calcext:value-type="float">
            <text:p>1</text:p>
          </table:table-cell>
          <table:table-cell table:style-name="ce1208" office:value-type="float" office:value="1" calcext:value-type="float">
            <text:p>1</text:p>
          </table:table-cell>
          <table:table-cell table:style-name="ce1390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4];[.C54];[.D54];[.E54];[.F54];[.G54];[.H54];[.I54];&quot;,0b&quot;;[.J54];[.K54];[.L54];[.M54];[.N54];[.O54];[.P54];[.Q54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4];[.C54];[.D54];[.E54];[.F54];[.G54];[.H54];[.I54] ); 2 ) &amp; &quot;,&quot; &amp; &quot;0x&quot; &amp; BIN2HEX( CONCATENATE( [.J54];[.K54];[.L54];[.M54];[.N54];[.O54];[.P54];[.Q54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7" office:value-type="float" office:value="1" calcext:value-type="float">
            <text:p>1</text:p>
          </table:table-cell>
          <table:table-cell table:style-name="ce1038" office:value-type="float" office:value="1" calcext:value-type="float">
            <text:p>1</text:p>
          </table:table-cell>
          <table:table-cell table:style-name="ce1209" office:value-type="float" office:value="1" calcext:value-type="float">
            <text:p>1</text:p>
          </table:table-cell>
          <table:table-cell table:style-name="ce1391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5];[.C55];[.D55];[.E55];[.F55];[.G55];[.H55];[.I55];&quot;,0b&quot;;[.J55];[.K55];[.L55];[.M55];[.N55];[.O55];[.P55];[.Q55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5];[.C55];[.D55];[.E55];[.F55];[.G55];[.H55];[.I55] ); 2 ) &amp; &quot;,&quot; &amp; &quot;0x&quot; &amp; BIN2HEX( CONCATENATE( [.J55];[.K55];[.L55];[.M55];[.N55];[.O55];[.P55];[.Q55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8" office:value-type="float" office:value="1" calcext:value-type="float">
            <text:p>1</text:p>
          </table:table-cell>
          <table:table-cell table:style-name="ce1039" office:value-type="float" office:value="1" calcext:value-type="float">
            <text:p>1</text:p>
          </table:table-cell>
          <table:table-cell table:style-name="ce1210" office:value-type="float" office:value="1" calcext:value-type="float">
            <text:p>1</text:p>
          </table:table-cell>
          <table:table-cell table:style-name="ce1392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6];[.C56];[.D56];[.E56];[.F56];[.G56];[.H56];[.I56];&quot;,0b&quot;;[.J56];[.K56];[.L56];[.M56];[.N56];[.O56];[.P56];[.Q56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6];[.C56];[.D56];[.E56];[.F56];[.G56];[.H56];[.I56] ); 2 ) &amp; &quot;,&quot; &amp; &quot;0x&quot; &amp; BIN2HEX( CONCATENATE( [.J56];[.K56];[.L56];[.M56];[.N56];[.O56];[.P56];[.Q56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79" office:value-type="float" office:value="1" calcext:value-type="float">
            <text:p>1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1" calcext:value-type="float">
            <text:p>1</text:p>
          </table:table-cell>
          <table:table-cell table:style-name="ce1393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7];[.C57];[.D57];[.E57];[.F57];[.G57];[.H57];[.I57];&quot;,0b&quot;;[.J57];[.K57];[.L57];[.M57];[.N57];[.O57];[.P57];[.Q57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7];[.C57];[.D57];[.E57];[.F57];[.G57];[.H57];[.I57] ); 2 ) &amp; &quot;,&quot; &amp; &quot;0x&quot; &amp; BIN2HEX( CONCATENATE( [.J57];[.K57];[.L57];[.M57];[.N57];[.O57];[.P57];[.Q57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6" office:value-type="float" office:value="0" calcext:value-type="float">
            <text:p>0</text:p>
          </table:table-cell>
          <table:table-cell table:style-name="ce880" office:value-type="float" office:value="1" calcext:value-type="float">
            <text:p>1</text:p>
          </table:table-cell>
          <table:table-cell table:style-name="ce1041" office:value-type="float" office:value="1" calcext:value-type="float">
            <text:p>1</text:p>
          </table:table-cell>
          <table:table-cell table:style-name="ce1212" office:value-type="float" office:value="1" calcext:value-type="float">
            <text:p>1</text:p>
          </table:table-cell>
          <table:table-cell table:style-name="ce1394" office:value-type="float" office:value="1" calcext:value-type="float">
            <text:p>1</text:p>
          </table:table-cell>
          <table:table-cell table:number-columns-repeated="3" table:style-name="ce1571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8];[.C58];[.D58];[.E58];[.F58];[.G58];[.H58];[.I58];&quot;,0b&quot;;[.J58];[.K58];[.L58];[.M58];[.N58];[.O58];[.P58];[.Q58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58];[.C58];[.D58];[.E58];[.F58];[.G58];[.H58];[.I58] ); 2 ) &amp; &quot;,&quot; &amp; &quot;0x&quot; &amp; BIN2HEX( CONCATENATE( [.J58];[.K58];[.L58];[.M58];[.N58];[.O58];[.P58];[.Q58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319" office:value-type="float" office:value="1" calcext:value-type="float">
            <text:p>1</text:p>
          </table:table-cell>
          <table:table-cell table:style-name="ce461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732" office:value-type="float" office:value="1" calcext:value-type="float">
            <text:p>1</text:p>
          </table:table-cell>
          <table:table-cell table:style-name="ce881" office:value-type="float" office:value="1" calcext:value-type="float">
            <text:p>1</text:p>
          </table:table-cell>
          <table:table-cell table:style-name="ce1042" office:value-type="float" office:value="1" calcext:value-type="float">
            <text:p>1</text:p>
          </table:table-cell>
          <table:table-cell table:style-name="ce1213" office:value-type="float" office:value="1" calcext:value-type="float">
            <text:p>1</text:p>
          </table:table-cell>
          <table:table-cell table:style-name="ce1395" office:value-type="float" office:value="1" calcext:value-type="float">
            <text:p>1</text:p>
          </table:table-cell>
          <table:table-cell table:style-name="ce1572" office:value-type="float" office:value="1" calcext:value-type="float">
            <text:p>1</text:p>
          </table:table-cell>
          <table:table-cell table:style-name="ce1770" office:value-type="float" office:value="1" calcext:value-type="float">
            <text:p>1</text:p>
          </table:table-cell>
          <table:table-cell table:style-name="ce1897" office:value-type="float" office:value="1" calcext:value-type="float">
            <text:p>1</text:p>
          </table:table-cell>
          <table:table-cell table:style-name="ce1989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59];[.C59];[.D59];[.E59];[.F59];[.G59];[.H59];[.I59];&quot;,0b&quot;;[.J59];[.K59];[.L59];[.M59];[.N59];[.O59];[.P59];[.Q59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59];[.C59];[.D59];[.E59];[.F59];[.G59];[.H59];[.I59] ); 2 ) &amp; &quot;,&quot; &amp; &quot;0x&quot; &amp; BIN2HEX( CONCATENATE( [.J59];[.K59];[.L59];[.M59];[.N59];[.O59];[.P59];[.Q59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style-name="ce462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733" office:value-type="float" office:value="1" calcext:value-type="float">
            <text:p>1</text:p>
          </table:table-cell>
          <table:table-cell table:style-name="ce882" office:value-type="float" office:value="1" calcext:value-type="float">
            <text:p>1</text:p>
          </table:table-cell>
          <table:table-cell table:style-name="ce1043" office:value-type="float" office:value="1" calcext:value-type="float">
            <text:p>1</text:p>
          </table:table-cell>
          <table:table-cell table:style-name="ce1214" office:value-type="float" office:value="1" calcext:value-type="float">
            <text:p>1</text:p>
          </table:table-cell>
          <table:table-cell table:style-name="ce1396" office:value-type="float" office:value="1" calcext:value-type="float">
            <text:p>1</text:p>
          </table:table-cell>
          <table:table-cell table:style-name="ce1573" office:value-type="float" office:value="1" calcext:value-type="float">
            <text:p>1</text:p>
          </table:table-cell>
          <table:table-cell table:style-name="ce1771" office:value-type="float" office:value="1" calcext:value-type="float">
            <text:p>1</text:p>
          </table:table-cell>
          <table:table-cell table:style-name="ce1898" office:value-type="float" office:value="1" calcext:value-type="float">
            <text:p>1</text:p>
          </table:table-cell>
          <table:table-cell table:style-name="ce1990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60];[.C60];[.D60];[.E60];[.F60];[.G60];[.H60];[.I60];&quot;,0b&quot;;[.J60];[.K60];[.L60];[.M60];[.N60];[.O60];[.P60];[.Q60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60];[.C60];[.D60];[.E60];[.F60];[.G60];[.H60];[.I60] ); 2 ) &amp; &quot;,&quot; &amp; &quot;0x&quot; &amp; BIN2HEX( CONCATENATE( [.J60];[.K60];[.L60];[.M60];[.N60];[.O60];[.P60];[.Q60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321" office:value-type="float" office:value="1" calcext:value-type="float">
            <text:p>1</text:p>
          </table:table-cell>
          <table:table-cell table:style-name="ce463" office:value-type="float" office:value="1" calcext:value-type="float">
            <text:p>1</text:p>
          </table:table-cell>
          <table:table-cell table:style-name="ce594" office:value-type="float" office:value="1" calcext:value-type="float">
            <text:p>1</text:p>
          </table:table-cell>
          <table:table-cell table:style-name="ce734" office:value-type="float" office:value="1" calcext:value-type="float">
            <text:p>1</text:p>
          </table:table-cell>
          <table:table-cell table:style-name="ce883" office:value-type="float" office:value="1" calcext:value-type="float">
            <text:p>1</text:p>
          </table:table-cell>
          <table:table-cell table:style-name="ce1044" office:value-type="float" office:value="1" calcext:value-type="float">
            <text:p>1</text:p>
          </table:table-cell>
          <table:table-cell table:style-name="ce1215" office:value-type="float" office:value="1" calcext:value-type="float">
            <text:p>1</text:p>
          </table:table-cell>
          <table:table-cell table:style-name="ce1397" office:value-type="float" office:value="1" calcext:value-type="float">
            <text:p>1</text:p>
          </table:table-cell>
          <table:table-cell table:style-name="ce1574" office:value-type="float" office:value="1" calcext:value-type="float">
            <text:p>1</text:p>
          </table:table-cell>
          <table:table-cell table:style-name="ce1772" office:value-type="float" office:value="1" calcext:value-type="float">
            <text:p>1</text:p>
          </table:table-cell>
          <table:table-cell table:style-name="ce1899" office:value-type="float" office:value="1" calcext:value-type="float">
            <text:p>1</text:p>
          </table:table-cell>
          <table:table-cell table:style-name="ce1991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61];[.C61];[.D61];[.E61];[.F61];[.G61];[.H61];[.I61];&quot;,0b&quot;;[.J61];[.K61];[.L61];[.M61];[.N61];[.O61];[.P61];[.Q61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61];[.C61];[.D61];[.E61];[.F61];[.G61];[.H61];[.I61] ); 2 ) &amp; &quot;,&quot; &amp; &quot;0x&quot; &amp; BIN2HEX( CONCATENATE( [.J61];[.K61];[.L61];[.M61];[.N61];[.O61];[.P61];[.Q61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464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735" office:value-type="float" office:value="1" calcext:value-type="float">
            <text:p>1</text:p>
          </table:table-cell>
          <table:table-cell table:style-name="ce884" office:value-type="float" office:value="1" calcext:value-type="float">
            <text:p>1</text:p>
          </table:table-cell>
          <table:table-cell table:style-name="ce1045" office:value-type="float" office:value="1" calcext:value-type="float">
            <text:p>1</text:p>
          </table:table-cell>
          <table:table-cell table:style-name="ce1216" office:value-type="float" office:value="1" calcext:value-type="float">
            <text:p>1</text:p>
          </table:table-cell>
          <table:table-cell table:style-name="ce1398" office:value-type="float" office:value="1" calcext:value-type="float">
            <text:p>1</text:p>
          </table:table-cell>
          <table:table-cell table:style-name="ce1575" office:value-type="float" office:value="1" calcext:value-type="float">
            <text:p>1</text:p>
          </table:table-cell>
          <table:table-cell table:style-name="ce1773" office:value-type="float" office:value="1" calcext:value-type="float">
            <text:p>1</text:p>
          </table:table-cell>
          <table:table-cell table:style-name="ce1900" office:value-type="float" office:value="1" calcext:value-type="float">
            <text:p>1</text:p>
          </table:table-cell>
          <table:table-cell table:style-name="ce1992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/>
          <table:table-cell table:formula="of:=CONCATENATE(&quot;0b&quot;;[.B62];[.C62];[.D62];[.E62];[.F62];[.G62];[.H62];[.I62];&quot;,0b&quot;;[.J62];[.K62];[.L62];[.M62];[.N62];[.O62];[.P62];[.Q62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62];[.C62];[.D62];[.E62];[.F62];[.G62];[.H62];[.I62] ); 2 ) &amp; &quot;,&quot; &amp; &quot;0x&quot; &amp; BIN2HEX( CONCATENATE( [.J62];[.K62];[.L62];[.M62];[.N62];[.O62];[.P62];[.Q62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465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formula="of:=CONCATENATE(&quot;0b&quot;;[.B63];[.C63];[.D63];[.E63];[.F63];[.G63];[.H63];[.I63];&quot;,0b&quot;;[.J63];[.K63];[.L63];[.M63];[.N63];[.O63];[.P63];[.Q63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63];[.C63];[.D63];[.E63];[.F63];[.G63];[.H63];[.I63] ); 2 ) &amp; &quot;,&quot; &amp; &quot;0x&quot; &amp; BIN2HEX( CONCATENATE( [.J63];[.K63];[.L63];[.M63];[.N63];[.O63];[.P63];[.Q6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64];[.C64];[.D64];[.E64];[.F64];[.G64];[.H64];[.I64];&quot;,0b&quot;;[.J64];[.K64];[.L64];[.M64];[.N64];[.O64];[.P64];[.Q64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64];[.C64];[.D64];[.E64];[.F64];[.G64];[.H64];[.I64] ); 2 ) &amp; &quot;,&quot; &amp; &quot;0x&quot; &amp; BIN2HEX( CONCATENATE( [.J64];[.K64];[.L64];[.M64];[.N64];[.O64];[.P64];[.Q6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65];[.C65];[.D65];[.E65];[.F65];[.G65];[.H65];[.I65];&quot;,0b&quot;;[.J65];[.K65];[.L65];[.M65];[.N65];[.O65];[.P65];[.Q65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65];[.C65];[.D65];[.E65];[.F65];[.G65];[.H65];[.I65] ); 2 ) &amp; &quot;,&quot; &amp; &quot;0x&quot; &amp; BIN2HEX( CONCATENATE( [.J65];[.K65];[.L65];[.M65];[.N65];[.O65];[.P65];[.Q6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66];[.C66];[.D66];[.E66];[.F66];[.G66];[.H66];[.I66];&quot;,0b&quot;;[.J66];[.K66];[.L66];[.M66];[.N66];[.O66];[.P66];[.Q66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66];[.C66];[.D66];[.E66];[.F66];[.G66];[.H66];[.I66] ); 2 ) &amp; &quot;,&quot; &amp; &quot;0x&quot; &amp; BIN2HEX( CONCATENATE( [.J66];[.K66];[.L66];[.M66];[.N66];[.O66];[.P66];[.Q66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{ 0b&quot;;[.B68];[.C68];[.D68];[.E68];[.F68];[.G68];[.H68];[.I68];&quot;,0b&quot;;[.J68];[.K68];[.L68];[.M68];[.N68];[.O68];[.P68];[.Q68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68];[.C68];[.D68];[.E68];[.F68];[.G68];[.H68];[.I68] ); 2 ) &amp; &quot;,&quot; &amp; &quot;0x&quot; &amp; BIN2HEX( CONCATENATE( [.J68];[.K68];[.L68];[.M68];[.N68];[.O68];[.P68];[.Q68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69];[.C69];[.D69];[.E69];[.F69];[.G69];[.H69];[.I69];&quot;,0b&quot;;[.J69];[.K69];[.L69];[.M69];[.N69];[.O69];[.P69];[.Q69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69];[.C69];[.D69];[.E69];[.F69];[.G69];[.H69];[.I69] ); 2 ) &amp; &quot;,&quot; &amp; &quot;0x&quot; &amp; BIN2HEX( CONCATENATE( [.J69];[.K69];[.L69];[.M69];[.N69];[.O69];[.P69];[.Q6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70];[.C70];[.D70];[.E70];[.F70];[.G70];[.H70];[.I70];&quot;,0b&quot;;[.J70];[.K70];[.L70];[.M70];[.N70];[.O70];[.P70];[.Q70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70];[.C70];[.D70];[.E70];[.F70];[.G70];[.H70];[.I70] ); 2 ) &amp; &quot;,&quot; &amp; &quot;0x&quot; &amp; BIN2HEX( CONCATENATE( [.J70];[.K70];[.L70];[.M70];[.N70];[.O70];[.P70];[.Q7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/>
          <table:table-cell table:formula="of:=CONCATENATE(&quot;0b&quot;;[.B71];[.C71];[.D71];[.E71];[.F71];[.G71];[.H71];[.I71];&quot;,0b&quot;;[.J71];[.K71];[.L71];[.M71];[.N71];[.O71];[.P71];[.Q71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71];[.C71];[.D71];[.E71];[.F71];[.G71];[.H71];[.I71] ); 2 ) &amp; &quot;,&quot; &amp; &quot;0x&quot; &amp; BIN2HEX( CONCATENATE( [.J71];[.K71];[.L71];[.M71];[.N71];[.O71];[.P71];[.Q7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466" office:value-type="float" office:value="0" calcext:value-type="float">
            <text:p>0</text:p>
          </table:table-cell>
          <table:table-cell table:style-name="ce596" office:value-type="float" office:value="1" calcext:value-type="float">
            <text:p>1</text:p>
          </table:table-cell>
          <table:table-cell table:style-name="ce736" office:value-type="float" office:value="1" calcext:value-type="float">
            <text:p>1</text:p>
          </table:table-cell>
          <table:table-cell table:style-name="ce885" office:value-type="float" office:value="1" calcext:value-type="float">
            <text:p>1</text:p>
          </table:table-cell>
          <table:table-cell table:style-name="ce1046" office:value-type="float" office:value="1" calcext:value-type="float">
            <text:p>1</text:p>
          </table:table-cell>
          <table:table-cell table:style-name="ce1217" office:value-type="float" office:value="1" calcext:value-type="float">
            <text:p>1</text:p>
          </table:table-cell>
          <table:table-cell table:style-name="ce1399" office:value-type="float" office:value="1" calcext:value-type="float">
            <text:p>1</text:p>
          </table:table-cell>
          <table:table-cell table:style-name="ce1576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97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/>
          <table:table-cell table:formula="of:=CONCATENATE(&quot;0b&quot;;[.B72];[.C72];[.D72];[.E72];[.F72];[.G72];[.H72];[.I72];&quot;,0b&quot;;[.J72];[.K72];[.L72];[.M72];[.N72];[.O72];[.P72];[.Q72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72];[.C72];[.D72];[.E72];[.F72];[.G72];[.H72];[.I72] ); 2 ) &amp; &quot;,&quot; &amp; &quot;0x&quot; &amp; BIN2HEX( CONCATENATE( [.J72];[.K72];[.L72];[.M72];[.N72];[.O72];[.P72];[.Q72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737" office:value-type="float" office:value="1" calcext:value-type="float">
            <text:p>1</text:p>
          </table:table-cell>
          <table:table-cell table:style-name="ce886" office:value-type="float" office:value="1" calcext:value-type="float">
            <text:p>1</text:p>
          </table:table-cell>
          <table:table-cell table:style-name="ce1047" office:value-type="float" office:value="1" calcext:value-type="float">
            <text:p>1</text:p>
          </table:table-cell>
          <table:table-cell table:style-name="ce1218" office:value-type="float" office:value="1" calcext:value-type="float">
            <text:p>1</text:p>
          </table:table-cell>
          <table:table-cell table:style-name="ce1400" office:value-type="float" office:value="1" calcext:value-type="float">
            <text:p>1</text:p>
          </table:table-cell>
          <table:table-cell table:style-name="ce1577" office:value-type="float" office:value="1" calcext:value-type="float">
            <text:p>1</text:p>
          </table:table-cell>
          <table:table-cell table:style-name="ce1775" office:value-type="float" office:value="1" calcext:value-type="float">
            <text:p>1</text:p>
          </table:table-cell>
          <table:table-cell table:style-name="ce1579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73];[.C73];[.D73];[.E73];[.F73];[.G73];[.H73];[.I73];&quot;,0b&quot;;[.J73];[.K73];[.L73];[.M73];[.N73];[.O73];[.P73];[.Q73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73];[.C73];[.D73];[.E73];[.F73];[.G73];[.H73];[.I73] ); 2 ) &amp; &quot;,&quot; &amp; &quot;0x&quot; &amp; BIN2HEX( CONCATENATE( [.J73];[.K73];[.L73];[.M73];[.N73];[.O73];[.P73];[.Q73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467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738" office:value-type="float" office:value="1" calcext:value-type="float">
            <text:p>1</text:p>
          </table:table-cell>
          <table:table-cell table:style-name="ce887" office:value-type="float" office:value="1" calcext:value-type="float">
            <text:p>1</text:p>
          </table:table-cell>
          <table:table-cell table:style-name="ce1048" office:value-type="float" office:value="1" calcext:value-type="float">
            <text:p>1</text:p>
          </table:table-cell>
          <table:table-cell table:style-name="ce1219" office:value-type="float" office:value="1" calcext:value-type="float">
            <text:p>1</text:p>
          </table:table-cell>
          <table:table-cell table:style-name="ce1401" office:value-type="float" office:value="1" calcext:value-type="float">
            <text:p>1</text:p>
          </table:table-cell>
          <table:table-cell table:style-name="ce1578" office:value-type="float" office:value="1" calcext:value-type="float">
            <text:p>1</text:p>
          </table:table-cell>
          <table:table-cell table:style-name="ce1579" office:value-type="float" office:value="1" calcext:value-type="float">
            <text:p>1</text:p>
          </table:table-cell>
          <table:table-cell table:style-name="ce1901" office:value-type="float" office:value="1" calcext:value-type="float">
            <text:p>1</text:p>
          </table:table-cell>
          <table:table-cell table:style-name="ce1994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74];[.C74];[.D74];[.E74];[.F74];[.G74];[.H74];[.I74];&quot;,0b&quot;;[.J74];[.K74];[.L74];[.M74];[.N74];[.O74];[.P74];[.Q74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74];[.C74];[.D74];[.E74];[.F74];[.G74];[.H74];[.I74] ); 2 ) &amp; &quot;,&quot; &amp; &quot;0x&quot; &amp; BIN2HEX( CONCATENATE( [.J74];[.K74];[.L74];[.M74];[.N74];[.O74];[.P74];[.Q74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468" office:value-type="float" office:value="1" calcext:value-type="float">
            <text:p>1</text:p>
          </table:table-cell>
          <table:table-cell table:style-name="ce599" office:value-type="float" office:value="1" calcext:value-type="float">
            <text:p>1</text:p>
          </table:table-cell>
          <table:table-cell table:style-name="ce739" office:value-type="float" office:value="1" calcext:value-type="float">
            <text:p>1</text:p>
          </table:table-cell>
          <table:table-cell table:style-name="ce888" office:value-type="float" office:value="1" calcext:value-type="float">
            <text:p>1</text:p>
          </table:table-cell>
          <table:table-cell table:style-name="ce1049" office:value-type="float" office:value="1" calcext:value-type="float">
            <text:p>1</text:p>
          </table:table-cell>
          <table:table-cell table:style-name="ce1220" office:value-type="float" office:value="1" calcext:value-type="float">
            <text:p>1</text:p>
          </table:table-cell>
          <table:table-cell table:style-name="ce1402" office:value-type="float" office:value="1" calcext:value-type="float">
            <text:p>1</text:p>
          </table:table-cell>
          <table:table-cell table:number-columns-repeated="3" table:style-name="ce1579" office:value-type="float" office:value="1" calcext:value-type="float">
            <text:p>1</text:p>
          </table:table-cell>
          <table:table-cell table:style-name="ce199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75];[.C75];[.D75];[.E75];[.F75];[.G75];[.H75];[.I75];&quot;,0b&quot;;[.J75];[.K75];[.L75];[.M75];[.N75];[.O75];[.P75];[.Q75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75];[.C75];[.D75];[.E75];[.F75];[.G75];[.H75];[.I75] ); 2 ) &amp; &quot;,&quot; &amp; &quot;0x&quot; &amp; BIN2HEX( CONCATENATE( [.J75];[.K75];[.L75];[.M75];[.N75];[.O75];[.P75];[.Q75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469" office:value-type="float" office:value="1" calcext:value-type="float">
            <text:p>1</text:p>
          </table:table-cell>
          <table:table-cell table:style-name="ce600" office:value-type="float" office:value="1" calcext:value-type="float">
            <text:p>1</text:p>
          </table:table-cell>
          <table:table-cell table:style-name="ce740" office:value-type="float" office:value="1" calcext:value-type="float">
            <text:p>1</text:p>
          </table:table-cell>
          <table:table-cell table:style-name="ce889" office:value-type="float" office:value="0" calcext:value-type="float">
            <text:p>0</text:p>
          </table:table-cell>
          <table:table-cell table:style-name="ce1050" office:value-type="float" office:value="0" calcext:value-type="float">
            <text:p>0</text:p>
          </table:table-cell>
          <table:table-cell table:style-name="ce1221" office:value-type="float" office:value="0" calcext:value-type="float">
            <text:p>0</text:p>
          </table:table-cell>
          <table:table-cell table:style-name="ce1403" office:value-type="float" office:value="0" calcext:value-type="float">
            <text:p>0</text:p>
          </table:table-cell>
          <table:table-cell table:number-columns-repeated="3" table:style-name="ce1579" office:value-type="float" office:value="1" calcext:value-type="float">
            <text:p>1</text:p>
          </table:table-cell>
          <table:table-cell table:style-name="ce1994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76];[.C76];[.D76];[.E76];[.F76];[.G76];[.H76];[.I76];&quot;,0b&quot;;[.J76];[.K76];[.L76];[.M76];[.N76];[.O76];[.P76];[.Q76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76];[.C76];[.D76];[.E76];[.F76];[.G76];[.H76];[.I76] ); 2 ) &amp; &quot;,&quot; &amp; &quot;0x&quot; &amp; BIN2HEX( CONCATENATE( [.J76];[.K76];[.L76];[.M76];[.N76];[.O76];[.P76];[.Q76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470" office:value-type="float" office:value="1" calcext:value-type="float">
            <text:p>1</text:p>
          </table:table-cell>
          <table:table-cell table:style-name="ce601" office:value-type="float" office:value="1" calcext:value-type="float">
            <text:p>1</text:p>
          </table:table-cell>
          <table:table-cell table:style-name="ce741" office:value-type="float" office:value="1" calcext:value-type="float">
            <text:p>1</text:p>
          </table:table-cell>
          <table:table-cell table:style-name="ce890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1222" office:value-type="float" office:value="0" calcext:value-type="float">
            <text:p>0</text:p>
          </table:table-cell>
          <table:table-cell table:style-name="ce1404" office:value-type="float" office:value="0" calcext:value-type="float">
            <text:p>0</text:p>
          </table:table-cell>
          <table:table-cell table:style-name="ce1580" office:value-type="float" office:value="1" calcext:value-type="float">
            <text:p>1</text:p>
          </table:table-cell>
          <table:table-cell table:style-name="ce1776" office:value-type="float" office:value="1" calcext:value-type="float">
            <text:p>1</text:p>
          </table:table-cell>
          <table:table-cell table:style-name="ce1902" office:value-type="float" office:value="1" calcext:value-type="float">
            <text:p>1</text:p>
          </table:table-cell>
          <table:table-cell table:style-name="ce1996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77];[.C77];[.D77];[.E77];[.F77];[.G77];[.H77];[.I77];&quot;,0b&quot;;[.J77];[.K77];[.L77];[.M77];[.N77];[.O77];[.P77];[.Q77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77];[.C77];[.D77];[.E77];[.F77];[.G77];[.H77];[.I77] ); 2 ) &amp; &quot;,&quot; &amp; &quot;0x&quot; &amp; BIN2HEX( CONCATENATE( [.J77];[.K77];[.L77];[.M77];[.N77];[.O77];[.P77];[.Q77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number-columns-repeated="3" table:style-name="ce471" office:value-type="float" office:value="0" calcext:value-type="float">
            <text:p>0</text:p>
          </table:table-cell>
          <table:table-cell table:style-name="ce890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223" office:value-type="float" office:value="0" calcext:value-type="float">
            <text:p>0</text:p>
          </table:table-cell>
          <table:table-cell table:style-name="ce1405" office:value-type="float" office:value="0" calcext:value-type="float">
            <text:p>0</text:p>
          </table:table-cell>
          <table:table-cell table:style-name="ce1581" office:value-type="float" office:value="1" calcext:value-type="float">
            <text:p>1</text:p>
          </table:table-cell>
          <table:table-cell table:style-name="ce1777" office:value-type="float" office:value="1" calcext:value-type="float">
            <text:p>1</text:p>
          </table:table-cell>
          <table:table-cell table:style-name="ce1903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78];[.C78];[.D78];[.E78];[.F78];[.G78];[.H78];[.I78];&quot;,0b&quot;;[.J78];[.K78];[.L78];[.M78];[.N78];[.O78];[.P78];[.Q78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78];[.C78];[.D78];[.E78];[.F78];[.G78];[.H78];[.I78] ); 2 ) &amp; &quot;,&quot; &amp; &quot;0x&quot; &amp; BIN2HEX( CONCATENATE( [.J78];[.K78];[.L78];[.M78];[.N78];[.O78];[.P78];[.Q78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number-columns-repeated="3" table:style-name="ce466" office:value-type="float" office:value="0" calcext:value-type="float">
            <text:p>0</text:p>
          </table:table-cell>
          <table:table-cell table:style-name="ce890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406" office:value-type="float" office:value="0" calcext:value-type="float">
            <text:p>0</text:p>
          </table:table-cell>
          <table:table-cell table:style-name="ce1582" office:value-type="float" office:value="1" calcext:value-type="float">
            <text:p>1</text:p>
          </table:table-cell>
          <table:table-cell table:style-name="ce1778" office:value-type="float" office:value="1" calcext:value-type="float">
            <text:p>1</text:p>
          </table:table-cell>
          <table:table-cell table:style-name="ce1904" office:value-type="float" office:value="1" calcext:value-type="float">
            <text:p>1</text:p>
          </table:table-cell>
          <table:table-cell table:style-name="ce1998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79];[.C79];[.D79];[.E79];[.F79];[.G79];[.H79];[.I79];&quot;,0b&quot;;[.J79];[.K79];[.L79];[.M79];[.N79];[.O79];[.P79];[.Q79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79];[.C79];[.D79];[.E79];[.F79];[.G79];[.H79];[.I79] ); 2 ) &amp; &quot;,&quot; &amp; &quot;0x&quot; &amp; BIN2HEX( CONCATENATE( [.J79];[.K79];[.L79];[.M79];[.N79];[.O79];[.P79];[.Q79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466" office:value-type="float" office:value="0" calcext:value-type="float">
            <text:p>0</text:p>
          </table:table-cell>
          <table:table-cell table:style-name="ce890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style-name="ce1225" office:value-type="float" office:value="0" calcext:value-type="float">
            <text:p>0</text:p>
          </table:table-cell>
          <table:table-cell table:style-name="ce1407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779" office:value-type="float" office:value="1" calcext:value-type="float">
            <text:p>1</text:p>
          </table:table-cell>
          <table:table-cell table:style-name="ce1905" office:value-type="float" office:value="1" calcext:value-type="float">
            <text:p>1</text:p>
          </table:table-cell>
          <table:table-cell table:style-name="ce1999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80];[.C80];[.D80];[.E80];[.F80];[.G80];[.H80];[.I80];&quot;,0b&quot;;[.J80];[.K80];[.L80];[.M80];[.N80];[.O80];[.P80];[.Q80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80];[.C80];[.D80];[.E80];[.F80];[.G80];[.H80];[.I80] ); 2 ) &amp; &quot;,&quot; &amp; &quot;0x&quot; &amp; BIN2HEX( CONCATENATE( [.J80];[.K80];[.L80];[.M80];[.N80];[.O80];[.P80];[.Q80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466" office:value-type="float" office:value="0" calcext:value-type="float">
            <text:p>0</text:p>
          </table:table-cell>
          <table:table-cell table:style-name="ce890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226" office:value-type="float" office:value="0" calcext:value-type="float">
            <text:p>0</text:p>
          </table:table-cell>
          <table:table-cell table:style-name="ce1408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780" office:value-type="float" office:value="1" calcext:value-type="float">
            <text:p>1</text:p>
          </table:table-cell>
          <table:table-cell table:style-name="ce1906" office:value-type="float" office:value="1" calcext:value-type="float">
            <text:p>1</text:p>
          </table:table-cell>
          <table:table-cell table:style-name="ce2000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81];[.C81];[.D81];[.E81];[.F81];[.G81];[.H81];[.I81];&quot;,0b&quot;;[.J81];[.K81];[.L81];[.M81];[.N81];[.O81];[.P81];[.Q81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81];[.C81];[.D81];[.E81];[.F81];[.G81];[.H81];[.I81] ); 2 ) &amp; &quot;,&quot; &amp; &quot;0x&quot; &amp; BIN2HEX( CONCATENATE( [.J81];[.K81];[.L81];[.M81];[.N81];[.O81];[.P81];[.Q81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466" office:value-type="float" office:value="0" calcext:value-type="float">
            <text:p>0</text:p>
          </table:table-cell>
          <table:table-cell table:number-columns-repeated="2" table:style-name="ce466" office:value-type="float" office:value="1" calcext:value-type="float">
            <text:p>1</text:p>
          </table:table-cell>
          <table:table-cell table:style-name="ce890" office:value-type="float" office:value="1" calcext:value-type="float">
            <text:p>1</text:p>
          </table:table-cell>
          <table:table-cell table:style-name="ce1056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409" office:value-type="float" office:value="1" calcext:value-type="float">
            <text:p>1</text:p>
          </table:table-cell>
          <table:table-cell table:style-name="ce1585" office:value-type="float" office:value="1" calcext:value-type="float">
            <text:p>1</text:p>
          </table:table-cell>
          <table:table-cell table:style-name="ce1781" office:value-type="float" office:value="1" calcext:value-type="float">
            <text:p>1</text:p>
          </table:table-cell>
          <table:table-cell table:style-name="ce1907" office:value-type="float" office:value="1" calcext:value-type="float">
            <text:p>1</text:p>
          </table:table-cell>
          <table:table-cell table:style-name="ce2001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82];[.C82];[.D82];[.E82];[.F82];[.G82];[.H82];[.I82];&quot;,0b&quot;;[.J82];[.K82];[.L82];[.M82];[.N82];[.O82];[.P82];[.Q82];&quot;,&quot;)" office:value-type="string" office:string-value="0b00001111,0b11111100," calcext:value-type="string">
            <text:p>0b00001111,0b11111100,</text:p>
          </table:table-cell>
          <table:table-cell/>
          <table:table-cell table:formula="of:=&quot;0x&quot; &amp; BIN2HEX( CONCATENATE( [.B82];[.C82];[.D82];[.E82];[.F82];[.G82];[.H82];[.I82] ); 2 ) &amp; &quot;,&quot; &amp; &quot;0x&quot; &amp; BIN2HEX( CONCATENATE( [.J82];[.K82];[.L82];[.M82];[.N82];[.O82];[.P82];[.Q82] ); 2 ) &amp; &quot;, &quot;" office:value-type="string" office:string-value="0x0F,0xFC, " calcext:value-type="string">
            <text:p>0x0F,0xFC, 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number-columns-repeated="2" table:style-name="ce472" office:value-type="float" office:value="1" calcext:value-type="float">
            <text:p>1</text:p>
          </table:table-cell>
          <table:table-cell table:style-name="ce742" office:value-type="float" office:value="1" calcext:value-type="float">
            <text:p>1</text:p>
          </table:table-cell>
          <table:table-cell table:style-name="ce891" office:value-type="float" office:value="1" calcext:value-type="float">
            <text:p>1</text:p>
          </table:table-cell>
          <table:table-cell table:style-name="ce1057" office:value-type="float" office:value="1" calcext:value-type="float">
            <text:p>1</text:p>
          </table:table-cell>
          <table:table-cell table:style-name="ce1228" office:value-type="float" office:value="1" calcext:value-type="float">
            <text:p>1</text:p>
          </table:table-cell>
          <table:table-cell table:style-name="ce1410" office:value-type="float" office:value="1" calcext:value-type="float">
            <text:p>1</text:p>
          </table:table-cell>
          <table:table-cell table:number-columns-repeated="3" table:style-name="ce1586" office:value-type="float" office:value="1" calcext:value-type="float">
            <text:p>1</text:p>
          </table:table-cell>
          <table:table-cell table:style-name="ce2002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140" office:value-type="float" office:value="0" calcext:value-type="float">
            <text:p>0</text:p>
          </table:table-cell>
          <table:table-cell/>
          <table:table-cell table:formula="of:=CONCATENATE(&quot;0b&quot;;[.B83];[.C83];[.D83];[.E83];[.F83];[.G83];[.H83];[.I83];&quot;,0b&quot;;[.J83];[.K83];[.L83];[.M83];[.N83];[.O83];[.P83];[.Q83];&quot;,&quot;)" office:value-type="string" office:string-value="0b00011111,0b11111100," calcext:value-type="string">
            <text:p>0b00011111,0b11111100,</text:p>
          </table:table-cell>
          <table:table-cell/>
          <table:table-cell table:formula="of:=&quot;0x&quot; &amp; BIN2HEX( CONCATENATE( [.B83];[.C83];[.D83];[.E83];[.F83];[.G83];[.H83];[.I83] ); 2 ) &amp; &quot;,&quot; &amp; &quot;0x&quot; &amp; BIN2HEX( CONCATENATE( [.J83];[.K83];[.L83];[.M83];[.N83];[.O83];[.P83];[.Q83] ); 2 ) &amp; &quot;, &quot;" office:value-type="string" office:string-value="0x1F,0xFC, " calcext:value-type="string">
            <text:p>0x1F,0xFC, </text:p>
          </table:table-cell>
          <table:table-cell table:number-columns-repeated="1003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473" office:value-type="float" office:value="1" calcext:value-type="float">
            <text:p>1</text:p>
          </table:table-cell>
          <table:table-cell table:style-name="ce602" office:value-type="float" office:value="1" calcext:value-type="float">
            <text:p>1</text:p>
          </table:table-cell>
          <table:table-cell table:style-name="ce743" office:value-type="float" office:value="1" calcext:value-type="float">
            <text:p>1</text:p>
          </table:table-cell>
          <table:table-cell table:style-name="ce892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29" office:value-type="float" office:value="1" calcext:value-type="float">
            <text:p>1</text:p>
          </table:table-cell>
          <table:table-cell table:style-name="ce1411" office:value-type="float" office:value="1" calcext:value-type="float">
            <text:p>1</text:p>
          </table:table-cell>
          <table:table-cell table:style-name="ce1587" office:value-type="float" office:value="1" calcext:value-type="float">
            <text:p>1</text:p>
          </table:table-cell>
          <table:table-cell table:style-name="ce1782" office:value-type="float" office:value="1" calcext:value-type="float">
            <text:p>1</text:p>
          </table:table-cell>
          <table:table-cell table:style-name="ce1908" office:value-type="float" office:value="1" calcext:value-type="float">
            <text:p>1</text:p>
          </table:table-cell>
          <table:table-cell table:style-name="ce2003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/>
          <table:table-cell table:formula="of:=CONCATENATE(&quot;0b&quot;;[.B84];[.C84];[.D84];[.E84];[.F84];[.G84];[.H84];[.I84];&quot;,0b&quot;;[.J84];[.K84];[.L84];[.M84];[.N84];[.O84];[.P84];[.Q84];&quot;,&quot;)" office:value-type="string" office:string-value="0b00111111,0b11111000," calcext:value-type="string">
            <text:p>0b00111111,0b11111000,</text:p>
          </table:table-cell>
          <table:table-cell/>
          <table:table-cell table:formula="of:=&quot;0x&quot; &amp; BIN2HEX( CONCATENATE( [.B84];[.C84];[.D84];[.E84];[.F84];[.G84];[.H84];[.I84] ); 2 ) &amp; &quot;,&quot; &amp; &quot;0x&quot; &amp; BIN2HEX( CONCATENATE( [.J84];[.K84];[.L84];[.M84];[.N84];[.O84];[.P84];[.Q84] ); 2 ) &amp; &quot;, &quot;" office:value-type="string" office:string-value="0x3F,0xF8, " calcext:value-type="string">
            <text:p>0x3F,0xF8, 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474" office:value-type="float" office:value="1" calcext:value-type="float">
            <text:p>1</text:p>
          </table:table-cell>
          <table:table-cell table:style-name="ce603" office:value-type="float" office:value="1" calcext:value-type="float">
            <text:p>1</text:p>
          </table:table-cell>
          <table:table-cell table:style-name="ce744" office:value-type="float" office:value="1" calcext:value-type="float">
            <text:p>1</text:p>
          </table:table-cell>
          <table:table-cell table:style-name="ce893" office:value-type="float" office:value="1" calcext:value-type="float">
            <text:p>1</text:p>
          </table:table-cell>
          <table:table-cell table:style-name="ce1059" office:value-type="float" office:value="1" calcext:value-type="float">
            <text:p>1</text:p>
          </table:table-cell>
          <table:table-cell table:style-name="ce1230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1588" office:value-type="float" office:value="1" calcext:value-type="float">
            <text:p>1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0" calcext:value-type="float">
            <text:p>0</text:p>
          </table:table-cell>
          <table:table-cell table:style-name="ce2004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/>
          <table:table-cell table:formula="of:=CONCATENATE(&quot;0b&quot;;[.B85];[.C85];[.D85];[.E85];[.F85];[.G85];[.H85];[.I85];&quot;,0b&quot;;[.J85];[.K85];[.L85];[.M85];[.N85];[.O85];[.P85];[.Q85];&quot;,&quot;)" office:value-type="string" office:string-value="0b00111111,0b11110000," calcext:value-type="string">
            <text:p>0b00111111,0b11110000,</text:p>
          </table:table-cell>
          <table:table-cell/>
          <table:table-cell table:formula="of:=&quot;0x&quot; &amp; BIN2HEX( CONCATENATE( [.B85];[.C85];[.D85];[.E85];[.F85];[.G85];[.H85];[.I85] ); 2 ) &amp; &quot;,&quot; &amp; &quot;0x&quot; &amp; BIN2HEX( CONCATENATE( [.J85];[.K85];[.L85];[.M85];[.N85];[.O85];[.P85];[.Q85] ); 2 ) &amp; &quot;, &quot;" office:value-type="string" office:string-value="0x3F,0xF0, " calcext:value-type="string">
            <text:p>0x3F,0xF0, 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331" office:value-type="float" office:value="1" calcext:value-type="float">
            <text:p>1</text:p>
          </table:table-cell>
          <table:table-cell table:style-name="ce475" office:value-type="float" office:value="1" calcext:value-type="float">
            <text:p>1</text:p>
          </table:table-cell>
          <table:table-cell table:style-name="ce604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894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231" office:value-type="float" office:value="0" calcext:value-type="float">
            <text:p>0</text:p>
          </table:table-cell>
          <table:table-cell table:style-name="ce1413" office:value-type="float" office:value="0" calcext:value-type="float">
            <text:p>0</text:p>
          </table:table-cell>
          <table:table-cell table:style-name="ce1589" office:value-type="float" office:value="0" calcext:value-type="float">
            <text:p>0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2004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/>
          <table:table-cell table:formula="of:=CONCATENATE(&quot;0b&quot;;[.B86];[.C86];[.D86];[.E86];[.F86];[.G86];[.H86];[.I86];&quot;,0b&quot;;[.J86];[.K86];[.L86];[.M86];[.N86];[.O86];[.P86];[.Q86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86];[.C86];[.D86];[.E86];[.F86];[.G86];[.H86];[.I86] ); 2 ) &amp; &quot;,&quot; &amp; &quot;0x&quot; &amp; BIN2HEX( CONCATENATE( [.J86];[.K86];[.L86];[.M86];[.N86];[.O86];[.P86];[.Q86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476" office:value-type="float" office:value="1" calcext:value-type="float">
            <text:p>1</text:p>
          </table:table-cell>
          <table:table-cell table:style-name="ce605" office:value-type="float" office:value="1" calcext:value-type="float">
            <text:p>1</text:p>
          </table:table-cell>
          <table:table-cell table:style-name="ce746" office:value-type="float" office:value="1" calcext:value-type="float">
            <text:p>1</text:p>
          </table:table-cell>
          <table:table-cell table:style-name="ce895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414" office:value-type="float" office:value="0" calcext:value-type="float">
            <text:p>0</text:p>
          </table:table-cell>
          <table:table-cell table:style-name="ce1588" office:value-type="float" office:value="0" calcext:value-type="float">
            <text:p>0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2004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/>
          <table:table-cell table:formula="of:=CONCATENATE(&quot;0b&quot;;[.B87];[.C87];[.D87];[.E87];[.F87];[.G87];[.H87];[.I87];&quot;,0b&quot;;[.J87];[.K87];[.L87];[.M87];[.N87];[.O87];[.P87];[.Q87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87];[.C87];[.D87];[.E87];[.F87];[.G87];[.H87];[.I87] ); 2 ) &amp; &quot;,&quot; &amp; &quot;0x&quot; &amp; BIN2HEX( CONCATENATE( [.J87];[.K87];[.L87];[.M87];[.N87];[.O87];[.P87];[.Q87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333" office:value-type="float" office:value="1" calcext:value-type="float">
            <text:p>1</text:p>
          </table:table-cell>
          <table:table-cell table:style-name="ce477" office:value-type="float" office:value="1" calcext:value-type="float">
            <text:p>1</text:p>
          </table:table-cell>
          <table:table-cell table:style-name="ce606" office:value-type="float" office:value="1" calcext:value-type="float">
            <text:p>1</text:p>
          </table:table-cell>
          <table:table-cell table:style-name="ce747" office:value-type="float" office:value="1" calcext:value-type="float">
            <text:p>1</text:p>
          </table:table-cell>
          <table:table-cell table:style-name="ce896" office:value-type="float" office:value="0" calcext:value-type="float">
            <text:p>0</text:p>
          </table:table-cell>
          <table:table-cell table:number-columns-repeated="2" table:style-name="ce1062" office:value-type="float" office:value="0" calcext:value-type="float">
            <text:p>0</text:p>
          </table:table-cell>
          <table:table-cell table:style-name="ce1415" office:value-type="float" office:value="0" calcext:value-type="float">
            <text:p>0</text:p>
          </table:table-cell>
          <table:table-cell table:style-name="ce1588" office:value-type="float" office:value="0" calcext:value-type="float">
            <text:p>0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2004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/>
          <table:table-cell table:formula="of:=CONCATENATE(&quot;0b&quot;;[.B88];[.C88];[.D88];[.E88];[.F88];[.G88];[.H88];[.I88];&quot;,0b&quot;;[.J88];[.K88];[.L88];[.M88];[.N88];[.O88];[.P88];[.Q88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88];[.C88];[.D88];[.E88];[.F88];[.G88];[.H88];[.I88] ); 2 ) &amp; &quot;,&quot; &amp; &quot;0x&quot; &amp; BIN2HEX( CONCATENATE( [.J88];[.K88];[.L88];[.M88];[.N88];[.O88];[.P88];[.Q88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334" office:value-type="float" office:value="1" calcext:value-type="float">
            <text:p>1</text:p>
          </table:table-cell>
          <table:table-cell table:style-name="ce478" office:value-type="float" office:value="1" calcext:value-type="float">
            <text:p>1</text:p>
          </table:table-cell>
          <table:table-cell table:style-name="ce607" office:value-type="float" office:value="1" calcext:value-type="float">
            <text:p>1</text:p>
          </table:table-cell>
          <table:table-cell table:style-name="ce748" office:value-type="float" office:value="1" calcext:value-type="float">
            <text:p>1</text:p>
          </table:table-cell>
          <table:table-cell table:style-name="ce897" office:value-type="float" office:value="0" calcext:value-type="float">
            <text:p>0</text:p>
          </table:table-cell>
          <table:table-cell table:number-columns-repeated="2" table:style-name="ce89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590" office:value-type="float" office:value="0" calcext:value-type="float">
            <text:p>0</text:p>
          </table:table-cell>
          <table:table-cell table:number-columns-repeated="2" table:style-name="ce1579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89];[.C89];[.D89];[.E89];[.F89];[.G89];[.H89];[.I89];&quot;,0b&quot;;[.J89];[.K89];[.L89];[.M89];[.N89];[.O89];[.P89];[.Q89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89];[.C89];[.D89];[.E89];[.F89];[.G89];[.H89];[.I89] ); 2 ) &amp; &quot;,&quot; &amp; &quot;0x&quot; &amp; BIN2HEX( CONCATENATE( [.J89];[.K89];[.L89];[.M89];[.N89];[.O89];[.P89];[.Q89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479" office:value-type="float" office:value="1" calcext:value-type="float">
            <text:p>1</text:p>
          </table:table-cell>
          <table:table-cell table:style-name="ce608" office:value-type="float" office:value="1" calcext:value-type="float">
            <text:p>1</text:p>
          </table:table-cell>
          <table:table-cell table:style-name="ce749" office:value-type="float" office:value="1" calcext:value-type="float">
            <text:p>1</text:p>
          </table:table-cell>
          <table:table-cell table:style-name="ce897" office:value-type="float" office:value="0" calcext:value-type="float">
            <text:p>0</text:p>
          </table:table-cell>
          <table:table-cell table:number-columns-repeated="2" table:style-name="ce89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590" office:value-type="float" office:value="0" calcext:value-type="float">
            <text:p>0</text:p>
          </table:table-cell>
          <table:table-cell table:number-columns-repeated="2" table:style-name="ce1579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90];[.C90];[.D90];[.E90];[.F90];[.G90];[.H90];[.I90];&quot;,0b&quot;;[.J90];[.K90];[.L90];[.M90];[.N90];[.O90];[.P90];[.Q90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90];[.C90];[.D90];[.E90];[.F90];[.G90];[.H90];[.I90] ); 2 ) &amp; &quot;,&quot; &amp; &quot;0x&quot; &amp; BIN2HEX( CONCATENATE( [.J90];[.K90];[.L90];[.M90];[.N90];[.O90];[.P90];[.Q90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336" office:value-type="float" office:value="1" calcext:value-type="float">
            <text:p>1</text:p>
          </table:table-cell>
          <table:table-cell table:style-name="ce480" office:value-type="float" office:value="1" calcext:value-type="float">
            <text:p>1</text:p>
          </table:table-cell>
          <table:table-cell table:style-name="ce609" office:value-type="float" office:value="1" calcext:value-type="float">
            <text:p>1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3" table:style-name="ce89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number-columns-repeated="3" table:style-name="ce1579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91];[.C91];[.D91];[.E91];[.F91];[.G91];[.H91];[.I91];&quot;,0b&quot;;[.J91];[.K91];[.L91];[.M91];[.N91];[.O91];[.P91];[.Q91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91];[.C91];[.D91];[.E91];[.F91];[.G91];[.H91];[.I91] ); 2 ) &amp; &quot;,&quot; &amp; &quot;0x&quot; &amp; BIN2HEX( CONCATENATE( [.J91];[.K91];[.L91];[.M91];[.N91];[.O91];[.P91];[.Q91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481" office:value-type="float" office:value="1" calcext:value-type="float">
            <text:p>1</text:p>
          </table:table-cell>
          <table:table-cell table:style-name="ce610" office:value-type="float" office:value="1" calcext:value-type="float">
            <text:p>1</text:p>
          </table:table-cell>
          <table:table-cell table:style-name="ce751" office:value-type="float" office:value="1" calcext:value-type="float">
            <text:p>1</text:p>
          </table:table-cell>
          <table:table-cell table:style-name="ce899" office:value-type="float" office:value="1" calcext:value-type="float">
            <text:p>1</text:p>
          </table:table-cell>
          <table:table-cell table:style-name="ce1063" office:value-type="float" office:value="1" calcext:value-type="float">
            <text:p>1</text:p>
          </table:table-cell>
          <table:table-cell table:style-name="ce1233" office:value-type="float" office:value="1" calcext:value-type="float">
            <text:p>1</text:p>
          </table:table-cell>
          <table:table-cell table:style-name="ce1417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85" office:value-type="float" office:value="1" calcext:value-type="float">
            <text:p>1</text:p>
          </table:table-cell>
          <table:table-cell table:style-name="ce1909" office:value-type="float" office:value="1" calcext:value-type="float">
            <text:p>1</text:p>
          </table:table-cell>
          <table:table-cell table:style-name="ce200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92];[.C92];[.D92];[.E92];[.F92];[.G92];[.H92];[.I92];&quot;,0b&quot;;[.J92];[.K92];[.L92];[.M92];[.N92];[.O92];[.P92];[.Q92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92];[.C92];[.D92];[.E92];[.F92];[.G92];[.H92];[.I92] ); 2 ) &amp; &quot;,&quot; &amp; &quot;0x&quot; &amp; BIN2HEX( CONCATENATE( [.J92];[.K92];[.L92];[.M92];[.N92];[.O92];[.P92];[.Q92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style-name="ce482" office:value-type="float" office:value="1" calcext:value-type="float">
            <text:p>1</text:p>
          </table:table-cell>
          <table:table-cell table:style-name="ce611" office:value-type="float" office:value="1" calcext:value-type="float">
            <text:p>1</text:p>
          </table:table-cell>
          <table:table-cell table:style-name="ce752" office:value-type="float" office:value="1" calcext:value-type="float">
            <text:p>1</text:p>
          </table:table-cell>
          <table:table-cell table:style-name="ce900" office:value-type="float" office:value="1" calcext:value-type="float">
            <text:p>1</text:p>
          </table:table-cell>
          <table:table-cell table:style-name="ce1064" office:value-type="float" office:value="1" calcext:value-type="float">
            <text:p>1</text:p>
          </table:table-cell>
          <table:table-cell table:style-name="ce1234" office:value-type="float" office:value="1" calcext:value-type="float">
            <text:p>1</text:p>
          </table:table-cell>
          <table:table-cell table:style-name="ce1418" office:value-type="float" office:value="1" calcext:value-type="float">
            <text:p>1</text:p>
          </table:table-cell>
          <table:table-cell table:style-name="ce1592" office:value-type="float" office:value="1" calcext:value-type="float">
            <text:p>1</text:p>
          </table:table-cell>
          <table:table-cell table:style-name="ce1786" office:value-type="float" office:value="1" calcext:value-type="float">
            <text:p>1</text:p>
          </table:table-cell>
          <table:table-cell table:style-name="ce1910" office:value-type="float" office:value="1" calcext:value-type="float">
            <text:p>1</text:p>
          </table:table-cell>
          <table:table-cell table:style-name="ce2006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93];[.C93];[.D93];[.E93];[.F93];[.G93];[.H93];[.I93];&quot;,0b&quot;;[.J93];[.K93];[.L93];[.M93];[.N93];[.O93];[.P93];[.Q93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93];[.C93];[.D93];[.E93];[.F93];[.G93];[.H93];[.I93] ); 2 ) &amp; &quot;,&quot; &amp; &quot;0x&quot; &amp; BIN2HEX( CONCATENATE( [.J93];[.K93];[.L93];[.M93];[.N93];[.O93];[.P93];[.Q93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339" office:value-type="float" office:value="1" calcext:value-type="float">
            <text:p>1</text:p>
          </table:table-cell>
          <table:table-cell table:style-name="ce483" office:value-type="float" office:value="1" calcext:value-type="float">
            <text:p>1</text:p>
          </table:table-cell>
          <table:table-cell table:style-name="ce612" office:value-type="float" office:value="1" calcext:value-type="float">
            <text:p>1</text:p>
          </table:table-cell>
          <table:table-cell table:style-name="ce753" office:value-type="float" office:value="1" calcext:value-type="float">
            <text:p>1</text:p>
          </table:table-cell>
          <table:table-cell table:style-name="ce901" office:value-type="float" office:value="1" calcext:value-type="float">
            <text:p>1</text:p>
          </table:table-cell>
          <table:table-cell table:style-name="ce1065" office:value-type="float" office:value="1" calcext:value-type="float">
            <text:p>1</text:p>
          </table:table-cell>
          <table:table-cell table:style-name="ce1235" office:value-type="float" office:value="1" calcext:value-type="float">
            <text:p>1</text:p>
          </table:table-cell>
          <table:table-cell table:style-name="ce1419" office:value-type="float" office:value="1" calcext:value-type="float">
            <text:p>1</text:p>
          </table:table-cell>
          <table:table-cell table:style-name="ce1593" office:value-type="float" office:value="1" calcext:value-type="float">
            <text:p>1</text:p>
          </table:table-cell>
          <table:table-cell table:style-name="ce1787" office:value-type="float" office:value="1" calcext:value-type="float">
            <text:p>1</text:p>
          </table:table-cell>
          <table:table-cell table:style-name="ce1911" office:value-type="float" office:value="1" calcext:value-type="float">
            <text:p>1</text:p>
          </table:table-cell>
          <table:table-cell table:style-name="ce2007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94];[.C94];[.D94];[.E94];[.F94];[.G94];[.H94];[.I94];&quot;,0b&quot;;[.J94];[.K94];[.L94];[.M94];[.N94];[.O94];[.P94];[.Q94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94];[.C94];[.D94];[.E94];[.F94];[.G94];[.H94];[.I94] ); 2 ) &amp; &quot;,&quot; &amp; &quot;0x&quot; &amp; BIN2HEX( CONCATENATE( [.J94];[.K94];[.L94];[.M94];[.N94];[.O94];[.P94];[.Q94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484" office:value-type="float" office:value="1" calcext:value-type="float">
            <text:p>1</text:p>
          </table:table-cell>
          <table:table-cell table:style-name="ce613" office:value-type="float" office:value="1" calcext:value-type="float">
            <text:p>1</text:p>
          </table:table-cell>
          <table:table-cell table:style-name="ce754" office:value-type="float" office:value="1" calcext:value-type="float">
            <text:p>1</text:p>
          </table:table-cell>
          <table:table-cell table:style-name="ce90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236" office:value-type="float" office:value="1" calcext:value-type="float">
            <text:p>1</text:p>
          </table:table-cell>
          <table:table-cell table:style-name="ce1420" office:value-type="float" office:value="1" calcext:value-type="float">
            <text:p>1</text:p>
          </table:table-cell>
          <table:table-cell table:style-name="ce1594" office:value-type="float" office:value="1" calcext:value-type="float">
            <text:p>1</text:p>
          </table:table-cell>
          <table:table-cell table:style-name="ce1788" office:value-type="float" office:value="1" calcext:value-type="float">
            <text:p>1</text:p>
          </table:table-cell>
          <table:table-cell table:style-name="ce1912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/>
          <table:table-cell table:formula="of:=CONCATENATE(&quot;0b&quot;;[.B95];[.C95];[.D95];[.E95];[.F95];[.G95];[.H95];[.I95];&quot;,0b&quot;;[.J95];[.K95];[.L95];[.M95];[.N95];[.O95];[.P95];[.Q95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95];[.C95];[.D95];[.E95];[.F95];[.G95];[.H95];[.I95] ); 2 ) &amp; &quot;,&quot; &amp; &quot;0x&quot; &amp; BIN2HEX( CONCATENATE( [.J95];[.K95];[.L95];[.M95];[.N95];[.O95];[.P95];[.Q95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485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formula="of:=CONCATENATE(&quot;0b&quot;;[.B96];[.C96];[.D96];[.E96];[.F96];[.G96];[.H96];[.I96];&quot;,0b&quot;;[.J96];[.K96];[.L96];[.M96];[.N96];[.O96];[.P96];[.Q96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96];[.C96];[.D96];[.E96];[.F96];[.G96];[.H96];[.I96] ); 2 ) &amp; &quot;,&quot; &amp; &quot;0x&quot; &amp; BIN2HEX( CONCATENATE( [.J96];[.K96];[.L96];[.M96];[.N96];[.O96];[.P96];[.Q9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97];[.C97];[.D97];[.E97];[.F97];[.G97];[.H97];[.I97];&quot;,0b&quot;;[.J97];[.K97];[.L97];[.M97];[.N97];[.O97];[.P97];[.Q97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97];[.C97];[.D97];[.E97];[.F97];[.G97];[.H97];[.I97] ); 2 ) &amp; &quot;,&quot; &amp; &quot;0x&quot; &amp; BIN2HEX( CONCATENATE( [.J97];[.K97];[.L97];[.M97];[.N97];[.O97];[.P97];[.Q9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98];[.C98];[.D98];[.E98];[.F98];[.G98];[.H98];[.I98];&quot;,0b&quot;;[.J98];[.K98];[.L98];[.M98];[.N98];[.O98];[.P98];[.Q98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98];[.C98];[.D98];[.E98];[.F98];[.G98];[.H98];[.I98] ); 2 ) &amp; &quot;,&quot; &amp; &quot;0x&quot; &amp; BIN2HEX( CONCATENATE( [.J98];[.K98];[.L98];[.M98];[.N98];[.O98];[.P98];[.Q9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99];[.C99];[.D99];[.E99];[.F99];[.G99];[.H99];[.I99];&quot;,0b&quot;;[.J99];[.K99];[.L99];[.M99];[.N99];[.O99];[.P99];[.Q99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99];[.C99];[.D99];[.E99];[.F99];[.G99];[.H99];[.I99] ); 2 ) &amp; &quot;,&quot; &amp; &quot;0x&quot; &amp; BIN2HEX( CONCATENATE( [.J99];[.K99];[.L99];[.M99];[.N99];[.O99];[.P99];[.Q99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/>
          <table:table-cell table:formula="of:=CONCATENATE(&quot;{ 0b&quot;;[.B101];[.C101];[.D101];[.E101];[.F101];[.G101];[.H101];[.I101];&quot;,0b&quot;;[.J101];[.K101];[.L101];[.M101];[.N101];[.O101];[.P101];[.Q101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101];[.C101];[.D101];[.E101];[.F101];[.G101];[.H101];[.I101] ); 2 ) &amp; &quot;,&quot; &amp; &quot;0x&quot; &amp; BIN2HEX( CONCATENATE( [.J101];[.K101];[.L101];[.M101];[.N101];[.O101];[.P101];[.Q101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0" office:value-type="float" office:value="0" calcext:value-type="float">
            <text:p>0</text:p>
          </table:table-cell>
          <table:table-cell/>
          <table:table-cell table:formula="of:=CONCATENATE(&quot;0b&quot;;[.B102];[.C102];[.D102];[.E102];[.F102];[.G102];[.H102];[.I102];&quot;,0b&quot;;[.J102];[.K102];[.L102];[.M102];[.N102];[.O102];[.P102];[.Q102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02];[.C102];[.D102];[.E102];[.F102];[.G102];[.H102];[.I102] ); 2 ) &amp; &quot;,&quot; &amp; &quot;0x&quot; &amp; BIN2HEX( CONCATENATE( [.J102];[.K102];[.L102];[.M102];[.N102];[.O102];[.P102];[.Q10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0" office:value-type="float" office:value="0" calcext:value-type="float">
            <text:p>0</text:p>
          </table:table-cell>
          <table:table-cell/>
          <table:table-cell table:formula="of:=CONCATENATE(&quot;0b&quot;;[.B103];[.C103];[.D103];[.E103];[.F103];[.G103];[.H103];[.I103];&quot;,0b&quot;;[.J103];[.K103];[.L103];[.M103];[.N103];[.O103];[.P103];[.Q103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03];[.C103];[.D103];[.E103];[.F103];[.G103];[.H103];[.I103] ); 2 ) &amp; &quot;,&quot; &amp; &quot;0x&quot; &amp; BIN2HEX( CONCATENATE( [.J103];[.K103];[.L103];[.M103];[.N103];[.O103];[.P103];[.Q10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/>
          <table:table-cell table:formula="of:=CONCATENATE(&quot;0b&quot;;[.B104];[.C104];[.D104];[.E104];[.F104];[.G104];[.H104];[.I104];&quot;,0b&quot;;[.J104];[.K104];[.L104];[.M104];[.N104];[.O104];[.P104];[.Q104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04];[.C104];[.D104];[.E104];[.F104];[.G104];[.H104];[.I104] ); 2 ) &amp; &quot;,&quot; &amp; &quot;0x&quot; &amp; BIN2HEX( CONCATENATE( [.J104];[.K104];[.L104];[.M104];[.N104];[.O104];[.P104];[.Q10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style-name="ce486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755" office:value-type="float" office:value="1" calcext:value-type="float">
            <text:p>1</text:p>
          </table:table-cell>
          <table:table-cell table:style-name="ce903" office:value-type="float" office:value="1" calcext:value-type="float">
            <text:p>1</text:p>
          </table:table-cell>
          <table:table-cell table:style-name="ce1067" office:value-type="float" office:value="1" calcext:value-type="float">
            <text:p>1</text:p>
          </table:table-cell>
          <table:table-cell table:style-name="ce1237" office:value-type="float" office:value="1" calcext:value-type="float">
            <text:p>1</text:p>
          </table:table-cell>
          <table:table-cell table:style-name="ce1421" office:value-type="float" office:value="1" calcext:value-type="float">
            <text:p>1</text:p>
          </table:table-cell>
          <table:table-cell table:style-name="ce1595" office:value-type="float" office:value="1" calcext:value-type="float">
            <text:p>1</text:p>
          </table:table-cell>
          <table:table-cell table:style-name="ce1789" office:value-type="float" office:value="1" calcext:value-type="float">
            <text:p>1</text:p>
          </table:table-cell>
          <table:table-cell table:style-name="ce1789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/>
          <table:table-cell table:formula="of:=CONCATENATE(&quot;0b&quot;;[.B105];[.C105];[.D105];[.E105];[.F105];[.G105];[.H105];[.I105];&quot;,0b&quot;;[.J105];[.K105];[.L105];[.M105];[.N105];[.O105];[.P105];[.Q105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105];[.C105];[.D105];[.E105];[.F105];[.G105];[.H105];[.I105] ); 2 ) &amp; &quot;,&quot; &amp; &quot;0x&quot; &amp; BIN2HEX( CONCATENATE( [.J105];[.K105];[.L105];[.M105];[.N105];[.O105];[.P105];[.Q105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style-name="ce486" office:value-type="float" office:value="1" calcext:value-type="float">
            <text:p>1</text:p>
          </table:table-cell>
          <table:table-cell table:style-name="ce615" office:value-type="float" office:value="1" calcext:value-type="float">
            <text:p>1</text:p>
          </table:table-cell>
          <table:table-cell table:style-name="ce756" office:value-type="float" office:value="1" calcext:value-type="float">
            <text:p>1</text:p>
          </table:table-cell>
          <table:table-cell table:style-name="ce904" office:value-type="float" office:value="1" calcext:value-type="float">
            <text:p>1</text:p>
          </table:table-cell>
          <table:table-cell table:style-name="ce1068" office:value-type="float" office:value="1" calcext:value-type="float">
            <text:p>1</text:p>
          </table:table-cell>
          <table:table-cell table:style-name="ce1238" office:value-type="float" office:value="1" calcext:value-type="float">
            <text:p>1</text:p>
          </table:table-cell>
          <table:table-cell table:style-name="ce1422" office:value-type="float" office:value="1" calcext:value-type="float">
            <text:p>1</text:p>
          </table:table-cell>
          <table:table-cell table:style-name="ce1596" office:value-type="float" office:value="1" calcext:value-type="float">
            <text:p>1</text:p>
          </table:table-cell>
          <table:table-cell table:style-name="ce1790" office:value-type="float" office:value="1" calcext:value-type="float">
            <text:p>1</text:p>
          </table:table-cell>
          <table:table-cell table:style-name="ce1598" office:value-type="float" office:value="1" calcext:value-type="float">
            <text:p>1</text:p>
          </table:table-cell>
          <table:table-cell table:style-name="ce2010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06];[.C106];[.D106];[.E106];[.F106];[.G106];[.H106];[.I106];&quot;,0b&quot;;[.J106];[.K106];[.L106];[.M106];[.N106];[.O106];[.P106];[.Q106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106];[.C106];[.D106];[.E106];[.F106];[.G106];[.H106];[.I106] ); 2 ) &amp; &quot;,&quot; &amp; &quot;0x&quot; &amp; BIN2HEX( CONCATENATE( [.J106];[.K106];[.L106];[.M106];[.N106];[.O106];[.P106];[.Q106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341" office:value-type="float" office:value="1" calcext:value-type="float">
            <text:p>1</text:p>
          </table:table-cell>
          <table:table-cell table:style-name="ce487" office:value-type="float" office:value="1" calcext:value-type="float">
            <text:p>1</text:p>
          </table:table-cell>
          <table:table-cell table:style-name="ce616" office:value-type="float" office:value="1" calcext:value-type="float">
            <text:p>1</text:p>
          </table:table-cell>
          <table:table-cell table:style-name="ce757" office:value-type="float" office:value="1" calcext:value-type="float">
            <text:p>1</text:p>
          </table:table-cell>
          <table:table-cell table:style-name="ce905" office:value-type="float" office:value="1" calcext:value-type="float">
            <text:p>1</text:p>
          </table:table-cell>
          <table:table-cell table:style-name="ce1069" office:value-type="float" office:value="1" calcext:value-type="float">
            <text:p>1</text:p>
          </table:table-cell>
          <table:table-cell table:style-name="ce1239" office:value-type="float" office:value="1" calcext:value-type="float">
            <text:p>1</text:p>
          </table:table-cell>
          <table:table-cell table:style-name="ce1423" office:value-type="float" office:value="1" calcext:value-type="float">
            <text:p>1</text:p>
          </table:table-cell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1" calcext:value-type="float">
            <text:p>1</text:p>
          </table:table-cell>
          <table:table-cell table:style-name="ce1913" office:value-type="float" office:value="1" calcext:value-type="float">
            <text:p>1</text:p>
          </table:table-cell>
          <table:table-cell table:style-name="ce2010" office:value-type="float" office:value="1" calcext:value-type="float">
            <text:p>1</text:p>
          </table:table-cell>
          <table:table-cell table:style-name="ce210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07];[.C107];[.D107];[.E107];[.F107];[.G107];[.H107];[.I107];&quot;,0b&quot;;[.J107];[.K107];[.L107];[.M107];[.N107];[.O107];[.P107];[.Q107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07];[.C107];[.D107];[.E107];[.F107];[.G107];[.H107];[.I107] ); 2 ) &amp; &quot;,&quot; &amp; &quot;0x&quot; &amp; BIN2HEX( CONCATENATE( [.J107];[.K107];[.L107];[.M107];[.N107];[.O107];[.P107];[.Q107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617" office:value-type="float" office:value="1" calcext:value-type="float">
            <text:p>1</text:p>
          </table:table-cell>
          <table:table-cell table:style-name="ce758" office:value-type="float" office:value="1" calcext:value-type="float">
            <text:p>1</text:p>
          </table:table-cell>
          <table:table-cell table:style-name="ce906" office:value-type="float" office:value="1" calcext:value-type="float">
            <text:p>1</text:p>
          </table:table-cell>
          <table:table-cell table:style-name="ce1070" office:value-type="float" office:value="1" calcext:value-type="float">
            <text:p>1</text:p>
          </table:table-cell>
          <table:table-cell table:style-name="ce1240" office:value-type="float" office:value="1" calcext:value-type="float">
            <text:p>1</text:p>
          </table:table-cell>
          <table:table-cell table:style-name="ce1424" office:value-type="float" office:value="1" calcext:value-type="float">
            <text:p>1</text:p>
          </table:table-cell>
          <table:table-cell table:number-columns-repeated="3" table:style-name="ce1598" office:value-type="float" office:value="1" calcext:value-type="float">
            <text:p>1</text:p>
          </table:table-cell>
          <table:table-cell table:style-name="ce2011" office:value-type="float" office:value="1" calcext:value-type="float">
            <text:p>1</text:p>
          </table:table-cell>
          <table:table-cell table:style-name="ce210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08];[.C108];[.D108];[.E108];[.F108];[.G108];[.H108];[.I108];&quot;,0b&quot;;[.J108];[.K108];[.L108];[.M108];[.N108];[.O108];[.P108];[.Q108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08];[.C108];[.D108];[.E108];[.F108];[.G108];[.H108];[.I108] ); 2 ) &amp; &quot;,&quot; &amp; &quot;0x&quot; &amp; BIN2HEX( CONCATENATE( [.J108];[.K108];[.L108];[.M108];[.N108];[.O108];[.P108];[.Q108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618" office:value-type="float" office:value="1" calcext:value-type="float">
            <text:p>1</text:p>
          </table:table-cell>
          <table:table-cell table:style-name="ce759" office:value-type="float" office:value="1" calcext:value-type="float">
            <text:p>1</text:p>
          </table:table-cell>
          <table:table-cell table:style-name="ce907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241" office:value-type="float" office:value="0" calcext:value-type="float">
            <text:p>0</text:p>
          </table:table-cell>
          <table:table-cell table:style-name="ce1425" office:value-type="float" office:value="0" calcext:value-type="float">
            <text:p>0</text:p>
          </table:table-cell>
          <table:table-cell table:number-columns-repeated="3" table:style-name="ce1598" office:value-type="float" office:value="1" calcext:value-type="float">
            <text:p>1</text:p>
          </table:table-cell>
          <table:table-cell table:style-name="ce2010" office:value-type="float" office:value="1" calcext:value-type="float">
            <text:p>1</text:p>
          </table:table-cell>
          <table:table-cell table:style-name="ce210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09];[.C109];[.D109];[.E109];[.F109];[.G109];[.H109];[.I109];&quot;,0b&quot;;[.J109];[.K109];[.L109];[.M109];[.N109];[.O109];[.P109];[.Q109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09];[.C109];[.D109];[.E109];[.F109];[.G109];[.H109];[.I109] ); 2 ) &amp; &quot;,&quot; &amp; &quot;0x&quot; &amp; BIN2HEX( CONCATENATE( [.J109];[.K109];[.L109];[.M109];[.N109];[.O109];[.P109];[.Q109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44" office:value-type="float" office:value="1" calcext:value-type="float">
            <text:p>1</text:p>
          </table:table-cell>
          <table:table-cell table:style-name="ce490" office:value-type="float" office:value="1" calcext:value-type="float">
            <text:p>1</text:p>
          </table:table-cell>
          <table:table-cell table:style-name="ce619" office:value-type="float" office:value="1" calcext:value-type="float">
            <text:p>1</text:p>
          </table:table-cell>
          <table:table-cell table:style-name="ce760" office:value-type="float" office:value="1" calcext:value-type="float">
            <text:p>1</text:p>
          </table:table-cell>
          <table:table-cell table:style-name="ce908" office:value-type="float" office:value="0" calcext:value-type="float">
            <text:p>0</text:p>
          </table:table-cell>
          <table:table-cell table:style-name="ce1072" office:value-type="float" office:value="0" calcext:value-type="float">
            <text:p>0</text:p>
          </table:table-cell>
          <table:table-cell table:style-name="ce1242" office:value-type="float" office:value="0" calcext:value-type="float">
            <text:p>0</text:p>
          </table:table-cell>
          <table:table-cell table:style-name="ce1426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91" office:value-type="float" office:value="1" calcext:value-type="float">
            <text:p>1</text:p>
          </table:table-cell>
          <table:table-cell table:style-name="ce1914" office:value-type="float" office:value="1" calcext:value-type="float">
            <text:p>1</text:p>
          </table:table-cell>
          <table:table-cell table:style-name="ce2012" office:value-type="float" office:value="1" calcext:value-type="float">
            <text:p>1</text:p>
          </table:table-cell>
          <table:table-cell table:style-name="ce210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10];[.C110];[.D110];[.E110];[.F110];[.G110];[.H110];[.I110];&quot;,0b&quot;;[.J110];[.K110];[.L110];[.M110];[.N110];[.O110];[.P110];[.Q110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10];[.C110];[.D110];[.E110];[.F110];[.G110];[.H110];[.I110] ); 2 ) &amp; &quot;,&quot; &amp; &quot;0x&quot; &amp; BIN2HEX( CONCATENATE( [.J110];[.K110];[.L110];[.M110];[.N110];[.O110];[.P110];[.Q110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45" office:value-type="float" office:value="0" calcext:value-type="float">
            <text:p>0</text:p>
          </table:table-cell>
          <table:table-cell table:number-columns-repeated="3" table:style-name="ce491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style-name="ce1073" office:value-type="float" office:value="0" calcext:value-type="float">
            <text:p>0</text:p>
          </table:table-cell>
          <table:table-cell table:style-name="ce1243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792" office:value-type="float" office:value="1" calcext:value-type="float">
            <text:p>1</text:p>
          </table:table-cell>
          <table:table-cell table:style-name="ce1915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10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11];[.C111];[.D111];[.E111];[.F111];[.G111];[.H111];[.I111];&quot;,0b&quot;;[.J111];[.K111];[.L111];[.M111];[.N111];[.O111];[.P111];[.Q111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11];[.C111];[.D111];[.E111];[.F111];[.G111];[.H111];[.I111] ); 2 ) &amp; &quot;,&quot; &amp; &quot;0x&quot; &amp; BIN2HEX( CONCATENATE( [.J111];[.K111];[.L111];[.M111];[.N111];[.O111];[.P111];[.Q111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486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793" office:value-type="float" office:value="1" calcext:value-type="float">
            <text:p>1</text:p>
          </table:table-cell>
          <table:table-cell table:style-name="ce1916" office:value-type="float" office:value="1" calcext:value-type="float">
            <text:p>1</text:p>
          </table:table-cell>
          <table:table-cell table:style-name="ce2014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12];[.C112];[.D112];[.E112];[.F112];[.G112];[.H112];[.I112];&quot;,0b&quot;;[.J112];[.K112];[.L112];[.M112];[.N112];[.O112];[.P112];[.Q112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12];[.C112];[.D112];[.E112];[.F112];[.G112];[.H112];[.I112] ); 2 ) &amp; &quot;,&quot; &amp; &quot;0x&quot; &amp; BIN2HEX( CONCATENATE( [.J112];[.K112];[.L112];[.M112];[.N112];[.O112];[.P112];[.Q112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3" table:style-name="ce486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794" office:value-type="float" office:value="1" calcext:value-type="float">
            <text:p>1</text:p>
          </table:table-cell>
          <table:table-cell table:style-name="ce1917" office:value-type="float" office:value="1" calcext:value-type="float">
            <text:p>1</text:p>
          </table:table-cell>
          <table:table-cell table:style-name="ce2015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13];[.C113];[.D113];[.E113];[.F113];[.G113];[.H113];[.I113];&quot;,0b&quot;;[.J113];[.K113];[.L113];[.M113];[.N113];[.O113];[.P113];[.Q113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13];[.C113];[.D113];[.E113];[.F113];[.G113];[.H113];[.I113] ); 2 ) &amp; &quot;,&quot; &amp; &quot;0x&quot; &amp; BIN2HEX( CONCATENATE( [.J113];[.K113];[.L113];[.M113];[.N113];[.O113];[.P113];[.Q113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3" table:style-name="ce486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number-columns-repeated="3" table:style-name="ce1076" office:value-type="float" office:value="0" calcext:value-type="float">
            <text:p>0</text:p>
          </table:table-cell>
          <table:table-cell table:number-columns-repeated="4" table:style-name="ce1076" office:value-type="float" office:value="1" calcext:value-type="float">
            <text:p>1</text:p>
          </table:table-cell>
          <table:table-cell table:style-name="ce1076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14];[.C114];[.D114];[.E114];[.F114];[.G114];[.H114];[.I114];&quot;,0b&quot;;[.J114];[.K114];[.L114];[.M114];[.N114];[.O114];[.P114];[.Q114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14];[.C114];[.D114];[.E114];[.F114];[.G114];[.H114];[.I114] ); 2 ) &amp; &quot;,&quot; &amp; &quot;0x&quot; &amp; BIN2HEX( CONCATENATE( [.J114];[.K114];[.L114];[.M114];[.N114];[.O114];[.P114];[.Q114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style-name="ce486" office:value-type="float" office:value="0" calcext:value-type="float">
            <text:p>0</text:p>
          </table:table-cell>
          <table:table-cell table:style-name="ce620" office:value-type="float" office:value="1" calcext:value-type="float">
            <text:p>1</text:p>
          </table:table-cell>
          <table:table-cell table:style-name="ce761" office:value-type="float" office:value="1" calcext:value-type="float">
            <text:p>1</text:p>
          </table:table-cell>
          <table:table-cell table:style-name="ce909" office:value-type="float" office:value="1" calcext:value-type="float">
            <text:p>1</text:p>
          </table:table-cell>
          <table:table-cell table:style-name="ce1077" office:value-type="float" office:value="1" calcext:value-type="float">
            <text:p>1</text:p>
          </table:table-cell>
          <table:table-cell table:style-name="ce1246" office:value-type="float" office:value="1" calcext:value-type="float">
            <text:p>1</text:p>
          </table:table-cell>
          <table:table-cell table:number-columns-repeated="4" table:style-name="ce1430" office:value-type="float" office:value="1" calcext:value-type="float">
            <text:p>1</text:p>
          </table:table-cell>
          <table:table-cell table:number-columns-repeated="2" table:style-name="ce1430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/>
          <table:table-cell table:formula="of:=CONCATENATE(&quot;0b&quot;;[.B115];[.C115];[.D115];[.E115];[.F115];[.G115];[.H115];[.I115];&quot;,0b&quot;;[.J115];[.K115];[.L115];[.M115];[.N115];[.O115];[.P115];[.Q115];&quot;,&quot;)" office:value-type="string" office:string-value="0b00001111,0b11111000," calcext:value-type="string">
            <text:p>0b00001111,0b11111000,</text:p>
          </table:table-cell>
          <table:table-cell/>
          <table:table-cell table:formula="of:=&quot;0x&quot; &amp; BIN2HEX( CONCATENATE( [.B115];[.C115];[.D115];[.E115];[.F115];[.G115];[.H115];[.I115] ); 2 ) &amp; &quot;,&quot; &amp; &quot;0x&quot; &amp; BIN2HEX( CONCATENATE( [.J115];[.K115];[.L115];[.M115];[.N115];[.O115];[.P115];[.Q115] ); 2 ) &amp; &quot;, &quot;" office:value-type="string" office:string-value="0x0F,0xF8, " calcext:value-type="string">
            <text:p>0x0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621" office:value-type="float" office:value="1" calcext:value-type="float">
            <text:p>1</text:p>
          </table:table-cell>
          <table:table-cell table:style-name="ce762" office:value-type="float" office:value="1" calcext:value-type="float">
            <text:p>1</text:p>
          </table:table-cell>
          <table:table-cell table:style-name="ce910" office:value-type="float" office:value="1" calcext:value-type="float">
            <text:p>1</text:p>
          </table:table-cell>
          <table:table-cell table:style-name="ce1078" office:value-type="float" office:value="1" calcext:value-type="float">
            <text:p>1</text:p>
          </table:table-cell>
          <table:table-cell table:style-name="ce1247" office:value-type="float" office:value="1" calcext:value-type="float">
            <text:p>1</text:p>
          </table:table-cell>
          <table:table-cell table:number-columns-repeated="3" table:style-name="ce1431" office:value-type="float" office:value="1" calcext:value-type="float">
            <text:p>1</text:p>
          </table:table-cell>
          <table:table-cell table:number-columns-repeated="3" table:style-name="ce143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formula="of:=CONCATENATE(&quot;0b&quot;;[.B116];[.C116];[.D116];[.E116];[.F116];[.G116];[.H116];[.I116];&quot;,0b&quot;;[.J116];[.K116];[.L116];[.M116];[.N116];[.O116];[.P116];[.Q116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116];[.C116];[.D116];[.E116];[.F116];[.G116];[.H116];[.I116] ); 2 ) &amp; &quot;,&quot; &amp; &quot;0x&quot; &amp; BIN2HEX( CONCATENATE( [.J116];[.K116];[.L116];[.M116];[.N116];[.O116];[.P116];[.Q116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12" office:value-type="float" office:value="0" calcext:value-type="float">
            <text:p>0</text:p>
          </table:table-cell>
          <table:table-cell table:style-name="ce622" office:value-type="float" office:value="1" calcext:value-type="float">
            <text:p>1</text:p>
          </table:table-cell>
          <table:table-cell table:style-name="ce763" office:value-type="float" office:value="1" calcext:value-type="float">
            <text:p>1</text:p>
          </table:table-cell>
          <table:table-cell table:style-name="ce911" office:value-type="float" office:value="1" calcext:value-type="float">
            <text:p>1</text:p>
          </table:table-cell>
          <table:table-cell table:style-name="ce1079" office:value-type="float" office:value="1" calcext:value-type="float">
            <text:p>1</text:p>
          </table:table-cell>
          <table:table-cell table:style-name="ce1248" office:value-type="float" office:value="1" calcext:value-type="float">
            <text:p>1</text:p>
          </table:table-cell>
          <table:table-cell table:number-columns-repeated="3" table:style-name="ce1432" office:value-type="float" office:value="1" calcext:value-type="float">
            <text:p>1</text:p>
          </table:table-cell>
          <table:table-cell table:number-columns-repeated="3" table:style-name="ce143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NCATENATE(&quot;0b&quot;;[.B117];[.C117];[.D117];[.E117];[.F117];[.G117];[.H117];[.I117];&quot;,0b&quot;;[.J117];[.K117];[.L117];[.M117];[.N117];[.O117];[.P117];[.Q117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117];[.C117];[.D117];[.E117];[.F117];[.G117];[.H117];[.I117] ); 2 ) &amp; &quot;,&quot; &amp; &quot;0x&quot; &amp; BIN2HEX( CONCATENATE( [.J117];[.K117];[.L117];[.M117];[.N117];[.O117];[.P117];[.Q117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13" office:value-type="float" office:value="0" calcext:value-type="float">
            <text:p>0</text:p>
          </table:table-cell>
          <table:table-cell table:style-name="ce623" office:value-type="float" office:value="1" calcext:value-type="float">
            <text:p>1</text:p>
          </table:table-cell>
          <table:table-cell table:style-name="ce764" office:value-type="float" office:value="1" calcext:value-type="float">
            <text:p>1</text:p>
          </table:table-cell>
          <table:table-cell table:style-name="ce912" office:value-type="float" office:value="1" calcext:value-type="float">
            <text:p>1</text:p>
          </table:table-cell>
          <table:table-cell table:style-name="ce1080" office:value-type="float" office:value="1" calcext:value-type="float">
            <text:p>1</text:p>
          </table:table-cell>
          <table:table-cell table:style-name="ce1249" office:value-type="float" office:value="1" calcext:value-type="float">
            <text:p>1</text:p>
          </table:table-cell>
          <table:table-cell table:number-columns-repeated="4" table:style-name="ce1433" office:value-type="float" office:value="1" calcext:value-type="float">
            <text:p>1</text:p>
          </table:table-cell>
          <table:table-cell table:number-columns-repeated="2" table:style-name="ce143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CONCATENATE(&quot;0b&quot;;[.B118];[.C118];[.D118];[.E118];[.F118];[.G118];[.H118];[.I118];&quot;,0b&quot;;[.J118];[.K118];[.L118];[.M118];[.N118];[.O118];[.P118];[.Q118];&quot;,&quot;)" office:value-type="string" office:string-value="0b00001111,0b11111000," calcext:value-type="string">
            <text:p>0b00001111,0b11111000,</text:p>
          </table:table-cell>
          <table:table-cell/>
          <table:table-cell table:formula="of:=&quot;0x&quot; &amp; BIN2HEX( CONCATENATE( [.B118];[.C118];[.D118];[.E118];[.F118];[.G118];[.H118];[.I118] ); 2 ) &amp; &quot;,&quot; &amp; &quot;0x&quot; &amp; BIN2HEX( CONCATENATE( [.J118];[.K118];[.L118];[.M118];[.N118];[.O118];[.P118];[.Q118] ); 2 ) &amp; &quot;, &quot;" office:value-type="string" office:string-value="0x0F,0xF8, " calcext:value-type="string">
            <text:p>0x0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7" table:style-name="ce14" office:value-type="float" office:value="0" calcext:value-type="float">
            <text:p>0</text:p>
          </table:table-cell>
          <table:table-cell table:number-columns-repeated="3" table:style-name="ce1081" office:value-type="float" office:value="0" calcext:value-type="float">
            <text:p>0</text:p>
          </table:table-cell>
          <table:table-cell table:number-columns-repeated="4" table:style-name="ce1081" office:value-type="float" office:value="1" calcext:value-type="float">
            <text:p>1</text:p>
          </table:table-cell>
          <table:table-cell table:style-name="ce108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formula="of:=CONCATENATE(&quot;0b&quot;;[.B119];[.C119];[.D119];[.E119];[.F119];[.G119];[.H119];[.I119];&quot;,0b&quot;;[.J119];[.K119];[.L119];[.M119];[.N119];[.O119];[.P119];[.Q119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19];[.C119];[.D119];[.E119];[.F119];[.G119];[.H119];[.I119] ); 2 ) &amp; &quot;,&quot; &amp; &quot;0x&quot; &amp; BIN2HEX( CONCATENATE( [.J119];[.K119];[.L119];[.M119];[.N119];[.O119];[.P119];[.Q119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7" table:style-name="ce15" office:value-type="float" office:value="0" calcext:value-type="float">
            <text:p>0</text:p>
          </table:table-cell>
          <table:table-cell table:number-columns-repeated="3" table:style-name="ce1082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795" office:value-type="float" office:value="1" calcext:value-type="float">
            <text:p>1</text:p>
          </table:table-cell>
          <table:table-cell table:style-name="ce1918" office:value-type="float" office:value="1" calcext:value-type="float">
            <text:p>1</text:p>
          </table:table-cell>
          <table:table-cell table:style-name="ce2016" office:value-type="float" office:value="1" calcext:value-type="float">
            <text:p>1</text:p>
          </table:table-cell>
          <table:table-cell table:style-name="ce108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&quot;0b&quot;;[.B120];[.C120];[.D120];[.E120];[.F120];[.G120];[.H120];[.I120];&quot;,0b&quot;;[.J120];[.K120];[.L120];[.M120];[.N120];[.O120];[.P120];[.Q120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20];[.C120];[.D120];[.E120];[.F120];[.G120];[.H120];[.I120] ); 2 ) &amp; &quot;,&quot; &amp; &quot;0x&quot; &amp; BIN2HEX( CONCATENATE( [.J120];[.K120];[.L120];[.M120];[.N120];[.O120];[.P120];[.Q120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7" table:style-name="ce16" office:value-type="float" office:value="0" calcext:value-type="float">
            <text:p>0</text:p>
          </table:table-cell>
          <table:table-cell table:number-columns-repeated="3" table:style-name="ce1083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796" office:value-type="float" office:value="1" calcext:value-type="float">
            <text:p>1</text:p>
          </table:table-cell>
          <table:table-cell table:style-name="ce1919" office:value-type="float" office:value="1" calcext:value-type="float">
            <text:p>1</text:p>
          </table:table-cell>
          <table:table-cell table:style-name="ce2017" office:value-type="float" office:value="1" calcext:value-type="float">
            <text:p>1</text:p>
          </table:table-cell>
          <table:table-cell table:style-name="ce108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CONCATENATE(&quot;0b&quot;;[.B121];[.C121];[.D121];[.E121];[.F121];[.G121];[.H121];[.I121];&quot;,0b&quot;;[.J121];[.K121];[.L121];[.M121];[.N121];[.O121];[.P121];[.Q121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21];[.C121];[.D121];[.E121];[.F121];[.G121];[.H121];[.I121] ); 2 ) &amp; &quot;,&quot; &amp; &quot;0x&quot; &amp; BIN2HEX( CONCATENATE( [.J121];[.K121];[.L121];[.M121];[.N121];[.O121];[.P121];[.Q121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7" office:value-type="float" office:value="0" calcext:value-type="float">
            <text:p>0</text:p>
          </table:table-cell>
          <table:table-cell table:style-name="ce347" office:value-type="float" office:value="0" calcext:value-type="float">
            <text:p>0</text:p>
          </table:table-cell>
          <table:table-cell table:number-columns-repeated="3" table:style-name="ce492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797" office:value-type="float" office:value="1" calcext:value-type="float">
            <text:p>1</text:p>
          </table:table-cell>
          <table:table-cell table:style-name="ce1920" office:value-type="float" office:value="1" calcext:value-type="float">
            <text:p>1</text:p>
          </table:table-cell>
          <table:table-cell table:style-name="ce2018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CONCATENATE(&quot;0b&quot;;[.B122];[.C122];[.D122];[.E122];[.F122];[.G122];[.H122];[.I122];&quot;,0b&quot;;[.J122];[.K122];[.L122];[.M122];[.N122];[.O122];[.P122];[.Q122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22];[.C122];[.D122];[.E122];[.F122];[.G122];[.H122];[.I122] ); 2 ) &amp; &quot;,&quot; &amp; &quot;0x&quot; &amp; BIN2HEX( CONCATENATE( [.J122];[.K122];[.L122];[.M122];[.N122];[.O122];[.P122];[.Q122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8" office:value-type="float" office:value="0" calcext:value-type="float">
            <text:p>0</text:p>
          </table:table-cell>
          <table:table-cell table:style-name="ce348" office:value-type="float" office:value="1" calcext:value-type="float">
            <text:p>1</text:p>
          </table:table-cell>
          <table:table-cell table:style-name="ce493" office:value-type="float" office:value="1" calcext:value-type="float">
            <text:p>1</text:p>
          </table:table-cell>
          <table:table-cell table:style-name="ce624" office:value-type="float" office:value="1" calcext:value-type="float">
            <text:p>1</text:p>
          </table:table-cell>
          <table:table-cell table:style-name="ce765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98" office:value-type="float" office:value="1" calcext:value-type="float">
            <text:p>1</text:p>
          </table:table-cell>
          <table:table-cell table:style-name="ce1921" office:value-type="float" office:value="1" calcext:value-type="float">
            <text:p>1</text:p>
          </table:table-cell>
          <table:table-cell table:style-name="ce20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formula="of:=CONCATENATE(&quot;0b&quot;;[.B123];[.C123];[.D123];[.E123];[.F123];[.G123];[.H123];[.I123];&quot;,0b&quot;;[.J123];[.K123];[.L123];[.M123];[.N123];[.O123];[.P123];[.Q123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23];[.C123];[.D123];[.E123];[.F123];[.G123];[.H123];[.I123] ); 2 ) &amp; &quot;,&quot; &amp; &quot;0x&quot; &amp; BIN2HEX( CONCATENATE( [.J123];[.K123];[.L123];[.M123];[.N123];[.O123];[.P123];[.Q123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494" office:value-type="float" office:value="1" calcext:value-type="float">
            <text:p>1</text:p>
          </table:table-cell>
          <table:table-cell table:style-name="ce625" office:value-type="float" office:value="1" calcext:value-type="float">
            <text:p>1</text:p>
          </table:table-cell>
          <table:table-cell table:style-name="ce766" office:value-type="float" office:value="1" calcext:value-type="float">
            <text:p>1</text:p>
          </table:table-cell>
          <table:table-cell table:number-columns-repeated="4" table:style-name="ce913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799" office:value-type="float" office:value="1" calcext:value-type="float">
            <text:p>1</text:p>
          </table:table-cell>
          <table:table-cell table:style-name="ce1922" office:value-type="float" office:value="1" calcext:value-type="float">
            <text:p>1</text:p>
          </table:table-cell>
          <table:table-cell table:style-name="ce2020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formula="of:=CONCATENATE(&quot;0b&quot;;[.B124];[.C124];[.D124];[.E124];[.F124];[.G124];[.H124];[.I124];&quot;,0b&quot;;[.J124];[.K124];[.L124];[.M124];[.N124];[.O124];[.P124];[.Q124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24];[.C124];[.D124];[.E124];[.F124];[.G124];[.H124];[.I124] ); 2 ) &amp; &quot;,&quot; &amp; &quot;0x&quot; &amp; BIN2HEX( CONCATENATE( [.J124];[.K124];[.L124];[.M124];[.N124];[.O124];[.P124];[.Q124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0" office:value-type="float" office:value="0" calcext:value-type="float">
            <text:p>0</text:p>
          </table:table-cell>
          <table:table-cell table:style-name="ce350" office:value-type="float" office:value="1" calcext:value-type="float">
            <text:p>1</text:p>
          </table:table-cell>
          <table:table-cell table:style-name="ce495" office:value-type="float" office:value="1" calcext:value-type="float">
            <text:p>1</text:p>
          </table:table-cell>
          <table:table-cell table:style-name="ce626" office:value-type="float" office:value="1" calcext:value-type="float">
            <text:p>1</text:p>
          </table:table-cell>
          <table:table-cell table:style-name="ce767" office:value-type="float" office:value="1" calcext:value-type="float">
            <text:p>1</text:p>
          </table:table-cell>
          <table:table-cell table:style-name="ce914" office:value-type="float" office:value="1" calcext:value-type="float">
            <text:p>1</text:p>
          </table:table-cell>
          <table:table-cell table:style-name="ce1084" office:value-type="float" office:value="1" calcext:value-type="float">
            <text:p>1</text:p>
          </table:table-cell>
          <table:table-cell table:style-name="ce1250" office:value-type="float" office:value="1" calcext:value-type="float">
            <text:p>1</text:p>
          </table:table-cell>
          <table:table-cell table:style-name="ce1434" office:value-type="float" office:value="1" calcext:value-type="float">
            <text:p>1</text:p>
          </table:table-cell>
          <table:table-cell table:style-name="ce1608" office:value-type="float" office:value="1" calcext:value-type="float">
            <text:p>1</text:p>
          </table:table-cell>
          <table:table-cell table:style-name="ce1800" office:value-type="float" office:value="1" calcext:value-type="float">
            <text:p>1</text:p>
          </table:table-cell>
          <table:table-cell table:style-name="ce1923" office:value-type="float" office:value="1" calcext:value-type="float">
            <text:p>1</text:p>
          </table:table-cell>
          <table:table-cell table:style-name="ce2021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/>
          <table:table-cell table:formula="of:=CONCATENATE(&quot;0b&quot;;[.B125];[.C125];[.D125];[.E125];[.F125];[.G125];[.H125];[.I125];&quot;,0b&quot;;[.J125];[.K125];[.L125];[.M125];[.N125];[.O125];[.P125];[.Q125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25];[.C125];[.D125];[.E125];[.F125];[.G125];[.H125];[.I125] ); 2 ) &amp; &quot;,&quot; &amp; &quot;0x&quot; &amp; BIN2HEX( CONCATENATE( [.J125];[.K125];[.L125];[.M125];[.N125];[.O125];[.P125];[.Q125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21" office:value-type="float" office:value="0" calcext:value-type="float">
            <text:p>0</text:p>
          </table:table-cell>
          <table:table-cell table:style-name="ce351"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627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915" office:value-type="float" office:value="1" calcext:value-type="float">
            <text:p>1</text:p>
          </table:table-cell>
          <table:table-cell table:style-name="ce1085" office:value-type="float" office:value="1" calcext:value-type="float">
            <text:p>1</text:p>
          </table:table-cell>
          <table:table-cell table:style-name="ce1251" office:value-type="float" office:value="1" calcext:value-type="float">
            <text:p>1</text:p>
          </table:table-cell>
          <table:table-cell table:style-name="ce1435" office:value-type="float" office:value="1" calcext:value-type="float">
            <text:p>1</text:p>
          </table:table-cell>
          <table:table-cell table:style-name="ce1609" office:value-type="float" office:value="1" calcext:value-type="float">
            <text:p>1</text:p>
          </table:table-cell>
          <table:table-cell table:style-name="ce1801" office:value-type="float" office:value="1" calcext:value-type="float">
            <text:p>1</text:p>
          </table:table-cell>
          <table:table-cell table:style-name="ce192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formula="of:=CONCATENATE(&quot;0b&quot;;[.B126];[.C126];[.D126];[.E126];[.F126];[.G126];[.H126];[.I126];&quot;,0b&quot;;[.J126];[.K126];[.L126];[.M126];[.N126];[.O126];[.P126];[.Q126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26];[.C126];[.D126];[.E126];[.F126];[.G126];[.H126];[.I126] ); 2 ) &amp; &quot;,&quot; &amp; &quot;0x&quot; &amp; BIN2HEX( CONCATENATE( [.J126];[.K126];[.L126];[.M126];[.N126];[.O126];[.P126];[.Q126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28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916" office:value-type="float" office:value="1" calcext:value-type="float">
            <text:p>1</text:p>
          </table:table-cell>
          <table:table-cell table:style-name="ce1086" office:value-type="float" office:value="1" calcext:value-type="float">
            <text:p>1</text:p>
          </table:table-cell>
          <table:table-cell table:style-name="ce1252" office:value-type="float" office:value="1" calcext:value-type="float">
            <text:p>1</text:p>
          </table:table-cell>
          <table:table-cell table:style-name="ce1436" office:value-type="float" office:value="1" calcext:value-type="float">
            <text:p>1</text:p>
          </table:table-cell>
          <table:table-cell table:style-name="ce1610" office:value-type="float" office:value="1" calcext:value-type="float">
            <text:p>1</text:p>
          </table:table-cell>
          <table:table-cell table:style-name="ce180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formula="of:=CONCATENATE(&quot;0b&quot;;[.B127];[.C127];[.D127];[.E127];[.F127];[.G127];[.H127];[.I127];&quot;,0b&quot;;[.J127];[.K127];[.L127];[.M127];[.N127];[.O127];[.P127];[.Q127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127];[.C127];[.D127];[.E127];[.F127];[.G127];[.H127];[.I127] ); 2 ) &amp; &quot;,&quot; &amp; &quot;0x&quot; &amp; BIN2HEX( CONCATENATE( [.J127];[.K127];[.L127];[.M127];[.N127];[.O127];[.P127];[.Q127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770" office:value-type="float" office:value="1" calcext:value-type="float">
            <text:p>1</text:p>
          </table:table-cell>
          <table:table-cell table:style-name="ce917" office:value-type="float" office:value="1" calcext:value-type="float">
            <text:p>1</text:p>
          </table:table-cell>
          <table:table-cell table:style-name="ce1087" office:value-type="float" office:value="1" calcext:value-type="float">
            <text:p>1</text:p>
          </table:table-cell>
          <table:table-cell table:style-name="ce1253" office:value-type="float" office:value="1" calcext:value-type="float">
            <text:p>1</text:p>
          </table:table-cell>
          <table:table-cell table:style-name="ce1437" office:value-type="float" office:value="1" calcext:value-type="float">
            <text:p>1</text:p>
          </table:table-cell>
          <table:table-cell table:style-name="ce161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/>
          <table:table-cell table:formula="of:=CONCATENATE(&quot;0b&quot;;[.B128];[.C128];[.D128];[.E128];[.F128];[.G128];[.H128];[.I128];&quot;,0b&quot;;[.J128];[.K128];[.L128];[.M128];[.N128];[.O128];[.P128];[.Q128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128];[.C128];[.D128];[.E128];[.F128];[.G128];[.H128];[.I128] ); 2 ) &amp; &quot;,&quot; &amp; &quot;0x&quot; &amp; BIN2HEX( CONCATENATE( [.J128];[.K128];[.L128];[.M128];[.N128];[.O128];[.P128];[.Q128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4" office:value-type="float" office:value="0" calcext:value-type="float">
            <text:p>0</text:p>
          </table:table-cell>
          <table:table-cell/>
          <table:table-cell table:formula="of:=CONCATENATE(&quot;0b&quot;;[.B129];[.C129];[.D129];[.E129];[.F129];[.G129];[.H129];[.I129];&quot;,0b&quot;;[.J129];[.K129];[.L129];[.M129];[.N129];[.O129];[.P129];[.Q129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29];[.C129];[.D129];[.E129];[.F129];[.G129];[.H129];[.I129] ); 2 ) &amp; &quot;,&quot; &amp; &quot;0x&quot; &amp; BIN2HEX( CONCATENATE( [.J129];[.K129];[.L129];[.M129];[.N129];[.O129];[.P129];[.Q12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5" office:value-type="float" office:value="0" calcext:value-type="float">
            <text:p>0</text:p>
          </table:table-cell>
          <table:table-cell/>
          <table:table-cell table:formula="of:=CONCATENATE(&quot;0b&quot;;[.B130];[.C130];[.D130];[.E130];[.F130];[.G130];[.H130];[.I130];&quot;,0b&quot;;[.J130];[.K130];[.L130];[.M130];[.N130];[.O130];[.P130];[.Q130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30];[.C130];[.D130];[.E130];[.F130];[.G130];[.H130];[.I130] ); 2 ) &amp; &quot;,&quot; &amp; &quot;0x&quot; &amp; BIN2HEX( CONCATENATE( [.J130];[.K130];[.L130];[.M130];[.N130];[.O130];[.P130];[.Q13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6" office:value-type="float" office:value="0" calcext:value-type="float">
            <text:p>0</text:p>
          </table:table-cell>
          <table:table-cell/>
          <table:table-cell table:formula="of:=CONCATENATE(&quot;0b&quot;;[.B131];[.C131];[.D131];[.E131];[.F131];[.G131];[.H131];[.I131];&quot;,0b&quot;;[.J131];[.K131];[.L131];[.M131];[.N131];[.O131];[.P131];[.Q131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31];[.C131];[.D131];[.E131];[.F131];[.G131];[.H131];[.I131] ); 2 ) &amp; &quot;,&quot; &amp; &quot;0x&quot; &amp; BIN2HEX( CONCATENATE( [.J131];[.K131];[.L131];[.M131];[.N131];[.O131];[.P131];[.Q13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7" office:value-type="float" office:value="0" calcext:value-type="float">
            <text:p>0</text:p>
          </table:table-cell>
          <table:table-cell/>
          <table:table-cell table:formula="of:=CONCATENATE(&quot;0b&quot;;[.B132];[.C132];[.D132];[.E132];[.F132];[.G132];[.H132];[.I132];&quot;,0b&quot;;[.J132];[.K132];[.L132];[.M132];[.N132];[.O132];[.P132];[.Q132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132];[.C132];[.D132];[.E132];[.F132];[.G132];[.H132];[.I132] ); 2 ) &amp; &quot;,&quot; &amp; &quot;0x&quot; &amp; BIN2HEX( CONCATENATE( [.J132];[.K132];[.L132];[.M132];[.N132];[.O132];[.P132];[.Q132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/>
          <table:table-cell table:formula="of:=CONCATENATE(&quot;{ 0b&quot;;[.B134];[.C134];[.D134];[.E134];[.F134];[.G134];[.H134];[.I134];&quot;,0b&quot;;[.J134];[.K134];[.L134];[.M134];[.N134];[.O134];[.P134];[.Q134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134];[.C134];[.D134];[.E134];[.F134];[.G134];[.H134];[.I134] ); 2 ) &amp; &quot;,&quot; &amp; &quot;0x&quot; &amp; BIN2HEX( CONCATENATE( [.J134];[.K134];[.L134];[.M134];[.N134];[.O134];[.P134];[.Q134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9" office:value-type="float" office:value="0" calcext:value-type="float">
            <text:p>0</text:p>
          </table:table-cell>
          <table:table-cell/>
          <table:table-cell table:formula="of:=CONCATENATE(&quot;0b&quot;;[.B135];[.C135];[.D135];[.E135];[.F135];[.G135];[.H135];[.I135];&quot;,0b&quot;;[.J135];[.K135];[.L135];[.M135];[.N135];[.O135];[.P135];[.Q135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35];[.C135];[.D135];[.E135];[.F135];[.G135];[.H135];[.I135] ); 2 ) &amp; &quot;,&quot; &amp; &quot;0x&quot; &amp; BIN2HEX( CONCATENATE( [.J135];[.K135];[.L135];[.M135];[.N135];[.O135];[.P135];[.Q13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30" office:value-type="float" office:value="0" calcext:value-type="float">
            <text:p>0</text:p>
          </table:table-cell>
          <table:table-cell/>
          <table:table-cell table:formula="of:=CONCATENATE(&quot;0b&quot;;[.B136];[.C136];[.D136];[.E136];[.F136];[.G136];[.H136];[.I136];&quot;,0b&quot;;[.J136];[.K136];[.L136];[.M136];[.N136];[.O136];[.P136];[.Q136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36];[.C136];[.D136];[.E136];[.F136];[.G136];[.H136];[.I136] ); 2 ) &amp; &quot;,&quot; &amp; &quot;0x&quot; &amp; BIN2HEX( CONCATENATE( [.J136];[.K136];[.L136];[.M136];[.N136];[.O136];[.P136];[.Q13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31" office:value-type="float" office:value="0" calcext:value-type="float">
            <text:p>0</text:p>
          </table:table-cell>
          <table:table-cell/>
          <table:table-cell table:formula="of:=CONCATENATE(&quot;0b&quot;;[.B137];[.C137];[.D137];[.E137];[.F137];[.G137];[.H137];[.I137];&quot;,0b&quot;;[.J137];[.K137];[.L137];[.M137];[.N137];[.O137];[.P137];[.Q137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37];[.C137];[.D137];[.E137];[.F137];[.G137];[.H137];[.I137] ); 2 ) &amp; &quot;,&quot; &amp; &quot;0x&quot; &amp; BIN2HEX( CONCATENATE( [.J137];[.K137];[.L137];[.M137];[.N137];[.O137];[.P137];[.Q13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4" table:style-name="ce352" office:value-type="float" office:value="1" calcext:value-type="float">
            <text:p>1</text:p>
          </table:table-cell>
          <table:table-cell table:style-name="ce918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438" office:value-type="float" office:value="0" calcext:value-type="float">
            <text:p>0</text:p>
          </table:table-cell>
          <table:table-cell table:number-columns-repeated="4" table:style-name="ce1612" office:value-type="float" office:value="1" calcext:value-type="float">
            <text:p>1</text:p>
          </table:table-cell>
          <table:table-cell table:style-name="ce14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CONCATENATE(&quot;0b&quot;;[.B138];[.C138];[.D138];[.E138];[.F138];[.G138];[.H138];[.I138];&quot;,0b&quot;;[.J138];[.K138];[.L138];[.M138];[.N138];[.O138];[.P138];[.Q138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38];[.C138];[.D138];[.E138];[.F138];[.G138];[.H138];[.I138] ); 2 ) &amp; &quot;,&quot; &amp; &quot;0x&quot; &amp; BIN2HEX( CONCATENATE( [.J138];[.K138];[.L138];[.M138];[.N138];[.O138];[.P138];[.Q138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4" table:style-name="ce353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255" office:value-type="float" office:value="0" calcext:value-type="float">
            <text:p>0</text:p>
          </table:table-cell>
          <table:table-cell table:style-name="ce1439" office:value-type="float" office:value="0" calcext:value-type="float">
            <text:p>0</text:p>
          </table:table-cell>
          <table:table-cell table:number-columns-repeated="4" table:style-name="ce1613" office:value-type="float" office:value="1" calcext:value-type="float">
            <text:p>1</text:p>
          </table:table-cell>
          <table:table-cell table:style-name="ce143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CONCATENATE(&quot;0b&quot;;[.B139];[.C139];[.D139];[.E139];[.F139];[.G139];[.H139];[.I139];&quot;,0b&quot;;[.J139];[.K139];[.L139];[.M139];[.N139];[.O139];[.P139];[.Q139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39];[.C139];[.D139];[.E139];[.F139];[.G139];[.H139];[.I139] ); 2 ) &amp; &quot;,&quot; &amp; &quot;0x&quot; &amp; BIN2HEX( CONCATENATE( [.J139];[.K139];[.L139];[.M139];[.N139];[.O139];[.P139];[.Q139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34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4" table:style-name="ce354" office:value-type="float" office:value="1" calcext:value-type="float">
            <text:p>1</text:p>
          </table:table-cell>
          <table:table-cell table:style-name="ce920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table:style-name="ce1256" office:value-type="float" office:value="0" calcext:value-type="float">
            <text:p>0</text:p>
          </table:table-cell>
          <table:table-cell table:style-name="ce1440" office:value-type="float" office:value="0" calcext:value-type="float">
            <text:p>0</text:p>
          </table:table-cell>
          <table:table-cell table:number-columns-repeated="4" table:style-name="ce1614" office:value-type="float" office:value="1" calcext:value-type="float">
            <text:p>1</text:p>
          </table:table-cell>
          <table:table-cell table:style-name="ce144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CONCATENATE(&quot;0b&quot;;[.B140];[.C140];[.D140];[.E140];[.F140];[.G140];[.H140];[.I140];&quot;,0b&quot;;[.J140];[.K140];[.L140];[.M140];[.N140];[.O140];[.P140];[.Q140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0];[.C140];[.D140];[.E140];[.F140];[.G140];[.H140];[.I140] ); 2 ) &amp; &quot;,&quot; &amp; &quot;0x&quot; &amp; BIN2HEX( CONCATENATE( [.J140];[.K140];[.L140];[.M140];[.N140];[.O140];[.P140];[.Q140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35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number-columns-repeated="4" table:style-name="ce355" office:value-type="float" office:value="1" calcext:value-type="float">
            <text:p>1</text:p>
          </table:table-cell>
          <table:table-cell table:style-name="ce921" office:value-type="float" office:value="0" calcext:value-type="float">
            <text:p>0</text:p>
          </table:table-cell>
          <table:table-cell table:style-name="ce1091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ce1441" office:value-type="float" office:value="0" calcext:value-type="float">
            <text:p>0</text:p>
          </table:table-cell>
          <table:table-cell table:number-columns-repeated="4" table:style-name="ce1615" office:value-type="float" office:value="1" calcext:value-type="float">
            <text:p>1</text:p>
          </table:table-cell>
          <table:table-cell table:style-name="ce14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CONCATENATE(&quot;0b&quot;;[.B141];[.C141];[.D141];[.E141];[.F141];[.G141];[.H141];[.I141];&quot;,0b&quot;;[.J141];[.K141];[.L141];[.M141];[.N141];[.O141];[.P141];[.Q141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1];[.C141];[.D141];[.E141];[.F141];[.G141];[.H141];[.I141] ); 2 ) &amp; &quot;,&quot; &amp; &quot;0x&quot; &amp; BIN2HEX( CONCATENATE( [.J141];[.K141];[.L141];[.M141];[.N141];[.O141];[.P141];[.Q141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number-columns-repeated="4" table:style-name="ce356" office:value-type="float" office:value="1" calcext:value-type="float">
            <text:p>1</text:p>
          </table:table-cell>
          <table:table-cell table:style-name="ce92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258" office:value-type="float" office:value="0" calcext:value-type="float">
            <text:p>0</text:p>
          </table:table-cell>
          <table:table-cell table:style-name="ce1442" office:value-type="float" office:value="0" calcext:value-type="float">
            <text:p>0</text:p>
          </table:table-cell>
          <table:table-cell table:number-columns-repeated="4" table:style-name="ce1616" office:value-type="float" office:value="1" calcext:value-type="float">
            <text:p>1</text:p>
          </table:table-cell>
          <table:table-cell table:style-name="ce14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CONCATENATE(&quot;0b&quot;;[.B142];[.C142];[.D142];[.E142];[.F142];[.G142];[.H142];[.I142];&quot;,0b&quot;;[.J142];[.K142];[.L142];[.M142];[.N142];[.O142];[.P142];[.Q142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2];[.C142];[.D142];[.E142];[.F142];[.G142];[.H142];[.I142] ); 2 ) &amp; &quot;,&quot; &amp; &quot;0x&quot; &amp; BIN2HEX( CONCATENATE( [.J142];[.K142];[.L142];[.M142];[.N142];[.O142];[.P142];[.Q142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37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number-columns-repeated="4" table:style-name="ce357" office:value-type="float" office:value="1" calcext:value-type="float">
            <text:p>1</text:p>
          </table:table-cell>
          <table:table-cell table:style-name="ce923" office:value-type="float" office:value="0" calcext:value-type="float">
            <text:p>0</text:p>
          </table:table-cell>
          <table:table-cell table:style-name="ce1093" office:value-type="float" office:value="0" calcext:value-type="float">
            <text:p>0</text:p>
          </table:table-cell>
          <table:table-cell table:style-name="ce1259" office:value-type="float" office:value="0" calcext:value-type="float">
            <text:p>0</text:p>
          </table:table-cell>
          <table:table-cell table:style-name="ce1443" office:value-type="float" office:value="0" calcext:value-type="float">
            <text:p>0</text:p>
          </table:table-cell>
          <table:table-cell table:number-columns-repeated="4" table:style-name="ce1617" office:value-type="float" office:value="1" calcext:value-type="float">
            <text:p>1</text:p>
          </table:table-cell>
          <table:table-cell table:style-name="ce144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formula="of:=CONCATENATE(&quot;0b&quot;;[.B143];[.C143];[.D143];[.E143];[.F143];[.G143];[.H143];[.I143];&quot;,0b&quot;;[.J143];[.K143];[.L143];[.M143];[.N143];[.O143];[.P143];[.Q143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3];[.C143];[.D143];[.E143];[.F143];[.G143];[.H143];[.I143] ); 2 ) &amp; &quot;,&quot; &amp; &quot;0x&quot; &amp; BIN2HEX( CONCATENATE( [.J143];[.K143];[.L143];[.M143];[.N143];[.O143];[.P143];[.Q143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number-columns-repeated="4" table:style-name="ce358" office:value-type="float" office:value="1" calcext:value-type="float">
            <text:p>1</text:p>
          </table:table-cell>
          <table:table-cell table:style-name="ce92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 table:style-name="ce1444" office:value-type="float" office:value="0" calcext:value-type="float">
            <text:p>0</text:p>
          </table:table-cell>
          <table:table-cell table:number-columns-repeated="4" table:style-name="ce1618" office:value-type="float" office:value="1" calcext:value-type="float">
            <text:p>1</text:p>
          </table:table-cell>
          <table:table-cell table:style-name="ce144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formula="of:=CONCATENATE(&quot;0b&quot;;[.B144];[.C144];[.D144];[.E144];[.F144];[.G144];[.H144];[.I144];&quot;,0b&quot;;[.J144];[.K144];[.L144];[.M144];[.N144];[.O144];[.P144];[.Q144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4];[.C144];[.D144];[.E144];[.F144];[.G144];[.H144];[.I144] ); 2 ) &amp; &quot;,&quot; &amp; &quot;0x&quot; &amp; BIN2HEX( CONCATENATE( [.J144];[.K144];[.L144];[.M144];[.N144];[.O144];[.P144];[.Q144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39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number-columns-repeated="4" table:style-name="ce359" office:value-type="float" office:value="1" calcext:value-type="float">
            <text:p>1</text:p>
          </table:table-cell>
          <table:table-cell table:style-name="ce925" office:value-type="float" office:value="0" calcext:value-type="float">
            <text:p>0</text:p>
          </table:table-cell>
          <table:table-cell table:style-name="ce1095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 table:style-name="ce1445" office:value-type="float" office:value="0" calcext:value-type="float">
            <text:p>0</text:p>
          </table:table-cell>
          <table:table-cell table:number-columns-repeated="4" table:style-name="ce1619" office:value-type="float" office:value="1" calcext:value-type="float">
            <text:p>1</text:p>
          </table:table-cell>
          <table:table-cell table:style-name="ce144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&quot;0b&quot;;[.B145];[.C145];[.D145];[.E145];[.F145];[.G145];[.H145];[.I145];&quot;,0b&quot;;[.J145];[.K145];[.L145];[.M145];[.N145];[.O145];[.P145];[.Q145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5];[.C145];[.D145];[.E145];[.F145];[.G145];[.H145];[.I145] ); 2 ) &amp; &quot;,&quot; &amp; &quot;0x&quot; &amp; BIN2HEX( CONCATENATE( [.J145];[.K145];[.L145];[.M145];[.N145];[.O145];[.P145];[.Q145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number-columns-repeated="4" table:style-name="ce360" office:value-type="float" office:value="1" calcext:value-type="float">
            <text:p>1</text:p>
          </table:table-cell>
          <table:table-cell table:style-name="ce926" office:value-type="float" office:value="0" calcext:value-type="float">
            <text:p>0</text:p>
          </table:table-cell>
          <table:table-cell table:style-name="ce1096" office:value-type="float" office:value="0" calcext:value-type="float">
            <text:p>0</text:p>
          </table:table-cell>
          <table:table-cell table:style-name="ce1262" office:value-type="float" office:value="0" calcext:value-type="float">
            <text:p>0</text:p>
          </table:table-cell>
          <table:table-cell table:style-name="ce1446" office:value-type="float" office:value="0" calcext:value-type="float">
            <text:p>0</text:p>
          </table:table-cell>
          <table:table-cell table:number-columns-repeated="4" table:style-name="ce1620" office:value-type="float" office:value="1" calcext:value-type="float">
            <text:p>1</text:p>
          </table:table-cell>
          <table:table-cell table:style-name="ce144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formula="of:=CONCATENATE(&quot;0b&quot;;[.B146];[.C146];[.D146];[.E146];[.F146];[.G146];[.H146];[.I146];&quot;,0b&quot;;[.J146];[.K146];[.L146];[.M146];[.N146];[.O146];[.P146];[.Q146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6];[.C146];[.D146];[.E146];[.F146];[.G146];[.H146];[.I146] ); 2 ) &amp; &quot;,&quot; &amp; &quot;0x&quot; &amp; BIN2HEX( CONCATENATE( [.J146];[.K146];[.L146];[.M146];[.N146];[.O146];[.P146];[.Q146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4" table:style-name="ce361" office:value-type="float" office:value="1" calcext:value-type="float">
            <text:p>1</text:p>
          </table:table-cell>
          <table:table-cell table:style-name="ce927" office:value-type="float" office:value="0" calcext:value-type="float">
            <text:p>0</text:p>
          </table:table-cell>
          <table:table-cell table:style-name="ce1097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447" office:value-type="float" office:value="0" calcext:value-type="float">
            <text:p>0</text:p>
          </table:table-cell>
          <table:table-cell table:number-columns-repeated="4" table:style-name="ce1621" office:value-type="float" office:value="1" calcext:value-type="float">
            <text:p>1</text:p>
          </table:table-cell>
          <table:table-cell table:style-name="ce1447" office:value-type="float" office:value="0" calcext:value-type="float">
            <text:p>0</text:p>
          </table:table-cell>
          <table:table-cell table:style-name="ce2144" office:value-type="float" office:value="0" calcext:value-type="float">
            <text:p>0</text:p>
          </table:table-cell>
          <table:table-cell/>
          <table:table-cell table:formula="of:=CONCATENATE(&quot;0b&quot;;[.B147];[.C147];[.D147];[.E147];[.F147];[.G147];[.H147];[.I147];&quot;,0b&quot;;[.J147];[.K147];[.L147];[.M147];[.N147];[.O147];[.P147];[.Q147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147];[.C147];[.D147];[.E147];[.F147];[.G147];[.H147];[.I147] ); 2 ) &amp; &quot;,&quot; &amp; &quot;0x&quot; &amp; BIN2HEX( CONCATENATE( [.J147];[.K147];[.L147];[.M147];[.N147];[.O147];[.P147];[.Q147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4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629" office:value-type="float" office:value="1" calcext:value-type="float">
            <text:p>1</text:p>
          </table:table-cell>
          <table:table-cell table:style-name="ce771" office:value-type="float" office:value="1" calcext:value-type="float">
            <text:p>1</text:p>
          </table:table-cell>
          <table:table-cell table:style-name="ce928" office:value-type="float" office:value="1" calcext:value-type="float">
            <text:p>1</text:p>
          </table:table-cell>
          <table:table-cell table:style-name="ce1098" office:value-type="float" office:value="1" calcext:value-type="float">
            <text:p>1</text:p>
          </table:table-cell>
          <table:table-cell table:style-name="ce1264" office:value-type="float" office:value="1" calcext:value-type="float">
            <text:p>1</text:p>
          </table:table-cell>
          <table:table-cell table:style-name="ce1448" office:value-type="float" office:value="1" calcext:value-type="float">
            <text:p>1</text:p>
          </table:table-cell>
          <table:table-cell table:number-columns-repeated="4" table:style-name="ce1622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45" office:value-type="float" office:value="0" calcext:value-type="float">
            <text:p>0</text:p>
          </table:table-cell>
          <table:table-cell/>
          <table:table-cell table:formula="of:=CONCATENATE(&quot;0b&quot;;[.B148];[.C148];[.D148];[.E148];[.F148];[.G148];[.H148];[.I148];&quot;,0b&quot;;[.J148];[.K148];[.L148];[.M148];[.N148];[.O148];[.P148];[.Q148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48];[.C148];[.D148];[.E148];[.F148];[.G148];[.H148];[.I148] ); 2 ) &amp; &quot;,&quot; &amp; &quot;0x&quot; &amp; BIN2HEX( CONCATENATE( [.J148];[.K148];[.L148];[.M148];[.N148];[.O148];[.P148];[.Q148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43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63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630" office:value-type="float" office:value="1" calcext:value-type="float">
            <text:p>1</text:p>
          </table:table-cell>
          <table:table-cell table:style-name="ce772" office:value-type="float" office:value="1" calcext:value-type="float">
            <text:p>1</text:p>
          </table:table-cell>
          <table:table-cell table:style-name="ce929" office:value-type="float" office:value="1" calcext:value-type="float">
            <text:p>1</text:p>
          </table:table-cell>
          <table:table-cell table:style-name="ce1099" office:value-type="float" office:value="1" calcext:value-type="float">
            <text:p>1</text:p>
          </table:table-cell>
          <table:table-cell table:style-name="ce1265" office:value-type="float" office:value="1" calcext:value-type="float">
            <text:p>1</text:p>
          </table:table-cell>
          <table:table-cell table:style-name="ce1449" office:value-type="float" office:value="1" calcext:value-type="float">
            <text:p>1</text:p>
          </table:table-cell>
          <table:table-cell table:number-columns-repeated="4" table:style-name="ce1623" office:value-type="float" office:value="1" calcext:value-type="float">
            <text:p>1</text:p>
          </table:table-cell>
          <table:table-cell table:style-name="ce2105" office:value-type="float" office:value="0" calcext:value-type="float">
            <text:p>0</text:p>
          </table:table-cell>
          <table:table-cell table:style-name="ce2146" office:value-type="float" office:value="0" calcext:value-type="float">
            <text:p>0</text:p>
          </table:table-cell>
          <table:table-cell/>
          <table:table-cell table:formula="of:=CONCATENATE(&quot;0b&quot;;[.B149];[.C149];[.D149];[.E149];[.F149];[.G149];[.H149];[.I149];&quot;,0b&quot;;[.J149];[.K149];[.L149];[.M149];[.N149];[.O149];[.P149];[.Q149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49];[.C149];[.D149];[.E149];[.F149];[.G149];[.H149];[.I149] ); 2 ) &amp; &quot;,&quot; &amp; &quot;0x&quot; &amp; BIN2HEX( CONCATENATE( [.J149];[.K149];[.L149];[.M149];[.N149];[.O149];[.P149];[.Q149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44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631" office:value-type="float" office:value="1" calcext:value-type="float">
            <text:p>1</text:p>
          </table:table-cell>
          <table:table-cell table:style-name="ce773" office:value-type="float" office:value="1" calcext:value-type="float">
            <text:p>1</text:p>
          </table:table-cell>
          <table:table-cell table:style-name="ce930" office:value-type="float" office:value="1" calcext:value-type="float">
            <text:p>1</text:p>
          </table:table-cell>
          <table:table-cell table:style-name="ce1100" office:value-type="float" office:value="1" calcext:value-type="float">
            <text:p>1</text:p>
          </table:table-cell>
          <table:table-cell table:style-name="ce1266" office:value-type="float" office:value="1" calcext:value-type="float">
            <text:p>1</text:p>
          </table:table-cell>
          <table:table-cell table:style-name="ce1450" office:value-type="float" office:value="1" calcext:value-type="float">
            <text:p>1</text:p>
          </table:table-cell>
          <table:table-cell table:number-columns-repeated="4" table:style-name="ce1624" office:value-type="float" office:value="1" calcext:value-type="float">
            <text:p>1</text:p>
          </table:table-cell>
          <table:table-cell table:style-name="ce2106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/>
          <table:table-cell table:formula="of:=CONCATENATE(&quot;0b&quot;;[.B150];[.C150];[.D150];[.E150];[.F150];[.G150];[.H150];[.I150];&quot;,0b&quot;;[.J150];[.K150];[.L150];[.M150];[.N150];[.O150];[.P150];[.Q150];&quot;,&quot;)" office:value-type="string" office:string-value="0b00011111,0b11111100," calcext:value-type="string">
            <text:p>0b00011111,0b11111100,</text:p>
          </table:table-cell>
          <table:table-cell/>
          <table:table-cell table:formula="of:=&quot;0x&quot; &amp; BIN2HEX( CONCATENATE( [.B150];[.C150];[.D150];[.E150];[.F150];[.G150];[.H150];[.I150] ); 2 ) &amp; &quot;,&quot; &amp; &quot;0x&quot; &amp; BIN2HEX( CONCATENATE( [.J150];[.K150];[.L150];[.M150];[.N150];[.O150];[.P150];[.Q150] ); 2 ) &amp; &quot;, &quot;" office:value-type="string" office:string-value="0x1F,0xFC, " calcext:value-type="string">
            <text:p>0x1F,0xFC, </text:p>
          </table:table-cell>
          <table:table-cell table:number-columns-repeated="1003"/>
        </table:table-row>
        <table:table-row table:style-name="ro1">
          <table:table-cell/>
          <table:table-cell table:style-name="ce45" office:value-type="float" office:value="0" calcext:value-type="float">
            <text:p>0</text:p>
          </table:table-cell>
          <table:table-cell table:number-columns-repeated="3" table:style-name="ce249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style-name="ce774" office:value-type="float" office:value="1" calcext:value-type="float">
            <text:p>1</text:p>
          </table:table-cell>
          <table:table-cell table:style-name="ce931" office:value-type="float" office:value="1" calcext:value-type="float">
            <text:p>1</text:p>
          </table:table-cell>
          <table:table-cell table:style-name="ce1101" office:value-type="float" office:value="1" calcext:value-type="float">
            <text:p>1</text:p>
          </table:table-cell>
          <table:table-cell table:style-name="ce1267" office:value-type="float" office:value="1" calcext:value-type="float">
            <text:p>1</text:p>
          </table:table-cell>
          <table:table-cell table:style-name="ce1451" office:value-type="float" office:value="1" calcext:value-type="float">
            <text:p>1</text:p>
          </table:table-cell>
          <table:table-cell table:number-columns-repeated="4" table:style-name="ce1625" office:value-type="float" office:value="1" calcext:value-type="float">
            <text:p>1</text:p>
          </table:table-cell>
          <table:table-cell table:style-name="ce210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/>
          <table:table-cell table:formula="of:=CONCATENATE(&quot;0b&quot;;[.B151];[.C151];[.D151];[.E151];[.F151];[.G151];[.H151];[.I151];&quot;,0b&quot;;[.J151];[.K151];[.L151];[.M151];[.N151];[.O151];[.P151];[.Q151];&quot;,&quot;)" office:value-type="string" office:string-value="0b00001111,0b11111100," calcext:value-type="string">
            <text:p>0b00001111,0b11111100,</text:p>
          </table:table-cell>
          <table:table-cell/>
          <table:table-cell table:formula="of:=&quot;0x&quot; &amp; BIN2HEX( CONCATENATE( [.B151];[.C151];[.D151];[.E151];[.F151];[.G151];[.H151];[.I151] ); 2 ) &amp; &quot;,&quot; &amp; &quot;0x&quot; &amp; BIN2HEX( CONCATENATE( [.J151];[.K151];[.L151];[.M151];[.N151];[.O151];[.P151];[.Q151] ); 2 ) &amp; &quot;, &quot;" office:value-type="string" office:string-value="0x0F,0xFC, " calcext:value-type="string">
            <text:p>0x0F,0xFC, </text:p>
          </table:table-cell>
          <table:table-cell table:number-columns-repeated="1003"/>
        </table:table-row>
        <table:table-row table:style-name="ro1">
          <table:table-cell/>
          <table:table-cell table:style-name="ce46" office:value-type="float" office:value="0" calcext:value-type="float">
            <text:p>0</text:p>
          </table:table-cell>
          <table:table-cell table:number-columns-repeated="5" table:style-name="ce250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1102" office:value-type="float" office:value="0" calcext:value-type="float">
            <text:p>0</text:p>
          </table:table-cell>
          <table:table-cell table:style-name="ce1268" office:value-type="float" office:value="0" calcext:value-type="float">
            <text:p>0</text:p>
          </table:table-cell>
          <table:table-cell table:style-name="ce1452" office:value-type="float" office:value="0" calcext:value-type="float">
            <text:p>0</text:p>
          </table:table-cell>
          <table:table-cell table:number-columns-repeated="4" table:style-name="ce1626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/>
          <table:table-cell table:formula="of:=CONCATENATE(&quot;0b&quot;;[.B152];[.C152];[.D152];[.E152];[.F152];[.G152];[.H152];[.I152];&quot;,0b&quot;;[.J152];[.K152];[.L152];[.M152];[.N152];[.O152];[.P152];[.Q152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52];[.C152];[.D152];[.E152];[.F152];[.G152];[.H152];[.I152] ); 2 ) &amp; &quot;,&quot; &amp; &quot;0x&quot; &amp; BIN2HEX( CONCATENATE( [.J152];[.K152];[.L152];[.M152];[.N152];[.O152];[.P152];[.Q152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47" office:value-type="float" office:value="0" calcext:value-type="float">
            <text:p>0</text:p>
          </table:table-cell>
          <table:table-cell table:number-columns-repeated="5" table:style-name="ce251" office:value-type="float" office:value="0" calcext:value-type="float">
            <text:p>0</text:p>
          </table:table-cell>
          <table:table-cell table:style-name="ce933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269" office:value-type="float" office:value="0" calcext:value-type="float">
            <text:p>0</text:p>
          </table:table-cell>
          <table:table-cell table:style-name="ce1453" office:value-type="float" office:value="0" calcext:value-type="float">
            <text:p>0</text:p>
          </table:table-cell>
          <table:table-cell table:number-columns-repeated="4" table:style-name="ce1627" office:value-type="float" office:value="1" calcext:value-type="float">
            <text:p>1</text:p>
          </table:table-cell>
          <table:table-cell table:style-name="ce2109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/>
          <table:table-cell table:formula="of:=CONCATENATE(&quot;0b&quot;;[.B153];[.C153];[.D153];[.E153];[.F153];[.G153];[.H153];[.I153];&quot;,0b&quot;;[.J153];[.K153];[.L153];[.M153];[.N153];[.O153];[.P153];[.Q153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53];[.C153];[.D153];[.E153];[.F153];[.G153];[.H153];[.I153] ); 2 ) &amp; &quot;,&quot; &amp; &quot;0x&quot; &amp; BIN2HEX( CONCATENATE( [.J153];[.K153];[.L153];[.M153];[.N153];[.O153];[.P153];[.Q153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48" office:value-type="float" office:value="0" calcext:value-type="float">
            <text:p>0</text:p>
          </table:table-cell>
          <table:table-cell table:number-columns-repeated="5" table:style-name="ce252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454" office:value-type="float" office:value="0" calcext:value-type="float">
            <text:p>0</text:p>
          </table:table-cell>
          <table:table-cell table:number-columns-repeated="4" table:style-name="ce1628" office:value-type="float" office:value="1" calcext:value-type="float">
            <text:p>1</text:p>
          </table:table-cell>
          <table:table-cell table:style-name="ce1454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/>
          <table:table-cell table:formula="of:=CONCATENATE(&quot;0b&quot;;[.B154];[.C154];[.D154];[.E154];[.F154];[.G154];[.H154];[.I154];&quot;,0b&quot;;[.J154];[.K154];[.L154];[.M154];[.N154];[.O154];[.P154];[.Q154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54];[.C154];[.D154];[.E154];[.F154];[.G154];[.H154];[.I154] ); 2 ) &amp; &quot;,&quot; &amp; &quot;0x&quot; &amp; BIN2HEX( CONCATENATE( [.J154];[.K154];[.L154];[.M154];[.N154];[.O154];[.P154];[.Q154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49" office:value-type="float" office:value="0" calcext:value-type="float">
            <text:p>0</text:p>
          </table:table-cell>
          <table:table-cell table:style-name="ce935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271" office:value-type="float" office:value="0" calcext:value-type="float">
            <text:p>0</text:p>
          </table:table-cell>
          <table:table-cell table:style-name="ce1455" office:value-type="float" office:value="0" calcext:value-type="float">
            <text:p>0</text:p>
          </table:table-cell>
          <table:table-cell table:number-columns-repeated="4" table:style-name="ce1629" office:value-type="float" office:value="1" calcext:value-type="float">
            <text:p>1</text:p>
          </table:table-cell>
          <table:table-cell table:style-name="ce145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formula="of:=CONCATENATE(&quot;0b&quot;;[.B155];[.C155];[.D155];[.E155];[.F155];[.G155];[.H155];[.I155];&quot;,0b&quot;;[.J155];[.K155];[.L155];[.M155];[.N155];[.O155];[.P155];[.Q155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55];[.C155];[.D155];[.E155];[.F155];[.G155];[.H155];[.I155] ); 2 ) &amp; &quot;,&quot; &amp; &quot;0x&quot; &amp; BIN2HEX( CONCATENATE( [.J155];[.K155];[.L155];[.M155];[.N155];[.O155];[.P155];[.Q155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50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272" office:value-type="float" office:value="0" calcext:value-type="float">
            <text:p>0</text:p>
          </table:table-cell>
          <table:table-cell table:style-name="ce1456" office:value-type="float" office:value="0" calcext:value-type="float">
            <text:p>0</text:p>
          </table:table-cell>
          <table:table-cell table:number-columns-repeated="4" table:style-name="ce1630" office:value-type="float" office:value="1" calcext:value-type="float">
            <text:p>1</text:p>
          </table:table-cell>
          <table:table-cell table:style-name="ce1456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CONCATENATE(&quot;0b&quot;;[.B156];[.C156];[.D156];[.E156];[.F156];[.G156];[.H156];[.I156];&quot;,0b&quot;;[.J156];[.K156];[.L156];[.M156];[.N156];[.O156];[.P156];[.Q156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56];[.C156];[.D156];[.E156];[.F156];[.G156];[.H156];[.I156] ); 2 ) &amp; &quot;,&quot; &amp; &quot;0x&quot; &amp; BIN2HEX( CONCATENATE( [.J156];[.K156];[.L156];[.M156];[.N156];[.O156];[.P156];[.Q156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5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1107" office:value-type="float" office:value="0" calcext:value-type="float">
            <text:p>0</text:p>
          </table:table-cell>
          <table:table-cell table:style-name="ce1273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number-columns-repeated="4" table:style-name="ce1631" office:value-type="float" office:value="1" calcext:value-type="float">
            <text:p>1</text:p>
          </table:table-cell>
          <table:table-cell table:style-name="ce145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CONCATENATE(&quot;0b&quot;;[.B157];[.C157];[.D157];[.E157];[.F157];[.G157];[.H157];[.I157];&quot;,0b&quot;;[.J157];[.K157];[.L157];[.M157];[.N157];[.O157];[.P157];[.Q157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57];[.C157];[.D157];[.E157];[.F157];[.G157];[.H157];[.I157] ); 2 ) &amp; &quot;,&quot; &amp; &quot;0x&quot; &amp; BIN2HEX( CONCATENATE( [.J157];[.K157];[.L157];[.M157];[.N157];[.O157];[.P157];[.Q157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5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number-columns-repeated="4" table:style-name="ce1632" office:value-type="float" office:value="1" calcext:value-type="float">
            <text:p>1</text:p>
          </table:table-cell>
          <table:table-cell table:style-name="ce14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formula="of:=CONCATENATE(&quot;0b&quot;;[.B158];[.C158];[.D158];[.E158];[.F158];[.G158];[.H158];[.I158];&quot;,0b&quot;;[.J158];[.K158];[.L158];[.M158];[.N158];[.O158];[.P158];[.Q158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58];[.C158];[.D158];[.E158];[.F158];[.G158];[.H158];[.I158] ); 2 ) &amp; &quot;,&quot; &amp; &quot;0x&quot; &amp; BIN2HEX( CONCATENATE( [.J158];[.K158];[.L158];[.M158];[.N158];[.O158];[.P158];[.Q158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53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number-columns-repeated="4" table:style-name="ce1633" office:value-type="float" office:value="1" calcext:value-type="float">
            <text:p>1</text:p>
          </table:table-cell>
          <table:table-cell table:style-name="ce145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formula="of:=CONCATENATE(&quot;0b&quot;;[.B159];[.C159];[.D159];[.E159];[.F159];[.G159];[.H159];[.I159];&quot;,0b&quot;;[.J159];[.K159];[.L159];[.M159];[.N159];[.O159];[.P159];[.Q159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59];[.C159];[.D159];[.E159];[.F159];[.G159];[.H159];[.I159] ); 2 ) &amp; &quot;,&quot; &amp; &quot;0x&quot; &amp; BIN2HEX( CONCATENATE( [.J159];[.K159];[.L159];[.M159];[.N159];[.O159];[.P159];[.Q159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54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1110" office:value-type="float" office:value="0" calcext:value-type="float">
            <text:p>0</text:p>
          </table:table-cell>
          <table:table-cell table:style-name="ce1276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number-columns-repeated="4" table:style-name="ce1634" office:value-type="float" office:value="1" calcext:value-type="float">
            <text:p>1</text:p>
          </table:table-cell>
          <table:table-cell table:style-name="ce146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CONCATENATE(&quot;0b&quot;;[.B160];[.C160];[.D160];[.E160];[.F160];[.G160];[.H160];[.I160];&quot;,0b&quot;;[.J160];[.K160];[.L160];[.M160];[.N160];[.O160];[.P160];[.Q160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60];[.C160];[.D160];[.E160];[.F160];[.G160];[.H160];[.I160] ); 2 ) &amp; &quot;,&quot; &amp; &quot;0x&quot; &amp; BIN2HEX( CONCATENATE( [.J160];[.K160];[.L160];[.M160];[.N160];[.O160];[.P160];[.Q160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55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277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number-columns-repeated="4" table:style-name="ce1635" office:value-type="float" office:value="1" calcext:value-type="float">
            <text:p>1</text:p>
          </table:table-cell>
          <table:table-cell table:style-name="ce146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CONCATENATE(&quot;0b&quot;;[.B161];[.C161];[.D161];[.E161];[.F161];[.G161];[.H161];[.I161];&quot;,0b&quot;;[.J161];[.K161];[.L161];[.M161];[.N161];[.O161];[.P161];[.Q161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61];[.C161];[.D161];[.E161];[.F161];[.G161];[.H161];[.I161] ); 2 ) &amp; &quot;,&quot; &amp; &quot;0x&quot; &amp; BIN2HEX( CONCATENATE( [.J161];[.K161];[.L161];[.M161];[.N161];[.O161];[.P161];[.Q161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4" table:style-name="ce1636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/>
          <table:table-cell table:formula="of:=CONCATENATE(&quot;0b&quot;;[.B162];[.C162];[.D162];[.E162];[.F162];[.G162];[.H162];[.I162];&quot;,0b&quot;;[.J162];[.K162];[.L162];[.M162];[.N162];[.O162];[.P162];[.Q162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62];[.C162];[.D162];[.E162];[.F162];[.G162];[.H162];[.I162] ); 2 ) &amp; &quot;,&quot; &amp; &quot;0x&quot; &amp; BIN2HEX( CONCATENATE( [.J162];[.K162];[.L162];[.M162];[.N162];[.O162];[.P162];[.Q16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0" table:style-name="ce57" office:value-type="float" office:value="0" calcext:value-type="float">
            <text:p>0</text:p>
          </table:table-cell>
          <table:table-cell table:number-columns-repeated="4" table:style-name="ce1637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/>
          <table:table-cell table:formula="of:=CONCATENATE(&quot;0b&quot;;[.B163];[.C163];[.D163];[.E163];[.F163];[.G163];[.H163];[.I163];&quot;,0b&quot;;[.J163];[.K163];[.L163];[.M163];[.N163];[.O163];[.P163];[.Q163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63];[.C163];[.D163];[.E163];[.F163];[.G163];[.H163];[.I163] ); 2 ) &amp; &quot;,&quot; &amp; &quot;0x&quot; &amp; BIN2HEX( CONCATENATE( [.J163];[.K163];[.L163];[.M163];[.N163];[.O163];[.P163];[.Q16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0" table:style-name="ce58" office:value-type="float" office:value="0" calcext:value-type="float">
            <text:p>0</text:p>
          </table:table-cell>
          <table:table-cell table:number-columns-repeated="4" table:style-name="ce1638" office:value-type="float" office:value="0" calcext:value-type="float">
            <text:p>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/>
          <table:table-cell table:formula="of:=CONCATENATE(&quot;0b&quot;;[.B164];[.C164];[.D164];[.E164];[.F164];[.G164];[.H164];[.I164];&quot;,0b&quot;;[.J164];[.K164];[.L164];[.M164];[.N164];[.O164];[.P164];[.Q164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64];[.C164];[.D164];[.E164];[.F164];[.G164];[.H164];[.I164] ); 2 ) &amp; &quot;,&quot; &amp; &quot;0x&quot; &amp; BIN2HEX( CONCATENATE( [.J164];[.K164];[.L164];[.M164];[.N164];[.O164];[.P164];[.Q16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0" table:style-name="ce59" office:value-type="float" office:value="0" calcext:value-type="float">
            <text:p>0</text:p>
          </table:table-cell>
          <table:table-cell table:number-columns-repeated="4" table:style-name="ce1639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/>
          <table:table-cell table:formula="of:=CONCATENATE(&quot;0b&quot;;[.B165];[.C165];[.D165];[.E165];[.F165];[.G165];[.H165];[.I165];&quot;,0b&quot;;[.J165];[.K165];[.L165];[.M165];[.N165];[.O165];[.P165];[.Q165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165];[.C165];[.D165];[.E165];[.F165];[.G165];[.H165];[.I165] ); 2 ) &amp; &quot;,&quot; &amp; &quot;0x&quot; &amp; BIN2HEX( CONCATENATE( [.J165];[.K165];[.L165];[.M165];[.N165];[.O165];[.P165];[.Q165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6" table:style-name="ce1640" office:value-type="float" office:value="0" calcext:value-type="float">
            <text:p>0</text:p>
          </table:table-cell>
          <table:table-cell/>
          <table:table-cell table:formula="of:=CONCATENATE(&quot;{ 0b&quot;;[.B167];[.C167];[.D167];[.E167];[.F167];[.G167];[.H167];[.I167];&quot;,0b&quot;;[.J167];[.K167];[.L167];[.M167];[.N167];[.O167];[.P167];[.Q167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167];[.C167];[.D167];[.E167];[.F167];[.G167];[.H167];[.I167] ); 2 ) &amp; &quot;,&quot; &amp; &quot;0x&quot; &amp; BIN2HEX( CONCATENATE( [.J167];[.K167];[.L167];[.M167];[.N167];[.O167];[.P167];[.Q167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6" table:style-name="ce1641" office:value-type="float" office:value="0" calcext:value-type="float">
            <text:p>0</text:p>
          </table:table-cell>
          <table:table-cell/>
          <table:table-cell table:formula="of:=CONCATENATE(&quot;0b&quot;;[.B168];[.C168];[.D168];[.E168];[.F168];[.G168];[.H168];[.I168];&quot;,0b&quot;;[.J168];[.K168];[.L168];[.M168];[.N168];[.O168];[.P168];[.Q168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68];[.C168];[.D168];[.E168];[.F168];[.G168];[.H168];[.I168] ); 2 ) &amp; &quot;,&quot; &amp; &quot;0x&quot; &amp; BIN2HEX( CONCATENATE( [.J168];[.K168];[.L168];[.M168];[.N168];[.O168];[.P168];[.Q16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6" table:style-name="ce1642" office:value-type="float" office:value="0" calcext:value-type="float">
            <text:p>0</text:p>
          </table:table-cell>
          <table:table-cell/>
          <table:table-cell table:formula="of:=CONCATENATE(&quot;0b&quot;;[.B169];[.C169];[.D169];[.E169];[.F169];[.G169];[.H169];[.I169];&quot;,0b&quot;;[.J169];[.K169];[.L169];[.M169];[.N169];[.O169];[.P169];[.Q169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69];[.C169];[.D169];[.E169];[.F169];[.G169];[.H169];[.I169] ); 2 ) &amp; &quot;,&quot; &amp; &quot;0x&quot; &amp; BIN2HEX( CONCATENATE( [.J169];[.K169];[.L169];[.M169];[.N169];[.O169];[.P169];[.Q16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6" table:style-name="ce1643" office:value-type="float" office:value="0" calcext:value-type="float">
            <text:p>0</text:p>
          </table:table-cell>
          <table:table-cell/>
          <table:table-cell table:formula="of:=CONCATENATE(&quot;0b&quot;;[.B170];[.C170];[.D170];[.E170];[.F170];[.G170];[.H170];[.I170];&quot;,0b&quot;;[.J170];[.K170];[.L170];[.M170];[.N170];[.O170];[.P170];[.Q170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70];[.C170];[.D170];[.E170];[.F170];[.G170];[.H170];[.I170] ); 2 ) &amp; &quot;,&quot; &amp; &quot;0x&quot; &amp; BIN2HEX( CONCATENATE( [.J170];[.K170];[.L170];[.M170];[.N170];[.O170];[.P170];[.Q17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364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style-name="ce632" office:value-type="float" office:value="1" calcext:value-type="float">
            <text:p>1</text:p>
          </table:table-cell>
          <table:table-cell table:style-name="ce775" office:value-type="float" office:value="1" calcext:value-type="float">
            <text:p>1</text:p>
          </table:table-cell>
          <table:table-cell table:style-name="ce942" office:value-type="float" office:value="1" calcext:value-type="float">
            <text:p>1</text:p>
          </table:table-cell>
          <table:table-cell table:style-name="ce1112" office:value-type="float" office:value="1" calcext:value-type="float">
            <text:p>1</text:p>
          </table:table-cell>
          <table:table-cell table:style-name="ce1278" office:value-type="float" office:value="1" calcext:value-type="float">
            <text:p>1</text:p>
          </table:table-cell>
          <table:table-cell table:style-name="ce1462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803" office:value-type="float" office:value="1" calcext:value-type="float">
            <text:p>1</text:p>
          </table:table-cell>
          <table:table-cell table:style-name="ce1925" office:value-type="float" office:value="1" calcext:value-type="float">
            <text:p>1</text:p>
          </table:table-cell>
          <table:table-cell table:style-name="ce2022" office:value-type="float" office:value="1" calcext:value-type="float">
            <text:p>1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/>
          <table:table-cell table:formula="of:=CONCATENATE(&quot;0b&quot;;[.B171];[.C171];[.D171];[.E171];[.F171];[.G171];[.H171];[.I171];&quot;,0b&quot;;[.J171];[.K171];[.L171];[.M171];[.N171];[.O171];[.P171];[.Q171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71];[.C171];[.D171];[.E171];[.F171];[.G171];[.H171];[.I171] ); 2 ) &amp; &quot;,&quot; &amp; &quot;0x&quot; &amp; BIN2HEX( CONCATENATE( [.J171];[.K171];[.L171];[.M171];[.N171];[.O171];[.P171];[.Q171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365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633" office:value-type="float" office:value="1" calcext:value-type="float">
            <text:p>1</text:p>
          </table:table-cell>
          <table:table-cell table:style-name="ce776" office:value-type="float" office:value="1" calcext:value-type="float">
            <text:p>1</text:p>
          </table:table-cell>
          <table:table-cell table:style-name="ce943" office:value-type="float" office:value="1" calcext:value-type="float">
            <text:p>1</text:p>
          </table:table-cell>
          <table:table-cell table:style-name="ce1113" office:value-type="float" office:value="1" calcext:value-type="float">
            <text:p>1</text:p>
          </table:table-cell>
          <table:table-cell table:style-name="ce1279" office:value-type="float" office:value="1" calcext:value-type="float">
            <text:p>1</text:p>
          </table:table-cell>
          <table:table-cell table:style-name="ce1463" office:value-type="float" office:value="1" calcext:value-type="float">
            <text:p>1</text:p>
          </table:table-cell>
          <table:table-cell table:style-name="ce1645" office:value-type="float" office:value="1" calcext:value-type="float">
            <text:p>1</text:p>
          </table:table-cell>
          <table:table-cell table:style-name="ce1804" office:value-type="float" office:value="1" calcext:value-type="float">
            <text:p>1</text:p>
          </table:table-cell>
          <table:table-cell table:style-name="ce1926" office:value-type="float" office:value="1" calcext:value-type="float">
            <text:p>1</text:p>
          </table:table-cell>
          <table:table-cell table:style-name="ce2023" office:value-type="float" office:value="1" calcext:value-type="float">
            <text:p>1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/>
          <table:table-cell table:formula="of:=CONCATENATE(&quot;0b&quot;;[.B172];[.C172];[.D172];[.E172];[.F172];[.G172];[.H172];[.I172];&quot;,0b&quot;;[.J172];[.K172];[.L172];[.M172];[.N172];[.O172];[.P172];[.Q172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72];[.C172];[.D172];[.E172];[.F172];[.G172];[.H172];[.I172] ); 2 ) &amp; &quot;,&quot; &amp; &quot;0x&quot; &amp; BIN2HEX( CONCATENATE( [.J172];[.K172];[.L172];[.M172];[.N172];[.O172];[.P172];[.Q172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634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944" office:value-type="float" office:value="1" calcext:value-type="float">
            <text:p>1</text:p>
          </table:table-cell>
          <table:table-cell table:style-name="ce1114" office:value-type="float" office:value="1" calcext:value-type="float">
            <text:p>1</text:p>
          </table:table-cell>
          <table:table-cell table:style-name="ce1280" office:value-type="float" office:value="1" calcext:value-type="float">
            <text:p>1</text:p>
          </table:table-cell>
          <table:table-cell table:style-name="ce1464" office:value-type="float" office:value="1" calcext:value-type="float">
            <text:p>1</text:p>
          </table:table-cell>
          <table:table-cell table:style-name="ce1646" office:value-type="float" office:value="1" calcext:value-type="float">
            <text:p>1</text:p>
          </table:table-cell>
          <table:table-cell table:style-name="ce1805" office:value-type="float" office:value="1" calcext:value-type="float">
            <text:p>1</text:p>
          </table:table-cell>
          <table:table-cell table:style-name="ce1927" office:value-type="float" office:value="1" calcext:value-type="float">
            <text:p>1</text:p>
          </table:table-cell>
          <table:table-cell table:style-name="ce2024" office:value-type="float" office:value="1" calcext:value-type="float">
            <text:p>1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/>
          <table:table-cell table:formula="of:=CONCATENATE(&quot;0b&quot;;[.B173];[.C173];[.D173];[.E173];[.F173];[.G173];[.H173];[.I173];&quot;,0b&quot;;[.J173];[.K173];[.L173];[.M173];[.N173];[.O173];[.P173];[.Q173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73];[.C173];[.D173];[.E173];[.F173];[.G173];[.H173];[.I173] ); 2 ) &amp; &quot;,&quot; &amp; &quot;0x&quot; &amp; BIN2HEX( CONCATENATE( [.J173];[.K173];[.L173];[.M173];[.N173];[.O173];[.P173];[.Q173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502" office:value-type="float" office:value="1" calcext:value-type="float">
            <text:p>1</text:p>
          </table:table-cell>
          <table:table-cell table:style-name="ce635" office:value-type="float" office:value="1" calcext:value-type="float">
            <text:p>1</text:p>
          </table:table-cell>
          <table:table-cell table:style-name="ce778" office:value-type="float" office:value="1" calcext:value-type="float">
            <text:p>1</text:p>
          </table:table-cell>
          <table:table-cell table:style-name="ce94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281" office:value-type="float" office:value="1" calcext:value-type="float">
            <text:p>1</text:p>
          </table:table-cell>
          <table:table-cell table:style-name="ce1465" office:value-type="float" office:value="1" calcext:value-type="float">
            <text:p>1</text:p>
          </table:table-cell>
          <table:table-cell table:style-name="ce1647" office:value-type="float" office:value="1" calcext:value-type="float">
            <text:p>1</text:p>
          </table:table-cell>
          <table:table-cell table:style-name="ce1806" office:value-type="float" office:value="1" calcext:value-type="float">
            <text:p>1</text:p>
          </table:table-cell>
          <table:table-cell table:style-name="ce1928" office:value-type="float" office:value="1" calcext:value-type="float">
            <text:p>1</text:p>
          </table:table-cell>
          <table:table-cell table:style-name="ce2025" office:value-type="float" office:value="1" calcext:value-type="float">
            <text:p>1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/>
          <table:table-cell table:formula="of:=CONCATENATE(&quot;0b&quot;;[.B174];[.C174];[.D174];[.E174];[.F174];[.G174];[.H174];[.I174];&quot;,0b&quot;;[.J174];[.K174];[.L174];[.M174];[.N174];[.O174];[.P174];[.Q174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74];[.C174];[.D174];[.E174];[.F174];[.G174];[.H174];[.I174] ); 2 ) &amp; &quot;,&quot; &amp; &quot;0x&quot; &amp; BIN2HEX( CONCATENATE( [.J174];[.K174];[.L174];[.M174];[.N174];[.O174];[.P174];[.Q174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4" table:style-name="ce368" office:value-type="float" office:value="1" calcext:value-type="float">
            <text:p>1</text:p>
          </table:table-cell>
          <table:table-cell table:style-name="ce946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282" office:value-type="float" office:value="0" calcext:value-type="float">
            <text:p>0</text:p>
          </table:table-cell>
          <table:table-cell table:style-name="ce1466" office:value-type="float" office:value="0" calcext:value-type="float">
            <text:p>0</text:p>
          </table:table-cell>
          <table:table-cell table:number-columns-repeated="6" table:style-name="ce1648" office:value-type="float" office:value="0" calcext:value-type="float">
            <text:p>0</text:p>
          </table:table-cell>
          <table:table-cell/>
          <table:table-cell table:formula="of:=CONCATENATE(&quot;0b&quot;;[.B175];[.C175];[.D175];[.E175];[.F175];[.G175];[.H175];[.I175];&quot;,0b&quot;;[.J175];[.K175];[.L175];[.M175];[.N175];[.O175];[.P175];[.Q175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175];[.C175];[.D175];[.E175];[.F175];[.G175];[.H175];[.I175] ); 2 ) &amp; &quot;,&quot; &amp; &quot;0x&quot; &amp; BIN2HEX( CONCATENATE( [.J175];[.K175];[.L175];[.M175];[.N175];[.O175];[.P175];[.Q175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62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4" table:style-name="ce369" office:value-type="float" office:value="1" calcext:value-type="float">
            <text:p>1</text:p>
          </table:table-cell>
          <table:table-cell table:style-name="ce947" office:value-type="float" office:value="0" calcext:value-type="float">
            <text:p>0</text:p>
          </table:table-cell>
          <table:table-cell table:style-name="ce1117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467" office:value-type="float" office:value="0" calcext:value-type="float">
            <text:p>0</text:p>
          </table:table-cell>
          <table:table-cell table:number-columns-repeated="6" table:style-name="ce1649" office:value-type="float" office:value="0" calcext:value-type="float">
            <text:p>0</text:p>
          </table:table-cell>
          <table:table-cell/>
          <table:table-cell table:formula="of:=CONCATENATE(&quot;0b&quot;;[.B176];[.C176];[.D176];[.E176];[.F176];[.G176];[.H176];[.I176];&quot;,0b&quot;;[.J176];[.K176];[.L176];[.M176];[.N176];[.O176];[.P176];[.Q176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176];[.C176];[.D176];[.E176];[.F176];[.G176];[.H176];[.I176] ); 2 ) &amp; &quot;,&quot; &amp; &quot;0x&quot; &amp; BIN2HEX( CONCATENATE( [.J176];[.K176];[.L176];[.M176];[.N176];[.O176];[.P176];[.Q176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number-columns-repeated="4" table:style-name="ce370" office:value-type="float" office:value="1" calcext:value-type="float">
            <text:p>1</text:p>
          </table:table-cell>
          <table:table-cell table:style-name="ce948" office:value-type="float" office:value="0" calcext:value-type="float">
            <text:p>0</text:p>
          </table:table-cell>
          <table:table-cell table:style-name="ce1118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468" office:value-type="float" office:value="0" calcext:value-type="float">
            <text:p>0</text:p>
          </table:table-cell>
          <table:table-cell table:number-columns-repeated="6" table:style-name="ce1650" office:value-type="float" office:value="0" calcext:value-type="float">
            <text:p>0</text:p>
          </table:table-cell>
          <table:table-cell/>
          <table:table-cell table:formula="of:=CONCATENATE(&quot;0b&quot;;[.B177];[.C177];[.D177];[.E177];[.F177];[.G177];[.H177];[.I177];&quot;,0b&quot;;[.J177];[.K177];[.L177];[.M177];[.N177];[.O177];[.P177];[.Q177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177];[.C177];[.D177];[.E177];[.F177];[.G177];[.H177];[.I177] ); 2 ) &amp; &quot;,&quot; &amp; &quot;0x&quot; &amp; BIN2HEX( CONCATENATE( [.J177];[.K177];[.L177];[.M177];[.N177];[.O177];[.P177];[.Q177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number-columns-repeated="4" table:style-name="ce371" office:value-type="float" office:value="1" calcext:value-type="float">
            <text:p>1</text:p>
          </table:table-cell>
          <table:table-cell table:style-name="ce949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285" office:value-type="float" office:value="0" calcext:value-type="float">
            <text:p>0</text:p>
          </table:table-cell>
          <table:table-cell table:style-name="ce1469" office:value-type="float" office:value="0" calcext:value-type="float">
            <text:p>0</text:p>
          </table:table-cell>
          <table:table-cell table:number-columns-repeated="6" table:style-name="ce1651" office:value-type="float" office:value="0" calcext:value-type="float">
            <text:p>0</text:p>
          </table:table-cell>
          <table:table-cell/>
          <table:table-cell table:formula="of:=CONCATENATE(&quot;0b&quot;;[.B178];[.C178];[.D178];[.E178];[.F178];[.G178];[.H178];[.I178];&quot;,0b&quot;;[.J178];[.K178];[.L178];[.M178];[.N178];[.O178];[.P178];[.Q178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178];[.C178];[.D178];[.E178];[.F178];[.G178];[.H178];[.I178] ); 2 ) &amp; &quot;,&quot; &amp; &quot;0x&quot; &amp; BIN2HEX( CONCATENATE( [.J178];[.K178];[.L178];[.M178];[.N178];[.O178];[.P178];[.Q178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65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number-columns-repeated="4" table:style-name="ce372" office:value-type="float" office:value="1" calcext:value-type="float">
            <text:p>1</text:p>
          </table:table-cell>
          <table:table-cell table:style-name="ce950" office:value-type="float" office:value="0" calcext:value-type="float">
            <text:p>0</text:p>
          </table:table-cell>
          <table:table-cell table:style-name="ce1120" office:value-type="float" office:value="0" calcext:value-type="float">
            <text:p>0</text:p>
          </table:table-cell>
          <table:table-cell table:style-name="ce1286" office:value-type="float" office:value="0" calcext:value-type="float">
            <text:p>0</text:p>
          </table:table-cell>
          <table:table-cell table:style-name="ce1470" office:value-type="float" office:value="0" calcext:value-type="float">
            <text:p>0</text:p>
          </table:table-cell>
          <table:table-cell table:number-columns-repeated="6" table:style-name="ce1652" office:value-type="float" office:value="0" calcext:value-type="float">
            <text:p>0</text:p>
          </table:table-cell>
          <table:table-cell/>
          <table:table-cell table:formula="of:=CONCATENATE(&quot;0b&quot;;[.B179];[.C179];[.D179];[.E179];[.F179];[.G179];[.H179];[.I179];&quot;,0b&quot;;[.J179];[.K179];[.L179];[.M179];[.N179];[.O179];[.P179];[.Q179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179];[.C179];[.D179];[.E179];[.F179];[.G179];[.H179];[.I179] ); 2 ) &amp; &quot;,&quot; &amp; &quot;0x&quot; &amp; BIN2HEX( CONCATENATE( [.J179];[.K179];[.L179];[.M179];[.N179];[.O179];[.P179];[.Q179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66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951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471" office:value-type="float" office:value="0" calcext:value-type="float">
            <text:p>0</text:p>
          </table:table-cell>
          <table:table-cell table:number-columns-repeated="6" table:style-name="ce1653" office:value-type="float" office:value="0" calcext:value-type="float">
            <text:p>0</text:p>
          </table:table-cell>
          <table:table-cell/>
          <table:table-cell table:formula="of:=CONCATENATE(&quot;0b&quot;;[.B180];[.C180];[.D180];[.E180];[.F180];[.G180];[.H180];[.I180];&quot;,0b&quot;;[.J180];[.K180];[.L180];[.M180];[.N180];[.O180];[.P180];[.Q180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180];[.C180];[.D180];[.E180];[.F180];[.G180];[.H180];[.I180] ); 2 ) &amp; &quot;,&quot; &amp; &quot;0x&quot; &amp; BIN2HEX( CONCATENATE( [.J180];[.K180];[.L180];[.M180];[.N180];[.O180];[.P180];[.Q180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67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374" office:value-type="float" office:value="1" calcext:value-type="float">
            <text:p>1</text:p>
          </table:table-cell>
          <table:table-cell table:style-name="ce503" office:value-type="float" office:value="1" calcext:value-type="float">
            <text:p>1</text:p>
          </table:table-cell>
          <table:table-cell table:style-name="ce636" office:value-type="float" office:value="1" calcext:value-type="float">
            <text:p>1</text:p>
          </table:table-cell>
          <table:table-cell table:style-name="ce779" office:value-type="float" office:value="1" calcext:value-type="float">
            <text:p>1</text:p>
          </table:table-cell>
          <table:table-cell table:style-name="ce952" office:value-type="float" office:value="1" calcext:value-type="float">
            <text:p>1</text:p>
          </table:table-cell>
          <table:table-cell table:style-name="ce1122" office:value-type="float" office:value="1" calcext:value-type="float">
            <text:p>1</text:p>
          </table:table-cell>
          <table:table-cell table:style-name="ce1288" office:value-type="float" office:value="1" calcext:value-type="float">
            <text:p>1</text:p>
          </table:table-cell>
          <table:table-cell table:style-name="ce1472" office:value-type="float" office:value="1" calcext:value-type="float">
            <text:p>1</text:p>
          </table:table-cell>
          <table:table-cell table:style-name="ce1654" office:value-type="float" office:value="1" calcext:value-type="float">
            <text:p>1</text:p>
          </table:table-cell>
          <table:table-cell table:style-name="ce1807" office:value-type="float" office:value="1" calcext:value-type="float">
            <text:p>1</text:p>
          </table:table-cell>
          <table:table-cell table:style-name="ce1807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/>
          <table:table-cell table:formula="of:=CONCATENATE(&quot;0b&quot;;[.B181];[.C181];[.D181];[.E181];[.F181];[.G181];[.H181];[.I181];&quot;,0b&quot;;[.J181];[.K181];[.L181];[.M181];[.N181];[.O181];[.P181];[.Q181];&quot;,&quot;)" office:value-type="string" office:string-value="0b00111111,0b11110000," calcext:value-type="string">
            <text:p>0b00111111,0b11110000,</text:p>
          </table:table-cell>
          <table:table-cell/>
          <table:table-cell table:formula="of:=&quot;0x&quot; &amp; BIN2HEX( CONCATENATE( [.B181];[.C181];[.D181];[.E181];[.F181];[.G181];[.H181];[.I181] ); 2 ) &amp; &quot;,&quot; &amp; &quot;0x&quot; &amp; BIN2HEX( CONCATENATE( [.J181];[.K181];[.L181];[.M181];[.N181];[.O181];[.P181];[.Q181] ); 2 ) &amp; &quot;, &quot;" office:value-type="string" office:string-value="0x3F,0xF0, " calcext:value-type="string">
            <text:p>0x3F,0xF0, </text:p>
          </table:table-cell>
          <table:table-cell table:number-columns-repeated="1003"/>
        </table:table-row>
        <table:table-row table:style-name="ro1">
          <table:table-cell/>
          <table:table-cell table:style-name="ce68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504" office:value-type="float" office:value="1" calcext:value-type="float">
            <text:p>1</text:p>
          </table:table-cell>
          <table:table-cell table:style-name="ce637" office:value-type="float" office:value="1" calcext:value-type="float">
            <text:p>1</text:p>
          </table:table-cell>
          <table:table-cell table:style-name="ce780" office:value-type="float" office:value="1" calcext:value-type="float">
            <text:p>1</text:p>
          </table:table-cell>
          <table:table-cell table:style-name="ce953" office:value-type="float" office:value="1" calcext:value-type="float">
            <text:p>1</text:p>
          </table:table-cell>
          <table:table-cell table:style-name="ce1123" office:value-type="float" office:value="1" calcext:value-type="float">
            <text:p>1</text:p>
          </table:table-cell>
          <table:table-cell table:style-name="ce1289" office:value-type="float" office:value="1" calcext:value-type="float">
            <text:p>1</text:p>
          </table:table-cell>
          <table:table-cell table:style-name="ce1473" office:value-type="float" office:value="1" calcext:value-type="float">
            <text:p>1</text:p>
          </table:table-cell>
          <table:table-cell table:style-name="ce1655" office:value-type="float" office:value="1" calcext:value-type="float">
            <text:p>1</text:p>
          </table:table-cell>
          <table:table-cell table:style-name="ce1808" office:value-type="float" office:value="1" calcext:value-type="float">
            <text:p>1</text:p>
          </table:table-cell>
          <table:table-cell table:style-name="ce1657" office:value-type="float" office:value="1" calcext:value-type="float">
            <text:p>1</text:p>
          </table:table-cell>
          <table:table-cell table:style-name="ce2027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/>
          <table:table-cell table:formula="of:=CONCATENATE(&quot;0b&quot;;[.B182];[.C182];[.D182];[.E182];[.F182];[.G182];[.H182];[.I182];&quot;,0b&quot;;[.J182];[.K182];[.L182];[.M182];[.N182];[.O182];[.P182];[.Q182];&quot;,&quot;)" office:value-type="string" office:string-value="0b00111111,0b11111000," calcext:value-type="string">
            <text:p>0b00111111,0b11111000,</text:p>
          </table:table-cell>
          <table:table-cell/>
          <table:table-cell table:formula="of:=&quot;0x&quot; &amp; BIN2HEX( CONCATENATE( [.B182];[.C182];[.D182];[.E182];[.F182];[.G182];[.H182];[.I182] ); 2 ) &amp; &quot;,&quot; &amp; &quot;0x&quot; &amp; BIN2HEX( CONCATENATE( [.J182];[.K182];[.L182];[.M182];[.N182];[.O182];[.P182];[.Q182] ); 2 ) &amp; &quot;, &quot;" office:value-type="string" office:string-value="0x3F,0xF8, " calcext:value-type="string">
            <text:p>0x3F,0xF8, </text:p>
          </table:table-cell>
          <table:table-cell table:number-columns-repeated="1003"/>
        </table:table-row>
        <table:table-row table:style-name="ro1">
          <table:table-cell/>
          <table:table-cell table:style-name="ce69" office:value-type="float" office:value="0" calcext:value-type="float">
            <text:p>0</text:p>
          </table:table-cell>
          <table:table-cell table:number-columns-repeated="2" table:style-name="ce266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638" office:value-type="float" office:value="1" calcext:value-type="float">
            <text:p>1</text:p>
          </table:table-cell>
          <table:table-cell table:style-name="ce781" office:value-type="float" office:value="1" calcext:value-type="float">
            <text:p>1</text:p>
          </table:table-cell>
          <table:table-cell table:style-name="ce954" office:value-type="float" office:value="1" calcext:value-type="float">
            <text:p>1</text:p>
          </table:table-cell>
          <table:table-cell table:style-name="ce1124" office:value-type="float" office:value="1" calcext:value-type="float">
            <text:p>1</text:p>
          </table:table-cell>
          <table:table-cell table:style-name="ce1290" office:value-type="float" office:value="1" calcext:value-type="float">
            <text:p>1</text:p>
          </table:table-cell>
          <table:table-cell table:style-name="ce1474" office:value-type="float" office:value="1" calcext:value-type="float">
            <text:p>1</text:p>
          </table:table-cell>
          <table:table-cell table:style-name="ce1656" office:value-type="float" office:value="1" calcext:value-type="float">
            <text:p>1</text:p>
          </table:table-cell>
          <table:table-cell table:style-name="ce1657" office:value-type="float" office:value="1" calcext:value-type="float">
            <text:p>1</text:p>
          </table:table-cell>
          <table:table-cell table:style-name="ce1929" office:value-type="float" office:value="1" calcext:value-type="float">
            <text:p>1</text:p>
          </table:table-cell>
          <table:table-cell table:style-name="ce2027" office:value-type="float" office:value="1" calcext:value-type="float">
            <text:p>1</text:p>
          </table:table-cell>
          <table:table-cell table:style-name="ce2116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/>
          <table:table-cell table:formula="of:=CONCATENATE(&quot;0b&quot;;[.B183];[.C183];[.D183];[.E183];[.F183];[.G183];[.H183];[.I183];&quot;,0b&quot;;[.J183];[.K183];[.L183];[.M183];[.N183];[.O183];[.P183];[.Q183];&quot;,&quot;)" office:value-type="string" office:string-value="0b00011111,0b11111100," calcext:value-type="string">
            <text:p>0b00011111,0b11111100,</text:p>
          </table:table-cell>
          <table:table-cell/>
          <table:table-cell table:formula="of:=&quot;0x&quot; &amp; BIN2HEX( CONCATENATE( [.B183];[.C183];[.D183];[.E183];[.F183];[.G183];[.H183];[.I183] ); 2 ) &amp; &quot;,&quot; &amp; &quot;0x&quot; &amp; BIN2HEX( CONCATENATE( [.J183];[.K183];[.L183];[.M183];[.N183];[.O183];[.P183];[.Q183] ); 2 ) &amp; &quot;, &quot;" office:value-type="string" office:string-value="0x1F,0xFC, " calcext:value-type="string">
            <text:p>0x1F,0xFC, </text:p>
          </table:table-cell>
          <table:table-cell table:number-columns-repeated="1003"/>
        </table:table-row>
        <table:table-row table:style-name="ro1">
          <table:table-cell/>
          <table:table-cell table:style-name="ce70" office:value-type="float" office:value="0" calcext:value-type="float">
            <text:p>0</text:p>
          </table:table-cell>
          <table:table-cell table:number-columns-repeated="3" table:style-name="ce267" office:value-type="float" office:value="0" calcext:value-type="float">
            <text:p>0</text:p>
          </table:table-cell>
          <table:table-cell table:style-name="ce267" office:value-type="float" office:value="1" calcext:value-type="float">
            <text:p>1</text:p>
          </table:table-cell>
          <table:table-cell table:style-name="ce782" office:value-type="float" office:value="1" calcext:value-type="float">
            <text:p>1</text:p>
          </table:table-cell>
          <table:table-cell table:style-name="ce955" office:value-type="float" office:value="1" calcext:value-type="float">
            <text:p>1</text:p>
          </table:table-cell>
          <table:table-cell table:style-name="ce1125" office:value-type="float" office:value="1" calcext:value-type="float">
            <text:p>1</text:p>
          </table:table-cell>
          <table:table-cell table:style-name="ce1291" office:value-type="float" office:value="1" calcext:value-type="float">
            <text:p>1</text:p>
          </table:table-cell>
          <table:table-cell table:style-name="ce1475" office:value-type="float" office:value="1" calcext:value-type="float">
            <text:p>1</text:p>
          </table:table-cell>
          <table:table-cell table:number-columns-repeated="3" table:style-name="ce1657" office:value-type="float" office:value="1" calcext:value-type="float">
            <text:p>1</text:p>
          </table:table-cell>
          <table:table-cell table:style-name="ce2028" office:value-type="float" office:value="1" calcext:value-type="float">
            <text:p>1</text:p>
          </table:table-cell>
          <table:table-cell table:style-name="ce2117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/>
          <table:table-cell table:formula="of:=CONCATENATE(&quot;0b&quot;;[.B184];[.C184];[.D184];[.E184];[.F184];[.G184];[.H184];[.I184];&quot;,0b&quot;;[.J184];[.K184];[.L184];[.M184];[.N184];[.O184];[.P184];[.Q184];&quot;,&quot;)" office:value-type="string" office:string-value="0b00001111,0b11111100," calcext:value-type="string">
            <text:p>0b00001111,0b11111100,</text:p>
          </table:table-cell>
          <table:table-cell/>
          <table:table-cell table:formula="of:=&quot;0x&quot; &amp; BIN2HEX( CONCATENATE( [.B184];[.C184];[.D184];[.E184];[.F184];[.G184];[.H184];[.I184] ); 2 ) &amp; &quot;,&quot; &amp; &quot;0x&quot; &amp; BIN2HEX( CONCATENATE( [.J184];[.K184];[.L184];[.M184];[.N184];[.O184];[.P184];[.Q184] ); 2 ) &amp; &quot;, &quot;" office:value-type="string" office:string-value="0x0F,0xFC, " calcext:value-type="string">
            <text:p>0x0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8" table:style-name="ce71" office:value-type="float" office:value="0" calcext:value-type="float">
            <text:p>0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number-columns-repeated="3" table:style-name="ce1657" office:value-type="float" office:value="1" calcext:value-type="float">
            <text:p>1</text:p>
          </table:table-cell>
          <table:table-cell table:style-name="ce2027" office:value-type="float" office:value="1" calcext:value-type="float">
            <text:p>1</text:p>
          </table:table-cell>
          <table:table-cell table:style-name="ce2118" office:value-type="float" office:value="0" calcext:value-type="float">
            <text:p>0</text:p>
          </table:table-cell>
          <table:table-cell table:style-name="ce1292" office:value-type="float" office:value="0" calcext:value-type="float">
            <text:p>0</text:p>
          </table:table-cell>
          <table:table-cell/>
          <table:table-cell table:formula="of:=CONCATENATE(&quot;0b&quot;;[.B185];[.C185];[.D185];[.E185];[.F185];[.G185];[.H185];[.I185];&quot;,0b&quot;;[.J185];[.K185];[.L185];[.M185];[.N185];[.O185];[.P185];[.Q185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85];[.C185];[.D185];[.E185];[.F185];[.G185];[.H185];[.I185] ); 2 ) &amp; &quot;,&quot; &amp; &quot;0x&quot; &amp; BIN2HEX( CONCATENATE( [.J185];[.K185];[.L185];[.M185];[.N185];[.O185];[.P185];[.Q185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8" table:style-name="ce72" office:value-type="float" office:value="0" calcext:value-type="float">
            <text:p>0</text:p>
          </table:table-cell>
          <table:table-cell table:number-columns-repeated="2" table:style-name="ce1293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809" office:value-type="float" office:value="1" calcext:value-type="float">
            <text:p>1</text:p>
          </table:table-cell>
          <table:table-cell table:style-name="ce1930" office:value-type="float" office:value="1" calcext:value-type="float">
            <text:p>1</text:p>
          </table:table-cell>
          <table:table-cell table:style-name="ce2029" office:value-type="float" office:value="1" calcext:value-type="float">
            <text:p>1</text:p>
          </table:table-cell>
          <table:table-cell table:style-name="ce2119" office:value-type="float" office:value="0" calcext:value-type="float">
            <text:p>0</text:p>
          </table:table-cell>
          <table:table-cell table:style-name="ce1293" office:value-type="float" office:value="0" calcext:value-type="float">
            <text:p>0</text:p>
          </table:table-cell>
          <table:table-cell/>
          <table:table-cell table:formula="of:=CONCATENATE(&quot;0b&quot;;[.B186];[.C186];[.D186];[.E186];[.F186];[.G186];[.H186];[.I186];&quot;,0b&quot;;[.J186];[.K186];[.L186];[.M186];[.N186];[.O186];[.P186];[.Q186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86];[.C186];[.D186];[.E186];[.F186];[.G186];[.H186];[.I186] ); 2 ) &amp; &quot;,&quot; &amp; &quot;0x&quot; &amp; BIN2HEX( CONCATENATE( [.J186];[.K186];[.L186];[.M186];[.N186];[.O186];[.P186];[.Q186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number-columns-repeated="2" table:style-name="ce1294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810" office:value-type="float" office:value="1" calcext:value-type="float">
            <text:p>1</text:p>
          </table:table-cell>
          <table:table-cell table:style-name="ce1931" office:value-type="float" office:value="1" calcext:value-type="float">
            <text:p>1</text:p>
          </table:table-cell>
          <table:table-cell table:style-name="ce2030" office:value-type="float" office:value="1" calcext:value-type="float">
            <text:p>1</text:p>
          </table:table-cell>
          <table:table-cell table:style-name="ce2120" office:value-type="float" office:value="0" calcext:value-type="float">
            <text:p>0</text:p>
          </table:table-cell>
          <table:table-cell table:style-name="ce1294" office:value-type="float" office:value="0" calcext:value-type="float">
            <text:p>0</text:p>
          </table:table-cell>
          <table:table-cell/>
          <table:table-cell table:formula="of:=CONCATENATE(&quot;0b&quot;;[.B187];[.C187];[.D187];[.E187];[.F187];[.G187];[.H187];[.I187];&quot;,0b&quot;;[.J187];[.K187];[.L187];[.M187];[.N187];[.O187];[.P187];[.Q187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87];[.C187];[.D187];[.E187];[.F187];[.G187];[.H187];[.I187] ); 2 ) &amp; &quot;,&quot; &amp; &quot;0x&quot; &amp; BIN2HEX( CONCATENATE( [.J187];[.K187];[.L187];[.M187];[.N187];[.O187];[.P187];[.Q187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8" table:style-name="ce74" office:value-type="float" office:value="0" calcext:value-type="float">
            <text:p>0</text:p>
          </table:table-cell>
          <table:table-cell table:number-columns-repeated="2" table:style-name="ce1295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811" office:value-type="float" office:value="1" calcext:value-type="float">
            <text:p>1</text:p>
          </table:table-cell>
          <table:table-cell table:style-name="ce1932" office:value-type="float" office:value="1" calcext:value-type="float">
            <text:p>1</text:p>
          </table:table-cell>
          <table:table-cell table:style-name="ce2031" office:value-type="float" office:value="1" calcext:value-type="float">
            <text:p>1</text:p>
          </table:table-cell>
          <table:table-cell table:style-name="ce2121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/>
          <table:table-cell table:formula="of:=CONCATENATE(&quot;0b&quot;;[.B188];[.C188];[.D188];[.E188];[.F188];[.G188];[.H188];[.I188];&quot;,0b&quot;;[.J188];[.K188];[.L188];[.M188];[.N188];[.O188];[.P188];[.Q188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88];[.C188];[.D188];[.E188];[.F188];[.G188];[.H188];[.I188] ); 2 ) &amp; &quot;,&quot; &amp; &quot;0x&quot; &amp; BIN2HEX( CONCATENATE( [.J188];[.K188];[.L188];[.M188];[.N188];[.O188];[.P188];[.Q188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8" table:style-name="ce75" office:value-type="float" office:value="0" calcext:value-type="float">
            <text:p>0</text:p>
          </table:table-cell>
          <table:table-cell table:number-columns-repeated="2" table:style-name="ce1296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812" office:value-type="float" office:value="1" calcext:value-type="float">
            <text:p>1</text:p>
          </table:table-cell>
          <table:table-cell table:style-name="ce1933" office:value-type="float" office:value="1" calcext:value-type="float">
            <text:p>1</text:p>
          </table:table-cell>
          <table:table-cell table:style-name="ce2032" office:value-type="float" office:value="1" calcext:value-type="float">
            <text:p>1</text:p>
          </table:table-cell>
          <table:table-cell table:style-name="ce2122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/>
          <table:table-cell table:formula="of:=CONCATENATE(&quot;0b&quot;;[.B189];[.C189];[.D189];[.E189];[.F189];[.G189];[.H189];[.I189];&quot;,0b&quot;;[.J189];[.K189];[.L189];[.M189];[.N189];[.O189];[.P189];[.Q189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89];[.C189];[.D189];[.E189];[.F189];[.G189];[.H189];[.I189] ); 2 ) &amp; &quot;,&quot; &amp; &quot;0x&quot; &amp; BIN2HEX( CONCATENATE( [.J189];[.K189];[.L189];[.M189];[.N189];[.O189];[.P189];[.Q189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76" office:value-type="float" office:value="0" calcext:value-type="float">
            <text:p>0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813" office:value-type="float" office:value="1" calcext:value-type="float">
            <text:p>1</text:p>
          </table:table-cell>
          <table:table-cell table:style-name="ce1934" office:value-type="float" office:value="1" calcext:value-type="float">
            <text:p>1</text:p>
          </table:table-cell>
          <table:table-cell table:style-name="ce1297" office:value-type="float" office:value="1" calcext:value-type="float">
            <text:p>1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/>
          <table:table-cell table:formula="of:=CONCATENATE(&quot;0b&quot;;[.B190];[.C190];[.D190];[.E190];[.F190];[.G190];[.H190];[.I190];&quot;,0b&quot;;[.J190];[.K190];[.L190];[.M190];[.N190];[.O190];[.P190];[.Q190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190];[.C190];[.D190];[.E190];[.F190];[.G190];[.H190];[.I190] ); 2 ) &amp; &quot;,&quot; &amp; &quot;0x&quot; &amp; BIN2HEX( CONCATENATE( [.J190];[.K190];[.L190];[.M190];[.N190];[.O190];[.P190];[.Q190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77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639" office:value-type="float" office:value="1" calcext:value-type="float">
            <text:p>1</text:p>
          </table:table-cell>
          <table:table-cell table:style-name="ce783" office:value-type="float" office:value="1" calcext:value-type="float">
            <text:p>1</text:p>
          </table:table-cell>
          <table:table-cell table:style-name="ce957" office:value-type="float" office:value="1" calcext:value-type="float">
            <text:p>1</text:p>
          </table:table-cell>
          <table:table-cell table:style-name="ce1126" office:value-type="float" office:value="1" calcext:value-type="float">
            <text:p>1</text:p>
          </table:table-cell>
          <table:table-cell table:style-name="ce1298" office:value-type="float" office:value="1" calcext:value-type="float">
            <text:p>1</text:p>
          </table:table-cell>
          <table:table-cell table:style-name="ce1476" office:value-type="float" office:value="1" calcext:value-type="float">
            <text:p>1</text:p>
          </table:table-cell>
          <table:table-cell table:number-columns-repeated="3" table:style-name="ce1663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/>
          <table:table-cell table:formula="of:=CONCATENATE(&quot;0b&quot;;[.B191];[.C191];[.D191];[.E191];[.F191];[.G191];[.H191];[.I191];&quot;,0b&quot;;[.J191];[.K191];[.L191];[.M191];[.N191];[.O191];[.P191];[.Q191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91];[.C191];[.D191];[.E191];[.F191];[.G191];[.H191];[.I191] ); 2 ) &amp; &quot;,&quot; &amp; &quot;0x&quot; &amp; BIN2HEX( CONCATENATE( [.J191];[.K191];[.L191];[.M191];[.N191];[.O191];[.P191];[.Q191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78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506" office:value-type="float" office:value="1" calcext:value-type="float">
            <text:p>1</text:p>
          </table:table-cell>
          <table:table-cell table:style-name="ce640" office:value-type="float" office:value="1" calcext:value-type="float">
            <text:p>1</text:p>
          </table:table-cell>
          <table:table-cell table:style-name="ce784" office:value-type="float" office:value="1" calcext:value-type="float">
            <text:p>1</text:p>
          </table:table-cell>
          <table:table-cell table:style-name="ce958" office:value-type="float" office:value="1" calcext:value-type="float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299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664" office:value-type="float" office:value="1" calcext:value-type="float">
            <text:p>1</text:p>
          </table:table-cell>
          <table:table-cell table:style-name="ce1814" office:value-type="float" office:value="1" calcext:value-type="float">
            <text:p>1</text:p>
          </table:table-cell>
          <table:table-cell table:style-name="ce1935" office:value-type="float" office:value="1" calcext:value-type="float">
            <text:p>1</text:p>
          </table:table-cell>
          <table:table-cell table:style-name="ce2034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/>
          <table:table-cell table:formula="of:=CONCATENATE(&quot;0b&quot;;[.B192];[.C192];[.D192];[.E192];[.F192];[.G192];[.H192];[.I192];&quot;,0b&quot;;[.J192];[.K192];[.L192];[.M192];[.N192];[.O192];[.P192];[.Q192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192];[.C192];[.D192];[.E192];[.F192];[.G192];[.H192];[.I192] ); 2 ) &amp; &quot;,&quot; &amp; &quot;0x&quot; &amp; BIN2HEX( CONCATENATE( [.J192];[.K192];[.L192];[.M192];[.N192];[.O192];[.P192];[.Q192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79" office:value-type="float" office:value="0" calcext:value-type="float">
            <text:p>0</text:p>
          </table:table-cell>
          <table:table-cell table:style-name="ce378"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641" office:value-type="float" office:value="1" calcext:value-type="float">
            <text:p>1</text:p>
          </table:table-cell>
          <table:table-cell table:style-name="ce785" office:value-type="float" office:value="1" calcext:value-type="float">
            <text:p>1</text:p>
          </table:table-cell>
          <table:table-cell table:style-name="ce959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300" office:value-type="float" office:value="1" calcext:value-type="float">
            <text:p>1</text:p>
          </table:table-cell>
          <table:table-cell table:style-name="ce1478" office:value-type="float" office:value="1" calcext:value-type="float">
            <text:p>1</text:p>
          </table:table-cell>
          <table:table-cell table:style-name="ce1665" office:value-type="float" office:value="1" calcext:value-type="float">
            <text:p>1</text:p>
          </table:table-cell>
          <table:table-cell table:style-name="ce1815" office:value-type="float" office:value="1" calcext:value-type="float">
            <text:p>1</text:p>
          </table:table-cell>
          <table:table-cell table:style-name="ce1816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/>
          <table:table-cell table:formula="of:=CONCATENATE(&quot;0b&quot;;[.B193];[.C193];[.D193];[.E193];[.F193];[.G193];[.H193];[.I193];&quot;,0b&quot;;[.J193];[.K193];[.L193];[.M193];[.N193];[.O193];[.P193];[.Q193];&quot;,&quot;)" office:value-type="string" office:string-value="0b00111111,0b11111000," calcext:value-type="string">
            <text:p>0b00111111,0b11111000,</text:p>
          </table:table-cell>
          <table:table-cell/>
          <table:table-cell table:formula="of:=&quot;0x&quot; &amp; BIN2HEX( CONCATENATE( [.B193];[.C193];[.D193];[.E193];[.F193];[.G193];[.H193];[.I193] ); 2 ) &amp; &quot;,&quot; &amp; &quot;0x&quot; &amp; BIN2HEX( CONCATENATE( [.J193];[.K193];[.L193];[.M193];[.N193];[.O193];[.P193];[.Q193] ); 2 ) &amp; &quot;, &quot;" office:value-type="string" office:string-value="0x3F,0xF8, " calcext:value-type="string">
            <text:p>0x3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80" office:value-type="float" office:value="0" calcext:value-type="float">
            <text:p>0</text:p>
          </table:table-cell>
          <table:table-cell table:style-name="ce379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642" office:value-type="float" office:value="1" calcext:value-type="float">
            <text:p>1</text:p>
          </table:table-cell>
          <table:table-cell table:style-name="ce786" office:value-type="float" office:value="1" calcext:value-type="float">
            <text:p>1</text:p>
          </table:table-cell>
          <table:table-cell table:style-name="ce960" office:value-type="float" office:value="1" calcext:value-type="float">
            <text:p>1</text:p>
          </table:table-cell>
          <table:table-cell table:style-name="ce1129" office:value-type="float" office:value="1" calcext:value-type="float">
            <text:p>1</text:p>
          </table:table-cell>
          <table:table-cell table:style-name="ce1301" office:value-type="float" office:value="1" calcext:value-type="float">
            <text:p>1</text:p>
          </table:table-cell>
          <table:table-cell table:style-name="ce1479" office:value-type="float" office:value="1" calcext:value-type="float">
            <text:p>1</text:p>
          </table:table-cell>
          <table:table-cell table:style-name="ce1666" office:value-type="float" office:value="1" calcext:value-type="float">
            <text:p>1</text:p>
          </table:table-cell>
          <table:table-cell table:style-name="ce1816" office:value-type="float" office:value="1" calcext:value-type="float">
            <text:p>1</text:p>
          </table:table-cell>
          <table:table-cell table:style-name="ce1816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formula="of:=CONCATENATE(&quot;0b&quot;;[.B194];[.C194];[.D194];[.E194];[.F194];[.G194];[.H194];[.I194];&quot;,0b&quot;;[.J194];[.K194];[.L194];[.M194];[.N194];[.O194];[.P194];[.Q194];&quot;,&quot;)" office:value-type="string" office:string-value="0b00111111,0b11110000," calcext:value-type="string">
            <text:p>0b00111111,0b11110000,</text:p>
          </table:table-cell>
          <table:table-cell/>
          <table:table-cell table:formula="of:=&quot;0x&quot; &amp; BIN2HEX( CONCATENATE( [.B194];[.C194];[.D194];[.E194];[.F194];[.G194];[.H194];[.I194] ); 2 ) &amp; &quot;,&quot; &amp; &quot;0x&quot; &amp; BIN2HEX( CONCATENATE( [.J194];[.K194];[.L194];[.M194];[.N194];[.O194];[.P194];[.Q194] ); 2 ) &amp; &quot;, &quot;" office:value-type="string" office:string-value="0x3F,0xF0, " calcext:value-type="string">
            <text:p>0x3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81" office:value-type="float" office:value="0" calcext:value-type="float">
            <text:p>0</text:p>
          </table:table-cell>
          <table:table-cell table:style-name="ce961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1480" office:value-type="float" office:value="0" calcext:value-type="float">
            <text:p>0</text:p>
          </table:table-cell>
          <table:table-cell table:style-name="ce1665" office:value-type="float" office:value="0" calcext:value-type="float">
            <text:p>0</text:p>
          </table:table-cell>
          <table:table-cell table:number-columns-repeated="2" table:style-name="ce1816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/>
          <table:table-cell table:formula="of:=CONCATENATE(&quot;0b&quot;;[.B195];[.C195];[.D195];[.E195];[.F195];[.G195];[.H195];[.I195];&quot;,0b&quot;;[.J195];[.K195];[.L195];[.M195];[.N195];[.O195];[.P195];[.Q195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95];[.C195];[.D195];[.E195];[.F195];[.G195];[.H195];[.I195] ); 2 ) &amp; &quot;,&quot; &amp; &quot;0x&quot; &amp; BIN2HEX( CONCATENATE( [.J195];[.K195];[.L195];[.M195];[.N195];[.O195];[.P195];[.Q19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82" office:value-type="float" office:value="0" calcext:value-type="float">
            <text:p>0</text:p>
          </table:table-cell>
          <table:table-cell table:number-columns-repeated="8" table:style-name="ce962" office:value-type="float" office:value="0" calcext:value-type="float">
            <text:p>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/>
          <table:table-cell table:formula="of:=CONCATENATE(&quot;0b&quot;;[.B196];[.C196];[.D196];[.E196];[.F196];[.G196];[.H196];[.I196];&quot;,0b&quot;;[.J196];[.K196];[.L196];[.M196];[.N196];[.O196];[.P196];[.Q196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96];[.C196];[.D196];[.E196];[.F196];[.G196];[.H196];[.I196] ); 2 ) &amp; &quot;,&quot; &amp; &quot;0x&quot; &amp; BIN2HEX( CONCATENATE( [.J196];[.K196];[.L196];[.M196];[.N196];[.O196];[.P196];[.Q19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83" office:value-type="float" office:value="0" calcext:value-type="float">
            <text:p>0</text:p>
          </table:table-cell>
          <table:table-cell/>
          <table:table-cell table:formula="of:=CONCATENATE(&quot;0b&quot;;[.B197];[.C197];[.D197];[.E197];[.F197];[.G197];[.H197];[.I197];&quot;,0b&quot;;[.J197];[.K197];[.L197];[.M197];[.N197];[.O197];[.P197];[.Q197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197];[.C197];[.D197];[.E197];[.F197];[.G197];[.H197];[.I197] ); 2 ) &amp; &quot;,&quot; &amp; &quot;0x&quot; &amp; BIN2HEX( CONCATENATE( [.J197];[.K197];[.L197];[.M197];[.N197];[.O197];[.P197];[.Q19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84" office:value-type="float" office:value="0" calcext:value-type="float">
            <text:p>0</text:p>
          </table:table-cell>
          <table:table-cell/>
          <table:table-cell table:formula="of:=CONCATENATE(&quot;0b&quot;;[.B198];[.C198];[.D198];[.E198];[.F198];[.G198];[.H198];[.I198];&quot;,0b&quot;;[.J198];[.K198];[.L198];[.M198];[.N198];[.O198];[.P198];[.Q198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198];[.C198];[.D198];[.E198];[.F198];[.G198];[.H198];[.I198] ); 2 ) &amp; &quot;,&quot; &amp; &quot;0x&quot; &amp; BIN2HEX( CONCATENATE( [.J198];[.K198];[.L198];[.M198];[.N198];[.O198];[.P198];[.Q198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 table:style-name="ce85" office:value-type="float" office:value="0" calcext:value-type="float">
            <text:p>0</text:p>
          </table:table-cell>
          <table:table-cell/>
          <table:table-cell table:formula="of:=CONCATENATE(&quot;{ 0b&quot;;[.B200];[.C200];[.D200];[.E200];[.F200];[.G200];[.H200];[.I200];&quot;,0b&quot;;[.J200];[.K200];[.L200];[.M200];[.N200];[.O200];[.P200];[.Q200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200];[.C200];[.D200];[.E200];[.F200];[.G200];[.H200];[.I200] ); 2 ) &amp; &quot;,&quot; &amp; &quot;0x&quot; &amp; BIN2HEX( CONCATENATE( [.J200];[.K200];[.L200];[.M200];[.N200];[.O200];[.P200];[.Q200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85" office:value-type="float" office:value="0" calcext:value-type="float">
            <text:p>0</text:p>
          </table:table-cell>
          <table:table-cell/>
          <table:table-cell table:formula="of:=CONCATENATE(&quot;0b&quot;;[.B201];[.C201];[.D201];[.E201];[.F201];[.G201];[.H201];[.I201];&quot;,0b&quot;;[.J201];[.K201];[.L201];[.M201];[.N201];[.O201];[.P201];[.Q201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01];[.C201];[.D201];[.E201];[.F201];[.G201];[.H201];[.I201] ); 2 ) &amp; &quot;,&quot; &amp; &quot;0x&quot; &amp; BIN2HEX( CONCATENATE( [.J201];[.K201];[.L201];[.M201];[.N201];[.O201];[.P201];[.Q20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85" office:value-type="float" office:value="0" calcext:value-type="float">
            <text:p>0</text:p>
          </table:table-cell>
          <table:table-cell/>
          <table:table-cell table:formula="of:=CONCATENATE(&quot;0b&quot;;[.B202];[.C202];[.D202];[.E202];[.F202];[.G202];[.H202];[.I202];&quot;,0b&quot;;[.J202];[.K202];[.L202];[.M202];[.N202];[.O202];[.P202];[.Q202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02];[.C202];[.D202];[.E202];[.F202];[.G202];[.H202];[.I202] ); 2 ) &amp; &quot;,&quot; &amp; &quot;0x&quot; &amp; BIN2HEX( CONCATENATE( [.J202];[.K202];[.L202];[.M202];[.N202];[.O202];[.P202];[.Q20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14" table:style-name="ce85" office:value-type="float" office:value="0" calcext:value-type="float">
            <text:p>0</text:p>
          </table:table-cell>
          <table:table-cell/>
          <table:table-cell table:formula="of:=CONCATENATE(&quot;0b&quot;;[.B203];[.C203];[.D203];[.E203];[.F203];[.G203];[.H203];[.I203];&quot;,0b&quot;;[.J203];[.K203];[.L203];[.M203];[.N203];[.O203];[.P203];[.Q203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03];[.C203];[.D203];[.E203];[.F203];[.G203];[.H203];[.I203] ); 2 ) &amp; &quot;,&quot; &amp; &quot;0x&quot; &amp; BIN2HEX( CONCATENATE( [.J203];[.K203];[.L203];[.M203];[.N203];[.O203];[.P203];[.Q20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style-name="ce643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963" office:value-type="float" office:value="1" calcext:value-type="float">
            <text:p>1</text:p>
          </table:table-cell>
          <table:table-cell table:style-name="ce1131" office:value-type="float" office:value="1" calcext:value-type="float">
            <text:p>1</text:p>
          </table:table-cell>
          <table:table-cell table:style-name="ce1303" office:value-type="float" office:value="1" calcext:value-type="float">
            <text:p>1</text:p>
          </table:table-cell>
          <table:table-cell table:style-name="ce1481" office:value-type="float" office:value="1" calcext:value-type="float">
            <text:p>1</text:p>
          </table:table-cell>
          <table:table-cell table:style-name="ce1667" office:value-type="float" office:value="1" calcext:value-type="float">
            <text:p>1</text:p>
          </table:table-cell>
          <table:table-cell table:style-name="ce1817" office:value-type="float" office:value="1" calcext:value-type="float">
            <text:p>1</text:p>
          </table:table-cell>
          <table:table-cell table:style-name="ce1817" office:value-type="float" office:value="0" calcext:value-type="float">
            <text:p>0</text:p>
          </table:table-cell>
          <table:table-cell table:style-name="ce2036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53" office:value-type="float" office:value="0" calcext:value-type="float">
            <text:p>0</text:p>
          </table:table-cell>
          <table:table-cell/>
          <table:table-cell table:formula="of:=CONCATENATE(&quot;0b&quot;;[.B204];[.C204];[.D204];[.E204];[.F204];[.G204];[.H204];[.I204];&quot;,0b&quot;;[.J204];[.K204];[.L204];[.M204];[.N204];[.O204];[.P204];[.Q204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204];[.C204];[.D204];[.E204];[.F204];[.G204];[.H204];[.I204] ); 2 ) &amp; &quot;,&quot; &amp; &quot;0x&quot; &amp; BIN2HEX( CONCATENATE( [.J204];[.K204];[.L204];[.M204];[.N204];[.O204];[.P204];[.Q204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style-name="ce644" office:value-type="float" office:value="1" calcext:value-type="float">
            <text:p>1</text:p>
          </table:table-cell>
          <table:table-cell table:style-name="ce788" office:value-type="float" office:value="1" calcext:value-type="float">
            <text:p>1</text:p>
          </table:table-cell>
          <table:table-cell table:style-name="ce964" office:value-type="float" office:value="1" calcext:value-type="float">
            <text:p>1</text:p>
          </table:table-cell>
          <table:table-cell table:style-name="ce1132" office:value-type="float" office:value="1" calcext:value-type="float">
            <text:p>1</text:p>
          </table:table-cell>
          <table:table-cell table:style-name="ce1304" office:value-type="float" office:value="1" calcext:value-type="float">
            <text:p>1</text:p>
          </table:table-cell>
          <table:table-cell table:style-name="ce1482" office:value-type="float" office:value="1" calcext:value-type="float">
            <text:p>1</text:p>
          </table:table-cell>
          <table:table-cell table:style-name="ce1668" office:value-type="float" office:value="1" calcext:value-type="float">
            <text:p>1</text:p>
          </table:table-cell>
          <table:table-cell table:style-name="ce1818" office:value-type="float" office:value="1" calcext:value-type="float">
            <text:p>1</text:p>
          </table:table-cell>
          <table:table-cell table:style-name="ce1670" office:value-type="float" office:value="1" calcext:value-type="float">
            <text:p>1</text:p>
          </table:table-cell>
          <table:table-cell table:style-name="ce2037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/>
          <table:table-cell table:formula="of:=CONCATENATE(&quot;0b&quot;;[.B205];[.C205];[.D205];[.E205];[.F205];[.G205];[.H205];[.I205];&quot;,0b&quot;;[.J205];[.K205];[.L205];[.M205];[.N205];[.O205];[.P205];[.Q205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205];[.C205];[.D205];[.E205];[.F205];[.G205];[.H205];[.I205] ); 2 ) &amp; &quot;,&quot; &amp; &quot;0x&quot; &amp; BIN2HEX( CONCATENATE( [.J205];[.K205];[.L205];[.M205];[.N205];[.O205];[.P205];[.Q205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510" office:value-type="float" office:value="1" calcext:value-type="float">
            <text:p>1</text:p>
          </table:table-cell>
          <table:table-cell table:style-name="ce645" office:value-type="float" office:value="1" calcext:value-type="float">
            <text:p>1</text:p>
          </table:table-cell>
          <table:table-cell table:style-name="ce789" office:value-type="float" office:value="1" calcext:value-type="float">
            <text:p>1</text:p>
          </table:table-cell>
          <table:table-cell table:style-name="ce965" office:value-type="float" office:value="1" calcext:value-type="float">
            <text:p>1</text:p>
          </table:table-cell>
          <table:table-cell table:style-name="ce1133" office:value-type="float" office:value="1" calcext:value-type="float">
            <text:p>1</text:p>
          </table:table-cell>
          <table:table-cell table:style-name="ce1305" office:value-type="float" office:value="1" calcext:value-type="float">
            <text:p>1</text:p>
          </table:table-cell>
          <table:table-cell table:style-name="ce1483" office:value-type="float" office:value="1" calcext:value-type="float">
            <text:p>1</text:p>
          </table:table-cell>
          <table:table-cell table:style-name="ce1669" office:value-type="float" office:value="1" calcext:value-type="float">
            <text:p>1</text:p>
          </table:table-cell>
          <table:table-cell table:style-name="ce1670" office:value-type="float" office:value="1" calcext:value-type="float">
            <text:p>1</text:p>
          </table:table-cell>
          <table:table-cell table:style-name="ce1936" office:value-type="float" office:value="1" calcext:value-type="float">
            <text:p>1</text:p>
          </table:table-cell>
          <table:table-cell table:style-name="ce2037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/>
          <table:table-cell table:formula="of:=CONCATENATE(&quot;0b&quot;;[.B206];[.C206];[.D206];[.E206];[.F206];[.G206];[.H206];[.I206];&quot;,0b&quot;;[.J206];[.K206];[.L206];[.M206];[.N206];[.O206];[.P206];[.Q206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06];[.C206];[.D206];[.E206];[.F206];[.G206];[.H206];[.I206] ); 2 ) &amp; &quot;,&quot; &amp; &quot;0x&quot; &amp; BIN2HEX( CONCATENATE( [.J206];[.K206];[.L206];[.M206];[.N206];[.O206];[.P206];[.Q206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646" office:value-type="float" office:value="1" calcext:value-type="float">
            <text:p>1</text:p>
          </table:table-cell>
          <table:table-cell table:style-name="ce790" office:value-type="float" office:value="1" calcext:value-type="float">
            <text:p>1</text:p>
          </table:table-cell>
          <table:table-cell table:style-name="ce966" office:value-type="float" office:value="1" calcext:value-type="float">
            <text:p>1</text:p>
          </table:table-cell>
          <table:table-cell table:style-name="ce1134" office:value-type="float" office:value="1" calcext:value-type="float">
            <text:p>1</text:p>
          </table:table-cell>
          <table:table-cell table:style-name="ce1306" office:value-type="float" office:value="1" calcext:value-type="float">
            <text:p>1</text:p>
          </table:table-cell>
          <table:table-cell table:style-name="ce1484" office:value-type="float" office:value="1" calcext:value-type="float">
            <text:p>1</text:p>
          </table:table-cell>
          <table:table-cell table:number-columns-repeated="3" table:style-name="ce1670" office:value-type="float" office:value="1" calcext:value-type="float">
            <text:p>1</text:p>
          </table:table-cell>
          <table:table-cell table:style-name="ce2038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/>
          <table:table-cell table:formula="of:=CONCATENATE(&quot;0b&quot;;[.B207];[.C207];[.D207];[.E207];[.F207];[.G207];[.H207];[.I207];&quot;,0b&quot;;[.J207];[.K207];[.L207];[.M207];[.N207];[.O207];[.P207];[.Q207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07];[.C207];[.D207];[.E207];[.F207];[.G207];[.H207];[.I207] ); 2 ) &amp; &quot;,&quot; &amp; &quot;0x&quot; &amp; BIN2HEX( CONCATENATE( [.J207];[.K207];[.L207];[.M207];[.N207];[.O207];[.P207];[.Q207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512" office:value-type="float" office:value="1" calcext:value-type="float">
            <text:p>1</text:p>
          </table:table-cell>
          <table:table-cell table:style-name="ce647" office:value-type="float" office:value="1" calcext:value-type="float">
            <text:p>1</text:p>
          </table:table-cell>
          <table:table-cell table:style-name="ce791" office:value-type="float" office:value="1" calcext:value-type="float">
            <text:p>1</text:p>
          </table:table-cell>
          <table:table-cell table:style-name="ce967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485" office:value-type="float" office:value="0" calcext:value-type="float">
            <text:p>0</text:p>
          </table:table-cell>
          <table:table-cell table:number-columns-repeated="3" table:style-name="ce1670" office:value-type="float" office:value="1" calcext:value-type="float">
            <text:p>1</text:p>
          </table:table-cell>
          <table:table-cell table:style-name="ce2037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/>
          <table:table-cell table:formula="of:=CONCATENATE(&quot;0b&quot;;[.B208];[.C208];[.D208];[.E208];[.F208];[.G208];[.H208];[.I208];&quot;,0b&quot;;[.J208];[.K208];[.L208];[.M208];[.N208];[.O208];[.P208];[.Q208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08];[.C208];[.D208];[.E208];[.F208];[.G208];[.H208];[.I208] ); 2 ) &amp; &quot;,&quot; &amp; &quot;0x&quot; &amp; BIN2HEX( CONCATENATE( [.J208];[.K208];[.L208];[.M208];[.N208];[.O208];[.P208];[.Q208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513" office:value-type="float" office:value="1" calcext:value-type="float">
            <text:p>1</text:p>
          </table:table-cell>
          <table:table-cell table:style-name="ce648" office:value-type="float" office:value="1" calcext:value-type="float">
            <text:p>1</text:p>
          </table:table-cell>
          <table:table-cell table:style-name="ce792" office:value-type="float" office:value="1" calcext:value-type="float">
            <text:p>1</text:p>
          </table:table-cell>
          <table:table-cell table:style-name="ce968" office:value-type="float" office:value="0" calcext:value-type="float">
            <text:p>0</text:p>
          </table:table-cell>
          <table:table-cell table:style-name="ce1136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486" office:value-type="float" office:value="0" calcext:value-type="float">
            <text:p>0</text:p>
          </table:table-cell>
          <table:table-cell table:style-name="ce1671" office:value-type="float" office:value="1" calcext:value-type="float">
            <text:p>1</text:p>
          </table:table-cell>
          <table:table-cell table:style-name="ce1819" office:value-type="float" office:value="1" calcext:value-type="float">
            <text:p>1</text:p>
          </table:table-cell>
          <table:table-cell table:style-name="ce1937" office:value-type="float" office:value="1" calcext:value-type="float">
            <text:p>1</text:p>
          </table:table-cell>
          <table:table-cell table:style-name="ce2039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/>
          <table:table-cell table:formula="of:=CONCATENATE(&quot;0b&quot;;[.B209];[.C209];[.D209];[.E209];[.F209];[.G209];[.H209];[.I209];&quot;,0b&quot;;[.J209];[.K209];[.L209];[.M209];[.N209];[.O209];[.P209];[.Q209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09];[.C209];[.D209];[.E209];[.F209];[.G209];[.H209];[.I209] ); 2 ) &amp; &quot;,&quot; &amp; &quot;0x&quot; &amp; BIN2HEX( CONCATENATE( [.J209];[.K209];[.L209];[.M209];[.N209];[.O209];[.P209];[.Q209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384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649" office:value-type="float" office:value="1" calcext:value-type="float">
            <text:p>1</text:p>
          </table:table-cell>
          <table:table-cell table:style-name="ce793" office:value-type="float" office:value="1" calcext:value-type="float">
            <text:p>1</text:p>
          </table:table-cell>
          <table:table-cell table:style-name="ce968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style-name="ce1309" office:value-type="float" office:value="0" calcext:value-type="float">
            <text:p>0</text:p>
          </table:table-cell>
          <table:table-cell table:style-name="ce1487" office:value-type="float" office:value="0" calcext:value-type="float">
            <text:p>0</text:p>
          </table:table-cell>
          <table:table-cell table:style-name="ce1672" office:value-type="float" office:value="0" calcext:value-type="float">
            <text:p>0</text:p>
          </table:table-cell>
          <table:table-cell table:number-columns-repeated="3" table:style-name="ce182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/>
          <table:table-cell table:formula="of:=CONCATENATE(&quot;0b&quot;;[.B210];[.C210];[.D210];[.E210];[.F210];[.G210];[.H210];[.I210];&quot;,0b&quot;;[.J210];[.K210];[.L210];[.M210];[.N210];[.O210];[.P210];[.Q210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210];[.C210];[.D210];[.E210];[.F210];[.G210];[.H210];[.I210] ); 2 ) &amp; &quot;,&quot; &amp; &quot;0x&quot; &amp; BIN2HEX( CONCATENATE( [.J210];[.K210];[.L210];[.M210];[.N210];[.O210];[.P210];[.Q210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86" office:value-type="float" office:value="0" calcext:value-type="float">
            <text:p>0</text:p>
          </table:table-cell>
          <table:table-cell table:style-name="ce385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650" office:value-type="float" office:value="1" calcext:value-type="float">
            <text:p>1</text:p>
          </table:table-cell>
          <table:table-cell table:style-name="ce794" office:value-type="float" office:value="1" calcext:value-type="float">
            <text:p>1</text:p>
          </table:table-cell>
          <table:table-cell table:number-columns-repeated="10" table:style-name="ce86" office:value-type="float" office:value="0" calcext:value-type="float">
            <text:p>0</text:p>
          </table:table-cell>
          <table:table-cell/>
          <table:table-cell table:formula="of:=CONCATENATE(&quot;0b&quot;;[.B211];[.C211];[.D211];[.E211];[.F211];[.G211];[.H211];[.I211];&quot;,0b&quot;;[.J211];[.K211];[.L211];[.M211];[.N211];[.O211];[.P211];[.Q211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211];[.C211];[.D211];[.E211];[.F211];[.G211];[.H211];[.I211] ); 2 ) &amp; &quot;,&quot; &amp; &quot;0x&quot; &amp; BIN2HEX( CONCATENATE( [.J211];[.K211];[.L211];[.M211];[.N211];[.O211];[.P211];[.Q211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87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516" office:value-type="float" office:value="1" calcext:value-type="float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795" office:value-type="float" office:value="1" calcext:value-type="float">
            <text:p>1</text:p>
          </table:table-cell>
          <table:table-cell table:number-columns-repeated="10" table:style-name="ce87" office:value-type="float" office:value="0" calcext:value-type="float">
            <text:p>0</text:p>
          </table:table-cell>
          <table:table-cell/>
          <table:table-cell table:formula="of:=CONCATENATE(&quot;0b&quot;;[.B212];[.C212];[.D212];[.E212];[.F212];[.G212];[.H212];[.I212];&quot;,0b&quot;;[.J212];[.K212];[.L212];[.M212];[.N212];[.O212];[.P212];[.Q212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212];[.C212];[.D212];[.E212];[.F212];[.G212];[.H212];[.I212] ); 2 ) &amp; &quot;,&quot; &amp; &quot;0x&quot; &amp; BIN2HEX( CONCATENATE( [.J212];[.K212];[.L212];[.M212];[.N212];[.O212];[.P212];[.Q212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517" office:value-type="float" office:value="1" calcext:value-type="float">
            <text:p>1</text:p>
          </table:table-cell>
          <table:table-cell table:style-name="ce652" office:value-type="float" office:value="1" calcext:value-type="float">
            <text:p>1</text:p>
          </table:table-cell>
          <table:table-cell table:style-name="ce796" office:value-type="float" office:value="1" calcext:value-type="float">
            <text:p>1</text:p>
          </table:table-cell>
          <table:table-cell table:number-columns-repeated="10" table:style-name="ce88" office:value-type="float" office:value="0" calcext:value-type="float">
            <text:p>0</text:p>
          </table:table-cell>
          <table:table-cell/>
          <table:table-cell table:formula="of:=CONCATENATE(&quot;0b&quot;;[.B213];[.C213];[.D213];[.E213];[.F213];[.G213];[.H213];[.I213];&quot;,0b&quot;;[.J213];[.K213];[.L213];[.M213];[.N213];[.O213];[.P213];[.Q213];&quot;,&quot;)" office:value-type="string" office:string-value="0b00111100,0b00000000," calcext:value-type="string">
            <text:p>0b00111100,0b00000000,</text:p>
          </table:table-cell>
          <table:table-cell/>
          <table:table-cell table:formula="of:=&quot;0x&quot; &amp; BIN2HEX( CONCATENATE( [.B213];[.C213];[.D213];[.E213];[.F213];[.G213];[.H213];[.I213] ); 2 ) &amp; &quot;,&quot; &amp; &quot;0x&quot; &amp; BIN2HEX( CONCATENATE( [.J213];[.K213];[.L213];[.M213];[.N213];[.O213];[.P213];[.Q213] ); 2 ) &amp; &quot;, &quot;" office:value-type="string" office:string-value="0x3C,0x00, " calcext:value-type="string">
            <text:p>0x3C,0x00, </text:p>
          </table:table-cell>
          <table:table-cell table:number-columns-repeated="1003"/>
        </table:table-row>
        <table:table-row table:style-name="ro1">
          <table:table-cell/>
          <table:table-cell table:style-name="ce89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653" office:value-type="float" office:value="1" calcext:value-type="float">
            <text:p>1</text:p>
          </table:table-cell>
          <table:table-cell table:style-name="ce797" office:value-type="float" office:value="1" calcext:value-type="float">
            <text:p>1</text:p>
          </table:table-cell>
          <table:table-cell table:style-name="ce969" office:value-type="float" office:value="1" calcext:value-type="float">
            <text:p>1</text:p>
          </table:table-cell>
          <table:table-cell table:style-name="ce1138" office:value-type="float" office:value="1" calcext:value-type="float">
            <text:p>1</text:p>
          </table:table-cell>
          <table:table-cell table:style-name="ce1310" office:value-type="float" office:value="1" calcext:value-type="float">
            <text:p>1</text:p>
          </table:table-cell>
          <table:table-cell table:style-name="ce1488" office:value-type="float" office:value="1" calcext:value-type="float">
            <text:p>1</text:p>
          </table:table-cell>
          <table:table-cell table:style-name="ce1673" office:value-type="float" office:value="1" calcext:value-type="float">
            <text:p>1</text:p>
          </table:table-cell>
          <table:table-cell table:style-name="ce1821" office:value-type="float" office:value="1" calcext:value-type="float">
            <text:p>1</text:p>
          </table:table-cell>
          <table:table-cell table:style-name="ce1821" office:value-type="float" office:value="0" calcext:value-type="float">
            <text:p>0</text:p>
          </table:table-cell>
          <table:table-cell table:style-name="ce2040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/>
          <table:table-cell table:formula="of:=CONCATENATE(&quot;0b&quot;;[.B214];[.C214];[.D214];[.E214];[.F214];[.G214];[.H214];[.I214];&quot;,0b&quot;;[.J214];[.K214];[.L214];[.M214];[.N214];[.O214];[.P214];[.Q214];&quot;,&quot;)" office:value-type="string" office:string-value="0b00111111,0b11110000," calcext:value-type="string">
            <text:p>0b00111111,0b11110000,</text:p>
          </table:table-cell>
          <table:table-cell/>
          <table:table-cell table:formula="of:=&quot;0x&quot; &amp; BIN2HEX( CONCATENATE( [.B214];[.C214];[.D214];[.E214];[.F214];[.G214];[.H214];[.I214] ); 2 ) &amp; &quot;,&quot; &amp; &quot;0x&quot; &amp; BIN2HEX( CONCATENATE( [.J214];[.K214];[.L214];[.M214];[.N214];[.O214];[.P214];[.Q214] ); 2 ) &amp; &quot;, &quot;" office:value-type="string" office:string-value="0x3F,0xF0, " calcext:value-type="string">
            <text:p>0x3F,0xF0, </text:p>
          </table:table-cell>
          <table:table-cell table:number-columns-repeated="1003"/>
        </table:table-row>
        <table:table-row table:style-name="ro1">
          <table:table-cell/>
          <table:table-cell table:style-name="ce90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389" office:value-type="float" office:value="1" calcext:value-type="float">
            <text:p>1</text:p>
          </table:table-cell>
          <table:table-cell table:style-name="ce519" office:value-type="float" office:value="1" calcext:value-type="float">
            <text:p>1</text:p>
          </table:table-cell>
          <table:table-cell table:style-name="ce654" office:value-type="float" office:value="1" calcext:value-type="float">
            <text:p>1</text:p>
          </table:table-cell>
          <table:table-cell table:style-name="ce798" office:value-type="float" office:value="1" calcext:value-type="float">
            <text:p>1</text:p>
          </table:table-cell>
          <table:table-cell table:style-name="ce970" office:value-type="float" office:value="1" calcext:value-type="float">
            <text:p>1</text:p>
          </table:table-cell>
          <table:table-cell table:style-name="ce1139" office:value-type="float" office:value="1" calcext:value-type="float">
            <text:p>1</text:p>
          </table:table-cell>
          <table:table-cell table:style-name="ce1311" office:value-type="float" office:value="1" calcext:value-type="float">
            <text:p>1</text:p>
          </table:table-cell>
          <table:table-cell table:style-name="ce1489" office:value-type="float" office:value="1" calcext:value-type="float">
            <text:p>1</text:p>
          </table:table-cell>
          <table:table-cell table:style-name="ce1674" office:value-type="float" office:value="1" calcext:value-type="float">
            <text:p>1</text:p>
          </table:table-cell>
          <table:table-cell table:style-name="ce1822" office:value-type="float" office:value="1" calcext:value-type="float">
            <text:p>1</text:p>
          </table:table-cell>
          <table:table-cell table:style-name="ce1676" office:value-type="float" office:value="1" calcext:value-type="float">
            <text:p>1</text:p>
          </table:table-cell>
          <table:table-cell table:style-name="ce2041" office:value-type="float" office:value="0" calcext:value-type="float">
            <text:p>0</text:p>
          </table:table-cell>
          <table:table-cell table:style-name="ce2126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/>
          <table:table-cell table:formula="of:=CONCATENATE(&quot;0b&quot;;[.B215];[.C215];[.D215];[.E215];[.F215];[.G215];[.H215];[.I215];&quot;,0b&quot;;[.J215];[.K215];[.L215];[.M215];[.N215];[.O215];[.P215];[.Q215];&quot;,&quot;)" office:value-type="string" office:string-value="0b00111111,0b11111000," calcext:value-type="string">
            <text:p>0b00111111,0b11111000,</text:p>
          </table:table-cell>
          <table:table-cell/>
          <table:table-cell table:formula="of:=&quot;0x&quot; &amp; BIN2HEX( CONCATENATE( [.B215];[.C215];[.D215];[.E215];[.F215];[.G215];[.H215];[.I215] ); 2 ) &amp; &quot;,&quot; &amp; &quot;0x&quot; &amp; BIN2HEX( CONCATENATE( [.J215];[.K215];[.L215];[.M215];[.N215];[.O215];[.P215];[.Q215] ); 2 ) &amp; &quot;, &quot;" office:value-type="string" office:string-value="0x3F,0xF8, " calcext:value-type="string">
            <text:p>0x3F,0xF8, </text:p>
          </table:table-cell>
          <table:table-cell table:number-columns-repeated="1003"/>
        </table:table-row>
        <table:table-row table:style-name="ro1">
          <table:table-cell/>
          <table:table-cell table:style-name="ce91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390" office:value-type="float" office:value="1" calcext:value-type="float">
            <text:p>1</text:p>
          </table:table-cell>
          <table:table-cell table:style-name="ce520" office:value-type="float" office:value="1" calcext:value-type="float">
            <text:p>1</text:p>
          </table:table-cell>
          <table:table-cell table:style-name="ce655" office:value-type="float" office:value="1" calcext:value-type="float">
            <text:p>1</text:p>
          </table:table-cell>
          <table:table-cell table:style-name="ce799" office:value-type="float" office:value="1" calcext:value-type="float">
            <text:p>1</text:p>
          </table:table-cell>
          <table:table-cell table:style-name="ce971" office:value-type="float" office:value="1" calcext:value-type="float">
            <text:p>1</text:p>
          </table:table-cell>
          <table:table-cell table:style-name="ce1140" office:value-type="float" office:value="1" calcext:value-type="float">
            <text:p>1</text:p>
          </table:table-cell>
          <table:table-cell table:style-name="ce1312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675" office:value-type="float" office:value="1" calcext:value-type="float">
            <text:p>1</text:p>
          </table:table-cell>
          <table:table-cell table:style-name="ce1676" office:value-type="float" office:value="1" calcext:value-type="float">
            <text:p>1</text:p>
          </table:table-cell>
          <table:table-cell table:style-name="ce1938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27" office:value-type="float" office:value="0" calcext:value-type="float">
            <text:p>0</text:p>
          </table:table-cell>
          <table:table-cell table:style-name="ce2157" office:value-type="float" office:value="0" calcext:value-type="float">
            <text:p>0</text:p>
          </table:table-cell>
          <table:table-cell/>
          <table:table-cell table:formula="of:=CONCATENATE(&quot;0b&quot;;[.B216];[.C216];[.D216];[.E216];[.F216];[.G216];[.H216];[.I216];&quot;,0b&quot;;[.J216];[.K216];[.L216];[.M216];[.N216];[.O216];[.P216];[.Q216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16];[.C216];[.D216];[.E216];[.F216];[.G216];[.H216];[.I216] ); 2 ) &amp; &quot;,&quot; &amp; &quot;0x&quot; &amp; BIN2HEX( CONCATENATE( [.J216];[.K216];[.L216];[.M216];[.N216];[.O216];[.P216];[.Q216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92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391" office:value-type="float" office:value="1" calcext:value-type="float">
            <text:p>1</text:p>
          </table:table-cell>
          <table:table-cell table:style-name="ce52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style-name="ce800" office:value-type="float" office:value="1" calcext:value-type="float">
            <text:p>1</text:p>
          </table:table-cell>
          <table:table-cell table:style-name="ce972" office:value-type="float" office:value="1" calcext:value-type="float">
            <text:p>1</text:p>
          </table:table-cell>
          <table:table-cell table:style-name="ce1141" office:value-type="float" office:value="1" calcext:value-type="float">
            <text:p>1</text:p>
          </table:table-cell>
          <table:table-cell table:style-name="ce1313" office:value-type="float" office:value="1" calcext:value-type="float">
            <text:p>1</text:p>
          </table:table-cell>
          <table:table-cell table:style-name="ce1491" office:value-type="float" office:value="1" calcext:value-type="float">
            <text:p>1</text:p>
          </table:table-cell>
          <table:table-cell table:number-columns-repeated="3" table:style-name="ce1676" office:value-type="float" office:value="1" calcext:value-type="float">
            <text:p>1</text:p>
          </table:table-cell>
          <table:table-cell table:style-name="ce2042" office:value-type="float" office:value="1" calcext:value-type="float">
            <text:p>1</text:p>
          </table:table-cell>
          <table:table-cell table:style-name="ce2128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/>
          <table:table-cell table:formula="of:=CONCATENATE(&quot;0b&quot;;[.B217];[.C217];[.D217];[.E217];[.F217];[.G217];[.H217];[.I217];&quot;,0b&quot;;[.J217];[.K217];[.L217];[.M217];[.N217];[.O217];[.P217];[.Q217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17];[.C217];[.D217];[.E217];[.F217];[.G217];[.H217];[.I217] ); 2 ) &amp; &quot;,&quot; &amp; &quot;0x&quot; &amp; BIN2HEX( CONCATENATE( [.J217];[.K217];[.L217];[.M217];[.N217];[.O217];[.P217];[.Q217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93" office:value-type="float" office:value="0" calcext:value-type="float">
            <text:p>0</text:p>
          </table:table-cell>
          <table:table-cell table:style-name="ce392" office:value-type="float" office:value="1" calcext:value-type="float">
            <text:p>1</text:p>
          </table:table-cell>
          <table:table-cell table:style-name="ce522" office:value-type="float" office:value="1" calcext:value-type="float">
            <text:p>1</text:p>
          </table:table-cell>
          <table:table-cell table:style-name="ce657" office:value-type="float" office:value="1" calcext:value-type="float">
            <text:p>1</text:p>
          </table:table-cell>
          <table:table-cell table:style-name="ce80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1142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823" office:value-type="float" office:value="1" calcext:value-type="float">
            <text:p>1</text:p>
          </table:table-cell>
          <table:table-cell table:style-name="ce1939" office:value-type="float" office:value="1" calcext:value-type="float">
            <text:p>1</text:p>
          </table:table-cell>
          <table:table-cell table:style-name="ce2043" office:value-type="float" office:value="1" calcext:value-type="float">
            <text:p>1</text:p>
          </table:table-cell>
          <table:table-cell table:style-name="ce1142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formula="of:=CONCATENATE(&quot;0b&quot;;[.B218];[.C218];[.D218];[.E218];[.F218];[.G218];[.H218];[.I218];&quot;,0b&quot;;[.J218];[.K218];[.L218];[.M218];[.N218];[.O218];[.P218];[.Q218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18];[.C218];[.D218];[.E218];[.F218];[.G218];[.H218];[.I218] ); 2 ) &amp; &quot;,&quot; &amp; &quot;0x&quot; &amp; BIN2HEX( CONCATENATE( [.J218];[.K218];[.L218];[.M218];[.N218];[.O218];[.P218];[.Q218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94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658" office:value-type="float" office:value="1" calcext:value-type="float">
            <text:p>1</text:p>
          </table:table-cell>
          <table:table-cell table:style-name="ce802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1143" office:value-type="float" office:value="0" calcext:value-type="float">
            <text:p>0</text:p>
          </table:table-cell>
          <table:table-cell table:style-name="ce1678" office:value-type="float" office:value="1" calcext:value-type="float">
            <text:p>1</text:p>
          </table:table-cell>
          <table:table-cell table:style-name="ce1824" office:value-type="float" office:value="1" calcext:value-type="float">
            <text:p>1</text:p>
          </table:table-cell>
          <table:table-cell table:style-name="ce1940" office:value-type="float" office:value="1" calcext:value-type="float">
            <text:p>1</text:p>
          </table:table-cell>
          <table:table-cell table:style-name="ce2044" office:value-type="float" office:value="1" calcext:value-type="float">
            <text:p>1</text:p>
          </table:table-cell>
          <table:table-cell table:style-name="ce1143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formula="of:=CONCATENATE(&quot;0b&quot;;[.B219];[.C219];[.D219];[.E219];[.F219];[.G219];[.H219];[.I219];&quot;,0b&quot;;[.J219];[.K219];[.L219];[.M219];[.N219];[.O219];[.P219];[.Q219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19];[.C219];[.D219];[.E219];[.F219];[.G219];[.H219];[.I219] ); 2 ) &amp; &quot;,&quot; &amp; &quot;0x&quot; &amp; BIN2HEX( CONCATENATE( [.J219];[.K219];[.L219];[.M219];[.N219];[.O219];[.P219];[.Q219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95" office:value-type="float" office:value="0" calcext:value-type="float">
            <text:p>0</text:p>
          </table:table-cell>
          <table:table-cell table:style-name="ce394" office:value-type="float" office:value="1" calcext:value-type="float">
            <text:p>1</text:p>
          </table:table-cell>
          <table:table-cell table:style-name="ce524" office:value-type="float" office:value="1" calcext:value-type="float">
            <text:p>1</text:p>
          </table:table-cell>
          <table:table-cell table:style-name="ce659" office:value-type="float" office:value="1" calcext:value-type="float">
            <text:p>1</text:p>
          </table:table-cell>
          <table:table-cell table:style-name="ce803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1144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825" office:value-type="float" office:value="1" calcext:value-type="float">
            <text:p>1</text:p>
          </table:table-cell>
          <table:table-cell table:style-name="ce1941" office:value-type="float" office:value="1" calcext:value-type="float">
            <text:p>1</text:p>
          </table:table-cell>
          <table:table-cell table:style-name="ce2045" office:value-type="float" office:value="1" calcext:value-type="float">
            <text:p>1</text:p>
          </table:table-cell>
          <table:table-cell table:style-name="ce1144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formula="of:=CONCATENATE(&quot;0b&quot;;[.B220];[.C220];[.D220];[.E220];[.F220];[.G220];[.H220];[.I220];&quot;,0b&quot;;[.J220];[.K220];[.L220];[.M220];[.N220];[.O220];[.P220];[.Q220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20];[.C220];[.D220];[.E220];[.F220];[.G220];[.H220];[.I220] ); 2 ) &amp; &quot;,&quot; &amp; &quot;0x&quot; &amp; BIN2HEX( CONCATENATE( [.J220];[.K220];[.L220];[.M220];[.N220];[.O220];[.P220];[.Q220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96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525" office:value-type="float" office:value="1" calcext:value-type="float">
            <text:p>1</text:p>
          </table:table-cell>
          <table:table-cell table:style-name="ce660" office:value-type="float" office:value="1" calcext:value-type="float">
            <text:p>1</text:p>
          </table:table-cell>
          <table:table-cell table:style-name="ce804" office:value-type="float" office:value="1" calcext:value-type="float">
            <text:p>1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style-name="ce1680" office:value-type="float" office:value="1" calcext:value-type="float">
            <text:p>1</text:p>
          </table:table-cell>
          <table:table-cell table:style-name="ce1826" office:value-type="float" office:value="1" calcext:value-type="float">
            <text:p>1</text:p>
          </table:table-cell>
          <table:table-cell table:style-name="ce1942" office:value-type="float" office:value="1" calcext:value-type="float">
            <text:p>1</text:p>
          </table:table-cell>
          <table:table-cell table:style-name="ce204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/>
          <table:table-cell table:formula="of:=CONCATENATE(&quot;0b&quot;;[.B221];[.C221];[.D221];[.E221];[.F221];[.G221];[.H221];[.I221];&quot;,0b&quot;;[.J221];[.K221];[.L221];[.M221];[.N221];[.O221];[.P221];[.Q221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21];[.C221];[.D221];[.E221];[.F221];[.G221];[.H221];[.I221] ); 2 ) &amp; &quot;,&quot; &amp; &quot;0x&quot; &amp; BIN2HEX( CONCATENATE( [.J221];[.K221];[.L221];[.M221];[.N221];[.O221];[.P221];[.Q221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97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661" office:value-type="float" office:value="1" calcext:value-type="float">
            <text:p>1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4" table:style-name="ce97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827" office:value-type="float" office:value="1" calcext:value-type="float">
            <text:p>1</text:p>
          </table:table-cell>
          <table:table-cell table:style-name="ce1943" office:value-type="float" office:value="1" calcext:value-type="float">
            <text:p>1</text:p>
          </table:table-cell>
          <table:table-cell table:style-name="ce204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formula="of:=CONCATENATE(&quot;0b&quot;;[.B222];[.C222];[.D222];[.E222];[.F222];[.G222];[.H222];[.I222];&quot;,0b&quot;;[.J222];[.K222];[.L222];[.M222];[.N222];[.O222];[.P222];[.Q222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22];[.C222];[.D222];[.E222];[.F222];[.G222];[.H222];[.I222] ); 2 ) &amp; &quot;,&quot; &amp; &quot;0x&quot; &amp; BIN2HEX( CONCATENATE( [.J222];[.K222];[.L222];[.M222];[.N222];[.O222];[.P222];[.Q222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98" office:value-type="float" office:value="0" calcext:value-type="float">
            <text:p>0</text:p>
          </table:table-cell>
          <table:table-cell table:style-name="ce397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662" office:value-type="float" office:value="1" calcext:value-type="float">
            <text:p>1</text:p>
          </table:table-cell>
          <table:table-cell table:style-name="ce806" office:value-type="float" office:value="1" calcext:value-type="float">
            <text:p>1</text:p>
          </table:table-cell>
          <table:table-cell table:number-columns-repeated="4" table:style-name="ce973" office:value-type="float" office:value="0" calcext:value-type="float">
            <text:p>0</text:p>
          </table:table-cell>
          <table:table-cell table:style-name="ce1682" office:value-type="float" office:value="1" calcext:value-type="float">
            <text:p>1</text:p>
          </table:table-cell>
          <table:table-cell table:style-name="ce1828" office:value-type="float" office:value="1" calcext:value-type="float">
            <text:p>1</text:p>
          </table:table-cell>
          <table:table-cell table:style-name="ce1944" office:value-type="float" office:value="1" calcext:value-type="float">
            <text:p>1</text:p>
          </table:table-cell>
          <table:table-cell table:style-name="ce204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/>
          <table:table-cell table:formula="of:=CONCATENATE(&quot;0b&quot;;[.B223];[.C223];[.D223];[.E223];[.F223];[.G223];[.H223];[.I223];&quot;,0b&quot;;[.J223];[.K223];[.L223];[.M223];[.N223];[.O223];[.P223];[.Q223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23];[.C223];[.D223];[.E223];[.F223];[.G223];[.H223];[.I223] ); 2 ) &amp; &quot;,&quot; &amp; &quot;0x&quot; &amp; BIN2HEX( CONCATENATE( [.J223];[.K223];[.L223];[.M223];[.N223];[.O223];[.P223];[.Q223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99" office:value-type="float" office:value="0" calcext:value-type="float">
            <text:p>0</text:p>
          </table:table-cell>
          <table:table-cell table:style-name="ce398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663" office:value-type="float" office:value="1" calcext:value-type="float">
            <text:p>1</text:p>
          </table:table-cell>
          <table:table-cell table:style-name="ce807" office:value-type="float" office:value="1" calcext:value-type="float">
            <text:p>1</text:p>
          </table:table-cell>
          <table:table-cell table:style-name="ce974" office:value-type="float" office:value="1" calcext:value-type="float">
            <text:p>1</text:p>
          </table:table-cell>
          <table:table-cell table:style-name="ce1145" office:value-type="float" office:value="1" calcext:value-type="float">
            <text:p>1</text:p>
          </table:table-cell>
          <table:table-cell table:style-name="ce1314" office:value-type="float" office:value="1" calcext:value-type="float">
            <text:p>1</text:p>
          </table:table-cell>
          <table:table-cell table:style-name="ce1492" office:value-type="float" office:value="1" calcext:value-type="float">
            <text:p>1</text:p>
          </table:table-cell>
          <table:table-cell table:style-name="ce1683" office:value-type="float" office:value="1" calcext:value-type="float">
            <text:p>1</text:p>
          </table:table-cell>
          <table:table-cell table:style-name="ce1829" office:value-type="float" office:value="1" calcext:value-type="float">
            <text:p>1</text:p>
          </table:table-cell>
          <table:table-cell table:style-name="ce1945" office:value-type="float" office:value="1" calcext:value-type="float">
            <text:p>1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formula="of:=CONCATENATE(&quot;0b&quot;;[.B224];[.C224];[.D224];[.E224];[.F224];[.G224];[.H224];[.I224];&quot;,0b&quot;;[.J224];[.K224];[.L224];[.M224];[.N224];[.O224];[.P224];[.Q224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24];[.C224];[.D224];[.E224];[.F224];[.G224];[.H224];[.I224] ); 2 ) &amp; &quot;,&quot; &amp; &quot;0x&quot; &amp; BIN2HEX( CONCATENATE( [.J224];[.K224];[.L224];[.M224];[.N224];[.O224];[.P224];[.Q224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00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529" office:value-type="float" office:value="1" calcext:value-type="float">
            <text:p>1</text:p>
          </table:table-cell>
          <table:table-cell table:style-name="ce664" office:value-type="float" office:value="1" calcext:value-type="float">
            <text:p>1</text:p>
          </table:table-cell>
          <table:table-cell table:style-name="ce808" office:value-type="float" office:value="1" calcext:value-type="float">
            <text:p>1</text:p>
          </table:table-cell>
          <table:table-cell table:style-name="ce975" office:value-type="float" office:value="1" calcext:value-type="float">
            <text:p>1</text:p>
          </table:table-cell>
          <table:table-cell table:style-name="ce1146" office:value-type="float" office:value="1" calcext:value-type="float">
            <text:p>1</text:p>
          </table:table-cell>
          <table:table-cell table:style-name="ce1315" office:value-type="float" office:value="1" calcext:value-type="float">
            <text:p>1</text:p>
          </table:table-cell>
          <table:table-cell table:style-name="ce1493" office:value-type="float" office:value="1" calcext:value-type="float">
            <text:p>1</text:p>
          </table:table-cell>
          <table:table-cell table:style-name="ce1684" office:value-type="float" office:value="1" calcext:value-type="float">
            <text:p>1</text:p>
          </table:table-cell>
          <table:table-cell table:style-name="ce1830" office:value-type="float" office:value="1" calcext:value-type="float">
            <text:p>1</text:p>
          </table:table-cell>
          <table:table-cell table:style-name="ce194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/>
          <table:table-cell table:formula="of:=CONCATENATE(&quot;0b&quot;;[.B225];[.C225];[.D225];[.E225];[.F225];[.G225];[.H225];[.I225];&quot;,0b&quot;;[.J225];[.K225];[.L225];[.M225];[.N225];[.O225];[.P225];[.Q225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25];[.C225];[.D225];[.E225];[.F225];[.G225];[.H225];[.I225] ); 2 ) &amp; &quot;,&quot; &amp; &quot;0x&quot; &amp; BIN2HEX( CONCATENATE( [.J225];[.K225];[.L225];[.M225];[.N225];[.O225];[.P225];[.Q225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665" office:value-type="float" office:value="1" calcext:value-type="float">
            <text:p>1</text:p>
          </table:table-cell>
          <table:table-cell table:style-name="ce809" office:value-type="float" office:value="1" calcext:value-type="float">
            <text:p>1</text:p>
          </table:table-cell>
          <table:table-cell table:style-name="ce976" office:value-type="float" office:value="1" calcext:value-type="float">
            <text:p>1</text:p>
          </table:table-cell>
          <table:table-cell table:style-name="ce1147" office:value-type="float" office:value="1" calcext:value-type="float">
            <text:p>1</text:p>
          </table:table-cell>
          <table:table-cell table:style-name="ce1316" office:value-type="float" office:value="1" calcext:value-type="float">
            <text:p>1</text:p>
          </table:table-cell>
          <table:table-cell table:style-name="ce1494" office:value-type="float" office:value="1" calcext:value-type="float">
            <text:p>1</text:p>
          </table:table-cell>
          <table:table-cell table:style-name="ce1685" office:value-type="float" office:value="1" calcext:value-type="float">
            <text:p>1</text:p>
          </table:table-cell>
          <table:table-cell table:style-name="ce1831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/>
          <table:table-cell table:formula="of:=CONCATENATE(&quot;0b&quot;;[.B226];[.C226];[.D226];[.E226];[.F226];[.G226];[.H226];[.I226];&quot;,0b&quot;;[.J226];[.K226];[.L226];[.M226];[.N226];[.O226];[.P226];[.Q226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226];[.C226];[.D226];[.E226];[.F226];[.G226];[.H226];[.I226] ); 2 ) &amp; &quot;,&quot; &amp; &quot;0x&quot; &amp; BIN2HEX( CONCATENATE( [.J226];[.K226];[.L226];[.M226];[.N226];[.O226];[.P226];[.Q226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810" office:value-type="float" office:value="1" calcext:value-type="float">
            <text:p>1</text:p>
          </table:table-cell>
          <table:table-cell table:style-name="ce977" office:value-type="float" office:value="1" calcext:value-type="float">
            <text:p>1</text:p>
          </table:table-cell>
          <table:table-cell table:style-name="ce1148" office:value-type="float" office:value="1" calcext:value-type="float">
            <text:p>1</text:p>
          </table:table-cell>
          <table:table-cell table:style-name="ce1317" office:value-type="float" office:value="1" calcext:value-type="float">
            <text:p>1</text:p>
          </table:table-cell>
          <table:table-cell table:style-name="ce1495" office:value-type="float" office:value="1" calcext:value-type="float">
            <text:p>1</text:p>
          </table:table-cell>
          <table:table-cell table:style-name="ce168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formula="of:=CONCATENATE(&quot;0b&quot;;[.B227];[.C227];[.D227];[.E227];[.F227];[.G227];[.H227];[.I227];&quot;,0b&quot;;[.J227];[.K227];[.L227];[.M227];[.N227];[.O227];[.P227];[.Q227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227];[.C227];[.D227];[.E227];[.F227];[.G227];[.H227];[.I227] ); 2 ) &amp; &quot;,&quot; &amp; &quot;0x&quot; &amp; BIN2HEX( CONCATENATE( [.J227];[.K227];[.L227];[.M227];[.N227];[.O227];[.P227];[.Q227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03" office:value-type="float" office:value="0" calcext:value-type="float">
            <text:p>0</text:p>
          </table:table-cell>
          <table:table-cell/>
          <table:table-cell table:formula="of:=CONCATENATE(&quot;0b&quot;;[.B228];[.C228];[.D228];[.E228];[.F228];[.G228];[.H228];[.I228];&quot;,0b&quot;;[.J228];[.K228];[.L228];[.M228];[.N228];[.O228];[.P228];[.Q228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28];[.C228];[.D228];[.E228];[.F228];[.G228];[.H228];[.I228] ); 2 ) &amp; &quot;,&quot; &amp; &quot;0x&quot; &amp; BIN2HEX( CONCATENATE( [.J228];[.K228];[.L228];[.M228];[.N228];[.O228];[.P228];[.Q22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04" office:value-type="float" office:value="0" calcext:value-type="float">
            <text:p>0</text:p>
          </table:table-cell>
          <table:table-cell/>
          <table:table-cell table:formula="of:=CONCATENATE(&quot;0b&quot;;[.B229];[.C229];[.D229];[.E229];[.F229];[.G229];[.H229];[.I229];&quot;,0b&quot;;[.J229];[.K229];[.L229];[.M229];[.N229];[.O229];[.P229];[.Q229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29];[.C229];[.D229];[.E229];[.F229];[.G229];[.H229];[.I229] ); 2 ) &amp; &quot;,&quot; &amp; &quot;0x&quot; &amp; BIN2HEX( CONCATENATE( [.J229];[.K229];[.L229];[.M229];[.N229];[.O229];[.P229];[.Q22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05" office:value-type="float" office:value="0" calcext:value-type="float">
            <text:p>0</text:p>
          </table:table-cell>
          <table:table-cell/>
          <table:table-cell table:formula="of:=CONCATENATE(&quot;0b&quot;;[.B230];[.C230];[.D230];[.E230];[.F230];[.G230];[.H230];[.I230];&quot;,0b&quot;;[.J230];[.K230];[.L230];[.M230];[.N230];[.O230];[.P230];[.Q230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30];[.C230];[.D230];[.E230];[.F230];[.G230];[.H230];[.I230] ); 2 ) &amp; &quot;,&quot; &amp; &quot;0x&quot; &amp; BIN2HEX( CONCATENATE( [.J230];[.K230];[.L230];[.M230];[.N230];[.O230];[.P230];[.Q23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06" office:value-type="float" office:value="0" calcext:value-type="float">
            <text:p>0</text:p>
          </table:table-cell>
          <table:table-cell/>
          <table:table-cell table:formula="of:=CONCATENATE(&quot;0b&quot;;[.B231];[.C231];[.D231];[.E231];[.F231];[.G231];[.H231];[.I231];&quot;,0b&quot;;[.J231];[.K231];[.L231];[.M231];[.N231];[.O231];[.P231];[.Q231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231];[.C231];[.D231];[.E231];[.F231];[.G231];[.H231];[.I231] ); 2 ) &amp; &quot;,&quot; &amp; &quot;0x&quot; &amp; BIN2HEX( CONCATENATE( [.J231];[.K231];[.L231];[.M231];[.N231];[.O231];[.P231];[.Q231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table:style-name="ce107" office:value-type="float" office:value="0" calcext:value-type="float">
            <text:p>0</text:p>
          </table:table-cell>
          <table:table-cell/>
          <table:table-cell table:formula="of:=CONCATENATE(&quot;{ 0b&quot;;[.B233];[.C233];[.D233];[.E233];[.F233];[.G233];[.H233];[.I233];&quot;,0b&quot;;[.J233];[.K233];[.L233];[.M233];[.N233];[.O233];[.P233];[.Q233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233];[.C233];[.D233];[.E233];[.F233];[.G233];[.H233];[.I233] ); 2 ) &amp; &quot;,&quot; &amp; &quot;0x&quot; &amp; BIN2HEX( CONCATENATE( [.J233];[.K233];[.L233];[.M233];[.N233];[.O233];[.P233];[.Q233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08" office:value-type="float" office:value="0" calcext:value-type="float">
            <text:p>0</text:p>
          </table:table-cell>
          <table:table-cell/>
          <table:table-cell table:formula="of:=CONCATENATE(&quot;0b&quot;;[.B234];[.C234];[.D234];[.E234];[.F234];[.G234];[.H234];[.I234];&quot;,0b&quot;;[.J234];[.K234];[.L234];[.M234];[.N234];[.O234];[.P234];[.Q234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34];[.C234];[.D234];[.E234];[.F234];[.G234];[.H234];[.I234] ); 2 ) &amp; &quot;,&quot; &amp; &quot;0x&quot; &amp; BIN2HEX( CONCATENATE( [.J234];[.K234];[.L234];[.M234];[.N234];[.O234];[.P234];[.Q23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09" office:value-type="float" office:value="0" calcext:value-type="float">
            <text:p>0</text:p>
          </table:table-cell>
          <table:table-cell/>
          <table:table-cell table:formula="of:=CONCATENATE(&quot;0b&quot;;[.B235];[.C235];[.D235];[.E235];[.F235];[.G235];[.H235];[.I235];&quot;,0b&quot;;[.J235];[.K235];[.L235];[.M235];[.N235];[.O235];[.P235];[.Q235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35];[.C235];[.D235];[.E235];[.F235];[.G235];[.H235];[.I235] ); 2 ) &amp; &quot;,&quot; &amp; &quot;0x&quot; &amp; BIN2HEX( CONCATENATE( [.J235];[.K235];[.L235];[.M235];[.N235];[.O235];[.P235];[.Q23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10" office:value-type="float" office:value="0" calcext:value-type="float">
            <text:p>0</text:p>
          </table:table-cell>
          <table:table-cell/>
          <table:table-cell table:formula="of:=CONCATENATE(&quot;0b&quot;;[.B236];[.C236];[.D236];[.E236];[.F236];[.G236];[.H236];[.I236];&quot;,0b&quot;;[.J236];[.K236];[.L236];[.M236];[.N236];[.O236];[.P236];[.Q236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36];[.C236];[.D236];[.E236];[.F236];[.G236];[.H236];[.I236] ); 2 ) &amp; &quot;,&quot; &amp; &quot;0x&quot; &amp; BIN2HEX( CONCATENATE( [.J236];[.K236];[.L236];[.M236];[.N236];[.O236];[.P236];[.Q23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11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number-columns-repeated="9" table:style-name="ce666" office:value-type="float" office:value="1" calcext:value-type="float">
            <text:p>1</text:p>
          </table:table-cell>
          <table:table-cell table:style-name="ce205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/>
          <table:table-cell table:formula="of:=CONCATENATE(&quot;0b&quot;;[.B237];[.C237];[.D237];[.E237];[.F237];[.G237];[.H237];[.I237];&quot;,0b&quot;;[.J237];[.K237];[.L237];[.M237];[.N237];[.O237];[.P237];[.Q237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37];[.C237];[.D237];[.E237];[.F237];[.G237];[.H237];[.I237] ); 2 ) &amp; &quot;,&quot; &amp; &quot;0x&quot; &amp; BIN2HEX( CONCATENATE( [.J237];[.K237];[.L237];[.M237];[.N237];[.O237];[.P237];[.Q237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12" office:value-type="float" office:value="0" calcext:value-type="float">
            <text:p>0</text:p>
          </table:table-cell>
          <table:table-cell table:style-name="ce401" office:value-type="float" office:value="1" calcext:value-type="float">
            <text:p>1</text:p>
          </table:table-cell>
          <table:table-cell table:style-name="ce531" office:value-type="float" office:value="1" calcext:value-type="float">
            <text:p>1</text:p>
          </table:table-cell>
          <table:table-cell table:number-columns-repeated="9" table:style-name="ce112" office:value-type="float" office:value="1" calcext:value-type="float">
            <text:p>1</text:p>
          </table:table-cell>
          <table:table-cell table:style-name="ce2051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/>
          <table:table-cell table:formula="of:=CONCATENATE(&quot;0b&quot;;[.B238];[.C238];[.D238];[.E238];[.F238];[.G238];[.H238];[.I238];&quot;,0b&quot;;[.J238];[.K238];[.L238];[.M238];[.N238];[.O238];[.P238];[.Q238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38];[.C238];[.D238];[.E238];[.F238];[.G238];[.H238];[.I238] ); 2 ) &amp; &quot;,&quot; &amp; &quot;0x&quot; &amp; BIN2HEX( CONCATENATE( [.J238];[.K238];[.L238];[.M238];[.N238];[.O238];[.P238];[.Q238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532" office:value-type="float" office:value="1" calcext:value-type="float">
            <text:p>1</text:p>
          </table:table-cell>
          <table:table-cell table:number-columns-repeated="9" table:style-name="ce667" office:value-type="float" office:value="1" calcext:value-type="float">
            <text:p>1</text:p>
          </table:table-cell>
          <table:table-cell table:style-name="ce2052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/>
          <table:table-cell table:formula="of:=CONCATENATE(&quot;0b&quot;;[.B239];[.C239];[.D239];[.E239];[.F239];[.G239];[.H239];[.I239];&quot;,0b&quot;;[.J239];[.K239];[.L239];[.M239];[.N239];[.O239];[.P239];[.Q239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39];[.C239];[.D239];[.E239];[.F239];[.G239];[.H239];[.I239] ); 2 ) &amp; &quot;,&quot; &amp; &quot;0x&quot; &amp; BIN2HEX( CONCATENATE( [.J239];[.K239];[.L239];[.M239];[.N239];[.O239];[.P239];[.Q239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14" office:value-type="float" office:value="0" calcext:value-type="float">
            <text:p>0</text:p>
          </table:table-cell>
          <table:table-cell table:style-name="ce403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number-columns-repeated="9" table:style-name="ce668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/>
          <table:table-cell table:formula="of:=CONCATENATE(&quot;0b&quot;;[.B240];[.C240];[.D240];[.E240];[.F240];[.G240];[.H240];[.I240];&quot;,0b&quot;;[.J240];[.K240];[.L240];[.M240];[.N240];[.O240];[.P240];[.Q240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40];[.C240];[.D240];[.E240];[.F240];[.G240];[.H240];[.I240] ); 2 ) &amp; &quot;,&quot; &amp; &quot;0x&quot; &amp; BIN2HEX( CONCATENATE( [.J240];[.K240];[.L240];[.M240];[.N240];[.O240];[.P240];[.Q240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10" table:style-name="ce115" office:value-type="float" office:value="0" calcext:value-type="float">
            <text:p>0</text:p>
          </table:table-cell>
          <table:table-cell table:style-name="ce1687" office:value-type="float" office:value="1" calcext:value-type="float">
            <text:p>1</text:p>
          </table:table-cell>
          <table:table-cell table:number-columns-repeated="2" table:style-name="ce1832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/>
          <table:table-cell table:formula="of:=CONCATENATE(&quot;0b&quot;;[.B241];[.C241];[.D241];[.E241];[.F241];[.G241];[.H241];[.I241];&quot;,0b&quot;;[.J241];[.K241];[.L241];[.M241];[.N241];[.O241];[.P241];[.Q241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241];[.C241];[.D241];[.E241];[.F241];[.G241];[.H241];[.I241] ); 2 ) &amp; &quot;,&quot; &amp; &quot;0x&quot; &amp; BIN2HEX( CONCATENATE( [.J241];[.K241];[.L241];[.M241];[.N241];[.O241];[.P241];[.Q241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10" table:style-name="ce116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833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/>
          <table:table-cell table:formula="of:=CONCATENATE(&quot;0b&quot;;[.B242];[.C242];[.D242];[.E242];[.F242];[.G242];[.H242];[.I242];&quot;,0b&quot;;[.J242];[.K242];[.L242];[.M242];[.N242];[.O242];[.P242];[.Q242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242];[.C242];[.D242];[.E242];[.F242];[.G242];[.H242];[.I242] ); 2 ) &amp; &quot;,&quot; &amp; &quot;0x&quot; &amp; BIN2HEX( CONCATENATE( [.J242];[.K242];[.L242];[.M242];[.N242];[.O242];[.P242];[.Q242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8" table:style-name="ce117" office:value-type="float" office:value="0" calcext:value-type="float">
            <text:p>0</text:p>
          </table:table-cell>
          <table:table-cell table:number-columns-repeated="2" table:style-name="ce1318" office:value-type="float" office:value="0" calcext:value-type="float">
            <text:p>0</text:p>
          </table:table-cell>
          <table:table-cell table:style-name="ce1689" office:value-type="float" office:value="1" calcext:value-type="float">
            <text:p>1</text:p>
          </table:table-cell>
          <table:table-cell table:style-name="ce1834" office:value-type="float" office:value="1" calcext:value-type="float">
            <text:p>1</text:p>
          </table:table-cell>
          <table:table-cell table:style-name="ce1947" office:value-type="float" office:value="1" calcext:value-type="float">
            <text:p>1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/>
          <table:table-cell table:formula="of:=CONCATENATE(&quot;0b&quot;;[.B243];[.C243];[.D243];[.E243];[.F243];[.G243];[.H243];[.I243];&quot;,0b&quot;;[.J243];[.K243];[.L243];[.M243];[.N243];[.O243];[.P243];[.Q243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243];[.C243];[.D243];[.E243];[.F243];[.G243];[.H243];[.I243] ); 2 ) &amp; &quot;,&quot; &amp; &quot;0x&quot; &amp; BIN2HEX( CONCATENATE( [.J243];[.K243];[.L243];[.M243];[.N243];[.O243];[.P243];[.Q243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8" table:style-name="ce118" office:value-type="float" office:value="0" calcext:value-type="float">
            <text:p>0</text:p>
          </table:table-cell>
          <table:table-cell table:number-columns-repeated="2" table:style-name="ce1319" office:value-type="float" office:value="0" calcext:value-type="float">
            <text:p>0</text:p>
          </table:table-cell>
          <table:table-cell table:style-name="ce1690" office:value-type="float" office:value="1" calcext:value-type="float">
            <text:p>1</text:p>
          </table:table-cell>
          <table:table-cell table:style-name="ce1835" office:value-type="float" office:value="1" calcext:value-type="float">
            <text:p>1</text:p>
          </table:table-cell>
          <table:table-cell table:style-name="ce1948" office:value-type="float" office:value="1" calcext:value-type="float">
            <text:p>1</text:p>
          </table:table-cell>
          <table:table-cell table:style-name="ce2057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/>
          <table:table-cell table:formula="of:=CONCATENATE(&quot;0b&quot;;[.B244];[.C244];[.D244];[.E244];[.F244];[.G244];[.H244];[.I244];&quot;,0b&quot;;[.J244];[.K244];[.L244];[.M244];[.N244];[.O244];[.P244];[.Q244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244];[.C244];[.D244];[.E244];[.F244];[.G244];[.H244];[.I244] ); 2 ) &amp; &quot;,&quot; &amp; &quot;0x&quot; &amp; BIN2HEX( CONCATENATE( [.J244];[.K244];[.L244];[.M244];[.N244];[.O244];[.P244];[.Q244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19" office:value-type="float" office:value="0" calcext:value-type="float">
            <text:p>0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number-columns-repeated="2" table:style-name="ce1320" office:value-type="float" office:value="0" calcext:value-type="float">
            <text:p>0</text:p>
          </table:table-cell>
          <table:table-cell table:style-name="ce1691" office:value-type="float" office:value="1" calcext:value-type="float">
            <text:p>1</text:p>
          </table:table-cell>
          <table:table-cell table:style-name="ce1836" office:value-type="float" office:value="1" calcext:value-type="float">
            <text:p>1</text:p>
          </table:table-cell>
          <table:table-cell table:style-name="ce1949" office:value-type="float" office:value="1" calcext:value-type="float">
            <text:p>1</text:p>
          </table:table-cell>
          <table:table-cell table:style-name="ce2058" office:value-type="float" office:value="1" calcext:value-type="float">
            <text:p>1</text:p>
          </table:table-cell>
          <table:table-cell table:style-name="ce978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/>
          <table:table-cell table:formula="of:=CONCATENATE(&quot;0b&quot;;[.B245];[.C245];[.D245];[.E245];[.F245];[.G245];[.H245];[.I245];&quot;,0b&quot;;[.J245];[.K245];[.L245];[.M245];[.N245];[.O245];[.P245];[.Q245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245];[.C245];[.D245];[.E245];[.F245];[.G245];[.H245];[.I245] ); 2 ) &amp; &quot;,&quot; &amp; &quot;0x&quot; &amp; BIN2HEX( CONCATENATE( [.J245];[.K245];[.L245];[.M245];[.N245];[.O245];[.P245];[.Q245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0" office:value-type="float" office:value="0" calcext:value-type="float">
            <text:p>0</text:p>
          </table:table-cell>
          <table:table-cell table:number-columns-repeated="2" table:style-name="ce979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321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37" office:value-type="float" office:value="1" calcext:value-type="float">
            <text:p>1</text:p>
          </table:table-cell>
          <table:table-cell table:style-name="ce1950" office:value-type="float" office:value="1" calcext:value-type="float">
            <text:p>1</text:p>
          </table:table-cell>
          <table:table-cell table:style-name="ce2059" office:value-type="float" office:value="1" calcext:value-type="float">
            <text:p>1</text:p>
          </table:table-cell>
          <table:table-cell table:style-name="ce97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/>
          <table:table-cell table:formula="of:=CONCATENATE(&quot;0b&quot;;[.B246];[.C246];[.D246];[.E246];[.F246];[.G246];[.H246];[.I246];&quot;,0b&quot;;[.J246];[.K246];[.L246];[.M246];[.N246];[.O246];[.P246];[.Q246];&quot;,&quot;)" office:value-type="string" office:string-value="0b00000000,0b01111100," calcext:value-type="string">
            <text:p>0b00000000,0b01111100,</text:p>
          </table:table-cell>
          <table:table-cell/>
          <table:table-cell table:formula="of:=&quot;0x&quot; &amp; BIN2HEX( CONCATENATE( [.B246];[.C246];[.D246];[.E246];[.F246];[.G246];[.H246];[.I246] ); 2 ) &amp; &quot;,&quot; &amp; &quot;0x&quot; &amp; BIN2HEX( CONCATENATE( [.J246];[.K246];[.L246];[.M246];[.N246];[.O246];[.P246];[.Q246] ); 2 ) &amp; &quot;, &quot;" office:value-type="string" office:string-value="0x00,0x7C, " calcext:value-type="string">
            <text:p>0x00,0x7C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1" office:value-type="float" office:value="0" calcext:value-type="float">
            <text:p>0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1322" office:value-type="float" office:value="1" calcext:value-type="float">
            <text:p>1</text:p>
          </table:table-cell>
          <table:table-cell table:style-name="ce1496" office:value-type="float" office:value="1" calcext:value-type="float">
            <text:p>1</text:p>
          </table:table-cell>
          <table:table-cell table:style-name="ce1693" office:value-type="float" office:value="1" calcext:value-type="float">
            <text:p>1</text:p>
          </table:table-cell>
          <table:table-cell table:style-name="ce1838" office:value-type="float" office:value="1" calcext:value-type="float">
            <text:p>1</text:p>
          </table:table-cell>
          <table:table-cell table:style-name="ce1951" office:value-type="float" office:value="1" calcext:value-type="float">
            <text:p>1</text:p>
          </table:table-cell>
          <table:table-cell table:style-name="ce2060" office:value-type="float" office:value="0" calcext:value-type="float">
            <text:p>0</text:p>
          </table:table-cell>
          <table:table-cell table:style-name="ce980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  <table:table-cell table:formula="of:=CONCATENATE(&quot;0b&quot;;[.B247];[.C247];[.D247];[.E247];[.F247];[.G247];[.H247];[.I247];&quot;,0b&quot;;[.J247];[.K247];[.L247];[.M247];[.N247];[.O247];[.P247];[.Q247];&quot;,&quot;)" office:value-type="string" office:string-value="0b00000000,0b11111000," calcext:value-type="string">
            <text:p>0b00000000,0b11111000,</text:p>
          </table:table-cell>
          <table:table-cell/>
          <table:table-cell table:formula="of:=&quot;0x&quot; &amp; BIN2HEX( CONCATENATE( [.B247];[.C247];[.D247];[.E247];[.F247];[.G247];[.H247];[.I247] ); 2 ) &amp; &quot;,&quot; &amp; &quot;0x&quot; &amp; BIN2HEX( CONCATENATE( [.J247];[.K247];[.L247];[.M247];[.N247];[.O247];[.P247];[.Q247] ); 2 ) &amp; &quot;, &quot;" office:value-type="string" office:string-value="0x00,0xF8, " calcext:value-type="string">
            <text:p>0x00,0xF8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2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1" calcext:value-type="float">
            <text:p>1</text:p>
          </table:table-cell>
          <table:table-cell table:style-name="ce1323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694" office:value-type="float" office:value="1" calcext:value-type="float">
            <text:p>1</text:p>
          </table:table-cell>
          <table:table-cell table:style-name="ce1839" office:value-type="float" office:value="1" calcext:value-type="float">
            <text:p>1</text:p>
          </table:table-cell>
          <table:table-cell table:style-name="ce1952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formula="of:=CONCATENATE(&quot;0b&quot;;[.B248];[.C248];[.D248];[.E248];[.F248];[.G248];[.H248];[.I248];&quot;,0b&quot;;[.J248];[.K248];[.L248];[.M248];[.N248];[.O248];[.P248];[.Q248];&quot;,&quot;)" office:value-type="string" office:string-value="0b00000001,0b11110000," calcext:value-type="string">
            <text:p>0b00000001,0b11110000,</text:p>
          </table:table-cell>
          <table:table-cell/>
          <table:table-cell table:formula="of:=&quot;0x&quot; &amp; BIN2HEX( CONCATENATE( [.B248];[.C248];[.D248];[.E248];[.F248];[.G248];[.H248];[.I248] ); 2 ) &amp; &quot;,&quot; &amp; &quot;0x&quot; &amp; BIN2HEX( CONCATENATE( [.J248];[.K248];[.L248];[.M248];[.N248];[.O248];[.P248];[.Q248] ); 2 ) &amp; &quot;, &quot;" office:value-type="string" office:string-value="0x01,0xF0, " calcext:value-type="string">
            <text:p>0x01,0xF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3" office:value-type="float" office:value="0" calcext:value-type="float">
            <text:p>0</text:p>
          </table:table-cell>
          <table:table-cell table:number-columns-repeated="2" table:style-name="ce982" office:value-type="float" office:value="1" calcext:value-type="float">
            <text:p>1</text:p>
          </table:table-cell>
          <table:table-cell table:style-name="ce1324" office:value-type="float" office:value="1" calcext:value-type="float">
            <text:p>1</text:p>
          </table:table-cell>
          <table:table-cell table:style-name="ce1498" office:value-type="float" office:value="1" calcext:value-type="float">
            <text:p>1</text:p>
          </table:table-cell>
          <table:table-cell table:style-name="ce1695" office:value-type="float" office:value="1" calcext:value-type="float">
            <text:p>1</text:p>
          </table:table-cell>
          <table:table-cell table:style-name="ce1840" office:value-type="float" office:value="0" calcext:value-type="float">
            <text:p>0</text:p>
          </table:table-cell>
          <table:table-cell table:style-name="ce1953" office:value-type="float" office:value="0" calcext:value-type="float">
            <text:p>0</text:p>
          </table:table-cell>
          <table:table-cell table:style-name="ce206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/>
          <table:table-cell table:formula="of:=CONCATENATE(&quot;0b&quot;;[.B249];[.C249];[.D249];[.E249];[.F249];[.G249];[.H249];[.I249];&quot;,0b&quot;;[.J249];[.K249];[.L249];[.M249];[.N249];[.O249];[.P249];[.Q249];&quot;,&quot;)" office:value-type="string" office:string-value="0b00000011,0b11100000," calcext:value-type="string">
            <text:p>0b00000011,0b11100000,</text:p>
          </table:table-cell>
          <table:table-cell/>
          <table:table-cell table:formula="of:=&quot;0x&quot; &amp; BIN2HEX( CONCATENATE( [.B249];[.C249];[.D249];[.E249];[.F249];[.G249];[.H249];[.I249] ); 2 ) &amp; &quot;,&quot; &amp; &quot;0x&quot; &amp; BIN2HEX( CONCATENATE( [.J249];[.K249];[.L249];[.M249];[.N249];[.O249];[.P249];[.Q249] ); 2 ) &amp; &quot;, &quot;" office:value-type="string" office:string-value="0x03,0xE0, " calcext:value-type="string">
            <text:p>0x03,0xE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4" office:value-type="float" office:value="0" calcext:value-type="float">
            <text:p>0</text:p>
          </table:table-cell>
          <table:table-cell table:number-columns-repeated="2" table:style-name="ce983" office:value-type="float" office:value="1" calcext:value-type="float">
            <text:p>1</text:p>
          </table:table-cell>
          <table:table-cell table:style-name="ce1325" office:value-type="float" office:value="1" calcext:value-type="float">
            <text:p>1</text:p>
          </table:table-cell>
          <table:table-cell table:style-name="ce1499" office:value-type="float" office:value="1" calcext:value-type="float">
            <text:p>1</text:p>
          </table:table-cell>
          <table:table-cell table:style-name="ce1696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954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formula="of:=CONCATENATE(&quot;0b&quot;;[.B250];[.C250];[.D250];[.E250];[.F250];[.G250];[.H250];[.I250];&quot;,0b&quot;;[.J250];[.K250];[.L250];[.M250];[.N250];[.O250];[.P250];[.Q250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0];[.C250];[.D250];[.E250];[.F250];[.G250];[.H250];[.I250] ); 2 ) &amp; &quot;,&quot; &amp; &quot;0x&quot; &amp; BIN2HEX( CONCATENATE( [.J250];[.K250];[.L250];[.M250];[.N250];[.O250];[.P250];[.Q250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5" office:value-type="float" office:value="0" calcext:value-type="float">
            <text:p>0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326" office:value-type="float" office:value="1" calcext:value-type="float">
            <text:p>1</text:p>
          </table:table-cell>
          <table:table-cell table:style-name="ce1500" office:value-type="float" office:value="1" calcext:value-type="float">
            <text:p>1</text:p>
          </table:table-cell>
          <table:table-cell table:style-name="ce1697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/>
          <table:table-cell table:formula="of:=CONCATENATE(&quot;0b&quot;;[.B251];[.C251];[.D251];[.E251];[.F251];[.G251];[.H251];[.I251];&quot;,0b&quot;;[.J251];[.K251];[.L251];[.M251];[.N251];[.O251];[.P251];[.Q251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1];[.C251];[.D251];[.E251];[.F251];[.G251];[.H251];[.I251] ); 2 ) &amp; &quot;,&quot; &amp; &quot;0x&quot; &amp; BIN2HEX( CONCATENATE( [.J251];[.K251];[.L251];[.M251];[.N251];[.O251];[.P251];[.Q251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6" office:value-type="float" office:value="0" calcext:value-type="float">
            <text:p>0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327" office:value-type="float" office:value="1" calcext:value-type="float">
            <text:p>1</text:p>
          </table:table-cell>
          <table:table-cell table:style-name="ce1501" office:value-type="float" office:value="1" calcext:value-type="float">
            <text:p>1</text:p>
          </table:table-cell>
          <table:table-cell table:style-name="ce1698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/>
          <table:table-cell table:formula="of:=CONCATENATE(&quot;0b&quot;;[.B252];[.C252];[.D252];[.E252];[.F252];[.G252];[.H252];[.I252];&quot;,0b&quot;;[.J252];[.K252];[.L252];[.M252];[.N252];[.O252];[.P252];[.Q252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2];[.C252];[.D252];[.E252];[.F252];[.G252];[.H252];[.I252] ); 2 ) &amp; &quot;,&quot; &amp; &quot;0x&quot; &amp; BIN2HEX( CONCATENATE( [.J252];[.K252];[.L252];[.M252];[.N252];[.O252];[.P252];[.Q252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502" office:value-type="float" office:value="1" calcext:value-type="float">
            <text:p>1</text:p>
          </table:table-cell>
          <table:table-cell table:style-name="ce1699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/>
          <table:table-cell table:formula="of:=CONCATENATE(&quot;0b&quot;;[.B253];[.C253];[.D253];[.E253];[.F253];[.G253];[.H253];[.I253];&quot;,0b&quot;;[.J253];[.K253];[.L253];[.M253];[.N253];[.O253];[.P253];[.Q253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3];[.C253];[.D253];[.E253];[.F253];[.G253];[.H253];[.I253] ); 2 ) &amp; &quot;,&quot; &amp; &quot;0x&quot; &amp; BIN2HEX( CONCATENATE( [.J253];[.K253];[.L253];[.M253];[.N253];[.O253];[.P253];[.Q253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329" office:value-type="float" office:value="1" calcext:value-type="float">
            <text:p>1</text:p>
          </table:table-cell>
          <table:table-cell table:style-name="ce1503" office:value-type="float" office:value="1" calcext:value-type="float">
            <text:p>1</text:p>
          </table:table-cell>
          <table:table-cell table:style-name="ce1700" office:value-type="float" office:value="0" calcext:value-type="float">
            <text:p>0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/>
          <table:table-cell table:formula="of:=CONCATENATE(&quot;0b&quot;;[.B254];[.C254];[.D254];[.E254];[.F254];[.G254];[.H254];[.I254];&quot;,0b&quot;;[.J254];[.K254];[.L254];[.M254];[.N254];[.O254];[.P254];[.Q254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4];[.C254];[.D254];[.E254];[.F254];[.G254];[.H254];[.I254] ); 2 ) &amp; &quot;,&quot; &amp; &quot;0x&quot; &amp; BIN2HEX( CONCATENATE( [.J254];[.K254];[.L254];[.M254];[.N254];[.O254];[.P254];[.Q254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330" office:value-type="float" office:value="1" calcext:value-type="float">
            <text:p>1</text:p>
          </table:table-cell>
          <table:table-cell table:style-name="ce1504" office:value-type="float" office:value="1" calcext:value-type="float">
            <text:p>1</text:p>
          </table:table-cell>
          <table:table-cell table:style-name="ce1701" office:value-type="float" office:value="0" calcext:value-type="float">
            <text:p>0</text:p>
          </table:table-cell>
          <table:table-cell table:number-columns-repeated="5" table:style-name="ce129" office:value-type="float" office:value="0" calcext:value-type="float">
            <text:p>0</text:p>
          </table:table-cell>
          <table:table-cell/>
          <table:table-cell table:formula="of:=CONCATENATE(&quot;0b&quot;;[.B255];[.C255];[.D255];[.E255];[.F255];[.G255];[.H255];[.I255];&quot;,0b&quot;;[.J255];[.K255];[.L255];[.M255];[.N255];[.O255];[.P255];[.Q255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5];[.C255];[.D255];[.E255];[.F255];[.G255];[.H255];[.I255] ); 2 ) &amp; &quot;,&quot; &amp; &quot;0x&quot; &amp; BIN2HEX( CONCATENATE( [.J255];[.K255];[.L255];[.M255];[.N255];[.O255];[.P255];[.Q255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31" office:value-type="float" office:value="1" calcext:value-type="float">
            <text:p>1</text:p>
          </table:table-cell>
          <table:table-cell table:style-name="ce1505" office:value-type="float" office:value="1" calcext:value-type="float">
            <text:p>1</text:p>
          </table:table-cell>
          <table:table-cell table:style-name="ce1702" office:value-type="float" office:value="0" calcext:value-type="float">
            <text:p>0</text:p>
          </table:table-cell>
          <table:table-cell table:number-columns-repeated="5" table:style-name="ce130" office:value-type="float" office:value="0" calcext:value-type="float">
            <text:p>0</text:p>
          </table:table-cell>
          <table:table-cell/>
          <table:table-cell table:formula="of:=CONCATENATE(&quot;0b&quot;;[.B256];[.C256];[.D256];[.E256];[.F256];[.G256];[.H256];[.I256];&quot;,0b&quot;;[.J256];[.K256];[.L256];[.M256];[.N256];[.O256];[.P256];[.Q256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6];[.C256];[.D256];[.E256];[.F256];[.G256];[.H256];[.I256] ); 2 ) &amp; &quot;,&quot; &amp; &quot;0x&quot; &amp; BIN2HEX( CONCATENATE( [.J256];[.K256];[.L256];[.M256];[.N256];[.O256];[.P256];[.Q256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31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32" office:value-type="float" office:value="1" calcext:value-type="float">
            <text:p>1</text:p>
          </table:table-cell>
          <table:table-cell table:style-name="ce1506" office:value-type="float" office:value="1" calcext:value-type="float">
            <text:p>1</text:p>
          </table:table-cell>
          <table:table-cell table:style-name="ce1703" office:value-type="float" office:value="0" calcext:value-type="float">
            <text:p>0</text:p>
          </table:table-cell>
          <table:table-cell table:number-columns-repeated="5" table:style-name="ce131" office:value-type="float" office:value="0" calcext:value-type="float">
            <text:p>0</text:p>
          </table:table-cell>
          <table:table-cell/>
          <table:table-cell table:formula="of:=CONCATENATE(&quot;0b&quot;;[.B257];[.C257];[.D257];[.E257];[.F257];[.G257];[.H257];[.I257];&quot;,0b&quot;;[.J257];[.K257];[.L257];[.M257];[.N257];[.O257];[.P257];[.Q257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7];[.C257];[.D257];[.E257];[.F257];[.G257];[.H257];[.I257] ); 2 ) &amp; &quot;,&quot; &amp; &quot;0x&quot; &amp; BIN2HEX( CONCATENATE( [.J257];[.K257];[.L257];[.M257];[.N257];[.O257];[.P257];[.Q257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32" office:value-type="float" office:value="0" calcext:value-type="float">
            <text:p>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33" office:value-type="float" office:value="1" calcext:value-type="float">
            <text:p>1</text:p>
          </table:table-cell>
          <table:table-cell table:style-name="ce1507" office:value-type="float" office:value="1" calcext:value-type="float">
            <text:p>1</text:p>
          </table:table-cell>
          <table:table-cell table:style-name="ce1704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/>
          <table:table-cell table:formula="of:=CONCATENATE(&quot;0b&quot;;[.B258];[.C258];[.D258];[.E258];[.F258];[.G258];[.H258];[.I258];&quot;,0b&quot;;[.J258];[.K258];[.L258];[.M258];[.N258];[.O258];[.P258];[.Q258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8];[.C258];[.D258];[.E258];[.F258];[.G258];[.H258];[.I258] ); 2 ) &amp; &quot;,&quot; &amp; &quot;0x&quot; &amp; BIN2HEX( CONCATENATE( [.J258];[.K258];[.L258];[.M258];[.N258];[.O258];[.P258];[.Q258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4" office:value-type="float" office:value="1" calcext:value-type="float">
            <text:p>1</text:p>
          </table:table-cell>
          <table:table-cell table:style-name="ce1508" office:value-type="float" office:value="1" calcext:value-type="float">
            <text:p>1</text:p>
          </table:table-cell>
          <table:table-cell table:style-name="ce1705" office:value-type="float" office:value="0" calcext:value-type="float">
            <text:p>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/>
          <table:table-cell table:formula="of:=CONCATENATE(&quot;0b&quot;;[.B259];[.C259];[.D259];[.E259];[.F259];[.G259];[.H259];[.I259];&quot;,0b&quot;;[.J259];[.K259];[.L259];[.M259];[.N259];[.O259];[.P259];[.Q259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59];[.C259];[.D259];[.E259];[.F259];[.G259];[.H259];[.I259] ); 2 ) &amp; &quot;,&quot; &amp; &quot;0x&quot; &amp; BIN2HEX( CONCATENATE( [.J259];[.K259];[.L259];[.M259];[.N259];[.O259];[.P259];[.Q259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6"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35" office:value-type="float" office:value="1" calcext:value-type="float">
            <text:p>1</text:p>
          </table:table-cell>
          <table:table-cell table:style-name="ce1509" office:value-type="float" office:value="1" calcext:value-type="float">
            <text:p>1</text:p>
          </table:table-cell>
          <table:table-cell table:style-name="ce1706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/>
          <table:table-cell table:formula="of:=CONCATENATE(&quot;0b&quot;;[.B260];[.C260];[.D260];[.E260];[.F260];[.G260];[.H260];[.I260];&quot;,0b&quot;;[.J260];[.K260];[.L260];[.M260];[.N260];[.O260];[.P260];[.Q260];&quot;,&quot;)" office:value-type="string" office:string-value="0b00000011,0b11000000," calcext:value-type="string">
            <text:p>0b00000011,0b11000000,</text:p>
          </table:table-cell>
          <table:table-cell/>
          <table:table-cell table:formula="of:=&quot;0x&quot; &amp; BIN2HEX( CONCATENATE( [.B260];[.C260];[.D260];[.E260];[.F260];[.G260];[.H260];[.I260] ); 2 ) &amp; &quot;,&quot; &amp; &quot;0x&quot; &amp; BIN2HEX( CONCATENATE( [.J260];[.K260];[.L260];[.M260];[.N260];[.O260];[.P260];[.Q260] ); 2 ) &amp; &quot;, &quot;" office:value-type="string" office:string-value="0x03,0xC0, " calcext:value-type="string">
            <text:p>0x03,0xC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35" office:value-type="float" office:value="0" calcext:value-type="float">
            <text:p>0</text:p>
          </table:table-cell>
          <table:table-cell/>
          <table:table-cell table:formula="of:=CONCATENATE(&quot;0b&quot;;[.B261];[.C261];[.D261];[.E261];[.F261];[.G261];[.H261];[.I261];&quot;,0b&quot;;[.J261];[.K261];[.L261];[.M261];[.N261];[.O261];[.P261];[.Q261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61];[.C261];[.D261];[.E261];[.F261];[.G261];[.H261];[.I261] ); 2 ) &amp; &quot;,&quot; &amp; &quot;0x&quot; &amp; BIN2HEX( CONCATENATE( [.J261];[.K261];[.L261];[.M261];[.N261];[.O261];[.P261];[.Q26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36" office:value-type="float" office:value="0" calcext:value-type="float">
            <text:p>0</text:p>
          </table:table-cell>
          <table:table-cell/>
          <table:table-cell table:formula="of:=CONCATENATE(&quot;0b&quot;;[.B262];[.C262];[.D262];[.E262];[.F262];[.G262];[.H262];[.I262];&quot;,0b&quot;;[.J262];[.K262];[.L262];[.M262];[.N262];[.O262];[.P262];[.Q262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62];[.C262];[.D262];[.E262];[.F262];[.G262];[.H262];[.I262] ); 2 ) &amp; &quot;,&quot; &amp; &quot;0x&quot; &amp; BIN2HEX( CONCATENATE( [.J262];[.K262];[.L262];[.M262];[.N262];[.O262];[.P262];[.Q26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37" office:value-type="float" office:value="0" calcext:value-type="float">
            <text:p>0</text:p>
          </table:table-cell>
          <table:table-cell/>
          <table:table-cell table:formula="of:=CONCATENATE(&quot;0b&quot;;[.B263];[.C263];[.D263];[.E263];[.F263];[.G263];[.H263];[.I263];&quot;,0b&quot;;[.J263];[.K263];[.L263];[.M263];[.N263];[.O263];[.P263];[.Q263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63];[.C263];[.D263];[.E263];[.F263];[.G263];[.H263];[.I263] ); 2 ) &amp; &quot;,&quot; &amp; &quot;0x&quot; &amp; BIN2HEX( CONCATENATE( [.J263];[.K263];[.L263];[.M263];[.N263];[.O263];[.P263];[.Q26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38" office:value-type="float" office:value="0" calcext:value-type="float">
            <text:p>0</text:p>
          </table:table-cell>
          <table:table-cell/>
          <table:table-cell table:formula="of:=CONCATENATE(&quot;0b&quot;;[.B264];[.C264];[.D264];[.E264];[.F264];[.G264];[.H264];[.I264];&quot;,0b&quot;;[.J264];[.K264];[.L264];[.M264];[.N264];[.O264];[.P264];[.Q264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264];[.C264];[.D264];[.E264];[.F264];[.G264];[.H264];[.I264] ); 2 ) &amp; &quot;,&quot; &amp; &quot;0x&quot; &amp; BIN2HEX( CONCATENATE( [.J264];[.K264];[.L264];[.M264];[.N264];[.O264];[.P264];[.Q264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 table:style-name="ce139" office:value-type="float" office:value="0" calcext:value-type="float">
            <text:p>0</text:p>
          </table:table-cell>
          <table:table-cell/>
          <table:table-cell table:formula="of:=CONCATENATE(&quot;{ 0b&quot;;[.B266];[.C266];[.D266];[.E266];[.F266];[.G266];[.H266];[.I266];&quot;,0b&quot;;[.J266];[.K266];[.L266];[.M266];[.N266];[.O266];[.P266];[.Q266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266];[.C266];[.D266];[.E266];[.F266];[.G266];[.H266];[.I266] ); 2 ) &amp; &quot;,&quot; &amp; &quot;0x&quot; &amp; BIN2HEX( CONCATENATE( [.J266];[.K266];[.L266];[.M266];[.N266];[.O266];[.P266];[.Q266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39" office:value-type="float" office:value="0" calcext:value-type="float">
            <text:p>0</text:p>
          </table:table-cell>
          <table:table-cell/>
          <table:table-cell table:formula="of:=CONCATENATE(&quot;0b&quot;;[.B267];[.C267];[.D267];[.E267];[.F267];[.G267];[.H267];[.I267];&quot;,0b&quot;;[.J267];[.K267];[.L267];[.M267];[.N267];[.O267];[.P267];[.Q267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67];[.C267];[.D267];[.E267];[.F267];[.G267];[.H267];[.I267] ); 2 ) &amp; &quot;,&quot; &amp; &quot;0x&quot; &amp; BIN2HEX( CONCATENATE( [.J267];[.K267];[.L267];[.M267];[.N267];[.O267];[.P267];[.Q26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39" office:value-type="float" office:value="0" calcext:value-type="float">
            <text:p>0</text:p>
          </table:table-cell>
          <table:table-cell/>
          <table:table-cell table:formula="of:=CONCATENATE(&quot;0b&quot;;[.B268];[.C268];[.D268];[.E268];[.F268];[.G268];[.H268];[.I268];&quot;,0b&quot;;[.J268];[.K268];[.L268];[.M268];[.N268];[.O268];[.P268];[.Q268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68];[.C268];[.D268];[.E268];[.F268];[.G268];[.H268];[.I268] ); 2 ) &amp; &quot;,&quot; &amp; &quot;0x&quot; &amp; BIN2HEX( CONCATENATE( [.J268];[.K268];[.L268];[.M268];[.N268];[.O268];[.P268];[.Q26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number-columns-repeated="14" table:style-name="ce139" office:value-type="float" office:value="0" calcext:value-type="float">
            <text:p>0</text:p>
          </table:table-cell>
          <table:table-cell/>
          <table:table-cell table:formula="of:=CONCATENATE(&quot;0b&quot;;[.B269];[.C269];[.D269];[.E269];[.F269];[.G269];[.H269];[.I269];&quot;,0b&quot;;[.J269];[.K269];[.L269];[.M269];[.N269];[.O269];[.P269];[.Q269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69];[.C269];[.D269];[.E269];[.F269];[.G269];[.H269];[.I269] ); 2 ) &amp; &quot;,&quot; &amp; &quot;0x&quot; &amp; BIN2HEX( CONCATENATE( [.J269];[.K269];[.L269];[.M269];[.N269];[.O269];[.P269];[.Q26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78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534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811" office:value-type="float" office:value="1" calcext:value-type="float">
            <text:p>1</text:p>
          </table:table-cell>
          <table:table-cell table:style-name="ce984" office:value-type="float" office:value="1" calcext:value-type="float">
            <text:p>1</text:p>
          </table:table-cell>
          <table:table-cell table:style-name="ce1149" office:value-type="float" office:value="1" calcext:value-type="float">
            <text:p>1</text:p>
          </table:table-cell>
          <table:table-cell table:style-name="ce1336" office:value-type="float" office:value="1" calcext:value-type="float">
            <text:p>1</text:p>
          </table:table-cell>
          <table:table-cell table:style-name="ce1510" office:value-type="float" office:value="1" calcext:value-type="float">
            <text:p>1</text:p>
          </table:table-cell>
          <table:table-cell table:style-name="ce1707" office:value-type="float" office:value="1" calcext:value-type="float">
            <text:p>1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0" calcext:value-type="float">
            <text:p>0</text:p>
          </table:table-cell>
          <table:table-cell table:style-name="ce2063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/>
          <table:table-cell table:formula="of:=CONCATENATE(&quot;0b&quot;;[.B270];[.C270];[.D270];[.E270];[.F270];[.G270];[.H270];[.I270];&quot;,0b&quot;;[.J270];[.K270];[.L270];[.M270];[.N270];[.O270];[.P270];[.Q270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270];[.C270];[.D270];[.E270];[.F270];[.G270];[.H270];[.I270] ); 2 ) &amp; &quot;,&quot; &amp; &quot;0x&quot; &amp; BIN2HEX( CONCATENATE( [.J270];[.K270];[.L270];[.M270];[.N270];[.O270];[.P270];[.Q270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style-name="ce670" office:value-type="float" office:value="1" calcext:value-type="float">
            <text:p>1</text:p>
          </table:table-cell>
          <table:table-cell table:style-name="ce812" office:value-type="float" office:value="1" calcext:value-type="float">
            <text:p>1</text:p>
          </table:table-cell>
          <table:table-cell table:style-name="ce985" office:value-type="float" office:value="1" calcext:value-type="float">
            <text:p>1</text:p>
          </table:table-cell>
          <table:table-cell table:style-name="ce1150" office:value-type="float" office:value="1" calcext:value-type="float">
            <text:p>1</text:p>
          </table:table-cell>
          <table:table-cell table:style-name="ce1337" office:value-type="float" office:value="1" calcext:value-type="float">
            <text:p>1</text:p>
          </table:table-cell>
          <table:table-cell table:style-name="ce1511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844" office:value-type="float" office:value="1" calcext:value-type="float">
            <text:p>1</text:p>
          </table:table-cell>
          <table:table-cell table:style-name="ce1710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1];[.C271];[.D271];[.E271];[.F271];[.G271];[.H271];[.I271];&quot;,0b&quot;;[.J271];[.K271];[.L271];[.M271];[.N271];[.O271];[.P271];[.Q271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271];[.C271];[.D271];[.E271];[.F271];[.G271];[.H271];[.I271] ); 2 ) &amp; &quot;,&quot; &amp; &quot;0x&quot; &amp; BIN2HEX( CONCATENATE( [.J271];[.K271];[.L271];[.M271];[.N271];[.O271];[.P271];[.Q271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404" office:value-type="float" office:value="1" calcext:value-type="float">
            <text:p>1</text:p>
          </table:table-cell>
          <table:table-cell table:style-name="ce535" office:value-type="float" office:value="1" calcext:value-type="float">
            <text:p>1</text:p>
          </table:table-cell>
          <table:table-cell table:style-name="ce671" office:value-type="float" office:value="1" calcext:value-type="float">
            <text:p>1</text:p>
          </table:table-cell>
          <table:table-cell table:style-name="ce813" office:value-type="float" office:value="1" calcext:value-type="float">
            <text:p>1</text:p>
          </table:table-cell>
          <table:table-cell table:style-name="ce986" office:value-type="float" office:value="1" calcext:value-type="float">
            <text:p>1</text:p>
          </table:table-cell>
          <table:table-cell table:style-name="ce1151" office:value-type="float" office:value="1" calcext:value-type="float">
            <text:p>1</text:p>
          </table:table-cell>
          <table:table-cell table:style-name="ce1338" office:value-type="float" office:value="1" calcext:value-type="float">
            <text:p>1</text:p>
          </table:table-cell>
          <table:table-cell table:style-name="ce1512" office:value-type="float" office:value="1" calcext:value-type="float">
            <text:p>1</text:p>
          </table:table-cell>
          <table:table-cell table:style-name="ce1709" office:value-type="float" office:value="1" calcext:value-type="float">
            <text:p>1</text:p>
          </table:table-cell>
          <table:table-cell table:style-name="ce1710" office:value-type="float" office:value="1" calcext:value-type="float">
            <text:p>1</text:p>
          </table:table-cell>
          <table:table-cell table:style-name="ce1956" office:value-type="float" office:value="1" calcext:value-type="float">
            <text:p>1</text:p>
          </table:table-cell>
          <table:table-cell table:style-name="ce2064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2];[.C272];[.D272];[.E272];[.F272];[.G272];[.H272];[.I272];&quot;,0b&quot;;[.J272];[.K272];[.L272];[.M272];[.N272];[.O272];[.P272];[.Q272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72];[.C272];[.D272];[.E272];[.F272];[.G272];[.H272];[.I272] ); 2 ) &amp; &quot;,&quot; &amp; &quot;0x&quot; &amp; BIN2HEX( CONCATENATE( [.J272];[.K272];[.L272];[.M272];[.N272];[.O272];[.P272];[.Q272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81" office:value-type="float" office:value="0" calcext:value-type="float">
            <text:p>0</text:p>
          </table:table-cell>
          <table:table-cell table:style-name="ce405" office:value-type="float" office:value="1" calcext:value-type="float">
            <text:p>1</text:p>
          </table:table-cell>
          <table:table-cell table:style-name="ce536" office:value-type="float" office:value="1" calcext:value-type="float">
            <text:p>1</text:p>
          </table:table-cell>
          <table:table-cell table:style-name="ce672" office:value-type="float" office:value="1" calcext:value-type="float">
            <text:p>1</text:p>
          </table:table-cell>
          <table:table-cell table:style-name="ce814" office:value-type="float" office:value="1" calcext:value-type="float">
            <text:p>1</text:p>
          </table:table-cell>
          <table:table-cell table:style-name="ce987" office:value-type="float" office:value="1" calcext:value-type="float">
            <text:p>1</text:p>
          </table:table-cell>
          <table:table-cell table:style-name="ce1152" office:value-type="float" office:value="1" calcext:value-type="float">
            <text:p>1</text:p>
          </table:table-cell>
          <table:table-cell table:style-name="ce1339" office:value-type="float" office:value="1" calcext:value-type="float">
            <text:p>1</text:p>
          </table:table-cell>
          <table:table-cell table:style-name="ce1513" office:value-type="float" office:value="1" calcext:value-type="float">
            <text:p>1</text:p>
          </table:table-cell>
          <table:table-cell table:number-columns-repeated="3" table:style-name="ce1710" office:value-type="float" office:value="1" calcext:value-type="float">
            <text:p>1</text:p>
          </table:table-cell>
          <table:table-cell table:style-name="ce2065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3];[.C273];[.D273];[.E273];[.F273];[.G273];[.H273];[.I273];&quot;,0b&quot;;[.J273];[.K273];[.L273];[.M273];[.N273];[.O273];[.P273];[.Q273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73];[.C273];[.D273];[.E273];[.F273];[.G273];[.H273];[.I273] ); 2 ) &amp; &quot;,&quot; &amp; &quot;0x&quot; &amp; BIN2HEX( CONCATENATE( [.J273];[.K273];[.L273];[.M273];[.N273];[.O273];[.P273];[.Q273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537" office:value-type="float" office:value="1" calcext:value-type="float">
            <text:p>1</text:p>
          </table:table-cell>
          <table:table-cell table:style-name="ce673" office:value-type="float" office:value="1" calcext:value-type="float">
            <text:p>1</text:p>
          </table:table-cell>
          <table:table-cell table:style-name="ce815" office:value-type="float" office:value="1" calcext:value-type="float">
            <text:p>1</text:p>
          </table:table-cell>
          <table:table-cell table:style-name="ce98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340" office:value-type="float" office:value="0" calcext:value-type="float">
            <text:p>0</text:p>
          </table:table-cell>
          <table:table-cell table:style-name="ce1514" office:value-type="float" office:value="0" calcext:value-type="float">
            <text:p>0</text:p>
          </table:table-cell>
          <table:table-cell table:number-columns-repeated="3" table:style-name="ce1710" office:value-type="float" office:value="1" calcext:value-type="float">
            <text:p>1</text:p>
          </table:table-cell>
          <table:table-cell table:style-name="ce2064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4];[.C274];[.D274];[.E274];[.F274];[.G274];[.H274];[.I274];&quot;,0b&quot;;[.J274];[.K274];[.L274];[.M274];[.N274];[.O274];[.P274];[.Q274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74];[.C274];[.D274];[.E274];[.F274];[.G274];[.H274];[.I274] ); 2 ) &amp; &quot;,&quot; &amp; &quot;0x&quot; &amp; BIN2HEX( CONCATENATE( [.J274];[.K274];[.L274];[.M274];[.N274];[.O274];[.P274];[.Q274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538" office:value-type="float" office:value="1" calcext:value-type="float">
            <text:p>1</text:p>
          </table:table-cell>
          <table:table-cell table:style-name="ce674" office:value-type="float" office:value="1" calcext:value-type="float">
            <text:p>1</text:p>
          </table:table-cell>
          <table:table-cell table:style-name="ce816" office:value-type="float" office:value="1" calcext:value-type="float">
            <text:p>1</text:p>
          </table:table-cell>
          <table:table-cell table:style-name="ce989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341" office:value-type="float" office:value="0" calcext:value-type="float">
            <text:p>0</text:p>
          </table:table-cell>
          <table:table-cell table:style-name="ce1515" office:value-type="float" office:value="0" calcext:value-type="float">
            <text:p>0</text:p>
          </table:table-cell>
          <table:table-cell table:style-name="ce1711" office:value-type="float" office:value="1" calcext:value-type="float">
            <text:p>1</text:p>
          </table:table-cell>
          <table:table-cell table:style-name="ce1845" office:value-type="float" office:value="1" calcext:value-type="float">
            <text:p>1</text:p>
          </table:table-cell>
          <table:table-cell table:style-name="ce1957" office:value-type="float" office:value="1" calcext:value-type="float">
            <text:p>1</text:p>
          </table:table-cell>
          <table:table-cell table:style-name="ce2066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5];[.C275];[.D275];[.E275];[.F275];[.G275];[.H275];[.I275];&quot;,0b&quot;;[.J275];[.K275];[.L275];[.M275];[.N275];[.O275];[.P275];[.Q275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75];[.C275];[.D275];[.E275];[.F275];[.G275];[.H275];[.I275] ); 2 ) &amp; &quot;,&quot; &amp; &quot;0x&quot; &amp; BIN2HEX( CONCATENATE( [.J275];[.K275];[.L275];[.M275];[.N275];[.O275];[.P275];[.Q275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408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675" office:value-type="float" office:value="1" calcext:value-type="float">
            <text:p>1</text:p>
          </table:table-cell>
          <table:table-cell table:style-name="ce817" office:value-type="float" office:value="1" calcext:value-type="float">
            <text:p>1</text:p>
          </table:table-cell>
          <table:table-cell table:style-name="ce989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1516" office:value-type="float" office:value="0" calcext:value-type="float">
            <text:p>0</text:p>
          </table:table-cell>
          <table:table-cell table:style-name="ce1712" office:value-type="float" office:value="1" calcext:value-type="float">
            <text:p>1</text:p>
          </table:table-cell>
          <table:table-cell table:style-name="ce1846" office:value-type="float" office:value="1" calcext:value-type="float">
            <text:p>1</text:p>
          </table:table-cell>
          <table:table-cell table:style-name="ce1958" office:value-type="float" office:value="1" calcext:value-type="float">
            <text:p>1</text:p>
          </table:table-cell>
          <table:table-cell table:style-name="ce2067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6];[.C276];[.D276];[.E276];[.F276];[.G276];[.H276];[.I276];&quot;,0b&quot;;[.J276];[.K276];[.L276];[.M276];[.N276];[.O276];[.P276];[.Q276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76];[.C276];[.D276];[.E276];[.F276];[.G276];[.H276];[.I276] ); 2 ) &amp; &quot;,&quot; &amp; &quot;0x&quot; &amp; BIN2HEX( CONCATENATE( [.J276];[.K276];[.L276];[.M276];[.N276];[.O276];[.P276];[.Q276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ce409" office:value-type="float" office:value="1" calcext:value-type="float">
            <text:p>1</text:p>
          </table:table-cell>
          <table:table-cell table:style-name="ce540" office:value-type="float" office:value="1" calcext:value-type="float">
            <text:p>1</text:p>
          </table:table-cell>
          <table:table-cell table:style-name="ce676" office:value-type="float" office:value="1" calcext:value-type="float">
            <text:p>1</text:p>
          </table:table-cell>
          <table:table-cell table:style-name="ce818" office:value-type="float" office:value="1" calcext:value-type="float">
            <text:p>1</text:p>
          </table:table-cell>
          <table:table-cell table:style-name="ce989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style-name="ce1517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style-name="ce1847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068" office:value-type="float" office:value="1" calcext:value-type="float">
            <text:p>1</text:p>
          </table:table-cell>
          <table:table-cell table:style-name="ce2131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7];[.C277];[.D277];[.E277];[.F277];[.G277];[.H277];[.I277];&quot;,0b&quot;;[.J277];[.K277];[.L277];[.M277];[.N277];[.O277];[.P277];[.Q277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77];[.C277];[.D277];[.E277];[.F277];[.G277];[.H277];[.I277] ); 2 ) &amp; &quot;,&quot; &amp; &quot;0x&quot; &amp; BIN2HEX( CONCATENATE( [.J277];[.K277];[.L277];[.M277];[.N277];[.O277];[.P277];[.Q277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style-name="ce410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677" office:value-type="float" office:value="1" calcext:value-type="float">
            <text:p>1</text:p>
          </table:table-cell>
          <table:table-cell table:style-name="ce819" office:value-type="float" office:value="1" calcext:value-type="float">
            <text:p>1</text:p>
          </table:table-cell>
          <table:table-cell table:style-name="ce989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style-name="ce1518" office:value-type="float" office:value="0" calcext:value-type="float">
            <text:p>0</text:p>
          </table:table-cell>
          <table:table-cell table:style-name="ce1714" office:value-type="float" office:value="1" calcext:value-type="float">
            <text:p>1</text:p>
          </table:table-cell>
          <table:table-cell table:style-name="ce1848" office:value-type="float" office:value="1" calcext:value-type="float">
            <text:p>1</text:p>
          </table:table-cell>
          <table:table-cell table:style-name="ce1960" office:value-type="float" office:value="1" calcext:value-type="float">
            <text:p>1</text:p>
          </table:table-cell>
          <table:table-cell table:style-name="ce2069" office:value-type="float" office:value="1" calcext:value-type="float">
            <text:p>1</text:p>
          </table:table-cell>
          <table:table-cell table:style-name="ce2131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8];[.C278];[.D278];[.E278];[.F278];[.G278];[.H278];[.I278];&quot;,0b&quot;;[.J278];[.K278];[.L278];[.M278];[.N278];[.O278];[.P278];[.Q278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78];[.C278];[.D278];[.E278];[.F278];[.G278];[.H278];[.I278] ); 2 ) &amp; &quot;,&quot; &amp; &quot;0x&quot; &amp; BIN2HEX( CONCATENATE( [.J278];[.K278];[.L278];[.M278];[.N278];[.O278];[.P278];[.Q278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86" office:value-type="float" office:value="0" calcext:value-type="float">
            <text:p>0</text:p>
          </table:table-cell>
          <table:table-cell table:number-columns-repeated="2" table:style-name="ce286" office:value-type="float" office:value="1" calcext:value-type="float">
            <text:p>1</text:p>
          </table:table-cell>
          <table:table-cell table:style-name="ce678" office:value-type="float" office:value="1" calcext:value-type="float">
            <text:p>1</text:p>
          </table:table-cell>
          <table:table-cell table:style-name="ce820" office:value-type="float" office:value="1" calcext:value-type="float">
            <text:p>1</text:p>
          </table:table-cell>
          <table:table-cell table:style-name="ce989" office:value-type="float" office:value="0" calcext:value-type="float">
            <text:p>0</text:p>
          </table:table-cell>
          <table:table-cell table:number-columns-repeated="3" table:style-name="ce1158" office:value-type="float" office:value="0" calcext:value-type="float">
            <text:p>0</text:p>
          </table:table-cell>
          <table:table-cell table:number-columns-repeated="4" table:style-name="ce1158" office:value-type="float" office:value="1" calcext:value-type="float">
            <text:p>1</text:p>
          </table:table-cell>
          <table:table-cell table:style-name="ce1158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79];[.C279];[.D279];[.E279];[.F279];[.G279];[.H279];[.I279];&quot;,0b&quot;;[.J279];[.K279];[.L279];[.M279];[.N279];[.O279];[.P279];[.Q279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79];[.C279];[.D279];[.E279];[.F279];[.G279];[.H279];[.I279] ); 2 ) &amp; &quot;,&quot; &amp; &quot;0x&quot; &amp; BIN2HEX( CONCATENATE( [.J279];[.K279];[.L279];[.M279];[.N279];[.O279];[.P279];[.Q279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number-columns-repeated="2" table:style-name="ce287" office:value-type="float" office:value="0" calcext:value-type="float">
            <text:p>0</text:p>
          </table:table-cell>
          <table:table-cell table:number-columns-repeated="2" table:style-name="ce287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style-name="ce990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345" office:value-type="float" office:value="1" calcext:value-type="float">
            <text:p>1</text:p>
          </table:table-cell>
          <table:table-cell table:number-columns-repeated="4" table:style-name="ce1519" office:value-type="float" office:value="1" calcext:value-type="float">
            <text:p>1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/>
          <table:table-cell table:formula="of:=CONCATENATE(&quot;0b&quot;;[.B280];[.C280];[.D280];[.E280];[.F280];[.G280];[.H280];[.I280];&quot;,0b&quot;;[.J280];[.K280];[.L280];[.M280];[.N280];[.O280];[.P280];[.Q280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280];[.C280];[.D280];[.E280];[.F280];[.G280];[.H280];[.I280] ); 2 ) &amp; &quot;,&quot; &amp; &quot;0x&quot; &amp; BIN2HEX( CONCATENATE( [.J280];[.K280];[.L280];[.M280];[.N280];[.O280];[.P280];[.Q280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style-name="ce140" office:value-type="float" office:value="0" calcext:value-type="float">
            <text:p>0</text:p>
          </table:table-cell>
          <table:table-cell table:number-columns-repeated="3"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822" office:value-type="float" office:value="1" calcext:value-type="float">
            <text:p>1</text:p>
          </table:table-cell>
          <table:table-cell table:style-name="ce991" office:value-type="float" office:value="1" calcext:value-type="float">
            <text:p>1</text:p>
          </table:table-cell>
          <table:table-cell table:style-name="ce1160" office:value-type="float" office:value="1" calcext:value-type="float">
            <text:p>1</text:p>
          </table:table-cell>
          <table:table-cell table:style-name="ce1346" office:value-type="float" office:value="1" calcext:value-type="float">
            <text:p>1</text:p>
          </table:table-cell>
          <table:table-cell table:number-columns-repeated="3" table:style-name="ce1520" office:value-type="float" office:value="1" calcext:value-type="float">
            <text:p>1</text:p>
          </table:table-cell>
          <table:table-cell table:number-columns-repeated="3" table:style-name="ce1520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/>
          <table:table-cell table:formula="of:=CONCATENATE(&quot;0b&quot;;[.B281];[.C281];[.D281];[.E281];[.F281];[.G281];[.H281];[.I281];&quot;,0b&quot;;[.J281];[.K281];[.L281];[.M281];[.N281];[.O281];[.P281];[.Q281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281];[.C281];[.D281];[.E281];[.F281];[.G281];[.H281];[.I281] ); 2 ) &amp; &quot;,&quot; &amp; &quot;0x&quot; &amp; BIN2HEX( CONCATENATE( [.J281];[.K281];[.L281];[.M281];[.N281];[.O281];[.P281];[.Q281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style-name="ce141" office:value-type="float" office:value="0" calcext:value-type="float">
            <text:p>0</text:p>
          </table:table-cell>
          <table:table-cell table:number-columns-repeated="3"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823" office:value-type="float" office:value="1" calcext:value-type="float">
            <text:p>1</text:p>
          </table:table-cell>
          <table:table-cell table:style-name="ce992" office:value-type="float" office:value="1" calcext:value-type="float">
            <text:p>1</text:p>
          </table:table-cell>
          <table:table-cell table:style-name="ce1161" office:value-type="float" office:value="1" calcext:value-type="float">
            <text:p>1</text:p>
          </table:table-cell>
          <table:table-cell table:style-name="ce1347" office:value-type="float" office:value="1" calcext:value-type="float">
            <text:p>1</text:p>
          </table:table-cell>
          <table:table-cell table:number-columns-repeated="3" table:style-name="ce1521" office:value-type="float" office:value="1" calcext:value-type="float">
            <text:p>1</text:p>
          </table:table-cell>
          <table:table-cell table:number-columns-repeated="3" table:style-name="ce1521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/>
          <table:table-cell table:formula="of:=CONCATENATE(&quot;0b&quot;;[.B282];[.C282];[.D282];[.E282];[.F282];[.G282];[.H282];[.I282];&quot;,0b&quot;;[.J282];[.K282];[.L282];[.M282];[.N282];[.O282];[.P282];[.Q282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282];[.C282];[.D282];[.E282];[.F282];[.G282];[.H282];[.I282] ); 2 ) &amp; &quot;,&quot; &amp; &quot;0x&quot; &amp; BIN2HEX( CONCATENATE( [.J282];[.K282];[.L282];[.M282];[.N282];[.O282];[.P282];[.Q282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style-name="ce142" office:value-type="float" office:value="0" calcext:value-type="float">
            <text:p>0</text:p>
          </table:table-cell>
          <table:table-cell table:style-name="ce290" office:value-type="float" office:value="0" calcext:value-type="float">
            <text:p>0</text:p>
          </table:table-cell>
          <table:table-cell table:style-name="ce411" office:value-type="float" office:value="0" calcext:value-type="float">
            <text:p>0</text:p>
          </table:table-cell>
          <table:table-cell table:style-name="ce542" office:value-type="float" office:value="1" calcext:value-type="float">
            <text:p>1</text:p>
          </table:table-cell>
          <table:table-cell table:style-name="ce679" office:value-type="float" office:value="1" calcext:value-type="float">
            <text:p>1</text:p>
          </table:table-cell>
          <table:table-cell table:style-name="ce824" office:value-type="float" office:value="1" calcext:value-type="float">
            <text:p>1</text:p>
          </table:table-cell>
          <table:table-cell table:style-name="ce993" office:value-type="float" office:value="1" calcext:value-type="float">
            <text:p>1</text:p>
          </table:table-cell>
          <table:table-cell table:style-name="ce1162" office:value-type="float" office:value="1" calcext:value-type="float">
            <text:p>1</text:p>
          </table:table-cell>
          <table:table-cell table:style-name="ce1348" office:value-type="float" office:value="1" calcext:value-type="float">
            <text:p>1</text:p>
          </table:table-cell>
          <table:table-cell table:number-columns-repeated="4" table:style-name="ce1522" office:value-type="float" office:value="1" calcext:value-type="float">
            <text:p>1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/>
          <table:table-cell table:formula="of:=CONCATENATE(&quot;0b&quot;;[.B283];[.C283];[.D283];[.E283];[.F283];[.G283];[.H283];[.I283];&quot;,0b&quot;;[.J283];[.K283];[.L283];[.M283];[.N283];[.O283];[.P283];[.Q283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283];[.C283];[.D283];[.E283];[.F283];[.G283];[.H283];[.I283] ); 2 ) &amp; &quot;,&quot; &amp; &quot;0x&quot; &amp; BIN2HEX( CONCATENATE( [.J283];[.K283];[.L283];[.M283];[.N283];[.O283];[.P283];[.Q283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style-name="ce143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411" office:value-type="float" office:value="1" calcext:value-type="float">
            <text:p>1</text:p>
          </table:table-cell>
          <table:table-cell table:style-name="ce542" office:value-type="float" office:value="1" calcext:value-type="float">
            <text:p>1</text:p>
          </table:table-cell>
          <table:table-cell table:style-name="ce680" office:value-type="float" office:value="1" calcext:value-type="float">
            <text:p>1</text:p>
          </table:table-cell>
          <table:table-cell table:style-name="ce825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3" table:style-name="ce1163" office:value-type="float" office:value="0" calcext:value-type="float">
            <text:p>0</text:p>
          </table:table-cell>
          <table:table-cell table:number-columns-repeated="4" table:style-name="ce1163" office:value-type="float" office:value="1" calcext:value-type="float">
            <text:p>1</text:p>
          </table:table-cell>
          <table:table-cell table:style-name="ce116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/>
          <table:table-cell table:formula="of:=CONCATENATE(&quot;0b&quot;;[.B284];[.C284];[.D284];[.E284];[.F284];[.G284];[.H284];[.I284];&quot;,0b&quot;;[.J284];[.K284];[.L284];[.M284];[.N284];[.O284];[.P284];[.Q284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84];[.C284];[.D284];[.E284];[.F284];[.G284];[.H284];[.I284] ); 2 ) &amp; &quot;,&quot; &amp; &quot;0x&quot; &amp; BIN2HEX( CONCATENATE( [.J284];[.K284];[.L284];[.M284];[.N284];[.O284];[.P284];[.Q284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411" office:value-type="float" office:value="1" calcext:value-type="float">
            <text:p>1</text:p>
          </table:table-cell>
          <table:table-cell table:style-name="ce543" office:value-type="float" office:value="1" calcext:value-type="float">
            <text:p>1</text:p>
          </table:table-cell>
          <table:table-cell table:style-name="ce681" office:value-type="float" office:value="1" calcext:value-type="float">
            <text:p>1</text:p>
          </table:table-cell>
          <table:table-cell table:style-name="ce826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3" table:style-name="ce1164" office:value-type="float" office:value="0" calcext:value-type="float">
            <text:p>0</text:p>
          </table:table-cell>
          <table:table-cell table:style-name="ce1715" office:value-type="float" office:value="1" calcext:value-type="float">
            <text:p>1</text:p>
          </table:table-cell>
          <table:table-cell table:style-name="ce1849" office:value-type="float" office:value="1" calcext:value-type="float">
            <text:p>1</text:p>
          </table:table-cell>
          <table:table-cell table:style-name="ce1961" office:value-type="float" office:value="1" calcext:value-type="float">
            <text:p>1</text:p>
          </table:table-cell>
          <table:table-cell table:style-name="ce2070" office:value-type="float" office:value="1" calcext:value-type="float">
            <text:p>1</text:p>
          </table:table-cell>
          <table:table-cell table:style-name="ce1164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/>
          <table:table-cell table:formula="of:=CONCATENATE(&quot;0b&quot;;[.B285];[.C285];[.D285];[.E285];[.F285];[.G285];[.H285];[.I285];&quot;,0b&quot;;[.J285];[.K285];[.L285];[.M285];[.N285];[.O285];[.P285];[.Q285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85];[.C285];[.D285];[.E285];[.F285];[.G285];[.H285];[.I285] ); 2 ) &amp; &quot;,&quot; &amp; &quot;0x&quot; &amp; BIN2HEX( CONCATENATE( [.J285];[.K285];[.L285];[.M285];[.N285];[.O285];[.P285];[.Q285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412" office:value-type="float" office:value="1" calcext:value-type="float">
            <text:p>1</text:p>
          </table:table-cell>
          <table:table-cell table:style-name="ce544" office:value-type="float" office:value="1" calcext:value-type="float">
            <text:p>1</text:p>
          </table:table-cell>
          <table:table-cell table:style-name="ce682" office:value-type="float" office:value="1" calcext:value-type="float">
            <text:p>1</text:p>
          </table:table-cell>
          <table:table-cell table:style-name="ce827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3" table:style-name="ce1165" office:value-type="float" office:value="0" calcext:value-type="float">
            <text:p>0</text:p>
          </table:table-cell>
          <table:table-cell table:style-name="ce1716" office:value-type="float" office:value="1" calcext:value-type="float">
            <text:p>1</text:p>
          </table:table-cell>
          <table:table-cell table:style-name="ce1850" office:value-type="float" office:value="1" calcext:value-type="float">
            <text:p>1</text:p>
          </table:table-cell>
          <table:table-cell table:style-name="ce1962" office:value-type="float" office:value="1" calcext:value-type="float">
            <text:p>1</text:p>
          </table:table-cell>
          <table:table-cell table:style-name="ce2071" office:value-type="float" office:value="1" calcext:value-type="float">
            <text:p>1</text:p>
          </table:table-cell>
          <table:table-cell table:style-name="ce1165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/>
          <table:table-cell table:formula="of:=CONCATENATE(&quot;0b&quot;;[.B286];[.C286];[.D286];[.E286];[.F286];[.G286];[.H286];[.I286];&quot;,0b&quot;;[.J286];[.K286];[.L286];[.M286];[.N286];[.O286];[.P286];[.Q286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86];[.C286];[.D286];[.E286];[.F286];[.G286];[.H286];[.I286] ); 2 ) &amp; &quot;,&quot; &amp; &quot;0x&quot; &amp; BIN2HEX( CONCATENATE( [.J286];[.K286];[.L286];[.M286];[.N286];[.O286];[.P286];[.Q286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46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413" office:value-type="float" office:value="1" calcext:value-type="float">
            <text:p>1</text:p>
          </table:table-cell>
          <table:table-cell table:style-name="ce545" office:value-type="float" office:value="1" calcext:value-type="float">
            <text:p>1</text:p>
          </table:table-cell>
          <table:table-cell table:style-name="ce683" office:value-type="float" office:value="1" calcext:value-type="float">
            <text:p>1</text:p>
          </table:table-cell>
          <table:table-cell table:style-name="ce828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851" office:value-type="float" office:value="1" calcext:value-type="float">
            <text:p>1</text:p>
          </table:table-cell>
          <table:table-cell table:style-name="ce1963" office:value-type="float" office:value="1" calcext:value-type="float">
            <text:p>1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/>
          <table:table-cell table:formula="of:=CONCATENATE(&quot;0b&quot;;[.B287];[.C287];[.D287];[.E287];[.F287];[.G287];[.H287];[.I287];&quot;,0b&quot;;[.J287];[.K287];[.L287];[.M287];[.N287];[.O287];[.P287];[.Q287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87];[.C287];[.D287];[.E287];[.F287];[.G287];[.H287];[.I287] ); 2 ) &amp; &quot;,&quot; &amp; &quot;0x&quot; &amp; BIN2HEX( CONCATENATE( [.J287];[.K287];[.L287];[.M287];[.N287];[.O287];[.P287];[.Q287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684" office:value-type="float" office:value="1" calcext:value-type="float">
            <text:p>1</text:p>
          </table:table-cell>
          <table:table-cell table:style-name="ce829" office:value-type="float" office:value="1" calcext:value-type="float">
            <text:p>1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852" office:value-type="float" office:value="1" calcext:value-type="float">
            <text:p>1</text:p>
          </table:table-cell>
          <table:table-cell table:style-name="ce1964" office:value-type="float" office:value="1" calcext:value-type="float">
            <text:p>1</text:p>
          </table:table-cell>
          <table:table-cell table:style-name="ce2073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/>
          <table:table-cell table:formula="of:=CONCATENATE(&quot;0b&quot;;[.B288];[.C288];[.D288];[.E288];[.F288];[.G288];[.H288];[.I288];&quot;,0b&quot;;[.J288];[.K288];[.L288];[.M288];[.N288];[.O288];[.P288];[.Q288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88];[.C288];[.D288];[.E288];[.F288];[.G288];[.H288];[.I288] ); 2 ) &amp; &quot;,&quot; &amp; &quot;0x&quot; &amp; BIN2HEX( CONCATENATE( [.J288];[.K288];[.L288];[.M288];[.N288];[.O288];[.P288];[.Q288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48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547" office:value-type="float" office:value="1" calcext:value-type="float">
            <text:p>1</text:p>
          </table:table-cell>
          <table:table-cell table:style-name="ce685" office:value-type="float" office:value="1" calcext:value-type="float">
            <text:p>1</text:p>
          </table:table-cell>
          <table:table-cell table:style-name="ce830" office:value-type="float" office:value="1" calcext:value-type="float">
            <text:p>1</text:p>
          </table:table-cell>
          <table:table-cell table:number-columns-repeated="4" table:style-name="ce994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853" office:value-type="float" office:value="1" calcext:value-type="float">
            <text:p>1</text:p>
          </table:table-cell>
          <table:table-cell table:style-name="ce1965" office:value-type="float" office:value="1" calcext:value-type="float">
            <text:p>1</text:p>
          </table:table-cell>
          <table:table-cell table:style-name="ce2074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/>
          <table:table-cell table:formula="of:=CONCATENATE(&quot;0b&quot;;[.B289];[.C289];[.D289];[.E289];[.F289];[.G289];[.H289];[.I289];&quot;,0b&quot;;[.J289];[.K289];[.L289];[.M289];[.N289];[.O289];[.P289];[.Q289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289];[.C289];[.D289];[.E289];[.F289];[.G289];[.H289];[.I289] ); 2 ) &amp; &quot;,&quot; &amp; &quot;0x&quot; &amp; BIN2HEX( CONCATENATE( [.J289];[.K289];[.L289];[.M289];[.N289];[.O289];[.P289];[.Q289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49" office:value-type="float" office:value="0" calcext:value-type="float">
            <text:p>0</text:p>
          </table:table-cell>
          <table:table-cell table:style-name="ce416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686" office:value-type="float" office:value="1" calcext:value-type="float">
            <text:p>1</text:p>
          </table:table-cell>
          <table:table-cell table:style-name="ce831" office:value-type="float" office:value="1" calcext:value-type="float">
            <text:p>1</text:p>
          </table:table-cell>
          <table:table-cell table:style-name="ce995" office:value-type="float" office:value="1" calcext:value-type="float">
            <text:p>1</text:p>
          </table:table-cell>
          <table:table-cell table:style-name="ce1166" office:value-type="float" office:value="1" calcext:value-type="float">
            <text:p>1</text:p>
          </table:table-cell>
          <table:table-cell table:style-name="ce1349" office:value-type="float" office:value="1" calcext:value-type="float">
            <text:p>1</text:p>
          </table:table-cell>
          <table:table-cell table:style-name="ce1523" office:value-type="float" office:value="1" calcext:value-type="float">
            <text:p>1</text:p>
          </table:table-cell>
          <table:table-cell table:style-name="ce1720" office:value-type="float" office:value="1" calcext:value-type="float">
            <text:p>1</text:p>
          </table:table-cell>
          <table:table-cell table:style-name="ce1854" office:value-type="float" office:value="1" calcext:value-type="float">
            <text:p>1</text:p>
          </table:table-cell>
          <table:table-cell table:style-name="ce1966" office:value-type="float" office:value="1" calcext:value-type="float">
            <text:p>1</text:p>
          </table:table-cell>
          <table:table-cell table:style-name="ce2075" office:value-type="float" office:value="1" calcext:value-type="float">
            <text:p>1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/>
          <table:table-cell table:formula="of:=CONCATENATE(&quot;0b&quot;;[.B290];[.C290];[.D290];[.E290];[.F290];[.G290];[.H290];[.I290];&quot;,0b&quot;;[.J290];[.K290];[.L290];[.M290];[.N290];[.O290];[.P290];[.Q290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90];[.C290];[.D290];[.E290];[.F290];[.G290];[.H290];[.I290] ); 2 ) &amp; &quot;,&quot; &amp; &quot;0x&quot; &amp; BIN2HEX( CONCATENATE( [.J290];[.K290];[.L290];[.M290];[.N290];[.O290];[.P290];[.Q290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50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549" office:value-type="float" office:value="1" calcext:value-type="float">
            <text:p>1</text:p>
          </table:table-cell>
          <table:table-cell table:style-name="ce687" office:value-type="float" office:value="1" calcext:value-type="float">
            <text:p>1</text:p>
          </table:table-cell>
          <table:table-cell table:style-name="ce832" office:value-type="float" office:value="1" calcext:value-type="float">
            <text:p>1</text:p>
          </table:table-cell>
          <table:table-cell table:style-name="ce996" office:value-type="float" office:value="1" calcext:value-type="float">
            <text:p>1</text:p>
          </table:table-cell>
          <table:table-cell table:style-name="ce1167" office:value-type="float" office:value="1" calcext:value-type="float">
            <text:p>1</text:p>
          </table:table-cell>
          <table:table-cell table:style-name="ce1350" office:value-type="float" office:value="1" calcext:value-type="float">
            <text:p>1</text:p>
          </table:table-cell>
          <table:table-cell table:style-name="ce1524" office:value-type="float" office:value="1" calcext:value-type="float">
            <text:p>1</text:p>
          </table:table-cell>
          <table:table-cell table:style-name="ce1721" office:value-type="float" office:value="1" calcext:value-type="float">
            <text:p>1</text:p>
          </table:table-cell>
          <table:table-cell table:style-name="ce1855" office:value-type="float" office:value="1" calcext:value-type="float">
            <text:p>1</text:p>
          </table:table-cell>
          <table:table-cell table:style-name="ce1967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/>
          <table:table-cell table:formula="of:=CONCATENATE(&quot;0b&quot;;[.B291];[.C291];[.D291];[.E291];[.F291];[.G291];[.H291];[.I291];&quot;,0b&quot;;[.J291];[.K291];[.L291];[.M291];[.N291];[.O291];[.P291];[.Q291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291];[.C291];[.D291];[.E291];[.F291];[.G291];[.H291];[.I291] ); 2 ) &amp; &quot;,&quot; &amp; &quot;0x&quot; &amp; BIN2HEX( CONCATENATE( [.J291];[.K291];[.L291];[.M291];[.N291];[.O291];[.P291];[.Q291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688" office:value-type="float" office:value="1" calcext:value-type="float">
            <text:p>1</text:p>
          </table:table-cell>
          <table:table-cell table:style-name="ce833" office:value-type="float" office:value="1" calcext:value-type="float">
            <text:p>1</text:p>
          </table:table-cell>
          <table:table-cell table:style-name="ce997" office:value-type="float" office:value="1" calcext:value-type="float">
            <text:p>1</text:p>
          </table:table-cell>
          <table:table-cell table:style-name="ce1168" office:value-type="float" office:value="1" calcext:value-type="float">
            <text:p>1</text:p>
          </table:table-cell>
          <table:table-cell table:style-name="ce1351" office:value-type="float" office:value="1" calcext:value-type="float">
            <text:p>1</text:p>
          </table:table-cell>
          <table:table-cell table:style-name="ce1525" office:value-type="float" office:value="1" calcext:value-type="float">
            <text:p>1</text:p>
          </table:table-cell>
          <table:table-cell table:style-name="ce1722" office:value-type="float" office:value="1" calcext:value-type="float">
            <text:p>1</text:p>
          </table:table-cell>
          <table:table-cell table:style-name="ce1856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/>
          <table:table-cell table:formula="of:=CONCATENATE(&quot;0b&quot;;[.B292];[.C292];[.D292];[.E292];[.F292];[.G292];[.H292];[.I292];&quot;,0b&quot;;[.J292];[.K292];[.L292];[.M292];[.N292];[.O292];[.P292];[.Q292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292];[.C292];[.D292];[.E292];[.F292];[.G292];[.H292];[.I292] ); 2 ) &amp; &quot;,&quot; &amp; &quot;0x&quot; &amp; BIN2HEX( CONCATENATE( [.J292];[.K292];[.L292];[.M292];[.N292];[.O292];[.P292];[.Q292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834" office:value-type="float" office:value="1" calcext:value-type="float">
            <text:p>1</text:p>
          </table:table-cell>
          <table:table-cell table:style-name="ce998" office:value-type="float" office:value="1" calcext:value-type="float">
            <text:p>1</text:p>
          </table:table-cell>
          <table:table-cell table:style-name="ce1169" office:value-type="float" office:value="1" calcext:value-type="float">
            <text:p>1</text:p>
          </table:table-cell>
          <table:table-cell table:style-name="ce1352" office:value-type="float" office:value="1" calcext:value-type="float">
            <text:p>1</text:p>
          </table:table-cell>
          <table:table-cell table:style-name="ce1526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/>
          <table:table-cell table:formula="of:=CONCATENATE(&quot;0b&quot;;[.B293];[.C293];[.D293];[.E293];[.F293];[.G293];[.H293];[.I293];&quot;,0b&quot;;[.J293];[.K293];[.L293];[.M293];[.N293];[.O293];[.P293];[.Q293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293];[.C293];[.D293];[.E293];[.F293];[.G293];[.H293];[.I293] ); 2 ) &amp; &quot;,&quot; &amp; &quot;0x&quot; &amp; BIN2HEX( CONCATENATE( [.J293];[.K293];[.L293];[.M293];[.N293];[.O293];[.P293];[.Q293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53" office:value-type="float" office:value="0" calcext:value-type="float">
            <text:p>0</text:p>
          </table:table-cell>
          <table:table-cell/>
          <table:table-cell table:formula="of:=CONCATENATE(&quot;0b&quot;;[.B294];[.C294];[.D294];[.E294];[.F294];[.G294];[.H294];[.I294];&quot;,0b&quot;;[.J294];[.K294];[.L294];[.M294];[.N294];[.O294];[.P294];[.Q294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94];[.C294];[.D294];[.E294];[.F294];[.G294];[.H294];[.I294] ); 2 ) &amp; &quot;,&quot; &amp; &quot;0x&quot; &amp; BIN2HEX( CONCATENATE( [.J294];[.K294];[.L294];[.M294];[.N294];[.O294];[.P294];[.Q29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54" office:value-type="float" office:value="0" calcext:value-type="float">
            <text:p>0</text:p>
          </table:table-cell>
          <table:table-cell/>
          <table:table-cell table:formula="of:=CONCATENATE(&quot;0b&quot;;[.B295];[.C295];[.D295];[.E295];[.F295];[.G295];[.H295];[.I295];&quot;,0b&quot;;[.J295];[.K295];[.L295];[.M295];[.N295];[.O295];[.P295];[.Q295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95];[.C295];[.D295];[.E295];[.F295];[.G295];[.H295];[.I295] ); 2 ) &amp; &quot;,&quot; &amp; &quot;0x&quot; &amp; BIN2HEX( CONCATENATE( [.J295];[.K295];[.L295];[.M295];[.N295];[.O295];[.P295];[.Q29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55" office:value-type="float" office:value="0" calcext:value-type="float">
            <text:p>0</text:p>
          </table:table-cell>
          <table:table-cell/>
          <table:table-cell table:formula="of:=CONCATENATE(&quot;0b&quot;;[.B296];[.C296];[.D296];[.E296];[.F296];[.G296];[.H296];[.I296];&quot;,0b&quot;;[.J296];[.K296];[.L296];[.M296];[.N296];[.O296];[.P296];[.Q296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296];[.C296];[.D296];[.E296];[.F296];[.G296];[.H296];[.I296] ); 2 ) &amp; &quot;,&quot; &amp; &quot;0x&quot; &amp; BIN2HEX( CONCATENATE( [.J296];[.K296];[.L296];[.M296];[.N296];[.O296];[.P296];[.Q29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56" office:value-type="float" office:value="0" calcext:value-type="float">
            <text:p>0</text:p>
          </table:table-cell>
          <table:table-cell/>
          <table:table-cell table:formula="of:=CONCATENATE(&quot;0b&quot;;[.B297];[.C297];[.D297];[.E297];[.F297];[.G297];[.H297];[.I297];&quot;,0b&quot;;[.J297];[.K297];[.L297];[.M297];[.N297];[.O297];[.P297];[.Q297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297];[.C297];[.D297];[.E297];[.F297];[.G297];[.H297];[.I297] ); 2 ) &amp; &quot;,&quot; &amp; &quot;0x&quot; &amp; BIN2HEX( CONCATENATE( [.J297];[.K297];[.L297];[.M297];[.N297];[.O297];[.P297];[.Q297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table:style-name="ce157" office:value-type="float" office:value="0" calcext:value-type="float">
            <text:p>0</text:p>
          </table:table-cell>
          <table:table-cell/>
          <table:table-cell table:formula="of:=CONCATENATE(&quot;{ 0b&quot;;[.B299];[.C299];[.D299];[.E299];[.F299];[.G299];[.H299];[.I299];&quot;,0b&quot;;[.J299];[.K299];[.L299];[.M299];[.N299];[.O299];[.P299];[.Q299];&quot;,&quot;)" office:value-type="string" office:string-value="{ 0b00000000,0b00000000," calcext:value-type="string">
            <text:p>{ 0b00000000,0b00000000,</text:p>
          </table:table-cell>
          <table:table-cell/>
          <table:table-cell table:formula="of:=&quot;{ 0x&quot; &amp; BIN2HEX( CONCATENATE( [.B299];[.C299];[.D299];[.E299];[.F299];[.G299];[.H299];[.I299] ); 2 ) &amp; &quot;,&quot; &amp; &quot;0x&quot; &amp; BIN2HEX( CONCATENATE( [.J299];[.K299];[.L299];[.M299];[.N299];[.O299];[.P299];[.Q299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57" office:value-type="float" office:value="0" calcext:value-type="float">
            <text:p>0</text:p>
          </table:table-cell>
          <table:table-cell/>
          <table:table-cell table:formula="of:=CONCATENATE(&quot;0b&quot;;[.B300];[.C300];[.D300];[.E300];[.F300];[.G300];[.H300];[.I300];&quot;,0b&quot;;[.J300];[.K300];[.L300];[.M300];[.N300];[.O300];[.P300];[.Q300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00];[.C300];[.D300];[.E300];[.F300];[.G300];[.H300];[.I300] ); 2 ) &amp; &quot;,&quot; &amp; &quot;0x&quot; &amp; BIN2HEX( CONCATENATE( [.J300];[.K300];[.L300];[.M300];[.N300];[.O300];[.P300];[.Q30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57" office:value-type="float" office:value="0" calcext:value-type="float">
            <text:p>0</text:p>
          </table:table-cell>
          <table:table-cell/>
          <table:table-cell table:formula="of:=CONCATENATE(&quot;0b&quot;;[.B301];[.C301];[.D301];[.E301];[.F301];[.G301];[.H301];[.I301];&quot;,0b&quot;;[.J301];[.K301];[.L301];[.M301];[.N301];[.O301];[.P301];[.Q301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01];[.C301];[.D301];[.E301];[.F301];[.G301];[.H301];[.I301] ); 2 ) &amp; &quot;,&quot; &amp; &quot;0x&quot; &amp; BIN2HEX( CONCATENATE( [.J301];[.K301];[.L301];[.M301];[.N301];[.O301];[.P301];[.Q30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14" table:style-name="ce157" office:value-type="float" office:value="0" calcext:value-type="float">
            <text:p>0</text:p>
          </table:table-cell>
          <table:table-cell/>
          <table:table-cell table:formula="of:=CONCATENATE(&quot;0b&quot;;[.B302];[.C302];[.D302];[.E302];[.F302];[.G302];[.H302];[.I302];&quot;,0b&quot;;[.J302];[.K302];[.L302];[.M302];[.N302];[.O302];[.P302];[.Q302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02];[.C302];[.D302];[.E302];[.F302];[.G302];[.H302];[.I302] ); 2 ) &amp; &quot;,&quot; &amp; &quot;0x&quot; &amp; BIN2HEX( CONCATENATE( [.J302];[.K302];[.L302];[.M302];[.N302];[.O302];[.P302];[.Q30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550" office:value-type="float" office:value="0" calcext:value-type="float">
            <text:p>0</text:p>
          </table:table-cell>
          <table:table-cell table:style-name="ce689" office:value-type="float" office:value="1" calcext:value-type="float">
            <text:p>1</text:p>
          </table:table-cell>
          <table:table-cell table:style-name="ce835" office:value-type="float" office:value="1" calcext:value-type="float">
            <text:p>1</text:p>
          </table:table-cell>
          <table:table-cell table:style-name="ce999" office:value-type="float" office:value="1" calcext:value-type="float">
            <text:p>1</text:p>
          </table:table-cell>
          <table:table-cell table:style-name="ce1170" office:value-type="float" office:value="1" calcext:value-type="float">
            <text:p>1</text:p>
          </table:table-cell>
          <table:table-cell table:style-name="ce1353" office:value-type="float" office:value="1" calcext:value-type="float">
            <text:p>1</text:p>
          </table:table-cell>
          <table:table-cell table:style-name="ce1527" office:value-type="float" office:value="1" calcext:value-type="float">
            <text:p>1</text:p>
          </table:table-cell>
          <table:table-cell table:style-name="ce1724" office:value-type="float" office:value="1" calcext:value-type="float">
            <text:p>1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0" calcext:value-type="float">
            <text:p>0</text:p>
          </table:table-cell>
          <table:table-cell table:style-name="ce2076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/>
          <table:table-cell table:formula="of:=CONCATENATE(&quot;0b&quot;;[.B303];[.C303];[.D303];[.E303];[.F303];[.G303];[.H303];[.I303];&quot;,0b&quot;;[.J303];[.K303];[.L303];[.M303];[.N303];[.O303];[.P303];[.Q303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303];[.C303];[.D303];[.E303];[.F303];[.G303];[.H303];[.I303] ); 2 ) &amp; &quot;,&quot; &amp; &quot;0x&quot; &amp; BIN2HEX( CONCATENATE( [.J303];[.K303];[.L303];[.M303];[.N303];[.O303];[.P303];[.Q303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550" office:value-type="float" office:value="1" calcext:value-type="float">
            <text:p>1</text:p>
          </table:table-cell>
          <table:table-cell table:style-name="ce690" office:value-type="float" office:value="1" calcext:value-type="float">
            <text:p>1</text:p>
          </table:table-cell>
          <table:table-cell table:style-name="ce836" office:value-type="float" office:value="1" calcext:value-type="float">
            <text:p>1</text:p>
          </table:table-cell>
          <table:table-cell table:style-name="ce1000" office:value-type="float" office:value="1" calcext:value-type="float">
            <text:p>1</text:p>
          </table:table-cell>
          <table:table-cell table:style-name="ce1171" office:value-type="float" office:value="1" calcext:value-type="float">
            <text:p>1</text:p>
          </table:table-cell>
          <table:table-cell table:style-name="ce1354" office:value-type="float" office:value="1" calcext:value-type="float">
            <text:p>1</text:p>
          </table:table-cell>
          <table:table-cell table:style-name="ce1528" office:value-type="float" office:value="1" calcext:value-type="float">
            <text:p>1</text:p>
          </table:table-cell>
          <table:table-cell table:style-name="ce1725" office:value-type="float" office:value="1" calcext:value-type="float">
            <text:p>1</text:p>
          </table:table-cell>
          <table:table-cell table:style-name="ce1858" office:value-type="float" office:value="1" calcext:value-type="float">
            <text:p>1</text:p>
          </table:table-cell>
          <table:table-cell table:style-name="ce1727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133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04];[.C304];[.D304];[.E304];[.F304];[.G304];[.H304];[.I304];&quot;,0b&quot;;[.J304];[.K304];[.L304];[.M304];[.N304];[.O304];[.P304];[.Q304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304];[.C304];[.D304];[.E304];[.F304];[.G304];[.H304];[.I304] ); 2 ) &amp; &quot;,&quot; &amp; &quot;0x&quot; &amp; BIN2HEX( CONCATENATE( [.J304];[.K304];[.L304];[.M304];[.N304];[.O304];[.P304];[.Q304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551" office:value-type="float" office:value="1" calcext:value-type="float">
            <text:p>1</text:p>
          </table:table-cell>
          <table:table-cell table:style-name="ce691" office:value-type="float" office:value="1" calcext:value-type="float">
            <text:p>1</text:p>
          </table:table-cell>
          <table:table-cell table:style-name="ce837" office:value-type="float" office:value="1" calcext:value-type="float">
            <text:p>1</text:p>
          </table:table-cell>
          <table:table-cell table:style-name="ce1001" office:value-type="float" office:value="1" calcext:value-type="float">
            <text:p>1</text:p>
          </table:table-cell>
          <table:table-cell table:style-name="ce1172" office:value-type="float" office:value="1" calcext:value-type="float">
            <text:p>1</text:p>
          </table:table-cell>
          <table:table-cell table:style-name="ce1355" office:value-type="float" office:value="1" calcext:value-type="float">
            <text:p>1</text:p>
          </table:table-cell>
          <table:table-cell table:style-name="ce1529" office:value-type="float" office:value="1" calcext:value-type="float">
            <text:p>1</text:p>
          </table:table-cell>
          <table:table-cell table:style-name="ce1726" office:value-type="float" office:value="1" calcext:value-type="float">
            <text:p>1</text:p>
          </table:table-cell>
          <table:table-cell table:style-name="ce1727" office:value-type="float" office:value="1" calcext:value-type="float">
            <text:p>1</text:p>
          </table:table-cell>
          <table:table-cell table:style-name="ce1968" office:value-type="float" office:value="1" calcext:value-type="float">
            <text:p>1</text:p>
          </table:table-cell>
          <table:table-cell table:style-name="ce2077" office:value-type="float" office:value="1" calcext:value-type="float">
            <text:p>1</text:p>
          </table:table-cell>
          <table:table-cell table:style-name="ce2133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05];[.C305];[.D305];[.E305];[.F305];[.G305];[.H305];[.I305];&quot;,0b&quot;;[.J305];[.K305];[.L305];[.M305];[.N305];[.O305];[.P305];[.Q305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305];[.C305];[.D305];[.E305];[.F305];[.G305];[.H305];[.I305] ); 2 ) &amp; &quot;,&quot; &amp; &quot;0x&quot; &amp; BIN2HEX( CONCATENATE( [.J305];[.K305];[.L305];[.M305];[.N305];[.O305];[.P305];[.Q305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552" office:value-type="float" office:value="1" calcext:value-type="float">
            <text:p>1</text:p>
          </table:table-cell>
          <table:table-cell table:style-name="ce692" office:value-type="float" office:value="1" calcext:value-type="float">
            <text:p>1</text:p>
          </table:table-cell>
          <table:table-cell table:style-name="ce838" office:value-type="float" office:value="1" calcext:value-type="float">
            <text:p>1</text:p>
          </table:table-cell>
          <table:table-cell table:style-name="ce1002" office:value-type="float" office:value="1" calcext:value-type="float">
            <text:p>1</text:p>
          </table:table-cell>
          <table:table-cell table:style-name="ce1173" office:value-type="float" office:value="1" calcext:value-type="float">
            <text:p>1</text:p>
          </table:table-cell>
          <table:table-cell table:style-name="ce1356" office:value-type="float" office:value="1" calcext:value-type="float">
            <text:p>1</text:p>
          </table:table-cell>
          <table:table-cell table:style-name="ce1530" office:value-type="float" office:value="1" calcext:value-type="float">
            <text:p>1</text:p>
          </table:table-cell>
          <table:table-cell table:number-columns-repeated="3" table:style-name="ce1727" office:value-type="float" office:value="1" calcext:value-type="float">
            <text:p>1</text:p>
          </table:table-cell>
          <table:table-cell table:style-name="ce2078" office:value-type="float" office:value="1" calcext:value-type="float">
            <text:p>1</text:p>
          </table:table-cell>
          <table:table-cell table:style-name="ce2133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06];[.C306];[.D306];[.E306];[.F306];[.G306];[.H306];[.I306];&quot;,0b&quot;;[.J306];[.K306];[.L306];[.M306];[.N306];[.O306];[.P306];[.Q306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306];[.C306];[.D306];[.E306];[.F306];[.G306];[.H306];[.I306] ); 2 ) &amp; &quot;,&quot; &amp; &quot;0x&quot; &amp; BIN2HEX( CONCATENATE( [.J306];[.K306];[.L306];[.M306];[.N306];[.O306];[.P306];[.Q306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553" office:value-type="float" office:value="1" calcext:value-type="float">
            <text:p>1</text:p>
          </table:table-cell>
          <table:table-cell table:style-name="ce693" office:value-type="float" office:value="1" calcext:value-type="float">
            <text:p>1</text:p>
          </table:table-cell>
          <table:table-cell table:style-name="ce839" office:value-type="float" office:value="1" calcext:value-type="float">
            <text:p>1</text:p>
          </table:table-cell>
          <table:table-cell table:style-name="ce1003" office:value-type="float" office:value="0" calcext:value-type="float">
            <text:p>0</text:p>
          </table:table-cell>
          <table:table-cell table:style-name="ce1174" office:value-type="float" office:value="0" calcext:value-type="float">
            <text:p>0</text:p>
          </table:table-cell>
          <table:table-cell table:style-name="ce1357" office:value-type="float" office:value="0" calcext:value-type="float">
            <text:p>0</text:p>
          </table:table-cell>
          <table:table-cell table:style-name="ce1531" office:value-type="float" office:value="0" calcext:value-type="float">
            <text:p>0</text:p>
          </table:table-cell>
          <table:table-cell table:number-columns-repeated="3" table:style-name="ce1727" office:value-type="float" office:value="1" calcext:value-type="float">
            <text:p>1</text:p>
          </table:table-cell>
          <table:table-cell table:style-name="ce2077" office:value-type="float" office:value="1" calcext:value-type="float">
            <text:p>1</text:p>
          </table:table-cell>
          <table:table-cell table:style-name="ce2133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07];[.C307];[.D307];[.E307];[.F307];[.G307];[.H307];[.I307];&quot;,0b&quot;;[.J307];[.K307];[.L307];[.M307];[.N307];[.O307];[.P307];[.Q307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307];[.C307];[.D307];[.E307];[.F307];[.G307];[.H307];[.I307] ); 2 ) &amp; &quot;,&quot; &amp; &quot;0x&quot; &amp; BIN2HEX( CONCATENATE( [.J307];[.K307];[.L307];[.M307];[.N307];[.O307];[.P307];[.Q307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554" office:value-type="float" office:value="1" calcext:value-type="float">
            <text:p>1</text:p>
          </table:table-cell>
          <table:table-cell table:style-name="ce694" office:value-type="float" office:value="1" calcext:value-type="float">
            <text:p>1</text:p>
          </table:table-cell>
          <table:table-cell table:style-name="ce840" office:value-type="float" office:value="1" calcext:value-type="float">
            <text:p>1</text:p>
          </table:table-cell>
          <table:table-cell table:style-name="ce1004" office:value-type="float" office:value="0" calcext:value-type="float">
            <text:p>0</text:p>
          </table:table-cell>
          <table:table-cell table:style-name="ce1175" office:value-type="float" office:value="0" calcext:value-type="float">
            <text:p>0</text:p>
          </table:table-cell>
          <table:table-cell table:style-name="ce1358" office:value-type="float" office:value="0" calcext:value-type="float">
            <text:p>0</text:p>
          </table:table-cell>
          <table:table-cell table:style-name="ce1532" office:value-type="float" office:value="0" calcext:value-type="float">
            <text:p>0</text:p>
          </table:table-cell>
          <table:table-cell table:style-name="ce1728" office:value-type="float" office:value="1" calcext:value-type="float">
            <text:p>1</text:p>
          </table:table-cell>
          <table:table-cell table:style-name="ce1859" office:value-type="float" office:value="1" calcext:value-type="float">
            <text:p>1</text:p>
          </table:table-cell>
          <table:table-cell table:style-name="ce1969" office:value-type="float" office:value="1" calcext:value-type="float">
            <text:p>1</text:p>
          </table:table-cell>
          <table:table-cell table:style-name="ce2079" office:value-type="float" office:value="1" calcext:value-type="float">
            <text:p>1</text:p>
          </table:table-cell>
          <table:table-cell table:style-name="ce2133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08];[.C308];[.D308];[.E308];[.F308];[.G308];[.H308];[.I308];&quot;,0b&quot;;[.J308];[.K308];[.L308];[.M308];[.N308];[.O308];[.P308];[.Q308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308];[.C308];[.D308];[.E308];[.F308];[.G308];[.H308];[.I308] ); 2 ) &amp; &quot;,&quot; &amp; &quot;0x&quot; &amp; BIN2HEX( CONCATENATE( [.J308];[.K308];[.L308];[.M308];[.N308];[.O308];[.P308];[.Q308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301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style-name="ce555" office:value-type="float" office:value="1" calcext:value-type="float">
            <text:p>1</text:p>
          </table:table-cell>
          <table:table-cell table:style-name="ce695" office:value-type="float" office:value="1" calcext:value-type="float">
            <text:p>1</text:p>
          </table:table-cell>
          <table:table-cell table:style-name="ce841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1359" office:value-type="float" office:value="0" calcext:value-type="float">
            <text:p>0</text:p>
          </table:table-cell>
          <table:table-cell table:style-name="ce1533" office:value-type="float" office:value="0" calcext:value-type="float">
            <text:p>0</text:p>
          </table:table-cell>
          <table:table-cell table:style-name="ce1729" office:value-type="float" office:value="1" calcext:value-type="float">
            <text:p>1</text:p>
          </table:table-cell>
          <table:table-cell table:style-name="ce1860" office:value-type="float" office:value="1" calcext:value-type="float">
            <text:p>1</text:p>
          </table:table-cell>
          <table:table-cell table:style-name="ce1970" office:value-type="float" office:value="1" calcext:value-type="float">
            <text:p>1</text:p>
          </table:table-cell>
          <table:table-cell table:style-name="ce2080" office:value-type="float" office:value="1" calcext:value-type="float">
            <text:p>1</text:p>
          </table:table-cell>
          <table:table-cell table:style-name="ce2134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09];[.C309];[.D309];[.E309];[.F309];[.G309];[.H309];[.I309];&quot;,0b&quot;;[.J309];[.K309];[.L309];[.M309];[.N309];[.O309];[.P309];[.Q309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309];[.C309];[.D309];[.E309];[.F309];[.G309];[.H309];[.I309] ); 2 ) &amp; &quot;,&quot; &amp; &quot;0x&quot; &amp; BIN2HEX( CONCATENATE( [.J309];[.K309];[.L309];[.M309];[.N309];[.O309];[.P309];[.Q309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423" office:value-type="float" office:value="1" calcext:value-type="float">
            <text:p>1</text:p>
          </table:table-cell>
          <table:table-cell table:style-name="ce556" office:value-type="float" office:value="1" calcext:value-type="float">
            <text:p>1</text:p>
          </table:table-cell>
          <table:table-cell table:style-name="ce696" office:value-type="float" office:value="1" calcext:value-type="float">
            <text:p>1</text:p>
          </table:table-cell>
          <table:table-cell table:style-name="ce842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1177" office:value-type="float" office:value="0" calcext:value-type="float">
            <text:p>0</text:p>
          </table:table-cell>
          <table:table-cell table:style-name="ce1360" office:value-type="float" office:value="0" calcext:value-type="float">
            <text:p>0</text:p>
          </table:table-cell>
          <table:table-cell table:style-name="ce1534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61" office:value-type="float" office:value="1" calcext:value-type="float">
            <text:p>1</text:p>
          </table:table-cell>
          <table:table-cell table:style-name="ce1971" office:value-type="float" office:value="1" calcext:value-type="float">
            <text:p>1</text:p>
          </table:table-cell>
          <table:table-cell table:style-name="ce2081" office:value-type="float" office:value="1" calcext:value-type="float">
            <text:p>1</text:p>
          </table:table-cell>
          <table:table-cell table:style-name="ce2135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10];[.C310];[.D310];[.E310];[.F310];[.G310];[.H310];[.I310];&quot;,0b&quot;;[.J310];[.K310];[.L310];[.M310];[.N310];[.O310];[.P310];[.Q310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310];[.C310];[.D310];[.E310];[.F310];[.G310];[.H310];[.I310] ); 2 ) &amp; &quot;,&quot; &amp; &quot;0x&quot; &amp; BIN2HEX( CONCATENATE( [.J310];[.K310];[.L310];[.M310];[.N310];[.O310];[.P310];[.Q310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424" office:value-type="float" office:value="1" calcext:value-type="float">
            <text:p>1</text:p>
          </table:table-cell>
          <table:table-cell table:style-name="ce557" office:value-type="float" office:value="1" calcext:value-type="float">
            <text:p>1</text:p>
          </table:table-cell>
          <table:table-cell table:style-name="ce697" office:value-type="float" office:value="1" calcext:value-type="float">
            <text:p>1</text:p>
          </table:table-cell>
          <table:table-cell table:style-name="ce843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style-name="ce1535" office:value-type="float" office:value="0" calcext:value-type="float">
            <text:p>0</text:p>
          </table:table-cell>
          <table:table-cell table:style-name="ce1731" office:value-type="float" office:value="1" calcext:value-type="float">
            <text:p>1</text:p>
          </table:table-cell>
          <table:table-cell table:style-name="ce1862" office:value-type="float" office:value="1" calcext:value-type="float">
            <text:p>1</text:p>
          </table:table-cell>
          <table:table-cell table:style-name="ce1972" office:value-type="float" office:value="1" calcext:value-type="float">
            <text:p>1</text:p>
          </table:table-cell>
          <table:table-cell table:style-name="ce2082" office:value-type="float" office:value="1" calcext:value-type="float">
            <text:p>1</text:p>
          </table:table-cell>
          <table:table-cell table:style-name="ce2135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11];[.C311];[.D311];[.E311];[.F311];[.G311];[.H311];[.I311];&quot;,0b&quot;;[.J311];[.K311];[.L311];[.M311];[.N311];[.O311];[.P311];[.Q311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311];[.C311];[.D311];[.E311];[.F311];[.G311];[.H311];[.I311] ); 2 ) &amp; &quot;,&quot; &amp; &quot;0x&quot; &amp; BIN2HEX( CONCATENATE( [.J311];[.K311];[.L311];[.M311];[.N311];[.O311];[.P311];[.Q311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number-columns-repeated="2" table:style-name="ce304" office:value-type="float" office:value="1" calcext:value-type="float">
            <text:p>1</text:p>
          </table:table-cell>
          <table:table-cell table:style-name="ce698" office:value-type="float" office:value="1" calcext:value-type="float">
            <text:p>1</text:p>
          </table:table-cell>
          <table:table-cell table:style-name="ce844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number-columns-repeated="3" table:style-name="ce1179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63" office:value-type="float" office:value="1" calcext:value-type="float">
            <text:p>1</text:p>
          </table:table-cell>
          <table:table-cell table:style-name="ce1973" office:value-type="float" office:value="1" calcext:value-type="float">
            <text:p>1</text:p>
          </table:table-cell>
          <table:table-cell table:style-name="ce2083" office:value-type="float" office:value="1" calcext:value-type="float">
            <text:p>1</text:p>
          </table:table-cell>
          <table:table-cell table:style-name="ce1179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12];[.C312];[.D312];[.E312];[.F312];[.G312];[.H312];[.I312];&quot;,0b&quot;;[.J312];[.K312];[.L312];[.M312];[.N312];[.O312];[.P312];[.Q312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312];[.C312];[.D312];[.E312];[.F312];[.G312];[.H312];[.I312] ); 2 ) &amp; &quot;,&quot; &amp; &quot;0x&quot; &amp; BIN2HEX( CONCATENATE( [.J312];[.K312];[.L312];[.M312];[.N312];[.O312];[.P312];[.Q312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305" office:value-type="float" office:value="0" calcext:value-type="float">
            <text:p>0</text:p>
          </table:table-cell>
          <table:table-cell table:number-columns-repeated="3" table:style-name="ce305" office:value-type="float" office:value="1" calcext:value-type="float">
            <text:p>1</text:p>
          </table:table-cell>
          <table:table-cell table:style-name="ce845" office:value-type="float" office:value="1" calcext:value-type="float">
            <text:p>1</text:p>
          </table:table-cell>
          <table:table-cell table:style-name="ce1006" office:value-type="float" office:value="1" calcext:value-type="float">
            <text:p>1</text:p>
          </table:table-cell>
          <table:table-cell table:style-name="ce1180" office:value-type="float" office:value="1" calcext:value-type="float">
            <text:p>1</text:p>
          </table:table-cell>
          <table:table-cell table:style-name="ce1362" office:value-type="float" office:value="1" calcext:value-type="float">
            <text:p>1</text:p>
          </table:table-cell>
          <table:table-cell table:style-name="ce1536" office:value-type="float" office:value="1" calcext:value-type="float">
            <text:p>1</text:p>
          </table:table-cell>
          <table:table-cell table:style-name="ce1733" office:value-type="float" office:value="1" calcext:value-type="float">
            <text:p>1</text:p>
          </table:table-cell>
          <table:table-cell table:style-name="ce1864" office:value-type="float" office:value="1" calcext:value-type="float">
            <text:p>1</text:p>
          </table:table-cell>
          <table:table-cell table:style-name="ce1974" office:value-type="float" office:value="1" calcext:value-type="float">
            <text:p>1</text:p>
          </table:table-cell>
          <table:table-cell table:style-name="ce2084" office:value-type="float" office:value="1" calcext:value-type="float">
            <text:p>1</text:p>
          </table:table-cell>
          <table:table-cell table:style-name="ce153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/>
          <table:table-cell table:formula="of:=CONCATENATE(&quot;0b&quot;;[.B313];[.C313];[.D313];[.E313];[.F313];[.G313];[.H313];[.I313];&quot;,0b&quot;;[.J313];[.K313];[.L313];[.M313];[.N313];[.O313];[.P313];[.Q313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313];[.C313];[.D313];[.E313];[.F313];[.G313];[.H313];[.I313] ); 2 ) &amp; &quot;,&quot; &amp; &quot;0x&quot; &amp; BIN2HEX( CONCATENATE( [.J313];[.K313];[.L313];[.M313];[.N313];[.O313];[.P313];[.Q313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158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3" table:style-name="ce306" office:value-type="float" office:value="1" calcext:value-type="float">
            <text:p>1</text:p>
          </table:table-cell>
          <table:table-cell table:style-name="ce846" office:value-type="float" office:value="1" calcext:value-type="float">
            <text:p>1</text:p>
          </table:table-cell>
          <table:table-cell table:style-name="ce1007" office:value-type="float" office:value="1" calcext:value-type="float">
            <text:p>1</text:p>
          </table:table-cell>
          <table:table-cell table:style-name="ce1181" office:value-type="float" office:value="1" calcext:value-type="float">
            <text:p>1</text:p>
          </table:table-cell>
          <table:table-cell table:style-name="ce1363" office:value-type="float" office:value="1" calcext:value-type="float">
            <text:p>1</text:p>
          </table:table-cell>
          <table:table-cell table:style-name="ce1537" office:value-type="float" office:value="1" calcext:value-type="float">
            <text:p>1</text:p>
          </table:table-cell>
          <table:table-cell table:style-name="ce1734" office:value-type="float" office:value="1" calcext:value-type="float">
            <text:p>1</text:p>
          </table:table-cell>
          <table:table-cell table:style-name="ce1865" office:value-type="float" office:value="1" calcext:value-type="float">
            <text:p>1</text:p>
          </table:table-cell>
          <table:table-cell table:style-name="ce1975" office:value-type="float" office:value="1" calcext:value-type="float">
            <text:p>1</text:p>
          </table:table-cell>
          <table:table-cell table:style-name="ce2085" office:value-type="float" office:value="1" calcext:value-type="float">
            <text:p>1</text:p>
          </table:table-cell>
          <table:table-cell table:style-name="ce1537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/>
          <table:table-cell table:formula="of:=CONCATENATE(&quot;0b&quot;;[.B314];[.C314];[.D314];[.E314];[.F314];[.G314];[.H314];[.I314];&quot;,0b&quot;;[.J314];[.K314];[.L314];[.M314];[.N314];[.O314];[.P314];[.Q314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314];[.C314];[.D314];[.E314];[.F314];[.G314];[.H314];[.I314] ); 2 ) &amp; &quot;,&quot; &amp; &quot;0x&quot; &amp; BIN2HEX( CONCATENATE( [.J314];[.K314];[.L314];[.M314];[.N314];[.O314];[.P314];[.Q314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style-name="ce159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847" office:value-type="float" office:value="1" calcext:value-type="float">
            <text:p>1</text:p>
          </table:table-cell>
          <table:table-cell table:style-name="ce1008" office:value-type="float" office:value="1" calcext:value-type="float">
            <text:p>1</text:p>
          </table:table-cell>
          <table:table-cell table:style-name="ce1182" office:value-type="float" office:value="1" calcext:value-type="float">
            <text:p>1</text:p>
          </table:table-cell>
          <table:table-cell table:style-name="ce1364" office:value-type="float" office:value="1" calcext:value-type="float">
            <text:p>1</text:p>
          </table:table-cell>
          <table:table-cell table:style-name="ce1538" office:value-type="float" office:value="1" calcext:value-type="float">
            <text:p>1</text:p>
          </table:table-cell>
          <table:table-cell table:style-name="ce1735" office:value-type="float" office:value="1" calcext:value-type="float">
            <text:p>1</text:p>
          </table:table-cell>
          <table:table-cell table:style-name="ce1866" office:value-type="float" office:value="1" calcext:value-type="float">
            <text:p>1</text:p>
          </table:table-cell>
          <table:table-cell table:style-name="ce1976" office:value-type="float" office:value="1" calcext:value-type="float">
            <text:p>1</text:p>
          </table:table-cell>
          <table:table-cell table:style-name="ce2086" office:value-type="float" office:value="1" calcext:value-type="float">
            <text:p>1</text:p>
          </table:table-cell>
          <table:table-cell table:style-name="ce153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/>
          <table:table-cell table:formula="of:=CONCATENATE(&quot;0b&quot;;[.B315];[.C315];[.D315];[.E315];[.F315];[.G315];[.H315];[.I315];&quot;,0b&quot;;[.J315];[.K315];[.L315];[.M315];[.N315];[.O315];[.P315];[.Q315];&quot;,&quot;)" office:value-type="string" office:string-value="0b00011111,0b11111100," calcext:value-type="string">
            <text:p>0b00011111,0b11111100,</text:p>
          </table:table-cell>
          <table:table-cell/>
          <table:table-cell table:formula="of:=&quot;0x&quot; &amp; BIN2HEX( CONCATENATE( [.B315];[.C315];[.D315];[.E315];[.F315];[.G315];[.H315];[.I315] ); 2 ) &amp; &quot;,&quot; &amp; &quot;0x&quot; &amp; BIN2HEX( CONCATENATE( [.J315];[.K315];[.L315];[.M315];[.N315];[.O315];[.P315];[.Q315] ); 2 ) &amp; &quot;, &quot;" office:value-type="string" office:string-value="0x1F,0xFC, " calcext:value-type="string">
            <text:p>0x1F,0xFC, </text:p>
          </table:table-cell>
          <table:table-cell table:number-columns-repeated="1003"/>
        </table:table-row>
        <table:table-row table:style-name="ro1">
          <table:table-cell/>
          <table:table-cell table:style-name="ce160" office:value-type="float" office:value="0" calcext:value-type="float">
            <text:p>0</text:p>
          </table:table-cell>
          <table:table-cell table:style-name="ce308" office:value-type="float" office:value="0" calcext:value-type="float">
            <text:p>0</text:p>
          </table:table-cell>
          <table:table-cell table:style-name="ce425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699" office:value-type="float" office:value="1" calcext:value-type="float">
            <text:p>1</text:p>
          </table:table-cell>
          <table:table-cell table:style-name="ce848" office:value-type="float" office:value="1" calcext:value-type="float">
            <text:p>1</text:p>
          </table:table-cell>
          <table:table-cell table:style-name="ce1009" office:value-type="float" office:value="1" calcext:value-type="float">
            <text:p>1</text:p>
          </table:table-cell>
          <table:table-cell table:style-name="ce1183" office:value-type="float" office:value="1" calcext:value-type="float">
            <text:p>1</text:p>
          </table:table-cell>
          <table:table-cell table:style-name="ce1365" office:value-type="float" office:value="1" calcext:value-type="float">
            <text:p>1</text:p>
          </table:table-cell>
          <table:table-cell table:style-name="ce1539" office:value-type="float" office:value="1" calcext:value-type="float">
            <text:p>1</text:p>
          </table:table-cell>
          <table:table-cell table:style-name="ce1736" office:value-type="float" office:value="1" calcext:value-type="float">
            <text:p>1</text:p>
          </table:table-cell>
          <table:table-cell table:style-name="ce1867" office:value-type="float" office:value="1" calcext:value-type="float">
            <text:p>1</text:p>
          </table:table-cell>
          <table:table-cell table:style-name="ce1977" office:value-type="float" office:value="1" calcext:value-type="float">
            <text:p>1</text:p>
          </table:table-cell>
          <table:table-cell table:style-name="ce2087" office:value-type="float" office:value="1" calcext:value-type="float">
            <text:p>1</text:p>
          </table:table-cell>
          <table:table-cell table:style-name="ce1539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/>
          <table:table-cell table:formula="of:=CONCATENATE(&quot;0b&quot;;[.B316];[.C316];[.D316];[.E316];[.F316];[.G316];[.H316];[.I316];&quot;,0b&quot;;[.J316];[.K316];[.L316];[.M316];[.N316];[.O316];[.P316];[.Q316];&quot;,&quot;)" office:value-type="string" office:string-value="0b00001111,0b11111100," calcext:value-type="string">
            <text:p>0b00001111,0b11111100,</text:p>
          </table:table-cell>
          <table:table-cell/>
          <table:table-cell table:formula="of:=&quot;0x&quot; &amp; BIN2HEX( CONCATENATE( [.B316];[.C316];[.D316];[.E316];[.F316];[.G316];[.H316];[.I316] ); 2 ) &amp; &quot;,&quot; &amp; &quot;0x&quot; &amp; BIN2HEX( CONCATENATE( [.J316];[.K316];[.L316];[.M316];[.N316];[.O316];[.P316];[.Q316] ); 2 ) &amp; &quot;, &quot;" office:value-type="string" office:string-value="0x0F,0xFC, " calcext:value-type="string">
            <text:p>0x0F,0xFC, </text:p>
          </table:table-cell>
          <table:table-cell table:number-columns-repeated="1003"/>
        </table:table-row>
        <table:table-row table:style-name="ro1">
          <table:table-cell/>
          <table:table-cell table:style-name="ce161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426" office:value-type="float" office:value="0" calcext:value-type="float">
            <text:p>0</text:p>
          </table:table-cell>
          <table:table-cell table:number-columns-repeated="3" table:style-name="ce559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3" table:style-name="ce1184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868" office:value-type="float" office:value="1" calcext:value-type="float">
            <text:p>1</text:p>
          </table:table-cell>
          <table:table-cell table:style-name="ce1978" office:value-type="float" office:value="1" calcext:value-type="float">
            <text:p>1</text:p>
          </table:table-cell>
          <table:table-cell table:style-name="ce2088" office:value-type="float" office:value="1" calcext:value-type="float">
            <text:p>1</text:p>
          </table:table-cell>
          <table:table-cell table:style-name="ce118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/>
          <table:table-cell table:formula="of:=CONCATENATE(&quot;0b&quot;;[.B317];[.C317];[.D317];[.E317];[.F317];[.G317];[.H317];[.I317];&quot;,0b&quot;;[.J317];[.K317];[.L317];[.M317];[.N317];[.O317];[.P317];[.Q317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317];[.C317];[.D317];[.E317];[.F317];[.G317];[.H317];[.I317] ); 2 ) &amp; &quot;,&quot; &amp; &quot;0x&quot; &amp; BIN2HEX( CONCATENATE( [.J317];[.K317];[.L317];[.M317];[.N317];[.O317];[.P317];[.Q317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162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4" table:style-name="ce427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number-columns-repeated="3" table:style-name="ce1185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69" office:value-type="float" office:value="1" calcext:value-type="float">
            <text:p>1</text:p>
          </table:table-cell>
          <table:table-cell table:style-name="ce1979" office:value-type="float" office:value="1" calcext:value-type="float">
            <text:p>1</text:p>
          </table:table-cell>
          <table:table-cell table:style-name="ce2089" office:value-type="float" office:value="1" calcext:value-type="float">
            <text:p>1</text:p>
          </table:table-cell>
          <table:table-cell table:style-name="ce1185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/>
          <table:table-cell table:formula="of:=CONCATENATE(&quot;0b&quot;;[.B318];[.C318];[.D318];[.E318];[.F318];[.G318];[.H318];[.I318];&quot;,0b&quot;;[.J318];[.K318];[.L318];[.M318];[.N318];[.O318];[.P318];[.Q318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318];[.C318];[.D318];[.E318];[.F318];[.G318];[.H318];[.I318] ); 2 ) &amp; &quot;,&quot; &amp; &quot;0x&quot; &amp; BIN2HEX( CONCATENATE( [.J318];[.K318];[.L318];[.M318];[.N318];[.O318];[.P318];[.Q318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163" office:value-type="float" office:value="0" calcext:value-type="float">
            <text:p>0</text:p>
          </table:table-cell>
          <table:table-cell table:style-name="ce311" office:value-type="float" office:value="0" calcext:value-type="float">
            <text:p>0</text:p>
          </table:table-cell>
          <table:table-cell table:number-columns-repeated="4" table:style-name="ce428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3" table:style-name="ce1186" office:value-type="float" office:value="0" calcext:value-type="float">
            <text:p>0</text:p>
          </table:table-cell>
          <table:table-cell table:style-name="ce1739" office:value-type="float" office:value="1" calcext:value-type="float">
            <text:p>1</text:p>
          </table:table-cell>
          <table:table-cell table:style-name="ce1870" office:value-type="float" office:value="1" calcext:value-type="float">
            <text:p>1</text:p>
          </table:table-cell>
          <table:table-cell table:style-name="ce1980" office:value-type="float" office:value="1" calcext:value-type="float">
            <text:p>1</text:p>
          </table:table-cell>
          <table:table-cell table:style-name="ce2090" office:value-type="float" office:value="1" calcext:value-type="float">
            <text:p>1</text:p>
          </table:table-cell>
          <table:table-cell table:style-name="ce1186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/>
          <table:table-cell table:formula="of:=CONCATENATE(&quot;0b&quot;;[.B319];[.C319];[.D319];[.E319];[.F319];[.G319];[.H319];[.I319];&quot;,0b&quot;;[.J319];[.K319];[.L319];[.M319];[.N319];[.O319];[.P319];[.Q319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319];[.C319];[.D319];[.E319];[.F319];[.G319];[.H319];[.I319] ); 2 ) &amp; &quot;,&quot; &amp; &quot;0x&quot; &amp; BIN2HEX( CONCATENATE( [.J319];[.K319];[.L319];[.M319];[.N319];[.O319];[.P319];[.Q319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164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4" table:style-name="ce429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871" office:value-type="float" office:value="1" calcext:value-type="float">
            <text:p>1</text:p>
          </table:table-cell>
          <table:table-cell table:style-name="ce1981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/>
          <table:table-cell table:formula="of:=CONCATENATE(&quot;0b&quot;;[.B320];[.C320];[.D320];[.E320];[.F320];[.G320];[.H320];[.I320];&quot;,0b&quot;;[.J320];[.K320];[.L320];[.M320];[.N320];[.O320];[.P320];[.Q320];&quot;,&quot;)" office:value-type="string" office:string-value="0b00000000,0b00111100," calcext:value-type="string">
            <text:p>0b00000000,0b00111100,</text:p>
          </table:table-cell>
          <table:table-cell/>
          <table:table-cell table:formula="of:=&quot;0x&quot; &amp; BIN2HEX( CONCATENATE( [.B320];[.C320];[.D320];[.E320];[.F320];[.G320];[.H320];[.I320] ); 2 ) &amp; &quot;,&quot; &amp; &quot;0x&quot; &amp; BIN2HEX( CONCATENATE( [.J320];[.K320];[.L320];[.M320];[.N320];[.O320];[.P320];[.Q320] ); 2 ) &amp; &quot;, &quot;" office:value-type="string" office:string-value="0x00,0x3C, " calcext:value-type="string">
            <text:p>0x00,0x3C, </text:p>
          </table:table-cell>
          <table:table-cell table:number-columns-repeated="1003"/>
        </table:table-row>
        <table:table-row table:style-name="ro1">
          <table:table-cell/>
          <table:table-cell table:style-name="ce165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430" office:value-type="float" office:value="1" calcext:value-type="float">
            <text:p>1</text:p>
          </table:table-cell>
          <table:table-cell table:style-name="ce560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849" office:value-type="float" office:value="1" calcext:value-type="float">
            <text:p>1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style-name="ce1741" office:value-type="float" office:value="1" calcext:value-type="float">
            <text:p>1</text:p>
          </table:table-cell>
          <table:table-cell table:style-name="ce1872" office:value-type="float" office:value="1" calcext:value-type="float">
            <text:p>1</text:p>
          </table:table-cell>
          <table:table-cell table:style-name="ce1982" office:value-type="float" office:value="1" calcext:value-type="float">
            <text:p>1</text:p>
          </table:table-cell>
          <table:table-cell table:style-name="ce2092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/>
          <table:table-cell table:formula="of:=CONCATENATE(&quot;0b&quot;;[.B321];[.C321];[.D321];[.E321];[.F321];[.G321];[.H321];[.I321];&quot;,0b&quot;;[.J321];[.K321];[.L321];[.M321];[.N321];[.O321];[.P321];[.Q321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321];[.C321];[.D321];[.E321];[.F321];[.G321];[.H321];[.I321] ); 2 ) &amp; &quot;,&quot; &amp; &quot;0x&quot; &amp; BIN2HEX( CONCATENATE( [.J321];[.K321];[.L321];[.M321];[.N321];[.O321];[.P321];[.Q321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66" office:value-type="float" office:value="0" calcext:value-type="float">
            <text:p>0</text:p>
          </table:table-cell>
          <table:table-cell table:style-name="ce431" office:value-type="float" office:value="1" calcext:value-type="float">
            <text:p>1</text:p>
          </table:table-cell>
          <table:table-cell table:style-name="ce561" office:value-type="float" office:value="1" calcext:value-type="float">
            <text:p>1</text:p>
          </table:table-cell>
          <table:table-cell table:style-name="ce701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number-columns-repeated="4" table:style-name="ce101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873" office:value-type="float" office:value="1" calcext:value-type="float">
            <text:p>1</text:p>
          </table:table-cell>
          <table:table-cell table:style-name="ce1983" office:value-type="float" office:value="1" calcext:value-type="float">
            <text:p>1</text:p>
          </table:table-cell>
          <table:table-cell table:style-name="ce2093" office:value-type="float" office:value="1" calcext:value-type="float">
            <text:p>1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/>
          <table:table-cell table:formula="of:=CONCATENATE(&quot;0b&quot;;[.B322];[.C322];[.D322];[.E322];[.F322];[.G322];[.H322];[.I322];&quot;,0b&quot;;[.J322];[.K322];[.L322];[.M322];[.N322];[.O322];[.P322];[.Q322];&quot;,&quot;)" office:value-type="string" office:string-value="0b00111100,0b00111100," calcext:value-type="string">
            <text:p>0b00111100,0b00111100,</text:p>
          </table:table-cell>
          <table:table-cell/>
          <table:table-cell table:formula="of:=&quot;0x&quot; &amp; BIN2HEX( CONCATENATE( [.B322];[.C322];[.D322];[.E322];[.F322];[.G322];[.H322];[.I322] ); 2 ) &amp; &quot;,&quot; &amp; &quot;0x&quot; &amp; BIN2HEX( CONCATENATE( [.J322];[.K322];[.L322];[.M322];[.N322];[.O322];[.P322];[.Q322] ); 2 ) &amp; &quot;, &quot;" office:value-type="string" office:string-value="0x3C,0x3C, " calcext:value-type="string">
            <text:p>0x3C,0x3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67" office:value-type="float" office:value="0" calcext:value-type="float">
            <text:p>0</text:p>
          </table:table-cell>
          <table:table-cell table:style-name="ce432" office:value-type="float" office:value="1" calcext:value-type="float">
            <text:p>1</text:p>
          </table:table-cell>
          <table:table-cell table:style-name="ce562" office:value-type="float" office:value="1" calcext:value-type="float">
            <text:p>1</text:p>
          </table:table-cell>
          <table:table-cell table:style-name="ce702" office:value-type="float" office:value="1" calcext:value-type="float">
            <text:p>1</text:p>
          </table:table-cell>
          <table:table-cell table:style-name="ce851" office:value-type="float" office:value="1" calcext:value-type="float">
            <text:p>1</text:p>
          </table:table-cell>
          <table:table-cell table:style-name="ce1013" office:value-type="float" office:value="1" calcext:value-type="float">
            <text:p>1</text:p>
          </table:table-cell>
          <table:table-cell table:style-name="ce1187" office:value-type="float" office:value="1" calcext:value-type="float">
            <text:p>1</text:p>
          </table:table-cell>
          <table:table-cell table:style-name="ce1366" office:value-type="float" office:value="1" calcext:value-type="float">
            <text:p>1</text:p>
          </table:table-cell>
          <table:table-cell table:style-name="ce1540" office:value-type="float" office:value="1" calcext:value-type="float">
            <text:p>1</text:p>
          </table:table-cell>
          <table:table-cell table:style-name="ce1743" office:value-type="float" office:value="1" calcext:value-type="float">
            <text:p>1</text:p>
          </table:table-cell>
          <table:table-cell table:style-name="ce187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94" office:value-type="float" office:value="1" calcext:value-type="float">
            <text:p>1</text:p>
          </table:table-cell>
          <table:table-cell table:number-columns-repeated="2" table:style-name="ce167" office:value-type="float" office:value="0" calcext:value-type="float">
            <text:p>0</text:p>
          </table:table-cell>
          <table:table-cell/>
          <table:table-cell table:formula="of:=CONCATENATE(&quot;0b&quot;;[.B323];[.C323];[.D323];[.E323];[.F323];[.G323];[.H323];[.I323];&quot;,0b&quot;;[.J323];[.K323];[.L323];[.M323];[.N323];[.O323];[.P323];[.Q323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323];[.C323];[.D323];[.E323];[.F323];[.G323];[.H323];[.I323] ); 2 ) &amp; &quot;,&quot; &amp; &quot;0x&quot; &amp; BIN2HEX( CONCATENATE( [.J323];[.K323];[.L323];[.M323];[.N323];[.O323];[.P323];[.Q323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2" table:style-name="ce168" office:value-type="float" office:value="0" calcext:value-type="float">
            <text:p>0</text:p>
          </table:table-cell>
          <table:table-cell table:style-name="ce433" office:value-type="float" office:value="1" calcext:value-type="float">
            <text:p>1</text:p>
          </table:table-cell>
          <table:table-cell table:style-name="ce563" office:value-type="float" office:value="1" calcext:value-type="float">
            <text:p>1</text:p>
          </table:table-cell>
          <table:table-cell table:style-name="ce703" office:value-type="float" office:value="1" calcext:value-type="float">
            <text:p>1</text:p>
          </table:table-cell>
          <table:table-cell table:style-name="ce852" office:value-type="float" office:value="1" calcext:value-type="float">
            <text:p>1</text:p>
          </table:table-cell>
          <table:table-cell table:style-name="ce1014" office:value-type="float" office:value="1" calcext:value-type="float">
            <text:p>1</text:p>
          </table:table-cell>
          <table:table-cell table:style-name="ce1188" office:value-type="float" office:value="1" calcext:value-type="float">
            <text:p>1</text:p>
          </table:table-cell>
          <table:table-cell table:style-name="ce1367" office:value-type="float" office:value="1" calcext:value-type="float">
            <text:p>1</text:p>
          </table:table-cell>
          <table:table-cell table:style-name="ce1541" office:value-type="float" office:value="1" calcext:value-type="float">
            <text:p>1</text:p>
          </table:table-cell>
          <table:table-cell table:style-name="ce1744" office:value-type="float" office:value="1" calcext:value-type="float">
            <text:p>1</text:p>
          </table:table-cell>
          <table:table-cell table:style-name="ce1875" office:value-type="float" office:value="1" calcext:value-type="float">
            <text:p>1</text:p>
          </table:table-cell>
          <table:table-cell table:style-name="ce1985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/>
          <table:table-cell table:formula="of:=CONCATENATE(&quot;0b&quot;;[.B324];[.C324];[.D324];[.E324];[.F324];[.G324];[.H324];[.I324];&quot;,0b&quot;;[.J324];[.K324];[.L324];[.M324];[.N324];[.O324];[.P324];[.Q324];&quot;,&quot;)" office:value-type="string" office:string-value="0b00111111,0b11111100," calcext:value-type="string">
            <text:p>0b00111111,0b11111100,</text:p>
          </table:table-cell>
          <table:table-cell/>
          <table:table-cell table:formula="of:=&quot;0x&quot; &amp; BIN2HEX( CONCATENATE( [.B324];[.C324];[.D324];[.E324];[.F324];[.G324];[.H324];[.I324] ); 2 ) &amp; &quot;,&quot; &amp; &quot;0x&quot; &amp; BIN2HEX( CONCATENATE( [.J324];[.K324];[.L324];[.M324];[.N324];[.O324];[.P324];[.Q324] ); 2 ) &amp; &quot;, &quot;" office:value-type="string" office:string-value="0x3F,0xFC, " calcext:value-type="string">
            <text:p>0x3F,0xFC, 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704" office:value-type="float" office:value="1" calcext:value-type="float">
            <text:p>1</text:p>
          </table:table-cell>
          <table:table-cell table:style-name="ce853" office:value-type="float" office:value="1" calcext:value-type="float">
            <text:p>1</text:p>
          </table:table-cell>
          <table:table-cell table:style-name="ce1015" office:value-type="float" office:value="1" calcext:value-type="float">
            <text:p>1</text:p>
          </table:table-cell>
          <table:table-cell table:style-name="ce1189" office:value-type="float" office:value="1" calcext:value-type="float">
            <text:p>1</text:p>
          </table:table-cell>
          <table:table-cell table:style-name="ce1368" office:value-type="float" office:value="1" calcext:value-type="float">
            <text:p>1</text:p>
          </table:table-cell>
          <table:table-cell table:style-name="ce1542" office:value-type="float" office:value="1" calcext:value-type="float">
            <text:p>1</text:p>
          </table:table-cell>
          <table:table-cell table:style-name="ce1745" office:value-type="float" office:value="1" calcext:value-type="float">
            <text:p>1</text:p>
          </table:table-cell>
          <table:table-cell table:style-name="ce1876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3" table:style-name="ce169" office:value-type="float" office:value="0" calcext:value-type="float">
            <text:p>0</text:p>
          </table:table-cell>
          <table:table-cell/>
          <table:table-cell table:formula="of:=CONCATENATE(&quot;0b&quot;;[.B325];[.C325];[.D325];[.E325];[.F325];[.G325];[.H325];[.I325];&quot;,0b&quot;;[.J325];[.K325];[.L325];[.M325];[.N325];[.O325];[.P325];[.Q325];&quot;,&quot;)" office:value-type="string" office:string-value="0b00011111,0b11111000," calcext:value-type="string">
            <text:p>0b00011111,0b11111000,</text:p>
          </table:table-cell>
          <table:table-cell/>
          <table:table-cell table:formula="of:=&quot;0x&quot; &amp; BIN2HEX( CONCATENATE( [.B325];[.C325];[.D325];[.E325];[.F325];[.G325];[.H325];[.I325] ); 2 ) &amp; &quot;,&quot; &amp; &quot;0x&quot; &amp; BIN2HEX( CONCATENATE( [.J325];[.K325];[.L325];[.M325];[.N325];[.O325];[.P325];[.Q325] ); 2 ) &amp; &quot;, &quot;" office:value-type="string" office:string-value="0x1F,0xF8, " calcext:value-type="string">
            <text:p>0x1F,0xF8, 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854" office:value-type="float" office:value="1" calcext:value-type="float">
            <text:p>1</text:p>
          </table:table-cell>
          <table:table-cell table:style-name="ce1016" office:value-type="float" office:value="1" calcext:value-type="float">
            <text:p>1</text:p>
          </table:table-cell>
          <table:table-cell table:style-name="ce1190" office:value-type="float" office:value="1" calcext:value-type="float">
            <text:p>1</text:p>
          </table:table-cell>
          <table:table-cell table:style-name="ce1369" office:value-type="float" office:value="1" calcext:value-type="float">
            <text:p>1</text:p>
          </table:table-cell>
          <table:table-cell table:style-name="ce1543" office:value-type="float" office:value="1" calcext:value-type="float">
            <text:p>1</text:p>
          </table:table-cell>
          <table:table-cell table:style-name="ce1746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/>
          <table:table-cell table:formula="of:=CONCATENATE(&quot;0b&quot;;[.B326];[.C326];[.D326];[.E326];[.F326];[.G326];[.H326];[.I326];&quot;,0b&quot;;[.J326];[.K326];[.L326];[.M326];[.N326];[.O326];[.P326];[.Q326];&quot;,&quot;)" office:value-type="string" office:string-value="0b00001111,0b11110000," calcext:value-type="string">
            <text:p>0b00001111,0b11110000,</text:p>
          </table:table-cell>
          <table:table-cell/>
          <table:table-cell table:formula="of:=&quot;0x&quot; &amp; BIN2HEX( CONCATENATE( [.B326];[.C326];[.D326];[.E326];[.F326];[.G326];[.H326];[.I326] ); 2 ) &amp; &quot;,&quot; &amp; &quot;0x&quot; &amp; BIN2HEX( CONCATENATE( [.J326];[.K326];[.L326];[.M326];[.N326];[.O326];[.P326];[.Q326] ); 2 ) &amp; &quot;, &quot;" office:value-type="string" office:string-value="0x0F,0xF0, " calcext:value-type="string">
            <text:p>0x0F,0xF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71" office:value-type="float" office:value="0" calcext:value-type="float">
            <text:p>0</text:p>
          </table:table-cell>
          <table:table-cell/>
          <table:table-cell table:formula="of:=CONCATENATE(&quot;0b&quot;;[.B327];[.C327];[.D327];[.E327];[.F327];[.G327];[.H327];[.I327];&quot;,0b&quot;;[.J327];[.K327];[.L327];[.M327];[.N327];[.O327];[.P327];[.Q327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27];[.C327];[.D327];[.E327];[.F327];[.G327];[.H327];[.I327] ); 2 ) &amp; &quot;,&quot; &amp; &quot;0x&quot; &amp; BIN2HEX( CONCATENATE( [.J327];[.K327];[.L327];[.M327];[.N327];[.O327];[.P327];[.Q32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72" office:value-type="float" office:value="0" calcext:value-type="float">
            <text:p>0</text:p>
          </table:table-cell>
          <table:table-cell/>
          <table:table-cell table:formula="of:=CONCATENATE(&quot;0b&quot;;[.B328];[.C328];[.D328];[.E328];[.F328];[.G328];[.H328];[.I328];&quot;,0b&quot;;[.J328];[.K328];[.L328];[.M328];[.N328];[.O328];[.P328];[.Q328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28];[.C328];[.D328];[.E328];[.F328];[.G328];[.H328];[.I328] ); 2 ) &amp; &quot;,&quot; &amp; &quot;0x&quot; &amp; BIN2HEX( CONCATENATE( [.J328];[.K328];[.L328];[.M328];[.N328];[.O328];[.P328];[.Q32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73" office:value-type="float" office:value="0" calcext:value-type="float">
            <text:p>0</text:p>
          </table:table-cell>
          <table:table-cell/>
          <table:table-cell table:formula="of:=CONCATENATE(&quot;0b&quot;;[.B329];[.C329];[.D329];[.E329];[.F329];[.G329];[.H329];[.I329];&quot;,0b&quot;;[.J329];[.K329];[.L329];[.M329];[.N329];[.O329];[.P329];[.Q329];&quot;,&quot;)" office:value-type="string" office:string-value="0b00000000,0b00000000," calcext:value-type="string">
            <text:p>0b00000000,0b00000000,</text:p>
          </table:table-cell>
          <table:table-cell/>
          <table:table-cell table:formula="of:=&quot;0x&quot; &amp; BIN2HEX( CONCATENATE( [.B329];[.C329];[.D329];[.E329];[.F329];[.G329];[.H329];[.I329] ); 2 ) &amp; &quot;,&quot; &amp; &quot;0x&quot; &amp; BIN2HEX( CONCATENATE( [.J329];[.K329];[.L329];[.M329];[.N329];[.O329];[.P329];[.Q32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74" office:value-type="float" office:value="0" calcext:value-type="float">
            <text:p>0</text:p>
          </table:table-cell>
          <table:table-cell/>
          <table:table-cell table:formula="of:=CONCATENATE(&quot;0b&quot;;[.B330];[.C330];[.D330];[.E330];[.F330];[.G330];[.H330];[.I330];&quot;,0b&quot;;[.J330];[.K330];[.L330];[.M330];[.N330];[.O330];[.P330];[.Q330];&quot; },&quot;)" office:value-type="string" office:string-value="0b00000000,0b00000000 }," calcext:value-type="string">
            <text:p>0b00000000,0b00000000 },</text:p>
          </table:table-cell>
          <table:table-cell/>
          <table:table-cell table:formula="of:=&quot;0x&quot; &amp; BIN2HEX( CONCATENATE( [.B330];[.C330];[.D330];[.E330];[.F330];[.G330];[.H330];[.I330] ); 2 ) &amp; &quot;,&quot; &amp; &quot;0x&quot; &amp; BIN2HEX( CONCATENATE( [.J330];[.K330];[.L330];[.M330];[.N330];[.O330];[.P330];[.Q330] ); 2 ) &amp; &quot; }, &quot;" office:value-type="string" office:string-value="0x00,0x00 }, " calcext:value-type="string">
            <text:p>0x00,0x00 }, 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</text:p>
          </table:table-cell>
          <table:table-cell table:number-columns-repeated="16" table:style-name="ce175" office:value-type="float" office:value="0" calcext:value-type="float">
            <text:p>0</text:p>
          </table:table-cell>
          <table:table-cell table:number-columns-repeated="3"/>
          <table:table-cell table:formula="of:=&quot;{ 0x&quot; &amp; BIN2HEX( CONCATENATE( [.B332];[.C332];[.D332];[.E332];[.F332];[.G332];[.H332];[.I332] ); 2 ) &amp; &quot;,&quot; &amp; &quot;0x&quot; &amp; BIN2HEX( CONCATENATE( [.J332];[.K332];[.L332];[.M332];[.N332];[.O332];[.P332];[.Q332] ); 2 ) &amp; &quot;, &quot;" office:value-type="string" office:string-value="{ 0x00,0x00, " calcext:value-type="string">
            <text:p>{ 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76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33];[.C333];[.D333];[.E333];[.F333];[.G333];[.H333];[.I333] ); 2 ) &amp; &quot;,&quot; &amp; &quot;0x&quot; &amp; BIN2HEX( CONCATENATE( [.J333];[.K333];[.L333];[.M333];[.N333];[.O333];[.P333];[.Q33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77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34];[.C334];[.D334];[.E334];[.F334];[.G334];[.H334];[.I334] ); 2 ) &amp; &quot;,&quot; &amp; &quot;0x&quot; &amp; BIN2HEX( CONCATENATE( [.J334];[.K334];[.L334];[.M334];[.N334];[.O334];[.P334];[.Q33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35];[.C335];[.D335];[.E335];[.F335];[.G335];[.H335];[.I335] ); 2 ) &amp; &quot;,&quot; &amp; &quot;0x&quot; &amp; BIN2HEX( CONCATENATE( [.J335];[.K335];[.L335];[.M335];[.N335];[.O335];[.P335];[.Q33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79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36];[.C336];[.D336];[.E336];[.F336];[.G336];[.H336];[.I336] ); 2 ) &amp; &quot;,&quot; &amp; &quot;0x&quot; &amp; BIN2HEX( CONCATENATE( [.J336];[.K336];[.L336];[.M336];[.N336];[.O336];[.P336];[.Q33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0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37];[.C337];[.D337];[.E337];[.F337];[.G337];[.H337];[.I337] ); 2 ) &amp; &quot;,&quot; &amp; &quot;0x&quot; &amp; BIN2HEX( CONCATENATE( [.J337];[.K337];[.L337];[.M337];[.N337];[.O337];[.P337];[.Q33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38];[.C338];[.D338];[.E338];[.F338];[.G338];[.H338];[.I338] ); 2 ) &amp; &quot;,&quot; &amp; &quot;0x&quot; &amp; BIN2HEX( CONCATENATE( [.J338];[.K338];[.L338];[.M338];[.N338];[.O338];[.P338];[.Q33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2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39];[.C339];[.D339];[.E339];[.F339];[.G339];[.H339];[.I339] ); 2 ) &amp; &quot;,&quot; &amp; &quot;0x&quot; &amp; BIN2HEX( CONCATENATE( [.J339];[.K339];[.L339];[.M339];[.N339];[.O339];[.P339];[.Q33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3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0];[.C340];[.D340];[.E340];[.F340];[.G340];[.H340];[.I340] ); 2 ) &amp; &quot;,&quot; &amp; &quot;0x&quot; &amp; BIN2HEX( CONCATENATE( [.J340];[.K340];[.L340];[.M340];[.N340];[.O340];[.P340];[.Q34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4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1];[.C341];[.D341];[.E341];[.F341];[.G341];[.H341];[.I341] ); 2 ) &amp; &quot;,&quot; &amp; &quot;0x&quot; &amp; BIN2HEX( CONCATENATE( [.J341];[.K341];[.L341];[.M341];[.N341];[.O341];[.P341];[.Q34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5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2];[.C342];[.D342];[.E342];[.F342];[.G342];[.H342];[.I342] ); 2 ) &amp; &quot;,&quot; &amp; &quot;0x&quot; &amp; BIN2HEX( CONCATENATE( [.J342];[.K342];[.L342];[.M342];[.N342];[.O342];[.P342];[.Q34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6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3];[.C343];[.D343];[.E343];[.F343];[.G343];[.H343];[.I343] ); 2 ) &amp; &quot;,&quot; &amp; &quot;0x&quot; &amp; BIN2HEX( CONCATENATE( [.J343];[.K343];[.L343];[.M343];[.N343];[.O343];[.P343];[.Q34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7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4];[.C344];[.D344];[.E344];[.F344];[.G344];[.H344];[.I344] ); 2 ) &amp; &quot;,&quot; &amp; &quot;0x&quot; &amp; BIN2HEX( CONCATENATE( [.J344];[.K344];[.L344];[.M344];[.N344];[.O344];[.P344];[.Q34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8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5];[.C345];[.D345];[.E345];[.F345];[.G345];[.H345];[.I345] ); 2 ) &amp; &quot;,&quot; &amp; &quot;0x&quot; &amp; BIN2HEX( CONCATENATE( [.J345];[.K345];[.L345];[.M345];[.N345];[.O345];[.P345];[.Q34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89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6];[.C346];[.D346];[.E346];[.F346];[.G346];[.H346];[.I346] ); 2 ) &amp; &quot;,&quot; &amp; &quot;0x&quot; &amp; BIN2HEX( CONCATENATE( [.J346];[.K346];[.L346];[.M346];[.N346];[.O346];[.P346];[.Q34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0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7];[.C347];[.D347];[.E347];[.F347];[.G347];[.H347];[.I347] ); 2 ) &amp; &quot;,&quot; &amp; &quot;0x&quot; &amp; BIN2HEX( CONCATENATE( [.J347];[.K347];[.L347];[.M347];[.N347];[.O347];[.P347];[.Q34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1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8];[.C348];[.D348];[.E348];[.F348];[.G348];[.H348];[.I348] ); 2 ) &amp; &quot;,&quot; &amp; &quot;0x&quot; &amp; BIN2HEX( CONCATENATE( [.J348];[.K348];[.L348];[.M348];[.N348];[.O348];[.P348];[.Q34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2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49];[.C349];[.D349];[.E349];[.F349];[.G349];[.H349];[.I349] ); 2 ) &amp; &quot;,&quot; &amp; &quot;0x&quot; &amp; BIN2HEX( CONCATENATE( [.J349];[.K349];[.L349];[.M349];[.N349];[.O349];[.P349];[.Q34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3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0];[.C350];[.D350];[.E350];[.F350];[.G350];[.H350];[.I350] ); 2 ) &amp; &quot;,&quot; &amp; &quot;0x&quot; &amp; BIN2HEX( CONCATENATE( [.J350];[.K350];[.L350];[.M350];[.N350];[.O350];[.P350];[.Q35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4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1];[.C351];[.D351];[.E351];[.F351];[.G351];[.H351];[.I351] ); 2 ) &amp; &quot;,&quot; &amp; &quot;0x&quot; &amp; BIN2HEX( CONCATENATE( [.J351];[.K351];[.L351];[.M351];[.N351];[.O351];[.P351];[.Q35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5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2];[.C352];[.D352];[.E352];[.F352];[.G352];[.H352];[.I352] ); 2 ) &amp; &quot;,&quot; &amp; &quot;0x&quot; &amp; BIN2HEX( CONCATENATE( [.J352];[.K352];[.L352];[.M352];[.N352];[.O352];[.P352];[.Q35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6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3];[.C353];[.D353];[.E353];[.F353];[.G353];[.H353];[.I353] ); 2 ) &amp; &quot;,&quot; &amp; &quot;0x&quot; &amp; BIN2HEX( CONCATENATE( [.J353];[.K353];[.L353];[.M353];[.N353];[.O353];[.P353];[.Q353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7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4];[.C354];[.D354];[.E354];[.F354];[.G354];[.H354];[.I354] ); 2 ) &amp; &quot;,&quot; &amp; &quot;0x&quot; &amp; BIN2HEX( CONCATENATE( [.J354];[.K354];[.L354];[.M354];[.N354];[.O354];[.P354];[.Q354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8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5];[.C355];[.D355];[.E355];[.F355];[.G355];[.H355];[.I355] ); 2 ) &amp; &quot;,&quot; &amp; &quot;0x&quot; &amp; BIN2HEX( CONCATENATE( [.J355];[.K355];[.L355];[.M355];[.N355];[.O355];[.P355];[.Q355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199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6];[.C356];[.D356];[.E356];[.F356];[.G356];[.H356];[.I356] ); 2 ) &amp; &quot;,&quot; &amp; &quot;0x&quot; &amp; BIN2HEX( CONCATENATE( [.J356];[.K356];[.L356];[.M356];[.N356];[.O356];[.P356];[.Q356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00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7];[.C357];[.D357];[.E357];[.F357];[.G357];[.H357];[.I357] ); 2 ) &amp; &quot;,&quot; &amp; &quot;0x&quot; &amp; BIN2HEX( CONCATENATE( [.J357];[.K357];[.L357];[.M357];[.N357];[.O357];[.P357];[.Q357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01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8];[.C358];[.D358];[.E358];[.F358];[.G358];[.H358];[.I358] ); 2 ) &amp; &quot;,&quot; &amp; &quot;0x&quot; &amp; BIN2HEX( CONCATENATE( [.J358];[.K358];[.L358];[.M358];[.N358];[.O358];[.P358];[.Q358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02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59];[.C359];[.D359];[.E359];[.F359];[.G359];[.H359];[.I359] ); 2 ) &amp; &quot;,&quot; &amp; &quot;0x&quot; &amp; BIN2HEX( CONCATENATE( [.J359];[.K359];[.L359];[.M359];[.N359];[.O359];[.P359];[.Q359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03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60];[.C360];[.D360];[.E360];[.F360];[.G360];[.H360];[.I360] ); 2 ) &amp; &quot;,&quot; &amp; &quot;0x&quot; &amp; BIN2HEX( CONCATENATE( [.J360];[.K360];[.L360];[.M360];[.N360];[.O360];[.P360];[.Q360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04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61];[.C361];[.D361];[.E361];[.F361];[.G361];[.H361];[.I361] ); 2 ) &amp; &quot;,&quot; &amp; &quot;0x&quot; &amp; BIN2HEX( CONCATENATE( [.J361];[.K361];[.L361];[.M361];[.N361];[.O361];[.P361];[.Q361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05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62];[.C362];[.D362];[.E362];[.F362];[.G362];[.H362];[.I362] ); 2 ) &amp; &quot;,&quot; &amp; &quot;0x&quot; &amp; BIN2HEX( CONCATENATE( [.J362];[.K362];[.L362];[.M362];[.N362];[.O362];[.P362];[.Q362] ); 2 ) &amp; &quot;, &quot;" office:value-type="string" office:string-value="0x00,0x00, " calcext:value-type="string">
            <text:p>0x00,0x00, </text:p>
          </table:table-cell>
          <table:table-cell table:number-columns-repeated="1003"/>
        </table:table-row>
        <table:table-row table:style-name="ro1">
          <table:table-cell/>
          <table:table-cell table:number-columns-repeated="16" table:style-name="ce206" office:value-type="float" office:value="0" calcext:value-type="float">
            <text:p>0</text:p>
          </table:table-cell>
          <table:table-cell table:number-columns-repeated="3"/>
          <table:table-cell table:formula="of:=&quot;0x&quot; &amp; BIN2HEX( CONCATENATE( [.B363];[.C363];[.D363];[.E363];[.F363];[.G363];[.H363];[.I363] ); 2 ) &amp; &quot;,&quot; &amp; &quot;0x&quot; &amp; BIN2HEX( CONCATENATE( [.J363];[.K363];[.L363];[.M363];[.N363];[.O363];[.P363];[.Q363] ); 2 ) &amp; &quot; }&quot;" office:value-type="string" office:string-value="0x00,0x00 }" calcext:value-type="string">
            <text:p>0x00,0x00 }</text:p>
          </table:table-cell>
          <table:table-cell table:number-columns-repeated="1003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H7:Feuille1.H7">
            <calcext:condition calcext:apply-style-name="s0" calcext:value="=0" calcext:base-cell-address="Feuille1.H7"/>
            <calcext:condition calcext:apply-style-name="s1" calcext:value="=1" calcext:base-cell-address="Feuille1.H7"/>
          </calcext:conditional-format>
          <calcext:conditional-format calcext:target-range-address="Feuille1.I7:Feuille1.I7">
            <calcext:condition calcext:apply-style-name="s0" calcext:value="=0" calcext:base-cell-address="Feuille1.I7"/>
            <calcext:condition calcext:apply-style-name="s1" calcext:value="=1" calcext:base-cell-address="Feuille1.I7"/>
          </calcext:conditional-format>
          <calcext:conditional-format calcext:target-range-address="Feuille1.K7:Feuille1.K7">
            <calcext:condition calcext:apply-style-name="s0" calcext:value="=0" calcext:base-cell-address="Feuille1.K7"/>
            <calcext:condition calcext:apply-style-name="s1" calcext:value="=1" calcext:base-cell-address="Feuille1.K7"/>
          </calcext:conditional-format>
          <calcext:conditional-format calcext:target-range-address="Feuille1.F8:Feuille1.F8">
            <calcext:condition calcext:apply-style-name="s0" calcext:value="=0" calcext:base-cell-address="Feuille1.F8"/>
            <calcext:condition calcext:apply-style-name="s1" calcext:value="=1" calcext:base-cell-address="Feuille1.F8"/>
          </calcext:conditional-format>
          <calcext:conditional-format calcext:target-range-address="Feuille1.E8:Feuille1.E8">
            <calcext:condition calcext:apply-style-name="s0" calcext:value="=0" calcext:base-cell-address="Feuille1.E8"/>
            <calcext:condition calcext:apply-style-name="s1" calcext:value="=1" calcext:base-cell-address="Feuille1.E8"/>
          </calcext:conditional-format>
          <calcext:conditional-format calcext:target-range-address="Feuille1.F7:Feuille1.F7">
            <calcext:condition calcext:apply-style-name="s0" calcext:value="=0" calcext:base-cell-address="Feuille1.F7"/>
            <calcext:condition calcext:apply-style-name="s1" calcext:value="=1" calcext:base-cell-address="Feuille1.F7"/>
          </calcext:conditional-format>
          <calcext:conditional-format calcext:target-range-address="Feuille1.F9:Feuille1.F9">
            <calcext:condition calcext:apply-style-name="s0" calcext:value="=0" calcext:base-cell-address="Feuille1.F9"/>
            <calcext:condition calcext:apply-style-name="s1" calcext:value="=1" calcext:base-cell-address="Feuille1.F9"/>
          </calcext:conditional-format>
          <calcext:conditional-format calcext:target-range-address="Feuille1.E9:Feuille1.E9">
            <calcext:condition calcext:apply-style-name="s0" calcext:value="=0" calcext:base-cell-address="Feuille1.E9"/>
            <calcext:condition calcext:apply-style-name="s1" calcext:value="=1" calcext:base-cell-address="Feuille1.E9"/>
          </calcext:conditional-format>
          <calcext:conditional-format calcext:target-range-address="Feuille1.F10:Feuille1.F10">
            <calcext:condition calcext:apply-style-name="s0" calcext:value="=0" calcext:base-cell-address="Feuille1.F10"/>
            <calcext:condition calcext:apply-style-name="s1" calcext:value="=1" calcext:base-cell-address="Feuille1.F10"/>
          </calcext:conditional-format>
          <calcext:conditional-format calcext:target-range-address="Feuille1.E10:Feuille1.E10">
            <calcext:condition calcext:apply-style-name="s0" calcext:value="=0" calcext:base-cell-address="Feuille1.E10"/>
            <calcext:condition calcext:apply-style-name="s1" calcext:value="=1" calcext:base-cell-address="Feuille1.E10"/>
          </calcext:conditional-format>
          <calcext:conditional-format calcext:target-range-address="Feuille1.F11:Feuille1.F11">
            <calcext:condition calcext:apply-style-name="s0" calcext:value="=0" calcext:base-cell-address="Feuille1.F11"/>
            <calcext:condition calcext:apply-style-name="s1" calcext:value="=1" calcext:base-cell-address="Feuille1.F11"/>
          </calcext:conditional-format>
          <calcext:conditional-format calcext:target-range-address="Feuille1.E11:Feuille1.E11">
            <calcext:condition calcext:apply-style-name="s0" calcext:value="=0" calcext:base-cell-address="Feuille1.E11"/>
            <calcext:condition calcext:apply-style-name="s1" calcext:value="=1" calcext:base-cell-address="Feuille1.E11"/>
          </calcext:conditional-format>
          <calcext:conditional-format calcext:target-range-address="Feuille1.F12:Feuille1.F12">
            <calcext:condition calcext:apply-style-name="s0" calcext:value="=0" calcext:base-cell-address="Feuille1.F12"/>
            <calcext:condition calcext:apply-style-name="s1" calcext:value="=1" calcext:base-cell-address="Feuille1.F12"/>
          </calcext:conditional-format>
          <calcext:conditional-format calcext:target-range-address="Feuille1.E12:Feuille1.E12">
            <calcext:condition calcext:apply-style-name="s0" calcext:value="=0" calcext:base-cell-address="Feuille1.E12"/>
            <calcext:condition calcext:apply-style-name="s1" calcext:value="=1" calcext:base-cell-address="Feuille1.E12"/>
          </calcext:conditional-format>
          <calcext:conditional-format calcext:target-range-address="Feuille1.F13:Feuille1.F13">
            <calcext:condition calcext:apply-style-name="s0" calcext:value="=0" calcext:base-cell-address="Feuille1.F13"/>
            <calcext:condition calcext:apply-style-name="s1" calcext:value="=1" calcext:base-cell-address="Feuille1.F13"/>
          </calcext:conditional-format>
          <calcext:conditional-format calcext:target-range-address="Feuille1.E13:Feuille1.E13">
            <calcext:condition calcext:apply-style-name="s0" calcext:value="=0" calcext:base-cell-address="Feuille1.E13"/>
            <calcext:condition calcext:apply-style-name="s1" calcext:value="=1" calcext:base-cell-address="Feuille1.E13"/>
          </calcext:conditional-format>
          <calcext:conditional-format calcext:target-range-address="Feuille1.F14:Feuille1.F14">
            <calcext:condition calcext:apply-style-name="s0" calcext:value="=0" calcext:base-cell-address="Feuille1.F14"/>
            <calcext:condition calcext:apply-style-name="s1" calcext:value="=1" calcext:base-cell-address="Feuille1.F14"/>
          </calcext:conditional-format>
          <calcext:conditional-format calcext:target-range-address="Feuille1.E14:Feuille1.E14">
            <calcext:condition calcext:apply-style-name="s0" calcext:value="=0" calcext:base-cell-address="Feuille1.E14"/>
            <calcext:condition calcext:apply-style-name="s1" calcext:value="=1" calcext:base-cell-address="Feuille1.E14"/>
          </calcext:conditional-format>
          <calcext:conditional-format calcext:target-range-address="Feuille1.F15:Feuille1.F15">
            <calcext:condition calcext:apply-style-name="s0" calcext:value="=0" calcext:base-cell-address="Feuille1.F15"/>
            <calcext:condition calcext:apply-style-name="s1" calcext:value="=1" calcext:base-cell-address="Feuille1.F15"/>
          </calcext:conditional-format>
          <calcext:conditional-format calcext:target-range-address="Feuille1.E15:Feuille1.E15">
            <calcext:condition calcext:apply-style-name="s0" calcext:value="=0" calcext:base-cell-address="Feuille1.E15"/>
            <calcext:condition calcext:apply-style-name="s1" calcext:value="=1" calcext:base-cell-address="Feuille1.E15"/>
          </calcext:conditional-format>
          <calcext:conditional-format calcext:target-range-address="Feuille1.F16:Feuille1.F16">
            <calcext:condition calcext:apply-style-name="s0" calcext:value="=0" calcext:base-cell-address="Feuille1.F16"/>
            <calcext:condition calcext:apply-style-name="s1" calcext:value="=1" calcext:base-cell-address="Feuille1.F16"/>
          </calcext:conditional-format>
          <calcext:conditional-format calcext:target-range-address="Feuille1.E16:Feuille1.E16">
            <calcext:condition calcext:apply-style-name="s0" calcext:value="=0" calcext:base-cell-address="Feuille1.E16"/>
            <calcext:condition calcext:apply-style-name="s1" calcext:value="=1" calcext:base-cell-address="Feuille1.E16"/>
          </calcext:conditional-format>
          <calcext:conditional-format calcext:target-range-address="Feuille1.F17:Feuille1.F17">
            <calcext:condition calcext:apply-style-name="s0" calcext:value="=0" calcext:base-cell-address="Feuille1.F17"/>
            <calcext:condition calcext:apply-style-name="s1" calcext:value="=1" calcext:base-cell-address="Feuille1.F17"/>
          </calcext:conditional-format>
          <calcext:conditional-format calcext:target-range-address="Feuille1.E17:Feuille1.E17">
            <calcext:condition calcext:apply-style-name="s0" calcext:value="=0" calcext:base-cell-address="Feuille1.E17"/>
            <calcext:condition calcext:apply-style-name="s1" calcext:value="=1" calcext:base-cell-address="Feuille1.E17"/>
          </calcext:conditional-format>
          <calcext:conditional-format calcext:target-range-address="Feuille1.F18:Feuille1.F18">
            <calcext:condition calcext:apply-style-name="s0" calcext:value="=0" calcext:base-cell-address="Feuille1.F18"/>
            <calcext:condition calcext:apply-style-name="s1" calcext:value="=1" calcext:base-cell-address="Feuille1.F18"/>
          </calcext:conditional-format>
          <calcext:conditional-format calcext:target-range-address="Feuille1.E18:Feuille1.E18">
            <calcext:condition calcext:apply-style-name="s0" calcext:value="=0" calcext:base-cell-address="Feuille1.E18"/>
            <calcext:condition calcext:apply-style-name="s1" calcext:value="=1" calcext:base-cell-address="Feuille1.E18"/>
          </calcext:conditional-format>
          <calcext:conditional-format calcext:target-range-address="Feuille1.F19:Feuille1.F19">
            <calcext:condition calcext:apply-style-name="s0" calcext:value="=0" calcext:base-cell-address="Feuille1.F19"/>
            <calcext:condition calcext:apply-style-name="s1" calcext:value="=1" calcext:base-cell-address="Feuille1.F19"/>
          </calcext:conditional-format>
          <calcext:conditional-format calcext:target-range-address="Feuille1.E19:Feuille1.E19">
            <calcext:condition calcext:apply-style-name="s0" calcext:value="=0" calcext:base-cell-address="Feuille1.E19"/>
            <calcext:condition calcext:apply-style-name="s1" calcext:value="=1" calcext:base-cell-address="Feuille1.E19"/>
          </calcext:conditional-format>
          <calcext:conditional-format calcext:target-range-address="Feuille1.F20:Feuille1.F20">
            <calcext:condition calcext:apply-style-name="s0" calcext:value="=0" calcext:base-cell-address="Feuille1.F20"/>
            <calcext:condition calcext:apply-style-name="s1" calcext:value="=1" calcext:base-cell-address="Feuille1.F20"/>
          </calcext:conditional-format>
          <calcext:conditional-format calcext:target-range-address="Feuille1.E20:Feuille1.E20">
            <calcext:condition calcext:apply-style-name="s0" calcext:value="=0" calcext:base-cell-address="Feuille1.E20"/>
            <calcext:condition calcext:apply-style-name="s1" calcext:value="=1" calcext:base-cell-address="Feuille1.E20"/>
          </calcext:conditional-format>
          <calcext:conditional-format calcext:target-range-address="Feuille1.F21:Feuille1.F21">
            <calcext:condition calcext:apply-style-name="s0" calcext:value="=0" calcext:base-cell-address="Feuille1.F21"/>
            <calcext:condition calcext:apply-style-name="s1" calcext:value="=1" calcext:base-cell-address="Feuille1.F21"/>
          </calcext:conditional-format>
          <calcext:conditional-format calcext:target-range-address="Feuille1.E21:Feuille1.E21">
            <calcext:condition calcext:apply-style-name="s0" calcext:value="=0" calcext:base-cell-address="Feuille1.E21"/>
            <calcext:condition calcext:apply-style-name="s1" calcext:value="=1" calcext:base-cell-address="Feuille1.E21"/>
          </calcext:conditional-format>
          <calcext:conditional-format calcext:target-range-address="Feuille1.F22:Feuille1.F22">
            <calcext:condition calcext:apply-style-name="s0" calcext:value="=0" calcext:base-cell-address="Feuille1.F22"/>
            <calcext:condition calcext:apply-style-name="s1" calcext:value="=1" calcext:base-cell-address="Feuille1.F22"/>
          </calcext:conditional-format>
          <calcext:conditional-format calcext:target-range-address="Feuille1.E22:Feuille1.E22">
            <calcext:condition calcext:apply-style-name="s0" calcext:value="=0" calcext:base-cell-address="Feuille1.E22"/>
            <calcext:condition calcext:apply-style-name="s1" calcext:value="=1" calcext:base-cell-address="Feuille1.E22"/>
          </calcext:conditional-format>
          <calcext:conditional-format calcext:target-range-address="Feuille1.F23:Feuille1.F23">
            <calcext:condition calcext:apply-style-name="s0" calcext:value="=0" calcext:base-cell-address="Feuille1.F23"/>
            <calcext:condition calcext:apply-style-name="s1" calcext:value="=1" calcext:base-cell-address="Feuille1.F23"/>
          </calcext:conditional-format>
          <calcext:conditional-format calcext:target-range-address="Feuille1.E23:Feuille1.E23">
            <calcext:condition calcext:apply-style-name="s0" calcext:value="=0" calcext:base-cell-address="Feuille1.E23"/>
            <calcext:condition calcext:apply-style-name="s1" calcext:value="=1" calcext:base-cell-address="Feuille1.E23"/>
          </calcext:conditional-format>
          <calcext:conditional-format calcext:target-range-address="Feuille1.F24:Feuille1.F24">
            <calcext:condition calcext:apply-style-name="s0" calcext:value="=0" calcext:base-cell-address="Feuille1.F24"/>
            <calcext:condition calcext:apply-style-name="s1" calcext:value="=1" calcext:base-cell-address="Feuille1.F24"/>
          </calcext:conditional-format>
          <calcext:conditional-format calcext:target-range-address="Feuille1.E24:Feuille1.E24">
            <calcext:condition calcext:apply-style-name="s0" calcext:value="=0" calcext:base-cell-address="Feuille1.E24"/>
            <calcext:condition calcext:apply-style-name="s1" calcext:value="=1" calcext:base-cell-address="Feuille1.E24"/>
          </calcext:conditional-format>
          <calcext:conditional-format calcext:target-range-address="Feuille1.F25:Feuille1.F25">
            <calcext:condition calcext:apply-style-name="s0" calcext:value="=0" calcext:base-cell-address="Feuille1.F25"/>
            <calcext:condition calcext:apply-style-name="s1" calcext:value="=1" calcext:base-cell-address="Feuille1.F25"/>
          </calcext:conditional-format>
          <calcext:conditional-format calcext:target-range-address="Feuille1.E25:Feuille1.E25">
            <calcext:condition calcext:apply-style-name="s0" calcext:value="=0" calcext:base-cell-address="Feuille1.E25"/>
            <calcext:condition calcext:apply-style-name="s1" calcext:value="=1" calcext:base-cell-address="Feuille1.E25"/>
          </calcext:conditional-format>
          <calcext:conditional-format calcext:target-range-address="Feuille1.F26:Feuille1.F26">
            <calcext:condition calcext:apply-style-name="s0" calcext:value="=0" calcext:base-cell-address="Feuille1.F26"/>
            <calcext:condition calcext:apply-style-name="s1" calcext:value="=1" calcext:base-cell-address="Feuille1.F26"/>
          </calcext:conditional-format>
          <calcext:conditional-format calcext:target-range-address="Feuille1.E26:Feuille1.E26">
            <calcext:condition calcext:apply-style-name="s0" calcext:value="=0" calcext:base-cell-address="Feuille1.E26"/>
            <calcext:condition calcext:apply-style-name="s1" calcext:value="=1" calcext:base-cell-address="Feuille1.E26"/>
          </calcext:conditional-format>
          <calcext:conditional-format calcext:target-range-address="Feuille1.B2:Feuille1.Q5 Feuille1.B31:Feuille1.Q33 Feuille1.G7:Feuille1.G7 Feuille1.N7:Feuille1.Q7 Feuille1.J7:Feuille1.J7 Feuille1.B8:Feuille1.C29 Feuille1.B7:Feuille1.E7 Feuille1.P8:Feuille1.Q30 Feuille1.B30:Feuille1.D30 Feuille1.H9:Feuille1.K26 Feuille1.B6:Feuille1.K6 Feuille1.M6:Feuille1.Q6 Feuille1.D8:Feuille1.D8 Feuille1.D27:Feuille1.D29 Feuille1.O8:Feuille1.O8 Feuille1.O27:Feuille1.O30">
            <calcext:condition calcext:apply-style-name="s0" calcext:value="=0" calcext:base-cell-address="Feuille1.B2"/>
            <calcext:condition calcext:apply-style-name="s1" calcext:value="=1" calcext:base-cell-address="Feuille1.B2"/>
            <calcext:condition calcext:apply-style-name="Default" calcext:value="formula-is(&quot;&quot;)" calcext:base-cell-address="Feuille1.B2"/>
          </calcext:conditional-format>
          <calcext:conditional-format calcext:target-range-address="Feuille1.N8:Feuille1.N8">
            <calcext:condition calcext:apply-style-name="s0" calcext:value="=0" calcext:base-cell-address="Feuille1.N8"/>
            <calcext:condition calcext:apply-style-name="s1" calcext:value="=1" calcext:base-cell-address="Feuille1.N8"/>
          </calcext:conditional-format>
          <calcext:conditional-format calcext:target-range-address="Feuille1.M8:Feuille1.M8">
            <calcext:condition calcext:apply-style-name="s0" calcext:value="=0" calcext:base-cell-address="Feuille1.M8"/>
            <calcext:condition calcext:apply-style-name="s1" calcext:value="=1" calcext:base-cell-address="Feuille1.M8"/>
          </calcext:conditional-format>
          <calcext:conditional-format calcext:target-range-address="Feuille1.N9:Feuille1.N9">
            <calcext:condition calcext:apply-style-name="s0" calcext:value="=0" calcext:base-cell-address="Feuille1.N9"/>
            <calcext:condition calcext:apply-style-name="s1" calcext:value="=1" calcext:base-cell-address="Feuille1.N9"/>
          </calcext:conditional-format>
          <calcext:conditional-format calcext:target-range-address="Feuille1.M9:Feuille1.M9">
            <calcext:condition calcext:apply-style-name="s0" calcext:value="=0" calcext:base-cell-address="Feuille1.M9"/>
            <calcext:condition calcext:apply-style-name="s1" calcext:value="=1" calcext:base-cell-address="Feuille1.M9"/>
          </calcext:conditional-format>
          <calcext:conditional-format calcext:target-range-address="Feuille1.N10:Feuille1.N10">
            <calcext:condition calcext:apply-style-name="s0" calcext:value="=0" calcext:base-cell-address="Feuille1.N10"/>
            <calcext:condition calcext:apply-style-name="s1" calcext:value="=1" calcext:base-cell-address="Feuille1.N10"/>
          </calcext:conditional-format>
          <calcext:conditional-format calcext:target-range-address="Feuille1.M10:Feuille1.M10">
            <calcext:condition calcext:apply-style-name="s0" calcext:value="=0" calcext:base-cell-address="Feuille1.M10"/>
            <calcext:condition calcext:apply-style-name="s1" calcext:value="=1" calcext:base-cell-address="Feuille1.M10"/>
          </calcext:conditional-format>
          <calcext:conditional-format calcext:target-range-address="Feuille1.N11:Feuille1.N11">
            <calcext:condition calcext:apply-style-name="s0" calcext:value="=0" calcext:base-cell-address="Feuille1.N11"/>
            <calcext:condition calcext:apply-style-name="s1" calcext:value="=1" calcext:base-cell-address="Feuille1.N11"/>
          </calcext:conditional-format>
          <calcext:conditional-format calcext:target-range-address="Feuille1.M11:Feuille1.M11">
            <calcext:condition calcext:apply-style-name="s0" calcext:value="=0" calcext:base-cell-address="Feuille1.M11"/>
            <calcext:condition calcext:apply-style-name="s1" calcext:value="=1" calcext:base-cell-address="Feuille1.M11"/>
          </calcext:conditional-format>
          <calcext:conditional-format calcext:target-range-address="Feuille1.N12:Feuille1.N12">
            <calcext:condition calcext:apply-style-name="s0" calcext:value="=0" calcext:base-cell-address="Feuille1.N12"/>
            <calcext:condition calcext:apply-style-name="s1" calcext:value="=1" calcext:base-cell-address="Feuille1.N12"/>
          </calcext:conditional-format>
          <calcext:conditional-format calcext:target-range-address="Feuille1.M12:Feuille1.M12">
            <calcext:condition calcext:apply-style-name="s0" calcext:value="=0" calcext:base-cell-address="Feuille1.M12"/>
            <calcext:condition calcext:apply-style-name="s1" calcext:value="=1" calcext:base-cell-address="Feuille1.M12"/>
          </calcext:conditional-format>
          <calcext:conditional-format calcext:target-range-address="Feuille1.N13:Feuille1.N13">
            <calcext:condition calcext:apply-style-name="s0" calcext:value="=0" calcext:base-cell-address="Feuille1.N13"/>
            <calcext:condition calcext:apply-style-name="s1" calcext:value="=1" calcext:base-cell-address="Feuille1.N13"/>
          </calcext:conditional-format>
          <calcext:conditional-format calcext:target-range-address="Feuille1.M13:Feuille1.M13">
            <calcext:condition calcext:apply-style-name="s0" calcext:value="=0" calcext:base-cell-address="Feuille1.M13"/>
            <calcext:condition calcext:apply-style-name="s1" calcext:value="=1" calcext:base-cell-address="Feuille1.M13"/>
          </calcext:conditional-format>
          <calcext:conditional-format calcext:target-range-address="Feuille1.N14:Feuille1.N14">
            <calcext:condition calcext:apply-style-name="s0" calcext:value="=0" calcext:base-cell-address="Feuille1.N14"/>
            <calcext:condition calcext:apply-style-name="s1" calcext:value="=1" calcext:base-cell-address="Feuille1.N14"/>
          </calcext:conditional-format>
          <calcext:conditional-format calcext:target-range-address="Feuille1.M14:Feuille1.M14">
            <calcext:condition calcext:apply-style-name="s0" calcext:value="=0" calcext:base-cell-address="Feuille1.M14"/>
            <calcext:condition calcext:apply-style-name="s1" calcext:value="=1" calcext:base-cell-address="Feuille1.M14"/>
          </calcext:conditional-format>
          <calcext:conditional-format calcext:target-range-address="Feuille1.N15:Feuille1.N15">
            <calcext:condition calcext:apply-style-name="s0" calcext:value="=0" calcext:base-cell-address="Feuille1.N15"/>
            <calcext:condition calcext:apply-style-name="s1" calcext:value="=1" calcext:base-cell-address="Feuille1.N15"/>
          </calcext:conditional-format>
          <calcext:conditional-format calcext:target-range-address="Feuille1.M15:Feuille1.M15">
            <calcext:condition calcext:apply-style-name="s0" calcext:value="=0" calcext:base-cell-address="Feuille1.M15"/>
            <calcext:condition calcext:apply-style-name="s1" calcext:value="=1" calcext:base-cell-address="Feuille1.M15"/>
          </calcext:conditional-format>
          <calcext:conditional-format calcext:target-range-address="Feuille1.N16:Feuille1.N16">
            <calcext:condition calcext:apply-style-name="s0" calcext:value="=0" calcext:base-cell-address="Feuille1.N16"/>
            <calcext:condition calcext:apply-style-name="s1" calcext:value="=1" calcext:base-cell-address="Feuille1.N16"/>
          </calcext:conditional-format>
          <calcext:conditional-format calcext:target-range-address="Feuille1.M16:Feuille1.M16">
            <calcext:condition calcext:apply-style-name="s0" calcext:value="=0" calcext:base-cell-address="Feuille1.M16"/>
            <calcext:condition calcext:apply-style-name="s1" calcext:value="=1" calcext:base-cell-address="Feuille1.M16"/>
          </calcext:conditional-format>
          <calcext:conditional-format calcext:target-range-address="Feuille1.N17:Feuille1.N17">
            <calcext:condition calcext:apply-style-name="s0" calcext:value="=0" calcext:base-cell-address="Feuille1.N17"/>
            <calcext:condition calcext:apply-style-name="s1" calcext:value="=1" calcext:base-cell-address="Feuille1.N17"/>
          </calcext:conditional-format>
          <calcext:conditional-format calcext:target-range-address="Feuille1.M17:Feuille1.M17">
            <calcext:condition calcext:apply-style-name="s0" calcext:value="=0" calcext:base-cell-address="Feuille1.M17"/>
            <calcext:condition calcext:apply-style-name="s1" calcext:value="=1" calcext:base-cell-address="Feuille1.M17"/>
          </calcext:conditional-format>
          <calcext:conditional-format calcext:target-range-address="Feuille1.N18:Feuille1.N18">
            <calcext:condition calcext:apply-style-name="s0" calcext:value="=0" calcext:base-cell-address="Feuille1.N18"/>
            <calcext:condition calcext:apply-style-name="s1" calcext:value="=1" calcext:base-cell-address="Feuille1.N18"/>
          </calcext:conditional-format>
          <calcext:conditional-format calcext:target-range-address="Feuille1.M18:Feuille1.M18">
            <calcext:condition calcext:apply-style-name="s0" calcext:value="=0" calcext:base-cell-address="Feuille1.M18"/>
            <calcext:condition calcext:apply-style-name="s1" calcext:value="=1" calcext:base-cell-address="Feuille1.M18"/>
          </calcext:conditional-format>
          <calcext:conditional-format calcext:target-range-address="Feuille1.N19:Feuille1.N19">
            <calcext:condition calcext:apply-style-name="s0" calcext:value="=0" calcext:base-cell-address="Feuille1.N19"/>
            <calcext:condition calcext:apply-style-name="s1" calcext:value="=1" calcext:base-cell-address="Feuille1.N19"/>
          </calcext:conditional-format>
          <calcext:conditional-format calcext:target-range-address="Feuille1.M19:Feuille1.M19">
            <calcext:condition calcext:apply-style-name="s0" calcext:value="=0" calcext:base-cell-address="Feuille1.M19"/>
            <calcext:condition calcext:apply-style-name="s1" calcext:value="=1" calcext:base-cell-address="Feuille1.M19"/>
          </calcext:conditional-format>
          <calcext:conditional-format calcext:target-range-address="Feuille1.N20:Feuille1.N20">
            <calcext:condition calcext:apply-style-name="s0" calcext:value="=0" calcext:base-cell-address="Feuille1.N20"/>
            <calcext:condition calcext:apply-style-name="s1" calcext:value="=1" calcext:base-cell-address="Feuille1.N20"/>
          </calcext:conditional-format>
          <calcext:conditional-format calcext:target-range-address="Feuille1.M20:Feuille1.M20">
            <calcext:condition calcext:apply-style-name="s0" calcext:value="=0" calcext:base-cell-address="Feuille1.M20"/>
            <calcext:condition calcext:apply-style-name="s1" calcext:value="=1" calcext:base-cell-address="Feuille1.M20"/>
          </calcext:conditional-format>
          <calcext:conditional-format calcext:target-range-address="Feuille1.N21:Feuille1.N21">
            <calcext:condition calcext:apply-style-name="s0" calcext:value="=0" calcext:base-cell-address="Feuille1.N21"/>
            <calcext:condition calcext:apply-style-name="s1" calcext:value="=1" calcext:base-cell-address="Feuille1.N21"/>
          </calcext:conditional-format>
          <calcext:conditional-format calcext:target-range-address="Feuille1.M21:Feuille1.M21">
            <calcext:condition calcext:apply-style-name="s0" calcext:value="=0" calcext:base-cell-address="Feuille1.M21"/>
            <calcext:condition calcext:apply-style-name="s1" calcext:value="=1" calcext:base-cell-address="Feuille1.M21"/>
          </calcext:conditional-format>
          <calcext:conditional-format calcext:target-range-address="Feuille1.N22:Feuille1.N22">
            <calcext:condition calcext:apply-style-name="s0" calcext:value="=0" calcext:base-cell-address="Feuille1.N22"/>
            <calcext:condition calcext:apply-style-name="s1" calcext:value="=1" calcext:base-cell-address="Feuille1.N22"/>
          </calcext:conditional-format>
          <calcext:conditional-format calcext:target-range-address="Feuille1.M22:Feuille1.M22">
            <calcext:condition calcext:apply-style-name="s0" calcext:value="=0" calcext:base-cell-address="Feuille1.M22"/>
            <calcext:condition calcext:apply-style-name="s1" calcext:value="=1" calcext:base-cell-address="Feuille1.M22"/>
          </calcext:conditional-format>
          <calcext:conditional-format calcext:target-range-address="Feuille1.N23:Feuille1.N23">
            <calcext:condition calcext:apply-style-name="s0" calcext:value="=0" calcext:base-cell-address="Feuille1.N23"/>
            <calcext:condition calcext:apply-style-name="s1" calcext:value="=1" calcext:base-cell-address="Feuille1.N23"/>
          </calcext:conditional-format>
          <calcext:conditional-format calcext:target-range-address="Feuille1.M23:Feuille1.M23">
            <calcext:condition calcext:apply-style-name="s0" calcext:value="=0" calcext:base-cell-address="Feuille1.M23"/>
            <calcext:condition calcext:apply-style-name="s1" calcext:value="=1" calcext:base-cell-address="Feuille1.M23"/>
          </calcext:conditional-format>
          <calcext:conditional-format calcext:target-range-address="Feuille1.N24:Feuille1.N24">
            <calcext:condition calcext:apply-style-name="s0" calcext:value="=0" calcext:base-cell-address="Feuille1.N24"/>
            <calcext:condition calcext:apply-style-name="s1" calcext:value="=1" calcext:base-cell-address="Feuille1.N24"/>
          </calcext:conditional-format>
          <calcext:conditional-format calcext:target-range-address="Feuille1.M24:Feuille1.M24">
            <calcext:condition calcext:apply-style-name="s0" calcext:value="=0" calcext:base-cell-address="Feuille1.M24"/>
            <calcext:condition calcext:apply-style-name="s1" calcext:value="=1" calcext:base-cell-address="Feuille1.M24"/>
          </calcext:conditional-format>
          <calcext:conditional-format calcext:target-range-address="Feuille1.N25:Feuille1.N25">
            <calcext:condition calcext:apply-style-name="s0" calcext:value="=0" calcext:base-cell-address="Feuille1.N25"/>
            <calcext:condition calcext:apply-style-name="s1" calcext:value="=1" calcext:base-cell-address="Feuille1.N25"/>
          </calcext:conditional-format>
          <calcext:conditional-format calcext:target-range-address="Feuille1.M25:Feuille1.M25">
            <calcext:condition calcext:apply-style-name="s0" calcext:value="=0" calcext:base-cell-address="Feuille1.M25"/>
            <calcext:condition calcext:apply-style-name="s1" calcext:value="=1" calcext:base-cell-address="Feuille1.M25"/>
          </calcext:conditional-format>
          <calcext:conditional-format calcext:target-range-address="Feuille1.N26:Feuille1.N26">
            <calcext:condition calcext:apply-style-name="s0" calcext:value="=0" calcext:base-cell-address="Feuille1.N26"/>
            <calcext:condition calcext:apply-style-name="s1" calcext:value="=1" calcext:base-cell-address="Feuille1.N26"/>
          </calcext:conditional-format>
          <calcext:conditional-format calcext:target-range-address="Feuille1.M26:Feuille1.M26">
            <calcext:condition calcext:apply-style-name="s0" calcext:value="=0" calcext:base-cell-address="Feuille1.M26"/>
            <calcext:condition calcext:apply-style-name="s1" calcext:value="=1" calcext:base-cell-address="Feuille1.M26"/>
          </calcext:conditional-format>
          <calcext:conditional-format calcext:target-range-address="Feuille1.L7:Feuille1.L7">
            <calcext:condition calcext:apply-style-name="s0" calcext:value="=0" calcext:base-cell-address="Feuille1.L7"/>
            <calcext:condition calcext:apply-style-name="s1" calcext:value="=1" calcext:base-cell-address="Feuille1.L7"/>
          </calcext:conditional-format>
          <calcext:conditional-format calcext:target-range-address="Feuille1.M7:Feuille1.M7">
            <calcext:condition calcext:apply-style-name="s0" calcext:value="=0" calcext:base-cell-address="Feuille1.M7"/>
            <calcext:condition calcext:apply-style-name="s1" calcext:value="=1" calcext:base-cell-address="Feuille1.M7"/>
          </calcext:conditional-format>
          <calcext:conditional-format calcext:target-range-address="Feuille1.L6:Feuille1.L6">
            <calcext:condition calcext:apply-style-name="s0" calcext:value="=0" calcext:base-cell-address="Feuille1.L6"/>
            <calcext:condition calcext:apply-style-name="s1" calcext:value="=1" calcext:base-cell-address="Feuille1.L6"/>
          </calcext:conditional-format>
          <calcext:conditional-format calcext:target-range-address="Feuille1.E27:Feuille1.E27">
            <calcext:condition calcext:apply-style-name="s0" calcext:value="=0" calcext:base-cell-address="Feuille1.E27"/>
            <calcext:condition calcext:apply-style-name="s1" calcext:value="=1" calcext:base-cell-address="Feuille1.E27"/>
          </calcext:conditional-format>
          <calcext:conditional-format calcext:target-range-address="Feuille1.E28:Feuille1.E28">
            <calcext:condition calcext:apply-style-name="s0" calcext:value="=0" calcext:base-cell-address="Feuille1.E28"/>
            <calcext:condition calcext:apply-style-name="s1" calcext:value="=1" calcext:base-cell-address="Feuille1.E28"/>
          </calcext:conditional-format>
          <calcext:conditional-format calcext:target-range-address="Feuille1.F27:Feuille1.F27">
            <calcext:condition calcext:apply-style-name="s0" calcext:value="=0" calcext:base-cell-address="Feuille1.F27"/>
            <calcext:condition calcext:apply-style-name="s1" calcext:value="=1" calcext:base-cell-address="Feuille1.F27"/>
          </calcext:conditional-format>
          <calcext:conditional-format calcext:target-range-address="Feuille1.F28:Feuille1.F28">
            <calcext:condition calcext:apply-style-name="s0" calcext:value="=0" calcext:base-cell-address="Feuille1.F28"/>
            <calcext:condition calcext:apply-style-name="s1" calcext:value="=1" calcext:base-cell-address="Feuille1.F28"/>
          </calcext:conditional-format>
          <calcext:conditional-format calcext:target-range-address="Feuille1.G28:Feuille1.G28">
            <calcext:condition calcext:apply-style-name="s0" calcext:value="=0" calcext:base-cell-address="Feuille1.G28"/>
            <calcext:condition calcext:apply-style-name="s1" calcext:value="=1" calcext:base-cell-address="Feuille1.G28"/>
          </calcext:conditional-format>
          <calcext:conditional-format calcext:target-range-address="Feuille1.H28:Feuille1.H28">
            <calcext:condition calcext:apply-style-name="s0" calcext:value="=0" calcext:base-cell-address="Feuille1.H28"/>
            <calcext:condition calcext:apply-style-name="s1" calcext:value="=1" calcext:base-cell-address="Feuille1.H28"/>
          </calcext:conditional-format>
          <calcext:conditional-format calcext:target-range-address="Feuille1.I28:Feuille1.I28">
            <calcext:condition calcext:apply-style-name="s0" calcext:value="=0" calcext:base-cell-address="Feuille1.I28"/>
            <calcext:condition calcext:apply-style-name="s1" calcext:value="=1" calcext:base-cell-address="Feuille1.I28"/>
          </calcext:conditional-format>
          <calcext:conditional-format calcext:target-range-address="Feuille1.J28:Feuille1.J28">
            <calcext:condition calcext:apply-style-name="s0" calcext:value="=0" calcext:base-cell-address="Feuille1.J28"/>
            <calcext:condition calcext:apply-style-name="s1" calcext:value="=1" calcext:base-cell-address="Feuille1.J28"/>
          </calcext:conditional-format>
          <calcext:conditional-format calcext:target-range-address="Feuille1.K28:Feuille1.K28">
            <calcext:condition calcext:apply-style-name="s0" calcext:value="=0" calcext:base-cell-address="Feuille1.K28"/>
            <calcext:condition calcext:apply-style-name="s1" calcext:value="=1" calcext:base-cell-address="Feuille1.K28"/>
          </calcext:conditional-format>
          <calcext:conditional-format calcext:target-range-address="Feuille1.L28:Feuille1.L28">
            <calcext:condition calcext:apply-style-name="s0" calcext:value="=0" calcext:base-cell-address="Feuille1.L28"/>
            <calcext:condition calcext:apply-style-name="s1" calcext:value="=1" calcext:base-cell-address="Feuille1.L28"/>
          </calcext:conditional-format>
          <calcext:conditional-format calcext:target-range-address="Feuille1.G29:Feuille1.G29">
            <calcext:condition calcext:apply-style-name="s0" calcext:value="=0" calcext:base-cell-address="Feuille1.G29"/>
            <calcext:condition calcext:apply-style-name="s1" calcext:value="=1" calcext:base-cell-address="Feuille1.G29"/>
          </calcext:conditional-format>
          <calcext:conditional-format calcext:target-range-address="Feuille1.H29:Feuille1.H29">
            <calcext:condition calcext:apply-style-name="s0" calcext:value="=0" calcext:base-cell-address="Feuille1.H29"/>
            <calcext:condition calcext:apply-style-name="s1" calcext:value="=1" calcext:base-cell-address="Feuille1.H29"/>
          </calcext:conditional-format>
          <calcext:conditional-format calcext:target-range-address="Feuille1.I29:Feuille1.I29">
            <calcext:condition calcext:apply-style-name="s0" calcext:value="=0" calcext:base-cell-address="Feuille1.I29"/>
            <calcext:condition calcext:apply-style-name="s1" calcext:value="=1" calcext:base-cell-address="Feuille1.I29"/>
          </calcext:conditional-format>
          <calcext:conditional-format calcext:target-range-address="Feuille1.J29:Feuille1.J29">
            <calcext:condition calcext:apply-style-name="s0" calcext:value="=0" calcext:base-cell-address="Feuille1.J29"/>
            <calcext:condition calcext:apply-style-name="s1" calcext:value="=1" calcext:base-cell-address="Feuille1.J29"/>
          </calcext:conditional-format>
          <calcext:conditional-format calcext:target-range-address="Feuille1.K29:Feuille1.K29">
            <calcext:condition calcext:apply-style-name="s0" calcext:value="=0" calcext:base-cell-address="Feuille1.K29"/>
            <calcext:condition calcext:apply-style-name="s1" calcext:value="=1" calcext:base-cell-address="Feuille1.K29"/>
          </calcext:conditional-format>
          <calcext:conditional-format calcext:target-range-address="Feuille1.L29:Feuille1.L29">
            <calcext:condition calcext:apply-style-name="s0" calcext:value="=0" calcext:base-cell-address="Feuille1.L29"/>
            <calcext:condition calcext:apply-style-name="s1" calcext:value="=1" calcext:base-cell-address="Feuille1.L29"/>
          </calcext:conditional-format>
          <calcext:conditional-format calcext:target-range-address="Feuille1.L30:Feuille1.N30 Feuille1.M29:Feuille1.N29 Feuille1.E29:Feuille1.F29 Feuille1.N28:Feuille1.N28 Feuille1.E30:Feuille1.G30">
            <calcext:condition calcext:apply-style-name="s0" calcext:value="=0" calcext:base-cell-address="Feuille1.E28"/>
            <calcext:condition calcext:apply-style-name="s1" calcext:value="=1" calcext:base-cell-address="Feuille1.E28"/>
            <calcext:condition calcext:apply-style-name="Default" calcext:value="formula-is(&quot;&quot;)" calcext:base-cell-address="Feuille1.E28"/>
          </calcext:conditional-format>
          <calcext:conditional-format calcext:target-range-address="Feuille1.M27:Feuille1.M27">
            <calcext:condition calcext:apply-style-name="s0" calcext:value="=0" calcext:base-cell-address="Feuille1.M27"/>
            <calcext:condition calcext:apply-style-name="s1" calcext:value="=1" calcext:base-cell-address="Feuille1.M27"/>
          </calcext:conditional-format>
          <calcext:conditional-format calcext:target-range-address="Feuille1.N27:Feuille1.N27">
            <calcext:condition calcext:apply-style-name="s0" calcext:value="=0" calcext:base-cell-address="Feuille1.N27"/>
            <calcext:condition calcext:apply-style-name="s1" calcext:value="=1" calcext:base-cell-address="Feuille1.N27"/>
          </calcext:conditional-format>
          <calcext:conditional-format calcext:target-range-address="Feuille1.M28:Feuille1.M28">
            <calcext:condition calcext:apply-style-name="s0" calcext:value="=0" calcext:base-cell-address="Feuille1.M28"/>
            <calcext:condition calcext:apply-style-name="s1" calcext:value="=1" calcext:base-cell-address="Feuille1.M28"/>
          </calcext:conditional-format>
          <calcext:conditional-format calcext:target-range-address="Feuille1.H8:Feuille1.H8">
            <calcext:condition calcext:apply-style-name="s0" calcext:value="=0" calcext:base-cell-address="Feuille1.H8"/>
            <calcext:condition calcext:apply-style-name="s1" calcext:value="=1" calcext:base-cell-address="Feuille1.H8"/>
          </calcext:conditional-format>
          <calcext:conditional-format calcext:target-range-address="Feuille1.I8:Feuille1.I8">
            <calcext:condition calcext:apply-style-name="s0" calcext:value="=0" calcext:base-cell-address="Feuille1.I8"/>
            <calcext:condition calcext:apply-style-name="s1" calcext:value="=1" calcext:base-cell-address="Feuille1.I8"/>
          </calcext:conditional-format>
          <calcext:conditional-format calcext:target-range-address="Feuille1.K8:Feuille1.K8">
            <calcext:condition calcext:apply-style-name="s0" calcext:value="=0" calcext:base-cell-address="Feuille1.K8"/>
            <calcext:condition calcext:apply-style-name="s1" calcext:value="=1" calcext:base-cell-address="Feuille1.K8"/>
          </calcext:conditional-format>
          <calcext:conditional-format calcext:target-range-address="Feuille1.G8:Feuille1.G8 Feuille1.J8:Feuille1.J8">
            <calcext:condition calcext:apply-style-name="s0" calcext:value="=0" calcext:base-cell-address="Feuille1.G8"/>
            <calcext:condition calcext:apply-style-name="s1" calcext:value="=1" calcext:base-cell-address="Feuille1.G8"/>
            <calcext:condition calcext:apply-style-name="Default" calcext:value="formula-is(&quot;&quot;)" calcext:base-cell-address="Feuille1.G8"/>
          </calcext:conditional-format>
          <calcext:conditional-format calcext:target-range-address="Feuille1.L8:Feuille1.L8">
            <calcext:condition calcext:apply-style-name="s0" calcext:value="=0" calcext:base-cell-address="Feuille1.L8"/>
            <calcext:condition calcext:apply-style-name="s1" calcext:value="=1" calcext:base-cell-address="Feuille1.L8"/>
          </calcext:conditional-format>
          <calcext:conditional-format calcext:target-range-address="Feuille1.H27:Feuille1.H27">
            <calcext:condition calcext:apply-style-name="s0" calcext:value="=0" calcext:base-cell-address="Feuille1.H27"/>
            <calcext:condition calcext:apply-style-name="s1" calcext:value="=1" calcext:base-cell-address="Feuille1.H27"/>
          </calcext:conditional-format>
          <calcext:conditional-format calcext:target-range-address="Feuille1.I27:Feuille1.I27">
            <calcext:condition calcext:apply-style-name="s0" calcext:value="=0" calcext:base-cell-address="Feuille1.I27"/>
            <calcext:condition calcext:apply-style-name="s1" calcext:value="=1" calcext:base-cell-address="Feuille1.I27"/>
          </calcext:conditional-format>
          <calcext:conditional-format calcext:target-range-address="Feuille1.K27:Feuille1.K27">
            <calcext:condition calcext:apply-style-name="s0" calcext:value="=0" calcext:base-cell-address="Feuille1.K27"/>
            <calcext:condition calcext:apply-style-name="s1" calcext:value="=1" calcext:base-cell-address="Feuille1.K27"/>
          </calcext:conditional-format>
          <calcext:conditional-format calcext:target-range-address="Feuille1.G27:Feuille1.G27 Feuille1.J27:Feuille1.J27">
            <calcext:condition calcext:apply-style-name="s0" calcext:value="=0" calcext:base-cell-address="Feuille1.G27"/>
            <calcext:condition calcext:apply-style-name="s1" calcext:value="=1" calcext:base-cell-address="Feuille1.G27"/>
            <calcext:condition calcext:apply-style-name="Default" calcext:value="formula-is(&quot;&quot;)" calcext:base-cell-address="Feuille1.G27"/>
          </calcext:conditional-format>
          <calcext:conditional-format calcext:target-range-address="Feuille1.L27:Feuille1.L27">
            <calcext:condition calcext:apply-style-name="s0" calcext:value="=0" calcext:base-cell-address="Feuille1.L27"/>
            <calcext:condition calcext:apply-style-name="s1" calcext:value="=1" calcext:base-cell-address="Feuille1.L27"/>
          </calcext:conditional-format>
          <calcext:conditional-format calcext:target-range-address="Feuille1.G9:Feuille1.G9">
            <calcext:condition calcext:apply-style-name="s0" calcext:value="=0" calcext:base-cell-address="Feuille1.G9"/>
            <calcext:condition calcext:apply-style-name="s1" calcext:value="=1" calcext:base-cell-address="Feuille1.G9"/>
          </calcext:conditional-format>
          <calcext:conditional-format calcext:target-range-address="Feuille1.G10:Feuille1.G10">
            <calcext:condition calcext:apply-style-name="s0" calcext:value="=0" calcext:base-cell-address="Feuille1.G10"/>
            <calcext:condition calcext:apply-style-name="s1" calcext:value="=1" calcext:base-cell-address="Feuille1.G10"/>
          </calcext:conditional-format>
          <calcext:conditional-format calcext:target-range-address="Feuille1.G11:Feuille1.G11">
            <calcext:condition calcext:apply-style-name="s0" calcext:value="=0" calcext:base-cell-address="Feuille1.G11"/>
            <calcext:condition calcext:apply-style-name="s1" calcext:value="=1" calcext:base-cell-address="Feuille1.G11"/>
          </calcext:conditional-format>
          <calcext:conditional-format calcext:target-range-address="Feuille1.G12:Feuille1.G12">
            <calcext:condition calcext:apply-style-name="s0" calcext:value="=0" calcext:base-cell-address="Feuille1.G12"/>
            <calcext:condition calcext:apply-style-name="s1" calcext:value="=1" calcext:base-cell-address="Feuille1.G12"/>
          </calcext:conditional-format>
          <calcext:conditional-format calcext:target-range-address="Feuille1.G13:Feuille1.G13">
            <calcext:condition calcext:apply-style-name="s0" calcext:value="=0" calcext:base-cell-address="Feuille1.G13"/>
            <calcext:condition calcext:apply-style-name="s1" calcext:value="=1" calcext:base-cell-address="Feuille1.G13"/>
          </calcext:conditional-format>
          <calcext:conditional-format calcext:target-range-address="Feuille1.G14:Feuille1.G14">
            <calcext:condition calcext:apply-style-name="s0" calcext:value="=0" calcext:base-cell-address="Feuille1.G14"/>
            <calcext:condition calcext:apply-style-name="s1" calcext:value="=1" calcext:base-cell-address="Feuille1.G14"/>
          </calcext:conditional-format>
          <calcext:conditional-format calcext:target-range-address="Feuille1.G15:Feuille1.G15">
            <calcext:condition calcext:apply-style-name="s0" calcext:value="=0" calcext:base-cell-address="Feuille1.G15"/>
            <calcext:condition calcext:apply-style-name="s1" calcext:value="=1" calcext:base-cell-address="Feuille1.G15"/>
          </calcext:conditional-format>
          <calcext:conditional-format calcext:target-range-address="Feuille1.G16:Feuille1.G16">
            <calcext:condition calcext:apply-style-name="s0" calcext:value="=0" calcext:base-cell-address="Feuille1.G16"/>
            <calcext:condition calcext:apply-style-name="s1" calcext:value="=1" calcext:base-cell-address="Feuille1.G16"/>
          </calcext:conditional-format>
          <calcext:conditional-format calcext:target-range-address="Feuille1.G17:Feuille1.G17">
            <calcext:condition calcext:apply-style-name="s0" calcext:value="=0" calcext:base-cell-address="Feuille1.G17"/>
            <calcext:condition calcext:apply-style-name="s1" calcext:value="=1" calcext:base-cell-address="Feuille1.G17"/>
          </calcext:conditional-format>
          <calcext:conditional-format calcext:target-range-address="Feuille1.G18:Feuille1.G18">
            <calcext:condition calcext:apply-style-name="s0" calcext:value="=0" calcext:base-cell-address="Feuille1.G18"/>
            <calcext:condition calcext:apply-style-name="s1" calcext:value="=1" calcext:base-cell-address="Feuille1.G18"/>
          </calcext:conditional-format>
          <calcext:conditional-format calcext:target-range-address="Feuille1.G19:Feuille1.G19">
            <calcext:condition calcext:apply-style-name="s0" calcext:value="=0" calcext:base-cell-address="Feuille1.G19"/>
            <calcext:condition calcext:apply-style-name="s1" calcext:value="=1" calcext:base-cell-address="Feuille1.G19"/>
          </calcext:conditional-format>
          <calcext:conditional-format calcext:target-range-address="Feuille1.G20:Feuille1.G20">
            <calcext:condition calcext:apply-style-name="s0" calcext:value="=0" calcext:base-cell-address="Feuille1.G20"/>
            <calcext:condition calcext:apply-style-name="s1" calcext:value="=1" calcext:base-cell-address="Feuille1.G20"/>
          </calcext:conditional-format>
          <calcext:conditional-format calcext:target-range-address="Feuille1.G21:Feuille1.G21">
            <calcext:condition calcext:apply-style-name="s0" calcext:value="=0" calcext:base-cell-address="Feuille1.G21"/>
            <calcext:condition calcext:apply-style-name="s1" calcext:value="=1" calcext:base-cell-address="Feuille1.G21"/>
          </calcext:conditional-format>
          <calcext:conditional-format calcext:target-range-address="Feuille1.G22:Feuille1.G22">
            <calcext:condition calcext:apply-style-name="s0" calcext:value="=0" calcext:base-cell-address="Feuille1.G22"/>
            <calcext:condition calcext:apply-style-name="s1" calcext:value="=1" calcext:base-cell-address="Feuille1.G22"/>
          </calcext:conditional-format>
          <calcext:conditional-format calcext:target-range-address="Feuille1.G23:Feuille1.G23">
            <calcext:condition calcext:apply-style-name="s0" calcext:value="=0" calcext:base-cell-address="Feuille1.G23"/>
            <calcext:condition calcext:apply-style-name="s1" calcext:value="=1" calcext:base-cell-address="Feuille1.G23"/>
          </calcext:conditional-format>
          <calcext:conditional-format calcext:target-range-address="Feuille1.G24:Feuille1.G24">
            <calcext:condition calcext:apply-style-name="s0" calcext:value="=0" calcext:base-cell-address="Feuille1.G24"/>
            <calcext:condition calcext:apply-style-name="s1" calcext:value="=1" calcext:base-cell-address="Feuille1.G24"/>
          </calcext:conditional-format>
          <calcext:conditional-format calcext:target-range-address="Feuille1.G25:Feuille1.G25">
            <calcext:condition calcext:apply-style-name="s0" calcext:value="=0" calcext:base-cell-address="Feuille1.G25"/>
            <calcext:condition calcext:apply-style-name="s1" calcext:value="=1" calcext:base-cell-address="Feuille1.G25"/>
          </calcext:conditional-format>
          <calcext:conditional-format calcext:target-range-address="Feuille1.G26:Feuille1.G26">
            <calcext:condition calcext:apply-style-name="s0" calcext:value="=0" calcext:base-cell-address="Feuille1.G26"/>
            <calcext:condition calcext:apply-style-name="s1" calcext:value="=1" calcext:base-cell-address="Feuille1.G26"/>
          </calcext:conditional-format>
          <calcext:conditional-format calcext:target-range-address="Feuille1.L9:Feuille1.L9">
            <calcext:condition calcext:apply-style-name="s0" calcext:value="=0" calcext:base-cell-address="Feuille1.L9"/>
            <calcext:condition calcext:apply-style-name="s1" calcext:value="=1" calcext:base-cell-address="Feuille1.L9"/>
          </calcext:conditional-format>
          <calcext:conditional-format calcext:target-range-address="Feuille1.L10:Feuille1.L10">
            <calcext:condition calcext:apply-style-name="s0" calcext:value="=0" calcext:base-cell-address="Feuille1.L10"/>
            <calcext:condition calcext:apply-style-name="s1" calcext:value="=1" calcext:base-cell-address="Feuille1.L10"/>
          </calcext:conditional-format>
          <calcext:conditional-format calcext:target-range-address="Feuille1.L11:Feuille1.L11">
            <calcext:condition calcext:apply-style-name="s0" calcext:value="=0" calcext:base-cell-address="Feuille1.L11"/>
            <calcext:condition calcext:apply-style-name="s1" calcext:value="=1" calcext:base-cell-address="Feuille1.L11"/>
          </calcext:conditional-format>
          <calcext:conditional-format calcext:target-range-address="Feuille1.L12:Feuille1.L12">
            <calcext:condition calcext:apply-style-name="s0" calcext:value="=0" calcext:base-cell-address="Feuille1.L12"/>
            <calcext:condition calcext:apply-style-name="s1" calcext:value="=1" calcext:base-cell-address="Feuille1.L12"/>
          </calcext:conditional-format>
          <calcext:conditional-format calcext:target-range-address="Feuille1.L13:Feuille1.L13">
            <calcext:condition calcext:apply-style-name="s0" calcext:value="=0" calcext:base-cell-address="Feuille1.L13"/>
            <calcext:condition calcext:apply-style-name="s1" calcext:value="=1" calcext:base-cell-address="Feuille1.L13"/>
          </calcext:conditional-format>
          <calcext:conditional-format calcext:target-range-address="Feuille1.L14:Feuille1.L14">
            <calcext:condition calcext:apply-style-name="s0" calcext:value="=0" calcext:base-cell-address="Feuille1.L14"/>
            <calcext:condition calcext:apply-style-name="s1" calcext:value="=1" calcext:base-cell-address="Feuille1.L14"/>
          </calcext:conditional-format>
          <calcext:conditional-format calcext:target-range-address="Feuille1.L15:Feuille1.L15">
            <calcext:condition calcext:apply-style-name="s0" calcext:value="=0" calcext:base-cell-address="Feuille1.L15"/>
            <calcext:condition calcext:apply-style-name="s1" calcext:value="=1" calcext:base-cell-address="Feuille1.L15"/>
          </calcext:conditional-format>
          <calcext:conditional-format calcext:target-range-address="Feuille1.L16:Feuille1.L16">
            <calcext:condition calcext:apply-style-name="s0" calcext:value="=0" calcext:base-cell-address="Feuille1.L16"/>
            <calcext:condition calcext:apply-style-name="s1" calcext:value="=1" calcext:base-cell-address="Feuille1.L16"/>
          </calcext:conditional-format>
          <calcext:conditional-format calcext:target-range-address="Feuille1.L17:Feuille1.L17">
            <calcext:condition calcext:apply-style-name="s0" calcext:value="=0" calcext:base-cell-address="Feuille1.L17"/>
            <calcext:condition calcext:apply-style-name="s1" calcext:value="=1" calcext:base-cell-address="Feuille1.L17"/>
          </calcext:conditional-format>
          <calcext:conditional-format calcext:target-range-address="Feuille1.L18:Feuille1.L18">
            <calcext:condition calcext:apply-style-name="s0" calcext:value="=0" calcext:base-cell-address="Feuille1.L18"/>
            <calcext:condition calcext:apply-style-name="s1" calcext:value="=1" calcext:base-cell-address="Feuille1.L18"/>
          </calcext:conditional-format>
          <calcext:conditional-format calcext:target-range-address="Feuille1.L19:Feuille1.L19">
            <calcext:condition calcext:apply-style-name="s0" calcext:value="=0" calcext:base-cell-address="Feuille1.L19"/>
            <calcext:condition calcext:apply-style-name="s1" calcext:value="=1" calcext:base-cell-address="Feuille1.L19"/>
          </calcext:conditional-format>
          <calcext:conditional-format calcext:target-range-address="Feuille1.L20:Feuille1.L20">
            <calcext:condition calcext:apply-style-name="s0" calcext:value="=0" calcext:base-cell-address="Feuille1.L20"/>
            <calcext:condition calcext:apply-style-name="s1" calcext:value="=1" calcext:base-cell-address="Feuille1.L20"/>
          </calcext:conditional-format>
          <calcext:conditional-format calcext:target-range-address="Feuille1.L21:Feuille1.L21">
            <calcext:condition calcext:apply-style-name="s0" calcext:value="=0" calcext:base-cell-address="Feuille1.L21"/>
            <calcext:condition calcext:apply-style-name="s1" calcext:value="=1" calcext:base-cell-address="Feuille1.L21"/>
          </calcext:conditional-format>
          <calcext:conditional-format calcext:target-range-address="Feuille1.L22:Feuille1.L22">
            <calcext:condition calcext:apply-style-name="s0" calcext:value="=0" calcext:base-cell-address="Feuille1.L22"/>
            <calcext:condition calcext:apply-style-name="s1" calcext:value="=1" calcext:base-cell-address="Feuille1.L22"/>
          </calcext:conditional-format>
          <calcext:conditional-format calcext:target-range-address="Feuille1.L23:Feuille1.L23">
            <calcext:condition calcext:apply-style-name="s0" calcext:value="=0" calcext:base-cell-address="Feuille1.L23"/>
            <calcext:condition calcext:apply-style-name="s1" calcext:value="=1" calcext:base-cell-address="Feuille1.L23"/>
          </calcext:conditional-format>
          <calcext:conditional-format calcext:target-range-address="Feuille1.L24:Feuille1.L24">
            <calcext:condition calcext:apply-style-name="s0" calcext:value="=0" calcext:base-cell-address="Feuille1.L24"/>
            <calcext:condition calcext:apply-style-name="s1" calcext:value="=1" calcext:base-cell-address="Feuille1.L24"/>
          </calcext:conditional-format>
          <calcext:conditional-format calcext:target-range-address="Feuille1.L25:Feuille1.L25">
            <calcext:condition calcext:apply-style-name="s0" calcext:value="=0" calcext:base-cell-address="Feuille1.L25"/>
            <calcext:condition calcext:apply-style-name="s1" calcext:value="=1" calcext:base-cell-address="Feuille1.L25"/>
          </calcext:conditional-format>
          <calcext:conditional-format calcext:target-range-address="Feuille1.L26:Feuille1.L26">
            <calcext:condition calcext:apply-style-name="s0" calcext:value="=0" calcext:base-cell-address="Feuille1.L26"/>
            <calcext:condition calcext:apply-style-name="s1" calcext:value="=1" calcext:base-cell-address="Feuille1.L26"/>
          </calcext:conditional-format>
          <calcext:conditional-format calcext:target-range-address="Feuille1.B134:Feuille1.Q134">
            <calcext:condition calcext:apply-style-name="s0" calcext:value="=0" calcext:base-cell-address="Feuille1.B134"/>
            <calcext:condition calcext:apply-style-name="s1" calcext:value="=1" calcext:base-cell-address="Feuille1.B134"/>
            <calcext:condition calcext:apply-style-name="Default" calcext:value="formula-is(&quot;&quot;)" calcext:base-cell-address="Feuille1.B134"/>
          </calcext:conditional-format>
          <calcext:conditional-format calcext:target-range-address="Feuille1.B135:Feuille1.Q135">
            <calcext:condition calcext:apply-style-name="s0" calcext:value="=0" calcext:base-cell-address="Feuille1.B135"/>
            <calcext:condition calcext:apply-style-name="s1" calcext:value="=1" calcext:base-cell-address="Feuille1.B135"/>
            <calcext:condition calcext:apply-style-name="Default" calcext:value="formula-is(&quot;&quot;)" calcext:base-cell-address="Feuille1.B135"/>
          </calcext:conditional-format>
          <calcext:conditional-format calcext:target-range-address="Feuille1.B136:Feuille1.Q136">
            <calcext:condition calcext:apply-style-name="s0" calcext:value="=0" calcext:base-cell-address="Feuille1.B136"/>
            <calcext:condition calcext:apply-style-name="s1" calcext:value="=1" calcext:base-cell-address="Feuille1.B136"/>
            <calcext:condition calcext:apply-style-name="Default" calcext:value="formula-is(&quot;&quot;)" calcext:base-cell-address="Feuille1.B136"/>
          </calcext:conditional-format>
          <calcext:conditional-format calcext:target-range-address="Feuille1.B137:Feuille1.Q137">
            <calcext:condition calcext:apply-style-name="s0" calcext:value="=0" calcext:base-cell-address="Feuille1.B137"/>
            <calcext:condition calcext:apply-style-name="s1" calcext:value="=1" calcext:base-cell-address="Feuille1.B137"/>
            <calcext:condition calcext:apply-style-name="Default" calcext:value="formula-is(&quot;&quot;)" calcext:base-cell-address="Feuille1.B137"/>
          </calcext:conditional-format>
          <calcext:conditional-format calcext:target-range-address="Feuille1.Q138:Feuille1.Q138 Feuille1.B138:Feuille1.B138 Feuille1.P155:Feuille1.P160 Feuille1.K155:Feuille1.K160 Feuille1.P139:Feuille1.P146 Feuille1.K139:Feuille1.K146">
            <calcext:condition calcext:apply-style-name="s0" calcext:value="=0" calcext:base-cell-address="Feuille1.B138"/>
            <calcext:condition calcext:apply-style-name="s1" calcext:value="=1" calcext:base-cell-address="Feuille1.B138"/>
            <calcext:condition calcext:apply-style-name="Default" calcext:value="formula-is(&quot;&quot;)" calcext:base-cell-address="Feuille1.B138"/>
          </calcext:conditional-format>
          <calcext:conditional-format calcext:target-range-address="Feuille1.Q139:Feuille1.Q139 Feuille1.B139:Feuille1.B139">
            <calcext:condition calcext:apply-style-name="s0" calcext:value="=0" calcext:base-cell-address="Feuille1.B139"/>
            <calcext:condition calcext:apply-style-name="s1" calcext:value="=1" calcext:base-cell-address="Feuille1.B139"/>
            <calcext:condition calcext:apply-style-name="Default" calcext:value="formula-is(&quot;&quot;)" calcext:base-cell-address="Feuille1.B139"/>
          </calcext:conditional-format>
          <calcext:conditional-format calcext:target-range-address="Feuille1.Q140:Feuille1.Q140 Feuille1.B140:Feuille1.B140">
            <calcext:condition calcext:apply-style-name="s0" calcext:value="=0" calcext:base-cell-address="Feuille1.B140"/>
            <calcext:condition calcext:apply-style-name="s1" calcext:value="=1" calcext:base-cell-address="Feuille1.B140"/>
            <calcext:condition calcext:apply-style-name="Default" calcext:value="formula-is(&quot;&quot;)" calcext:base-cell-address="Feuille1.B140"/>
          </calcext:conditional-format>
          <calcext:conditional-format calcext:target-range-address="Feuille1.Q141:Feuille1.Q141 Feuille1.B141:Feuille1.B141">
            <calcext:condition calcext:apply-style-name="s0" calcext:value="=0" calcext:base-cell-address="Feuille1.B141"/>
            <calcext:condition calcext:apply-style-name="s1" calcext:value="=1" calcext:base-cell-address="Feuille1.B141"/>
            <calcext:condition calcext:apply-style-name="Default" calcext:value="formula-is(&quot;&quot;)" calcext:base-cell-address="Feuille1.B141"/>
          </calcext:conditional-format>
          <calcext:conditional-format calcext:target-range-address="Feuille1.Q142:Feuille1.Q142 Feuille1.B142:Feuille1.B142">
            <calcext:condition calcext:apply-style-name="s0" calcext:value="=0" calcext:base-cell-address="Feuille1.B142"/>
            <calcext:condition calcext:apply-style-name="s1" calcext:value="=1" calcext:base-cell-address="Feuille1.B142"/>
            <calcext:condition calcext:apply-style-name="Default" calcext:value="formula-is(&quot;&quot;)" calcext:base-cell-address="Feuille1.B142"/>
          </calcext:conditional-format>
          <calcext:conditional-format calcext:target-range-address="Feuille1.Q143:Feuille1.Q143 Feuille1.B143:Feuille1.B143">
            <calcext:condition calcext:apply-style-name="s0" calcext:value="=0" calcext:base-cell-address="Feuille1.B143"/>
            <calcext:condition calcext:apply-style-name="s1" calcext:value="=1" calcext:base-cell-address="Feuille1.B143"/>
            <calcext:condition calcext:apply-style-name="Default" calcext:value="formula-is(&quot;&quot;)" calcext:base-cell-address="Feuille1.B143"/>
          </calcext:conditional-format>
          <calcext:conditional-format calcext:target-range-address="Feuille1.Q144:Feuille1.Q144 Feuille1.B144:Feuille1.B144">
            <calcext:condition calcext:apply-style-name="s0" calcext:value="=0" calcext:base-cell-address="Feuille1.B144"/>
            <calcext:condition calcext:apply-style-name="s1" calcext:value="=1" calcext:base-cell-address="Feuille1.B144"/>
            <calcext:condition calcext:apply-style-name="Default" calcext:value="formula-is(&quot;&quot;)" calcext:base-cell-address="Feuille1.B144"/>
          </calcext:conditional-format>
          <calcext:conditional-format calcext:target-range-address="Feuille1.Q145:Feuille1.Q145 Feuille1.B145:Feuille1.B145">
            <calcext:condition calcext:apply-style-name="s0" calcext:value="=0" calcext:base-cell-address="Feuille1.B145"/>
            <calcext:condition calcext:apply-style-name="s1" calcext:value="=1" calcext:base-cell-address="Feuille1.B145"/>
            <calcext:condition calcext:apply-style-name="Default" calcext:value="formula-is(&quot;&quot;)" calcext:base-cell-address="Feuille1.B145"/>
          </calcext:conditional-format>
          <calcext:conditional-format calcext:target-range-address="Feuille1.Q146:Feuille1.Q146 Feuille1.B146:Feuille1.B146">
            <calcext:condition calcext:apply-style-name="s0" calcext:value="=0" calcext:base-cell-address="Feuille1.B146"/>
            <calcext:condition calcext:apply-style-name="s1" calcext:value="=1" calcext:base-cell-address="Feuille1.B146"/>
            <calcext:condition calcext:apply-style-name="Default" calcext:value="formula-is(&quot;&quot;)" calcext:base-cell-address="Feuille1.B146"/>
          </calcext:conditional-format>
          <calcext:conditional-format calcext:target-range-address="Feuille1.B147:Feuille1.B147">
            <calcext:condition calcext:apply-style-name="s0" calcext:value="=0" calcext:base-cell-address="Feuille1.B147"/>
            <calcext:condition calcext:apply-style-name="s1" calcext:value="=1" calcext:base-cell-address="Feuille1.B147"/>
            <calcext:condition calcext:apply-style-name="Default" calcext:value="formula-is(&quot;&quot;)" calcext:base-cell-address="Feuille1.B147"/>
          </calcext:conditional-format>
          <calcext:conditional-format calcext:target-range-address="Feuille1.B148:Feuille1.B148">
            <calcext:condition calcext:apply-style-name="s0" calcext:value="=0" calcext:base-cell-address="Feuille1.B148"/>
            <calcext:condition calcext:apply-style-name="s1" calcext:value="=1" calcext:base-cell-address="Feuille1.B148"/>
            <calcext:condition calcext:apply-style-name="Default" calcext:value="formula-is(&quot;&quot;)" calcext:base-cell-address="Feuille1.B148"/>
          </calcext:conditional-format>
          <calcext:conditional-format calcext:target-range-address="Feuille1.B149:Feuille1.B149">
            <calcext:condition calcext:apply-style-name="s0" calcext:value="=0" calcext:base-cell-address="Feuille1.B149"/>
            <calcext:condition calcext:apply-style-name="s1" calcext:value="=1" calcext:base-cell-address="Feuille1.B149"/>
            <calcext:condition calcext:apply-style-name="Default" calcext:value="formula-is(&quot;&quot;)" calcext:base-cell-address="Feuille1.B149"/>
          </calcext:conditional-format>
          <calcext:conditional-format calcext:target-range-address="Feuille1.B150:Feuille1.B150">
            <calcext:condition calcext:apply-style-name="s0" calcext:value="=0" calcext:base-cell-address="Feuille1.B150"/>
            <calcext:condition calcext:apply-style-name="s1" calcext:value="=1" calcext:base-cell-address="Feuille1.B150"/>
            <calcext:condition calcext:apply-style-name="Default" calcext:value="formula-is(&quot;&quot;)" calcext:base-cell-address="Feuille1.B150"/>
          </calcext:conditional-format>
          <calcext:conditional-format calcext:target-range-address="Feuille1.B151:Feuille1.B151">
            <calcext:condition calcext:apply-style-name="s0" calcext:value="=0" calcext:base-cell-address="Feuille1.B151"/>
            <calcext:condition calcext:apply-style-name="s1" calcext:value="=1" calcext:base-cell-address="Feuille1.B151"/>
            <calcext:condition calcext:apply-style-name="Default" calcext:value="formula-is(&quot;&quot;)" calcext:base-cell-address="Feuille1.B151"/>
          </calcext:conditional-format>
          <calcext:conditional-format calcext:target-range-address="Feuille1.B152:Feuille1.B152">
            <calcext:condition calcext:apply-style-name="s0" calcext:value="=0" calcext:base-cell-address="Feuille1.B152"/>
            <calcext:condition calcext:apply-style-name="s1" calcext:value="=1" calcext:base-cell-address="Feuille1.B152"/>
            <calcext:condition calcext:apply-style-name="Default" calcext:value="formula-is(&quot;&quot;)" calcext:base-cell-address="Feuille1.B152"/>
          </calcext:conditional-format>
          <calcext:conditional-format calcext:target-range-address="Feuille1.B153:Feuille1.B153">
            <calcext:condition calcext:apply-style-name="s0" calcext:value="=0" calcext:base-cell-address="Feuille1.B153"/>
            <calcext:condition calcext:apply-style-name="s1" calcext:value="=1" calcext:base-cell-address="Feuille1.B153"/>
            <calcext:condition calcext:apply-style-name="Default" calcext:value="formula-is(&quot;&quot;)" calcext:base-cell-address="Feuille1.B153"/>
          </calcext:conditional-format>
          <calcext:conditional-format calcext:target-range-address="Feuille1.B154:Feuille1.B154">
            <calcext:condition calcext:apply-style-name="s0" calcext:value="=0" calcext:base-cell-address="Feuille1.B154"/>
            <calcext:condition calcext:apply-style-name="s1" calcext:value="=1" calcext:base-cell-address="Feuille1.B154"/>
            <calcext:condition calcext:apply-style-name="Default" calcext:value="formula-is(&quot;&quot;)" calcext:base-cell-address="Feuille1.B154"/>
          </calcext:conditional-format>
          <calcext:conditional-format calcext:target-range-address="Feuille1.Q155:Feuille1.Q155 Feuille1.B155:Feuille1.G155">
            <calcext:condition calcext:apply-style-name="s0" calcext:value="=0" calcext:base-cell-address="Feuille1.B155"/>
            <calcext:condition calcext:apply-style-name="s1" calcext:value="=1" calcext:base-cell-address="Feuille1.B155"/>
            <calcext:condition calcext:apply-style-name="Default" calcext:value="formula-is(&quot;&quot;)" calcext:base-cell-address="Feuille1.B155"/>
          </calcext:conditional-format>
          <calcext:conditional-format calcext:target-range-address="Feuille1.Q156:Feuille1.Q156 Feuille1.B156:Feuille1.G156">
            <calcext:condition calcext:apply-style-name="s0" calcext:value="=0" calcext:base-cell-address="Feuille1.B156"/>
            <calcext:condition calcext:apply-style-name="s1" calcext:value="=1" calcext:base-cell-address="Feuille1.B156"/>
            <calcext:condition calcext:apply-style-name="Default" calcext:value="formula-is(&quot;&quot;)" calcext:base-cell-address="Feuille1.B156"/>
          </calcext:conditional-format>
          <calcext:conditional-format calcext:target-range-address="Feuille1.Q157:Feuille1.Q157 Feuille1.B157:Feuille1.G157">
            <calcext:condition calcext:apply-style-name="s0" calcext:value="=0" calcext:base-cell-address="Feuille1.B157"/>
            <calcext:condition calcext:apply-style-name="s1" calcext:value="=1" calcext:base-cell-address="Feuille1.B157"/>
            <calcext:condition calcext:apply-style-name="Default" calcext:value="formula-is(&quot;&quot;)" calcext:base-cell-address="Feuille1.B157"/>
          </calcext:conditional-format>
          <calcext:conditional-format calcext:target-range-address="Feuille1.Q158:Feuille1.Q158 Feuille1.B158:Feuille1.G158">
            <calcext:condition calcext:apply-style-name="s0" calcext:value="=0" calcext:base-cell-address="Feuille1.B158"/>
            <calcext:condition calcext:apply-style-name="s1" calcext:value="=1" calcext:base-cell-address="Feuille1.B158"/>
            <calcext:condition calcext:apply-style-name="Default" calcext:value="formula-is(&quot;&quot;)" calcext:base-cell-address="Feuille1.B158"/>
          </calcext:conditional-format>
          <calcext:conditional-format calcext:target-range-address="Feuille1.Q159:Feuille1.Q159 Feuille1.B159:Feuille1.G159">
            <calcext:condition calcext:apply-style-name="s0" calcext:value="=0" calcext:base-cell-address="Feuille1.B159"/>
            <calcext:condition calcext:apply-style-name="s1" calcext:value="=1" calcext:base-cell-address="Feuille1.B159"/>
            <calcext:condition calcext:apply-style-name="Default" calcext:value="formula-is(&quot;&quot;)" calcext:base-cell-address="Feuille1.B159"/>
          </calcext:conditional-format>
          <calcext:conditional-format calcext:target-range-address="Feuille1.Q160:Feuille1.Q160 Feuille1.B160:Feuille1.G160">
            <calcext:condition calcext:apply-style-name="s0" calcext:value="=0" calcext:base-cell-address="Feuille1.B160"/>
            <calcext:condition calcext:apply-style-name="s1" calcext:value="=1" calcext:base-cell-address="Feuille1.B160"/>
            <calcext:condition calcext:apply-style-name="Default" calcext:value="formula-is(&quot;&quot;)" calcext:base-cell-address="Feuille1.B160"/>
          </calcext:conditional-format>
          <calcext:conditional-format calcext:target-range-address="Feuille1.Q161:Feuille1.Q161 Feuille1.B161:Feuille1.G161">
            <calcext:condition calcext:apply-style-name="s0" calcext:value="=0" calcext:base-cell-address="Feuille1.B161"/>
            <calcext:condition calcext:apply-style-name="s1" calcext:value="=1" calcext:base-cell-address="Feuille1.B161"/>
            <calcext:condition calcext:apply-style-name="Default" calcext:value="formula-is(&quot;&quot;)" calcext:base-cell-address="Feuille1.B161"/>
          </calcext:conditional-format>
          <calcext:conditional-format calcext:target-range-address="Feuille1.P162:Feuille1.Q162 Feuille1.B162:Feuille1.K162">
            <calcext:condition calcext:apply-style-name="s0" calcext:value="=0" calcext:base-cell-address="Feuille1.B162"/>
            <calcext:condition calcext:apply-style-name="s1" calcext:value="=1" calcext:base-cell-address="Feuille1.B162"/>
            <calcext:condition calcext:apply-style-name="Default" calcext:value="formula-is(&quot;&quot;)" calcext:base-cell-address="Feuille1.B162"/>
          </calcext:conditional-format>
          <calcext:conditional-format calcext:target-range-address="Feuille1.P163:Feuille1.Q163 Feuille1.B163:Feuille1.K163">
            <calcext:condition calcext:apply-style-name="s0" calcext:value="=0" calcext:base-cell-address="Feuille1.B163"/>
            <calcext:condition calcext:apply-style-name="s1" calcext:value="=1" calcext:base-cell-address="Feuille1.B163"/>
            <calcext:condition calcext:apply-style-name="Default" calcext:value="formula-is(&quot;&quot;)" calcext:base-cell-address="Feuille1.B163"/>
          </calcext:conditional-format>
          <calcext:conditional-format calcext:target-range-address="Feuille1.P164:Feuille1.Q164 Feuille1.B164:Feuille1.K164">
            <calcext:condition calcext:apply-style-name="s0" calcext:value="=0" calcext:base-cell-address="Feuille1.B164"/>
            <calcext:condition calcext:apply-style-name="s1" calcext:value="=1" calcext:base-cell-address="Feuille1.B164"/>
            <calcext:condition calcext:apply-style-name="Default" calcext:value="formula-is(&quot;&quot;)" calcext:base-cell-address="Feuille1.B164"/>
          </calcext:conditional-format>
          <calcext:conditional-format calcext:target-range-address="Feuille1.P165:Feuille1.Q165 Feuille1.B165:Feuille1.K165">
            <calcext:condition calcext:apply-style-name="s0" calcext:value="=0" calcext:base-cell-address="Feuille1.B165"/>
            <calcext:condition calcext:apply-style-name="s1" calcext:value="=1" calcext:base-cell-address="Feuille1.B165"/>
            <calcext:condition calcext:apply-style-name="Default" calcext:value="formula-is(&quot;&quot;)" calcext:base-cell-address="Feuille1.B165"/>
          </calcext:conditional-format>
          <calcext:conditional-format calcext:target-range-address="Feuille1.L167:Feuille1.Q167">
            <calcext:condition calcext:apply-style-name="s0" calcext:value="=0" calcext:base-cell-address="Feuille1.L167"/>
            <calcext:condition calcext:apply-style-name="s1" calcext:value="=1" calcext:base-cell-address="Feuille1.L167"/>
            <calcext:condition calcext:apply-style-name="Default" calcext:value="formula-is(&quot;&quot;)" calcext:base-cell-address="Feuille1.L167"/>
          </calcext:conditional-format>
          <calcext:conditional-format calcext:target-range-address="Feuille1.L168:Feuille1.Q168">
            <calcext:condition calcext:apply-style-name="s0" calcext:value="=0" calcext:base-cell-address="Feuille1.L168"/>
            <calcext:condition calcext:apply-style-name="s1" calcext:value="=1" calcext:base-cell-address="Feuille1.L168"/>
            <calcext:condition calcext:apply-style-name="Default" calcext:value="formula-is(&quot;&quot;)" calcext:base-cell-address="Feuille1.L168"/>
          </calcext:conditional-format>
          <calcext:conditional-format calcext:target-range-address="Feuille1.L169:Feuille1.Q169">
            <calcext:condition calcext:apply-style-name="s0" calcext:value="=0" calcext:base-cell-address="Feuille1.L169"/>
            <calcext:condition calcext:apply-style-name="s1" calcext:value="=1" calcext:base-cell-address="Feuille1.L169"/>
            <calcext:condition calcext:apply-style-name="Default" calcext:value="formula-is(&quot;&quot;)" calcext:base-cell-address="Feuille1.L169"/>
          </calcext:conditional-format>
          <calcext:conditional-format calcext:target-range-address="Feuille1.L170:Feuille1.Q170">
            <calcext:condition calcext:apply-style-name="s0" calcext:value="=0" calcext:base-cell-address="Feuille1.L170"/>
            <calcext:condition calcext:apply-style-name="s1" calcext:value="=1" calcext:base-cell-address="Feuille1.L170"/>
            <calcext:condition calcext:apply-style-name="Default" calcext:value="formula-is(&quot;&quot;)" calcext:base-cell-address="Feuille1.L170"/>
          </calcext:conditional-format>
          <calcext:conditional-format calcext:target-range-address="Feuille1.P171:Feuille1.Q171">
            <calcext:condition calcext:apply-style-name="s0" calcext:value="=0" calcext:base-cell-address="Feuille1.P171"/>
            <calcext:condition calcext:apply-style-name="s1" calcext:value="=1" calcext:base-cell-address="Feuille1.P171"/>
            <calcext:condition calcext:apply-style-name="Default" calcext:value="formula-is(&quot;&quot;)" calcext:base-cell-address="Feuille1.P171"/>
          </calcext:conditional-format>
          <calcext:conditional-format calcext:target-range-address="Feuille1.P172:Feuille1.Q172">
            <calcext:condition calcext:apply-style-name="s0" calcext:value="=0" calcext:base-cell-address="Feuille1.P172"/>
            <calcext:condition calcext:apply-style-name="s1" calcext:value="=1" calcext:base-cell-address="Feuille1.P172"/>
            <calcext:condition calcext:apply-style-name="Default" calcext:value="formula-is(&quot;&quot;)" calcext:base-cell-address="Feuille1.P172"/>
          </calcext:conditional-format>
          <calcext:conditional-format calcext:target-range-address="Feuille1.P173:Feuille1.Q173">
            <calcext:condition calcext:apply-style-name="s0" calcext:value="=0" calcext:base-cell-address="Feuille1.P173"/>
            <calcext:condition calcext:apply-style-name="s1" calcext:value="=1" calcext:base-cell-address="Feuille1.P173"/>
            <calcext:condition calcext:apply-style-name="Default" calcext:value="formula-is(&quot;&quot;)" calcext:base-cell-address="Feuille1.P173"/>
          </calcext:conditional-format>
          <calcext:conditional-format calcext:target-range-address="Feuille1.P174:Feuille1.Q174">
            <calcext:condition calcext:apply-style-name="s0" calcext:value="=0" calcext:base-cell-address="Feuille1.P174"/>
            <calcext:condition calcext:apply-style-name="s1" calcext:value="=1" calcext:base-cell-address="Feuille1.P174"/>
            <calcext:condition calcext:apply-style-name="Default" calcext:value="formula-is(&quot;&quot;)" calcext:base-cell-address="Feuille1.P174"/>
          </calcext:conditional-format>
          <calcext:conditional-format calcext:target-range-address="Feuille1.L175:Feuille1.Q175">
            <calcext:condition calcext:apply-style-name="s0" calcext:value="=0" calcext:base-cell-address="Feuille1.L175"/>
            <calcext:condition calcext:apply-style-name="s1" calcext:value="=1" calcext:base-cell-address="Feuille1.L175"/>
            <calcext:condition calcext:apply-style-name="Default" calcext:value="formula-is(&quot;&quot;)" calcext:base-cell-address="Feuille1.L175"/>
          </calcext:conditional-format>
          <calcext:conditional-format calcext:target-range-address="Feuille1.L176:Feuille1.Q176">
            <calcext:condition calcext:apply-style-name="s0" calcext:value="=0" calcext:base-cell-address="Feuille1.L176"/>
            <calcext:condition calcext:apply-style-name="s1" calcext:value="=1" calcext:base-cell-address="Feuille1.L176"/>
            <calcext:condition calcext:apply-style-name="Default" calcext:value="formula-is(&quot;&quot;)" calcext:base-cell-address="Feuille1.L176"/>
          </calcext:conditional-format>
          <calcext:conditional-format calcext:target-range-address="Feuille1.L177:Feuille1.Q177">
            <calcext:condition calcext:apply-style-name="s0" calcext:value="=0" calcext:base-cell-address="Feuille1.L177"/>
            <calcext:condition calcext:apply-style-name="s1" calcext:value="=1" calcext:base-cell-address="Feuille1.L177"/>
            <calcext:condition calcext:apply-style-name="Default" calcext:value="formula-is(&quot;&quot;)" calcext:base-cell-address="Feuille1.L177"/>
          </calcext:conditional-format>
          <calcext:conditional-format calcext:target-range-address="Feuille1.L178:Feuille1.Q178">
            <calcext:condition calcext:apply-style-name="s0" calcext:value="=0" calcext:base-cell-address="Feuille1.L178"/>
            <calcext:condition calcext:apply-style-name="s1" calcext:value="=1" calcext:base-cell-address="Feuille1.L178"/>
            <calcext:condition calcext:apply-style-name="Default" calcext:value="formula-is(&quot;&quot;)" calcext:base-cell-address="Feuille1.L178"/>
          </calcext:conditional-format>
          <calcext:conditional-format calcext:target-range-address="Feuille1.L179:Feuille1.Q179">
            <calcext:condition calcext:apply-style-name="s0" calcext:value="=0" calcext:base-cell-address="Feuille1.L179"/>
            <calcext:condition calcext:apply-style-name="s1" calcext:value="=1" calcext:base-cell-address="Feuille1.L179"/>
            <calcext:condition calcext:apply-style-name="Default" calcext:value="formula-is(&quot;&quot;)" calcext:base-cell-address="Feuille1.L179"/>
          </calcext:conditional-format>
          <calcext:conditional-format calcext:target-range-address="Feuille1.L180:Feuille1.Q180">
            <calcext:condition calcext:apply-style-name="s0" calcext:value="=0" calcext:base-cell-address="Feuille1.L180"/>
            <calcext:condition calcext:apply-style-name="s1" calcext:value="=1" calcext:base-cell-address="Feuille1.L180"/>
            <calcext:condition calcext:apply-style-name="Default" calcext:value="formula-is(&quot;&quot;)" calcext:base-cell-address="Feuille1.L180"/>
          </calcext:conditional-format>
          <calcext:conditional-format calcext:target-range-address="Feuille1.B185:Feuille1.I185">
            <calcext:condition calcext:apply-style-name="s0" calcext:value="=0" calcext:base-cell-address="Feuille1.B185"/>
            <calcext:condition calcext:apply-style-name="s1" calcext:value="=1" calcext:base-cell-address="Feuille1.B185"/>
            <calcext:condition calcext:apply-style-name="Default" calcext:value="formula-is(&quot;&quot;)" calcext:base-cell-address="Feuille1.B185"/>
          </calcext:conditional-format>
          <calcext:conditional-format calcext:target-range-address="Feuille1.B186:Feuille1.I186">
            <calcext:condition calcext:apply-style-name="s0" calcext:value="=0" calcext:base-cell-address="Feuille1.B186"/>
            <calcext:condition calcext:apply-style-name="s1" calcext:value="=1" calcext:base-cell-address="Feuille1.B186"/>
            <calcext:condition calcext:apply-style-name="Default" calcext:value="formula-is(&quot;&quot;)" calcext:base-cell-address="Feuille1.B186"/>
          </calcext:conditional-format>
          <calcext:conditional-format calcext:target-range-address="Feuille1.B187:Feuille1.I187">
            <calcext:condition calcext:apply-style-name="s0" calcext:value="=0" calcext:base-cell-address="Feuille1.B187"/>
            <calcext:condition calcext:apply-style-name="s1" calcext:value="=1" calcext:base-cell-address="Feuille1.B187"/>
            <calcext:condition calcext:apply-style-name="Default" calcext:value="formula-is(&quot;&quot;)" calcext:base-cell-address="Feuille1.B187"/>
          </calcext:conditional-format>
          <calcext:conditional-format calcext:target-range-address="Feuille1.B188:Feuille1.I188">
            <calcext:condition calcext:apply-style-name="s0" calcext:value="=0" calcext:base-cell-address="Feuille1.B188"/>
            <calcext:condition calcext:apply-style-name="s1" calcext:value="=1" calcext:base-cell-address="Feuille1.B188"/>
            <calcext:condition calcext:apply-style-name="Default" calcext:value="formula-is(&quot;&quot;)" calcext:base-cell-address="Feuille1.B188"/>
          </calcext:conditional-format>
          <calcext:conditional-format calcext:target-range-address="Feuille1.B189:Feuille1.I189">
            <calcext:condition calcext:apply-style-name="s0" calcext:value="=0" calcext:base-cell-address="Feuille1.B189"/>
            <calcext:condition calcext:apply-style-name="s1" calcext:value="=1" calcext:base-cell-address="Feuille1.B189"/>
            <calcext:condition calcext:apply-style-name="Default" calcext:value="formula-is(&quot;&quot;)" calcext:base-cell-address="Feuille1.B189"/>
          </calcext:conditional-format>
          <calcext:conditional-format calcext:target-range-address="Feuille1.B190:Feuille1.G190">
            <calcext:condition calcext:apply-style-name="s0" calcext:value="=0" calcext:base-cell-address="Feuille1.B190"/>
            <calcext:condition calcext:apply-style-name="s1" calcext:value="=1" calcext:base-cell-address="Feuille1.B190"/>
            <calcext:condition calcext:apply-style-name="Default" calcext:value="formula-is(&quot;&quot;)" calcext:base-cell-address="Feuille1.B190"/>
          </calcext:conditional-format>
          <calcext:conditional-format calcext:target-range-address="Feuille1.P191:Feuille1.Q191 Feuille1.B191:Feuille1.C191">
            <calcext:condition calcext:apply-style-name="s0" calcext:value="=0" calcext:base-cell-address="Feuille1.B191"/>
            <calcext:condition calcext:apply-style-name="s1" calcext:value="=1" calcext:base-cell-address="Feuille1.B191"/>
            <calcext:condition calcext:apply-style-name="Default" calcext:value="formula-is(&quot;&quot;)" calcext:base-cell-address="Feuille1.B191"/>
          </calcext:conditional-format>
          <calcext:conditional-format calcext:target-range-address="Feuille1.P192:Feuille1.Q192 Feuille1.B192:Feuille1.C192">
            <calcext:condition calcext:apply-style-name="s0" calcext:value="=0" calcext:base-cell-address="Feuille1.B192"/>
            <calcext:condition calcext:apply-style-name="s1" calcext:value="=1" calcext:base-cell-address="Feuille1.B192"/>
            <calcext:condition calcext:apply-style-name="Default" calcext:value="formula-is(&quot;&quot;)" calcext:base-cell-address="Feuille1.B192"/>
          </calcext:conditional-format>
          <calcext:conditional-format calcext:target-range-address="Feuille1.P193:Feuille1.Q193 Feuille1.B193:Feuille1.C193">
            <calcext:condition calcext:apply-style-name="s0" calcext:value="=0" calcext:base-cell-address="Feuille1.B193"/>
            <calcext:condition calcext:apply-style-name="s1" calcext:value="=1" calcext:base-cell-address="Feuille1.B193"/>
            <calcext:condition calcext:apply-style-name="Default" calcext:value="formula-is(&quot;&quot;)" calcext:base-cell-address="Feuille1.B193"/>
          </calcext:conditional-format>
          <calcext:conditional-format calcext:target-range-address="Feuille1.P194:Feuille1.Q194 Feuille1.B194:Feuille1.C194">
            <calcext:condition calcext:apply-style-name="s0" calcext:value="=0" calcext:base-cell-address="Feuille1.B194"/>
            <calcext:condition calcext:apply-style-name="s1" calcext:value="=1" calcext:base-cell-address="Feuille1.B194"/>
            <calcext:condition calcext:apply-style-name="Default" calcext:value="formula-is(&quot;&quot;)" calcext:base-cell-address="Feuille1.B194"/>
          </calcext:conditional-format>
          <calcext:conditional-format calcext:target-range-address="Feuille1.P195:Feuille1.Q195 Feuille1.B195:Feuille1.G195">
            <calcext:condition calcext:apply-style-name="s0" calcext:value="=0" calcext:base-cell-address="Feuille1.B195"/>
            <calcext:condition calcext:apply-style-name="s1" calcext:value="=1" calcext:base-cell-address="Feuille1.B195"/>
            <calcext:condition calcext:apply-style-name="Default" calcext:value="formula-is(&quot;&quot;)" calcext:base-cell-address="Feuille1.B195"/>
          </calcext:conditional-format>
          <calcext:conditional-format calcext:target-range-address="Feuille1.P196:Feuille1.Q196 Feuille1.B196:Feuille1.G196">
            <calcext:condition calcext:apply-style-name="s0" calcext:value="=0" calcext:base-cell-address="Feuille1.B196"/>
            <calcext:condition calcext:apply-style-name="s1" calcext:value="=1" calcext:base-cell-address="Feuille1.B196"/>
            <calcext:condition calcext:apply-style-name="Default" calcext:value="formula-is(&quot;&quot;)" calcext:base-cell-address="Feuille1.B196"/>
          </calcext:conditional-format>
          <calcext:conditional-format calcext:target-range-address="Feuille1.B197:Feuille1.Q197">
            <calcext:condition calcext:apply-style-name="s0" calcext:value="=0" calcext:base-cell-address="Feuille1.B197"/>
            <calcext:condition calcext:apply-style-name="s1" calcext:value="=1" calcext:base-cell-address="Feuille1.B197"/>
            <calcext:condition calcext:apply-style-name="Default" calcext:value="formula-is(&quot;&quot;)" calcext:base-cell-address="Feuille1.B197"/>
          </calcext:conditional-format>
          <calcext:conditional-format calcext:target-range-address="Feuille1.B198:Feuille1.Q198">
            <calcext:condition calcext:apply-style-name="s0" calcext:value="=0" calcext:base-cell-address="Feuille1.B198"/>
            <calcext:condition calcext:apply-style-name="s1" calcext:value="=1" calcext:base-cell-address="Feuille1.B198"/>
            <calcext:condition calcext:apply-style-name="Default" calcext:value="formula-is(&quot;&quot;)" calcext:base-cell-address="Feuille1.B198"/>
          </calcext:conditional-format>
          <calcext:conditional-format calcext:target-range-address="Feuille1.H211:Feuille1.Q211 Feuille1.B211:Feuille1.C211">
            <calcext:condition calcext:apply-style-name="s0" calcext:value="=0" calcext:base-cell-address="Feuille1.B211"/>
            <calcext:condition calcext:apply-style-name="s1" calcext:value="=1" calcext:base-cell-address="Feuille1.B211"/>
            <calcext:condition calcext:apply-style-name="Default" calcext:value="formula-is(&quot;&quot;)" calcext:base-cell-address="Feuille1.B211"/>
          </calcext:conditional-format>
          <calcext:conditional-format calcext:target-range-address="Feuille1.H212:Feuille1.Q212 Feuille1.B212:Feuille1.C212">
            <calcext:condition calcext:apply-style-name="s0" calcext:value="=0" calcext:base-cell-address="Feuille1.B212"/>
            <calcext:condition calcext:apply-style-name="s1" calcext:value="=1" calcext:base-cell-address="Feuille1.B212"/>
            <calcext:condition calcext:apply-style-name="Default" calcext:value="formula-is(&quot;&quot;)" calcext:base-cell-address="Feuille1.B212"/>
          </calcext:conditional-format>
          <calcext:conditional-format calcext:target-range-address="Feuille1.B235:Feuille1.Q235">
            <calcext:condition calcext:apply-style-name="s0" calcext:value="=0" calcext:base-cell-address="Feuille1.B235"/>
            <calcext:condition calcext:apply-style-name="s1" calcext:value="=1" calcext:base-cell-address="Feuille1.B235"/>
            <calcext:condition calcext:apply-style-name="Default" calcext:value="formula-is(&quot;&quot;)" calcext:base-cell-address="Feuille1.B235"/>
          </calcext:conditional-format>
          <calcext:conditional-format calcext:target-range-address="Feuille1.B236:Feuille1.Q236">
            <calcext:condition calcext:apply-style-name="s0" calcext:value="=0" calcext:base-cell-address="Feuille1.B236"/>
            <calcext:condition calcext:apply-style-name="s1" calcext:value="=1" calcext:base-cell-address="Feuille1.B236"/>
            <calcext:condition calcext:apply-style-name="Default" calcext:value="formula-is(&quot;&quot;)" calcext:base-cell-address="Feuille1.B236"/>
          </calcext:conditional-format>
          <calcext:conditional-format calcext:target-range-address="Feuille1.P237:Feuille1.Q237 Feuille1.B237:Feuille1.C237">
            <calcext:condition calcext:apply-style-name="s0" calcext:value="=0" calcext:base-cell-address="Feuille1.B237"/>
            <calcext:condition calcext:apply-style-name="s1" calcext:value="=1" calcext:base-cell-address="Feuille1.B237"/>
            <calcext:condition calcext:apply-style-name="Default" calcext:value="formula-is(&quot;&quot;)" calcext:base-cell-address="Feuille1.B237"/>
          </calcext:conditional-format>
          <calcext:conditional-format calcext:target-range-address="Feuille1.P238:Feuille1.Q238 Feuille1.B238:Feuille1.C238 Feuille1.F238:Feuille1.N238">
            <calcext:condition calcext:apply-style-name="s0" calcext:value="=0" calcext:base-cell-address="Feuille1.B238"/>
            <calcext:condition calcext:apply-style-name="s1" calcext:value="=1" calcext:base-cell-address="Feuille1.B238"/>
            <calcext:condition calcext:apply-style-name="Default" calcext:value="formula-is(&quot;&quot;)" calcext:base-cell-address="Feuille1.B238"/>
          </calcext:conditional-format>
          <calcext:conditional-format calcext:target-range-address="Feuille1.P239:Feuille1.Q239 Feuille1.B239:Feuille1.C239">
            <calcext:condition calcext:apply-style-name="s0" calcext:value="=0" calcext:base-cell-address="Feuille1.B239"/>
            <calcext:condition calcext:apply-style-name="s1" calcext:value="=1" calcext:base-cell-address="Feuille1.B239"/>
            <calcext:condition calcext:apply-style-name="Default" calcext:value="formula-is(&quot;&quot;)" calcext:base-cell-address="Feuille1.B239"/>
          </calcext:conditional-format>
          <calcext:conditional-format calcext:target-range-address="Feuille1.P240:Feuille1.Q240 Feuille1.B240:Feuille1.C240">
            <calcext:condition calcext:apply-style-name="s0" calcext:value="=0" calcext:base-cell-address="Feuille1.B240"/>
            <calcext:condition calcext:apply-style-name="s1" calcext:value="=1" calcext:base-cell-address="Feuille1.B240"/>
            <calcext:condition calcext:apply-style-name="Default" calcext:value="formula-is(&quot;&quot;)" calcext:base-cell-address="Feuille1.B240"/>
          </calcext:conditional-format>
          <calcext:conditional-format calcext:target-range-address="Feuille1.P241:Feuille1.Q241 Feuille1.B241:Feuille1.K241">
            <calcext:condition calcext:apply-style-name="s0" calcext:value="=0" calcext:base-cell-address="Feuille1.B241"/>
            <calcext:condition calcext:apply-style-name="s1" calcext:value="=1" calcext:base-cell-address="Feuille1.B241"/>
            <calcext:condition calcext:apply-style-name="Default" calcext:value="formula-is(&quot;&quot;)" calcext:base-cell-address="Feuille1.B241"/>
          </calcext:conditional-format>
          <calcext:conditional-format calcext:target-range-address="Feuille1.P242:Feuille1.Q242 Feuille1.B242:Feuille1.K242 Feuille1.N242:Feuille1.N242">
            <calcext:condition calcext:apply-style-name="s0" calcext:value="=0" calcext:base-cell-address="Feuille1.B242"/>
            <calcext:condition calcext:apply-style-name="s1" calcext:value="=1" calcext:base-cell-address="Feuille1.B242"/>
            <calcext:condition calcext:apply-style-name="Default" calcext:value="formula-is(&quot;&quot;)" calcext:base-cell-address="Feuille1.B242"/>
          </calcext:conditional-format>
          <calcext:conditional-format calcext:target-range-address="Feuille1.P243:Feuille1.Q243 Feuille1.B243:Feuille1.I243">
            <calcext:condition calcext:apply-style-name="s0" calcext:value="=0" calcext:base-cell-address="Feuille1.B243"/>
            <calcext:condition calcext:apply-style-name="s1" calcext:value="=1" calcext:base-cell-address="Feuille1.B243"/>
            <calcext:condition calcext:apply-style-name="Default" calcext:value="formula-is(&quot;&quot;)" calcext:base-cell-address="Feuille1.B243"/>
          </calcext:conditional-format>
          <calcext:conditional-format calcext:target-range-address="Feuille1.P244:Feuille1.Q244 Feuille1.B244:Feuille1.I244">
            <calcext:condition calcext:apply-style-name="s0" calcext:value="=0" calcext:base-cell-address="Feuille1.B244"/>
            <calcext:condition calcext:apply-style-name="s1" calcext:value="=1" calcext:base-cell-address="Feuille1.B244"/>
            <calcext:condition calcext:apply-style-name="Default" calcext:value="formula-is(&quot;&quot;)" calcext:base-cell-address="Feuille1.B244"/>
          </calcext:conditional-format>
          <calcext:conditional-format calcext:target-range-address="Feuille1.Q245:Feuille1.Q245 Feuille1.B245:Feuille1.G245">
            <calcext:condition calcext:apply-style-name="s0" calcext:value="=0" calcext:base-cell-address="Feuille1.B245"/>
            <calcext:condition calcext:apply-style-name="s1" calcext:value="=1" calcext:base-cell-address="Feuille1.B245"/>
            <calcext:condition calcext:apply-style-name="Default" calcext:value="formula-is(&quot;&quot;)" calcext:base-cell-address="Feuille1.B245"/>
          </calcext:conditional-format>
          <calcext:conditional-format calcext:target-range-address="Feuille1.Q246:Feuille1.Q246 Feuille1.B246:Feuille1.G246">
            <calcext:condition calcext:apply-style-name="s0" calcext:value="=0" calcext:base-cell-address="Feuille1.B246"/>
            <calcext:condition calcext:apply-style-name="s1" calcext:value="=1" calcext:base-cell-address="Feuille1.B246"/>
            <calcext:condition calcext:apply-style-name="Default" calcext:value="formula-is(&quot;&quot;)" calcext:base-cell-address="Feuille1.B246"/>
          </calcext:conditional-format>
          <calcext:conditional-format calcext:target-range-address="Feuille1.Q247:Feuille1.Q247 Feuille1.B247:Feuille1.G247">
            <calcext:condition calcext:apply-style-name="s0" calcext:value="=0" calcext:base-cell-address="Feuille1.B247"/>
            <calcext:condition calcext:apply-style-name="s1" calcext:value="=1" calcext:base-cell-address="Feuille1.B247"/>
            <calcext:condition calcext:apply-style-name="Default" calcext:value="formula-is(&quot;&quot;)" calcext:base-cell-address="Feuille1.B247"/>
          </calcext:conditional-format>
          <calcext:conditional-format calcext:target-range-address="Feuille1.Q248:Feuille1.Q248 Feuille1.B248:Feuille1.G248">
            <calcext:condition calcext:apply-style-name="s0" calcext:value="=0" calcext:base-cell-address="Feuille1.B248"/>
            <calcext:condition calcext:apply-style-name="s1" calcext:value="=1" calcext:base-cell-address="Feuille1.B248"/>
            <calcext:condition calcext:apply-style-name="Default" calcext:value="formula-is(&quot;&quot;)" calcext:base-cell-address="Feuille1.B248"/>
          </calcext:conditional-format>
          <calcext:conditional-format calcext:target-range-address="Feuille1.Q249:Feuille1.Q249 Feuille1.B249:Feuille1.G249">
            <calcext:condition calcext:apply-style-name="s0" calcext:value="=0" calcext:base-cell-address="Feuille1.B249"/>
            <calcext:condition calcext:apply-style-name="s1" calcext:value="=1" calcext:base-cell-address="Feuille1.B249"/>
            <calcext:condition calcext:apply-style-name="Default" calcext:value="formula-is(&quot;&quot;)" calcext:base-cell-address="Feuille1.B249"/>
          </calcext:conditional-format>
          <calcext:conditional-format calcext:target-range-address="Feuille1.Q250:Feuille1.Q250 Feuille1.B250:Feuille1.G250">
            <calcext:condition calcext:apply-style-name="s0" calcext:value="=0" calcext:base-cell-address="Feuille1.B250"/>
            <calcext:condition calcext:apply-style-name="s1" calcext:value="=1" calcext:base-cell-address="Feuille1.B250"/>
            <calcext:condition calcext:apply-style-name="Default" calcext:value="formula-is(&quot;&quot;)" calcext:base-cell-address="Feuille1.B250"/>
          </calcext:conditional-format>
          <calcext:conditional-format calcext:target-range-address="Feuille1.P251:Feuille1.Q251 Feuille1.B251:Feuille1.I251">
            <calcext:condition calcext:apply-style-name="s0" calcext:value="=0" calcext:base-cell-address="Feuille1.B251"/>
            <calcext:condition calcext:apply-style-name="s1" calcext:value="=1" calcext:base-cell-address="Feuille1.B251"/>
            <calcext:condition calcext:apply-style-name="Default" calcext:value="formula-is(&quot;&quot;)" calcext:base-cell-address="Feuille1.B251"/>
          </calcext:conditional-format>
          <calcext:conditional-format calcext:target-range-address="Feuille1.M252:Feuille1.Q252 Feuille1.B252:Feuille1.I252">
            <calcext:condition calcext:apply-style-name="s0" calcext:value="=0" calcext:base-cell-address="Feuille1.B252"/>
            <calcext:condition calcext:apply-style-name="s1" calcext:value="=1" calcext:base-cell-address="Feuille1.B252"/>
            <calcext:condition calcext:apply-style-name="Default" calcext:value="formula-is(&quot;&quot;)" calcext:base-cell-address="Feuille1.B252"/>
          </calcext:conditional-format>
          <calcext:conditional-format calcext:target-range-address="Feuille1.M253:Feuille1.Q253 Feuille1.B253:Feuille1.I253">
            <calcext:condition calcext:apply-style-name="s0" calcext:value="=0" calcext:base-cell-address="Feuille1.B253"/>
            <calcext:condition calcext:apply-style-name="s1" calcext:value="=1" calcext:base-cell-address="Feuille1.B253"/>
            <calcext:condition calcext:apply-style-name="Default" calcext:value="formula-is(&quot;&quot;)" calcext:base-cell-address="Feuille1.B253"/>
          </calcext:conditional-format>
          <calcext:conditional-format calcext:target-range-address="Feuille1.M254:Feuille1.Q254 Feuille1.B254:Feuille1.I254">
            <calcext:condition calcext:apply-style-name="s0" calcext:value="=0" calcext:base-cell-address="Feuille1.B254"/>
            <calcext:condition calcext:apply-style-name="s1" calcext:value="=1" calcext:base-cell-address="Feuille1.B254"/>
            <calcext:condition calcext:apply-style-name="Default" calcext:value="formula-is(&quot;&quot;)" calcext:base-cell-address="Feuille1.B254"/>
          </calcext:conditional-format>
          <calcext:conditional-format calcext:target-range-address="Feuille1.M255:Feuille1.Q255 Feuille1.B255:Feuille1.I255">
            <calcext:condition calcext:apply-style-name="s0" calcext:value="=0" calcext:base-cell-address="Feuille1.B255"/>
            <calcext:condition calcext:apply-style-name="s1" calcext:value="=1" calcext:base-cell-address="Feuille1.B255"/>
            <calcext:condition calcext:apply-style-name="Default" calcext:value="formula-is(&quot;&quot;)" calcext:base-cell-address="Feuille1.B255"/>
          </calcext:conditional-format>
          <calcext:conditional-format calcext:target-range-address="Feuille1.M256:Feuille1.Q256 Feuille1.B256:Feuille1.I256">
            <calcext:condition calcext:apply-style-name="s0" calcext:value="=0" calcext:base-cell-address="Feuille1.B256"/>
            <calcext:condition calcext:apply-style-name="s1" calcext:value="=1" calcext:base-cell-address="Feuille1.B256"/>
            <calcext:condition calcext:apply-style-name="Default" calcext:value="formula-is(&quot;&quot;)" calcext:base-cell-address="Feuille1.B256"/>
          </calcext:conditional-format>
          <calcext:conditional-format calcext:target-range-address="Feuille1.M257:Feuille1.Q257 Feuille1.B257:Feuille1.I257">
            <calcext:condition calcext:apply-style-name="s0" calcext:value="=0" calcext:base-cell-address="Feuille1.B257"/>
            <calcext:condition calcext:apply-style-name="s1" calcext:value="=1" calcext:base-cell-address="Feuille1.B257"/>
            <calcext:condition calcext:apply-style-name="Default" calcext:value="formula-is(&quot;&quot;)" calcext:base-cell-address="Feuille1.B257"/>
          </calcext:conditional-format>
          <calcext:conditional-format calcext:target-range-address="Feuille1.M258:Feuille1.Q258 Feuille1.B258:Feuille1.I258">
            <calcext:condition calcext:apply-style-name="s0" calcext:value="=0" calcext:base-cell-address="Feuille1.B258"/>
            <calcext:condition calcext:apply-style-name="s1" calcext:value="=1" calcext:base-cell-address="Feuille1.B258"/>
            <calcext:condition calcext:apply-style-name="Default" calcext:value="formula-is(&quot;&quot;)" calcext:base-cell-address="Feuille1.B258"/>
          </calcext:conditional-format>
          <calcext:conditional-format calcext:target-range-address="Feuille1.M259:Feuille1.Q259 Feuille1.B259:Feuille1.I259">
            <calcext:condition calcext:apply-style-name="s0" calcext:value="=0" calcext:base-cell-address="Feuille1.B259"/>
            <calcext:condition calcext:apply-style-name="s1" calcext:value="=1" calcext:base-cell-address="Feuille1.B259"/>
            <calcext:condition calcext:apply-style-name="Default" calcext:value="formula-is(&quot;&quot;)" calcext:base-cell-address="Feuille1.B259"/>
          </calcext:conditional-format>
          <calcext:conditional-format calcext:target-range-address="Feuille1.M260:Feuille1.Q260 Feuille1.B260:Feuille1.I260">
            <calcext:condition calcext:apply-style-name="s0" calcext:value="=0" calcext:base-cell-address="Feuille1.B260"/>
            <calcext:condition calcext:apply-style-name="s1" calcext:value="=1" calcext:base-cell-address="Feuille1.B260"/>
            <calcext:condition calcext:apply-style-name="Default" calcext:value="formula-is(&quot;&quot;)" calcext:base-cell-address="Feuille1.B260"/>
          </calcext:conditional-format>
          <calcext:conditional-format calcext:target-range-address="Feuille1.B261:Feuille1.Q261">
            <calcext:condition calcext:apply-style-name="s0" calcext:value="=0" calcext:base-cell-address="Feuille1.B261"/>
            <calcext:condition calcext:apply-style-name="s1" calcext:value="=1" calcext:base-cell-address="Feuille1.B261"/>
            <calcext:condition calcext:apply-style-name="Default" calcext:value="formula-is(&quot;&quot;)" calcext:base-cell-address="Feuille1.B261"/>
          </calcext:conditional-format>
          <calcext:conditional-format calcext:target-range-address="Feuille1.B262:Feuille1.Q262">
            <calcext:condition calcext:apply-style-name="s0" calcext:value="=0" calcext:base-cell-address="Feuille1.B262"/>
            <calcext:condition calcext:apply-style-name="s1" calcext:value="=1" calcext:base-cell-address="Feuille1.B262"/>
            <calcext:condition calcext:apply-style-name="Default" calcext:value="formula-is(&quot;&quot;)" calcext:base-cell-address="Feuille1.B262"/>
          </calcext:conditional-format>
          <calcext:conditional-format calcext:target-range-address="Feuille1.B263:Feuille1.Q263">
            <calcext:condition calcext:apply-style-name="s0" calcext:value="=0" calcext:base-cell-address="Feuille1.B263"/>
            <calcext:condition calcext:apply-style-name="s1" calcext:value="=1" calcext:base-cell-address="Feuille1.B263"/>
            <calcext:condition calcext:apply-style-name="Default" calcext:value="formula-is(&quot;&quot;)" calcext:base-cell-address="Feuille1.B263"/>
          </calcext:conditional-format>
          <calcext:conditional-format calcext:target-range-address="Feuille1.B264:Feuille1.Q264">
            <calcext:condition calcext:apply-style-name="s0" calcext:value="=0" calcext:base-cell-address="Feuille1.B264"/>
            <calcext:condition calcext:apply-style-name="s1" calcext:value="=1" calcext:base-cell-address="Feuille1.B264"/>
            <calcext:condition calcext:apply-style-name="Default" calcext:value="formula-is(&quot;&quot;)" calcext:base-cell-address="Feuille1.B264"/>
          </calcext:conditional-format>
          <calcext:conditional-format calcext:target-range-address="Feuille1.B35:Feuille1.Q37 Feuille1.B64:Feuille1.Q66 Feuille1.B38:Feuille1.B63 Feuille1.O63:Feuille1.Q63 Feuille1.D63:Feuille1.D63 Feuille1.D38:Feuille1.Q38">
            <calcext:condition calcext:apply-style-name="s0" calcext:value="=0" calcext:base-cell-address="Feuille1.B35"/>
            <calcext:condition calcext:apply-style-name="s1" calcext:value="=1" calcext:base-cell-address="Feuille1.B35"/>
            <calcext:condition calcext:apply-style-name="Default" calcext:value="formula-is(&quot;&quot;)" calcext:base-cell-address="Feuille1.B35"/>
          </calcext:conditional-format>
          <calcext:conditional-format calcext:target-range-address="Feuille1.E63:Feuille1.N63">
            <calcext:condition calcext:apply-style-name="s0" calcext:value="=0" calcext:base-cell-address="Feuille1.E63"/>
            <calcext:condition calcext:apply-style-name="s1" calcext:value="=1" calcext:base-cell-address="Feuille1.E63"/>
            <calcext:condition calcext:apply-style-name="Default" calcext:value="formula-is(&quot;&quot;)" calcext:base-cell-address="Feuille1.E63"/>
          </calcext:conditional-format>
          <calcext:conditional-format calcext:target-range-address="Feuille1.D47:Feuille1.D58 Feuille1.D39:Feuille1.D42">
            <calcext:condition calcext:apply-style-name="s0" calcext:value="=0" calcext:base-cell-address="Feuille1.D39"/>
            <calcext:condition calcext:apply-style-name="s1" calcext:value="=1" calcext:base-cell-address="Feuille1.D39"/>
            <calcext:condition calcext:apply-style-name="Default" calcext:value="formula-is(&quot;&quot;)" calcext:base-cell-address="Feuille1.D39"/>
          </calcext:conditional-format>
          <calcext:conditional-format calcext:target-range-address="Feuille1.Q40:Feuille1.Q62">
            <calcext:condition calcext:apply-style-name="s0" calcext:value="=0" calcext:base-cell-address="Feuille1.Q40"/>
            <calcext:condition calcext:apply-style-name="s1" calcext:value="=1" calcext:base-cell-address="Feuille1.Q40"/>
            <calcext:condition calcext:apply-style-name="Default" calcext:value="formula-is(&quot;&quot;)" calcext:base-cell-address="Feuille1.Q40"/>
          </calcext:conditional-format>
          <calcext:conditional-format calcext:target-range-address="Feuille1.Q39:Feuille1.Q62">
            <calcext:condition calcext:apply-style-name="s0" calcext:value="=0" calcext:base-cell-address="Feuille1.Q39"/>
            <calcext:condition calcext:apply-style-name="s1" calcext:value="=1" calcext:base-cell-address="Feuille1.Q39"/>
            <calcext:condition calcext:apply-style-name="Default" calcext:value="formula-is(&quot;&quot;)" calcext:base-cell-address="Feuille1.Q39"/>
          </calcext:conditional-format>
          <calcext:conditional-format calcext:target-range-address="Feuille1.P40:Feuille1.P62">
            <calcext:condition calcext:apply-style-name="s0" calcext:value="=0" calcext:base-cell-address="Feuille1.P40"/>
            <calcext:condition calcext:apply-style-name="s1" calcext:value="=1" calcext:base-cell-address="Feuille1.P40"/>
            <calcext:condition calcext:apply-style-name="Default" calcext:value="formula-is(&quot;&quot;)" calcext:base-cell-address="Feuille1.P40"/>
          </calcext:conditional-format>
          <calcext:conditional-format calcext:target-range-address="Feuille1.P39:Feuille1.P62">
            <calcext:condition calcext:apply-style-name="s0" calcext:value="=0" calcext:base-cell-address="Feuille1.P39"/>
            <calcext:condition calcext:apply-style-name="s1" calcext:value="=1" calcext:base-cell-address="Feuille1.P39"/>
            <calcext:condition calcext:apply-style-name="Default" calcext:value="formula-is(&quot;&quot;)" calcext:base-cell-address="Feuille1.P39"/>
          </calcext:conditional-format>
          <calcext:conditional-format calcext:target-range-address="Feuille1.C38:Feuille1.C38 Feuille1.C40:Feuille1.C58 Feuille1.C60:Feuille1.C63">
            <calcext:condition calcext:apply-style-name="s0" calcext:value="=0" calcext:base-cell-address="Feuille1.C38"/>
            <calcext:condition calcext:apply-style-name="s1" calcext:value="=1" calcext:base-cell-address="Feuille1.C38"/>
            <calcext:condition calcext:apply-style-name="Default" calcext:value="formula-is(&quot;&quot;)" calcext:base-cell-address="Feuille1.C38"/>
          </calcext:conditional-format>
          <calcext:conditional-format calcext:target-range-address="Feuille1.C60:Feuille1.C60">
            <calcext:condition calcext:apply-style-name="s0" calcext:value="=0" calcext:base-cell-address="Feuille1.C60"/>
            <calcext:condition calcext:apply-style-name="s1" calcext:value="=1" calcext:base-cell-address="Feuille1.C60"/>
          </calcext:conditional-format>
          <calcext:conditional-format calcext:target-range-address="Feuille1.C59:Feuille1.C59">
            <calcext:condition calcext:apply-style-name="s0" calcext:value="=0" calcext:base-cell-address="Feuille1.C59"/>
            <calcext:condition calcext:apply-style-name="s1" calcext:value="=1" calcext:base-cell-address="Feuille1.C59"/>
          </calcext:conditional-format>
          <calcext:conditional-format calcext:target-range-address="Feuille1.C61:Feuille1.C61">
            <calcext:condition calcext:apply-style-name="s0" calcext:value="=0" calcext:base-cell-address="Feuille1.C61"/>
            <calcext:condition calcext:apply-style-name="s1" calcext:value="=1" calcext:base-cell-address="Feuille1.C61"/>
          </calcext:conditional-format>
          <calcext:conditional-format calcext:target-range-address="Feuille1.C62:Feuille1.C62">
            <calcext:condition calcext:apply-style-name="s0" calcext:value="=0" calcext:base-cell-address="Feuille1.C62"/>
            <calcext:condition calcext:apply-style-name="s1" calcext:value="=1" calcext:base-cell-address="Feuille1.C62"/>
          </calcext:conditional-format>
          <calcext:conditional-format calcext:target-range-address="Feuille1.C40:Feuille1.C40">
            <calcext:condition calcext:apply-style-name="s0" calcext:value="=0" calcext:base-cell-address="Feuille1.C40"/>
            <calcext:condition calcext:apply-style-name="s1" calcext:value="=1" calcext:base-cell-address="Feuille1.C40"/>
          </calcext:conditional-format>
          <calcext:conditional-format calcext:target-range-address="Feuille1.C39:Feuille1.C39">
            <calcext:condition calcext:apply-style-name="s0" calcext:value="=0" calcext:base-cell-address="Feuille1.C39"/>
            <calcext:condition calcext:apply-style-name="s1" calcext:value="=1" calcext:base-cell-address="Feuille1.C39"/>
          </calcext:conditional-format>
          <calcext:conditional-format calcext:target-range-address="Feuille1.C41:Feuille1.C41">
            <calcext:condition calcext:apply-style-name="s0" calcext:value="=0" calcext:base-cell-address="Feuille1.C41"/>
            <calcext:condition calcext:apply-style-name="s1" calcext:value="=1" calcext:base-cell-address="Feuille1.C41"/>
          </calcext:conditional-format>
          <calcext:conditional-format calcext:target-range-address="Feuille1.C42:Feuille1.C42">
            <calcext:condition calcext:apply-style-name="s0" calcext:value="=0" calcext:base-cell-address="Feuille1.C42"/>
            <calcext:condition calcext:apply-style-name="s1" calcext:value="=1" calcext:base-cell-address="Feuille1.C42"/>
          </calcext:conditional-format>
          <calcext:conditional-format calcext:target-range-address="Feuille1.E46:Feuille1.E58 Feuille1.F45:Feuille1.F58 Feuille1.F60:Feuille1.F62 Feuille1.G43:Feuille1.G58 Feuille1.F40:Feuille1.F40 Feuille1.E39:Feuille1.E41">
            <calcext:condition calcext:apply-style-name="s0" calcext:value="=0" calcext:base-cell-address="Feuille1.E39"/>
            <calcext:condition calcext:apply-style-name="s1" calcext:value="=1" calcext:base-cell-address="Feuille1.E39"/>
            <calcext:condition calcext:apply-style-name="Default" calcext:value="formula-is(&quot;&quot;)" calcext:base-cell-address="Feuille1.E39"/>
          </calcext:conditional-format>
          <calcext:conditional-format calcext:target-range-address="Feuille1.O40:Feuille1.O58">
            <calcext:condition calcext:apply-style-name="s0" calcext:value="=0" calcext:base-cell-address="Feuille1.O40"/>
            <calcext:condition calcext:apply-style-name="s1" calcext:value="=1" calcext:base-cell-address="Feuille1.O40"/>
            <calcext:condition calcext:apply-style-name="Default" calcext:value="formula-is(&quot;&quot;)" calcext:base-cell-address="Feuille1.O40"/>
          </calcext:conditional-format>
          <calcext:conditional-format calcext:target-range-address="Feuille1.O39:Feuille1.O58">
            <calcext:condition calcext:apply-style-name="s0" calcext:value="=0" calcext:base-cell-address="Feuille1.O39"/>
            <calcext:condition calcext:apply-style-name="s1" calcext:value="=1" calcext:base-cell-address="Feuille1.O39"/>
            <calcext:condition calcext:apply-style-name="Default" calcext:value="formula-is(&quot;&quot;)" calcext:base-cell-address="Feuille1.O39"/>
          </calcext:conditional-format>
          <calcext:conditional-format calcext:target-range-address="Feuille1.L42:Feuille1.N58 Feuille1.M40:Feuille1.N41">
            <calcext:condition calcext:apply-style-name="s0" calcext:value="=0" calcext:base-cell-address="Feuille1.L40"/>
            <calcext:condition calcext:apply-style-name="s1" calcext:value="=1" calcext:base-cell-address="Feuille1.L40"/>
            <calcext:condition calcext:apply-style-name="Default" calcext:value="formula-is(&quot;&quot;)" calcext:base-cell-address="Feuille1.L40"/>
          </calcext:conditional-format>
          <calcext:conditional-format calcext:target-range-address="Feuille1.L42:Feuille1.N58 Feuille1.M39:Feuille1.N41">
            <calcext:condition calcext:apply-style-name="s0" calcext:value="=0" calcext:base-cell-address="Feuille1.L39"/>
            <calcext:condition calcext:apply-style-name="s1" calcext:value="=1" calcext:base-cell-address="Feuille1.L39"/>
            <calcext:condition calcext:apply-style-name="Default" calcext:value="formula-is(&quot;&quot;)" calcext:base-cell-address="Feuille1.L39"/>
          </calcext:conditional-format>
          <calcext:conditional-format calcext:target-range-address="Feuille1.K41:Feuille1.K41">
            <calcext:condition calcext:apply-style-name="s0" calcext:value="=0" calcext:base-cell-address="Feuille1.K41"/>
            <calcext:condition calcext:apply-style-name="s1" calcext:value="=1" calcext:base-cell-address="Feuille1.K41"/>
          </calcext:conditional-format>
          <calcext:conditional-format calcext:target-range-address="Feuille1.J41:Feuille1.J41">
            <calcext:condition calcext:apply-style-name="s0" calcext:value="=0" calcext:base-cell-address="Feuille1.J41"/>
            <calcext:condition calcext:apply-style-name="s1" calcext:value="=1" calcext:base-cell-address="Feuille1.J41"/>
          </calcext:conditional-format>
          <calcext:conditional-format calcext:target-range-address="Feuille1.K42:Feuille1.K42">
            <calcext:condition calcext:apply-style-name="s0" calcext:value="=0" calcext:base-cell-address="Feuille1.K42"/>
            <calcext:condition calcext:apply-style-name="s1" calcext:value="=1" calcext:base-cell-address="Feuille1.K42"/>
          </calcext:conditional-format>
          <calcext:conditional-format calcext:target-range-address="Feuille1.J42:Feuille1.J42">
            <calcext:condition calcext:apply-style-name="s0" calcext:value="=0" calcext:base-cell-address="Feuille1.J42"/>
            <calcext:condition calcext:apply-style-name="s1" calcext:value="=1" calcext:base-cell-address="Feuille1.J42"/>
          </calcext:conditional-format>
          <calcext:conditional-format calcext:target-range-address="Feuille1.K43:Feuille1.K43">
            <calcext:condition calcext:apply-style-name="s0" calcext:value="=0" calcext:base-cell-address="Feuille1.K43"/>
            <calcext:condition calcext:apply-style-name="s1" calcext:value="=1" calcext:base-cell-address="Feuille1.K43"/>
          </calcext:conditional-format>
          <calcext:conditional-format calcext:target-range-address="Feuille1.J43:Feuille1.J43">
            <calcext:condition calcext:apply-style-name="s0" calcext:value="=0" calcext:base-cell-address="Feuille1.J43"/>
            <calcext:condition calcext:apply-style-name="s1" calcext:value="=1" calcext:base-cell-address="Feuille1.J43"/>
          </calcext:conditional-format>
          <calcext:conditional-format calcext:target-range-address="Feuille1.K44:Feuille1.K44">
            <calcext:condition calcext:apply-style-name="s0" calcext:value="=0" calcext:base-cell-address="Feuille1.K44"/>
            <calcext:condition calcext:apply-style-name="s1" calcext:value="=1" calcext:base-cell-address="Feuille1.K44"/>
          </calcext:conditional-format>
          <calcext:conditional-format calcext:target-range-address="Feuille1.J44:Feuille1.J44">
            <calcext:condition calcext:apply-style-name="s0" calcext:value="=0" calcext:base-cell-address="Feuille1.J44"/>
            <calcext:condition calcext:apply-style-name="s1" calcext:value="=1" calcext:base-cell-address="Feuille1.J44"/>
          </calcext:conditional-format>
          <calcext:conditional-format calcext:target-range-address="Feuille1.K45:Feuille1.K45">
            <calcext:condition calcext:apply-style-name="s0" calcext:value="=0" calcext:base-cell-address="Feuille1.K45"/>
            <calcext:condition calcext:apply-style-name="s1" calcext:value="=1" calcext:base-cell-address="Feuille1.K45"/>
          </calcext:conditional-format>
          <calcext:conditional-format calcext:target-range-address="Feuille1.J45:Feuille1.J45">
            <calcext:condition calcext:apply-style-name="s0" calcext:value="=0" calcext:base-cell-address="Feuille1.J45"/>
            <calcext:condition calcext:apply-style-name="s1" calcext:value="=1" calcext:base-cell-address="Feuille1.J45"/>
          </calcext:conditional-format>
          <calcext:conditional-format calcext:target-range-address="Feuille1.K46:Feuille1.K46">
            <calcext:condition calcext:apply-style-name="s0" calcext:value="=0" calcext:base-cell-address="Feuille1.K46"/>
            <calcext:condition calcext:apply-style-name="s1" calcext:value="=1" calcext:base-cell-address="Feuille1.K46"/>
          </calcext:conditional-format>
          <calcext:conditional-format calcext:target-range-address="Feuille1.J46:Feuille1.J46">
            <calcext:condition calcext:apply-style-name="s0" calcext:value="=0" calcext:base-cell-address="Feuille1.J46"/>
            <calcext:condition calcext:apply-style-name="s1" calcext:value="=1" calcext:base-cell-address="Feuille1.J46"/>
          </calcext:conditional-format>
          <calcext:conditional-format calcext:target-range-address="Feuille1.K47:Feuille1.K47">
            <calcext:condition calcext:apply-style-name="s0" calcext:value="=0" calcext:base-cell-address="Feuille1.K47"/>
            <calcext:condition calcext:apply-style-name="s1" calcext:value="=1" calcext:base-cell-address="Feuille1.K47"/>
          </calcext:conditional-format>
          <calcext:conditional-format calcext:target-range-address="Feuille1.J47:Feuille1.J47">
            <calcext:condition calcext:apply-style-name="s0" calcext:value="=0" calcext:base-cell-address="Feuille1.J47"/>
            <calcext:condition calcext:apply-style-name="s1" calcext:value="=1" calcext:base-cell-address="Feuille1.J47"/>
          </calcext:conditional-format>
          <calcext:conditional-format calcext:target-range-address="Feuille1.K48:Feuille1.K48">
            <calcext:condition calcext:apply-style-name="s0" calcext:value="=0" calcext:base-cell-address="Feuille1.K48"/>
            <calcext:condition calcext:apply-style-name="s1" calcext:value="=1" calcext:base-cell-address="Feuille1.K48"/>
          </calcext:conditional-format>
          <calcext:conditional-format calcext:target-range-address="Feuille1.J48:Feuille1.J48">
            <calcext:condition calcext:apply-style-name="s0" calcext:value="=0" calcext:base-cell-address="Feuille1.J48"/>
            <calcext:condition calcext:apply-style-name="s1" calcext:value="=1" calcext:base-cell-address="Feuille1.J48"/>
          </calcext:conditional-format>
          <calcext:conditional-format calcext:target-range-address="Feuille1.K49:Feuille1.K49">
            <calcext:condition calcext:apply-style-name="s0" calcext:value="=0" calcext:base-cell-address="Feuille1.K49"/>
            <calcext:condition calcext:apply-style-name="s1" calcext:value="=1" calcext:base-cell-address="Feuille1.K49"/>
          </calcext:conditional-format>
          <calcext:conditional-format calcext:target-range-address="Feuille1.J49:Feuille1.J49">
            <calcext:condition calcext:apply-style-name="s0" calcext:value="=0" calcext:base-cell-address="Feuille1.J49"/>
            <calcext:condition calcext:apply-style-name="s1" calcext:value="=1" calcext:base-cell-address="Feuille1.J49"/>
          </calcext:conditional-format>
          <calcext:conditional-format calcext:target-range-address="Feuille1.K50:Feuille1.K50">
            <calcext:condition calcext:apply-style-name="s0" calcext:value="=0" calcext:base-cell-address="Feuille1.K50"/>
            <calcext:condition calcext:apply-style-name="s1" calcext:value="=1" calcext:base-cell-address="Feuille1.K50"/>
          </calcext:conditional-format>
          <calcext:conditional-format calcext:target-range-address="Feuille1.J50:Feuille1.J50">
            <calcext:condition calcext:apply-style-name="s0" calcext:value="=0" calcext:base-cell-address="Feuille1.J50"/>
            <calcext:condition calcext:apply-style-name="s1" calcext:value="=1" calcext:base-cell-address="Feuille1.J50"/>
          </calcext:conditional-format>
          <calcext:conditional-format calcext:target-range-address="Feuille1.K51:Feuille1.K51">
            <calcext:condition calcext:apply-style-name="s0" calcext:value="=0" calcext:base-cell-address="Feuille1.K51"/>
            <calcext:condition calcext:apply-style-name="s1" calcext:value="=1" calcext:base-cell-address="Feuille1.K51"/>
          </calcext:conditional-format>
          <calcext:conditional-format calcext:target-range-address="Feuille1.J51:Feuille1.J51">
            <calcext:condition calcext:apply-style-name="s0" calcext:value="=0" calcext:base-cell-address="Feuille1.J51"/>
            <calcext:condition calcext:apply-style-name="s1" calcext:value="=1" calcext:base-cell-address="Feuille1.J51"/>
          </calcext:conditional-format>
          <calcext:conditional-format calcext:target-range-address="Feuille1.K52:Feuille1.K52">
            <calcext:condition calcext:apply-style-name="s0" calcext:value="=0" calcext:base-cell-address="Feuille1.K52"/>
            <calcext:condition calcext:apply-style-name="s1" calcext:value="=1" calcext:base-cell-address="Feuille1.K52"/>
          </calcext:conditional-format>
          <calcext:conditional-format calcext:target-range-address="Feuille1.J52:Feuille1.J52">
            <calcext:condition calcext:apply-style-name="s0" calcext:value="=0" calcext:base-cell-address="Feuille1.J52"/>
            <calcext:condition calcext:apply-style-name="s1" calcext:value="=1" calcext:base-cell-address="Feuille1.J52"/>
          </calcext:conditional-format>
          <calcext:conditional-format calcext:target-range-address="Feuille1.K53:Feuille1.K53">
            <calcext:condition calcext:apply-style-name="s0" calcext:value="=0" calcext:base-cell-address="Feuille1.K53"/>
            <calcext:condition calcext:apply-style-name="s1" calcext:value="=1" calcext:base-cell-address="Feuille1.K53"/>
          </calcext:conditional-format>
          <calcext:conditional-format calcext:target-range-address="Feuille1.J53:Feuille1.J53">
            <calcext:condition calcext:apply-style-name="s0" calcext:value="=0" calcext:base-cell-address="Feuille1.J53"/>
            <calcext:condition calcext:apply-style-name="s1" calcext:value="=1" calcext:base-cell-address="Feuille1.J53"/>
          </calcext:conditional-format>
          <calcext:conditional-format calcext:target-range-address="Feuille1.K54:Feuille1.K54">
            <calcext:condition calcext:apply-style-name="s0" calcext:value="=0" calcext:base-cell-address="Feuille1.K54"/>
            <calcext:condition calcext:apply-style-name="s1" calcext:value="=1" calcext:base-cell-address="Feuille1.K54"/>
          </calcext:conditional-format>
          <calcext:conditional-format calcext:target-range-address="Feuille1.J54:Feuille1.J54">
            <calcext:condition calcext:apply-style-name="s0" calcext:value="=0" calcext:base-cell-address="Feuille1.J54"/>
            <calcext:condition calcext:apply-style-name="s1" calcext:value="=1" calcext:base-cell-address="Feuille1.J54"/>
          </calcext:conditional-format>
          <calcext:conditional-format calcext:target-range-address="Feuille1.K55:Feuille1.K55">
            <calcext:condition calcext:apply-style-name="s0" calcext:value="=0" calcext:base-cell-address="Feuille1.K55"/>
            <calcext:condition calcext:apply-style-name="s1" calcext:value="=1" calcext:base-cell-address="Feuille1.K55"/>
          </calcext:conditional-format>
          <calcext:conditional-format calcext:target-range-address="Feuille1.J55:Feuille1.J55">
            <calcext:condition calcext:apply-style-name="s0" calcext:value="=0" calcext:base-cell-address="Feuille1.J55"/>
            <calcext:condition calcext:apply-style-name="s1" calcext:value="=1" calcext:base-cell-address="Feuille1.J55"/>
          </calcext:conditional-format>
          <calcext:conditional-format calcext:target-range-address="Feuille1.K56:Feuille1.K56">
            <calcext:condition calcext:apply-style-name="s0" calcext:value="=0" calcext:base-cell-address="Feuille1.K56"/>
            <calcext:condition calcext:apply-style-name="s1" calcext:value="=1" calcext:base-cell-address="Feuille1.K56"/>
          </calcext:conditional-format>
          <calcext:conditional-format calcext:target-range-address="Feuille1.J56:Feuille1.J56">
            <calcext:condition calcext:apply-style-name="s0" calcext:value="=0" calcext:base-cell-address="Feuille1.J56"/>
            <calcext:condition calcext:apply-style-name="s1" calcext:value="=1" calcext:base-cell-address="Feuille1.J56"/>
          </calcext:conditional-format>
          <calcext:conditional-format calcext:target-range-address="Feuille1.K57:Feuille1.K57">
            <calcext:condition calcext:apply-style-name="s0" calcext:value="=0" calcext:base-cell-address="Feuille1.K57"/>
            <calcext:condition calcext:apply-style-name="s1" calcext:value="=1" calcext:base-cell-address="Feuille1.K57"/>
          </calcext:conditional-format>
          <calcext:conditional-format calcext:target-range-address="Feuille1.J57:Feuille1.J57">
            <calcext:condition calcext:apply-style-name="s0" calcext:value="=0" calcext:base-cell-address="Feuille1.J57"/>
            <calcext:condition calcext:apply-style-name="s1" calcext:value="=1" calcext:base-cell-address="Feuille1.J57"/>
          </calcext:conditional-format>
          <calcext:conditional-format calcext:target-range-address="Feuille1.K58:Feuille1.K58">
            <calcext:condition calcext:apply-style-name="s0" calcext:value="=0" calcext:base-cell-address="Feuille1.K58"/>
            <calcext:condition calcext:apply-style-name="s1" calcext:value="=1" calcext:base-cell-address="Feuille1.K58"/>
          </calcext:conditional-format>
          <calcext:conditional-format calcext:target-range-address="Feuille1.J58:Feuille1.J58">
            <calcext:condition calcext:apply-style-name="s0" calcext:value="=0" calcext:base-cell-address="Feuille1.J58"/>
            <calcext:condition calcext:apply-style-name="s1" calcext:value="=1" calcext:base-cell-address="Feuille1.J58"/>
          </calcext:conditional-format>
          <calcext:conditional-format calcext:target-range-address="Feuille1.K59:Feuille1.K59">
            <calcext:condition calcext:apply-style-name="s0" calcext:value="=0" calcext:base-cell-address="Feuille1.K59"/>
            <calcext:condition calcext:apply-style-name="s1" calcext:value="=1" calcext:base-cell-address="Feuille1.K59"/>
          </calcext:conditional-format>
          <calcext:conditional-format calcext:target-range-address="Feuille1.J59:Feuille1.J59">
            <calcext:condition calcext:apply-style-name="s0" calcext:value="=0" calcext:base-cell-address="Feuille1.J59"/>
            <calcext:condition calcext:apply-style-name="s1" calcext:value="=1" calcext:base-cell-address="Feuille1.J59"/>
          </calcext:conditional-format>
          <calcext:conditional-format calcext:target-range-address="Feuille1.I40:Feuille1.I40">
            <calcext:condition calcext:apply-style-name="s0" calcext:value="=0" calcext:base-cell-address="Feuille1.I40"/>
            <calcext:condition calcext:apply-style-name="s1" calcext:value="=1" calcext:base-cell-address="Feuille1.I40"/>
          </calcext:conditional-format>
          <calcext:conditional-format calcext:target-range-address="Feuille1.J40:Feuille1.J40">
            <calcext:condition calcext:apply-style-name="s0" calcext:value="=0" calcext:base-cell-address="Feuille1.J40"/>
            <calcext:condition calcext:apply-style-name="s1" calcext:value="=1" calcext:base-cell-address="Feuille1.J40"/>
          </calcext:conditional-format>
          <calcext:conditional-format calcext:target-range-address="Feuille1.I39:Feuille1.I39">
            <calcext:condition calcext:apply-style-name="s0" calcext:value="=0" calcext:base-cell-address="Feuille1.I39"/>
            <calcext:condition calcext:apply-style-name="s1" calcext:value="=1" calcext:base-cell-address="Feuille1.I39"/>
          </calcext:conditional-format>
          <calcext:conditional-format calcext:target-range-address="Feuille1.I61:Feuille1.I61">
            <calcext:condition calcext:apply-style-name="s0" calcext:value="=0" calcext:base-cell-address="Feuille1.I61"/>
            <calcext:condition calcext:apply-style-name="s1" calcext:value="=1" calcext:base-cell-address="Feuille1.I61"/>
          </calcext:conditional-format>
          <calcext:conditional-format calcext:target-range-address="Feuille1.I62:Feuille1.I62">
            <calcext:condition calcext:apply-style-name="s0" calcext:value="=0" calcext:base-cell-address="Feuille1.I62"/>
            <calcext:condition calcext:apply-style-name="s1" calcext:value="=1" calcext:base-cell-address="Feuille1.I62"/>
          </calcext:conditional-format>
          <calcext:conditional-format calcext:target-range-address="Feuille1.J60:Feuille1.J60">
            <calcext:condition calcext:apply-style-name="s0" calcext:value="=0" calcext:base-cell-address="Feuille1.J60"/>
            <calcext:condition calcext:apply-style-name="s1" calcext:value="=1" calcext:base-cell-address="Feuille1.J60"/>
          </calcext:conditional-format>
          <calcext:conditional-format calcext:target-range-address="Feuille1.K60:Feuille1.K60">
            <calcext:condition calcext:apply-style-name="s0" calcext:value="=0" calcext:base-cell-address="Feuille1.K60"/>
            <calcext:condition calcext:apply-style-name="s1" calcext:value="=1" calcext:base-cell-address="Feuille1.K60"/>
          </calcext:conditional-format>
          <calcext:conditional-format calcext:target-range-address="Feuille1.J61:Feuille1.J61">
            <calcext:condition calcext:apply-style-name="s0" calcext:value="=0" calcext:base-cell-address="Feuille1.J61"/>
            <calcext:condition calcext:apply-style-name="s1" calcext:value="=1" calcext:base-cell-address="Feuille1.J61"/>
          </calcext:conditional-format>
          <calcext:conditional-format calcext:target-range-address="Feuille1.I41:Feuille1.I41">
            <calcext:condition calcext:apply-style-name="s0" calcext:value="=0" calcext:base-cell-address="Feuille1.I41"/>
            <calcext:condition calcext:apply-style-name="s1" calcext:value="=1" calcext:base-cell-address="Feuille1.I41"/>
          </calcext:conditional-format>
          <calcext:conditional-format calcext:target-range-address="Feuille1.I60:Feuille1.I60">
            <calcext:condition calcext:apply-style-name="s0" calcext:value="=0" calcext:base-cell-address="Feuille1.I60"/>
            <calcext:condition calcext:apply-style-name="s1" calcext:value="=1" calcext:base-cell-address="Feuille1.I60"/>
          </calcext:conditional-format>
          <calcext:conditional-format calcext:target-range-address="Feuille1.I42:Feuille1.I42">
            <calcext:condition calcext:apply-style-name="s0" calcext:value="=0" calcext:base-cell-address="Feuille1.I42"/>
            <calcext:condition calcext:apply-style-name="s1" calcext:value="=1" calcext:base-cell-address="Feuille1.I42"/>
          </calcext:conditional-format>
          <calcext:conditional-format calcext:target-range-address="Feuille1.I43:Feuille1.I43">
            <calcext:condition calcext:apply-style-name="s0" calcext:value="=0" calcext:base-cell-address="Feuille1.I43"/>
            <calcext:condition calcext:apply-style-name="s1" calcext:value="=1" calcext:base-cell-address="Feuille1.I43"/>
          </calcext:conditional-format>
          <calcext:conditional-format calcext:target-range-address="Feuille1.I44:Feuille1.I44">
            <calcext:condition calcext:apply-style-name="s0" calcext:value="=0" calcext:base-cell-address="Feuille1.I44"/>
            <calcext:condition calcext:apply-style-name="s1" calcext:value="=1" calcext:base-cell-address="Feuille1.I44"/>
          </calcext:conditional-format>
          <calcext:conditional-format calcext:target-range-address="Feuille1.I45:Feuille1.I45">
            <calcext:condition calcext:apply-style-name="s0" calcext:value="=0" calcext:base-cell-address="Feuille1.I45"/>
            <calcext:condition calcext:apply-style-name="s1" calcext:value="=1" calcext:base-cell-address="Feuille1.I45"/>
          </calcext:conditional-format>
          <calcext:conditional-format calcext:target-range-address="Feuille1.I46:Feuille1.I46">
            <calcext:condition calcext:apply-style-name="s0" calcext:value="=0" calcext:base-cell-address="Feuille1.I46"/>
            <calcext:condition calcext:apply-style-name="s1" calcext:value="=1" calcext:base-cell-address="Feuille1.I46"/>
          </calcext:conditional-format>
          <calcext:conditional-format calcext:target-range-address="Feuille1.I47:Feuille1.I47">
            <calcext:condition calcext:apply-style-name="s0" calcext:value="=0" calcext:base-cell-address="Feuille1.I47"/>
            <calcext:condition calcext:apply-style-name="s1" calcext:value="=1" calcext:base-cell-address="Feuille1.I47"/>
          </calcext:conditional-format>
          <calcext:conditional-format calcext:target-range-address="Feuille1.I48:Feuille1.I48">
            <calcext:condition calcext:apply-style-name="s0" calcext:value="=0" calcext:base-cell-address="Feuille1.I48"/>
            <calcext:condition calcext:apply-style-name="s1" calcext:value="=1" calcext:base-cell-address="Feuille1.I48"/>
          </calcext:conditional-format>
          <calcext:conditional-format calcext:target-range-address="Feuille1.I49:Feuille1.I49">
            <calcext:condition calcext:apply-style-name="s0" calcext:value="=0" calcext:base-cell-address="Feuille1.I49"/>
            <calcext:condition calcext:apply-style-name="s1" calcext:value="=1" calcext:base-cell-address="Feuille1.I49"/>
          </calcext:conditional-format>
          <calcext:conditional-format calcext:target-range-address="Feuille1.I50:Feuille1.I50">
            <calcext:condition calcext:apply-style-name="s0" calcext:value="=0" calcext:base-cell-address="Feuille1.I50"/>
            <calcext:condition calcext:apply-style-name="s1" calcext:value="=1" calcext:base-cell-address="Feuille1.I50"/>
          </calcext:conditional-format>
          <calcext:conditional-format calcext:target-range-address="Feuille1.I51:Feuille1.I51">
            <calcext:condition calcext:apply-style-name="s0" calcext:value="=0" calcext:base-cell-address="Feuille1.I51"/>
            <calcext:condition calcext:apply-style-name="s1" calcext:value="=1" calcext:base-cell-address="Feuille1.I51"/>
          </calcext:conditional-format>
          <calcext:conditional-format calcext:target-range-address="Feuille1.I52:Feuille1.I52">
            <calcext:condition calcext:apply-style-name="s0" calcext:value="=0" calcext:base-cell-address="Feuille1.I52"/>
            <calcext:condition calcext:apply-style-name="s1" calcext:value="=1" calcext:base-cell-address="Feuille1.I52"/>
          </calcext:conditional-format>
          <calcext:conditional-format calcext:target-range-address="Feuille1.I53:Feuille1.I53">
            <calcext:condition calcext:apply-style-name="s0" calcext:value="=0" calcext:base-cell-address="Feuille1.I53"/>
            <calcext:condition calcext:apply-style-name="s1" calcext:value="=1" calcext:base-cell-address="Feuille1.I53"/>
          </calcext:conditional-format>
          <calcext:conditional-format calcext:target-range-address="Feuille1.I54:Feuille1.I54">
            <calcext:condition calcext:apply-style-name="s0" calcext:value="=0" calcext:base-cell-address="Feuille1.I54"/>
            <calcext:condition calcext:apply-style-name="s1" calcext:value="=1" calcext:base-cell-address="Feuille1.I54"/>
          </calcext:conditional-format>
          <calcext:conditional-format calcext:target-range-address="Feuille1.I55:Feuille1.I55">
            <calcext:condition calcext:apply-style-name="s0" calcext:value="=0" calcext:base-cell-address="Feuille1.I55"/>
            <calcext:condition calcext:apply-style-name="s1" calcext:value="=1" calcext:base-cell-address="Feuille1.I55"/>
          </calcext:conditional-format>
          <calcext:conditional-format calcext:target-range-address="Feuille1.I56:Feuille1.I56">
            <calcext:condition calcext:apply-style-name="s0" calcext:value="=0" calcext:base-cell-address="Feuille1.I56"/>
            <calcext:condition calcext:apply-style-name="s1" calcext:value="=1" calcext:base-cell-address="Feuille1.I56"/>
          </calcext:conditional-format>
          <calcext:conditional-format calcext:target-range-address="Feuille1.I57:Feuille1.I57">
            <calcext:condition calcext:apply-style-name="s0" calcext:value="=0" calcext:base-cell-address="Feuille1.I57"/>
            <calcext:condition calcext:apply-style-name="s1" calcext:value="=1" calcext:base-cell-address="Feuille1.I57"/>
          </calcext:conditional-format>
          <calcext:conditional-format calcext:target-range-address="Feuille1.I58:Feuille1.I58">
            <calcext:condition calcext:apply-style-name="s0" calcext:value="=0" calcext:base-cell-address="Feuille1.I58"/>
            <calcext:condition calcext:apply-style-name="s1" calcext:value="=1" calcext:base-cell-address="Feuille1.I58"/>
          </calcext:conditional-format>
          <calcext:conditional-format calcext:target-range-address="Feuille1.I59:Feuille1.I59">
            <calcext:condition calcext:apply-style-name="s0" calcext:value="=0" calcext:base-cell-address="Feuille1.I59"/>
            <calcext:condition calcext:apply-style-name="s1" calcext:value="=1" calcext:base-cell-address="Feuille1.I59"/>
          </calcext:conditional-format>
          <calcext:conditional-format calcext:target-range-address="Feuille1.H39:Feuille1.H39">
            <calcext:condition calcext:apply-style-name="s0" calcext:value="=0" calcext:base-cell-address="Feuille1.H39"/>
            <calcext:condition calcext:apply-style-name="s1" calcext:value="=1" calcext:base-cell-address="Feuille1.H39"/>
          </calcext:conditional-format>
          <calcext:conditional-format calcext:target-range-address="Feuille1.H40:Feuille1.H40">
            <calcext:condition calcext:apply-style-name="s0" calcext:value="=0" calcext:base-cell-address="Feuille1.H40"/>
            <calcext:condition calcext:apply-style-name="s1" calcext:value="=1" calcext:base-cell-address="Feuille1.H40"/>
          </calcext:conditional-format>
          <calcext:conditional-format calcext:target-range-address="Feuille1.H41:Feuille1.H41">
            <calcext:condition calcext:apply-style-name="s0" calcext:value="=0" calcext:base-cell-address="Feuille1.H41"/>
            <calcext:condition calcext:apply-style-name="s1" calcext:value="=1" calcext:base-cell-address="Feuille1.H41"/>
          </calcext:conditional-format>
          <calcext:conditional-format calcext:target-range-address="Feuille1.G41:Feuille1.G41">
            <calcext:condition calcext:apply-style-name="s0" calcext:value="=0" calcext:base-cell-address="Feuille1.G41"/>
            <calcext:condition calcext:apply-style-name="s1" calcext:value="=1" calcext:base-cell-address="Feuille1.G41"/>
          </calcext:conditional-format>
          <calcext:conditional-format calcext:target-range-address="Feuille1.G40:Feuille1.G40">
            <calcext:condition calcext:apply-style-name="s0" calcext:value="=0" calcext:base-cell-address="Feuille1.G40"/>
            <calcext:condition calcext:apply-style-name="s1" calcext:value="=1" calcext:base-cell-address="Feuille1.G40"/>
          </calcext:conditional-format>
          <calcext:conditional-format calcext:target-range-address="Feuille1.G39:Feuille1.G39">
            <calcext:condition calcext:apply-style-name="s0" calcext:value="=0" calcext:base-cell-address="Feuille1.G39"/>
            <calcext:condition calcext:apply-style-name="s1" calcext:value="=1" calcext:base-cell-address="Feuille1.G39"/>
          </calcext:conditional-format>
          <calcext:conditional-format calcext:target-range-address="Feuille1.J39:Feuille1.J39">
            <calcext:condition calcext:apply-style-name="s0" calcext:value="=0" calcext:base-cell-address="Feuille1.J39"/>
            <calcext:condition calcext:apply-style-name="s1" calcext:value="=1" calcext:base-cell-address="Feuille1.J39"/>
          </calcext:conditional-format>
          <calcext:conditional-format calcext:target-range-address="Feuille1.K39:Feuille1.K39">
            <calcext:condition calcext:apply-style-name="s0" calcext:value="=0" calcext:base-cell-address="Feuille1.K39"/>
            <calcext:condition calcext:apply-style-name="s1" calcext:value="=1" calcext:base-cell-address="Feuille1.K39"/>
          </calcext:conditional-format>
          <calcext:conditional-format calcext:target-range-address="Feuille1.K40:Feuille1.K40">
            <calcext:condition calcext:apply-style-name="s0" calcext:value="=0" calcext:base-cell-address="Feuille1.K40"/>
            <calcext:condition calcext:apply-style-name="s1" calcext:value="=1" calcext:base-cell-address="Feuille1.K40"/>
          </calcext:conditional-format>
          <calcext:conditional-format calcext:target-range-address="Feuille1.K61:Feuille1.K61">
            <calcext:condition calcext:apply-style-name="s0" calcext:value="=0" calcext:base-cell-address="Feuille1.K61"/>
            <calcext:condition calcext:apply-style-name="s1" calcext:value="=1" calcext:base-cell-address="Feuille1.K61"/>
          </calcext:conditional-format>
          <calcext:conditional-format calcext:target-range-address="Feuille1.L61:Feuille1.L61">
            <calcext:condition calcext:apply-style-name="s0" calcext:value="=0" calcext:base-cell-address="Feuille1.L61"/>
            <calcext:condition calcext:apply-style-name="s1" calcext:value="=1" calcext:base-cell-address="Feuille1.L61"/>
          </calcext:conditional-format>
          <calcext:conditional-format calcext:target-range-address="Feuille1.M61:Feuille1.M61">
            <calcext:condition calcext:apply-style-name="s0" calcext:value="=0" calcext:base-cell-address="Feuille1.M61"/>
            <calcext:condition calcext:apply-style-name="s1" calcext:value="=1" calcext:base-cell-address="Feuille1.M61"/>
          </calcext:conditional-format>
          <calcext:conditional-format calcext:target-range-address="Feuille1.N61:Feuille1.N61">
            <calcext:condition calcext:apply-style-name="s0" calcext:value="=0" calcext:base-cell-address="Feuille1.N61"/>
            <calcext:condition calcext:apply-style-name="s1" calcext:value="=1" calcext:base-cell-address="Feuille1.N61"/>
          </calcext:conditional-format>
          <calcext:conditional-format calcext:target-range-address="Feuille1.N62:Feuille1.N62">
            <calcext:condition calcext:apply-style-name="s0" calcext:value="=0" calcext:base-cell-address="Feuille1.N62"/>
            <calcext:condition calcext:apply-style-name="s1" calcext:value="=1" calcext:base-cell-address="Feuille1.N62"/>
          </calcext:conditional-format>
          <calcext:conditional-format calcext:target-range-address="Feuille1.M62:Feuille1.M62">
            <calcext:condition calcext:apply-style-name="s0" calcext:value="=0" calcext:base-cell-address="Feuille1.M62"/>
            <calcext:condition calcext:apply-style-name="s1" calcext:value="=1" calcext:base-cell-address="Feuille1.M62"/>
          </calcext:conditional-format>
          <calcext:conditional-format calcext:target-range-address="Feuille1.L62:Feuille1.L62">
            <calcext:condition calcext:apply-style-name="s0" calcext:value="=0" calcext:base-cell-address="Feuille1.L62"/>
            <calcext:condition calcext:apply-style-name="s1" calcext:value="=1" calcext:base-cell-address="Feuille1.L62"/>
          </calcext:conditional-format>
          <calcext:conditional-format calcext:target-range-address="Feuille1.K62:Feuille1.K62">
            <calcext:condition calcext:apply-style-name="s0" calcext:value="=0" calcext:base-cell-address="Feuille1.K62"/>
            <calcext:condition calcext:apply-style-name="s1" calcext:value="=1" calcext:base-cell-address="Feuille1.K62"/>
          </calcext:conditional-format>
          <calcext:conditional-format calcext:target-range-address="Feuille1.J62:Feuille1.J62">
            <calcext:condition calcext:apply-style-name="s0" calcext:value="=0" calcext:base-cell-address="Feuille1.J62"/>
            <calcext:condition calcext:apply-style-name="s1" calcext:value="=1" calcext:base-cell-address="Feuille1.J62"/>
          </calcext:conditional-format>
          <calcext:conditional-format calcext:target-range-address="Feuille1.H62:Feuille1.H62">
            <calcext:condition calcext:apply-style-name="s0" calcext:value="=0" calcext:base-cell-address="Feuille1.H62"/>
            <calcext:condition calcext:apply-style-name="s1" calcext:value="=1" calcext:base-cell-address="Feuille1.H62"/>
          </calcext:conditional-format>
          <calcext:conditional-format calcext:target-range-address="Feuille1.H61:Feuille1.H61">
            <calcext:condition calcext:apply-style-name="s0" calcext:value="=0" calcext:base-cell-address="Feuille1.H61"/>
            <calcext:condition calcext:apply-style-name="s1" calcext:value="=1" calcext:base-cell-address="Feuille1.H61"/>
          </calcext:conditional-format>
          <calcext:conditional-format calcext:target-range-address="Feuille1.H60:Feuille1.H60">
            <calcext:condition calcext:apply-style-name="s0" calcext:value="=0" calcext:base-cell-address="Feuille1.H60"/>
            <calcext:condition calcext:apply-style-name="s1" calcext:value="=1" calcext:base-cell-address="Feuille1.H60"/>
          </calcext:conditional-format>
          <calcext:conditional-format calcext:target-range-address="Feuille1.L60:Feuille1.L60">
            <calcext:condition calcext:apply-style-name="s0" calcext:value="=0" calcext:base-cell-address="Feuille1.L60"/>
            <calcext:condition calcext:apply-style-name="s1" calcext:value="=1" calcext:base-cell-address="Feuille1.L60"/>
          </calcext:conditional-format>
          <calcext:conditional-format calcext:target-range-address="Feuille1.M60:Feuille1.M60">
            <calcext:condition calcext:apply-style-name="s0" calcext:value="=0" calcext:base-cell-address="Feuille1.M60"/>
            <calcext:condition calcext:apply-style-name="s1" calcext:value="=1" calcext:base-cell-address="Feuille1.M60"/>
          </calcext:conditional-format>
          <calcext:conditional-format calcext:target-range-address="Feuille1.N60:Feuille1.N60">
            <calcext:condition calcext:apply-style-name="s0" calcext:value="=0" calcext:base-cell-address="Feuille1.N60"/>
            <calcext:condition calcext:apply-style-name="s1" calcext:value="=1" calcext:base-cell-address="Feuille1.N60"/>
          </calcext:conditional-format>
          <calcext:conditional-format calcext:target-range-address="Feuille1.G61:Feuille1.G61">
            <calcext:condition calcext:apply-style-name="s0" calcext:value="=0" calcext:base-cell-address="Feuille1.G61"/>
            <calcext:condition calcext:apply-style-name="s1" calcext:value="=1" calcext:base-cell-address="Feuille1.G61"/>
          </calcext:conditional-format>
          <calcext:conditional-format calcext:target-range-address="Feuille1.G62:Feuille1.G62">
            <calcext:condition calcext:apply-style-name="s0" calcext:value="=0" calcext:base-cell-address="Feuille1.G62"/>
            <calcext:condition calcext:apply-style-name="s1" calcext:value="=1" calcext:base-cell-address="Feuille1.G62"/>
          </calcext:conditional-format>
          <calcext:conditional-format calcext:target-range-address="Feuille1.F60:Feuille1.F60">
            <calcext:condition calcext:apply-style-name="s0" calcext:value="=0" calcext:base-cell-address="Feuille1.F60"/>
            <calcext:condition calcext:apply-style-name="s1" calcext:value="=1" calcext:base-cell-address="Feuille1.F60"/>
          </calcext:conditional-format>
          <calcext:conditional-format calcext:target-range-address="Feuille1.G60:Feuille1.G60">
            <calcext:condition calcext:apply-style-name="s0" calcext:value="=0" calcext:base-cell-address="Feuille1.G60"/>
            <calcext:condition calcext:apply-style-name="s1" calcext:value="=1" calcext:base-cell-address="Feuille1.G60"/>
          </calcext:conditional-format>
          <calcext:conditional-format calcext:target-range-address="Feuille1.F61:Feuille1.F61">
            <calcext:condition calcext:apply-style-name="s0" calcext:value="=0" calcext:base-cell-address="Feuille1.F61"/>
            <calcext:condition calcext:apply-style-name="s1" calcext:value="=1" calcext:base-cell-address="Feuille1.F61"/>
          </calcext:conditional-format>
          <calcext:conditional-format calcext:target-range-address="Feuille1.F62:Feuille1.F62">
            <calcext:condition calcext:apply-style-name="s0" calcext:value="=0" calcext:base-cell-address="Feuille1.F62"/>
            <calcext:condition calcext:apply-style-name="s1" calcext:value="=1" calcext:base-cell-address="Feuille1.F62"/>
          </calcext:conditional-format>
          <calcext:conditional-format calcext:target-range-address="Feuille1.F40:Feuille1.F40">
            <calcext:condition calcext:apply-style-name="s0" calcext:value="=0" calcext:base-cell-address="Feuille1.F40"/>
            <calcext:condition calcext:apply-style-name="s1" calcext:value="=1" calcext:base-cell-address="Feuille1.F40"/>
          </calcext:conditional-format>
          <calcext:conditional-format calcext:target-range-address="Feuille1.F39:Feuille1.F39">
            <calcext:condition calcext:apply-style-name="s0" calcext:value="=0" calcext:base-cell-address="Feuille1.F39"/>
            <calcext:condition calcext:apply-style-name="s1" calcext:value="=1" calcext:base-cell-address="Feuille1.F39"/>
          </calcext:conditional-format>
          <calcext:conditional-format calcext:target-range-address="Feuille1.D9:Feuille1.D26">
            <calcext:condition calcext:apply-style-name="s0" calcext:value="=0" calcext:base-cell-address="Feuille1.D9"/>
            <calcext:condition calcext:apply-style-name="s1" calcext:value="=1" calcext:base-cell-address="Feuille1.D9"/>
            <calcext:condition calcext:apply-style-name="Default" calcext:value="formula-is(&quot;&quot;)" calcext:base-cell-address="Feuille1.D9"/>
          </calcext:conditional-format>
          <calcext:conditional-format calcext:target-range-address="Feuille1.O9:Feuille1.O26">
            <calcext:condition calcext:apply-style-name="s0" calcext:value="=0" calcext:base-cell-address="Feuille1.O9"/>
            <calcext:condition calcext:apply-style-name="s1" calcext:value="=1" calcext:base-cell-address="Feuille1.O9"/>
            <calcext:condition calcext:apply-style-name="Default" calcext:value="formula-is(&quot;&quot;)" calcext:base-cell-address="Feuille1.O9"/>
          </calcext:conditional-format>
          <calcext:conditional-format calcext:target-range-address="Feuille1.H30:Feuille1.K30">
            <calcext:condition calcext:apply-style-name="s0" calcext:value="=0" calcext:base-cell-address="Feuille1.H30"/>
            <calcext:condition calcext:apply-style-name="s1" calcext:value="=1" calcext:base-cell-address="Feuille1.H30"/>
            <calcext:condition calcext:apply-style-name="Default" calcext:value="formula-is(&quot;&quot;)" calcext:base-cell-address="Feuille1.H30"/>
          </calcext:conditional-format>
          <calcext:conditional-format calcext:target-range-address="Feuille1.E60:Feuille1.E62">
            <calcext:condition calcext:apply-style-name="s0" calcext:value="=0" calcext:base-cell-address="Feuille1.E60"/>
            <calcext:condition calcext:apply-style-name="s1" calcext:value="=1" calcext:base-cell-address="Feuille1.E60"/>
            <calcext:condition calcext:apply-style-name="Default" calcext:value="formula-is(&quot;&quot;)" calcext:base-cell-address="Feuille1.E60"/>
          </calcext:conditional-format>
          <calcext:conditional-format calcext:target-range-address="Feuille1.E60:Feuille1.E60">
            <calcext:condition calcext:apply-style-name="s0" calcext:value="=0" calcext:base-cell-address="Feuille1.E60"/>
            <calcext:condition calcext:apply-style-name="s1" calcext:value="=1" calcext:base-cell-address="Feuille1.E60"/>
          </calcext:conditional-format>
          <calcext:conditional-format calcext:target-range-address="Feuille1.E61:Feuille1.E61">
            <calcext:condition calcext:apply-style-name="s0" calcext:value="=0" calcext:base-cell-address="Feuille1.E61"/>
            <calcext:condition calcext:apply-style-name="s1" calcext:value="=1" calcext:base-cell-address="Feuille1.E61"/>
          </calcext:conditional-format>
          <calcext:conditional-format calcext:target-range-address="Feuille1.E62:Feuille1.E62">
            <calcext:condition calcext:apply-style-name="s0" calcext:value="=0" calcext:base-cell-address="Feuille1.E62"/>
            <calcext:condition calcext:apply-style-name="s1" calcext:value="=1" calcext:base-cell-address="Feuille1.E62"/>
          </calcext:conditional-format>
          <calcext:conditional-format calcext:target-range-address="Feuille1.D60:Feuille1.D62">
            <calcext:condition calcext:apply-style-name="s0" calcext:value="=0" calcext:base-cell-address="Feuille1.D60"/>
            <calcext:condition calcext:apply-style-name="s1" calcext:value="=1" calcext:base-cell-address="Feuille1.D60"/>
            <calcext:condition calcext:apply-style-name="Default" calcext:value="formula-is(&quot;&quot;)" calcext:base-cell-address="Feuille1.D60"/>
          </calcext:conditional-format>
          <calcext:conditional-format calcext:target-range-address="Feuille1.D60:Feuille1.D60">
            <calcext:condition calcext:apply-style-name="s0" calcext:value="=0" calcext:base-cell-address="Feuille1.D60"/>
            <calcext:condition calcext:apply-style-name="s1" calcext:value="=1" calcext:base-cell-address="Feuille1.D60"/>
          </calcext:conditional-format>
          <calcext:conditional-format calcext:target-range-address="Feuille1.D61:Feuille1.D61">
            <calcext:condition calcext:apply-style-name="s0" calcext:value="=0" calcext:base-cell-address="Feuille1.D61"/>
            <calcext:condition calcext:apply-style-name="s1" calcext:value="=1" calcext:base-cell-address="Feuille1.D61"/>
          </calcext:conditional-format>
          <calcext:conditional-format calcext:target-range-address="Feuille1.D62:Feuille1.D62">
            <calcext:condition calcext:apply-style-name="s0" calcext:value="=0" calcext:base-cell-address="Feuille1.D62"/>
            <calcext:condition calcext:apply-style-name="s1" calcext:value="=1" calcext:base-cell-address="Feuille1.D62"/>
          </calcext:conditional-format>
          <calcext:conditional-format calcext:target-range-address="Feuille1.D59:Feuille1.D59">
            <calcext:condition calcext:apply-style-name="s0" calcext:value="=0" calcext:base-cell-address="Feuille1.D59"/>
            <calcext:condition calcext:apply-style-name="s1" calcext:value="=1" calcext:base-cell-address="Feuille1.D59"/>
            <calcext:condition calcext:apply-style-name="Default" calcext:value="formula-is(&quot;&quot;)" calcext:base-cell-address="Feuille1.D59"/>
          </calcext:conditional-format>
          <calcext:conditional-format calcext:target-range-address="Feuille1.D59:Feuille1.D59">
            <calcext:condition calcext:apply-style-name="s0" calcext:value="=0" calcext:base-cell-address="Feuille1.D59"/>
            <calcext:condition calcext:apply-style-name="s1" calcext:value="=1" calcext:base-cell-address="Feuille1.D59"/>
          </calcext:conditional-format>
          <calcext:conditional-format calcext:target-range-address="Feuille1.E59:Feuille1.E59">
            <calcext:condition calcext:apply-style-name="s0" calcext:value="=0" calcext:base-cell-address="Feuille1.E59"/>
            <calcext:condition calcext:apply-style-name="s1" calcext:value="=1" calcext:base-cell-address="Feuille1.E59"/>
            <calcext:condition calcext:apply-style-name="Default" calcext:value="formula-is(&quot;&quot;)" calcext:base-cell-address="Feuille1.E59"/>
          </calcext:conditional-format>
          <calcext:conditional-format calcext:target-range-address="Feuille1.E59:Feuille1.E59">
            <calcext:condition calcext:apply-style-name="s0" calcext:value="=0" calcext:base-cell-address="Feuille1.E59"/>
            <calcext:condition calcext:apply-style-name="s1" calcext:value="=1" calcext:base-cell-address="Feuille1.E59"/>
          </calcext:conditional-format>
          <calcext:conditional-format calcext:target-range-address="Feuille1.F59:Feuille1.F59">
            <calcext:condition calcext:apply-style-name="s0" calcext:value="=0" calcext:base-cell-address="Feuille1.F59"/>
            <calcext:condition calcext:apply-style-name="s1" calcext:value="=1" calcext:base-cell-address="Feuille1.F59"/>
            <calcext:condition calcext:apply-style-name="Default" calcext:value="formula-is(&quot;&quot;)" calcext:base-cell-address="Feuille1.F59"/>
          </calcext:conditional-format>
          <calcext:conditional-format calcext:target-range-address="Feuille1.F59:Feuille1.F59">
            <calcext:condition calcext:apply-style-name="s0" calcext:value="=0" calcext:base-cell-address="Feuille1.F59"/>
            <calcext:condition calcext:apply-style-name="s1" calcext:value="=1" calcext:base-cell-address="Feuille1.F59"/>
          </calcext:conditional-format>
          <calcext:conditional-format calcext:target-range-address="Feuille1.G59:Feuille1.G59">
            <calcext:condition calcext:apply-style-name="s0" calcext:value="=0" calcext:base-cell-address="Feuille1.G59"/>
            <calcext:condition calcext:apply-style-name="s1" calcext:value="=1" calcext:base-cell-address="Feuille1.G59"/>
            <calcext:condition calcext:apply-style-name="Default" calcext:value="formula-is(&quot;&quot;)" calcext:base-cell-address="Feuille1.G59"/>
          </calcext:conditional-format>
          <calcext:conditional-format calcext:target-range-address="Feuille1.G59:Feuille1.G59">
            <calcext:condition calcext:apply-style-name="s0" calcext:value="=0" calcext:base-cell-address="Feuille1.G59"/>
            <calcext:condition calcext:apply-style-name="s1" calcext:value="=1" calcext:base-cell-address="Feuille1.G59"/>
          </calcext:conditional-format>
          <calcext:conditional-format calcext:target-range-address="Feuille1.H59:Feuille1.H59">
            <calcext:condition calcext:apply-style-name="s0" calcext:value="=0" calcext:base-cell-address="Feuille1.H59"/>
            <calcext:condition calcext:apply-style-name="s1" calcext:value="=1" calcext:base-cell-address="Feuille1.H59"/>
            <calcext:condition calcext:apply-style-name="Default" calcext:value="formula-is(&quot;&quot;)" calcext:base-cell-address="Feuille1.H59"/>
          </calcext:conditional-format>
          <calcext:conditional-format calcext:target-range-address="Feuille1.H59:Feuille1.H59">
            <calcext:condition calcext:apply-style-name="s0" calcext:value="=0" calcext:base-cell-address="Feuille1.H59"/>
            <calcext:condition calcext:apply-style-name="s1" calcext:value="=1" calcext:base-cell-address="Feuille1.H59"/>
          </calcext:conditional-format>
          <calcext:conditional-format calcext:target-range-address="Feuille1.L59:Feuille1.L59">
            <calcext:condition calcext:apply-style-name="s0" calcext:value="=0" calcext:base-cell-address="Feuille1.L59"/>
            <calcext:condition calcext:apply-style-name="s1" calcext:value="=1" calcext:base-cell-address="Feuille1.L59"/>
            <calcext:condition calcext:apply-style-name="Default" calcext:value="formula-is(&quot;&quot;)" calcext:base-cell-address="Feuille1.L59"/>
          </calcext:conditional-format>
          <calcext:conditional-format calcext:target-range-address="Feuille1.L59:Feuille1.L59">
            <calcext:condition calcext:apply-style-name="s0" calcext:value="=0" calcext:base-cell-address="Feuille1.L59"/>
            <calcext:condition calcext:apply-style-name="s1" calcext:value="=1" calcext:base-cell-address="Feuille1.L59"/>
          </calcext:conditional-format>
          <calcext:conditional-format calcext:target-range-address="Feuille1.M59:Feuille1.M59">
            <calcext:condition calcext:apply-style-name="s0" calcext:value="=0" calcext:base-cell-address="Feuille1.M59"/>
            <calcext:condition calcext:apply-style-name="s1" calcext:value="=1" calcext:base-cell-address="Feuille1.M59"/>
            <calcext:condition calcext:apply-style-name="Default" calcext:value="formula-is(&quot;&quot;)" calcext:base-cell-address="Feuille1.M59"/>
          </calcext:conditional-format>
          <calcext:conditional-format calcext:target-range-address="Feuille1.M59:Feuille1.M59">
            <calcext:condition calcext:apply-style-name="s0" calcext:value="=0" calcext:base-cell-address="Feuille1.M59"/>
            <calcext:condition calcext:apply-style-name="s1" calcext:value="=1" calcext:base-cell-address="Feuille1.M59"/>
          </calcext:conditional-format>
          <calcext:conditional-format calcext:target-range-address="Feuille1.N59:Feuille1.N59">
            <calcext:condition calcext:apply-style-name="s0" calcext:value="=0" calcext:base-cell-address="Feuille1.N59"/>
            <calcext:condition calcext:apply-style-name="s1" calcext:value="=1" calcext:base-cell-address="Feuille1.N59"/>
            <calcext:condition calcext:apply-style-name="Default" calcext:value="formula-is(&quot;&quot;)" calcext:base-cell-address="Feuille1.N59"/>
          </calcext:conditional-format>
          <calcext:conditional-format calcext:target-range-address="Feuille1.N59:Feuille1.N59">
            <calcext:condition calcext:apply-style-name="s0" calcext:value="=0" calcext:base-cell-address="Feuille1.N59"/>
            <calcext:condition calcext:apply-style-name="s1" calcext:value="=1" calcext:base-cell-address="Feuille1.N59"/>
          </calcext:conditional-format>
          <calcext:conditional-format calcext:target-range-address="Feuille1.O59:Feuille1.O59">
            <calcext:condition calcext:apply-style-name="s0" calcext:value="=0" calcext:base-cell-address="Feuille1.O59"/>
            <calcext:condition calcext:apply-style-name="s1" calcext:value="=1" calcext:base-cell-address="Feuille1.O59"/>
            <calcext:condition calcext:apply-style-name="Default" calcext:value="formula-is(&quot;&quot;)" calcext:base-cell-address="Feuille1.O59"/>
          </calcext:conditional-format>
          <calcext:conditional-format calcext:target-range-address="Feuille1.O59:Feuille1.O59">
            <calcext:condition calcext:apply-style-name="s0" calcext:value="=0" calcext:base-cell-address="Feuille1.O59"/>
            <calcext:condition calcext:apply-style-name="s1" calcext:value="=1" calcext:base-cell-address="Feuille1.O59"/>
          </calcext:conditional-format>
          <calcext:conditional-format calcext:target-range-address="Feuille1.O60:Feuille1.O60">
            <calcext:condition calcext:apply-style-name="s0" calcext:value="=0" calcext:base-cell-address="Feuille1.O60"/>
            <calcext:condition calcext:apply-style-name="s1" calcext:value="=1" calcext:base-cell-address="Feuille1.O60"/>
            <calcext:condition calcext:apply-style-name="Default" calcext:value="formula-is(&quot;&quot;)" calcext:base-cell-address="Feuille1.O60"/>
          </calcext:conditional-format>
          <calcext:conditional-format calcext:target-range-address="Feuille1.O60:Feuille1.O60">
            <calcext:condition calcext:apply-style-name="s0" calcext:value="=0" calcext:base-cell-address="Feuille1.O60"/>
            <calcext:condition calcext:apply-style-name="s1" calcext:value="=1" calcext:base-cell-address="Feuille1.O60"/>
          </calcext:conditional-format>
          <calcext:conditional-format calcext:target-range-address="Feuille1.O61:Feuille1.O61">
            <calcext:condition calcext:apply-style-name="s0" calcext:value="=0" calcext:base-cell-address="Feuille1.O61"/>
            <calcext:condition calcext:apply-style-name="s1" calcext:value="=1" calcext:base-cell-address="Feuille1.O61"/>
            <calcext:condition calcext:apply-style-name="Default" calcext:value="formula-is(&quot;&quot;)" calcext:base-cell-address="Feuille1.O61"/>
          </calcext:conditional-format>
          <calcext:conditional-format calcext:target-range-address="Feuille1.O61:Feuille1.O61">
            <calcext:condition calcext:apply-style-name="s0" calcext:value="=0" calcext:base-cell-address="Feuille1.O61"/>
            <calcext:condition calcext:apply-style-name="s1" calcext:value="=1" calcext:base-cell-address="Feuille1.O61"/>
          </calcext:conditional-format>
          <calcext:conditional-format calcext:target-range-address="Feuille1.O62:Feuille1.O62">
            <calcext:condition calcext:apply-style-name="s0" calcext:value="=0" calcext:base-cell-address="Feuille1.O62"/>
            <calcext:condition calcext:apply-style-name="s1" calcext:value="=1" calcext:base-cell-address="Feuille1.O62"/>
            <calcext:condition calcext:apply-style-name="Default" calcext:value="formula-is(&quot;&quot;)" calcext:base-cell-address="Feuille1.O62"/>
          </calcext:conditional-format>
          <calcext:conditional-format calcext:target-range-address="Feuille1.O62:Feuille1.O62">
            <calcext:condition calcext:apply-style-name="s0" calcext:value="=0" calcext:base-cell-address="Feuille1.O62"/>
            <calcext:condition calcext:apply-style-name="s1" calcext:value="=1" calcext:base-cell-address="Feuille1.O62"/>
          </calcext:conditional-format>
          <calcext:conditional-format calcext:target-range-address="Feuille1.H42:Feuille1.H42">
            <calcext:condition calcext:apply-style-name="s0" calcext:value="=0" calcext:base-cell-address="Feuille1.H42"/>
            <calcext:condition calcext:apply-style-name="s1" calcext:value="=1" calcext:base-cell-address="Feuille1.H42"/>
          </calcext:conditional-format>
          <calcext:conditional-format calcext:target-range-address="Feuille1.H43:Feuille1.H43">
            <calcext:condition calcext:apply-style-name="s0" calcext:value="=0" calcext:base-cell-address="Feuille1.H43"/>
            <calcext:condition calcext:apply-style-name="s1" calcext:value="=1" calcext:base-cell-address="Feuille1.H43"/>
          </calcext:conditional-format>
          <calcext:conditional-format calcext:target-range-address="Feuille1.H44:Feuille1.H44">
            <calcext:condition calcext:apply-style-name="s0" calcext:value="=0" calcext:base-cell-address="Feuille1.H44"/>
            <calcext:condition calcext:apply-style-name="s1" calcext:value="=1" calcext:base-cell-address="Feuille1.H44"/>
          </calcext:conditional-format>
          <calcext:conditional-format calcext:target-range-address="Feuille1.H45:Feuille1.H45">
            <calcext:condition calcext:apply-style-name="s0" calcext:value="=0" calcext:base-cell-address="Feuille1.H45"/>
            <calcext:condition calcext:apply-style-name="s1" calcext:value="=1" calcext:base-cell-address="Feuille1.H45"/>
          </calcext:conditional-format>
          <calcext:conditional-format calcext:target-range-address="Feuille1.H46:Feuille1.H46">
            <calcext:condition calcext:apply-style-name="s0" calcext:value="=0" calcext:base-cell-address="Feuille1.H46"/>
            <calcext:condition calcext:apply-style-name="s1" calcext:value="=1" calcext:base-cell-address="Feuille1.H46"/>
          </calcext:conditional-format>
          <calcext:conditional-format calcext:target-range-address="Feuille1.H47:Feuille1.H47">
            <calcext:condition calcext:apply-style-name="s0" calcext:value="=0" calcext:base-cell-address="Feuille1.H47"/>
            <calcext:condition calcext:apply-style-name="s1" calcext:value="=1" calcext:base-cell-address="Feuille1.H47"/>
          </calcext:conditional-format>
          <calcext:conditional-format calcext:target-range-address="Feuille1.H48:Feuille1.H48">
            <calcext:condition calcext:apply-style-name="s0" calcext:value="=0" calcext:base-cell-address="Feuille1.H48"/>
            <calcext:condition calcext:apply-style-name="s1" calcext:value="=1" calcext:base-cell-address="Feuille1.H48"/>
          </calcext:conditional-format>
          <calcext:conditional-format calcext:target-range-address="Feuille1.H49:Feuille1.H49">
            <calcext:condition calcext:apply-style-name="s0" calcext:value="=0" calcext:base-cell-address="Feuille1.H49"/>
            <calcext:condition calcext:apply-style-name="s1" calcext:value="=1" calcext:base-cell-address="Feuille1.H49"/>
          </calcext:conditional-format>
          <calcext:conditional-format calcext:target-range-address="Feuille1.H50:Feuille1.H50">
            <calcext:condition calcext:apply-style-name="s0" calcext:value="=0" calcext:base-cell-address="Feuille1.H50"/>
            <calcext:condition calcext:apply-style-name="s1" calcext:value="=1" calcext:base-cell-address="Feuille1.H50"/>
          </calcext:conditional-format>
          <calcext:conditional-format calcext:target-range-address="Feuille1.H51:Feuille1.H51">
            <calcext:condition calcext:apply-style-name="s0" calcext:value="=0" calcext:base-cell-address="Feuille1.H51"/>
            <calcext:condition calcext:apply-style-name="s1" calcext:value="=1" calcext:base-cell-address="Feuille1.H51"/>
          </calcext:conditional-format>
          <calcext:conditional-format calcext:target-range-address="Feuille1.H52:Feuille1.H52">
            <calcext:condition calcext:apply-style-name="s0" calcext:value="=0" calcext:base-cell-address="Feuille1.H52"/>
            <calcext:condition calcext:apply-style-name="s1" calcext:value="=1" calcext:base-cell-address="Feuille1.H52"/>
          </calcext:conditional-format>
          <calcext:conditional-format calcext:target-range-address="Feuille1.H53:Feuille1.H53">
            <calcext:condition calcext:apply-style-name="s0" calcext:value="=0" calcext:base-cell-address="Feuille1.H53"/>
            <calcext:condition calcext:apply-style-name="s1" calcext:value="=1" calcext:base-cell-address="Feuille1.H53"/>
          </calcext:conditional-format>
          <calcext:conditional-format calcext:target-range-address="Feuille1.H54:Feuille1.H54">
            <calcext:condition calcext:apply-style-name="s0" calcext:value="=0" calcext:base-cell-address="Feuille1.H54"/>
            <calcext:condition calcext:apply-style-name="s1" calcext:value="=1" calcext:base-cell-address="Feuille1.H54"/>
          </calcext:conditional-format>
          <calcext:conditional-format calcext:target-range-address="Feuille1.H55:Feuille1.H55">
            <calcext:condition calcext:apply-style-name="s0" calcext:value="=0" calcext:base-cell-address="Feuille1.H55"/>
            <calcext:condition calcext:apply-style-name="s1" calcext:value="=1" calcext:base-cell-address="Feuille1.H55"/>
          </calcext:conditional-format>
          <calcext:conditional-format calcext:target-range-address="Feuille1.H56:Feuille1.H56">
            <calcext:condition calcext:apply-style-name="s0" calcext:value="=0" calcext:base-cell-address="Feuille1.H56"/>
            <calcext:condition calcext:apply-style-name="s1" calcext:value="=1" calcext:base-cell-address="Feuille1.H56"/>
          </calcext:conditional-format>
          <calcext:conditional-format calcext:target-range-address="Feuille1.H57:Feuille1.H57">
            <calcext:condition calcext:apply-style-name="s0" calcext:value="=0" calcext:base-cell-address="Feuille1.H57"/>
            <calcext:condition calcext:apply-style-name="s1" calcext:value="=1" calcext:base-cell-address="Feuille1.H57"/>
          </calcext:conditional-format>
          <calcext:conditional-format calcext:target-range-address="Feuille1.H58:Feuille1.H58">
            <calcext:condition calcext:apply-style-name="s0" calcext:value="=0" calcext:base-cell-address="Feuille1.H58"/>
            <calcext:condition calcext:apply-style-name="s1" calcext:value="=1" calcext:base-cell-address="Feuille1.H58"/>
          </calcext:conditional-format>
          <calcext:conditional-format calcext:target-range-address="Feuille1.L39:Feuille1.L39">
            <calcext:condition calcext:apply-style-name="s0" calcext:value="=0" calcext:base-cell-address="Feuille1.L39"/>
            <calcext:condition calcext:apply-style-name="s1" calcext:value="=1" calcext:base-cell-address="Feuille1.L39"/>
            <calcext:condition calcext:apply-style-name="Default" calcext:value="formula-is(&quot;&quot;)" calcext:base-cell-address="Feuille1.L39"/>
          </calcext:conditional-format>
          <calcext:conditional-format calcext:target-range-address="Feuille1.L39:Feuille1.L39">
            <calcext:condition calcext:apply-style-name="s0" calcext:value="=0" calcext:base-cell-address="Feuille1.L39"/>
            <calcext:condition calcext:apply-style-name="s1" calcext:value="=1" calcext:base-cell-address="Feuille1.L39"/>
            <calcext:condition calcext:apply-style-name="Default" calcext:value="formula-is(&quot;&quot;)" calcext:base-cell-address="Feuille1.L39"/>
          </calcext:conditional-format>
          <calcext:conditional-format calcext:target-range-address="Feuille1.L40:Feuille1.L40">
            <calcext:condition calcext:apply-style-name="s0" calcext:value="=0" calcext:base-cell-address="Feuille1.L40"/>
            <calcext:condition calcext:apply-style-name="s1" calcext:value="=1" calcext:base-cell-address="Feuille1.L40"/>
            <calcext:condition calcext:apply-style-name="Default" calcext:value="formula-is(&quot;&quot;)" calcext:base-cell-address="Feuille1.L40"/>
          </calcext:conditional-format>
          <calcext:conditional-format calcext:target-range-address="Feuille1.L40:Feuille1.L40">
            <calcext:condition calcext:apply-style-name="s0" calcext:value="=0" calcext:base-cell-address="Feuille1.L40"/>
            <calcext:condition calcext:apply-style-name="s1" calcext:value="=1" calcext:base-cell-address="Feuille1.L40"/>
            <calcext:condition calcext:apply-style-name="Default" calcext:value="formula-is(&quot;&quot;)" calcext:base-cell-address="Feuille1.L40"/>
          </calcext:conditional-format>
          <calcext:conditional-format calcext:target-range-address="Feuille1.L41:Feuille1.L41">
            <calcext:condition calcext:apply-style-name="s0" calcext:value="=0" calcext:base-cell-address="Feuille1.L41"/>
            <calcext:condition calcext:apply-style-name="s1" calcext:value="=1" calcext:base-cell-address="Feuille1.L41"/>
            <calcext:condition calcext:apply-style-name="Default" calcext:value="formula-is(&quot;&quot;)" calcext:base-cell-address="Feuille1.L41"/>
          </calcext:conditional-format>
          <calcext:conditional-format calcext:target-range-address="Feuille1.L41:Feuille1.L41">
            <calcext:condition calcext:apply-style-name="s0" calcext:value="=0" calcext:base-cell-address="Feuille1.L41"/>
            <calcext:condition calcext:apply-style-name="s1" calcext:value="=1" calcext:base-cell-address="Feuille1.L41"/>
            <calcext:condition calcext:apply-style-name="Default" calcext:value="formula-is(&quot;&quot;)" calcext:base-cell-address="Feuille1.L41"/>
          </calcext:conditional-format>
          <calcext:conditional-format calcext:target-range-address="Feuille1.G43:Feuille1.G43">
            <calcext:condition calcext:apply-style-name="s0" calcext:value="=0" calcext:base-cell-address="Feuille1.G43"/>
            <calcext:condition calcext:apply-style-name="s1" calcext:value="=1" calcext:base-cell-address="Feuille1.G43"/>
          </calcext:conditional-format>
          <calcext:conditional-format calcext:target-range-address="Feuille1.G42:Feuille1.G42">
            <calcext:condition calcext:apply-style-name="s0" calcext:value="=0" calcext:base-cell-address="Feuille1.G42"/>
            <calcext:condition calcext:apply-style-name="s1" calcext:value="=1" calcext:base-cell-address="Feuille1.G42"/>
          </calcext:conditional-format>
          <calcext:conditional-format calcext:target-range-address="Feuille1.F44:Feuille1.F44">
            <calcext:condition calcext:apply-style-name="s0" calcext:value="=0" calcext:base-cell-address="Feuille1.F44"/>
            <calcext:condition calcext:apply-style-name="s1" calcext:value="=1" calcext:base-cell-address="Feuille1.F44"/>
            <calcext:condition calcext:apply-style-name="Default" calcext:value="formula-is(&quot;&quot;)" calcext:base-cell-address="Feuille1.F44"/>
          </calcext:conditional-format>
          <calcext:conditional-format calcext:target-range-address="Feuille1.F42:Feuille1.F42">
            <calcext:condition calcext:apply-style-name="s0" calcext:value="=0" calcext:base-cell-address="Feuille1.F42"/>
            <calcext:condition calcext:apply-style-name="s1" calcext:value="=1" calcext:base-cell-address="Feuille1.F42"/>
          </calcext:conditional-format>
          <calcext:conditional-format calcext:target-range-address="Feuille1.F41:Feuille1.F41">
            <calcext:condition calcext:apply-style-name="s0" calcext:value="=0" calcext:base-cell-address="Feuille1.F41"/>
            <calcext:condition calcext:apply-style-name="s1" calcext:value="=1" calcext:base-cell-address="Feuille1.F41"/>
          </calcext:conditional-format>
          <calcext:conditional-format calcext:target-range-address="Feuille1.F44:Feuille1.F44">
            <calcext:condition calcext:apply-style-name="s0" calcext:value="=0" calcext:base-cell-address="Feuille1.F44"/>
            <calcext:condition calcext:apply-style-name="s1" calcext:value="=1" calcext:base-cell-address="Feuille1.F44"/>
          </calcext:conditional-format>
          <calcext:conditional-format calcext:target-range-address="Feuille1.F43:Feuille1.F43">
            <calcext:condition calcext:apply-style-name="s0" calcext:value="=0" calcext:base-cell-address="Feuille1.F43"/>
            <calcext:condition calcext:apply-style-name="s1" calcext:value="=1" calcext:base-cell-address="Feuille1.F43"/>
          </calcext:conditional-format>
          <calcext:conditional-format calcext:target-range-address="Feuille1.E45:Feuille1.E45">
            <calcext:condition calcext:apply-style-name="s0" calcext:value="=0" calcext:base-cell-address="Feuille1.E45"/>
            <calcext:condition calcext:apply-style-name="s1" calcext:value="=1" calcext:base-cell-address="Feuille1.E45"/>
            <calcext:condition calcext:apply-style-name="Default" calcext:value="formula-is(&quot;&quot;)" calcext:base-cell-address="Feuille1.E45"/>
          </calcext:conditional-format>
          <calcext:conditional-format calcext:target-range-address="Feuille1.E43:Feuille1.E43">
            <calcext:condition calcext:apply-style-name="s0" calcext:value="=0" calcext:base-cell-address="Feuille1.E43"/>
            <calcext:condition calcext:apply-style-name="s1" calcext:value="=1" calcext:base-cell-address="Feuille1.E43"/>
          </calcext:conditional-format>
          <calcext:conditional-format calcext:target-range-address="Feuille1.E42:Feuille1.E42">
            <calcext:condition calcext:apply-style-name="s0" calcext:value="=0" calcext:base-cell-address="Feuille1.E42"/>
            <calcext:condition calcext:apply-style-name="s1" calcext:value="=1" calcext:base-cell-address="Feuille1.E42"/>
          </calcext:conditional-format>
          <calcext:conditional-format calcext:target-range-address="Feuille1.E45:Feuille1.E45">
            <calcext:condition calcext:apply-style-name="s0" calcext:value="=0" calcext:base-cell-address="Feuille1.E45"/>
            <calcext:condition calcext:apply-style-name="s1" calcext:value="=1" calcext:base-cell-address="Feuille1.E45"/>
          </calcext:conditional-format>
          <calcext:conditional-format calcext:target-range-address="Feuille1.E44:Feuille1.E44">
            <calcext:condition calcext:apply-style-name="s0" calcext:value="=0" calcext:base-cell-address="Feuille1.E44"/>
            <calcext:condition calcext:apply-style-name="s1" calcext:value="=1" calcext:base-cell-address="Feuille1.E44"/>
          </calcext:conditional-format>
          <calcext:conditional-format calcext:target-range-address="Feuille1.D46:Feuille1.D46">
            <calcext:condition calcext:apply-style-name="s0" calcext:value="=0" calcext:base-cell-address="Feuille1.D46"/>
            <calcext:condition calcext:apply-style-name="s1" calcext:value="=1" calcext:base-cell-address="Feuille1.D46"/>
            <calcext:condition calcext:apply-style-name="Default" calcext:value="formula-is(&quot;&quot;)" calcext:base-cell-address="Feuille1.D46"/>
          </calcext:conditional-format>
          <calcext:conditional-format calcext:target-range-address="Feuille1.D44:Feuille1.D44">
            <calcext:condition calcext:apply-style-name="s0" calcext:value="=0" calcext:base-cell-address="Feuille1.D44"/>
            <calcext:condition calcext:apply-style-name="s1" calcext:value="=1" calcext:base-cell-address="Feuille1.D44"/>
          </calcext:conditional-format>
          <calcext:conditional-format calcext:target-range-address="Feuille1.D43:Feuille1.D43">
            <calcext:condition calcext:apply-style-name="s0" calcext:value="=0" calcext:base-cell-address="Feuille1.D43"/>
            <calcext:condition calcext:apply-style-name="s1" calcext:value="=1" calcext:base-cell-address="Feuille1.D43"/>
          </calcext:conditional-format>
          <calcext:conditional-format calcext:target-range-address="Feuille1.D46:Feuille1.D46">
            <calcext:condition calcext:apply-style-name="s0" calcext:value="=0" calcext:base-cell-address="Feuille1.D46"/>
            <calcext:condition calcext:apply-style-name="s1" calcext:value="=1" calcext:base-cell-address="Feuille1.D46"/>
          </calcext:conditional-format>
          <calcext:conditional-format calcext:target-range-address="Feuille1.D45:Feuille1.D45">
            <calcext:condition calcext:apply-style-name="s0" calcext:value="=0" calcext:base-cell-address="Feuille1.D45"/>
            <calcext:condition calcext:apply-style-name="s1" calcext:value="=1" calcext:base-cell-address="Feuille1.D45"/>
          </calcext:conditional-format>
          <calcext:conditional-format calcext:target-range-address="Feuille1.B68:Feuille1.Q70 Feuille1.B97:Feuille1.Q99 Feuille1.B91:Feuille1.B96 Feuille1.O96:Feuille1.Q96 Feuille1.D96:Feuille1.D96 Feuille1.D71:Feuille1.Q71 Feuille1.B71:Feuille1.B82">
            <calcext:condition calcext:apply-style-name="s0" calcext:value="=0" calcext:base-cell-address="Feuille1.B68"/>
            <calcext:condition calcext:apply-style-name="s1" calcext:value="=1" calcext:base-cell-address="Feuille1.B68"/>
            <calcext:condition calcext:apply-style-name="Default" calcext:value="formula-is(&quot;&quot;)" calcext:base-cell-address="Feuille1.B68"/>
          </calcext:conditional-format>
          <calcext:conditional-format calcext:target-range-address="Feuille1.E96:Feuille1.N96">
            <calcext:condition calcext:apply-style-name="s0" calcext:value="=0" calcext:base-cell-address="Feuille1.E96"/>
            <calcext:condition calcext:apply-style-name="s1" calcext:value="=1" calcext:base-cell-address="Feuille1.E96"/>
            <calcext:condition calcext:apply-style-name="Default" calcext:value="formula-is(&quot;&quot;)" calcext:base-cell-address="Feuille1.E96"/>
          </calcext:conditional-format>
          <calcext:conditional-format calcext:target-range-address="Feuille1.D72:Feuille1.D74 Feuille1.D80:Feuille1.D82">
            <calcext:condition calcext:apply-style-name="s0" calcext:value="=0" calcext:base-cell-address="Feuille1.D72"/>
            <calcext:condition calcext:apply-style-name="s1" calcext:value="=1" calcext:base-cell-address="Feuille1.D72"/>
            <calcext:condition calcext:apply-style-name="Default" calcext:value="formula-is(&quot;&quot;)" calcext:base-cell-address="Feuille1.D72"/>
          </calcext:conditional-format>
          <calcext:conditional-format calcext:target-range-address="Feuille1.Q89:Feuille1.Q95 Feuille1.Q73:Feuille1.Q82">
            <calcext:condition calcext:apply-style-name="s0" calcext:value="=0" calcext:base-cell-address="Feuille1.Q73"/>
            <calcext:condition calcext:apply-style-name="s1" calcext:value="=1" calcext:base-cell-address="Feuille1.Q73"/>
            <calcext:condition calcext:apply-style-name="Default" calcext:value="formula-is(&quot;&quot;)" calcext:base-cell-address="Feuille1.Q73"/>
          </calcext:conditional-format>
          <calcext:conditional-format calcext:target-range-address="Feuille1.Q89:Feuille1.Q95 Feuille1.Q72:Feuille1.Q82">
            <calcext:condition calcext:apply-style-name="s0" calcext:value="=0" calcext:base-cell-address="Feuille1.Q72"/>
            <calcext:condition calcext:apply-style-name="s1" calcext:value="=1" calcext:base-cell-address="Feuille1.Q72"/>
            <calcext:condition calcext:apply-style-name="Default" calcext:value="formula-is(&quot;&quot;)" calcext:base-cell-address="Feuille1.Q72"/>
          </calcext:conditional-format>
          <calcext:conditional-format calcext:target-range-address="Feuille1.P89:Feuille1.P95 Feuille1.P73:Feuille1.P82">
            <calcext:condition calcext:apply-style-name="s0" calcext:value="=0" calcext:base-cell-address="Feuille1.P73"/>
            <calcext:condition calcext:apply-style-name="s1" calcext:value="=1" calcext:base-cell-address="Feuille1.P73"/>
            <calcext:condition calcext:apply-style-name="Default" calcext:value="formula-is(&quot;&quot;)" calcext:base-cell-address="Feuille1.P73"/>
          </calcext:conditional-format>
          <calcext:conditional-format calcext:target-range-address="Feuille1.P89:Feuille1.P95 Feuille1.P72:Feuille1.P82">
            <calcext:condition calcext:apply-style-name="s0" calcext:value="=0" calcext:base-cell-address="Feuille1.P72"/>
            <calcext:condition calcext:apply-style-name="s1" calcext:value="=1" calcext:base-cell-address="Feuille1.P72"/>
            <calcext:condition calcext:apply-style-name="Default" calcext:value="formula-is(&quot;&quot;)" calcext:base-cell-address="Feuille1.P72"/>
          </calcext:conditional-format>
          <calcext:conditional-format calcext:target-range-address="Feuille1.C71:Feuille1.C71 Feuille1.C91:Feuille1.C91 Feuille1.C93:Feuille1.C96 Feuille1.C73:Feuille1.C82">
            <calcext:condition calcext:apply-style-name="s0" calcext:value="=0" calcext:base-cell-address="Feuille1.C71"/>
            <calcext:condition calcext:apply-style-name="s1" calcext:value="=1" calcext:base-cell-address="Feuille1.C71"/>
            <calcext:condition calcext:apply-style-name="Default" calcext:value="formula-is(&quot;&quot;)" calcext:base-cell-address="Feuille1.C71"/>
          </calcext:conditional-format>
          <calcext:conditional-format calcext:target-range-address="Feuille1.C93:Feuille1.C93">
            <calcext:condition calcext:apply-style-name="s0" calcext:value="=0" calcext:base-cell-address="Feuille1.C93"/>
            <calcext:condition calcext:apply-style-name="s1" calcext:value="=1" calcext:base-cell-address="Feuille1.C93"/>
          </calcext:conditional-format>
          <calcext:conditional-format calcext:target-range-address="Feuille1.C92:Feuille1.C92">
            <calcext:condition calcext:apply-style-name="s0" calcext:value="=0" calcext:base-cell-address="Feuille1.C92"/>
            <calcext:condition calcext:apply-style-name="s1" calcext:value="=1" calcext:base-cell-address="Feuille1.C92"/>
          </calcext:conditional-format>
          <calcext:conditional-format calcext:target-range-address="Feuille1.C94:Feuille1.C94">
            <calcext:condition calcext:apply-style-name="s0" calcext:value="=0" calcext:base-cell-address="Feuille1.C94"/>
            <calcext:condition calcext:apply-style-name="s1" calcext:value="=1" calcext:base-cell-address="Feuille1.C94"/>
          </calcext:conditional-format>
          <calcext:conditional-format calcext:target-range-address="Feuille1.C95:Feuille1.C95">
            <calcext:condition calcext:apply-style-name="s0" calcext:value="=0" calcext:base-cell-address="Feuille1.C95"/>
            <calcext:condition calcext:apply-style-name="s1" calcext:value="=1" calcext:base-cell-address="Feuille1.C95"/>
          </calcext:conditional-format>
          <calcext:conditional-format calcext:target-range-address="Feuille1.C73:Feuille1.C73">
            <calcext:condition calcext:apply-style-name="s0" calcext:value="=0" calcext:base-cell-address="Feuille1.C73"/>
            <calcext:condition calcext:apply-style-name="s1" calcext:value="=1" calcext:base-cell-address="Feuille1.C73"/>
          </calcext:conditional-format>
          <calcext:conditional-format calcext:target-range-address="Feuille1.C72:Feuille1.C72">
            <calcext:condition calcext:apply-style-name="s0" calcext:value="=0" calcext:base-cell-address="Feuille1.C72"/>
            <calcext:condition calcext:apply-style-name="s1" calcext:value="=1" calcext:base-cell-address="Feuille1.C72"/>
          </calcext:conditional-format>
          <calcext:conditional-format calcext:target-range-address="Feuille1.C74:Feuille1.C74">
            <calcext:condition calcext:apply-style-name="s0" calcext:value="=0" calcext:base-cell-address="Feuille1.C74"/>
            <calcext:condition calcext:apply-style-name="s1" calcext:value="=1" calcext:base-cell-address="Feuille1.C74"/>
          </calcext:conditional-format>
          <calcext:conditional-format calcext:target-range-address="Feuille1.C75:Feuille1.C75">
            <calcext:condition calcext:apply-style-name="s0" calcext:value="=0" calcext:base-cell-address="Feuille1.C75"/>
            <calcext:condition calcext:apply-style-name="s1" calcext:value="=1" calcext:base-cell-address="Feuille1.C75"/>
          </calcext:conditional-format>
          <calcext:conditional-format calcext:target-range-address="Feuille1.F93:Feuille1.F95 Feuille1.E72:Feuille1.E73 Feuille1.G79:Feuille1.G82 Feuille1.E79:Feuille1.E82 Feuille1.F79:Feuille1.F82 Feuille1.G77:Feuille1.G77">
            <calcext:condition calcext:apply-style-name="s0" calcext:value="=0" calcext:base-cell-address="Feuille1.E72"/>
            <calcext:condition calcext:apply-style-name="s1" calcext:value="=1" calcext:base-cell-address="Feuille1.E72"/>
            <calcext:condition calcext:apply-style-name="Default" calcext:value="formula-is(&quot;&quot;)" calcext:base-cell-address="Feuille1.E72"/>
          </calcext:conditional-format>
          <calcext:conditional-format calcext:target-range-address="Feuille1.O84:Feuille1.O91 Feuille1.O76:Feuille1.O76 Feuille1.O73:Feuille1.O74">
            <calcext:condition calcext:apply-style-name="s0" calcext:value="=0" calcext:base-cell-address="Feuille1.O73"/>
            <calcext:condition calcext:apply-style-name="s1" calcext:value="=1" calcext:base-cell-address="Feuille1.O73"/>
            <calcext:condition calcext:apply-style-name="Default" calcext:value="formula-is(&quot;&quot;)" calcext:base-cell-address="Feuille1.O73"/>
          </calcext:conditional-format>
          <calcext:conditional-format calcext:target-range-address="Feuille1.O84:Feuille1.O91 Feuille1.O76:Feuille1.O76 Feuille1.O72:Feuille1.O74">
            <calcext:condition calcext:apply-style-name="s0" calcext:value="=0" calcext:base-cell-address="Feuille1.O72"/>
            <calcext:condition calcext:apply-style-name="s1" calcext:value="=1" calcext:base-cell-address="Feuille1.O72"/>
            <calcext:condition calcext:apply-style-name="Default" calcext:value="formula-is(&quot;&quot;)" calcext:base-cell-address="Feuille1.O72"/>
          </calcext:conditional-format>
          <calcext:conditional-format calcext:target-range-address="Feuille1.M84:Feuille1.N91 Feuille1.M74:Feuille1.M74 Feuille1.L75:Feuille1.N76 Feuille1.L91:Feuille1.L91 Feuille1.N73:Feuille1.N73">
            <calcext:condition calcext:apply-style-name="s0" calcext:value="=0" calcext:base-cell-address="Feuille1.L73"/>
            <calcext:condition calcext:apply-style-name="s1" calcext:value="=1" calcext:base-cell-address="Feuille1.L73"/>
            <calcext:condition calcext:apply-style-name="Default" calcext:value="formula-is(&quot;&quot;)" calcext:base-cell-address="Feuille1.L73"/>
          </calcext:conditional-format>
          <calcext:conditional-format calcext:target-range-address="Feuille1.M84:Feuille1.N91 Feuille1.N72:Feuille1.N73 Feuille1.L75:Feuille1.N76 Feuille1.L91:Feuille1.L91 Feuille1.M72:Feuille1.M72 Feuille1.M74:Feuille1.M74">
            <calcext:condition calcext:apply-style-name="s0" calcext:value="=0" calcext:base-cell-address="Feuille1.L72"/>
            <calcext:condition calcext:apply-style-name="s1" calcext:value="=1" calcext:base-cell-address="Feuille1.L72"/>
            <calcext:condition calcext:apply-style-name="Default" calcext:value="formula-is(&quot;&quot;)" calcext:base-cell-address="Feuille1.L72"/>
          </calcext:conditional-format>
          <calcext:conditional-format calcext:target-range-address="Feuille1.K74:Feuille1.K74">
            <calcext:condition calcext:apply-style-name="s0" calcext:value="=0" calcext:base-cell-address="Feuille1.K74"/>
            <calcext:condition calcext:apply-style-name="s1" calcext:value="=1" calcext:base-cell-address="Feuille1.K74"/>
          </calcext:conditional-format>
          <calcext:conditional-format calcext:target-range-address="Feuille1.J74:Feuille1.J74">
            <calcext:condition calcext:apply-style-name="s0" calcext:value="=0" calcext:base-cell-address="Feuille1.J74"/>
            <calcext:condition calcext:apply-style-name="s1" calcext:value="=1" calcext:base-cell-address="Feuille1.J74"/>
          </calcext:conditional-format>
          <calcext:conditional-format calcext:target-range-address="Feuille1.K75:Feuille1.K75">
            <calcext:condition calcext:apply-style-name="s0" calcext:value="=0" calcext:base-cell-address="Feuille1.K75"/>
            <calcext:condition calcext:apply-style-name="s1" calcext:value="=1" calcext:base-cell-address="Feuille1.K75"/>
          </calcext:conditional-format>
          <calcext:conditional-format calcext:target-range-address="Feuille1.J75:Feuille1.J75">
            <calcext:condition calcext:apply-style-name="s0" calcext:value="=0" calcext:base-cell-address="Feuille1.J75"/>
            <calcext:condition calcext:apply-style-name="s1" calcext:value="=1" calcext:base-cell-address="Feuille1.J75"/>
          </calcext:conditional-format>
          <calcext:conditional-format calcext:target-range-address="Feuille1.K92:Feuille1.K92">
            <calcext:condition calcext:apply-style-name="s0" calcext:value="=0" calcext:base-cell-address="Feuille1.K92"/>
            <calcext:condition calcext:apply-style-name="s1" calcext:value="=1" calcext:base-cell-address="Feuille1.K92"/>
          </calcext:conditional-format>
          <calcext:conditional-format calcext:target-range-address="Feuille1.J92:Feuille1.J92">
            <calcext:condition calcext:apply-style-name="s0" calcext:value="=0" calcext:base-cell-address="Feuille1.J92"/>
            <calcext:condition calcext:apply-style-name="s1" calcext:value="=1" calcext:base-cell-address="Feuille1.J92"/>
          </calcext:conditional-format>
          <calcext:conditional-format calcext:target-range-address="Feuille1.I73:Feuille1.I73">
            <calcext:condition calcext:apply-style-name="s0" calcext:value="=0" calcext:base-cell-address="Feuille1.I73"/>
            <calcext:condition calcext:apply-style-name="s1" calcext:value="=1" calcext:base-cell-address="Feuille1.I73"/>
          </calcext:conditional-format>
          <calcext:conditional-format calcext:target-range-address="Feuille1.J73:Feuille1.J73">
            <calcext:condition calcext:apply-style-name="s0" calcext:value="=0" calcext:base-cell-address="Feuille1.J73"/>
            <calcext:condition calcext:apply-style-name="s1" calcext:value="=1" calcext:base-cell-address="Feuille1.J73"/>
          </calcext:conditional-format>
          <calcext:conditional-format calcext:target-range-address="Feuille1.I72:Feuille1.I72">
            <calcext:condition calcext:apply-style-name="s0" calcext:value="=0" calcext:base-cell-address="Feuille1.I72"/>
            <calcext:condition calcext:apply-style-name="s1" calcext:value="=1" calcext:base-cell-address="Feuille1.I72"/>
          </calcext:conditional-format>
          <calcext:conditional-format calcext:target-range-address="Feuille1.I94:Feuille1.I94">
            <calcext:condition calcext:apply-style-name="s0" calcext:value="=0" calcext:base-cell-address="Feuille1.I94"/>
            <calcext:condition calcext:apply-style-name="s1" calcext:value="=1" calcext:base-cell-address="Feuille1.I94"/>
          </calcext:conditional-format>
          <calcext:conditional-format calcext:target-range-address="Feuille1.I95:Feuille1.I95">
            <calcext:condition calcext:apply-style-name="s0" calcext:value="=0" calcext:base-cell-address="Feuille1.I95"/>
            <calcext:condition calcext:apply-style-name="s1" calcext:value="=1" calcext:base-cell-address="Feuille1.I95"/>
          </calcext:conditional-format>
          <calcext:conditional-format calcext:target-range-address="Feuille1.J93:Feuille1.J93">
            <calcext:condition calcext:apply-style-name="s0" calcext:value="=0" calcext:base-cell-address="Feuille1.J93"/>
            <calcext:condition calcext:apply-style-name="s1" calcext:value="=1" calcext:base-cell-address="Feuille1.J93"/>
          </calcext:conditional-format>
          <calcext:conditional-format calcext:target-range-address="Feuille1.K93:Feuille1.K93">
            <calcext:condition calcext:apply-style-name="s0" calcext:value="=0" calcext:base-cell-address="Feuille1.K93"/>
            <calcext:condition calcext:apply-style-name="s1" calcext:value="=1" calcext:base-cell-address="Feuille1.K93"/>
          </calcext:conditional-format>
          <calcext:conditional-format calcext:target-range-address="Feuille1.J94:Feuille1.J94">
            <calcext:condition calcext:apply-style-name="s0" calcext:value="=0" calcext:base-cell-address="Feuille1.J94"/>
            <calcext:condition calcext:apply-style-name="s1" calcext:value="=1" calcext:base-cell-address="Feuille1.J94"/>
          </calcext:conditional-format>
          <calcext:conditional-format calcext:target-range-address="Feuille1.I74:Feuille1.I74">
            <calcext:condition calcext:apply-style-name="s0" calcext:value="=0" calcext:base-cell-address="Feuille1.I74"/>
            <calcext:condition calcext:apply-style-name="s1" calcext:value="=1" calcext:base-cell-address="Feuille1.I74"/>
          </calcext:conditional-format>
          <calcext:conditional-format calcext:target-range-address="Feuille1.I93:Feuille1.I93">
            <calcext:condition calcext:apply-style-name="s0" calcext:value="=0" calcext:base-cell-address="Feuille1.I93"/>
            <calcext:condition calcext:apply-style-name="s1" calcext:value="=1" calcext:base-cell-address="Feuille1.I93"/>
          </calcext:conditional-format>
          <calcext:conditional-format calcext:target-range-address="Feuille1.I75:Feuille1.I75">
            <calcext:condition calcext:apply-style-name="s0" calcext:value="=0" calcext:base-cell-address="Feuille1.I75"/>
            <calcext:condition calcext:apply-style-name="s1" calcext:value="=1" calcext:base-cell-address="Feuille1.I75"/>
          </calcext:conditional-format>
          <calcext:conditional-format calcext:target-range-address="Feuille1.I92:Feuille1.I92">
            <calcext:condition calcext:apply-style-name="s0" calcext:value="=0" calcext:base-cell-address="Feuille1.I92"/>
            <calcext:condition calcext:apply-style-name="s1" calcext:value="=1" calcext:base-cell-address="Feuille1.I92"/>
          </calcext:conditional-format>
          <calcext:conditional-format calcext:target-range-address="Feuille1.H72:Feuille1.H72">
            <calcext:condition calcext:apply-style-name="s0" calcext:value="=0" calcext:base-cell-address="Feuille1.H72"/>
            <calcext:condition calcext:apply-style-name="s1" calcext:value="=1" calcext:base-cell-address="Feuille1.H72"/>
          </calcext:conditional-format>
          <calcext:conditional-format calcext:target-range-address="Feuille1.H73:Feuille1.H73">
            <calcext:condition calcext:apply-style-name="s0" calcext:value="=0" calcext:base-cell-address="Feuille1.H73"/>
            <calcext:condition calcext:apply-style-name="s1" calcext:value="=1" calcext:base-cell-address="Feuille1.H73"/>
          </calcext:conditional-format>
          <calcext:conditional-format calcext:target-range-address="Feuille1.H74:Feuille1.H74">
            <calcext:condition calcext:apply-style-name="s0" calcext:value="=0" calcext:base-cell-address="Feuille1.H74"/>
            <calcext:condition calcext:apply-style-name="s1" calcext:value="=1" calcext:base-cell-address="Feuille1.H74"/>
          </calcext:conditional-format>
          <calcext:conditional-format calcext:target-range-address="Feuille1.G74:Feuille1.G74">
            <calcext:condition calcext:apply-style-name="s0" calcext:value="=0" calcext:base-cell-address="Feuille1.G74"/>
            <calcext:condition calcext:apply-style-name="s1" calcext:value="=1" calcext:base-cell-address="Feuille1.G74"/>
          </calcext:conditional-format>
          <calcext:conditional-format calcext:target-range-address="Feuille1.G73:Feuille1.G73">
            <calcext:condition calcext:apply-style-name="s0" calcext:value="=0" calcext:base-cell-address="Feuille1.G73"/>
            <calcext:condition calcext:apply-style-name="s1" calcext:value="=1" calcext:base-cell-address="Feuille1.G73"/>
          </calcext:conditional-format>
          <calcext:conditional-format calcext:target-range-address="Feuille1.J72:Feuille1.J72">
            <calcext:condition calcext:apply-style-name="s0" calcext:value="=0" calcext:base-cell-address="Feuille1.J72"/>
            <calcext:condition calcext:apply-style-name="s1" calcext:value="=1" calcext:base-cell-address="Feuille1.J72"/>
          </calcext:conditional-format>
          <calcext:conditional-format calcext:target-range-address="Feuille1.K72:Feuille1.K72">
            <calcext:condition calcext:apply-style-name="s0" calcext:value="=0" calcext:base-cell-address="Feuille1.K72"/>
            <calcext:condition calcext:apply-style-name="s1" calcext:value="=1" calcext:base-cell-address="Feuille1.K72"/>
          </calcext:conditional-format>
          <calcext:conditional-format calcext:target-range-address="Feuille1.K73:Feuille1.K73">
            <calcext:condition calcext:apply-style-name="s0" calcext:value="=0" calcext:base-cell-address="Feuille1.K73"/>
            <calcext:condition calcext:apply-style-name="s1" calcext:value="=1" calcext:base-cell-address="Feuille1.K73"/>
          </calcext:conditional-format>
          <calcext:conditional-format calcext:target-range-address="Feuille1.K94:Feuille1.K94">
            <calcext:condition calcext:apply-style-name="s0" calcext:value="=0" calcext:base-cell-address="Feuille1.K94"/>
            <calcext:condition calcext:apply-style-name="s1" calcext:value="=1" calcext:base-cell-address="Feuille1.K94"/>
          </calcext:conditional-format>
          <calcext:conditional-format calcext:target-range-address="Feuille1.L94:Feuille1.L94">
            <calcext:condition calcext:apply-style-name="s0" calcext:value="=0" calcext:base-cell-address="Feuille1.L94"/>
            <calcext:condition calcext:apply-style-name="s1" calcext:value="=1" calcext:base-cell-address="Feuille1.L94"/>
          </calcext:conditional-format>
          <calcext:conditional-format calcext:target-range-address="Feuille1.M94:Feuille1.M94">
            <calcext:condition calcext:apply-style-name="s0" calcext:value="=0" calcext:base-cell-address="Feuille1.M94"/>
            <calcext:condition calcext:apply-style-name="s1" calcext:value="=1" calcext:base-cell-address="Feuille1.M94"/>
          </calcext:conditional-format>
          <calcext:conditional-format calcext:target-range-address="Feuille1.N94:Feuille1.N94">
            <calcext:condition calcext:apply-style-name="s0" calcext:value="=0" calcext:base-cell-address="Feuille1.N94"/>
            <calcext:condition calcext:apply-style-name="s1" calcext:value="=1" calcext:base-cell-address="Feuille1.N94"/>
          </calcext:conditional-format>
          <calcext:conditional-format calcext:target-range-address="Feuille1.N95:Feuille1.N95">
            <calcext:condition calcext:apply-style-name="s0" calcext:value="=0" calcext:base-cell-address="Feuille1.N95"/>
            <calcext:condition calcext:apply-style-name="s1" calcext:value="=1" calcext:base-cell-address="Feuille1.N95"/>
          </calcext:conditional-format>
          <calcext:conditional-format calcext:target-range-address="Feuille1.M95:Feuille1.M95">
            <calcext:condition calcext:apply-style-name="s0" calcext:value="=0" calcext:base-cell-address="Feuille1.M95"/>
            <calcext:condition calcext:apply-style-name="s1" calcext:value="=1" calcext:base-cell-address="Feuille1.M95"/>
          </calcext:conditional-format>
          <calcext:conditional-format calcext:target-range-address="Feuille1.L95:Feuille1.L95">
            <calcext:condition calcext:apply-style-name="s0" calcext:value="=0" calcext:base-cell-address="Feuille1.L95"/>
            <calcext:condition calcext:apply-style-name="s1" calcext:value="=1" calcext:base-cell-address="Feuille1.L95"/>
          </calcext:conditional-format>
          <calcext:conditional-format calcext:target-range-address="Feuille1.K95:Feuille1.K95">
            <calcext:condition calcext:apply-style-name="s0" calcext:value="=0" calcext:base-cell-address="Feuille1.K95"/>
            <calcext:condition calcext:apply-style-name="s1" calcext:value="=1" calcext:base-cell-address="Feuille1.K95"/>
          </calcext:conditional-format>
          <calcext:conditional-format calcext:target-range-address="Feuille1.J95:Feuille1.J95">
            <calcext:condition calcext:apply-style-name="s0" calcext:value="=0" calcext:base-cell-address="Feuille1.J95"/>
            <calcext:condition calcext:apply-style-name="s1" calcext:value="=1" calcext:base-cell-address="Feuille1.J95"/>
          </calcext:conditional-format>
          <calcext:conditional-format calcext:target-range-address="Feuille1.H95:Feuille1.H95">
            <calcext:condition calcext:apply-style-name="s0" calcext:value="=0" calcext:base-cell-address="Feuille1.H95"/>
            <calcext:condition calcext:apply-style-name="s1" calcext:value="=1" calcext:base-cell-address="Feuille1.H95"/>
          </calcext:conditional-format>
          <calcext:conditional-format calcext:target-range-address="Feuille1.H94:Feuille1.H94">
            <calcext:condition calcext:apply-style-name="s0" calcext:value="=0" calcext:base-cell-address="Feuille1.H94"/>
            <calcext:condition calcext:apply-style-name="s1" calcext:value="=1" calcext:base-cell-address="Feuille1.H94"/>
          </calcext:conditional-format>
          <calcext:conditional-format calcext:target-range-address="Feuille1.H93:Feuille1.H93">
            <calcext:condition calcext:apply-style-name="s0" calcext:value="=0" calcext:base-cell-address="Feuille1.H93"/>
            <calcext:condition calcext:apply-style-name="s1" calcext:value="=1" calcext:base-cell-address="Feuille1.H93"/>
          </calcext:conditional-format>
          <calcext:conditional-format calcext:target-range-address="Feuille1.L93:Feuille1.L93">
            <calcext:condition calcext:apply-style-name="s0" calcext:value="=0" calcext:base-cell-address="Feuille1.L93"/>
            <calcext:condition calcext:apply-style-name="s1" calcext:value="=1" calcext:base-cell-address="Feuille1.L93"/>
          </calcext:conditional-format>
          <calcext:conditional-format calcext:target-range-address="Feuille1.M93:Feuille1.M93">
            <calcext:condition calcext:apply-style-name="s0" calcext:value="=0" calcext:base-cell-address="Feuille1.M93"/>
            <calcext:condition calcext:apply-style-name="s1" calcext:value="=1" calcext:base-cell-address="Feuille1.M93"/>
          </calcext:conditional-format>
          <calcext:conditional-format calcext:target-range-address="Feuille1.N93:Feuille1.N93">
            <calcext:condition calcext:apply-style-name="s0" calcext:value="=0" calcext:base-cell-address="Feuille1.N93"/>
            <calcext:condition calcext:apply-style-name="s1" calcext:value="=1" calcext:base-cell-address="Feuille1.N93"/>
          </calcext:conditional-format>
          <calcext:conditional-format calcext:target-range-address="Feuille1.G94:Feuille1.G94">
            <calcext:condition calcext:apply-style-name="s0" calcext:value="=0" calcext:base-cell-address="Feuille1.G94"/>
            <calcext:condition calcext:apply-style-name="s1" calcext:value="=1" calcext:base-cell-address="Feuille1.G94"/>
          </calcext:conditional-format>
          <calcext:conditional-format calcext:target-range-address="Feuille1.G95:Feuille1.G95">
            <calcext:condition calcext:apply-style-name="s0" calcext:value="=0" calcext:base-cell-address="Feuille1.G95"/>
            <calcext:condition calcext:apply-style-name="s1" calcext:value="=1" calcext:base-cell-address="Feuille1.G95"/>
          </calcext:conditional-format>
          <calcext:conditional-format calcext:target-range-address="Feuille1.F93:Feuille1.F93">
            <calcext:condition calcext:apply-style-name="s0" calcext:value="=0" calcext:base-cell-address="Feuille1.F93"/>
            <calcext:condition calcext:apply-style-name="s1" calcext:value="=1" calcext:base-cell-address="Feuille1.F93"/>
          </calcext:conditional-format>
          <calcext:conditional-format calcext:target-range-address="Feuille1.G93:Feuille1.G93">
            <calcext:condition calcext:apply-style-name="s0" calcext:value="=0" calcext:base-cell-address="Feuille1.G93"/>
            <calcext:condition calcext:apply-style-name="s1" calcext:value="=1" calcext:base-cell-address="Feuille1.G93"/>
          </calcext:conditional-format>
          <calcext:conditional-format calcext:target-range-address="Feuille1.F94:Feuille1.F94">
            <calcext:condition calcext:apply-style-name="s0" calcext:value="=0" calcext:base-cell-address="Feuille1.F94"/>
            <calcext:condition calcext:apply-style-name="s1" calcext:value="=1" calcext:base-cell-address="Feuille1.F94"/>
          </calcext:conditional-format>
          <calcext:conditional-format calcext:target-range-address="Feuille1.F95:Feuille1.F95">
            <calcext:condition calcext:apply-style-name="s0" calcext:value="=0" calcext:base-cell-address="Feuille1.F95"/>
            <calcext:condition calcext:apply-style-name="s1" calcext:value="=1" calcext:base-cell-address="Feuille1.F95"/>
          </calcext:conditional-format>
          <calcext:conditional-format calcext:target-range-address="Feuille1.F72:Feuille1.F72">
            <calcext:condition calcext:apply-style-name="s0" calcext:value="=0" calcext:base-cell-address="Feuille1.F72"/>
            <calcext:condition calcext:apply-style-name="s1" calcext:value="=1" calcext:base-cell-address="Feuille1.F72"/>
          </calcext:conditional-format>
          <calcext:conditional-format calcext:target-range-address="Feuille1.E93:Feuille1.E95">
            <calcext:condition calcext:apply-style-name="s0" calcext:value="=0" calcext:base-cell-address="Feuille1.E93"/>
            <calcext:condition calcext:apply-style-name="s1" calcext:value="=1" calcext:base-cell-address="Feuille1.E93"/>
            <calcext:condition calcext:apply-style-name="Default" calcext:value="formula-is(&quot;&quot;)" calcext:base-cell-address="Feuille1.E93"/>
          </calcext:conditional-format>
          <calcext:conditional-format calcext:target-range-address="Feuille1.E93:Feuille1.E93">
            <calcext:condition calcext:apply-style-name="s0" calcext:value="=0" calcext:base-cell-address="Feuille1.E93"/>
            <calcext:condition calcext:apply-style-name="s1" calcext:value="=1" calcext:base-cell-address="Feuille1.E93"/>
          </calcext:conditional-format>
          <calcext:conditional-format calcext:target-range-address="Feuille1.E94:Feuille1.E94">
            <calcext:condition calcext:apply-style-name="s0" calcext:value="=0" calcext:base-cell-address="Feuille1.E94"/>
            <calcext:condition calcext:apply-style-name="s1" calcext:value="=1" calcext:base-cell-address="Feuille1.E94"/>
          </calcext:conditional-format>
          <calcext:conditional-format calcext:target-range-address="Feuille1.E95:Feuille1.E95">
            <calcext:condition calcext:apply-style-name="s0" calcext:value="=0" calcext:base-cell-address="Feuille1.E95"/>
            <calcext:condition calcext:apply-style-name="s1" calcext:value="=1" calcext:base-cell-address="Feuille1.E95"/>
          </calcext:conditional-format>
          <calcext:conditional-format calcext:target-range-address="Feuille1.D93:Feuille1.D95">
            <calcext:condition calcext:apply-style-name="s0" calcext:value="=0" calcext:base-cell-address="Feuille1.D93"/>
            <calcext:condition calcext:apply-style-name="s1" calcext:value="=1" calcext:base-cell-address="Feuille1.D93"/>
            <calcext:condition calcext:apply-style-name="Default" calcext:value="formula-is(&quot;&quot;)" calcext:base-cell-address="Feuille1.D93"/>
          </calcext:conditional-format>
          <calcext:conditional-format calcext:target-range-address="Feuille1.D93:Feuille1.D93">
            <calcext:condition calcext:apply-style-name="s0" calcext:value="=0" calcext:base-cell-address="Feuille1.D93"/>
            <calcext:condition calcext:apply-style-name="s1" calcext:value="=1" calcext:base-cell-address="Feuille1.D93"/>
          </calcext:conditional-format>
          <calcext:conditional-format calcext:target-range-address="Feuille1.D94:Feuille1.D94">
            <calcext:condition calcext:apply-style-name="s0" calcext:value="=0" calcext:base-cell-address="Feuille1.D94"/>
            <calcext:condition calcext:apply-style-name="s1" calcext:value="=1" calcext:base-cell-address="Feuille1.D94"/>
          </calcext:conditional-format>
          <calcext:conditional-format calcext:target-range-address="Feuille1.D95:Feuille1.D95">
            <calcext:condition calcext:apply-style-name="s0" calcext:value="=0" calcext:base-cell-address="Feuille1.D95"/>
            <calcext:condition calcext:apply-style-name="s1" calcext:value="=1" calcext:base-cell-address="Feuille1.D95"/>
          </calcext:conditional-format>
          <calcext:conditional-format calcext:target-range-address="Feuille1.D92:Feuille1.D92">
            <calcext:condition calcext:apply-style-name="s0" calcext:value="=0" calcext:base-cell-address="Feuille1.D92"/>
            <calcext:condition calcext:apply-style-name="s1" calcext:value="=1" calcext:base-cell-address="Feuille1.D92"/>
            <calcext:condition calcext:apply-style-name="Default" calcext:value="formula-is(&quot;&quot;)" calcext:base-cell-address="Feuille1.D92"/>
          </calcext:conditional-format>
          <calcext:conditional-format calcext:target-range-address="Feuille1.D92:Feuille1.D92">
            <calcext:condition calcext:apply-style-name="s0" calcext:value="=0" calcext:base-cell-address="Feuille1.D92"/>
            <calcext:condition calcext:apply-style-name="s1" calcext:value="=1" calcext:base-cell-address="Feuille1.D92"/>
          </calcext:conditional-format>
          <calcext:conditional-format calcext:target-range-address="Feuille1.E92:Feuille1.E92">
            <calcext:condition calcext:apply-style-name="s0" calcext:value="=0" calcext:base-cell-address="Feuille1.E92"/>
            <calcext:condition calcext:apply-style-name="s1" calcext:value="=1" calcext:base-cell-address="Feuille1.E92"/>
            <calcext:condition calcext:apply-style-name="Default" calcext:value="formula-is(&quot;&quot;)" calcext:base-cell-address="Feuille1.E92"/>
          </calcext:conditional-format>
          <calcext:conditional-format calcext:target-range-address="Feuille1.E92:Feuille1.E92">
            <calcext:condition calcext:apply-style-name="s0" calcext:value="=0" calcext:base-cell-address="Feuille1.E92"/>
            <calcext:condition calcext:apply-style-name="s1" calcext:value="=1" calcext:base-cell-address="Feuille1.E92"/>
          </calcext:conditional-format>
          <calcext:conditional-format calcext:target-range-address="Feuille1.F92:Feuille1.F92">
            <calcext:condition calcext:apply-style-name="s0" calcext:value="=0" calcext:base-cell-address="Feuille1.F92"/>
            <calcext:condition calcext:apply-style-name="s1" calcext:value="=1" calcext:base-cell-address="Feuille1.F92"/>
            <calcext:condition calcext:apply-style-name="Default" calcext:value="formula-is(&quot;&quot;)" calcext:base-cell-address="Feuille1.F92"/>
          </calcext:conditional-format>
          <calcext:conditional-format calcext:target-range-address="Feuille1.F92:Feuille1.F92">
            <calcext:condition calcext:apply-style-name="s0" calcext:value="=0" calcext:base-cell-address="Feuille1.F92"/>
            <calcext:condition calcext:apply-style-name="s1" calcext:value="=1" calcext:base-cell-address="Feuille1.F92"/>
          </calcext:conditional-format>
          <calcext:conditional-format calcext:target-range-address="Feuille1.G92:Feuille1.G92">
            <calcext:condition calcext:apply-style-name="s0" calcext:value="=0" calcext:base-cell-address="Feuille1.G92"/>
            <calcext:condition calcext:apply-style-name="s1" calcext:value="=1" calcext:base-cell-address="Feuille1.G92"/>
            <calcext:condition calcext:apply-style-name="Default" calcext:value="formula-is(&quot;&quot;)" calcext:base-cell-address="Feuille1.G92"/>
          </calcext:conditional-format>
          <calcext:conditional-format calcext:target-range-address="Feuille1.G92:Feuille1.G92">
            <calcext:condition calcext:apply-style-name="s0" calcext:value="=0" calcext:base-cell-address="Feuille1.G92"/>
            <calcext:condition calcext:apply-style-name="s1" calcext:value="=1" calcext:base-cell-address="Feuille1.G92"/>
          </calcext:conditional-format>
          <calcext:conditional-format calcext:target-range-address="Feuille1.H92:Feuille1.H92">
            <calcext:condition calcext:apply-style-name="s0" calcext:value="=0" calcext:base-cell-address="Feuille1.H92"/>
            <calcext:condition calcext:apply-style-name="s1" calcext:value="=1" calcext:base-cell-address="Feuille1.H92"/>
            <calcext:condition calcext:apply-style-name="Default" calcext:value="formula-is(&quot;&quot;)" calcext:base-cell-address="Feuille1.H92"/>
          </calcext:conditional-format>
          <calcext:conditional-format calcext:target-range-address="Feuille1.H92:Feuille1.H92">
            <calcext:condition calcext:apply-style-name="s0" calcext:value="=0" calcext:base-cell-address="Feuille1.H92"/>
            <calcext:condition calcext:apply-style-name="s1" calcext:value="=1" calcext:base-cell-address="Feuille1.H92"/>
          </calcext:conditional-format>
          <calcext:conditional-format calcext:target-range-address="Feuille1.L92:Feuille1.L92">
            <calcext:condition calcext:apply-style-name="s0" calcext:value="=0" calcext:base-cell-address="Feuille1.L92"/>
            <calcext:condition calcext:apply-style-name="s1" calcext:value="=1" calcext:base-cell-address="Feuille1.L92"/>
            <calcext:condition calcext:apply-style-name="Default" calcext:value="formula-is(&quot;&quot;)" calcext:base-cell-address="Feuille1.L92"/>
          </calcext:conditional-format>
          <calcext:conditional-format calcext:target-range-address="Feuille1.L92:Feuille1.L92">
            <calcext:condition calcext:apply-style-name="s0" calcext:value="=0" calcext:base-cell-address="Feuille1.L92"/>
            <calcext:condition calcext:apply-style-name="s1" calcext:value="=1" calcext:base-cell-address="Feuille1.L92"/>
          </calcext:conditional-format>
          <calcext:conditional-format calcext:target-range-address="Feuille1.M92:Feuille1.M92">
            <calcext:condition calcext:apply-style-name="s0" calcext:value="=0" calcext:base-cell-address="Feuille1.M92"/>
            <calcext:condition calcext:apply-style-name="s1" calcext:value="=1" calcext:base-cell-address="Feuille1.M92"/>
            <calcext:condition calcext:apply-style-name="Default" calcext:value="formula-is(&quot;&quot;)" calcext:base-cell-address="Feuille1.M92"/>
          </calcext:conditional-format>
          <calcext:conditional-format calcext:target-range-address="Feuille1.M92:Feuille1.M92">
            <calcext:condition calcext:apply-style-name="s0" calcext:value="=0" calcext:base-cell-address="Feuille1.M92"/>
            <calcext:condition calcext:apply-style-name="s1" calcext:value="=1" calcext:base-cell-address="Feuille1.M92"/>
          </calcext:conditional-format>
          <calcext:conditional-format calcext:target-range-address="Feuille1.N92:Feuille1.N92">
            <calcext:condition calcext:apply-style-name="s0" calcext:value="=0" calcext:base-cell-address="Feuille1.N92"/>
            <calcext:condition calcext:apply-style-name="s1" calcext:value="=1" calcext:base-cell-address="Feuille1.N92"/>
            <calcext:condition calcext:apply-style-name="Default" calcext:value="formula-is(&quot;&quot;)" calcext:base-cell-address="Feuille1.N92"/>
          </calcext:conditional-format>
          <calcext:conditional-format calcext:target-range-address="Feuille1.N92:Feuille1.N92">
            <calcext:condition calcext:apply-style-name="s0" calcext:value="=0" calcext:base-cell-address="Feuille1.N92"/>
            <calcext:condition calcext:apply-style-name="s1" calcext:value="=1" calcext:base-cell-address="Feuille1.N92"/>
          </calcext:conditional-format>
          <calcext:conditional-format calcext:target-range-address="Feuille1.O92:Feuille1.O92">
            <calcext:condition calcext:apply-style-name="s0" calcext:value="=0" calcext:base-cell-address="Feuille1.O92"/>
            <calcext:condition calcext:apply-style-name="s1" calcext:value="=1" calcext:base-cell-address="Feuille1.O92"/>
            <calcext:condition calcext:apply-style-name="Default" calcext:value="formula-is(&quot;&quot;)" calcext:base-cell-address="Feuille1.O92"/>
          </calcext:conditional-format>
          <calcext:conditional-format calcext:target-range-address="Feuille1.O92:Feuille1.O92">
            <calcext:condition calcext:apply-style-name="s0" calcext:value="=0" calcext:base-cell-address="Feuille1.O92"/>
            <calcext:condition calcext:apply-style-name="s1" calcext:value="=1" calcext:base-cell-address="Feuille1.O92"/>
          </calcext:conditional-format>
          <calcext:conditional-format calcext:target-range-address="Feuille1.O93:Feuille1.O93">
            <calcext:condition calcext:apply-style-name="s0" calcext:value="=0" calcext:base-cell-address="Feuille1.O93"/>
            <calcext:condition calcext:apply-style-name="s1" calcext:value="=1" calcext:base-cell-address="Feuille1.O93"/>
            <calcext:condition calcext:apply-style-name="Default" calcext:value="formula-is(&quot;&quot;)" calcext:base-cell-address="Feuille1.O93"/>
          </calcext:conditional-format>
          <calcext:conditional-format calcext:target-range-address="Feuille1.O93:Feuille1.O93">
            <calcext:condition calcext:apply-style-name="s0" calcext:value="=0" calcext:base-cell-address="Feuille1.O93"/>
            <calcext:condition calcext:apply-style-name="s1" calcext:value="=1" calcext:base-cell-address="Feuille1.O93"/>
          </calcext:conditional-format>
          <calcext:conditional-format calcext:target-range-address="Feuille1.O94:Feuille1.O94">
            <calcext:condition calcext:apply-style-name="s0" calcext:value="=0" calcext:base-cell-address="Feuille1.O94"/>
            <calcext:condition calcext:apply-style-name="s1" calcext:value="=1" calcext:base-cell-address="Feuille1.O94"/>
            <calcext:condition calcext:apply-style-name="Default" calcext:value="formula-is(&quot;&quot;)" calcext:base-cell-address="Feuille1.O94"/>
          </calcext:conditional-format>
          <calcext:conditional-format calcext:target-range-address="Feuille1.O94:Feuille1.O94">
            <calcext:condition calcext:apply-style-name="s0" calcext:value="=0" calcext:base-cell-address="Feuille1.O94"/>
            <calcext:condition calcext:apply-style-name="s1" calcext:value="=1" calcext:base-cell-address="Feuille1.O94"/>
          </calcext:conditional-format>
          <calcext:conditional-format calcext:target-range-address="Feuille1.O95:Feuille1.O95">
            <calcext:condition calcext:apply-style-name="s0" calcext:value="=0" calcext:base-cell-address="Feuille1.O95"/>
            <calcext:condition calcext:apply-style-name="s1" calcext:value="=1" calcext:base-cell-address="Feuille1.O95"/>
            <calcext:condition calcext:apply-style-name="Default" calcext:value="formula-is(&quot;&quot;)" calcext:base-cell-address="Feuille1.O95"/>
          </calcext:conditional-format>
          <calcext:conditional-format calcext:target-range-address="Feuille1.O95:Feuille1.O95">
            <calcext:condition calcext:apply-style-name="s0" calcext:value="=0" calcext:base-cell-address="Feuille1.O95"/>
            <calcext:condition calcext:apply-style-name="s1" calcext:value="=1" calcext:base-cell-address="Feuille1.O95"/>
          </calcext:conditional-format>
          <calcext:conditional-format calcext:target-range-address="Feuille1.H75:Feuille1.H75">
            <calcext:condition calcext:apply-style-name="s0" calcext:value="=0" calcext:base-cell-address="Feuille1.H75"/>
            <calcext:condition calcext:apply-style-name="s1" calcext:value="=1" calcext:base-cell-address="Feuille1.H75"/>
          </calcext:conditional-format>
          <calcext:conditional-format calcext:target-range-address="Feuille1.L73:Feuille1.L73">
            <calcext:condition calcext:apply-style-name="s0" calcext:value="=0" calcext:base-cell-address="Feuille1.L73"/>
            <calcext:condition calcext:apply-style-name="s1" calcext:value="=1" calcext:base-cell-address="Feuille1.L73"/>
            <calcext:condition calcext:apply-style-name="Default" calcext:value="formula-is(&quot;&quot;)" calcext:base-cell-address="Feuille1.L73"/>
          </calcext:conditional-format>
          <calcext:conditional-format calcext:target-range-address="Feuille1.L73:Feuille1.L73">
            <calcext:condition calcext:apply-style-name="s0" calcext:value="=0" calcext:base-cell-address="Feuille1.L73"/>
            <calcext:condition calcext:apply-style-name="s1" calcext:value="=1" calcext:base-cell-address="Feuille1.L73"/>
            <calcext:condition calcext:apply-style-name="Default" calcext:value="formula-is(&quot;&quot;)" calcext:base-cell-address="Feuille1.L73"/>
          </calcext:conditional-format>
          <calcext:conditional-format calcext:target-range-address="Feuille1.L74:Feuille1.L74">
            <calcext:condition calcext:apply-style-name="s0" calcext:value="=0" calcext:base-cell-address="Feuille1.L74"/>
            <calcext:condition calcext:apply-style-name="s1" calcext:value="=1" calcext:base-cell-address="Feuille1.L74"/>
            <calcext:condition calcext:apply-style-name="Default" calcext:value="formula-is(&quot;&quot;)" calcext:base-cell-address="Feuille1.L74"/>
          </calcext:conditional-format>
          <calcext:conditional-format calcext:target-range-address="Feuille1.L74:Feuille1.L74">
            <calcext:condition calcext:apply-style-name="s0" calcext:value="=0" calcext:base-cell-address="Feuille1.L74"/>
            <calcext:condition calcext:apply-style-name="s1" calcext:value="=1" calcext:base-cell-address="Feuille1.L74"/>
            <calcext:condition calcext:apply-style-name="Default" calcext:value="formula-is(&quot;&quot;)" calcext:base-cell-address="Feuille1.L74"/>
          </calcext:conditional-format>
          <calcext:conditional-format calcext:target-range-address="Feuille1.G75:Feuille1.G75">
            <calcext:condition calcext:apply-style-name="s0" calcext:value="=0" calcext:base-cell-address="Feuille1.G75"/>
            <calcext:condition calcext:apply-style-name="s1" calcext:value="=1" calcext:base-cell-address="Feuille1.G75"/>
          </calcext:conditional-format>
          <calcext:conditional-format calcext:target-range-address="Feuille1.F77:Feuille1.F77">
            <calcext:condition calcext:apply-style-name="s0" calcext:value="=0" calcext:base-cell-address="Feuille1.F77"/>
            <calcext:condition calcext:apply-style-name="s1" calcext:value="=1" calcext:base-cell-address="Feuille1.F77"/>
            <calcext:condition calcext:apply-style-name="Default" calcext:value="formula-is(&quot;&quot;)" calcext:base-cell-address="Feuille1.F77"/>
          </calcext:conditional-format>
          <calcext:conditional-format calcext:target-range-address="Feuille1.F75:Feuille1.F75">
            <calcext:condition calcext:apply-style-name="s0" calcext:value="=0" calcext:base-cell-address="Feuille1.F75"/>
            <calcext:condition calcext:apply-style-name="s1" calcext:value="=1" calcext:base-cell-address="Feuille1.F75"/>
          </calcext:conditional-format>
          <calcext:conditional-format calcext:target-range-address="Feuille1.F74:Feuille1.F74">
            <calcext:condition calcext:apply-style-name="s0" calcext:value="=0" calcext:base-cell-address="Feuille1.F74"/>
            <calcext:condition calcext:apply-style-name="s1" calcext:value="=1" calcext:base-cell-address="Feuille1.F74"/>
          </calcext:conditional-format>
          <calcext:conditional-format calcext:target-range-address="Feuille1.F77:Feuille1.F77">
            <calcext:condition calcext:apply-style-name="s0" calcext:value="=0" calcext:base-cell-address="Feuille1.F77"/>
            <calcext:condition calcext:apply-style-name="s1" calcext:value="=1" calcext:base-cell-address="Feuille1.F77"/>
          </calcext:conditional-format>
          <calcext:conditional-format calcext:target-range-address="Feuille1.F76:Feuille1.F76">
            <calcext:condition calcext:apply-style-name="s0" calcext:value="=0" calcext:base-cell-address="Feuille1.F76"/>
            <calcext:condition calcext:apply-style-name="s1" calcext:value="=1" calcext:base-cell-address="Feuille1.F76"/>
          </calcext:conditional-format>
          <calcext:conditional-format calcext:target-range-address="Feuille1.E76:Feuille1.E76">
            <calcext:condition calcext:apply-style-name="s0" calcext:value="=0" calcext:base-cell-address="Feuille1.E76"/>
            <calcext:condition calcext:apply-style-name="s1" calcext:value="=1" calcext:base-cell-address="Feuille1.E76"/>
          </calcext:conditional-format>
          <calcext:conditional-format calcext:target-range-address="Feuille1.E75:Feuille1.E75">
            <calcext:condition calcext:apply-style-name="s0" calcext:value="=0" calcext:base-cell-address="Feuille1.E75"/>
            <calcext:condition calcext:apply-style-name="s1" calcext:value="=1" calcext:base-cell-address="Feuille1.E75"/>
          </calcext:conditional-format>
          <calcext:conditional-format calcext:target-range-address="Feuille1.E77:Feuille1.E77">
            <calcext:condition calcext:apply-style-name="s0" calcext:value="=0" calcext:base-cell-address="Feuille1.E77"/>
            <calcext:condition calcext:apply-style-name="s1" calcext:value="=1" calcext:base-cell-address="Feuille1.E77"/>
          </calcext:conditional-format>
          <calcext:conditional-format calcext:target-range-address="Feuille1.D77:Feuille1.D77">
            <calcext:condition calcext:apply-style-name="s0" calcext:value="=0" calcext:base-cell-address="Feuille1.D77"/>
            <calcext:condition calcext:apply-style-name="s1" calcext:value="=1" calcext:base-cell-address="Feuille1.D77"/>
          </calcext:conditional-format>
          <calcext:conditional-format calcext:target-range-address="Feuille1.D76:Feuille1.D76">
            <calcext:condition calcext:apply-style-name="s0" calcext:value="=0" calcext:base-cell-address="Feuille1.D76"/>
            <calcext:condition calcext:apply-style-name="s1" calcext:value="=1" calcext:base-cell-address="Feuille1.D76"/>
          </calcext:conditional-format>
          <calcext:conditional-format calcext:target-range-address="Feuille1.O77:Feuille1.O77">
            <calcext:condition calcext:apply-style-name="s0" calcext:value="=0" calcext:base-cell-address="Feuille1.O77"/>
            <calcext:condition calcext:apply-style-name="s1" calcext:value="=1" calcext:base-cell-address="Feuille1.O77"/>
          </calcext:conditional-format>
          <calcext:conditional-format calcext:target-range-address="Feuille1.N77:Feuille1.N77">
            <calcext:condition calcext:apply-style-name="s0" calcext:value="=0" calcext:base-cell-address="Feuille1.N77"/>
            <calcext:condition calcext:apply-style-name="s1" calcext:value="=1" calcext:base-cell-address="Feuille1.N77"/>
          </calcext:conditional-format>
          <calcext:conditional-format calcext:target-range-address="Feuille1.O78:Feuille1.O78">
            <calcext:condition calcext:apply-style-name="s0" calcext:value="=0" calcext:base-cell-address="Feuille1.O78"/>
            <calcext:condition calcext:apply-style-name="s1" calcext:value="=1" calcext:base-cell-address="Feuille1.O78"/>
          </calcext:conditional-format>
          <calcext:conditional-format calcext:target-range-address="Feuille1.N78:Feuille1.N78">
            <calcext:condition calcext:apply-style-name="s0" calcext:value="=0" calcext:base-cell-address="Feuille1.N78"/>
            <calcext:condition calcext:apply-style-name="s1" calcext:value="=1" calcext:base-cell-address="Feuille1.N78"/>
          </calcext:conditional-format>
          <calcext:conditional-format calcext:target-range-address="Feuille1.O79:Feuille1.O79">
            <calcext:condition calcext:apply-style-name="s0" calcext:value="=0" calcext:base-cell-address="Feuille1.O79"/>
            <calcext:condition calcext:apply-style-name="s1" calcext:value="=1" calcext:base-cell-address="Feuille1.O79"/>
          </calcext:conditional-format>
          <calcext:conditional-format calcext:target-range-address="Feuille1.N79:Feuille1.N79">
            <calcext:condition calcext:apply-style-name="s0" calcext:value="=0" calcext:base-cell-address="Feuille1.N79"/>
            <calcext:condition calcext:apply-style-name="s1" calcext:value="=1" calcext:base-cell-address="Feuille1.N79"/>
          </calcext:conditional-format>
          <calcext:conditional-format calcext:target-range-address="Feuille1.O80:Feuille1.O80">
            <calcext:condition calcext:apply-style-name="s0" calcext:value="=0" calcext:base-cell-address="Feuille1.O80"/>
            <calcext:condition calcext:apply-style-name="s1" calcext:value="=1" calcext:base-cell-address="Feuille1.O80"/>
          </calcext:conditional-format>
          <calcext:conditional-format calcext:target-range-address="Feuille1.N80:Feuille1.N80">
            <calcext:condition calcext:apply-style-name="s0" calcext:value="=0" calcext:base-cell-address="Feuille1.N80"/>
            <calcext:condition calcext:apply-style-name="s1" calcext:value="=1" calcext:base-cell-address="Feuille1.N80"/>
          </calcext:conditional-format>
          <calcext:conditional-format calcext:target-range-address="Feuille1.O81:Feuille1.O81">
            <calcext:condition calcext:apply-style-name="s0" calcext:value="=0" calcext:base-cell-address="Feuille1.O81"/>
            <calcext:condition calcext:apply-style-name="s1" calcext:value="=1" calcext:base-cell-address="Feuille1.O81"/>
          </calcext:conditional-format>
          <calcext:conditional-format calcext:target-range-address="Feuille1.N81:Feuille1.N81">
            <calcext:condition calcext:apply-style-name="s0" calcext:value="=0" calcext:base-cell-address="Feuille1.N81"/>
            <calcext:condition calcext:apply-style-name="s1" calcext:value="=1" calcext:base-cell-address="Feuille1.N81"/>
          </calcext:conditional-format>
          <calcext:conditional-format calcext:target-range-address="Feuille1.O82:Feuille1.O82">
            <calcext:condition calcext:apply-style-name="s0" calcext:value="=0" calcext:base-cell-address="Feuille1.O82"/>
            <calcext:condition calcext:apply-style-name="s1" calcext:value="=1" calcext:base-cell-address="Feuille1.O82"/>
          </calcext:conditional-format>
          <calcext:conditional-format calcext:target-range-address="Feuille1.N82:Feuille1.N82">
            <calcext:condition calcext:apply-style-name="s0" calcext:value="=0" calcext:base-cell-address="Feuille1.N82"/>
            <calcext:condition calcext:apply-style-name="s1" calcext:value="=1" calcext:base-cell-address="Feuille1.N82"/>
          </calcext:conditional-format>
          <calcext:conditional-format calcext:target-range-address="Feuille1.M77:Feuille1.M77">
            <calcext:condition calcext:apply-style-name="s0" calcext:value="=0" calcext:base-cell-address="Feuille1.M77"/>
            <calcext:condition calcext:apply-style-name="s1" calcext:value="=1" calcext:base-cell-address="Feuille1.M77"/>
          </calcext:conditional-format>
          <calcext:conditional-format calcext:target-range-address="Feuille1.M78:Feuille1.M78">
            <calcext:condition calcext:apply-style-name="s0" calcext:value="=0" calcext:base-cell-address="Feuille1.M78"/>
            <calcext:condition calcext:apply-style-name="s1" calcext:value="=1" calcext:base-cell-address="Feuille1.M78"/>
          </calcext:conditional-format>
          <calcext:conditional-format calcext:target-range-address="Feuille1.M79:Feuille1.M79">
            <calcext:condition calcext:apply-style-name="s0" calcext:value="=0" calcext:base-cell-address="Feuille1.M79"/>
            <calcext:condition calcext:apply-style-name="s1" calcext:value="=1" calcext:base-cell-address="Feuille1.M79"/>
          </calcext:conditional-format>
          <calcext:conditional-format calcext:target-range-address="Feuille1.M80:Feuille1.M80">
            <calcext:condition calcext:apply-style-name="s0" calcext:value="=0" calcext:base-cell-address="Feuille1.M80"/>
            <calcext:condition calcext:apply-style-name="s1" calcext:value="=1" calcext:base-cell-address="Feuille1.M80"/>
          </calcext:conditional-format>
          <calcext:conditional-format calcext:target-range-address="Feuille1.M81:Feuille1.M81">
            <calcext:condition calcext:apply-style-name="s0" calcext:value="=0" calcext:base-cell-address="Feuille1.M81"/>
            <calcext:condition calcext:apply-style-name="s1" calcext:value="=1" calcext:base-cell-address="Feuille1.M81"/>
          </calcext:conditional-format>
          <calcext:conditional-format calcext:target-range-address="Feuille1.M82:Feuille1.M82">
            <calcext:condition calcext:apply-style-name="s0" calcext:value="=0" calcext:base-cell-address="Feuille1.M82"/>
            <calcext:condition calcext:apply-style-name="s1" calcext:value="=1" calcext:base-cell-address="Feuille1.M82"/>
          </calcext:conditional-format>
          <calcext:conditional-format calcext:target-range-address="Feuille1.L77:Feuille1.L77">
            <calcext:condition calcext:apply-style-name="s0" calcext:value="=0" calcext:base-cell-address="Feuille1.L77"/>
            <calcext:condition calcext:apply-style-name="s1" calcext:value="=1" calcext:base-cell-address="Feuille1.L77"/>
          </calcext:conditional-format>
          <calcext:conditional-format calcext:target-range-address="Feuille1.L78:Feuille1.L78">
            <calcext:condition calcext:apply-style-name="s0" calcext:value="=0" calcext:base-cell-address="Feuille1.L78"/>
            <calcext:condition calcext:apply-style-name="s1" calcext:value="=1" calcext:base-cell-address="Feuille1.L78"/>
          </calcext:conditional-format>
          <calcext:conditional-format calcext:target-range-address="Feuille1.L79:Feuille1.L79">
            <calcext:condition calcext:apply-style-name="s0" calcext:value="=0" calcext:base-cell-address="Feuille1.L79"/>
            <calcext:condition calcext:apply-style-name="s1" calcext:value="=1" calcext:base-cell-address="Feuille1.L79"/>
          </calcext:conditional-format>
          <calcext:conditional-format calcext:target-range-address="Feuille1.L80:Feuille1.L80">
            <calcext:condition calcext:apply-style-name="s0" calcext:value="=0" calcext:base-cell-address="Feuille1.L80"/>
            <calcext:condition calcext:apply-style-name="s1" calcext:value="=1" calcext:base-cell-address="Feuille1.L80"/>
          </calcext:conditional-format>
          <calcext:conditional-format calcext:target-range-address="Feuille1.L81:Feuille1.L81">
            <calcext:condition calcext:apply-style-name="s0" calcext:value="=0" calcext:base-cell-address="Feuille1.L81"/>
            <calcext:condition calcext:apply-style-name="s1" calcext:value="=1" calcext:base-cell-address="Feuille1.L81"/>
          </calcext:conditional-format>
          <calcext:conditional-format calcext:target-range-address="Feuille1.L82:Feuille1.L82">
            <calcext:condition calcext:apply-style-name="s0" calcext:value="=0" calcext:base-cell-address="Feuille1.L82"/>
            <calcext:condition calcext:apply-style-name="s1" calcext:value="=1" calcext:base-cell-address="Feuille1.L82"/>
          </calcext:conditional-format>
          <calcext:conditional-format calcext:target-range-address="Feuille1.H77:Feuille1.H82">
            <calcext:condition calcext:apply-style-name="s0" calcext:value="=0" calcext:base-cell-address="Feuille1.H77"/>
            <calcext:condition calcext:apply-style-name="s1" calcext:value="=1" calcext:base-cell-address="Feuille1.H77"/>
            <calcext:condition calcext:apply-style-name="Default" calcext:value="formula-is(&quot;&quot;)" calcext:base-cell-address="Feuille1.H77"/>
          </calcext:conditional-format>
          <calcext:conditional-format calcext:target-range-address="Feuille1.K77:Feuille1.K77">
            <calcext:condition calcext:apply-style-name="s0" calcext:value="=0" calcext:base-cell-address="Feuille1.K77"/>
            <calcext:condition calcext:apply-style-name="s1" calcext:value="=1" calcext:base-cell-address="Feuille1.K77"/>
          </calcext:conditional-format>
          <calcext:conditional-format calcext:target-range-address="Feuille1.K78:Feuille1.K78">
            <calcext:condition calcext:apply-style-name="s0" calcext:value="=0" calcext:base-cell-address="Feuille1.K78"/>
            <calcext:condition calcext:apply-style-name="s1" calcext:value="=1" calcext:base-cell-address="Feuille1.K78"/>
          </calcext:conditional-format>
          <calcext:conditional-format calcext:target-range-address="Feuille1.K79:Feuille1.K79">
            <calcext:condition calcext:apply-style-name="s0" calcext:value="=0" calcext:base-cell-address="Feuille1.K79"/>
            <calcext:condition calcext:apply-style-name="s1" calcext:value="=1" calcext:base-cell-address="Feuille1.K79"/>
          </calcext:conditional-format>
          <calcext:conditional-format calcext:target-range-address="Feuille1.K80:Feuille1.K80">
            <calcext:condition calcext:apply-style-name="s0" calcext:value="=0" calcext:base-cell-address="Feuille1.K80"/>
            <calcext:condition calcext:apply-style-name="s1" calcext:value="=1" calcext:base-cell-address="Feuille1.K80"/>
          </calcext:conditional-format>
          <calcext:conditional-format calcext:target-range-address="Feuille1.K81:Feuille1.K81">
            <calcext:condition calcext:apply-style-name="s0" calcext:value="=0" calcext:base-cell-address="Feuille1.K81"/>
            <calcext:condition calcext:apply-style-name="s1" calcext:value="=1" calcext:base-cell-address="Feuille1.K81"/>
          </calcext:conditional-format>
          <calcext:conditional-format calcext:target-range-address="Feuille1.K82:Feuille1.K82">
            <calcext:condition calcext:apply-style-name="s0" calcext:value="=0" calcext:base-cell-address="Feuille1.K82"/>
            <calcext:condition calcext:apply-style-name="s1" calcext:value="=1" calcext:base-cell-address="Feuille1.K82"/>
          </calcext:conditional-format>
          <calcext:conditional-format calcext:target-range-address="Feuille1.J77:Feuille1.J77">
            <calcext:condition calcext:apply-style-name="s0" calcext:value="=0" calcext:base-cell-address="Feuille1.J77"/>
            <calcext:condition calcext:apply-style-name="s1" calcext:value="=1" calcext:base-cell-address="Feuille1.J77"/>
          </calcext:conditional-format>
          <calcext:conditional-format calcext:target-range-address="Feuille1.J78:Feuille1.J78">
            <calcext:condition calcext:apply-style-name="s0" calcext:value="=0" calcext:base-cell-address="Feuille1.J78"/>
            <calcext:condition calcext:apply-style-name="s1" calcext:value="=1" calcext:base-cell-address="Feuille1.J78"/>
          </calcext:conditional-format>
          <calcext:conditional-format calcext:target-range-address="Feuille1.J79:Feuille1.J79">
            <calcext:condition calcext:apply-style-name="s0" calcext:value="=0" calcext:base-cell-address="Feuille1.J79"/>
            <calcext:condition calcext:apply-style-name="s1" calcext:value="=1" calcext:base-cell-address="Feuille1.J79"/>
          </calcext:conditional-format>
          <calcext:conditional-format calcext:target-range-address="Feuille1.J80:Feuille1.J80">
            <calcext:condition calcext:apply-style-name="s0" calcext:value="=0" calcext:base-cell-address="Feuille1.J80"/>
            <calcext:condition calcext:apply-style-name="s1" calcext:value="=1" calcext:base-cell-address="Feuille1.J80"/>
          </calcext:conditional-format>
          <calcext:conditional-format calcext:target-range-address="Feuille1.J81:Feuille1.J81">
            <calcext:condition calcext:apply-style-name="s0" calcext:value="=0" calcext:base-cell-address="Feuille1.J81"/>
            <calcext:condition calcext:apply-style-name="s1" calcext:value="=1" calcext:base-cell-address="Feuille1.J81"/>
          </calcext:conditional-format>
          <calcext:conditional-format calcext:target-range-address="Feuille1.J82:Feuille1.J82">
            <calcext:condition calcext:apply-style-name="s0" calcext:value="=0" calcext:base-cell-address="Feuille1.J82"/>
            <calcext:condition calcext:apply-style-name="s1" calcext:value="=1" calcext:base-cell-address="Feuille1.J82"/>
          </calcext:conditional-format>
          <calcext:conditional-format calcext:target-range-address="Feuille1.I77:Feuille1.I77">
            <calcext:condition calcext:apply-style-name="s0" calcext:value="=0" calcext:base-cell-address="Feuille1.I77"/>
            <calcext:condition calcext:apply-style-name="s1" calcext:value="=1" calcext:base-cell-address="Feuille1.I77"/>
          </calcext:conditional-format>
          <calcext:conditional-format calcext:target-range-address="Feuille1.I78:Feuille1.I78">
            <calcext:condition calcext:apply-style-name="s0" calcext:value="=0" calcext:base-cell-address="Feuille1.I78"/>
            <calcext:condition calcext:apply-style-name="s1" calcext:value="=1" calcext:base-cell-address="Feuille1.I78"/>
          </calcext:conditional-format>
          <calcext:conditional-format calcext:target-range-address="Feuille1.I79:Feuille1.I79">
            <calcext:condition calcext:apply-style-name="s0" calcext:value="=0" calcext:base-cell-address="Feuille1.I79"/>
            <calcext:condition calcext:apply-style-name="s1" calcext:value="=1" calcext:base-cell-address="Feuille1.I79"/>
          </calcext:conditional-format>
          <calcext:conditional-format calcext:target-range-address="Feuille1.I80:Feuille1.I80">
            <calcext:condition calcext:apply-style-name="s0" calcext:value="=0" calcext:base-cell-address="Feuille1.I80"/>
            <calcext:condition calcext:apply-style-name="s1" calcext:value="=1" calcext:base-cell-address="Feuille1.I80"/>
          </calcext:conditional-format>
          <calcext:conditional-format calcext:target-range-address="Feuille1.I81:Feuille1.I81">
            <calcext:condition calcext:apply-style-name="s0" calcext:value="=0" calcext:base-cell-address="Feuille1.I81"/>
            <calcext:condition calcext:apply-style-name="s1" calcext:value="=1" calcext:base-cell-address="Feuille1.I81"/>
          </calcext:conditional-format>
          <calcext:conditional-format calcext:target-range-address="Feuille1.I82:Feuille1.I82">
            <calcext:condition calcext:apply-style-name="s0" calcext:value="=0" calcext:base-cell-address="Feuille1.I82"/>
            <calcext:condition calcext:apply-style-name="s1" calcext:value="=1" calcext:base-cell-address="Feuille1.I82"/>
          </calcext:conditional-format>
          <calcext:conditional-format calcext:target-range-address="Feuille1.L84:Feuille1.L90">
            <calcext:condition calcext:apply-style-name="s0" calcext:value="=0" calcext:base-cell-address="Feuille1.L84"/>
            <calcext:condition calcext:apply-style-name="s1" calcext:value="=1" calcext:base-cell-address="Feuille1.L84"/>
            <calcext:condition calcext:apply-style-name="Default" calcext:value="formula-is(&quot;&quot;)" calcext:base-cell-address="Feuille1.L84"/>
          </calcext:conditional-format>
          <calcext:conditional-format calcext:target-range-address="Feuille1.L84:Feuille1.L90">
            <calcext:condition calcext:apply-style-name="s0" calcext:value="=0" calcext:base-cell-address="Feuille1.L84"/>
            <calcext:condition calcext:apply-style-name="s1" calcext:value="=1" calcext:base-cell-address="Feuille1.L84"/>
            <calcext:condition calcext:apply-style-name="Default" calcext:value="formula-is(&quot;&quot;)" calcext:base-cell-address="Feuille1.L84"/>
          </calcext:conditional-format>
          <calcext:conditional-format calcext:target-range-address="Feuille1.B84:Feuille1.B90">
            <calcext:condition calcext:apply-style-name="s0" calcext:value="=0" calcext:base-cell-address="Feuille1.B84"/>
            <calcext:condition calcext:apply-style-name="s1" calcext:value="=1" calcext:base-cell-address="Feuille1.B84"/>
            <calcext:condition calcext:apply-style-name="Default" calcext:value="formula-is(&quot;&quot;)" calcext:base-cell-address="Feuille1.B84"/>
          </calcext:conditional-format>
          <calcext:conditional-format calcext:target-range-address="Feuille1.C84:Feuille1.C90">
            <calcext:condition calcext:apply-style-name="s0" calcext:value="=0" calcext:base-cell-address="Feuille1.C84"/>
            <calcext:condition calcext:apply-style-name="s1" calcext:value="=1" calcext:base-cell-address="Feuille1.C84"/>
            <calcext:condition calcext:apply-style-name="Default" calcext:value="formula-is(&quot;&quot;)" calcext:base-cell-address="Feuille1.C84"/>
          </calcext:conditional-format>
          <calcext:conditional-format calcext:target-range-address="Feuille1.F91:Feuille1.F91">
            <calcext:condition calcext:apply-style-name="s0" calcext:value="=0" calcext:base-cell-address="Feuille1.F91"/>
            <calcext:condition calcext:apply-style-name="s1" calcext:value="=1" calcext:base-cell-address="Feuille1.F91"/>
          </calcext:conditional-format>
          <calcext:conditional-format calcext:target-range-address="Feuille1.E91:Feuille1.E91">
            <calcext:condition calcext:apply-style-name="s0" calcext:value="=0" calcext:base-cell-address="Feuille1.E91"/>
            <calcext:condition calcext:apply-style-name="s1" calcext:value="=1" calcext:base-cell-address="Feuille1.E91"/>
          </calcext:conditional-format>
          <calcext:conditional-format calcext:target-range-address="Feuille1.D91:Feuille1.D91">
            <calcext:condition calcext:apply-style-name="s0" calcext:value="=0" calcext:base-cell-address="Feuille1.D91"/>
            <calcext:condition calcext:apply-style-name="s1" calcext:value="=1" calcext:base-cell-address="Feuille1.D91"/>
          </calcext:conditional-format>
          <calcext:conditional-format calcext:target-range-address="Feuille1.F89:Feuille1.F89">
            <calcext:condition calcext:apply-style-name="s0" calcext:value="=0" calcext:base-cell-address="Feuille1.F89"/>
            <calcext:condition calcext:apply-style-name="s1" calcext:value="=1" calcext:base-cell-address="Feuille1.F89"/>
          </calcext:conditional-format>
          <calcext:conditional-format calcext:target-range-address="Feuille1.F90:Feuille1.F90">
            <calcext:condition calcext:apply-style-name="s0" calcext:value="=0" calcext:base-cell-address="Feuille1.F90"/>
            <calcext:condition calcext:apply-style-name="s1" calcext:value="=1" calcext:base-cell-address="Feuille1.F90"/>
          </calcext:conditional-format>
          <calcext:conditional-format calcext:target-range-address="Feuille1.E89:Feuille1.E89">
            <calcext:condition calcext:apply-style-name="s0" calcext:value="=0" calcext:base-cell-address="Feuille1.E89"/>
            <calcext:condition calcext:apply-style-name="s1" calcext:value="=1" calcext:base-cell-address="Feuille1.E89"/>
          </calcext:conditional-format>
          <calcext:conditional-format calcext:target-range-address="Feuille1.E90:Feuille1.E90">
            <calcext:condition calcext:apply-style-name="s0" calcext:value="=0" calcext:base-cell-address="Feuille1.E90"/>
            <calcext:condition calcext:apply-style-name="s1" calcext:value="=1" calcext:base-cell-address="Feuille1.E90"/>
          </calcext:conditional-format>
          <calcext:conditional-format calcext:target-range-address="Feuille1.D89:Feuille1.D89">
            <calcext:condition calcext:apply-style-name="s0" calcext:value="=0" calcext:base-cell-address="Feuille1.D89"/>
            <calcext:condition calcext:apply-style-name="s1" calcext:value="=1" calcext:base-cell-address="Feuille1.D89"/>
          </calcext:conditional-format>
          <calcext:conditional-format calcext:target-range-address="Feuille1.D90:Feuille1.D90">
            <calcext:condition calcext:apply-style-name="s0" calcext:value="=0" calcext:base-cell-address="Feuille1.D90"/>
            <calcext:condition calcext:apply-style-name="s1" calcext:value="=1" calcext:base-cell-address="Feuille1.D90"/>
          </calcext:conditional-format>
          <calcext:conditional-format calcext:target-range-address="Feuille1.G91:Feuille1.G91">
            <calcext:condition calcext:apply-style-name="s0" calcext:value="=0" calcext:base-cell-address="Feuille1.G91"/>
            <calcext:condition calcext:apply-style-name="s1" calcext:value="=1" calcext:base-cell-address="Feuille1.G91"/>
          </calcext:conditional-format>
          <calcext:conditional-format calcext:target-range-address="Feuille1.G89:Feuille1.G89">
            <calcext:condition calcext:apply-style-name="s0" calcext:value="=0" calcext:base-cell-address="Feuille1.G89"/>
            <calcext:condition calcext:apply-style-name="s1" calcext:value="=1" calcext:base-cell-address="Feuille1.G89"/>
          </calcext:conditional-format>
          <calcext:conditional-format calcext:target-range-address="Feuille1.G90:Feuille1.G90">
            <calcext:condition calcext:apply-style-name="s0" calcext:value="=0" calcext:base-cell-address="Feuille1.G90"/>
            <calcext:condition calcext:apply-style-name="s1" calcext:value="=1" calcext:base-cell-address="Feuille1.G90"/>
          </calcext:conditional-format>
          <calcext:conditional-format calcext:target-range-address="Feuille1.K84:Feuille1.K91">
            <calcext:condition calcext:apply-style-name="s0" calcext:value="=0" calcext:base-cell-address="Feuille1.K84"/>
            <calcext:condition calcext:apply-style-name="s1" calcext:value="=1" calcext:base-cell-address="Feuille1.K84"/>
            <calcext:condition calcext:apply-style-name="Default" calcext:value="formula-is(&quot;&quot;)" calcext:base-cell-address="Feuille1.K84"/>
          </calcext:conditional-format>
          <calcext:conditional-format calcext:target-range-address="Feuille1.K84:Feuille1.K91">
            <calcext:condition calcext:apply-style-name="s0" calcext:value="=0" calcext:base-cell-address="Feuille1.K84"/>
            <calcext:condition calcext:apply-style-name="s1" calcext:value="=1" calcext:base-cell-address="Feuille1.K84"/>
            <calcext:condition calcext:apply-style-name="Default" calcext:value="formula-is(&quot;&quot;)" calcext:base-cell-address="Feuille1.K84"/>
          </calcext:conditional-format>
          <calcext:conditional-format calcext:target-range-address="Feuille1.I84:Feuille1.J91 Feuille1.H91:Feuille1.H91">
            <calcext:condition calcext:apply-style-name="s0" calcext:value="=0" calcext:base-cell-address="Feuille1.H84"/>
            <calcext:condition calcext:apply-style-name="s1" calcext:value="=1" calcext:base-cell-address="Feuille1.H84"/>
            <calcext:condition calcext:apply-style-name="Default" calcext:value="formula-is(&quot;&quot;)" calcext:base-cell-address="Feuille1.H84"/>
          </calcext:conditional-format>
          <calcext:conditional-format calcext:target-range-address="Feuille1.I84:Feuille1.J91 Feuille1.H91:Feuille1.H91">
            <calcext:condition calcext:apply-style-name="s0" calcext:value="=0" calcext:base-cell-address="Feuille1.H84"/>
            <calcext:condition calcext:apply-style-name="s1" calcext:value="=1" calcext:base-cell-address="Feuille1.H84"/>
            <calcext:condition calcext:apply-style-name="Default" calcext:value="formula-is(&quot;&quot;)" calcext:base-cell-address="Feuille1.H84"/>
          </calcext:conditional-format>
          <calcext:conditional-format calcext:target-range-address="Feuille1.H84:Feuille1.H90">
            <calcext:condition calcext:apply-style-name="s0" calcext:value="=0" calcext:base-cell-address="Feuille1.H84"/>
            <calcext:condition calcext:apply-style-name="s1" calcext:value="=1" calcext:base-cell-address="Feuille1.H84"/>
            <calcext:condition calcext:apply-style-name="Default" calcext:value="formula-is(&quot;&quot;)" calcext:base-cell-address="Feuille1.H84"/>
          </calcext:conditional-format>
          <calcext:conditional-format calcext:target-range-address="Feuille1.H84:Feuille1.H90">
            <calcext:condition calcext:apply-style-name="s0" calcext:value="=0" calcext:base-cell-address="Feuille1.H84"/>
            <calcext:condition calcext:apply-style-name="s1" calcext:value="=1" calcext:base-cell-address="Feuille1.H84"/>
            <calcext:condition calcext:apply-style-name="Default" calcext:value="formula-is(&quot;&quot;)" calcext:base-cell-address="Feuille1.H84"/>
          </calcext:conditional-format>
          <calcext:conditional-format calcext:target-range-address="Feuille1.D79:Feuille1.D79">
            <calcext:condition calcext:apply-style-name="s0" calcext:value="=0" calcext:base-cell-address="Feuille1.D79"/>
            <calcext:condition calcext:apply-style-name="s1" calcext:value="=1" calcext:base-cell-address="Feuille1.D79"/>
            <calcext:condition calcext:apply-style-name="Default" calcext:value="formula-is(&quot;&quot;)" calcext:base-cell-address="Feuille1.D79"/>
          </calcext:conditional-format>
          <calcext:conditional-format calcext:target-range-address="Feuille1.F73:Feuille1.F73">
            <calcext:condition calcext:apply-style-name="s0" calcext:value="=0" calcext:base-cell-address="Feuille1.F73"/>
            <calcext:condition calcext:apply-style-name="s1" calcext:value="=1" calcext:base-cell-address="Feuille1.F73"/>
          </calcext:conditional-format>
          <calcext:conditional-format calcext:target-range-address="Feuille1.E74:Feuille1.E74">
            <calcext:condition calcext:apply-style-name="s0" calcext:value="=0" calcext:base-cell-address="Feuille1.E74"/>
            <calcext:condition calcext:apply-style-name="s1" calcext:value="=1" calcext:base-cell-address="Feuille1.E74"/>
          </calcext:conditional-format>
          <calcext:conditional-format calcext:target-range-address="Feuille1.G72:Feuille1.G72">
            <calcext:condition calcext:apply-style-name="s0" calcext:value="=0" calcext:base-cell-address="Feuille1.G72"/>
            <calcext:condition calcext:apply-style-name="s1" calcext:value="=1" calcext:base-cell-address="Feuille1.G72"/>
          </calcext:conditional-format>
          <calcext:conditional-format calcext:target-range-address="Feuille1.D75:Feuille1.D75">
            <calcext:condition calcext:apply-style-name="s0" calcext:value="=0" calcext:base-cell-address="Feuille1.D75"/>
            <calcext:condition calcext:apply-style-name="s1" calcext:value="=1" calcext:base-cell-address="Feuille1.D75"/>
          </calcext:conditional-format>
          <calcext:conditional-format calcext:target-range-address="Feuille1.L72:Feuille1.L72">
            <calcext:condition calcext:apply-style-name="s0" calcext:value="=0" calcext:base-cell-address="Feuille1.L72"/>
            <calcext:condition calcext:apply-style-name="s1" calcext:value="=1" calcext:base-cell-address="Feuille1.L72"/>
            <calcext:condition calcext:apply-style-name="Default" calcext:value="formula-is(&quot;&quot;)" calcext:base-cell-address="Feuille1.L72"/>
          </calcext:conditional-format>
          <calcext:conditional-format calcext:target-range-address="Feuille1.L72:Feuille1.L72">
            <calcext:condition calcext:apply-style-name="s0" calcext:value="=0" calcext:base-cell-address="Feuille1.L72"/>
            <calcext:condition calcext:apply-style-name="s1" calcext:value="=1" calcext:base-cell-address="Feuille1.L72"/>
            <calcext:condition calcext:apply-style-name="Default" calcext:value="formula-is(&quot;&quot;)" calcext:base-cell-address="Feuille1.L72"/>
          </calcext:conditional-format>
          <calcext:conditional-format calcext:target-range-address="Feuille1.M73:Feuille1.M73">
            <calcext:condition calcext:apply-style-name="s0" calcext:value="=0" calcext:base-cell-address="Feuille1.M73"/>
            <calcext:condition calcext:apply-style-name="s1" calcext:value="=1" calcext:base-cell-address="Feuille1.M73"/>
            <calcext:condition calcext:apply-style-name="Default" calcext:value="formula-is(&quot;&quot;)" calcext:base-cell-address="Feuille1.M73"/>
          </calcext:conditional-format>
          <calcext:conditional-format calcext:target-range-address="Feuille1.M73:Feuille1.M73">
            <calcext:condition calcext:apply-style-name="s0" calcext:value="=0" calcext:base-cell-address="Feuille1.M73"/>
            <calcext:condition calcext:apply-style-name="s1" calcext:value="=1" calcext:base-cell-address="Feuille1.M73"/>
            <calcext:condition calcext:apply-style-name="Default" calcext:value="formula-is(&quot;&quot;)" calcext:base-cell-address="Feuille1.M73"/>
          </calcext:conditional-format>
          <calcext:conditional-format calcext:target-range-address="Feuille1.N74:Feuille1.N74">
            <calcext:condition calcext:apply-style-name="s0" calcext:value="=0" calcext:base-cell-address="Feuille1.N74"/>
            <calcext:condition calcext:apply-style-name="s1" calcext:value="=1" calcext:base-cell-address="Feuille1.N74"/>
            <calcext:condition calcext:apply-style-name="Default" calcext:value="formula-is(&quot;&quot;)" calcext:base-cell-address="Feuille1.N74"/>
          </calcext:conditional-format>
          <calcext:conditional-format calcext:target-range-address="Feuille1.N74:Feuille1.N74">
            <calcext:condition calcext:apply-style-name="s0" calcext:value="=0" calcext:base-cell-address="Feuille1.N74"/>
            <calcext:condition calcext:apply-style-name="s1" calcext:value="=1" calcext:base-cell-address="Feuille1.N74"/>
            <calcext:condition calcext:apply-style-name="Default" calcext:value="formula-is(&quot;&quot;)" calcext:base-cell-address="Feuille1.N74"/>
          </calcext:conditional-format>
          <calcext:conditional-format calcext:target-range-address="Feuille1.O75:Feuille1.O75">
            <calcext:condition calcext:apply-style-name="s0" calcext:value="=0" calcext:base-cell-address="Feuille1.O75"/>
            <calcext:condition calcext:apply-style-name="s1" calcext:value="=1" calcext:base-cell-address="Feuille1.O75"/>
            <calcext:condition calcext:apply-style-name="Default" calcext:value="formula-is(&quot;&quot;)" calcext:base-cell-address="Feuille1.O75"/>
          </calcext:conditional-format>
          <calcext:conditional-format calcext:target-range-address="Feuille1.O75:Feuille1.O75">
            <calcext:condition calcext:apply-style-name="s0" calcext:value="=0" calcext:base-cell-address="Feuille1.O75"/>
            <calcext:condition calcext:apply-style-name="s1" calcext:value="=1" calcext:base-cell-address="Feuille1.O75"/>
            <calcext:condition calcext:apply-style-name="Default" calcext:value="formula-is(&quot;&quot;)" calcext:base-cell-address="Feuille1.O75"/>
          </calcext:conditional-format>
          <calcext:conditional-format calcext:target-range-address="Feuille1.B83:Feuille1.B83">
            <calcext:condition calcext:apply-style-name="s0" calcext:value="=0" calcext:base-cell-address="Feuille1.B83"/>
            <calcext:condition calcext:apply-style-name="s1" calcext:value="=1" calcext:base-cell-address="Feuille1.B83"/>
            <calcext:condition calcext:apply-style-name="Default" calcext:value="formula-is(&quot;&quot;)" calcext:base-cell-address="Feuille1.B83"/>
          </calcext:conditional-format>
          <calcext:conditional-format calcext:target-range-address="Feuille1.D83:Feuille1.D83">
            <calcext:condition calcext:apply-style-name="s0" calcext:value="=0" calcext:base-cell-address="Feuille1.D83"/>
            <calcext:condition calcext:apply-style-name="s1" calcext:value="=1" calcext:base-cell-address="Feuille1.D83"/>
            <calcext:condition calcext:apply-style-name="Default" calcext:value="formula-is(&quot;&quot;)" calcext:base-cell-address="Feuille1.D83"/>
          </calcext:conditional-format>
          <calcext:conditional-format calcext:target-range-address="Feuille1.Q83:Feuille1.Q83">
            <calcext:condition calcext:apply-style-name="s0" calcext:value="=0" calcext:base-cell-address="Feuille1.Q83"/>
            <calcext:condition calcext:apply-style-name="s1" calcext:value="=1" calcext:base-cell-address="Feuille1.Q83"/>
            <calcext:condition calcext:apply-style-name="Default" calcext:value="formula-is(&quot;&quot;)" calcext:base-cell-address="Feuille1.Q83"/>
          </calcext:conditional-format>
          <calcext:conditional-format calcext:target-range-address="Feuille1.Q83:Feuille1.Q83">
            <calcext:condition calcext:apply-style-name="s0" calcext:value="=0" calcext:base-cell-address="Feuille1.Q83"/>
            <calcext:condition calcext:apply-style-name="s1" calcext:value="=1" calcext:base-cell-address="Feuille1.Q83"/>
            <calcext:condition calcext:apply-style-name="Default" calcext:value="formula-is(&quot;&quot;)" calcext:base-cell-address="Feuille1.Q83"/>
          </calcext:conditional-format>
          <calcext:conditional-format calcext:target-range-address="Feuille1.P83:Feuille1.P83">
            <calcext:condition calcext:apply-style-name="s0" calcext:value="=0" calcext:base-cell-address="Feuille1.P83"/>
            <calcext:condition calcext:apply-style-name="s1" calcext:value="=1" calcext:base-cell-address="Feuille1.P83"/>
            <calcext:condition calcext:apply-style-name="Default" calcext:value="formula-is(&quot;&quot;)" calcext:base-cell-address="Feuille1.P83"/>
          </calcext:conditional-format>
          <calcext:conditional-format calcext:target-range-address="Feuille1.P83:Feuille1.P83">
            <calcext:condition calcext:apply-style-name="s0" calcext:value="=0" calcext:base-cell-address="Feuille1.P83"/>
            <calcext:condition calcext:apply-style-name="s1" calcext:value="=1" calcext:base-cell-address="Feuille1.P83"/>
            <calcext:condition calcext:apply-style-name="Default" calcext:value="formula-is(&quot;&quot;)" calcext:base-cell-address="Feuille1.P83"/>
          </calcext:conditional-format>
          <calcext:conditional-format calcext:target-range-address="Feuille1.C83:Feuille1.C83">
            <calcext:condition calcext:apply-style-name="s0" calcext:value="=0" calcext:base-cell-address="Feuille1.C83"/>
            <calcext:condition calcext:apply-style-name="s1" calcext:value="=1" calcext:base-cell-address="Feuille1.C83"/>
            <calcext:condition calcext:apply-style-name="Default" calcext:value="formula-is(&quot;&quot;)" calcext:base-cell-address="Feuille1.C83"/>
          </calcext:conditional-format>
          <calcext:conditional-format calcext:target-range-address="Feuille1.E83:Feuille1.F83">
            <calcext:condition calcext:apply-style-name="s0" calcext:value="=0" calcext:base-cell-address="Feuille1.E83"/>
            <calcext:condition calcext:apply-style-name="s1" calcext:value="=1" calcext:base-cell-address="Feuille1.E83"/>
            <calcext:condition calcext:apply-style-name="Default" calcext:value="formula-is(&quot;&quot;)" calcext:base-cell-address="Feuille1.E83"/>
          </calcext:conditional-format>
          <calcext:conditional-format calcext:target-range-address="Feuille1.O85:Feuille1.O88">
            <calcext:condition calcext:apply-style-name="s0" calcext:value="=0" calcext:base-cell-address="Feuille1.O85"/>
            <calcext:condition calcext:apply-style-name="s1" calcext:value="=1" calcext:base-cell-address="Feuille1.O85"/>
            <calcext:condition calcext:apply-style-name="Default" calcext:value="formula-is(&quot;&quot;)" calcext:base-cell-address="Feuille1.O85"/>
          </calcext:conditional-format>
          <calcext:conditional-format calcext:target-range-address="Feuille1.O85:Feuille1.O88">
            <calcext:condition calcext:apply-style-name="s0" calcext:value="=0" calcext:base-cell-address="Feuille1.O85"/>
            <calcext:condition calcext:apply-style-name="s1" calcext:value="=1" calcext:base-cell-address="Feuille1.O85"/>
            <calcext:condition calcext:apply-style-name="Default" calcext:value="formula-is(&quot;&quot;)" calcext:base-cell-address="Feuille1.O85"/>
          </calcext:conditional-format>
          <calcext:conditional-format calcext:target-range-address="Feuille1.M85:Feuille1.N88 Feuille1.L83:Feuille1.N83">
            <calcext:condition calcext:apply-style-name="s0" calcext:value="=0" calcext:base-cell-address="Feuille1.L83"/>
            <calcext:condition calcext:apply-style-name="s1" calcext:value="=1" calcext:base-cell-address="Feuille1.L83"/>
            <calcext:condition calcext:apply-style-name="Default" calcext:value="formula-is(&quot;&quot;)" calcext:base-cell-address="Feuille1.L83"/>
          </calcext:conditional-format>
          <calcext:conditional-format calcext:target-range-address="Feuille1.M85:Feuille1.N88 Feuille1.L83:Feuille1.N83">
            <calcext:condition calcext:apply-style-name="s0" calcext:value="=0" calcext:base-cell-address="Feuille1.L83"/>
            <calcext:condition calcext:apply-style-name="s1" calcext:value="=1" calcext:base-cell-address="Feuille1.L83"/>
            <calcext:condition calcext:apply-style-name="Default" calcext:value="formula-is(&quot;&quot;)" calcext:base-cell-address="Feuille1.L83"/>
          </calcext:conditional-format>
          <calcext:conditional-format calcext:target-range-address="Feuille1.K83:Feuille1.K83">
            <calcext:condition calcext:apply-style-name="s0" calcext:value="=0" calcext:base-cell-address="Feuille1.K83"/>
            <calcext:condition calcext:apply-style-name="s1" calcext:value="=1" calcext:base-cell-address="Feuille1.K83"/>
          </calcext:conditional-format>
          <calcext:conditional-format calcext:target-range-address="Feuille1.J83:Feuille1.J83">
            <calcext:condition calcext:apply-style-name="s0" calcext:value="=0" calcext:base-cell-address="Feuille1.J83"/>
            <calcext:condition calcext:apply-style-name="s1" calcext:value="=1" calcext:base-cell-address="Feuille1.J83"/>
          </calcext:conditional-format>
          <calcext:conditional-format calcext:target-range-address="Feuille1.I83:Feuille1.I83">
            <calcext:condition calcext:apply-style-name="s0" calcext:value="=0" calcext:base-cell-address="Feuille1.I83"/>
            <calcext:condition calcext:apply-style-name="s1" calcext:value="=1" calcext:base-cell-address="Feuille1.I83"/>
          </calcext:conditional-format>
          <calcext:conditional-format calcext:target-range-address="Feuille1.H83:Feuille1.H83">
            <calcext:condition calcext:apply-style-name="s0" calcext:value="=0" calcext:base-cell-address="Feuille1.H83"/>
            <calcext:condition calcext:apply-style-name="s1" calcext:value="=1" calcext:base-cell-address="Feuille1.H83"/>
          </calcext:conditional-format>
          <calcext:conditional-format calcext:target-range-address="Feuille1.L85:Feuille1.L88">
            <calcext:condition calcext:apply-style-name="s0" calcext:value="=0" calcext:base-cell-address="Feuille1.L85"/>
            <calcext:condition calcext:apply-style-name="s1" calcext:value="=1" calcext:base-cell-address="Feuille1.L85"/>
            <calcext:condition calcext:apply-style-name="Default" calcext:value="formula-is(&quot;&quot;)" calcext:base-cell-address="Feuille1.L85"/>
          </calcext:conditional-format>
          <calcext:conditional-format calcext:target-range-address="Feuille1.L85:Feuille1.L88">
            <calcext:condition calcext:apply-style-name="s0" calcext:value="=0" calcext:base-cell-address="Feuille1.L85"/>
            <calcext:condition calcext:apply-style-name="s1" calcext:value="=1" calcext:base-cell-address="Feuille1.L85"/>
            <calcext:condition calcext:apply-style-name="Default" calcext:value="formula-is(&quot;&quot;)" calcext:base-cell-address="Feuille1.L85"/>
          </calcext:conditional-format>
          <calcext:conditional-format calcext:target-range-address="Feuille1.B85:Feuille1.B88">
            <calcext:condition calcext:apply-style-name="s0" calcext:value="=0" calcext:base-cell-address="Feuille1.B85"/>
            <calcext:condition calcext:apply-style-name="s1" calcext:value="=1" calcext:base-cell-address="Feuille1.B85"/>
            <calcext:condition calcext:apply-style-name="Default" calcext:value="formula-is(&quot;&quot;)" calcext:base-cell-address="Feuille1.B85"/>
          </calcext:conditional-format>
          <calcext:conditional-format calcext:target-range-address="Feuille1.C85:Feuille1.C88">
            <calcext:condition calcext:apply-style-name="s0" calcext:value="=0" calcext:base-cell-address="Feuille1.C85"/>
            <calcext:condition calcext:apply-style-name="s1" calcext:value="=1" calcext:base-cell-address="Feuille1.C85"/>
            <calcext:condition calcext:apply-style-name="Default" calcext:value="formula-is(&quot;&quot;)" calcext:base-cell-address="Feuille1.C85"/>
          </calcext:conditional-format>
          <calcext:conditional-format calcext:target-range-address="Feuille1.K85:Feuille1.K88">
            <calcext:condition calcext:apply-style-name="s0" calcext:value="=0" calcext:base-cell-address="Feuille1.K85"/>
            <calcext:condition calcext:apply-style-name="s1" calcext:value="=1" calcext:base-cell-address="Feuille1.K85"/>
            <calcext:condition calcext:apply-style-name="Default" calcext:value="formula-is(&quot;&quot;)" calcext:base-cell-address="Feuille1.K85"/>
          </calcext:conditional-format>
          <calcext:conditional-format calcext:target-range-address="Feuille1.K85:Feuille1.K88">
            <calcext:condition calcext:apply-style-name="s0" calcext:value="=0" calcext:base-cell-address="Feuille1.K85"/>
            <calcext:condition calcext:apply-style-name="s1" calcext:value="=1" calcext:base-cell-address="Feuille1.K85"/>
            <calcext:condition calcext:apply-style-name="Default" calcext:value="formula-is(&quot;&quot;)" calcext:base-cell-address="Feuille1.K85"/>
          </calcext:conditional-format>
          <calcext:conditional-format calcext:target-range-address="Feuille1.I85:Feuille1.J88">
            <calcext:condition calcext:apply-style-name="s0" calcext:value="=0" calcext:base-cell-address="Feuille1.I85"/>
            <calcext:condition calcext:apply-style-name="s1" calcext:value="=1" calcext:base-cell-address="Feuille1.I85"/>
            <calcext:condition calcext:apply-style-name="Default" calcext:value="formula-is(&quot;&quot;)" calcext:base-cell-address="Feuille1.I85"/>
          </calcext:conditional-format>
          <calcext:conditional-format calcext:target-range-address="Feuille1.I85:Feuille1.J88">
            <calcext:condition calcext:apply-style-name="s0" calcext:value="=0" calcext:base-cell-address="Feuille1.I85"/>
            <calcext:condition calcext:apply-style-name="s1" calcext:value="=1" calcext:base-cell-address="Feuille1.I85"/>
            <calcext:condition calcext:apply-style-name="Default" calcext:value="formula-is(&quot;&quot;)" calcext:base-cell-address="Feuille1.I85"/>
          </calcext:conditional-format>
          <calcext:conditional-format calcext:target-range-address="Feuille1.H85:Feuille1.H88">
            <calcext:condition calcext:apply-style-name="s0" calcext:value="=0" calcext:base-cell-address="Feuille1.H85"/>
            <calcext:condition calcext:apply-style-name="s1" calcext:value="=1" calcext:base-cell-address="Feuille1.H85"/>
            <calcext:condition calcext:apply-style-name="Default" calcext:value="formula-is(&quot;&quot;)" calcext:base-cell-address="Feuille1.H85"/>
          </calcext:conditional-format>
          <calcext:conditional-format calcext:target-range-address="Feuille1.H85:Feuille1.H88">
            <calcext:condition calcext:apply-style-name="s0" calcext:value="=0" calcext:base-cell-address="Feuille1.H85"/>
            <calcext:condition calcext:apply-style-name="s1" calcext:value="=1" calcext:base-cell-address="Feuille1.H85"/>
            <calcext:condition calcext:apply-style-name="Default" calcext:value="formula-is(&quot;&quot;)" calcext:base-cell-address="Feuille1.H85"/>
          </calcext:conditional-format>
          <calcext:conditional-format calcext:target-range-address="Feuille1.O83:Feuille1.O83">
            <calcext:condition calcext:apply-style-name="s0" calcext:value="=0" calcext:base-cell-address="Feuille1.O83"/>
            <calcext:condition calcext:apply-style-name="s1" calcext:value="=1" calcext:base-cell-address="Feuille1.O83"/>
            <calcext:condition calcext:apply-style-name="Default" calcext:value="formula-is(&quot;&quot;)" calcext:base-cell-address="Feuille1.O83"/>
          </calcext:conditional-format>
          <calcext:conditional-format calcext:target-range-address="Feuille1.O83:Feuille1.O83">
            <calcext:condition calcext:apply-style-name="s0" calcext:value="=0" calcext:base-cell-address="Feuille1.O83"/>
            <calcext:condition calcext:apply-style-name="s1" calcext:value="=1" calcext:base-cell-address="Feuille1.O83"/>
            <calcext:condition calcext:apply-style-name="Default" calcext:value="formula-is(&quot;&quot;)" calcext:base-cell-address="Feuille1.O83"/>
          </calcext:conditional-format>
          <calcext:conditional-format calcext:target-range-address="Feuille1.G83:Feuille1.G83">
            <calcext:condition calcext:apply-style-name="s0" calcext:value="=0" calcext:base-cell-address="Feuille1.G83"/>
            <calcext:condition calcext:apply-style-name="s1" calcext:value="=1" calcext:base-cell-address="Feuille1.G83"/>
            <calcext:condition calcext:apply-style-name="Default" calcext:value="formula-is(&quot;&quot;)" calcext:base-cell-address="Feuille1.G83"/>
          </calcext:conditional-format>
          <calcext:conditional-format calcext:target-range-address="Feuille1.G83:Feuille1.G83">
            <calcext:condition calcext:apply-style-name="s0" calcext:value="=0" calcext:base-cell-address="Feuille1.G83"/>
            <calcext:condition calcext:apply-style-name="s1" calcext:value="=1" calcext:base-cell-address="Feuille1.G83"/>
            <calcext:condition calcext:apply-style-name="Default" calcext:value="formula-is(&quot;&quot;)" calcext:base-cell-address="Feuille1.G83"/>
          </calcext:conditional-format>
          <calcext:conditional-format calcext:target-range-address="Feuille1.Q84:Feuille1.Q88">
            <calcext:condition calcext:apply-style-name="s0" calcext:value="=0" calcext:base-cell-address="Feuille1.Q84"/>
            <calcext:condition calcext:apply-style-name="s1" calcext:value="=1" calcext:base-cell-address="Feuille1.Q84"/>
            <calcext:condition calcext:apply-style-name="Default" calcext:value="formula-is(&quot;&quot;)" calcext:base-cell-address="Feuille1.Q84"/>
          </calcext:conditional-format>
          <calcext:conditional-format calcext:target-range-address="Feuille1.Q84:Feuille1.Q88">
            <calcext:condition calcext:apply-style-name="s0" calcext:value="=0" calcext:base-cell-address="Feuille1.Q84"/>
            <calcext:condition calcext:apply-style-name="s1" calcext:value="=1" calcext:base-cell-address="Feuille1.Q84"/>
            <calcext:condition calcext:apply-style-name="Default" calcext:value="formula-is(&quot;&quot;)" calcext:base-cell-address="Feuille1.Q84"/>
          </calcext:conditional-format>
          <calcext:conditional-format calcext:target-range-address="Feuille1.P84:Feuille1.P88">
            <calcext:condition calcext:apply-style-name="s0" calcext:value="=0" calcext:base-cell-address="Feuille1.P84"/>
            <calcext:condition calcext:apply-style-name="s1" calcext:value="=1" calcext:base-cell-address="Feuille1.P84"/>
            <calcext:condition calcext:apply-style-name="Default" calcext:value="formula-is(&quot;&quot;)" calcext:base-cell-address="Feuille1.P84"/>
          </calcext:conditional-format>
          <calcext:conditional-format calcext:target-range-address="Feuille1.P84:Feuille1.P88">
            <calcext:condition calcext:apply-style-name="s0" calcext:value="=0" calcext:base-cell-address="Feuille1.P84"/>
            <calcext:condition calcext:apply-style-name="s1" calcext:value="=1" calcext:base-cell-address="Feuille1.P84"/>
            <calcext:condition calcext:apply-style-name="Default" calcext:value="formula-is(&quot;&quot;)" calcext:base-cell-address="Feuille1.P84"/>
          </calcext:conditional-format>
          <calcext:conditional-format calcext:target-range-address="Feuille1.O84:Feuille1.O88">
            <calcext:condition calcext:apply-style-name="s0" calcext:value="=0" calcext:base-cell-address="Feuille1.O84"/>
            <calcext:condition calcext:apply-style-name="s1" calcext:value="=1" calcext:base-cell-address="Feuille1.O84"/>
            <calcext:condition calcext:apply-style-name="Default" calcext:value="formula-is(&quot;&quot;)" calcext:base-cell-address="Feuille1.O84"/>
          </calcext:conditional-format>
          <calcext:conditional-format calcext:target-range-address="Feuille1.O84:Feuille1.O88">
            <calcext:condition calcext:apply-style-name="s0" calcext:value="=0" calcext:base-cell-address="Feuille1.O84"/>
            <calcext:condition calcext:apply-style-name="s1" calcext:value="=1" calcext:base-cell-address="Feuille1.O84"/>
            <calcext:condition calcext:apply-style-name="Default" calcext:value="formula-is(&quot;&quot;)" calcext:base-cell-address="Feuille1.O84"/>
          </calcext:conditional-format>
          <calcext:conditional-format calcext:target-range-address="Feuille1.M86:Feuille1.M88 Feuille1.N85:Feuille1.N88 Feuille1.M84:Feuille1.M84">
            <calcext:condition calcext:apply-style-name="s0" calcext:value="=0" calcext:base-cell-address="Feuille1.M84"/>
            <calcext:condition calcext:apply-style-name="s1" calcext:value="=1" calcext:base-cell-address="Feuille1.M84"/>
            <calcext:condition calcext:apply-style-name="Default" calcext:value="formula-is(&quot;&quot;)" calcext:base-cell-address="Feuille1.M84"/>
          </calcext:conditional-format>
          <calcext:conditional-format calcext:target-range-address="Feuille1.M86:Feuille1.M88 Feuille1.N85:Feuille1.N88 Feuille1.M84:Feuille1.M84">
            <calcext:condition calcext:apply-style-name="s0" calcext:value="=0" calcext:base-cell-address="Feuille1.M84"/>
            <calcext:condition calcext:apply-style-name="s1" calcext:value="=1" calcext:base-cell-address="Feuille1.M84"/>
            <calcext:condition calcext:apply-style-name="Default" calcext:value="formula-is(&quot;&quot;)" calcext:base-cell-address="Feuille1.M84"/>
          </calcext:conditional-format>
          <calcext:conditional-format calcext:target-range-address="Feuille1.L87:Feuille1.L88 Feuille1.L84:Feuille1.L85">
            <calcext:condition calcext:apply-style-name="s0" calcext:value="=0" calcext:base-cell-address="Feuille1.L84"/>
            <calcext:condition calcext:apply-style-name="s1" calcext:value="=1" calcext:base-cell-address="Feuille1.L84"/>
            <calcext:condition calcext:apply-style-name="Default" calcext:value="formula-is(&quot;&quot;)" calcext:base-cell-address="Feuille1.L84"/>
          </calcext:conditional-format>
          <calcext:conditional-format calcext:target-range-address="Feuille1.L87:Feuille1.L88 Feuille1.L84:Feuille1.L85">
            <calcext:condition calcext:apply-style-name="s0" calcext:value="=0" calcext:base-cell-address="Feuille1.L84"/>
            <calcext:condition calcext:apply-style-name="s1" calcext:value="=1" calcext:base-cell-address="Feuille1.L84"/>
            <calcext:condition calcext:apply-style-name="Default" calcext:value="formula-is(&quot;&quot;)" calcext:base-cell-address="Feuille1.L84"/>
          </calcext:conditional-format>
          <calcext:conditional-format calcext:target-range-address="Feuille1.K84:Feuille1.K84">
            <calcext:condition calcext:apply-style-name="s0" calcext:value="=0" calcext:base-cell-address="Feuille1.K84"/>
            <calcext:condition calcext:apply-style-name="s1" calcext:value="=1" calcext:base-cell-address="Feuille1.K84"/>
          </calcext:conditional-format>
          <calcext:conditional-format calcext:target-range-address="Feuille1.J84:Feuille1.J84">
            <calcext:condition calcext:apply-style-name="s0" calcext:value="=0" calcext:base-cell-address="Feuille1.J84"/>
            <calcext:condition calcext:apply-style-name="s1" calcext:value="=1" calcext:base-cell-address="Feuille1.J84"/>
          </calcext:conditional-format>
          <calcext:conditional-format calcext:target-range-address="Feuille1.K85:Feuille1.K85">
            <calcext:condition calcext:apply-style-name="s0" calcext:value="=0" calcext:base-cell-address="Feuille1.K85"/>
            <calcext:condition calcext:apply-style-name="s1" calcext:value="=1" calcext:base-cell-address="Feuille1.K85"/>
          </calcext:conditional-format>
          <calcext:conditional-format calcext:target-range-address="Feuille1.J85:Feuille1.J85">
            <calcext:condition calcext:apply-style-name="s0" calcext:value="=0" calcext:base-cell-address="Feuille1.J85"/>
            <calcext:condition calcext:apply-style-name="s1" calcext:value="=1" calcext:base-cell-address="Feuille1.J85"/>
          </calcext:conditional-format>
          <calcext:conditional-format calcext:target-range-address="Feuille1.K86:Feuille1.K86">
            <calcext:condition calcext:apply-style-name="s0" calcext:value="=0" calcext:base-cell-address="Feuille1.K86"/>
            <calcext:condition calcext:apply-style-name="s1" calcext:value="=1" calcext:base-cell-address="Feuille1.K86"/>
          </calcext:conditional-format>
          <calcext:conditional-format calcext:target-range-address="Feuille1.J86:Feuille1.J86">
            <calcext:condition calcext:apply-style-name="s0" calcext:value="=0" calcext:base-cell-address="Feuille1.J86"/>
            <calcext:condition calcext:apply-style-name="s1" calcext:value="=1" calcext:base-cell-address="Feuille1.J86"/>
          </calcext:conditional-format>
          <calcext:conditional-format calcext:target-range-address="Feuille1.I84:Feuille1.I84">
            <calcext:condition calcext:apply-style-name="s0" calcext:value="=0" calcext:base-cell-address="Feuille1.I84"/>
            <calcext:condition calcext:apply-style-name="s1" calcext:value="=1" calcext:base-cell-address="Feuille1.I84"/>
          </calcext:conditional-format>
          <calcext:conditional-format calcext:target-range-address="Feuille1.I85:Feuille1.I85">
            <calcext:condition calcext:apply-style-name="s0" calcext:value="=0" calcext:base-cell-address="Feuille1.I85"/>
            <calcext:condition calcext:apply-style-name="s1" calcext:value="=1" calcext:base-cell-address="Feuille1.I85"/>
          </calcext:conditional-format>
          <calcext:conditional-format calcext:target-range-address="Feuille1.I86:Feuille1.I86">
            <calcext:condition calcext:apply-style-name="s0" calcext:value="=0" calcext:base-cell-address="Feuille1.I86"/>
            <calcext:condition calcext:apply-style-name="s1" calcext:value="=1" calcext:base-cell-address="Feuille1.I86"/>
          </calcext:conditional-format>
          <calcext:conditional-format calcext:target-range-address="Feuille1.H84:Feuille1.H84">
            <calcext:condition calcext:apply-style-name="s0" calcext:value="=0" calcext:base-cell-address="Feuille1.H84"/>
            <calcext:condition calcext:apply-style-name="s1" calcext:value="=1" calcext:base-cell-address="Feuille1.H84"/>
          </calcext:conditional-format>
          <calcext:conditional-format calcext:target-range-address="Feuille1.H85:Feuille1.H85">
            <calcext:condition calcext:apply-style-name="s0" calcext:value="=0" calcext:base-cell-address="Feuille1.H85"/>
            <calcext:condition calcext:apply-style-name="s1" calcext:value="=1" calcext:base-cell-address="Feuille1.H85"/>
          </calcext:conditional-format>
          <calcext:conditional-format calcext:target-range-address="Feuille1.H86:Feuille1.H86">
            <calcext:condition calcext:apply-style-name="s0" calcext:value="=0" calcext:base-cell-address="Feuille1.H86"/>
            <calcext:condition calcext:apply-style-name="s1" calcext:value="=1" calcext:base-cell-address="Feuille1.H86"/>
          </calcext:conditional-format>
          <calcext:conditional-format calcext:target-range-address="Feuille1.B84:Feuille1.B88">
            <calcext:condition calcext:apply-style-name="s0" calcext:value="=0" calcext:base-cell-address="Feuille1.B84"/>
            <calcext:condition calcext:apply-style-name="s1" calcext:value="=1" calcext:base-cell-address="Feuille1.B84"/>
            <calcext:condition calcext:apply-style-name="Default" calcext:value="formula-is(&quot;&quot;)" calcext:base-cell-address="Feuille1.B84"/>
          </calcext:conditional-format>
          <calcext:conditional-format calcext:target-range-address="Feuille1.D84:Feuille1.D85">
            <calcext:condition calcext:apply-style-name="s0" calcext:value="=0" calcext:base-cell-address="Feuille1.D84"/>
            <calcext:condition calcext:apply-style-name="s1" calcext:value="=1" calcext:base-cell-address="Feuille1.D84"/>
            <calcext:condition calcext:apply-style-name="Default" calcext:value="formula-is(&quot;&quot;)" calcext:base-cell-address="Feuille1.D84"/>
          </calcext:conditional-format>
          <calcext:conditional-format calcext:target-range-address="Feuille1.C84:Feuille1.C88">
            <calcext:condition calcext:apply-style-name="s0" calcext:value="=0" calcext:base-cell-address="Feuille1.C84"/>
            <calcext:condition calcext:apply-style-name="s1" calcext:value="=1" calcext:base-cell-address="Feuille1.C84"/>
            <calcext:condition calcext:apply-style-name="Default" calcext:value="formula-is(&quot;&quot;)" calcext:base-cell-address="Feuille1.C84"/>
          </calcext:conditional-format>
          <calcext:conditional-format calcext:target-range-address="Feuille1.C84:Feuille1.C84">
            <calcext:condition calcext:apply-style-name="s0" calcext:value="=0" calcext:base-cell-address="Feuille1.C84"/>
            <calcext:condition calcext:apply-style-name="s1" calcext:value="=1" calcext:base-cell-address="Feuille1.C84"/>
          </calcext:conditional-format>
          <calcext:conditional-format calcext:target-range-address="Feuille1.C85:Feuille1.C85">
            <calcext:condition calcext:apply-style-name="s0" calcext:value="=0" calcext:base-cell-address="Feuille1.C85"/>
            <calcext:condition calcext:apply-style-name="s1" calcext:value="=1" calcext:base-cell-address="Feuille1.C85"/>
          </calcext:conditional-format>
          <calcext:conditional-format calcext:target-range-address="Feuille1.C86:Feuille1.C86">
            <calcext:condition calcext:apply-style-name="s0" calcext:value="=0" calcext:base-cell-address="Feuille1.C86"/>
            <calcext:condition calcext:apply-style-name="s1" calcext:value="=1" calcext:base-cell-address="Feuille1.C86"/>
          </calcext:conditional-format>
          <calcext:conditional-format calcext:target-range-address="Feuille1.G87:Feuille1.G87 Feuille1.E84:Feuille1.E84">
            <calcext:condition calcext:apply-style-name="s0" calcext:value="=0" calcext:base-cell-address="Feuille1.E84"/>
            <calcext:condition calcext:apply-style-name="s1" calcext:value="=1" calcext:base-cell-address="Feuille1.E84"/>
            <calcext:condition calcext:apply-style-name="Default" calcext:value="formula-is(&quot;&quot;)" calcext:base-cell-address="Feuille1.E84"/>
          </calcext:conditional-format>
          <calcext:conditional-format calcext:target-range-address="Feuille1.G85:Feuille1.G85">
            <calcext:condition calcext:apply-style-name="s0" calcext:value="=0" calcext:base-cell-address="Feuille1.G85"/>
            <calcext:condition calcext:apply-style-name="s1" calcext:value="=1" calcext:base-cell-address="Feuille1.G85"/>
          </calcext:conditional-format>
          <calcext:conditional-format calcext:target-range-address="Feuille1.G84:Feuille1.G84">
            <calcext:condition calcext:apply-style-name="s0" calcext:value="=0" calcext:base-cell-address="Feuille1.G84"/>
            <calcext:condition calcext:apply-style-name="s1" calcext:value="=1" calcext:base-cell-address="Feuille1.G84"/>
          </calcext:conditional-format>
          <calcext:conditional-format calcext:target-range-address="Feuille1.G87:Feuille1.G87">
            <calcext:condition calcext:apply-style-name="s0" calcext:value="=0" calcext:base-cell-address="Feuille1.G87"/>
            <calcext:condition calcext:apply-style-name="s1" calcext:value="=1" calcext:base-cell-address="Feuille1.G87"/>
          </calcext:conditional-format>
          <calcext:conditional-format calcext:target-range-address="Feuille1.G86:Feuille1.G86">
            <calcext:condition calcext:apply-style-name="s0" calcext:value="=0" calcext:base-cell-address="Feuille1.G86"/>
            <calcext:condition calcext:apply-style-name="s1" calcext:value="=1" calcext:base-cell-address="Feuille1.G86"/>
          </calcext:conditional-format>
          <calcext:conditional-format calcext:target-range-address="Feuille1.F86:Feuille1.F86">
            <calcext:condition calcext:apply-style-name="s0" calcext:value="=0" calcext:base-cell-address="Feuille1.F86"/>
            <calcext:condition calcext:apply-style-name="s1" calcext:value="=1" calcext:base-cell-address="Feuille1.F86"/>
          </calcext:conditional-format>
          <calcext:conditional-format calcext:target-range-address="Feuille1.F85:Feuille1.F85">
            <calcext:condition calcext:apply-style-name="s0" calcext:value="=0" calcext:base-cell-address="Feuille1.F85"/>
            <calcext:condition calcext:apply-style-name="s1" calcext:value="=1" calcext:base-cell-address="Feuille1.F85"/>
          </calcext:conditional-format>
          <calcext:conditional-format calcext:target-range-address="Feuille1.F87:Feuille1.F87">
            <calcext:condition calcext:apply-style-name="s0" calcext:value="=0" calcext:base-cell-address="Feuille1.F87"/>
            <calcext:condition calcext:apply-style-name="s1" calcext:value="=1" calcext:base-cell-address="Feuille1.F87"/>
          </calcext:conditional-format>
          <calcext:conditional-format calcext:target-range-address="Feuille1.E87:Feuille1.E87">
            <calcext:condition calcext:apply-style-name="s0" calcext:value="=0" calcext:base-cell-address="Feuille1.E87"/>
            <calcext:condition calcext:apply-style-name="s1" calcext:value="=1" calcext:base-cell-address="Feuille1.E87"/>
          </calcext:conditional-format>
          <calcext:conditional-format calcext:target-range-address="Feuille1.E86:Feuille1.E86">
            <calcext:condition calcext:apply-style-name="s0" calcext:value="=0" calcext:base-cell-address="Feuille1.E86"/>
            <calcext:condition calcext:apply-style-name="s1" calcext:value="=1" calcext:base-cell-address="Feuille1.E86"/>
          </calcext:conditional-format>
          <calcext:conditional-format calcext:target-range-address="Feuille1.D87:Feuille1.D87">
            <calcext:condition calcext:apply-style-name="s0" calcext:value="=0" calcext:base-cell-address="Feuille1.D87"/>
            <calcext:condition calcext:apply-style-name="s1" calcext:value="=1" calcext:base-cell-address="Feuille1.D87"/>
          </calcext:conditional-format>
          <calcext:conditional-format calcext:target-range-address="Feuille1.F88:Feuille1.F88">
            <calcext:condition calcext:apply-style-name="s0" calcext:value="=0" calcext:base-cell-address="Feuille1.F88"/>
            <calcext:condition calcext:apply-style-name="s1" calcext:value="=1" calcext:base-cell-address="Feuille1.F88"/>
          </calcext:conditional-format>
          <calcext:conditional-format calcext:target-range-address="Feuille1.E88:Feuille1.E88">
            <calcext:condition calcext:apply-style-name="s0" calcext:value="=0" calcext:base-cell-address="Feuille1.E88"/>
            <calcext:condition calcext:apply-style-name="s1" calcext:value="=1" calcext:base-cell-address="Feuille1.E88"/>
          </calcext:conditional-format>
          <calcext:conditional-format calcext:target-range-address="Feuille1.D88:Feuille1.D88">
            <calcext:condition calcext:apply-style-name="s0" calcext:value="=0" calcext:base-cell-address="Feuille1.D88"/>
            <calcext:condition calcext:apply-style-name="s1" calcext:value="=1" calcext:base-cell-address="Feuille1.D88"/>
          </calcext:conditional-format>
          <calcext:conditional-format calcext:target-range-address="Feuille1.G88:Feuille1.G88">
            <calcext:condition calcext:apply-style-name="s0" calcext:value="=0" calcext:base-cell-address="Feuille1.G88"/>
            <calcext:condition calcext:apply-style-name="s1" calcext:value="=1" calcext:base-cell-address="Feuille1.G88"/>
          </calcext:conditional-format>
          <calcext:conditional-format calcext:target-range-address="Feuille1.K88:Feuille1.K88">
            <calcext:condition calcext:apply-style-name="s0" calcext:value="=0" calcext:base-cell-address="Feuille1.K88"/>
            <calcext:condition calcext:apply-style-name="s1" calcext:value="=1" calcext:base-cell-address="Feuille1.K88"/>
            <calcext:condition calcext:apply-style-name="Default" calcext:value="formula-is(&quot;&quot;)" calcext:base-cell-address="Feuille1.K88"/>
          </calcext:conditional-format>
          <calcext:conditional-format calcext:target-range-address="Feuille1.K88:Feuille1.K88">
            <calcext:condition calcext:apply-style-name="s0" calcext:value="=0" calcext:base-cell-address="Feuille1.K88"/>
            <calcext:condition calcext:apply-style-name="s1" calcext:value="=1" calcext:base-cell-address="Feuille1.K88"/>
            <calcext:condition calcext:apply-style-name="Default" calcext:value="formula-is(&quot;&quot;)" calcext:base-cell-address="Feuille1.K88"/>
          </calcext:conditional-format>
          <calcext:conditional-format calcext:target-range-address="Feuille1.I88:Feuille1.J88">
            <calcext:condition calcext:apply-style-name="s0" calcext:value="=0" calcext:base-cell-address="Feuille1.I88"/>
            <calcext:condition calcext:apply-style-name="s1" calcext:value="=1" calcext:base-cell-address="Feuille1.I88"/>
            <calcext:condition calcext:apply-style-name="Default" calcext:value="formula-is(&quot;&quot;)" calcext:base-cell-address="Feuille1.I88"/>
          </calcext:conditional-format>
          <calcext:conditional-format calcext:target-range-address="Feuille1.I88:Feuille1.J88">
            <calcext:condition calcext:apply-style-name="s0" calcext:value="=0" calcext:base-cell-address="Feuille1.I88"/>
            <calcext:condition calcext:apply-style-name="s1" calcext:value="=1" calcext:base-cell-address="Feuille1.I88"/>
            <calcext:condition calcext:apply-style-name="Default" calcext:value="formula-is(&quot;&quot;)" calcext:base-cell-address="Feuille1.I88"/>
          </calcext:conditional-format>
          <calcext:conditional-format calcext:target-range-address="Feuille1.H88:Feuille1.H88">
            <calcext:condition calcext:apply-style-name="s0" calcext:value="=0" calcext:base-cell-address="Feuille1.H88"/>
            <calcext:condition calcext:apply-style-name="s1" calcext:value="=1" calcext:base-cell-address="Feuille1.H88"/>
            <calcext:condition calcext:apply-style-name="Default" calcext:value="formula-is(&quot;&quot;)" calcext:base-cell-address="Feuille1.H88"/>
          </calcext:conditional-format>
          <calcext:conditional-format calcext:target-range-address="Feuille1.H88:Feuille1.H88">
            <calcext:condition calcext:apply-style-name="s0" calcext:value="=0" calcext:base-cell-address="Feuille1.H88"/>
            <calcext:condition calcext:apply-style-name="s1" calcext:value="=1" calcext:base-cell-address="Feuille1.H88"/>
            <calcext:condition calcext:apply-style-name="Default" calcext:value="formula-is(&quot;&quot;)" calcext:base-cell-address="Feuille1.H88"/>
          </calcext:conditional-format>
          <calcext:conditional-format calcext:target-range-address="Feuille1.K87:Feuille1.K87">
            <calcext:condition calcext:apply-style-name="s0" calcext:value="=0" calcext:base-cell-address="Feuille1.K87"/>
            <calcext:condition calcext:apply-style-name="s1" calcext:value="=1" calcext:base-cell-address="Feuille1.K87"/>
            <calcext:condition calcext:apply-style-name="Default" calcext:value="formula-is(&quot;&quot;)" calcext:base-cell-address="Feuille1.K87"/>
          </calcext:conditional-format>
          <calcext:conditional-format calcext:target-range-address="Feuille1.K87:Feuille1.K87">
            <calcext:condition calcext:apply-style-name="s0" calcext:value="=0" calcext:base-cell-address="Feuille1.K87"/>
            <calcext:condition calcext:apply-style-name="s1" calcext:value="=1" calcext:base-cell-address="Feuille1.K87"/>
            <calcext:condition calcext:apply-style-name="Default" calcext:value="formula-is(&quot;&quot;)" calcext:base-cell-address="Feuille1.K87"/>
          </calcext:conditional-format>
          <calcext:conditional-format calcext:target-range-address="Feuille1.J87:Feuille1.J87">
            <calcext:condition calcext:apply-style-name="s0" calcext:value="=0" calcext:base-cell-address="Feuille1.J87"/>
            <calcext:condition calcext:apply-style-name="s1" calcext:value="=1" calcext:base-cell-address="Feuille1.J87"/>
            <calcext:condition calcext:apply-style-name="Default" calcext:value="formula-is(&quot;&quot;)" calcext:base-cell-address="Feuille1.J87"/>
          </calcext:conditional-format>
          <calcext:conditional-format calcext:target-range-address="Feuille1.J87:Feuille1.J87">
            <calcext:condition calcext:apply-style-name="s0" calcext:value="=0" calcext:base-cell-address="Feuille1.J87"/>
            <calcext:condition calcext:apply-style-name="s1" calcext:value="=1" calcext:base-cell-address="Feuille1.J87"/>
            <calcext:condition calcext:apply-style-name="Default" calcext:value="formula-is(&quot;&quot;)" calcext:base-cell-address="Feuille1.J87"/>
          </calcext:conditional-format>
          <calcext:conditional-format calcext:target-range-address="Feuille1.I87:Feuille1.I87">
            <calcext:condition calcext:apply-style-name="s0" calcext:value="=0" calcext:base-cell-address="Feuille1.I87"/>
            <calcext:condition calcext:apply-style-name="s1" calcext:value="=1" calcext:base-cell-address="Feuille1.I87"/>
            <calcext:condition calcext:apply-style-name="Default" calcext:value="formula-is(&quot;&quot;)" calcext:base-cell-address="Feuille1.I87"/>
          </calcext:conditional-format>
          <calcext:conditional-format calcext:target-range-address="Feuille1.I87:Feuille1.I87">
            <calcext:condition calcext:apply-style-name="s0" calcext:value="=0" calcext:base-cell-address="Feuille1.I87"/>
            <calcext:condition calcext:apply-style-name="s1" calcext:value="=1" calcext:base-cell-address="Feuille1.I87"/>
            <calcext:condition calcext:apply-style-name="Default" calcext:value="formula-is(&quot;&quot;)" calcext:base-cell-address="Feuille1.I87"/>
          </calcext:conditional-format>
          <calcext:conditional-format calcext:target-range-address="Feuille1.H87:Feuille1.H87">
            <calcext:condition calcext:apply-style-name="s0" calcext:value="=0" calcext:base-cell-address="Feuille1.H87"/>
            <calcext:condition calcext:apply-style-name="s1" calcext:value="=1" calcext:base-cell-address="Feuille1.H87"/>
            <calcext:condition calcext:apply-style-name="Default" calcext:value="formula-is(&quot;&quot;)" calcext:base-cell-address="Feuille1.H87"/>
          </calcext:conditional-format>
          <calcext:conditional-format calcext:target-range-address="Feuille1.H87:Feuille1.H87">
            <calcext:condition calcext:apply-style-name="s0" calcext:value="=0" calcext:base-cell-address="Feuille1.H87"/>
            <calcext:condition calcext:apply-style-name="s1" calcext:value="=1" calcext:base-cell-address="Feuille1.H87"/>
            <calcext:condition calcext:apply-style-name="Default" calcext:value="formula-is(&quot;&quot;)" calcext:base-cell-address="Feuille1.H87"/>
          </calcext:conditional-format>
          <calcext:conditional-format calcext:target-range-address="Feuille1.N84:Feuille1.N84">
            <calcext:condition calcext:apply-style-name="s0" calcext:value="=0" calcext:base-cell-address="Feuille1.N84"/>
            <calcext:condition calcext:apply-style-name="s1" calcext:value="=1" calcext:base-cell-address="Feuille1.N84"/>
            <calcext:condition calcext:apply-style-name="Default" calcext:value="formula-is(&quot;&quot;)" calcext:base-cell-address="Feuille1.N84"/>
          </calcext:conditional-format>
          <calcext:conditional-format calcext:target-range-address="Feuille1.N84:Feuille1.N84">
            <calcext:condition calcext:apply-style-name="s0" calcext:value="=0" calcext:base-cell-address="Feuille1.N84"/>
            <calcext:condition calcext:apply-style-name="s1" calcext:value="=1" calcext:base-cell-address="Feuille1.N84"/>
            <calcext:condition calcext:apply-style-name="Default" calcext:value="formula-is(&quot;&quot;)" calcext:base-cell-address="Feuille1.N84"/>
          </calcext:conditional-format>
          <calcext:conditional-format calcext:target-range-address="Feuille1.M85:Feuille1.M85">
            <calcext:condition calcext:apply-style-name="s0" calcext:value="=0" calcext:base-cell-address="Feuille1.M85"/>
            <calcext:condition calcext:apply-style-name="s1" calcext:value="=1" calcext:base-cell-address="Feuille1.M85"/>
            <calcext:condition calcext:apply-style-name="Default" calcext:value="formula-is(&quot;&quot;)" calcext:base-cell-address="Feuille1.M85"/>
          </calcext:conditional-format>
          <calcext:conditional-format calcext:target-range-address="Feuille1.M85:Feuille1.M85">
            <calcext:condition calcext:apply-style-name="s0" calcext:value="=0" calcext:base-cell-address="Feuille1.M85"/>
            <calcext:condition calcext:apply-style-name="s1" calcext:value="=1" calcext:base-cell-address="Feuille1.M85"/>
            <calcext:condition calcext:apply-style-name="Default" calcext:value="formula-is(&quot;&quot;)" calcext:base-cell-address="Feuille1.M85"/>
          </calcext:conditional-format>
          <calcext:conditional-format calcext:target-range-address="Feuille1.L86:Feuille1.L86">
            <calcext:condition calcext:apply-style-name="s0" calcext:value="=0" calcext:base-cell-address="Feuille1.L86"/>
            <calcext:condition calcext:apply-style-name="s1" calcext:value="=1" calcext:base-cell-address="Feuille1.L86"/>
            <calcext:condition calcext:apply-style-name="Default" calcext:value="formula-is(&quot;&quot;)" calcext:base-cell-address="Feuille1.L86"/>
          </calcext:conditional-format>
          <calcext:conditional-format calcext:target-range-address="Feuille1.L86:Feuille1.L86">
            <calcext:condition calcext:apply-style-name="s0" calcext:value="=0" calcext:base-cell-address="Feuille1.L86"/>
            <calcext:condition calcext:apply-style-name="s1" calcext:value="=1" calcext:base-cell-address="Feuille1.L86"/>
            <calcext:condition calcext:apply-style-name="Default" calcext:value="formula-is(&quot;&quot;)" calcext:base-cell-address="Feuille1.L86"/>
          </calcext:conditional-format>
          <calcext:conditional-format calcext:target-range-address="Feuille1.F84:Feuille1.F84">
            <calcext:condition calcext:apply-style-name="s0" calcext:value="=0" calcext:base-cell-address="Feuille1.F84"/>
            <calcext:condition calcext:apply-style-name="s1" calcext:value="=1" calcext:base-cell-address="Feuille1.F84"/>
            <calcext:condition calcext:apply-style-name="Default" calcext:value="formula-is(&quot;&quot;)" calcext:base-cell-address="Feuille1.F84"/>
          </calcext:conditional-format>
          <calcext:conditional-format calcext:target-range-address="Feuille1.F84:Feuille1.F84">
            <calcext:condition calcext:apply-style-name="s0" calcext:value="=0" calcext:base-cell-address="Feuille1.F84"/>
            <calcext:condition calcext:apply-style-name="s1" calcext:value="=1" calcext:base-cell-address="Feuille1.F84"/>
            <calcext:condition calcext:apply-style-name="Default" calcext:value="formula-is(&quot;&quot;)" calcext:base-cell-address="Feuille1.F84"/>
          </calcext:conditional-format>
          <calcext:conditional-format calcext:target-range-address="Feuille1.E85:Feuille1.E85">
            <calcext:condition calcext:apply-style-name="s0" calcext:value="=0" calcext:base-cell-address="Feuille1.E85"/>
            <calcext:condition calcext:apply-style-name="s1" calcext:value="=1" calcext:base-cell-address="Feuille1.E85"/>
            <calcext:condition calcext:apply-style-name="Default" calcext:value="formula-is(&quot;&quot;)" calcext:base-cell-address="Feuille1.E85"/>
          </calcext:conditional-format>
          <calcext:conditional-format calcext:target-range-address="Feuille1.E85:Feuille1.E85">
            <calcext:condition calcext:apply-style-name="s0" calcext:value="=0" calcext:base-cell-address="Feuille1.E85"/>
            <calcext:condition calcext:apply-style-name="s1" calcext:value="=1" calcext:base-cell-address="Feuille1.E85"/>
            <calcext:condition calcext:apply-style-name="Default" calcext:value="formula-is(&quot;&quot;)" calcext:base-cell-address="Feuille1.E85"/>
          </calcext:conditional-format>
          <calcext:conditional-format calcext:target-range-address="Feuille1.D86:Feuille1.D86">
            <calcext:condition calcext:apply-style-name="s0" calcext:value="=0" calcext:base-cell-address="Feuille1.D86"/>
            <calcext:condition calcext:apply-style-name="s1" calcext:value="=1" calcext:base-cell-address="Feuille1.D86"/>
            <calcext:condition calcext:apply-style-name="Default" calcext:value="formula-is(&quot;&quot;)" calcext:base-cell-address="Feuille1.D86"/>
          </calcext:conditional-format>
          <calcext:conditional-format calcext:target-range-address="Feuille1.D86:Feuille1.D86">
            <calcext:condition calcext:apply-style-name="s0" calcext:value="=0" calcext:base-cell-address="Feuille1.D86"/>
            <calcext:condition calcext:apply-style-name="s1" calcext:value="=1" calcext:base-cell-address="Feuille1.D86"/>
            <calcext:condition calcext:apply-style-name="Default" calcext:value="formula-is(&quot;&quot;)" calcext:base-cell-address="Feuille1.D86"/>
          </calcext:conditional-format>
          <calcext:conditional-format calcext:target-range-address="Feuille1.H76:Feuille1.H76">
            <calcext:condition calcext:apply-style-name="s0" calcext:value="=0" calcext:base-cell-address="Feuille1.H76"/>
            <calcext:condition calcext:apply-style-name="s1" calcext:value="=1" calcext:base-cell-address="Feuille1.H76"/>
            <calcext:condition calcext:apply-style-name="Default" calcext:value="formula-is(&quot;&quot;)" calcext:base-cell-address="Feuille1.H76"/>
          </calcext:conditional-format>
          <calcext:conditional-format calcext:target-range-address="Feuille1.K76:Feuille1.K76">
            <calcext:condition calcext:apply-style-name="s0" calcext:value="=0" calcext:base-cell-address="Feuille1.K76"/>
            <calcext:condition calcext:apply-style-name="s1" calcext:value="=1" calcext:base-cell-address="Feuille1.K76"/>
          </calcext:conditional-format>
          <calcext:conditional-format calcext:target-range-address="Feuille1.J76:Feuille1.J76">
            <calcext:condition calcext:apply-style-name="s0" calcext:value="=0" calcext:base-cell-address="Feuille1.J76"/>
            <calcext:condition calcext:apply-style-name="s1" calcext:value="=1" calcext:base-cell-address="Feuille1.J76"/>
          </calcext:conditional-format>
          <calcext:conditional-format calcext:target-range-address="Feuille1.I76:Feuille1.I76">
            <calcext:condition calcext:apply-style-name="s0" calcext:value="=0" calcext:base-cell-address="Feuille1.I76"/>
            <calcext:condition calcext:apply-style-name="s1" calcext:value="=1" calcext:base-cell-address="Feuille1.I76"/>
          </calcext:conditional-format>
          <calcext:conditional-format calcext:target-range-address="Feuille1.G77:Feuille1.G77">
            <calcext:condition calcext:apply-style-name="s0" calcext:value="=0" calcext:base-cell-address="Feuille1.G77"/>
            <calcext:condition calcext:apply-style-name="s1" calcext:value="=1" calcext:base-cell-address="Feuille1.G77"/>
            <calcext:condition calcext:apply-style-name="Default" calcext:value="formula-is(&quot;&quot;)" calcext:base-cell-address="Feuille1.G77"/>
          </calcext:conditional-format>
          <calcext:conditional-format calcext:target-range-address="Feuille1.G77:Feuille1.G77">
            <calcext:condition calcext:apply-style-name="s0" calcext:value="=0" calcext:base-cell-address="Feuille1.G77"/>
            <calcext:condition calcext:apply-style-name="s1" calcext:value="=1" calcext:base-cell-address="Feuille1.G77"/>
          </calcext:conditional-format>
          <calcext:conditional-format calcext:target-range-address="Feuille1.G76:Feuille1.G76">
            <calcext:condition calcext:apply-style-name="s0" calcext:value="=0" calcext:base-cell-address="Feuille1.G76"/>
            <calcext:condition calcext:apply-style-name="s1" calcext:value="=1" calcext:base-cell-address="Feuille1.G76"/>
          </calcext:conditional-format>
          <calcext:conditional-format calcext:target-range-address="Feuille1.B101:Feuille1.Q103 Feuille1.D104:Feuille1.Q104 Feuille1.B104:Feuille1.B115">
            <calcext:condition calcext:apply-style-name="s0" calcext:value="=0" calcext:base-cell-address="Feuille1.B101"/>
            <calcext:condition calcext:apply-style-name="s1" calcext:value="=1" calcext:base-cell-address="Feuille1.B101"/>
            <calcext:condition calcext:apply-style-name="Default" calcext:value="formula-is(&quot;&quot;)" calcext:base-cell-address="Feuille1.B101"/>
          </calcext:conditional-format>
          <calcext:conditional-format calcext:target-range-address="Feuille1.D105:Feuille1.D107 Feuille1.D113:Feuille1.D115">
            <calcext:condition calcext:apply-style-name="s0" calcext:value="=0" calcext:base-cell-address="Feuille1.D105"/>
            <calcext:condition calcext:apply-style-name="s1" calcext:value="=1" calcext:base-cell-address="Feuille1.D105"/>
            <calcext:condition calcext:apply-style-name="Default" calcext:value="formula-is(&quot;&quot;)" calcext:base-cell-address="Feuille1.D105"/>
          </calcext:conditional-format>
          <calcext:conditional-format calcext:target-range-address="Feuille1.Q106:Feuille1.Q115">
            <calcext:condition calcext:apply-style-name="s0" calcext:value="=0" calcext:base-cell-address="Feuille1.Q106"/>
            <calcext:condition calcext:apply-style-name="s1" calcext:value="=1" calcext:base-cell-address="Feuille1.Q106"/>
            <calcext:condition calcext:apply-style-name="Default" calcext:value="formula-is(&quot;&quot;)" calcext:base-cell-address="Feuille1.Q106"/>
          </calcext:conditional-format>
          <calcext:conditional-format calcext:target-range-address="Feuille1.Q105:Feuille1.Q115">
            <calcext:condition calcext:apply-style-name="s0" calcext:value="=0" calcext:base-cell-address="Feuille1.Q105"/>
            <calcext:condition calcext:apply-style-name="s1" calcext:value="=1" calcext:base-cell-address="Feuille1.Q105"/>
            <calcext:condition calcext:apply-style-name="Default" calcext:value="formula-is(&quot;&quot;)" calcext:base-cell-address="Feuille1.Q105"/>
          </calcext:conditional-format>
          <calcext:conditional-format calcext:target-range-address="Feuille1.P106:Feuille1.P111">
            <calcext:condition calcext:apply-style-name="s0" calcext:value="=0" calcext:base-cell-address="Feuille1.P106"/>
            <calcext:condition calcext:apply-style-name="s1" calcext:value="=1" calcext:base-cell-address="Feuille1.P106"/>
            <calcext:condition calcext:apply-style-name="Default" calcext:value="formula-is(&quot;&quot;)" calcext:base-cell-address="Feuille1.P106"/>
          </calcext:conditional-format>
          <calcext:conditional-format calcext:target-range-address="Feuille1.P105:Feuille1.P111">
            <calcext:condition calcext:apply-style-name="s0" calcext:value="=0" calcext:base-cell-address="Feuille1.P105"/>
            <calcext:condition calcext:apply-style-name="s1" calcext:value="=1" calcext:base-cell-address="Feuille1.P105"/>
            <calcext:condition calcext:apply-style-name="Default" calcext:value="formula-is(&quot;&quot;)" calcext:base-cell-address="Feuille1.P105"/>
          </calcext:conditional-format>
          <calcext:conditional-format calcext:target-range-address="Feuille1.C104:Feuille1.C104 Feuille1.C106:Feuille1.C115">
            <calcext:condition calcext:apply-style-name="s0" calcext:value="=0" calcext:base-cell-address="Feuille1.C104"/>
            <calcext:condition calcext:apply-style-name="s1" calcext:value="=1" calcext:base-cell-address="Feuille1.C104"/>
            <calcext:condition calcext:apply-style-name="Default" calcext:value="formula-is(&quot;&quot;)" calcext:base-cell-address="Feuille1.C104"/>
          </calcext:conditional-format>
          <calcext:conditional-format calcext:target-range-address="Feuille1.C106:Feuille1.C106">
            <calcext:condition calcext:apply-style-name="s0" calcext:value="=0" calcext:base-cell-address="Feuille1.C106"/>
            <calcext:condition calcext:apply-style-name="s1" calcext:value="=1" calcext:base-cell-address="Feuille1.C106"/>
          </calcext:conditional-format>
          <calcext:conditional-format calcext:target-range-address="Feuille1.C105:Feuille1.C105">
            <calcext:condition calcext:apply-style-name="s0" calcext:value="=0" calcext:base-cell-address="Feuille1.C105"/>
            <calcext:condition calcext:apply-style-name="s1" calcext:value="=1" calcext:base-cell-address="Feuille1.C105"/>
          </calcext:conditional-format>
          <calcext:conditional-format calcext:target-range-address="Feuille1.C107:Feuille1.C107">
            <calcext:condition calcext:apply-style-name="s0" calcext:value="=0" calcext:base-cell-address="Feuille1.C107"/>
            <calcext:condition calcext:apply-style-name="s1" calcext:value="=1" calcext:base-cell-address="Feuille1.C107"/>
          </calcext:conditional-format>
          <calcext:conditional-format calcext:target-range-address="Feuille1.C108:Feuille1.C108">
            <calcext:condition calcext:apply-style-name="s0" calcext:value="=0" calcext:base-cell-address="Feuille1.C108"/>
            <calcext:condition calcext:apply-style-name="s1" calcext:value="=1" calcext:base-cell-address="Feuille1.C108"/>
          </calcext:conditional-format>
          <calcext:conditional-format calcext:target-range-address="Feuille1.E105:Feuille1.E106 Feuille1.G112:Feuille1.G114 Feuille1.E112:Feuille1.F114 Feuille1.E115:Feuille1.E115 Feuille1.G110:Feuille1.G110">
            <calcext:condition calcext:apply-style-name="s0" calcext:value="=0" calcext:base-cell-address="Feuille1.E105"/>
            <calcext:condition calcext:apply-style-name="s1" calcext:value="=1" calcext:base-cell-address="Feuille1.E105"/>
            <calcext:condition calcext:apply-style-name="Default" calcext:value="formula-is(&quot;&quot;)" calcext:base-cell-address="Feuille1.E105"/>
          </calcext:conditional-format>
          <calcext:conditional-format calcext:target-range-address="Feuille1.O109:Feuille1.O109 Feuille1.O106:Feuille1.O107">
            <calcext:condition calcext:apply-style-name="s0" calcext:value="=0" calcext:base-cell-address="Feuille1.O106"/>
            <calcext:condition calcext:apply-style-name="s1" calcext:value="=1" calcext:base-cell-address="Feuille1.O106"/>
            <calcext:condition calcext:apply-style-name="Default" calcext:value="formula-is(&quot;&quot;)" calcext:base-cell-address="Feuille1.O106"/>
          </calcext:conditional-format>
          <calcext:conditional-format calcext:target-range-address="Feuille1.O109:Feuille1.O109 Feuille1.O105:Feuille1.O107">
            <calcext:condition calcext:apply-style-name="s0" calcext:value="=0" calcext:base-cell-address="Feuille1.O105"/>
            <calcext:condition calcext:apply-style-name="s1" calcext:value="=1" calcext:base-cell-address="Feuille1.O105"/>
            <calcext:condition calcext:apply-style-name="Default" calcext:value="formula-is(&quot;&quot;)" calcext:base-cell-address="Feuille1.O105"/>
          </calcext:conditional-format>
          <calcext:conditional-format calcext:target-range-address="Feuille1.M107:Feuille1.M107 Feuille1.L108:Feuille1.N109 Feuille1.N106:Feuille1.N106">
            <calcext:condition calcext:apply-style-name="s0" calcext:value="=0" calcext:base-cell-address="Feuille1.L106"/>
            <calcext:condition calcext:apply-style-name="s1" calcext:value="=1" calcext:base-cell-address="Feuille1.L106"/>
            <calcext:condition calcext:apply-style-name="Default" calcext:value="formula-is(&quot;&quot;)" calcext:base-cell-address="Feuille1.L106"/>
          </calcext:conditional-format>
          <calcext:conditional-format calcext:target-range-address="Feuille1.N105:Feuille1.N106 Feuille1.L108:Feuille1.N109 Feuille1.M105:Feuille1.M105 Feuille1.M107:Feuille1.M107">
            <calcext:condition calcext:apply-style-name="s0" calcext:value="=0" calcext:base-cell-address="Feuille1.L105"/>
            <calcext:condition calcext:apply-style-name="s1" calcext:value="=1" calcext:base-cell-address="Feuille1.L105"/>
            <calcext:condition calcext:apply-style-name="Default" calcext:value="formula-is(&quot;&quot;)" calcext:base-cell-address="Feuille1.L105"/>
          </calcext:conditional-format>
          <calcext:conditional-format calcext:target-range-address="Feuille1.K107:Feuille1.K107">
            <calcext:condition calcext:apply-style-name="s0" calcext:value="=0" calcext:base-cell-address="Feuille1.K107"/>
            <calcext:condition calcext:apply-style-name="s1" calcext:value="=1" calcext:base-cell-address="Feuille1.K107"/>
          </calcext:conditional-format>
          <calcext:conditional-format calcext:target-range-address="Feuille1.J107:Feuille1.J107">
            <calcext:condition calcext:apply-style-name="s0" calcext:value="=0" calcext:base-cell-address="Feuille1.J107"/>
            <calcext:condition calcext:apply-style-name="s1" calcext:value="=1" calcext:base-cell-address="Feuille1.J107"/>
          </calcext:conditional-format>
          <calcext:conditional-format calcext:target-range-address="Feuille1.K108:Feuille1.K108">
            <calcext:condition calcext:apply-style-name="s0" calcext:value="=0" calcext:base-cell-address="Feuille1.K108"/>
            <calcext:condition calcext:apply-style-name="s1" calcext:value="=1" calcext:base-cell-address="Feuille1.K108"/>
          </calcext:conditional-format>
          <calcext:conditional-format calcext:target-range-address="Feuille1.J108:Feuille1.J108">
            <calcext:condition calcext:apply-style-name="s0" calcext:value="=0" calcext:base-cell-address="Feuille1.J108"/>
            <calcext:condition calcext:apply-style-name="s1" calcext:value="=1" calcext:base-cell-address="Feuille1.J108"/>
          </calcext:conditional-format>
          <calcext:conditional-format calcext:target-range-address="Feuille1.I106:Feuille1.I106">
            <calcext:condition calcext:apply-style-name="s0" calcext:value="=0" calcext:base-cell-address="Feuille1.I106"/>
            <calcext:condition calcext:apply-style-name="s1" calcext:value="=1" calcext:base-cell-address="Feuille1.I106"/>
          </calcext:conditional-format>
          <calcext:conditional-format calcext:target-range-address="Feuille1.J106:Feuille1.J106">
            <calcext:condition calcext:apply-style-name="s0" calcext:value="=0" calcext:base-cell-address="Feuille1.J106"/>
            <calcext:condition calcext:apply-style-name="s1" calcext:value="=1" calcext:base-cell-address="Feuille1.J106"/>
          </calcext:conditional-format>
          <calcext:conditional-format calcext:target-range-address="Feuille1.I105:Feuille1.I105">
            <calcext:condition calcext:apply-style-name="s0" calcext:value="=0" calcext:base-cell-address="Feuille1.I105"/>
            <calcext:condition calcext:apply-style-name="s1" calcext:value="=1" calcext:base-cell-address="Feuille1.I105"/>
          </calcext:conditional-format>
          <calcext:conditional-format calcext:target-range-address="Feuille1.I107:Feuille1.I107">
            <calcext:condition calcext:apply-style-name="s0" calcext:value="=0" calcext:base-cell-address="Feuille1.I107"/>
            <calcext:condition calcext:apply-style-name="s1" calcext:value="=1" calcext:base-cell-address="Feuille1.I107"/>
          </calcext:conditional-format>
          <calcext:conditional-format calcext:target-range-address="Feuille1.I108:Feuille1.I108">
            <calcext:condition calcext:apply-style-name="s0" calcext:value="=0" calcext:base-cell-address="Feuille1.I108"/>
            <calcext:condition calcext:apply-style-name="s1" calcext:value="=1" calcext:base-cell-address="Feuille1.I108"/>
          </calcext:conditional-format>
          <calcext:conditional-format calcext:target-range-address="Feuille1.H105:Feuille1.H105">
            <calcext:condition calcext:apply-style-name="s0" calcext:value="=0" calcext:base-cell-address="Feuille1.H105"/>
            <calcext:condition calcext:apply-style-name="s1" calcext:value="=1" calcext:base-cell-address="Feuille1.H105"/>
          </calcext:conditional-format>
          <calcext:conditional-format calcext:target-range-address="Feuille1.H106:Feuille1.H106">
            <calcext:condition calcext:apply-style-name="s0" calcext:value="=0" calcext:base-cell-address="Feuille1.H106"/>
            <calcext:condition calcext:apply-style-name="s1" calcext:value="=1" calcext:base-cell-address="Feuille1.H106"/>
          </calcext:conditional-format>
          <calcext:conditional-format calcext:target-range-address="Feuille1.H107:Feuille1.H107">
            <calcext:condition calcext:apply-style-name="s0" calcext:value="=0" calcext:base-cell-address="Feuille1.H107"/>
            <calcext:condition calcext:apply-style-name="s1" calcext:value="=1" calcext:base-cell-address="Feuille1.H107"/>
          </calcext:conditional-format>
          <calcext:conditional-format calcext:target-range-address="Feuille1.G107:Feuille1.G107">
            <calcext:condition calcext:apply-style-name="s0" calcext:value="=0" calcext:base-cell-address="Feuille1.G107"/>
            <calcext:condition calcext:apply-style-name="s1" calcext:value="=1" calcext:base-cell-address="Feuille1.G107"/>
          </calcext:conditional-format>
          <calcext:conditional-format calcext:target-range-address="Feuille1.G106:Feuille1.G106">
            <calcext:condition calcext:apply-style-name="s0" calcext:value="=0" calcext:base-cell-address="Feuille1.G106"/>
            <calcext:condition calcext:apply-style-name="s1" calcext:value="=1" calcext:base-cell-address="Feuille1.G106"/>
          </calcext:conditional-format>
          <calcext:conditional-format calcext:target-range-address="Feuille1.J105:Feuille1.J105">
            <calcext:condition calcext:apply-style-name="s0" calcext:value="=0" calcext:base-cell-address="Feuille1.J105"/>
            <calcext:condition calcext:apply-style-name="s1" calcext:value="=1" calcext:base-cell-address="Feuille1.J105"/>
          </calcext:conditional-format>
          <calcext:conditional-format calcext:target-range-address="Feuille1.K105:Feuille1.K105">
            <calcext:condition calcext:apply-style-name="s0" calcext:value="=0" calcext:base-cell-address="Feuille1.K105"/>
            <calcext:condition calcext:apply-style-name="s1" calcext:value="=1" calcext:base-cell-address="Feuille1.K105"/>
          </calcext:conditional-format>
          <calcext:conditional-format calcext:target-range-address="Feuille1.K106:Feuille1.K106">
            <calcext:condition calcext:apply-style-name="s0" calcext:value="=0" calcext:base-cell-address="Feuille1.K106"/>
            <calcext:condition calcext:apply-style-name="s1" calcext:value="=1" calcext:base-cell-address="Feuille1.K106"/>
          </calcext:conditional-format>
          <calcext:conditional-format calcext:target-range-address="Feuille1.F105:Feuille1.F105">
            <calcext:condition calcext:apply-style-name="s0" calcext:value="=0" calcext:base-cell-address="Feuille1.F105"/>
            <calcext:condition calcext:apply-style-name="s1" calcext:value="=1" calcext:base-cell-address="Feuille1.F105"/>
          </calcext:conditional-format>
          <calcext:conditional-format calcext:target-range-address="Feuille1.H108:Feuille1.H108">
            <calcext:condition calcext:apply-style-name="s0" calcext:value="=0" calcext:base-cell-address="Feuille1.H108"/>
            <calcext:condition calcext:apply-style-name="s1" calcext:value="=1" calcext:base-cell-address="Feuille1.H108"/>
          </calcext:conditional-format>
          <calcext:conditional-format calcext:target-range-address="Feuille1.L106:Feuille1.L106">
            <calcext:condition calcext:apply-style-name="s0" calcext:value="=0" calcext:base-cell-address="Feuille1.L106"/>
            <calcext:condition calcext:apply-style-name="s1" calcext:value="=1" calcext:base-cell-address="Feuille1.L106"/>
            <calcext:condition calcext:apply-style-name="Default" calcext:value="formula-is(&quot;&quot;)" calcext:base-cell-address="Feuille1.L106"/>
          </calcext:conditional-format>
          <calcext:conditional-format calcext:target-range-address="Feuille1.L106:Feuille1.L106">
            <calcext:condition calcext:apply-style-name="s0" calcext:value="=0" calcext:base-cell-address="Feuille1.L106"/>
            <calcext:condition calcext:apply-style-name="s1" calcext:value="=1" calcext:base-cell-address="Feuille1.L106"/>
            <calcext:condition calcext:apply-style-name="Default" calcext:value="formula-is(&quot;&quot;)" calcext:base-cell-address="Feuille1.L106"/>
          </calcext:conditional-format>
          <calcext:conditional-format calcext:target-range-address="Feuille1.L107:Feuille1.L107">
            <calcext:condition calcext:apply-style-name="s0" calcext:value="=0" calcext:base-cell-address="Feuille1.L107"/>
            <calcext:condition calcext:apply-style-name="s1" calcext:value="=1" calcext:base-cell-address="Feuille1.L107"/>
            <calcext:condition calcext:apply-style-name="Default" calcext:value="formula-is(&quot;&quot;)" calcext:base-cell-address="Feuille1.L107"/>
          </calcext:conditional-format>
          <calcext:conditional-format calcext:target-range-address="Feuille1.L107:Feuille1.L107">
            <calcext:condition calcext:apply-style-name="s0" calcext:value="=0" calcext:base-cell-address="Feuille1.L107"/>
            <calcext:condition calcext:apply-style-name="s1" calcext:value="=1" calcext:base-cell-address="Feuille1.L107"/>
            <calcext:condition calcext:apply-style-name="Default" calcext:value="formula-is(&quot;&quot;)" calcext:base-cell-address="Feuille1.L107"/>
          </calcext:conditional-format>
          <calcext:conditional-format calcext:target-range-address="Feuille1.G108:Feuille1.G108">
            <calcext:condition calcext:apply-style-name="s0" calcext:value="=0" calcext:base-cell-address="Feuille1.G108"/>
            <calcext:condition calcext:apply-style-name="s1" calcext:value="=1" calcext:base-cell-address="Feuille1.G108"/>
          </calcext:conditional-format>
          <calcext:conditional-format calcext:target-range-address="Feuille1.F110:Feuille1.F110">
            <calcext:condition calcext:apply-style-name="s0" calcext:value="=0" calcext:base-cell-address="Feuille1.F110"/>
            <calcext:condition calcext:apply-style-name="s1" calcext:value="=1" calcext:base-cell-address="Feuille1.F110"/>
            <calcext:condition calcext:apply-style-name="Default" calcext:value="formula-is(&quot;&quot;)" calcext:base-cell-address="Feuille1.F110"/>
          </calcext:conditional-format>
          <calcext:conditional-format calcext:target-range-address="Feuille1.F108:Feuille1.F108">
            <calcext:condition calcext:apply-style-name="s0" calcext:value="=0" calcext:base-cell-address="Feuille1.F108"/>
            <calcext:condition calcext:apply-style-name="s1" calcext:value="=1" calcext:base-cell-address="Feuille1.F108"/>
          </calcext:conditional-format>
          <calcext:conditional-format calcext:target-range-address="Feuille1.F107:Feuille1.F107">
            <calcext:condition calcext:apply-style-name="s0" calcext:value="=0" calcext:base-cell-address="Feuille1.F107"/>
            <calcext:condition calcext:apply-style-name="s1" calcext:value="=1" calcext:base-cell-address="Feuille1.F107"/>
          </calcext:conditional-format>
          <calcext:conditional-format calcext:target-range-address="Feuille1.F110:Feuille1.F110">
            <calcext:condition calcext:apply-style-name="s0" calcext:value="=0" calcext:base-cell-address="Feuille1.F110"/>
            <calcext:condition calcext:apply-style-name="s1" calcext:value="=1" calcext:base-cell-address="Feuille1.F110"/>
          </calcext:conditional-format>
          <calcext:conditional-format calcext:target-range-address="Feuille1.F109:Feuille1.F109">
            <calcext:condition calcext:apply-style-name="s0" calcext:value="=0" calcext:base-cell-address="Feuille1.F109"/>
            <calcext:condition calcext:apply-style-name="s1" calcext:value="=1" calcext:base-cell-address="Feuille1.F109"/>
          </calcext:conditional-format>
          <calcext:conditional-format calcext:target-range-address="Feuille1.E109:Feuille1.E109">
            <calcext:condition calcext:apply-style-name="s0" calcext:value="=0" calcext:base-cell-address="Feuille1.E109"/>
            <calcext:condition calcext:apply-style-name="s1" calcext:value="=1" calcext:base-cell-address="Feuille1.E109"/>
          </calcext:conditional-format>
          <calcext:conditional-format calcext:target-range-address="Feuille1.E108:Feuille1.E108">
            <calcext:condition calcext:apply-style-name="s0" calcext:value="=0" calcext:base-cell-address="Feuille1.E108"/>
            <calcext:condition calcext:apply-style-name="s1" calcext:value="=1" calcext:base-cell-address="Feuille1.E108"/>
          </calcext:conditional-format>
          <calcext:conditional-format calcext:target-range-address="Feuille1.E110:Feuille1.E110">
            <calcext:condition calcext:apply-style-name="s0" calcext:value="=0" calcext:base-cell-address="Feuille1.E110"/>
            <calcext:condition calcext:apply-style-name="s1" calcext:value="=1" calcext:base-cell-address="Feuille1.E110"/>
          </calcext:conditional-format>
          <calcext:conditional-format calcext:target-range-address="Feuille1.D110:Feuille1.D110">
            <calcext:condition calcext:apply-style-name="s0" calcext:value="=0" calcext:base-cell-address="Feuille1.D110"/>
            <calcext:condition calcext:apply-style-name="s1" calcext:value="=1" calcext:base-cell-address="Feuille1.D110"/>
          </calcext:conditional-format>
          <calcext:conditional-format calcext:target-range-address="Feuille1.D109:Feuille1.D109">
            <calcext:condition calcext:apply-style-name="s0" calcext:value="=0" calcext:base-cell-address="Feuille1.D109"/>
            <calcext:condition calcext:apply-style-name="s1" calcext:value="=1" calcext:base-cell-address="Feuille1.D109"/>
          </calcext:conditional-format>
          <calcext:conditional-format calcext:target-range-address="Feuille1.O110:Feuille1.O110">
            <calcext:condition calcext:apply-style-name="s0" calcext:value="=0" calcext:base-cell-address="Feuille1.O110"/>
            <calcext:condition calcext:apply-style-name="s1" calcext:value="=1" calcext:base-cell-address="Feuille1.O110"/>
          </calcext:conditional-format>
          <calcext:conditional-format calcext:target-range-address="Feuille1.N110:Feuille1.N110">
            <calcext:condition calcext:apply-style-name="s0" calcext:value="=0" calcext:base-cell-address="Feuille1.N110"/>
            <calcext:condition calcext:apply-style-name="s1" calcext:value="=1" calcext:base-cell-address="Feuille1.N110"/>
          </calcext:conditional-format>
          <calcext:conditional-format calcext:target-range-address="Feuille1.O111:Feuille1.O111">
            <calcext:condition calcext:apply-style-name="s0" calcext:value="=0" calcext:base-cell-address="Feuille1.O111"/>
            <calcext:condition calcext:apply-style-name="s1" calcext:value="=1" calcext:base-cell-address="Feuille1.O111"/>
          </calcext:conditional-format>
          <calcext:conditional-format calcext:target-range-address="Feuille1.N111:Feuille1.N111">
            <calcext:condition calcext:apply-style-name="s0" calcext:value="=0" calcext:base-cell-address="Feuille1.N111"/>
            <calcext:condition calcext:apply-style-name="s1" calcext:value="=1" calcext:base-cell-address="Feuille1.N111"/>
          </calcext:conditional-format>
          <calcext:conditional-format calcext:target-range-address="Feuille1.M110:Feuille1.M110">
            <calcext:condition calcext:apply-style-name="s0" calcext:value="=0" calcext:base-cell-address="Feuille1.M110"/>
            <calcext:condition calcext:apply-style-name="s1" calcext:value="=1" calcext:base-cell-address="Feuille1.M110"/>
          </calcext:conditional-format>
          <calcext:conditional-format calcext:target-range-address="Feuille1.M111:Feuille1.M111">
            <calcext:condition calcext:apply-style-name="s0" calcext:value="=0" calcext:base-cell-address="Feuille1.M111"/>
            <calcext:condition calcext:apply-style-name="s1" calcext:value="=1" calcext:base-cell-address="Feuille1.M111"/>
          </calcext:conditional-format>
          <calcext:conditional-format calcext:target-range-address="Feuille1.L110:Feuille1.L110">
            <calcext:condition calcext:apply-style-name="s0" calcext:value="=0" calcext:base-cell-address="Feuille1.L110"/>
            <calcext:condition calcext:apply-style-name="s1" calcext:value="=1" calcext:base-cell-address="Feuille1.L110"/>
          </calcext:conditional-format>
          <calcext:conditional-format calcext:target-range-address="Feuille1.L111:Feuille1.L111">
            <calcext:condition calcext:apply-style-name="s0" calcext:value="=0" calcext:base-cell-address="Feuille1.L111"/>
            <calcext:condition calcext:apply-style-name="s1" calcext:value="=1" calcext:base-cell-address="Feuille1.L111"/>
          </calcext:conditional-format>
          <calcext:conditional-format calcext:target-range-address="Feuille1.H110:Feuille1.H114">
            <calcext:condition calcext:apply-style-name="s0" calcext:value="=0" calcext:base-cell-address="Feuille1.H110"/>
            <calcext:condition calcext:apply-style-name="s1" calcext:value="=1" calcext:base-cell-address="Feuille1.H110"/>
            <calcext:condition calcext:apply-style-name="Default" calcext:value="formula-is(&quot;&quot;)" calcext:base-cell-address="Feuille1.H110"/>
          </calcext:conditional-format>
          <calcext:conditional-format calcext:target-range-address="Feuille1.K110:Feuille1.K110">
            <calcext:condition calcext:apply-style-name="s0" calcext:value="=0" calcext:base-cell-address="Feuille1.K110"/>
            <calcext:condition calcext:apply-style-name="s1" calcext:value="=1" calcext:base-cell-address="Feuille1.K110"/>
          </calcext:conditional-format>
          <calcext:conditional-format calcext:target-range-address="Feuille1.K111:Feuille1.K111">
            <calcext:condition calcext:apply-style-name="s0" calcext:value="=0" calcext:base-cell-address="Feuille1.K111"/>
            <calcext:condition calcext:apply-style-name="s1" calcext:value="=1" calcext:base-cell-address="Feuille1.K111"/>
          </calcext:conditional-format>
          <calcext:conditional-format calcext:target-range-address="Feuille1.J110:Feuille1.J110">
            <calcext:condition calcext:apply-style-name="s0" calcext:value="=0" calcext:base-cell-address="Feuille1.J110"/>
            <calcext:condition calcext:apply-style-name="s1" calcext:value="=1" calcext:base-cell-address="Feuille1.J110"/>
          </calcext:conditional-format>
          <calcext:conditional-format calcext:target-range-address="Feuille1.J111:Feuille1.J111">
            <calcext:condition calcext:apply-style-name="s0" calcext:value="=0" calcext:base-cell-address="Feuille1.J111"/>
            <calcext:condition calcext:apply-style-name="s1" calcext:value="=1" calcext:base-cell-address="Feuille1.J111"/>
          </calcext:conditional-format>
          <calcext:conditional-format calcext:target-range-address="Feuille1.I110:Feuille1.I110">
            <calcext:condition calcext:apply-style-name="s0" calcext:value="=0" calcext:base-cell-address="Feuille1.I110"/>
            <calcext:condition calcext:apply-style-name="s1" calcext:value="=1" calcext:base-cell-address="Feuille1.I110"/>
          </calcext:conditional-format>
          <calcext:conditional-format calcext:target-range-address="Feuille1.I111:Feuille1.I111">
            <calcext:condition calcext:apply-style-name="s0" calcext:value="=0" calcext:base-cell-address="Feuille1.I111"/>
            <calcext:condition calcext:apply-style-name="s1" calcext:value="=1" calcext:base-cell-address="Feuille1.I111"/>
          </calcext:conditional-format>
          <calcext:conditional-format calcext:target-range-address="Feuille1.D112:Feuille1.D112">
            <calcext:condition calcext:apply-style-name="s0" calcext:value="=0" calcext:base-cell-address="Feuille1.D112"/>
            <calcext:condition calcext:apply-style-name="s1" calcext:value="=1" calcext:base-cell-address="Feuille1.D112"/>
            <calcext:condition calcext:apply-style-name="Default" calcext:value="formula-is(&quot;&quot;)" calcext:base-cell-address="Feuille1.D112"/>
          </calcext:conditional-format>
          <calcext:conditional-format calcext:target-range-address="Feuille1.F106:Feuille1.F106">
            <calcext:condition calcext:apply-style-name="s0" calcext:value="=0" calcext:base-cell-address="Feuille1.F106"/>
            <calcext:condition calcext:apply-style-name="s1" calcext:value="=1" calcext:base-cell-address="Feuille1.F106"/>
          </calcext:conditional-format>
          <calcext:conditional-format calcext:target-range-address="Feuille1.E107:Feuille1.E107">
            <calcext:condition calcext:apply-style-name="s0" calcext:value="=0" calcext:base-cell-address="Feuille1.E107"/>
            <calcext:condition calcext:apply-style-name="s1" calcext:value="=1" calcext:base-cell-address="Feuille1.E107"/>
          </calcext:conditional-format>
          <calcext:conditional-format calcext:target-range-address="Feuille1.G105:Feuille1.G105">
            <calcext:condition calcext:apply-style-name="s0" calcext:value="=0" calcext:base-cell-address="Feuille1.G105"/>
            <calcext:condition calcext:apply-style-name="s1" calcext:value="=1" calcext:base-cell-address="Feuille1.G105"/>
          </calcext:conditional-format>
          <calcext:conditional-format calcext:target-range-address="Feuille1.D108:Feuille1.D108">
            <calcext:condition calcext:apply-style-name="s0" calcext:value="=0" calcext:base-cell-address="Feuille1.D108"/>
            <calcext:condition calcext:apply-style-name="s1" calcext:value="=1" calcext:base-cell-address="Feuille1.D108"/>
          </calcext:conditional-format>
          <calcext:conditional-format calcext:target-range-address="Feuille1.L105:Feuille1.L105">
            <calcext:condition calcext:apply-style-name="s0" calcext:value="=0" calcext:base-cell-address="Feuille1.L105"/>
            <calcext:condition calcext:apply-style-name="s1" calcext:value="=1" calcext:base-cell-address="Feuille1.L105"/>
            <calcext:condition calcext:apply-style-name="Default" calcext:value="formula-is(&quot;&quot;)" calcext:base-cell-address="Feuille1.L105"/>
          </calcext:conditional-format>
          <calcext:conditional-format calcext:target-range-address="Feuille1.L105:Feuille1.L105">
            <calcext:condition calcext:apply-style-name="s0" calcext:value="=0" calcext:base-cell-address="Feuille1.L105"/>
            <calcext:condition calcext:apply-style-name="s1" calcext:value="=1" calcext:base-cell-address="Feuille1.L105"/>
            <calcext:condition calcext:apply-style-name="Default" calcext:value="formula-is(&quot;&quot;)" calcext:base-cell-address="Feuille1.L105"/>
          </calcext:conditional-format>
          <calcext:conditional-format calcext:target-range-address="Feuille1.M106:Feuille1.M106">
            <calcext:condition calcext:apply-style-name="s0" calcext:value="=0" calcext:base-cell-address="Feuille1.M106"/>
            <calcext:condition calcext:apply-style-name="s1" calcext:value="=1" calcext:base-cell-address="Feuille1.M106"/>
            <calcext:condition calcext:apply-style-name="Default" calcext:value="formula-is(&quot;&quot;)" calcext:base-cell-address="Feuille1.M106"/>
          </calcext:conditional-format>
          <calcext:conditional-format calcext:target-range-address="Feuille1.M106:Feuille1.M106">
            <calcext:condition calcext:apply-style-name="s0" calcext:value="=0" calcext:base-cell-address="Feuille1.M106"/>
            <calcext:condition calcext:apply-style-name="s1" calcext:value="=1" calcext:base-cell-address="Feuille1.M106"/>
            <calcext:condition calcext:apply-style-name="Default" calcext:value="formula-is(&quot;&quot;)" calcext:base-cell-address="Feuille1.M106"/>
          </calcext:conditional-format>
          <calcext:conditional-format calcext:target-range-address="Feuille1.N107:Feuille1.N107">
            <calcext:condition calcext:apply-style-name="s0" calcext:value="=0" calcext:base-cell-address="Feuille1.N107"/>
            <calcext:condition calcext:apply-style-name="s1" calcext:value="=1" calcext:base-cell-address="Feuille1.N107"/>
            <calcext:condition calcext:apply-style-name="Default" calcext:value="formula-is(&quot;&quot;)" calcext:base-cell-address="Feuille1.N107"/>
          </calcext:conditional-format>
          <calcext:conditional-format calcext:target-range-address="Feuille1.N107:Feuille1.N107">
            <calcext:condition calcext:apply-style-name="s0" calcext:value="=0" calcext:base-cell-address="Feuille1.N107"/>
            <calcext:condition calcext:apply-style-name="s1" calcext:value="=1" calcext:base-cell-address="Feuille1.N107"/>
            <calcext:condition calcext:apply-style-name="Default" calcext:value="formula-is(&quot;&quot;)" calcext:base-cell-address="Feuille1.N107"/>
          </calcext:conditional-format>
          <calcext:conditional-format calcext:target-range-address="Feuille1.O108:Feuille1.O108">
            <calcext:condition calcext:apply-style-name="s0" calcext:value="=0" calcext:base-cell-address="Feuille1.O108"/>
            <calcext:condition calcext:apply-style-name="s1" calcext:value="=1" calcext:base-cell-address="Feuille1.O108"/>
            <calcext:condition calcext:apply-style-name="Default" calcext:value="formula-is(&quot;&quot;)" calcext:base-cell-address="Feuille1.O108"/>
          </calcext:conditional-format>
          <calcext:conditional-format calcext:target-range-address="Feuille1.O108:Feuille1.O108">
            <calcext:condition calcext:apply-style-name="s0" calcext:value="=0" calcext:base-cell-address="Feuille1.O108"/>
            <calcext:condition calcext:apply-style-name="s1" calcext:value="=1" calcext:base-cell-address="Feuille1.O108"/>
            <calcext:condition calcext:apply-style-name="Default" calcext:value="formula-is(&quot;&quot;)" calcext:base-cell-address="Feuille1.O108"/>
          </calcext:conditional-format>
          <calcext:conditional-format calcext:target-range-address="Feuille1.H109:Feuille1.H109">
            <calcext:condition calcext:apply-style-name="s0" calcext:value="=0" calcext:base-cell-address="Feuille1.H109"/>
            <calcext:condition calcext:apply-style-name="s1" calcext:value="=1" calcext:base-cell-address="Feuille1.H109"/>
            <calcext:condition calcext:apply-style-name="Default" calcext:value="formula-is(&quot;&quot;)" calcext:base-cell-address="Feuille1.H109"/>
          </calcext:conditional-format>
          <calcext:conditional-format calcext:target-range-address="Feuille1.K109:Feuille1.K109">
            <calcext:condition calcext:apply-style-name="s0" calcext:value="=0" calcext:base-cell-address="Feuille1.K109"/>
            <calcext:condition calcext:apply-style-name="s1" calcext:value="=1" calcext:base-cell-address="Feuille1.K109"/>
          </calcext:conditional-format>
          <calcext:conditional-format calcext:target-range-address="Feuille1.J109:Feuille1.J109">
            <calcext:condition calcext:apply-style-name="s0" calcext:value="=0" calcext:base-cell-address="Feuille1.J109"/>
            <calcext:condition calcext:apply-style-name="s1" calcext:value="=1" calcext:base-cell-address="Feuille1.J109"/>
          </calcext:conditional-format>
          <calcext:conditional-format calcext:target-range-address="Feuille1.I109:Feuille1.I109">
            <calcext:condition calcext:apply-style-name="s0" calcext:value="=0" calcext:base-cell-address="Feuille1.I109"/>
            <calcext:condition calcext:apply-style-name="s1" calcext:value="=1" calcext:base-cell-address="Feuille1.I109"/>
          </calcext:conditional-format>
          <calcext:conditional-format calcext:target-range-address="Feuille1.G110:Feuille1.G110">
            <calcext:condition calcext:apply-style-name="s0" calcext:value="=0" calcext:base-cell-address="Feuille1.G110"/>
            <calcext:condition calcext:apply-style-name="s1" calcext:value="=1" calcext:base-cell-address="Feuille1.G110"/>
            <calcext:condition calcext:apply-style-name="Default" calcext:value="formula-is(&quot;&quot;)" calcext:base-cell-address="Feuille1.G110"/>
          </calcext:conditional-format>
          <calcext:conditional-format calcext:target-range-address="Feuille1.G110:Feuille1.G110">
            <calcext:condition calcext:apply-style-name="s0" calcext:value="=0" calcext:base-cell-address="Feuille1.G110"/>
            <calcext:condition calcext:apply-style-name="s1" calcext:value="=1" calcext:base-cell-address="Feuille1.G110"/>
          </calcext:conditional-format>
          <calcext:conditional-format calcext:target-range-address="Feuille1.G109:Feuille1.G109">
            <calcext:condition calcext:apply-style-name="s0" calcext:value="=0" calcext:base-cell-address="Feuille1.G109"/>
            <calcext:condition calcext:apply-style-name="s1" calcext:value="=1" calcext:base-cell-address="Feuille1.G109"/>
          </calcext:conditional-format>
          <calcext:conditional-format calcext:target-range-address="Feuille1.Q116:Feuille1.Q116 Feuille1.B116:Feuille1.E116">
            <calcext:condition calcext:apply-style-name="s0" calcext:value="=0" calcext:base-cell-address="Feuille1.B116"/>
            <calcext:condition calcext:apply-style-name="s1" calcext:value="=1" calcext:base-cell-address="Feuille1.B116"/>
            <calcext:condition calcext:apply-style-name="Default" calcext:value="formula-is(&quot;&quot;)" calcext:base-cell-address="Feuille1.B116"/>
          </calcext:conditional-format>
          <calcext:conditional-format calcext:target-range-address="Feuille1.Q117:Feuille1.Q117 Feuille1.B117:Feuille1.E117">
            <calcext:condition calcext:apply-style-name="s0" calcext:value="=0" calcext:base-cell-address="Feuille1.B117"/>
            <calcext:condition calcext:apply-style-name="s1" calcext:value="=1" calcext:base-cell-address="Feuille1.B117"/>
            <calcext:condition calcext:apply-style-name="Default" calcext:value="formula-is(&quot;&quot;)" calcext:base-cell-address="Feuille1.B117"/>
          </calcext:conditional-format>
          <calcext:conditional-format calcext:target-range-address="Feuille1.Q118:Feuille1.Q118 Feuille1.B118:Feuille1.E118">
            <calcext:condition calcext:apply-style-name="s0" calcext:value="=0" calcext:base-cell-address="Feuille1.B118"/>
            <calcext:condition calcext:apply-style-name="s1" calcext:value="=1" calcext:base-cell-address="Feuille1.B118"/>
            <calcext:condition calcext:apply-style-name="Default" calcext:value="formula-is(&quot;&quot;)" calcext:base-cell-address="Feuille1.B118"/>
          </calcext:conditional-format>
          <calcext:conditional-format calcext:target-range-address="Feuille1.Q119:Feuille1.Q119 Feuille1.B119:Feuille1.H119">
            <calcext:condition calcext:apply-style-name="s0" calcext:value="=0" calcext:base-cell-address="Feuille1.B119"/>
            <calcext:condition calcext:apply-style-name="s1" calcext:value="=1" calcext:base-cell-address="Feuille1.B119"/>
            <calcext:condition calcext:apply-style-name="Default" calcext:value="formula-is(&quot;&quot;)" calcext:base-cell-address="Feuille1.B119"/>
          </calcext:conditional-format>
          <calcext:conditional-format calcext:target-range-address="Feuille1.Q120:Feuille1.Q120 Feuille1.B120:Feuille1.H120">
            <calcext:condition calcext:apply-style-name="s0" calcext:value="=0" calcext:base-cell-address="Feuille1.B120"/>
            <calcext:condition calcext:apply-style-name="s1" calcext:value="=1" calcext:base-cell-address="Feuille1.B120"/>
            <calcext:condition calcext:apply-style-name="Default" calcext:value="formula-is(&quot;&quot;)" calcext:base-cell-address="Feuille1.B120"/>
          </calcext:conditional-format>
          <calcext:conditional-format calcext:target-range-address="Feuille1.Q121:Feuille1.Q121 Feuille1.B121:Feuille1.H121">
            <calcext:condition calcext:apply-style-name="s0" calcext:value="=0" calcext:base-cell-address="Feuille1.B121"/>
            <calcext:condition calcext:apply-style-name="s1" calcext:value="=1" calcext:base-cell-address="Feuille1.B121"/>
            <calcext:condition calcext:apply-style-name="Default" calcext:value="formula-is(&quot;&quot;)" calcext:base-cell-address="Feuille1.B121"/>
          </calcext:conditional-format>
          <calcext:conditional-format calcext:target-range-address="Feuille1.P122:Feuille1.Q122 Feuille1.B122:Feuille1.C122 Feuille1.H122:Feuille1.K122">
            <calcext:condition calcext:apply-style-name="s0" calcext:value="=0" calcext:base-cell-address="Feuille1.B122"/>
            <calcext:condition calcext:apply-style-name="s1" calcext:value="=1" calcext:base-cell-address="Feuille1.B122"/>
            <calcext:condition calcext:apply-style-name="Default" calcext:value="formula-is(&quot;&quot;)" calcext:base-cell-address="Feuille1.B122"/>
          </calcext:conditional-format>
          <calcext:conditional-format calcext:target-range-address="Feuille1.P123:Feuille1.Q123 Feuille1.B123:Feuille1.C123 Feuille1.H123:Feuille1.K123">
            <calcext:condition calcext:apply-style-name="s0" calcext:value="=0" calcext:base-cell-address="Feuille1.B123"/>
            <calcext:condition calcext:apply-style-name="s1" calcext:value="=1" calcext:base-cell-address="Feuille1.B123"/>
            <calcext:condition calcext:apply-style-name="Default" calcext:value="formula-is(&quot;&quot;)" calcext:base-cell-address="Feuille1.B123"/>
          </calcext:conditional-format>
          <calcext:conditional-format calcext:target-range-address="Feuille1.P124:Feuille1.Q124 Feuille1.B124:Feuille1.C124">
            <calcext:condition calcext:apply-style-name="s0" calcext:value="=0" calcext:base-cell-address="Feuille1.B124"/>
            <calcext:condition calcext:apply-style-name="s1" calcext:value="=1" calcext:base-cell-address="Feuille1.B124"/>
            <calcext:condition calcext:apply-style-name="Default" calcext:value="formula-is(&quot;&quot;)" calcext:base-cell-address="Feuille1.B124"/>
          </calcext:conditional-format>
          <calcext:conditional-format calcext:target-range-address="Feuille1.P125:Feuille1.Q125 Feuille1.B125:Feuille1.C125">
            <calcext:condition calcext:apply-style-name="s0" calcext:value="=0" calcext:base-cell-address="Feuille1.B125"/>
            <calcext:condition calcext:apply-style-name="s1" calcext:value="=1" calcext:base-cell-address="Feuille1.B125"/>
            <calcext:condition calcext:apply-style-name="Default" calcext:value="formula-is(&quot;&quot;)" calcext:base-cell-address="Feuille1.B125"/>
          </calcext:conditional-format>
          <calcext:conditional-format calcext:target-range-address="Feuille1.O126:Feuille1.Q126 Feuille1.B126:Feuille1.C126">
            <calcext:condition calcext:apply-style-name="s0" calcext:value="=0" calcext:base-cell-address="Feuille1.B126"/>
            <calcext:condition calcext:apply-style-name="s1" calcext:value="=1" calcext:base-cell-address="Feuille1.B126"/>
            <calcext:condition calcext:apply-style-name="Default" calcext:value="formula-is(&quot;&quot;)" calcext:base-cell-address="Feuille1.B126"/>
          </calcext:conditional-format>
          <calcext:conditional-format calcext:target-range-address="Feuille1.N127:Feuille1.Q127 Feuille1.B127:Feuille1.E127">
            <calcext:condition calcext:apply-style-name="s0" calcext:value="=0" calcext:base-cell-address="Feuille1.B127"/>
            <calcext:condition calcext:apply-style-name="s1" calcext:value="=1" calcext:base-cell-address="Feuille1.B127"/>
            <calcext:condition calcext:apply-style-name="Default" calcext:value="formula-is(&quot;&quot;)" calcext:base-cell-address="Feuille1.B127"/>
          </calcext:conditional-format>
          <calcext:conditional-format calcext:target-range-address="Feuille1.M128:Feuille1.Q128 Feuille1.B128:Feuille1.F128">
            <calcext:condition calcext:apply-style-name="s0" calcext:value="=0" calcext:base-cell-address="Feuille1.B128"/>
            <calcext:condition calcext:apply-style-name="s1" calcext:value="=1" calcext:base-cell-address="Feuille1.B128"/>
            <calcext:condition calcext:apply-style-name="Default" calcext:value="formula-is(&quot;&quot;)" calcext:base-cell-address="Feuille1.B128"/>
          </calcext:conditional-format>
          <calcext:conditional-format calcext:target-range-address="Feuille1.B129:Feuille1.Q129">
            <calcext:condition calcext:apply-style-name="s0" calcext:value="=0" calcext:base-cell-address="Feuille1.B129"/>
            <calcext:condition calcext:apply-style-name="s1" calcext:value="=1" calcext:base-cell-address="Feuille1.B129"/>
            <calcext:condition calcext:apply-style-name="Default" calcext:value="formula-is(&quot;&quot;)" calcext:base-cell-address="Feuille1.B129"/>
          </calcext:conditional-format>
          <calcext:conditional-format calcext:target-range-address="Feuille1.B130:Feuille1.Q130">
            <calcext:condition calcext:apply-style-name="s0" calcext:value="=0" calcext:base-cell-address="Feuille1.B130"/>
            <calcext:condition calcext:apply-style-name="s1" calcext:value="=1" calcext:base-cell-address="Feuille1.B130"/>
            <calcext:condition calcext:apply-style-name="Default" calcext:value="formula-is(&quot;&quot;)" calcext:base-cell-address="Feuille1.B130"/>
          </calcext:conditional-format>
          <calcext:conditional-format calcext:target-range-address="Feuille1.B131:Feuille1.Q131">
            <calcext:condition calcext:apply-style-name="s0" calcext:value="=0" calcext:base-cell-address="Feuille1.B131"/>
            <calcext:condition calcext:apply-style-name="s1" calcext:value="=1" calcext:base-cell-address="Feuille1.B131"/>
            <calcext:condition calcext:apply-style-name="Default" calcext:value="formula-is(&quot;&quot;)" calcext:base-cell-address="Feuille1.B131"/>
          </calcext:conditional-format>
          <calcext:conditional-format calcext:target-range-address="Feuille1.B132:Feuille1.Q132">
            <calcext:condition calcext:apply-style-name="s0" calcext:value="=0" calcext:base-cell-address="Feuille1.B132"/>
            <calcext:condition calcext:apply-style-name="s1" calcext:value="=1" calcext:base-cell-address="Feuille1.B132"/>
            <calcext:condition calcext:apply-style-name="Default" calcext:value="formula-is(&quot;&quot;)" calcext:base-cell-address="Feuille1.B132"/>
          </calcext:conditional-format>
          <calcext:conditional-format calcext:target-range-address="Feuille1.D126:Feuille1.D126">
            <calcext:condition calcext:apply-style-name="s0" calcext:value="=0" calcext:base-cell-address="Feuille1.D126"/>
            <calcext:condition calcext:apply-style-name="s1" calcext:value="=1" calcext:base-cell-address="Feuille1.D126"/>
          </calcext:conditional-format>
          <calcext:conditional-format calcext:target-range-address="Feuille1.D124:Feuille1.D124">
            <calcext:condition calcext:apply-style-name="s0" calcext:value="=0" calcext:base-cell-address="Feuille1.D124"/>
            <calcext:condition calcext:apply-style-name="s1" calcext:value="=1" calcext:base-cell-address="Feuille1.D124"/>
          </calcext:conditional-format>
          <calcext:conditional-format calcext:target-range-address="Feuille1.D123:Feuille1.D123">
            <calcext:condition calcext:apply-style-name="s0" calcext:value="=0" calcext:base-cell-address="Feuille1.D123"/>
            <calcext:condition calcext:apply-style-name="s1" calcext:value="=1" calcext:base-cell-address="Feuille1.D123"/>
          </calcext:conditional-format>
          <calcext:conditional-format calcext:target-range-address="Feuille1.D125:Feuille1.D125">
            <calcext:condition calcext:apply-style-name="s0" calcext:value="=0" calcext:base-cell-address="Feuille1.D125"/>
            <calcext:condition calcext:apply-style-name="s1" calcext:value="=1" calcext:base-cell-address="Feuille1.D125"/>
          </calcext:conditional-format>
          <calcext:conditional-format calcext:target-range-address="Feuille1.E126:Feuille1.E126">
            <calcext:condition calcext:apply-style-name="s0" calcext:value="=0" calcext:base-cell-address="Feuille1.E126"/>
            <calcext:condition calcext:apply-style-name="s1" calcext:value="=1" calcext:base-cell-address="Feuille1.E126"/>
            <calcext:condition calcext:apply-style-name="Default" calcext:value="formula-is(&quot;&quot;)" calcext:base-cell-address="Feuille1.E126"/>
          </calcext:conditional-format>
          <calcext:conditional-format calcext:target-range-address="Feuille1.E124:Feuille1.E124">
            <calcext:condition calcext:apply-style-name="s0" calcext:value="=0" calcext:base-cell-address="Feuille1.E124"/>
            <calcext:condition calcext:apply-style-name="s1" calcext:value="=1" calcext:base-cell-address="Feuille1.E124"/>
          </calcext:conditional-format>
          <calcext:conditional-format calcext:target-range-address="Feuille1.E123:Feuille1.E123">
            <calcext:condition calcext:apply-style-name="s0" calcext:value="=0" calcext:base-cell-address="Feuille1.E123"/>
            <calcext:condition calcext:apply-style-name="s1" calcext:value="=1" calcext:base-cell-address="Feuille1.E123"/>
          </calcext:conditional-format>
          <calcext:conditional-format calcext:target-range-address="Feuille1.E126:Feuille1.E126">
            <calcext:condition calcext:apply-style-name="s0" calcext:value="=0" calcext:base-cell-address="Feuille1.E126"/>
            <calcext:condition calcext:apply-style-name="s1" calcext:value="=1" calcext:base-cell-address="Feuille1.E126"/>
          </calcext:conditional-format>
          <calcext:conditional-format calcext:target-range-address="Feuille1.E125:Feuille1.E125">
            <calcext:condition calcext:apply-style-name="s0" calcext:value="=0" calcext:base-cell-address="Feuille1.E125"/>
            <calcext:condition calcext:apply-style-name="s1" calcext:value="=1" calcext:base-cell-address="Feuille1.E125"/>
          </calcext:conditional-format>
          <calcext:conditional-format calcext:target-range-address="Feuille1.F126:Feuille1.F126">
            <calcext:condition calcext:apply-style-name="s0" calcext:value="=0" calcext:base-cell-address="Feuille1.F126"/>
            <calcext:condition calcext:apply-style-name="s1" calcext:value="=1" calcext:base-cell-address="Feuille1.F126"/>
            <calcext:condition calcext:apply-style-name="Default" calcext:value="formula-is(&quot;&quot;)" calcext:base-cell-address="Feuille1.F126"/>
          </calcext:conditional-format>
          <calcext:conditional-format calcext:target-range-address="Feuille1.F124:Feuille1.F124">
            <calcext:condition calcext:apply-style-name="s0" calcext:value="=0" calcext:base-cell-address="Feuille1.F124"/>
            <calcext:condition calcext:apply-style-name="s1" calcext:value="=1" calcext:base-cell-address="Feuille1.F124"/>
          </calcext:conditional-format>
          <calcext:conditional-format calcext:target-range-address="Feuille1.F123:Feuille1.F123">
            <calcext:condition calcext:apply-style-name="s0" calcext:value="=0" calcext:base-cell-address="Feuille1.F123"/>
            <calcext:condition calcext:apply-style-name="s1" calcext:value="=1" calcext:base-cell-address="Feuille1.F123"/>
          </calcext:conditional-format>
          <calcext:conditional-format calcext:target-range-address="Feuille1.F126:Feuille1.F126">
            <calcext:condition calcext:apply-style-name="s0" calcext:value="=0" calcext:base-cell-address="Feuille1.F126"/>
            <calcext:condition calcext:apply-style-name="s1" calcext:value="=1" calcext:base-cell-address="Feuille1.F126"/>
          </calcext:conditional-format>
          <calcext:conditional-format calcext:target-range-address="Feuille1.F125:Feuille1.F125">
            <calcext:condition calcext:apply-style-name="s0" calcext:value="=0" calcext:base-cell-address="Feuille1.F125"/>
            <calcext:condition calcext:apply-style-name="s1" calcext:value="=1" calcext:base-cell-address="Feuille1.F125"/>
          </calcext:conditional-format>
          <calcext:conditional-format calcext:target-range-address="Feuille1.F127:Feuille1.F127">
            <calcext:condition calcext:apply-style-name="s0" calcext:value="=0" calcext:base-cell-address="Feuille1.F127"/>
            <calcext:condition calcext:apply-style-name="s1" calcext:value="=1" calcext:base-cell-address="Feuille1.F127"/>
            <calcext:condition calcext:apply-style-name="Default" calcext:value="formula-is(&quot;&quot;)" calcext:base-cell-address="Feuille1.F127"/>
          </calcext:conditional-format>
          <calcext:conditional-format calcext:target-range-address="Feuille1.F127:Feuille1.F127">
            <calcext:condition calcext:apply-style-name="s0" calcext:value="=0" calcext:base-cell-address="Feuille1.F127"/>
            <calcext:condition calcext:apply-style-name="s1" calcext:value="=1" calcext:base-cell-address="Feuille1.F127"/>
          </calcext:conditional-format>
          <calcext:conditional-format calcext:target-range-address="Feuille1.G127:Feuille1.G128">
            <calcext:condition calcext:apply-style-name="s0" calcext:value="=0" calcext:base-cell-address="Feuille1.G127"/>
            <calcext:condition calcext:apply-style-name="s1" calcext:value="=1" calcext:base-cell-address="Feuille1.G127"/>
            <calcext:condition calcext:apply-style-name="Default" calcext:value="formula-is(&quot;&quot;)" calcext:base-cell-address="Feuille1.G127"/>
          </calcext:conditional-format>
          <calcext:conditional-format calcext:target-range-address="Feuille1.G124:Feuille1.G124">
            <calcext:condition calcext:apply-style-name="s0" calcext:value="=0" calcext:base-cell-address="Feuille1.G124"/>
            <calcext:condition calcext:apply-style-name="s1" calcext:value="=1" calcext:base-cell-address="Feuille1.G124"/>
          </calcext:conditional-format>
          <calcext:conditional-format calcext:target-range-address="Feuille1.G123:Feuille1.G123">
            <calcext:condition calcext:apply-style-name="s0" calcext:value="=0" calcext:base-cell-address="Feuille1.G123"/>
            <calcext:condition calcext:apply-style-name="s1" calcext:value="=1" calcext:base-cell-address="Feuille1.G123"/>
          </calcext:conditional-format>
          <calcext:conditional-format calcext:target-range-address="Feuille1.G125:Feuille1.G125">
            <calcext:condition calcext:apply-style-name="s0" calcext:value="=0" calcext:base-cell-address="Feuille1.G125"/>
            <calcext:condition calcext:apply-style-name="s1" calcext:value="=1" calcext:base-cell-address="Feuille1.G125"/>
          </calcext:conditional-format>
          <calcext:conditional-format calcext:target-range-address="Feuille1.G127:Feuille1.G127">
            <calcext:condition calcext:apply-style-name="s0" calcext:value="=0" calcext:base-cell-address="Feuille1.G127"/>
            <calcext:condition calcext:apply-style-name="s1" calcext:value="=1" calcext:base-cell-address="Feuille1.G127"/>
            <calcext:condition calcext:apply-style-name="Default" calcext:value="formula-is(&quot;&quot;)" calcext:base-cell-address="Feuille1.G127"/>
          </calcext:conditional-format>
          <calcext:conditional-format calcext:target-range-address="Feuille1.G127:Feuille1.G127">
            <calcext:condition calcext:apply-style-name="s0" calcext:value="=0" calcext:base-cell-address="Feuille1.G127"/>
            <calcext:condition calcext:apply-style-name="s1" calcext:value="=1" calcext:base-cell-address="Feuille1.G127"/>
          </calcext:conditional-format>
          <calcext:conditional-format calcext:target-range-address="Feuille1.G126:Feuille1.G126">
            <calcext:condition calcext:apply-style-name="s0" calcext:value="=0" calcext:base-cell-address="Feuille1.G126"/>
            <calcext:condition calcext:apply-style-name="s1" calcext:value="=1" calcext:base-cell-address="Feuille1.G126"/>
          </calcext:conditional-format>
          <calcext:conditional-format calcext:target-range-address="Feuille1.G128:Feuille1.G128">
            <calcext:condition calcext:apply-style-name="s0" calcext:value="=0" calcext:base-cell-address="Feuille1.G128"/>
            <calcext:condition calcext:apply-style-name="s1" calcext:value="=1" calcext:base-cell-address="Feuille1.G128"/>
            <calcext:condition calcext:apply-style-name="Default" calcext:value="formula-is(&quot;&quot;)" calcext:base-cell-address="Feuille1.G128"/>
          </calcext:conditional-format>
          <calcext:conditional-format calcext:target-range-address="Feuille1.G128:Feuille1.G128">
            <calcext:condition calcext:apply-style-name="s0" calcext:value="=0" calcext:base-cell-address="Feuille1.G128"/>
            <calcext:condition calcext:apply-style-name="s1" calcext:value="=1" calcext:base-cell-address="Feuille1.G128"/>
          </calcext:conditional-format>
          <calcext:conditional-format calcext:target-range-address="Feuille1.H124:Feuille1.K124">
            <calcext:condition calcext:apply-style-name="s0" calcext:value="=0" calcext:base-cell-address="Feuille1.H124"/>
            <calcext:condition calcext:apply-style-name="s1" calcext:value="=1" calcext:base-cell-address="Feuille1.H124"/>
            <calcext:condition calcext:apply-style-name="Default" calcext:value="formula-is(&quot;&quot;)" calcext:base-cell-address="Feuille1.H124"/>
          </calcext:conditional-format>
          <calcext:conditional-format calcext:target-range-address="Feuille1.K127:Feuille1.K127">
            <calcext:condition calcext:apply-style-name="s0" calcext:value="=0" calcext:base-cell-address="Feuille1.K127"/>
            <calcext:condition calcext:apply-style-name="s1" calcext:value="=1" calcext:base-cell-address="Feuille1.K127"/>
          </calcext:conditional-format>
          <calcext:conditional-format calcext:target-range-address="Feuille1.J127:Feuille1.J127">
            <calcext:condition calcext:apply-style-name="s0" calcext:value="=0" calcext:base-cell-address="Feuille1.J127"/>
            <calcext:condition calcext:apply-style-name="s1" calcext:value="=1" calcext:base-cell-address="Feuille1.J127"/>
          </calcext:conditional-format>
          <calcext:conditional-format calcext:target-range-address="Feuille1.K128:Feuille1.K128">
            <calcext:condition calcext:apply-style-name="s0" calcext:value="=0" calcext:base-cell-address="Feuille1.K128"/>
            <calcext:condition calcext:apply-style-name="s1" calcext:value="=1" calcext:base-cell-address="Feuille1.K128"/>
          </calcext:conditional-format>
          <calcext:conditional-format calcext:target-range-address="Feuille1.J128:Feuille1.J128">
            <calcext:condition calcext:apply-style-name="s0" calcext:value="=0" calcext:base-cell-address="Feuille1.J128"/>
            <calcext:condition calcext:apply-style-name="s1" calcext:value="=1" calcext:base-cell-address="Feuille1.J128"/>
          </calcext:conditional-format>
          <calcext:conditional-format calcext:target-range-address="Feuille1.I126:Feuille1.I126">
            <calcext:condition calcext:apply-style-name="s0" calcext:value="=0" calcext:base-cell-address="Feuille1.I126"/>
            <calcext:condition calcext:apply-style-name="s1" calcext:value="=1" calcext:base-cell-address="Feuille1.I126"/>
          </calcext:conditional-format>
          <calcext:conditional-format calcext:target-range-address="Feuille1.J126:Feuille1.J126">
            <calcext:condition calcext:apply-style-name="s0" calcext:value="=0" calcext:base-cell-address="Feuille1.J126"/>
            <calcext:condition calcext:apply-style-name="s1" calcext:value="=1" calcext:base-cell-address="Feuille1.J126"/>
          </calcext:conditional-format>
          <calcext:conditional-format calcext:target-range-address="Feuille1.I125:Feuille1.I125">
            <calcext:condition calcext:apply-style-name="s0" calcext:value="=0" calcext:base-cell-address="Feuille1.I125"/>
            <calcext:condition calcext:apply-style-name="s1" calcext:value="=1" calcext:base-cell-address="Feuille1.I125"/>
          </calcext:conditional-format>
          <calcext:conditional-format calcext:target-range-address="Feuille1.I127:Feuille1.I127">
            <calcext:condition calcext:apply-style-name="s0" calcext:value="=0" calcext:base-cell-address="Feuille1.I127"/>
            <calcext:condition calcext:apply-style-name="s1" calcext:value="=1" calcext:base-cell-address="Feuille1.I127"/>
          </calcext:conditional-format>
          <calcext:conditional-format calcext:target-range-address="Feuille1.I128:Feuille1.I128">
            <calcext:condition calcext:apply-style-name="s0" calcext:value="=0" calcext:base-cell-address="Feuille1.I128"/>
            <calcext:condition calcext:apply-style-name="s1" calcext:value="=1" calcext:base-cell-address="Feuille1.I128"/>
          </calcext:conditional-format>
          <calcext:conditional-format calcext:target-range-address="Feuille1.H125:Feuille1.H125">
            <calcext:condition calcext:apply-style-name="s0" calcext:value="=0" calcext:base-cell-address="Feuille1.H125"/>
            <calcext:condition calcext:apply-style-name="s1" calcext:value="=1" calcext:base-cell-address="Feuille1.H125"/>
          </calcext:conditional-format>
          <calcext:conditional-format calcext:target-range-address="Feuille1.H126:Feuille1.H126">
            <calcext:condition calcext:apply-style-name="s0" calcext:value="=0" calcext:base-cell-address="Feuille1.H126"/>
            <calcext:condition calcext:apply-style-name="s1" calcext:value="=1" calcext:base-cell-address="Feuille1.H126"/>
          </calcext:conditional-format>
          <calcext:conditional-format calcext:target-range-address="Feuille1.H127:Feuille1.H127">
            <calcext:condition calcext:apply-style-name="s0" calcext:value="=0" calcext:base-cell-address="Feuille1.H127"/>
            <calcext:condition calcext:apply-style-name="s1" calcext:value="=1" calcext:base-cell-address="Feuille1.H127"/>
          </calcext:conditional-format>
          <calcext:conditional-format calcext:target-range-address="Feuille1.J125:Feuille1.J125">
            <calcext:condition calcext:apply-style-name="s0" calcext:value="=0" calcext:base-cell-address="Feuille1.J125"/>
            <calcext:condition calcext:apply-style-name="s1" calcext:value="=1" calcext:base-cell-address="Feuille1.J125"/>
          </calcext:conditional-format>
          <calcext:conditional-format calcext:target-range-address="Feuille1.K125:Feuille1.K125">
            <calcext:condition calcext:apply-style-name="s0" calcext:value="=0" calcext:base-cell-address="Feuille1.K125"/>
            <calcext:condition calcext:apply-style-name="s1" calcext:value="=1" calcext:base-cell-address="Feuille1.K125"/>
          </calcext:conditional-format>
          <calcext:conditional-format calcext:target-range-address="Feuille1.K126:Feuille1.K126">
            <calcext:condition calcext:apply-style-name="s0" calcext:value="=0" calcext:base-cell-address="Feuille1.K126"/>
            <calcext:condition calcext:apply-style-name="s1" calcext:value="=1" calcext:base-cell-address="Feuille1.K126"/>
          </calcext:conditional-format>
          <calcext:conditional-format calcext:target-range-address="Feuille1.H128:Feuille1.H128">
            <calcext:condition calcext:apply-style-name="s0" calcext:value="=0" calcext:base-cell-address="Feuille1.H128"/>
            <calcext:condition calcext:apply-style-name="s1" calcext:value="=1" calcext:base-cell-address="Feuille1.H128"/>
          </calcext:conditional-format>
          <calcext:conditional-format calcext:target-range-address="Feuille1.L127:Feuille1.L128">
            <calcext:condition calcext:apply-style-name="s0" calcext:value="=0" calcext:base-cell-address="Feuille1.L127"/>
            <calcext:condition calcext:apply-style-name="s1" calcext:value="=1" calcext:base-cell-address="Feuille1.L127"/>
            <calcext:condition calcext:apply-style-name="Default" calcext:value="formula-is(&quot;&quot;)" calcext:base-cell-address="Feuille1.L127"/>
          </calcext:conditional-format>
          <calcext:conditional-format calcext:target-range-address="Feuille1.L124:Feuille1.L124">
            <calcext:condition calcext:apply-style-name="s0" calcext:value="=0" calcext:base-cell-address="Feuille1.L124"/>
            <calcext:condition calcext:apply-style-name="s1" calcext:value="=1" calcext:base-cell-address="Feuille1.L124"/>
          </calcext:conditional-format>
          <calcext:conditional-format calcext:target-range-address="Feuille1.L123:Feuille1.L123">
            <calcext:condition calcext:apply-style-name="s0" calcext:value="=0" calcext:base-cell-address="Feuille1.L123"/>
            <calcext:condition calcext:apply-style-name="s1" calcext:value="=1" calcext:base-cell-address="Feuille1.L123"/>
          </calcext:conditional-format>
          <calcext:conditional-format calcext:target-range-address="Feuille1.L125:Feuille1.L125">
            <calcext:condition calcext:apply-style-name="s0" calcext:value="=0" calcext:base-cell-address="Feuille1.L125"/>
            <calcext:condition calcext:apply-style-name="s1" calcext:value="=1" calcext:base-cell-address="Feuille1.L125"/>
          </calcext:conditional-format>
          <calcext:conditional-format calcext:target-range-address="Feuille1.L122:Feuille1.L122">
            <calcext:condition calcext:apply-style-name="s0" calcext:value="=0" calcext:base-cell-address="Feuille1.L122"/>
            <calcext:condition calcext:apply-style-name="s1" calcext:value="=1" calcext:base-cell-address="Feuille1.L122"/>
          </calcext:conditional-format>
          <calcext:conditional-format calcext:target-range-address="Feuille1.L127:Feuille1.L127">
            <calcext:condition calcext:apply-style-name="s0" calcext:value="=0" calcext:base-cell-address="Feuille1.L127"/>
            <calcext:condition calcext:apply-style-name="s1" calcext:value="=1" calcext:base-cell-address="Feuille1.L127"/>
            <calcext:condition calcext:apply-style-name="Default" calcext:value="formula-is(&quot;&quot;)" calcext:base-cell-address="Feuille1.L127"/>
          </calcext:conditional-format>
          <calcext:conditional-format calcext:target-range-address="Feuille1.L127:Feuille1.L127">
            <calcext:condition calcext:apply-style-name="s0" calcext:value="=0" calcext:base-cell-address="Feuille1.L127"/>
            <calcext:condition calcext:apply-style-name="s1" calcext:value="=1" calcext:base-cell-address="Feuille1.L127"/>
          </calcext:conditional-format>
          <calcext:conditional-format calcext:target-range-address="Feuille1.L126:Feuille1.L126">
            <calcext:condition calcext:apply-style-name="s0" calcext:value="=0" calcext:base-cell-address="Feuille1.L126"/>
            <calcext:condition calcext:apply-style-name="s1" calcext:value="=1" calcext:base-cell-address="Feuille1.L126"/>
          </calcext:conditional-format>
          <calcext:conditional-format calcext:target-range-address="Feuille1.L128:Feuille1.L128">
            <calcext:condition calcext:apply-style-name="s0" calcext:value="=0" calcext:base-cell-address="Feuille1.L128"/>
            <calcext:condition calcext:apply-style-name="s1" calcext:value="=1" calcext:base-cell-address="Feuille1.L128"/>
            <calcext:condition calcext:apply-style-name="Default" calcext:value="formula-is(&quot;&quot;)" calcext:base-cell-address="Feuille1.L128"/>
          </calcext:conditional-format>
          <calcext:conditional-format calcext:target-range-address="Feuille1.L128:Feuille1.L128">
            <calcext:condition calcext:apply-style-name="s0" calcext:value="=0" calcext:base-cell-address="Feuille1.L128"/>
            <calcext:condition calcext:apply-style-name="s1" calcext:value="=1" calcext:base-cell-address="Feuille1.L128"/>
          </calcext:conditional-format>
          <calcext:conditional-format calcext:target-range-address="Feuille1.M126:Feuille1.M126">
            <calcext:condition calcext:apply-style-name="s0" calcext:value="=0" calcext:base-cell-address="Feuille1.M126"/>
            <calcext:condition calcext:apply-style-name="s1" calcext:value="=1" calcext:base-cell-address="Feuille1.M126"/>
            <calcext:condition calcext:apply-style-name="Default" calcext:value="formula-is(&quot;&quot;)" calcext:base-cell-address="Feuille1.M126"/>
          </calcext:conditional-format>
          <calcext:conditional-format calcext:target-range-address="Feuille1.M124:Feuille1.M124">
            <calcext:condition calcext:apply-style-name="s0" calcext:value="=0" calcext:base-cell-address="Feuille1.M124"/>
            <calcext:condition calcext:apply-style-name="s1" calcext:value="=1" calcext:base-cell-address="Feuille1.M124"/>
          </calcext:conditional-format>
          <calcext:conditional-format calcext:target-range-address="Feuille1.M123:Feuille1.M123">
            <calcext:condition calcext:apply-style-name="s0" calcext:value="=0" calcext:base-cell-address="Feuille1.M123"/>
            <calcext:condition calcext:apply-style-name="s1" calcext:value="=1" calcext:base-cell-address="Feuille1.M123"/>
          </calcext:conditional-format>
          <calcext:conditional-format calcext:target-range-address="Feuille1.M126:Feuille1.M126">
            <calcext:condition calcext:apply-style-name="s0" calcext:value="=0" calcext:base-cell-address="Feuille1.M126"/>
            <calcext:condition calcext:apply-style-name="s1" calcext:value="=1" calcext:base-cell-address="Feuille1.M126"/>
          </calcext:conditional-format>
          <calcext:conditional-format calcext:target-range-address="Feuille1.M125:Feuille1.M125">
            <calcext:condition calcext:apply-style-name="s0" calcext:value="=0" calcext:base-cell-address="Feuille1.M125"/>
            <calcext:condition calcext:apply-style-name="s1" calcext:value="=1" calcext:base-cell-address="Feuille1.M125"/>
          </calcext:conditional-format>
          <calcext:conditional-format calcext:target-range-address="Feuille1.M122:Feuille1.M122">
            <calcext:condition calcext:apply-style-name="s0" calcext:value="=0" calcext:base-cell-address="Feuille1.M122"/>
            <calcext:condition calcext:apply-style-name="s1" calcext:value="=1" calcext:base-cell-address="Feuille1.M122"/>
          </calcext:conditional-format>
          <calcext:conditional-format calcext:target-range-address="Feuille1.M127:Feuille1.M127">
            <calcext:condition calcext:apply-style-name="s0" calcext:value="=0" calcext:base-cell-address="Feuille1.M127"/>
            <calcext:condition calcext:apply-style-name="s1" calcext:value="=1" calcext:base-cell-address="Feuille1.M127"/>
            <calcext:condition calcext:apply-style-name="Default" calcext:value="formula-is(&quot;&quot;)" calcext:base-cell-address="Feuille1.M127"/>
          </calcext:conditional-format>
          <calcext:conditional-format calcext:target-range-address="Feuille1.M127:Feuille1.M127">
            <calcext:condition calcext:apply-style-name="s0" calcext:value="=0" calcext:base-cell-address="Feuille1.M127"/>
            <calcext:condition calcext:apply-style-name="s1" calcext:value="=1" calcext:base-cell-address="Feuille1.M127"/>
          </calcext:conditional-format>
          <calcext:conditional-format calcext:target-range-address="Feuille1.N126:Feuille1.N126">
            <calcext:condition calcext:apply-style-name="s0" calcext:value="=0" calcext:base-cell-address="Feuille1.N126"/>
            <calcext:condition calcext:apply-style-name="s1" calcext:value="=1" calcext:base-cell-address="Feuille1.N126"/>
            <calcext:condition calcext:apply-style-name="Default" calcext:value="formula-is(&quot;&quot;)" calcext:base-cell-address="Feuille1.N126"/>
          </calcext:conditional-format>
          <calcext:conditional-format calcext:target-range-address="Feuille1.N124:Feuille1.N124">
            <calcext:condition calcext:apply-style-name="s0" calcext:value="=0" calcext:base-cell-address="Feuille1.N124"/>
            <calcext:condition calcext:apply-style-name="s1" calcext:value="=1" calcext:base-cell-address="Feuille1.N124"/>
          </calcext:conditional-format>
          <calcext:conditional-format calcext:target-range-address="Feuille1.N123:Feuille1.N123">
            <calcext:condition calcext:apply-style-name="s0" calcext:value="=0" calcext:base-cell-address="Feuille1.N123"/>
            <calcext:condition calcext:apply-style-name="s1" calcext:value="=1" calcext:base-cell-address="Feuille1.N123"/>
          </calcext:conditional-format>
          <calcext:conditional-format calcext:target-range-address="Feuille1.N126:Feuille1.N126">
            <calcext:condition calcext:apply-style-name="s0" calcext:value="=0" calcext:base-cell-address="Feuille1.N126"/>
            <calcext:condition calcext:apply-style-name="s1" calcext:value="=1" calcext:base-cell-address="Feuille1.N126"/>
          </calcext:conditional-format>
          <calcext:conditional-format calcext:target-range-address="Feuille1.N125:Feuille1.N125">
            <calcext:condition calcext:apply-style-name="s0" calcext:value="=0" calcext:base-cell-address="Feuille1.N125"/>
            <calcext:condition calcext:apply-style-name="s1" calcext:value="=1" calcext:base-cell-address="Feuille1.N125"/>
          </calcext:conditional-format>
          <calcext:conditional-format calcext:target-range-address="Feuille1.N122:Feuille1.N122">
            <calcext:condition calcext:apply-style-name="s0" calcext:value="=0" calcext:base-cell-address="Feuille1.N122"/>
            <calcext:condition calcext:apply-style-name="s1" calcext:value="=1" calcext:base-cell-address="Feuille1.N122"/>
          </calcext:conditional-format>
          <calcext:conditional-format calcext:target-range-address="Feuille1.O124:Feuille1.O124">
            <calcext:condition calcext:apply-style-name="s0" calcext:value="=0" calcext:base-cell-address="Feuille1.O124"/>
            <calcext:condition calcext:apply-style-name="s1" calcext:value="=1" calcext:base-cell-address="Feuille1.O124"/>
          </calcext:conditional-format>
          <calcext:conditional-format calcext:target-range-address="Feuille1.O123:Feuille1.O123">
            <calcext:condition calcext:apply-style-name="s0" calcext:value="=0" calcext:base-cell-address="Feuille1.O123"/>
            <calcext:condition calcext:apply-style-name="s1" calcext:value="=1" calcext:base-cell-address="Feuille1.O123"/>
          </calcext:conditional-format>
          <calcext:conditional-format calcext:target-range-address="Feuille1.O125:Feuille1.O125">
            <calcext:condition calcext:apply-style-name="s0" calcext:value="=0" calcext:base-cell-address="Feuille1.O125"/>
            <calcext:condition calcext:apply-style-name="s1" calcext:value="=1" calcext:base-cell-address="Feuille1.O125"/>
          </calcext:conditional-format>
          <calcext:conditional-format calcext:target-range-address="Feuille1.O122:Feuille1.O122">
            <calcext:condition calcext:apply-style-name="s0" calcext:value="=0" calcext:base-cell-address="Feuille1.O122"/>
            <calcext:condition calcext:apply-style-name="s1" calcext:value="=1" calcext:base-cell-address="Feuille1.O122"/>
          </calcext:conditional-format>
          <calcext:conditional-format calcext:target-range-address="Feuille1.P121:Feuille1.P121 Feuille1.I121:Feuille1.K121">
            <calcext:condition calcext:apply-style-name="s0" calcext:value="=0" calcext:base-cell-address="Feuille1.I121"/>
            <calcext:condition calcext:apply-style-name="s1" calcext:value="=1" calcext:base-cell-address="Feuille1.I121"/>
            <calcext:condition calcext:apply-style-name="Default" calcext:value="formula-is(&quot;&quot;)" calcext:base-cell-address="Feuille1.I121"/>
          </calcext:conditional-format>
          <calcext:conditional-format calcext:target-range-address="Feuille1.L121:Feuille1.L121">
            <calcext:condition calcext:apply-style-name="s0" calcext:value="=0" calcext:base-cell-address="Feuille1.L121"/>
            <calcext:condition calcext:apply-style-name="s1" calcext:value="=1" calcext:base-cell-address="Feuille1.L121"/>
          </calcext:conditional-format>
          <calcext:conditional-format calcext:target-range-address="Feuille1.M121:Feuille1.M121">
            <calcext:condition calcext:apply-style-name="s0" calcext:value="=0" calcext:base-cell-address="Feuille1.M121"/>
            <calcext:condition calcext:apply-style-name="s1" calcext:value="=1" calcext:base-cell-address="Feuille1.M121"/>
          </calcext:conditional-format>
          <calcext:conditional-format calcext:target-range-address="Feuille1.N121:Feuille1.N121">
            <calcext:condition calcext:apply-style-name="s0" calcext:value="=0" calcext:base-cell-address="Feuille1.N121"/>
            <calcext:condition calcext:apply-style-name="s1" calcext:value="=1" calcext:base-cell-address="Feuille1.N121"/>
          </calcext:conditional-format>
          <calcext:conditional-format calcext:target-range-address="Feuille1.O121:Feuille1.O121">
            <calcext:condition calcext:apply-style-name="s0" calcext:value="=0" calcext:base-cell-address="Feuille1.O121"/>
            <calcext:condition calcext:apply-style-name="s1" calcext:value="=1" calcext:base-cell-address="Feuille1.O121"/>
          </calcext:conditional-format>
          <calcext:conditional-format calcext:target-range-address="Feuille1.P112:Feuille1.P113">
            <calcext:condition calcext:apply-style-name="s0" calcext:value="=0" calcext:base-cell-address="Feuille1.P112"/>
            <calcext:condition calcext:apply-style-name="s1" calcext:value="=1" calcext:base-cell-address="Feuille1.P112"/>
            <calcext:condition calcext:apply-style-name="Default" calcext:value="formula-is(&quot;&quot;)" calcext:base-cell-address="Feuille1.P112"/>
          </calcext:conditional-format>
          <calcext:conditional-format calcext:target-range-address="Feuille1.P112:Feuille1.P113">
            <calcext:condition calcext:apply-style-name="s0" calcext:value="=0" calcext:base-cell-address="Feuille1.P112"/>
            <calcext:condition calcext:apply-style-name="s1" calcext:value="=1" calcext:base-cell-address="Feuille1.P112"/>
            <calcext:condition calcext:apply-style-name="Default" calcext:value="formula-is(&quot;&quot;)" calcext:base-cell-address="Feuille1.P112"/>
          </calcext:conditional-format>
          <calcext:conditional-format calcext:target-range-address="Feuille1.O112:Feuille1.O112">
            <calcext:condition calcext:apply-style-name="s0" calcext:value="=0" calcext:base-cell-address="Feuille1.O112"/>
            <calcext:condition calcext:apply-style-name="s1" calcext:value="=1" calcext:base-cell-address="Feuille1.O112"/>
          </calcext:conditional-format>
          <calcext:conditional-format calcext:target-range-address="Feuille1.N112:Feuille1.N112">
            <calcext:condition calcext:apply-style-name="s0" calcext:value="=0" calcext:base-cell-address="Feuille1.N112"/>
            <calcext:condition calcext:apply-style-name="s1" calcext:value="=1" calcext:base-cell-address="Feuille1.N112"/>
          </calcext:conditional-format>
          <calcext:conditional-format calcext:target-range-address="Feuille1.O113:Feuille1.O113">
            <calcext:condition calcext:apply-style-name="s0" calcext:value="=0" calcext:base-cell-address="Feuille1.O113"/>
            <calcext:condition calcext:apply-style-name="s1" calcext:value="=1" calcext:base-cell-address="Feuille1.O113"/>
          </calcext:conditional-format>
          <calcext:conditional-format calcext:target-range-address="Feuille1.N113:Feuille1.N113">
            <calcext:condition calcext:apply-style-name="s0" calcext:value="=0" calcext:base-cell-address="Feuille1.N113"/>
            <calcext:condition calcext:apply-style-name="s1" calcext:value="=1" calcext:base-cell-address="Feuille1.N113"/>
          </calcext:conditional-format>
          <calcext:conditional-format calcext:target-range-address="Feuille1.M112:Feuille1.M112">
            <calcext:condition calcext:apply-style-name="s0" calcext:value="=0" calcext:base-cell-address="Feuille1.M112"/>
            <calcext:condition calcext:apply-style-name="s1" calcext:value="=1" calcext:base-cell-address="Feuille1.M112"/>
          </calcext:conditional-format>
          <calcext:conditional-format calcext:target-range-address="Feuille1.M113:Feuille1.M113">
            <calcext:condition calcext:apply-style-name="s0" calcext:value="=0" calcext:base-cell-address="Feuille1.M113"/>
            <calcext:condition calcext:apply-style-name="s1" calcext:value="=1" calcext:base-cell-address="Feuille1.M113"/>
          </calcext:conditional-format>
          <calcext:conditional-format calcext:target-range-address="Feuille1.L112:Feuille1.L112">
            <calcext:condition calcext:apply-style-name="s0" calcext:value="=0" calcext:base-cell-address="Feuille1.L112"/>
            <calcext:condition calcext:apply-style-name="s1" calcext:value="=1" calcext:base-cell-address="Feuille1.L112"/>
          </calcext:conditional-format>
          <calcext:conditional-format calcext:target-range-address="Feuille1.L113:Feuille1.L113">
            <calcext:condition calcext:apply-style-name="s0" calcext:value="=0" calcext:base-cell-address="Feuille1.L113"/>
            <calcext:condition calcext:apply-style-name="s1" calcext:value="=1" calcext:base-cell-address="Feuille1.L113"/>
          </calcext:conditional-format>
          <calcext:conditional-format calcext:target-range-address="Feuille1.K112:Feuille1.K112">
            <calcext:condition calcext:apply-style-name="s0" calcext:value="=0" calcext:base-cell-address="Feuille1.K112"/>
            <calcext:condition calcext:apply-style-name="s1" calcext:value="=1" calcext:base-cell-address="Feuille1.K112"/>
          </calcext:conditional-format>
          <calcext:conditional-format calcext:target-range-address="Feuille1.K113:Feuille1.K113">
            <calcext:condition calcext:apply-style-name="s0" calcext:value="=0" calcext:base-cell-address="Feuille1.K113"/>
            <calcext:condition calcext:apply-style-name="s1" calcext:value="=1" calcext:base-cell-address="Feuille1.K113"/>
          </calcext:conditional-format>
          <calcext:conditional-format calcext:target-range-address="Feuille1.J112:Feuille1.J112">
            <calcext:condition calcext:apply-style-name="s0" calcext:value="=0" calcext:base-cell-address="Feuille1.J112"/>
            <calcext:condition calcext:apply-style-name="s1" calcext:value="=1" calcext:base-cell-address="Feuille1.J112"/>
          </calcext:conditional-format>
          <calcext:conditional-format calcext:target-range-address="Feuille1.J113:Feuille1.J113">
            <calcext:condition calcext:apply-style-name="s0" calcext:value="=0" calcext:base-cell-address="Feuille1.J113"/>
            <calcext:condition calcext:apply-style-name="s1" calcext:value="=1" calcext:base-cell-address="Feuille1.J113"/>
          </calcext:conditional-format>
          <calcext:conditional-format calcext:target-range-address="Feuille1.I112:Feuille1.I112">
            <calcext:condition calcext:apply-style-name="s0" calcext:value="=0" calcext:base-cell-address="Feuille1.I112"/>
            <calcext:condition calcext:apply-style-name="s1" calcext:value="=1" calcext:base-cell-address="Feuille1.I112"/>
          </calcext:conditional-format>
          <calcext:conditional-format calcext:target-range-address="Feuille1.I113:Feuille1.I113">
            <calcext:condition calcext:apply-style-name="s0" calcext:value="=0" calcext:base-cell-address="Feuille1.I113"/>
            <calcext:condition calcext:apply-style-name="s1" calcext:value="=1" calcext:base-cell-address="Feuille1.I113"/>
          </calcext:conditional-format>
          <calcext:conditional-format calcext:target-range-address="Feuille1.I114:Feuille1.P114">
            <calcext:condition calcext:apply-style-name="s0" calcext:value="=0" calcext:base-cell-address="Feuille1.I114"/>
            <calcext:condition calcext:apply-style-name="s1" calcext:value="=1" calcext:base-cell-address="Feuille1.I114"/>
            <calcext:condition calcext:apply-style-name="Default" calcext:value="formula-is(&quot;&quot;)" calcext:base-cell-address="Feuille1.I114"/>
          </calcext:conditional-format>
          <calcext:conditional-format calcext:target-range-address="Feuille1.K115:Feuille1.P115">
            <calcext:condition calcext:apply-style-name="s0" calcext:value="=0" calcext:base-cell-address="Feuille1.K115"/>
            <calcext:condition calcext:apply-style-name="s1" calcext:value="=1" calcext:base-cell-address="Feuille1.K115"/>
            <calcext:condition calcext:apply-style-name="Default" calcext:value="formula-is(&quot;&quot;)" calcext:base-cell-address="Feuille1.K115"/>
          </calcext:conditional-format>
          <calcext:conditional-format calcext:target-range-address="Feuille1.K116:Feuille1.P116">
            <calcext:condition calcext:apply-style-name="s0" calcext:value="=0" calcext:base-cell-address="Feuille1.K116"/>
            <calcext:condition calcext:apply-style-name="s1" calcext:value="=1" calcext:base-cell-address="Feuille1.K116"/>
            <calcext:condition calcext:apply-style-name="Default" calcext:value="formula-is(&quot;&quot;)" calcext:base-cell-address="Feuille1.K116"/>
          </calcext:conditional-format>
          <calcext:conditional-format calcext:target-range-address="Feuille1.K117:Feuille1.P117">
            <calcext:condition calcext:apply-style-name="s0" calcext:value="=0" calcext:base-cell-address="Feuille1.K117"/>
            <calcext:condition calcext:apply-style-name="s1" calcext:value="=1" calcext:base-cell-address="Feuille1.K117"/>
            <calcext:condition calcext:apply-style-name="Default" calcext:value="formula-is(&quot;&quot;)" calcext:base-cell-address="Feuille1.K117"/>
          </calcext:conditional-format>
          <calcext:conditional-format calcext:target-range-address="Feuille1.K118:Feuille1.P118">
            <calcext:condition calcext:apply-style-name="s0" calcext:value="=0" calcext:base-cell-address="Feuille1.K118"/>
            <calcext:condition calcext:apply-style-name="s1" calcext:value="=1" calcext:base-cell-address="Feuille1.K118"/>
            <calcext:condition calcext:apply-style-name="Default" calcext:value="formula-is(&quot;&quot;)" calcext:base-cell-address="Feuille1.K118"/>
          </calcext:conditional-format>
          <calcext:conditional-format calcext:target-range-address="Feuille1.I119:Feuille1.P119">
            <calcext:condition calcext:apply-style-name="s0" calcext:value="=0" calcext:base-cell-address="Feuille1.I119"/>
            <calcext:condition calcext:apply-style-name="s1" calcext:value="=1" calcext:base-cell-address="Feuille1.I119"/>
            <calcext:condition calcext:apply-style-name="Default" calcext:value="formula-is(&quot;&quot;)" calcext:base-cell-address="Feuille1.I119"/>
          </calcext:conditional-format>
          <calcext:conditional-format calcext:target-range-address="Feuille1.P120:Feuille1.P120 Feuille1.I120:Feuille1.K120">
            <calcext:condition calcext:apply-style-name="s0" calcext:value="=0" calcext:base-cell-address="Feuille1.I120"/>
            <calcext:condition calcext:apply-style-name="s1" calcext:value="=1" calcext:base-cell-address="Feuille1.I120"/>
            <calcext:condition calcext:apply-style-name="Default" calcext:value="formula-is(&quot;&quot;)" calcext:base-cell-address="Feuille1.I120"/>
          </calcext:conditional-format>
          <calcext:conditional-format calcext:target-range-address="Feuille1.L120:Feuille1.L120">
            <calcext:condition calcext:apply-style-name="s0" calcext:value="=0" calcext:base-cell-address="Feuille1.L120"/>
            <calcext:condition calcext:apply-style-name="s1" calcext:value="=1" calcext:base-cell-address="Feuille1.L120"/>
          </calcext:conditional-format>
          <calcext:conditional-format calcext:target-range-address="Feuille1.M120:Feuille1.M120">
            <calcext:condition calcext:apply-style-name="s0" calcext:value="=0" calcext:base-cell-address="Feuille1.M120"/>
            <calcext:condition calcext:apply-style-name="s1" calcext:value="=1" calcext:base-cell-address="Feuille1.M120"/>
          </calcext:conditional-format>
          <calcext:conditional-format calcext:target-range-address="Feuille1.N120:Feuille1.N120">
            <calcext:condition calcext:apply-style-name="s0" calcext:value="=0" calcext:base-cell-address="Feuille1.N120"/>
            <calcext:condition calcext:apply-style-name="s1" calcext:value="=1" calcext:base-cell-address="Feuille1.N120"/>
          </calcext:conditional-format>
          <calcext:conditional-format calcext:target-range-address="Feuille1.O120:Feuille1.O120">
            <calcext:condition calcext:apply-style-name="s0" calcext:value="=0" calcext:base-cell-address="Feuille1.O120"/>
            <calcext:condition calcext:apply-style-name="s1" calcext:value="=1" calcext:base-cell-address="Feuille1.O120"/>
          </calcext:conditional-format>
          <calcext:conditional-format calcext:target-range-address="Feuille1.J115:Feuille1.J115">
            <calcext:condition calcext:apply-style-name="s0" calcext:value="=0" calcext:base-cell-address="Feuille1.J115"/>
            <calcext:condition calcext:apply-style-name="s1" calcext:value="=1" calcext:base-cell-address="Feuille1.J115"/>
            <calcext:condition calcext:apply-style-name="Default" calcext:value="formula-is(&quot;&quot;)" calcext:base-cell-address="Feuille1.J115"/>
          </calcext:conditional-format>
          <calcext:conditional-format calcext:target-range-address="Feuille1.J116:Feuille1.J116">
            <calcext:condition calcext:apply-style-name="s0" calcext:value="=0" calcext:base-cell-address="Feuille1.J116"/>
            <calcext:condition calcext:apply-style-name="s1" calcext:value="=1" calcext:base-cell-address="Feuille1.J116"/>
            <calcext:condition calcext:apply-style-name="Default" calcext:value="formula-is(&quot;&quot;)" calcext:base-cell-address="Feuille1.J116"/>
          </calcext:conditional-format>
          <calcext:conditional-format calcext:target-range-address="Feuille1.J117:Feuille1.J117">
            <calcext:condition calcext:apply-style-name="s0" calcext:value="=0" calcext:base-cell-address="Feuille1.J117"/>
            <calcext:condition calcext:apply-style-name="s1" calcext:value="=1" calcext:base-cell-address="Feuille1.J117"/>
            <calcext:condition calcext:apply-style-name="Default" calcext:value="formula-is(&quot;&quot;)" calcext:base-cell-address="Feuille1.J117"/>
          </calcext:conditional-format>
          <calcext:conditional-format calcext:target-range-address="Feuille1.J118:Feuille1.J118">
            <calcext:condition calcext:apply-style-name="s0" calcext:value="=0" calcext:base-cell-address="Feuille1.J118"/>
            <calcext:condition calcext:apply-style-name="s1" calcext:value="=1" calcext:base-cell-address="Feuille1.J118"/>
            <calcext:condition calcext:apply-style-name="Default" calcext:value="formula-is(&quot;&quot;)" calcext:base-cell-address="Feuille1.J118"/>
          </calcext:conditional-format>
          <calcext:conditional-format calcext:target-range-address="Feuille1.I115:Feuille1.I115">
            <calcext:condition calcext:apply-style-name="s0" calcext:value="=0" calcext:base-cell-address="Feuille1.I115"/>
            <calcext:condition calcext:apply-style-name="s1" calcext:value="=1" calcext:base-cell-address="Feuille1.I115"/>
            <calcext:condition calcext:apply-style-name="Default" calcext:value="formula-is(&quot;&quot;)" calcext:base-cell-address="Feuille1.I115"/>
          </calcext:conditional-format>
          <calcext:conditional-format calcext:target-range-address="Feuille1.I116:Feuille1.I116">
            <calcext:condition calcext:apply-style-name="s0" calcext:value="=0" calcext:base-cell-address="Feuille1.I116"/>
            <calcext:condition calcext:apply-style-name="s1" calcext:value="=1" calcext:base-cell-address="Feuille1.I116"/>
            <calcext:condition calcext:apply-style-name="Default" calcext:value="formula-is(&quot;&quot;)" calcext:base-cell-address="Feuille1.I116"/>
          </calcext:conditional-format>
          <calcext:conditional-format calcext:target-range-address="Feuille1.I117:Feuille1.I117">
            <calcext:condition calcext:apply-style-name="s0" calcext:value="=0" calcext:base-cell-address="Feuille1.I117"/>
            <calcext:condition calcext:apply-style-name="s1" calcext:value="=1" calcext:base-cell-address="Feuille1.I117"/>
            <calcext:condition calcext:apply-style-name="Default" calcext:value="formula-is(&quot;&quot;)" calcext:base-cell-address="Feuille1.I117"/>
          </calcext:conditional-format>
          <calcext:conditional-format calcext:target-range-address="Feuille1.I118:Feuille1.I118">
            <calcext:condition calcext:apply-style-name="s0" calcext:value="=0" calcext:base-cell-address="Feuille1.I118"/>
            <calcext:condition calcext:apply-style-name="s1" calcext:value="=1" calcext:base-cell-address="Feuille1.I118"/>
            <calcext:condition calcext:apply-style-name="Default" calcext:value="formula-is(&quot;&quot;)" calcext:base-cell-address="Feuille1.I118"/>
          </calcext:conditional-format>
          <calcext:conditional-format calcext:target-range-address="Feuille1.H115:Feuille1.H115">
            <calcext:condition calcext:apply-style-name="s0" calcext:value="=0" calcext:base-cell-address="Feuille1.H115"/>
            <calcext:condition calcext:apply-style-name="s1" calcext:value="=1" calcext:base-cell-address="Feuille1.H115"/>
            <calcext:condition calcext:apply-style-name="Default" calcext:value="formula-is(&quot;&quot;)" calcext:base-cell-address="Feuille1.H115"/>
          </calcext:conditional-format>
          <calcext:conditional-format calcext:target-range-address="Feuille1.H116:Feuille1.H116">
            <calcext:condition calcext:apply-style-name="s0" calcext:value="=0" calcext:base-cell-address="Feuille1.H116"/>
            <calcext:condition calcext:apply-style-name="s1" calcext:value="=1" calcext:base-cell-address="Feuille1.H116"/>
            <calcext:condition calcext:apply-style-name="Default" calcext:value="formula-is(&quot;&quot;)" calcext:base-cell-address="Feuille1.H116"/>
          </calcext:conditional-format>
          <calcext:conditional-format calcext:target-range-address="Feuille1.H117:Feuille1.H117">
            <calcext:condition calcext:apply-style-name="s0" calcext:value="=0" calcext:base-cell-address="Feuille1.H117"/>
            <calcext:condition calcext:apply-style-name="s1" calcext:value="=1" calcext:base-cell-address="Feuille1.H117"/>
            <calcext:condition calcext:apply-style-name="Default" calcext:value="formula-is(&quot;&quot;)" calcext:base-cell-address="Feuille1.H117"/>
          </calcext:conditional-format>
          <calcext:conditional-format calcext:target-range-address="Feuille1.H118:Feuille1.H118">
            <calcext:condition calcext:apply-style-name="s0" calcext:value="=0" calcext:base-cell-address="Feuille1.H118"/>
            <calcext:condition calcext:apply-style-name="s1" calcext:value="=1" calcext:base-cell-address="Feuille1.H118"/>
            <calcext:condition calcext:apply-style-name="Default" calcext:value="formula-is(&quot;&quot;)" calcext:base-cell-address="Feuille1.H118"/>
          </calcext:conditional-format>
          <calcext:conditional-format calcext:target-range-address="Feuille1.G115:Feuille1.G115">
            <calcext:condition calcext:apply-style-name="s0" calcext:value="=0" calcext:base-cell-address="Feuille1.G115"/>
            <calcext:condition calcext:apply-style-name="s1" calcext:value="=1" calcext:base-cell-address="Feuille1.G115"/>
            <calcext:condition calcext:apply-style-name="Default" calcext:value="formula-is(&quot;&quot;)" calcext:base-cell-address="Feuille1.G115"/>
          </calcext:conditional-format>
          <calcext:conditional-format calcext:target-range-address="Feuille1.G116:Feuille1.G116">
            <calcext:condition calcext:apply-style-name="s0" calcext:value="=0" calcext:base-cell-address="Feuille1.G116"/>
            <calcext:condition calcext:apply-style-name="s1" calcext:value="=1" calcext:base-cell-address="Feuille1.G116"/>
            <calcext:condition calcext:apply-style-name="Default" calcext:value="formula-is(&quot;&quot;)" calcext:base-cell-address="Feuille1.G116"/>
          </calcext:conditional-format>
          <calcext:conditional-format calcext:target-range-address="Feuille1.G117:Feuille1.G117">
            <calcext:condition calcext:apply-style-name="s0" calcext:value="=0" calcext:base-cell-address="Feuille1.G117"/>
            <calcext:condition calcext:apply-style-name="s1" calcext:value="=1" calcext:base-cell-address="Feuille1.G117"/>
            <calcext:condition calcext:apply-style-name="Default" calcext:value="formula-is(&quot;&quot;)" calcext:base-cell-address="Feuille1.G117"/>
          </calcext:conditional-format>
          <calcext:conditional-format calcext:target-range-address="Feuille1.G118:Feuille1.G118">
            <calcext:condition calcext:apply-style-name="s0" calcext:value="=0" calcext:base-cell-address="Feuille1.G118"/>
            <calcext:condition calcext:apply-style-name="s1" calcext:value="=1" calcext:base-cell-address="Feuille1.G118"/>
            <calcext:condition calcext:apply-style-name="Default" calcext:value="formula-is(&quot;&quot;)" calcext:base-cell-address="Feuille1.G118"/>
          </calcext:conditional-format>
          <calcext:conditional-format calcext:target-range-address="Feuille1.F115:Feuille1.F115">
            <calcext:condition calcext:apply-style-name="s0" calcext:value="=0" calcext:base-cell-address="Feuille1.F115"/>
            <calcext:condition calcext:apply-style-name="s1" calcext:value="=1" calcext:base-cell-address="Feuille1.F115"/>
            <calcext:condition calcext:apply-style-name="Default" calcext:value="formula-is(&quot;&quot;)" calcext:base-cell-address="Feuille1.F115"/>
          </calcext:conditional-format>
          <calcext:conditional-format calcext:target-range-address="Feuille1.F116:Feuille1.F116">
            <calcext:condition calcext:apply-style-name="s0" calcext:value="=0" calcext:base-cell-address="Feuille1.F116"/>
            <calcext:condition calcext:apply-style-name="s1" calcext:value="=1" calcext:base-cell-address="Feuille1.F116"/>
            <calcext:condition calcext:apply-style-name="Default" calcext:value="formula-is(&quot;&quot;)" calcext:base-cell-address="Feuille1.F116"/>
          </calcext:conditional-format>
          <calcext:conditional-format calcext:target-range-address="Feuille1.F117:Feuille1.F117">
            <calcext:condition calcext:apply-style-name="s0" calcext:value="=0" calcext:base-cell-address="Feuille1.F117"/>
            <calcext:condition calcext:apply-style-name="s1" calcext:value="=1" calcext:base-cell-address="Feuille1.F117"/>
            <calcext:condition calcext:apply-style-name="Default" calcext:value="formula-is(&quot;&quot;)" calcext:base-cell-address="Feuille1.F117"/>
          </calcext:conditional-format>
          <calcext:conditional-format calcext:target-range-address="Feuille1.F118:Feuille1.F118">
            <calcext:condition calcext:apply-style-name="s0" calcext:value="=0" calcext:base-cell-address="Feuille1.F118"/>
            <calcext:condition calcext:apply-style-name="s1" calcext:value="=1" calcext:base-cell-address="Feuille1.F118"/>
            <calcext:condition calcext:apply-style-name="Default" calcext:value="formula-is(&quot;&quot;)" calcext:base-cell-address="Feuille1.F118"/>
          </calcext:conditional-format>
          <calcext:conditional-format calcext:target-range-address="Feuille1.C138:Feuille1.C138 Feuille1.H155:Feuille1.J160 Feuille1.H139:Feuille1.J146">
            <calcext:condition calcext:apply-style-name="s0" calcext:value="=0" calcext:base-cell-address="Feuille1.C138"/>
            <calcext:condition calcext:apply-style-name="s1" calcext:value="=1" calcext:base-cell-address="Feuille1.C138"/>
            <calcext:condition calcext:apply-style-name="Default" calcext:value="formula-is(&quot;&quot;)" calcext:base-cell-address="Feuille1.C138"/>
          </calcext:conditional-format>
          <calcext:conditional-format calcext:target-range-address="Feuille1.C139:Feuille1.C139">
            <calcext:condition calcext:apply-style-name="s0" calcext:value="=0" calcext:base-cell-address="Feuille1.C139"/>
            <calcext:condition calcext:apply-style-name="s1" calcext:value="=1" calcext:base-cell-address="Feuille1.C139"/>
            <calcext:condition calcext:apply-style-name="Default" calcext:value="formula-is(&quot;&quot;)" calcext:base-cell-address="Feuille1.C139"/>
          </calcext:conditional-format>
          <calcext:conditional-format calcext:target-range-address="Feuille1.C140:Feuille1.C140">
            <calcext:condition calcext:apply-style-name="s0" calcext:value="=0" calcext:base-cell-address="Feuille1.C140"/>
            <calcext:condition calcext:apply-style-name="s1" calcext:value="=1" calcext:base-cell-address="Feuille1.C140"/>
            <calcext:condition calcext:apply-style-name="Default" calcext:value="formula-is(&quot;&quot;)" calcext:base-cell-address="Feuille1.C140"/>
          </calcext:conditional-format>
          <calcext:conditional-format calcext:target-range-address="Feuille1.C141:Feuille1.C141">
            <calcext:condition calcext:apply-style-name="s0" calcext:value="=0" calcext:base-cell-address="Feuille1.C141"/>
            <calcext:condition calcext:apply-style-name="s1" calcext:value="=1" calcext:base-cell-address="Feuille1.C141"/>
            <calcext:condition calcext:apply-style-name="Default" calcext:value="formula-is(&quot;&quot;)" calcext:base-cell-address="Feuille1.C141"/>
          </calcext:conditional-format>
          <calcext:conditional-format calcext:target-range-address="Feuille1.C142:Feuille1.C142">
            <calcext:condition calcext:apply-style-name="s0" calcext:value="=0" calcext:base-cell-address="Feuille1.C142"/>
            <calcext:condition calcext:apply-style-name="s1" calcext:value="=1" calcext:base-cell-address="Feuille1.C142"/>
            <calcext:condition calcext:apply-style-name="Default" calcext:value="formula-is(&quot;&quot;)" calcext:base-cell-address="Feuille1.C142"/>
          </calcext:conditional-format>
          <calcext:conditional-format calcext:target-range-address="Feuille1.C143:Feuille1.C143">
            <calcext:condition calcext:apply-style-name="s0" calcext:value="=0" calcext:base-cell-address="Feuille1.C143"/>
            <calcext:condition calcext:apply-style-name="s1" calcext:value="=1" calcext:base-cell-address="Feuille1.C143"/>
            <calcext:condition calcext:apply-style-name="Default" calcext:value="formula-is(&quot;&quot;)" calcext:base-cell-address="Feuille1.C143"/>
          </calcext:conditional-format>
          <calcext:conditional-format calcext:target-range-address="Feuille1.C144:Feuille1.C144">
            <calcext:condition calcext:apply-style-name="s0" calcext:value="=0" calcext:base-cell-address="Feuille1.C144"/>
            <calcext:condition calcext:apply-style-name="s1" calcext:value="=1" calcext:base-cell-address="Feuille1.C144"/>
            <calcext:condition calcext:apply-style-name="Default" calcext:value="formula-is(&quot;&quot;)" calcext:base-cell-address="Feuille1.C144"/>
          </calcext:conditional-format>
          <calcext:conditional-format calcext:target-range-address="Feuille1.C145:Feuille1.C145">
            <calcext:condition calcext:apply-style-name="s0" calcext:value="=0" calcext:base-cell-address="Feuille1.C145"/>
            <calcext:condition calcext:apply-style-name="s1" calcext:value="=1" calcext:base-cell-address="Feuille1.C145"/>
            <calcext:condition calcext:apply-style-name="Default" calcext:value="formula-is(&quot;&quot;)" calcext:base-cell-address="Feuille1.C145"/>
          </calcext:conditional-format>
          <calcext:conditional-format calcext:target-range-address="Feuille1.C146:Feuille1.C146">
            <calcext:condition calcext:apply-style-name="s0" calcext:value="=0" calcext:base-cell-address="Feuille1.C146"/>
            <calcext:condition calcext:apply-style-name="s1" calcext:value="=1" calcext:base-cell-address="Feuille1.C146"/>
            <calcext:condition calcext:apply-style-name="Default" calcext:value="formula-is(&quot;&quot;)" calcext:base-cell-address="Feuille1.C146"/>
          </calcext:conditional-format>
          <calcext:conditional-format calcext:target-range-address="Feuille1.D138:Feuille1.G138">
            <calcext:condition calcext:apply-style-name="s0" calcext:value="=0" calcext:base-cell-address="Feuille1.D138"/>
            <calcext:condition calcext:apply-style-name="s1" calcext:value="=1" calcext:base-cell-address="Feuille1.D138"/>
            <calcext:condition calcext:apply-style-name="Default" calcext:value="formula-is(&quot;&quot;)" calcext:base-cell-address="Feuille1.D138"/>
          </calcext:conditional-format>
          <calcext:conditional-format calcext:target-range-address="Feuille1.D139:Feuille1.G139">
            <calcext:condition calcext:apply-style-name="s0" calcext:value="=0" calcext:base-cell-address="Feuille1.D139"/>
            <calcext:condition calcext:apply-style-name="s1" calcext:value="=1" calcext:base-cell-address="Feuille1.D139"/>
            <calcext:condition calcext:apply-style-name="Default" calcext:value="formula-is(&quot;&quot;)" calcext:base-cell-address="Feuille1.D139"/>
          </calcext:conditional-format>
          <calcext:conditional-format calcext:target-range-address="Feuille1.D140:Feuille1.G140">
            <calcext:condition calcext:apply-style-name="s0" calcext:value="=0" calcext:base-cell-address="Feuille1.D140"/>
            <calcext:condition calcext:apply-style-name="s1" calcext:value="=1" calcext:base-cell-address="Feuille1.D140"/>
            <calcext:condition calcext:apply-style-name="Default" calcext:value="formula-is(&quot;&quot;)" calcext:base-cell-address="Feuille1.D140"/>
          </calcext:conditional-format>
          <calcext:conditional-format calcext:target-range-address="Feuille1.D141:Feuille1.G141">
            <calcext:condition calcext:apply-style-name="s0" calcext:value="=0" calcext:base-cell-address="Feuille1.D141"/>
            <calcext:condition calcext:apply-style-name="s1" calcext:value="=1" calcext:base-cell-address="Feuille1.D141"/>
            <calcext:condition calcext:apply-style-name="Default" calcext:value="formula-is(&quot;&quot;)" calcext:base-cell-address="Feuille1.D141"/>
          </calcext:conditional-format>
          <calcext:conditional-format calcext:target-range-address="Feuille1.D142:Feuille1.G142">
            <calcext:condition calcext:apply-style-name="s0" calcext:value="=0" calcext:base-cell-address="Feuille1.D142"/>
            <calcext:condition calcext:apply-style-name="s1" calcext:value="=1" calcext:base-cell-address="Feuille1.D142"/>
            <calcext:condition calcext:apply-style-name="Default" calcext:value="formula-is(&quot;&quot;)" calcext:base-cell-address="Feuille1.D142"/>
          </calcext:conditional-format>
          <calcext:conditional-format calcext:target-range-address="Feuille1.D143:Feuille1.G143">
            <calcext:condition calcext:apply-style-name="s0" calcext:value="=0" calcext:base-cell-address="Feuille1.D143"/>
            <calcext:condition calcext:apply-style-name="s1" calcext:value="=1" calcext:base-cell-address="Feuille1.D143"/>
            <calcext:condition calcext:apply-style-name="Default" calcext:value="formula-is(&quot;&quot;)" calcext:base-cell-address="Feuille1.D143"/>
          </calcext:conditional-format>
          <calcext:conditional-format calcext:target-range-address="Feuille1.D144:Feuille1.G144">
            <calcext:condition calcext:apply-style-name="s0" calcext:value="=0" calcext:base-cell-address="Feuille1.D144"/>
            <calcext:condition calcext:apply-style-name="s1" calcext:value="=1" calcext:base-cell-address="Feuille1.D144"/>
            <calcext:condition calcext:apply-style-name="Default" calcext:value="formula-is(&quot;&quot;)" calcext:base-cell-address="Feuille1.D144"/>
          </calcext:conditional-format>
          <calcext:conditional-format calcext:target-range-address="Feuille1.D145:Feuille1.G145">
            <calcext:condition calcext:apply-style-name="s0" calcext:value="=0" calcext:base-cell-address="Feuille1.D145"/>
            <calcext:condition calcext:apply-style-name="s1" calcext:value="=1" calcext:base-cell-address="Feuille1.D145"/>
            <calcext:condition calcext:apply-style-name="Default" calcext:value="formula-is(&quot;&quot;)" calcext:base-cell-address="Feuille1.D145"/>
          </calcext:conditional-format>
          <calcext:conditional-format calcext:target-range-address="Feuille1.D146:Feuille1.G146">
            <calcext:condition calcext:apply-style-name="s0" calcext:value="=0" calcext:base-cell-address="Feuille1.D146"/>
            <calcext:condition calcext:apply-style-name="s1" calcext:value="=1" calcext:base-cell-address="Feuille1.D146"/>
            <calcext:condition calcext:apply-style-name="Default" calcext:value="formula-is(&quot;&quot;)" calcext:base-cell-address="Feuille1.D146"/>
          </calcext:conditional-format>
          <calcext:conditional-format calcext:target-range-address="Feuille1.J155:Feuille1.J160 Feuille1.J139:Feuille1.J146">
            <calcext:condition calcext:apply-style-name="s0" calcext:value="=0" calcext:base-cell-address="Feuille1.J139"/>
            <calcext:condition calcext:apply-style-name="s1" calcext:value="=1" calcext:base-cell-address="Feuille1.J139"/>
            <calcext:condition calcext:apply-style-name="Default" calcext:value="formula-is(&quot;&quot;)" calcext:base-cell-address="Feuille1.J139"/>
          </calcext:conditional-format>
          <calcext:conditional-format calcext:target-range-address="Feuille1.I155:Feuille1.I160 Feuille1.I139:Feuille1.I146">
            <calcext:condition calcext:apply-style-name="s0" calcext:value="=0" calcext:base-cell-address="Feuille1.I139"/>
            <calcext:condition calcext:apply-style-name="s1" calcext:value="=1" calcext:base-cell-address="Feuille1.I139"/>
            <calcext:condition calcext:apply-style-name="Default" calcext:value="formula-is(&quot;&quot;)" calcext:base-cell-address="Feuille1.I139"/>
          </calcext:conditional-format>
          <calcext:conditional-format calcext:target-range-address="Feuille1.H155:Feuille1.H160 Feuille1.H139:Feuille1.H146">
            <calcext:condition calcext:apply-style-name="s0" calcext:value="=0" calcext:base-cell-address="Feuille1.H139"/>
            <calcext:condition calcext:apply-style-name="s1" calcext:value="=1" calcext:base-cell-address="Feuille1.H139"/>
            <calcext:condition calcext:apply-style-name="Default" calcext:value="formula-is(&quot;&quot;)" calcext:base-cell-address="Feuille1.H139"/>
          </calcext:conditional-format>
          <calcext:conditional-format calcext:target-range-address="Feuille1.P138:Feuille1.P138 Feuille1.K138:Feuille1.K138">
            <calcext:condition calcext:apply-style-name="s0" calcext:value="=0" calcext:base-cell-address="Feuille1.K138"/>
            <calcext:condition calcext:apply-style-name="s1" calcext:value="=1" calcext:base-cell-address="Feuille1.K138"/>
            <calcext:condition calcext:apply-style-name="Default" calcext:value="formula-is(&quot;&quot;)" calcext:base-cell-address="Feuille1.K138"/>
          </calcext:conditional-format>
          <calcext:conditional-format calcext:target-range-address="Feuille1.J138:Feuille1.J138">
            <calcext:condition calcext:apply-style-name="s0" calcext:value="=0" calcext:base-cell-address="Feuille1.J138"/>
            <calcext:condition calcext:apply-style-name="s1" calcext:value="=1" calcext:base-cell-address="Feuille1.J138"/>
            <calcext:condition calcext:apply-style-name="Default" calcext:value="formula-is(&quot;&quot;)" calcext:base-cell-address="Feuille1.J138"/>
          </calcext:conditional-format>
          <calcext:conditional-format calcext:target-range-address="Feuille1.I138:Feuille1.I138">
            <calcext:condition calcext:apply-style-name="s0" calcext:value="=0" calcext:base-cell-address="Feuille1.I138"/>
            <calcext:condition calcext:apply-style-name="s1" calcext:value="=1" calcext:base-cell-address="Feuille1.I138"/>
            <calcext:condition calcext:apply-style-name="Default" calcext:value="formula-is(&quot;&quot;)" calcext:base-cell-address="Feuille1.I138"/>
          </calcext:conditional-format>
          <calcext:conditional-format calcext:target-range-address="Feuille1.H138:Feuille1.H138">
            <calcext:condition calcext:apply-style-name="s0" calcext:value="=0" calcext:base-cell-address="Feuille1.H138"/>
            <calcext:condition calcext:apply-style-name="s1" calcext:value="=1" calcext:base-cell-address="Feuille1.H138"/>
            <calcext:condition calcext:apply-style-name="Default" calcext:value="formula-is(&quot;&quot;)" calcext:base-cell-address="Feuille1.H138"/>
          </calcext:conditional-format>
          <calcext:conditional-format calcext:target-range-address="Feuille1.P139:Feuille1.P139 Feuille1.K139:Feuille1.K139">
            <calcext:condition calcext:apply-style-name="s0" calcext:value="=0" calcext:base-cell-address="Feuille1.K139"/>
            <calcext:condition calcext:apply-style-name="s1" calcext:value="=1" calcext:base-cell-address="Feuille1.K139"/>
            <calcext:condition calcext:apply-style-name="Default" calcext:value="formula-is(&quot;&quot;)" calcext:base-cell-address="Feuille1.K139"/>
          </calcext:conditional-format>
          <calcext:conditional-format calcext:target-range-address="Feuille1.J139:Feuille1.J139">
            <calcext:condition calcext:apply-style-name="s0" calcext:value="=0" calcext:base-cell-address="Feuille1.J139"/>
            <calcext:condition calcext:apply-style-name="s1" calcext:value="=1" calcext:base-cell-address="Feuille1.J139"/>
            <calcext:condition calcext:apply-style-name="Default" calcext:value="formula-is(&quot;&quot;)" calcext:base-cell-address="Feuille1.J139"/>
          </calcext:conditional-format>
          <calcext:conditional-format calcext:target-range-address="Feuille1.I139:Feuille1.I139">
            <calcext:condition calcext:apply-style-name="s0" calcext:value="=0" calcext:base-cell-address="Feuille1.I139"/>
            <calcext:condition calcext:apply-style-name="s1" calcext:value="=1" calcext:base-cell-address="Feuille1.I139"/>
            <calcext:condition calcext:apply-style-name="Default" calcext:value="formula-is(&quot;&quot;)" calcext:base-cell-address="Feuille1.I139"/>
          </calcext:conditional-format>
          <calcext:conditional-format calcext:target-range-address="Feuille1.H139:Feuille1.H139">
            <calcext:condition calcext:apply-style-name="s0" calcext:value="=0" calcext:base-cell-address="Feuille1.H139"/>
            <calcext:condition calcext:apply-style-name="s1" calcext:value="=1" calcext:base-cell-address="Feuille1.H139"/>
            <calcext:condition calcext:apply-style-name="Default" calcext:value="formula-is(&quot;&quot;)" calcext:base-cell-address="Feuille1.H139"/>
          </calcext:conditional-format>
          <calcext:conditional-format calcext:target-range-address="Feuille1.P140:Feuille1.P140 Feuille1.K140:Feuille1.K140">
            <calcext:condition calcext:apply-style-name="s0" calcext:value="=0" calcext:base-cell-address="Feuille1.K140"/>
            <calcext:condition calcext:apply-style-name="s1" calcext:value="=1" calcext:base-cell-address="Feuille1.K140"/>
            <calcext:condition calcext:apply-style-name="Default" calcext:value="formula-is(&quot;&quot;)" calcext:base-cell-address="Feuille1.K140"/>
          </calcext:conditional-format>
          <calcext:conditional-format calcext:target-range-address="Feuille1.J140:Feuille1.J140">
            <calcext:condition calcext:apply-style-name="s0" calcext:value="=0" calcext:base-cell-address="Feuille1.J140"/>
            <calcext:condition calcext:apply-style-name="s1" calcext:value="=1" calcext:base-cell-address="Feuille1.J140"/>
            <calcext:condition calcext:apply-style-name="Default" calcext:value="formula-is(&quot;&quot;)" calcext:base-cell-address="Feuille1.J140"/>
          </calcext:conditional-format>
          <calcext:conditional-format calcext:target-range-address="Feuille1.I140:Feuille1.I140">
            <calcext:condition calcext:apply-style-name="s0" calcext:value="=0" calcext:base-cell-address="Feuille1.I140"/>
            <calcext:condition calcext:apply-style-name="s1" calcext:value="=1" calcext:base-cell-address="Feuille1.I140"/>
            <calcext:condition calcext:apply-style-name="Default" calcext:value="formula-is(&quot;&quot;)" calcext:base-cell-address="Feuille1.I140"/>
          </calcext:conditional-format>
          <calcext:conditional-format calcext:target-range-address="Feuille1.H140:Feuille1.H140">
            <calcext:condition calcext:apply-style-name="s0" calcext:value="=0" calcext:base-cell-address="Feuille1.H140"/>
            <calcext:condition calcext:apply-style-name="s1" calcext:value="=1" calcext:base-cell-address="Feuille1.H140"/>
            <calcext:condition calcext:apply-style-name="Default" calcext:value="formula-is(&quot;&quot;)" calcext:base-cell-address="Feuille1.H140"/>
          </calcext:conditional-format>
          <calcext:conditional-format calcext:target-range-address="Feuille1.P141:Feuille1.P141 Feuille1.K141:Feuille1.K141">
            <calcext:condition calcext:apply-style-name="s0" calcext:value="=0" calcext:base-cell-address="Feuille1.K141"/>
            <calcext:condition calcext:apply-style-name="s1" calcext:value="=1" calcext:base-cell-address="Feuille1.K141"/>
            <calcext:condition calcext:apply-style-name="Default" calcext:value="formula-is(&quot;&quot;)" calcext:base-cell-address="Feuille1.K141"/>
          </calcext:conditional-format>
          <calcext:conditional-format calcext:target-range-address="Feuille1.J141:Feuille1.J141">
            <calcext:condition calcext:apply-style-name="s0" calcext:value="=0" calcext:base-cell-address="Feuille1.J141"/>
            <calcext:condition calcext:apply-style-name="s1" calcext:value="=1" calcext:base-cell-address="Feuille1.J141"/>
            <calcext:condition calcext:apply-style-name="Default" calcext:value="formula-is(&quot;&quot;)" calcext:base-cell-address="Feuille1.J141"/>
          </calcext:conditional-format>
          <calcext:conditional-format calcext:target-range-address="Feuille1.I141:Feuille1.I141">
            <calcext:condition calcext:apply-style-name="s0" calcext:value="=0" calcext:base-cell-address="Feuille1.I141"/>
            <calcext:condition calcext:apply-style-name="s1" calcext:value="=1" calcext:base-cell-address="Feuille1.I141"/>
            <calcext:condition calcext:apply-style-name="Default" calcext:value="formula-is(&quot;&quot;)" calcext:base-cell-address="Feuille1.I141"/>
          </calcext:conditional-format>
          <calcext:conditional-format calcext:target-range-address="Feuille1.H141:Feuille1.H141">
            <calcext:condition calcext:apply-style-name="s0" calcext:value="=0" calcext:base-cell-address="Feuille1.H141"/>
            <calcext:condition calcext:apply-style-name="s1" calcext:value="=1" calcext:base-cell-address="Feuille1.H141"/>
            <calcext:condition calcext:apply-style-name="Default" calcext:value="formula-is(&quot;&quot;)" calcext:base-cell-address="Feuille1.H141"/>
          </calcext:conditional-format>
          <calcext:conditional-format calcext:target-range-address="Feuille1.P142:Feuille1.P142 Feuille1.K142:Feuille1.K142">
            <calcext:condition calcext:apply-style-name="s0" calcext:value="=0" calcext:base-cell-address="Feuille1.K142"/>
            <calcext:condition calcext:apply-style-name="s1" calcext:value="=1" calcext:base-cell-address="Feuille1.K142"/>
            <calcext:condition calcext:apply-style-name="Default" calcext:value="formula-is(&quot;&quot;)" calcext:base-cell-address="Feuille1.K142"/>
          </calcext:conditional-format>
          <calcext:conditional-format calcext:target-range-address="Feuille1.J142:Feuille1.J142">
            <calcext:condition calcext:apply-style-name="s0" calcext:value="=0" calcext:base-cell-address="Feuille1.J142"/>
            <calcext:condition calcext:apply-style-name="s1" calcext:value="=1" calcext:base-cell-address="Feuille1.J142"/>
            <calcext:condition calcext:apply-style-name="Default" calcext:value="formula-is(&quot;&quot;)" calcext:base-cell-address="Feuille1.J142"/>
          </calcext:conditional-format>
          <calcext:conditional-format calcext:target-range-address="Feuille1.I142:Feuille1.I142">
            <calcext:condition calcext:apply-style-name="s0" calcext:value="=0" calcext:base-cell-address="Feuille1.I142"/>
            <calcext:condition calcext:apply-style-name="s1" calcext:value="=1" calcext:base-cell-address="Feuille1.I142"/>
            <calcext:condition calcext:apply-style-name="Default" calcext:value="formula-is(&quot;&quot;)" calcext:base-cell-address="Feuille1.I142"/>
          </calcext:conditional-format>
          <calcext:conditional-format calcext:target-range-address="Feuille1.H142:Feuille1.H142">
            <calcext:condition calcext:apply-style-name="s0" calcext:value="=0" calcext:base-cell-address="Feuille1.H142"/>
            <calcext:condition calcext:apply-style-name="s1" calcext:value="=1" calcext:base-cell-address="Feuille1.H142"/>
            <calcext:condition calcext:apply-style-name="Default" calcext:value="formula-is(&quot;&quot;)" calcext:base-cell-address="Feuille1.H142"/>
          </calcext:conditional-format>
          <calcext:conditional-format calcext:target-range-address="Feuille1.P143:Feuille1.P143 Feuille1.K143:Feuille1.K143">
            <calcext:condition calcext:apply-style-name="s0" calcext:value="=0" calcext:base-cell-address="Feuille1.K143"/>
            <calcext:condition calcext:apply-style-name="s1" calcext:value="=1" calcext:base-cell-address="Feuille1.K143"/>
            <calcext:condition calcext:apply-style-name="Default" calcext:value="formula-is(&quot;&quot;)" calcext:base-cell-address="Feuille1.K143"/>
          </calcext:conditional-format>
          <calcext:conditional-format calcext:target-range-address="Feuille1.J143:Feuille1.J143">
            <calcext:condition calcext:apply-style-name="s0" calcext:value="=0" calcext:base-cell-address="Feuille1.J143"/>
            <calcext:condition calcext:apply-style-name="s1" calcext:value="=1" calcext:base-cell-address="Feuille1.J143"/>
            <calcext:condition calcext:apply-style-name="Default" calcext:value="formula-is(&quot;&quot;)" calcext:base-cell-address="Feuille1.J143"/>
          </calcext:conditional-format>
          <calcext:conditional-format calcext:target-range-address="Feuille1.I143:Feuille1.I143">
            <calcext:condition calcext:apply-style-name="s0" calcext:value="=0" calcext:base-cell-address="Feuille1.I143"/>
            <calcext:condition calcext:apply-style-name="s1" calcext:value="=1" calcext:base-cell-address="Feuille1.I143"/>
            <calcext:condition calcext:apply-style-name="Default" calcext:value="formula-is(&quot;&quot;)" calcext:base-cell-address="Feuille1.I143"/>
          </calcext:conditional-format>
          <calcext:conditional-format calcext:target-range-address="Feuille1.H143:Feuille1.H143">
            <calcext:condition calcext:apply-style-name="s0" calcext:value="=0" calcext:base-cell-address="Feuille1.H143"/>
            <calcext:condition calcext:apply-style-name="s1" calcext:value="=1" calcext:base-cell-address="Feuille1.H143"/>
            <calcext:condition calcext:apply-style-name="Default" calcext:value="formula-is(&quot;&quot;)" calcext:base-cell-address="Feuille1.H143"/>
          </calcext:conditional-format>
          <calcext:conditional-format calcext:target-range-address="Feuille1.P144:Feuille1.P144 Feuille1.K144:Feuille1.K144">
            <calcext:condition calcext:apply-style-name="s0" calcext:value="=0" calcext:base-cell-address="Feuille1.K144"/>
            <calcext:condition calcext:apply-style-name="s1" calcext:value="=1" calcext:base-cell-address="Feuille1.K144"/>
            <calcext:condition calcext:apply-style-name="Default" calcext:value="formula-is(&quot;&quot;)" calcext:base-cell-address="Feuille1.K144"/>
          </calcext:conditional-format>
          <calcext:conditional-format calcext:target-range-address="Feuille1.J144:Feuille1.J144">
            <calcext:condition calcext:apply-style-name="s0" calcext:value="=0" calcext:base-cell-address="Feuille1.J144"/>
            <calcext:condition calcext:apply-style-name="s1" calcext:value="=1" calcext:base-cell-address="Feuille1.J144"/>
            <calcext:condition calcext:apply-style-name="Default" calcext:value="formula-is(&quot;&quot;)" calcext:base-cell-address="Feuille1.J144"/>
          </calcext:conditional-format>
          <calcext:conditional-format calcext:target-range-address="Feuille1.I144:Feuille1.I144">
            <calcext:condition calcext:apply-style-name="s0" calcext:value="=0" calcext:base-cell-address="Feuille1.I144"/>
            <calcext:condition calcext:apply-style-name="s1" calcext:value="=1" calcext:base-cell-address="Feuille1.I144"/>
            <calcext:condition calcext:apply-style-name="Default" calcext:value="formula-is(&quot;&quot;)" calcext:base-cell-address="Feuille1.I144"/>
          </calcext:conditional-format>
          <calcext:conditional-format calcext:target-range-address="Feuille1.H144:Feuille1.H144">
            <calcext:condition calcext:apply-style-name="s0" calcext:value="=0" calcext:base-cell-address="Feuille1.H144"/>
            <calcext:condition calcext:apply-style-name="s1" calcext:value="=1" calcext:base-cell-address="Feuille1.H144"/>
            <calcext:condition calcext:apply-style-name="Default" calcext:value="formula-is(&quot;&quot;)" calcext:base-cell-address="Feuille1.H144"/>
          </calcext:conditional-format>
          <calcext:conditional-format calcext:target-range-address="Feuille1.P145:Feuille1.P145 Feuille1.K145:Feuille1.K145">
            <calcext:condition calcext:apply-style-name="s0" calcext:value="=0" calcext:base-cell-address="Feuille1.K145"/>
            <calcext:condition calcext:apply-style-name="s1" calcext:value="=1" calcext:base-cell-address="Feuille1.K145"/>
            <calcext:condition calcext:apply-style-name="Default" calcext:value="formula-is(&quot;&quot;)" calcext:base-cell-address="Feuille1.K145"/>
          </calcext:conditional-format>
          <calcext:conditional-format calcext:target-range-address="Feuille1.J145:Feuille1.J145">
            <calcext:condition calcext:apply-style-name="s0" calcext:value="=0" calcext:base-cell-address="Feuille1.J145"/>
            <calcext:condition calcext:apply-style-name="s1" calcext:value="=1" calcext:base-cell-address="Feuille1.J145"/>
            <calcext:condition calcext:apply-style-name="Default" calcext:value="formula-is(&quot;&quot;)" calcext:base-cell-address="Feuille1.J145"/>
          </calcext:conditional-format>
          <calcext:conditional-format calcext:target-range-address="Feuille1.I145:Feuille1.I145">
            <calcext:condition calcext:apply-style-name="s0" calcext:value="=0" calcext:base-cell-address="Feuille1.I145"/>
            <calcext:condition calcext:apply-style-name="s1" calcext:value="=1" calcext:base-cell-address="Feuille1.I145"/>
            <calcext:condition calcext:apply-style-name="Default" calcext:value="formula-is(&quot;&quot;)" calcext:base-cell-address="Feuille1.I145"/>
          </calcext:conditional-format>
          <calcext:conditional-format calcext:target-range-address="Feuille1.H145:Feuille1.H145">
            <calcext:condition calcext:apply-style-name="s0" calcext:value="=0" calcext:base-cell-address="Feuille1.H145"/>
            <calcext:condition calcext:apply-style-name="s1" calcext:value="=1" calcext:base-cell-address="Feuille1.H145"/>
            <calcext:condition calcext:apply-style-name="Default" calcext:value="formula-is(&quot;&quot;)" calcext:base-cell-address="Feuille1.H145"/>
          </calcext:conditional-format>
          <calcext:conditional-format calcext:target-range-address="Feuille1.P146:Feuille1.P146 Feuille1.K146:Feuille1.K146">
            <calcext:condition calcext:apply-style-name="s0" calcext:value="=0" calcext:base-cell-address="Feuille1.K146"/>
            <calcext:condition calcext:apply-style-name="s1" calcext:value="=1" calcext:base-cell-address="Feuille1.K146"/>
            <calcext:condition calcext:apply-style-name="Default" calcext:value="formula-is(&quot;&quot;)" calcext:base-cell-address="Feuille1.K146"/>
          </calcext:conditional-format>
          <calcext:conditional-format calcext:target-range-address="Feuille1.J146:Feuille1.J146">
            <calcext:condition calcext:apply-style-name="s0" calcext:value="=0" calcext:base-cell-address="Feuille1.J146"/>
            <calcext:condition calcext:apply-style-name="s1" calcext:value="=1" calcext:base-cell-address="Feuille1.J146"/>
            <calcext:condition calcext:apply-style-name="Default" calcext:value="formula-is(&quot;&quot;)" calcext:base-cell-address="Feuille1.J146"/>
          </calcext:conditional-format>
          <calcext:conditional-format calcext:target-range-address="Feuille1.I146:Feuille1.I146">
            <calcext:condition calcext:apply-style-name="s0" calcext:value="=0" calcext:base-cell-address="Feuille1.I146"/>
            <calcext:condition calcext:apply-style-name="s1" calcext:value="=1" calcext:base-cell-address="Feuille1.I146"/>
            <calcext:condition calcext:apply-style-name="Default" calcext:value="formula-is(&quot;&quot;)" calcext:base-cell-address="Feuille1.I146"/>
          </calcext:conditional-format>
          <calcext:conditional-format calcext:target-range-address="Feuille1.H146:Feuille1.H146">
            <calcext:condition calcext:apply-style-name="s0" calcext:value="=0" calcext:base-cell-address="Feuille1.H146"/>
            <calcext:condition calcext:apply-style-name="s1" calcext:value="=1" calcext:base-cell-address="Feuille1.H146"/>
            <calcext:condition calcext:apply-style-name="Default" calcext:value="formula-is(&quot;&quot;)" calcext:base-cell-address="Feuille1.H146"/>
          </calcext:conditional-format>
          <calcext:conditional-format calcext:target-range-address="Feuille1.P155:Feuille1.P155 Feuille1.K155:Feuille1.K155">
            <calcext:condition calcext:apply-style-name="s0" calcext:value="=0" calcext:base-cell-address="Feuille1.K155"/>
            <calcext:condition calcext:apply-style-name="s1" calcext:value="=1" calcext:base-cell-address="Feuille1.K155"/>
            <calcext:condition calcext:apply-style-name="Default" calcext:value="formula-is(&quot;&quot;)" calcext:base-cell-address="Feuille1.K155"/>
          </calcext:conditional-format>
          <calcext:conditional-format calcext:target-range-address="Feuille1.J155:Feuille1.J155">
            <calcext:condition calcext:apply-style-name="s0" calcext:value="=0" calcext:base-cell-address="Feuille1.J155"/>
            <calcext:condition calcext:apply-style-name="s1" calcext:value="=1" calcext:base-cell-address="Feuille1.J155"/>
            <calcext:condition calcext:apply-style-name="Default" calcext:value="formula-is(&quot;&quot;)" calcext:base-cell-address="Feuille1.J155"/>
          </calcext:conditional-format>
          <calcext:conditional-format calcext:target-range-address="Feuille1.I155:Feuille1.I155">
            <calcext:condition calcext:apply-style-name="s0" calcext:value="=0" calcext:base-cell-address="Feuille1.I155"/>
            <calcext:condition calcext:apply-style-name="s1" calcext:value="=1" calcext:base-cell-address="Feuille1.I155"/>
            <calcext:condition calcext:apply-style-name="Default" calcext:value="formula-is(&quot;&quot;)" calcext:base-cell-address="Feuille1.I155"/>
          </calcext:conditional-format>
          <calcext:conditional-format calcext:target-range-address="Feuille1.H155:Feuille1.H155">
            <calcext:condition calcext:apply-style-name="s0" calcext:value="=0" calcext:base-cell-address="Feuille1.H155"/>
            <calcext:condition calcext:apply-style-name="s1" calcext:value="=1" calcext:base-cell-address="Feuille1.H155"/>
            <calcext:condition calcext:apply-style-name="Default" calcext:value="formula-is(&quot;&quot;)" calcext:base-cell-address="Feuille1.H155"/>
          </calcext:conditional-format>
          <calcext:conditional-format calcext:target-range-address="Feuille1.P156:Feuille1.P156 Feuille1.K156:Feuille1.K156">
            <calcext:condition calcext:apply-style-name="s0" calcext:value="=0" calcext:base-cell-address="Feuille1.K156"/>
            <calcext:condition calcext:apply-style-name="s1" calcext:value="=1" calcext:base-cell-address="Feuille1.K156"/>
            <calcext:condition calcext:apply-style-name="Default" calcext:value="formula-is(&quot;&quot;)" calcext:base-cell-address="Feuille1.K156"/>
          </calcext:conditional-format>
          <calcext:conditional-format calcext:target-range-address="Feuille1.J156:Feuille1.J156">
            <calcext:condition calcext:apply-style-name="s0" calcext:value="=0" calcext:base-cell-address="Feuille1.J156"/>
            <calcext:condition calcext:apply-style-name="s1" calcext:value="=1" calcext:base-cell-address="Feuille1.J156"/>
            <calcext:condition calcext:apply-style-name="Default" calcext:value="formula-is(&quot;&quot;)" calcext:base-cell-address="Feuille1.J156"/>
          </calcext:conditional-format>
          <calcext:conditional-format calcext:target-range-address="Feuille1.I156:Feuille1.I156">
            <calcext:condition calcext:apply-style-name="s0" calcext:value="=0" calcext:base-cell-address="Feuille1.I156"/>
            <calcext:condition calcext:apply-style-name="s1" calcext:value="=1" calcext:base-cell-address="Feuille1.I156"/>
            <calcext:condition calcext:apply-style-name="Default" calcext:value="formula-is(&quot;&quot;)" calcext:base-cell-address="Feuille1.I156"/>
          </calcext:conditional-format>
          <calcext:conditional-format calcext:target-range-address="Feuille1.H156:Feuille1.H156">
            <calcext:condition calcext:apply-style-name="s0" calcext:value="=0" calcext:base-cell-address="Feuille1.H156"/>
            <calcext:condition calcext:apply-style-name="s1" calcext:value="=1" calcext:base-cell-address="Feuille1.H156"/>
            <calcext:condition calcext:apply-style-name="Default" calcext:value="formula-is(&quot;&quot;)" calcext:base-cell-address="Feuille1.H156"/>
          </calcext:conditional-format>
          <calcext:conditional-format calcext:target-range-address="Feuille1.P157:Feuille1.P157 Feuille1.K157:Feuille1.K157">
            <calcext:condition calcext:apply-style-name="s0" calcext:value="=0" calcext:base-cell-address="Feuille1.K157"/>
            <calcext:condition calcext:apply-style-name="s1" calcext:value="=1" calcext:base-cell-address="Feuille1.K157"/>
            <calcext:condition calcext:apply-style-name="Default" calcext:value="formula-is(&quot;&quot;)" calcext:base-cell-address="Feuille1.K157"/>
          </calcext:conditional-format>
          <calcext:conditional-format calcext:target-range-address="Feuille1.J157:Feuille1.J157">
            <calcext:condition calcext:apply-style-name="s0" calcext:value="=0" calcext:base-cell-address="Feuille1.J157"/>
            <calcext:condition calcext:apply-style-name="s1" calcext:value="=1" calcext:base-cell-address="Feuille1.J157"/>
            <calcext:condition calcext:apply-style-name="Default" calcext:value="formula-is(&quot;&quot;)" calcext:base-cell-address="Feuille1.J157"/>
          </calcext:conditional-format>
          <calcext:conditional-format calcext:target-range-address="Feuille1.I157:Feuille1.I157">
            <calcext:condition calcext:apply-style-name="s0" calcext:value="=0" calcext:base-cell-address="Feuille1.I157"/>
            <calcext:condition calcext:apply-style-name="s1" calcext:value="=1" calcext:base-cell-address="Feuille1.I157"/>
            <calcext:condition calcext:apply-style-name="Default" calcext:value="formula-is(&quot;&quot;)" calcext:base-cell-address="Feuille1.I157"/>
          </calcext:conditional-format>
          <calcext:conditional-format calcext:target-range-address="Feuille1.H157:Feuille1.H157">
            <calcext:condition calcext:apply-style-name="s0" calcext:value="=0" calcext:base-cell-address="Feuille1.H157"/>
            <calcext:condition calcext:apply-style-name="s1" calcext:value="=1" calcext:base-cell-address="Feuille1.H157"/>
            <calcext:condition calcext:apply-style-name="Default" calcext:value="formula-is(&quot;&quot;)" calcext:base-cell-address="Feuille1.H157"/>
          </calcext:conditional-format>
          <calcext:conditional-format calcext:target-range-address="Feuille1.P158:Feuille1.P158 Feuille1.K158:Feuille1.K158">
            <calcext:condition calcext:apply-style-name="s0" calcext:value="=0" calcext:base-cell-address="Feuille1.K158"/>
            <calcext:condition calcext:apply-style-name="s1" calcext:value="=1" calcext:base-cell-address="Feuille1.K158"/>
            <calcext:condition calcext:apply-style-name="Default" calcext:value="formula-is(&quot;&quot;)" calcext:base-cell-address="Feuille1.K158"/>
          </calcext:conditional-format>
          <calcext:conditional-format calcext:target-range-address="Feuille1.J158:Feuille1.J158">
            <calcext:condition calcext:apply-style-name="s0" calcext:value="=0" calcext:base-cell-address="Feuille1.J158"/>
            <calcext:condition calcext:apply-style-name="s1" calcext:value="=1" calcext:base-cell-address="Feuille1.J158"/>
            <calcext:condition calcext:apply-style-name="Default" calcext:value="formula-is(&quot;&quot;)" calcext:base-cell-address="Feuille1.J158"/>
          </calcext:conditional-format>
          <calcext:conditional-format calcext:target-range-address="Feuille1.I158:Feuille1.I158">
            <calcext:condition calcext:apply-style-name="s0" calcext:value="=0" calcext:base-cell-address="Feuille1.I158"/>
            <calcext:condition calcext:apply-style-name="s1" calcext:value="=1" calcext:base-cell-address="Feuille1.I158"/>
            <calcext:condition calcext:apply-style-name="Default" calcext:value="formula-is(&quot;&quot;)" calcext:base-cell-address="Feuille1.I158"/>
          </calcext:conditional-format>
          <calcext:conditional-format calcext:target-range-address="Feuille1.H158:Feuille1.H158">
            <calcext:condition calcext:apply-style-name="s0" calcext:value="=0" calcext:base-cell-address="Feuille1.H158"/>
            <calcext:condition calcext:apply-style-name="s1" calcext:value="=1" calcext:base-cell-address="Feuille1.H158"/>
            <calcext:condition calcext:apply-style-name="Default" calcext:value="formula-is(&quot;&quot;)" calcext:base-cell-address="Feuille1.H158"/>
          </calcext:conditional-format>
          <calcext:conditional-format calcext:target-range-address="Feuille1.P159:Feuille1.P159 Feuille1.K159:Feuille1.K159">
            <calcext:condition calcext:apply-style-name="s0" calcext:value="=0" calcext:base-cell-address="Feuille1.K159"/>
            <calcext:condition calcext:apply-style-name="s1" calcext:value="=1" calcext:base-cell-address="Feuille1.K159"/>
            <calcext:condition calcext:apply-style-name="Default" calcext:value="formula-is(&quot;&quot;)" calcext:base-cell-address="Feuille1.K159"/>
          </calcext:conditional-format>
          <calcext:conditional-format calcext:target-range-address="Feuille1.J159:Feuille1.J159">
            <calcext:condition calcext:apply-style-name="s0" calcext:value="=0" calcext:base-cell-address="Feuille1.J159"/>
            <calcext:condition calcext:apply-style-name="s1" calcext:value="=1" calcext:base-cell-address="Feuille1.J159"/>
            <calcext:condition calcext:apply-style-name="Default" calcext:value="formula-is(&quot;&quot;)" calcext:base-cell-address="Feuille1.J159"/>
          </calcext:conditional-format>
          <calcext:conditional-format calcext:target-range-address="Feuille1.I159:Feuille1.I159">
            <calcext:condition calcext:apply-style-name="s0" calcext:value="=0" calcext:base-cell-address="Feuille1.I159"/>
            <calcext:condition calcext:apply-style-name="s1" calcext:value="=1" calcext:base-cell-address="Feuille1.I159"/>
            <calcext:condition calcext:apply-style-name="Default" calcext:value="formula-is(&quot;&quot;)" calcext:base-cell-address="Feuille1.I159"/>
          </calcext:conditional-format>
          <calcext:conditional-format calcext:target-range-address="Feuille1.H159:Feuille1.H159">
            <calcext:condition calcext:apply-style-name="s0" calcext:value="=0" calcext:base-cell-address="Feuille1.H159"/>
            <calcext:condition calcext:apply-style-name="s1" calcext:value="=1" calcext:base-cell-address="Feuille1.H159"/>
            <calcext:condition calcext:apply-style-name="Default" calcext:value="formula-is(&quot;&quot;)" calcext:base-cell-address="Feuille1.H159"/>
          </calcext:conditional-format>
          <calcext:conditional-format calcext:target-range-address="Feuille1.P160:Feuille1.P160 Feuille1.K160:Feuille1.K160">
            <calcext:condition calcext:apply-style-name="s0" calcext:value="=0" calcext:base-cell-address="Feuille1.K160"/>
            <calcext:condition calcext:apply-style-name="s1" calcext:value="=1" calcext:base-cell-address="Feuille1.K160"/>
            <calcext:condition calcext:apply-style-name="Default" calcext:value="formula-is(&quot;&quot;)" calcext:base-cell-address="Feuille1.K160"/>
          </calcext:conditional-format>
          <calcext:conditional-format calcext:target-range-address="Feuille1.J160:Feuille1.J160">
            <calcext:condition calcext:apply-style-name="s0" calcext:value="=0" calcext:base-cell-address="Feuille1.J160"/>
            <calcext:condition calcext:apply-style-name="s1" calcext:value="=1" calcext:base-cell-address="Feuille1.J160"/>
            <calcext:condition calcext:apply-style-name="Default" calcext:value="formula-is(&quot;&quot;)" calcext:base-cell-address="Feuille1.J160"/>
          </calcext:conditional-format>
          <calcext:conditional-format calcext:target-range-address="Feuille1.I160:Feuille1.I160">
            <calcext:condition calcext:apply-style-name="s0" calcext:value="=0" calcext:base-cell-address="Feuille1.I160"/>
            <calcext:condition calcext:apply-style-name="s1" calcext:value="=1" calcext:base-cell-address="Feuille1.I160"/>
            <calcext:condition calcext:apply-style-name="Default" calcext:value="formula-is(&quot;&quot;)" calcext:base-cell-address="Feuille1.I160"/>
          </calcext:conditional-format>
          <calcext:conditional-format calcext:target-range-address="Feuille1.H160:Feuille1.H160">
            <calcext:condition calcext:apply-style-name="s0" calcext:value="=0" calcext:base-cell-address="Feuille1.H160"/>
            <calcext:condition calcext:apply-style-name="s1" calcext:value="=1" calcext:base-cell-address="Feuille1.H160"/>
            <calcext:condition calcext:apply-style-name="Default" calcext:value="formula-is(&quot;&quot;)" calcext:base-cell-address="Feuille1.H160"/>
          </calcext:conditional-format>
          <calcext:conditional-format calcext:target-range-address="Feuille1.P161:Feuille1.P161 Feuille1.K161:Feuille1.K161">
            <calcext:condition calcext:apply-style-name="s0" calcext:value="=0" calcext:base-cell-address="Feuille1.K161"/>
            <calcext:condition calcext:apply-style-name="s1" calcext:value="=1" calcext:base-cell-address="Feuille1.K161"/>
            <calcext:condition calcext:apply-style-name="Default" calcext:value="formula-is(&quot;&quot;)" calcext:base-cell-address="Feuille1.K161"/>
          </calcext:conditional-format>
          <calcext:conditional-format calcext:target-range-address="Feuille1.J161:Feuille1.J161">
            <calcext:condition calcext:apply-style-name="s0" calcext:value="=0" calcext:base-cell-address="Feuille1.J161"/>
            <calcext:condition calcext:apply-style-name="s1" calcext:value="=1" calcext:base-cell-address="Feuille1.J161"/>
            <calcext:condition calcext:apply-style-name="Default" calcext:value="formula-is(&quot;&quot;)" calcext:base-cell-address="Feuille1.J161"/>
          </calcext:conditional-format>
          <calcext:conditional-format calcext:target-range-address="Feuille1.I161:Feuille1.I161">
            <calcext:condition calcext:apply-style-name="s0" calcext:value="=0" calcext:base-cell-address="Feuille1.I161"/>
            <calcext:condition calcext:apply-style-name="s1" calcext:value="=1" calcext:base-cell-address="Feuille1.I161"/>
            <calcext:condition calcext:apply-style-name="Default" calcext:value="formula-is(&quot;&quot;)" calcext:base-cell-address="Feuille1.I161"/>
          </calcext:conditional-format>
          <calcext:conditional-format calcext:target-range-address="Feuille1.H161:Feuille1.H161">
            <calcext:condition calcext:apply-style-name="s0" calcext:value="=0" calcext:base-cell-address="Feuille1.H161"/>
            <calcext:condition calcext:apply-style-name="s1" calcext:value="=1" calcext:base-cell-address="Feuille1.H161"/>
            <calcext:condition calcext:apply-style-name="Default" calcext:value="formula-is(&quot;&quot;)" calcext:base-cell-address="Feuille1.H161"/>
          </calcext:conditional-format>
          <calcext:conditional-format calcext:target-range-address="Feuille1.L138:Feuille1.O138">
            <calcext:condition calcext:apply-style-name="s0" calcext:value="=0" calcext:base-cell-address="Feuille1.L138"/>
            <calcext:condition calcext:apply-style-name="s1" calcext:value="=1" calcext:base-cell-address="Feuille1.L138"/>
            <calcext:condition calcext:apply-style-name="Default" calcext:value="formula-is(&quot;&quot;)" calcext:base-cell-address="Feuille1.L138"/>
          </calcext:conditional-format>
          <calcext:conditional-format calcext:target-range-address="Feuille1.L139:Feuille1.O139">
            <calcext:condition calcext:apply-style-name="s0" calcext:value="=0" calcext:base-cell-address="Feuille1.L139"/>
            <calcext:condition calcext:apply-style-name="s1" calcext:value="=1" calcext:base-cell-address="Feuille1.L139"/>
            <calcext:condition calcext:apply-style-name="Default" calcext:value="formula-is(&quot;&quot;)" calcext:base-cell-address="Feuille1.L139"/>
          </calcext:conditional-format>
          <calcext:conditional-format calcext:target-range-address="Feuille1.L140:Feuille1.O140">
            <calcext:condition calcext:apply-style-name="s0" calcext:value="=0" calcext:base-cell-address="Feuille1.L140"/>
            <calcext:condition calcext:apply-style-name="s1" calcext:value="=1" calcext:base-cell-address="Feuille1.L140"/>
            <calcext:condition calcext:apply-style-name="Default" calcext:value="formula-is(&quot;&quot;)" calcext:base-cell-address="Feuille1.L140"/>
          </calcext:conditional-format>
          <calcext:conditional-format calcext:target-range-address="Feuille1.L141:Feuille1.O141">
            <calcext:condition calcext:apply-style-name="s0" calcext:value="=0" calcext:base-cell-address="Feuille1.L141"/>
            <calcext:condition calcext:apply-style-name="s1" calcext:value="=1" calcext:base-cell-address="Feuille1.L141"/>
            <calcext:condition calcext:apply-style-name="Default" calcext:value="formula-is(&quot;&quot;)" calcext:base-cell-address="Feuille1.L141"/>
          </calcext:conditional-format>
          <calcext:conditional-format calcext:target-range-address="Feuille1.L142:Feuille1.O142">
            <calcext:condition calcext:apply-style-name="s0" calcext:value="=0" calcext:base-cell-address="Feuille1.L142"/>
            <calcext:condition calcext:apply-style-name="s1" calcext:value="=1" calcext:base-cell-address="Feuille1.L142"/>
            <calcext:condition calcext:apply-style-name="Default" calcext:value="formula-is(&quot;&quot;)" calcext:base-cell-address="Feuille1.L142"/>
          </calcext:conditional-format>
          <calcext:conditional-format calcext:target-range-address="Feuille1.L143:Feuille1.O143">
            <calcext:condition calcext:apply-style-name="s0" calcext:value="=0" calcext:base-cell-address="Feuille1.L143"/>
            <calcext:condition calcext:apply-style-name="s1" calcext:value="=1" calcext:base-cell-address="Feuille1.L143"/>
            <calcext:condition calcext:apply-style-name="Default" calcext:value="formula-is(&quot;&quot;)" calcext:base-cell-address="Feuille1.L143"/>
          </calcext:conditional-format>
          <calcext:conditional-format calcext:target-range-address="Feuille1.L144:Feuille1.O144">
            <calcext:condition calcext:apply-style-name="s0" calcext:value="=0" calcext:base-cell-address="Feuille1.L144"/>
            <calcext:condition calcext:apply-style-name="s1" calcext:value="=1" calcext:base-cell-address="Feuille1.L144"/>
            <calcext:condition calcext:apply-style-name="Default" calcext:value="formula-is(&quot;&quot;)" calcext:base-cell-address="Feuille1.L144"/>
          </calcext:conditional-format>
          <calcext:conditional-format calcext:target-range-address="Feuille1.L164:Feuille1.O164">
            <calcext:condition calcext:apply-style-name="s0" calcext:value="=0" calcext:base-cell-address="Feuille1.L164"/>
            <calcext:condition calcext:apply-style-name="s1" calcext:value="=1" calcext:base-cell-address="Feuille1.L164"/>
            <calcext:condition calcext:apply-style-name="Default" calcext:value="formula-is(&quot;&quot;)" calcext:base-cell-address="Feuille1.L164"/>
          </calcext:conditional-format>
          <calcext:conditional-format calcext:target-range-address="Feuille1.L165:Feuille1.O165">
            <calcext:condition calcext:apply-style-name="s0" calcext:value="=0" calcext:base-cell-address="Feuille1.L165"/>
            <calcext:condition calcext:apply-style-name="s1" calcext:value="=1" calcext:base-cell-address="Feuille1.L165"/>
            <calcext:condition calcext:apply-style-name="Default" calcext:value="formula-is(&quot;&quot;)" calcext:base-cell-address="Feuille1.L165"/>
          </calcext:conditional-format>
          <calcext:conditional-format calcext:target-range-address="Feuille1.L162:Feuille1.O162">
            <calcext:condition calcext:apply-style-name="s0" calcext:value="=0" calcext:base-cell-address="Feuille1.L162"/>
            <calcext:condition calcext:apply-style-name="s1" calcext:value="=1" calcext:base-cell-address="Feuille1.L162"/>
            <calcext:condition calcext:apply-style-name="Default" calcext:value="formula-is(&quot;&quot;)" calcext:base-cell-address="Feuille1.L162"/>
          </calcext:conditional-format>
          <calcext:conditional-format calcext:target-range-address="Feuille1.L163:Feuille1.O163">
            <calcext:condition calcext:apply-style-name="s0" calcext:value="=0" calcext:base-cell-address="Feuille1.L163"/>
            <calcext:condition calcext:apply-style-name="s1" calcext:value="=1" calcext:base-cell-address="Feuille1.L163"/>
            <calcext:condition calcext:apply-style-name="Default" calcext:value="formula-is(&quot;&quot;)" calcext:base-cell-address="Feuille1.L163"/>
          </calcext:conditional-format>
          <calcext:conditional-format calcext:target-range-address="Feuille1.L145:Feuille1.O145">
            <calcext:condition calcext:apply-style-name="s0" calcext:value="=0" calcext:base-cell-address="Feuille1.L145"/>
            <calcext:condition calcext:apply-style-name="s1" calcext:value="=1" calcext:base-cell-address="Feuille1.L145"/>
            <calcext:condition calcext:apply-style-name="Default" calcext:value="formula-is(&quot;&quot;)" calcext:base-cell-address="Feuille1.L145"/>
          </calcext:conditional-format>
          <calcext:conditional-format calcext:target-range-address="Feuille1.L146:Feuille1.O146">
            <calcext:condition calcext:apply-style-name="s0" calcext:value="=0" calcext:base-cell-address="Feuille1.L146"/>
            <calcext:condition calcext:apply-style-name="s1" calcext:value="=1" calcext:base-cell-address="Feuille1.L146"/>
            <calcext:condition calcext:apply-style-name="Default" calcext:value="formula-is(&quot;&quot;)" calcext:base-cell-address="Feuille1.L146"/>
          </calcext:conditional-format>
          <calcext:conditional-format calcext:target-range-address="Feuille1.L155:Feuille1.O155">
            <calcext:condition calcext:apply-style-name="s0" calcext:value="=0" calcext:base-cell-address="Feuille1.L155"/>
            <calcext:condition calcext:apply-style-name="s1" calcext:value="=1" calcext:base-cell-address="Feuille1.L155"/>
            <calcext:condition calcext:apply-style-name="Default" calcext:value="formula-is(&quot;&quot;)" calcext:base-cell-address="Feuille1.L155"/>
          </calcext:conditional-format>
          <calcext:conditional-format calcext:target-range-address="Feuille1.L156:Feuille1.O156">
            <calcext:condition calcext:apply-style-name="s0" calcext:value="=0" calcext:base-cell-address="Feuille1.L156"/>
            <calcext:condition calcext:apply-style-name="s1" calcext:value="=1" calcext:base-cell-address="Feuille1.L156"/>
            <calcext:condition calcext:apply-style-name="Default" calcext:value="formula-is(&quot;&quot;)" calcext:base-cell-address="Feuille1.L156"/>
          </calcext:conditional-format>
          <calcext:conditional-format calcext:target-range-address="Feuille1.L157:Feuille1.O157">
            <calcext:condition calcext:apply-style-name="s0" calcext:value="=0" calcext:base-cell-address="Feuille1.L157"/>
            <calcext:condition calcext:apply-style-name="s1" calcext:value="=1" calcext:base-cell-address="Feuille1.L157"/>
            <calcext:condition calcext:apply-style-name="Default" calcext:value="formula-is(&quot;&quot;)" calcext:base-cell-address="Feuille1.L157"/>
          </calcext:conditional-format>
          <calcext:conditional-format calcext:target-range-address="Feuille1.L158:Feuille1.O158">
            <calcext:condition calcext:apply-style-name="s0" calcext:value="=0" calcext:base-cell-address="Feuille1.L158"/>
            <calcext:condition calcext:apply-style-name="s1" calcext:value="=1" calcext:base-cell-address="Feuille1.L158"/>
            <calcext:condition calcext:apply-style-name="Default" calcext:value="formula-is(&quot;&quot;)" calcext:base-cell-address="Feuille1.L158"/>
          </calcext:conditional-format>
          <calcext:conditional-format calcext:target-range-address="Feuille1.L159:Feuille1.O159">
            <calcext:condition calcext:apply-style-name="s0" calcext:value="=0" calcext:base-cell-address="Feuille1.L159"/>
            <calcext:condition calcext:apply-style-name="s1" calcext:value="=1" calcext:base-cell-address="Feuille1.L159"/>
            <calcext:condition calcext:apply-style-name="Default" calcext:value="formula-is(&quot;&quot;)" calcext:base-cell-address="Feuille1.L159"/>
          </calcext:conditional-format>
          <calcext:conditional-format calcext:target-range-address="Feuille1.L160:Feuille1.O160">
            <calcext:condition calcext:apply-style-name="s0" calcext:value="=0" calcext:base-cell-address="Feuille1.L160"/>
            <calcext:condition calcext:apply-style-name="s1" calcext:value="=1" calcext:base-cell-address="Feuille1.L160"/>
            <calcext:condition calcext:apply-style-name="Default" calcext:value="formula-is(&quot;&quot;)" calcext:base-cell-address="Feuille1.L160"/>
          </calcext:conditional-format>
          <calcext:conditional-format calcext:target-range-address="Feuille1.L161:Feuille1.O161">
            <calcext:condition calcext:apply-style-name="s0" calcext:value="=0" calcext:base-cell-address="Feuille1.L161"/>
            <calcext:condition calcext:apply-style-name="s1" calcext:value="=1" calcext:base-cell-address="Feuille1.L161"/>
            <calcext:condition calcext:apply-style-name="Default" calcext:value="formula-is(&quot;&quot;)" calcext:base-cell-address="Feuille1.L161"/>
          </calcext:conditional-format>
          <calcext:conditional-format calcext:target-range-address="Feuille1.P148:Feuille1.P154 Feuille1.K154:Feuille1.K154">
            <calcext:condition calcext:apply-style-name="s0" calcext:value="=0" calcext:base-cell-address="Feuille1.K148"/>
            <calcext:condition calcext:apply-style-name="s1" calcext:value="=1" calcext:base-cell-address="Feuille1.K148"/>
            <calcext:condition calcext:apply-style-name="Default" calcext:value="formula-is(&quot;&quot;)" calcext:base-cell-address="Feuille1.K148"/>
          </calcext:conditional-format>
          <calcext:conditional-format calcext:target-range-address="Feuille1.Q154:Feuille1.Q154 Feuille1.C154:Feuille1.G154">
            <calcext:condition calcext:apply-style-name="s0" calcext:value="=0" calcext:base-cell-address="Feuille1.C154"/>
            <calcext:condition calcext:apply-style-name="s1" calcext:value="=1" calcext:base-cell-address="Feuille1.C154"/>
            <calcext:condition calcext:apply-style-name="Default" calcext:value="formula-is(&quot;&quot;)" calcext:base-cell-address="Feuille1.C154"/>
          </calcext:conditional-format>
          <calcext:conditional-format calcext:target-range-address="Feuille1.H154:Feuille1.J154">
            <calcext:condition calcext:apply-style-name="s0" calcext:value="=0" calcext:base-cell-address="Feuille1.H154"/>
            <calcext:condition calcext:apply-style-name="s1" calcext:value="=1" calcext:base-cell-address="Feuille1.H154"/>
            <calcext:condition calcext:apply-style-name="Default" calcext:value="formula-is(&quot;&quot;)" calcext:base-cell-address="Feuille1.H154"/>
          </calcext:conditional-format>
          <calcext:conditional-format calcext:target-range-address="Feuille1.J154:Feuille1.J154">
            <calcext:condition calcext:apply-style-name="s0" calcext:value="=0" calcext:base-cell-address="Feuille1.J154"/>
            <calcext:condition calcext:apply-style-name="s1" calcext:value="=1" calcext:base-cell-address="Feuille1.J154"/>
            <calcext:condition calcext:apply-style-name="Default" calcext:value="formula-is(&quot;&quot;)" calcext:base-cell-address="Feuille1.J154"/>
          </calcext:conditional-format>
          <calcext:conditional-format calcext:target-range-address="Feuille1.I154:Feuille1.I154">
            <calcext:condition calcext:apply-style-name="s0" calcext:value="=0" calcext:base-cell-address="Feuille1.I154"/>
            <calcext:condition calcext:apply-style-name="s1" calcext:value="=1" calcext:base-cell-address="Feuille1.I154"/>
            <calcext:condition calcext:apply-style-name="Default" calcext:value="formula-is(&quot;&quot;)" calcext:base-cell-address="Feuille1.I154"/>
          </calcext:conditional-format>
          <calcext:conditional-format calcext:target-range-address="Feuille1.H154:Feuille1.H154">
            <calcext:condition calcext:apply-style-name="s0" calcext:value="=0" calcext:base-cell-address="Feuille1.H154"/>
            <calcext:condition calcext:apply-style-name="s1" calcext:value="=1" calcext:base-cell-address="Feuille1.H154"/>
            <calcext:condition calcext:apply-style-name="Default" calcext:value="formula-is(&quot;&quot;)" calcext:base-cell-address="Feuille1.H154"/>
          </calcext:conditional-format>
          <calcext:conditional-format calcext:target-range-address="Feuille1.P154:Feuille1.P154 Feuille1.K154:Feuille1.K154">
            <calcext:condition calcext:apply-style-name="s0" calcext:value="=0" calcext:base-cell-address="Feuille1.K154"/>
            <calcext:condition calcext:apply-style-name="s1" calcext:value="=1" calcext:base-cell-address="Feuille1.K154"/>
            <calcext:condition calcext:apply-style-name="Default" calcext:value="formula-is(&quot;&quot;)" calcext:base-cell-address="Feuille1.K154"/>
          </calcext:conditional-format>
          <calcext:conditional-format calcext:target-range-address="Feuille1.J154:Feuille1.J154">
            <calcext:condition calcext:apply-style-name="s0" calcext:value="=0" calcext:base-cell-address="Feuille1.J154"/>
            <calcext:condition calcext:apply-style-name="s1" calcext:value="=1" calcext:base-cell-address="Feuille1.J154"/>
            <calcext:condition calcext:apply-style-name="Default" calcext:value="formula-is(&quot;&quot;)" calcext:base-cell-address="Feuille1.J154"/>
          </calcext:conditional-format>
          <calcext:conditional-format calcext:target-range-address="Feuille1.I154:Feuille1.I154">
            <calcext:condition calcext:apply-style-name="s0" calcext:value="=0" calcext:base-cell-address="Feuille1.I154"/>
            <calcext:condition calcext:apply-style-name="s1" calcext:value="=1" calcext:base-cell-address="Feuille1.I154"/>
            <calcext:condition calcext:apply-style-name="Default" calcext:value="formula-is(&quot;&quot;)" calcext:base-cell-address="Feuille1.I154"/>
          </calcext:conditional-format>
          <calcext:conditional-format calcext:target-range-address="Feuille1.H154:Feuille1.H154">
            <calcext:condition calcext:apply-style-name="s0" calcext:value="=0" calcext:base-cell-address="Feuille1.H154"/>
            <calcext:condition calcext:apply-style-name="s1" calcext:value="=1" calcext:base-cell-address="Feuille1.H154"/>
            <calcext:condition calcext:apply-style-name="Default" calcext:value="formula-is(&quot;&quot;)" calcext:base-cell-address="Feuille1.H154"/>
          </calcext:conditional-format>
          <calcext:conditional-format calcext:target-range-address="Feuille1.L154:Feuille1.O154">
            <calcext:condition calcext:apply-style-name="s0" calcext:value="=0" calcext:base-cell-address="Feuille1.L154"/>
            <calcext:condition calcext:apply-style-name="s1" calcext:value="=1" calcext:base-cell-address="Feuille1.L154"/>
            <calcext:condition calcext:apply-style-name="Default" calcext:value="formula-is(&quot;&quot;)" calcext:base-cell-address="Feuille1.L154"/>
          </calcext:conditional-format>
          <calcext:conditional-format calcext:target-range-address="Feuille1.P148:Feuille1.P153 Feuille1.K153:Feuille1.K153">
            <calcext:condition calcext:apply-style-name="s0" calcext:value="=0" calcext:base-cell-address="Feuille1.K148"/>
            <calcext:condition calcext:apply-style-name="s1" calcext:value="=1" calcext:base-cell-address="Feuille1.K148"/>
            <calcext:condition calcext:apply-style-name="Default" calcext:value="formula-is(&quot;&quot;)" calcext:base-cell-address="Feuille1.K148"/>
          </calcext:conditional-format>
          <calcext:conditional-format calcext:target-range-address="Feuille1.Q153:Feuille1.Q153 Feuille1.C153:Feuille1.G153">
            <calcext:condition calcext:apply-style-name="s0" calcext:value="=0" calcext:base-cell-address="Feuille1.C153"/>
            <calcext:condition calcext:apply-style-name="s1" calcext:value="=1" calcext:base-cell-address="Feuille1.C153"/>
            <calcext:condition calcext:apply-style-name="Default" calcext:value="formula-is(&quot;&quot;)" calcext:base-cell-address="Feuille1.C153"/>
          </calcext:conditional-format>
          <calcext:conditional-format calcext:target-range-address="Feuille1.H153:Feuille1.J153">
            <calcext:condition calcext:apply-style-name="s0" calcext:value="=0" calcext:base-cell-address="Feuille1.H153"/>
            <calcext:condition calcext:apply-style-name="s1" calcext:value="=1" calcext:base-cell-address="Feuille1.H153"/>
            <calcext:condition calcext:apply-style-name="Default" calcext:value="formula-is(&quot;&quot;)" calcext:base-cell-address="Feuille1.H153"/>
          </calcext:conditional-format>
          <calcext:conditional-format calcext:target-range-address="Feuille1.J153:Feuille1.J153">
            <calcext:condition calcext:apply-style-name="s0" calcext:value="=0" calcext:base-cell-address="Feuille1.J153"/>
            <calcext:condition calcext:apply-style-name="s1" calcext:value="=1" calcext:base-cell-address="Feuille1.J153"/>
            <calcext:condition calcext:apply-style-name="Default" calcext:value="formula-is(&quot;&quot;)" calcext:base-cell-address="Feuille1.J153"/>
          </calcext:conditional-format>
          <calcext:conditional-format calcext:target-range-address="Feuille1.I153:Feuille1.I153">
            <calcext:condition calcext:apply-style-name="s0" calcext:value="=0" calcext:base-cell-address="Feuille1.I153"/>
            <calcext:condition calcext:apply-style-name="s1" calcext:value="=1" calcext:base-cell-address="Feuille1.I153"/>
            <calcext:condition calcext:apply-style-name="Default" calcext:value="formula-is(&quot;&quot;)" calcext:base-cell-address="Feuille1.I153"/>
          </calcext:conditional-format>
          <calcext:conditional-format calcext:target-range-address="Feuille1.H153:Feuille1.H153">
            <calcext:condition calcext:apply-style-name="s0" calcext:value="=0" calcext:base-cell-address="Feuille1.H153"/>
            <calcext:condition calcext:apply-style-name="s1" calcext:value="=1" calcext:base-cell-address="Feuille1.H153"/>
            <calcext:condition calcext:apply-style-name="Default" calcext:value="formula-is(&quot;&quot;)" calcext:base-cell-address="Feuille1.H153"/>
          </calcext:conditional-format>
          <calcext:conditional-format calcext:target-range-address="Feuille1.P153:Feuille1.P153 Feuille1.K153:Feuille1.K153">
            <calcext:condition calcext:apply-style-name="s0" calcext:value="=0" calcext:base-cell-address="Feuille1.K153"/>
            <calcext:condition calcext:apply-style-name="s1" calcext:value="=1" calcext:base-cell-address="Feuille1.K153"/>
            <calcext:condition calcext:apply-style-name="Default" calcext:value="formula-is(&quot;&quot;)" calcext:base-cell-address="Feuille1.K153"/>
          </calcext:conditional-format>
          <calcext:conditional-format calcext:target-range-address="Feuille1.J153:Feuille1.J153">
            <calcext:condition calcext:apply-style-name="s0" calcext:value="=0" calcext:base-cell-address="Feuille1.J153"/>
            <calcext:condition calcext:apply-style-name="s1" calcext:value="=1" calcext:base-cell-address="Feuille1.J153"/>
            <calcext:condition calcext:apply-style-name="Default" calcext:value="formula-is(&quot;&quot;)" calcext:base-cell-address="Feuille1.J153"/>
          </calcext:conditional-format>
          <calcext:conditional-format calcext:target-range-address="Feuille1.I153:Feuille1.I153">
            <calcext:condition calcext:apply-style-name="s0" calcext:value="=0" calcext:base-cell-address="Feuille1.I153"/>
            <calcext:condition calcext:apply-style-name="s1" calcext:value="=1" calcext:base-cell-address="Feuille1.I153"/>
            <calcext:condition calcext:apply-style-name="Default" calcext:value="formula-is(&quot;&quot;)" calcext:base-cell-address="Feuille1.I153"/>
          </calcext:conditional-format>
          <calcext:conditional-format calcext:target-range-address="Feuille1.H153:Feuille1.H153">
            <calcext:condition calcext:apply-style-name="s0" calcext:value="=0" calcext:base-cell-address="Feuille1.H153"/>
            <calcext:condition calcext:apply-style-name="s1" calcext:value="=1" calcext:base-cell-address="Feuille1.H153"/>
            <calcext:condition calcext:apply-style-name="Default" calcext:value="formula-is(&quot;&quot;)" calcext:base-cell-address="Feuille1.H153"/>
          </calcext:conditional-format>
          <calcext:conditional-format calcext:target-range-address="Feuille1.L153:Feuille1.O153">
            <calcext:condition calcext:apply-style-name="s0" calcext:value="=0" calcext:base-cell-address="Feuille1.L153"/>
            <calcext:condition calcext:apply-style-name="s1" calcext:value="=1" calcext:base-cell-address="Feuille1.L153"/>
            <calcext:condition calcext:apply-style-name="Default" calcext:value="formula-is(&quot;&quot;)" calcext:base-cell-address="Feuille1.L153"/>
          </calcext:conditional-format>
          <calcext:conditional-format calcext:target-range-address="Feuille1.P148:Feuille1.P152">
            <calcext:condition calcext:apply-style-name="s0" calcext:value="=0" calcext:base-cell-address="Feuille1.P148"/>
            <calcext:condition calcext:apply-style-name="s1" calcext:value="=1" calcext:base-cell-address="Feuille1.P148"/>
            <calcext:condition calcext:apply-style-name="Default" calcext:value="formula-is(&quot;&quot;)" calcext:base-cell-address="Feuille1.P148"/>
          </calcext:conditional-format>
          <calcext:conditional-format calcext:target-range-address="Feuille1.P147:Feuille1.P152 Feuille1.K152:Feuille1.K152 Feuille1.K147:Feuille1.K147">
            <calcext:condition calcext:apply-style-name="s0" calcext:value="=0" calcext:base-cell-address="Feuille1.K147"/>
            <calcext:condition calcext:apply-style-name="s1" calcext:value="=1" calcext:base-cell-address="Feuille1.K147"/>
            <calcext:condition calcext:apply-style-name="Default" calcext:value="formula-is(&quot;&quot;)" calcext:base-cell-address="Feuille1.K147"/>
          </calcext:conditional-format>
          <calcext:conditional-format calcext:target-range-address="Feuille1.Q147:Feuille1.Q147">
            <calcext:condition calcext:apply-style-name="s0" calcext:value="=0" calcext:base-cell-address="Feuille1.Q147"/>
            <calcext:condition calcext:apply-style-name="s1" calcext:value="=1" calcext:base-cell-address="Feuille1.Q147"/>
            <calcext:condition calcext:apply-style-name="Default" calcext:value="formula-is(&quot;&quot;)" calcext:base-cell-address="Feuille1.Q147"/>
          </calcext:conditional-format>
          <calcext:conditional-format calcext:target-range-address="Feuille1.Q148:Feuille1.Q148">
            <calcext:condition calcext:apply-style-name="s0" calcext:value="=0" calcext:base-cell-address="Feuille1.Q148"/>
            <calcext:condition calcext:apply-style-name="s1" calcext:value="=1" calcext:base-cell-address="Feuille1.Q148"/>
            <calcext:condition calcext:apply-style-name="Default" calcext:value="formula-is(&quot;&quot;)" calcext:base-cell-address="Feuille1.Q148"/>
          </calcext:conditional-format>
          <calcext:conditional-format calcext:target-range-address="Feuille1.Q149:Feuille1.Q149">
            <calcext:condition calcext:apply-style-name="s0" calcext:value="=0" calcext:base-cell-address="Feuille1.Q149"/>
            <calcext:condition calcext:apply-style-name="s1" calcext:value="=1" calcext:base-cell-address="Feuille1.Q149"/>
            <calcext:condition calcext:apply-style-name="Default" calcext:value="formula-is(&quot;&quot;)" calcext:base-cell-address="Feuille1.Q149"/>
          </calcext:conditional-format>
          <calcext:conditional-format calcext:target-range-address="Feuille1.Q150:Feuille1.Q150">
            <calcext:condition calcext:apply-style-name="s0" calcext:value="=0" calcext:base-cell-address="Feuille1.Q150"/>
            <calcext:condition calcext:apply-style-name="s1" calcext:value="=1" calcext:base-cell-address="Feuille1.Q150"/>
            <calcext:condition calcext:apply-style-name="Default" calcext:value="formula-is(&quot;&quot;)" calcext:base-cell-address="Feuille1.Q150"/>
          </calcext:conditional-format>
          <calcext:conditional-format calcext:target-range-address="Feuille1.Q151:Feuille1.Q151">
            <calcext:condition calcext:apply-style-name="s0" calcext:value="=0" calcext:base-cell-address="Feuille1.Q151"/>
            <calcext:condition calcext:apply-style-name="s1" calcext:value="=1" calcext:base-cell-address="Feuille1.Q151"/>
            <calcext:condition calcext:apply-style-name="Default" calcext:value="formula-is(&quot;&quot;)" calcext:base-cell-address="Feuille1.Q151"/>
          </calcext:conditional-format>
          <calcext:conditional-format calcext:target-range-address="Feuille1.Q152:Feuille1.Q152 Feuille1.C152:Feuille1.G152">
            <calcext:condition calcext:apply-style-name="s0" calcext:value="=0" calcext:base-cell-address="Feuille1.C152"/>
            <calcext:condition calcext:apply-style-name="s1" calcext:value="=1" calcext:base-cell-address="Feuille1.C152"/>
            <calcext:condition calcext:apply-style-name="Default" calcext:value="formula-is(&quot;&quot;)" calcext:base-cell-address="Feuille1.C152"/>
          </calcext:conditional-format>
          <calcext:conditional-format calcext:target-range-address="Feuille1.H152:Feuille1.J152 Feuille1.H147:Feuille1.J147">
            <calcext:condition calcext:apply-style-name="s0" calcext:value="=0" calcext:base-cell-address="Feuille1.H147"/>
            <calcext:condition calcext:apply-style-name="s1" calcext:value="=1" calcext:base-cell-address="Feuille1.H147"/>
            <calcext:condition calcext:apply-style-name="Default" calcext:value="formula-is(&quot;&quot;)" calcext:base-cell-address="Feuille1.H147"/>
          </calcext:conditional-format>
          <calcext:conditional-format calcext:target-range-address="Feuille1.J152:Feuille1.J152 Feuille1.J147:Feuille1.J147">
            <calcext:condition calcext:apply-style-name="s0" calcext:value="=0" calcext:base-cell-address="Feuille1.J147"/>
            <calcext:condition calcext:apply-style-name="s1" calcext:value="=1" calcext:base-cell-address="Feuille1.J147"/>
            <calcext:condition calcext:apply-style-name="Default" calcext:value="formula-is(&quot;&quot;)" calcext:base-cell-address="Feuille1.J147"/>
          </calcext:conditional-format>
          <calcext:conditional-format calcext:target-range-address="Feuille1.I152:Feuille1.I152 Feuille1.I147:Feuille1.I147">
            <calcext:condition calcext:apply-style-name="s0" calcext:value="=0" calcext:base-cell-address="Feuille1.I147"/>
            <calcext:condition calcext:apply-style-name="s1" calcext:value="=1" calcext:base-cell-address="Feuille1.I147"/>
            <calcext:condition calcext:apply-style-name="Default" calcext:value="formula-is(&quot;&quot;)" calcext:base-cell-address="Feuille1.I147"/>
          </calcext:conditional-format>
          <calcext:conditional-format calcext:target-range-address="Feuille1.H152:Feuille1.H152 Feuille1.H147:Feuille1.H147">
            <calcext:condition calcext:apply-style-name="s0" calcext:value="=0" calcext:base-cell-address="Feuille1.H147"/>
            <calcext:condition calcext:apply-style-name="s1" calcext:value="=1" calcext:base-cell-address="Feuille1.H147"/>
            <calcext:condition calcext:apply-style-name="Default" calcext:value="formula-is(&quot;&quot;)" calcext:base-cell-address="Feuille1.H147"/>
          </calcext:conditional-format>
          <calcext:conditional-format calcext:target-range-address="Feuille1.P147:Feuille1.P147 Feuille1.K147:Feuille1.K147">
            <calcext:condition calcext:apply-style-name="s0" calcext:value="=0" calcext:base-cell-address="Feuille1.K147"/>
            <calcext:condition calcext:apply-style-name="s1" calcext:value="=1" calcext:base-cell-address="Feuille1.K147"/>
            <calcext:condition calcext:apply-style-name="Default" calcext:value="formula-is(&quot;&quot;)" calcext:base-cell-address="Feuille1.K147"/>
          </calcext:conditional-format>
          <calcext:conditional-format calcext:target-range-address="Feuille1.J147:Feuille1.J147">
            <calcext:condition calcext:apply-style-name="s0" calcext:value="=0" calcext:base-cell-address="Feuille1.J147"/>
            <calcext:condition calcext:apply-style-name="s1" calcext:value="=1" calcext:base-cell-address="Feuille1.J147"/>
            <calcext:condition calcext:apply-style-name="Default" calcext:value="formula-is(&quot;&quot;)" calcext:base-cell-address="Feuille1.J147"/>
          </calcext:conditional-format>
          <calcext:conditional-format calcext:target-range-address="Feuille1.I147:Feuille1.I147">
            <calcext:condition calcext:apply-style-name="s0" calcext:value="=0" calcext:base-cell-address="Feuille1.I147"/>
            <calcext:condition calcext:apply-style-name="s1" calcext:value="=1" calcext:base-cell-address="Feuille1.I147"/>
            <calcext:condition calcext:apply-style-name="Default" calcext:value="formula-is(&quot;&quot;)" calcext:base-cell-address="Feuille1.I147"/>
          </calcext:conditional-format>
          <calcext:conditional-format calcext:target-range-address="Feuille1.H147:Feuille1.H147">
            <calcext:condition calcext:apply-style-name="s0" calcext:value="=0" calcext:base-cell-address="Feuille1.H147"/>
            <calcext:condition calcext:apply-style-name="s1" calcext:value="=1" calcext:base-cell-address="Feuille1.H147"/>
            <calcext:condition calcext:apply-style-name="Default" calcext:value="formula-is(&quot;&quot;)" calcext:base-cell-address="Feuille1.H147"/>
          </calcext:conditional-format>
          <calcext:conditional-format calcext:target-range-address="Feuille1.P148:Feuille1.P148">
            <calcext:condition calcext:apply-style-name="s0" calcext:value="=0" calcext:base-cell-address="Feuille1.P148"/>
            <calcext:condition calcext:apply-style-name="s1" calcext:value="=1" calcext:base-cell-address="Feuille1.P148"/>
            <calcext:condition calcext:apply-style-name="Default" calcext:value="formula-is(&quot;&quot;)" calcext:base-cell-address="Feuille1.P148"/>
          </calcext:conditional-format>
          <calcext:conditional-format calcext:target-range-address="Feuille1.P149:Feuille1.P149">
            <calcext:condition calcext:apply-style-name="s0" calcext:value="=0" calcext:base-cell-address="Feuille1.P149"/>
            <calcext:condition calcext:apply-style-name="s1" calcext:value="=1" calcext:base-cell-address="Feuille1.P149"/>
            <calcext:condition calcext:apply-style-name="Default" calcext:value="formula-is(&quot;&quot;)" calcext:base-cell-address="Feuille1.P149"/>
          </calcext:conditional-format>
          <calcext:conditional-format calcext:target-range-address="Feuille1.P150:Feuille1.P150">
            <calcext:condition calcext:apply-style-name="s0" calcext:value="=0" calcext:base-cell-address="Feuille1.P150"/>
            <calcext:condition calcext:apply-style-name="s1" calcext:value="=1" calcext:base-cell-address="Feuille1.P150"/>
            <calcext:condition calcext:apply-style-name="Default" calcext:value="formula-is(&quot;&quot;)" calcext:base-cell-address="Feuille1.P150"/>
          </calcext:conditional-format>
          <calcext:conditional-format calcext:target-range-address="Feuille1.P151:Feuille1.P151">
            <calcext:condition calcext:apply-style-name="s0" calcext:value="=0" calcext:base-cell-address="Feuille1.P151"/>
            <calcext:condition calcext:apply-style-name="s1" calcext:value="=1" calcext:base-cell-address="Feuille1.P151"/>
            <calcext:condition calcext:apply-style-name="Default" calcext:value="formula-is(&quot;&quot;)" calcext:base-cell-address="Feuille1.P151"/>
          </calcext:conditional-format>
          <calcext:conditional-format calcext:target-range-address="Feuille1.P152:Feuille1.P152 Feuille1.K152:Feuille1.K152">
            <calcext:condition calcext:apply-style-name="s0" calcext:value="=0" calcext:base-cell-address="Feuille1.K152"/>
            <calcext:condition calcext:apply-style-name="s1" calcext:value="=1" calcext:base-cell-address="Feuille1.K152"/>
            <calcext:condition calcext:apply-style-name="Default" calcext:value="formula-is(&quot;&quot;)" calcext:base-cell-address="Feuille1.K152"/>
          </calcext:conditional-format>
          <calcext:conditional-format calcext:target-range-address="Feuille1.J152:Feuille1.J152">
            <calcext:condition calcext:apply-style-name="s0" calcext:value="=0" calcext:base-cell-address="Feuille1.J152"/>
            <calcext:condition calcext:apply-style-name="s1" calcext:value="=1" calcext:base-cell-address="Feuille1.J152"/>
            <calcext:condition calcext:apply-style-name="Default" calcext:value="formula-is(&quot;&quot;)" calcext:base-cell-address="Feuille1.J152"/>
          </calcext:conditional-format>
          <calcext:conditional-format calcext:target-range-address="Feuille1.I152:Feuille1.I152">
            <calcext:condition calcext:apply-style-name="s0" calcext:value="=0" calcext:base-cell-address="Feuille1.I152"/>
            <calcext:condition calcext:apply-style-name="s1" calcext:value="=1" calcext:base-cell-address="Feuille1.I152"/>
            <calcext:condition calcext:apply-style-name="Default" calcext:value="formula-is(&quot;&quot;)" calcext:base-cell-address="Feuille1.I152"/>
          </calcext:conditional-format>
          <calcext:conditional-format calcext:target-range-address="Feuille1.H152:Feuille1.H152">
            <calcext:condition calcext:apply-style-name="s0" calcext:value="=0" calcext:base-cell-address="Feuille1.H152"/>
            <calcext:condition calcext:apply-style-name="s1" calcext:value="=1" calcext:base-cell-address="Feuille1.H152"/>
            <calcext:condition calcext:apply-style-name="Default" calcext:value="formula-is(&quot;&quot;)" calcext:base-cell-address="Feuille1.H152"/>
          </calcext:conditional-format>
          <calcext:conditional-format calcext:target-range-address="Feuille1.L147:Feuille1.O147">
            <calcext:condition calcext:apply-style-name="s0" calcext:value="=0" calcext:base-cell-address="Feuille1.L147"/>
            <calcext:condition calcext:apply-style-name="s1" calcext:value="=1" calcext:base-cell-address="Feuille1.L147"/>
            <calcext:condition calcext:apply-style-name="Default" calcext:value="formula-is(&quot;&quot;)" calcext:base-cell-address="Feuille1.L147"/>
          </calcext:conditional-format>
          <calcext:conditional-format calcext:target-range-address="Feuille1.L148:Feuille1.O148">
            <calcext:condition calcext:apply-style-name="s0" calcext:value="=0" calcext:base-cell-address="Feuille1.L148"/>
            <calcext:condition calcext:apply-style-name="s1" calcext:value="=1" calcext:base-cell-address="Feuille1.L148"/>
            <calcext:condition calcext:apply-style-name="Default" calcext:value="formula-is(&quot;&quot;)" calcext:base-cell-address="Feuille1.L148"/>
          </calcext:conditional-format>
          <calcext:conditional-format calcext:target-range-address="Feuille1.L149:Feuille1.O149">
            <calcext:condition calcext:apply-style-name="s0" calcext:value="=0" calcext:base-cell-address="Feuille1.L149"/>
            <calcext:condition calcext:apply-style-name="s1" calcext:value="=1" calcext:base-cell-address="Feuille1.L149"/>
            <calcext:condition calcext:apply-style-name="Default" calcext:value="formula-is(&quot;&quot;)" calcext:base-cell-address="Feuille1.L149"/>
          </calcext:conditional-format>
          <calcext:conditional-format calcext:target-range-address="Feuille1.L150:Feuille1.O150">
            <calcext:condition calcext:apply-style-name="s0" calcext:value="=0" calcext:base-cell-address="Feuille1.L150"/>
            <calcext:condition calcext:apply-style-name="s1" calcext:value="=1" calcext:base-cell-address="Feuille1.L150"/>
            <calcext:condition calcext:apply-style-name="Default" calcext:value="formula-is(&quot;&quot;)" calcext:base-cell-address="Feuille1.L150"/>
          </calcext:conditional-format>
          <calcext:conditional-format calcext:target-range-address="Feuille1.L151:Feuille1.O151">
            <calcext:condition calcext:apply-style-name="s0" calcext:value="=0" calcext:base-cell-address="Feuille1.L151"/>
            <calcext:condition calcext:apply-style-name="s1" calcext:value="=1" calcext:base-cell-address="Feuille1.L151"/>
            <calcext:condition calcext:apply-style-name="Default" calcext:value="formula-is(&quot;&quot;)" calcext:base-cell-address="Feuille1.L151"/>
          </calcext:conditional-format>
          <calcext:conditional-format calcext:target-range-address="Feuille1.L152:Feuille1.O152">
            <calcext:condition calcext:apply-style-name="s0" calcext:value="=0" calcext:base-cell-address="Feuille1.L152"/>
            <calcext:condition calcext:apply-style-name="s1" calcext:value="=1" calcext:base-cell-address="Feuille1.L152"/>
            <calcext:condition calcext:apply-style-name="Default" calcext:value="formula-is(&quot;&quot;)" calcext:base-cell-address="Feuille1.L152"/>
          </calcext:conditional-format>
          <calcext:conditional-format calcext:target-range-address="Feuille1.C147:Feuille1.C147">
            <calcext:condition calcext:apply-style-name="s0" calcext:value="=0" calcext:base-cell-address="Feuille1.C147"/>
            <calcext:condition calcext:apply-style-name="s1" calcext:value="=1" calcext:base-cell-address="Feuille1.C147"/>
            <calcext:condition calcext:apply-style-name="Default" calcext:value="formula-is(&quot;&quot;)" calcext:base-cell-address="Feuille1.C147"/>
          </calcext:conditional-format>
          <calcext:conditional-format calcext:target-range-address="Feuille1.D147:Feuille1.G147">
            <calcext:condition calcext:apply-style-name="s0" calcext:value="=0" calcext:base-cell-address="Feuille1.D147"/>
            <calcext:condition calcext:apply-style-name="s1" calcext:value="=1" calcext:base-cell-address="Feuille1.D147"/>
            <calcext:condition calcext:apply-style-name="Default" calcext:value="formula-is(&quot;&quot;)" calcext:base-cell-address="Feuille1.D147"/>
          </calcext:conditional-format>
          <calcext:conditional-format calcext:target-range-address="Feuille1.C148:Feuille1.C148">
            <calcext:condition calcext:apply-style-name="s0" calcext:value="=0" calcext:base-cell-address="Feuille1.C148"/>
            <calcext:condition calcext:apply-style-name="s1" calcext:value="=1" calcext:base-cell-address="Feuille1.C148"/>
            <calcext:condition calcext:apply-style-name="Default" calcext:value="formula-is(&quot;&quot;)" calcext:base-cell-address="Feuille1.C148"/>
          </calcext:conditional-format>
          <calcext:conditional-format calcext:target-range-address="Feuille1.C149:Feuille1.C149">
            <calcext:condition calcext:apply-style-name="s0" calcext:value="=0" calcext:base-cell-address="Feuille1.C149"/>
            <calcext:condition calcext:apply-style-name="s1" calcext:value="=1" calcext:base-cell-address="Feuille1.C149"/>
            <calcext:condition calcext:apply-style-name="Default" calcext:value="formula-is(&quot;&quot;)" calcext:base-cell-address="Feuille1.C149"/>
          </calcext:conditional-format>
          <calcext:conditional-format calcext:target-range-address="Feuille1.C150:Feuille1.E150">
            <calcext:condition calcext:apply-style-name="s0" calcext:value="=0" calcext:base-cell-address="Feuille1.C150"/>
            <calcext:condition calcext:apply-style-name="s1" calcext:value="=1" calcext:base-cell-address="Feuille1.C150"/>
            <calcext:condition calcext:apply-style-name="Default" calcext:value="formula-is(&quot;&quot;)" calcext:base-cell-address="Feuille1.C150"/>
          </calcext:conditional-format>
          <calcext:conditional-format calcext:target-range-address="Feuille1.C151:Feuille1.F151">
            <calcext:condition calcext:apply-style-name="s0" calcext:value="=0" calcext:base-cell-address="Feuille1.C151"/>
            <calcext:condition calcext:apply-style-name="s1" calcext:value="=1" calcext:base-cell-address="Feuille1.C151"/>
            <calcext:condition calcext:apply-style-name="Default" calcext:value="formula-is(&quot;&quot;)" calcext:base-cell-address="Feuille1.C151"/>
          </calcext:conditional-format>
          <calcext:conditional-format calcext:target-range-address="Feuille1.D149:Feuille1.D149">
            <calcext:condition calcext:apply-style-name="s0" calcext:value="=0" calcext:base-cell-address="Feuille1.D149"/>
            <calcext:condition calcext:apply-style-name="s1" calcext:value="=1" calcext:base-cell-address="Feuille1.D149"/>
          </calcext:conditional-format>
          <calcext:conditional-format calcext:target-range-address="Feuille1.D148:Feuille1.D148">
            <calcext:condition calcext:apply-style-name="s0" calcext:value="=0" calcext:base-cell-address="Feuille1.D148"/>
            <calcext:condition calcext:apply-style-name="s1" calcext:value="=1" calcext:base-cell-address="Feuille1.D148"/>
          </calcext:conditional-format>
          <calcext:conditional-format calcext:target-range-address="Feuille1.E149:Feuille1.E149">
            <calcext:condition calcext:apply-style-name="s0" calcext:value="=0" calcext:base-cell-address="Feuille1.E149"/>
            <calcext:condition calcext:apply-style-name="s1" calcext:value="=1" calcext:base-cell-address="Feuille1.E149"/>
            <calcext:condition calcext:apply-style-name="Default" calcext:value="formula-is(&quot;&quot;)" calcext:base-cell-address="Feuille1.E149"/>
          </calcext:conditional-format>
          <calcext:conditional-format calcext:target-range-address="Feuille1.E149:Feuille1.E149">
            <calcext:condition calcext:apply-style-name="s0" calcext:value="=0" calcext:base-cell-address="Feuille1.E149"/>
            <calcext:condition calcext:apply-style-name="s1" calcext:value="=1" calcext:base-cell-address="Feuille1.E149"/>
          </calcext:conditional-format>
          <calcext:conditional-format calcext:target-range-address="Feuille1.E148:Feuille1.E148">
            <calcext:condition calcext:apply-style-name="s0" calcext:value="=0" calcext:base-cell-address="Feuille1.E148"/>
            <calcext:condition calcext:apply-style-name="s1" calcext:value="=1" calcext:base-cell-address="Feuille1.E148"/>
          </calcext:conditional-format>
          <calcext:conditional-format calcext:target-range-address="Feuille1.F149:Feuille1.F149">
            <calcext:condition calcext:apply-style-name="s0" calcext:value="=0" calcext:base-cell-address="Feuille1.F149"/>
            <calcext:condition calcext:apply-style-name="s1" calcext:value="=1" calcext:base-cell-address="Feuille1.F149"/>
            <calcext:condition calcext:apply-style-name="Default" calcext:value="formula-is(&quot;&quot;)" calcext:base-cell-address="Feuille1.F149"/>
          </calcext:conditional-format>
          <calcext:conditional-format calcext:target-range-address="Feuille1.F149:Feuille1.F149">
            <calcext:condition calcext:apply-style-name="s0" calcext:value="=0" calcext:base-cell-address="Feuille1.F149"/>
            <calcext:condition calcext:apply-style-name="s1" calcext:value="=1" calcext:base-cell-address="Feuille1.F149"/>
          </calcext:conditional-format>
          <calcext:conditional-format calcext:target-range-address="Feuille1.F148:Feuille1.F148">
            <calcext:condition calcext:apply-style-name="s0" calcext:value="=0" calcext:base-cell-address="Feuille1.F148"/>
            <calcext:condition calcext:apply-style-name="s1" calcext:value="=1" calcext:base-cell-address="Feuille1.F148"/>
          </calcext:conditional-format>
          <calcext:conditional-format calcext:target-range-address="Feuille1.F150:Feuille1.F150">
            <calcext:condition calcext:apply-style-name="s0" calcext:value="=0" calcext:base-cell-address="Feuille1.F150"/>
            <calcext:condition calcext:apply-style-name="s1" calcext:value="=1" calcext:base-cell-address="Feuille1.F150"/>
            <calcext:condition calcext:apply-style-name="Default" calcext:value="formula-is(&quot;&quot;)" calcext:base-cell-address="Feuille1.F150"/>
          </calcext:conditional-format>
          <calcext:conditional-format calcext:target-range-address="Feuille1.F150:Feuille1.F150">
            <calcext:condition calcext:apply-style-name="s0" calcext:value="=0" calcext:base-cell-address="Feuille1.F150"/>
            <calcext:condition calcext:apply-style-name="s1" calcext:value="=1" calcext:base-cell-address="Feuille1.F150"/>
          </calcext:conditional-format>
          <calcext:conditional-format calcext:target-range-address="Feuille1.G150:Feuille1.G151">
            <calcext:condition calcext:apply-style-name="s0" calcext:value="=0" calcext:base-cell-address="Feuille1.G150"/>
            <calcext:condition calcext:apply-style-name="s1" calcext:value="=1" calcext:base-cell-address="Feuille1.G150"/>
            <calcext:condition calcext:apply-style-name="Default" calcext:value="formula-is(&quot;&quot;)" calcext:base-cell-address="Feuille1.G150"/>
          </calcext:conditional-format>
          <calcext:conditional-format calcext:target-range-address="Feuille1.G148:Feuille1.G148">
            <calcext:condition calcext:apply-style-name="s0" calcext:value="=0" calcext:base-cell-address="Feuille1.G148"/>
            <calcext:condition calcext:apply-style-name="s1" calcext:value="=1" calcext:base-cell-address="Feuille1.G148"/>
          </calcext:conditional-format>
          <calcext:conditional-format calcext:target-range-address="Feuille1.G150:Feuille1.G150">
            <calcext:condition calcext:apply-style-name="s0" calcext:value="=0" calcext:base-cell-address="Feuille1.G150"/>
            <calcext:condition calcext:apply-style-name="s1" calcext:value="=1" calcext:base-cell-address="Feuille1.G150"/>
            <calcext:condition calcext:apply-style-name="Default" calcext:value="formula-is(&quot;&quot;)" calcext:base-cell-address="Feuille1.G150"/>
          </calcext:conditional-format>
          <calcext:conditional-format calcext:target-range-address="Feuille1.G150:Feuille1.G150">
            <calcext:condition calcext:apply-style-name="s0" calcext:value="=0" calcext:base-cell-address="Feuille1.G150"/>
            <calcext:condition calcext:apply-style-name="s1" calcext:value="=1" calcext:base-cell-address="Feuille1.G150"/>
          </calcext:conditional-format>
          <calcext:conditional-format calcext:target-range-address="Feuille1.G149:Feuille1.G149">
            <calcext:condition calcext:apply-style-name="s0" calcext:value="=0" calcext:base-cell-address="Feuille1.G149"/>
            <calcext:condition calcext:apply-style-name="s1" calcext:value="=1" calcext:base-cell-address="Feuille1.G149"/>
          </calcext:conditional-format>
          <calcext:conditional-format calcext:target-range-address="Feuille1.G151:Feuille1.G151">
            <calcext:condition calcext:apply-style-name="s0" calcext:value="=0" calcext:base-cell-address="Feuille1.G151"/>
            <calcext:condition calcext:apply-style-name="s1" calcext:value="=1" calcext:base-cell-address="Feuille1.G151"/>
            <calcext:condition calcext:apply-style-name="Default" calcext:value="formula-is(&quot;&quot;)" calcext:base-cell-address="Feuille1.G151"/>
          </calcext:conditional-format>
          <calcext:conditional-format calcext:target-range-address="Feuille1.G151:Feuille1.G151">
            <calcext:condition calcext:apply-style-name="s0" calcext:value="=0" calcext:base-cell-address="Feuille1.G151"/>
            <calcext:condition calcext:apply-style-name="s1" calcext:value="=1" calcext:base-cell-address="Feuille1.G151"/>
          </calcext:conditional-format>
          <calcext:conditional-format calcext:target-range-address="Feuille1.K150:Feuille1.K150">
            <calcext:condition calcext:apply-style-name="s0" calcext:value="=0" calcext:base-cell-address="Feuille1.K150"/>
            <calcext:condition calcext:apply-style-name="s1" calcext:value="=1" calcext:base-cell-address="Feuille1.K150"/>
          </calcext:conditional-format>
          <calcext:conditional-format calcext:target-range-address="Feuille1.J150:Feuille1.J150">
            <calcext:condition calcext:apply-style-name="s0" calcext:value="=0" calcext:base-cell-address="Feuille1.J150"/>
            <calcext:condition calcext:apply-style-name="s1" calcext:value="=1" calcext:base-cell-address="Feuille1.J150"/>
          </calcext:conditional-format>
          <calcext:conditional-format calcext:target-range-address="Feuille1.K151:Feuille1.K151">
            <calcext:condition calcext:apply-style-name="s0" calcext:value="=0" calcext:base-cell-address="Feuille1.K151"/>
            <calcext:condition calcext:apply-style-name="s1" calcext:value="=1" calcext:base-cell-address="Feuille1.K151"/>
          </calcext:conditional-format>
          <calcext:conditional-format calcext:target-range-address="Feuille1.J151:Feuille1.J151">
            <calcext:condition calcext:apply-style-name="s0" calcext:value="=0" calcext:base-cell-address="Feuille1.J151"/>
            <calcext:condition calcext:apply-style-name="s1" calcext:value="=1" calcext:base-cell-address="Feuille1.J151"/>
          </calcext:conditional-format>
          <calcext:conditional-format calcext:target-range-address="Feuille1.I149:Feuille1.I149">
            <calcext:condition calcext:apply-style-name="s0" calcext:value="=0" calcext:base-cell-address="Feuille1.I149"/>
            <calcext:condition calcext:apply-style-name="s1" calcext:value="=1" calcext:base-cell-address="Feuille1.I149"/>
          </calcext:conditional-format>
          <calcext:conditional-format calcext:target-range-address="Feuille1.J149:Feuille1.J149">
            <calcext:condition calcext:apply-style-name="s0" calcext:value="=0" calcext:base-cell-address="Feuille1.J149"/>
            <calcext:condition calcext:apply-style-name="s1" calcext:value="=1" calcext:base-cell-address="Feuille1.J149"/>
          </calcext:conditional-format>
          <calcext:conditional-format calcext:target-range-address="Feuille1.I148:Feuille1.I148">
            <calcext:condition calcext:apply-style-name="s0" calcext:value="=0" calcext:base-cell-address="Feuille1.I148"/>
            <calcext:condition calcext:apply-style-name="s1" calcext:value="=1" calcext:base-cell-address="Feuille1.I148"/>
          </calcext:conditional-format>
          <calcext:conditional-format calcext:target-range-address="Feuille1.I150:Feuille1.I150">
            <calcext:condition calcext:apply-style-name="s0" calcext:value="=0" calcext:base-cell-address="Feuille1.I150"/>
            <calcext:condition calcext:apply-style-name="s1" calcext:value="=1" calcext:base-cell-address="Feuille1.I150"/>
          </calcext:conditional-format>
          <calcext:conditional-format calcext:target-range-address="Feuille1.I151:Feuille1.I151">
            <calcext:condition calcext:apply-style-name="s0" calcext:value="=0" calcext:base-cell-address="Feuille1.I151"/>
            <calcext:condition calcext:apply-style-name="s1" calcext:value="=1" calcext:base-cell-address="Feuille1.I151"/>
          </calcext:conditional-format>
          <calcext:conditional-format calcext:target-range-address="Feuille1.H148:Feuille1.H148">
            <calcext:condition calcext:apply-style-name="s0" calcext:value="=0" calcext:base-cell-address="Feuille1.H148"/>
            <calcext:condition calcext:apply-style-name="s1" calcext:value="=1" calcext:base-cell-address="Feuille1.H148"/>
          </calcext:conditional-format>
          <calcext:conditional-format calcext:target-range-address="Feuille1.H149:Feuille1.H149">
            <calcext:condition calcext:apply-style-name="s0" calcext:value="=0" calcext:base-cell-address="Feuille1.H149"/>
            <calcext:condition calcext:apply-style-name="s1" calcext:value="=1" calcext:base-cell-address="Feuille1.H149"/>
          </calcext:conditional-format>
          <calcext:conditional-format calcext:target-range-address="Feuille1.H150:Feuille1.H150">
            <calcext:condition calcext:apply-style-name="s0" calcext:value="=0" calcext:base-cell-address="Feuille1.H150"/>
            <calcext:condition calcext:apply-style-name="s1" calcext:value="=1" calcext:base-cell-address="Feuille1.H150"/>
          </calcext:conditional-format>
          <calcext:conditional-format calcext:target-range-address="Feuille1.J148:Feuille1.J148">
            <calcext:condition calcext:apply-style-name="s0" calcext:value="=0" calcext:base-cell-address="Feuille1.J148"/>
            <calcext:condition calcext:apply-style-name="s1" calcext:value="=1" calcext:base-cell-address="Feuille1.J148"/>
          </calcext:conditional-format>
          <calcext:conditional-format calcext:target-range-address="Feuille1.K148:Feuille1.K148">
            <calcext:condition calcext:apply-style-name="s0" calcext:value="=0" calcext:base-cell-address="Feuille1.K148"/>
            <calcext:condition calcext:apply-style-name="s1" calcext:value="=1" calcext:base-cell-address="Feuille1.K148"/>
          </calcext:conditional-format>
          <calcext:conditional-format calcext:target-range-address="Feuille1.K149:Feuille1.K149">
            <calcext:condition calcext:apply-style-name="s0" calcext:value="=0" calcext:base-cell-address="Feuille1.K149"/>
            <calcext:condition calcext:apply-style-name="s1" calcext:value="=1" calcext:base-cell-address="Feuille1.K149"/>
          </calcext:conditional-format>
          <calcext:conditional-format calcext:target-range-address="Feuille1.H151:Feuille1.H151">
            <calcext:condition calcext:apply-style-name="s0" calcext:value="=0" calcext:base-cell-address="Feuille1.H151"/>
            <calcext:condition calcext:apply-style-name="s1" calcext:value="=1" calcext:base-cell-address="Feuille1.H151"/>
          </calcext:conditional-format>
          <calcext:conditional-format calcext:target-range-address="Feuille1.B167:Feuille1.K169 Feuille1.D170:Feuille1.K170 Feuille1.B170:Feuille1.B174">
            <calcext:condition calcext:apply-style-name="s0" calcext:value="=0" calcext:base-cell-address="Feuille1.B167"/>
            <calcext:condition calcext:apply-style-name="s1" calcext:value="=1" calcext:base-cell-address="Feuille1.B167"/>
            <calcext:condition calcext:apply-style-name="Default" calcext:value="formula-is(&quot;&quot;)" calcext:base-cell-address="Feuille1.B167"/>
          </calcext:conditional-format>
          <calcext:conditional-format calcext:target-range-address="Feuille1.C170:Feuille1.C170 Feuille1.C172:Feuille1.C174">
            <calcext:condition calcext:apply-style-name="s0" calcext:value="=0" calcext:base-cell-address="Feuille1.C170"/>
            <calcext:condition calcext:apply-style-name="s1" calcext:value="=1" calcext:base-cell-address="Feuille1.C170"/>
            <calcext:condition calcext:apply-style-name="Default" calcext:value="formula-is(&quot;&quot;)" calcext:base-cell-address="Feuille1.C170"/>
          </calcext:conditional-format>
          <calcext:conditional-format calcext:target-range-address="Feuille1.C172:Feuille1.C172">
            <calcext:condition calcext:apply-style-name="s0" calcext:value="=0" calcext:base-cell-address="Feuille1.C172"/>
            <calcext:condition calcext:apply-style-name="s1" calcext:value="=1" calcext:base-cell-address="Feuille1.C172"/>
          </calcext:conditional-format>
          <calcext:conditional-format calcext:target-range-address="Feuille1.C171:Feuille1.C171">
            <calcext:condition calcext:apply-style-name="s0" calcext:value="=0" calcext:base-cell-address="Feuille1.C171"/>
            <calcext:condition calcext:apply-style-name="s1" calcext:value="=1" calcext:base-cell-address="Feuille1.C171"/>
          </calcext:conditional-format>
          <calcext:conditional-format calcext:target-range-address="Feuille1.C173:Feuille1.C173">
            <calcext:condition calcext:apply-style-name="s0" calcext:value="=0" calcext:base-cell-address="Feuille1.C173"/>
            <calcext:condition calcext:apply-style-name="s1" calcext:value="=1" calcext:base-cell-address="Feuille1.C173"/>
          </calcext:conditional-format>
          <calcext:conditional-format calcext:target-range-address="Feuille1.C174:Feuille1.C174">
            <calcext:condition calcext:apply-style-name="s0" calcext:value="=0" calcext:base-cell-address="Feuille1.C174"/>
            <calcext:condition calcext:apply-style-name="s1" calcext:value="=1" calcext:base-cell-address="Feuille1.C174"/>
          </calcext:conditional-format>
          <calcext:conditional-format calcext:target-range-address="Feuille1.K173:Feuille1.K173">
            <calcext:condition calcext:apply-style-name="s0" calcext:value="=0" calcext:base-cell-address="Feuille1.K173"/>
            <calcext:condition calcext:apply-style-name="s1" calcext:value="=1" calcext:base-cell-address="Feuille1.K173"/>
          </calcext:conditional-format>
          <calcext:conditional-format calcext:target-range-address="Feuille1.J173:Feuille1.J173">
            <calcext:condition calcext:apply-style-name="s0" calcext:value="=0" calcext:base-cell-address="Feuille1.J173"/>
            <calcext:condition calcext:apply-style-name="s1" calcext:value="=1" calcext:base-cell-address="Feuille1.J173"/>
          </calcext:conditional-format>
          <calcext:conditional-format calcext:target-range-address="Feuille1.K174:Feuille1.K174">
            <calcext:condition calcext:apply-style-name="s0" calcext:value="=0" calcext:base-cell-address="Feuille1.K174"/>
            <calcext:condition calcext:apply-style-name="s1" calcext:value="=1" calcext:base-cell-address="Feuille1.K174"/>
          </calcext:conditional-format>
          <calcext:conditional-format calcext:target-range-address="Feuille1.J174:Feuille1.J174">
            <calcext:condition calcext:apply-style-name="s0" calcext:value="=0" calcext:base-cell-address="Feuille1.J174"/>
            <calcext:condition calcext:apply-style-name="s1" calcext:value="=1" calcext:base-cell-address="Feuille1.J174"/>
          </calcext:conditional-format>
          <calcext:conditional-format calcext:target-range-address="Feuille1.I172:Feuille1.I172">
            <calcext:condition calcext:apply-style-name="s0" calcext:value="=0" calcext:base-cell-address="Feuille1.I172"/>
            <calcext:condition calcext:apply-style-name="s1" calcext:value="=1" calcext:base-cell-address="Feuille1.I172"/>
          </calcext:conditional-format>
          <calcext:conditional-format calcext:target-range-address="Feuille1.J172:Feuille1.J172">
            <calcext:condition calcext:apply-style-name="s0" calcext:value="=0" calcext:base-cell-address="Feuille1.J172"/>
            <calcext:condition calcext:apply-style-name="s1" calcext:value="=1" calcext:base-cell-address="Feuille1.J172"/>
          </calcext:conditional-format>
          <calcext:conditional-format calcext:target-range-address="Feuille1.I171:Feuille1.I171">
            <calcext:condition calcext:apply-style-name="s0" calcext:value="=0" calcext:base-cell-address="Feuille1.I171"/>
            <calcext:condition calcext:apply-style-name="s1" calcext:value="=1" calcext:base-cell-address="Feuille1.I171"/>
          </calcext:conditional-format>
          <calcext:conditional-format calcext:target-range-address="Feuille1.I173:Feuille1.I173">
            <calcext:condition calcext:apply-style-name="s0" calcext:value="=0" calcext:base-cell-address="Feuille1.I173"/>
            <calcext:condition calcext:apply-style-name="s1" calcext:value="=1" calcext:base-cell-address="Feuille1.I173"/>
          </calcext:conditional-format>
          <calcext:conditional-format calcext:target-range-address="Feuille1.I174:Feuille1.I174">
            <calcext:condition calcext:apply-style-name="s0" calcext:value="=0" calcext:base-cell-address="Feuille1.I174"/>
            <calcext:condition calcext:apply-style-name="s1" calcext:value="=1" calcext:base-cell-address="Feuille1.I174"/>
          </calcext:conditional-format>
          <calcext:conditional-format calcext:target-range-address="Feuille1.J171:Feuille1.J171">
            <calcext:condition calcext:apply-style-name="s0" calcext:value="=0" calcext:base-cell-address="Feuille1.J171"/>
            <calcext:condition calcext:apply-style-name="s1" calcext:value="=1" calcext:base-cell-address="Feuille1.J171"/>
          </calcext:conditional-format>
          <calcext:conditional-format calcext:target-range-address="Feuille1.K171:Feuille1.K171">
            <calcext:condition calcext:apply-style-name="s0" calcext:value="=0" calcext:base-cell-address="Feuille1.K171"/>
            <calcext:condition calcext:apply-style-name="s1" calcext:value="=1" calcext:base-cell-address="Feuille1.K171"/>
          </calcext:conditional-format>
          <calcext:conditional-format calcext:target-range-address="Feuille1.K172:Feuille1.K172">
            <calcext:condition calcext:apply-style-name="s0" calcext:value="=0" calcext:base-cell-address="Feuille1.K172"/>
            <calcext:condition calcext:apply-style-name="s1" calcext:value="=1" calcext:base-cell-address="Feuille1.K172"/>
          </calcext:conditional-format>
          <calcext:conditional-format calcext:target-range-address="Feuille1.K175:Feuille1.K179">
            <calcext:condition calcext:apply-style-name="s0" calcext:value="=0" calcext:base-cell-address="Feuille1.K175"/>
            <calcext:condition calcext:apply-style-name="s1" calcext:value="=1" calcext:base-cell-address="Feuille1.K175"/>
            <calcext:condition calcext:apply-style-name="Default" calcext:value="formula-is(&quot;&quot;)" calcext:base-cell-address="Feuille1.K175"/>
          </calcext:conditional-format>
          <calcext:conditional-format calcext:target-range-address="Feuille1.B175:Feuille1.B175">
            <calcext:condition calcext:apply-style-name="s0" calcext:value="=0" calcext:base-cell-address="Feuille1.B175"/>
            <calcext:condition calcext:apply-style-name="s1" calcext:value="=1" calcext:base-cell-address="Feuille1.B175"/>
            <calcext:condition calcext:apply-style-name="Default" calcext:value="formula-is(&quot;&quot;)" calcext:base-cell-address="Feuille1.B175"/>
          </calcext:conditional-format>
          <calcext:conditional-format calcext:target-range-address="Feuille1.B176:Feuille1.B176">
            <calcext:condition calcext:apply-style-name="s0" calcext:value="=0" calcext:base-cell-address="Feuille1.B176"/>
            <calcext:condition calcext:apply-style-name="s1" calcext:value="=1" calcext:base-cell-address="Feuille1.B176"/>
            <calcext:condition calcext:apply-style-name="Default" calcext:value="formula-is(&quot;&quot;)" calcext:base-cell-address="Feuille1.B176"/>
          </calcext:conditional-format>
          <calcext:conditional-format calcext:target-range-address="Feuille1.B177:Feuille1.B177">
            <calcext:condition calcext:apply-style-name="s0" calcext:value="=0" calcext:base-cell-address="Feuille1.B177"/>
            <calcext:condition calcext:apply-style-name="s1" calcext:value="=1" calcext:base-cell-address="Feuille1.B177"/>
            <calcext:condition calcext:apply-style-name="Default" calcext:value="formula-is(&quot;&quot;)" calcext:base-cell-address="Feuille1.B177"/>
          </calcext:conditional-format>
          <calcext:conditional-format calcext:target-range-address="Feuille1.B178:Feuille1.B178">
            <calcext:condition calcext:apply-style-name="s0" calcext:value="=0" calcext:base-cell-address="Feuille1.B178"/>
            <calcext:condition calcext:apply-style-name="s1" calcext:value="=1" calcext:base-cell-address="Feuille1.B178"/>
            <calcext:condition calcext:apply-style-name="Default" calcext:value="formula-is(&quot;&quot;)" calcext:base-cell-address="Feuille1.B178"/>
          </calcext:conditional-format>
          <calcext:conditional-format calcext:target-range-address="Feuille1.B179:Feuille1.B179">
            <calcext:condition calcext:apply-style-name="s0" calcext:value="=0" calcext:base-cell-address="Feuille1.B179"/>
            <calcext:condition calcext:apply-style-name="s1" calcext:value="=1" calcext:base-cell-address="Feuille1.B179"/>
            <calcext:condition calcext:apply-style-name="Default" calcext:value="formula-is(&quot;&quot;)" calcext:base-cell-address="Feuille1.B179"/>
          </calcext:conditional-format>
          <calcext:conditional-format calcext:target-range-address="Feuille1.B180:Feuille1.B180">
            <calcext:condition calcext:apply-style-name="s0" calcext:value="=0" calcext:base-cell-address="Feuille1.B180"/>
            <calcext:condition calcext:apply-style-name="s1" calcext:value="=1" calcext:base-cell-address="Feuille1.B180"/>
            <calcext:condition calcext:apply-style-name="Default" calcext:value="formula-is(&quot;&quot;)" calcext:base-cell-address="Feuille1.B180"/>
          </calcext:conditional-format>
          <calcext:conditional-format calcext:target-range-address="Feuille1.B181:Feuille1.B181">
            <calcext:condition calcext:apply-style-name="s0" calcext:value="=0" calcext:base-cell-address="Feuille1.B181"/>
            <calcext:condition calcext:apply-style-name="s1" calcext:value="=1" calcext:base-cell-address="Feuille1.B181"/>
            <calcext:condition calcext:apply-style-name="Default" calcext:value="formula-is(&quot;&quot;)" calcext:base-cell-address="Feuille1.B181"/>
          </calcext:conditional-format>
          <calcext:conditional-format calcext:target-range-address="Feuille1.B182:Feuille1.B182">
            <calcext:condition calcext:apply-style-name="s0" calcext:value="=0" calcext:base-cell-address="Feuille1.B182"/>
            <calcext:condition calcext:apply-style-name="s1" calcext:value="=1" calcext:base-cell-address="Feuille1.B182"/>
            <calcext:condition calcext:apply-style-name="Default" calcext:value="formula-is(&quot;&quot;)" calcext:base-cell-address="Feuille1.B182"/>
          </calcext:conditional-format>
          <calcext:conditional-format calcext:target-range-address="Feuille1.B183:Feuille1.B183">
            <calcext:condition calcext:apply-style-name="s0" calcext:value="=0" calcext:base-cell-address="Feuille1.B183"/>
            <calcext:condition calcext:apply-style-name="s1" calcext:value="=1" calcext:base-cell-address="Feuille1.B183"/>
            <calcext:condition calcext:apply-style-name="Default" calcext:value="formula-is(&quot;&quot;)" calcext:base-cell-address="Feuille1.B183"/>
          </calcext:conditional-format>
          <calcext:conditional-format calcext:target-range-address="Feuille1.B184:Feuille1.B184">
            <calcext:condition calcext:apply-style-name="s0" calcext:value="=0" calcext:base-cell-address="Feuille1.B184"/>
            <calcext:condition calcext:apply-style-name="s1" calcext:value="=1" calcext:base-cell-address="Feuille1.B184"/>
            <calcext:condition calcext:apply-style-name="Default" calcext:value="formula-is(&quot;&quot;)" calcext:base-cell-address="Feuille1.B184"/>
          </calcext:conditional-format>
          <calcext:conditional-format calcext:target-range-address="Feuille1.H175:Feuille1.J179">
            <calcext:condition calcext:apply-style-name="s0" calcext:value="=0" calcext:base-cell-address="Feuille1.H175"/>
            <calcext:condition calcext:apply-style-name="s1" calcext:value="=1" calcext:base-cell-address="Feuille1.H175"/>
            <calcext:condition calcext:apply-style-name="Default" calcext:value="formula-is(&quot;&quot;)" calcext:base-cell-address="Feuille1.H175"/>
          </calcext:conditional-format>
          <calcext:conditional-format calcext:target-range-address="Feuille1.C175:Feuille1.C175">
            <calcext:condition calcext:apply-style-name="s0" calcext:value="=0" calcext:base-cell-address="Feuille1.C175"/>
            <calcext:condition calcext:apply-style-name="s1" calcext:value="=1" calcext:base-cell-address="Feuille1.C175"/>
            <calcext:condition calcext:apply-style-name="Default" calcext:value="formula-is(&quot;&quot;)" calcext:base-cell-address="Feuille1.C175"/>
          </calcext:conditional-format>
          <calcext:conditional-format calcext:target-range-address="Feuille1.C176:Feuille1.C176">
            <calcext:condition calcext:apply-style-name="s0" calcext:value="=0" calcext:base-cell-address="Feuille1.C176"/>
            <calcext:condition calcext:apply-style-name="s1" calcext:value="=1" calcext:base-cell-address="Feuille1.C176"/>
            <calcext:condition calcext:apply-style-name="Default" calcext:value="formula-is(&quot;&quot;)" calcext:base-cell-address="Feuille1.C176"/>
          </calcext:conditional-format>
          <calcext:conditional-format calcext:target-range-address="Feuille1.C177:Feuille1.C177">
            <calcext:condition calcext:apply-style-name="s0" calcext:value="=0" calcext:base-cell-address="Feuille1.C177"/>
            <calcext:condition calcext:apply-style-name="s1" calcext:value="=1" calcext:base-cell-address="Feuille1.C177"/>
            <calcext:condition calcext:apply-style-name="Default" calcext:value="formula-is(&quot;&quot;)" calcext:base-cell-address="Feuille1.C177"/>
          </calcext:conditional-format>
          <calcext:conditional-format calcext:target-range-address="Feuille1.C178:Feuille1.C178">
            <calcext:condition calcext:apply-style-name="s0" calcext:value="=0" calcext:base-cell-address="Feuille1.C178"/>
            <calcext:condition calcext:apply-style-name="s1" calcext:value="=1" calcext:base-cell-address="Feuille1.C178"/>
            <calcext:condition calcext:apply-style-name="Default" calcext:value="formula-is(&quot;&quot;)" calcext:base-cell-address="Feuille1.C178"/>
          </calcext:conditional-format>
          <calcext:conditional-format calcext:target-range-address="Feuille1.C179:Feuille1.C179">
            <calcext:condition calcext:apply-style-name="s0" calcext:value="=0" calcext:base-cell-address="Feuille1.C179"/>
            <calcext:condition calcext:apply-style-name="s1" calcext:value="=1" calcext:base-cell-address="Feuille1.C179"/>
            <calcext:condition calcext:apply-style-name="Default" calcext:value="formula-is(&quot;&quot;)" calcext:base-cell-address="Feuille1.C179"/>
          </calcext:conditional-format>
          <calcext:conditional-format calcext:target-range-address="Feuille1.D175:Feuille1.G175">
            <calcext:condition calcext:apply-style-name="s0" calcext:value="=0" calcext:base-cell-address="Feuille1.D175"/>
            <calcext:condition calcext:apply-style-name="s1" calcext:value="=1" calcext:base-cell-address="Feuille1.D175"/>
            <calcext:condition calcext:apply-style-name="Default" calcext:value="formula-is(&quot;&quot;)" calcext:base-cell-address="Feuille1.D175"/>
          </calcext:conditional-format>
          <calcext:conditional-format calcext:target-range-address="Feuille1.D176:Feuille1.G176">
            <calcext:condition calcext:apply-style-name="s0" calcext:value="=0" calcext:base-cell-address="Feuille1.D176"/>
            <calcext:condition calcext:apply-style-name="s1" calcext:value="=1" calcext:base-cell-address="Feuille1.D176"/>
            <calcext:condition calcext:apply-style-name="Default" calcext:value="formula-is(&quot;&quot;)" calcext:base-cell-address="Feuille1.D176"/>
          </calcext:conditional-format>
          <calcext:conditional-format calcext:target-range-address="Feuille1.D177:Feuille1.G177">
            <calcext:condition calcext:apply-style-name="s0" calcext:value="=0" calcext:base-cell-address="Feuille1.D177"/>
            <calcext:condition calcext:apply-style-name="s1" calcext:value="=1" calcext:base-cell-address="Feuille1.D177"/>
            <calcext:condition calcext:apply-style-name="Default" calcext:value="formula-is(&quot;&quot;)" calcext:base-cell-address="Feuille1.D177"/>
          </calcext:conditional-format>
          <calcext:conditional-format calcext:target-range-address="Feuille1.D178:Feuille1.G178">
            <calcext:condition calcext:apply-style-name="s0" calcext:value="=0" calcext:base-cell-address="Feuille1.D178"/>
            <calcext:condition calcext:apply-style-name="s1" calcext:value="=1" calcext:base-cell-address="Feuille1.D178"/>
            <calcext:condition calcext:apply-style-name="Default" calcext:value="formula-is(&quot;&quot;)" calcext:base-cell-address="Feuille1.D178"/>
          </calcext:conditional-format>
          <calcext:conditional-format calcext:target-range-address="Feuille1.D179:Feuille1.G179">
            <calcext:condition calcext:apply-style-name="s0" calcext:value="=0" calcext:base-cell-address="Feuille1.D179"/>
            <calcext:condition calcext:apply-style-name="s1" calcext:value="=1" calcext:base-cell-address="Feuille1.D179"/>
            <calcext:condition calcext:apply-style-name="Default" calcext:value="formula-is(&quot;&quot;)" calcext:base-cell-address="Feuille1.D179"/>
          </calcext:conditional-format>
          <calcext:conditional-format calcext:target-range-address="Feuille1.J175:Feuille1.J179">
            <calcext:condition calcext:apply-style-name="s0" calcext:value="=0" calcext:base-cell-address="Feuille1.J175"/>
            <calcext:condition calcext:apply-style-name="s1" calcext:value="=1" calcext:base-cell-address="Feuille1.J175"/>
            <calcext:condition calcext:apply-style-name="Default" calcext:value="formula-is(&quot;&quot;)" calcext:base-cell-address="Feuille1.J175"/>
          </calcext:conditional-format>
          <calcext:conditional-format calcext:target-range-address="Feuille1.I175:Feuille1.I179">
            <calcext:condition calcext:apply-style-name="s0" calcext:value="=0" calcext:base-cell-address="Feuille1.I175"/>
            <calcext:condition calcext:apply-style-name="s1" calcext:value="=1" calcext:base-cell-address="Feuille1.I175"/>
            <calcext:condition calcext:apply-style-name="Default" calcext:value="formula-is(&quot;&quot;)" calcext:base-cell-address="Feuille1.I175"/>
          </calcext:conditional-format>
          <calcext:conditional-format calcext:target-range-address="Feuille1.H175:Feuille1.H179">
            <calcext:condition calcext:apply-style-name="s0" calcext:value="=0" calcext:base-cell-address="Feuille1.H175"/>
            <calcext:condition calcext:apply-style-name="s1" calcext:value="=1" calcext:base-cell-address="Feuille1.H175"/>
            <calcext:condition calcext:apply-style-name="Default" calcext:value="formula-is(&quot;&quot;)" calcext:base-cell-address="Feuille1.H175"/>
          </calcext:conditional-format>
          <calcext:conditional-format calcext:target-range-address="Feuille1.K175:Feuille1.K175">
            <calcext:condition calcext:apply-style-name="s0" calcext:value="=0" calcext:base-cell-address="Feuille1.K175"/>
            <calcext:condition calcext:apply-style-name="s1" calcext:value="=1" calcext:base-cell-address="Feuille1.K175"/>
            <calcext:condition calcext:apply-style-name="Default" calcext:value="formula-is(&quot;&quot;)" calcext:base-cell-address="Feuille1.K175"/>
          </calcext:conditional-format>
          <calcext:conditional-format calcext:target-range-address="Feuille1.J175:Feuille1.J175">
            <calcext:condition calcext:apply-style-name="s0" calcext:value="=0" calcext:base-cell-address="Feuille1.J175"/>
            <calcext:condition calcext:apply-style-name="s1" calcext:value="=1" calcext:base-cell-address="Feuille1.J175"/>
            <calcext:condition calcext:apply-style-name="Default" calcext:value="formula-is(&quot;&quot;)" calcext:base-cell-address="Feuille1.J175"/>
          </calcext:conditional-format>
          <calcext:conditional-format calcext:target-range-address="Feuille1.I175:Feuille1.I175">
            <calcext:condition calcext:apply-style-name="s0" calcext:value="=0" calcext:base-cell-address="Feuille1.I175"/>
            <calcext:condition calcext:apply-style-name="s1" calcext:value="=1" calcext:base-cell-address="Feuille1.I175"/>
            <calcext:condition calcext:apply-style-name="Default" calcext:value="formula-is(&quot;&quot;)" calcext:base-cell-address="Feuille1.I175"/>
          </calcext:conditional-format>
          <calcext:conditional-format calcext:target-range-address="Feuille1.H175:Feuille1.H175">
            <calcext:condition calcext:apply-style-name="s0" calcext:value="=0" calcext:base-cell-address="Feuille1.H175"/>
            <calcext:condition calcext:apply-style-name="s1" calcext:value="=1" calcext:base-cell-address="Feuille1.H175"/>
            <calcext:condition calcext:apply-style-name="Default" calcext:value="formula-is(&quot;&quot;)" calcext:base-cell-address="Feuille1.H175"/>
          </calcext:conditional-format>
          <calcext:conditional-format calcext:target-range-address="Feuille1.K176:Feuille1.K176">
            <calcext:condition calcext:apply-style-name="s0" calcext:value="=0" calcext:base-cell-address="Feuille1.K176"/>
            <calcext:condition calcext:apply-style-name="s1" calcext:value="=1" calcext:base-cell-address="Feuille1.K176"/>
            <calcext:condition calcext:apply-style-name="Default" calcext:value="formula-is(&quot;&quot;)" calcext:base-cell-address="Feuille1.K176"/>
          </calcext:conditional-format>
          <calcext:conditional-format calcext:target-range-address="Feuille1.J176:Feuille1.J176">
            <calcext:condition calcext:apply-style-name="s0" calcext:value="=0" calcext:base-cell-address="Feuille1.J176"/>
            <calcext:condition calcext:apply-style-name="s1" calcext:value="=1" calcext:base-cell-address="Feuille1.J176"/>
            <calcext:condition calcext:apply-style-name="Default" calcext:value="formula-is(&quot;&quot;)" calcext:base-cell-address="Feuille1.J176"/>
          </calcext:conditional-format>
          <calcext:conditional-format calcext:target-range-address="Feuille1.I176:Feuille1.I176">
            <calcext:condition calcext:apply-style-name="s0" calcext:value="=0" calcext:base-cell-address="Feuille1.I176"/>
            <calcext:condition calcext:apply-style-name="s1" calcext:value="=1" calcext:base-cell-address="Feuille1.I176"/>
            <calcext:condition calcext:apply-style-name="Default" calcext:value="formula-is(&quot;&quot;)" calcext:base-cell-address="Feuille1.I176"/>
          </calcext:conditional-format>
          <calcext:conditional-format calcext:target-range-address="Feuille1.H176:Feuille1.H176">
            <calcext:condition calcext:apply-style-name="s0" calcext:value="=0" calcext:base-cell-address="Feuille1.H176"/>
            <calcext:condition calcext:apply-style-name="s1" calcext:value="=1" calcext:base-cell-address="Feuille1.H176"/>
            <calcext:condition calcext:apply-style-name="Default" calcext:value="formula-is(&quot;&quot;)" calcext:base-cell-address="Feuille1.H176"/>
          </calcext:conditional-format>
          <calcext:conditional-format calcext:target-range-address="Feuille1.K177:Feuille1.K177">
            <calcext:condition calcext:apply-style-name="s0" calcext:value="=0" calcext:base-cell-address="Feuille1.K177"/>
            <calcext:condition calcext:apply-style-name="s1" calcext:value="=1" calcext:base-cell-address="Feuille1.K177"/>
            <calcext:condition calcext:apply-style-name="Default" calcext:value="formula-is(&quot;&quot;)" calcext:base-cell-address="Feuille1.K177"/>
          </calcext:conditional-format>
          <calcext:conditional-format calcext:target-range-address="Feuille1.J177:Feuille1.J177">
            <calcext:condition calcext:apply-style-name="s0" calcext:value="=0" calcext:base-cell-address="Feuille1.J177"/>
            <calcext:condition calcext:apply-style-name="s1" calcext:value="=1" calcext:base-cell-address="Feuille1.J177"/>
            <calcext:condition calcext:apply-style-name="Default" calcext:value="formula-is(&quot;&quot;)" calcext:base-cell-address="Feuille1.J177"/>
          </calcext:conditional-format>
          <calcext:conditional-format calcext:target-range-address="Feuille1.I177:Feuille1.I177">
            <calcext:condition calcext:apply-style-name="s0" calcext:value="=0" calcext:base-cell-address="Feuille1.I177"/>
            <calcext:condition calcext:apply-style-name="s1" calcext:value="=1" calcext:base-cell-address="Feuille1.I177"/>
            <calcext:condition calcext:apply-style-name="Default" calcext:value="formula-is(&quot;&quot;)" calcext:base-cell-address="Feuille1.I177"/>
          </calcext:conditional-format>
          <calcext:conditional-format calcext:target-range-address="Feuille1.H177:Feuille1.H177">
            <calcext:condition calcext:apply-style-name="s0" calcext:value="=0" calcext:base-cell-address="Feuille1.H177"/>
            <calcext:condition calcext:apply-style-name="s1" calcext:value="=1" calcext:base-cell-address="Feuille1.H177"/>
            <calcext:condition calcext:apply-style-name="Default" calcext:value="formula-is(&quot;&quot;)" calcext:base-cell-address="Feuille1.H177"/>
          </calcext:conditional-format>
          <calcext:conditional-format calcext:target-range-address="Feuille1.K178:Feuille1.K178">
            <calcext:condition calcext:apply-style-name="s0" calcext:value="=0" calcext:base-cell-address="Feuille1.K178"/>
            <calcext:condition calcext:apply-style-name="s1" calcext:value="=1" calcext:base-cell-address="Feuille1.K178"/>
            <calcext:condition calcext:apply-style-name="Default" calcext:value="formula-is(&quot;&quot;)" calcext:base-cell-address="Feuille1.K178"/>
          </calcext:conditional-format>
          <calcext:conditional-format calcext:target-range-address="Feuille1.J178:Feuille1.J178">
            <calcext:condition calcext:apply-style-name="s0" calcext:value="=0" calcext:base-cell-address="Feuille1.J178"/>
            <calcext:condition calcext:apply-style-name="s1" calcext:value="=1" calcext:base-cell-address="Feuille1.J178"/>
            <calcext:condition calcext:apply-style-name="Default" calcext:value="formula-is(&quot;&quot;)" calcext:base-cell-address="Feuille1.J178"/>
          </calcext:conditional-format>
          <calcext:conditional-format calcext:target-range-address="Feuille1.I178:Feuille1.I178">
            <calcext:condition calcext:apply-style-name="s0" calcext:value="=0" calcext:base-cell-address="Feuille1.I178"/>
            <calcext:condition calcext:apply-style-name="s1" calcext:value="=1" calcext:base-cell-address="Feuille1.I178"/>
            <calcext:condition calcext:apply-style-name="Default" calcext:value="formula-is(&quot;&quot;)" calcext:base-cell-address="Feuille1.I178"/>
          </calcext:conditional-format>
          <calcext:conditional-format calcext:target-range-address="Feuille1.H178:Feuille1.H178">
            <calcext:condition calcext:apply-style-name="s0" calcext:value="=0" calcext:base-cell-address="Feuille1.H178"/>
            <calcext:condition calcext:apply-style-name="s1" calcext:value="=1" calcext:base-cell-address="Feuille1.H178"/>
            <calcext:condition calcext:apply-style-name="Default" calcext:value="formula-is(&quot;&quot;)" calcext:base-cell-address="Feuille1.H178"/>
          </calcext:conditional-format>
          <calcext:conditional-format calcext:target-range-address="Feuille1.K179:Feuille1.K179">
            <calcext:condition calcext:apply-style-name="s0" calcext:value="=0" calcext:base-cell-address="Feuille1.K179"/>
            <calcext:condition calcext:apply-style-name="s1" calcext:value="=1" calcext:base-cell-address="Feuille1.K179"/>
            <calcext:condition calcext:apply-style-name="Default" calcext:value="formula-is(&quot;&quot;)" calcext:base-cell-address="Feuille1.K179"/>
          </calcext:conditional-format>
          <calcext:conditional-format calcext:target-range-address="Feuille1.J179:Feuille1.J179">
            <calcext:condition calcext:apply-style-name="s0" calcext:value="=0" calcext:base-cell-address="Feuille1.J179"/>
            <calcext:condition calcext:apply-style-name="s1" calcext:value="=1" calcext:base-cell-address="Feuille1.J179"/>
            <calcext:condition calcext:apply-style-name="Default" calcext:value="formula-is(&quot;&quot;)" calcext:base-cell-address="Feuille1.J179"/>
          </calcext:conditional-format>
          <calcext:conditional-format calcext:target-range-address="Feuille1.I179:Feuille1.I179">
            <calcext:condition calcext:apply-style-name="s0" calcext:value="=0" calcext:base-cell-address="Feuille1.I179"/>
            <calcext:condition calcext:apply-style-name="s1" calcext:value="=1" calcext:base-cell-address="Feuille1.I179"/>
            <calcext:condition calcext:apply-style-name="Default" calcext:value="formula-is(&quot;&quot;)" calcext:base-cell-address="Feuille1.I179"/>
          </calcext:conditional-format>
          <calcext:conditional-format calcext:target-range-address="Feuille1.H179:Feuille1.H179">
            <calcext:condition calcext:apply-style-name="s0" calcext:value="=0" calcext:base-cell-address="Feuille1.H179"/>
            <calcext:condition calcext:apply-style-name="s1" calcext:value="=1" calcext:base-cell-address="Feuille1.H179"/>
            <calcext:condition calcext:apply-style-name="Default" calcext:value="formula-is(&quot;&quot;)" calcext:base-cell-address="Feuille1.H179"/>
          </calcext:conditional-format>
          <calcext:conditional-format calcext:target-range-address="Feuille1.K180:Feuille1.K180">
            <calcext:condition calcext:apply-style-name="s0" calcext:value="=0" calcext:base-cell-address="Feuille1.K180"/>
            <calcext:condition calcext:apply-style-name="s1" calcext:value="=1" calcext:base-cell-address="Feuille1.K180"/>
            <calcext:condition calcext:apply-style-name="Default" calcext:value="formula-is(&quot;&quot;)" calcext:base-cell-address="Feuille1.K180"/>
          </calcext:conditional-format>
          <calcext:conditional-format calcext:target-range-address="Feuille1.H180:Feuille1.J180">
            <calcext:condition calcext:apply-style-name="s0" calcext:value="=0" calcext:base-cell-address="Feuille1.H180"/>
            <calcext:condition calcext:apply-style-name="s1" calcext:value="=1" calcext:base-cell-address="Feuille1.H180"/>
            <calcext:condition calcext:apply-style-name="Default" calcext:value="formula-is(&quot;&quot;)" calcext:base-cell-address="Feuille1.H180"/>
          </calcext:conditional-format>
          <calcext:conditional-format calcext:target-range-address="Feuille1.J180:Feuille1.J180">
            <calcext:condition calcext:apply-style-name="s0" calcext:value="=0" calcext:base-cell-address="Feuille1.J180"/>
            <calcext:condition calcext:apply-style-name="s1" calcext:value="=1" calcext:base-cell-address="Feuille1.J180"/>
            <calcext:condition calcext:apply-style-name="Default" calcext:value="formula-is(&quot;&quot;)" calcext:base-cell-address="Feuille1.J180"/>
          </calcext:conditional-format>
          <calcext:conditional-format calcext:target-range-address="Feuille1.I180:Feuille1.I180">
            <calcext:condition calcext:apply-style-name="s0" calcext:value="=0" calcext:base-cell-address="Feuille1.I180"/>
            <calcext:condition calcext:apply-style-name="s1" calcext:value="=1" calcext:base-cell-address="Feuille1.I180"/>
            <calcext:condition calcext:apply-style-name="Default" calcext:value="formula-is(&quot;&quot;)" calcext:base-cell-address="Feuille1.I180"/>
          </calcext:conditional-format>
          <calcext:conditional-format calcext:target-range-address="Feuille1.H180:Feuille1.H180">
            <calcext:condition calcext:apply-style-name="s0" calcext:value="=0" calcext:base-cell-address="Feuille1.H180"/>
            <calcext:condition calcext:apply-style-name="s1" calcext:value="=1" calcext:base-cell-address="Feuille1.H180"/>
            <calcext:condition calcext:apply-style-name="Default" calcext:value="formula-is(&quot;&quot;)" calcext:base-cell-address="Feuille1.H180"/>
          </calcext:conditional-format>
          <calcext:conditional-format calcext:target-range-address="Feuille1.K180:Feuille1.K180">
            <calcext:condition calcext:apply-style-name="s0" calcext:value="=0" calcext:base-cell-address="Feuille1.K180"/>
            <calcext:condition calcext:apply-style-name="s1" calcext:value="=1" calcext:base-cell-address="Feuille1.K180"/>
            <calcext:condition calcext:apply-style-name="Default" calcext:value="formula-is(&quot;&quot;)" calcext:base-cell-address="Feuille1.K180"/>
          </calcext:conditional-format>
          <calcext:conditional-format calcext:target-range-address="Feuille1.J180:Feuille1.J180">
            <calcext:condition calcext:apply-style-name="s0" calcext:value="=0" calcext:base-cell-address="Feuille1.J180"/>
            <calcext:condition calcext:apply-style-name="s1" calcext:value="=1" calcext:base-cell-address="Feuille1.J180"/>
            <calcext:condition calcext:apply-style-name="Default" calcext:value="formula-is(&quot;&quot;)" calcext:base-cell-address="Feuille1.J180"/>
          </calcext:conditional-format>
          <calcext:conditional-format calcext:target-range-address="Feuille1.I180:Feuille1.I180">
            <calcext:condition calcext:apply-style-name="s0" calcext:value="=0" calcext:base-cell-address="Feuille1.I180"/>
            <calcext:condition calcext:apply-style-name="s1" calcext:value="=1" calcext:base-cell-address="Feuille1.I180"/>
            <calcext:condition calcext:apply-style-name="Default" calcext:value="formula-is(&quot;&quot;)" calcext:base-cell-address="Feuille1.I180"/>
          </calcext:conditional-format>
          <calcext:conditional-format calcext:target-range-address="Feuille1.H180:Feuille1.H180">
            <calcext:condition calcext:apply-style-name="s0" calcext:value="=0" calcext:base-cell-address="Feuille1.H180"/>
            <calcext:condition calcext:apply-style-name="s1" calcext:value="=1" calcext:base-cell-address="Feuille1.H180"/>
            <calcext:condition calcext:apply-style-name="Default" calcext:value="formula-is(&quot;&quot;)" calcext:base-cell-address="Feuille1.H180"/>
          </calcext:conditional-format>
          <calcext:conditional-format calcext:target-range-address="Feuille1.C180:Feuille1.C180">
            <calcext:condition calcext:apply-style-name="s0" calcext:value="=0" calcext:base-cell-address="Feuille1.C180"/>
            <calcext:condition calcext:apply-style-name="s1" calcext:value="=1" calcext:base-cell-address="Feuille1.C180"/>
            <calcext:condition calcext:apply-style-name="Default" calcext:value="formula-is(&quot;&quot;)" calcext:base-cell-address="Feuille1.C180"/>
          </calcext:conditional-format>
          <calcext:conditional-format calcext:target-range-address="Feuille1.D180:Feuille1.G180">
            <calcext:condition calcext:apply-style-name="s0" calcext:value="=0" calcext:base-cell-address="Feuille1.D180"/>
            <calcext:condition calcext:apply-style-name="s1" calcext:value="=1" calcext:base-cell-address="Feuille1.D180"/>
            <calcext:condition calcext:apply-style-name="Default" calcext:value="formula-is(&quot;&quot;)" calcext:base-cell-address="Feuille1.D180"/>
          </calcext:conditional-format>
          <calcext:conditional-format calcext:target-range-address="Feuille1.C181:Feuille1.C181">
            <calcext:condition calcext:apply-style-name="s0" calcext:value="=0" calcext:base-cell-address="Feuille1.C181"/>
            <calcext:condition calcext:apply-style-name="s1" calcext:value="=1" calcext:base-cell-address="Feuille1.C181"/>
            <calcext:condition calcext:apply-style-name="Default" calcext:value="formula-is(&quot;&quot;)" calcext:base-cell-address="Feuille1.C181"/>
          </calcext:conditional-format>
          <calcext:conditional-format calcext:target-range-address="Feuille1.C182:Feuille1.C182">
            <calcext:condition calcext:apply-style-name="s0" calcext:value="=0" calcext:base-cell-address="Feuille1.C182"/>
            <calcext:condition calcext:apply-style-name="s1" calcext:value="=1" calcext:base-cell-address="Feuille1.C182"/>
            <calcext:condition calcext:apply-style-name="Default" calcext:value="formula-is(&quot;&quot;)" calcext:base-cell-address="Feuille1.C182"/>
          </calcext:conditional-format>
          <calcext:conditional-format calcext:target-range-address="Feuille1.C183:Feuille1.E183">
            <calcext:condition calcext:apply-style-name="s0" calcext:value="=0" calcext:base-cell-address="Feuille1.C183"/>
            <calcext:condition calcext:apply-style-name="s1" calcext:value="=1" calcext:base-cell-address="Feuille1.C183"/>
            <calcext:condition calcext:apply-style-name="Default" calcext:value="formula-is(&quot;&quot;)" calcext:base-cell-address="Feuille1.C183"/>
          </calcext:conditional-format>
          <calcext:conditional-format calcext:target-range-address="Feuille1.C184:Feuille1.F184">
            <calcext:condition calcext:apply-style-name="s0" calcext:value="=0" calcext:base-cell-address="Feuille1.C184"/>
            <calcext:condition calcext:apply-style-name="s1" calcext:value="=1" calcext:base-cell-address="Feuille1.C184"/>
            <calcext:condition calcext:apply-style-name="Default" calcext:value="formula-is(&quot;&quot;)" calcext:base-cell-address="Feuille1.C184"/>
          </calcext:conditional-format>
          <calcext:conditional-format calcext:target-range-address="Feuille1.D182:Feuille1.D182">
            <calcext:condition calcext:apply-style-name="s0" calcext:value="=0" calcext:base-cell-address="Feuille1.D182"/>
            <calcext:condition calcext:apply-style-name="s1" calcext:value="=1" calcext:base-cell-address="Feuille1.D182"/>
          </calcext:conditional-format>
          <calcext:conditional-format calcext:target-range-address="Feuille1.D181:Feuille1.D181">
            <calcext:condition calcext:apply-style-name="s0" calcext:value="=0" calcext:base-cell-address="Feuille1.D181"/>
            <calcext:condition calcext:apply-style-name="s1" calcext:value="=1" calcext:base-cell-address="Feuille1.D181"/>
          </calcext:conditional-format>
          <calcext:conditional-format calcext:target-range-address="Feuille1.E182:Feuille1.E182">
            <calcext:condition calcext:apply-style-name="s0" calcext:value="=0" calcext:base-cell-address="Feuille1.E182"/>
            <calcext:condition calcext:apply-style-name="s1" calcext:value="=1" calcext:base-cell-address="Feuille1.E182"/>
            <calcext:condition calcext:apply-style-name="Default" calcext:value="formula-is(&quot;&quot;)" calcext:base-cell-address="Feuille1.E182"/>
          </calcext:conditional-format>
          <calcext:conditional-format calcext:target-range-address="Feuille1.E182:Feuille1.E182">
            <calcext:condition calcext:apply-style-name="s0" calcext:value="=0" calcext:base-cell-address="Feuille1.E182"/>
            <calcext:condition calcext:apply-style-name="s1" calcext:value="=1" calcext:base-cell-address="Feuille1.E182"/>
          </calcext:conditional-format>
          <calcext:conditional-format calcext:target-range-address="Feuille1.E181:Feuille1.E181">
            <calcext:condition calcext:apply-style-name="s0" calcext:value="=0" calcext:base-cell-address="Feuille1.E181"/>
            <calcext:condition calcext:apply-style-name="s1" calcext:value="=1" calcext:base-cell-address="Feuille1.E181"/>
          </calcext:conditional-format>
          <calcext:conditional-format calcext:target-range-address="Feuille1.F182:Feuille1.F182">
            <calcext:condition calcext:apply-style-name="s0" calcext:value="=0" calcext:base-cell-address="Feuille1.F182"/>
            <calcext:condition calcext:apply-style-name="s1" calcext:value="=1" calcext:base-cell-address="Feuille1.F182"/>
            <calcext:condition calcext:apply-style-name="Default" calcext:value="formula-is(&quot;&quot;)" calcext:base-cell-address="Feuille1.F182"/>
          </calcext:conditional-format>
          <calcext:conditional-format calcext:target-range-address="Feuille1.F182:Feuille1.F182">
            <calcext:condition calcext:apply-style-name="s0" calcext:value="=0" calcext:base-cell-address="Feuille1.F182"/>
            <calcext:condition calcext:apply-style-name="s1" calcext:value="=1" calcext:base-cell-address="Feuille1.F182"/>
          </calcext:conditional-format>
          <calcext:conditional-format calcext:target-range-address="Feuille1.F181:Feuille1.F181">
            <calcext:condition calcext:apply-style-name="s0" calcext:value="=0" calcext:base-cell-address="Feuille1.F181"/>
            <calcext:condition calcext:apply-style-name="s1" calcext:value="=1" calcext:base-cell-address="Feuille1.F181"/>
          </calcext:conditional-format>
          <calcext:conditional-format calcext:target-range-address="Feuille1.F183:Feuille1.F183">
            <calcext:condition calcext:apply-style-name="s0" calcext:value="=0" calcext:base-cell-address="Feuille1.F183"/>
            <calcext:condition calcext:apply-style-name="s1" calcext:value="=1" calcext:base-cell-address="Feuille1.F183"/>
            <calcext:condition calcext:apply-style-name="Default" calcext:value="formula-is(&quot;&quot;)" calcext:base-cell-address="Feuille1.F183"/>
          </calcext:conditional-format>
          <calcext:conditional-format calcext:target-range-address="Feuille1.F183:Feuille1.F183">
            <calcext:condition calcext:apply-style-name="s0" calcext:value="=0" calcext:base-cell-address="Feuille1.F183"/>
            <calcext:condition calcext:apply-style-name="s1" calcext:value="=1" calcext:base-cell-address="Feuille1.F183"/>
          </calcext:conditional-format>
          <calcext:conditional-format calcext:target-range-address="Feuille1.G183:Feuille1.G184">
            <calcext:condition calcext:apply-style-name="s0" calcext:value="=0" calcext:base-cell-address="Feuille1.G183"/>
            <calcext:condition calcext:apply-style-name="s1" calcext:value="=1" calcext:base-cell-address="Feuille1.G183"/>
            <calcext:condition calcext:apply-style-name="Default" calcext:value="formula-is(&quot;&quot;)" calcext:base-cell-address="Feuille1.G183"/>
          </calcext:conditional-format>
          <calcext:conditional-format calcext:target-range-address="Feuille1.G181:Feuille1.G181">
            <calcext:condition calcext:apply-style-name="s0" calcext:value="=0" calcext:base-cell-address="Feuille1.G181"/>
            <calcext:condition calcext:apply-style-name="s1" calcext:value="=1" calcext:base-cell-address="Feuille1.G181"/>
          </calcext:conditional-format>
          <calcext:conditional-format calcext:target-range-address="Feuille1.G183:Feuille1.G183">
            <calcext:condition calcext:apply-style-name="s0" calcext:value="=0" calcext:base-cell-address="Feuille1.G183"/>
            <calcext:condition calcext:apply-style-name="s1" calcext:value="=1" calcext:base-cell-address="Feuille1.G183"/>
            <calcext:condition calcext:apply-style-name="Default" calcext:value="formula-is(&quot;&quot;)" calcext:base-cell-address="Feuille1.G183"/>
          </calcext:conditional-format>
          <calcext:conditional-format calcext:target-range-address="Feuille1.G183:Feuille1.G183">
            <calcext:condition calcext:apply-style-name="s0" calcext:value="=0" calcext:base-cell-address="Feuille1.G183"/>
            <calcext:condition calcext:apply-style-name="s1" calcext:value="=1" calcext:base-cell-address="Feuille1.G183"/>
          </calcext:conditional-format>
          <calcext:conditional-format calcext:target-range-address="Feuille1.G182:Feuille1.G182">
            <calcext:condition calcext:apply-style-name="s0" calcext:value="=0" calcext:base-cell-address="Feuille1.G182"/>
            <calcext:condition calcext:apply-style-name="s1" calcext:value="=1" calcext:base-cell-address="Feuille1.G182"/>
          </calcext:conditional-format>
          <calcext:conditional-format calcext:target-range-address="Feuille1.G184:Feuille1.G184">
            <calcext:condition calcext:apply-style-name="s0" calcext:value="=0" calcext:base-cell-address="Feuille1.G184"/>
            <calcext:condition calcext:apply-style-name="s1" calcext:value="=1" calcext:base-cell-address="Feuille1.G184"/>
            <calcext:condition calcext:apply-style-name="Default" calcext:value="formula-is(&quot;&quot;)" calcext:base-cell-address="Feuille1.G184"/>
          </calcext:conditional-format>
          <calcext:conditional-format calcext:target-range-address="Feuille1.G184:Feuille1.G184">
            <calcext:condition calcext:apply-style-name="s0" calcext:value="=0" calcext:base-cell-address="Feuille1.G184"/>
            <calcext:condition calcext:apply-style-name="s1" calcext:value="=1" calcext:base-cell-address="Feuille1.G184"/>
          </calcext:conditional-format>
          <calcext:conditional-format calcext:target-range-address="Feuille1.I182:Feuille1.I182">
            <calcext:condition calcext:apply-style-name="s0" calcext:value="=0" calcext:base-cell-address="Feuille1.I182"/>
            <calcext:condition calcext:apply-style-name="s1" calcext:value="=1" calcext:base-cell-address="Feuille1.I182"/>
          </calcext:conditional-format>
          <calcext:conditional-format calcext:target-range-address="Feuille1.I181:Feuille1.I181">
            <calcext:condition calcext:apply-style-name="s0" calcext:value="=0" calcext:base-cell-address="Feuille1.I181"/>
            <calcext:condition calcext:apply-style-name="s1" calcext:value="=1" calcext:base-cell-address="Feuille1.I181"/>
          </calcext:conditional-format>
          <calcext:conditional-format calcext:target-range-address="Feuille1.I183:Feuille1.I183">
            <calcext:condition calcext:apply-style-name="s0" calcext:value="=0" calcext:base-cell-address="Feuille1.I183"/>
            <calcext:condition calcext:apply-style-name="s1" calcext:value="=1" calcext:base-cell-address="Feuille1.I183"/>
          </calcext:conditional-format>
          <calcext:conditional-format calcext:target-range-address="Feuille1.I184:Feuille1.I184">
            <calcext:condition calcext:apply-style-name="s0" calcext:value="=0" calcext:base-cell-address="Feuille1.I184"/>
            <calcext:condition calcext:apply-style-name="s1" calcext:value="=1" calcext:base-cell-address="Feuille1.I184"/>
          </calcext:conditional-format>
          <calcext:conditional-format calcext:target-range-address="Feuille1.H181:Feuille1.H181">
            <calcext:condition calcext:apply-style-name="s0" calcext:value="=0" calcext:base-cell-address="Feuille1.H181"/>
            <calcext:condition calcext:apply-style-name="s1" calcext:value="=1" calcext:base-cell-address="Feuille1.H181"/>
          </calcext:conditional-format>
          <calcext:conditional-format calcext:target-range-address="Feuille1.H182:Feuille1.H182">
            <calcext:condition calcext:apply-style-name="s0" calcext:value="=0" calcext:base-cell-address="Feuille1.H182"/>
            <calcext:condition calcext:apply-style-name="s1" calcext:value="=1" calcext:base-cell-address="Feuille1.H182"/>
          </calcext:conditional-format>
          <calcext:conditional-format calcext:target-range-address="Feuille1.H183:Feuille1.H183">
            <calcext:condition calcext:apply-style-name="s0" calcext:value="=0" calcext:base-cell-address="Feuille1.H183"/>
            <calcext:condition calcext:apply-style-name="s1" calcext:value="=1" calcext:base-cell-address="Feuille1.H183"/>
          </calcext:conditional-format>
          <calcext:conditional-format calcext:target-range-address="Feuille1.H184:Feuille1.H184">
            <calcext:condition calcext:apply-style-name="s0" calcext:value="=0" calcext:base-cell-address="Feuille1.H184"/>
            <calcext:condition calcext:apply-style-name="s1" calcext:value="=1" calcext:base-cell-address="Feuille1.H184"/>
          </calcext:conditional-format>
          <calcext:conditional-format calcext:target-range-address="Feuille1.D171:Feuille1.D171">
            <calcext:condition calcext:apply-style-name="s0" calcext:value="=0" calcext:base-cell-address="Feuille1.D171"/>
            <calcext:condition calcext:apply-style-name="s1" calcext:value="=1" calcext:base-cell-address="Feuille1.D171"/>
          </calcext:conditional-format>
          <calcext:conditional-format calcext:target-range-address="Feuille1.D172:Feuille1.D172">
            <calcext:condition calcext:apply-style-name="s0" calcext:value="=0" calcext:base-cell-address="Feuille1.D172"/>
            <calcext:condition calcext:apply-style-name="s1" calcext:value="=1" calcext:base-cell-address="Feuille1.D172"/>
          </calcext:conditional-format>
          <calcext:conditional-format calcext:target-range-address="Feuille1.D173:Feuille1.D173">
            <calcext:condition calcext:apply-style-name="s0" calcext:value="=0" calcext:base-cell-address="Feuille1.D173"/>
            <calcext:condition calcext:apply-style-name="s1" calcext:value="=1" calcext:base-cell-address="Feuille1.D173"/>
          </calcext:conditional-format>
          <calcext:conditional-format calcext:target-range-address="Feuille1.D174:Feuille1.D174">
            <calcext:condition calcext:apply-style-name="s0" calcext:value="=0" calcext:base-cell-address="Feuille1.D174"/>
            <calcext:condition calcext:apply-style-name="s1" calcext:value="=1" calcext:base-cell-address="Feuille1.D174"/>
          </calcext:conditional-format>
          <calcext:conditional-format calcext:target-range-address="Feuille1.E171:Feuille1.E171">
            <calcext:condition calcext:apply-style-name="s0" calcext:value="=0" calcext:base-cell-address="Feuille1.E171"/>
            <calcext:condition calcext:apply-style-name="s1" calcext:value="=1" calcext:base-cell-address="Feuille1.E171"/>
          </calcext:conditional-format>
          <calcext:conditional-format calcext:target-range-address="Feuille1.E172:Feuille1.E172">
            <calcext:condition calcext:apply-style-name="s0" calcext:value="=0" calcext:base-cell-address="Feuille1.E172"/>
            <calcext:condition calcext:apply-style-name="s1" calcext:value="=1" calcext:base-cell-address="Feuille1.E172"/>
          </calcext:conditional-format>
          <calcext:conditional-format calcext:target-range-address="Feuille1.E173:Feuille1.E173">
            <calcext:condition calcext:apply-style-name="s0" calcext:value="=0" calcext:base-cell-address="Feuille1.E173"/>
            <calcext:condition calcext:apply-style-name="s1" calcext:value="=1" calcext:base-cell-address="Feuille1.E173"/>
          </calcext:conditional-format>
          <calcext:conditional-format calcext:target-range-address="Feuille1.E174:Feuille1.E174">
            <calcext:condition calcext:apply-style-name="s0" calcext:value="=0" calcext:base-cell-address="Feuille1.E174"/>
            <calcext:condition calcext:apply-style-name="s1" calcext:value="=1" calcext:base-cell-address="Feuille1.E174"/>
          </calcext:conditional-format>
          <calcext:conditional-format calcext:target-range-address="Feuille1.F171:Feuille1.F171">
            <calcext:condition calcext:apply-style-name="s0" calcext:value="=0" calcext:base-cell-address="Feuille1.F171"/>
            <calcext:condition calcext:apply-style-name="s1" calcext:value="=1" calcext:base-cell-address="Feuille1.F171"/>
          </calcext:conditional-format>
          <calcext:conditional-format calcext:target-range-address="Feuille1.F172:Feuille1.F172">
            <calcext:condition calcext:apply-style-name="s0" calcext:value="=0" calcext:base-cell-address="Feuille1.F172"/>
            <calcext:condition calcext:apply-style-name="s1" calcext:value="=1" calcext:base-cell-address="Feuille1.F172"/>
          </calcext:conditional-format>
          <calcext:conditional-format calcext:target-range-address="Feuille1.F173:Feuille1.F173">
            <calcext:condition calcext:apply-style-name="s0" calcext:value="=0" calcext:base-cell-address="Feuille1.F173"/>
            <calcext:condition calcext:apply-style-name="s1" calcext:value="=1" calcext:base-cell-address="Feuille1.F173"/>
          </calcext:conditional-format>
          <calcext:conditional-format calcext:target-range-address="Feuille1.F174:Feuille1.F174">
            <calcext:condition calcext:apply-style-name="s0" calcext:value="=0" calcext:base-cell-address="Feuille1.F174"/>
            <calcext:condition calcext:apply-style-name="s1" calcext:value="=1" calcext:base-cell-address="Feuille1.F174"/>
          </calcext:conditional-format>
          <calcext:conditional-format calcext:target-range-address="Feuille1.G171:Feuille1.G171">
            <calcext:condition calcext:apply-style-name="s0" calcext:value="=0" calcext:base-cell-address="Feuille1.G171"/>
            <calcext:condition calcext:apply-style-name="s1" calcext:value="=1" calcext:base-cell-address="Feuille1.G171"/>
          </calcext:conditional-format>
          <calcext:conditional-format calcext:target-range-address="Feuille1.G172:Feuille1.G172">
            <calcext:condition calcext:apply-style-name="s0" calcext:value="=0" calcext:base-cell-address="Feuille1.G172"/>
            <calcext:condition calcext:apply-style-name="s1" calcext:value="=1" calcext:base-cell-address="Feuille1.G172"/>
          </calcext:conditional-format>
          <calcext:conditional-format calcext:target-range-address="Feuille1.G173:Feuille1.G173">
            <calcext:condition calcext:apply-style-name="s0" calcext:value="=0" calcext:base-cell-address="Feuille1.G173"/>
            <calcext:condition calcext:apply-style-name="s1" calcext:value="=1" calcext:base-cell-address="Feuille1.G173"/>
          </calcext:conditional-format>
          <calcext:conditional-format calcext:target-range-address="Feuille1.G174:Feuille1.G174">
            <calcext:condition calcext:apply-style-name="s0" calcext:value="=0" calcext:base-cell-address="Feuille1.G174"/>
            <calcext:condition calcext:apply-style-name="s1" calcext:value="=1" calcext:base-cell-address="Feuille1.G174"/>
          </calcext:conditional-format>
          <calcext:conditional-format calcext:target-range-address="Feuille1.H171:Feuille1.H171">
            <calcext:condition calcext:apply-style-name="s0" calcext:value="=0" calcext:base-cell-address="Feuille1.H171"/>
            <calcext:condition calcext:apply-style-name="s1" calcext:value="=1" calcext:base-cell-address="Feuille1.H171"/>
          </calcext:conditional-format>
          <calcext:conditional-format calcext:target-range-address="Feuille1.H172:Feuille1.H172">
            <calcext:condition calcext:apply-style-name="s0" calcext:value="=0" calcext:base-cell-address="Feuille1.H172"/>
            <calcext:condition calcext:apply-style-name="s1" calcext:value="=1" calcext:base-cell-address="Feuille1.H172"/>
          </calcext:conditional-format>
          <calcext:conditional-format calcext:target-range-address="Feuille1.H173:Feuille1.H173">
            <calcext:condition calcext:apply-style-name="s0" calcext:value="=0" calcext:base-cell-address="Feuille1.H173"/>
            <calcext:condition calcext:apply-style-name="s1" calcext:value="=1" calcext:base-cell-address="Feuille1.H173"/>
          </calcext:conditional-format>
          <calcext:conditional-format calcext:target-range-address="Feuille1.H174:Feuille1.H174">
            <calcext:condition calcext:apply-style-name="s0" calcext:value="=0" calcext:base-cell-address="Feuille1.H174"/>
            <calcext:condition calcext:apply-style-name="s1" calcext:value="=1" calcext:base-cell-address="Feuille1.H174"/>
          </calcext:conditional-format>
          <calcext:conditional-format calcext:target-range-address="Feuille1.H190:Feuille1.I190">
            <calcext:condition calcext:apply-style-name="s0" calcext:value="=0" calcext:base-cell-address="Feuille1.H190"/>
            <calcext:condition calcext:apply-style-name="s1" calcext:value="=1" calcext:base-cell-address="Feuille1.H190"/>
            <calcext:condition calcext:apply-style-name="Default" calcext:value="formula-is(&quot;&quot;)" calcext:base-cell-address="Feuille1.H190"/>
          </calcext:conditional-format>
          <calcext:conditional-format calcext:target-range-address="Feuille1.H196:Feuille1.O196">
            <calcext:condition calcext:apply-style-name="s0" calcext:value="=0" calcext:base-cell-address="Feuille1.H196"/>
            <calcext:condition calcext:apply-style-name="s1" calcext:value="=1" calcext:base-cell-address="Feuille1.H196"/>
            <calcext:condition calcext:apply-style-name="Default" calcext:value="formula-is(&quot;&quot;)" calcext:base-cell-address="Feuille1.H196"/>
          </calcext:conditional-format>
          <calcext:conditional-format calcext:target-range-address="Feuille1.O192:Feuille1.O195">
            <calcext:condition calcext:apply-style-name="s0" calcext:value="=0" calcext:base-cell-address="Feuille1.O192"/>
            <calcext:condition calcext:apply-style-name="s1" calcext:value="=1" calcext:base-cell-address="Feuille1.O192"/>
            <calcext:condition calcext:apply-style-name="Default" calcext:value="formula-is(&quot;&quot;)" calcext:base-cell-address="Feuille1.O192"/>
          </calcext:conditional-format>
          <calcext:conditional-format calcext:target-range-address="Feuille1.O192:Feuille1.O195">
            <calcext:condition calcext:apply-style-name="s0" calcext:value="=0" calcext:base-cell-address="Feuille1.O192"/>
            <calcext:condition calcext:apply-style-name="s1" calcext:value="=1" calcext:base-cell-address="Feuille1.O192"/>
            <calcext:condition calcext:apply-style-name="Default" calcext:value="formula-is(&quot;&quot;)" calcext:base-cell-address="Feuille1.O192"/>
          </calcext:conditional-format>
          <calcext:conditional-format calcext:target-range-address="Feuille1.M192:Feuille1.N195">
            <calcext:condition calcext:apply-style-name="s0" calcext:value="=0" calcext:base-cell-address="Feuille1.M192"/>
            <calcext:condition calcext:apply-style-name="s1" calcext:value="=1" calcext:base-cell-address="Feuille1.M192"/>
            <calcext:condition calcext:apply-style-name="Default" calcext:value="formula-is(&quot;&quot;)" calcext:base-cell-address="Feuille1.M192"/>
          </calcext:conditional-format>
          <calcext:conditional-format calcext:target-range-address="Feuille1.M192:Feuille1.N195">
            <calcext:condition calcext:apply-style-name="s0" calcext:value="=0" calcext:base-cell-address="Feuille1.M192"/>
            <calcext:condition calcext:apply-style-name="s1" calcext:value="=1" calcext:base-cell-address="Feuille1.M192"/>
            <calcext:condition calcext:apply-style-name="Default" calcext:value="formula-is(&quot;&quot;)" calcext:base-cell-address="Feuille1.M192"/>
          </calcext:conditional-format>
          <calcext:conditional-format calcext:target-range-address="Feuille1.L192:Feuille1.L195">
            <calcext:condition calcext:apply-style-name="s0" calcext:value="=0" calcext:base-cell-address="Feuille1.L192"/>
            <calcext:condition calcext:apply-style-name="s1" calcext:value="=1" calcext:base-cell-address="Feuille1.L192"/>
            <calcext:condition calcext:apply-style-name="Default" calcext:value="formula-is(&quot;&quot;)" calcext:base-cell-address="Feuille1.L192"/>
          </calcext:conditional-format>
          <calcext:conditional-format calcext:target-range-address="Feuille1.L192:Feuille1.L195">
            <calcext:condition calcext:apply-style-name="s0" calcext:value="=0" calcext:base-cell-address="Feuille1.L192"/>
            <calcext:condition calcext:apply-style-name="s1" calcext:value="=1" calcext:base-cell-address="Feuille1.L192"/>
            <calcext:condition calcext:apply-style-name="Default" calcext:value="formula-is(&quot;&quot;)" calcext:base-cell-address="Feuille1.L192"/>
          </calcext:conditional-format>
          <calcext:conditional-format calcext:target-range-address="Feuille1.K192:Feuille1.K195">
            <calcext:condition calcext:apply-style-name="s0" calcext:value="=0" calcext:base-cell-address="Feuille1.K192"/>
            <calcext:condition calcext:apply-style-name="s1" calcext:value="=1" calcext:base-cell-address="Feuille1.K192"/>
            <calcext:condition calcext:apply-style-name="Default" calcext:value="formula-is(&quot;&quot;)" calcext:base-cell-address="Feuille1.K192"/>
          </calcext:conditional-format>
          <calcext:conditional-format calcext:target-range-address="Feuille1.K192:Feuille1.K195">
            <calcext:condition calcext:apply-style-name="s0" calcext:value="=0" calcext:base-cell-address="Feuille1.K192"/>
            <calcext:condition calcext:apply-style-name="s1" calcext:value="=1" calcext:base-cell-address="Feuille1.K192"/>
            <calcext:condition calcext:apply-style-name="Default" calcext:value="formula-is(&quot;&quot;)" calcext:base-cell-address="Feuille1.K192"/>
          </calcext:conditional-format>
          <calcext:conditional-format calcext:target-range-address="Feuille1.I192:Feuille1.J195">
            <calcext:condition calcext:apply-style-name="s0" calcext:value="=0" calcext:base-cell-address="Feuille1.I192"/>
            <calcext:condition calcext:apply-style-name="s1" calcext:value="=1" calcext:base-cell-address="Feuille1.I192"/>
            <calcext:condition calcext:apply-style-name="Default" calcext:value="formula-is(&quot;&quot;)" calcext:base-cell-address="Feuille1.I192"/>
          </calcext:conditional-format>
          <calcext:conditional-format calcext:target-range-address="Feuille1.I192:Feuille1.J195">
            <calcext:condition calcext:apply-style-name="s0" calcext:value="=0" calcext:base-cell-address="Feuille1.I192"/>
            <calcext:condition calcext:apply-style-name="s1" calcext:value="=1" calcext:base-cell-address="Feuille1.I192"/>
            <calcext:condition calcext:apply-style-name="Default" calcext:value="formula-is(&quot;&quot;)" calcext:base-cell-address="Feuille1.I192"/>
          </calcext:conditional-format>
          <calcext:conditional-format calcext:target-range-address="Feuille1.H192:Feuille1.H195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H192:Feuille1.H195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O193:Feuille1.O195">
            <calcext:condition calcext:apply-style-name="s0" calcext:value="=0" calcext:base-cell-address="Feuille1.O193"/>
            <calcext:condition calcext:apply-style-name="s1" calcext:value="=1" calcext:base-cell-address="Feuille1.O193"/>
            <calcext:condition calcext:apply-style-name="Default" calcext:value="formula-is(&quot;&quot;)" calcext:base-cell-address="Feuille1.O193"/>
          </calcext:conditional-format>
          <calcext:conditional-format calcext:target-range-address="Feuille1.O193:Feuille1.O195">
            <calcext:condition calcext:apply-style-name="s0" calcext:value="=0" calcext:base-cell-address="Feuille1.O193"/>
            <calcext:condition calcext:apply-style-name="s1" calcext:value="=1" calcext:base-cell-address="Feuille1.O193"/>
            <calcext:condition calcext:apply-style-name="Default" calcext:value="formula-is(&quot;&quot;)" calcext:base-cell-address="Feuille1.O193"/>
          </calcext:conditional-format>
          <calcext:conditional-format calcext:target-range-address="Feuille1.M193:Feuille1.N195 Feuille1.L191:Feuille1.N191">
            <calcext:condition calcext:apply-style-name="s0" calcext:value="=0" calcext:base-cell-address="Feuille1.L191"/>
            <calcext:condition calcext:apply-style-name="s1" calcext:value="=1" calcext:base-cell-address="Feuille1.L191"/>
            <calcext:condition calcext:apply-style-name="Default" calcext:value="formula-is(&quot;&quot;)" calcext:base-cell-address="Feuille1.L191"/>
          </calcext:conditional-format>
          <calcext:conditional-format calcext:target-range-address="Feuille1.M193:Feuille1.N195 Feuille1.L191:Feuille1.N191">
            <calcext:condition calcext:apply-style-name="s0" calcext:value="=0" calcext:base-cell-address="Feuille1.L191"/>
            <calcext:condition calcext:apply-style-name="s1" calcext:value="=1" calcext:base-cell-address="Feuille1.L191"/>
            <calcext:condition calcext:apply-style-name="Default" calcext:value="formula-is(&quot;&quot;)" calcext:base-cell-address="Feuille1.L191"/>
          </calcext:conditional-format>
          <calcext:conditional-format calcext:target-range-address="Feuille1.K191:Feuille1.K191">
            <calcext:condition calcext:apply-style-name="s0" calcext:value="=0" calcext:base-cell-address="Feuille1.K191"/>
            <calcext:condition calcext:apply-style-name="s1" calcext:value="=1" calcext:base-cell-address="Feuille1.K191"/>
          </calcext:conditional-format>
          <calcext:conditional-format calcext:target-range-address="Feuille1.J191:Feuille1.J191">
            <calcext:condition calcext:apply-style-name="s0" calcext:value="=0" calcext:base-cell-address="Feuille1.J191"/>
            <calcext:condition calcext:apply-style-name="s1" calcext:value="=1" calcext:base-cell-address="Feuille1.J191"/>
          </calcext:conditional-format>
          <calcext:conditional-format calcext:target-range-address="Feuille1.I191:Feuille1.I191">
            <calcext:condition calcext:apply-style-name="s0" calcext:value="=0" calcext:base-cell-address="Feuille1.I191"/>
            <calcext:condition calcext:apply-style-name="s1" calcext:value="=1" calcext:base-cell-address="Feuille1.I191"/>
          </calcext:conditional-format>
          <calcext:conditional-format calcext:target-range-address="Feuille1.L193:Feuille1.L195">
            <calcext:condition calcext:apply-style-name="s0" calcext:value="=0" calcext:base-cell-address="Feuille1.L193"/>
            <calcext:condition calcext:apply-style-name="s1" calcext:value="=1" calcext:base-cell-address="Feuille1.L193"/>
            <calcext:condition calcext:apply-style-name="Default" calcext:value="formula-is(&quot;&quot;)" calcext:base-cell-address="Feuille1.L193"/>
          </calcext:conditional-format>
          <calcext:conditional-format calcext:target-range-address="Feuille1.L193:Feuille1.L195">
            <calcext:condition calcext:apply-style-name="s0" calcext:value="=0" calcext:base-cell-address="Feuille1.L193"/>
            <calcext:condition calcext:apply-style-name="s1" calcext:value="=1" calcext:base-cell-address="Feuille1.L193"/>
            <calcext:condition calcext:apply-style-name="Default" calcext:value="formula-is(&quot;&quot;)" calcext:base-cell-address="Feuille1.L193"/>
          </calcext:conditional-format>
          <calcext:conditional-format calcext:target-range-address="Feuille1.K193:Feuille1.K195">
            <calcext:condition calcext:apply-style-name="s0" calcext:value="=0" calcext:base-cell-address="Feuille1.K193"/>
            <calcext:condition calcext:apply-style-name="s1" calcext:value="=1" calcext:base-cell-address="Feuille1.K193"/>
            <calcext:condition calcext:apply-style-name="Default" calcext:value="formula-is(&quot;&quot;)" calcext:base-cell-address="Feuille1.K193"/>
          </calcext:conditional-format>
          <calcext:conditional-format calcext:target-range-address="Feuille1.K193:Feuille1.K195">
            <calcext:condition calcext:apply-style-name="s0" calcext:value="=0" calcext:base-cell-address="Feuille1.K193"/>
            <calcext:condition calcext:apply-style-name="s1" calcext:value="=1" calcext:base-cell-address="Feuille1.K193"/>
            <calcext:condition calcext:apply-style-name="Default" calcext:value="formula-is(&quot;&quot;)" calcext:base-cell-address="Feuille1.K193"/>
          </calcext:conditional-format>
          <calcext:conditional-format calcext:target-range-address="Feuille1.I193:Feuille1.J195">
            <calcext:condition calcext:apply-style-name="s0" calcext:value="=0" calcext:base-cell-address="Feuille1.I193"/>
            <calcext:condition calcext:apply-style-name="s1" calcext:value="=1" calcext:base-cell-address="Feuille1.I193"/>
            <calcext:condition calcext:apply-style-name="Default" calcext:value="formula-is(&quot;&quot;)" calcext:base-cell-address="Feuille1.I193"/>
          </calcext:conditional-format>
          <calcext:conditional-format calcext:target-range-address="Feuille1.I193:Feuille1.J195">
            <calcext:condition calcext:apply-style-name="s0" calcext:value="=0" calcext:base-cell-address="Feuille1.I193"/>
            <calcext:condition calcext:apply-style-name="s1" calcext:value="=1" calcext:base-cell-address="Feuille1.I193"/>
            <calcext:condition calcext:apply-style-name="Default" calcext:value="formula-is(&quot;&quot;)" calcext:base-cell-address="Feuille1.I193"/>
          </calcext:conditional-format>
          <calcext:conditional-format calcext:target-range-address="Feuille1.H192:Feuille1.H195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H192:Feuille1.H195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O191:Feuille1.O191">
            <calcext:condition calcext:apply-style-name="s0" calcext:value="=0" calcext:base-cell-address="Feuille1.O191"/>
            <calcext:condition calcext:apply-style-name="s1" calcext:value="=1" calcext:base-cell-address="Feuille1.O191"/>
            <calcext:condition calcext:apply-style-name="Default" calcext:value="formula-is(&quot;&quot;)" calcext:base-cell-address="Feuille1.O191"/>
          </calcext:conditional-format>
          <calcext:conditional-format calcext:target-range-address="Feuille1.O191:Feuille1.O191">
            <calcext:condition calcext:apply-style-name="s0" calcext:value="=0" calcext:base-cell-address="Feuille1.O191"/>
            <calcext:condition calcext:apply-style-name="s1" calcext:value="=1" calcext:base-cell-address="Feuille1.O191"/>
            <calcext:condition calcext:apply-style-name="Default" calcext:value="formula-is(&quot;&quot;)" calcext:base-cell-address="Feuille1.O191"/>
          </calcext:conditional-format>
          <calcext:conditional-format calcext:target-range-address="Feuille1.O192:Feuille1.O195">
            <calcext:condition calcext:apply-style-name="s0" calcext:value="=0" calcext:base-cell-address="Feuille1.O192"/>
            <calcext:condition calcext:apply-style-name="s1" calcext:value="=1" calcext:base-cell-address="Feuille1.O192"/>
            <calcext:condition calcext:apply-style-name="Default" calcext:value="formula-is(&quot;&quot;)" calcext:base-cell-address="Feuille1.O192"/>
          </calcext:conditional-format>
          <calcext:conditional-format calcext:target-range-address="Feuille1.O192:Feuille1.O195">
            <calcext:condition calcext:apply-style-name="s0" calcext:value="=0" calcext:base-cell-address="Feuille1.O192"/>
            <calcext:condition calcext:apply-style-name="s1" calcext:value="=1" calcext:base-cell-address="Feuille1.O192"/>
            <calcext:condition calcext:apply-style-name="Default" calcext:value="formula-is(&quot;&quot;)" calcext:base-cell-address="Feuille1.O192"/>
          </calcext:conditional-format>
          <calcext:conditional-format calcext:target-range-address="Feuille1.M194:Feuille1.M195 Feuille1.N193:Feuille1.N195 Feuille1.M192:Feuille1.M192">
            <calcext:condition calcext:apply-style-name="s0" calcext:value="=0" calcext:base-cell-address="Feuille1.M192"/>
            <calcext:condition calcext:apply-style-name="s1" calcext:value="=1" calcext:base-cell-address="Feuille1.M192"/>
            <calcext:condition calcext:apply-style-name="Default" calcext:value="formula-is(&quot;&quot;)" calcext:base-cell-address="Feuille1.M192"/>
          </calcext:conditional-format>
          <calcext:conditional-format calcext:target-range-address="Feuille1.M194:Feuille1.M195 Feuille1.N193:Feuille1.N195 Feuille1.M192:Feuille1.M192">
            <calcext:condition calcext:apply-style-name="s0" calcext:value="=0" calcext:base-cell-address="Feuille1.M192"/>
            <calcext:condition calcext:apply-style-name="s1" calcext:value="=1" calcext:base-cell-address="Feuille1.M192"/>
            <calcext:condition calcext:apply-style-name="Default" calcext:value="formula-is(&quot;&quot;)" calcext:base-cell-address="Feuille1.M192"/>
          </calcext:conditional-format>
          <calcext:conditional-format calcext:target-range-address="Feuille1.L195:Feuille1.L195 Feuille1.L192:Feuille1.L193">
            <calcext:condition calcext:apply-style-name="s0" calcext:value="=0" calcext:base-cell-address="Feuille1.L192"/>
            <calcext:condition calcext:apply-style-name="s1" calcext:value="=1" calcext:base-cell-address="Feuille1.L192"/>
            <calcext:condition calcext:apply-style-name="Default" calcext:value="formula-is(&quot;&quot;)" calcext:base-cell-address="Feuille1.L192"/>
          </calcext:conditional-format>
          <calcext:conditional-format calcext:target-range-address="Feuille1.L195:Feuille1.L195 Feuille1.L192:Feuille1.L193">
            <calcext:condition calcext:apply-style-name="s0" calcext:value="=0" calcext:base-cell-address="Feuille1.L192"/>
            <calcext:condition calcext:apply-style-name="s1" calcext:value="=1" calcext:base-cell-address="Feuille1.L192"/>
            <calcext:condition calcext:apply-style-name="Default" calcext:value="formula-is(&quot;&quot;)" calcext:base-cell-address="Feuille1.L192"/>
          </calcext:conditional-format>
          <calcext:conditional-format calcext:target-range-address="Feuille1.K192:Feuille1.K192">
            <calcext:condition calcext:apply-style-name="s0" calcext:value="=0" calcext:base-cell-address="Feuille1.K192"/>
            <calcext:condition calcext:apply-style-name="s1" calcext:value="=1" calcext:base-cell-address="Feuille1.K192"/>
          </calcext:conditional-format>
          <calcext:conditional-format calcext:target-range-address="Feuille1.J192:Feuille1.J192">
            <calcext:condition calcext:apply-style-name="s0" calcext:value="=0" calcext:base-cell-address="Feuille1.J192"/>
            <calcext:condition calcext:apply-style-name="s1" calcext:value="=1" calcext:base-cell-address="Feuille1.J192"/>
          </calcext:conditional-format>
          <calcext:conditional-format calcext:target-range-address="Feuille1.K193:Feuille1.K193">
            <calcext:condition calcext:apply-style-name="s0" calcext:value="=0" calcext:base-cell-address="Feuille1.K193"/>
            <calcext:condition calcext:apply-style-name="s1" calcext:value="=1" calcext:base-cell-address="Feuille1.K193"/>
          </calcext:conditional-format>
          <calcext:conditional-format calcext:target-range-address="Feuille1.J193:Feuille1.J193">
            <calcext:condition calcext:apply-style-name="s0" calcext:value="=0" calcext:base-cell-address="Feuille1.J193"/>
            <calcext:condition calcext:apply-style-name="s1" calcext:value="=1" calcext:base-cell-address="Feuille1.J193"/>
          </calcext:conditional-format>
          <calcext:conditional-format calcext:target-range-address="Feuille1.K194:Feuille1.K194">
            <calcext:condition calcext:apply-style-name="s0" calcext:value="=0" calcext:base-cell-address="Feuille1.K194"/>
            <calcext:condition calcext:apply-style-name="s1" calcext:value="=1" calcext:base-cell-address="Feuille1.K194"/>
          </calcext:conditional-format>
          <calcext:conditional-format calcext:target-range-address="Feuille1.J194:Feuille1.J194">
            <calcext:condition calcext:apply-style-name="s0" calcext:value="=0" calcext:base-cell-address="Feuille1.J194"/>
            <calcext:condition calcext:apply-style-name="s1" calcext:value="=1" calcext:base-cell-address="Feuille1.J194"/>
          </calcext:conditional-format>
          <calcext:conditional-format calcext:target-range-address="Feuille1.I192:Feuille1.I192">
            <calcext:condition calcext:apply-style-name="s0" calcext:value="=0" calcext:base-cell-address="Feuille1.I192"/>
            <calcext:condition calcext:apply-style-name="s1" calcext:value="=1" calcext:base-cell-address="Feuille1.I192"/>
          </calcext:conditional-format>
          <calcext:conditional-format calcext:target-range-address="Feuille1.I193:Feuille1.I193">
            <calcext:condition calcext:apply-style-name="s0" calcext:value="=0" calcext:base-cell-address="Feuille1.I193"/>
            <calcext:condition calcext:apply-style-name="s1" calcext:value="=1" calcext:base-cell-address="Feuille1.I193"/>
          </calcext:conditional-format>
          <calcext:conditional-format calcext:target-range-address="Feuille1.I194:Feuille1.I194">
            <calcext:condition calcext:apply-style-name="s0" calcext:value="=0" calcext:base-cell-address="Feuille1.I194"/>
            <calcext:condition calcext:apply-style-name="s1" calcext:value="=1" calcext:base-cell-address="Feuille1.I194"/>
          </calcext:conditional-format>
          <calcext:conditional-format calcext:target-range-address="Feuille1.K195:Feuille1.K195">
            <calcext:condition calcext:apply-style-name="s0" calcext:value="=0" calcext:base-cell-address="Feuille1.K195"/>
            <calcext:condition calcext:apply-style-name="s1" calcext:value="=1" calcext:base-cell-address="Feuille1.K195"/>
            <calcext:condition calcext:apply-style-name="Default" calcext:value="formula-is(&quot;&quot;)" calcext:base-cell-address="Feuille1.K195"/>
          </calcext:conditional-format>
          <calcext:conditional-format calcext:target-range-address="Feuille1.K195:Feuille1.K195">
            <calcext:condition calcext:apply-style-name="s0" calcext:value="=0" calcext:base-cell-address="Feuille1.K195"/>
            <calcext:condition calcext:apply-style-name="s1" calcext:value="=1" calcext:base-cell-address="Feuille1.K195"/>
            <calcext:condition calcext:apply-style-name="Default" calcext:value="formula-is(&quot;&quot;)" calcext:base-cell-address="Feuille1.K195"/>
          </calcext:conditional-format>
          <calcext:conditional-format calcext:target-range-address="Feuille1.J195:Feuille1.J195">
            <calcext:condition calcext:apply-style-name="s0" calcext:value="=0" calcext:base-cell-address="Feuille1.J195"/>
            <calcext:condition calcext:apply-style-name="s1" calcext:value="=1" calcext:base-cell-address="Feuille1.J195"/>
            <calcext:condition calcext:apply-style-name="Default" calcext:value="formula-is(&quot;&quot;)" calcext:base-cell-address="Feuille1.J195"/>
          </calcext:conditional-format>
          <calcext:conditional-format calcext:target-range-address="Feuille1.J195:Feuille1.J195">
            <calcext:condition calcext:apply-style-name="s0" calcext:value="=0" calcext:base-cell-address="Feuille1.J195"/>
            <calcext:condition calcext:apply-style-name="s1" calcext:value="=1" calcext:base-cell-address="Feuille1.J195"/>
            <calcext:condition calcext:apply-style-name="Default" calcext:value="formula-is(&quot;&quot;)" calcext:base-cell-address="Feuille1.J195"/>
          </calcext:conditional-format>
          <calcext:conditional-format calcext:target-range-address="Feuille1.I195:Feuille1.I195">
            <calcext:condition calcext:apply-style-name="s0" calcext:value="=0" calcext:base-cell-address="Feuille1.I195"/>
            <calcext:condition calcext:apply-style-name="s1" calcext:value="=1" calcext:base-cell-address="Feuille1.I195"/>
            <calcext:condition calcext:apply-style-name="Default" calcext:value="formula-is(&quot;&quot;)" calcext:base-cell-address="Feuille1.I195"/>
          </calcext:conditional-format>
          <calcext:conditional-format calcext:target-range-address="Feuille1.I195:Feuille1.I195">
            <calcext:condition calcext:apply-style-name="s0" calcext:value="=0" calcext:base-cell-address="Feuille1.I195"/>
            <calcext:condition calcext:apply-style-name="s1" calcext:value="=1" calcext:base-cell-address="Feuille1.I195"/>
            <calcext:condition calcext:apply-style-name="Default" calcext:value="formula-is(&quot;&quot;)" calcext:base-cell-address="Feuille1.I195"/>
          </calcext:conditional-format>
          <calcext:conditional-format calcext:target-range-address="Feuille1.H195:Feuille1.H195">
            <calcext:condition calcext:apply-style-name="s0" calcext:value="=0" calcext:base-cell-address="Feuille1.H195"/>
            <calcext:condition calcext:apply-style-name="s1" calcext:value="=1" calcext:base-cell-address="Feuille1.H195"/>
            <calcext:condition calcext:apply-style-name="Default" calcext:value="formula-is(&quot;&quot;)" calcext:base-cell-address="Feuille1.H195"/>
          </calcext:conditional-format>
          <calcext:conditional-format calcext:target-range-address="Feuille1.H195:Feuille1.H195">
            <calcext:condition calcext:apply-style-name="s0" calcext:value="=0" calcext:base-cell-address="Feuille1.H195"/>
            <calcext:condition calcext:apply-style-name="s1" calcext:value="=1" calcext:base-cell-address="Feuille1.H195"/>
            <calcext:condition calcext:apply-style-name="Default" calcext:value="formula-is(&quot;&quot;)" calcext:base-cell-address="Feuille1.H195"/>
          </calcext:conditional-format>
          <calcext:conditional-format calcext:target-range-address="Feuille1.N192:Feuille1.N192">
            <calcext:condition calcext:apply-style-name="s0" calcext:value="=0" calcext:base-cell-address="Feuille1.N192"/>
            <calcext:condition calcext:apply-style-name="s1" calcext:value="=1" calcext:base-cell-address="Feuille1.N192"/>
            <calcext:condition calcext:apply-style-name="Default" calcext:value="formula-is(&quot;&quot;)" calcext:base-cell-address="Feuille1.N192"/>
          </calcext:conditional-format>
          <calcext:conditional-format calcext:target-range-address="Feuille1.N192:Feuille1.N192">
            <calcext:condition calcext:apply-style-name="s0" calcext:value="=0" calcext:base-cell-address="Feuille1.N192"/>
            <calcext:condition calcext:apply-style-name="s1" calcext:value="=1" calcext:base-cell-address="Feuille1.N192"/>
            <calcext:condition calcext:apply-style-name="Default" calcext:value="formula-is(&quot;&quot;)" calcext:base-cell-address="Feuille1.N192"/>
          </calcext:conditional-format>
          <calcext:conditional-format calcext:target-range-address="Feuille1.M193:Feuille1.M193">
            <calcext:condition calcext:apply-style-name="s0" calcext:value="=0" calcext:base-cell-address="Feuille1.M193"/>
            <calcext:condition calcext:apply-style-name="s1" calcext:value="=1" calcext:base-cell-address="Feuille1.M193"/>
            <calcext:condition calcext:apply-style-name="Default" calcext:value="formula-is(&quot;&quot;)" calcext:base-cell-address="Feuille1.M193"/>
          </calcext:conditional-format>
          <calcext:conditional-format calcext:target-range-address="Feuille1.M193:Feuille1.M193">
            <calcext:condition calcext:apply-style-name="s0" calcext:value="=0" calcext:base-cell-address="Feuille1.M193"/>
            <calcext:condition calcext:apply-style-name="s1" calcext:value="=1" calcext:base-cell-address="Feuille1.M193"/>
            <calcext:condition calcext:apply-style-name="Default" calcext:value="formula-is(&quot;&quot;)" calcext:base-cell-address="Feuille1.M193"/>
          </calcext:conditional-format>
          <calcext:conditional-format calcext:target-range-address="Feuille1.L194:Feuille1.L194">
            <calcext:condition calcext:apply-style-name="s0" calcext:value="=0" calcext:base-cell-address="Feuille1.L194"/>
            <calcext:condition calcext:apply-style-name="s1" calcext:value="=1" calcext:base-cell-address="Feuille1.L194"/>
            <calcext:condition calcext:apply-style-name="Default" calcext:value="formula-is(&quot;&quot;)" calcext:base-cell-address="Feuille1.L194"/>
          </calcext:conditional-format>
          <calcext:conditional-format calcext:target-range-address="Feuille1.L194:Feuille1.L194">
            <calcext:condition calcext:apply-style-name="s0" calcext:value="=0" calcext:base-cell-address="Feuille1.L194"/>
            <calcext:condition calcext:apply-style-name="s1" calcext:value="=1" calcext:base-cell-address="Feuille1.L194"/>
            <calcext:condition calcext:apply-style-name="Default" calcext:value="formula-is(&quot;&quot;)" calcext:base-cell-address="Feuille1.L194"/>
          </calcext:conditional-format>
          <calcext:conditional-format calcext:target-range-address="Feuille1.D192:Feuille1.D194">
            <calcext:condition calcext:apply-style-name="s0" calcext:value="=0" calcext:base-cell-address="Feuille1.D192"/>
            <calcext:condition calcext:apply-style-name="s1" calcext:value="=1" calcext:base-cell-address="Feuille1.D192"/>
            <calcext:condition calcext:apply-style-name="Default" calcext:value="formula-is(&quot;&quot;)" calcext:base-cell-address="Feuille1.D192"/>
          </calcext:conditional-format>
          <calcext:conditional-format calcext:target-range-address="Feuille1.D192:Feuille1.D194">
            <calcext:condition calcext:apply-style-name="s0" calcext:value="=0" calcext:base-cell-address="Feuille1.D192"/>
            <calcext:condition calcext:apply-style-name="s1" calcext:value="=1" calcext:base-cell-address="Feuille1.D192"/>
            <calcext:condition calcext:apply-style-name="Default" calcext:value="formula-is(&quot;&quot;)" calcext:base-cell-address="Feuille1.D192"/>
          </calcext:conditional-format>
          <calcext:conditional-format calcext:target-range-address="Feuille1.D191:Feuille1.D191">
            <calcext:condition calcext:apply-style-name="s0" calcext:value="=0" calcext:base-cell-address="Feuille1.D191"/>
            <calcext:condition calcext:apply-style-name="s1" calcext:value="=1" calcext:base-cell-address="Feuille1.D191"/>
          </calcext:conditional-format>
          <calcext:conditional-format calcext:target-range-address="Feuille1.D193:Feuille1.D194">
            <calcext:condition calcext:apply-style-name="s0" calcext:value="=0" calcext:base-cell-address="Feuille1.D193"/>
            <calcext:condition calcext:apply-style-name="s1" calcext:value="=1" calcext:base-cell-address="Feuille1.D193"/>
            <calcext:condition calcext:apply-style-name="Default" calcext:value="formula-is(&quot;&quot;)" calcext:base-cell-address="Feuille1.D193"/>
          </calcext:conditional-format>
          <calcext:conditional-format calcext:target-range-address="Feuille1.D193:Feuille1.D194">
            <calcext:condition calcext:apply-style-name="s0" calcext:value="=0" calcext:base-cell-address="Feuille1.D193"/>
            <calcext:condition calcext:apply-style-name="s1" calcext:value="=1" calcext:base-cell-address="Feuille1.D193"/>
            <calcext:condition calcext:apply-style-name="Default" calcext:value="formula-is(&quot;&quot;)" calcext:base-cell-address="Feuille1.D193"/>
          </calcext:conditional-format>
          <calcext:conditional-format calcext:target-range-address="Feuille1.D192:Feuille1.D192">
            <calcext:condition calcext:apply-style-name="s0" calcext:value="=0" calcext:base-cell-address="Feuille1.D192"/>
            <calcext:condition calcext:apply-style-name="s1" calcext:value="=1" calcext:base-cell-address="Feuille1.D192"/>
          </calcext:conditional-format>
          <calcext:conditional-format calcext:target-range-address="Feuille1.D193:Feuille1.D193">
            <calcext:condition calcext:apply-style-name="s0" calcext:value="=0" calcext:base-cell-address="Feuille1.D193"/>
            <calcext:condition calcext:apply-style-name="s1" calcext:value="=1" calcext:base-cell-address="Feuille1.D193"/>
          </calcext:conditional-format>
          <calcext:conditional-format calcext:target-range-address="Feuille1.D194:Feuille1.D194">
            <calcext:condition calcext:apply-style-name="s0" calcext:value="=0" calcext:base-cell-address="Feuille1.D194"/>
            <calcext:condition calcext:apply-style-name="s1" calcext:value="=1" calcext:base-cell-address="Feuille1.D194"/>
          </calcext:conditional-format>
          <calcext:conditional-format calcext:target-range-address="Feuille1.E192:Feuille1.E194">
            <calcext:condition calcext:apply-style-name="s0" calcext:value="=0" calcext:base-cell-address="Feuille1.E192"/>
            <calcext:condition calcext:apply-style-name="s1" calcext:value="=1" calcext:base-cell-address="Feuille1.E192"/>
            <calcext:condition calcext:apply-style-name="Default" calcext:value="formula-is(&quot;&quot;)" calcext:base-cell-address="Feuille1.E192"/>
          </calcext:conditional-format>
          <calcext:conditional-format calcext:target-range-address="Feuille1.E192:Feuille1.E194">
            <calcext:condition calcext:apply-style-name="s0" calcext:value="=0" calcext:base-cell-address="Feuille1.E192"/>
            <calcext:condition calcext:apply-style-name="s1" calcext:value="=1" calcext:base-cell-address="Feuille1.E192"/>
            <calcext:condition calcext:apply-style-name="Default" calcext:value="formula-is(&quot;&quot;)" calcext:base-cell-address="Feuille1.E192"/>
          </calcext:conditional-format>
          <calcext:conditional-format calcext:target-range-address="Feuille1.E191:Feuille1.E191">
            <calcext:condition calcext:apply-style-name="s0" calcext:value="=0" calcext:base-cell-address="Feuille1.E191"/>
            <calcext:condition calcext:apply-style-name="s1" calcext:value="=1" calcext:base-cell-address="Feuille1.E191"/>
          </calcext:conditional-format>
          <calcext:conditional-format calcext:target-range-address="Feuille1.E193:Feuille1.E194">
            <calcext:condition calcext:apply-style-name="s0" calcext:value="=0" calcext:base-cell-address="Feuille1.E193"/>
            <calcext:condition calcext:apply-style-name="s1" calcext:value="=1" calcext:base-cell-address="Feuille1.E193"/>
            <calcext:condition calcext:apply-style-name="Default" calcext:value="formula-is(&quot;&quot;)" calcext:base-cell-address="Feuille1.E193"/>
          </calcext:conditional-format>
          <calcext:conditional-format calcext:target-range-address="Feuille1.E193:Feuille1.E194">
            <calcext:condition calcext:apply-style-name="s0" calcext:value="=0" calcext:base-cell-address="Feuille1.E193"/>
            <calcext:condition calcext:apply-style-name="s1" calcext:value="=1" calcext:base-cell-address="Feuille1.E193"/>
            <calcext:condition calcext:apply-style-name="Default" calcext:value="formula-is(&quot;&quot;)" calcext:base-cell-address="Feuille1.E193"/>
          </calcext:conditional-format>
          <calcext:conditional-format calcext:target-range-address="Feuille1.E192:Feuille1.E192">
            <calcext:condition calcext:apply-style-name="s0" calcext:value="=0" calcext:base-cell-address="Feuille1.E192"/>
            <calcext:condition calcext:apply-style-name="s1" calcext:value="=1" calcext:base-cell-address="Feuille1.E192"/>
          </calcext:conditional-format>
          <calcext:conditional-format calcext:target-range-address="Feuille1.E193:Feuille1.E193">
            <calcext:condition calcext:apply-style-name="s0" calcext:value="=0" calcext:base-cell-address="Feuille1.E193"/>
            <calcext:condition calcext:apply-style-name="s1" calcext:value="=1" calcext:base-cell-address="Feuille1.E193"/>
          </calcext:conditional-format>
          <calcext:conditional-format calcext:target-range-address="Feuille1.E194:Feuille1.E194">
            <calcext:condition calcext:apply-style-name="s0" calcext:value="=0" calcext:base-cell-address="Feuille1.E194"/>
            <calcext:condition calcext:apply-style-name="s1" calcext:value="=1" calcext:base-cell-address="Feuille1.E194"/>
          </calcext:conditional-format>
          <calcext:conditional-format calcext:target-range-address="Feuille1.F192:Feuille1.F194">
            <calcext:condition calcext:apply-style-name="s0" calcext:value="=0" calcext:base-cell-address="Feuille1.F192"/>
            <calcext:condition calcext:apply-style-name="s1" calcext:value="=1" calcext:base-cell-address="Feuille1.F192"/>
            <calcext:condition calcext:apply-style-name="Default" calcext:value="formula-is(&quot;&quot;)" calcext:base-cell-address="Feuille1.F192"/>
          </calcext:conditional-format>
          <calcext:conditional-format calcext:target-range-address="Feuille1.F192:Feuille1.F194">
            <calcext:condition calcext:apply-style-name="s0" calcext:value="=0" calcext:base-cell-address="Feuille1.F192"/>
            <calcext:condition calcext:apply-style-name="s1" calcext:value="=1" calcext:base-cell-address="Feuille1.F192"/>
            <calcext:condition calcext:apply-style-name="Default" calcext:value="formula-is(&quot;&quot;)" calcext:base-cell-address="Feuille1.F192"/>
          </calcext:conditional-format>
          <calcext:conditional-format calcext:target-range-address="Feuille1.F191:Feuille1.F191">
            <calcext:condition calcext:apply-style-name="s0" calcext:value="=0" calcext:base-cell-address="Feuille1.F191"/>
            <calcext:condition calcext:apply-style-name="s1" calcext:value="=1" calcext:base-cell-address="Feuille1.F191"/>
          </calcext:conditional-format>
          <calcext:conditional-format calcext:target-range-address="Feuille1.F193:Feuille1.F194">
            <calcext:condition calcext:apply-style-name="s0" calcext:value="=0" calcext:base-cell-address="Feuille1.F193"/>
            <calcext:condition calcext:apply-style-name="s1" calcext:value="=1" calcext:base-cell-address="Feuille1.F193"/>
            <calcext:condition calcext:apply-style-name="Default" calcext:value="formula-is(&quot;&quot;)" calcext:base-cell-address="Feuille1.F193"/>
          </calcext:conditional-format>
          <calcext:conditional-format calcext:target-range-address="Feuille1.F193:Feuille1.F194">
            <calcext:condition calcext:apply-style-name="s0" calcext:value="=0" calcext:base-cell-address="Feuille1.F193"/>
            <calcext:condition calcext:apply-style-name="s1" calcext:value="=1" calcext:base-cell-address="Feuille1.F193"/>
            <calcext:condition calcext:apply-style-name="Default" calcext:value="formula-is(&quot;&quot;)" calcext:base-cell-address="Feuille1.F193"/>
          </calcext:conditional-format>
          <calcext:conditional-format calcext:target-range-address="Feuille1.F192:Feuille1.F192">
            <calcext:condition calcext:apply-style-name="s0" calcext:value="=0" calcext:base-cell-address="Feuille1.F192"/>
            <calcext:condition calcext:apply-style-name="s1" calcext:value="=1" calcext:base-cell-address="Feuille1.F192"/>
          </calcext:conditional-format>
          <calcext:conditional-format calcext:target-range-address="Feuille1.F193:Feuille1.F193">
            <calcext:condition calcext:apply-style-name="s0" calcext:value="=0" calcext:base-cell-address="Feuille1.F193"/>
            <calcext:condition calcext:apply-style-name="s1" calcext:value="=1" calcext:base-cell-address="Feuille1.F193"/>
          </calcext:conditional-format>
          <calcext:conditional-format calcext:target-range-address="Feuille1.F194:Feuille1.F194">
            <calcext:condition calcext:apply-style-name="s0" calcext:value="=0" calcext:base-cell-address="Feuille1.F194"/>
            <calcext:condition calcext:apply-style-name="s1" calcext:value="=1" calcext:base-cell-address="Feuille1.F194"/>
          </calcext:conditional-format>
          <calcext:conditional-format calcext:target-range-address="Feuille1.G192:Feuille1.G194">
            <calcext:condition calcext:apply-style-name="s0" calcext:value="=0" calcext:base-cell-address="Feuille1.G192"/>
            <calcext:condition calcext:apply-style-name="s1" calcext:value="=1" calcext:base-cell-address="Feuille1.G192"/>
            <calcext:condition calcext:apply-style-name="Default" calcext:value="formula-is(&quot;&quot;)" calcext:base-cell-address="Feuille1.G192"/>
          </calcext:conditional-format>
          <calcext:conditional-format calcext:target-range-address="Feuille1.G192:Feuille1.G194">
            <calcext:condition calcext:apply-style-name="s0" calcext:value="=0" calcext:base-cell-address="Feuille1.G192"/>
            <calcext:condition calcext:apply-style-name="s1" calcext:value="=1" calcext:base-cell-address="Feuille1.G192"/>
            <calcext:condition calcext:apply-style-name="Default" calcext:value="formula-is(&quot;&quot;)" calcext:base-cell-address="Feuille1.G192"/>
          </calcext:conditional-format>
          <calcext:conditional-format calcext:target-range-address="Feuille1.G191:Feuille1.G191">
            <calcext:condition calcext:apply-style-name="s0" calcext:value="=0" calcext:base-cell-address="Feuille1.G191"/>
            <calcext:condition calcext:apply-style-name="s1" calcext:value="=1" calcext:base-cell-address="Feuille1.G191"/>
          </calcext:conditional-format>
          <calcext:conditional-format calcext:target-range-address="Feuille1.G193:Feuille1.G194">
            <calcext:condition calcext:apply-style-name="s0" calcext:value="=0" calcext:base-cell-address="Feuille1.G193"/>
            <calcext:condition calcext:apply-style-name="s1" calcext:value="=1" calcext:base-cell-address="Feuille1.G193"/>
            <calcext:condition calcext:apply-style-name="Default" calcext:value="formula-is(&quot;&quot;)" calcext:base-cell-address="Feuille1.G193"/>
          </calcext:conditional-format>
          <calcext:conditional-format calcext:target-range-address="Feuille1.G193:Feuille1.G194">
            <calcext:condition calcext:apply-style-name="s0" calcext:value="=0" calcext:base-cell-address="Feuille1.G193"/>
            <calcext:condition calcext:apply-style-name="s1" calcext:value="=1" calcext:base-cell-address="Feuille1.G193"/>
            <calcext:condition calcext:apply-style-name="Default" calcext:value="formula-is(&quot;&quot;)" calcext:base-cell-address="Feuille1.G193"/>
          </calcext:conditional-format>
          <calcext:conditional-format calcext:target-range-address="Feuille1.G192:Feuille1.G192">
            <calcext:condition calcext:apply-style-name="s0" calcext:value="=0" calcext:base-cell-address="Feuille1.G192"/>
            <calcext:condition calcext:apply-style-name="s1" calcext:value="=1" calcext:base-cell-address="Feuille1.G192"/>
          </calcext:conditional-format>
          <calcext:conditional-format calcext:target-range-address="Feuille1.G193:Feuille1.G193">
            <calcext:condition calcext:apply-style-name="s0" calcext:value="=0" calcext:base-cell-address="Feuille1.G193"/>
            <calcext:condition calcext:apply-style-name="s1" calcext:value="=1" calcext:base-cell-address="Feuille1.G193"/>
          </calcext:conditional-format>
          <calcext:conditional-format calcext:target-range-address="Feuille1.G194:Feuille1.G194">
            <calcext:condition calcext:apply-style-name="s0" calcext:value="=0" calcext:base-cell-address="Feuille1.G194"/>
            <calcext:condition calcext:apply-style-name="s1" calcext:value="=1" calcext:base-cell-address="Feuille1.G194"/>
          </calcext:conditional-format>
          <calcext:conditional-format calcext:target-range-address="Feuille1.H192:Feuille1.H194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H192:Feuille1.H194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H191:Feuille1.H191">
            <calcext:condition calcext:apply-style-name="s0" calcext:value="=0" calcext:base-cell-address="Feuille1.H191"/>
            <calcext:condition calcext:apply-style-name="s1" calcext:value="=1" calcext:base-cell-address="Feuille1.H191"/>
          </calcext:conditional-format>
          <calcext:conditional-format calcext:target-range-address="Feuille1.H193:Feuille1.H194">
            <calcext:condition calcext:apply-style-name="s0" calcext:value="=0" calcext:base-cell-address="Feuille1.H193"/>
            <calcext:condition calcext:apply-style-name="s1" calcext:value="=1" calcext:base-cell-address="Feuille1.H193"/>
            <calcext:condition calcext:apply-style-name="Default" calcext:value="formula-is(&quot;&quot;)" calcext:base-cell-address="Feuille1.H193"/>
          </calcext:conditional-format>
          <calcext:conditional-format calcext:target-range-address="Feuille1.H193:Feuille1.H194">
            <calcext:condition calcext:apply-style-name="s0" calcext:value="=0" calcext:base-cell-address="Feuille1.H193"/>
            <calcext:condition calcext:apply-style-name="s1" calcext:value="=1" calcext:base-cell-address="Feuille1.H193"/>
            <calcext:condition calcext:apply-style-name="Default" calcext:value="formula-is(&quot;&quot;)" calcext:base-cell-address="Feuille1.H193"/>
          </calcext:conditional-format>
          <calcext:conditional-format calcext:target-range-address="Feuille1.H192:Feuille1.H192">
            <calcext:condition calcext:apply-style-name="s0" calcext:value="=0" calcext:base-cell-address="Feuille1.H192"/>
            <calcext:condition calcext:apply-style-name="s1" calcext:value="=1" calcext:base-cell-address="Feuille1.H192"/>
          </calcext:conditional-format>
          <calcext:conditional-format calcext:target-range-address="Feuille1.H193:Feuille1.H193">
            <calcext:condition calcext:apply-style-name="s0" calcext:value="=0" calcext:base-cell-address="Feuille1.H193"/>
            <calcext:condition calcext:apply-style-name="s1" calcext:value="=1" calcext:base-cell-address="Feuille1.H193"/>
          </calcext:conditional-format>
          <calcext:conditional-format calcext:target-range-address="Feuille1.H194:Feuille1.H194">
            <calcext:condition calcext:apply-style-name="s0" calcext:value="=0" calcext:base-cell-address="Feuille1.H194"/>
            <calcext:condition calcext:apply-style-name="s1" calcext:value="=1" calcext:base-cell-address="Feuille1.H194"/>
          </calcext:conditional-format>
          <calcext:conditional-format calcext:target-range-address="Feuille1.Q181:Feuille1.Q181">
            <calcext:condition calcext:apply-style-name="s0" calcext:value="=0" calcext:base-cell-address="Feuille1.Q181"/>
            <calcext:condition calcext:apply-style-name="s1" calcext:value="=1" calcext:base-cell-address="Feuille1.Q181"/>
            <calcext:condition calcext:apply-style-name="Default" calcext:value="formula-is(&quot;&quot;)" calcext:base-cell-address="Feuille1.Q181"/>
          </calcext:conditional-format>
          <calcext:conditional-format calcext:target-range-address="Feuille1.Q182:Feuille1.Q182">
            <calcext:condition calcext:apply-style-name="s0" calcext:value="=0" calcext:base-cell-address="Feuille1.Q182"/>
            <calcext:condition calcext:apply-style-name="s1" calcext:value="=1" calcext:base-cell-address="Feuille1.Q182"/>
            <calcext:condition calcext:apply-style-name="Default" calcext:value="formula-is(&quot;&quot;)" calcext:base-cell-address="Feuille1.Q182"/>
          </calcext:conditional-format>
          <calcext:conditional-format calcext:target-range-address="Feuille1.Q183:Feuille1.Q183">
            <calcext:condition calcext:apply-style-name="s0" calcext:value="=0" calcext:base-cell-address="Feuille1.Q183"/>
            <calcext:condition calcext:apply-style-name="s1" calcext:value="=1" calcext:base-cell-address="Feuille1.Q183"/>
            <calcext:condition calcext:apply-style-name="Default" calcext:value="formula-is(&quot;&quot;)" calcext:base-cell-address="Feuille1.Q183"/>
          </calcext:conditional-format>
          <calcext:conditional-format calcext:target-range-address="Feuille1.Q184:Feuille1.Q184">
            <calcext:condition calcext:apply-style-name="s0" calcext:value="=0" calcext:base-cell-address="Feuille1.Q184"/>
            <calcext:condition calcext:apply-style-name="s1" calcext:value="=1" calcext:base-cell-address="Feuille1.Q184"/>
            <calcext:condition calcext:apply-style-name="Default" calcext:value="formula-is(&quot;&quot;)" calcext:base-cell-address="Feuille1.Q184"/>
          </calcext:conditional-format>
          <calcext:conditional-format calcext:target-range-address="Feuille1.Q185:Feuille1.Q185 Feuille1.J185:Feuille1.K185">
            <calcext:condition calcext:apply-style-name="s0" calcext:value="=0" calcext:base-cell-address="Feuille1.J185"/>
            <calcext:condition calcext:apply-style-name="s1" calcext:value="=1" calcext:base-cell-address="Feuille1.J185"/>
            <calcext:condition calcext:apply-style-name="Default" calcext:value="formula-is(&quot;&quot;)" calcext:base-cell-address="Feuille1.J185"/>
          </calcext:conditional-format>
          <calcext:conditional-format calcext:target-range-address="Feuille1.Q186:Feuille1.Q186 Feuille1.J186:Feuille1.K186">
            <calcext:condition calcext:apply-style-name="s0" calcext:value="=0" calcext:base-cell-address="Feuille1.J186"/>
            <calcext:condition calcext:apply-style-name="s1" calcext:value="=1" calcext:base-cell-address="Feuille1.J186"/>
            <calcext:condition calcext:apply-style-name="Default" calcext:value="formula-is(&quot;&quot;)" calcext:base-cell-address="Feuille1.J186"/>
          </calcext:conditional-format>
          <calcext:conditional-format calcext:target-range-address="Feuille1.Q187:Feuille1.Q187 Feuille1.J187:Feuille1.K187">
            <calcext:condition calcext:apply-style-name="s0" calcext:value="=0" calcext:base-cell-address="Feuille1.J187"/>
            <calcext:condition calcext:apply-style-name="s1" calcext:value="=1" calcext:base-cell-address="Feuille1.J187"/>
            <calcext:condition calcext:apply-style-name="Default" calcext:value="formula-is(&quot;&quot;)" calcext:base-cell-address="Feuille1.J187"/>
          </calcext:conditional-format>
          <calcext:conditional-format calcext:target-range-address="Feuille1.Q188:Feuille1.Q188 Feuille1.J188:Feuille1.K188">
            <calcext:condition calcext:apply-style-name="s0" calcext:value="=0" calcext:base-cell-address="Feuille1.J188"/>
            <calcext:condition calcext:apply-style-name="s1" calcext:value="=1" calcext:base-cell-address="Feuille1.J188"/>
            <calcext:condition calcext:apply-style-name="Default" calcext:value="formula-is(&quot;&quot;)" calcext:base-cell-address="Feuille1.J188"/>
          </calcext:conditional-format>
          <calcext:conditional-format calcext:target-range-address="Feuille1.Q189:Feuille1.Q189 Feuille1.J189:Feuille1.K189">
            <calcext:condition calcext:apply-style-name="s0" calcext:value="=0" calcext:base-cell-address="Feuille1.J189"/>
            <calcext:condition calcext:apply-style-name="s1" calcext:value="=1" calcext:base-cell-address="Feuille1.J189"/>
            <calcext:condition calcext:apply-style-name="Default" calcext:value="formula-is(&quot;&quot;)" calcext:base-cell-address="Feuille1.J189"/>
          </calcext:conditional-format>
          <calcext:conditional-format calcext:target-range-address="Feuille1.K182:Feuille1.K182">
            <calcext:condition calcext:apply-style-name="s0" calcext:value="=0" calcext:base-cell-address="Feuille1.K182"/>
            <calcext:condition calcext:apply-style-name="s1" calcext:value="=1" calcext:base-cell-address="Feuille1.K182"/>
          </calcext:conditional-format>
          <calcext:conditional-format calcext:target-range-address="Feuille1.K181:Feuille1.K181">
            <calcext:condition calcext:apply-style-name="s0" calcext:value="=0" calcext:base-cell-address="Feuille1.K181"/>
            <calcext:condition calcext:apply-style-name="s1" calcext:value="=1" calcext:base-cell-address="Feuille1.K181"/>
          </calcext:conditional-format>
          <calcext:conditional-format calcext:target-range-address="Feuille1.K183:Feuille1.K183">
            <calcext:condition calcext:apply-style-name="s0" calcext:value="=0" calcext:base-cell-address="Feuille1.K183"/>
            <calcext:condition calcext:apply-style-name="s1" calcext:value="=1" calcext:base-cell-address="Feuille1.K183"/>
          </calcext:conditional-format>
          <calcext:conditional-format calcext:target-range-address="Feuille1.K184:Feuille1.K184">
            <calcext:condition calcext:apply-style-name="s0" calcext:value="=0" calcext:base-cell-address="Feuille1.K184"/>
            <calcext:condition calcext:apply-style-name="s1" calcext:value="=1" calcext:base-cell-address="Feuille1.K184"/>
          </calcext:conditional-format>
          <calcext:conditional-format calcext:target-range-address="Feuille1.J181:Feuille1.J181">
            <calcext:condition calcext:apply-style-name="s0" calcext:value="=0" calcext:base-cell-address="Feuille1.J181"/>
            <calcext:condition calcext:apply-style-name="s1" calcext:value="=1" calcext:base-cell-address="Feuille1.J181"/>
          </calcext:conditional-format>
          <calcext:conditional-format calcext:target-range-address="Feuille1.J182:Feuille1.J182">
            <calcext:condition calcext:apply-style-name="s0" calcext:value="=0" calcext:base-cell-address="Feuille1.J182"/>
            <calcext:condition calcext:apply-style-name="s1" calcext:value="=1" calcext:base-cell-address="Feuille1.J182"/>
          </calcext:conditional-format>
          <calcext:conditional-format calcext:target-range-address="Feuille1.J183:Feuille1.J183">
            <calcext:condition calcext:apply-style-name="s0" calcext:value="=0" calcext:base-cell-address="Feuille1.J183"/>
            <calcext:condition calcext:apply-style-name="s1" calcext:value="=1" calcext:base-cell-address="Feuille1.J183"/>
          </calcext:conditional-format>
          <calcext:conditional-format calcext:target-range-address="Feuille1.J184:Feuille1.J184">
            <calcext:condition calcext:apply-style-name="s0" calcext:value="=0" calcext:base-cell-address="Feuille1.J184"/>
            <calcext:condition calcext:apply-style-name="s1" calcext:value="=1" calcext:base-cell-address="Feuille1.J184"/>
          </calcext:conditional-format>
          <calcext:conditional-format calcext:target-range-address="Feuille1.P181:Feuille1.P181">
            <calcext:condition calcext:apply-style-name="s0" calcext:value="=0" calcext:base-cell-address="Feuille1.P181"/>
            <calcext:condition calcext:apply-style-name="s1" calcext:value="=1" calcext:base-cell-address="Feuille1.P181"/>
            <calcext:condition calcext:apply-style-name="Default" calcext:value="formula-is(&quot;&quot;)" calcext:base-cell-address="Feuille1.P181"/>
          </calcext:conditional-format>
          <calcext:conditional-format calcext:target-range-address="Feuille1.P182:Feuille1.P182">
            <calcext:condition calcext:apply-style-name="s0" calcext:value="=0" calcext:base-cell-address="Feuille1.P182"/>
            <calcext:condition calcext:apply-style-name="s1" calcext:value="=1" calcext:base-cell-address="Feuille1.P182"/>
            <calcext:condition calcext:apply-style-name="Default" calcext:value="formula-is(&quot;&quot;)" calcext:base-cell-address="Feuille1.P182"/>
          </calcext:conditional-format>
          <calcext:conditional-format calcext:target-range-address="Feuille1.P183:Feuille1.P183">
            <calcext:condition calcext:apply-style-name="s0" calcext:value="=0" calcext:base-cell-address="Feuille1.P183"/>
            <calcext:condition calcext:apply-style-name="s1" calcext:value="=1" calcext:base-cell-address="Feuille1.P183"/>
            <calcext:condition calcext:apply-style-name="Default" calcext:value="formula-is(&quot;&quot;)" calcext:base-cell-address="Feuille1.P183"/>
          </calcext:conditional-format>
          <calcext:conditional-format calcext:target-range-address="Feuille1.P184:Feuille1.P184">
            <calcext:condition calcext:apply-style-name="s0" calcext:value="=0" calcext:base-cell-address="Feuille1.P184"/>
            <calcext:condition calcext:apply-style-name="s1" calcext:value="=1" calcext:base-cell-address="Feuille1.P184"/>
            <calcext:condition calcext:apply-style-name="Default" calcext:value="formula-is(&quot;&quot;)" calcext:base-cell-address="Feuille1.P184"/>
          </calcext:conditional-format>
          <calcext:conditional-format calcext:target-range-address="Feuille1.P185:Feuille1.P185">
            <calcext:condition calcext:apply-style-name="s0" calcext:value="=0" calcext:base-cell-address="Feuille1.P185"/>
            <calcext:condition calcext:apply-style-name="s1" calcext:value="=1" calcext:base-cell-address="Feuille1.P185"/>
            <calcext:condition calcext:apply-style-name="Default" calcext:value="formula-is(&quot;&quot;)" calcext:base-cell-address="Feuille1.P185"/>
          </calcext:conditional-format>
          <calcext:conditional-format calcext:target-range-address="Feuille1.P186:Feuille1.P186">
            <calcext:condition calcext:apply-style-name="s0" calcext:value="=0" calcext:base-cell-address="Feuille1.P186"/>
            <calcext:condition calcext:apply-style-name="s1" calcext:value="=1" calcext:base-cell-address="Feuille1.P186"/>
            <calcext:condition calcext:apply-style-name="Default" calcext:value="formula-is(&quot;&quot;)" calcext:base-cell-address="Feuille1.P186"/>
          </calcext:conditional-format>
          <calcext:conditional-format calcext:target-range-address="Feuille1.P187:Feuille1.P187">
            <calcext:condition calcext:apply-style-name="s0" calcext:value="=0" calcext:base-cell-address="Feuille1.P187"/>
            <calcext:condition calcext:apply-style-name="s1" calcext:value="=1" calcext:base-cell-address="Feuille1.P187"/>
            <calcext:condition calcext:apply-style-name="Default" calcext:value="formula-is(&quot;&quot;)" calcext:base-cell-address="Feuille1.P187"/>
          </calcext:conditional-format>
          <calcext:conditional-format calcext:target-range-address="Feuille1.P188:Feuille1.P188">
            <calcext:condition calcext:apply-style-name="s0" calcext:value="=0" calcext:base-cell-address="Feuille1.P188"/>
            <calcext:condition calcext:apply-style-name="s1" calcext:value="=1" calcext:base-cell-address="Feuille1.P188"/>
            <calcext:condition calcext:apply-style-name="Default" calcext:value="formula-is(&quot;&quot;)" calcext:base-cell-address="Feuille1.P188"/>
          </calcext:conditional-format>
          <calcext:conditional-format calcext:target-range-address="Feuille1.P189:Feuille1.P189">
            <calcext:condition calcext:apply-style-name="s0" calcext:value="=0" calcext:base-cell-address="Feuille1.P189"/>
            <calcext:condition calcext:apply-style-name="s1" calcext:value="=1" calcext:base-cell-address="Feuille1.P189"/>
            <calcext:condition calcext:apply-style-name="Default" calcext:value="formula-is(&quot;&quot;)" calcext:base-cell-address="Feuille1.P189"/>
          </calcext:conditional-format>
          <calcext:conditional-format calcext:target-range-address="Feuille1.O185:Feuille1.O185 Feuille1.O182:Feuille1.O183">
            <calcext:condition calcext:apply-style-name="s0" calcext:value="=0" calcext:base-cell-address="Feuille1.O182"/>
            <calcext:condition calcext:apply-style-name="s1" calcext:value="=1" calcext:base-cell-address="Feuille1.O182"/>
            <calcext:condition calcext:apply-style-name="Default" calcext:value="formula-is(&quot;&quot;)" calcext:base-cell-address="Feuille1.O182"/>
          </calcext:conditional-format>
          <calcext:conditional-format calcext:target-range-address="Feuille1.O185:Feuille1.O185 Feuille1.O181:Feuille1.O183">
            <calcext:condition calcext:apply-style-name="s0" calcext:value="=0" calcext:base-cell-address="Feuille1.O181"/>
            <calcext:condition calcext:apply-style-name="s1" calcext:value="=1" calcext:base-cell-address="Feuille1.O181"/>
            <calcext:condition calcext:apply-style-name="Default" calcext:value="formula-is(&quot;&quot;)" calcext:base-cell-address="Feuille1.O181"/>
          </calcext:conditional-format>
          <calcext:conditional-format calcext:target-range-address="Feuille1.M183:Feuille1.M183 Feuille1.L184:Feuille1.N185 Feuille1.N182:Feuille1.N182">
            <calcext:condition calcext:apply-style-name="s0" calcext:value="=0" calcext:base-cell-address="Feuille1.L182"/>
            <calcext:condition calcext:apply-style-name="s1" calcext:value="=1" calcext:base-cell-address="Feuille1.L182"/>
            <calcext:condition calcext:apply-style-name="Default" calcext:value="formula-is(&quot;&quot;)" calcext:base-cell-address="Feuille1.L182"/>
          </calcext:conditional-format>
          <calcext:conditional-format calcext:target-range-address="Feuille1.N181:Feuille1.N182 Feuille1.L184:Feuille1.N185 Feuille1.M181:Feuille1.M181 Feuille1.M183:Feuille1.M183">
            <calcext:condition calcext:apply-style-name="s0" calcext:value="=0" calcext:base-cell-address="Feuille1.L181"/>
            <calcext:condition calcext:apply-style-name="s1" calcext:value="=1" calcext:base-cell-address="Feuille1.L181"/>
            <calcext:condition calcext:apply-style-name="Default" calcext:value="formula-is(&quot;&quot;)" calcext:base-cell-address="Feuille1.L181"/>
          </calcext:conditional-format>
          <calcext:conditional-format calcext:target-range-address="Feuille1.L182:Feuille1.L182">
            <calcext:condition calcext:apply-style-name="s0" calcext:value="=0" calcext:base-cell-address="Feuille1.L182"/>
            <calcext:condition calcext:apply-style-name="s1" calcext:value="=1" calcext:base-cell-address="Feuille1.L182"/>
            <calcext:condition calcext:apply-style-name="Default" calcext:value="formula-is(&quot;&quot;)" calcext:base-cell-address="Feuille1.L182"/>
          </calcext:conditional-format>
          <calcext:conditional-format calcext:target-range-address="Feuille1.L182:Feuille1.L182">
            <calcext:condition calcext:apply-style-name="s0" calcext:value="=0" calcext:base-cell-address="Feuille1.L182"/>
            <calcext:condition calcext:apply-style-name="s1" calcext:value="=1" calcext:base-cell-address="Feuille1.L182"/>
            <calcext:condition calcext:apply-style-name="Default" calcext:value="formula-is(&quot;&quot;)" calcext:base-cell-address="Feuille1.L182"/>
          </calcext:conditional-format>
          <calcext:conditional-format calcext:target-range-address="Feuille1.L183:Feuille1.L183">
            <calcext:condition calcext:apply-style-name="s0" calcext:value="=0" calcext:base-cell-address="Feuille1.L183"/>
            <calcext:condition calcext:apply-style-name="s1" calcext:value="=1" calcext:base-cell-address="Feuille1.L183"/>
            <calcext:condition calcext:apply-style-name="Default" calcext:value="formula-is(&quot;&quot;)" calcext:base-cell-address="Feuille1.L183"/>
          </calcext:conditional-format>
          <calcext:conditional-format calcext:target-range-address="Feuille1.L183:Feuille1.L183">
            <calcext:condition calcext:apply-style-name="s0" calcext:value="=0" calcext:base-cell-address="Feuille1.L183"/>
            <calcext:condition calcext:apply-style-name="s1" calcext:value="=1" calcext:base-cell-address="Feuille1.L183"/>
            <calcext:condition calcext:apply-style-name="Default" calcext:value="formula-is(&quot;&quot;)" calcext:base-cell-address="Feuille1.L183"/>
          </calcext:conditional-format>
          <calcext:conditional-format calcext:target-range-address="Feuille1.O186:Feuille1.O186">
            <calcext:condition calcext:apply-style-name="s0" calcext:value="=0" calcext:base-cell-address="Feuille1.O186"/>
            <calcext:condition calcext:apply-style-name="s1" calcext:value="=1" calcext:base-cell-address="Feuille1.O186"/>
          </calcext:conditional-format>
          <calcext:conditional-format calcext:target-range-address="Feuille1.N186:Feuille1.N186">
            <calcext:condition calcext:apply-style-name="s0" calcext:value="=0" calcext:base-cell-address="Feuille1.N186"/>
            <calcext:condition calcext:apply-style-name="s1" calcext:value="=1" calcext:base-cell-address="Feuille1.N186"/>
          </calcext:conditional-format>
          <calcext:conditional-format calcext:target-range-address="Feuille1.O187:Feuille1.O187">
            <calcext:condition calcext:apply-style-name="s0" calcext:value="=0" calcext:base-cell-address="Feuille1.O187"/>
            <calcext:condition calcext:apply-style-name="s1" calcext:value="=1" calcext:base-cell-address="Feuille1.O187"/>
          </calcext:conditional-format>
          <calcext:conditional-format calcext:target-range-address="Feuille1.N187:Feuille1.N187">
            <calcext:condition calcext:apply-style-name="s0" calcext:value="=0" calcext:base-cell-address="Feuille1.N187"/>
            <calcext:condition calcext:apply-style-name="s1" calcext:value="=1" calcext:base-cell-address="Feuille1.N187"/>
          </calcext:conditional-format>
          <calcext:conditional-format calcext:target-range-address="Feuille1.M186:Feuille1.M186">
            <calcext:condition calcext:apply-style-name="s0" calcext:value="=0" calcext:base-cell-address="Feuille1.M186"/>
            <calcext:condition calcext:apply-style-name="s1" calcext:value="=1" calcext:base-cell-address="Feuille1.M186"/>
          </calcext:conditional-format>
          <calcext:conditional-format calcext:target-range-address="Feuille1.M187:Feuille1.M187">
            <calcext:condition calcext:apply-style-name="s0" calcext:value="=0" calcext:base-cell-address="Feuille1.M187"/>
            <calcext:condition calcext:apply-style-name="s1" calcext:value="=1" calcext:base-cell-address="Feuille1.M187"/>
          </calcext:conditional-format>
          <calcext:conditional-format calcext:target-range-address="Feuille1.L186:Feuille1.L186">
            <calcext:condition calcext:apply-style-name="s0" calcext:value="=0" calcext:base-cell-address="Feuille1.L186"/>
            <calcext:condition calcext:apply-style-name="s1" calcext:value="=1" calcext:base-cell-address="Feuille1.L186"/>
          </calcext:conditional-format>
          <calcext:conditional-format calcext:target-range-address="Feuille1.L187:Feuille1.L187">
            <calcext:condition calcext:apply-style-name="s0" calcext:value="=0" calcext:base-cell-address="Feuille1.L187"/>
            <calcext:condition calcext:apply-style-name="s1" calcext:value="=1" calcext:base-cell-address="Feuille1.L187"/>
          </calcext:conditional-format>
          <calcext:conditional-format calcext:target-range-address="Feuille1.L181:Feuille1.L181">
            <calcext:condition calcext:apply-style-name="s0" calcext:value="=0" calcext:base-cell-address="Feuille1.L181"/>
            <calcext:condition calcext:apply-style-name="s1" calcext:value="=1" calcext:base-cell-address="Feuille1.L181"/>
            <calcext:condition calcext:apply-style-name="Default" calcext:value="formula-is(&quot;&quot;)" calcext:base-cell-address="Feuille1.L181"/>
          </calcext:conditional-format>
          <calcext:conditional-format calcext:target-range-address="Feuille1.L181:Feuille1.L181">
            <calcext:condition calcext:apply-style-name="s0" calcext:value="=0" calcext:base-cell-address="Feuille1.L181"/>
            <calcext:condition calcext:apply-style-name="s1" calcext:value="=1" calcext:base-cell-address="Feuille1.L181"/>
            <calcext:condition calcext:apply-style-name="Default" calcext:value="formula-is(&quot;&quot;)" calcext:base-cell-address="Feuille1.L181"/>
          </calcext:conditional-format>
          <calcext:conditional-format calcext:target-range-address="Feuille1.M182:Feuille1.M182">
            <calcext:condition calcext:apply-style-name="s0" calcext:value="=0" calcext:base-cell-address="Feuille1.M182"/>
            <calcext:condition calcext:apply-style-name="s1" calcext:value="=1" calcext:base-cell-address="Feuille1.M182"/>
            <calcext:condition calcext:apply-style-name="Default" calcext:value="formula-is(&quot;&quot;)" calcext:base-cell-address="Feuille1.M182"/>
          </calcext:conditional-format>
          <calcext:conditional-format calcext:target-range-address="Feuille1.M182:Feuille1.M182">
            <calcext:condition calcext:apply-style-name="s0" calcext:value="=0" calcext:base-cell-address="Feuille1.M182"/>
            <calcext:condition calcext:apply-style-name="s1" calcext:value="=1" calcext:base-cell-address="Feuille1.M182"/>
            <calcext:condition calcext:apply-style-name="Default" calcext:value="formula-is(&quot;&quot;)" calcext:base-cell-address="Feuille1.M182"/>
          </calcext:conditional-format>
          <calcext:conditional-format calcext:target-range-address="Feuille1.N183:Feuille1.N183">
            <calcext:condition calcext:apply-style-name="s0" calcext:value="=0" calcext:base-cell-address="Feuille1.N183"/>
            <calcext:condition calcext:apply-style-name="s1" calcext:value="=1" calcext:base-cell-address="Feuille1.N183"/>
            <calcext:condition calcext:apply-style-name="Default" calcext:value="formula-is(&quot;&quot;)" calcext:base-cell-address="Feuille1.N183"/>
          </calcext:conditional-format>
          <calcext:conditional-format calcext:target-range-address="Feuille1.N183:Feuille1.N183">
            <calcext:condition calcext:apply-style-name="s0" calcext:value="=0" calcext:base-cell-address="Feuille1.N183"/>
            <calcext:condition calcext:apply-style-name="s1" calcext:value="=1" calcext:base-cell-address="Feuille1.N183"/>
            <calcext:condition calcext:apply-style-name="Default" calcext:value="formula-is(&quot;&quot;)" calcext:base-cell-address="Feuille1.N183"/>
          </calcext:conditional-format>
          <calcext:conditional-format calcext:target-range-address="Feuille1.O184:Feuille1.O184">
            <calcext:condition calcext:apply-style-name="s0" calcext:value="=0" calcext:base-cell-address="Feuille1.O184"/>
            <calcext:condition calcext:apply-style-name="s1" calcext:value="=1" calcext:base-cell-address="Feuille1.O184"/>
            <calcext:condition calcext:apply-style-name="Default" calcext:value="formula-is(&quot;&quot;)" calcext:base-cell-address="Feuille1.O184"/>
          </calcext:conditional-format>
          <calcext:conditional-format calcext:target-range-address="Feuille1.O184:Feuille1.O184">
            <calcext:condition calcext:apply-style-name="s0" calcext:value="=0" calcext:base-cell-address="Feuille1.O184"/>
            <calcext:condition calcext:apply-style-name="s1" calcext:value="=1" calcext:base-cell-address="Feuille1.O184"/>
            <calcext:condition calcext:apply-style-name="Default" calcext:value="formula-is(&quot;&quot;)" calcext:base-cell-address="Feuille1.O184"/>
          </calcext:conditional-format>
          <calcext:conditional-format calcext:target-range-address="Feuille1.O188:Feuille1.O188">
            <calcext:condition calcext:apply-style-name="s0" calcext:value="=0" calcext:base-cell-address="Feuille1.O188"/>
            <calcext:condition calcext:apply-style-name="s1" calcext:value="=1" calcext:base-cell-address="Feuille1.O188"/>
          </calcext:conditional-format>
          <calcext:conditional-format calcext:target-range-address="Feuille1.N188:Feuille1.N188">
            <calcext:condition calcext:apply-style-name="s0" calcext:value="=0" calcext:base-cell-address="Feuille1.N188"/>
            <calcext:condition calcext:apply-style-name="s1" calcext:value="=1" calcext:base-cell-address="Feuille1.N188"/>
          </calcext:conditional-format>
          <calcext:conditional-format calcext:target-range-address="Feuille1.O189:Feuille1.O189">
            <calcext:condition calcext:apply-style-name="s0" calcext:value="=0" calcext:base-cell-address="Feuille1.O189"/>
            <calcext:condition calcext:apply-style-name="s1" calcext:value="=1" calcext:base-cell-address="Feuille1.O189"/>
          </calcext:conditional-format>
          <calcext:conditional-format calcext:target-range-address="Feuille1.N189:Feuille1.N189">
            <calcext:condition calcext:apply-style-name="s0" calcext:value="=0" calcext:base-cell-address="Feuille1.N189"/>
            <calcext:condition calcext:apply-style-name="s1" calcext:value="=1" calcext:base-cell-address="Feuille1.N189"/>
          </calcext:conditional-format>
          <calcext:conditional-format calcext:target-range-address="Feuille1.M188:Feuille1.M188">
            <calcext:condition calcext:apply-style-name="s0" calcext:value="=0" calcext:base-cell-address="Feuille1.M188"/>
            <calcext:condition calcext:apply-style-name="s1" calcext:value="=1" calcext:base-cell-address="Feuille1.M188"/>
          </calcext:conditional-format>
          <calcext:conditional-format calcext:target-range-address="Feuille1.M189:Feuille1.M189">
            <calcext:condition calcext:apply-style-name="s0" calcext:value="=0" calcext:base-cell-address="Feuille1.M189"/>
            <calcext:condition calcext:apply-style-name="s1" calcext:value="=1" calcext:base-cell-address="Feuille1.M189"/>
          </calcext:conditional-format>
          <calcext:conditional-format calcext:target-range-address="Feuille1.L188:Feuille1.L188">
            <calcext:condition calcext:apply-style-name="s0" calcext:value="=0" calcext:base-cell-address="Feuille1.L188"/>
            <calcext:condition calcext:apply-style-name="s1" calcext:value="=1" calcext:base-cell-address="Feuille1.L188"/>
          </calcext:conditional-format>
          <calcext:conditional-format calcext:target-range-address="Feuille1.L189:Feuille1.L189">
            <calcext:condition calcext:apply-style-name="s0" calcext:value="=0" calcext:base-cell-address="Feuille1.L189"/>
            <calcext:condition calcext:apply-style-name="s1" calcext:value="=1" calcext:base-cell-address="Feuille1.L189"/>
          </calcext:conditional-format>
          <calcext:conditional-format calcext:target-range-address="Feuille1.O190:Feuille1.Q190 Feuille1.J190:Feuille1.K190">
            <calcext:condition calcext:apply-style-name="s0" calcext:value="=0" calcext:base-cell-address="Feuille1.J190"/>
            <calcext:condition calcext:apply-style-name="s1" calcext:value="=1" calcext:base-cell-address="Feuille1.J190"/>
            <calcext:condition calcext:apply-style-name="Default" calcext:value="formula-is(&quot;&quot;)" calcext:base-cell-address="Feuille1.J190"/>
          </calcext:conditional-format>
          <calcext:conditional-format calcext:target-range-address="Feuille1.N190:Feuille1.N190">
            <calcext:condition calcext:apply-style-name="s0" calcext:value="=0" calcext:base-cell-address="Feuille1.N190"/>
            <calcext:condition calcext:apply-style-name="s1" calcext:value="=1" calcext:base-cell-address="Feuille1.N190"/>
          </calcext:conditional-format>
          <calcext:conditional-format calcext:target-range-address="Feuille1.M190:Feuille1.M190">
            <calcext:condition calcext:apply-style-name="s0" calcext:value="=0" calcext:base-cell-address="Feuille1.M190"/>
            <calcext:condition calcext:apply-style-name="s1" calcext:value="=1" calcext:base-cell-address="Feuille1.M190"/>
          </calcext:conditional-format>
          <calcext:conditional-format calcext:target-range-address="Feuille1.L190:Feuille1.L190">
            <calcext:condition calcext:apply-style-name="s0" calcext:value="=0" calcext:base-cell-address="Feuille1.L190"/>
            <calcext:condition calcext:apply-style-name="s1" calcext:value="=1" calcext:base-cell-address="Feuille1.L190"/>
          </calcext:conditional-format>
          <calcext:conditional-format calcext:target-range-address="Feuille1.L173:Feuille1.L173">
            <calcext:condition calcext:apply-style-name="s0" calcext:value="=0" calcext:base-cell-address="Feuille1.L173"/>
            <calcext:condition calcext:apply-style-name="s1" calcext:value="=1" calcext:base-cell-address="Feuille1.L173"/>
          </calcext:conditional-format>
          <calcext:conditional-format calcext:target-range-address="Feuille1.L174:Feuille1.L174">
            <calcext:condition calcext:apply-style-name="s0" calcext:value="=0" calcext:base-cell-address="Feuille1.L174"/>
            <calcext:condition calcext:apply-style-name="s1" calcext:value="=1" calcext:base-cell-address="Feuille1.L174"/>
          </calcext:conditional-format>
          <calcext:conditional-format calcext:target-range-address="Feuille1.L171:Feuille1.L171">
            <calcext:condition calcext:apply-style-name="s0" calcext:value="=0" calcext:base-cell-address="Feuille1.L171"/>
            <calcext:condition calcext:apply-style-name="s1" calcext:value="=1" calcext:base-cell-address="Feuille1.L171"/>
          </calcext:conditional-format>
          <calcext:conditional-format calcext:target-range-address="Feuille1.L172:Feuille1.L172">
            <calcext:condition calcext:apply-style-name="s0" calcext:value="=0" calcext:base-cell-address="Feuille1.L172"/>
            <calcext:condition calcext:apply-style-name="s1" calcext:value="=1" calcext:base-cell-address="Feuille1.L172"/>
          </calcext:conditional-format>
          <calcext:conditional-format calcext:target-range-address="Feuille1.M173:Feuille1.M173">
            <calcext:condition calcext:apply-style-name="s0" calcext:value="=0" calcext:base-cell-address="Feuille1.M173"/>
            <calcext:condition calcext:apply-style-name="s1" calcext:value="=1" calcext:base-cell-address="Feuille1.M173"/>
          </calcext:conditional-format>
          <calcext:conditional-format calcext:target-range-address="Feuille1.M174:Feuille1.M174">
            <calcext:condition calcext:apply-style-name="s0" calcext:value="=0" calcext:base-cell-address="Feuille1.M174"/>
            <calcext:condition calcext:apply-style-name="s1" calcext:value="=1" calcext:base-cell-address="Feuille1.M174"/>
          </calcext:conditional-format>
          <calcext:conditional-format calcext:target-range-address="Feuille1.M171:Feuille1.M171">
            <calcext:condition calcext:apply-style-name="s0" calcext:value="=0" calcext:base-cell-address="Feuille1.M171"/>
            <calcext:condition calcext:apply-style-name="s1" calcext:value="=1" calcext:base-cell-address="Feuille1.M171"/>
          </calcext:conditional-format>
          <calcext:conditional-format calcext:target-range-address="Feuille1.M172:Feuille1.M172">
            <calcext:condition calcext:apply-style-name="s0" calcext:value="=0" calcext:base-cell-address="Feuille1.M172"/>
            <calcext:condition calcext:apply-style-name="s1" calcext:value="=1" calcext:base-cell-address="Feuille1.M172"/>
          </calcext:conditional-format>
          <calcext:conditional-format calcext:target-range-address="Feuille1.N173:Feuille1.N173">
            <calcext:condition calcext:apply-style-name="s0" calcext:value="=0" calcext:base-cell-address="Feuille1.N173"/>
            <calcext:condition calcext:apply-style-name="s1" calcext:value="=1" calcext:base-cell-address="Feuille1.N173"/>
          </calcext:conditional-format>
          <calcext:conditional-format calcext:target-range-address="Feuille1.N174:Feuille1.N174">
            <calcext:condition calcext:apply-style-name="s0" calcext:value="=0" calcext:base-cell-address="Feuille1.N174"/>
            <calcext:condition calcext:apply-style-name="s1" calcext:value="=1" calcext:base-cell-address="Feuille1.N174"/>
          </calcext:conditional-format>
          <calcext:conditional-format calcext:target-range-address="Feuille1.N171:Feuille1.N171">
            <calcext:condition calcext:apply-style-name="s0" calcext:value="=0" calcext:base-cell-address="Feuille1.N171"/>
            <calcext:condition calcext:apply-style-name="s1" calcext:value="=1" calcext:base-cell-address="Feuille1.N171"/>
          </calcext:conditional-format>
          <calcext:conditional-format calcext:target-range-address="Feuille1.N172:Feuille1.N172">
            <calcext:condition calcext:apply-style-name="s0" calcext:value="=0" calcext:base-cell-address="Feuille1.N172"/>
            <calcext:condition calcext:apply-style-name="s1" calcext:value="=1" calcext:base-cell-address="Feuille1.N172"/>
          </calcext:conditional-format>
          <calcext:conditional-format calcext:target-range-address="Feuille1.O173:Feuille1.O173">
            <calcext:condition calcext:apply-style-name="s0" calcext:value="=0" calcext:base-cell-address="Feuille1.O173"/>
            <calcext:condition calcext:apply-style-name="s1" calcext:value="=1" calcext:base-cell-address="Feuille1.O173"/>
          </calcext:conditional-format>
          <calcext:conditional-format calcext:target-range-address="Feuille1.O174:Feuille1.O174">
            <calcext:condition calcext:apply-style-name="s0" calcext:value="=0" calcext:base-cell-address="Feuille1.O174"/>
            <calcext:condition calcext:apply-style-name="s1" calcext:value="=1" calcext:base-cell-address="Feuille1.O174"/>
          </calcext:conditional-format>
          <calcext:conditional-format calcext:target-range-address="Feuille1.O171:Feuille1.O171">
            <calcext:condition calcext:apply-style-name="s0" calcext:value="=0" calcext:base-cell-address="Feuille1.O171"/>
            <calcext:condition calcext:apply-style-name="s1" calcext:value="=1" calcext:base-cell-address="Feuille1.O171"/>
          </calcext:conditional-format>
          <calcext:conditional-format calcext:target-range-address="Feuille1.O172:Feuille1.O172">
            <calcext:condition calcext:apply-style-name="s0" calcext:value="=0" calcext:base-cell-address="Feuille1.O172"/>
            <calcext:condition calcext:apply-style-name="s1" calcext:value="=1" calcext:base-cell-address="Feuille1.O172"/>
          </calcext:conditional-format>
          <calcext:conditional-format calcext:target-range-address="Feuille1.B200:Feuille1.Q202 Feuille1.D203:Feuille1.Q203 Feuille1.B203:Feuille1.B210">
            <calcext:condition calcext:apply-style-name="s0" calcext:value="=0" calcext:base-cell-address="Feuille1.B200"/>
            <calcext:condition calcext:apply-style-name="s1" calcext:value="=1" calcext:base-cell-address="Feuille1.B200"/>
            <calcext:condition calcext:apply-style-name="Default" calcext:value="formula-is(&quot;&quot;)" calcext:base-cell-address="Feuille1.B200"/>
          </calcext:conditional-format>
          <calcext:conditional-format calcext:target-range-address="Feuille1.D204:Feuille1.D206">
            <calcext:condition calcext:apply-style-name="s0" calcext:value="=0" calcext:base-cell-address="Feuille1.D204"/>
            <calcext:condition calcext:apply-style-name="s1" calcext:value="=1" calcext:base-cell-address="Feuille1.D204"/>
            <calcext:condition calcext:apply-style-name="Default" calcext:value="formula-is(&quot;&quot;)" calcext:base-cell-address="Feuille1.D204"/>
          </calcext:conditional-format>
          <calcext:conditional-format calcext:target-range-address="Feuille1.Q205:Feuille1.Q210">
            <calcext:condition calcext:apply-style-name="s0" calcext:value="=0" calcext:base-cell-address="Feuille1.Q205"/>
            <calcext:condition calcext:apply-style-name="s1" calcext:value="=1" calcext:base-cell-address="Feuille1.Q205"/>
            <calcext:condition calcext:apply-style-name="Default" calcext:value="formula-is(&quot;&quot;)" calcext:base-cell-address="Feuille1.Q205"/>
          </calcext:conditional-format>
          <calcext:conditional-format calcext:target-range-address="Feuille1.Q204:Feuille1.Q210">
            <calcext:condition calcext:apply-style-name="s0" calcext:value="=0" calcext:base-cell-address="Feuille1.Q204"/>
            <calcext:condition calcext:apply-style-name="s1" calcext:value="=1" calcext:base-cell-address="Feuille1.Q204"/>
            <calcext:condition calcext:apply-style-name="Default" calcext:value="formula-is(&quot;&quot;)" calcext:base-cell-address="Feuille1.Q204"/>
          </calcext:conditional-format>
          <calcext:conditional-format calcext:target-range-address="Feuille1.P205:Feuille1.P210">
            <calcext:condition calcext:apply-style-name="s0" calcext:value="=0" calcext:base-cell-address="Feuille1.P205"/>
            <calcext:condition calcext:apply-style-name="s1" calcext:value="=1" calcext:base-cell-address="Feuille1.P205"/>
            <calcext:condition calcext:apply-style-name="Default" calcext:value="formula-is(&quot;&quot;)" calcext:base-cell-address="Feuille1.P205"/>
          </calcext:conditional-format>
          <calcext:conditional-format calcext:target-range-address="Feuille1.P204:Feuille1.P210">
            <calcext:condition calcext:apply-style-name="s0" calcext:value="=0" calcext:base-cell-address="Feuille1.P204"/>
            <calcext:condition calcext:apply-style-name="s1" calcext:value="=1" calcext:base-cell-address="Feuille1.P204"/>
            <calcext:condition calcext:apply-style-name="Default" calcext:value="formula-is(&quot;&quot;)" calcext:base-cell-address="Feuille1.P204"/>
          </calcext:conditional-format>
          <calcext:conditional-format calcext:target-range-address="Feuille1.C203:Feuille1.C203 Feuille1.C205:Feuille1.C210">
            <calcext:condition calcext:apply-style-name="s0" calcext:value="=0" calcext:base-cell-address="Feuille1.C203"/>
            <calcext:condition calcext:apply-style-name="s1" calcext:value="=1" calcext:base-cell-address="Feuille1.C203"/>
            <calcext:condition calcext:apply-style-name="Default" calcext:value="formula-is(&quot;&quot;)" calcext:base-cell-address="Feuille1.C203"/>
          </calcext:conditional-format>
          <calcext:conditional-format calcext:target-range-address="Feuille1.C205:Feuille1.C205">
            <calcext:condition calcext:apply-style-name="s0" calcext:value="=0" calcext:base-cell-address="Feuille1.C205"/>
            <calcext:condition calcext:apply-style-name="s1" calcext:value="=1" calcext:base-cell-address="Feuille1.C205"/>
          </calcext:conditional-format>
          <calcext:conditional-format calcext:target-range-address="Feuille1.C204:Feuille1.C204">
            <calcext:condition calcext:apply-style-name="s0" calcext:value="=0" calcext:base-cell-address="Feuille1.C204"/>
            <calcext:condition calcext:apply-style-name="s1" calcext:value="=1" calcext:base-cell-address="Feuille1.C204"/>
          </calcext:conditional-format>
          <calcext:conditional-format calcext:target-range-address="Feuille1.C206:Feuille1.C206">
            <calcext:condition calcext:apply-style-name="s0" calcext:value="=0" calcext:base-cell-address="Feuille1.C206"/>
            <calcext:condition calcext:apply-style-name="s1" calcext:value="=1" calcext:base-cell-address="Feuille1.C206"/>
          </calcext:conditional-format>
          <calcext:conditional-format calcext:target-range-address="Feuille1.C207:Feuille1.C207">
            <calcext:condition calcext:apply-style-name="s0" calcext:value="=0" calcext:base-cell-address="Feuille1.C207"/>
            <calcext:condition calcext:apply-style-name="s1" calcext:value="=1" calcext:base-cell-address="Feuille1.C207"/>
          </calcext:conditional-format>
          <calcext:conditional-format calcext:target-range-address="Feuille1.E204:Feuille1.E205 Feuille1.G209:Feuille1.G210">
            <calcext:condition calcext:apply-style-name="s0" calcext:value="=0" calcext:base-cell-address="Feuille1.E204"/>
            <calcext:condition calcext:apply-style-name="s1" calcext:value="=1" calcext:base-cell-address="Feuille1.E204"/>
            <calcext:condition calcext:apply-style-name="Default" calcext:value="formula-is(&quot;&quot;)" calcext:base-cell-address="Feuille1.E204"/>
          </calcext:conditional-format>
          <calcext:conditional-format calcext:target-range-address="Feuille1.O208:Feuille1.O208 Feuille1.O205:Feuille1.O206">
            <calcext:condition calcext:apply-style-name="s0" calcext:value="=0" calcext:base-cell-address="Feuille1.O205"/>
            <calcext:condition calcext:apply-style-name="s1" calcext:value="=1" calcext:base-cell-address="Feuille1.O205"/>
            <calcext:condition calcext:apply-style-name="Default" calcext:value="formula-is(&quot;&quot;)" calcext:base-cell-address="Feuille1.O205"/>
          </calcext:conditional-format>
          <calcext:conditional-format calcext:target-range-address="Feuille1.O208:Feuille1.O208 Feuille1.O204:Feuille1.O206">
            <calcext:condition calcext:apply-style-name="s0" calcext:value="=0" calcext:base-cell-address="Feuille1.O204"/>
            <calcext:condition calcext:apply-style-name="s1" calcext:value="=1" calcext:base-cell-address="Feuille1.O204"/>
            <calcext:condition calcext:apply-style-name="Default" calcext:value="formula-is(&quot;&quot;)" calcext:base-cell-address="Feuille1.O204"/>
          </calcext:conditional-format>
          <calcext:conditional-format calcext:target-range-address="Feuille1.M206:Feuille1.M206 Feuille1.L207:Feuille1.N208 Feuille1.N205:Feuille1.N205">
            <calcext:condition calcext:apply-style-name="s0" calcext:value="=0" calcext:base-cell-address="Feuille1.L205"/>
            <calcext:condition calcext:apply-style-name="s1" calcext:value="=1" calcext:base-cell-address="Feuille1.L205"/>
            <calcext:condition calcext:apply-style-name="Default" calcext:value="formula-is(&quot;&quot;)" calcext:base-cell-address="Feuille1.L205"/>
          </calcext:conditional-format>
          <calcext:conditional-format calcext:target-range-address="Feuille1.N204:Feuille1.N205 Feuille1.L207:Feuille1.N208 Feuille1.M204:Feuille1.M204 Feuille1.M206:Feuille1.M206">
            <calcext:condition calcext:apply-style-name="s0" calcext:value="=0" calcext:base-cell-address="Feuille1.L204"/>
            <calcext:condition calcext:apply-style-name="s1" calcext:value="=1" calcext:base-cell-address="Feuille1.L204"/>
            <calcext:condition calcext:apply-style-name="Default" calcext:value="formula-is(&quot;&quot;)" calcext:base-cell-address="Feuille1.L204"/>
          </calcext:conditional-format>
          <calcext:conditional-format calcext:target-range-address="Feuille1.K206:Feuille1.K206">
            <calcext:condition calcext:apply-style-name="s0" calcext:value="=0" calcext:base-cell-address="Feuille1.K206"/>
            <calcext:condition calcext:apply-style-name="s1" calcext:value="=1" calcext:base-cell-address="Feuille1.K206"/>
          </calcext:conditional-format>
          <calcext:conditional-format calcext:target-range-address="Feuille1.J206:Feuille1.J206">
            <calcext:condition calcext:apply-style-name="s0" calcext:value="=0" calcext:base-cell-address="Feuille1.J206"/>
            <calcext:condition calcext:apply-style-name="s1" calcext:value="=1" calcext:base-cell-address="Feuille1.J206"/>
          </calcext:conditional-format>
          <calcext:conditional-format calcext:target-range-address="Feuille1.K207:Feuille1.K207">
            <calcext:condition calcext:apply-style-name="s0" calcext:value="=0" calcext:base-cell-address="Feuille1.K207"/>
            <calcext:condition calcext:apply-style-name="s1" calcext:value="=1" calcext:base-cell-address="Feuille1.K207"/>
          </calcext:conditional-format>
          <calcext:conditional-format calcext:target-range-address="Feuille1.J207:Feuille1.J207">
            <calcext:condition calcext:apply-style-name="s0" calcext:value="=0" calcext:base-cell-address="Feuille1.J207"/>
            <calcext:condition calcext:apply-style-name="s1" calcext:value="=1" calcext:base-cell-address="Feuille1.J207"/>
          </calcext:conditional-format>
          <calcext:conditional-format calcext:target-range-address="Feuille1.I205:Feuille1.I205">
            <calcext:condition calcext:apply-style-name="s0" calcext:value="=0" calcext:base-cell-address="Feuille1.I205"/>
            <calcext:condition calcext:apply-style-name="s1" calcext:value="=1" calcext:base-cell-address="Feuille1.I205"/>
          </calcext:conditional-format>
          <calcext:conditional-format calcext:target-range-address="Feuille1.J205:Feuille1.J205">
            <calcext:condition calcext:apply-style-name="s0" calcext:value="=0" calcext:base-cell-address="Feuille1.J205"/>
            <calcext:condition calcext:apply-style-name="s1" calcext:value="=1" calcext:base-cell-address="Feuille1.J205"/>
          </calcext:conditional-format>
          <calcext:conditional-format calcext:target-range-address="Feuille1.I204:Feuille1.I204">
            <calcext:condition calcext:apply-style-name="s0" calcext:value="=0" calcext:base-cell-address="Feuille1.I204"/>
            <calcext:condition calcext:apply-style-name="s1" calcext:value="=1" calcext:base-cell-address="Feuille1.I204"/>
          </calcext:conditional-format>
          <calcext:conditional-format calcext:target-range-address="Feuille1.I206:Feuille1.I206">
            <calcext:condition calcext:apply-style-name="s0" calcext:value="=0" calcext:base-cell-address="Feuille1.I206"/>
            <calcext:condition calcext:apply-style-name="s1" calcext:value="=1" calcext:base-cell-address="Feuille1.I206"/>
          </calcext:conditional-format>
          <calcext:conditional-format calcext:target-range-address="Feuille1.I207:Feuille1.I207">
            <calcext:condition calcext:apply-style-name="s0" calcext:value="=0" calcext:base-cell-address="Feuille1.I207"/>
            <calcext:condition calcext:apply-style-name="s1" calcext:value="=1" calcext:base-cell-address="Feuille1.I207"/>
          </calcext:conditional-format>
          <calcext:conditional-format calcext:target-range-address="Feuille1.H204:Feuille1.H204">
            <calcext:condition calcext:apply-style-name="s0" calcext:value="=0" calcext:base-cell-address="Feuille1.H204"/>
            <calcext:condition calcext:apply-style-name="s1" calcext:value="=1" calcext:base-cell-address="Feuille1.H204"/>
          </calcext:conditional-format>
          <calcext:conditional-format calcext:target-range-address="Feuille1.H205:Feuille1.H205">
            <calcext:condition calcext:apply-style-name="s0" calcext:value="=0" calcext:base-cell-address="Feuille1.H205"/>
            <calcext:condition calcext:apply-style-name="s1" calcext:value="=1" calcext:base-cell-address="Feuille1.H205"/>
          </calcext:conditional-format>
          <calcext:conditional-format calcext:target-range-address="Feuille1.H206:Feuille1.H206">
            <calcext:condition calcext:apply-style-name="s0" calcext:value="=0" calcext:base-cell-address="Feuille1.H206"/>
            <calcext:condition calcext:apply-style-name="s1" calcext:value="=1" calcext:base-cell-address="Feuille1.H206"/>
          </calcext:conditional-format>
          <calcext:conditional-format calcext:target-range-address="Feuille1.G206:Feuille1.G206">
            <calcext:condition calcext:apply-style-name="s0" calcext:value="=0" calcext:base-cell-address="Feuille1.G206"/>
            <calcext:condition calcext:apply-style-name="s1" calcext:value="=1" calcext:base-cell-address="Feuille1.G206"/>
          </calcext:conditional-format>
          <calcext:conditional-format calcext:target-range-address="Feuille1.G205:Feuille1.G205">
            <calcext:condition calcext:apply-style-name="s0" calcext:value="=0" calcext:base-cell-address="Feuille1.G205"/>
            <calcext:condition calcext:apply-style-name="s1" calcext:value="=1" calcext:base-cell-address="Feuille1.G205"/>
          </calcext:conditional-format>
          <calcext:conditional-format calcext:target-range-address="Feuille1.J204:Feuille1.J204">
            <calcext:condition calcext:apply-style-name="s0" calcext:value="=0" calcext:base-cell-address="Feuille1.J204"/>
            <calcext:condition calcext:apply-style-name="s1" calcext:value="=1" calcext:base-cell-address="Feuille1.J204"/>
          </calcext:conditional-format>
          <calcext:conditional-format calcext:target-range-address="Feuille1.K204:Feuille1.K204">
            <calcext:condition calcext:apply-style-name="s0" calcext:value="=0" calcext:base-cell-address="Feuille1.K204"/>
            <calcext:condition calcext:apply-style-name="s1" calcext:value="=1" calcext:base-cell-address="Feuille1.K204"/>
          </calcext:conditional-format>
          <calcext:conditional-format calcext:target-range-address="Feuille1.K205:Feuille1.K205">
            <calcext:condition calcext:apply-style-name="s0" calcext:value="=0" calcext:base-cell-address="Feuille1.K205"/>
            <calcext:condition calcext:apply-style-name="s1" calcext:value="=1" calcext:base-cell-address="Feuille1.K205"/>
          </calcext:conditional-format>
          <calcext:conditional-format calcext:target-range-address="Feuille1.F204:Feuille1.F204">
            <calcext:condition calcext:apply-style-name="s0" calcext:value="=0" calcext:base-cell-address="Feuille1.F204"/>
            <calcext:condition calcext:apply-style-name="s1" calcext:value="=1" calcext:base-cell-address="Feuille1.F204"/>
          </calcext:conditional-format>
          <calcext:conditional-format calcext:target-range-address="Feuille1.H207:Feuille1.H207">
            <calcext:condition calcext:apply-style-name="s0" calcext:value="=0" calcext:base-cell-address="Feuille1.H207"/>
            <calcext:condition calcext:apply-style-name="s1" calcext:value="=1" calcext:base-cell-address="Feuille1.H207"/>
          </calcext:conditional-format>
          <calcext:conditional-format calcext:target-range-address="Feuille1.L205:Feuille1.L205">
            <calcext:condition calcext:apply-style-name="s0" calcext:value="=0" calcext:base-cell-address="Feuille1.L205"/>
            <calcext:condition calcext:apply-style-name="s1" calcext:value="=1" calcext:base-cell-address="Feuille1.L205"/>
            <calcext:condition calcext:apply-style-name="Default" calcext:value="formula-is(&quot;&quot;)" calcext:base-cell-address="Feuille1.L205"/>
          </calcext:conditional-format>
          <calcext:conditional-format calcext:target-range-address="Feuille1.L205:Feuille1.L205">
            <calcext:condition calcext:apply-style-name="s0" calcext:value="=0" calcext:base-cell-address="Feuille1.L205"/>
            <calcext:condition calcext:apply-style-name="s1" calcext:value="=1" calcext:base-cell-address="Feuille1.L205"/>
            <calcext:condition calcext:apply-style-name="Default" calcext:value="formula-is(&quot;&quot;)" calcext:base-cell-address="Feuille1.L205"/>
          </calcext:conditional-format>
          <calcext:conditional-format calcext:target-range-address="Feuille1.L206:Feuille1.L206">
            <calcext:condition calcext:apply-style-name="s0" calcext:value="=0" calcext:base-cell-address="Feuille1.L206"/>
            <calcext:condition calcext:apply-style-name="s1" calcext:value="=1" calcext:base-cell-address="Feuille1.L206"/>
            <calcext:condition calcext:apply-style-name="Default" calcext:value="formula-is(&quot;&quot;)" calcext:base-cell-address="Feuille1.L206"/>
          </calcext:conditional-format>
          <calcext:conditional-format calcext:target-range-address="Feuille1.L206:Feuille1.L206">
            <calcext:condition calcext:apply-style-name="s0" calcext:value="=0" calcext:base-cell-address="Feuille1.L206"/>
            <calcext:condition calcext:apply-style-name="s1" calcext:value="=1" calcext:base-cell-address="Feuille1.L206"/>
            <calcext:condition calcext:apply-style-name="Default" calcext:value="formula-is(&quot;&quot;)" calcext:base-cell-address="Feuille1.L206"/>
          </calcext:conditional-format>
          <calcext:conditional-format calcext:target-range-address="Feuille1.G207:Feuille1.G207">
            <calcext:condition calcext:apply-style-name="s0" calcext:value="=0" calcext:base-cell-address="Feuille1.G207"/>
            <calcext:condition calcext:apply-style-name="s1" calcext:value="=1" calcext:base-cell-address="Feuille1.G207"/>
          </calcext:conditional-format>
          <calcext:conditional-format calcext:target-range-address="Feuille1.F209:Feuille1.F209">
            <calcext:condition calcext:apply-style-name="s0" calcext:value="=0" calcext:base-cell-address="Feuille1.F209"/>
            <calcext:condition calcext:apply-style-name="s1" calcext:value="=1" calcext:base-cell-address="Feuille1.F209"/>
            <calcext:condition calcext:apply-style-name="Default" calcext:value="formula-is(&quot;&quot;)" calcext:base-cell-address="Feuille1.F209"/>
          </calcext:conditional-format>
          <calcext:conditional-format calcext:target-range-address="Feuille1.F207:Feuille1.F207">
            <calcext:condition calcext:apply-style-name="s0" calcext:value="=0" calcext:base-cell-address="Feuille1.F207"/>
            <calcext:condition calcext:apply-style-name="s1" calcext:value="=1" calcext:base-cell-address="Feuille1.F207"/>
          </calcext:conditional-format>
          <calcext:conditional-format calcext:target-range-address="Feuille1.F206:Feuille1.F206">
            <calcext:condition calcext:apply-style-name="s0" calcext:value="=0" calcext:base-cell-address="Feuille1.F206"/>
            <calcext:condition calcext:apply-style-name="s1" calcext:value="=1" calcext:base-cell-address="Feuille1.F206"/>
          </calcext:conditional-format>
          <calcext:conditional-format calcext:target-range-address="Feuille1.F209:Feuille1.F209">
            <calcext:condition calcext:apply-style-name="s0" calcext:value="=0" calcext:base-cell-address="Feuille1.F209"/>
            <calcext:condition calcext:apply-style-name="s1" calcext:value="=1" calcext:base-cell-address="Feuille1.F209"/>
          </calcext:conditional-format>
          <calcext:conditional-format calcext:target-range-address="Feuille1.F208:Feuille1.F208">
            <calcext:condition calcext:apply-style-name="s0" calcext:value="=0" calcext:base-cell-address="Feuille1.F208"/>
            <calcext:condition calcext:apply-style-name="s1" calcext:value="=1" calcext:base-cell-address="Feuille1.F208"/>
          </calcext:conditional-format>
          <calcext:conditional-format calcext:target-range-address="Feuille1.E210:Feuille1.E210">
            <calcext:condition calcext:apply-style-name="s0" calcext:value="=0" calcext:base-cell-address="Feuille1.E210"/>
            <calcext:condition calcext:apply-style-name="s1" calcext:value="=1" calcext:base-cell-address="Feuille1.E210"/>
            <calcext:condition calcext:apply-style-name="Default" calcext:value="formula-is(&quot;&quot;)" calcext:base-cell-address="Feuille1.E210"/>
          </calcext:conditional-format>
          <calcext:conditional-format calcext:target-range-address="Feuille1.E208:Feuille1.E208">
            <calcext:condition calcext:apply-style-name="s0" calcext:value="=0" calcext:base-cell-address="Feuille1.E208"/>
            <calcext:condition calcext:apply-style-name="s1" calcext:value="=1" calcext:base-cell-address="Feuille1.E208"/>
          </calcext:conditional-format>
          <calcext:conditional-format calcext:target-range-address="Feuille1.E207:Feuille1.E207">
            <calcext:condition calcext:apply-style-name="s0" calcext:value="=0" calcext:base-cell-address="Feuille1.E207"/>
            <calcext:condition calcext:apply-style-name="s1" calcext:value="=1" calcext:base-cell-address="Feuille1.E207"/>
          </calcext:conditional-format>
          <calcext:conditional-format calcext:target-range-address="Feuille1.E210:Feuille1.E210">
            <calcext:condition calcext:apply-style-name="s0" calcext:value="=0" calcext:base-cell-address="Feuille1.E210"/>
            <calcext:condition calcext:apply-style-name="s1" calcext:value="=1" calcext:base-cell-address="Feuille1.E210"/>
          </calcext:conditional-format>
          <calcext:conditional-format calcext:target-range-address="Feuille1.E209:Feuille1.E209">
            <calcext:condition calcext:apply-style-name="s0" calcext:value="=0" calcext:base-cell-address="Feuille1.E209"/>
            <calcext:condition calcext:apply-style-name="s1" calcext:value="=1" calcext:base-cell-address="Feuille1.E209"/>
          </calcext:conditional-format>
          <calcext:conditional-format calcext:target-range-address="Feuille1.D209:Feuille1.D209">
            <calcext:condition calcext:apply-style-name="s0" calcext:value="=0" calcext:base-cell-address="Feuille1.D209"/>
            <calcext:condition calcext:apply-style-name="s1" calcext:value="=1" calcext:base-cell-address="Feuille1.D209"/>
          </calcext:conditional-format>
          <calcext:conditional-format calcext:target-range-address="Feuille1.D208:Feuille1.D208">
            <calcext:condition calcext:apply-style-name="s0" calcext:value="=0" calcext:base-cell-address="Feuille1.D208"/>
            <calcext:condition calcext:apply-style-name="s1" calcext:value="=1" calcext:base-cell-address="Feuille1.D208"/>
          </calcext:conditional-format>
          <calcext:conditional-format calcext:target-range-address="Feuille1.D210:Feuille1.D210">
            <calcext:condition calcext:apply-style-name="s0" calcext:value="=0" calcext:base-cell-address="Feuille1.D210"/>
            <calcext:condition calcext:apply-style-name="s1" calcext:value="=1" calcext:base-cell-address="Feuille1.D210"/>
          </calcext:conditional-format>
          <calcext:conditional-format calcext:target-range-address="Feuille1.O209:Feuille1.O209">
            <calcext:condition calcext:apply-style-name="s0" calcext:value="=0" calcext:base-cell-address="Feuille1.O209"/>
            <calcext:condition calcext:apply-style-name="s1" calcext:value="=1" calcext:base-cell-address="Feuille1.O209"/>
          </calcext:conditional-format>
          <calcext:conditional-format calcext:target-range-address="Feuille1.N209:Feuille1.N209">
            <calcext:condition calcext:apply-style-name="s0" calcext:value="=0" calcext:base-cell-address="Feuille1.N209"/>
            <calcext:condition calcext:apply-style-name="s1" calcext:value="=1" calcext:base-cell-address="Feuille1.N209"/>
          </calcext:conditional-format>
          <calcext:conditional-format calcext:target-range-address="Feuille1.M209:Feuille1.M209">
            <calcext:condition calcext:apply-style-name="s0" calcext:value="=0" calcext:base-cell-address="Feuille1.M209"/>
            <calcext:condition calcext:apply-style-name="s1" calcext:value="=1" calcext:base-cell-address="Feuille1.M209"/>
          </calcext:conditional-format>
          <calcext:conditional-format calcext:target-range-address="Feuille1.L209:Feuille1.L209">
            <calcext:condition calcext:apply-style-name="s0" calcext:value="=0" calcext:base-cell-address="Feuille1.L209"/>
            <calcext:condition calcext:apply-style-name="s1" calcext:value="=1" calcext:base-cell-address="Feuille1.L209"/>
          </calcext:conditional-format>
          <calcext:conditional-format calcext:target-range-address="Feuille1.H209:Feuille1.H210">
            <calcext:condition calcext:apply-style-name="s0" calcext:value="=0" calcext:base-cell-address="Feuille1.H209"/>
            <calcext:condition calcext:apply-style-name="s1" calcext:value="=1" calcext:base-cell-address="Feuille1.H209"/>
            <calcext:condition calcext:apply-style-name="Default" calcext:value="formula-is(&quot;&quot;)" calcext:base-cell-address="Feuille1.H209"/>
          </calcext:conditional-format>
          <calcext:conditional-format calcext:target-range-address="Feuille1.K209:Feuille1.K209">
            <calcext:condition calcext:apply-style-name="s0" calcext:value="=0" calcext:base-cell-address="Feuille1.K209"/>
            <calcext:condition calcext:apply-style-name="s1" calcext:value="=1" calcext:base-cell-address="Feuille1.K209"/>
          </calcext:conditional-format>
          <calcext:conditional-format calcext:target-range-address="Feuille1.K210:Feuille1.K210">
            <calcext:condition calcext:apply-style-name="s0" calcext:value="=0" calcext:base-cell-address="Feuille1.K210"/>
            <calcext:condition calcext:apply-style-name="s1" calcext:value="=1" calcext:base-cell-address="Feuille1.K210"/>
          </calcext:conditional-format>
          <calcext:conditional-format calcext:target-range-address="Feuille1.J209:Feuille1.J209">
            <calcext:condition calcext:apply-style-name="s0" calcext:value="=0" calcext:base-cell-address="Feuille1.J209"/>
            <calcext:condition calcext:apply-style-name="s1" calcext:value="=1" calcext:base-cell-address="Feuille1.J209"/>
          </calcext:conditional-format>
          <calcext:conditional-format calcext:target-range-address="Feuille1.J210:Feuille1.J210">
            <calcext:condition calcext:apply-style-name="s0" calcext:value="=0" calcext:base-cell-address="Feuille1.J210"/>
            <calcext:condition calcext:apply-style-name="s1" calcext:value="=1" calcext:base-cell-address="Feuille1.J210"/>
          </calcext:conditional-format>
          <calcext:conditional-format calcext:target-range-address="Feuille1.I209:Feuille1.I209">
            <calcext:condition calcext:apply-style-name="s0" calcext:value="=0" calcext:base-cell-address="Feuille1.I209"/>
            <calcext:condition calcext:apply-style-name="s1" calcext:value="=1" calcext:base-cell-address="Feuille1.I209"/>
          </calcext:conditional-format>
          <calcext:conditional-format calcext:target-range-address="Feuille1.I210:Feuille1.I210">
            <calcext:condition calcext:apply-style-name="s0" calcext:value="=0" calcext:base-cell-address="Feuille1.I210"/>
            <calcext:condition calcext:apply-style-name="s1" calcext:value="=1" calcext:base-cell-address="Feuille1.I210"/>
          </calcext:conditional-format>
          <calcext:conditional-format calcext:target-range-address="Feuille1.F205:Feuille1.F205">
            <calcext:condition calcext:apply-style-name="s0" calcext:value="=0" calcext:base-cell-address="Feuille1.F205"/>
            <calcext:condition calcext:apply-style-name="s1" calcext:value="=1" calcext:base-cell-address="Feuille1.F205"/>
          </calcext:conditional-format>
          <calcext:conditional-format calcext:target-range-address="Feuille1.E206:Feuille1.E206">
            <calcext:condition calcext:apply-style-name="s0" calcext:value="=0" calcext:base-cell-address="Feuille1.E206"/>
            <calcext:condition calcext:apply-style-name="s1" calcext:value="=1" calcext:base-cell-address="Feuille1.E206"/>
          </calcext:conditional-format>
          <calcext:conditional-format calcext:target-range-address="Feuille1.G204:Feuille1.G204">
            <calcext:condition calcext:apply-style-name="s0" calcext:value="=0" calcext:base-cell-address="Feuille1.G204"/>
            <calcext:condition calcext:apply-style-name="s1" calcext:value="=1" calcext:base-cell-address="Feuille1.G204"/>
          </calcext:conditional-format>
          <calcext:conditional-format calcext:target-range-address="Feuille1.D207:Feuille1.D207">
            <calcext:condition calcext:apply-style-name="s0" calcext:value="=0" calcext:base-cell-address="Feuille1.D207"/>
            <calcext:condition calcext:apply-style-name="s1" calcext:value="=1" calcext:base-cell-address="Feuille1.D207"/>
          </calcext:conditional-format>
          <calcext:conditional-format calcext:target-range-address="Feuille1.F210:Feuille1.F210">
            <calcext:condition calcext:apply-style-name="s0" calcext:value="=0" calcext:base-cell-address="Feuille1.F210"/>
            <calcext:condition calcext:apply-style-name="s1" calcext:value="=1" calcext:base-cell-address="Feuille1.F210"/>
            <calcext:condition calcext:apply-style-name="Default" calcext:value="formula-is(&quot;&quot;)" calcext:base-cell-address="Feuille1.F210"/>
          </calcext:conditional-format>
          <calcext:conditional-format calcext:target-range-address="Feuille1.F210:Feuille1.F210">
            <calcext:condition calcext:apply-style-name="s0" calcext:value="=0" calcext:base-cell-address="Feuille1.F210"/>
            <calcext:condition calcext:apply-style-name="s1" calcext:value="=1" calcext:base-cell-address="Feuille1.F210"/>
          </calcext:conditional-format>
          <calcext:conditional-format calcext:target-range-address="Feuille1.L204:Feuille1.L204">
            <calcext:condition calcext:apply-style-name="s0" calcext:value="=0" calcext:base-cell-address="Feuille1.L204"/>
            <calcext:condition calcext:apply-style-name="s1" calcext:value="=1" calcext:base-cell-address="Feuille1.L204"/>
            <calcext:condition calcext:apply-style-name="Default" calcext:value="formula-is(&quot;&quot;)" calcext:base-cell-address="Feuille1.L204"/>
          </calcext:conditional-format>
          <calcext:conditional-format calcext:target-range-address="Feuille1.L204:Feuille1.L204">
            <calcext:condition calcext:apply-style-name="s0" calcext:value="=0" calcext:base-cell-address="Feuille1.L204"/>
            <calcext:condition calcext:apply-style-name="s1" calcext:value="=1" calcext:base-cell-address="Feuille1.L204"/>
            <calcext:condition calcext:apply-style-name="Default" calcext:value="formula-is(&quot;&quot;)" calcext:base-cell-address="Feuille1.L204"/>
          </calcext:conditional-format>
          <calcext:conditional-format calcext:target-range-address="Feuille1.M205:Feuille1.M205">
            <calcext:condition calcext:apply-style-name="s0" calcext:value="=0" calcext:base-cell-address="Feuille1.M205"/>
            <calcext:condition calcext:apply-style-name="s1" calcext:value="=1" calcext:base-cell-address="Feuille1.M205"/>
            <calcext:condition calcext:apply-style-name="Default" calcext:value="formula-is(&quot;&quot;)" calcext:base-cell-address="Feuille1.M205"/>
          </calcext:conditional-format>
          <calcext:conditional-format calcext:target-range-address="Feuille1.M205:Feuille1.M205">
            <calcext:condition calcext:apply-style-name="s0" calcext:value="=0" calcext:base-cell-address="Feuille1.M205"/>
            <calcext:condition calcext:apply-style-name="s1" calcext:value="=1" calcext:base-cell-address="Feuille1.M205"/>
            <calcext:condition calcext:apply-style-name="Default" calcext:value="formula-is(&quot;&quot;)" calcext:base-cell-address="Feuille1.M205"/>
          </calcext:conditional-format>
          <calcext:conditional-format calcext:target-range-address="Feuille1.N206:Feuille1.N206">
            <calcext:condition calcext:apply-style-name="s0" calcext:value="=0" calcext:base-cell-address="Feuille1.N206"/>
            <calcext:condition calcext:apply-style-name="s1" calcext:value="=1" calcext:base-cell-address="Feuille1.N206"/>
            <calcext:condition calcext:apply-style-name="Default" calcext:value="formula-is(&quot;&quot;)" calcext:base-cell-address="Feuille1.N206"/>
          </calcext:conditional-format>
          <calcext:conditional-format calcext:target-range-address="Feuille1.N206:Feuille1.N206">
            <calcext:condition calcext:apply-style-name="s0" calcext:value="=0" calcext:base-cell-address="Feuille1.N206"/>
            <calcext:condition calcext:apply-style-name="s1" calcext:value="=1" calcext:base-cell-address="Feuille1.N206"/>
            <calcext:condition calcext:apply-style-name="Default" calcext:value="formula-is(&quot;&quot;)" calcext:base-cell-address="Feuille1.N206"/>
          </calcext:conditional-format>
          <calcext:conditional-format calcext:target-range-address="Feuille1.O207:Feuille1.O207">
            <calcext:condition calcext:apply-style-name="s0" calcext:value="=0" calcext:base-cell-address="Feuille1.O207"/>
            <calcext:condition calcext:apply-style-name="s1" calcext:value="=1" calcext:base-cell-address="Feuille1.O207"/>
            <calcext:condition calcext:apply-style-name="Default" calcext:value="formula-is(&quot;&quot;)" calcext:base-cell-address="Feuille1.O207"/>
          </calcext:conditional-format>
          <calcext:conditional-format calcext:target-range-address="Feuille1.O207:Feuille1.O207">
            <calcext:condition calcext:apply-style-name="s0" calcext:value="=0" calcext:base-cell-address="Feuille1.O207"/>
            <calcext:condition calcext:apply-style-name="s1" calcext:value="=1" calcext:base-cell-address="Feuille1.O207"/>
            <calcext:condition calcext:apply-style-name="Default" calcext:value="formula-is(&quot;&quot;)" calcext:base-cell-address="Feuille1.O207"/>
          </calcext:conditional-format>
          <calcext:conditional-format calcext:target-range-address="Feuille1.H208:Feuille1.H208">
            <calcext:condition calcext:apply-style-name="s0" calcext:value="=0" calcext:base-cell-address="Feuille1.H208"/>
            <calcext:condition calcext:apply-style-name="s1" calcext:value="=1" calcext:base-cell-address="Feuille1.H208"/>
            <calcext:condition calcext:apply-style-name="Default" calcext:value="formula-is(&quot;&quot;)" calcext:base-cell-address="Feuille1.H208"/>
          </calcext:conditional-format>
          <calcext:conditional-format calcext:target-range-address="Feuille1.K208:Feuille1.K208">
            <calcext:condition calcext:apply-style-name="s0" calcext:value="=0" calcext:base-cell-address="Feuille1.K208"/>
            <calcext:condition calcext:apply-style-name="s1" calcext:value="=1" calcext:base-cell-address="Feuille1.K208"/>
          </calcext:conditional-format>
          <calcext:conditional-format calcext:target-range-address="Feuille1.J208:Feuille1.J208">
            <calcext:condition calcext:apply-style-name="s0" calcext:value="=0" calcext:base-cell-address="Feuille1.J208"/>
            <calcext:condition calcext:apply-style-name="s1" calcext:value="=1" calcext:base-cell-address="Feuille1.J208"/>
          </calcext:conditional-format>
          <calcext:conditional-format calcext:target-range-address="Feuille1.I208:Feuille1.I208">
            <calcext:condition calcext:apply-style-name="s0" calcext:value="=0" calcext:base-cell-address="Feuille1.I208"/>
            <calcext:condition calcext:apply-style-name="s1" calcext:value="=1" calcext:base-cell-address="Feuille1.I208"/>
          </calcext:conditional-format>
          <calcext:conditional-format calcext:target-range-address="Feuille1.G209:Feuille1.G209">
            <calcext:condition calcext:apply-style-name="s0" calcext:value="=0" calcext:base-cell-address="Feuille1.G209"/>
            <calcext:condition calcext:apply-style-name="s1" calcext:value="=1" calcext:base-cell-address="Feuille1.G209"/>
            <calcext:condition calcext:apply-style-name="Default" calcext:value="formula-is(&quot;&quot;)" calcext:base-cell-address="Feuille1.G209"/>
          </calcext:conditional-format>
          <calcext:conditional-format calcext:target-range-address="Feuille1.G209:Feuille1.G209">
            <calcext:condition calcext:apply-style-name="s0" calcext:value="=0" calcext:base-cell-address="Feuille1.G209"/>
            <calcext:condition calcext:apply-style-name="s1" calcext:value="=1" calcext:base-cell-address="Feuille1.G209"/>
          </calcext:conditional-format>
          <calcext:conditional-format calcext:target-range-address="Feuille1.G208:Feuille1.G208">
            <calcext:condition calcext:apply-style-name="s0" calcext:value="=0" calcext:base-cell-address="Feuille1.G208"/>
            <calcext:condition calcext:apply-style-name="s1" calcext:value="=1" calcext:base-cell-address="Feuille1.G208"/>
          </calcext:conditional-format>
          <calcext:conditional-format calcext:target-range-address="Feuille1.G210:Feuille1.G210">
            <calcext:condition calcext:apply-style-name="s0" calcext:value="=0" calcext:base-cell-address="Feuille1.G210"/>
            <calcext:condition calcext:apply-style-name="s1" calcext:value="=1" calcext:base-cell-address="Feuille1.G210"/>
            <calcext:condition calcext:apply-style-name="Default" calcext:value="formula-is(&quot;&quot;)" calcext:base-cell-address="Feuille1.G210"/>
          </calcext:conditional-format>
          <calcext:conditional-format calcext:target-range-address="Feuille1.G210:Feuille1.G210">
            <calcext:condition calcext:apply-style-name="s0" calcext:value="=0" calcext:base-cell-address="Feuille1.G210"/>
            <calcext:condition calcext:apply-style-name="s1" calcext:value="=1" calcext:base-cell-address="Feuille1.G210"/>
          </calcext:conditional-format>
          <calcext:conditional-format calcext:target-range-address="Feuille1.E111:Feuille1.G111">
            <calcext:condition calcext:apply-style-name="s0" calcext:value="=0" calcext:base-cell-address="Feuille1.E111"/>
            <calcext:condition calcext:apply-style-name="s1" calcext:value="=1" calcext:base-cell-address="Feuille1.E111"/>
            <calcext:condition calcext:apply-style-name="Default" calcext:value="formula-is(&quot;&quot;)" calcext:base-cell-address="Feuille1.E111"/>
          </calcext:conditional-format>
          <calcext:conditional-format calcext:target-range-address="Feuille1.D111:Feuille1.D111">
            <calcext:condition calcext:apply-style-name="s0" calcext:value="=0" calcext:base-cell-address="Feuille1.D111"/>
            <calcext:condition calcext:apply-style-name="s1" calcext:value="=1" calcext:base-cell-address="Feuille1.D111"/>
            <calcext:condition calcext:apply-style-name="Default" calcext:value="formula-is(&quot;&quot;)" calcext:base-cell-address="Feuille1.D111"/>
          </calcext:conditional-format>
          <calcext:conditional-format calcext:target-range-address="Feuille1.E122:Feuille1.G122">
            <calcext:condition calcext:apply-style-name="s0" calcext:value="=0" calcext:base-cell-address="Feuille1.E122"/>
            <calcext:condition calcext:apply-style-name="s1" calcext:value="=1" calcext:base-cell-address="Feuille1.E122"/>
            <calcext:condition calcext:apply-style-name="Default" calcext:value="formula-is(&quot;&quot;)" calcext:base-cell-address="Feuille1.E122"/>
          </calcext:conditional-format>
          <calcext:conditional-format calcext:target-range-address="Feuille1.D122:Feuille1.D122">
            <calcext:condition calcext:apply-style-name="s0" calcext:value="=0" calcext:base-cell-address="Feuille1.D122"/>
            <calcext:condition calcext:apply-style-name="s1" calcext:value="=1" calcext:base-cell-address="Feuille1.D122"/>
            <calcext:condition calcext:apply-style-name="Default" calcext:value="formula-is(&quot;&quot;)" calcext:base-cell-address="Feuille1.D122"/>
          </calcext:conditional-format>
          <calcext:conditional-format calcext:target-range-address="Feuille1.E78:Feuille1.G78">
            <calcext:condition calcext:apply-style-name="s0" calcext:value="=0" calcext:base-cell-address="Feuille1.E78"/>
            <calcext:condition calcext:apply-style-name="s1" calcext:value="=1" calcext:base-cell-address="Feuille1.E78"/>
            <calcext:condition calcext:apply-style-name="Default" calcext:value="formula-is(&quot;&quot;)" calcext:base-cell-address="Feuille1.E78"/>
          </calcext:conditional-format>
          <calcext:conditional-format calcext:target-range-address="Feuille1.D78:Feuille1.D78">
            <calcext:condition calcext:apply-style-name="s0" calcext:value="=0" calcext:base-cell-address="Feuille1.D78"/>
            <calcext:condition calcext:apply-style-name="s1" calcext:value="=1" calcext:base-cell-address="Feuille1.D78"/>
            <calcext:condition calcext:apply-style-name="Default" calcext:value="formula-is(&quot;&quot;)" calcext:base-cell-address="Feuille1.D78"/>
          </calcext:conditional-format>
          <calcext:conditional-format calcext:target-range-address="Feuille1.M210:Feuille1.O210">
            <calcext:condition calcext:apply-style-name="s0" calcext:value="=0" calcext:base-cell-address="Feuille1.M210"/>
            <calcext:condition calcext:apply-style-name="s1" calcext:value="=1" calcext:base-cell-address="Feuille1.M210"/>
            <calcext:condition calcext:apply-style-name="Default" calcext:value="formula-is(&quot;&quot;)" calcext:base-cell-address="Feuille1.M210"/>
          </calcext:conditional-format>
          <calcext:conditional-format calcext:target-range-address="Feuille1.L210:Feuille1.L210">
            <calcext:condition calcext:apply-style-name="s0" calcext:value="=0" calcext:base-cell-address="Feuille1.L210"/>
            <calcext:condition calcext:apply-style-name="s1" calcext:value="=1" calcext:base-cell-address="Feuille1.L210"/>
            <calcext:condition calcext:apply-style-name="Default" calcext:value="formula-is(&quot;&quot;)" calcext:base-cell-address="Feuille1.L210"/>
          </calcext:conditional-format>
          <calcext:conditional-format calcext:target-range-address="Feuille1.B233:Feuille1.Q233">
            <calcext:condition calcext:apply-style-name="s0" calcext:value="=0" calcext:base-cell-address="Feuille1.B233"/>
            <calcext:condition calcext:apply-style-name="s1" calcext:value="=1" calcext:base-cell-address="Feuille1.B233"/>
            <calcext:condition calcext:apply-style-name="Default" calcext:value="formula-is(&quot;&quot;)" calcext:base-cell-address="Feuille1.B233"/>
          </calcext:conditional-format>
          <calcext:conditional-format calcext:target-range-address="Feuille1.B234:Feuille1.Q234">
            <calcext:condition calcext:apply-style-name="s0" calcext:value="=0" calcext:base-cell-address="Feuille1.B234"/>
            <calcext:condition calcext:apply-style-name="s1" calcext:value="=1" calcext:base-cell-address="Feuille1.B234"/>
            <calcext:condition calcext:apply-style-name="Default" calcext:value="formula-is(&quot;&quot;)" calcext:base-cell-address="Feuille1.B234"/>
          </calcext:conditional-format>
          <calcext:conditional-format calcext:target-range-address="Feuille1.Q218:Feuille1.Q218 Feuille1.H218:Feuille1.H218 Feuille1.B218:Feuille1.C218">
            <calcext:condition calcext:apply-style-name="s0" calcext:value="=0" calcext:base-cell-address="Feuille1.B218"/>
            <calcext:condition calcext:apply-style-name="s1" calcext:value="=1" calcext:base-cell-address="Feuille1.B218"/>
            <calcext:condition calcext:apply-style-name="Default" calcext:value="formula-is(&quot;&quot;)" calcext:base-cell-address="Feuille1.B218"/>
          </calcext:conditional-format>
          <calcext:conditional-format calcext:target-range-address="Feuille1.Q219:Feuille1.Q219 Feuille1.H219:Feuille1.H219 Feuille1.B219:Feuille1.C219">
            <calcext:condition calcext:apply-style-name="s0" calcext:value="=0" calcext:base-cell-address="Feuille1.B219"/>
            <calcext:condition calcext:apply-style-name="s1" calcext:value="=1" calcext:base-cell-address="Feuille1.B219"/>
            <calcext:condition calcext:apply-style-name="Default" calcext:value="formula-is(&quot;&quot;)" calcext:base-cell-address="Feuille1.B219"/>
          </calcext:conditional-format>
          <calcext:conditional-format calcext:target-range-address="Feuille1.Q220:Feuille1.Q220 Feuille1.H220:Feuille1.H220 Feuille1.B220:Feuille1.C220">
            <calcext:condition calcext:apply-style-name="s0" calcext:value="=0" calcext:base-cell-address="Feuille1.B220"/>
            <calcext:condition calcext:apply-style-name="s1" calcext:value="=1" calcext:base-cell-address="Feuille1.B220"/>
            <calcext:condition calcext:apply-style-name="Default" calcext:value="formula-is(&quot;&quot;)" calcext:base-cell-address="Feuille1.B220"/>
          </calcext:conditional-format>
          <calcext:conditional-format calcext:target-range-address="Feuille1.P221:Feuille1.Q221 Feuille1.B221:Feuille1.C221 Feuille1.H221:Feuille1.K221">
            <calcext:condition calcext:apply-style-name="s0" calcext:value="=0" calcext:base-cell-address="Feuille1.B221"/>
            <calcext:condition calcext:apply-style-name="s1" calcext:value="=1" calcext:base-cell-address="Feuille1.B221"/>
            <calcext:condition calcext:apply-style-name="Default" calcext:value="formula-is(&quot;&quot;)" calcext:base-cell-address="Feuille1.B221"/>
          </calcext:conditional-format>
          <calcext:conditional-format calcext:target-range-address="Feuille1.P222:Feuille1.Q222 Feuille1.B222:Feuille1.C222 Feuille1.H222:Feuille1.K222">
            <calcext:condition calcext:apply-style-name="s0" calcext:value="=0" calcext:base-cell-address="Feuille1.B222"/>
            <calcext:condition calcext:apply-style-name="s1" calcext:value="=1" calcext:base-cell-address="Feuille1.B222"/>
            <calcext:condition calcext:apply-style-name="Default" calcext:value="formula-is(&quot;&quot;)" calcext:base-cell-address="Feuille1.B222"/>
          </calcext:conditional-format>
          <calcext:conditional-format calcext:target-range-address="Feuille1.P223:Feuille1.Q223 Feuille1.B223:Feuille1.C223">
            <calcext:condition calcext:apply-style-name="s0" calcext:value="=0" calcext:base-cell-address="Feuille1.B223"/>
            <calcext:condition calcext:apply-style-name="s1" calcext:value="=1" calcext:base-cell-address="Feuille1.B223"/>
            <calcext:condition calcext:apply-style-name="Default" calcext:value="formula-is(&quot;&quot;)" calcext:base-cell-address="Feuille1.B223"/>
          </calcext:conditional-format>
          <calcext:conditional-format calcext:target-range-address="Feuille1.P224:Feuille1.Q224 Feuille1.B224:Feuille1.C224">
            <calcext:condition calcext:apply-style-name="s0" calcext:value="=0" calcext:base-cell-address="Feuille1.B224"/>
            <calcext:condition calcext:apply-style-name="s1" calcext:value="=1" calcext:base-cell-address="Feuille1.B224"/>
            <calcext:condition calcext:apply-style-name="Default" calcext:value="formula-is(&quot;&quot;)" calcext:base-cell-address="Feuille1.B224"/>
          </calcext:conditional-format>
          <calcext:conditional-format calcext:target-range-address="Feuille1.O225:Feuille1.Q225 Feuille1.B225:Feuille1.C225">
            <calcext:condition calcext:apply-style-name="s0" calcext:value="=0" calcext:base-cell-address="Feuille1.B225"/>
            <calcext:condition calcext:apply-style-name="s1" calcext:value="=1" calcext:base-cell-address="Feuille1.B225"/>
            <calcext:condition calcext:apply-style-name="Default" calcext:value="formula-is(&quot;&quot;)" calcext:base-cell-address="Feuille1.B225"/>
          </calcext:conditional-format>
          <calcext:conditional-format calcext:target-range-address="Feuille1.N226:Feuille1.Q226 Feuille1.B226:Feuille1.E226">
            <calcext:condition calcext:apply-style-name="s0" calcext:value="=0" calcext:base-cell-address="Feuille1.B226"/>
            <calcext:condition calcext:apply-style-name="s1" calcext:value="=1" calcext:base-cell-address="Feuille1.B226"/>
            <calcext:condition calcext:apply-style-name="Default" calcext:value="formula-is(&quot;&quot;)" calcext:base-cell-address="Feuille1.B226"/>
          </calcext:conditional-format>
          <calcext:conditional-format calcext:target-range-address="Feuille1.M227:Feuille1.Q227 Feuille1.B227:Feuille1.F227">
            <calcext:condition calcext:apply-style-name="s0" calcext:value="=0" calcext:base-cell-address="Feuille1.B227"/>
            <calcext:condition calcext:apply-style-name="s1" calcext:value="=1" calcext:base-cell-address="Feuille1.B227"/>
            <calcext:condition calcext:apply-style-name="Default" calcext:value="formula-is(&quot;&quot;)" calcext:base-cell-address="Feuille1.B227"/>
          </calcext:conditional-format>
          <calcext:conditional-format calcext:target-range-address="Feuille1.B228:Feuille1.Q228">
            <calcext:condition calcext:apply-style-name="s0" calcext:value="=0" calcext:base-cell-address="Feuille1.B228"/>
            <calcext:condition calcext:apply-style-name="s1" calcext:value="=1" calcext:base-cell-address="Feuille1.B228"/>
            <calcext:condition calcext:apply-style-name="Default" calcext:value="formula-is(&quot;&quot;)" calcext:base-cell-address="Feuille1.B228"/>
          </calcext:conditional-format>
          <calcext:conditional-format calcext:target-range-address="Feuille1.B229:Feuille1.Q229">
            <calcext:condition calcext:apply-style-name="s0" calcext:value="=0" calcext:base-cell-address="Feuille1.B229"/>
            <calcext:condition calcext:apply-style-name="s1" calcext:value="=1" calcext:base-cell-address="Feuille1.B229"/>
            <calcext:condition calcext:apply-style-name="Default" calcext:value="formula-is(&quot;&quot;)" calcext:base-cell-address="Feuille1.B229"/>
          </calcext:conditional-format>
          <calcext:conditional-format calcext:target-range-address="Feuille1.B230:Feuille1.Q230">
            <calcext:condition calcext:apply-style-name="s0" calcext:value="=0" calcext:base-cell-address="Feuille1.B230"/>
            <calcext:condition calcext:apply-style-name="s1" calcext:value="=1" calcext:base-cell-address="Feuille1.B230"/>
            <calcext:condition calcext:apply-style-name="Default" calcext:value="formula-is(&quot;&quot;)" calcext:base-cell-address="Feuille1.B230"/>
          </calcext:conditional-format>
          <calcext:conditional-format calcext:target-range-address="Feuille1.B231:Feuille1.Q231">
            <calcext:condition calcext:apply-style-name="s0" calcext:value="=0" calcext:base-cell-address="Feuille1.B231"/>
            <calcext:condition calcext:apply-style-name="s1" calcext:value="=1" calcext:base-cell-address="Feuille1.B231"/>
            <calcext:condition calcext:apply-style-name="Default" calcext:value="formula-is(&quot;&quot;)" calcext:base-cell-address="Feuille1.B231"/>
          </calcext:conditional-format>
          <calcext:conditional-format calcext:target-range-address="Feuille1.D225:Feuille1.D225">
            <calcext:condition calcext:apply-style-name="s0" calcext:value="=0" calcext:base-cell-address="Feuille1.D225"/>
            <calcext:condition calcext:apply-style-name="s1" calcext:value="=1" calcext:base-cell-address="Feuille1.D225"/>
          </calcext:conditional-format>
          <calcext:conditional-format calcext:target-range-address="Feuille1.D223:Feuille1.D223">
            <calcext:condition calcext:apply-style-name="s0" calcext:value="=0" calcext:base-cell-address="Feuille1.D223"/>
            <calcext:condition calcext:apply-style-name="s1" calcext:value="=1" calcext:base-cell-address="Feuille1.D223"/>
          </calcext:conditional-format>
          <calcext:conditional-format calcext:target-range-address="Feuille1.D224:Feuille1.D224">
            <calcext:condition calcext:apply-style-name="s0" calcext:value="=0" calcext:base-cell-address="Feuille1.D224"/>
            <calcext:condition calcext:apply-style-name="s1" calcext:value="=1" calcext:base-cell-address="Feuille1.D224"/>
          </calcext:conditional-format>
          <calcext:conditional-format calcext:target-range-address="Feuille1.E225:Feuille1.E225">
            <calcext:condition calcext:apply-style-name="s0" calcext:value="=0" calcext:base-cell-address="Feuille1.E225"/>
            <calcext:condition calcext:apply-style-name="s1" calcext:value="=1" calcext:base-cell-address="Feuille1.E225"/>
            <calcext:condition calcext:apply-style-name="Default" calcext:value="formula-is(&quot;&quot;)" calcext:base-cell-address="Feuille1.E225"/>
          </calcext:conditional-format>
          <calcext:conditional-format calcext:target-range-address="Feuille1.E223:Feuille1.E223">
            <calcext:condition calcext:apply-style-name="s0" calcext:value="=0" calcext:base-cell-address="Feuille1.E223"/>
            <calcext:condition calcext:apply-style-name="s1" calcext:value="=1" calcext:base-cell-address="Feuille1.E223"/>
          </calcext:conditional-format>
          <calcext:conditional-format calcext:target-range-address="Feuille1.E225:Feuille1.E225">
            <calcext:condition calcext:apply-style-name="s0" calcext:value="=0" calcext:base-cell-address="Feuille1.E225"/>
            <calcext:condition calcext:apply-style-name="s1" calcext:value="=1" calcext:base-cell-address="Feuille1.E225"/>
          </calcext:conditional-format>
          <calcext:conditional-format calcext:target-range-address="Feuille1.E224:Feuille1.E224">
            <calcext:condition calcext:apply-style-name="s0" calcext:value="=0" calcext:base-cell-address="Feuille1.E224"/>
            <calcext:condition calcext:apply-style-name="s1" calcext:value="=1" calcext:base-cell-address="Feuille1.E224"/>
          </calcext:conditional-format>
          <calcext:conditional-format calcext:target-range-address="Feuille1.F225:Feuille1.F225">
            <calcext:condition calcext:apply-style-name="s0" calcext:value="=0" calcext:base-cell-address="Feuille1.F225"/>
            <calcext:condition calcext:apply-style-name="s1" calcext:value="=1" calcext:base-cell-address="Feuille1.F225"/>
            <calcext:condition calcext:apply-style-name="Default" calcext:value="formula-is(&quot;&quot;)" calcext:base-cell-address="Feuille1.F225"/>
          </calcext:conditional-format>
          <calcext:conditional-format calcext:target-range-address="Feuille1.F223:Feuille1.F223">
            <calcext:condition calcext:apply-style-name="s0" calcext:value="=0" calcext:base-cell-address="Feuille1.F223"/>
            <calcext:condition calcext:apply-style-name="s1" calcext:value="=1" calcext:base-cell-address="Feuille1.F223"/>
          </calcext:conditional-format>
          <calcext:conditional-format calcext:target-range-address="Feuille1.F225:Feuille1.F225">
            <calcext:condition calcext:apply-style-name="s0" calcext:value="=0" calcext:base-cell-address="Feuille1.F225"/>
            <calcext:condition calcext:apply-style-name="s1" calcext:value="=1" calcext:base-cell-address="Feuille1.F225"/>
          </calcext:conditional-format>
          <calcext:conditional-format calcext:target-range-address="Feuille1.F224:Feuille1.F224">
            <calcext:condition calcext:apply-style-name="s0" calcext:value="=0" calcext:base-cell-address="Feuille1.F224"/>
            <calcext:condition calcext:apply-style-name="s1" calcext:value="=1" calcext:base-cell-address="Feuille1.F224"/>
          </calcext:conditional-format>
          <calcext:conditional-format calcext:target-range-address="Feuille1.F226:Feuille1.F226">
            <calcext:condition calcext:apply-style-name="s0" calcext:value="=0" calcext:base-cell-address="Feuille1.F226"/>
            <calcext:condition calcext:apply-style-name="s1" calcext:value="=1" calcext:base-cell-address="Feuille1.F226"/>
            <calcext:condition calcext:apply-style-name="Default" calcext:value="formula-is(&quot;&quot;)" calcext:base-cell-address="Feuille1.F226"/>
          </calcext:conditional-format>
          <calcext:conditional-format calcext:target-range-address="Feuille1.F226:Feuille1.F226">
            <calcext:condition calcext:apply-style-name="s0" calcext:value="=0" calcext:base-cell-address="Feuille1.F226"/>
            <calcext:condition calcext:apply-style-name="s1" calcext:value="=1" calcext:base-cell-address="Feuille1.F226"/>
          </calcext:conditional-format>
          <calcext:conditional-format calcext:target-range-address="Feuille1.G226:Feuille1.G227">
            <calcext:condition calcext:apply-style-name="s0" calcext:value="=0" calcext:base-cell-address="Feuille1.G226"/>
            <calcext:condition calcext:apply-style-name="s1" calcext:value="=1" calcext:base-cell-address="Feuille1.G226"/>
            <calcext:condition calcext:apply-style-name="Default" calcext:value="formula-is(&quot;&quot;)" calcext:base-cell-address="Feuille1.G226"/>
          </calcext:conditional-format>
          <calcext:conditional-format calcext:target-range-address="Feuille1.G223:Feuille1.G223">
            <calcext:condition calcext:apply-style-name="s0" calcext:value="=0" calcext:base-cell-address="Feuille1.G223"/>
            <calcext:condition calcext:apply-style-name="s1" calcext:value="=1" calcext:base-cell-address="Feuille1.G223"/>
          </calcext:conditional-format>
          <calcext:conditional-format calcext:target-range-address="Feuille1.G224:Feuille1.G224">
            <calcext:condition calcext:apply-style-name="s0" calcext:value="=0" calcext:base-cell-address="Feuille1.G224"/>
            <calcext:condition calcext:apply-style-name="s1" calcext:value="=1" calcext:base-cell-address="Feuille1.G224"/>
          </calcext:conditional-format>
          <calcext:conditional-format calcext:target-range-address="Feuille1.G226:Feuille1.G226">
            <calcext:condition calcext:apply-style-name="s0" calcext:value="=0" calcext:base-cell-address="Feuille1.G226"/>
            <calcext:condition calcext:apply-style-name="s1" calcext:value="=1" calcext:base-cell-address="Feuille1.G226"/>
            <calcext:condition calcext:apply-style-name="Default" calcext:value="formula-is(&quot;&quot;)" calcext:base-cell-address="Feuille1.G226"/>
          </calcext:conditional-format>
          <calcext:conditional-format calcext:target-range-address="Feuille1.G226:Feuille1.G226">
            <calcext:condition calcext:apply-style-name="s0" calcext:value="=0" calcext:base-cell-address="Feuille1.G226"/>
            <calcext:condition calcext:apply-style-name="s1" calcext:value="=1" calcext:base-cell-address="Feuille1.G226"/>
          </calcext:conditional-format>
          <calcext:conditional-format calcext:target-range-address="Feuille1.G225:Feuille1.G225">
            <calcext:condition calcext:apply-style-name="s0" calcext:value="=0" calcext:base-cell-address="Feuille1.G225"/>
            <calcext:condition calcext:apply-style-name="s1" calcext:value="=1" calcext:base-cell-address="Feuille1.G225"/>
          </calcext:conditional-format>
          <calcext:conditional-format calcext:target-range-address="Feuille1.G227:Feuille1.G227">
            <calcext:condition calcext:apply-style-name="s0" calcext:value="=0" calcext:base-cell-address="Feuille1.G227"/>
            <calcext:condition calcext:apply-style-name="s1" calcext:value="=1" calcext:base-cell-address="Feuille1.G227"/>
            <calcext:condition calcext:apply-style-name="Default" calcext:value="formula-is(&quot;&quot;)" calcext:base-cell-address="Feuille1.G227"/>
          </calcext:conditional-format>
          <calcext:conditional-format calcext:target-range-address="Feuille1.G227:Feuille1.G227">
            <calcext:condition calcext:apply-style-name="s0" calcext:value="=0" calcext:base-cell-address="Feuille1.G227"/>
            <calcext:condition calcext:apply-style-name="s1" calcext:value="=1" calcext:base-cell-address="Feuille1.G227"/>
          </calcext:conditional-format>
          <calcext:conditional-format calcext:target-range-address="Feuille1.H223:Feuille1.K223">
            <calcext:condition calcext:apply-style-name="s0" calcext:value="=0" calcext:base-cell-address="Feuille1.H223"/>
            <calcext:condition calcext:apply-style-name="s1" calcext:value="=1" calcext:base-cell-address="Feuille1.H223"/>
            <calcext:condition calcext:apply-style-name="Default" calcext:value="formula-is(&quot;&quot;)" calcext:base-cell-address="Feuille1.H223"/>
          </calcext:conditional-format>
          <calcext:conditional-format calcext:target-range-address="Feuille1.K226:Feuille1.K226">
            <calcext:condition calcext:apply-style-name="s0" calcext:value="=0" calcext:base-cell-address="Feuille1.K226"/>
            <calcext:condition calcext:apply-style-name="s1" calcext:value="=1" calcext:base-cell-address="Feuille1.K226"/>
          </calcext:conditional-format>
          <calcext:conditional-format calcext:target-range-address="Feuille1.J226:Feuille1.J226">
            <calcext:condition calcext:apply-style-name="s0" calcext:value="=0" calcext:base-cell-address="Feuille1.J226"/>
            <calcext:condition calcext:apply-style-name="s1" calcext:value="=1" calcext:base-cell-address="Feuille1.J226"/>
          </calcext:conditional-format>
          <calcext:conditional-format calcext:target-range-address="Feuille1.K227:Feuille1.K227">
            <calcext:condition calcext:apply-style-name="s0" calcext:value="=0" calcext:base-cell-address="Feuille1.K227"/>
            <calcext:condition calcext:apply-style-name="s1" calcext:value="=1" calcext:base-cell-address="Feuille1.K227"/>
          </calcext:conditional-format>
          <calcext:conditional-format calcext:target-range-address="Feuille1.J227:Feuille1.J227">
            <calcext:condition calcext:apply-style-name="s0" calcext:value="=0" calcext:base-cell-address="Feuille1.J227"/>
            <calcext:condition calcext:apply-style-name="s1" calcext:value="=1" calcext:base-cell-address="Feuille1.J227"/>
          </calcext:conditional-format>
          <calcext:conditional-format calcext:target-range-address="Feuille1.I225:Feuille1.I225">
            <calcext:condition calcext:apply-style-name="s0" calcext:value="=0" calcext:base-cell-address="Feuille1.I225"/>
            <calcext:condition calcext:apply-style-name="s1" calcext:value="=1" calcext:base-cell-address="Feuille1.I225"/>
          </calcext:conditional-format>
          <calcext:conditional-format calcext:target-range-address="Feuille1.J225:Feuille1.J225">
            <calcext:condition calcext:apply-style-name="s0" calcext:value="=0" calcext:base-cell-address="Feuille1.J225"/>
            <calcext:condition calcext:apply-style-name="s1" calcext:value="=1" calcext:base-cell-address="Feuille1.J225"/>
          </calcext:conditional-format>
          <calcext:conditional-format calcext:target-range-address="Feuille1.I224:Feuille1.I224">
            <calcext:condition calcext:apply-style-name="s0" calcext:value="=0" calcext:base-cell-address="Feuille1.I224"/>
            <calcext:condition calcext:apply-style-name="s1" calcext:value="=1" calcext:base-cell-address="Feuille1.I224"/>
          </calcext:conditional-format>
          <calcext:conditional-format calcext:target-range-address="Feuille1.I226:Feuille1.I226">
            <calcext:condition calcext:apply-style-name="s0" calcext:value="=0" calcext:base-cell-address="Feuille1.I226"/>
            <calcext:condition calcext:apply-style-name="s1" calcext:value="=1" calcext:base-cell-address="Feuille1.I226"/>
          </calcext:conditional-format>
          <calcext:conditional-format calcext:target-range-address="Feuille1.I227:Feuille1.I227">
            <calcext:condition calcext:apply-style-name="s0" calcext:value="=0" calcext:base-cell-address="Feuille1.I227"/>
            <calcext:condition calcext:apply-style-name="s1" calcext:value="=1" calcext:base-cell-address="Feuille1.I227"/>
          </calcext:conditional-format>
          <calcext:conditional-format calcext:target-range-address="Feuille1.H224:Feuille1.H224">
            <calcext:condition calcext:apply-style-name="s0" calcext:value="=0" calcext:base-cell-address="Feuille1.H224"/>
            <calcext:condition calcext:apply-style-name="s1" calcext:value="=1" calcext:base-cell-address="Feuille1.H224"/>
          </calcext:conditional-format>
          <calcext:conditional-format calcext:target-range-address="Feuille1.H225:Feuille1.H225">
            <calcext:condition calcext:apply-style-name="s0" calcext:value="=0" calcext:base-cell-address="Feuille1.H225"/>
            <calcext:condition calcext:apply-style-name="s1" calcext:value="=1" calcext:base-cell-address="Feuille1.H225"/>
          </calcext:conditional-format>
          <calcext:conditional-format calcext:target-range-address="Feuille1.H226:Feuille1.H226">
            <calcext:condition calcext:apply-style-name="s0" calcext:value="=0" calcext:base-cell-address="Feuille1.H226"/>
            <calcext:condition calcext:apply-style-name="s1" calcext:value="=1" calcext:base-cell-address="Feuille1.H226"/>
          </calcext:conditional-format>
          <calcext:conditional-format calcext:target-range-address="Feuille1.J224:Feuille1.J224">
            <calcext:condition calcext:apply-style-name="s0" calcext:value="=0" calcext:base-cell-address="Feuille1.J224"/>
            <calcext:condition calcext:apply-style-name="s1" calcext:value="=1" calcext:base-cell-address="Feuille1.J224"/>
          </calcext:conditional-format>
          <calcext:conditional-format calcext:target-range-address="Feuille1.K224:Feuille1.K224">
            <calcext:condition calcext:apply-style-name="s0" calcext:value="=0" calcext:base-cell-address="Feuille1.K224"/>
            <calcext:condition calcext:apply-style-name="s1" calcext:value="=1" calcext:base-cell-address="Feuille1.K224"/>
          </calcext:conditional-format>
          <calcext:conditional-format calcext:target-range-address="Feuille1.K225:Feuille1.K225">
            <calcext:condition calcext:apply-style-name="s0" calcext:value="=0" calcext:base-cell-address="Feuille1.K225"/>
            <calcext:condition calcext:apply-style-name="s1" calcext:value="=1" calcext:base-cell-address="Feuille1.K225"/>
          </calcext:conditional-format>
          <calcext:conditional-format calcext:target-range-address="Feuille1.H227:Feuille1.H227">
            <calcext:condition calcext:apply-style-name="s0" calcext:value="=0" calcext:base-cell-address="Feuille1.H227"/>
            <calcext:condition calcext:apply-style-name="s1" calcext:value="=1" calcext:base-cell-address="Feuille1.H227"/>
          </calcext:conditional-format>
          <calcext:conditional-format calcext:target-range-address="Feuille1.L226:Feuille1.L227">
            <calcext:condition calcext:apply-style-name="s0" calcext:value="=0" calcext:base-cell-address="Feuille1.L226"/>
            <calcext:condition calcext:apply-style-name="s1" calcext:value="=1" calcext:base-cell-address="Feuille1.L226"/>
            <calcext:condition calcext:apply-style-name="Default" calcext:value="formula-is(&quot;&quot;)" calcext:base-cell-address="Feuille1.L226"/>
          </calcext:conditional-format>
          <calcext:conditional-format calcext:target-range-address="Feuille1.L223:Feuille1.L223">
            <calcext:condition calcext:apply-style-name="s0" calcext:value="=0" calcext:base-cell-address="Feuille1.L223"/>
            <calcext:condition calcext:apply-style-name="s1" calcext:value="=1" calcext:base-cell-address="Feuille1.L223"/>
          </calcext:conditional-format>
          <calcext:conditional-format calcext:target-range-address="Feuille1.L222:Feuille1.L222">
            <calcext:condition calcext:apply-style-name="s0" calcext:value="=0" calcext:base-cell-address="Feuille1.L222"/>
            <calcext:condition calcext:apply-style-name="s1" calcext:value="=1" calcext:base-cell-address="Feuille1.L222"/>
          </calcext:conditional-format>
          <calcext:conditional-format calcext:target-range-address="Feuille1.L224:Feuille1.L224">
            <calcext:condition calcext:apply-style-name="s0" calcext:value="=0" calcext:base-cell-address="Feuille1.L224"/>
            <calcext:condition calcext:apply-style-name="s1" calcext:value="=1" calcext:base-cell-address="Feuille1.L224"/>
          </calcext:conditional-format>
          <calcext:conditional-format calcext:target-range-address="Feuille1.L221:Feuille1.L221">
            <calcext:condition calcext:apply-style-name="s0" calcext:value="=0" calcext:base-cell-address="Feuille1.L221"/>
            <calcext:condition calcext:apply-style-name="s1" calcext:value="=1" calcext:base-cell-address="Feuille1.L221"/>
          </calcext:conditional-format>
          <calcext:conditional-format calcext:target-range-address="Feuille1.L226:Feuille1.L226">
            <calcext:condition calcext:apply-style-name="s0" calcext:value="=0" calcext:base-cell-address="Feuille1.L226"/>
            <calcext:condition calcext:apply-style-name="s1" calcext:value="=1" calcext:base-cell-address="Feuille1.L226"/>
            <calcext:condition calcext:apply-style-name="Default" calcext:value="formula-is(&quot;&quot;)" calcext:base-cell-address="Feuille1.L226"/>
          </calcext:conditional-format>
          <calcext:conditional-format calcext:target-range-address="Feuille1.L226:Feuille1.L226">
            <calcext:condition calcext:apply-style-name="s0" calcext:value="=0" calcext:base-cell-address="Feuille1.L226"/>
            <calcext:condition calcext:apply-style-name="s1" calcext:value="=1" calcext:base-cell-address="Feuille1.L226"/>
          </calcext:conditional-format>
          <calcext:conditional-format calcext:target-range-address="Feuille1.L225:Feuille1.L225">
            <calcext:condition calcext:apply-style-name="s0" calcext:value="=0" calcext:base-cell-address="Feuille1.L225"/>
            <calcext:condition calcext:apply-style-name="s1" calcext:value="=1" calcext:base-cell-address="Feuille1.L225"/>
          </calcext:conditional-format>
          <calcext:conditional-format calcext:target-range-address="Feuille1.L227:Feuille1.L227">
            <calcext:condition calcext:apply-style-name="s0" calcext:value="=0" calcext:base-cell-address="Feuille1.L227"/>
            <calcext:condition calcext:apply-style-name="s1" calcext:value="=1" calcext:base-cell-address="Feuille1.L227"/>
            <calcext:condition calcext:apply-style-name="Default" calcext:value="formula-is(&quot;&quot;)" calcext:base-cell-address="Feuille1.L227"/>
          </calcext:conditional-format>
          <calcext:conditional-format calcext:target-range-address="Feuille1.L227:Feuille1.L227">
            <calcext:condition calcext:apply-style-name="s0" calcext:value="=0" calcext:base-cell-address="Feuille1.L227"/>
            <calcext:condition calcext:apply-style-name="s1" calcext:value="=1" calcext:base-cell-address="Feuille1.L227"/>
          </calcext:conditional-format>
          <calcext:conditional-format calcext:target-range-address="Feuille1.M225:Feuille1.M225">
            <calcext:condition calcext:apply-style-name="s0" calcext:value="=0" calcext:base-cell-address="Feuille1.M225"/>
            <calcext:condition calcext:apply-style-name="s1" calcext:value="=1" calcext:base-cell-address="Feuille1.M225"/>
            <calcext:condition calcext:apply-style-name="Default" calcext:value="formula-is(&quot;&quot;)" calcext:base-cell-address="Feuille1.M225"/>
          </calcext:conditional-format>
          <calcext:conditional-format calcext:target-range-address="Feuille1.M223:Feuille1.M223">
            <calcext:condition calcext:apply-style-name="s0" calcext:value="=0" calcext:base-cell-address="Feuille1.M223"/>
            <calcext:condition calcext:apply-style-name="s1" calcext:value="=1" calcext:base-cell-address="Feuille1.M223"/>
          </calcext:conditional-format>
          <calcext:conditional-format calcext:target-range-address="Feuille1.M222:Feuille1.M222">
            <calcext:condition calcext:apply-style-name="s0" calcext:value="=0" calcext:base-cell-address="Feuille1.M222"/>
            <calcext:condition calcext:apply-style-name="s1" calcext:value="=1" calcext:base-cell-address="Feuille1.M222"/>
          </calcext:conditional-format>
          <calcext:conditional-format calcext:target-range-address="Feuille1.M225:Feuille1.M225">
            <calcext:condition calcext:apply-style-name="s0" calcext:value="=0" calcext:base-cell-address="Feuille1.M225"/>
            <calcext:condition calcext:apply-style-name="s1" calcext:value="=1" calcext:base-cell-address="Feuille1.M225"/>
          </calcext:conditional-format>
          <calcext:conditional-format calcext:target-range-address="Feuille1.M224:Feuille1.M224">
            <calcext:condition calcext:apply-style-name="s0" calcext:value="=0" calcext:base-cell-address="Feuille1.M224"/>
            <calcext:condition calcext:apply-style-name="s1" calcext:value="=1" calcext:base-cell-address="Feuille1.M224"/>
          </calcext:conditional-format>
          <calcext:conditional-format calcext:target-range-address="Feuille1.M221:Feuille1.M221">
            <calcext:condition calcext:apply-style-name="s0" calcext:value="=0" calcext:base-cell-address="Feuille1.M221"/>
            <calcext:condition calcext:apply-style-name="s1" calcext:value="=1" calcext:base-cell-address="Feuille1.M221"/>
          </calcext:conditional-format>
          <calcext:conditional-format calcext:target-range-address="Feuille1.M226:Feuille1.M226">
            <calcext:condition calcext:apply-style-name="s0" calcext:value="=0" calcext:base-cell-address="Feuille1.M226"/>
            <calcext:condition calcext:apply-style-name="s1" calcext:value="=1" calcext:base-cell-address="Feuille1.M226"/>
            <calcext:condition calcext:apply-style-name="Default" calcext:value="formula-is(&quot;&quot;)" calcext:base-cell-address="Feuille1.M226"/>
          </calcext:conditional-format>
          <calcext:conditional-format calcext:target-range-address="Feuille1.M226:Feuille1.M226">
            <calcext:condition calcext:apply-style-name="s0" calcext:value="=0" calcext:base-cell-address="Feuille1.M226"/>
            <calcext:condition calcext:apply-style-name="s1" calcext:value="=1" calcext:base-cell-address="Feuille1.M226"/>
          </calcext:conditional-format>
          <calcext:conditional-format calcext:target-range-address="Feuille1.N225:Feuille1.N225">
            <calcext:condition calcext:apply-style-name="s0" calcext:value="=0" calcext:base-cell-address="Feuille1.N225"/>
            <calcext:condition calcext:apply-style-name="s1" calcext:value="=1" calcext:base-cell-address="Feuille1.N225"/>
            <calcext:condition calcext:apply-style-name="Default" calcext:value="formula-is(&quot;&quot;)" calcext:base-cell-address="Feuille1.N225"/>
          </calcext:conditional-format>
          <calcext:conditional-format calcext:target-range-address="Feuille1.N223:Feuille1.N223">
            <calcext:condition calcext:apply-style-name="s0" calcext:value="=0" calcext:base-cell-address="Feuille1.N223"/>
            <calcext:condition calcext:apply-style-name="s1" calcext:value="=1" calcext:base-cell-address="Feuille1.N223"/>
          </calcext:conditional-format>
          <calcext:conditional-format calcext:target-range-address="Feuille1.N222:Feuille1.N222">
            <calcext:condition calcext:apply-style-name="s0" calcext:value="=0" calcext:base-cell-address="Feuille1.N222"/>
            <calcext:condition calcext:apply-style-name="s1" calcext:value="=1" calcext:base-cell-address="Feuille1.N222"/>
          </calcext:conditional-format>
          <calcext:conditional-format calcext:target-range-address="Feuille1.N225:Feuille1.N225">
            <calcext:condition calcext:apply-style-name="s0" calcext:value="=0" calcext:base-cell-address="Feuille1.N225"/>
            <calcext:condition calcext:apply-style-name="s1" calcext:value="=1" calcext:base-cell-address="Feuille1.N225"/>
          </calcext:conditional-format>
          <calcext:conditional-format calcext:target-range-address="Feuille1.N224:Feuille1.N224">
            <calcext:condition calcext:apply-style-name="s0" calcext:value="=0" calcext:base-cell-address="Feuille1.N224"/>
            <calcext:condition calcext:apply-style-name="s1" calcext:value="=1" calcext:base-cell-address="Feuille1.N224"/>
          </calcext:conditional-format>
          <calcext:conditional-format calcext:target-range-address="Feuille1.N221:Feuille1.N221">
            <calcext:condition calcext:apply-style-name="s0" calcext:value="=0" calcext:base-cell-address="Feuille1.N221"/>
            <calcext:condition calcext:apply-style-name="s1" calcext:value="=1" calcext:base-cell-address="Feuille1.N221"/>
          </calcext:conditional-format>
          <calcext:conditional-format calcext:target-range-address="Feuille1.O223:Feuille1.O223">
            <calcext:condition calcext:apply-style-name="s0" calcext:value="=0" calcext:base-cell-address="Feuille1.O223"/>
            <calcext:condition calcext:apply-style-name="s1" calcext:value="=1" calcext:base-cell-address="Feuille1.O223"/>
          </calcext:conditional-format>
          <calcext:conditional-format calcext:target-range-address="Feuille1.O222:Feuille1.O222">
            <calcext:condition calcext:apply-style-name="s0" calcext:value="=0" calcext:base-cell-address="Feuille1.O222"/>
            <calcext:condition calcext:apply-style-name="s1" calcext:value="=1" calcext:base-cell-address="Feuille1.O222"/>
          </calcext:conditional-format>
          <calcext:conditional-format calcext:target-range-address="Feuille1.O224:Feuille1.O224">
            <calcext:condition calcext:apply-style-name="s0" calcext:value="=0" calcext:base-cell-address="Feuille1.O224"/>
            <calcext:condition calcext:apply-style-name="s1" calcext:value="=1" calcext:base-cell-address="Feuille1.O224"/>
          </calcext:conditional-format>
          <calcext:conditional-format calcext:target-range-address="Feuille1.O221:Feuille1.O221">
            <calcext:condition calcext:apply-style-name="s0" calcext:value="=0" calcext:base-cell-address="Feuille1.O221"/>
            <calcext:condition calcext:apply-style-name="s1" calcext:value="=1" calcext:base-cell-address="Feuille1.O221"/>
          </calcext:conditional-format>
          <calcext:conditional-format calcext:target-range-address="Feuille1.P220:Feuille1.P220 Feuille1.I220:Feuille1.K220">
            <calcext:condition calcext:apply-style-name="s0" calcext:value="=0" calcext:base-cell-address="Feuille1.I220"/>
            <calcext:condition calcext:apply-style-name="s1" calcext:value="=1" calcext:base-cell-address="Feuille1.I220"/>
            <calcext:condition calcext:apply-style-name="Default" calcext:value="formula-is(&quot;&quot;)" calcext:base-cell-address="Feuille1.I220"/>
          </calcext:conditional-format>
          <calcext:conditional-format calcext:target-range-address="Feuille1.L220:Feuille1.L220">
            <calcext:condition calcext:apply-style-name="s0" calcext:value="=0" calcext:base-cell-address="Feuille1.L220"/>
            <calcext:condition calcext:apply-style-name="s1" calcext:value="=1" calcext:base-cell-address="Feuille1.L220"/>
          </calcext:conditional-format>
          <calcext:conditional-format calcext:target-range-address="Feuille1.M220:Feuille1.M220">
            <calcext:condition calcext:apply-style-name="s0" calcext:value="=0" calcext:base-cell-address="Feuille1.M220"/>
            <calcext:condition calcext:apply-style-name="s1" calcext:value="=1" calcext:base-cell-address="Feuille1.M220"/>
          </calcext:conditional-format>
          <calcext:conditional-format calcext:target-range-address="Feuille1.N220:Feuille1.N220">
            <calcext:condition calcext:apply-style-name="s0" calcext:value="=0" calcext:base-cell-address="Feuille1.N220"/>
            <calcext:condition calcext:apply-style-name="s1" calcext:value="=1" calcext:base-cell-address="Feuille1.N220"/>
          </calcext:conditional-format>
          <calcext:conditional-format calcext:target-range-address="Feuille1.O220:Feuille1.O220">
            <calcext:condition calcext:apply-style-name="s0" calcext:value="=0" calcext:base-cell-address="Feuille1.O220"/>
            <calcext:condition calcext:apply-style-name="s1" calcext:value="=1" calcext:base-cell-address="Feuille1.O220"/>
          </calcext:conditional-format>
          <calcext:conditional-format calcext:target-range-address="Feuille1.P218:Feuille1.P218 Feuille1.I218:Feuille1.K218">
            <calcext:condition calcext:apply-style-name="s0" calcext:value="=0" calcext:base-cell-address="Feuille1.I218"/>
            <calcext:condition calcext:apply-style-name="s1" calcext:value="=1" calcext:base-cell-address="Feuille1.I218"/>
            <calcext:condition calcext:apply-style-name="Default" calcext:value="formula-is(&quot;&quot;)" calcext:base-cell-address="Feuille1.I218"/>
          </calcext:conditional-format>
          <calcext:conditional-format calcext:target-range-address="Feuille1.P219:Feuille1.P219 Feuille1.I219:Feuille1.K219">
            <calcext:condition calcext:apply-style-name="s0" calcext:value="=0" calcext:base-cell-address="Feuille1.I219"/>
            <calcext:condition calcext:apply-style-name="s1" calcext:value="=1" calcext:base-cell-address="Feuille1.I219"/>
            <calcext:condition calcext:apply-style-name="Default" calcext:value="formula-is(&quot;&quot;)" calcext:base-cell-address="Feuille1.I219"/>
          </calcext:conditional-format>
          <calcext:conditional-format calcext:target-range-address="Feuille1.L219:Feuille1.L219">
            <calcext:condition calcext:apply-style-name="s0" calcext:value="=0" calcext:base-cell-address="Feuille1.L219"/>
            <calcext:condition calcext:apply-style-name="s1" calcext:value="=1" calcext:base-cell-address="Feuille1.L219"/>
          </calcext:conditional-format>
          <calcext:conditional-format calcext:target-range-address="Feuille1.M219:Feuille1.M219">
            <calcext:condition calcext:apply-style-name="s0" calcext:value="=0" calcext:base-cell-address="Feuille1.M219"/>
            <calcext:condition calcext:apply-style-name="s1" calcext:value="=1" calcext:base-cell-address="Feuille1.M219"/>
          </calcext:conditional-format>
          <calcext:conditional-format calcext:target-range-address="Feuille1.N219:Feuille1.N219">
            <calcext:condition calcext:apply-style-name="s0" calcext:value="=0" calcext:base-cell-address="Feuille1.N219"/>
            <calcext:condition calcext:apply-style-name="s1" calcext:value="=1" calcext:base-cell-address="Feuille1.N219"/>
          </calcext:conditional-format>
          <calcext:conditional-format calcext:target-range-address="Feuille1.O219:Feuille1.O219">
            <calcext:condition calcext:apply-style-name="s0" calcext:value="=0" calcext:base-cell-address="Feuille1.O219"/>
            <calcext:condition calcext:apply-style-name="s1" calcext:value="=1" calcext:base-cell-address="Feuille1.O219"/>
          </calcext:conditional-format>
          <calcext:conditional-format calcext:target-range-address="Feuille1.H213:Feuille1.Q213 Feuille1.B213:Feuille1.C213">
            <calcext:condition calcext:apply-style-name="s0" calcext:value="=0" calcext:base-cell-address="Feuille1.B213"/>
            <calcext:condition calcext:apply-style-name="s1" calcext:value="=1" calcext:base-cell-address="Feuille1.B213"/>
            <calcext:condition calcext:apply-style-name="Default" calcext:value="formula-is(&quot;&quot;)" calcext:base-cell-address="Feuille1.B213"/>
          </calcext:conditional-format>
          <calcext:conditional-format calcext:target-range-address="Feuille1.B214:Feuille1.B214">
            <calcext:condition calcext:apply-style-name="s0" calcext:value="=0" calcext:base-cell-address="Feuille1.B214"/>
            <calcext:condition calcext:apply-style-name="s1" calcext:value="=1" calcext:base-cell-address="Feuille1.B214"/>
            <calcext:condition calcext:apply-style-name="Default" calcext:value="formula-is(&quot;&quot;)" calcext:base-cell-address="Feuille1.B214"/>
          </calcext:conditional-format>
          <calcext:conditional-format calcext:target-range-address="Feuille1.B215:Feuille1.B215">
            <calcext:condition calcext:apply-style-name="s0" calcext:value="=0" calcext:base-cell-address="Feuille1.B215"/>
            <calcext:condition calcext:apply-style-name="s1" calcext:value="=1" calcext:base-cell-address="Feuille1.B215"/>
            <calcext:condition calcext:apply-style-name="Default" calcext:value="formula-is(&quot;&quot;)" calcext:base-cell-address="Feuille1.B215"/>
          </calcext:conditional-format>
          <calcext:conditional-format calcext:target-range-address="Feuille1.B216:Feuille1.B216">
            <calcext:condition calcext:apply-style-name="s0" calcext:value="=0" calcext:base-cell-address="Feuille1.B216"/>
            <calcext:condition calcext:apply-style-name="s1" calcext:value="=1" calcext:base-cell-address="Feuille1.B216"/>
            <calcext:condition calcext:apply-style-name="Default" calcext:value="formula-is(&quot;&quot;)" calcext:base-cell-address="Feuille1.B216"/>
          </calcext:conditional-format>
          <calcext:conditional-format calcext:target-range-address="Feuille1.B217:Feuille1.B217">
            <calcext:condition calcext:apply-style-name="s0" calcext:value="=0" calcext:base-cell-address="Feuille1.B217"/>
            <calcext:condition calcext:apply-style-name="s1" calcext:value="=1" calcext:base-cell-address="Feuille1.B217"/>
            <calcext:condition calcext:apply-style-name="Default" calcext:value="formula-is(&quot;&quot;)" calcext:base-cell-address="Feuille1.B217"/>
          </calcext:conditional-format>
          <calcext:conditional-format calcext:target-range-address="Feuille1.C214:Feuille1.C214">
            <calcext:condition calcext:apply-style-name="s0" calcext:value="=0" calcext:base-cell-address="Feuille1.C214"/>
            <calcext:condition calcext:apply-style-name="s1" calcext:value="=1" calcext:base-cell-address="Feuille1.C214"/>
            <calcext:condition calcext:apply-style-name="Default" calcext:value="formula-is(&quot;&quot;)" calcext:base-cell-address="Feuille1.C214"/>
          </calcext:conditional-format>
          <calcext:conditional-format calcext:target-range-address="Feuille1.C215:Feuille1.C215">
            <calcext:condition calcext:apply-style-name="s0" calcext:value="=0" calcext:base-cell-address="Feuille1.C215"/>
            <calcext:condition calcext:apply-style-name="s1" calcext:value="=1" calcext:base-cell-address="Feuille1.C215"/>
            <calcext:condition calcext:apply-style-name="Default" calcext:value="formula-is(&quot;&quot;)" calcext:base-cell-address="Feuille1.C215"/>
          </calcext:conditional-format>
          <calcext:conditional-format calcext:target-range-address="Feuille1.C216:Feuille1.C216">
            <calcext:condition calcext:apply-style-name="s0" calcext:value="=0" calcext:base-cell-address="Feuille1.C216"/>
            <calcext:condition calcext:apply-style-name="s1" calcext:value="=1" calcext:base-cell-address="Feuille1.C216"/>
            <calcext:condition calcext:apply-style-name="Default" calcext:value="formula-is(&quot;&quot;)" calcext:base-cell-address="Feuille1.C216"/>
          </calcext:conditional-format>
          <calcext:conditional-format calcext:target-range-address="Feuille1.C217:Feuille1.C217">
            <calcext:condition calcext:apply-style-name="s0" calcext:value="=0" calcext:base-cell-address="Feuille1.C217"/>
            <calcext:condition calcext:apply-style-name="s1" calcext:value="=1" calcext:base-cell-address="Feuille1.C217"/>
            <calcext:condition calcext:apply-style-name="Default" calcext:value="formula-is(&quot;&quot;)" calcext:base-cell-address="Feuille1.C217"/>
          </calcext:conditional-format>
          <calcext:conditional-format calcext:target-range-address="Feuille1.I215:Feuille1.I215">
            <calcext:condition calcext:apply-style-name="s0" calcext:value="=0" calcext:base-cell-address="Feuille1.I215"/>
            <calcext:condition calcext:apply-style-name="s1" calcext:value="=1" calcext:base-cell-address="Feuille1.I215"/>
          </calcext:conditional-format>
          <calcext:conditional-format calcext:target-range-address="Feuille1.I214:Feuille1.I214">
            <calcext:condition calcext:apply-style-name="s0" calcext:value="=0" calcext:base-cell-address="Feuille1.I214"/>
            <calcext:condition calcext:apply-style-name="s1" calcext:value="=1" calcext:base-cell-address="Feuille1.I214"/>
          </calcext:conditional-format>
          <calcext:conditional-format calcext:target-range-address="Feuille1.I216:Feuille1.I216">
            <calcext:condition calcext:apply-style-name="s0" calcext:value="=0" calcext:base-cell-address="Feuille1.I216"/>
            <calcext:condition calcext:apply-style-name="s1" calcext:value="=1" calcext:base-cell-address="Feuille1.I216"/>
          </calcext:conditional-format>
          <calcext:conditional-format calcext:target-range-address="Feuille1.I217:Feuille1.I217">
            <calcext:condition calcext:apply-style-name="s0" calcext:value="=0" calcext:base-cell-address="Feuille1.I217"/>
            <calcext:condition calcext:apply-style-name="s1" calcext:value="=1" calcext:base-cell-address="Feuille1.I217"/>
          </calcext:conditional-format>
          <calcext:conditional-format calcext:target-range-address="Feuille1.H214:Feuille1.H214">
            <calcext:condition calcext:apply-style-name="s0" calcext:value="=0" calcext:base-cell-address="Feuille1.H214"/>
            <calcext:condition calcext:apply-style-name="s1" calcext:value="=1" calcext:base-cell-address="Feuille1.H214"/>
          </calcext:conditional-format>
          <calcext:conditional-format calcext:target-range-address="Feuille1.H215:Feuille1.H215">
            <calcext:condition calcext:apply-style-name="s0" calcext:value="=0" calcext:base-cell-address="Feuille1.H215"/>
            <calcext:condition calcext:apply-style-name="s1" calcext:value="=1" calcext:base-cell-address="Feuille1.H215"/>
          </calcext:conditional-format>
          <calcext:conditional-format calcext:target-range-address="Feuille1.H216:Feuille1.H216">
            <calcext:condition calcext:apply-style-name="s0" calcext:value="=0" calcext:base-cell-address="Feuille1.H216"/>
            <calcext:condition calcext:apply-style-name="s1" calcext:value="=1" calcext:base-cell-address="Feuille1.H216"/>
          </calcext:conditional-format>
          <calcext:conditional-format calcext:target-range-address="Feuille1.H217:Feuille1.H217">
            <calcext:condition calcext:apply-style-name="s0" calcext:value="=0" calcext:base-cell-address="Feuille1.H217"/>
            <calcext:condition calcext:apply-style-name="s1" calcext:value="=1" calcext:base-cell-address="Feuille1.H217"/>
          </calcext:conditional-format>
          <calcext:conditional-format calcext:target-range-address="Feuille1.Q214:Feuille1.Q214">
            <calcext:condition calcext:apply-style-name="s0" calcext:value="=0" calcext:base-cell-address="Feuille1.Q214"/>
            <calcext:condition calcext:apply-style-name="s1" calcext:value="=1" calcext:base-cell-address="Feuille1.Q214"/>
            <calcext:condition calcext:apply-style-name="Default" calcext:value="formula-is(&quot;&quot;)" calcext:base-cell-address="Feuille1.Q214"/>
          </calcext:conditional-format>
          <calcext:conditional-format calcext:target-range-address="Feuille1.Q215:Feuille1.Q215">
            <calcext:condition calcext:apply-style-name="s0" calcext:value="=0" calcext:base-cell-address="Feuille1.Q215"/>
            <calcext:condition calcext:apply-style-name="s1" calcext:value="=1" calcext:base-cell-address="Feuille1.Q215"/>
            <calcext:condition calcext:apply-style-name="Default" calcext:value="formula-is(&quot;&quot;)" calcext:base-cell-address="Feuille1.Q215"/>
          </calcext:conditional-format>
          <calcext:conditional-format calcext:target-range-address="Feuille1.Q216:Feuille1.Q216">
            <calcext:condition calcext:apply-style-name="s0" calcext:value="=0" calcext:base-cell-address="Feuille1.Q216"/>
            <calcext:condition calcext:apply-style-name="s1" calcext:value="=1" calcext:base-cell-address="Feuille1.Q216"/>
            <calcext:condition calcext:apply-style-name="Default" calcext:value="formula-is(&quot;&quot;)" calcext:base-cell-address="Feuille1.Q216"/>
          </calcext:conditional-format>
          <calcext:conditional-format calcext:target-range-address="Feuille1.Q217:Feuille1.Q217">
            <calcext:condition calcext:apply-style-name="s0" calcext:value="=0" calcext:base-cell-address="Feuille1.Q217"/>
            <calcext:condition calcext:apply-style-name="s1" calcext:value="=1" calcext:base-cell-address="Feuille1.Q217"/>
            <calcext:condition calcext:apply-style-name="Default" calcext:value="formula-is(&quot;&quot;)" calcext:base-cell-address="Feuille1.Q217"/>
          </calcext:conditional-format>
          <calcext:conditional-format calcext:target-range-address="Feuille1.K215:Feuille1.K215">
            <calcext:condition calcext:apply-style-name="s0" calcext:value="=0" calcext:base-cell-address="Feuille1.K215"/>
            <calcext:condition calcext:apply-style-name="s1" calcext:value="=1" calcext:base-cell-address="Feuille1.K215"/>
          </calcext:conditional-format>
          <calcext:conditional-format calcext:target-range-address="Feuille1.K214:Feuille1.K214">
            <calcext:condition calcext:apply-style-name="s0" calcext:value="=0" calcext:base-cell-address="Feuille1.K214"/>
            <calcext:condition calcext:apply-style-name="s1" calcext:value="=1" calcext:base-cell-address="Feuille1.K214"/>
          </calcext:conditional-format>
          <calcext:conditional-format calcext:target-range-address="Feuille1.K216:Feuille1.K216">
            <calcext:condition calcext:apply-style-name="s0" calcext:value="=0" calcext:base-cell-address="Feuille1.K216"/>
            <calcext:condition calcext:apply-style-name="s1" calcext:value="=1" calcext:base-cell-address="Feuille1.K216"/>
          </calcext:conditional-format>
          <calcext:conditional-format calcext:target-range-address="Feuille1.K217:Feuille1.K217">
            <calcext:condition calcext:apply-style-name="s0" calcext:value="=0" calcext:base-cell-address="Feuille1.K217"/>
            <calcext:condition calcext:apply-style-name="s1" calcext:value="=1" calcext:base-cell-address="Feuille1.K217"/>
          </calcext:conditional-format>
          <calcext:conditional-format calcext:target-range-address="Feuille1.J214:Feuille1.J214">
            <calcext:condition calcext:apply-style-name="s0" calcext:value="=0" calcext:base-cell-address="Feuille1.J214"/>
            <calcext:condition calcext:apply-style-name="s1" calcext:value="=1" calcext:base-cell-address="Feuille1.J214"/>
          </calcext:conditional-format>
          <calcext:conditional-format calcext:target-range-address="Feuille1.J215:Feuille1.J215">
            <calcext:condition calcext:apply-style-name="s0" calcext:value="=0" calcext:base-cell-address="Feuille1.J215"/>
            <calcext:condition calcext:apply-style-name="s1" calcext:value="=1" calcext:base-cell-address="Feuille1.J215"/>
          </calcext:conditional-format>
          <calcext:conditional-format calcext:target-range-address="Feuille1.J216:Feuille1.J216">
            <calcext:condition calcext:apply-style-name="s0" calcext:value="=0" calcext:base-cell-address="Feuille1.J216"/>
            <calcext:condition calcext:apply-style-name="s1" calcext:value="=1" calcext:base-cell-address="Feuille1.J216"/>
          </calcext:conditional-format>
          <calcext:conditional-format calcext:target-range-address="Feuille1.J217:Feuille1.J217">
            <calcext:condition calcext:apply-style-name="s0" calcext:value="=0" calcext:base-cell-address="Feuille1.J217"/>
            <calcext:condition calcext:apply-style-name="s1" calcext:value="=1" calcext:base-cell-address="Feuille1.J217"/>
          </calcext:conditional-format>
          <calcext:conditional-format calcext:target-range-address="Feuille1.P214:Feuille1.P214">
            <calcext:condition calcext:apply-style-name="s0" calcext:value="=0" calcext:base-cell-address="Feuille1.P214"/>
            <calcext:condition calcext:apply-style-name="s1" calcext:value="=1" calcext:base-cell-address="Feuille1.P214"/>
            <calcext:condition calcext:apply-style-name="Default" calcext:value="formula-is(&quot;&quot;)" calcext:base-cell-address="Feuille1.P214"/>
          </calcext:conditional-format>
          <calcext:conditional-format calcext:target-range-address="Feuille1.P215:Feuille1.P215">
            <calcext:condition calcext:apply-style-name="s0" calcext:value="=0" calcext:base-cell-address="Feuille1.P215"/>
            <calcext:condition calcext:apply-style-name="s1" calcext:value="=1" calcext:base-cell-address="Feuille1.P215"/>
            <calcext:condition calcext:apply-style-name="Default" calcext:value="formula-is(&quot;&quot;)" calcext:base-cell-address="Feuille1.P215"/>
          </calcext:conditional-format>
          <calcext:conditional-format calcext:target-range-address="Feuille1.P216:Feuille1.P216">
            <calcext:condition calcext:apply-style-name="s0" calcext:value="=0" calcext:base-cell-address="Feuille1.P216"/>
            <calcext:condition calcext:apply-style-name="s1" calcext:value="=1" calcext:base-cell-address="Feuille1.P216"/>
            <calcext:condition calcext:apply-style-name="Default" calcext:value="formula-is(&quot;&quot;)" calcext:base-cell-address="Feuille1.P216"/>
          </calcext:conditional-format>
          <calcext:conditional-format calcext:target-range-address="Feuille1.P217:Feuille1.P217">
            <calcext:condition calcext:apply-style-name="s0" calcext:value="=0" calcext:base-cell-address="Feuille1.P217"/>
            <calcext:condition calcext:apply-style-name="s1" calcext:value="=1" calcext:base-cell-address="Feuille1.P217"/>
            <calcext:condition calcext:apply-style-name="Default" calcext:value="formula-is(&quot;&quot;)" calcext:base-cell-address="Feuille1.P217"/>
          </calcext:conditional-format>
          <calcext:conditional-format calcext:target-range-address="Feuille1.O215:Feuille1.O216">
            <calcext:condition calcext:apply-style-name="s0" calcext:value="=0" calcext:base-cell-address="Feuille1.O215"/>
            <calcext:condition calcext:apply-style-name="s1" calcext:value="=1" calcext:base-cell-address="Feuille1.O215"/>
            <calcext:condition calcext:apply-style-name="Default" calcext:value="formula-is(&quot;&quot;)" calcext:base-cell-address="Feuille1.O215"/>
          </calcext:conditional-format>
          <calcext:conditional-format calcext:target-range-address="Feuille1.O214:Feuille1.O216">
            <calcext:condition calcext:apply-style-name="s0" calcext:value="=0" calcext:base-cell-address="Feuille1.O214"/>
            <calcext:condition calcext:apply-style-name="s1" calcext:value="=1" calcext:base-cell-address="Feuille1.O214"/>
            <calcext:condition calcext:apply-style-name="Default" calcext:value="formula-is(&quot;&quot;)" calcext:base-cell-address="Feuille1.O214"/>
          </calcext:conditional-format>
          <calcext:conditional-format calcext:target-range-address="Feuille1.M216:Feuille1.M216 Feuille1.L217:Feuille1.N217 Feuille1.N215:Feuille1.N215">
            <calcext:condition calcext:apply-style-name="s0" calcext:value="=0" calcext:base-cell-address="Feuille1.L215"/>
            <calcext:condition calcext:apply-style-name="s1" calcext:value="=1" calcext:base-cell-address="Feuille1.L215"/>
            <calcext:condition calcext:apply-style-name="Default" calcext:value="formula-is(&quot;&quot;)" calcext:base-cell-address="Feuille1.L215"/>
          </calcext:conditional-format>
          <calcext:conditional-format calcext:target-range-address="Feuille1.N214:Feuille1.N215 Feuille1.L217:Feuille1.N217 Feuille1.M214:Feuille1.M214 Feuille1.M216:Feuille1.M216">
            <calcext:condition calcext:apply-style-name="s0" calcext:value="=0" calcext:base-cell-address="Feuille1.L214"/>
            <calcext:condition calcext:apply-style-name="s1" calcext:value="=1" calcext:base-cell-address="Feuille1.L214"/>
            <calcext:condition calcext:apply-style-name="Default" calcext:value="formula-is(&quot;&quot;)" calcext:base-cell-address="Feuille1.L214"/>
          </calcext:conditional-format>
          <calcext:conditional-format calcext:target-range-address="Feuille1.L215:Feuille1.L215">
            <calcext:condition calcext:apply-style-name="s0" calcext:value="=0" calcext:base-cell-address="Feuille1.L215"/>
            <calcext:condition calcext:apply-style-name="s1" calcext:value="=1" calcext:base-cell-address="Feuille1.L215"/>
            <calcext:condition calcext:apply-style-name="Default" calcext:value="formula-is(&quot;&quot;)" calcext:base-cell-address="Feuille1.L215"/>
          </calcext:conditional-format>
          <calcext:conditional-format calcext:target-range-address="Feuille1.L215:Feuille1.L215">
            <calcext:condition calcext:apply-style-name="s0" calcext:value="=0" calcext:base-cell-address="Feuille1.L215"/>
            <calcext:condition calcext:apply-style-name="s1" calcext:value="=1" calcext:base-cell-address="Feuille1.L215"/>
            <calcext:condition calcext:apply-style-name="Default" calcext:value="formula-is(&quot;&quot;)" calcext:base-cell-address="Feuille1.L215"/>
          </calcext:conditional-format>
          <calcext:conditional-format calcext:target-range-address="Feuille1.L216:Feuille1.L216">
            <calcext:condition calcext:apply-style-name="s0" calcext:value="=0" calcext:base-cell-address="Feuille1.L216"/>
            <calcext:condition calcext:apply-style-name="s1" calcext:value="=1" calcext:base-cell-address="Feuille1.L216"/>
            <calcext:condition calcext:apply-style-name="Default" calcext:value="formula-is(&quot;&quot;)" calcext:base-cell-address="Feuille1.L216"/>
          </calcext:conditional-format>
          <calcext:conditional-format calcext:target-range-address="Feuille1.L216:Feuille1.L216">
            <calcext:condition calcext:apply-style-name="s0" calcext:value="=0" calcext:base-cell-address="Feuille1.L216"/>
            <calcext:condition calcext:apply-style-name="s1" calcext:value="=1" calcext:base-cell-address="Feuille1.L216"/>
            <calcext:condition calcext:apply-style-name="Default" calcext:value="formula-is(&quot;&quot;)" calcext:base-cell-address="Feuille1.L216"/>
          </calcext:conditional-format>
          <calcext:conditional-format calcext:target-range-address="Feuille1.L214:Feuille1.L214">
            <calcext:condition calcext:apply-style-name="s0" calcext:value="=0" calcext:base-cell-address="Feuille1.L214"/>
            <calcext:condition calcext:apply-style-name="s1" calcext:value="=1" calcext:base-cell-address="Feuille1.L214"/>
            <calcext:condition calcext:apply-style-name="Default" calcext:value="formula-is(&quot;&quot;)" calcext:base-cell-address="Feuille1.L214"/>
          </calcext:conditional-format>
          <calcext:conditional-format calcext:target-range-address="Feuille1.L214:Feuille1.L214">
            <calcext:condition calcext:apply-style-name="s0" calcext:value="=0" calcext:base-cell-address="Feuille1.L214"/>
            <calcext:condition calcext:apply-style-name="s1" calcext:value="=1" calcext:base-cell-address="Feuille1.L214"/>
            <calcext:condition calcext:apply-style-name="Default" calcext:value="formula-is(&quot;&quot;)" calcext:base-cell-address="Feuille1.L214"/>
          </calcext:conditional-format>
          <calcext:conditional-format calcext:target-range-address="Feuille1.M215:Feuille1.M215">
            <calcext:condition calcext:apply-style-name="s0" calcext:value="=0" calcext:base-cell-address="Feuille1.M215"/>
            <calcext:condition calcext:apply-style-name="s1" calcext:value="=1" calcext:base-cell-address="Feuille1.M215"/>
            <calcext:condition calcext:apply-style-name="Default" calcext:value="formula-is(&quot;&quot;)" calcext:base-cell-address="Feuille1.M215"/>
          </calcext:conditional-format>
          <calcext:conditional-format calcext:target-range-address="Feuille1.M215:Feuille1.M215">
            <calcext:condition calcext:apply-style-name="s0" calcext:value="=0" calcext:base-cell-address="Feuille1.M215"/>
            <calcext:condition calcext:apply-style-name="s1" calcext:value="=1" calcext:base-cell-address="Feuille1.M215"/>
            <calcext:condition calcext:apply-style-name="Default" calcext:value="formula-is(&quot;&quot;)" calcext:base-cell-address="Feuille1.M215"/>
          </calcext:conditional-format>
          <calcext:conditional-format calcext:target-range-address="Feuille1.N216:Feuille1.N216">
            <calcext:condition calcext:apply-style-name="s0" calcext:value="=0" calcext:base-cell-address="Feuille1.N216"/>
            <calcext:condition calcext:apply-style-name="s1" calcext:value="=1" calcext:base-cell-address="Feuille1.N216"/>
            <calcext:condition calcext:apply-style-name="Default" calcext:value="formula-is(&quot;&quot;)" calcext:base-cell-address="Feuille1.N216"/>
          </calcext:conditional-format>
          <calcext:conditional-format calcext:target-range-address="Feuille1.N216:Feuille1.N216">
            <calcext:condition calcext:apply-style-name="s0" calcext:value="=0" calcext:base-cell-address="Feuille1.N216"/>
            <calcext:condition calcext:apply-style-name="s1" calcext:value="=1" calcext:base-cell-address="Feuille1.N216"/>
            <calcext:condition calcext:apply-style-name="Default" calcext:value="formula-is(&quot;&quot;)" calcext:base-cell-address="Feuille1.N216"/>
          </calcext:conditional-format>
          <calcext:conditional-format calcext:target-range-address="Feuille1.O217:Feuille1.O217">
            <calcext:condition calcext:apply-style-name="s0" calcext:value="=0" calcext:base-cell-address="Feuille1.O217"/>
            <calcext:condition calcext:apply-style-name="s1" calcext:value="=1" calcext:base-cell-address="Feuille1.O217"/>
            <calcext:condition calcext:apply-style-name="Default" calcext:value="formula-is(&quot;&quot;)" calcext:base-cell-address="Feuille1.O217"/>
          </calcext:conditional-format>
          <calcext:conditional-format calcext:target-range-address="Feuille1.O217:Feuille1.O217">
            <calcext:condition calcext:apply-style-name="s0" calcext:value="=0" calcext:base-cell-address="Feuille1.O217"/>
            <calcext:condition calcext:apply-style-name="s1" calcext:value="=1" calcext:base-cell-address="Feuille1.O217"/>
            <calcext:condition calcext:apply-style-name="Default" calcext:value="formula-is(&quot;&quot;)" calcext:base-cell-address="Feuille1.O217"/>
          </calcext:conditional-format>
          <calcext:conditional-format calcext:target-range-address="Feuille1.D211:Feuille1.D211">
            <calcext:condition calcext:apply-style-name="s0" calcext:value="=0" calcext:base-cell-address="Feuille1.D211"/>
            <calcext:condition calcext:apply-style-name="s1" calcext:value="=1" calcext:base-cell-address="Feuille1.D211"/>
          </calcext:conditional-format>
          <calcext:conditional-format calcext:target-range-address="Feuille1.E211:Feuille1.E211">
            <calcext:condition calcext:apply-style-name="s0" calcext:value="=0" calcext:base-cell-address="Feuille1.E211"/>
            <calcext:condition calcext:apply-style-name="s1" calcext:value="=1" calcext:base-cell-address="Feuille1.E211"/>
          </calcext:conditional-format>
          <calcext:conditional-format calcext:target-range-address="Feuille1.F211:Feuille1.F211">
            <calcext:condition calcext:apply-style-name="s0" calcext:value="=0" calcext:base-cell-address="Feuille1.F211"/>
            <calcext:condition calcext:apply-style-name="s1" calcext:value="=1" calcext:base-cell-address="Feuille1.F211"/>
          </calcext:conditional-format>
          <calcext:conditional-format calcext:target-range-address="Feuille1.G211:Feuille1.G211">
            <calcext:condition calcext:apply-style-name="s0" calcext:value="=0" calcext:base-cell-address="Feuille1.G211"/>
            <calcext:condition calcext:apply-style-name="s1" calcext:value="=1" calcext:base-cell-address="Feuille1.G211"/>
          </calcext:conditional-format>
          <calcext:conditional-format calcext:target-range-address="Feuille1.D212:Feuille1.D212">
            <calcext:condition calcext:apply-style-name="s0" calcext:value="=0" calcext:base-cell-address="Feuille1.D212"/>
            <calcext:condition calcext:apply-style-name="s1" calcext:value="=1" calcext:base-cell-address="Feuille1.D212"/>
          </calcext:conditional-format>
          <calcext:conditional-format calcext:target-range-address="Feuille1.E212:Feuille1.E212">
            <calcext:condition calcext:apply-style-name="s0" calcext:value="=0" calcext:base-cell-address="Feuille1.E212"/>
            <calcext:condition calcext:apply-style-name="s1" calcext:value="=1" calcext:base-cell-address="Feuille1.E212"/>
          </calcext:conditional-format>
          <calcext:conditional-format calcext:target-range-address="Feuille1.F212:Feuille1.F212">
            <calcext:condition calcext:apply-style-name="s0" calcext:value="=0" calcext:base-cell-address="Feuille1.F212"/>
            <calcext:condition calcext:apply-style-name="s1" calcext:value="=1" calcext:base-cell-address="Feuille1.F212"/>
          </calcext:conditional-format>
          <calcext:conditional-format calcext:target-range-address="Feuille1.G212:Feuille1.G212">
            <calcext:condition calcext:apply-style-name="s0" calcext:value="=0" calcext:base-cell-address="Feuille1.G212"/>
            <calcext:condition calcext:apply-style-name="s1" calcext:value="=1" calcext:base-cell-address="Feuille1.G212"/>
          </calcext:conditional-format>
          <calcext:conditional-format calcext:target-range-address="Feuille1.D213:Feuille1.D213">
            <calcext:condition calcext:apply-style-name="s0" calcext:value="=0" calcext:base-cell-address="Feuille1.D213"/>
            <calcext:condition calcext:apply-style-name="s1" calcext:value="=1" calcext:base-cell-address="Feuille1.D213"/>
          </calcext:conditional-format>
          <calcext:conditional-format calcext:target-range-address="Feuille1.E213:Feuille1.E213">
            <calcext:condition calcext:apply-style-name="s0" calcext:value="=0" calcext:base-cell-address="Feuille1.E213"/>
            <calcext:condition calcext:apply-style-name="s1" calcext:value="=1" calcext:base-cell-address="Feuille1.E213"/>
          </calcext:conditional-format>
          <calcext:conditional-format calcext:target-range-address="Feuille1.F213:Feuille1.F213">
            <calcext:condition calcext:apply-style-name="s0" calcext:value="=0" calcext:base-cell-address="Feuille1.F213"/>
            <calcext:condition calcext:apply-style-name="s1" calcext:value="=1" calcext:base-cell-address="Feuille1.F213"/>
          </calcext:conditional-format>
          <calcext:conditional-format calcext:target-range-address="Feuille1.G213:Feuille1.G213">
            <calcext:condition calcext:apply-style-name="s0" calcext:value="=0" calcext:base-cell-address="Feuille1.G213"/>
            <calcext:condition calcext:apply-style-name="s1" calcext:value="=1" calcext:base-cell-address="Feuille1.G213"/>
          </calcext:conditional-format>
          <calcext:conditional-format calcext:target-range-address="Feuille1.L218:Feuille1.L218">
            <calcext:condition calcext:apply-style-name="s0" calcext:value="=0" calcext:base-cell-address="Feuille1.L218"/>
            <calcext:condition calcext:apply-style-name="s1" calcext:value="=1" calcext:base-cell-address="Feuille1.L218"/>
          </calcext:conditional-format>
          <calcext:conditional-format calcext:target-range-address="Feuille1.M218:Feuille1.M218">
            <calcext:condition calcext:apply-style-name="s0" calcext:value="=0" calcext:base-cell-address="Feuille1.M218"/>
            <calcext:condition calcext:apply-style-name="s1" calcext:value="=1" calcext:base-cell-address="Feuille1.M218"/>
          </calcext:conditional-format>
          <calcext:conditional-format calcext:target-range-address="Feuille1.N218:Feuille1.N218">
            <calcext:condition calcext:apply-style-name="s0" calcext:value="=0" calcext:base-cell-address="Feuille1.N218"/>
            <calcext:condition calcext:apply-style-name="s1" calcext:value="=1" calcext:base-cell-address="Feuille1.N218"/>
          </calcext:conditional-format>
          <calcext:conditional-format calcext:target-range-address="Feuille1.O218:Feuille1.O218">
            <calcext:condition calcext:apply-style-name="s0" calcext:value="=0" calcext:base-cell-address="Feuille1.O218"/>
            <calcext:condition calcext:apply-style-name="s1" calcext:value="=1" calcext:base-cell-address="Feuille1.O218"/>
          </calcext:conditional-format>
          <calcext:conditional-format calcext:target-range-address="Feuille1.D214:Feuille1.D214">
            <calcext:condition calcext:apply-style-name="s0" calcext:value="=0" calcext:base-cell-address="Feuille1.D214"/>
            <calcext:condition calcext:apply-style-name="s1" calcext:value="=1" calcext:base-cell-address="Feuille1.D214"/>
          </calcext:conditional-format>
          <calcext:conditional-format calcext:target-range-address="Feuille1.E214:Feuille1.E214">
            <calcext:condition calcext:apply-style-name="s0" calcext:value="=0" calcext:base-cell-address="Feuille1.E214"/>
            <calcext:condition calcext:apply-style-name="s1" calcext:value="=1" calcext:base-cell-address="Feuille1.E214"/>
          </calcext:conditional-format>
          <calcext:conditional-format calcext:target-range-address="Feuille1.F214:Feuille1.F214">
            <calcext:condition calcext:apply-style-name="s0" calcext:value="=0" calcext:base-cell-address="Feuille1.F214"/>
            <calcext:condition calcext:apply-style-name="s1" calcext:value="=1" calcext:base-cell-address="Feuille1.F214"/>
          </calcext:conditional-format>
          <calcext:conditional-format calcext:target-range-address="Feuille1.G214:Feuille1.G214">
            <calcext:condition calcext:apply-style-name="s0" calcext:value="=0" calcext:base-cell-address="Feuille1.G214"/>
            <calcext:condition calcext:apply-style-name="s1" calcext:value="=1" calcext:base-cell-address="Feuille1.G214"/>
          </calcext:conditional-format>
          <calcext:conditional-format calcext:target-range-address="Feuille1.D215:Feuille1.D215">
            <calcext:condition calcext:apply-style-name="s0" calcext:value="=0" calcext:base-cell-address="Feuille1.D215"/>
            <calcext:condition calcext:apply-style-name="s1" calcext:value="=1" calcext:base-cell-address="Feuille1.D215"/>
          </calcext:conditional-format>
          <calcext:conditional-format calcext:target-range-address="Feuille1.E215:Feuille1.E215">
            <calcext:condition calcext:apply-style-name="s0" calcext:value="=0" calcext:base-cell-address="Feuille1.E215"/>
            <calcext:condition calcext:apply-style-name="s1" calcext:value="=1" calcext:base-cell-address="Feuille1.E215"/>
          </calcext:conditional-format>
          <calcext:conditional-format calcext:target-range-address="Feuille1.F215:Feuille1.F215">
            <calcext:condition calcext:apply-style-name="s0" calcext:value="=0" calcext:base-cell-address="Feuille1.F215"/>
            <calcext:condition calcext:apply-style-name="s1" calcext:value="=1" calcext:base-cell-address="Feuille1.F215"/>
          </calcext:conditional-format>
          <calcext:conditional-format calcext:target-range-address="Feuille1.G215:Feuille1.G215">
            <calcext:condition calcext:apply-style-name="s0" calcext:value="=0" calcext:base-cell-address="Feuille1.G215"/>
            <calcext:condition calcext:apply-style-name="s1" calcext:value="=1" calcext:base-cell-address="Feuille1.G215"/>
          </calcext:conditional-format>
          <calcext:conditional-format calcext:target-range-address="Feuille1.D216:Feuille1.D216">
            <calcext:condition calcext:apply-style-name="s0" calcext:value="=0" calcext:base-cell-address="Feuille1.D216"/>
            <calcext:condition calcext:apply-style-name="s1" calcext:value="=1" calcext:base-cell-address="Feuille1.D216"/>
          </calcext:conditional-format>
          <calcext:conditional-format calcext:target-range-address="Feuille1.E216:Feuille1.E216">
            <calcext:condition calcext:apply-style-name="s0" calcext:value="=0" calcext:base-cell-address="Feuille1.E216"/>
            <calcext:condition calcext:apply-style-name="s1" calcext:value="=1" calcext:base-cell-address="Feuille1.E216"/>
          </calcext:conditional-format>
          <calcext:conditional-format calcext:target-range-address="Feuille1.F216:Feuille1.F216">
            <calcext:condition calcext:apply-style-name="s0" calcext:value="=0" calcext:base-cell-address="Feuille1.F216"/>
            <calcext:condition calcext:apply-style-name="s1" calcext:value="=1" calcext:base-cell-address="Feuille1.F216"/>
          </calcext:conditional-format>
          <calcext:conditional-format calcext:target-range-address="Feuille1.G216:Feuille1.G216">
            <calcext:condition calcext:apply-style-name="s0" calcext:value="=0" calcext:base-cell-address="Feuille1.G216"/>
            <calcext:condition calcext:apply-style-name="s1" calcext:value="=1" calcext:base-cell-address="Feuille1.G216"/>
          </calcext:conditional-format>
          <calcext:conditional-format calcext:target-range-address="Feuille1.D217:Feuille1.D217">
            <calcext:condition calcext:apply-style-name="s0" calcext:value="=0" calcext:base-cell-address="Feuille1.D217"/>
            <calcext:condition calcext:apply-style-name="s1" calcext:value="=1" calcext:base-cell-address="Feuille1.D217"/>
          </calcext:conditional-format>
          <calcext:conditional-format calcext:target-range-address="Feuille1.E217:Feuille1.E217">
            <calcext:condition calcext:apply-style-name="s0" calcext:value="=0" calcext:base-cell-address="Feuille1.E217"/>
            <calcext:condition calcext:apply-style-name="s1" calcext:value="=1" calcext:base-cell-address="Feuille1.E217"/>
          </calcext:conditional-format>
          <calcext:conditional-format calcext:target-range-address="Feuille1.F217:Feuille1.F217">
            <calcext:condition calcext:apply-style-name="s0" calcext:value="=0" calcext:base-cell-address="Feuille1.F217"/>
            <calcext:condition calcext:apply-style-name="s1" calcext:value="=1" calcext:base-cell-address="Feuille1.F217"/>
          </calcext:conditional-format>
          <calcext:conditional-format calcext:target-range-address="Feuille1.G217:Feuille1.G217">
            <calcext:condition calcext:apply-style-name="s0" calcext:value="=0" calcext:base-cell-address="Feuille1.G217"/>
            <calcext:condition calcext:apply-style-name="s1" calcext:value="=1" calcext:base-cell-address="Feuille1.G217"/>
          </calcext:conditional-format>
          <calcext:conditional-format calcext:target-range-address="Feuille1.D218:Feuille1.D218">
            <calcext:condition calcext:apply-style-name="s0" calcext:value="=0" calcext:base-cell-address="Feuille1.D218"/>
            <calcext:condition calcext:apply-style-name="s1" calcext:value="=1" calcext:base-cell-address="Feuille1.D218"/>
          </calcext:conditional-format>
          <calcext:conditional-format calcext:target-range-address="Feuille1.E218:Feuille1.E218">
            <calcext:condition calcext:apply-style-name="s0" calcext:value="=0" calcext:base-cell-address="Feuille1.E218"/>
            <calcext:condition calcext:apply-style-name="s1" calcext:value="=1" calcext:base-cell-address="Feuille1.E218"/>
          </calcext:conditional-format>
          <calcext:conditional-format calcext:target-range-address="Feuille1.F218:Feuille1.F218">
            <calcext:condition calcext:apply-style-name="s0" calcext:value="=0" calcext:base-cell-address="Feuille1.F218"/>
            <calcext:condition calcext:apply-style-name="s1" calcext:value="=1" calcext:base-cell-address="Feuille1.F218"/>
          </calcext:conditional-format>
          <calcext:conditional-format calcext:target-range-address="Feuille1.G218:Feuille1.G218">
            <calcext:condition calcext:apply-style-name="s0" calcext:value="=0" calcext:base-cell-address="Feuille1.G218"/>
            <calcext:condition calcext:apply-style-name="s1" calcext:value="=1" calcext:base-cell-address="Feuille1.G218"/>
          </calcext:conditional-format>
          <calcext:conditional-format calcext:target-range-address="Feuille1.D219:Feuille1.D219">
            <calcext:condition calcext:apply-style-name="s0" calcext:value="=0" calcext:base-cell-address="Feuille1.D219"/>
            <calcext:condition calcext:apply-style-name="s1" calcext:value="=1" calcext:base-cell-address="Feuille1.D219"/>
          </calcext:conditional-format>
          <calcext:conditional-format calcext:target-range-address="Feuille1.E219:Feuille1.E219">
            <calcext:condition calcext:apply-style-name="s0" calcext:value="=0" calcext:base-cell-address="Feuille1.E219"/>
            <calcext:condition calcext:apply-style-name="s1" calcext:value="=1" calcext:base-cell-address="Feuille1.E219"/>
          </calcext:conditional-format>
          <calcext:conditional-format calcext:target-range-address="Feuille1.F219:Feuille1.F219">
            <calcext:condition calcext:apply-style-name="s0" calcext:value="=0" calcext:base-cell-address="Feuille1.F219"/>
            <calcext:condition calcext:apply-style-name="s1" calcext:value="=1" calcext:base-cell-address="Feuille1.F219"/>
          </calcext:conditional-format>
          <calcext:conditional-format calcext:target-range-address="Feuille1.G219:Feuille1.G219">
            <calcext:condition calcext:apply-style-name="s0" calcext:value="=0" calcext:base-cell-address="Feuille1.G219"/>
            <calcext:condition calcext:apply-style-name="s1" calcext:value="=1" calcext:base-cell-address="Feuille1.G219"/>
          </calcext:conditional-format>
          <calcext:conditional-format calcext:target-range-address="Feuille1.D220:Feuille1.D220">
            <calcext:condition calcext:apply-style-name="s0" calcext:value="=0" calcext:base-cell-address="Feuille1.D220"/>
            <calcext:condition calcext:apply-style-name="s1" calcext:value="=1" calcext:base-cell-address="Feuille1.D220"/>
          </calcext:conditional-format>
          <calcext:conditional-format calcext:target-range-address="Feuille1.E220:Feuille1.E220">
            <calcext:condition calcext:apply-style-name="s0" calcext:value="=0" calcext:base-cell-address="Feuille1.E220"/>
            <calcext:condition calcext:apply-style-name="s1" calcext:value="=1" calcext:base-cell-address="Feuille1.E220"/>
          </calcext:conditional-format>
          <calcext:conditional-format calcext:target-range-address="Feuille1.F220:Feuille1.F220">
            <calcext:condition calcext:apply-style-name="s0" calcext:value="=0" calcext:base-cell-address="Feuille1.F220"/>
            <calcext:condition calcext:apply-style-name="s1" calcext:value="=1" calcext:base-cell-address="Feuille1.F220"/>
          </calcext:conditional-format>
          <calcext:conditional-format calcext:target-range-address="Feuille1.G220:Feuille1.G220">
            <calcext:condition calcext:apply-style-name="s0" calcext:value="=0" calcext:base-cell-address="Feuille1.G220"/>
            <calcext:condition calcext:apply-style-name="s1" calcext:value="=1" calcext:base-cell-address="Feuille1.G220"/>
          </calcext:conditional-format>
          <calcext:conditional-format calcext:target-range-address="Feuille1.D221:Feuille1.D221">
            <calcext:condition calcext:apply-style-name="s0" calcext:value="=0" calcext:base-cell-address="Feuille1.D221"/>
            <calcext:condition calcext:apply-style-name="s1" calcext:value="=1" calcext:base-cell-address="Feuille1.D221"/>
          </calcext:conditional-format>
          <calcext:conditional-format calcext:target-range-address="Feuille1.E221:Feuille1.E221">
            <calcext:condition calcext:apply-style-name="s0" calcext:value="=0" calcext:base-cell-address="Feuille1.E221"/>
            <calcext:condition calcext:apply-style-name="s1" calcext:value="=1" calcext:base-cell-address="Feuille1.E221"/>
          </calcext:conditional-format>
          <calcext:conditional-format calcext:target-range-address="Feuille1.F221:Feuille1.F221">
            <calcext:condition calcext:apply-style-name="s0" calcext:value="=0" calcext:base-cell-address="Feuille1.F221"/>
            <calcext:condition calcext:apply-style-name="s1" calcext:value="=1" calcext:base-cell-address="Feuille1.F221"/>
          </calcext:conditional-format>
          <calcext:conditional-format calcext:target-range-address="Feuille1.G221:Feuille1.G221">
            <calcext:condition calcext:apply-style-name="s0" calcext:value="=0" calcext:base-cell-address="Feuille1.G221"/>
            <calcext:condition calcext:apply-style-name="s1" calcext:value="=1" calcext:base-cell-address="Feuille1.G221"/>
          </calcext:conditional-format>
          <calcext:conditional-format calcext:target-range-address="Feuille1.D222:Feuille1.D222">
            <calcext:condition calcext:apply-style-name="s0" calcext:value="=0" calcext:base-cell-address="Feuille1.D222"/>
            <calcext:condition calcext:apply-style-name="s1" calcext:value="=1" calcext:base-cell-address="Feuille1.D222"/>
          </calcext:conditional-format>
          <calcext:conditional-format calcext:target-range-address="Feuille1.E222:Feuille1.E222">
            <calcext:condition calcext:apply-style-name="s0" calcext:value="=0" calcext:base-cell-address="Feuille1.E222"/>
            <calcext:condition calcext:apply-style-name="s1" calcext:value="=1" calcext:base-cell-address="Feuille1.E222"/>
          </calcext:conditional-format>
          <calcext:conditional-format calcext:target-range-address="Feuille1.F222:Feuille1.F222">
            <calcext:condition calcext:apply-style-name="s0" calcext:value="=0" calcext:base-cell-address="Feuille1.F222"/>
            <calcext:condition calcext:apply-style-name="s1" calcext:value="=1" calcext:base-cell-address="Feuille1.F222"/>
          </calcext:conditional-format>
          <calcext:conditional-format calcext:target-range-address="Feuille1.G222:Feuille1.G222">
            <calcext:condition calcext:apply-style-name="s0" calcext:value="=0" calcext:base-cell-address="Feuille1.G222"/>
            <calcext:condition calcext:apply-style-name="s1" calcext:value="=1" calcext:base-cell-address="Feuille1.G222"/>
          </calcext:conditional-format>
          <calcext:conditional-format calcext:target-range-address="Feuille1.E238:Feuille1.E238">
            <calcext:condition calcext:apply-style-name="s0" calcext:value="=0" calcext:base-cell-address="Feuille1.E238"/>
            <calcext:condition calcext:apply-style-name="s1" calcext:value="=1" calcext:base-cell-address="Feuille1.E238"/>
            <calcext:condition calcext:apply-style-name="Default" calcext:value="formula-is(&quot;&quot;)" calcext:base-cell-address="Feuille1.E238"/>
          </calcext:conditional-format>
          <calcext:conditional-format calcext:target-range-address="Feuille1.D238:Feuille1.D238">
            <calcext:condition calcext:apply-style-name="s0" calcext:value="=0" calcext:base-cell-address="Feuille1.D238"/>
            <calcext:condition calcext:apply-style-name="s1" calcext:value="=1" calcext:base-cell-address="Feuille1.D238"/>
            <calcext:condition calcext:apply-style-name="Default" calcext:value="formula-is(&quot;&quot;)" calcext:base-cell-address="Feuille1.D238"/>
          </calcext:conditional-format>
          <calcext:conditional-format calcext:target-range-address="Feuille1.O238:Feuille1.O238">
            <calcext:condition calcext:apply-style-name="s0" calcext:value="=0" calcext:base-cell-address="Feuille1.O238"/>
            <calcext:condition calcext:apply-style-name="s1" calcext:value="=1" calcext:base-cell-address="Feuille1.O238"/>
            <calcext:condition calcext:apply-style-name="Default" calcext:value="formula-is(&quot;&quot;)" calcext:base-cell-address="Feuille1.O238"/>
          </calcext:conditional-format>
          <calcext:conditional-format calcext:target-range-address="Feuille1.F237:Feuille1.N237">
            <calcext:condition calcext:apply-style-name="s0" calcext:value="=0" calcext:base-cell-address="Feuille1.F237"/>
            <calcext:condition calcext:apply-style-name="s1" calcext:value="=1" calcext:base-cell-address="Feuille1.F237"/>
            <calcext:condition calcext:apply-style-name="Default" calcext:value="formula-is(&quot;&quot;)" calcext:base-cell-address="Feuille1.F237"/>
          </calcext:conditional-format>
          <calcext:conditional-format calcext:target-range-address="Feuille1.E237:Feuille1.E237">
            <calcext:condition calcext:apply-style-name="s0" calcext:value="=0" calcext:base-cell-address="Feuille1.E237"/>
            <calcext:condition calcext:apply-style-name="s1" calcext:value="=1" calcext:base-cell-address="Feuille1.E237"/>
            <calcext:condition calcext:apply-style-name="Default" calcext:value="formula-is(&quot;&quot;)" calcext:base-cell-address="Feuille1.E237"/>
          </calcext:conditional-format>
          <calcext:conditional-format calcext:target-range-address="Feuille1.D237:Feuille1.D237">
            <calcext:condition calcext:apply-style-name="s0" calcext:value="=0" calcext:base-cell-address="Feuille1.D237"/>
            <calcext:condition calcext:apply-style-name="s1" calcext:value="=1" calcext:base-cell-address="Feuille1.D237"/>
            <calcext:condition calcext:apply-style-name="Default" calcext:value="formula-is(&quot;&quot;)" calcext:base-cell-address="Feuille1.D237"/>
          </calcext:conditional-format>
          <calcext:conditional-format calcext:target-range-address="Feuille1.O237:Feuille1.O237">
            <calcext:condition calcext:apply-style-name="s0" calcext:value="=0" calcext:base-cell-address="Feuille1.O237"/>
            <calcext:condition calcext:apply-style-name="s1" calcext:value="=1" calcext:base-cell-address="Feuille1.O237"/>
            <calcext:condition calcext:apply-style-name="Default" calcext:value="formula-is(&quot;&quot;)" calcext:base-cell-address="Feuille1.O237"/>
          </calcext:conditional-format>
          <calcext:conditional-format calcext:target-range-address="Feuille1.F239:Feuille1.N239">
            <calcext:condition calcext:apply-style-name="s0" calcext:value="=0" calcext:base-cell-address="Feuille1.F239"/>
            <calcext:condition calcext:apply-style-name="s1" calcext:value="=1" calcext:base-cell-address="Feuille1.F239"/>
            <calcext:condition calcext:apply-style-name="Default" calcext:value="formula-is(&quot;&quot;)" calcext:base-cell-address="Feuille1.F239"/>
          </calcext:conditional-format>
          <calcext:conditional-format calcext:target-range-address="Feuille1.E239:Feuille1.E239">
            <calcext:condition calcext:apply-style-name="s0" calcext:value="=0" calcext:base-cell-address="Feuille1.E239"/>
            <calcext:condition calcext:apply-style-name="s1" calcext:value="=1" calcext:base-cell-address="Feuille1.E239"/>
            <calcext:condition calcext:apply-style-name="Default" calcext:value="formula-is(&quot;&quot;)" calcext:base-cell-address="Feuille1.E239"/>
          </calcext:conditional-format>
          <calcext:conditional-format calcext:target-range-address="Feuille1.D239:Feuille1.D239">
            <calcext:condition calcext:apply-style-name="s0" calcext:value="=0" calcext:base-cell-address="Feuille1.D239"/>
            <calcext:condition calcext:apply-style-name="s1" calcext:value="=1" calcext:base-cell-address="Feuille1.D239"/>
            <calcext:condition calcext:apply-style-name="Default" calcext:value="formula-is(&quot;&quot;)" calcext:base-cell-address="Feuille1.D239"/>
          </calcext:conditional-format>
          <calcext:conditional-format calcext:target-range-address="Feuille1.O239:Feuille1.O239">
            <calcext:condition calcext:apply-style-name="s0" calcext:value="=0" calcext:base-cell-address="Feuille1.O239"/>
            <calcext:condition calcext:apply-style-name="s1" calcext:value="=1" calcext:base-cell-address="Feuille1.O239"/>
            <calcext:condition calcext:apply-style-name="Default" calcext:value="formula-is(&quot;&quot;)" calcext:base-cell-address="Feuille1.O239"/>
          </calcext:conditional-format>
          <calcext:conditional-format calcext:target-range-address="Feuille1.F240:Feuille1.N240">
            <calcext:condition calcext:apply-style-name="s0" calcext:value="=0" calcext:base-cell-address="Feuille1.F240"/>
            <calcext:condition calcext:apply-style-name="s1" calcext:value="=1" calcext:base-cell-address="Feuille1.F240"/>
            <calcext:condition calcext:apply-style-name="Default" calcext:value="formula-is(&quot;&quot;)" calcext:base-cell-address="Feuille1.F240"/>
          </calcext:conditional-format>
          <calcext:conditional-format calcext:target-range-address="Feuille1.E240:Feuille1.E240">
            <calcext:condition calcext:apply-style-name="s0" calcext:value="=0" calcext:base-cell-address="Feuille1.E240"/>
            <calcext:condition calcext:apply-style-name="s1" calcext:value="=1" calcext:base-cell-address="Feuille1.E240"/>
            <calcext:condition calcext:apply-style-name="Default" calcext:value="formula-is(&quot;&quot;)" calcext:base-cell-address="Feuille1.E240"/>
          </calcext:conditional-format>
          <calcext:conditional-format calcext:target-range-address="Feuille1.D240:Feuille1.D240">
            <calcext:condition calcext:apply-style-name="s0" calcext:value="=0" calcext:base-cell-address="Feuille1.D240"/>
            <calcext:condition calcext:apply-style-name="s1" calcext:value="=1" calcext:base-cell-address="Feuille1.D240"/>
            <calcext:condition calcext:apply-style-name="Default" calcext:value="formula-is(&quot;&quot;)" calcext:base-cell-address="Feuille1.D240"/>
          </calcext:conditional-format>
          <calcext:conditional-format calcext:target-range-address="Feuille1.O240:Feuille1.O240">
            <calcext:condition calcext:apply-style-name="s0" calcext:value="=0" calcext:base-cell-address="Feuille1.O240"/>
            <calcext:condition calcext:apply-style-name="s1" calcext:value="=1" calcext:base-cell-address="Feuille1.O240"/>
            <calcext:condition calcext:apply-style-name="Default" calcext:value="formula-is(&quot;&quot;)" calcext:base-cell-address="Feuille1.O240"/>
          </calcext:conditional-format>
          <calcext:conditional-format calcext:target-range-address="Feuille1.M241:Feuille1.N241">
            <calcext:condition calcext:apply-style-name="s0" calcext:value="=0" calcext:base-cell-address="Feuille1.M241"/>
            <calcext:condition calcext:apply-style-name="s1" calcext:value="=1" calcext:base-cell-address="Feuille1.M241"/>
            <calcext:condition calcext:apply-style-name="Default" calcext:value="formula-is(&quot;&quot;)" calcext:base-cell-address="Feuille1.M241"/>
          </calcext:conditional-format>
          <calcext:conditional-format calcext:target-range-address="Feuille1.L241:Feuille1.L241">
            <calcext:condition calcext:apply-style-name="s0" calcext:value="=0" calcext:base-cell-address="Feuille1.L241"/>
            <calcext:condition calcext:apply-style-name="s1" calcext:value="=1" calcext:base-cell-address="Feuille1.L241"/>
            <calcext:condition calcext:apply-style-name="Default" calcext:value="formula-is(&quot;&quot;)" calcext:base-cell-address="Feuille1.L241"/>
          </calcext:conditional-format>
          <calcext:conditional-format calcext:target-range-address="Feuille1.L242:Feuille1.L242">
            <calcext:condition calcext:apply-style-name="s0" calcext:value="=0" calcext:base-cell-address="Feuille1.L242"/>
            <calcext:condition calcext:apply-style-name="s1" calcext:value="=1" calcext:base-cell-address="Feuille1.L242"/>
            <calcext:condition calcext:apply-style-name="Default" calcext:value="formula-is(&quot;&quot;)" calcext:base-cell-address="Feuille1.L242"/>
          </calcext:conditional-format>
          <calcext:conditional-format calcext:target-range-address="Feuille1.M242:Feuille1.M242">
            <calcext:condition calcext:apply-style-name="s0" calcext:value="=0" calcext:base-cell-address="Feuille1.M242"/>
            <calcext:condition calcext:apply-style-name="s1" calcext:value="=1" calcext:base-cell-address="Feuille1.M242"/>
            <calcext:condition calcext:apply-style-name="Default" calcext:value="formula-is(&quot;&quot;)" calcext:base-cell-address="Feuille1.M242"/>
          </calcext:conditional-format>
          <calcext:conditional-format calcext:target-range-address="Feuille1.O242:Feuille1.O242">
            <calcext:condition calcext:apply-style-name="s0" calcext:value="=0" calcext:base-cell-address="Feuille1.O242"/>
            <calcext:condition calcext:apply-style-name="s1" calcext:value="=1" calcext:base-cell-address="Feuille1.O242"/>
            <calcext:condition calcext:apply-style-name="Default" calcext:value="formula-is(&quot;&quot;)" calcext:base-cell-address="Feuille1.O242"/>
          </calcext:conditional-format>
          <calcext:conditional-format calcext:target-range-address="Feuille1.J251:Feuille1.J251">
            <calcext:condition calcext:apply-style-name="s0" calcext:value="=0" calcext:base-cell-address="Feuille1.J251"/>
            <calcext:condition calcext:apply-style-name="s1" calcext:value="=1" calcext:base-cell-address="Feuille1.J251"/>
            <calcext:condition calcext:apply-style-name="Default" calcext:value="formula-is(&quot;&quot;)" calcext:base-cell-address="Feuille1.J251"/>
          </calcext:conditional-format>
          <calcext:conditional-format calcext:target-range-address="Feuille1.J252:Feuille1.J252">
            <calcext:condition calcext:apply-style-name="s0" calcext:value="=0" calcext:base-cell-address="Feuille1.J252"/>
            <calcext:condition calcext:apply-style-name="s1" calcext:value="=1" calcext:base-cell-address="Feuille1.J252"/>
            <calcext:condition calcext:apply-style-name="Default" calcext:value="formula-is(&quot;&quot;)" calcext:base-cell-address="Feuille1.J252"/>
          </calcext:conditional-format>
          <calcext:conditional-format calcext:target-range-address="Feuille1.J253:Feuille1.J253">
            <calcext:condition calcext:apply-style-name="s0" calcext:value="=0" calcext:base-cell-address="Feuille1.J253"/>
            <calcext:condition calcext:apply-style-name="s1" calcext:value="=1" calcext:base-cell-address="Feuille1.J253"/>
            <calcext:condition calcext:apply-style-name="Default" calcext:value="formula-is(&quot;&quot;)" calcext:base-cell-address="Feuille1.J253"/>
          </calcext:conditional-format>
          <calcext:conditional-format calcext:target-range-address="Feuille1.J254:Feuille1.J254">
            <calcext:condition calcext:apply-style-name="s0" calcext:value="=0" calcext:base-cell-address="Feuille1.J254"/>
            <calcext:condition calcext:apply-style-name="s1" calcext:value="=1" calcext:base-cell-address="Feuille1.J254"/>
            <calcext:condition calcext:apply-style-name="Default" calcext:value="formula-is(&quot;&quot;)" calcext:base-cell-address="Feuille1.J254"/>
          </calcext:conditional-format>
          <calcext:conditional-format calcext:target-range-address="Feuille1.J255:Feuille1.J255">
            <calcext:condition calcext:apply-style-name="s0" calcext:value="=0" calcext:base-cell-address="Feuille1.J255"/>
            <calcext:condition calcext:apply-style-name="s1" calcext:value="=1" calcext:base-cell-address="Feuille1.J255"/>
            <calcext:condition calcext:apply-style-name="Default" calcext:value="formula-is(&quot;&quot;)" calcext:base-cell-address="Feuille1.J255"/>
          </calcext:conditional-format>
          <calcext:conditional-format calcext:target-range-address="Feuille1.J256:Feuille1.J256">
            <calcext:condition calcext:apply-style-name="s0" calcext:value="=0" calcext:base-cell-address="Feuille1.J256"/>
            <calcext:condition calcext:apply-style-name="s1" calcext:value="=1" calcext:base-cell-address="Feuille1.J256"/>
            <calcext:condition calcext:apply-style-name="Default" calcext:value="formula-is(&quot;&quot;)" calcext:base-cell-address="Feuille1.J256"/>
          </calcext:conditional-format>
          <calcext:conditional-format calcext:target-range-address="Feuille1.J257:Feuille1.J257">
            <calcext:condition calcext:apply-style-name="s0" calcext:value="=0" calcext:base-cell-address="Feuille1.J257"/>
            <calcext:condition calcext:apply-style-name="s1" calcext:value="=1" calcext:base-cell-address="Feuille1.J257"/>
            <calcext:condition calcext:apply-style-name="Default" calcext:value="formula-is(&quot;&quot;)" calcext:base-cell-address="Feuille1.J257"/>
          </calcext:conditional-format>
          <calcext:conditional-format calcext:target-range-address="Feuille1.J258:Feuille1.J258">
            <calcext:condition calcext:apply-style-name="s0" calcext:value="=0" calcext:base-cell-address="Feuille1.J258"/>
            <calcext:condition calcext:apply-style-name="s1" calcext:value="=1" calcext:base-cell-address="Feuille1.J258"/>
            <calcext:condition calcext:apply-style-name="Default" calcext:value="formula-is(&quot;&quot;)" calcext:base-cell-address="Feuille1.J258"/>
          </calcext:conditional-format>
          <calcext:conditional-format calcext:target-range-address="Feuille1.J259:Feuille1.J259">
            <calcext:condition calcext:apply-style-name="s0" calcext:value="=0" calcext:base-cell-address="Feuille1.J259"/>
            <calcext:condition calcext:apply-style-name="s1" calcext:value="=1" calcext:base-cell-address="Feuille1.J259"/>
            <calcext:condition calcext:apply-style-name="Default" calcext:value="formula-is(&quot;&quot;)" calcext:base-cell-address="Feuille1.J259"/>
          </calcext:conditional-format>
          <calcext:conditional-format calcext:target-range-address="Feuille1.J260:Feuille1.J260">
            <calcext:condition calcext:apply-style-name="s0" calcext:value="=0" calcext:base-cell-address="Feuille1.J260"/>
            <calcext:condition calcext:apply-style-name="s1" calcext:value="=1" calcext:base-cell-address="Feuille1.J260"/>
            <calcext:condition calcext:apply-style-name="Default" calcext:value="formula-is(&quot;&quot;)" calcext:base-cell-address="Feuille1.J260"/>
          </calcext:conditional-format>
          <calcext:conditional-format calcext:target-range-address="Feuille1.K251:Feuille1.K251">
            <calcext:condition calcext:apply-style-name="s0" calcext:value="=0" calcext:base-cell-address="Feuille1.K251"/>
            <calcext:condition calcext:apply-style-name="s1" calcext:value="=1" calcext:base-cell-address="Feuille1.K251"/>
            <calcext:condition calcext:apply-style-name="Default" calcext:value="formula-is(&quot;&quot;)" calcext:base-cell-address="Feuille1.K251"/>
          </calcext:conditional-format>
          <calcext:conditional-format calcext:target-range-address="Feuille1.K252:Feuille1.K252">
            <calcext:condition calcext:apply-style-name="s0" calcext:value="=0" calcext:base-cell-address="Feuille1.K252"/>
            <calcext:condition calcext:apply-style-name="s1" calcext:value="=1" calcext:base-cell-address="Feuille1.K252"/>
            <calcext:condition calcext:apply-style-name="Default" calcext:value="formula-is(&quot;&quot;)" calcext:base-cell-address="Feuille1.K252"/>
          </calcext:conditional-format>
          <calcext:conditional-format calcext:target-range-address="Feuille1.K253:Feuille1.K253">
            <calcext:condition calcext:apply-style-name="s0" calcext:value="=0" calcext:base-cell-address="Feuille1.K253"/>
            <calcext:condition calcext:apply-style-name="s1" calcext:value="=1" calcext:base-cell-address="Feuille1.K253"/>
            <calcext:condition calcext:apply-style-name="Default" calcext:value="formula-is(&quot;&quot;)" calcext:base-cell-address="Feuille1.K253"/>
          </calcext:conditional-format>
          <calcext:conditional-format calcext:target-range-address="Feuille1.K254:Feuille1.K254">
            <calcext:condition calcext:apply-style-name="s0" calcext:value="=0" calcext:base-cell-address="Feuille1.K254"/>
            <calcext:condition calcext:apply-style-name="s1" calcext:value="=1" calcext:base-cell-address="Feuille1.K254"/>
            <calcext:condition calcext:apply-style-name="Default" calcext:value="formula-is(&quot;&quot;)" calcext:base-cell-address="Feuille1.K254"/>
          </calcext:conditional-format>
          <calcext:conditional-format calcext:target-range-address="Feuille1.K255:Feuille1.K255">
            <calcext:condition calcext:apply-style-name="s0" calcext:value="=0" calcext:base-cell-address="Feuille1.K255"/>
            <calcext:condition calcext:apply-style-name="s1" calcext:value="=1" calcext:base-cell-address="Feuille1.K255"/>
            <calcext:condition calcext:apply-style-name="Default" calcext:value="formula-is(&quot;&quot;)" calcext:base-cell-address="Feuille1.K255"/>
          </calcext:conditional-format>
          <calcext:conditional-format calcext:target-range-address="Feuille1.K256:Feuille1.K256">
            <calcext:condition calcext:apply-style-name="s0" calcext:value="=0" calcext:base-cell-address="Feuille1.K256"/>
            <calcext:condition calcext:apply-style-name="s1" calcext:value="=1" calcext:base-cell-address="Feuille1.K256"/>
            <calcext:condition calcext:apply-style-name="Default" calcext:value="formula-is(&quot;&quot;)" calcext:base-cell-address="Feuille1.K256"/>
          </calcext:conditional-format>
          <calcext:conditional-format calcext:target-range-address="Feuille1.K257:Feuille1.K257">
            <calcext:condition calcext:apply-style-name="s0" calcext:value="=0" calcext:base-cell-address="Feuille1.K257"/>
            <calcext:condition calcext:apply-style-name="s1" calcext:value="=1" calcext:base-cell-address="Feuille1.K257"/>
            <calcext:condition calcext:apply-style-name="Default" calcext:value="formula-is(&quot;&quot;)" calcext:base-cell-address="Feuille1.K257"/>
          </calcext:conditional-format>
          <calcext:conditional-format calcext:target-range-address="Feuille1.K258:Feuille1.K258">
            <calcext:condition calcext:apply-style-name="s0" calcext:value="=0" calcext:base-cell-address="Feuille1.K258"/>
            <calcext:condition calcext:apply-style-name="s1" calcext:value="=1" calcext:base-cell-address="Feuille1.K258"/>
            <calcext:condition calcext:apply-style-name="Default" calcext:value="formula-is(&quot;&quot;)" calcext:base-cell-address="Feuille1.K258"/>
          </calcext:conditional-format>
          <calcext:conditional-format calcext:target-range-address="Feuille1.K259:Feuille1.K259">
            <calcext:condition calcext:apply-style-name="s0" calcext:value="=0" calcext:base-cell-address="Feuille1.K259"/>
            <calcext:condition calcext:apply-style-name="s1" calcext:value="=1" calcext:base-cell-address="Feuille1.K259"/>
            <calcext:condition calcext:apply-style-name="Default" calcext:value="formula-is(&quot;&quot;)" calcext:base-cell-address="Feuille1.K259"/>
          </calcext:conditional-format>
          <calcext:conditional-format calcext:target-range-address="Feuille1.K260:Feuille1.K260">
            <calcext:condition calcext:apply-style-name="s0" calcext:value="=0" calcext:base-cell-address="Feuille1.K260"/>
            <calcext:condition calcext:apply-style-name="s1" calcext:value="=1" calcext:base-cell-address="Feuille1.K260"/>
            <calcext:condition calcext:apply-style-name="Default" calcext:value="formula-is(&quot;&quot;)" calcext:base-cell-address="Feuille1.K260"/>
          </calcext:conditional-format>
          <calcext:conditional-format calcext:target-range-address="Feuille1.L251:Feuille1.L251">
            <calcext:condition calcext:apply-style-name="s0" calcext:value="=0" calcext:base-cell-address="Feuille1.L251"/>
            <calcext:condition calcext:apply-style-name="s1" calcext:value="=1" calcext:base-cell-address="Feuille1.L251"/>
            <calcext:condition calcext:apply-style-name="Default" calcext:value="formula-is(&quot;&quot;)" calcext:base-cell-address="Feuille1.L251"/>
          </calcext:conditional-format>
          <calcext:conditional-format calcext:target-range-address="Feuille1.L252:Feuille1.L252">
            <calcext:condition calcext:apply-style-name="s0" calcext:value="=0" calcext:base-cell-address="Feuille1.L252"/>
            <calcext:condition calcext:apply-style-name="s1" calcext:value="=1" calcext:base-cell-address="Feuille1.L252"/>
            <calcext:condition calcext:apply-style-name="Default" calcext:value="formula-is(&quot;&quot;)" calcext:base-cell-address="Feuille1.L252"/>
          </calcext:conditional-format>
          <calcext:conditional-format calcext:target-range-address="Feuille1.L253:Feuille1.L253">
            <calcext:condition calcext:apply-style-name="s0" calcext:value="=0" calcext:base-cell-address="Feuille1.L253"/>
            <calcext:condition calcext:apply-style-name="s1" calcext:value="=1" calcext:base-cell-address="Feuille1.L253"/>
            <calcext:condition calcext:apply-style-name="Default" calcext:value="formula-is(&quot;&quot;)" calcext:base-cell-address="Feuille1.L253"/>
          </calcext:conditional-format>
          <calcext:conditional-format calcext:target-range-address="Feuille1.L254:Feuille1.L254">
            <calcext:condition calcext:apply-style-name="s0" calcext:value="=0" calcext:base-cell-address="Feuille1.L254"/>
            <calcext:condition calcext:apply-style-name="s1" calcext:value="=1" calcext:base-cell-address="Feuille1.L254"/>
            <calcext:condition calcext:apply-style-name="Default" calcext:value="formula-is(&quot;&quot;)" calcext:base-cell-address="Feuille1.L254"/>
          </calcext:conditional-format>
          <calcext:conditional-format calcext:target-range-address="Feuille1.L255:Feuille1.L255">
            <calcext:condition calcext:apply-style-name="s0" calcext:value="=0" calcext:base-cell-address="Feuille1.L255"/>
            <calcext:condition calcext:apply-style-name="s1" calcext:value="=1" calcext:base-cell-address="Feuille1.L255"/>
            <calcext:condition calcext:apply-style-name="Default" calcext:value="formula-is(&quot;&quot;)" calcext:base-cell-address="Feuille1.L255"/>
          </calcext:conditional-format>
          <calcext:conditional-format calcext:target-range-address="Feuille1.L256:Feuille1.L256">
            <calcext:condition calcext:apply-style-name="s0" calcext:value="=0" calcext:base-cell-address="Feuille1.L256"/>
            <calcext:condition calcext:apply-style-name="s1" calcext:value="=1" calcext:base-cell-address="Feuille1.L256"/>
            <calcext:condition calcext:apply-style-name="Default" calcext:value="formula-is(&quot;&quot;)" calcext:base-cell-address="Feuille1.L256"/>
          </calcext:conditional-format>
          <calcext:conditional-format calcext:target-range-address="Feuille1.L257:Feuille1.L257">
            <calcext:condition calcext:apply-style-name="s0" calcext:value="=0" calcext:base-cell-address="Feuille1.L257"/>
            <calcext:condition calcext:apply-style-name="s1" calcext:value="=1" calcext:base-cell-address="Feuille1.L257"/>
            <calcext:condition calcext:apply-style-name="Default" calcext:value="formula-is(&quot;&quot;)" calcext:base-cell-address="Feuille1.L257"/>
          </calcext:conditional-format>
          <calcext:conditional-format calcext:target-range-address="Feuille1.L258:Feuille1.L258">
            <calcext:condition calcext:apply-style-name="s0" calcext:value="=0" calcext:base-cell-address="Feuille1.L258"/>
            <calcext:condition calcext:apply-style-name="s1" calcext:value="=1" calcext:base-cell-address="Feuille1.L258"/>
            <calcext:condition calcext:apply-style-name="Default" calcext:value="formula-is(&quot;&quot;)" calcext:base-cell-address="Feuille1.L258"/>
          </calcext:conditional-format>
          <calcext:conditional-format calcext:target-range-address="Feuille1.L259:Feuille1.L259">
            <calcext:condition calcext:apply-style-name="s0" calcext:value="=0" calcext:base-cell-address="Feuille1.L259"/>
            <calcext:condition calcext:apply-style-name="s1" calcext:value="=1" calcext:base-cell-address="Feuille1.L259"/>
            <calcext:condition calcext:apply-style-name="Default" calcext:value="formula-is(&quot;&quot;)" calcext:base-cell-address="Feuille1.L259"/>
          </calcext:conditional-format>
          <calcext:conditional-format calcext:target-range-address="Feuille1.L260:Feuille1.L260">
            <calcext:condition calcext:apply-style-name="s0" calcext:value="=0" calcext:base-cell-address="Feuille1.L260"/>
            <calcext:condition calcext:apply-style-name="s1" calcext:value="=1" calcext:base-cell-address="Feuille1.L260"/>
            <calcext:condition calcext:apply-style-name="Default" calcext:value="formula-is(&quot;&quot;)" calcext:base-cell-address="Feuille1.L260"/>
          </calcext:conditional-format>
          <calcext:conditional-format calcext:target-range-address="Feuille1.J243:Feuille1.K243">
            <calcext:condition calcext:apply-style-name="s0" calcext:value="=0" calcext:base-cell-address="Feuille1.J243"/>
            <calcext:condition calcext:apply-style-name="s1" calcext:value="=1" calcext:base-cell-address="Feuille1.J243"/>
            <calcext:condition calcext:apply-style-name="Default" calcext:value="formula-is(&quot;&quot;)" calcext:base-cell-address="Feuille1.J243"/>
          </calcext:conditional-format>
          <calcext:conditional-format calcext:target-range-address="Feuille1.J244:Feuille1.K244">
            <calcext:condition calcext:apply-style-name="s0" calcext:value="=0" calcext:base-cell-address="Feuille1.J244"/>
            <calcext:condition calcext:apply-style-name="s1" calcext:value="=1" calcext:base-cell-address="Feuille1.J244"/>
            <calcext:condition calcext:apply-style-name="Default" calcext:value="formula-is(&quot;&quot;)" calcext:base-cell-address="Feuille1.J244"/>
          </calcext:conditional-format>
          <calcext:conditional-format calcext:target-range-address="Feuille1.N243:Feuille1.N243">
            <calcext:condition calcext:apply-style-name="s0" calcext:value="=0" calcext:base-cell-address="Feuille1.N243"/>
            <calcext:condition calcext:apply-style-name="s1" calcext:value="=1" calcext:base-cell-address="Feuille1.N243"/>
            <calcext:condition calcext:apply-style-name="Default" calcext:value="formula-is(&quot;&quot;)" calcext:base-cell-address="Feuille1.N243"/>
          </calcext:conditional-format>
          <calcext:conditional-format calcext:target-range-address="Feuille1.L243:Feuille1.L243">
            <calcext:condition calcext:apply-style-name="s0" calcext:value="=0" calcext:base-cell-address="Feuille1.L243"/>
            <calcext:condition calcext:apply-style-name="s1" calcext:value="=1" calcext:base-cell-address="Feuille1.L243"/>
            <calcext:condition calcext:apply-style-name="Default" calcext:value="formula-is(&quot;&quot;)" calcext:base-cell-address="Feuille1.L243"/>
          </calcext:conditional-format>
          <calcext:conditional-format calcext:target-range-address="Feuille1.M243:Feuille1.M243">
            <calcext:condition calcext:apply-style-name="s0" calcext:value="=0" calcext:base-cell-address="Feuille1.M243"/>
            <calcext:condition calcext:apply-style-name="s1" calcext:value="=1" calcext:base-cell-address="Feuille1.M243"/>
            <calcext:condition calcext:apply-style-name="Default" calcext:value="formula-is(&quot;&quot;)" calcext:base-cell-address="Feuille1.M243"/>
          </calcext:conditional-format>
          <calcext:conditional-format calcext:target-range-address="Feuille1.O243:Feuille1.O243">
            <calcext:condition calcext:apply-style-name="s0" calcext:value="=0" calcext:base-cell-address="Feuille1.O243"/>
            <calcext:condition calcext:apply-style-name="s1" calcext:value="=1" calcext:base-cell-address="Feuille1.O243"/>
            <calcext:condition calcext:apply-style-name="Default" calcext:value="formula-is(&quot;&quot;)" calcext:base-cell-address="Feuille1.O243"/>
          </calcext:conditional-format>
          <calcext:conditional-format calcext:target-range-address="Feuille1.N244:Feuille1.N244">
            <calcext:condition calcext:apply-style-name="s0" calcext:value="=0" calcext:base-cell-address="Feuille1.N244"/>
            <calcext:condition calcext:apply-style-name="s1" calcext:value="=1" calcext:base-cell-address="Feuille1.N244"/>
            <calcext:condition calcext:apply-style-name="Default" calcext:value="formula-is(&quot;&quot;)" calcext:base-cell-address="Feuille1.N244"/>
          </calcext:conditional-format>
          <calcext:conditional-format calcext:target-range-address="Feuille1.L244:Feuille1.L244">
            <calcext:condition calcext:apply-style-name="s0" calcext:value="=0" calcext:base-cell-address="Feuille1.L244"/>
            <calcext:condition calcext:apply-style-name="s1" calcext:value="=1" calcext:base-cell-address="Feuille1.L244"/>
            <calcext:condition calcext:apply-style-name="Default" calcext:value="formula-is(&quot;&quot;)" calcext:base-cell-address="Feuille1.L244"/>
          </calcext:conditional-format>
          <calcext:conditional-format calcext:target-range-address="Feuille1.M244:Feuille1.M244">
            <calcext:condition calcext:apply-style-name="s0" calcext:value="=0" calcext:base-cell-address="Feuille1.M244"/>
            <calcext:condition calcext:apply-style-name="s1" calcext:value="=1" calcext:base-cell-address="Feuille1.M244"/>
            <calcext:condition calcext:apply-style-name="Default" calcext:value="formula-is(&quot;&quot;)" calcext:base-cell-address="Feuille1.M244"/>
          </calcext:conditional-format>
          <calcext:conditional-format calcext:target-range-address="Feuille1.O244:Feuille1.O244">
            <calcext:condition calcext:apply-style-name="s0" calcext:value="=0" calcext:base-cell-address="Feuille1.O244"/>
            <calcext:condition calcext:apply-style-name="s1" calcext:value="=1" calcext:base-cell-address="Feuille1.O244"/>
            <calcext:condition calcext:apply-style-name="Default" calcext:value="formula-is(&quot;&quot;)" calcext:base-cell-address="Feuille1.O244"/>
          </calcext:conditional-format>
          <calcext:conditional-format calcext:target-range-address="Feuille1.N251:Feuille1.O251">
            <calcext:condition calcext:apply-style-name="s0" calcext:value="=0" calcext:base-cell-address="Feuille1.N251"/>
            <calcext:condition calcext:apply-style-name="s1" calcext:value="=1" calcext:base-cell-address="Feuille1.N251"/>
            <calcext:condition calcext:apply-style-name="Default" calcext:value="formula-is(&quot;&quot;)" calcext:base-cell-address="Feuille1.N251"/>
          </calcext:conditional-format>
          <calcext:conditional-format calcext:target-range-address="Feuille1.M251:Feuille1.M251">
            <calcext:condition calcext:apply-style-name="s0" calcext:value="=0" calcext:base-cell-address="Feuille1.M251"/>
            <calcext:condition calcext:apply-style-name="s1" calcext:value="=1" calcext:base-cell-address="Feuille1.M251"/>
            <calcext:condition calcext:apply-style-name="Default" calcext:value="formula-is(&quot;&quot;)" calcext:base-cell-address="Feuille1.M251"/>
          </calcext:conditional-format>
          <calcext:conditional-format calcext:target-range-address="Feuille1.P245:Feuille1.P245 Feuille1.H245:Feuille1.I245">
            <calcext:condition calcext:apply-style-name="s0" calcext:value="=0" calcext:base-cell-address="Feuille1.H245"/>
            <calcext:condition calcext:apply-style-name="s1" calcext:value="=1" calcext:base-cell-address="Feuille1.H245"/>
            <calcext:condition calcext:apply-style-name="Default" calcext:value="formula-is(&quot;&quot;)" calcext:base-cell-address="Feuille1.H245"/>
          </calcext:conditional-format>
          <calcext:conditional-format calcext:target-range-address="Feuille1.J245:Feuille1.K245">
            <calcext:condition calcext:apply-style-name="s0" calcext:value="=0" calcext:base-cell-address="Feuille1.J245"/>
            <calcext:condition calcext:apply-style-name="s1" calcext:value="=1" calcext:base-cell-address="Feuille1.J245"/>
            <calcext:condition calcext:apply-style-name="Default" calcext:value="formula-is(&quot;&quot;)" calcext:base-cell-address="Feuille1.J245"/>
          </calcext:conditional-format>
          <calcext:conditional-format calcext:target-range-address="Feuille1.N245:Feuille1.N245">
            <calcext:condition calcext:apply-style-name="s0" calcext:value="=0" calcext:base-cell-address="Feuille1.N245"/>
            <calcext:condition calcext:apply-style-name="s1" calcext:value="=1" calcext:base-cell-address="Feuille1.N245"/>
            <calcext:condition calcext:apply-style-name="Default" calcext:value="formula-is(&quot;&quot;)" calcext:base-cell-address="Feuille1.N245"/>
          </calcext:conditional-format>
          <calcext:conditional-format calcext:target-range-address="Feuille1.L245:Feuille1.L245">
            <calcext:condition calcext:apply-style-name="s0" calcext:value="=0" calcext:base-cell-address="Feuille1.L245"/>
            <calcext:condition calcext:apply-style-name="s1" calcext:value="=1" calcext:base-cell-address="Feuille1.L245"/>
            <calcext:condition calcext:apply-style-name="Default" calcext:value="formula-is(&quot;&quot;)" calcext:base-cell-address="Feuille1.L245"/>
          </calcext:conditional-format>
          <calcext:conditional-format calcext:target-range-address="Feuille1.M245:Feuille1.M245">
            <calcext:condition calcext:apply-style-name="s0" calcext:value="=0" calcext:base-cell-address="Feuille1.M245"/>
            <calcext:condition calcext:apply-style-name="s1" calcext:value="=1" calcext:base-cell-address="Feuille1.M245"/>
            <calcext:condition calcext:apply-style-name="Default" calcext:value="formula-is(&quot;&quot;)" calcext:base-cell-address="Feuille1.M245"/>
          </calcext:conditional-format>
          <calcext:conditional-format calcext:target-range-address="Feuille1.O245:Feuille1.O245">
            <calcext:condition calcext:apply-style-name="s0" calcext:value="=0" calcext:base-cell-address="Feuille1.O245"/>
            <calcext:condition calcext:apply-style-name="s1" calcext:value="=1" calcext:base-cell-address="Feuille1.O245"/>
            <calcext:condition calcext:apply-style-name="Default" calcext:value="formula-is(&quot;&quot;)" calcext:base-cell-address="Feuille1.O245"/>
          </calcext:conditional-format>
          <calcext:conditional-format calcext:target-range-address="Feuille1.P246:Feuille1.P246 Feuille1.H246:Feuille1.I246">
            <calcext:condition calcext:apply-style-name="s0" calcext:value="=0" calcext:base-cell-address="Feuille1.H246"/>
            <calcext:condition calcext:apply-style-name="s1" calcext:value="=1" calcext:base-cell-address="Feuille1.H246"/>
            <calcext:condition calcext:apply-style-name="Default" calcext:value="formula-is(&quot;&quot;)" calcext:base-cell-address="Feuille1.H246"/>
          </calcext:conditional-format>
          <calcext:conditional-format calcext:target-range-address="Feuille1.P247:Feuille1.P247 Feuille1.H247:Feuille1.I247">
            <calcext:condition calcext:apply-style-name="s0" calcext:value="=0" calcext:base-cell-address="Feuille1.H247"/>
            <calcext:condition calcext:apply-style-name="s1" calcext:value="=1" calcext:base-cell-address="Feuille1.H247"/>
            <calcext:condition calcext:apply-style-name="Default" calcext:value="formula-is(&quot;&quot;)" calcext:base-cell-address="Feuille1.H247"/>
          </calcext:conditional-format>
          <calcext:conditional-format calcext:target-range-address="Feuille1.P248:Feuille1.P248 Feuille1.H248:Feuille1.I248">
            <calcext:condition calcext:apply-style-name="s0" calcext:value="=0" calcext:base-cell-address="Feuille1.H248"/>
            <calcext:condition calcext:apply-style-name="s1" calcext:value="=1" calcext:base-cell-address="Feuille1.H248"/>
            <calcext:condition calcext:apply-style-name="Default" calcext:value="formula-is(&quot;&quot;)" calcext:base-cell-address="Feuille1.H248"/>
          </calcext:conditional-format>
          <calcext:conditional-format calcext:target-range-address="Feuille1.P249:Feuille1.P249 Feuille1.H249:Feuille1.I249">
            <calcext:condition calcext:apply-style-name="s0" calcext:value="=0" calcext:base-cell-address="Feuille1.H249"/>
            <calcext:condition calcext:apply-style-name="s1" calcext:value="=1" calcext:base-cell-address="Feuille1.H249"/>
            <calcext:condition calcext:apply-style-name="Default" calcext:value="formula-is(&quot;&quot;)" calcext:base-cell-address="Feuille1.H249"/>
          </calcext:conditional-format>
          <calcext:conditional-format calcext:target-range-address="Feuille1.P250:Feuille1.P250 Feuille1.H250:Feuille1.I250">
            <calcext:condition calcext:apply-style-name="s0" calcext:value="=0" calcext:base-cell-address="Feuille1.H250"/>
            <calcext:condition calcext:apply-style-name="s1" calcext:value="=1" calcext:base-cell-address="Feuille1.H250"/>
            <calcext:condition calcext:apply-style-name="Default" calcext:value="formula-is(&quot;&quot;)" calcext:base-cell-address="Feuille1.H250"/>
          </calcext:conditional-format>
          <calcext:conditional-format calcext:target-range-address="Feuille1.J249:Feuille1.J249">
            <calcext:condition calcext:apply-style-name="s0" calcext:value="=0" calcext:base-cell-address="Feuille1.J249"/>
            <calcext:condition calcext:apply-style-name="s1" calcext:value="=1" calcext:base-cell-address="Feuille1.J249"/>
            <calcext:condition calcext:apply-style-name="Default" calcext:value="formula-is(&quot;&quot;)" calcext:base-cell-address="Feuille1.J249"/>
          </calcext:conditional-format>
          <calcext:conditional-format calcext:target-range-address="Feuille1.J250:Feuille1.J250">
            <calcext:condition calcext:apply-style-name="s0" calcext:value="=0" calcext:base-cell-address="Feuille1.J250"/>
            <calcext:condition calcext:apply-style-name="s1" calcext:value="=1" calcext:base-cell-address="Feuille1.J250"/>
            <calcext:condition calcext:apply-style-name="Default" calcext:value="formula-is(&quot;&quot;)" calcext:base-cell-address="Feuille1.J250"/>
          </calcext:conditional-format>
          <calcext:conditional-format calcext:target-range-address="Feuille1.K249:Feuille1.K249">
            <calcext:condition calcext:apply-style-name="s0" calcext:value="=0" calcext:base-cell-address="Feuille1.K249"/>
            <calcext:condition calcext:apply-style-name="s1" calcext:value="=1" calcext:base-cell-address="Feuille1.K249"/>
            <calcext:condition calcext:apply-style-name="Default" calcext:value="formula-is(&quot;&quot;)" calcext:base-cell-address="Feuille1.K249"/>
          </calcext:conditional-format>
          <calcext:conditional-format calcext:target-range-address="Feuille1.K250:Feuille1.K250">
            <calcext:condition calcext:apply-style-name="s0" calcext:value="=0" calcext:base-cell-address="Feuille1.K250"/>
            <calcext:condition calcext:apply-style-name="s1" calcext:value="=1" calcext:base-cell-address="Feuille1.K250"/>
            <calcext:condition calcext:apply-style-name="Default" calcext:value="formula-is(&quot;&quot;)" calcext:base-cell-address="Feuille1.K250"/>
          </calcext:conditional-format>
          <calcext:conditional-format calcext:target-range-address="Feuille1.L249:Feuille1.L249">
            <calcext:condition calcext:apply-style-name="s0" calcext:value="=0" calcext:base-cell-address="Feuille1.L249"/>
            <calcext:condition calcext:apply-style-name="s1" calcext:value="=1" calcext:base-cell-address="Feuille1.L249"/>
            <calcext:condition calcext:apply-style-name="Default" calcext:value="formula-is(&quot;&quot;)" calcext:base-cell-address="Feuille1.L249"/>
          </calcext:conditional-format>
          <calcext:conditional-format calcext:target-range-address="Feuille1.L250:Feuille1.L250">
            <calcext:condition calcext:apply-style-name="s0" calcext:value="=0" calcext:base-cell-address="Feuille1.L250"/>
            <calcext:condition calcext:apply-style-name="s1" calcext:value="=1" calcext:base-cell-address="Feuille1.L250"/>
            <calcext:condition calcext:apply-style-name="Default" calcext:value="formula-is(&quot;&quot;)" calcext:base-cell-address="Feuille1.L250"/>
          </calcext:conditional-format>
          <calcext:conditional-format calcext:target-range-address="Feuille1.J246:Feuille1.K246">
            <calcext:condition calcext:apply-style-name="s0" calcext:value="=0" calcext:base-cell-address="Feuille1.J246"/>
            <calcext:condition calcext:apply-style-name="s1" calcext:value="=1" calcext:base-cell-address="Feuille1.J246"/>
            <calcext:condition calcext:apply-style-name="Default" calcext:value="formula-is(&quot;&quot;)" calcext:base-cell-address="Feuille1.J246"/>
          </calcext:conditional-format>
          <calcext:conditional-format calcext:target-range-address="Feuille1.J247:Feuille1.J247">
            <calcext:condition calcext:apply-style-name="s0" calcext:value="=0" calcext:base-cell-address="Feuille1.J247"/>
            <calcext:condition calcext:apply-style-name="s1" calcext:value="=1" calcext:base-cell-address="Feuille1.J247"/>
            <calcext:condition calcext:apply-style-name="Default" calcext:value="formula-is(&quot;&quot;)" calcext:base-cell-address="Feuille1.J247"/>
          </calcext:conditional-format>
          <calcext:conditional-format calcext:target-range-address="Feuille1.K248:Feuille1.K248">
            <calcext:condition calcext:apply-style-name="s0" calcext:value="=0" calcext:base-cell-address="Feuille1.K248"/>
            <calcext:condition calcext:apply-style-name="s1" calcext:value="=1" calcext:base-cell-address="Feuille1.K248"/>
            <calcext:condition calcext:apply-style-name="Default" calcext:value="formula-is(&quot;&quot;)" calcext:base-cell-address="Feuille1.K248"/>
          </calcext:conditional-format>
          <calcext:conditional-format calcext:target-range-address="Feuille1.L248:Feuille1.L248">
            <calcext:condition calcext:apply-style-name="s0" calcext:value="=0" calcext:base-cell-address="Feuille1.L248"/>
            <calcext:condition calcext:apply-style-name="s1" calcext:value="=1" calcext:base-cell-address="Feuille1.L248"/>
            <calcext:condition calcext:apply-style-name="Default" calcext:value="formula-is(&quot;&quot;)" calcext:base-cell-address="Feuille1.L248"/>
          </calcext:conditional-format>
          <calcext:conditional-format calcext:target-range-address="Feuille1.K247:Feuille1.K247">
            <calcext:condition calcext:apply-style-name="s0" calcext:value="=0" calcext:base-cell-address="Feuille1.K247"/>
            <calcext:condition calcext:apply-style-name="s1" calcext:value="=1" calcext:base-cell-address="Feuille1.K247"/>
            <calcext:condition calcext:apply-style-name="Default" calcext:value="formula-is(&quot;&quot;)" calcext:base-cell-address="Feuille1.K247"/>
          </calcext:conditional-format>
          <calcext:conditional-format calcext:target-range-address="Feuille1.L247:Feuille1.L247">
            <calcext:condition calcext:apply-style-name="s0" calcext:value="=0" calcext:base-cell-address="Feuille1.L247"/>
            <calcext:condition calcext:apply-style-name="s1" calcext:value="=1" calcext:base-cell-address="Feuille1.L247"/>
            <calcext:condition calcext:apply-style-name="Default" calcext:value="formula-is(&quot;&quot;)" calcext:base-cell-address="Feuille1.L247"/>
          </calcext:conditional-format>
          <calcext:conditional-format calcext:target-range-address="Feuille1.L246:Feuille1.L246">
            <calcext:condition calcext:apply-style-name="s0" calcext:value="=0" calcext:base-cell-address="Feuille1.L246"/>
            <calcext:condition calcext:apply-style-name="s1" calcext:value="=1" calcext:base-cell-address="Feuille1.L246"/>
            <calcext:condition calcext:apply-style-name="Default" calcext:value="formula-is(&quot;&quot;)" calcext:base-cell-address="Feuille1.L246"/>
          </calcext:conditional-format>
          <calcext:conditional-format calcext:target-range-address="Feuille1.J248:Feuille1.J248">
            <calcext:condition calcext:apply-style-name="s0" calcext:value="=0" calcext:base-cell-address="Feuille1.J248"/>
            <calcext:condition calcext:apply-style-name="s1" calcext:value="=1" calcext:base-cell-address="Feuille1.J248"/>
            <calcext:condition calcext:apply-style-name="Default" calcext:value="formula-is(&quot;&quot;)" calcext:base-cell-address="Feuille1.J248"/>
          </calcext:conditional-format>
          <calcext:conditional-format calcext:target-range-address="Feuille1.N246:Feuille1.N246">
            <calcext:condition calcext:apply-style-name="s0" calcext:value="=0" calcext:base-cell-address="Feuille1.N246"/>
            <calcext:condition calcext:apply-style-name="s1" calcext:value="=1" calcext:base-cell-address="Feuille1.N246"/>
            <calcext:condition calcext:apply-style-name="Default" calcext:value="formula-is(&quot;&quot;)" calcext:base-cell-address="Feuille1.N246"/>
          </calcext:conditional-format>
          <calcext:conditional-format calcext:target-range-address="Feuille1.M246:Feuille1.M246">
            <calcext:condition calcext:apply-style-name="s0" calcext:value="=0" calcext:base-cell-address="Feuille1.M246"/>
            <calcext:condition calcext:apply-style-name="s1" calcext:value="=1" calcext:base-cell-address="Feuille1.M246"/>
            <calcext:condition calcext:apply-style-name="Default" calcext:value="formula-is(&quot;&quot;)" calcext:base-cell-address="Feuille1.M246"/>
          </calcext:conditional-format>
          <calcext:conditional-format calcext:target-range-address="Feuille1.O246:Feuille1.O246">
            <calcext:condition calcext:apply-style-name="s0" calcext:value="=0" calcext:base-cell-address="Feuille1.O246"/>
            <calcext:condition calcext:apply-style-name="s1" calcext:value="=1" calcext:base-cell-address="Feuille1.O246"/>
            <calcext:condition calcext:apply-style-name="Default" calcext:value="formula-is(&quot;&quot;)" calcext:base-cell-address="Feuille1.O246"/>
          </calcext:conditional-format>
          <calcext:conditional-format calcext:target-range-address="Feuille1.O248:Feuille1.O248">
            <calcext:condition calcext:apply-style-name="s0" calcext:value="=0" calcext:base-cell-address="Feuille1.O248"/>
            <calcext:condition calcext:apply-style-name="s1" calcext:value="=1" calcext:base-cell-address="Feuille1.O248"/>
            <calcext:condition calcext:apply-style-name="Default" calcext:value="formula-is(&quot;&quot;)" calcext:base-cell-address="Feuille1.O248"/>
          </calcext:conditional-format>
          <calcext:conditional-format calcext:target-range-address="Feuille1.O249:Feuille1.O249">
            <calcext:condition calcext:apply-style-name="s0" calcext:value="=0" calcext:base-cell-address="Feuille1.O249"/>
            <calcext:condition calcext:apply-style-name="s1" calcext:value="=1" calcext:base-cell-address="Feuille1.O249"/>
            <calcext:condition calcext:apply-style-name="Default" calcext:value="formula-is(&quot;&quot;)" calcext:base-cell-address="Feuille1.O249"/>
          </calcext:conditional-format>
          <calcext:conditional-format calcext:target-range-address="Feuille1.N250:Feuille1.O250">
            <calcext:condition calcext:apply-style-name="s0" calcext:value="=0" calcext:base-cell-address="Feuille1.N250"/>
            <calcext:condition calcext:apply-style-name="s1" calcext:value="=1" calcext:base-cell-address="Feuille1.N250"/>
            <calcext:condition calcext:apply-style-name="Default" calcext:value="formula-is(&quot;&quot;)" calcext:base-cell-address="Feuille1.N250"/>
          </calcext:conditional-format>
          <calcext:conditional-format calcext:target-range-address="Feuille1.M250:Feuille1.M250">
            <calcext:condition calcext:apply-style-name="s0" calcext:value="=0" calcext:base-cell-address="Feuille1.M250"/>
            <calcext:condition calcext:apply-style-name="s1" calcext:value="=1" calcext:base-cell-address="Feuille1.M250"/>
            <calcext:condition calcext:apply-style-name="Default" calcext:value="formula-is(&quot;&quot;)" calcext:base-cell-address="Feuille1.M250"/>
          </calcext:conditional-format>
          <calcext:conditional-format calcext:target-range-address="Feuille1.N249:Feuille1.N249">
            <calcext:condition calcext:apply-style-name="s0" calcext:value="=0" calcext:base-cell-address="Feuille1.N249"/>
            <calcext:condition calcext:apply-style-name="s1" calcext:value="=1" calcext:base-cell-address="Feuille1.N249"/>
            <calcext:condition calcext:apply-style-name="Default" calcext:value="formula-is(&quot;&quot;)" calcext:base-cell-address="Feuille1.N249"/>
          </calcext:conditional-format>
          <calcext:conditional-format calcext:target-range-address="Feuille1.M249:Feuille1.M249">
            <calcext:condition calcext:apply-style-name="s0" calcext:value="=0" calcext:base-cell-address="Feuille1.M249"/>
            <calcext:condition calcext:apply-style-name="s1" calcext:value="=1" calcext:base-cell-address="Feuille1.M249"/>
            <calcext:condition calcext:apply-style-name="Default" calcext:value="formula-is(&quot;&quot;)" calcext:base-cell-address="Feuille1.M249"/>
          </calcext:conditional-format>
          <calcext:conditional-format calcext:target-range-address="Feuille1.M248:Feuille1.M248">
            <calcext:condition calcext:apply-style-name="s0" calcext:value="=0" calcext:base-cell-address="Feuille1.M248"/>
            <calcext:condition calcext:apply-style-name="s1" calcext:value="=1" calcext:base-cell-address="Feuille1.M248"/>
            <calcext:condition calcext:apply-style-name="Default" calcext:value="formula-is(&quot;&quot;)" calcext:base-cell-address="Feuille1.M248"/>
          </calcext:conditional-format>
          <calcext:conditional-format calcext:target-range-address="Feuille1.N247:Feuille1.N247">
            <calcext:condition calcext:apply-style-name="s0" calcext:value="=0" calcext:base-cell-address="Feuille1.N247"/>
            <calcext:condition calcext:apply-style-name="s1" calcext:value="=1" calcext:base-cell-address="Feuille1.N247"/>
            <calcext:condition calcext:apply-style-name="Default" calcext:value="formula-is(&quot;&quot;)" calcext:base-cell-address="Feuille1.N247"/>
          </calcext:conditional-format>
          <calcext:conditional-format calcext:target-range-address="Feuille1.M247:Feuille1.M247">
            <calcext:condition calcext:apply-style-name="s0" calcext:value="=0" calcext:base-cell-address="Feuille1.M247"/>
            <calcext:condition calcext:apply-style-name="s1" calcext:value="=1" calcext:base-cell-address="Feuille1.M247"/>
            <calcext:condition calcext:apply-style-name="Default" calcext:value="formula-is(&quot;&quot;)" calcext:base-cell-address="Feuille1.M247"/>
          </calcext:conditional-format>
          <calcext:conditional-format calcext:target-range-address="Feuille1.O247:Feuille1.O247">
            <calcext:condition calcext:apply-style-name="s0" calcext:value="=0" calcext:base-cell-address="Feuille1.O247"/>
            <calcext:condition calcext:apply-style-name="s1" calcext:value="=1" calcext:base-cell-address="Feuille1.O247"/>
            <calcext:condition calcext:apply-style-name="Default" calcext:value="formula-is(&quot;&quot;)" calcext:base-cell-address="Feuille1.O247"/>
          </calcext:conditional-format>
          <calcext:conditional-format calcext:target-range-address="Feuille1.N248:Feuille1.N248">
            <calcext:condition calcext:apply-style-name="s0" calcext:value="=0" calcext:base-cell-address="Feuille1.N248"/>
            <calcext:condition calcext:apply-style-name="s1" calcext:value="=1" calcext:base-cell-address="Feuille1.N248"/>
            <calcext:condition calcext:apply-style-name="Default" calcext:value="formula-is(&quot;&quot;)" calcext:base-cell-address="Feuille1.N248"/>
          </calcext:conditional-format>
          <calcext:conditional-format calcext:target-range-address="Feuille1.B266:Feuille1.Q268 Feuille1.D269:Feuille1.Q269 Feuille1.B269:Feuille1.B280">
            <calcext:condition calcext:apply-style-name="s0" calcext:value="=0" calcext:base-cell-address="Feuille1.B266"/>
            <calcext:condition calcext:apply-style-name="s1" calcext:value="=1" calcext:base-cell-address="Feuille1.B266"/>
            <calcext:condition calcext:apply-style-name="Default" calcext:value="formula-is(&quot;&quot;)" calcext:base-cell-address="Feuille1.B266"/>
          </calcext:conditional-format>
          <calcext:conditional-format calcext:target-range-address="Feuille1.D270:Feuille1.D272">
            <calcext:condition calcext:apply-style-name="s0" calcext:value="=0" calcext:base-cell-address="Feuille1.D270"/>
            <calcext:condition calcext:apply-style-name="s1" calcext:value="=1" calcext:base-cell-address="Feuille1.D270"/>
            <calcext:condition calcext:apply-style-name="Default" calcext:value="formula-is(&quot;&quot;)" calcext:base-cell-address="Feuille1.D270"/>
          </calcext:conditional-format>
          <calcext:conditional-format calcext:target-range-address="Feuille1.Q271:Feuille1.Q280">
            <calcext:condition calcext:apply-style-name="s0" calcext:value="=0" calcext:base-cell-address="Feuille1.Q271"/>
            <calcext:condition calcext:apply-style-name="s1" calcext:value="=1" calcext:base-cell-address="Feuille1.Q271"/>
            <calcext:condition calcext:apply-style-name="Default" calcext:value="formula-is(&quot;&quot;)" calcext:base-cell-address="Feuille1.Q271"/>
          </calcext:conditional-format>
          <calcext:conditional-format calcext:target-range-address="Feuille1.Q270:Feuille1.Q280">
            <calcext:condition calcext:apply-style-name="s0" calcext:value="=0" calcext:base-cell-address="Feuille1.Q270"/>
            <calcext:condition calcext:apply-style-name="s1" calcext:value="=1" calcext:base-cell-address="Feuille1.Q270"/>
            <calcext:condition calcext:apply-style-name="Default" calcext:value="formula-is(&quot;&quot;)" calcext:base-cell-address="Feuille1.Q270"/>
          </calcext:conditional-format>
          <calcext:conditional-format calcext:target-range-address="Feuille1.P271:Feuille1.P276">
            <calcext:condition calcext:apply-style-name="s0" calcext:value="=0" calcext:base-cell-address="Feuille1.P271"/>
            <calcext:condition calcext:apply-style-name="s1" calcext:value="=1" calcext:base-cell-address="Feuille1.P271"/>
            <calcext:condition calcext:apply-style-name="Default" calcext:value="formula-is(&quot;&quot;)" calcext:base-cell-address="Feuille1.P271"/>
          </calcext:conditional-format>
          <calcext:conditional-format calcext:target-range-address="Feuille1.P270:Feuille1.P276">
            <calcext:condition calcext:apply-style-name="s0" calcext:value="=0" calcext:base-cell-address="Feuille1.P270"/>
            <calcext:condition calcext:apply-style-name="s1" calcext:value="=1" calcext:base-cell-address="Feuille1.P270"/>
            <calcext:condition calcext:apply-style-name="Default" calcext:value="formula-is(&quot;&quot;)" calcext:base-cell-address="Feuille1.P270"/>
          </calcext:conditional-format>
          <calcext:conditional-format calcext:target-range-address="Feuille1.C269:Feuille1.C269 Feuille1.C271:Feuille1.C273">
            <calcext:condition calcext:apply-style-name="s0" calcext:value="=0" calcext:base-cell-address="Feuille1.C269"/>
            <calcext:condition calcext:apply-style-name="s1" calcext:value="=1" calcext:base-cell-address="Feuille1.C269"/>
            <calcext:condition calcext:apply-style-name="Default" calcext:value="formula-is(&quot;&quot;)" calcext:base-cell-address="Feuille1.C269"/>
          </calcext:conditional-format>
          <calcext:conditional-format calcext:target-range-address="Feuille1.C271:Feuille1.C271">
            <calcext:condition calcext:apply-style-name="s0" calcext:value="=0" calcext:base-cell-address="Feuille1.C271"/>
            <calcext:condition calcext:apply-style-name="s1" calcext:value="=1" calcext:base-cell-address="Feuille1.C271"/>
          </calcext:conditional-format>
          <calcext:conditional-format calcext:target-range-address="Feuille1.C270:Feuille1.C270">
            <calcext:condition calcext:apply-style-name="s0" calcext:value="=0" calcext:base-cell-address="Feuille1.C270"/>
            <calcext:condition calcext:apply-style-name="s1" calcext:value="=1" calcext:base-cell-address="Feuille1.C270"/>
          </calcext:conditional-format>
          <calcext:conditional-format calcext:target-range-address="Feuille1.C272:Feuille1.C272">
            <calcext:condition calcext:apply-style-name="s0" calcext:value="=0" calcext:base-cell-address="Feuille1.C272"/>
            <calcext:condition calcext:apply-style-name="s1" calcext:value="=1" calcext:base-cell-address="Feuille1.C272"/>
          </calcext:conditional-format>
          <calcext:conditional-format calcext:target-range-address="Feuille1.C273:Feuille1.C273">
            <calcext:condition calcext:apply-style-name="s0" calcext:value="=0" calcext:base-cell-address="Feuille1.C273"/>
            <calcext:condition calcext:apply-style-name="s1" calcext:value="=1" calcext:base-cell-address="Feuille1.C273"/>
          </calcext:conditional-format>
          <calcext:conditional-format calcext:target-range-address="Feuille1.E270:Feuille1.E271">
            <calcext:condition calcext:apply-style-name="s0" calcext:value="=0" calcext:base-cell-address="Feuille1.E270"/>
            <calcext:condition calcext:apply-style-name="s1" calcext:value="=1" calcext:base-cell-address="Feuille1.E270"/>
            <calcext:condition calcext:apply-style-name="Default" calcext:value="formula-is(&quot;&quot;)" calcext:base-cell-address="Feuille1.E270"/>
          </calcext:conditional-format>
          <calcext:conditional-format calcext:target-range-address="Feuille1.O274:Feuille1.O274 Feuille1.O271:Feuille1.O272">
            <calcext:condition calcext:apply-style-name="s0" calcext:value="=0" calcext:base-cell-address="Feuille1.O271"/>
            <calcext:condition calcext:apply-style-name="s1" calcext:value="=1" calcext:base-cell-address="Feuille1.O271"/>
            <calcext:condition calcext:apply-style-name="Default" calcext:value="formula-is(&quot;&quot;)" calcext:base-cell-address="Feuille1.O271"/>
          </calcext:conditional-format>
          <calcext:conditional-format calcext:target-range-address="Feuille1.O274:Feuille1.O274 Feuille1.O270:Feuille1.O272">
            <calcext:condition calcext:apply-style-name="s0" calcext:value="=0" calcext:base-cell-address="Feuille1.O270"/>
            <calcext:condition calcext:apply-style-name="s1" calcext:value="=1" calcext:base-cell-address="Feuille1.O270"/>
            <calcext:condition calcext:apply-style-name="Default" calcext:value="formula-is(&quot;&quot;)" calcext:base-cell-address="Feuille1.O270"/>
          </calcext:conditional-format>
          <calcext:conditional-format calcext:target-range-address="Feuille1.M272:Feuille1.M272 Feuille1.L273:Feuille1.N274 Feuille1.N271:Feuille1.N271">
            <calcext:condition calcext:apply-style-name="s0" calcext:value="=0" calcext:base-cell-address="Feuille1.L271"/>
            <calcext:condition calcext:apply-style-name="s1" calcext:value="=1" calcext:base-cell-address="Feuille1.L271"/>
            <calcext:condition calcext:apply-style-name="Default" calcext:value="formula-is(&quot;&quot;)" calcext:base-cell-address="Feuille1.L271"/>
          </calcext:conditional-format>
          <calcext:conditional-format calcext:target-range-address="Feuille1.N270:Feuille1.N271 Feuille1.L273:Feuille1.N274 Feuille1.M270:Feuille1.M270 Feuille1.M272:Feuille1.M272">
            <calcext:condition calcext:apply-style-name="s0" calcext:value="=0" calcext:base-cell-address="Feuille1.L270"/>
            <calcext:condition calcext:apply-style-name="s1" calcext:value="=1" calcext:base-cell-address="Feuille1.L270"/>
            <calcext:condition calcext:apply-style-name="Default" calcext:value="formula-is(&quot;&quot;)" calcext:base-cell-address="Feuille1.L270"/>
          </calcext:conditional-format>
          <calcext:conditional-format calcext:target-range-address="Feuille1.K272:Feuille1.K272">
            <calcext:condition calcext:apply-style-name="s0" calcext:value="=0" calcext:base-cell-address="Feuille1.K272"/>
            <calcext:condition calcext:apply-style-name="s1" calcext:value="=1" calcext:base-cell-address="Feuille1.K272"/>
          </calcext:conditional-format>
          <calcext:conditional-format calcext:target-range-address="Feuille1.J272:Feuille1.J272">
            <calcext:condition calcext:apply-style-name="s0" calcext:value="=0" calcext:base-cell-address="Feuille1.J272"/>
            <calcext:condition calcext:apply-style-name="s1" calcext:value="=1" calcext:base-cell-address="Feuille1.J272"/>
          </calcext:conditional-format>
          <calcext:conditional-format calcext:target-range-address="Feuille1.K273:Feuille1.K273">
            <calcext:condition calcext:apply-style-name="s0" calcext:value="=0" calcext:base-cell-address="Feuille1.K273"/>
            <calcext:condition calcext:apply-style-name="s1" calcext:value="=1" calcext:base-cell-address="Feuille1.K273"/>
          </calcext:conditional-format>
          <calcext:conditional-format calcext:target-range-address="Feuille1.J273:Feuille1.J273">
            <calcext:condition calcext:apply-style-name="s0" calcext:value="=0" calcext:base-cell-address="Feuille1.J273"/>
            <calcext:condition calcext:apply-style-name="s1" calcext:value="=1" calcext:base-cell-address="Feuille1.J273"/>
          </calcext:conditional-format>
          <calcext:conditional-format calcext:target-range-address="Feuille1.I271:Feuille1.I271">
            <calcext:condition calcext:apply-style-name="s0" calcext:value="=0" calcext:base-cell-address="Feuille1.I271"/>
            <calcext:condition calcext:apply-style-name="s1" calcext:value="=1" calcext:base-cell-address="Feuille1.I271"/>
          </calcext:conditional-format>
          <calcext:conditional-format calcext:target-range-address="Feuille1.J271:Feuille1.J271">
            <calcext:condition calcext:apply-style-name="s0" calcext:value="=0" calcext:base-cell-address="Feuille1.J271"/>
            <calcext:condition calcext:apply-style-name="s1" calcext:value="=1" calcext:base-cell-address="Feuille1.J271"/>
          </calcext:conditional-format>
          <calcext:conditional-format calcext:target-range-address="Feuille1.I270:Feuille1.I270">
            <calcext:condition calcext:apply-style-name="s0" calcext:value="=0" calcext:base-cell-address="Feuille1.I270"/>
            <calcext:condition calcext:apply-style-name="s1" calcext:value="=1" calcext:base-cell-address="Feuille1.I270"/>
          </calcext:conditional-format>
          <calcext:conditional-format calcext:target-range-address="Feuille1.I272:Feuille1.I272">
            <calcext:condition calcext:apply-style-name="s0" calcext:value="=0" calcext:base-cell-address="Feuille1.I272"/>
            <calcext:condition calcext:apply-style-name="s1" calcext:value="=1" calcext:base-cell-address="Feuille1.I272"/>
          </calcext:conditional-format>
          <calcext:conditional-format calcext:target-range-address="Feuille1.I273:Feuille1.I273">
            <calcext:condition calcext:apply-style-name="s0" calcext:value="=0" calcext:base-cell-address="Feuille1.I273"/>
            <calcext:condition calcext:apply-style-name="s1" calcext:value="=1" calcext:base-cell-address="Feuille1.I273"/>
          </calcext:conditional-format>
          <calcext:conditional-format calcext:target-range-address="Feuille1.H270:Feuille1.H270">
            <calcext:condition calcext:apply-style-name="s0" calcext:value="=0" calcext:base-cell-address="Feuille1.H270"/>
            <calcext:condition calcext:apply-style-name="s1" calcext:value="=1" calcext:base-cell-address="Feuille1.H270"/>
          </calcext:conditional-format>
          <calcext:conditional-format calcext:target-range-address="Feuille1.H271:Feuille1.H271">
            <calcext:condition calcext:apply-style-name="s0" calcext:value="=0" calcext:base-cell-address="Feuille1.H271"/>
            <calcext:condition calcext:apply-style-name="s1" calcext:value="=1" calcext:base-cell-address="Feuille1.H271"/>
          </calcext:conditional-format>
          <calcext:conditional-format calcext:target-range-address="Feuille1.H272:Feuille1.H272">
            <calcext:condition calcext:apply-style-name="s0" calcext:value="=0" calcext:base-cell-address="Feuille1.H272"/>
            <calcext:condition calcext:apply-style-name="s1" calcext:value="=1" calcext:base-cell-address="Feuille1.H272"/>
          </calcext:conditional-format>
          <calcext:conditional-format calcext:target-range-address="Feuille1.G272:Feuille1.G272">
            <calcext:condition calcext:apply-style-name="s0" calcext:value="=0" calcext:base-cell-address="Feuille1.G272"/>
            <calcext:condition calcext:apply-style-name="s1" calcext:value="=1" calcext:base-cell-address="Feuille1.G272"/>
          </calcext:conditional-format>
          <calcext:conditional-format calcext:target-range-address="Feuille1.G271:Feuille1.G271">
            <calcext:condition calcext:apply-style-name="s0" calcext:value="=0" calcext:base-cell-address="Feuille1.G271"/>
            <calcext:condition calcext:apply-style-name="s1" calcext:value="=1" calcext:base-cell-address="Feuille1.G271"/>
          </calcext:conditional-format>
          <calcext:conditional-format calcext:target-range-address="Feuille1.J270:Feuille1.J270">
            <calcext:condition calcext:apply-style-name="s0" calcext:value="=0" calcext:base-cell-address="Feuille1.J270"/>
            <calcext:condition calcext:apply-style-name="s1" calcext:value="=1" calcext:base-cell-address="Feuille1.J270"/>
          </calcext:conditional-format>
          <calcext:conditional-format calcext:target-range-address="Feuille1.K270:Feuille1.K270">
            <calcext:condition calcext:apply-style-name="s0" calcext:value="=0" calcext:base-cell-address="Feuille1.K270"/>
            <calcext:condition calcext:apply-style-name="s1" calcext:value="=1" calcext:base-cell-address="Feuille1.K270"/>
          </calcext:conditional-format>
          <calcext:conditional-format calcext:target-range-address="Feuille1.K271:Feuille1.K271">
            <calcext:condition calcext:apply-style-name="s0" calcext:value="=0" calcext:base-cell-address="Feuille1.K271"/>
            <calcext:condition calcext:apply-style-name="s1" calcext:value="=1" calcext:base-cell-address="Feuille1.K271"/>
          </calcext:conditional-format>
          <calcext:conditional-format calcext:target-range-address="Feuille1.F270:Feuille1.F270">
            <calcext:condition calcext:apply-style-name="s0" calcext:value="=0" calcext:base-cell-address="Feuille1.F270"/>
            <calcext:condition calcext:apply-style-name="s1" calcext:value="=1" calcext:base-cell-address="Feuille1.F270"/>
          </calcext:conditional-format>
          <calcext:conditional-format calcext:target-range-address="Feuille1.H273:Feuille1.H273">
            <calcext:condition calcext:apply-style-name="s0" calcext:value="=0" calcext:base-cell-address="Feuille1.H273"/>
            <calcext:condition calcext:apply-style-name="s1" calcext:value="=1" calcext:base-cell-address="Feuille1.H273"/>
          </calcext:conditional-format>
          <calcext:conditional-format calcext:target-range-address="Feuille1.L271:Feuille1.L271">
            <calcext:condition calcext:apply-style-name="s0" calcext:value="=0" calcext:base-cell-address="Feuille1.L271"/>
            <calcext:condition calcext:apply-style-name="s1" calcext:value="=1" calcext:base-cell-address="Feuille1.L271"/>
            <calcext:condition calcext:apply-style-name="Default" calcext:value="formula-is(&quot;&quot;)" calcext:base-cell-address="Feuille1.L271"/>
          </calcext:conditional-format>
          <calcext:conditional-format calcext:target-range-address="Feuille1.L271:Feuille1.L271">
            <calcext:condition calcext:apply-style-name="s0" calcext:value="=0" calcext:base-cell-address="Feuille1.L271"/>
            <calcext:condition calcext:apply-style-name="s1" calcext:value="=1" calcext:base-cell-address="Feuille1.L271"/>
            <calcext:condition calcext:apply-style-name="Default" calcext:value="formula-is(&quot;&quot;)" calcext:base-cell-address="Feuille1.L271"/>
          </calcext:conditional-format>
          <calcext:conditional-format calcext:target-range-address="Feuille1.L272:Feuille1.L272">
            <calcext:condition calcext:apply-style-name="s0" calcext:value="=0" calcext:base-cell-address="Feuille1.L272"/>
            <calcext:condition calcext:apply-style-name="s1" calcext:value="=1" calcext:base-cell-address="Feuille1.L272"/>
            <calcext:condition calcext:apply-style-name="Default" calcext:value="formula-is(&quot;&quot;)" calcext:base-cell-address="Feuille1.L272"/>
          </calcext:conditional-format>
          <calcext:conditional-format calcext:target-range-address="Feuille1.L272:Feuille1.L272">
            <calcext:condition calcext:apply-style-name="s0" calcext:value="=0" calcext:base-cell-address="Feuille1.L272"/>
            <calcext:condition calcext:apply-style-name="s1" calcext:value="=1" calcext:base-cell-address="Feuille1.L272"/>
            <calcext:condition calcext:apply-style-name="Default" calcext:value="formula-is(&quot;&quot;)" calcext:base-cell-address="Feuille1.L272"/>
          </calcext:conditional-format>
          <calcext:conditional-format calcext:target-range-address="Feuille1.G273:Feuille1.G273">
            <calcext:condition calcext:apply-style-name="s0" calcext:value="=0" calcext:base-cell-address="Feuille1.G273"/>
            <calcext:condition calcext:apply-style-name="s1" calcext:value="=1" calcext:base-cell-address="Feuille1.G273"/>
          </calcext:conditional-format>
          <calcext:conditional-format calcext:target-range-address="Feuille1.F273:Feuille1.F273">
            <calcext:condition calcext:apply-style-name="s0" calcext:value="=0" calcext:base-cell-address="Feuille1.F273"/>
            <calcext:condition calcext:apply-style-name="s1" calcext:value="=1" calcext:base-cell-address="Feuille1.F273"/>
          </calcext:conditional-format>
          <calcext:conditional-format calcext:target-range-address="Feuille1.F272:Feuille1.F272">
            <calcext:condition calcext:apply-style-name="s0" calcext:value="=0" calcext:base-cell-address="Feuille1.F272"/>
            <calcext:condition calcext:apply-style-name="s1" calcext:value="=1" calcext:base-cell-address="Feuille1.F272"/>
          </calcext:conditional-format>
          <calcext:conditional-format calcext:target-range-address="Feuille1.E273:Feuille1.E273">
            <calcext:condition calcext:apply-style-name="s0" calcext:value="=0" calcext:base-cell-address="Feuille1.E273"/>
            <calcext:condition calcext:apply-style-name="s1" calcext:value="=1" calcext:base-cell-address="Feuille1.E273"/>
          </calcext:conditional-format>
          <calcext:conditional-format calcext:target-range-address="Feuille1.O275:Feuille1.O275">
            <calcext:condition calcext:apply-style-name="s0" calcext:value="=0" calcext:base-cell-address="Feuille1.O275"/>
            <calcext:condition calcext:apply-style-name="s1" calcext:value="=1" calcext:base-cell-address="Feuille1.O275"/>
          </calcext:conditional-format>
          <calcext:conditional-format calcext:target-range-address="Feuille1.N275:Feuille1.N275">
            <calcext:condition calcext:apply-style-name="s0" calcext:value="=0" calcext:base-cell-address="Feuille1.N275"/>
            <calcext:condition calcext:apply-style-name="s1" calcext:value="=1" calcext:base-cell-address="Feuille1.N275"/>
          </calcext:conditional-format>
          <calcext:conditional-format calcext:target-range-address="Feuille1.O276:Feuille1.O276">
            <calcext:condition calcext:apply-style-name="s0" calcext:value="=0" calcext:base-cell-address="Feuille1.O276"/>
            <calcext:condition calcext:apply-style-name="s1" calcext:value="=1" calcext:base-cell-address="Feuille1.O276"/>
          </calcext:conditional-format>
          <calcext:conditional-format calcext:target-range-address="Feuille1.N276:Feuille1.N276">
            <calcext:condition calcext:apply-style-name="s0" calcext:value="=0" calcext:base-cell-address="Feuille1.N276"/>
            <calcext:condition calcext:apply-style-name="s1" calcext:value="=1" calcext:base-cell-address="Feuille1.N276"/>
          </calcext:conditional-format>
          <calcext:conditional-format calcext:target-range-address="Feuille1.M275:Feuille1.M275">
            <calcext:condition calcext:apply-style-name="s0" calcext:value="=0" calcext:base-cell-address="Feuille1.M275"/>
            <calcext:condition calcext:apply-style-name="s1" calcext:value="=1" calcext:base-cell-address="Feuille1.M275"/>
          </calcext:conditional-format>
          <calcext:conditional-format calcext:target-range-address="Feuille1.M276:Feuille1.M276">
            <calcext:condition calcext:apply-style-name="s0" calcext:value="=0" calcext:base-cell-address="Feuille1.M276"/>
            <calcext:condition calcext:apply-style-name="s1" calcext:value="=1" calcext:base-cell-address="Feuille1.M276"/>
          </calcext:conditional-format>
          <calcext:conditional-format calcext:target-range-address="Feuille1.L275:Feuille1.L275">
            <calcext:condition calcext:apply-style-name="s0" calcext:value="=0" calcext:base-cell-address="Feuille1.L275"/>
            <calcext:condition calcext:apply-style-name="s1" calcext:value="=1" calcext:base-cell-address="Feuille1.L275"/>
          </calcext:conditional-format>
          <calcext:conditional-format calcext:target-range-address="Feuille1.L276:Feuille1.L276">
            <calcext:condition calcext:apply-style-name="s0" calcext:value="=0" calcext:base-cell-address="Feuille1.L276"/>
            <calcext:condition calcext:apply-style-name="s1" calcext:value="=1" calcext:base-cell-address="Feuille1.L276"/>
          </calcext:conditional-format>
          <calcext:conditional-format calcext:target-range-address="Feuille1.H275:Feuille1.H279">
            <calcext:condition calcext:apply-style-name="s0" calcext:value="=0" calcext:base-cell-address="Feuille1.H275"/>
            <calcext:condition calcext:apply-style-name="s1" calcext:value="=1" calcext:base-cell-address="Feuille1.H275"/>
            <calcext:condition calcext:apply-style-name="Default" calcext:value="formula-is(&quot;&quot;)" calcext:base-cell-address="Feuille1.H275"/>
          </calcext:conditional-format>
          <calcext:conditional-format calcext:target-range-address="Feuille1.K275:Feuille1.K275">
            <calcext:condition calcext:apply-style-name="s0" calcext:value="=0" calcext:base-cell-address="Feuille1.K275"/>
            <calcext:condition calcext:apply-style-name="s1" calcext:value="=1" calcext:base-cell-address="Feuille1.K275"/>
          </calcext:conditional-format>
          <calcext:conditional-format calcext:target-range-address="Feuille1.K276:Feuille1.K276">
            <calcext:condition calcext:apply-style-name="s0" calcext:value="=0" calcext:base-cell-address="Feuille1.K276"/>
            <calcext:condition calcext:apply-style-name="s1" calcext:value="=1" calcext:base-cell-address="Feuille1.K276"/>
          </calcext:conditional-format>
          <calcext:conditional-format calcext:target-range-address="Feuille1.J275:Feuille1.J275">
            <calcext:condition calcext:apply-style-name="s0" calcext:value="=0" calcext:base-cell-address="Feuille1.J275"/>
            <calcext:condition calcext:apply-style-name="s1" calcext:value="=1" calcext:base-cell-address="Feuille1.J275"/>
          </calcext:conditional-format>
          <calcext:conditional-format calcext:target-range-address="Feuille1.J276:Feuille1.J276">
            <calcext:condition calcext:apply-style-name="s0" calcext:value="=0" calcext:base-cell-address="Feuille1.J276"/>
            <calcext:condition calcext:apply-style-name="s1" calcext:value="=1" calcext:base-cell-address="Feuille1.J276"/>
          </calcext:conditional-format>
          <calcext:conditional-format calcext:target-range-address="Feuille1.I275:Feuille1.I275">
            <calcext:condition calcext:apply-style-name="s0" calcext:value="=0" calcext:base-cell-address="Feuille1.I275"/>
            <calcext:condition calcext:apply-style-name="s1" calcext:value="=1" calcext:base-cell-address="Feuille1.I275"/>
          </calcext:conditional-format>
          <calcext:conditional-format calcext:target-range-address="Feuille1.I276:Feuille1.I276">
            <calcext:condition calcext:apply-style-name="s0" calcext:value="=0" calcext:base-cell-address="Feuille1.I276"/>
            <calcext:condition calcext:apply-style-name="s1" calcext:value="=1" calcext:base-cell-address="Feuille1.I276"/>
          </calcext:conditional-format>
          <calcext:conditional-format calcext:target-range-address="Feuille1.F271:Feuille1.F271">
            <calcext:condition calcext:apply-style-name="s0" calcext:value="=0" calcext:base-cell-address="Feuille1.F271"/>
            <calcext:condition calcext:apply-style-name="s1" calcext:value="=1" calcext:base-cell-address="Feuille1.F271"/>
          </calcext:conditional-format>
          <calcext:conditional-format calcext:target-range-address="Feuille1.E272:Feuille1.E272">
            <calcext:condition calcext:apply-style-name="s0" calcext:value="=0" calcext:base-cell-address="Feuille1.E272"/>
            <calcext:condition calcext:apply-style-name="s1" calcext:value="=1" calcext:base-cell-address="Feuille1.E272"/>
          </calcext:conditional-format>
          <calcext:conditional-format calcext:target-range-address="Feuille1.G270:Feuille1.G270">
            <calcext:condition calcext:apply-style-name="s0" calcext:value="=0" calcext:base-cell-address="Feuille1.G270"/>
            <calcext:condition calcext:apply-style-name="s1" calcext:value="=1" calcext:base-cell-address="Feuille1.G270"/>
          </calcext:conditional-format>
          <calcext:conditional-format calcext:target-range-address="Feuille1.D273:Feuille1.D273">
            <calcext:condition calcext:apply-style-name="s0" calcext:value="=0" calcext:base-cell-address="Feuille1.D273"/>
            <calcext:condition calcext:apply-style-name="s1" calcext:value="=1" calcext:base-cell-address="Feuille1.D273"/>
          </calcext:conditional-format>
          <calcext:conditional-format calcext:target-range-address="Feuille1.L270:Feuille1.L270">
            <calcext:condition calcext:apply-style-name="s0" calcext:value="=0" calcext:base-cell-address="Feuille1.L270"/>
            <calcext:condition calcext:apply-style-name="s1" calcext:value="=1" calcext:base-cell-address="Feuille1.L270"/>
            <calcext:condition calcext:apply-style-name="Default" calcext:value="formula-is(&quot;&quot;)" calcext:base-cell-address="Feuille1.L270"/>
          </calcext:conditional-format>
          <calcext:conditional-format calcext:target-range-address="Feuille1.L270:Feuille1.L270">
            <calcext:condition calcext:apply-style-name="s0" calcext:value="=0" calcext:base-cell-address="Feuille1.L270"/>
            <calcext:condition calcext:apply-style-name="s1" calcext:value="=1" calcext:base-cell-address="Feuille1.L270"/>
            <calcext:condition calcext:apply-style-name="Default" calcext:value="formula-is(&quot;&quot;)" calcext:base-cell-address="Feuille1.L270"/>
          </calcext:conditional-format>
          <calcext:conditional-format calcext:target-range-address="Feuille1.M271:Feuille1.M271">
            <calcext:condition calcext:apply-style-name="s0" calcext:value="=0" calcext:base-cell-address="Feuille1.M271"/>
            <calcext:condition calcext:apply-style-name="s1" calcext:value="=1" calcext:base-cell-address="Feuille1.M271"/>
            <calcext:condition calcext:apply-style-name="Default" calcext:value="formula-is(&quot;&quot;)" calcext:base-cell-address="Feuille1.M271"/>
          </calcext:conditional-format>
          <calcext:conditional-format calcext:target-range-address="Feuille1.M271:Feuille1.M271">
            <calcext:condition calcext:apply-style-name="s0" calcext:value="=0" calcext:base-cell-address="Feuille1.M271"/>
            <calcext:condition calcext:apply-style-name="s1" calcext:value="=1" calcext:base-cell-address="Feuille1.M271"/>
            <calcext:condition calcext:apply-style-name="Default" calcext:value="formula-is(&quot;&quot;)" calcext:base-cell-address="Feuille1.M271"/>
          </calcext:conditional-format>
          <calcext:conditional-format calcext:target-range-address="Feuille1.N272:Feuille1.N272">
            <calcext:condition calcext:apply-style-name="s0" calcext:value="=0" calcext:base-cell-address="Feuille1.N272"/>
            <calcext:condition calcext:apply-style-name="s1" calcext:value="=1" calcext:base-cell-address="Feuille1.N272"/>
            <calcext:condition calcext:apply-style-name="Default" calcext:value="formula-is(&quot;&quot;)" calcext:base-cell-address="Feuille1.N272"/>
          </calcext:conditional-format>
          <calcext:conditional-format calcext:target-range-address="Feuille1.N272:Feuille1.N272">
            <calcext:condition calcext:apply-style-name="s0" calcext:value="=0" calcext:base-cell-address="Feuille1.N272"/>
            <calcext:condition calcext:apply-style-name="s1" calcext:value="=1" calcext:base-cell-address="Feuille1.N272"/>
            <calcext:condition calcext:apply-style-name="Default" calcext:value="formula-is(&quot;&quot;)" calcext:base-cell-address="Feuille1.N272"/>
          </calcext:conditional-format>
          <calcext:conditional-format calcext:target-range-address="Feuille1.O273:Feuille1.O273">
            <calcext:condition calcext:apply-style-name="s0" calcext:value="=0" calcext:base-cell-address="Feuille1.O273"/>
            <calcext:condition calcext:apply-style-name="s1" calcext:value="=1" calcext:base-cell-address="Feuille1.O273"/>
            <calcext:condition calcext:apply-style-name="Default" calcext:value="formula-is(&quot;&quot;)" calcext:base-cell-address="Feuille1.O273"/>
          </calcext:conditional-format>
          <calcext:conditional-format calcext:target-range-address="Feuille1.O273:Feuille1.O273">
            <calcext:condition calcext:apply-style-name="s0" calcext:value="=0" calcext:base-cell-address="Feuille1.O273"/>
            <calcext:condition calcext:apply-style-name="s1" calcext:value="=1" calcext:base-cell-address="Feuille1.O273"/>
            <calcext:condition calcext:apply-style-name="Default" calcext:value="formula-is(&quot;&quot;)" calcext:base-cell-address="Feuille1.O273"/>
          </calcext:conditional-format>
          <calcext:conditional-format calcext:target-range-address="Feuille1.H274:Feuille1.H274">
            <calcext:condition calcext:apply-style-name="s0" calcext:value="=0" calcext:base-cell-address="Feuille1.H274"/>
            <calcext:condition calcext:apply-style-name="s1" calcext:value="=1" calcext:base-cell-address="Feuille1.H274"/>
            <calcext:condition calcext:apply-style-name="Default" calcext:value="formula-is(&quot;&quot;)" calcext:base-cell-address="Feuille1.H274"/>
          </calcext:conditional-format>
          <calcext:conditional-format calcext:target-range-address="Feuille1.K274:Feuille1.K274">
            <calcext:condition calcext:apply-style-name="s0" calcext:value="=0" calcext:base-cell-address="Feuille1.K274"/>
            <calcext:condition calcext:apply-style-name="s1" calcext:value="=1" calcext:base-cell-address="Feuille1.K274"/>
          </calcext:conditional-format>
          <calcext:conditional-format calcext:target-range-address="Feuille1.J274:Feuille1.J274">
            <calcext:condition calcext:apply-style-name="s0" calcext:value="=0" calcext:base-cell-address="Feuille1.J274"/>
            <calcext:condition calcext:apply-style-name="s1" calcext:value="=1" calcext:base-cell-address="Feuille1.J274"/>
          </calcext:conditional-format>
          <calcext:conditional-format calcext:target-range-address="Feuille1.I274:Feuille1.I274">
            <calcext:condition calcext:apply-style-name="s0" calcext:value="=0" calcext:base-cell-address="Feuille1.I274"/>
            <calcext:condition calcext:apply-style-name="s1" calcext:value="=1" calcext:base-cell-address="Feuille1.I274"/>
          </calcext:conditional-format>
          <calcext:conditional-format calcext:target-range-address="Feuille1.Q281:Feuille1.Q281 Feuille1.B281:Feuille1.B281">
            <calcext:condition calcext:apply-style-name="s0" calcext:value="=0" calcext:base-cell-address="Feuille1.B281"/>
            <calcext:condition calcext:apply-style-name="s1" calcext:value="=1" calcext:base-cell-address="Feuille1.B281"/>
            <calcext:condition calcext:apply-style-name="Default" calcext:value="formula-is(&quot;&quot;)" calcext:base-cell-address="Feuille1.B281"/>
          </calcext:conditional-format>
          <calcext:conditional-format calcext:target-range-address="Feuille1.Q282:Feuille1.Q282 Feuille1.B282:Feuille1.B282">
            <calcext:condition calcext:apply-style-name="s0" calcext:value="=0" calcext:base-cell-address="Feuille1.B282"/>
            <calcext:condition calcext:apply-style-name="s1" calcext:value="=1" calcext:base-cell-address="Feuille1.B282"/>
            <calcext:condition calcext:apply-style-name="Default" calcext:value="formula-is(&quot;&quot;)" calcext:base-cell-address="Feuille1.B282"/>
          </calcext:conditional-format>
          <calcext:conditional-format calcext:target-range-address="Feuille1.Q283:Feuille1.Q283 Feuille1.B283:Feuille1.B283">
            <calcext:condition calcext:apply-style-name="s0" calcext:value="=0" calcext:base-cell-address="Feuille1.B283"/>
            <calcext:condition calcext:apply-style-name="s1" calcext:value="=1" calcext:base-cell-address="Feuille1.B283"/>
            <calcext:condition calcext:apply-style-name="Default" calcext:value="formula-is(&quot;&quot;)" calcext:base-cell-address="Feuille1.B283"/>
          </calcext:conditional-format>
          <calcext:conditional-format calcext:target-range-address="Feuille1.Q284:Feuille1.Q284 Feuille1.H284:Feuille1.H284 Feuille1.B284:Feuille1.B284">
            <calcext:condition calcext:apply-style-name="s0" calcext:value="=0" calcext:base-cell-address="Feuille1.B284"/>
            <calcext:condition calcext:apply-style-name="s1" calcext:value="=1" calcext:base-cell-address="Feuille1.B284"/>
            <calcext:condition calcext:apply-style-name="Default" calcext:value="formula-is(&quot;&quot;)" calcext:base-cell-address="Feuille1.B284"/>
          </calcext:conditional-format>
          <calcext:conditional-format calcext:target-range-address="Feuille1.Q285:Feuille1.Q285 Feuille1.H285:Feuille1.H285 Feuille1.B285:Feuille1.B285">
            <calcext:condition calcext:apply-style-name="s0" calcext:value="=0" calcext:base-cell-address="Feuille1.B285"/>
            <calcext:condition calcext:apply-style-name="s1" calcext:value="=1" calcext:base-cell-address="Feuille1.B285"/>
            <calcext:condition calcext:apply-style-name="Default" calcext:value="formula-is(&quot;&quot;)" calcext:base-cell-address="Feuille1.B285"/>
          </calcext:conditional-format>
          <calcext:conditional-format calcext:target-range-address="Feuille1.Q286:Feuille1.Q286 Feuille1.H286:Feuille1.H286 Feuille1.B286:Feuille1.B286">
            <calcext:condition calcext:apply-style-name="s0" calcext:value="=0" calcext:base-cell-address="Feuille1.B286"/>
            <calcext:condition calcext:apply-style-name="s1" calcext:value="=1" calcext:base-cell-address="Feuille1.B286"/>
            <calcext:condition calcext:apply-style-name="Default" calcext:value="formula-is(&quot;&quot;)" calcext:base-cell-address="Feuille1.B286"/>
          </calcext:conditional-format>
          <calcext:conditional-format calcext:target-range-address="Feuille1.P287:Feuille1.Q287 Feuille1.B287:Feuille1.B287 Feuille1.H287:Feuille1.K287">
            <calcext:condition calcext:apply-style-name="s0" calcext:value="=0" calcext:base-cell-address="Feuille1.B287"/>
            <calcext:condition calcext:apply-style-name="s1" calcext:value="=1" calcext:base-cell-address="Feuille1.B287"/>
            <calcext:condition calcext:apply-style-name="Default" calcext:value="formula-is(&quot;&quot;)" calcext:base-cell-address="Feuille1.B287"/>
          </calcext:conditional-format>
          <calcext:conditional-format calcext:target-range-address="Feuille1.P288:Feuille1.Q288 Feuille1.B288:Feuille1.B288 Feuille1.H288:Feuille1.K288">
            <calcext:condition calcext:apply-style-name="s0" calcext:value="=0" calcext:base-cell-address="Feuille1.B288"/>
            <calcext:condition calcext:apply-style-name="s1" calcext:value="=1" calcext:base-cell-address="Feuille1.B288"/>
            <calcext:condition calcext:apply-style-name="Default" calcext:value="formula-is(&quot;&quot;)" calcext:base-cell-address="Feuille1.B288"/>
          </calcext:conditional-format>
          <calcext:conditional-format calcext:target-range-address="Feuille1.P289:Feuille1.Q289 Feuille1.B289:Feuille1.C289">
            <calcext:condition calcext:apply-style-name="s0" calcext:value="=0" calcext:base-cell-address="Feuille1.B289"/>
            <calcext:condition calcext:apply-style-name="s1" calcext:value="=1" calcext:base-cell-address="Feuille1.B289"/>
            <calcext:condition calcext:apply-style-name="Default" calcext:value="formula-is(&quot;&quot;)" calcext:base-cell-address="Feuille1.B289"/>
          </calcext:conditional-format>
          <calcext:conditional-format calcext:target-range-address="Feuille1.P290:Feuille1.Q290 Feuille1.B290:Feuille1.C290">
            <calcext:condition calcext:apply-style-name="s0" calcext:value="=0" calcext:base-cell-address="Feuille1.B290"/>
            <calcext:condition calcext:apply-style-name="s1" calcext:value="=1" calcext:base-cell-address="Feuille1.B290"/>
            <calcext:condition calcext:apply-style-name="Default" calcext:value="formula-is(&quot;&quot;)" calcext:base-cell-address="Feuille1.B290"/>
          </calcext:conditional-format>
          <calcext:conditional-format calcext:target-range-address="Feuille1.O291:Feuille1.Q291 Feuille1.B291:Feuille1.C291">
            <calcext:condition calcext:apply-style-name="s0" calcext:value="=0" calcext:base-cell-address="Feuille1.B291"/>
            <calcext:condition calcext:apply-style-name="s1" calcext:value="=1" calcext:base-cell-address="Feuille1.B291"/>
            <calcext:condition calcext:apply-style-name="Default" calcext:value="formula-is(&quot;&quot;)" calcext:base-cell-address="Feuille1.B291"/>
          </calcext:conditional-format>
          <calcext:conditional-format calcext:target-range-address="Feuille1.N292:Feuille1.Q292 Feuille1.B292:Feuille1.E292">
            <calcext:condition calcext:apply-style-name="s0" calcext:value="=0" calcext:base-cell-address="Feuille1.B292"/>
            <calcext:condition calcext:apply-style-name="s1" calcext:value="=1" calcext:base-cell-address="Feuille1.B292"/>
            <calcext:condition calcext:apply-style-name="Default" calcext:value="formula-is(&quot;&quot;)" calcext:base-cell-address="Feuille1.B292"/>
          </calcext:conditional-format>
          <calcext:conditional-format calcext:target-range-address="Feuille1.M293:Feuille1.Q293 Feuille1.B293:Feuille1.F293">
            <calcext:condition calcext:apply-style-name="s0" calcext:value="=0" calcext:base-cell-address="Feuille1.B293"/>
            <calcext:condition calcext:apply-style-name="s1" calcext:value="=1" calcext:base-cell-address="Feuille1.B293"/>
            <calcext:condition calcext:apply-style-name="Default" calcext:value="formula-is(&quot;&quot;)" calcext:base-cell-address="Feuille1.B293"/>
          </calcext:conditional-format>
          <calcext:conditional-format calcext:target-range-address="Feuille1.B294:Feuille1.Q294">
            <calcext:condition calcext:apply-style-name="s0" calcext:value="=0" calcext:base-cell-address="Feuille1.B294"/>
            <calcext:condition calcext:apply-style-name="s1" calcext:value="=1" calcext:base-cell-address="Feuille1.B294"/>
            <calcext:condition calcext:apply-style-name="Default" calcext:value="formula-is(&quot;&quot;)" calcext:base-cell-address="Feuille1.B294"/>
          </calcext:conditional-format>
          <calcext:conditional-format calcext:target-range-address="Feuille1.B295:Feuille1.Q295">
            <calcext:condition calcext:apply-style-name="s0" calcext:value="=0" calcext:base-cell-address="Feuille1.B295"/>
            <calcext:condition calcext:apply-style-name="s1" calcext:value="=1" calcext:base-cell-address="Feuille1.B295"/>
            <calcext:condition calcext:apply-style-name="Default" calcext:value="formula-is(&quot;&quot;)" calcext:base-cell-address="Feuille1.B295"/>
          </calcext:conditional-format>
          <calcext:conditional-format calcext:target-range-address="Feuille1.B296:Feuille1.Q296">
            <calcext:condition calcext:apply-style-name="s0" calcext:value="=0" calcext:base-cell-address="Feuille1.B296"/>
            <calcext:condition calcext:apply-style-name="s1" calcext:value="=1" calcext:base-cell-address="Feuille1.B296"/>
            <calcext:condition calcext:apply-style-name="Default" calcext:value="formula-is(&quot;&quot;)" calcext:base-cell-address="Feuille1.B296"/>
          </calcext:conditional-format>
          <calcext:conditional-format calcext:target-range-address="Feuille1.B297:Feuille1.Q297">
            <calcext:condition calcext:apply-style-name="s0" calcext:value="=0" calcext:base-cell-address="Feuille1.B297"/>
            <calcext:condition calcext:apply-style-name="s1" calcext:value="=1" calcext:base-cell-address="Feuille1.B297"/>
            <calcext:condition calcext:apply-style-name="Default" calcext:value="formula-is(&quot;&quot;)" calcext:base-cell-address="Feuille1.B297"/>
          </calcext:conditional-format>
          <calcext:conditional-format calcext:target-range-address="Feuille1.D291:Feuille1.D291">
            <calcext:condition calcext:apply-style-name="s0" calcext:value="=0" calcext:base-cell-address="Feuille1.D291"/>
            <calcext:condition calcext:apply-style-name="s1" calcext:value="=1" calcext:base-cell-address="Feuille1.D291"/>
          </calcext:conditional-format>
          <calcext:conditional-format calcext:target-range-address="Feuille1.D289:Feuille1.D289">
            <calcext:condition calcext:apply-style-name="s0" calcext:value="=0" calcext:base-cell-address="Feuille1.D289"/>
            <calcext:condition calcext:apply-style-name="s1" calcext:value="=1" calcext:base-cell-address="Feuille1.D289"/>
          </calcext:conditional-format>
          <calcext:conditional-format calcext:target-range-address="Feuille1.D290:Feuille1.D290">
            <calcext:condition calcext:apply-style-name="s0" calcext:value="=0" calcext:base-cell-address="Feuille1.D290"/>
            <calcext:condition calcext:apply-style-name="s1" calcext:value="=1" calcext:base-cell-address="Feuille1.D290"/>
          </calcext:conditional-format>
          <calcext:conditional-format calcext:target-range-address="Feuille1.E291:Feuille1.E291">
            <calcext:condition calcext:apply-style-name="s0" calcext:value="=0" calcext:base-cell-address="Feuille1.E291"/>
            <calcext:condition calcext:apply-style-name="s1" calcext:value="=1" calcext:base-cell-address="Feuille1.E291"/>
            <calcext:condition calcext:apply-style-name="Default" calcext:value="formula-is(&quot;&quot;)" calcext:base-cell-address="Feuille1.E291"/>
          </calcext:conditional-format>
          <calcext:conditional-format calcext:target-range-address="Feuille1.E289:Feuille1.E289">
            <calcext:condition calcext:apply-style-name="s0" calcext:value="=0" calcext:base-cell-address="Feuille1.E289"/>
            <calcext:condition calcext:apply-style-name="s1" calcext:value="=1" calcext:base-cell-address="Feuille1.E289"/>
          </calcext:conditional-format>
          <calcext:conditional-format calcext:target-range-address="Feuille1.E291:Feuille1.E291">
            <calcext:condition calcext:apply-style-name="s0" calcext:value="=0" calcext:base-cell-address="Feuille1.E291"/>
            <calcext:condition calcext:apply-style-name="s1" calcext:value="=1" calcext:base-cell-address="Feuille1.E291"/>
          </calcext:conditional-format>
          <calcext:conditional-format calcext:target-range-address="Feuille1.E290:Feuille1.E290">
            <calcext:condition calcext:apply-style-name="s0" calcext:value="=0" calcext:base-cell-address="Feuille1.E290"/>
            <calcext:condition calcext:apply-style-name="s1" calcext:value="=1" calcext:base-cell-address="Feuille1.E290"/>
          </calcext:conditional-format>
          <calcext:conditional-format calcext:target-range-address="Feuille1.F291:Feuille1.F291">
            <calcext:condition calcext:apply-style-name="s0" calcext:value="=0" calcext:base-cell-address="Feuille1.F291"/>
            <calcext:condition calcext:apply-style-name="s1" calcext:value="=1" calcext:base-cell-address="Feuille1.F291"/>
            <calcext:condition calcext:apply-style-name="Default" calcext:value="formula-is(&quot;&quot;)" calcext:base-cell-address="Feuille1.F291"/>
          </calcext:conditional-format>
          <calcext:conditional-format calcext:target-range-address="Feuille1.F289:Feuille1.F289">
            <calcext:condition calcext:apply-style-name="s0" calcext:value="=0" calcext:base-cell-address="Feuille1.F289"/>
            <calcext:condition calcext:apply-style-name="s1" calcext:value="=1" calcext:base-cell-address="Feuille1.F289"/>
          </calcext:conditional-format>
          <calcext:conditional-format calcext:target-range-address="Feuille1.F291:Feuille1.F291">
            <calcext:condition calcext:apply-style-name="s0" calcext:value="=0" calcext:base-cell-address="Feuille1.F291"/>
            <calcext:condition calcext:apply-style-name="s1" calcext:value="=1" calcext:base-cell-address="Feuille1.F291"/>
          </calcext:conditional-format>
          <calcext:conditional-format calcext:target-range-address="Feuille1.F290:Feuille1.F290">
            <calcext:condition calcext:apply-style-name="s0" calcext:value="=0" calcext:base-cell-address="Feuille1.F290"/>
            <calcext:condition calcext:apply-style-name="s1" calcext:value="=1" calcext:base-cell-address="Feuille1.F290"/>
          </calcext:conditional-format>
          <calcext:conditional-format calcext:target-range-address="Feuille1.F292:Feuille1.F292">
            <calcext:condition calcext:apply-style-name="s0" calcext:value="=0" calcext:base-cell-address="Feuille1.F292"/>
            <calcext:condition calcext:apply-style-name="s1" calcext:value="=1" calcext:base-cell-address="Feuille1.F292"/>
            <calcext:condition calcext:apply-style-name="Default" calcext:value="formula-is(&quot;&quot;)" calcext:base-cell-address="Feuille1.F292"/>
          </calcext:conditional-format>
          <calcext:conditional-format calcext:target-range-address="Feuille1.F292:Feuille1.F292">
            <calcext:condition calcext:apply-style-name="s0" calcext:value="=0" calcext:base-cell-address="Feuille1.F292"/>
            <calcext:condition calcext:apply-style-name="s1" calcext:value="=1" calcext:base-cell-address="Feuille1.F292"/>
          </calcext:conditional-format>
          <calcext:conditional-format calcext:target-range-address="Feuille1.G292:Feuille1.G293">
            <calcext:condition calcext:apply-style-name="s0" calcext:value="=0" calcext:base-cell-address="Feuille1.G292"/>
            <calcext:condition calcext:apply-style-name="s1" calcext:value="=1" calcext:base-cell-address="Feuille1.G292"/>
            <calcext:condition calcext:apply-style-name="Default" calcext:value="formula-is(&quot;&quot;)" calcext:base-cell-address="Feuille1.G292"/>
          </calcext:conditional-format>
          <calcext:conditional-format calcext:target-range-address="Feuille1.G289:Feuille1.G289">
            <calcext:condition calcext:apply-style-name="s0" calcext:value="=0" calcext:base-cell-address="Feuille1.G289"/>
            <calcext:condition calcext:apply-style-name="s1" calcext:value="=1" calcext:base-cell-address="Feuille1.G289"/>
          </calcext:conditional-format>
          <calcext:conditional-format calcext:target-range-address="Feuille1.G290:Feuille1.G290">
            <calcext:condition calcext:apply-style-name="s0" calcext:value="=0" calcext:base-cell-address="Feuille1.G290"/>
            <calcext:condition calcext:apply-style-name="s1" calcext:value="=1" calcext:base-cell-address="Feuille1.G290"/>
          </calcext:conditional-format>
          <calcext:conditional-format calcext:target-range-address="Feuille1.G292:Feuille1.G292">
            <calcext:condition calcext:apply-style-name="s0" calcext:value="=0" calcext:base-cell-address="Feuille1.G292"/>
            <calcext:condition calcext:apply-style-name="s1" calcext:value="=1" calcext:base-cell-address="Feuille1.G292"/>
            <calcext:condition calcext:apply-style-name="Default" calcext:value="formula-is(&quot;&quot;)" calcext:base-cell-address="Feuille1.G292"/>
          </calcext:conditional-format>
          <calcext:conditional-format calcext:target-range-address="Feuille1.G292:Feuille1.G292">
            <calcext:condition calcext:apply-style-name="s0" calcext:value="=0" calcext:base-cell-address="Feuille1.G292"/>
            <calcext:condition calcext:apply-style-name="s1" calcext:value="=1" calcext:base-cell-address="Feuille1.G292"/>
          </calcext:conditional-format>
          <calcext:conditional-format calcext:target-range-address="Feuille1.G291:Feuille1.G291">
            <calcext:condition calcext:apply-style-name="s0" calcext:value="=0" calcext:base-cell-address="Feuille1.G291"/>
            <calcext:condition calcext:apply-style-name="s1" calcext:value="=1" calcext:base-cell-address="Feuille1.G291"/>
          </calcext:conditional-format>
          <calcext:conditional-format calcext:target-range-address="Feuille1.G293:Feuille1.G293">
            <calcext:condition calcext:apply-style-name="s0" calcext:value="=0" calcext:base-cell-address="Feuille1.G293"/>
            <calcext:condition calcext:apply-style-name="s1" calcext:value="=1" calcext:base-cell-address="Feuille1.G293"/>
            <calcext:condition calcext:apply-style-name="Default" calcext:value="formula-is(&quot;&quot;)" calcext:base-cell-address="Feuille1.G293"/>
          </calcext:conditional-format>
          <calcext:conditional-format calcext:target-range-address="Feuille1.G293:Feuille1.G293">
            <calcext:condition calcext:apply-style-name="s0" calcext:value="=0" calcext:base-cell-address="Feuille1.G293"/>
            <calcext:condition calcext:apply-style-name="s1" calcext:value="=1" calcext:base-cell-address="Feuille1.G293"/>
          </calcext:conditional-format>
          <calcext:conditional-format calcext:target-range-address="Feuille1.H289:Feuille1.K289">
            <calcext:condition calcext:apply-style-name="s0" calcext:value="=0" calcext:base-cell-address="Feuille1.H289"/>
            <calcext:condition calcext:apply-style-name="s1" calcext:value="=1" calcext:base-cell-address="Feuille1.H289"/>
            <calcext:condition calcext:apply-style-name="Default" calcext:value="formula-is(&quot;&quot;)" calcext:base-cell-address="Feuille1.H289"/>
          </calcext:conditional-format>
          <calcext:conditional-format calcext:target-range-address="Feuille1.K292:Feuille1.K292">
            <calcext:condition calcext:apply-style-name="s0" calcext:value="=0" calcext:base-cell-address="Feuille1.K292"/>
            <calcext:condition calcext:apply-style-name="s1" calcext:value="=1" calcext:base-cell-address="Feuille1.K292"/>
          </calcext:conditional-format>
          <calcext:conditional-format calcext:target-range-address="Feuille1.J292:Feuille1.J292">
            <calcext:condition calcext:apply-style-name="s0" calcext:value="=0" calcext:base-cell-address="Feuille1.J292"/>
            <calcext:condition calcext:apply-style-name="s1" calcext:value="=1" calcext:base-cell-address="Feuille1.J292"/>
          </calcext:conditional-format>
          <calcext:conditional-format calcext:target-range-address="Feuille1.K293:Feuille1.K293">
            <calcext:condition calcext:apply-style-name="s0" calcext:value="=0" calcext:base-cell-address="Feuille1.K293"/>
            <calcext:condition calcext:apply-style-name="s1" calcext:value="=1" calcext:base-cell-address="Feuille1.K293"/>
          </calcext:conditional-format>
          <calcext:conditional-format calcext:target-range-address="Feuille1.J293:Feuille1.J293">
            <calcext:condition calcext:apply-style-name="s0" calcext:value="=0" calcext:base-cell-address="Feuille1.J293"/>
            <calcext:condition calcext:apply-style-name="s1" calcext:value="=1" calcext:base-cell-address="Feuille1.J293"/>
          </calcext:conditional-format>
          <calcext:conditional-format calcext:target-range-address="Feuille1.I291:Feuille1.I291">
            <calcext:condition calcext:apply-style-name="s0" calcext:value="=0" calcext:base-cell-address="Feuille1.I291"/>
            <calcext:condition calcext:apply-style-name="s1" calcext:value="=1" calcext:base-cell-address="Feuille1.I291"/>
          </calcext:conditional-format>
          <calcext:conditional-format calcext:target-range-address="Feuille1.J291:Feuille1.J291">
            <calcext:condition calcext:apply-style-name="s0" calcext:value="=0" calcext:base-cell-address="Feuille1.J291"/>
            <calcext:condition calcext:apply-style-name="s1" calcext:value="=1" calcext:base-cell-address="Feuille1.J291"/>
          </calcext:conditional-format>
          <calcext:conditional-format calcext:target-range-address="Feuille1.I290:Feuille1.I290">
            <calcext:condition calcext:apply-style-name="s0" calcext:value="=0" calcext:base-cell-address="Feuille1.I290"/>
            <calcext:condition calcext:apply-style-name="s1" calcext:value="=1" calcext:base-cell-address="Feuille1.I290"/>
          </calcext:conditional-format>
          <calcext:conditional-format calcext:target-range-address="Feuille1.I292:Feuille1.I292">
            <calcext:condition calcext:apply-style-name="s0" calcext:value="=0" calcext:base-cell-address="Feuille1.I292"/>
            <calcext:condition calcext:apply-style-name="s1" calcext:value="=1" calcext:base-cell-address="Feuille1.I292"/>
          </calcext:conditional-format>
          <calcext:conditional-format calcext:target-range-address="Feuille1.I293:Feuille1.I293">
            <calcext:condition calcext:apply-style-name="s0" calcext:value="=0" calcext:base-cell-address="Feuille1.I293"/>
            <calcext:condition calcext:apply-style-name="s1" calcext:value="=1" calcext:base-cell-address="Feuille1.I293"/>
          </calcext:conditional-format>
          <calcext:conditional-format calcext:target-range-address="Feuille1.H290:Feuille1.H290">
            <calcext:condition calcext:apply-style-name="s0" calcext:value="=0" calcext:base-cell-address="Feuille1.H290"/>
            <calcext:condition calcext:apply-style-name="s1" calcext:value="=1" calcext:base-cell-address="Feuille1.H290"/>
          </calcext:conditional-format>
          <calcext:conditional-format calcext:target-range-address="Feuille1.H291:Feuille1.H291">
            <calcext:condition calcext:apply-style-name="s0" calcext:value="=0" calcext:base-cell-address="Feuille1.H291"/>
            <calcext:condition calcext:apply-style-name="s1" calcext:value="=1" calcext:base-cell-address="Feuille1.H291"/>
          </calcext:conditional-format>
          <calcext:conditional-format calcext:target-range-address="Feuille1.H292:Feuille1.H292">
            <calcext:condition calcext:apply-style-name="s0" calcext:value="=0" calcext:base-cell-address="Feuille1.H292"/>
            <calcext:condition calcext:apply-style-name="s1" calcext:value="=1" calcext:base-cell-address="Feuille1.H292"/>
          </calcext:conditional-format>
          <calcext:conditional-format calcext:target-range-address="Feuille1.J290:Feuille1.J290">
            <calcext:condition calcext:apply-style-name="s0" calcext:value="=0" calcext:base-cell-address="Feuille1.J290"/>
            <calcext:condition calcext:apply-style-name="s1" calcext:value="=1" calcext:base-cell-address="Feuille1.J290"/>
          </calcext:conditional-format>
          <calcext:conditional-format calcext:target-range-address="Feuille1.K290:Feuille1.K290">
            <calcext:condition calcext:apply-style-name="s0" calcext:value="=0" calcext:base-cell-address="Feuille1.K290"/>
            <calcext:condition calcext:apply-style-name="s1" calcext:value="=1" calcext:base-cell-address="Feuille1.K290"/>
          </calcext:conditional-format>
          <calcext:conditional-format calcext:target-range-address="Feuille1.K291:Feuille1.K291">
            <calcext:condition calcext:apply-style-name="s0" calcext:value="=0" calcext:base-cell-address="Feuille1.K291"/>
            <calcext:condition calcext:apply-style-name="s1" calcext:value="=1" calcext:base-cell-address="Feuille1.K291"/>
          </calcext:conditional-format>
          <calcext:conditional-format calcext:target-range-address="Feuille1.H293:Feuille1.H293">
            <calcext:condition calcext:apply-style-name="s0" calcext:value="=0" calcext:base-cell-address="Feuille1.H293"/>
            <calcext:condition calcext:apply-style-name="s1" calcext:value="=1" calcext:base-cell-address="Feuille1.H293"/>
          </calcext:conditional-format>
          <calcext:conditional-format calcext:target-range-address="Feuille1.L292:Feuille1.L293">
            <calcext:condition calcext:apply-style-name="s0" calcext:value="=0" calcext:base-cell-address="Feuille1.L292"/>
            <calcext:condition calcext:apply-style-name="s1" calcext:value="=1" calcext:base-cell-address="Feuille1.L292"/>
            <calcext:condition calcext:apply-style-name="Default" calcext:value="formula-is(&quot;&quot;)" calcext:base-cell-address="Feuille1.L292"/>
          </calcext:conditional-format>
          <calcext:conditional-format calcext:target-range-address="Feuille1.L289:Feuille1.L289">
            <calcext:condition calcext:apply-style-name="s0" calcext:value="=0" calcext:base-cell-address="Feuille1.L289"/>
            <calcext:condition calcext:apply-style-name="s1" calcext:value="=1" calcext:base-cell-address="Feuille1.L289"/>
          </calcext:conditional-format>
          <calcext:conditional-format calcext:target-range-address="Feuille1.L288:Feuille1.L288">
            <calcext:condition calcext:apply-style-name="s0" calcext:value="=0" calcext:base-cell-address="Feuille1.L288"/>
            <calcext:condition calcext:apply-style-name="s1" calcext:value="=1" calcext:base-cell-address="Feuille1.L288"/>
          </calcext:conditional-format>
          <calcext:conditional-format calcext:target-range-address="Feuille1.L290:Feuille1.L290">
            <calcext:condition calcext:apply-style-name="s0" calcext:value="=0" calcext:base-cell-address="Feuille1.L290"/>
            <calcext:condition calcext:apply-style-name="s1" calcext:value="=1" calcext:base-cell-address="Feuille1.L290"/>
          </calcext:conditional-format>
          <calcext:conditional-format calcext:target-range-address="Feuille1.L287:Feuille1.L287">
            <calcext:condition calcext:apply-style-name="s0" calcext:value="=0" calcext:base-cell-address="Feuille1.L287"/>
            <calcext:condition calcext:apply-style-name="s1" calcext:value="=1" calcext:base-cell-address="Feuille1.L287"/>
          </calcext:conditional-format>
          <calcext:conditional-format calcext:target-range-address="Feuille1.L292:Feuille1.L292">
            <calcext:condition calcext:apply-style-name="s0" calcext:value="=0" calcext:base-cell-address="Feuille1.L292"/>
            <calcext:condition calcext:apply-style-name="s1" calcext:value="=1" calcext:base-cell-address="Feuille1.L292"/>
            <calcext:condition calcext:apply-style-name="Default" calcext:value="formula-is(&quot;&quot;)" calcext:base-cell-address="Feuille1.L292"/>
          </calcext:conditional-format>
          <calcext:conditional-format calcext:target-range-address="Feuille1.L292:Feuille1.L292">
            <calcext:condition calcext:apply-style-name="s0" calcext:value="=0" calcext:base-cell-address="Feuille1.L292"/>
            <calcext:condition calcext:apply-style-name="s1" calcext:value="=1" calcext:base-cell-address="Feuille1.L292"/>
          </calcext:conditional-format>
          <calcext:conditional-format calcext:target-range-address="Feuille1.L291:Feuille1.L291">
            <calcext:condition calcext:apply-style-name="s0" calcext:value="=0" calcext:base-cell-address="Feuille1.L291"/>
            <calcext:condition calcext:apply-style-name="s1" calcext:value="=1" calcext:base-cell-address="Feuille1.L291"/>
          </calcext:conditional-format>
          <calcext:conditional-format calcext:target-range-address="Feuille1.L293:Feuille1.L293">
            <calcext:condition calcext:apply-style-name="s0" calcext:value="=0" calcext:base-cell-address="Feuille1.L293"/>
            <calcext:condition calcext:apply-style-name="s1" calcext:value="=1" calcext:base-cell-address="Feuille1.L293"/>
            <calcext:condition calcext:apply-style-name="Default" calcext:value="formula-is(&quot;&quot;)" calcext:base-cell-address="Feuille1.L293"/>
          </calcext:conditional-format>
          <calcext:conditional-format calcext:target-range-address="Feuille1.L293:Feuille1.L293">
            <calcext:condition calcext:apply-style-name="s0" calcext:value="=0" calcext:base-cell-address="Feuille1.L293"/>
            <calcext:condition calcext:apply-style-name="s1" calcext:value="=1" calcext:base-cell-address="Feuille1.L293"/>
          </calcext:conditional-format>
          <calcext:conditional-format calcext:target-range-address="Feuille1.M291:Feuille1.M291">
            <calcext:condition calcext:apply-style-name="s0" calcext:value="=0" calcext:base-cell-address="Feuille1.M291"/>
            <calcext:condition calcext:apply-style-name="s1" calcext:value="=1" calcext:base-cell-address="Feuille1.M291"/>
            <calcext:condition calcext:apply-style-name="Default" calcext:value="formula-is(&quot;&quot;)" calcext:base-cell-address="Feuille1.M291"/>
          </calcext:conditional-format>
          <calcext:conditional-format calcext:target-range-address="Feuille1.M289:Feuille1.M289">
            <calcext:condition calcext:apply-style-name="s0" calcext:value="=0" calcext:base-cell-address="Feuille1.M289"/>
            <calcext:condition calcext:apply-style-name="s1" calcext:value="=1" calcext:base-cell-address="Feuille1.M289"/>
          </calcext:conditional-format>
          <calcext:conditional-format calcext:target-range-address="Feuille1.M288:Feuille1.M288">
            <calcext:condition calcext:apply-style-name="s0" calcext:value="=0" calcext:base-cell-address="Feuille1.M288"/>
            <calcext:condition calcext:apply-style-name="s1" calcext:value="=1" calcext:base-cell-address="Feuille1.M288"/>
          </calcext:conditional-format>
          <calcext:conditional-format calcext:target-range-address="Feuille1.M291:Feuille1.M291">
            <calcext:condition calcext:apply-style-name="s0" calcext:value="=0" calcext:base-cell-address="Feuille1.M291"/>
            <calcext:condition calcext:apply-style-name="s1" calcext:value="=1" calcext:base-cell-address="Feuille1.M291"/>
          </calcext:conditional-format>
          <calcext:conditional-format calcext:target-range-address="Feuille1.M290:Feuille1.M290">
            <calcext:condition calcext:apply-style-name="s0" calcext:value="=0" calcext:base-cell-address="Feuille1.M290"/>
            <calcext:condition calcext:apply-style-name="s1" calcext:value="=1" calcext:base-cell-address="Feuille1.M290"/>
          </calcext:conditional-format>
          <calcext:conditional-format calcext:target-range-address="Feuille1.M287:Feuille1.M287">
            <calcext:condition calcext:apply-style-name="s0" calcext:value="=0" calcext:base-cell-address="Feuille1.M287"/>
            <calcext:condition calcext:apply-style-name="s1" calcext:value="=1" calcext:base-cell-address="Feuille1.M287"/>
          </calcext:conditional-format>
          <calcext:conditional-format calcext:target-range-address="Feuille1.M292:Feuille1.M292">
            <calcext:condition calcext:apply-style-name="s0" calcext:value="=0" calcext:base-cell-address="Feuille1.M292"/>
            <calcext:condition calcext:apply-style-name="s1" calcext:value="=1" calcext:base-cell-address="Feuille1.M292"/>
            <calcext:condition calcext:apply-style-name="Default" calcext:value="formula-is(&quot;&quot;)" calcext:base-cell-address="Feuille1.M292"/>
          </calcext:conditional-format>
          <calcext:conditional-format calcext:target-range-address="Feuille1.M292:Feuille1.M292">
            <calcext:condition calcext:apply-style-name="s0" calcext:value="=0" calcext:base-cell-address="Feuille1.M292"/>
            <calcext:condition calcext:apply-style-name="s1" calcext:value="=1" calcext:base-cell-address="Feuille1.M292"/>
          </calcext:conditional-format>
          <calcext:conditional-format calcext:target-range-address="Feuille1.N291:Feuille1.N291">
            <calcext:condition calcext:apply-style-name="s0" calcext:value="=0" calcext:base-cell-address="Feuille1.N291"/>
            <calcext:condition calcext:apply-style-name="s1" calcext:value="=1" calcext:base-cell-address="Feuille1.N291"/>
            <calcext:condition calcext:apply-style-name="Default" calcext:value="formula-is(&quot;&quot;)" calcext:base-cell-address="Feuille1.N291"/>
          </calcext:conditional-format>
          <calcext:conditional-format calcext:target-range-address="Feuille1.N289:Feuille1.N289">
            <calcext:condition calcext:apply-style-name="s0" calcext:value="=0" calcext:base-cell-address="Feuille1.N289"/>
            <calcext:condition calcext:apply-style-name="s1" calcext:value="=1" calcext:base-cell-address="Feuille1.N289"/>
          </calcext:conditional-format>
          <calcext:conditional-format calcext:target-range-address="Feuille1.N288:Feuille1.N288">
            <calcext:condition calcext:apply-style-name="s0" calcext:value="=0" calcext:base-cell-address="Feuille1.N288"/>
            <calcext:condition calcext:apply-style-name="s1" calcext:value="=1" calcext:base-cell-address="Feuille1.N288"/>
          </calcext:conditional-format>
          <calcext:conditional-format calcext:target-range-address="Feuille1.N291:Feuille1.N291">
            <calcext:condition calcext:apply-style-name="s0" calcext:value="=0" calcext:base-cell-address="Feuille1.N291"/>
            <calcext:condition calcext:apply-style-name="s1" calcext:value="=1" calcext:base-cell-address="Feuille1.N291"/>
          </calcext:conditional-format>
          <calcext:conditional-format calcext:target-range-address="Feuille1.N290:Feuille1.N290">
            <calcext:condition calcext:apply-style-name="s0" calcext:value="=0" calcext:base-cell-address="Feuille1.N290"/>
            <calcext:condition calcext:apply-style-name="s1" calcext:value="=1" calcext:base-cell-address="Feuille1.N290"/>
          </calcext:conditional-format>
          <calcext:conditional-format calcext:target-range-address="Feuille1.N287:Feuille1.N287">
            <calcext:condition calcext:apply-style-name="s0" calcext:value="=0" calcext:base-cell-address="Feuille1.N287"/>
            <calcext:condition calcext:apply-style-name="s1" calcext:value="=1" calcext:base-cell-address="Feuille1.N287"/>
          </calcext:conditional-format>
          <calcext:conditional-format calcext:target-range-address="Feuille1.O289:Feuille1.O289">
            <calcext:condition calcext:apply-style-name="s0" calcext:value="=0" calcext:base-cell-address="Feuille1.O289"/>
            <calcext:condition calcext:apply-style-name="s1" calcext:value="=1" calcext:base-cell-address="Feuille1.O289"/>
          </calcext:conditional-format>
          <calcext:conditional-format calcext:target-range-address="Feuille1.O288:Feuille1.O288">
            <calcext:condition calcext:apply-style-name="s0" calcext:value="=0" calcext:base-cell-address="Feuille1.O288"/>
            <calcext:condition calcext:apply-style-name="s1" calcext:value="=1" calcext:base-cell-address="Feuille1.O288"/>
          </calcext:conditional-format>
          <calcext:conditional-format calcext:target-range-address="Feuille1.O290:Feuille1.O290">
            <calcext:condition calcext:apply-style-name="s0" calcext:value="=0" calcext:base-cell-address="Feuille1.O290"/>
            <calcext:condition calcext:apply-style-name="s1" calcext:value="=1" calcext:base-cell-address="Feuille1.O290"/>
          </calcext:conditional-format>
          <calcext:conditional-format calcext:target-range-address="Feuille1.O287:Feuille1.O287">
            <calcext:condition calcext:apply-style-name="s0" calcext:value="=0" calcext:base-cell-address="Feuille1.O287"/>
            <calcext:condition calcext:apply-style-name="s1" calcext:value="=1" calcext:base-cell-address="Feuille1.O287"/>
          </calcext:conditional-format>
          <calcext:conditional-format calcext:target-range-address="Feuille1.P286:Feuille1.P286 Feuille1.I286:Feuille1.K286">
            <calcext:condition calcext:apply-style-name="s0" calcext:value="=0" calcext:base-cell-address="Feuille1.I286"/>
            <calcext:condition calcext:apply-style-name="s1" calcext:value="=1" calcext:base-cell-address="Feuille1.I286"/>
            <calcext:condition calcext:apply-style-name="Default" calcext:value="formula-is(&quot;&quot;)" calcext:base-cell-address="Feuille1.I286"/>
          </calcext:conditional-format>
          <calcext:conditional-format calcext:target-range-address="Feuille1.L286:Feuille1.L286">
            <calcext:condition calcext:apply-style-name="s0" calcext:value="=0" calcext:base-cell-address="Feuille1.L286"/>
            <calcext:condition calcext:apply-style-name="s1" calcext:value="=1" calcext:base-cell-address="Feuille1.L286"/>
          </calcext:conditional-format>
          <calcext:conditional-format calcext:target-range-address="Feuille1.M286:Feuille1.M286">
            <calcext:condition calcext:apply-style-name="s0" calcext:value="=0" calcext:base-cell-address="Feuille1.M286"/>
            <calcext:condition calcext:apply-style-name="s1" calcext:value="=1" calcext:base-cell-address="Feuille1.M286"/>
          </calcext:conditional-format>
          <calcext:conditional-format calcext:target-range-address="Feuille1.N286:Feuille1.N286">
            <calcext:condition calcext:apply-style-name="s0" calcext:value="=0" calcext:base-cell-address="Feuille1.N286"/>
            <calcext:condition calcext:apply-style-name="s1" calcext:value="=1" calcext:base-cell-address="Feuille1.N286"/>
          </calcext:conditional-format>
          <calcext:conditional-format calcext:target-range-address="Feuille1.O286:Feuille1.O286">
            <calcext:condition calcext:apply-style-name="s0" calcext:value="=0" calcext:base-cell-address="Feuille1.O286"/>
            <calcext:condition calcext:apply-style-name="s1" calcext:value="=1" calcext:base-cell-address="Feuille1.O286"/>
          </calcext:conditional-format>
          <calcext:conditional-format calcext:target-range-address="Feuille1.P277:Feuille1.P278">
            <calcext:condition calcext:apply-style-name="s0" calcext:value="=0" calcext:base-cell-address="Feuille1.P277"/>
            <calcext:condition calcext:apply-style-name="s1" calcext:value="=1" calcext:base-cell-address="Feuille1.P277"/>
            <calcext:condition calcext:apply-style-name="Default" calcext:value="formula-is(&quot;&quot;)" calcext:base-cell-address="Feuille1.P277"/>
          </calcext:conditional-format>
          <calcext:conditional-format calcext:target-range-address="Feuille1.P277:Feuille1.P278">
            <calcext:condition calcext:apply-style-name="s0" calcext:value="=0" calcext:base-cell-address="Feuille1.P277"/>
            <calcext:condition calcext:apply-style-name="s1" calcext:value="=1" calcext:base-cell-address="Feuille1.P277"/>
            <calcext:condition calcext:apply-style-name="Default" calcext:value="formula-is(&quot;&quot;)" calcext:base-cell-address="Feuille1.P277"/>
          </calcext:conditional-format>
          <calcext:conditional-format calcext:target-range-address="Feuille1.O277:Feuille1.O277">
            <calcext:condition calcext:apply-style-name="s0" calcext:value="=0" calcext:base-cell-address="Feuille1.O277"/>
            <calcext:condition calcext:apply-style-name="s1" calcext:value="=1" calcext:base-cell-address="Feuille1.O277"/>
          </calcext:conditional-format>
          <calcext:conditional-format calcext:target-range-address="Feuille1.N277:Feuille1.N277">
            <calcext:condition calcext:apply-style-name="s0" calcext:value="=0" calcext:base-cell-address="Feuille1.N277"/>
            <calcext:condition calcext:apply-style-name="s1" calcext:value="=1" calcext:base-cell-address="Feuille1.N277"/>
          </calcext:conditional-format>
          <calcext:conditional-format calcext:target-range-address="Feuille1.O278:Feuille1.O278">
            <calcext:condition calcext:apply-style-name="s0" calcext:value="=0" calcext:base-cell-address="Feuille1.O278"/>
            <calcext:condition calcext:apply-style-name="s1" calcext:value="=1" calcext:base-cell-address="Feuille1.O278"/>
          </calcext:conditional-format>
          <calcext:conditional-format calcext:target-range-address="Feuille1.N278:Feuille1.N278">
            <calcext:condition calcext:apply-style-name="s0" calcext:value="=0" calcext:base-cell-address="Feuille1.N278"/>
            <calcext:condition calcext:apply-style-name="s1" calcext:value="=1" calcext:base-cell-address="Feuille1.N278"/>
          </calcext:conditional-format>
          <calcext:conditional-format calcext:target-range-address="Feuille1.M277:Feuille1.M277">
            <calcext:condition calcext:apply-style-name="s0" calcext:value="=0" calcext:base-cell-address="Feuille1.M277"/>
            <calcext:condition calcext:apply-style-name="s1" calcext:value="=1" calcext:base-cell-address="Feuille1.M277"/>
          </calcext:conditional-format>
          <calcext:conditional-format calcext:target-range-address="Feuille1.M278:Feuille1.M278">
            <calcext:condition calcext:apply-style-name="s0" calcext:value="=0" calcext:base-cell-address="Feuille1.M278"/>
            <calcext:condition calcext:apply-style-name="s1" calcext:value="=1" calcext:base-cell-address="Feuille1.M278"/>
          </calcext:conditional-format>
          <calcext:conditional-format calcext:target-range-address="Feuille1.L277:Feuille1.L277">
            <calcext:condition calcext:apply-style-name="s0" calcext:value="=0" calcext:base-cell-address="Feuille1.L277"/>
            <calcext:condition calcext:apply-style-name="s1" calcext:value="=1" calcext:base-cell-address="Feuille1.L277"/>
          </calcext:conditional-format>
          <calcext:conditional-format calcext:target-range-address="Feuille1.L278:Feuille1.L278">
            <calcext:condition calcext:apply-style-name="s0" calcext:value="=0" calcext:base-cell-address="Feuille1.L278"/>
            <calcext:condition calcext:apply-style-name="s1" calcext:value="=1" calcext:base-cell-address="Feuille1.L278"/>
          </calcext:conditional-format>
          <calcext:conditional-format calcext:target-range-address="Feuille1.K277:Feuille1.K277">
            <calcext:condition calcext:apply-style-name="s0" calcext:value="=0" calcext:base-cell-address="Feuille1.K277"/>
            <calcext:condition calcext:apply-style-name="s1" calcext:value="=1" calcext:base-cell-address="Feuille1.K277"/>
          </calcext:conditional-format>
          <calcext:conditional-format calcext:target-range-address="Feuille1.K278:Feuille1.K278">
            <calcext:condition calcext:apply-style-name="s0" calcext:value="=0" calcext:base-cell-address="Feuille1.K278"/>
            <calcext:condition calcext:apply-style-name="s1" calcext:value="=1" calcext:base-cell-address="Feuille1.K278"/>
          </calcext:conditional-format>
          <calcext:conditional-format calcext:target-range-address="Feuille1.J277:Feuille1.J277">
            <calcext:condition calcext:apply-style-name="s0" calcext:value="=0" calcext:base-cell-address="Feuille1.J277"/>
            <calcext:condition calcext:apply-style-name="s1" calcext:value="=1" calcext:base-cell-address="Feuille1.J277"/>
          </calcext:conditional-format>
          <calcext:conditional-format calcext:target-range-address="Feuille1.J278:Feuille1.J278">
            <calcext:condition calcext:apply-style-name="s0" calcext:value="=0" calcext:base-cell-address="Feuille1.J278"/>
            <calcext:condition calcext:apply-style-name="s1" calcext:value="=1" calcext:base-cell-address="Feuille1.J278"/>
          </calcext:conditional-format>
          <calcext:conditional-format calcext:target-range-address="Feuille1.I277:Feuille1.I277">
            <calcext:condition calcext:apply-style-name="s0" calcext:value="=0" calcext:base-cell-address="Feuille1.I277"/>
            <calcext:condition calcext:apply-style-name="s1" calcext:value="=1" calcext:base-cell-address="Feuille1.I277"/>
          </calcext:conditional-format>
          <calcext:conditional-format calcext:target-range-address="Feuille1.I278:Feuille1.I278">
            <calcext:condition calcext:apply-style-name="s0" calcext:value="=0" calcext:base-cell-address="Feuille1.I278"/>
            <calcext:condition calcext:apply-style-name="s1" calcext:value="=1" calcext:base-cell-address="Feuille1.I278"/>
          </calcext:conditional-format>
          <calcext:conditional-format calcext:target-range-address="Feuille1.I279:Feuille1.P279">
            <calcext:condition calcext:apply-style-name="s0" calcext:value="=0" calcext:base-cell-address="Feuille1.I279"/>
            <calcext:condition calcext:apply-style-name="s1" calcext:value="=1" calcext:base-cell-address="Feuille1.I279"/>
            <calcext:condition calcext:apply-style-name="Default" calcext:value="formula-is(&quot;&quot;)" calcext:base-cell-address="Feuille1.I279"/>
          </calcext:conditional-format>
          <calcext:conditional-format calcext:target-range-address="Feuille1.K280:Feuille1.P280">
            <calcext:condition calcext:apply-style-name="s0" calcext:value="=0" calcext:base-cell-address="Feuille1.K280"/>
            <calcext:condition calcext:apply-style-name="s1" calcext:value="=1" calcext:base-cell-address="Feuille1.K280"/>
            <calcext:condition calcext:apply-style-name="Default" calcext:value="formula-is(&quot;&quot;)" calcext:base-cell-address="Feuille1.K280"/>
          </calcext:conditional-format>
          <calcext:conditional-format calcext:target-range-address="Feuille1.K281:Feuille1.P281">
            <calcext:condition calcext:apply-style-name="s0" calcext:value="=0" calcext:base-cell-address="Feuille1.K281"/>
            <calcext:condition calcext:apply-style-name="s1" calcext:value="=1" calcext:base-cell-address="Feuille1.K281"/>
            <calcext:condition calcext:apply-style-name="Default" calcext:value="formula-is(&quot;&quot;)" calcext:base-cell-address="Feuille1.K281"/>
          </calcext:conditional-format>
          <calcext:conditional-format calcext:target-range-address="Feuille1.K282:Feuille1.P282">
            <calcext:condition calcext:apply-style-name="s0" calcext:value="=0" calcext:base-cell-address="Feuille1.K282"/>
            <calcext:condition calcext:apply-style-name="s1" calcext:value="=1" calcext:base-cell-address="Feuille1.K282"/>
            <calcext:condition calcext:apply-style-name="Default" calcext:value="formula-is(&quot;&quot;)" calcext:base-cell-address="Feuille1.K282"/>
          </calcext:conditional-format>
          <calcext:conditional-format calcext:target-range-address="Feuille1.K283:Feuille1.P283">
            <calcext:condition calcext:apply-style-name="s0" calcext:value="=0" calcext:base-cell-address="Feuille1.K283"/>
            <calcext:condition calcext:apply-style-name="s1" calcext:value="=1" calcext:base-cell-address="Feuille1.K283"/>
            <calcext:condition calcext:apply-style-name="Default" calcext:value="formula-is(&quot;&quot;)" calcext:base-cell-address="Feuille1.K283"/>
          </calcext:conditional-format>
          <calcext:conditional-format calcext:target-range-address="Feuille1.I284:Feuille1.P284">
            <calcext:condition calcext:apply-style-name="s0" calcext:value="=0" calcext:base-cell-address="Feuille1.I284"/>
            <calcext:condition calcext:apply-style-name="s1" calcext:value="=1" calcext:base-cell-address="Feuille1.I284"/>
            <calcext:condition calcext:apply-style-name="Default" calcext:value="formula-is(&quot;&quot;)" calcext:base-cell-address="Feuille1.I284"/>
          </calcext:conditional-format>
          <calcext:conditional-format calcext:target-range-address="Feuille1.P285:Feuille1.P285 Feuille1.I285:Feuille1.K285">
            <calcext:condition calcext:apply-style-name="s0" calcext:value="=0" calcext:base-cell-address="Feuille1.I285"/>
            <calcext:condition calcext:apply-style-name="s1" calcext:value="=1" calcext:base-cell-address="Feuille1.I285"/>
            <calcext:condition calcext:apply-style-name="Default" calcext:value="formula-is(&quot;&quot;)" calcext:base-cell-address="Feuille1.I285"/>
          </calcext:conditional-format>
          <calcext:conditional-format calcext:target-range-address="Feuille1.L285:Feuille1.L285">
            <calcext:condition calcext:apply-style-name="s0" calcext:value="=0" calcext:base-cell-address="Feuille1.L285"/>
            <calcext:condition calcext:apply-style-name="s1" calcext:value="=1" calcext:base-cell-address="Feuille1.L285"/>
          </calcext:conditional-format>
          <calcext:conditional-format calcext:target-range-address="Feuille1.M285:Feuille1.M285">
            <calcext:condition calcext:apply-style-name="s0" calcext:value="=0" calcext:base-cell-address="Feuille1.M285"/>
            <calcext:condition calcext:apply-style-name="s1" calcext:value="=1" calcext:base-cell-address="Feuille1.M285"/>
          </calcext:conditional-format>
          <calcext:conditional-format calcext:target-range-address="Feuille1.N285:Feuille1.N285">
            <calcext:condition calcext:apply-style-name="s0" calcext:value="=0" calcext:base-cell-address="Feuille1.N285"/>
            <calcext:condition calcext:apply-style-name="s1" calcext:value="=1" calcext:base-cell-address="Feuille1.N285"/>
          </calcext:conditional-format>
          <calcext:conditional-format calcext:target-range-address="Feuille1.O285:Feuille1.O285">
            <calcext:condition calcext:apply-style-name="s0" calcext:value="=0" calcext:base-cell-address="Feuille1.O285"/>
            <calcext:condition calcext:apply-style-name="s1" calcext:value="=1" calcext:base-cell-address="Feuille1.O285"/>
          </calcext:conditional-format>
          <calcext:conditional-format calcext:target-range-address="Feuille1.J280:Feuille1.J280">
            <calcext:condition calcext:apply-style-name="s0" calcext:value="=0" calcext:base-cell-address="Feuille1.J280"/>
            <calcext:condition calcext:apply-style-name="s1" calcext:value="=1" calcext:base-cell-address="Feuille1.J280"/>
            <calcext:condition calcext:apply-style-name="Default" calcext:value="formula-is(&quot;&quot;)" calcext:base-cell-address="Feuille1.J280"/>
          </calcext:conditional-format>
          <calcext:conditional-format calcext:target-range-address="Feuille1.J281:Feuille1.J281">
            <calcext:condition calcext:apply-style-name="s0" calcext:value="=0" calcext:base-cell-address="Feuille1.J281"/>
            <calcext:condition calcext:apply-style-name="s1" calcext:value="=1" calcext:base-cell-address="Feuille1.J281"/>
            <calcext:condition calcext:apply-style-name="Default" calcext:value="formula-is(&quot;&quot;)" calcext:base-cell-address="Feuille1.J281"/>
          </calcext:conditional-format>
          <calcext:conditional-format calcext:target-range-address="Feuille1.J282:Feuille1.J282">
            <calcext:condition calcext:apply-style-name="s0" calcext:value="=0" calcext:base-cell-address="Feuille1.J282"/>
            <calcext:condition calcext:apply-style-name="s1" calcext:value="=1" calcext:base-cell-address="Feuille1.J282"/>
            <calcext:condition calcext:apply-style-name="Default" calcext:value="formula-is(&quot;&quot;)" calcext:base-cell-address="Feuille1.J282"/>
          </calcext:conditional-format>
          <calcext:conditional-format calcext:target-range-address="Feuille1.J283:Feuille1.J283">
            <calcext:condition calcext:apply-style-name="s0" calcext:value="=0" calcext:base-cell-address="Feuille1.J283"/>
            <calcext:condition calcext:apply-style-name="s1" calcext:value="=1" calcext:base-cell-address="Feuille1.J283"/>
            <calcext:condition calcext:apply-style-name="Default" calcext:value="formula-is(&quot;&quot;)" calcext:base-cell-address="Feuille1.J283"/>
          </calcext:conditional-format>
          <calcext:conditional-format calcext:target-range-address="Feuille1.I280:Feuille1.I280">
            <calcext:condition calcext:apply-style-name="s0" calcext:value="=0" calcext:base-cell-address="Feuille1.I280"/>
            <calcext:condition calcext:apply-style-name="s1" calcext:value="=1" calcext:base-cell-address="Feuille1.I280"/>
            <calcext:condition calcext:apply-style-name="Default" calcext:value="formula-is(&quot;&quot;)" calcext:base-cell-address="Feuille1.I280"/>
          </calcext:conditional-format>
          <calcext:conditional-format calcext:target-range-address="Feuille1.I281:Feuille1.I281">
            <calcext:condition calcext:apply-style-name="s0" calcext:value="=0" calcext:base-cell-address="Feuille1.I281"/>
            <calcext:condition calcext:apply-style-name="s1" calcext:value="=1" calcext:base-cell-address="Feuille1.I281"/>
            <calcext:condition calcext:apply-style-name="Default" calcext:value="formula-is(&quot;&quot;)" calcext:base-cell-address="Feuille1.I281"/>
          </calcext:conditional-format>
          <calcext:conditional-format calcext:target-range-address="Feuille1.I282:Feuille1.I282">
            <calcext:condition calcext:apply-style-name="s0" calcext:value="=0" calcext:base-cell-address="Feuille1.I282"/>
            <calcext:condition calcext:apply-style-name="s1" calcext:value="=1" calcext:base-cell-address="Feuille1.I282"/>
            <calcext:condition calcext:apply-style-name="Default" calcext:value="formula-is(&quot;&quot;)" calcext:base-cell-address="Feuille1.I282"/>
          </calcext:conditional-format>
          <calcext:conditional-format calcext:target-range-address="Feuille1.I283:Feuille1.I283">
            <calcext:condition calcext:apply-style-name="s0" calcext:value="=0" calcext:base-cell-address="Feuille1.I283"/>
            <calcext:condition calcext:apply-style-name="s1" calcext:value="=1" calcext:base-cell-address="Feuille1.I283"/>
            <calcext:condition calcext:apply-style-name="Default" calcext:value="formula-is(&quot;&quot;)" calcext:base-cell-address="Feuille1.I283"/>
          </calcext:conditional-format>
          <calcext:conditional-format calcext:target-range-address="Feuille1.H280:Feuille1.H280">
            <calcext:condition calcext:apply-style-name="s0" calcext:value="=0" calcext:base-cell-address="Feuille1.H280"/>
            <calcext:condition calcext:apply-style-name="s1" calcext:value="=1" calcext:base-cell-address="Feuille1.H280"/>
            <calcext:condition calcext:apply-style-name="Default" calcext:value="formula-is(&quot;&quot;)" calcext:base-cell-address="Feuille1.H280"/>
          </calcext:conditional-format>
          <calcext:conditional-format calcext:target-range-address="Feuille1.H281:Feuille1.H281">
            <calcext:condition calcext:apply-style-name="s0" calcext:value="=0" calcext:base-cell-address="Feuille1.H281"/>
            <calcext:condition calcext:apply-style-name="s1" calcext:value="=1" calcext:base-cell-address="Feuille1.H281"/>
            <calcext:condition calcext:apply-style-name="Default" calcext:value="formula-is(&quot;&quot;)" calcext:base-cell-address="Feuille1.H281"/>
          </calcext:conditional-format>
          <calcext:conditional-format calcext:target-range-address="Feuille1.H282:Feuille1.H282">
            <calcext:condition calcext:apply-style-name="s0" calcext:value="=0" calcext:base-cell-address="Feuille1.H282"/>
            <calcext:condition calcext:apply-style-name="s1" calcext:value="=1" calcext:base-cell-address="Feuille1.H282"/>
            <calcext:condition calcext:apply-style-name="Default" calcext:value="formula-is(&quot;&quot;)" calcext:base-cell-address="Feuille1.H282"/>
          </calcext:conditional-format>
          <calcext:conditional-format calcext:target-range-address="Feuille1.H283:Feuille1.H283">
            <calcext:condition calcext:apply-style-name="s0" calcext:value="=0" calcext:base-cell-address="Feuille1.H283"/>
            <calcext:condition calcext:apply-style-name="s1" calcext:value="=1" calcext:base-cell-address="Feuille1.H283"/>
            <calcext:condition calcext:apply-style-name="Default" calcext:value="formula-is(&quot;&quot;)" calcext:base-cell-address="Feuille1.H283"/>
          </calcext:conditional-format>
          <calcext:conditional-format calcext:target-range-address="Feuille1.C274:Feuille1.C275">
            <calcext:condition calcext:apply-style-name="s0" calcext:value="=0" calcext:base-cell-address="Feuille1.C274"/>
            <calcext:condition calcext:apply-style-name="s1" calcext:value="=1" calcext:base-cell-address="Feuille1.C274"/>
            <calcext:condition calcext:apply-style-name="Default" calcext:value="formula-is(&quot;&quot;)" calcext:base-cell-address="Feuille1.C274"/>
          </calcext:conditional-format>
          <calcext:conditional-format calcext:target-range-address="Feuille1.G275:Feuille1.G275">
            <calcext:condition calcext:apply-style-name="s0" calcext:value="=0" calcext:base-cell-address="Feuille1.G275"/>
            <calcext:condition calcext:apply-style-name="s1" calcext:value="=1" calcext:base-cell-address="Feuille1.G275"/>
            <calcext:condition calcext:apply-style-name="Default" calcext:value="formula-is(&quot;&quot;)" calcext:base-cell-address="Feuille1.G275"/>
          </calcext:conditional-format>
          <calcext:conditional-format calcext:target-range-address="Feuille1.F275:Feuille1.F275">
            <calcext:condition calcext:apply-style-name="s0" calcext:value="=0" calcext:base-cell-address="Feuille1.F275"/>
            <calcext:condition calcext:apply-style-name="s1" calcext:value="=1" calcext:base-cell-address="Feuille1.F275"/>
            <calcext:condition calcext:apply-style-name="Default" calcext:value="formula-is(&quot;&quot;)" calcext:base-cell-address="Feuille1.F275"/>
          </calcext:conditional-format>
          <calcext:conditional-format calcext:target-range-address="Feuille1.F275:Feuille1.F275">
            <calcext:condition calcext:apply-style-name="s0" calcext:value="=0" calcext:base-cell-address="Feuille1.F275"/>
            <calcext:condition calcext:apply-style-name="s1" calcext:value="=1" calcext:base-cell-address="Feuille1.F275"/>
          </calcext:conditional-format>
          <calcext:conditional-format calcext:target-range-address="Feuille1.F274:Feuille1.F274">
            <calcext:condition calcext:apply-style-name="s0" calcext:value="=0" calcext:base-cell-address="Feuille1.F274"/>
            <calcext:condition calcext:apply-style-name="s1" calcext:value="=1" calcext:base-cell-address="Feuille1.F274"/>
          </calcext:conditional-format>
          <calcext:conditional-format calcext:target-range-address="Feuille1.E274:Feuille1.E274">
            <calcext:condition calcext:apply-style-name="s0" calcext:value="=0" calcext:base-cell-address="Feuille1.E274"/>
            <calcext:condition calcext:apply-style-name="s1" calcext:value="=1" calcext:base-cell-address="Feuille1.E274"/>
          </calcext:conditional-format>
          <calcext:conditional-format calcext:target-range-address="Feuille1.E275:Feuille1.E275">
            <calcext:condition calcext:apply-style-name="s0" calcext:value="=0" calcext:base-cell-address="Feuille1.E275"/>
            <calcext:condition calcext:apply-style-name="s1" calcext:value="=1" calcext:base-cell-address="Feuille1.E275"/>
          </calcext:conditional-format>
          <calcext:conditional-format calcext:target-range-address="Feuille1.D275:Feuille1.D275">
            <calcext:condition calcext:apply-style-name="s0" calcext:value="=0" calcext:base-cell-address="Feuille1.D275"/>
            <calcext:condition calcext:apply-style-name="s1" calcext:value="=1" calcext:base-cell-address="Feuille1.D275"/>
          </calcext:conditional-format>
          <calcext:conditional-format calcext:target-range-address="Feuille1.D274:Feuille1.D274">
            <calcext:condition calcext:apply-style-name="s0" calcext:value="=0" calcext:base-cell-address="Feuille1.D274"/>
            <calcext:condition calcext:apply-style-name="s1" calcext:value="=1" calcext:base-cell-address="Feuille1.D274"/>
          </calcext:conditional-format>
          <calcext:conditional-format calcext:target-range-address="Feuille1.G275:Feuille1.G275">
            <calcext:condition calcext:apply-style-name="s0" calcext:value="=0" calcext:base-cell-address="Feuille1.G275"/>
            <calcext:condition calcext:apply-style-name="s1" calcext:value="=1" calcext:base-cell-address="Feuille1.G275"/>
            <calcext:condition calcext:apply-style-name="Default" calcext:value="formula-is(&quot;&quot;)" calcext:base-cell-address="Feuille1.G275"/>
          </calcext:conditional-format>
          <calcext:conditional-format calcext:target-range-address="Feuille1.G275:Feuille1.G275">
            <calcext:condition calcext:apply-style-name="s0" calcext:value="=0" calcext:base-cell-address="Feuille1.G275"/>
            <calcext:condition calcext:apply-style-name="s1" calcext:value="=1" calcext:base-cell-address="Feuille1.G275"/>
          </calcext:conditional-format>
          <calcext:conditional-format calcext:target-range-address="Feuille1.G274:Feuille1.G274">
            <calcext:condition calcext:apply-style-name="s0" calcext:value="=0" calcext:base-cell-address="Feuille1.G274"/>
            <calcext:condition calcext:apply-style-name="s1" calcext:value="=1" calcext:base-cell-address="Feuille1.G274"/>
          </calcext:conditional-format>
          <calcext:conditional-format calcext:target-range-address="Feuille1.C282:Feuille1.F282">
            <calcext:condition calcext:apply-style-name="s0" calcext:value="=0" calcext:base-cell-address="Feuille1.C282"/>
            <calcext:condition calcext:apply-style-name="s1" calcext:value="=1" calcext:base-cell-address="Feuille1.C282"/>
            <calcext:condition calcext:apply-style-name="Default" calcext:value="formula-is(&quot;&quot;)" calcext:base-cell-address="Feuille1.C282"/>
          </calcext:conditional-format>
          <calcext:conditional-format calcext:target-range-address="Feuille1.D283:Feuille1.D285">
            <calcext:condition calcext:apply-style-name="s0" calcext:value="=0" calcext:base-cell-address="Feuille1.D283"/>
            <calcext:condition calcext:apply-style-name="s1" calcext:value="=1" calcext:base-cell-address="Feuille1.D283"/>
            <calcext:condition calcext:apply-style-name="Default" calcext:value="formula-is(&quot;&quot;)" calcext:base-cell-address="Feuille1.D283"/>
          </calcext:conditional-format>
          <calcext:conditional-format calcext:target-range-address="Feuille1.C284:Feuille1.C286">
            <calcext:condition calcext:apply-style-name="s0" calcext:value="=0" calcext:base-cell-address="Feuille1.C284"/>
            <calcext:condition calcext:apply-style-name="s1" calcext:value="=1" calcext:base-cell-address="Feuille1.C284"/>
            <calcext:condition calcext:apply-style-name="Default" calcext:value="formula-is(&quot;&quot;)" calcext:base-cell-address="Feuille1.C284"/>
          </calcext:conditional-format>
          <calcext:conditional-format calcext:target-range-address="Feuille1.C284:Feuille1.C284">
            <calcext:condition calcext:apply-style-name="s0" calcext:value="=0" calcext:base-cell-address="Feuille1.C284"/>
            <calcext:condition calcext:apply-style-name="s1" calcext:value="=1" calcext:base-cell-address="Feuille1.C284"/>
          </calcext:conditional-format>
          <calcext:conditional-format calcext:target-range-address="Feuille1.C283:Feuille1.C283">
            <calcext:condition calcext:apply-style-name="s0" calcext:value="=0" calcext:base-cell-address="Feuille1.C283"/>
            <calcext:condition calcext:apply-style-name="s1" calcext:value="=1" calcext:base-cell-address="Feuille1.C283"/>
          </calcext:conditional-format>
          <calcext:conditional-format calcext:target-range-address="Feuille1.C285:Feuille1.C285">
            <calcext:condition calcext:apply-style-name="s0" calcext:value="=0" calcext:base-cell-address="Feuille1.C285"/>
            <calcext:condition calcext:apply-style-name="s1" calcext:value="=1" calcext:base-cell-address="Feuille1.C285"/>
          </calcext:conditional-format>
          <calcext:conditional-format calcext:target-range-address="Feuille1.C286:Feuille1.C286">
            <calcext:condition calcext:apply-style-name="s0" calcext:value="=0" calcext:base-cell-address="Feuille1.C286"/>
            <calcext:condition calcext:apply-style-name="s1" calcext:value="=1" calcext:base-cell-address="Feuille1.C286"/>
          </calcext:conditional-format>
          <calcext:conditional-format calcext:target-range-address="Feuille1.E283:Feuille1.E284">
            <calcext:condition calcext:apply-style-name="s0" calcext:value="=0" calcext:base-cell-address="Feuille1.E283"/>
            <calcext:condition calcext:apply-style-name="s1" calcext:value="=1" calcext:base-cell-address="Feuille1.E283"/>
            <calcext:condition calcext:apply-style-name="Default" calcext:value="formula-is(&quot;&quot;)" calcext:base-cell-address="Feuille1.E283"/>
          </calcext:conditional-format>
          <calcext:conditional-format calcext:target-range-address="Feuille1.G285:Feuille1.G285">
            <calcext:condition calcext:apply-style-name="s0" calcext:value="=0" calcext:base-cell-address="Feuille1.G285"/>
            <calcext:condition calcext:apply-style-name="s1" calcext:value="=1" calcext:base-cell-address="Feuille1.G285"/>
          </calcext:conditional-format>
          <calcext:conditional-format calcext:target-range-address="Feuille1.G284:Feuille1.G284">
            <calcext:condition calcext:apply-style-name="s0" calcext:value="=0" calcext:base-cell-address="Feuille1.G284"/>
            <calcext:condition calcext:apply-style-name="s1" calcext:value="=1" calcext:base-cell-address="Feuille1.G284"/>
          </calcext:conditional-format>
          <calcext:conditional-format calcext:target-range-address="Feuille1.F283:Feuille1.F283">
            <calcext:condition calcext:apply-style-name="s0" calcext:value="=0" calcext:base-cell-address="Feuille1.F283"/>
            <calcext:condition calcext:apply-style-name="s1" calcext:value="=1" calcext:base-cell-address="Feuille1.F283"/>
          </calcext:conditional-format>
          <calcext:conditional-format calcext:target-range-address="Feuille1.G286:Feuille1.G286">
            <calcext:condition calcext:apply-style-name="s0" calcext:value="=0" calcext:base-cell-address="Feuille1.G286"/>
            <calcext:condition calcext:apply-style-name="s1" calcext:value="=1" calcext:base-cell-address="Feuille1.G286"/>
          </calcext:conditional-format>
          <calcext:conditional-format calcext:target-range-address="Feuille1.F286:Feuille1.F286">
            <calcext:condition calcext:apply-style-name="s0" calcext:value="=0" calcext:base-cell-address="Feuille1.F286"/>
            <calcext:condition calcext:apply-style-name="s1" calcext:value="=1" calcext:base-cell-address="Feuille1.F286"/>
          </calcext:conditional-format>
          <calcext:conditional-format calcext:target-range-address="Feuille1.F285:Feuille1.F285">
            <calcext:condition calcext:apply-style-name="s0" calcext:value="=0" calcext:base-cell-address="Feuille1.F285"/>
            <calcext:condition calcext:apply-style-name="s1" calcext:value="=1" calcext:base-cell-address="Feuille1.F285"/>
          </calcext:conditional-format>
          <calcext:conditional-format calcext:target-range-address="Feuille1.E286:Feuille1.E286">
            <calcext:condition calcext:apply-style-name="s0" calcext:value="=0" calcext:base-cell-address="Feuille1.E286"/>
            <calcext:condition calcext:apply-style-name="s1" calcext:value="=1" calcext:base-cell-address="Feuille1.E286"/>
          </calcext:conditional-format>
          <calcext:conditional-format calcext:target-range-address="Feuille1.F284:Feuille1.F284">
            <calcext:condition calcext:apply-style-name="s0" calcext:value="=0" calcext:base-cell-address="Feuille1.F284"/>
            <calcext:condition calcext:apply-style-name="s1" calcext:value="=1" calcext:base-cell-address="Feuille1.F284"/>
          </calcext:conditional-format>
          <calcext:conditional-format calcext:target-range-address="Feuille1.E285:Feuille1.E285">
            <calcext:condition calcext:apply-style-name="s0" calcext:value="=0" calcext:base-cell-address="Feuille1.E285"/>
            <calcext:condition calcext:apply-style-name="s1" calcext:value="=1" calcext:base-cell-address="Feuille1.E285"/>
          </calcext:conditional-format>
          <calcext:conditional-format calcext:target-range-address="Feuille1.G283:Feuille1.G283">
            <calcext:condition calcext:apply-style-name="s0" calcext:value="=0" calcext:base-cell-address="Feuille1.G283"/>
            <calcext:condition calcext:apply-style-name="s1" calcext:value="=1" calcext:base-cell-address="Feuille1.G283"/>
          </calcext:conditional-format>
          <calcext:conditional-format calcext:target-range-address="Feuille1.D286:Feuille1.D286">
            <calcext:condition calcext:apply-style-name="s0" calcext:value="=0" calcext:base-cell-address="Feuille1.D286"/>
            <calcext:condition calcext:apply-style-name="s1" calcext:value="=1" calcext:base-cell-address="Feuille1.D286"/>
          </calcext:conditional-format>
          <calcext:conditional-format calcext:target-range-address="Feuille1.C287:Feuille1.C288">
            <calcext:condition calcext:apply-style-name="s0" calcext:value="=0" calcext:base-cell-address="Feuille1.C287"/>
            <calcext:condition calcext:apply-style-name="s1" calcext:value="=1" calcext:base-cell-address="Feuille1.C287"/>
            <calcext:condition calcext:apply-style-name="Default" calcext:value="formula-is(&quot;&quot;)" calcext:base-cell-address="Feuille1.C287"/>
          </calcext:conditional-format>
          <calcext:conditional-format calcext:target-range-address="Feuille1.G288:Feuille1.G288">
            <calcext:condition calcext:apply-style-name="s0" calcext:value="=0" calcext:base-cell-address="Feuille1.G288"/>
            <calcext:condition calcext:apply-style-name="s1" calcext:value="=1" calcext:base-cell-address="Feuille1.G288"/>
            <calcext:condition calcext:apply-style-name="Default" calcext:value="formula-is(&quot;&quot;)" calcext:base-cell-address="Feuille1.G288"/>
          </calcext:conditional-format>
          <calcext:conditional-format calcext:target-range-address="Feuille1.F288:Feuille1.F288">
            <calcext:condition calcext:apply-style-name="s0" calcext:value="=0" calcext:base-cell-address="Feuille1.F288"/>
            <calcext:condition calcext:apply-style-name="s1" calcext:value="=1" calcext:base-cell-address="Feuille1.F288"/>
            <calcext:condition calcext:apply-style-name="Default" calcext:value="formula-is(&quot;&quot;)" calcext:base-cell-address="Feuille1.F288"/>
          </calcext:conditional-format>
          <calcext:conditional-format calcext:target-range-address="Feuille1.F288:Feuille1.F288">
            <calcext:condition calcext:apply-style-name="s0" calcext:value="=0" calcext:base-cell-address="Feuille1.F288"/>
            <calcext:condition calcext:apply-style-name="s1" calcext:value="=1" calcext:base-cell-address="Feuille1.F288"/>
          </calcext:conditional-format>
          <calcext:conditional-format calcext:target-range-address="Feuille1.F287:Feuille1.F287">
            <calcext:condition calcext:apply-style-name="s0" calcext:value="=0" calcext:base-cell-address="Feuille1.F287"/>
            <calcext:condition calcext:apply-style-name="s1" calcext:value="=1" calcext:base-cell-address="Feuille1.F287"/>
          </calcext:conditional-format>
          <calcext:conditional-format calcext:target-range-address="Feuille1.E287:Feuille1.E287">
            <calcext:condition calcext:apply-style-name="s0" calcext:value="=0" calcext:base-cell-address="Feuille1.E287"/>
            <calcext:condition calcext:apply-style-name="s1" calcext:value="=1" calcext:base-cell-address="Feuille1.E287"/>
          </calcext:conditional-format>
          <calcext:conditional-format calcext:target-range-address="Feuille1.E288:Feuille1.E288">
            <calcext:condition calcext:apply-style-name="s0" calcext:value="=0" calcext:base-cell-address="Feuille1.E288"/>
            <calcext:condition calcext:apply-style-name="s1" calcext:value="=1" calcext:base-cell-address="Feuille1.E288"/>
          </calcext:conditional-format>
          <calcext:conditional-format calcext:target-range-address="Feuille1.D288:Feuille1.D288">
            <calcext:condition calcext:apply-style-name="s0" calcext:value="=0" calcext:base-cell-address="Feuille1.D288"/>
            <calcext:condition calcext:apply-style-name="s1" calcext:value="=1" calcext:base-cell-address="Feuille1.D288"/>
          </calcext:conditional-format>
          <calcext:conditional-format calcext:target-range-address="Feuille1.D287:Feuille1.D287">
            <calcext:condition calcext:apply-style-name="s0" calcext:value="=0" calcext:base-cell-address="Feuille1.D287"/>
            <calcext:condition calcext:apply-style-name="s1" calcext:value="=1" calcext:base-cell-address="Feuille1.D287"/>
          </calcext:conditional-format>
          <calcext:conditional-format calcext:target-range-address="Feuille1.G288:Feuille1.G288">
            <calcext:condition calcext:apply-style-name="s0" calcext:value="=0" calcext:base-cell-address="Feuille1.G288"/>
            <calcext:condition calcext:apply-style-name="s1" calcext:value="=1" calcext:base-cell-address="Feuille1.G288"/>
            <calcext:condition calcext:apply-style-name="Default" calcext:value="formula-is(&quot;&quot;)" calcext:base-cell-address="Feuille1.G288"/>
          </calcext:conditional-format>
          <calcext:conditional-format calcext:target-range-address="Feuille1.G288:Feuille1.G288">
            <calcext:condition calcext:apply-style-name="s0" calcext:value="=0" calcext:base-cell-address="Feuille1.G288"/>
            <calcext:condition calcext:apply-style-name="s1" calcext:value="=1" calcext:base-cell-address="Feuille1.G288"/>
          </calcext:conditional-format>
          <calcext:conditional-format calcext:target-range-address="Feuille1.G287:Feuille1.G287">
            <calcext:condition calcext:apply-style-name="s0" calcext:value="=0" calcext:base-cell-address="Feuille1.G287"/>
            <calcext:condition calcext:apply-style-name="s1" calcext:value="=1" calcext:base-cell-address="Feuille1.G287"/>
          </calcext:conditional-format>
          <calcext:conditional-format calcext:target-range-address="Feuille1.C276:Feuille1.C276">
            <calcext:condition calcext:apply-style-name="s0" calcext:value="=0" calcext:base-cell-address="Feuille1.C276"/>
            <calcext:condition calcext:apply-style-name="s1" calcext:value="=1" calcext:base-cell-address="Feuille1.C276"/>
            <calcext:condition calcext:apply-style-name="Default" calcext:value="formula-is(&quot;&quot;)" calcext:base-cell-address="Feuille1.C276"/>
          </calcext:conditional-format>
          <calcext:conditional-format calcext:target-range-address="Feuille1.C277:Feuille1.C277">
            <calcext:condition calcext:apply-style-name="s0" calcext:value="=0" calcext:base-cell-address="Feuille1.C277"/>
            <calcext:condition calcext:apply-style-name="s1" calcext:value="=1" calcext:base-cell-address="Feuille1.C277"/>
            <calcext:condition calcext:apply-style-name="Default" calcext:value="formula-is(&quot;&quot;)" calcext:base-cell-address="Feuille1.C277"/>
          </calcext:conditional-format>
          <calcext:conditional-format calcext:target-range-address="Feuille1.C278:Feuille1.C278">
            <calcext:condition calcext:apply-style-name="s0" calcext:value="=0" calcext:base-cell-address="Feuille1.C278"/>
            <calcext:condition calcext:apply-style-name="s1" calcext:value="=1" calcext:base-cell-address="Feuille1.C278"/>
            <calcext:condition calcext:apply-style-name="Default" calcext:value="formula-is(&quot;&quot;)" calcext:base-cell-address="Feuille1.C278"/>
          </calcext:conditional-format>
          <calcext:conditional-format calcext:target-range-address="Feuille1.C279:Feuille1.E279">
            <calcext:condition calcext:apply-style-name="s0" calcext:value="=0" calcext:base-cell-address="Feuille1.C279"/>
            <calcext:condition calcext:apply-style-name="s1" calcext:value="=1" calcext:base-cell-address="Feuille1.C279"/>
            <calcext:condition calcext:apply-style-name="Default" calcext:value="formula-is(&quot;&quot;)" calcext:base-cell-address="Feuille1.C279"/>
          </calcext:conditional-format>
          <calcext:conditional-format calcext:target-range-address="Feuille1.C280:Feuille1.F280">
            <calcext:condition calcext:apply-style-name="s0" calcext:value="=0" calcext:base-cell-address="Feuille1.C280"/>
            <calcext:condition calcext:apply-style-name="s1" calcext:value="=1" calcext:base-cell-address="Feuille1.C280"/>
            <calcext:condition calcext:apply-style-name="Default" calcext:value="formula-is(&quot;&quot;)" calcext:base-cell-address="Feuille1.C280"/>
          </calcext:conditional-format>
          <calcext:conditional-format calcext:target-range-address="Feuille1.C281:Feuille1.F281">
            <calcext:condition calcext:apply-style-name="s0" calcext:value="=0" calcext:base-cell-address="Feuille1.C281"/>
            <calcext:condition calcext:apply-style-name="s1" calcext:value="=1" calcext:base-cell-address="Feuille1.C281"/>
            <calcext:condition calcext:apply-style-name="Default" calcext:value="formula-is(&quot;&quot;)" calcext:base-cell-address="Feuille1.C281"/>
          </calcext:conditional-format>
          <calcext:conditional-format calcext:target-range-address="Feuille1.D278:Feuille1.D278">
            <calcext:condition calcext:apply-style-name="s0" calcext:value="=0" calcext:base-cell-address="Feuille1.D278"/>
            <calcext:condition calcext:apply-style-name="s1" calcext:value="=1" calcext:base-cell-address="Feuille1.D278"/>
          </calcext:conditional-format>
          <calcext:conditional-format calcext:target-range-address="Feuille1.D276:Feuille1.D276">
            <calcext:condition calcext:apply-style-name="s0" calcext:value="=0" calcext:base-cell-address="Feuille1.D276"/>
            <calcext:condition calcext:apply-style-name="s1" calcext:value="=1" calcext:base-cell-address="Feuille1.D276"/>
          </calcext:conditional-format>
          <calcext:conditional-format calcext:target-range-address="Feuille1.D277:Feuille1.D277">
            <calcext:condition calcext:apply-style-name="s0" calcext:value="=0" calcext:base-cell-address="Feuille1.D277"/>
            <calcext:condition calcext:apply-style-name="s1" calcext:value="=1" calcext:base-cell-address="Feuille1.D277"/>
          </calcext:conditional-format>
          <calcext:conditional-format calcext:target-range-address="Feuille1.E278:Feuille1.E278">
            <calcext:condition calcext:apply-style-name="s0" calcext:value="=0" calcext:base-cell-address="Feuille1.E278"/>
            <calcext:condition calcext:apply-style-name="s1" calcext:value="=1" calcext:base-cell-address="Feuille1.E278"/>
            <calcext:condition calcext:apply-style-name="Default" calcext:value="formula-is(&quot;&quot;)" calcext:base-cell-address="Feuille1.E278"/>
          </calcext:conditional-format>
          <calcext:conditional-format calcext:target-range-address="Feuille1.E276:Feuille1.E276">
            <calcext:condition calcext:apply-style-name="s0" calcext:value="=0" calcext:base-cell-address="Feuille1.E276"/>
            <calcext:condition calcext:apply-style-name="s1" calcext:value="=1" calcext:base-cell-address="Feuille1.E276"/>
          </calcext:conditional-format>
          <calcext:conditional-format calcext:target-range-address="Feuille1.E278:Feuille1.E278">
            <calcext:condition calcext:apply-style-name="s0" calcext:value="=0" calcext:base-cell-address="Feuille1.E278"/>
            <calcext:condition calcext:apply-style-name="s1" calcext:value="=1" calcext:base-cell-address="Feuille1.E278"/>
          </calcext:conditional-format>
          <calcext:conditional-format calcext:target-range-address="Feuille1.E277:Feuille1.E277">
            <calcext:condition calcext:apply-style-name="s0" calcext:value="=0" calcext:base-cell-address="Feuille1.E277"/>
            <calcext:condition calcext:apply-style-name="s1" calcext:value="=1" calcext:base-cell-address="Feuille1.E277"/>
          </calcext:conditional-format>
          <calcext:conditional-format calcext:target-range-address="Feuille1.F278:Feuille1.F278">
            <calcext:condition calcext:apply-style-name="s0" calcext:value="=0" calcext:base-cell-address="Feuille1.F278"/>
            <calcext:condition calcext:apply-style-name="s1" calcext:value="=1" calcext:base-cell-address="Feuille1.F278"/>
            <calcext:condition calcext:apply-style-name="Default" calcext:value="formula-is(&quot;&quot;)" calcext:base-cell-address="Feuille1.F278"/>
          </calcext:conditional-format>
          <calcext:conditional-format calcext:target-range-address="Feuille1.F276:Feuille1.F276">
            <calcext:condition calcext:apply-style-name="s0" calcext:value="=0" calcext:base-cell-address="Feuille1.F276"/>
            <calcext:condition calcext:apply-style-name="s1" calcext:value="=1" calcext:base-cell-address="Feuille1.F276"/>
          </calcext:conditional-format>
          <calcext:conditional-format calcext:target-range-address="Feuille1.F278:Feuille1.F278">
            <calcext:condition calcext:apply-style-name="s0" calcext:value="=0" calcext:base-cell-address="Feuille1.F278"/>
            <calcext:condition calcext:apply-style-name="s1" calcext:value="=1" calcext:base-cell-address="Feuille1.F278"/>
          </calcext:conditional-format>
          <calcext:conditional-format calcext:target-range-address="Feuille1.F277:Feuille1.F277">
            <calcext:condition calcext:apply-style-name="s0" calcext:value="=0" calcext:base-cell-address="Feuille1.F277"/>
            <calcext:condition calcext:apply-style-name="s1" calcext:value="=1" calcext:base-cell-address="Feuille1.F277"/>
          </calcext:conditional-format>
          <calcext:conditional-format calcext:target-range-address="Feuille1.F279:Feuille1.F279">
            <calcext:condition calcext:apply-style-name="s0" calcext:value="=0" calcext:base-cell-address="Feuille1.F279"/>
            <calcext:condition calcext:apply-style-name="s1" calcext:value="=1" calcext:base-cell-address="Feuille1.F279"/>
            <calcext:condition calcext:apply-style-name="Default" calcext:value="formula-is(&quot;&quot;)" calcext:base-cell-address="Feuille1.F279"/>
          </calcext:conditional-format>
          <calcext:conditional-format calcext:target-range-address="Feuille1.F279:Feuille1.F279">
            <calcext:condition calcext:apply-style-name="s0" calcext:value="=0" calcext:base-cell-address="Feuille1.F279"/>
            <calcext:condition calcext:apply-style-name="s1" calcext:value="=1" calcext:base-cell-address="Feuille1.F279"/>
          </calcext:conditional-format>
          <calcext:conditional-format calcext:target-range-address="Feuille1.G279:Feuille1.G280">
            <calcext:condition calcext:apply-style-name="s0" calcext:value="=0" calcext:base-cell-address="Feuille1.G279"/>
            <calcext:condition calcext:apply-style-name="s1" calcext:value="=1" calcext:base-cell-address="Feuille1.G279"/>
            <calcext:condition calcext:apply-style-name="Default" calcext:value="formula-is(&quot;&quot;)" calcext:base-cell-address="Feuille1.G279"/>
          </calcext:conditional-format>
          <calcext:conditional-format calcext:target-range-address="Feuille1.G276:Feuille1.G276">
            <calcext:condition calcext:apply-style-name="s0" calcext:value="=0" calcext:base-cell-address="Feuille1.G276"/>
            <calcext:condition calcext:apply-style-name="s1" calcext:value="=1" calcext:base-cell-address="Feuille1.G276"/>
          </calcext:conditional-format>
          <calcext:conditional-format calcext:target-range-address="Feuille1.G277:Feuille1.G277">
            <calcext:condition calcext:apply-style-name="s0" calcext:value="=0" calcext:base-cell-address="Feuille1.G277"/>
            <calcext:condition calcext:apply-style-name="s1" calcext:value="=1" calcext:base-cell-address="Feuille1.G277"/>
          </calcext:conditional-format>
          <calcext:conditional-format calcext:target-range-address="Feuille1.G279:Feuille1.G279">
            <calcext:condition calcext:apply-style-name="s0" calcext:value="=0" calcext:base-cell-address="Feuille1.G279"/>
            <calcext:condition calcext:apply-style-name="s1" calcext:value="=1" calcext:base-cell-address="Feuille1.G279"/>
            <calcext:condition calcext:apply-style-name="Default" calcext:value="formula-is(&quot;&quot;)" calcext:base-cell-address="Feuille1.G279"/>
          </calcext:conditional-format>
          <calcext:conditional-format calcext:target-range-address="Feuille1.G279:Feuille1.G279">
            <calcext:condition calcext:apply-style-name="s0" calcext:value="=0" calcext:base-cell-address="Feuille1.G279"/>
            <calcext:condition calcext:apply-style-name="s1" calcext:value="=1" calcext:base-cell-address="Feuille1.G279"/>
          </calcext:conditional-format>
          <calcext:conditional-format calcext:target-range-address="Feuille1.G278:Feuille1.G278">
            <calcext:condition calcext:apply-style-name="s0" calcext:value="=0" calcext:base-cell-address="Feuille1.G278"/>
            <calcext:condition calcext:apply-style-name="s1" calcext:value="=1" calcext:base-cell-address="Feuille1.G278"/>
          </calcext:conditional-format>
          <calcext:conditional-format calcext:target-range-address="Feuille1.G280:Feuille1.G280">
            <calcext:condition calcext:apply-style-name="s0" calcext:value="=0" calcext:base-cell-address="Feuille1.G280"/>
            <calcext:condition calcext:apply-style-name="s1" calcext:value="=1" calcext:base-cell-address="Feuille1.G280"/>
            <calcext:condition calcext:apply-style-name="Default" calcext:value="formula-is(&quot;&quot;)" calcext:base-cell-address="Feuille1.G280"/>
          </calcext:conditional-format>
          <calcext:conditional-format calcext:target-range-address="Feuille1.G280:Feuille1.G280">
            <calcext:condition calcext:apply-style-name="s0" calcext:value="=0" calcext:base-cell-address="Feuille1.G280"/>
            <calcext:condition calcext:apply-style-name="s1" calcext:value="=1" calcext:base-cell-address="Feuille1.G280"/>
          </calcext:conditional-format>
          <calcext:conditional-format calcext:target-range-address="Feuille1.G281:Feuille1.G281">
            <calcext:condition calcext:apply-style-name="s0" calcext:value="=0" calcext:base-cell-address="Feuille1.G281"/>
            <calcext:condition calcext:apply-style-name="s1" calcext:value="=1" calcext:base-cell-address="Feuille1.G281"/>
            <calcext:condition calcext:apply-style-name="Default" calcext:value="formula-is(&quot;&quot;)" calcext:base-cell-address="Feuille1.G281"/>
          </calcext:conditional-format>
          <calcext:conditional-format calcext:target-range-address="Feuille1.G281:Feuille1.G281">
            <calcext:condition calcext:apply-style-name="s0" calcext:value="=0" calcext:base-cell-address="Feuille1.G281"/>
            <calcext:condition calcext:apply-style-name="s1" calcext:value="=1" calcext:base-cell-address="Feuille1.G281"/>
            <calcext:condition calcext:apply-style-name="Default" calcext:value="formula-is(&quot;&quot;)" calcext:base-cell-address="Feuille1.G281"/>
          </calcext:conditional-format>
          <calcext:conditional-format calcext:target-range-address="Feuille1.G281:Feuille1.G281">
            <calcext:condition calcext:apply-style-name="s0" calcext:value="=0" calcext:base-cell-address="Feuille1.G281"/>
            <calcext:condition calcext:apply-style-name="s1" calcext:value="=1" calcext:base-cell-address="Feuille1.G281"/>
          </calcext:conditional-format>
          <calcext:conditional-format calcext:target-range-address="Feuille1.G282:Feuille1.G282">
            <calcext:condition calcext:apply-style-name="s0" calcext:value="=0" calcext:base-cell-address="Feuille1.G282"/>
            <calcext:condition calcext:apply-style-name="s1" calcext:value="=1" calcext:base-cell-address="Feuille1.G282"/>
            <calcext:condition calcext:apply-style-name="Default" calcext:value="formula-is(&quot;&quot;)" calcext:base-cell-address="Feuille1.G282"/>
          </calcext:conditional-format>
          <calcext:conditional-format calcext:target-range-address="Feuille1.G282:Feuille1.G282">
            <calcext:condition calcext:apply-style-name="s0" calcext:value="=0" calcext:base-cell-address="Feuille1.G282"/>
            <calcext:condition calcext:apply-style-name="s1" calcext:value="=1" calcext:base-cell-address="Feuille1.G282"/>
            <calcext:condition calcext:apply-style-name="Default" calcext:value="formula-is(&quot;&quot;)" calcext:base-cell-address="Feuille1.G282"/>
          </calcext:conditional-format>
          <calcext:conditional-format calcext:target-range-address="Feuille1.G282:Feuille1.G282">
            <calcext:condition calcext:apply-style-name="s0" calcext:value="=0" calcext:base-cell-address="Feuille1.G282"/>
            <calcext:condition calcext:apply-style-name="s1" calcext:value="=1" calcext:base-cell-address="Feuille1.G282"/>
          </calcext:conditional-format>
          <calcext:conditional-format calcext:target-range-address="Feuille1.B299:Feuille1.Q301 Feuille1.D302:Feuille1.Q302 Feuille1.B302:Feuille1.B313">
            <calcext:condition calcext:apply-style-name="s0" calcext:value="=0" calcext:base-cell-address="Feuille1.B299"/>
            <calcext:condition calcext:apply-style-name="s1" calcext:value="=1" calcext:base-cell-address="Feuille1.B299"/>
            <calcext:condition calcext:apply-style-name="Default" calcext:value="formula-is(&quot;&quot;)" calcext:base-cell-address="Feuille1.B299"/>
          </calcext:conditional-format>
          <calcext:conditional-format calcext:target-range-address="Feuille1.D303:Feuille1.D305">
            <calcext:condition calcext:apply-style-name="s0" calcext:value="=0" calcext:base-cell-address="Feuille1.D303"/>
            <calcext:condition calcext:apply-style-name="s1" calcext:value="=1" calcext:base-cell-address="Feuille1.D303"/>
            <calcext:condition calcext:apply-style-name="Default" calcext:value="formula-is(&quot;&quot;)" calcext:base-cell-address="Feuille1.D303"/>
          </calcext:conditional-format>
          <calcext:conditional-format calcext:target-range-address="Feuille1.Q304:Feuille1.Q313">
            <calcext:condition calcext:apply-style-name="s0" calcext:value="=0" calcext:base-cell-address="Feuille1.Q304"/>
            <calcext:condition calcext:apply-style-name="s1" calcext:value="=1" calcext:base-cell-address="Feuille1.Q304"/>
            <calcext:condition calcext:apply-style-name="Default" calcext:value="formula-is(&quot;&quot;)" calcext:base-cell-address="Feuille1.Q304"/>
          </calcext:conditional-format>
          <calcext:conditional-format calcext:target-range-address="Feuille1.Q303:Feuille1.Q313">
            <calcext:condition calcext:apply-style-name="s0" calcext:value="=0" calcext:base-cell-address="Feuille1.Q303"/>
            <calcext:condition calcext:apply-style-name="s1" calcext:value="=1" calcext:base-cell-address="Feuille1.Q303"/>
            <calcext:condition calcext:apply-style-name="Default" calcext:value="formula-is(&quot;&quot;)" calcext:base-cell-address="Feuille1.Q303"/>
          </calcext:conditional-format>
          <calcext:conditional-format calcext:target-range-address="Feuille1.P304:Feuille1.P308">
            <calcext:condition calcext:apply-style-name="s0" calcext:value="=0" calcext:base-cell-address="Feuille1.P304"/>
            <calcext:condition calcext:apply-style-name="s1" calcext:value="=1" calcext:base-cell-address="Feuille1.P304"/>
            <calcext:condition calcext:apply-style-name="Default" calcext:value="formula-is(&quot;&quot;)" calcext:base-cell-address="Feuille1.P304"/>
          </calcext:conditional-format>
          <calcext:conditional-format calcext:target-range-address="Feuille1.P303:Feuille1.P308">
            <calcext:condition calcext:apply-style-name="s0" calcext:value="=0" calcext:base-cell-address="Feuille1.P303"/>
            <calcext:condition calcext:apply-style-name="s1" calcext:value="=1" calcext:base-cell-address="Feuille1.P303"/>
            <calcext:condition calcext:apply-style-name="Default" calcext:value="formula-is(&quot;&quot;)" calcext:base-cell-address="Feuille1.P303"/>
          </calcext:conditional-format>
          <calcext:conditional-format calcext:target-range-address="Feuille1.C302:Feuille1.C302 Feuille1.C304:Feuille1.C306">
            <calcext:condition calcext:apply-style-name="s0" calcext:value="=0" calcext:base-cell-address="Feuille1.C302"/>
            <calcext:condition calcext:apply-style-name="s1" calcext:value="=1" calcext:base-cell-address="Feuille1.C302"/>
            <calcext:condition calcext:apply-style-name="Default" calcext:value="formula-is(&quot;&quot;)" calcext:base-cell-address="Feuille1.C302"/>
          </calcext:conditional-format>
          <calcext:conditional-format calcext:target-range-address="Feuille1.C304:Feuille1.C304">
            <calcext:condition calcext:apply-style-name="s0" calcext:value="=0" calcext:base-cell-address="Feuille1.C304"/>
            <calcext:condition calcext:apply-style-name="s1" calcext:value="=1" calcext:base-cell-address="Feuille1.C304"/>
          </calcext:conditional-format>
          <calcext:conditional-format calcext:target-range-address="Feuille1.C303:Feuille1.C303">
            <calcext:condition calcext:apply-style-name="s0" calcext:value="=0" calcext:base-cell-address="Feuille1.C303"/>
            <calcext:condition calcext:apply-style-name="s1" calcext:value="=1" calcext:base-cell-address="Feuille1.C303"/>
          </calcext:conditional-format>
          <calcext:conditional-format calcext:target-range-address="Feuille1.C305:Feuille1.C305">
            <calcext:condition calcext:apply-style-name="s0" calcext:value="=0" calcext:base-cell-address="Feuille1.C305"/>
            <calcext:condition calcext:apply-style-name="s1" calcext:value="=1" calcext:base-cell-address="Feuille1.C305"/>
          </calcext:conditional-format>
          <calcext:conditional-format calcext:target-range-address="Feuille1.C306:Feuille1.C306">
            <calcext:condition calcext:apply-style-name="s0" calcext:value="=0" calcext:base-cell-address="Feuille1.C306"/>
            <calcext:condition calcext:apply-style-name="s1" calcext:value="=1" calcext:base-cell-address="Feuille1.C306"/>
          </calcext:conditional-format>
          <calcext:conditional-format calcext:target-range-address="Feuille1.E303:Feuille1.E304">
            <calcext:condition calcext:apply-style-name="s0" calcext:value="=0" calcext:base-cell-address="Feuille1.E303"/>
            <calcext:condition calcext:apply-style-name="s1" calcext:value="=1" calcext:base-cell-address="Feuille1.E303"/>
            <calcext:condition calcext:apply-style-name="Default" calcext:value="formula-is(&quot;&quot;)" calcext:base-cell-address="Feuille1.E303"/>
          </calcext:conditional-format>
          <calcext:conditional-format calcext:target-range-address="Feuille1.O307:Feuille1.O307 Feuille1.O304:Feuille1.O305">
            <calcext:condition calcext:apply-style-name="s0" calcext:value="=0" calcext:base-cell-address="Feuille1.O304"/>
            <calcext:condition calcext:apply-style-name="s1" calcext:value="=1" calcext:base-cell-address="Feuille1.O304"/>
            <calcext:condition calcext:apply-style-name="Default" calcext:value="formula-is(&quot;&quot;)" calcext:base-cell-address="Feuille1.O304"/>
          </calcext:conditional-format>
          <calcext:conditional-format calcext:target-range-address="Feuille1.O307:Feuille1.O307 Feuille1.O303:Feuille1.O305">
            <calcext:condition calcext:apply-style-name="s0" calcext:value="=0" calcext:base-cell-address="Feuille1.O303"/>
            <calcext:condition calcext:apply-style-name="s1" calcext:value="=1" calcext:base-cell-address="Feuille1.O303"/>
            <calcext:condition calcext:apply-style-name="Default" calcext:value="formula-is(&quot;&quot;)" calcext:base-cell-address="Feuille1.O303"/>
          </calcext:conditional-format>
          <calcext:conditional-format calcext:target-range-address="Feuille1.M305:Feuille1.M305 Feuille1.L306:Feuille1.N307 Feuille1.N304:Feuille1.N304">
            <calcext:condition calcext:apply-style-name="s0" calcext:value="=0" calcext:base-cell-address="Feuille1.L304"/>
            <calcext:condition calcext:apply-style-name="s1" calcext:value="=1" calcext:base-cell-address="Feuille1.L304"/>
            <calcext:condition calcext:apply-style-name="Default" calcext:value="formula-is(&quot;&quot;)" calcext:base-cell-address="Feuille1.L304"/>
          </calcext:conditional-format>
          <calcext:conditional-format calcext:target-range-address="Feuille1.N303:Feuille1.N304 Feuille1.L306:Feuille1.N307 Feuille1.M303:Feuille1.M303 Feuille1.M305:Feuille1.M305">
            <calcext:condition calcext:apply-style-name="s0" calcext:value="=0" calcext:base-cell-address="Feuille1.L303"/>
            <calcext:condition calcext:apply-style-name="s1" calcext:value="=1" calcext:base-cell-address="Feuille1.L303"/>
            <calcext:condition calcext:apply-style-name="Default" calcext:value="formula-is(&quot;&quot;)" calcext:base-cell-address="Feuille1.L303"/>
          </calcext:conditional-format>
          <calcext:conditional-format calcext:target-range-address="Feuille1.K305:Feuille1.K305">
            <calcext:condition calcext:apply-style-name="s0" calcext:value="=0" calcext:base-cell-address="Feuille1.K305"/>
            <calcext:condition calcext:apply-style-name="s1" calcext:value="=1" calcext:base-cell-address="Feuille1.K305"/>
          </calcext:conditional-format>
          <calcext:conditional-format calcext:target-range-address="Feuille1.J305:Feuille1.J305">
            <calcext:condition calcext:apply-style-name="s0" calcext:value="=0" calcext:base-cell-address="Feuille1.J305"/>
            <calcext:condition calcext:apply-style-name="s1" calcext:value="=1" calcext:base-cell-address="Feuille1.J305"/>
          </calcext:conditional-format>
          <calcext:conditional-format calcext:target-range-address="Feuille1.K306:Feuille1.K306">
            <calcext:condition calcext:apply-style-name="s0" calcext:value="=0" calcext:base-cell-address="Feuille1.K306"/>
            <calcext:condition calcext:apply-style-name="s1" calcext:value="=1" calcext:base-cell-address="Feuille1.K306"/>
          </calcext:conditional-format>
          <calcext:conditional-format calcext:target-range-address="Feuille1.J306:Feuille1.J306">
            <calcext:condition calcext:apply-style-name="s0" calcext:value="=0" calcext:base-cell-address="Feuille1.J306"/>
            <calcext:condition calcext:apply-style-name="s1" calcext:value="=1" calcext:base-cell-address="Feuille1.J306"/>
          </calcext:conditional-format>
          <calcext:conditional-format calcext:target-range-address="Feuille1.I304:Feuille1.I304">
            <calcext:condition calcext:apply-style-name="s0" calcext:value="=0" calcext:base-cell-address="Feuille1.I304"/>
            <calcext:condition calcext:apply-style-name="s1" calcext:value="=1" calcext:base-cell-address="Feuille1.I304"/>
          </calcext:conditional-format>
          <calcext:conditional-format calcext:target-range-address="Feuille1.J304:Feuille1.J304">
            <calcext:condition calcext:apply-style-name="s0" calcext:value="=0" calcext:base-cell-address="Feuille1.J304"/>
            <calcext:condition calcext:apply-style-name="s1" calcext:value="=1" calcext:base-cell-address="Feuille1.J304"/>
          </calcext:conditional-format>
          <calcext:conditional-format calcext:target-range-address="Feuille1.I303:Feuille1.I303">
            <calcext:condition calcext:apply-style-name="s0" calcext:value="=0" calcext:base-cell-address="Feuille1.I303"/>
            <calcext:condition calcext:apply-style-name="s1" calcext:value="=1" calcext:base-cell-address="Feuille1.I303"/>
          </calcext:conditional-format>
          <calcext:conditional-format calcext:target-range-address="Feuille1.I305:Feuille1.I305">
            <calcext:condition calcext:apply-style-name="s0" calcext:value="=0" calcext:base-cell-address="Feuille1.I305"/>
            <calcext:condition calcext:apply-style-name="s1" calcext:value="=1" calcext:base-cell-address="Feuille1.I305"/>
          </calcext:conditional-format>
          <calcext:conditional-format calcext:target-range-address="Feuille1.I306:Feuille1.I306">
            <calcext:condition calcext:apply-style-name="s0" calcext:value="=0" calcext:base-cell-address="Feuille1.I306"/>
            <calcext:condition calcext:apply-style-name="s1" calcext:value="=1" calcext:base-cell-address="Feuille1.I306"/>
          </calcext:conditional-format>
          <calcext:conditional-format calcext:target-range-address="Feuille1.H303:Feuille1.H303">
            <calcext:condition calcext:apply-style-name="s0" calcext:value="=0" calcext:base-cell-address="Feuille1.H303"/>
            <calcext:condition calcext:apply-style-name="s1" calcext:value="=1" calcext:base-cell-address="Feuille1.H303"/>
          </calcext:conditional-format>
          <calcext:conditional-format calcext:target-range-address="Feuille1.H304:Feuille1.H304">
            <calcext:condition calcext:apply-style-name="s0" calcext:value="=0" calcext:base-cell-address="Feuille1.H304"/>
            <calcext:condition calcext:apply-style-name="s1" calcext:value="=1" calcext:base-cell-address="Feuille1.H304"/>
          </calcext:conditional-format>
          <calcext:conditional-format calcext:target-range-address="Feuille1.H305:Feuille1.H305">
            <calcext:condition calcext:apply-style-name="s0" calcext:value="=0" calcext:base-cell-address="Feuille1.H305"/>
            <calcext:condition calcext:apply-style-name="s1" calcext:value="=1" calcext:base-cell-address="Feuille1.H305"/>
          </calcext:conditional-format>
          <calcext:conditional-format calcext:target-range-address="Feuille1.G305:Feuille1.G305">
            <calcext:condition calcext:apply-style-name="s0" calcext:value="=0" calcext:base-cell-address="Feuille1.G305"/>
            <calcext:condition calcext:apply-style-name="s1" calcext:value="=1" calcext:base-cell-address="Feuille1.G305"/>
          </calcext:conditional-format>
          <calcext:conditional-format calcext:target-range-address="Feuille1.G304:Feuille1.G304">
            <calcext:condition calcext:apply-style-name="s0" calcext:value="=0" calcext:base-cell-address="Feuille1.G304"/>
            <calcext:condition calcext:apply-style-name="s1" calcext:value="=1" calcext:base-cell-address="Feuille1.G304"/>
          </calcext:conditional-format>
          <calcext:conditional-format calcext:target-range-address="Feuille1.J303:Feuille1.J303">
            <calcext:condition calcext:apply-style-name="s0" calcext:value="=0" calcext:base-cell-address="Feuille1.J303"/>
            <calcext:condition calcext:apply-style-name="s1" calcext:value="=1" calcext:base-cell-address="Feuille1.J303"/>
          </calcext:conditional-format>
          <calcext:conditional-format calcext:target-range-address="Feuille1.K303:Feuille1.K303">
            <calcext:condition calcext:apply-style-name="s0" calcext:value="=0" calcext:base-cell-address="Feuille1.K303"/>
            <calcext:condition calcext:apply-style-name="s1" calcext:value="=1" calcext:base-cell-address="Feuille1.K303"/>
          </calcext:conditional-format>
          <calcext:conditional-format calcext:target-range-address="Feuille1.K304:Feuille1.K304">
            <calcext:condition calcext:apply-style-name="s0" calcext:value="=0" calcext:base-cell-address="Feuille1.K304"/>
            <calcext:condition calcext:apply-style-name="s1" calcext:value="=1" calcext:base-cell-address="Feuille1.K304"/>
          </calcext:conditional-format>
          <calcext:conditional-format calcext:target-range-address="Feuille1.F303:Feuille1.F303">
            <calcext:condition calcext:apply-style-name="s0" calcext:value="=0" calcext:base-cell-address="Feuille1.F303"/>
            <calcext:condition calcext:apply-style-name="s1" calcext:value="=1" calcext:base-cell-address="Feuille1.F303"/>
          </calcext:conditional-format>
          <calcext:conditional-format calcext:target-range-address="Feuille1.H306:Feuille1.H306">
            <calcext:condition calcext:apply-style-name="s0" calcext:value="=0" calcext:base-cell-address="Feuille1.H306"/>
            <calcext:condition calcext:apply-style-name="s1" calcext:value="=1" calcext:base-cell-address="Feuille1.H306"/>
          </calcext:conditional-format>
          <calcext:conditional-format calcext:target-range-address="Feuille1.L304:Feuille1.L304">
            <calcext:condition calcext:apply-style-name="s0" calcext:value="=0" calcext:base-cell-address="Feuille1.L304"/>
            <calcext:condition calcext:apply-style-name="s1" calcext:value="=1" calcext:base-cell-address="Feuille1.L304"/>
            <calcext:condition calcext:apply-style-name="Default" calcext:value="formula-is(&quot;&quot;)" calcext:base-cell-address="Feuille1.L304"/>
          </calcext:conditional-format>
          <calcext:conditional-format calcext:target-range-address="Feuille1.L304:Feuille1.L304">
            <calcext:condition calcext:apply-style-name="s0" calcext:value="=0" calcext:base-cell-address="Feuille1.L304"/>
            <calcext:condition calcext:apply-style-name="s1" calcext:value="=1" calcext:base-cell-address="Feuille1.L304"/>
            <calcext:condition calcext:apply-style-name="Default" calcext:value="formula-is(&quot;&quot;)" calcext:base-cell-address="Feuille1.L304"/>
          </calcext:conditional-format>
          <calcext:conditional-format calcext:target-range-address="Feuille1.L305:Feuille1.L305">
            <calcext:condition calcext:apply-style-name="s0" calcext:value="=0" calcext:base-cell-address="Feuille1.L305"/>
            <calcext:condition calcext:apply-style-name="s1" calcext:value="=1" calcext:base-cell-address="Feuille1.L305"/>
            <calcext:condition calcext:apply-style-name="Default" calcext:value="formula-is(&quot;&quot;)" calcext:base-cell-address="Feuille1.L305"/>
          </calcext:conditional-format>
          <calcext:conditional-format calcext:target-range-address="Feuille1.L305:Feuille1.L305">
            <calcext:condition calcext:apply-style-name="s0" calcext:value="=0" calcext:base-cell-address="Feuille1.L305"/>
            <calcext:condition calcext:apply-style-name="s1" calcext:value="=1" calcext:base-cell-address="Feuille1.L305"/>
            <calcext:condition calcext:apply-style-name="Default" calcext:value="formula-is(&quot;&quot;)" calcext:base-cell-address="Feuille1.L305"/>
          </calcext:conditional-format>
          <calcext:conditional-format calcext:target-range-address="Feuille1.G306:Feuille1.G306">
            <calcext:condition calcext:apply-style-name="s0" calcext:value="=0" calcext:base-cell-address="Feuille1.G306"/>
            <calcext:condition calcext:apply-style-name="s1" calcext:value="=1" calcext:base-cell-address="Feuille1.G306"/>
          </calcext:conditional-format>
          <calcext:conditional-format calcext:target-range-address="Feuille1.F306:Feuille1.F306">
            <calcext:condition calcext:apply-style-name="s0" calcext:value="=0" calcext:base-cell-address="Feuille1.F306"/>
            <calcext:condition calcext:apply-style-name="s1" calcext:value="=1" calcext:base-cell-address="Feuille1.F306"/>
          </calcext:conditional-format>
          <calcext:conditional-format calcext:target-range-address="Feuille1.F305:Feuille1.F305">
            <calcext:condition calcext:apply-style-name="s0" calcext:value="=0" calcext:base-cell-address="Feuille1.F305"/>
            <calcext:condition calcext:apply-style-name="s1" calcext:value="=1" calcext:base-cell-address="Feuille1.F305"/>
          </calcext:conditional-format>
          <calcext:conditional-format calcext:target-range-address="Feuille1.E306:Feuille1.E306">
            <calcext:condition calcext:apply-style-name="s0" calcext:value="=0" calcext:base-cell-address="Feuille1.E306"/>
            <calcext:condition calcext:apply-style-name="s1" calcext:value="=1" calcext:base-cell-address="Feuille1.E306"/>
          </calcext:conditional-format>
          <calcext:conditional-format calcext:target-range-address="Feuille1.O308:Feuille1.O308">
            <calcext:condition calcext:apply-style-name="s0" calcext:value="=0" calcext:base-cell-address="Feuille1.O308"/>
            <calcext:condition calcext:apply-style-name="s1" calcext:value="=1" calcext:base-cell-address="Feuille1.O308"/>
          </calcext:conditional-format>
          <calcext:conditional-format calcext:target-range-address="Feuille1.N308:Feuille1.N308">
            <calcext:condition calcext:apply-style-name="s0" calcext:value="=0" calcext:base-cell-address="Feuille1.N308"/>
            <calcext:condition calcext:apply-style-name="s1" calcext:value="=1" calcext:base-cell-address="Feuille1.N308"/>
          </calcext:conditional-format>
          <calcext:conditional-format calcext:target-range-address="Feuille1.M308:Feuille1.M308">
            <calcext:condition calcext:apply-style-name="s0" calcext:value="=0" calcext:base-cell-address="Feuille1.M308"/>
            <calcext:condition calcext:apply-style-name="s1" calcext:value="=1" calcext:base-cell-address="Feuille1.M308"/>
          </calcext:conditional-format>
          <calcext:conditional-format calcext:target-range-address="Feuille1.L308:Feuille1.L308">
            <calcext:condition calcext:apply-style-name="s0" calcext:value="=0" calcext:base-cell-address="Feuille1.L308"/>
            <calcext:condition calcext:apply-style-name="s1" calcext:value="=1" calcext:base-cell-address="Feuille1.L308"/>
          </calcext:conditional-format>
          <calcext:conditional-format calcext:target-range-address="Feuille1.H308:Feuille1.H308">
            <calcext:condition calcext:apply-style-name="s0" calcext:value="=0" calcext:base-cell-address="Feuille1.H308"/>
            <calcext:condition calcext:apply-style-name="s1" calcext:value="=1" calcext:base-cell-address="Feuille1.H308"/>
            <calcext:condition calcext:apply-style-name="Default" calcext:value="formula-is(&quot;&quot;)" calcext:base-cell-address="Feuille1.H308"/>
          </calcext:conditional-format>
          <calcext:conditional-format calcext:target-range-address="Feuille1.K308:Feuille1.K308">
            <calcext:condition calcext:apply-style-name="s0" calcext:value="=0" calcext:base-cell-address="Feuille1.K308"/>
            <calcext:condition calcext:apply-style-name="s1" calcext:value="=1" calcext:base-cell-address="Feuille1.K308"/>
          </calcext:conditional-format>
          <calcext:conditional-format calcext:target-range-address="Feuille1.J308:Feuille1.J308">
            <calcext:condition calcext:apply-style-name="s0" calcext:value="=0" calcext:base-cell-address="Feuille1.J308"/>
            <calcext:condition calcext:apply-style-name="s1" calcext:value="=1" calcext:base-cell-address="Feuille1.J308"/>
          </calcext:conditional-format>
          <calcext:conditional-format calcext:target-range-address="Feuille1.I308:Feuille1.I308">
            <calcext:condition calcext:apply-style-name="s0" calcext:value="=0" calcext:base-cell-address="Feuille1.I308"/>
            <calcext:condition calcext:apply-style-name="s1" calcext:value="=1" calcext:base-cell-address="Feuille1.I308"/>
          </calcext:conditional-format>
          <calcext:conditional-format calcext:target-range-address="Feuille1.F304:Feuille1.F304">
            <calcext:condition calcext:apply-style-name="s0" calcext:value="=0" calcext:base-cell-address="Feuille1.F304"/>
            <calcext:condition calcext:apply-style-name="s1" calcext:value="=1" calcext:base-cell-address="Feuille1.F304"/>
          </calcext:conditional-format>
          <calcext:conditional-format calcext:target-range-address="Feuille1.E305:Feuille1.E305">
            <calcext:condition calcext:apply-style-name="s0" calcext:value="=0" calcext:base-cell-address="Feuille1.E305"/>
            <calcext:condition calcext:apply-style-name="s1" calcext:value="=1" calcext:base-cell-address="Feuille1.E305"/>
          </calcext:conditional-format>
          <calcext:conditional-format calcext:target-range-address="Feuille1.G303:Feuille1.G303">
            <calcext:condition calcext:apply-style-name="s0" calcext:value="=0" calcext:base-cell-address="Feuille1.G303"/>
            <calcext:condition calcext:apply-style-name="s1" calcext:value="=1" calcext:base-cell-address="Feuille1.G303"/>
          </calcext:conditional-format>
          <calcext:conditional-format calcext:target-range-address="Feuille1.D306:Feuille1.D306">
            <calcext:condition calcext:apply-style-name="s0" calcext:value="=0" calcext:base-cell-address="Feuille1.D306"/>
            <calcext:condition calcext:apply-style-name="s1" calcext:value="=1" calcext:base-cell-address="Feuille1.D306"/>
          </calcext:conditional-format>
          <calcext:conditional-format calcext:target-range-address="Feuille1.L303:Feuille1.L303">
            <calcext:condition calcext:apply-style-name="s0" calcext:value="=0" calcext:base-cell-address="Feuille1.L303"/>
            <calcext:condition calcext:apply-style-name="s1" calcext:value="=1" calcext:base-cell-address="Feuille1.L303"/>
            <calcext:condition calcext:apply-style-name="Default" calcext:value="formula-is(&quot;&quot;)" calcext:base-cell-address="Feuille1.L303"/>
          </calcext:conditional-format>
          <calcext:conditional-format calcext:target-range-address="Feuille1.L303:Feuille1.L303">
            <calcext:condition calcext:apply-style-name="s0" calcext:value="=0" calcext:base-cell-address="Feuille1.L303"/>
            <calcext:condition calcext:apply-style-name="s1" calcext:value="=1" calcext:base-cell-address="Feuille1.L303"/>
            <calcext:condition calcext:apply-style-name="Default" calcext:value="formula-is(&quot;&quot;)" calcext:base-cell-address="Feuille1.L303"/>
          </calcext:conditional-format>
          <calcext:conditional-format calcext:target-range-address="Feuille1.M304:Feuille1.M304">
            <calcext:condition calcext:apply-style-name="s0" calcext:value="=0" calcext:base-cell-address="Feuille1.M304"/>
            <calcext:condition calcext:apply-style-name="s1" calcext:value="=1" calcext:base-cell-address="Feuille1.M304"/>
            <calcext:condition calcext:apply-style-name="Default" calcext:value="formula-is(&quot;&quot;)" calcext:base-cell-address="Feuille1.M304"/>
          </calcext:conditional-format>
          <calcext:conditional-format calcext:target-range-address="Feuille1.M304:Feuille1.M304">
            <calcext:condition calcext:apply-style-name="s0" calcext:value="=0" calcext:base-cell-address="Feuille1.M304"/>
            <calcext:condition calcext:apply-style-name="s1" calcext:value="=1" calcext:base-cell-address="Feuille1.M304"/>
            <calcext:condition calcext:apply-style-name="Default" calcext:value="formula-is(&quot;&quot;)" calcext:base-cell-address="Feuille1.M304"/>
          </calcext:conditional-format>
          <calcext:conditional-format calcext:target-range-address="Feuille1.N305:Feuille1.N305">
            <calcext:condition calcext:apply-style-name="s0" calcext:value="=0" calcext:base-cell-address="Feuille1.N305"/>
            <calcext:condition calcext:apply-style-name="s1" calcext:value="=1" calcext:base-cell-address="Feuille1.N305"/>
            <calcext:condition calcext:apply-style-name="Default" calcext:value="formula-is(&quot;&quot;)" calcext:base-cell-address="Feuille1.N305"/>
          </calcext:conditional-format>
          <calcext:conditional-format calcext:target-range-address="Feuille1.N305:Feuille1.N305">
            <calcext:condition calcext:apply-style-name="s0" calcext:value="=0" calcext:base-cell-address="Feuille1.N305"/>
            <calcext:condition calcext:apply-style-name="s1" calcext:value="=1" calcext:base-cell-address="Feuille1.N305"/>
            <calcext:condition calcext:apply-style-name="Default" calcext:value="formula-is(&quot;&quot;)" calcext:base-cell-address="Feuille1.N305"/>
          </calcext:conditional-format>
          <calcext:conditional-format calcext:target-range-address="Feuille1.O306:Feuille1.O306">
            <calcext:condition calcext:apply-style-name="s0" calcext:value="=0" calcext:base-cell-address="Feuille1.O306"/>
            <calcext:condition calcext:apply-style-name="s1" calcext:value="=1" calcext:base-cell-address="Feuille1.O306"/>
            <calcext:condition calcext:apply-style-name="Default" calcext:value="formula-is(&quot;&quot;)" calcext:base-cell-address="Feuille1.O306"/>
          </calcext:conditional-format>
          <calcext:conditional-format calcext:target-range-address="Feuille1.O306:Feuille1.O306">
            <calcext:condition calcext:apply-style-name="s0" calcext:value="=0" calcext:base-cell-address="Feuille1.O306"/>
            <calcext:condition calcext:apply-style-name="s1" calcext:value="=1" calcext:base-cell-address="Feuille1.O306"/>
            <calcext:condition calcext:apply-style-name="Default" calcext:value="formula-is(&quot;&quot;)" calcext:base-cell-address="Feuille1.O306"/>
          </calcext:conditional-format>
          <calcext:conditional-format calcext:target-range-address="Feuille1.H307:Feuille1.H307">
            <calcext:condition calcext:apply-style-name="s0" calcext:value="=0" calcext:base-cell-address="Feuille1.H307"/>
            <calcext:condition calcext:apply-style-name="s1" calcext:value="=1" calcext:base-cell-address="Feuille1.H307"/>
            <calcext:condition calcext:apply-style-name="Default" calcext:value="formula-is(&quot;&quot;)" calcext:base-cell-address="Feuille1.H307"/>
          </calcext:conditional-format>
          <calcext:conditional-format calcext:target-range-address="Feuille1.K307:Feuille1.K307">
            <calcext:condition calcext:apply-style-name="s0" calcext:value="=0" calcext:base-cell-address="Feuille1.K307"/>
            <calcext:condition calcext:apply-style-name="s1" calcext:value="=1" calcext:base-cell-address="Feuille1.K307"/>
          </calcext:conditional-format>
          <calcext:conditional-format calcext:target-range-address="Feuille1.J307:Feuille1.J307">
            <calcext:condition calcext:apply-style-name="s0" calcext:value="=0" calcext:base-cell-address="Feuille1.J307"/>
            <calcext:condition calcext:apply-style-name="s1" calcext:value="=1" calcext:base-cell-address="Feuille1.J307"/>
          </calcext:conditional-format>
          <calcext:conditional-format calcext:target-range-address="Feuille1.I307:Feuille1.I307">
            <calcext:condition calcext:apply-style-name="s0" calcext:value="=0" calcext:base-cell-address="Feuille1.I307"/>
            <calcext:condition calcext:apply-style-name="s1" calcext:value="=1" calcext:base-cell-address="Feuille1.I307"/>
          </calcext:conditional-format>
          <calcext:conditional-format calcext:target-range-address="Feuille1.Q314:Feuille1.Q314 Feuille1.B314:Feuille1.B314">
            <calcext:condition calcext:apply-style-name="s0" calcext:value="=0" calcext:base-cell-address="Feuille1.B314"/>
            <calcext:condition calcext:apply-style-name="s1" calcext:value="=1" calcext:base-cell-address="Feuille1.B314"/>
            <calcext:condition calcext:apply-style-name="Default" calcext:value="formula-is(&quot;&quot;)" calcext:base-cell-address="Feuille1.B314"/>
          </calcext:conditional-format>
          <calcext:conditional-format calcext:target-range-address="Feuille1.Q315:Feuille1.Q315 Feuille1.B315:Feuille1.B315">
            <calcext:condition calcext:apply-style-name="s0" calcext:value="=0" calcext:base-cell-address="Feuille1.B315"/>
            <calcext:condition calcext:apply-style-name="s1" calcext:value="=1" calcext:base-cell-address="Feuille1.B315"/>
            <calcext:condition calcext:apply-style-name="Default" calcext:value="formula-is(&quot;&quot;)" calcext:base-cell-address="Feuille1.B315"/>
          </calcext:conditional-format>
          <calcext:conditional-format calcext:target-range-address="Feuille1.Q316:Feuille1.Q316 Feuille1.B316:Feuille1.B316">
            <calcext:condition calcext:apply-style-name="s0" calcext:value="=0" calcext:base-cell-address="Feuille1.B316"/>
            <calcext:condition calcext:apply-style-name="s1" calcext:value="=1" calcext:base-cell-address="Feuille1.B316"/>
            <calcext:condition calcext:apply-style-name="Default" calcext:value="formula-is(&quot;&quot;)" calcext:base-cell-address="Feuille1.B316"/>
          </calcext:conditional-format>
          <calcext:conditional-format calcext:target-range-address="Feuille1.Q317:Feuille1.Q317 Feuille1.B317:Feuille1.B317">
            <calcext:condition calcext:apply-style-name="s0" calcext:value="=0" calcext:base-cell-address="Feuille1.B317"/>
            <calcext:condition calcext:apply-style-name="s1" calcext:value="=1" calcext:base-cell-address="Feuille1.B317"/>
            <calcext:condition calcext:apply-style-name="Default" calcext:value="formula-is(&quot;&quot;)" calcext:base-cell-address="Feuille1.B317"/>
          </calcext:conditional-format>
          <calcext:conditional-format calcext:target-range-address="Feuille1.Q318:Feuille1.Q318 Feuille1.B318:Feuille1.B318">
            <calcext:condition calcext:apply-style-name="s0" calcext:value="=0" calcext:base-cell-address="Feuille1.B318"/>
            <calcext:condition calcext:apply-style-name="s1" calcext:value="=1" calcext:base-cell-address="Feuille1.B318"/>
            <calcext:condition calcext:apply-style-name="Default" calcext:value="formula-is(&quot;&quot;)" calcext:base-cell-address="Feuille1.B318"/>
          </calcext:conditional-format>
          <calcext:conditional-format calcext:target-range-address="Feuille1.Q319:Feuille1.Q319 Feuille1.H319:Feuille1.H319 Feuille1.B319:Feuille1.B319">
            <calcext:condition calcext:apply-style-name="s0" calcext:value="=0" calcext:base-cell-address="Feuille1.B319"/>
            <calcext:condition calcext:apply-style-name="s1" calcext:value="=1" calcext:base-cell-address="Feuille1.B319"/>
            <calcext:condition calcext:apply-style-name="Default" calcext:value="formula-is(&quot;&quot;)" calcext:base-cell-address="Feuille1.B319"/>
          </calcext:conditional-format>
          <calcext:conditional-format calcext:target-range-address="Feuille1.P320:Feuille1.Q320 Feuille1.B320:Feuille1.B320 Feuille1.H320:Feuille1.K320">
            <calcext:condition calcext:apply-style-name="s0" calcext:value="=0" calcext:base-cell-address="Feuille1.B320"/>
            <calcext:condition calcext:apply-style-name="s1" calcext:value="=1" calcext:base-cell-address="Feuille1.B320"/>
            <calcext:condition calcext:apply-style-name="Default" calcext:value="formula-is(&quot;&quot;)" calcext:base-cell-address="Feuille1.B320"/>
          </calcext:conditional-format>
          <calcext:conditional-format calcext:target-range-address="Feuille1.P321:Feuille1.Q321 Feuille1.B321:Feuille1.B321 Feuille1.H321:Feuille1.K321">
            <calcext:condition calcext:apply-style-name="s0" calcext:value="=0" calcext:base-cell-address="Feuille1.B321"/>
            <calcext:condition calcext:apply-style-name="s1" calcext:value="=1" calcext:base-cell-address="Feuille1.B321"/>
            <calcext:condition calcext:apply-style-name="Default" calcext:value="formula-is(&quot;&quot;)" calcext:base-cell-address="Feuille1.B321"/>
          </calcext:conditional-format>
          <calcext:conditional-format calcext:target-range-address="Feuille1.P322:Feuille1.Q322 Feuille1.B322:Feuille1.C322">
            <calcext:condition calcext:apply-style-name="s0" calcext:value="=0" calcext:base-cell-address="Feuille1.B322"/>
            <calcext:condition calcext:apply-style-name="s1" calcext:value="=1" calcext:base-cell-address="Feuille1.B322"/>
            <calcext:condition calcext:apply-style-name="Default" calcext:value="formula-is(&quot;&quot;)" calcext:base-cell-address="Feuille1.B322"/>
          </calcext:conditional-format>
          <calcext:conditional-format calcext:target-range-address="Feuille1.P323:Feuille1.Q323 Feuille1.B323:Feuille1.C323">
            <calcext:condition calcext:apply-style-name="s0" calcext:value="=0" calcext:base-cell-address="Feuille1.B323"/>
            <calcext:condition calcext:apply-style-name="s1" calcext:value="=1" calcext:base-cell-address="Feuille1.B323"/>
            <calcext:condition calcext:apply-style-name="Default" calcext:value="formula-is(&quot;&quot;)" calcext:base-cell-address="Feuille1.B323"/>
          </calcext:conditional-format>
          <calcext:conditional-format calcext:target-range-address="Feuille1.O324:Feuille1.Q324 Feuille1.B324:Feuille1.C324">
            <calcext:condition calcext:apply-style-name="s0" calcext:value="=0" calcext:base-cell-address="Feuille1.B324"/>
            <calcext:condition calcext:apply-style-name="s1" calcext:value="=1" calcext:base-cell-address="Feuille1.B324"/>
            <calcext:condition calcext:apply-style-name="Default" calcext:value="formula-is(&quot;&quot;)" calcext:base-cell-address="Feuille1.B324"/>
          </calcext:conditional-format>
          <calcext:conditional-format calcext:target-range-address="Feuille1.N325:Feuille1.Q325 Feuille1.B325:Feuille1.E325">
            <calcext:condition calcext:apply-style-name="s0" calcext:value="=0" calcext:base-cell-address="Feuille1.B325"/>
            <calcext:condition calcext:apply-style-name="s1" calcext:value="=1" calcext:base-cell-address="Feuille1.B325"/>
            <calcext:condition calcext:apply-style-name="Default" calcext:value="formula-is(&quot;&quot;)" calcext:base-cell-address="Feuille1.B325"/>
          </calcext:conditional-format>
          <calcext:conditional-format calcext:target-range-address="Feuille1.M326:Feuille1.Q326 Feuille1.B326:Feuille1.F326">
            <calcext:condition calcext:apply-style-name="s0" calcext:value="=0" calcext:base-cell-address="Feuille1.B326"/>
            <calcext:condition calcext:apply-style-name="s1" calcext:value="=1" calcext:base-cell-address="Feuille1.B326"/>
            <calcext:condition calcext:apply-style-name="Default" calcext:value="formula-is(&quot;&quot;)" calcext:base-cell-address="Feuille1.B326"/>
          </calcext:conditional-format>
          <calcext:conditional-format calcext:target-range-address="Feuille1.B327:Feuille1.Q327">
            <calcext:condition calcext:apply-style-name="s0" calcext:value="=0" calcext:base-cell-address="Feuille1.B327"/>
            <calcext:condition calcext:apply-style-name="s1" calcext:value="=1" calcext:base-cell-address="Feuille1.B327"/>
            <calcext:condition calcext:apply-style-name="Default" calcext:value="formula-is(&quot;&quot;)" calcext:base-cell-address="Feuille1.B327"/>
          </calcext:conditional-format>
          <calcext:conditional-format calcext:target-range-address="Feuille1.B328:Feuille1.Q328">
            <calcext:condition calcext:apply-style-name="s0" calcext:value="=0" calcext:base-cell-address="Feuille1.B328"/>
            <calcext:condition calcext:apply-style-name="s1" calcext:value="=1" calcext:base-cell-address="Feuille1.B328"/>
            <calcext:condition calcext:apply-style-name="Default" calcext:value="formula-is(&quot;&quot;)" calcext:base-cell-address="Feuille1.B328"/>
          </calcext:conditional-format>
          <calcext:conditional-format calcext:target-range-address="Feuille1.B329:Feuille1.Q329">
            <calcext:condition calcext:apply-style-name="s0" calcext:value="=0" calcext:base-cell-address="Feuille1.B329"/>
            <calcext:condition calcext:apply-style-name="s1" calcext:value="=1" calcext:base-cell-address="Feuille1.B329"/>
            <calcext:condition calcext:apply-style-name="Default" calcext:value="formula-is(&quot;&quot;)" calcext:base-cell-address="Feuille1.B329"/>
          </calcext:conditional-format>
          <calcext:conditional-format calcext:target-range-address="Feuille1.B330:Feuille1.Q330">
            <calcext:condition calcext:apply-style-name="s0" calcext:value="=0" calcext:base-cell-address="Feuille1.B330"/>
            <calcext:condition calcext:apply-style-name="s1" calcext:value="=1" calcext:base-cell-address="Feuille1.B330"/>
            <calcext:condition calcext:apply-style-name="Default" calcext:value="formula-is(&quot;&quot;)" calcext:base-cell-address="Feuille1.B330"/>
          </calcext:conditional-format>
          <calcext:conditional-format calcext:target-range-address="Feuille1.D324:Feuille1.D324">
            <calcext:condition calcext:apply-style-name="s0" calcext:value="=0" calcext:base-cell-address="Feuille1.D324"/>
            <calcext:condition calcext:apply-style-name="s1" calcext:value="=1" calcext:base-cell-address="Feuille1.D324"/>
          </calcext:conditional-format>
          <calcext:conditional-format calcext:target-range-address="Feuille1.D322:Feuille1.D322">
            <calcext:condition calcext:apply-style-name="s0" calcext:value="=0" calcext:base-cell-address="Feuille1.D322"/>
            <calcext:condition calcext:apply-style-name="s1" calcext:value="=1" calcext:base-cell-address="Feuille1.D322"/>
          </calcext:conditional-format>
          <calcext:conditional-format calcext:target-range-address="Feuille1.D323:Feuille1.D323">
            <calcext:condition calcext:apply-style-name="s0" calcext:value="=0" calcext:base-cell-address="Feuille1.D323"/>
            <calcext:condition calcext:apply-style-name="s1" calcext:value="=1" calcext:base-cell-address="Feuille1.D323"/>
          </calcext:conditional-format>
          <calcext:conditional-format calcext:target-range-address="Feuille1.E324:Feuille1.E324">
            <calcext:condition calcext:apply-style-name="s0" calcext:value="=0" calcext:base-cell-address="Feuille1.E324"/>
            <calcext:condition calcext:apply-style-name="s1" calcext:value="=1" calcext:base-cell-address="Feuille1.E324"/>
            <calcext:condition calcext:apply-style-name="Default" calcext:value="formula-is(&quot;&quot;)" calcext:base-cell-address="Feuille1.E324"/>
          </calcext:conditional-format>
          <calcext:conditional-format calcext:target-range-address="Feuille1.E322:Feuille1.E322">
            <calcext:condition calcext:apply-style-name="s0" calcext:value="=0" calcext:base-cell-address="Feuille1.E322"/>
            <calcext:condition calcext:apply-style-name="s1" calcext:value="=1" calcext:base-cell-address="Feuille1.E322"/>
          </calcext:conditional-format>
          <calcext:conditional-format calcext:target-range-address="Feuille1.E324:Feuille1.E324">
            <calcext:condition calcext:apply-style-name="s0" calcext:value="=0" calcext:base-cell-address="Feuille1.E324"/>
            <calcext:condition calcext:apply-style-name="s1" calcext:value="=1" calcext:base-cell-address="Feuille1.E324"/>
          </calcext:conditional-format>
          <calcext:conditional-format calcext:target-range-address="Feuille1.E323:Feuille1.E323">
            <calcext:condition calcext:apply-style-name="s0" calcext:value="=0" calcext:base-cell-address="Feuille1.E323"/>
            <calcext:condition calcext:apply-style-name="s1" calcext:value="=1" calcext:base-cell-address="Feuille1.E323"/>
          </calcext:conditional-format>
          <calcext:conditional-format calcext:target-range-address="Feuille1.F324:Feuille1.F324">
            <calcext:condition calcext:apply-style-name="s0" calcext:value="=0" calcext:base-cell-address="Feuille1.F324"/>
            <calcext:condition calcext:apply-style-name="s1" calcext:value="=1" calcext:base-cell-address="Feuille1.F324"/>
            <calcext:condition calcext:apply-style-name="Default" calcext:value="formula-is(&quot;&quot;)" calcext:base-cell-address="Feuille1.F324"/>
          </calcext:conditional-format>
          <calcext:conditional-format calcext:target-range-address="Feuille1.F322:Feuille1.F322">
            <calcext:condition calcext:apply-style-name="s0" calcext:value="=0" calcext:base-cell-address="Feuille1.F322"/>
            <calcext:condition calcext:apply-style-name="s1" calcext:value="=1" calcext:base-cell-address="Feuille1.F322"/>
          </calcext:conditional-format>
          <calcext:conditional-format calcext:target-range-address="Feuille1.F324:Feuille1.F324">
            <calcext:condition calcext:apply-style-name="s0" calcext:value="=0" calcext:base-cell-address="Feuille1.F324"/>
            <calcext:condition calcext:apply-style-name="s1" calcext:value="=1" calcext:base-cell-address="Feuille1.F324"/>
          </calcext:conditional-format>
          <calcext:conditional-format calcext:target-range-address="Feuille1.F323:Feuille1.F323">
            <calcext:condition calcext:apply-style-name="s0" calcext:value="=0" calcext:base-cell-address="Feuille1.F323"/>
            <calcext:condition calcext:apply-style-name="s1" calcext:value="=1" calcext:base-cell-address="Feuille1.F323"/>
          </calcext:conditional-format>
          <calcext:conditional-format calcext:target-range-address="Feuille1.F325:Feuille1.F325">
            <calcext:condition calcext:apply-style-name="s0" calcext:value="=0" calcext:base-cell-address="Feuille1.F325"/>
            <calcext:condition calcext:apply-style-name="s1" calcext:value="=1" calcext:base-cell-address="Feuille1.F325"/>
            <calcext:condition calcext:apply-style-name="Default" calcext:value="formula-is(&quot;&quot;)" calcext:base-cell-address="Feuille1.F325"/>
          </calcext:conditional-format>
          <calcext:conditional-format calcext:target-range-address="Feuille1.F325:Feuille1.F325">
            <calcext:condition calcext:apply-style-name="s0" calcext:value="=0" calcext:base-cell-address="Feuille1.F325"/>
            <calcext:condition calcext:apply-style-name="s1" calcext:value="=1" calcext:base-cell-address="Feuille1.F325"/>
          </calcext:conditional-format>
          <calcext:conditional-format calcext:target-range-address="Feuille1.G325:Feuille1.G326">
            <calcext:condition calcext:apply-style-name="s0" calcext:value="=0" calcext:base-cell-address="Feuille1.G325"/>
            <calcext:condition calcext:apply-style-name="s1" calcext:value="=1" calcext:base-cell-address="Feuille1.G325"/>
            <calcext:condition calcext:apply-style-name="Default" calcext:value="formula-is(&quot;&quot;)" calcext:base-cell-address="Feuille1.G325"/>
          </calcext:conditional-format>
          <calcext:conditional-format calcext:target-range-address="Feuille1.G322:Feuille1.G322">
            <calcext:condition calcext:apply-style-name="s0" calcext:value="=0" calcext:base-cell-address="Feuille1.G322"/>
            <calcext:condition calcext:apply-style-name="s1" calcext:value="=1" calcext:base-cell-address="Feuille1.G322"/>
          </calcext:conditional-format>
          <calcext:conditional-format calcext:target-range-address="Feuille1.G323:Feuille1.G323">
            <calcext:condition calcext:apply-style-name="s0" calcext:value="=0" calcext:base-cell-address="Feuille1.G323"/>
            <calcext:condition calcext:apply-style-name="s1" calcext:value="=1" calcext:base-cell-address="Feuille1.G323"/>
          </calcext:conditional-format>
          <calcext:conditional-format calcext:target-range-address="Feuille1.G325:Feuille1.G325">
            <calcext:condition calcext:apply-style-name="s0" calcext:value="=0" calcext:base-cell-address="Feuille1.G325"/>
            <calcext:condition calcext:apply-style-name="s1" calcext:value="=1" calcext:base-cell-address="Feuille1.G325"/>
            <calcext:condition calcext:apply-style-name="Default" calcext:value="formula-is(&quot;&quot;)" calcext:base-cell-address="Feuille1.G325"/>
          </calcext:conditional-format>
          <calcext:conditional-format calcext:target-range-address="Feuille1.G325:Feuille1.G325">
            <calcext:condition calcext:apply-style-name="s0" calcext:value="=0" calcext:base-cell-address="Feuille1.G325"/>
            <calcext:condition calcext:apply-style-name="s1" calcext:value="=1" calcext:base-cell-address="Feuille1.G325"/>
          </calcext:conditional-format>
          <calcext:conditional-format calcext:target-range-address="Feuille1.G324:Feuille1.G324">
            <calcext:condition calcext:apply-style-name="s0" calcext:value="=0" calcext:base-cell-address="Feuille1.G324"/>
            <calcext:condition calcext:apply-style-name="s1" calcext:value="=1" calcext:base-cell-address="Feuille1.G324"/>
          </calcext:conditional-format>
          <calcext:conditional-format calcext:target-range-address="Feuille1.G326:Feuille1.G326">
            <calcext:condition calcext:apply-style-name="s0" calcext:value="=0" calcext:base-cell-address="Feuille1.G326"/>
            <calcext:condition calcext:apply-style-name="s1" calcext:value="=1" calcext:base-cell-address="Feuille1.G326"/>
            <calcext:condition calcext:apply-style-name="Default" calcext:value="formula-is(&quot;&quot;)" calcext:base-cell-address="Feuille1.G326"/>
          </calcext:conditional-format>
          <calcext:conditional-format calcext:target-range-address="Feuille1.G326:Feuille1.G326">
            <calcext:condition calcext:apply-style-name="s0" calcext:value="=0" calcext:base-cell-address="Feuille1.G326"/>
            <calcext:condition calcext:apply-style-name="s1" calcext:value="=1" calcext:base-cell-address="Feuille1.G326"/>
          </calcext:conditional-format>
          <calcext:conditional-format calcext:target-range-address="Feuille1.H322:Feuille1.K322">
            <calcext:condition calcext:apply-style-name="s0" calcext:value="=0" calcext:base-cell-address="Feuille1.H322"/>
            <calcext:condition calcext:apply-style-name="s1" calcext:value="=1" calcext:base-cell-address="Feuille1.H322"/>
            <calcext:condition calcext:apply-style-name="Default" calcext:value="formula-is(&quot;&quot;)" calcext:base-cell-address="Feuille1.H322"/>
          </calcext:conditional-format>
          <calcext:conditional-format calcext:target-range-address="Feuille1.K325:Feuille1.K325">
            <calcext:condition calcext:apply-style-name="s0" calcext:value="=0" calcext:base-cell-address="Feuille1.K325"/>
            <calcext:condition calcext:apply-style-name="s1" calcext:value="=1" calcext:base-cell-address="Feuille1.K325"/>
          </calcext:conditional-format>
          <calcext:conditional-format calcext:target-range-address="Feuille1.J325:Feuille1.J325">
            <calcext:condition calcext:apply-style-name="s0" calcext:value="=0" calcext:base-cell-address="Feuille1.J325"/>
            <calcext:condition calcext:apply-style-name="s1" calcext:value="=1" calcext:base-cell-address="Feuille1.J325"/>
          </calcext:conditional-format>
          <calcext:conditional-format calcext:target-range-address="Feuille1.K326:Feuille1.K326">
            <calcext:condition calcext:apply-style-name="s0" calcext:value="=0" calcext:base-cell-address="Feuille1.K326"/>
            <calcext:condition calcext:apply-style-name="s1" calcext:value="=1" calcext:base-cell-address="Feuille1.K326"/>
          </calcext:conditional-format>
          <calcext:conditional-format calcext:target-range-address="Feuille1.J326:Feuille1.J326">
            <calcext:condition calcext:apply-style-name="s0" calcext:value="=0" calcext:base-cell-address="Feuille1.J326"/>
            <calcext:condition calcext:apply-style-name="s1" calcext:value="=1" calcext:base-cell-address="Feuille1.J326"/>
          </calcext:conditional-format>
          <calcext:conditional-format calcext:target-range-address="Feuille1.I324:Feuille1.I324">
            <calcext:condition calcext:apply-style-name="s0" calcext:value="=0" calcext:base-cell-address="Feuille1.I324"/>
            <calcext:condition calcext:apply-style-name="s1" calcext:value="=1" calcext:base-cell-address="Feuille1.I324"/>
          </calcext:conditional-format>
          <calcext:conditional-format calcext:target-range-address="Feuille1.J324:Feuille1.J324">
            <calcext:condition calcext:apply-style-name="s0" calcext:value="=0" calcext:base-cell-address="Feuille1.J324"/>
            <calcext:condition calcext:apply-style-name="s1" calcext:value="=1" calcext:base-cell-address="Feuille1.J324"/>
          </calcext:conditional-format>
          <calcext:conditional-format calcext:target-range-address="Feuille1.I323:Feuille1.I323">
            <calcext:condition calcext:apply-style-name="s0" calcext:value="=0" calcext:base-cell-address="Feuille1.I323"/>
            <calcext:condition calcext:apply-style-name="s1" calcext:value="=1" calcext:base-cell-address="Feuille1.I323"/>
          </calcext:conditional-format>
          <calcext:conditional-format calcext:target-range-address="Feuille1.I325:Feuille1.I325">
            <calcext:condition calcext:apply-style-name="s0" calcext:value="=0" calcext:base-cell-address="Feuille1.I325"/>
            <calcext:condition calcext:apply-style-name="s1" calcext:value="=1" calcext:base-cell-address="Feuille1.I325"/>
          </calcext:conditional-format>
          <calcext:conditional-format calcext:target-range-address="Feuille1.I326:Feuille1.I326">
            <calcext:condition calcext:apply-style-name="s0" calcext:value="=0" calcext:base-cell-address="Feuille1.I326"/>
            <calcext:condition calcext:apply-style-name="s1" calcext:value="=1" calcext:base-cell-address="Feuille1.I326"/>
          </calcext:conditional-format>
          <calcext:conditional-format calcext:target-range-address="Feuille1.H323:Feuille1.H323">
            <calcext:condition calcext:apply-style-name="s0" calcext:value="=0" calcext:base-cell-address="Feuille1.H323"/>
            <calcext:condition calcext:apply-style-name="s1" calcext:value="=1" calcext:base-cell-address="Feuille1.H323"/>
          </calcext:conditional-format>
          <calcext:conditional-format calcext:target-range-address="Feuille1.H324:Feuille1.H324">
            <calcext:condition calcext:apply-style-name="s0" calcext:value="=0" calcext:base-cell-address="Feuille1.H324"/>
            <calcext:condition calcext:apply-style-name="s1" calcext:value="=1" calcext:base-cell-address="Feuille1.H324"/>
          </calcext:conditional-format>
          <calcext:conditional-format calcext:target-range-address="Feuille1.H325:Feuille1.H325">
            <calcext:condition calcext:apply-style-name="s0" calcext:value="=0" calcext:base-cell-address="Feuille1.H325"/>
            <calcext:condition calcext:apply-style-name="s1" calcext:value="=1" calcext:base-cell-address="Feuille1.H325"/>
          </calcext:conditional-format>
          <calcext:conditional-format calcext:target-range-address="Feuille1.J323:Feuille1.J323">
            <calcext:condition calcext:apply-style-name="s0" calcext:value="=0" calcext:base-cell-address="Feuille1.J323"/>
            <calcext:condition calcext:apply-style-name="s1" calcext:value="=1" calcext:base-cell-address="Feuille1.J323"/>
          </calcext:conditional-format>
          <calcext:conditional-format calcext:target-range-address="Feuille1.K323:Feuille1.K323">
            <calcext:condition calcext:apply-style-name="s0" calcext:value="=0" calcext:base-cell-address="Feuille1.K323"/>
            <calcext:condition calcext:apply-style-name="s1" calcext:value="=1" calcext:base-cell-address="Feuille1.K323"/>
          </calcext:conditional-format>
          <calcext:conditional-format calcext:target-range-address="Feuille1.K324:Feuille1.K324">
            <calcext:condition calcext:apply-style-name="s0" calcext:value="=0" calcext:base-cell-address="Feuille1.K324"/>
            <calcext:condition calcext:apply-style-name="s1" calcext:value="=1" calcext:base-cell-address="Feuille1.K324"/>
          </calcext:conditional-format>
          <calcext:conditional-format calcext:target-range-address="Feuille1.H326:Feuille1.H326">
            <calcext:condition calcext:apply-style-name="s0" calcext:value="=0" calcext:base-cell-address="Feuille1.H326"/>
            <calcext:condition calcext:apply-style-name="s1" calcext:value="=1" calcext:base-cell-address="Feuille1.H326"/>
          </calcext:conditional-format>
          <calcext:conditional-format calcext:target-range-address="Feuille1.L325:Feuille1.L326">
            <calcext:condition calcext:apply-style-name="s0" calcext:value="=0" calcext:base-cell-address="Feuille1.L325"/>
            <calcext:condition calcext:apply-style-name="s1" calcext:value="=1" calcext:base-cell-address="Feuille1.L325"/>
            <calcext:condition calcext:apply-style-name="Default" calcext:value="formula-is(&quot;&quot;)" calcext:base-cell-address="Feuille1.L325"/>
          </calcext:conditional-format>
          <calcext:conditional-format calcext:target-range-address="Feuille1.L322:Feuille1.L322">
            <calcext:condition calcext:apply-style-name="s0" calcext:value="=0" calcext:base-cell-address="Feuille1.L322"/>
            <calcext:condition calcext:apply-style-name="s1" calcext:value="=1" calcext:base-cell-address="Feuille1.L322"/>
          </calcext:conditional-format>
          <calcext:conditional-format calcext:target-range-address="Feuille1.L321:Feuille1.L321">
            <calcext:condition calcext:apply-style-name="s0" calcext:value="=0" calcext:base-cell-address="Feuille1.L321"/>
            <calcext:condition calcext:apply-style-name="s1" calcext:value="=1" calcext:base-cell-address="Feuille1.L321"/>
          </calcext:conditional-format>
          <calcext:conditional-format calcext:target-range-address="Feuille1.L323:Feuille1.L323">
            <calcext:condition calcext:apply-style-name="s0" calcext:value="=0" calcext:base-cell-address="Feuille1.L323"/>
            <calcext:condition calcext:apply-style-name="s1" calcext:value="=1" calcext:base-cell-address="Feuille1.L323"/>
          </calcext:conditional-format>
          <calcext:conditional-format calcext:target-range-address="Feuille1.L320:Feuille1.L320">
            <calcext:condition calcext:apply-style-name="s0" calcext:value="=0" calcext:base-cell-address="Feuille1.L320"/>
            <calcext:condition calcext:apply-style-name="s1" calcext:value="=1" calcext:base-cell-address="Feuille1.L320"/>
          </calcext:conditional-format>
          <calcext:conditional-format calcext:target-range-address="Feuille1.L325:Feuille1.L325">
            <calcext:condition calcext:apply-style-name="s0" calcext:value="=0" calcext:base-cell-address="Feuille1.L325"/>
            <calcext:condition calcext:apply-style-name="s1" calcext:value="=1" calcext:base-cell-address="Feuille1.L325"/>
            <calcext:condition calcext:apply-style-name="Default" calcext:value="formula-is(&quot;&quot;)" calcext:base-cell-address="Feuille1.L325"/>
          </calcext:conditional-format>
          <calcext:conditional-format calcext:target-range-address="Feuille1.L325:Feuille1.L325">
            <calcext:condition calcext:apply-style-name="s0" calcext:value="=0" calcext:base-cell-address="Feuille1.L325"/>
            <calcext:condition calcext:apply-style-name="s1" calcext:value="=1" calcext:base-cell-address="Feuille1.L325"/>
          </calcext:conditional-format>
          <calcext:conditional-format calcext:target-range-address="Feuille1.L324:Feuille1.L324">
            <calcext:condition calcext:apply-style-name="s0" calcext:value="=0" calcext:base-cell-address="Feuille1.L324"/>
            <calcext:condition calcext:apply-style-name="s1" calcext:value="=1" calcext:base-cell-address="Feuille1.L324"/>
          </calcext:conditional-format>
          <calcext:conditional-format calcext:target-range-address="Feuille1.L326:Feuille1.L326">
            <calcext:condition calcext:apply-style-name="s0" calcext:value="=0" calcext:base-cell-address="Feuille1.L326"/>
            <calcext:condition calcext:apply-style-name="s1" calcext:value="=1" calcext:base-cell-address="Feuille1.L326"/>
            <calcext:condition calcext:apply-style-name="Default" calcext:value="formula-is(&quot;&quot;)" calcext:base-cell-address="Feuille1.L326"/>
          </calcext:conditional-format>
          <calcext:conditional-format calcext:target-range-address="Feuille1.L326:Feuille1.L326">
            <calcext:condition calcext:apply-style-name="s0" calcext:value="=0" calcext:base-cell-address="Feuille1.L326"/>
            <calcext:condition calcext:apply-style-name="s1" calcext:value="=1" calcext:base-cell-address="Feuille1.L326"/>
          </calcext:conditional-format>
          <calcext:conditional-format calcext:target-range-address="Feuille1.M324:Feuille1.M324">
            <calcext:condition calcext:apply-style-name="s0" calcext:value="=0" calcext:base-cell-address="Feuille1.M324"/>
            <calcext:condition calcext:apply-style-name="s1" calcext:value="=1" calcext:base-cell-address="Feuille1.M324"/>
            <calcext:condition calcext:apply-style-name="Default" calcext:value="formula-is(&quot;&quot;)" calcext:base-cell-address="Feuille1.M324"/>
          </calcext:conditional-format>
          <calcext:conditional-format calcext:target-range-address="Feuille1.M322:Feuille1.M322">
            <calcext:condition calcext:apply-style-name="s0" calcext:value="=0" calcext:base-cell-address="Feuille1.M322"/>
            <calcext:condition calcext:apply-style-name="s1" calcext:value="=1" calcext:base-cell-address="Feuille1.M322"/>
          </calcext:conditional-format>
          <calcext:conditional-format calcext:target-range-address="Feuille1.M321:Feuille1.M321">
            <calcext:condition calcext:apply-style-name="s0" calcext:value="=0" calcext:base-cell-address="Feuille1.M321"/>
            <calcext:condition calcext:apply-style-name="s1" calcext:value="=1" calcext:base-cell-address="Feuille1.M321"/>
          </calcext:conditional-format>
          <calcext:conditional-format calcext:target-range-address="Feuille1.M324:Feuille1.M324">
            <calcext:condition calcext:apply-style-name="s0" calcext:value="=0" calcext:base-cell-address="Feuille1.M324"/>
            <calcext:condition calcext:apply-style-name="s1" calcext:value="=1" calcext:base-cell-address="Feuille1.M324"/>
          </calcext:conditional-format>
          <calcext:conditional-format calcext:target-range-address="Feuille1.M323:Feuille1.M323">
            <calcext:condition calcext:apply-style-name="s0" calcext:value="=0" calcext:base-cell-address="Feuille1.M323"/>
            <calcext:condition calcext:apply-style-name="s1" calcext:value="=1" calcext:base-cell-address="Feuille1.M323"/>
          </calcext:conditional-format>
          <calcext:conditional-format calcext:target-range-address="Feuille1.M320:Feuille1.M320">
            <calcext:condition calcext:apply-style-name="s0" calcext:value="=0" calcext:base-cell-address="Feuille1.M320"/>
            <calcext:condition calcext:apply-style-name="s1" calcext:value="=1" calcext:base-cell-address="Feuille1.M320"/>
          </calcext:conditional-format>
          <calcext:conditional-format calcext:target-range-address="Feuille1.M325:Feuille1.M325">
            <calcext:condition calcext:apply-style-name="s0" calcext:value="=0" calcext:base-cell-address="Feuille1.M325"/>
            <calcext:condition calcext:apply-style-name="s1" calcext:value="=1" calcext:base-cell-address="Feuille1.M325"/>
            <calcext:condition calcext:apply-style-name="Default" calcext:value="formula-is(&quot;&quot;)" calcext:base-cell-address="Feuille1.M325"/>
          </calcext:conditional-format>
          <calcext:conditional-format calcext:target-range-address="Feuille1.M325:Feuille1.M325">
            <calcext:condition calcext:apply-style-name="s0" calcext:value="=0" calcext:base-cell-address="Feuille1.M325"/>
            <calcext:condition calcext:apply-style-name="s1" calcext:value="=1" calcext:base-cell-address="Feuille1.M325"/>
          </calcext:conditional-format>
          <calcext:conditional-format calcext:target-range-address="Feuille1.N324:Feuille1.N324">
            <calcext:condition calcext:apply-style-name="s0" calcext:value="=0" calcext:base-cell-address="Feuille1.N324"/>
            <calcext:condition calcext:apply-style-name="s1" calcext:value="=1" calcext:base-cell-address="Feuille1.N324"/>
            <calcext:condition calcext:apply-style-name="Default" calcext:value="formula-is(&quot;&quot;)" calcext:base-cell-address="Feuille1.N324"/>
          </calcext:conditional-format>
          <calcext:conditional-format calcext:target-range-address="Feuille1.N322:Feuille1.N322">
            <calcext:condition calcext:apply-style-name="s0" calcext:value="=0" calcext:base-cell-address="Feuille1.N322"/>
            <calcext:condition calcext:apply-style-name="s1" calcext:value="=1" calcext:base-cell-address="Feuille1.N322"/>
          </calcext:conditional-format>
          <calcext:conditional-format calcext:target-range-address="Feuille1.N321:Feuille1.N321">
            <calcext:condition calcext:apply-style-name="s0" calcext:value="=0" calcext:base-cell-address="Feuille1.N321"/>
            <calcext:condition calcext:apply-style-name="s1" calcext:value="=1" calcext:base-cell-address="Feuille1.N321"/>
          </calcext:conditional-format>
          <calcext:conditional-format calcext:target-range-address="Feuille1.N324:Feuille1.N324">
            <calcext:condition calcext:apply-style-name="s0" calcext:value="=0" calcext:base-cell-address="Feuille1.N324"/>
            <calcext:condition calcext:apply-style-name="s1" calcext:value="=1" calcext:base-cell-address="Feuille1.N324"/>
          </calcext:conditional-format>
          <calcext:conditional-format calcext:target-range-address="Feuille1.N323:Feuille1.N323">
            <calcext:condition calcext:apply-style-name="s0" calcext:value="=0" calcext:base-cell-address="Feuille1.N323"/>
            <calcext:condition calcext:apply-style-name="s1" calcext:value="=1" calcext:base-cell-address="Feuille1.N323"/>
          </calcext:conditional-format>
          <calcext:conditional-format calcext:target-range-address="Feuille1.N320:Feuille1.N320">
            <calcext:condition calcext:apply-style-name="s0" calcext:value="=0" calcext:base-cell-address="Feuille1.N320"/>
            <calcext:condition calcext:apply-style-name="s1" calcext:value="=1" calcext:base-cell-address="Feuille1.N320"/>
          </calcext:conditional-format>
          <calcext:conditional-format calcext:target-range-address="Feuille1.O322:Feuille1.O322">
            <calcext:condition calcext:apply-style-name="s0" calcext:value="=0" calcext:base-cell-address="Feuille1.O322"/>
            <calcext:condition calcext:apply-style-name="s1" calcext:value="=1" calcext:base-cell-address="Feuille1.O322"/>
          </calcext:conditional-format>
          <calcext:conditional-format calcext:target-range-address="Feuille1.O321:Feuille1.O321">
            <calcext:condition calcext:apply-style-name="s0" calcext:value="=0" calcext:base-cell-address="Feuille1.O321"/>
            <calcext:condition calcext:apply-style-name="s1" calcext:value="=1" calcext:base-cell-address="Feuille1.O321"/>
          </calcext:conditional-format>
          <calcext:conditional-format calcext:target-range-address="Feuille1.O323:Feuille1.O323">
            <calcext:condition calcext:apply-style-name="s0" calcext:value="=0" calcext:base-cell-address="Feuille1.O323"/>
            <calcext:condition calcext:apply-style-name="s1" calcext:value="=1" calcext:base-cell-address="Feuille1.O323"/>
          </calcext:conditional-format>
          <calcext:conditional-format calcext:target-range-address="Feuille1.O320:Feuille1.O320">
            <calcext:condition calcext:apply-style-name="s0" calcext:value="=0" calcext:base-cell-address="Feuille1.O320"/>
            <calcext:condition calcext:apply-style-name="s1" calcext:value="=1" calcext:base-cell-address="Feuille1.O320"/>
          </calcext:conditional-format>
          <calcext:conditional-format calcext:target-range-address="Feuille1.P319:Feuille1.P319 Feuille1.I319:Feuille1.K319">
            <calcext:condition calcext:apply-style-name="s0" calcext:value="=0" calcext:base-cell-address="Feuille1.I319"/>
            <calcext:condition calcext:apply-style-name="s1" calcext:value="=1" calcext:base-cell-address="Feuille1.I319"/>
            <calcext:condition calcext:apply-style-name="Default" calcext:value="formula-is(&quot;&quot;)" calcext:base-cell-address="Feuille1.I319"/>
          </calcext:conditional-format>
          <calcext:conditional-format calcext:target-range-address="Feuille1.L319:Feuille1.L319">
            <calcext:condition calcext:apply-style-name="s0" calcext:value="=0" calcext:base-cell-address="Feuille1.L319"/>
            <calcext:condition calcext:apply-style-name="s1" calcext:value="=1" calcext:base-cell-address="Feuille1.L319"/>
          </calcext:conditional-format>
          <calcext:conditional-format calcext:target-range-address="Feuille1.M319:Feuille1.M319">
            <calcext:condition calcext:apply-style-name="s0" calcext:value="=0" calcext:base-cell-address="Feuille1.M319"/>
            <calcext:condition calcext:apply-style-name="s1" calcext:value="=1" calcext:base-cell-address="Feuille1.M319"/>
          </calcext:conditional-format>
          <calcext:conditional-format calcext:target-range-address="Feuille1.N319:Feuille1.N319">
            <calcext:condition calcext:apply-style-name="s0" calcext:value="=0" calcext:base-cell-address="Feuille1.N319"/>
            <calcext:condition calcext:apply-style-name="s1" calcext:value="=1" calcext:base-cell-address="Feuille1.N319"/>
          </calcext:conditional-format>
          <calcext:conditional-format calcext:target-range-address="Feuille1.O319:Feuille1.O319">
            <calcext:condition calcext:apply-style-name="s0" calcext:value="=0" calcext:base-cell-address="Feuille1.O319"/>
            <calcext:condition calcext:apply-style-name="s1" calcext:value="=1" calcext:base-cell-address="Feuille1.O319"/>
          </calcext:conditional-format>
          <calcext:conditional-format calcext:target-range-address="Feuille1.P316:Feuille1.P316 Feuille1.K316:Feuille1.K316">
            <calcext:condition calcext:apply-style-name="s0" calcext:value="=0" calcext:base-cell-address="Feuille1.K316"/>
            <calcext:condition calcext:apply-style-name="s1" calcext:value="=1" calcext:base-cell-address="Feuille1.K316"/>
            <calcext:condition calcext:apply-style-name="Default" calcext:value="formula-is(&quot;&quot;)" calcext:base-cell-address="Feuille1.K316"/>
          </calcext:conditional-format>
          <calcext:conditional-format calcext:target-range-address="Feuille1.P317:Feuille1.P317 Feuille1.I317:Feuille1.K317">
            <calcext:condition calcext:apply-style-name="s0" calcext:value="=0" calcext:base-cell-address="Feuille1.I317"/>
            <calcext:condition calcext:apply-style-name="s1" calcext:value="=1" calcext:base-cell-address="Feuille1.I317"/>
            <calcext:condition calcext:apply-style-name="Default" calcext:value="formula-is(&quot;&quot;)" calcext:base-cell-address="Feuille1.I317"/>
          </calcext:conditional-format>
          <calcext:conditional-format calcext:target-range-address="Feuille1.P318:Feuille1.P318 Feuille1.I318:Feuille1.K318">
            <calcext:condition calcext:apply-style-name="s0" calcext:value="=0" calcext:base-cell-address="Feuille1.I318"/>
            <calcext:condition calcext:apply-style-name="s1" calcext:value="=1" calcext:base-cell-address="Feuille1.I318"/>
            <calcext:condition calcext:apply-style-name="Default" calcext:value="formula-is(&quot;&quot;)" calcext:base-cell-address="Feuille1.I318"/>
          </calcext:conditional-format>
          <calcext:conditional-format calcext:target-range-address="Feuille1.J316:Feuille1.J316">
            <calcext:condition calcext:apply-style-name="s0" calcext:value="=0" calcext:base-cell-address="Feuille1.J316"/>
            <calcext:condition calcext:apply-style-name="s1" calcext:value="=1" calcext:base-cell-address="Feuille1.J316"/>
            <calcext:condition calcext:apply-style-name="Default" calcext:value="formula-is(&quot;&quot;)" calcext:base-cell-address="Feuille1.J316"/>
          </calcext:conditional-format>
          <calcext:conditional-format calcext:target-range-address="Feuille1.I316:Feuille1.I316">
            <calcext:condition calcext:apply-style-name="s0" calcext:value="=0" calcext:base-cell-address="Feuille1.I316"/>
            <calcext:condition calcext:apply-style-name="s1" calcext:value="=1" calcext:base-cell-address="Feuille1.I316"/>
            <calcext:condition calcext:apply-style-name="Default" calcext:value="formula-is(&quot;&quot;)" calcext:base-cell-address="Feuille1.I316"/>
          </calcext:conditional-format>
          <calcext:conditional-format calcext:target-range-address="Feuille1.H316:Feuille1.H316">
            <calcext:condition calcext:apply-style-name="s0" calcext:value="=0" calcext:base-cell-address="Feuille1.H316"/>
            <calcext:condition calcext:apply-style-name="s1" calcext:value="=1" calcext:base-cell-address="Feuille1.H316"/>
            <calcext:condition calcext:apply-style-name="Default" calcext:value="formula-is(&quot;&quot;)" calcext:base-cell-address="Feuille1.H316"/>
          </calcext:conditional-format>
          <calcext:conditional-format calcext:target-range-address="Feuille1.C307:Feuille1.C308">
            <calcext:condition calcext:apply-style-name="s0" calcext:value="=0" calcext:base-cell-address="Feuille1.C307"/>
            <calcext:condition calcext:apply-style-name="s1" calcext:value="=1" calcext:base-cell-address="Feuille1.C307"/>
            <calcext:condition calcext:apply-style-name="Default" calcext:value="formula-is(&quot;&quot;)" calcext:base-cell-address="Feuille1.C307"/>
          </calcext:conditional-format>
          <calcext:conditional-format calcext:target-range-address="Feuille1.G308:Feuille1.G308">
            <calcext:condition calcext:apply-style-name="s0" calcext:value="=0" calcext:base-cell-address="Feuille1.G308"/>
            <calcext:condition calcext:apply-style-name="s1" calcext:value="=1" calcext:base-cell-address="Feuille1.G308"/>
            <calcext:condition calcext:apply-style-name="Default" calcext:value="formula-is(&quot;&quot;)" calcext:base-cell-address="Feuille1.G308"/>
          </calcext:conditional-format>
          <calcext:conditional-format calcext:target-range-address="Feuille1.F308:Feuille1.F308">
            <calcext:condition calcext:apply-style-name="s0" calcext:value="=0" calcext:base-cell-address="Feuille1.F308"/>
            <calcext:condition calcext:apply-style-name="s1" calcext:value="=1" calcext:base-cell-address="Feuille1.F308"/>
            <calcext:condition calcext:apply-style-name="Default" calcext:value="formula-is(&quot;&quot;)" calcext:base-cell-address="Feuille1.F308"/>
          </calcext:conditional-format>
          <calcext:conditional-format calcext:target-range-address="Feuille1.F308:Feuille1.F308">
            <calcext:condition calcext:apply-style-name="s0" calcext:value="=0" calcext:base-cell-address="Feuille1.F308"/>
            <calcext:condition calcext:apply-style-name="s1" calcext:value="=1" calcext:base-cell-address="Feuille1.F308"/>
          </calcext:conditional-format>
          <calcext:conditional-format calcext:target-range-address="Feuille1.F307:Feuille1.F307">
            <calcext:condition calcext:apply-style-name="s0" calcext:value="=0" calcext:base-cell-address="Feuille1.F307"/>
            <calcext:condition calcext:apply-style-name="s1" calcext:value="=1" calcext:base-cell-address="Feuille1.F307"/>
          </calcext:conditional-format>
          <calcext:conditional-format calcext:target-range-address="Feuille1.E307:Feuille1.E307">
            <calcext:condition calcext:apply-style-name="s0" calcext:value="=0" calcext:base-cell-address="Feuille1.E307"/>
            <calcext:condition calcext:apply-style-name="s1" calcext:value="=1" calcext:base-cell-address="Feuille1.E307"/>
          </calcext:conditional-format>
          <calcext:conditional-format calcext:target-range-address="Feuille1.E308:Feuille1.E308">
            <calcext:condition calcext:apply-style-name="s0" calcext:value="=0" calcext:base-cell-address="Feuille1.E308"/>
            <calcext:condition calcext:apply-style-name="s1" calcext:value="=1" calcext:base-cell-address="Feuille1.E308"/>
          </calcext:conditional-format>
          <calcext:conditional-format calcext:target-range-address="Feuille1.D308:Feuille1.D308">
            <calcext:condition calcext:apply-style-name="s0" calcext:value="=0" calcext:base-cell-address="Feuille1.D308"/>
            <calcext:condition calcext:apply-style-name="s1" calcext:value="=1" calcext:base-cell-address="Feuille1.D308"/>
          </calcext:conditional-format>
          <calcext:conditional-format calcext:target-range-address="Feuille1.D307:Feuille1.D307">
            <calcext:condition calcext:apply-style-name="s0" calcext:value="=0" calcext:base-cell-address="Feuille1.D307"/>
            <calcext:condition calcext:apply-style-name="s1" calcext:value="=1" calcext:base-cell-address="Feuille1.D307"/>
          </calcext:conditional-format>
          <calcext:conditional-format calcext:target-range-address="Feuille1.G308:Feuille1.G308">
            <calcext:condition calcext:apply-style-name="s0" calcext:value="=0" calcext:base-cell-address="Feuille1.G308"/>
            <calcext:condition calcext:apply-style-name="s1" calcext:value="=1" calcext:base-cell-address="Feuille1.G308"/>
            <calcext:condition calcext:apply-style-name="Default" calcext:value="formula-is(&quot;&quot;)" calcext:base-cell-address="Feuille1.G308"/>
          </calcext:conditional-format>
          <calcext:conditional-format calcext:target-range-address="Feuille1.G308:Feuille1.G308">
            <calcext:condition calcext:apply-style-name="s0" calcext:value="=0" calcext:base-cell-address="Feuille1.G308"/>
            <calcext:condition calcext:apply-style-name="s1" calcext:value="=1" calcext:base-cell-address="Feuille1.G308"/>
          </calcext:conditional-format>
          <calcext:conditional-format calcext:target-range-address="Feuille1.G307:Feuille1.G307">
            <calcext:condition calcext:apply-style-name="s0" calcext:value="=0" calcext:base-cell-address="Feuille1.G307"/>
            <calcext:condition calcext:apply-style-name="s1" calcext:value="=1" calcext:base-cell-address="Feuille1.G307"/>
          </calcext:conditional-format>
          <calcext:conditional-format calcext:target-range-address="Feuille1.D316:Feuille1.D316">
            <calcext:condition calcext:apply-style-name="s0" calcext:value="=0" calcext:base-cell-address="Feuille1.D316"/>
            <calcext:condition calcext:apply-style-name="s1" calcext:value="=1" calcext:base-cell-address="Feuille1.D316"/>
            <calcext:condition calcext:apply-style-name="Default" calcext:value="formula-is(&quot;&quot;)" calcext:base-cell-address="Feuille1.D316"/>
          </calcext:conditional-format>
          <calcext:conditional-format calcext:target-range-address="Feuille1.C317:Feuille1.C319">
            <calcext:condition calcext:apply-style-name="s0" calcext:value="=0" calcext:base-cell-address="Feuille1.C317"/>
            <calcext:condition calcext:apply-style-name="s1" calcext:value="=1" calcext:base-cell-address="Feuille1.C317"/>
            <calcext:condition calcext:apply-style-name="Default" calcext:value="formula-is(&quot;&quot;)" calcext:base-cell-address="Feuille1.C317"/>
          </calcext:conditional-format>
          <calcext:conditional-format calcext:target-range-address="Feuille1.C317:Feuille1.C317">
            <calcext:condition calcext:apply-style-name="s0" calcext:value="=0" calcext:base-cell-address="Feuille1.C317"/>
            <calcext:condition calcext:apply-style-name="s1" calcext:value="=1" calcext:base-cell-address="Feuille1.C317"/>
          </calcext:conditional-format>
          <calcext:conditional-format calcext:target-range-address="Feuille1.C316:Feuille1.C316">
            <calcext:condition calcext:apply-style-name="s0" calcext:value="=0" calcext:base-cell-address="Feuille1.C316"/>
            <calcext:condition calcext:apply-style-name="s1" calcext:value="=1" calcext:base-cell-address="Feuille1.C316"/>
          </calcext:conditional-format>
          <calcext:conditional-format calcext:target-range-address="Feuille1.C318:Feuille1.C318">
            <calcext:condition calcext:apply-style-name="s0" calcext:value="=0" calcext:base-cell-address="Feuille1.C318"/>
            <calcext:condition calcext:apply-style-name="s1" calcext:value="=1" calcext:base-cell-address="Feuille1.C318"/>
          </calcext:conditional-format>
          <calcext:conditional-format calcext:target-range-address="Feuille1.C319:Feuille1.C319">
            <calcext:condition calcext:apply-style-name="s0" calcext:value="=0" calcext:base-cell-address="Feuille1.C319"/>
            <calcext:condition calcext:apply-style-name="s1" calcext:value="=1" calcext:base-cell-address="Feuille1.C319"/>
          </calcext:conditional-format>
          <calcext:conditional-format calcext:target-range-address="Feuille1.E316:Feuille1.E316">
            <calcext:condition calcext:apply-style-name="s0" calcext:value="=0" calcext:base-cell-address="Feuille1.E316"/>
            <calcext:condition calcext:apply-style-name="s1" calcext:value="=1" calcext:base-cell-address="Feuille1.E316"/>
            <calcext:condition calcext:apply-style-name="Default" calcext:value="formula-is(&quot;&quot;)" calcext:base-cell-address="Feuille1.E316"/>
          </calcext:conditional-format>
          <calcext:conditional-format calcext:target-range-address="Feuille1.F316:Feuille1.F316">
            <calcext:condition calcext:apply-style-name="s0" calcext:value="=0" calcext:base-cell-address="Feuille1.F316"/>
            <calcext:condition calcext:apply-style-name="s1" calcext:value="=1" calcext:base-cell-address="Feuille1.F316"/>
          </calcext:conditional-format>
          <calcext:conditional-format calcext:target-range-address="Feuille1.G316:Feuille1.G316">
            <calcext:condition calcext:apply-style-name="s0" calcext:value="=0" calcext:base-cell-address="Feuille1.G316"/>
            <calcext:condition calcext:apply-style-name="s1" calcext:value="=1" calcext:base-cell-address="Feuille1.G316"/>
          </calcext:conditional-format>
          <calcext:conditional-format calcext:target-range-address="Feuille1.C320:Feuille1.C321">
            <calcext:condition calcext:apply-style-name="s0" calcext:value="=0" calcext:base-cell-address="Feuille1.C320"/>
            <calcext:condition calcext:apply-style-name="s1" calcext:value="=1" calcext:base-cell-address="Feuille1.C320"/>
            <calcext:condition calcext:apply-style-name="Default" calcext:value="formula-is(&quot;&quot;)" calcext:base-cell-address="Feuille1.C320"/>
          </calcext:conditional-format>
          <calcext:conditional-format calcext:target-range-address="Feuille1.G321:Feuille1.G321">
            <calcext:condition calcext:apply-style-name="s0" calcext:value="=0" calcext:base-cell-address="Feuille1.G321"/>
            <calcext:condition calcext:apply-style-name="s1" calcext:value="=1" calcext:base-cell-address="Feuille1.G321"/>
            <calcext:condition calcext:apply-style-name="Default" calcext:value="formula-is(&quot;&quot;)" calcext:base-cell-address="Feuille1.G321"/>
          </calcext:conditional-format>
          <calcext:conditional-format calcext:target-range-address="Feuille1.F321:Feuille1.F321">
            <calcext:condition calcext:apply-style-name="s0" calcext:value="=0" calcext:base-cell-address="Feuille1.F321"/>
            <calcext:condition calcext:apply-style-name="s1" calcext:value="=1" calcext:base-cell-address="Feuille1.F321"/>
            <calcext:condition calcext:apply-style-name="Default" calcext:value="formula-is(&quot;&quot;)" calcext:base-cell-address="Feuille1.F321"/>
          </calcext:conditional-format>
          <calcext:conditional-format calcext:target-range-address="Feuille1.F321:Feuille1.F321">
            <calcext:condition calcext:apply-style-name="s0" calcext:value="=0" calcext:base-cell-address="Feuille1.F321"/>
            <calcext:condition calcext:apply-style-name="s1" calcext:value="=1" calcext:base-cell-address="Feuille1.F321"/>
          </calcext:conditional-format>
          <calcext:conditional-format calcext:target-range-address="Feuille1.E321:Feuille1.E321">
            <calcext:condition calcext:apply-style-name="s0" calcext:value="=0" calcext:base-cell-address="Feuille1.E321"/>
            <calcext:condition calcext:apply-style-name="s1" calcext:value="=1" calcext:base-cell-address="Feuille1.E321"/>
          </calcext:conditional-format>
          <calcext:conditional-format calcext:target-range-address="Feuille1.D321:Feuille1.D321">
            <calcext:condition calcext:apply-style-name="s0" calcext:value="=0" calcext:base-cell-address="Feuille1.D321"/>
            <calcext:condition calcext:apply-style-name="s1" calcext:value="=1" calcext:base-cell-address="Feuille1.D321"/>
          </calcext:conditional-format>
          <calcext:conditional-format calcext:target-range-address="Feuille1.G321:Feuille1.G321">
            <calcext:condition calcext:apply-style-name="s0" calcext:value="=0" calcext:base-cell-address="Feuille1.G321"/>
            <calcext:condition calcext:apply-style-name="s1" calcext:value="=1" calcext:base-cell-address="Feuille1.G321"/>
            <calcext:condition calcext:apply-style-name="Default" calcext:value="formula-is(&quot;&quot;)" calcext:base-cell-address="Feuille1.G321"/>
          </calcext:conditional-format>
          <calcext:conditional-format calcext:target-range-address="Feuille1.G321:Feuille1.G321">
            <calcext:condition calcext:apply-style-name="s0" calcext:value="=0" calcext:base-cell-address="Feuille1.G321"/>
            <calcext:condition calcext:apply-style-name="s1" calcext:value="=1" calcext:base-cell-address="Feuille1.G321"/>
          </calcext:conditional-format>
          <calcext:conditional-format calcext:target-range-address="Feuille1.O316:Feuille1.O316">
            <calcext:condition calcext:apply-style-name="s0" calcext:value="=0" calcext:base-cell-address="Feuille1.O316"/>
            <calcext:condition calcext:apply-style-name="s1" calcext:value="=1" calcext:base-cell-address="Feuille1.O316"/>
          </calcext:conditional-format>
          <calcext:conditional-format calcext:target-range-address="Feuille1.N316:Feuille1.N316">
            <calcext:condition calcext:apply-style-name="s0" calcext:value="=0" calcext:base-cell-address="Feuille1.N316"/>
            <calcext:condition calcext:apply-style-name="s1" calcext:value="=1" calcext:base-cell-address="Feuille1.N316"/>
          </calcext:conditional-format>
          <calcext:conditional-format calcext:target-range-address="Feuille1.M316:Feuille1.M316">
            <calcext:condition calcext:apply-style-name="s0" calcext:value="=0" calcext:base-cell-address="Feuille1.M316"/>
            <calcext:condition calcext:apply-style-name="s1" calcext:value="=1" calcext:base-cell-address="Feuille1.M316"/>
          </calcext:conditional-format>
          <calcext:conditional-format calcext:target-range-address="Feuille1.L316:Feuille1.L316">
            <calcext:condition calcext:apply-style-name="s0" calcext:value="=0" calcext:base-cell-address="Feuille1.L316"/>
            <calcext:condition calcext:apply-style-name="s1" calcext:value="=1" calcext:base-cell-address="Feuille1.L316"/>
          </calcext:conditional-format>
          <calcext:conditional-format calcext:target-range-address="Feuille1.O317:Feuille1.O317">
            <calcext:condition calcext:apply-style-name="s0" calcext:value="=0" calcext:base-cell-address="Feuille1.O317"/>
            <calcext:condition calcext:apply-style-name="s1" calcext:value="=1" calcext:base-cell-address="Feuille1.O317"/>
          </calcext:conditional-format>
          <calcext:conditional-format calcext:target-range-address="Feuille1.N317:Feuille1.N317">
            <calcext:condition calcext:apply-style-name="s0" calcext:value="=0" calcext:base-cell-address="Feuille1.N317"/>
            <calcext:condition calcext:apply-style-name="s1" calcext:value="=1" calcext:base-cell-address="Feuille1.N317"/>
          </calcext:conditional-format>
          <calcext:conditional-format calcext:target-range-address="Feuille1.M317:Feuille1.M317">
            <calcext:condition calcext:apply-style-name="s0" calcext:value="=0" calcext:base-cell-address="Feuille1.M317"/>
            <calcext:condition calcext:apply-style-name="s1" calcext:value="=1" calcext:base-cell-address="Feuille1.M317"/>
          </calcext:conditional-format>
          <calcext:conditional-format calcext:target-range-address="Feuille1.L317:Feuille1.L317">
            <calcext:condition calcext:apply-style-name="s0" calcext:value="=0" calcext:base-cell-address="Feuille1.L317"/>
            <calcext:condition calcext:apply-style-name="s1" calcext:value="=1" calcext:base-cell-address="Feuille1.L317"/>
          </calcext:conditional-format>
          <calcext:conditional-format calcext:target-range-address="Feuille1.O318:Feuille1.O318">
            <calcext:condition calcext:apply-style-name="s0" calcext:value="=0" calcext:base-cell-address="Feuille1.O318"/>
            <calcext:condition calcext:apply-style-name="s1" calcext:value="=1" calcext:base-cell-address="Feuille1.O318"/>
          </calcext:conditional-format>
          <calcext:conditional-format calcext:target-range-address="Feuille1.N318:Feuille1.N318">
            <calcext:condition calcext:apply-style-name="s0" calcext:value="=0" calcext:base-cell-address="Feuille1.N318"/>
            <calcext:condition calcext:apply-style-name="s1" calcext:value="=1" calcext:base-cell-address="Feuille1.N318"/>
          </calcext:conditional-format>
          <calcext:conditional-format calcext:target-range-address="Feuille1.M318:Feuille1.M318">
            <calcext:condition calcext:apply-style-name="s0" calcext:value="=0" calcext:base-cell-address="Feuille1.M318"/>
            <calcext:condition calcext:apply-style-name="s1" calcext:value="=1" calcext:base-cell-address="Feuille1.M318"/>
          </calcext:conditional-format>
          <calcext:conditional-format calcext:target-range-address="Feuille1.L318:Feuille1.L318">
            <calcext:condition calcext:apply-style-name="s0" calcext:value="=0" calcext:base-cell-address="Feuille1.L318"/>
            <calcext:condition calcext:apply-style-name="s1" calcext:value="=1" calcext:base-cell-address="Feuille1.L318"/>
          </calcext:conditional-format>
          <calcext:conditional-format calcext:target-range-address="Feuille1.D317:Feuille1.D317">
            <calcext:condition calcext:apply-style-name="s0" calcext:value="=0" calcext:base-cell-address="Feuille1.D317"/>
            <calcext:condition calcext:apply-style-name="s1" calcext:value="=1" calcext:base-cell-address="Feuille1.D317"/>
            <calcext:condition calcext:apply-style-name="Default" calcext:value="formula-is(&quot;&quot;)" calcext:base-cell-address="Feuille1.D317"/>
          </calcext:conditional-format>
          <calcext:conditional-format calcext:target-range-address="Feuille1.H318:Feuille1.H318">
            <calcext:condition calcext:apply-style-name="s0" calcext:value="=0" calcext:base-cell-address="Feuille1.H318"/>
            <calcext:condition calcext:apply-style-name="s1" calcext:value="=1" calcext:base-cell-address="Feuille1.H318"/>
          </calcext:conditional-format>
          <calcext:conditional-format calcext:target-range-address="Feuille1.E317:Feuille1.G317">
            <calcext:condition calcext:apply-style-name="s0" calcext:value="=0" calcext:base-cell-address="Feuille1.E317"/>
            <calcext:condition calcext:apply-style-name="s1" calcext:value="=1" calcext:base-cell-address="Feuille1.E317"/>
            <calcext:condition calcext:apply-style-name="Default" calcext:value="formula-is(&quot;&quot;)" calcext:base-cell-address="Feuille1.E317"/>
          </calcext:conditional-format>
          <calcext:conditional-format calcext:target-range-address="Feuille1.H317:Feuille1.H317">
            <calcext:condition calcext:apply-style-name="s0" calcext:value="=0" calcext:base-cell-address="Feuille1.H317"/>
            <calcext:condition calcext:apply-style-name="s1" calcext:value="=1" calcext:base-cell-address="Feuille1.H317"/>
          </calcext:conditional-format>
          <calcext:conditional-format calcext:target-range-address="Feuille1.P309:Feuille1.P309">
            <calcext:condition calcext:apply-style-name="s0" calcext:value="=0" calcext:base-cell-address="Feuille1.P309"/>
            <calcext:condition calcext:apply-style-name="s1" calcext:value="=1" calcext:base-cell-address="Feuille1.P309"/>
            <calcext:condition calcext:apply-style-name="Default" calcext:value="formula-is(&quot;&quot;)" calcext:base-cell-address="Feuille1.P309"/>
          </calcext:conditional-format>
          <calcext:conditional-format calcext:target-range-address="Feuille1.P309:Feuille1.P309">
            <calcext:condition calcext:apply-style-name="s0" calcext:value="=0" calcext:base-cell-address="Feuille1.P309"/>
            <calcext:condition calcext:apply-style-name="s1" calcext:value="=1" calcext:base-cell-address="Feuille1.P309"/>
            <calcext:condition calcext:apply-style-name="Default" calcext:value="formula-is(&quot;&quot;)" calcext:base-cell-address="Feuille1.P309"/>
          </calcext:conditional-format>
          <calcext:conditional-format calcext:target-range-address="Feuille1.O309:Feuille1.O309">
            <calcext:condition calcext:apply-style-name="s0" calcext:value="=0" calcext:base-cell-address="Feuille1.O309"/>
            <calcext:condition calcext:apply-style-name="s1" calcext:value="=1" calcext:base-cell-address="Feuille1.O309"/>
          </calcext:conditional-format>
          <calcext:conditional-format calcext:target-range-address="Feuille1.N309:Feuille1.N309">
            <calcext:condition calcext:apply-style-name="s0" calcext:value="=0" calcext:base-cell-address="Feuille1.N309"/>
            <calcext:condition calcext:apply-style-name="s1" calcext:value="=1" calcext:base-cell-address="Feuille1.N309"/>
          </calcext:conditional-format>
          <calcext:conditional-format calcext:target-range-address="Feuille1.M309:Feuille1.M309">
            <calcext:condition calcext:apply-style-name="s0" calcext:value="=0" calcext:base-cell-address="Feuille1.M309"/>
            <calcext:condition calcext:apply-style-name="s1" calcext:value="=1" calcext:base-cell-address="Feuille1.M309"/>
          </calcext:conditional-format>
          <calcext:conditional-format calcext:target-range-address="Feuille1.L309:Feuille1.L309">
            <calcext:condition calcext:apply-style-name="s0" calcext:value="=0" calcext:base-cell-address="Feuille1.L309"/>
            <calcext:condition calcext:apply-style-name="s1" calcext:value="=1" calcext:base-cell-address="Feuille1.L309"/>
          </calcext:conditional-format>
          <calcext:conditional-format calcext:target-range-address="Feuille1.H309:Feuille1.H312">
            <calcext:condition calcext:apply-style-name="s0" calcext:value="=0" calcext:base-cell-address="Feuille1.H309"/>
            <calcext:condition calcext:apply-style-name="s1" calcext:value="=1" calcext:base-cell-address="Feuille1.H309"/>
            <calcext:condition calcext:apply-style-name="Default" calcext:value="formula-is(&quot;&quot;)" calcext:base-cell-address="Feuille1.H309"/>
          </calcext:conditional-format>
          <calcext:conditional-format calcext:target-range-address="Feuille1.K309:Feuille1.K309">
            <calcext:condition calcext:apply-style-name="s0" calcext:value="=0" calcext:base-cell-address="Feuille1.K309"/>
            <calcext:condition calcext:apply-style-name="s1" calcext:value="=1" calcext:base-cell-address="Feuille1.K309"/>
          </calcext:conditional-format>
          <calcext:conditional-format calcext:target-range-address="Feuille1.J309:Feuille1.J309">
            <calcext:condition calcext:apply-style-name="s0" calcext:value="=0" calcext:base-cell-address="Feuille1.J309"/>
            <calcext:condition calcext:apply-style-name="s1" calcext:value="=1" calcext:base-cell-address="Feuille1.J309"/>
          </calcext:conditional-format>
          <calcext:conditional-format calcext:target-range-address="Feuille1.I309:Feuille1.I309">
            <calcext:condition calcext:apply-style-name="s0" calcext:value="=0" calcext:base-cell-address="Feuille1.I309"/>
            <calcext:condition calcext:apply-style-name="s1" calcext:value="=1" calcext:base-cell-address="Feuille1.I309"/>
          </calcext:conditional-format>
          <calcext:conditional-format calcext:target-range-address="Feuille1.P310:Feuille1.P311">
            <calcext:condition calcext:apply-style-name="s0" calcext:value="=0" calcext:base-cell-address="Feuille1.P310"/>
            <calcext:condition calcext:apply-style-name="s1" calcext:value="=1" calcext:base-cell-address="Feuille1.P310"/>
            <calcext:condition calcext:apply-style-name="Default" calcext:value="formula-is(&quot;&quot;)" calcext:base-cell-address="Feuille1.P310"/>
          </calcext:conditional-format>
          <calcext:conditional-format calcext:target-range-address="Feuille1.P310:Feuille1.P311">
            <calcext:condition calcext:apply-style-name="s0" calcext:value="=0" calcext:base-cell-address="Feuille1.P310"/>
            <calcext:condition calcext:apply-style-name="s1" calcext:value="=1" calcext:base-cell-address="Feuille1.P310"/>
            <calcext:condition calcext:apply-style-name="Default" calcext:value="formula-is(&quot;&quot;)" calcext:base-cell-address="Feuille1.P310"/>
          </calcext:conditional-format>
          <calcext:conditional-format calcext:target-range-address="Feuille1.O310:Feuille1.O310">
            <calcext:condition calcext:apply-style-name="s0" calcext:value="=0" calcext:base-cell-address="Feuille1.O310"/>
            <calcext:condition calcext:apply-style-name="s1" calcext:value="=1" calcext:base-cell-address="Feuille1.O310"/>
          </calcext:conditional-format>
          <calcext:conditional-format calcext:target-range-address="Feuille1.N310:Feuille1.N310">
            <calcext:condition calcext:apply-style-name="s0" calcext:value="=0" calcext:base-cell-address="Feuille1.N310"/>
            <calcext:condition calcext:apply-style-name="s1" calcext:value="=1" calcext:base-cell-address="Feuille1.N310"/>
          </calcext:conditional-format>
          <calcext:conditional-format calcext:target-range-address="Feuille1.M310:Feuille1.M310">
            <calcext:condition calcext:apply-style-name="s0" calcext:value="=0" calcext:base-cell-address="Feuille1.M310"/>
            <calcext:condition calcext:apply-style-name="s1" calcext:value="=1" calcext:base-cell-address="Feuille1.M310"/>
          </calcext:conditional-format>
          <calcext:conditional-format calcext:target-range-address="Feuille1.L310:Feuille1.L310">
            <calcext:condition calcext:apply-style-name="s0" calcext:value="=0" calcext:base-cell-address="Feuille1.L310"/>
            <calcext:condition calcext:apply-style-name="s1" calcext:value="=1" calcext:base-cell-address="Feuille1.L310"/>
          </calcext:conditional-format>
          <calcext:conditional-format calcext:target-range-address="Feuille1.K310:Feuille1.K310">
            <calcext:condition calcext:apply-style-name="s0" calcext:value="=0" calcext:base-cell-address="Feuille1.K310"/>
            <calcext:condition calcext:apply-style-name="s1" calcext:value="=1" calcext:base-cell-address="Feuille1.K310"/>
          </calcext:conditional-format>
          <calcext:conditional-format calcext:target-range-address="Feuille1.K311:Feuille1.K311">
            <calcext:condition calcext:apply-style-name="s0" calcext:value="=0" calcext:base-cell-address="Feuille1.K311"/>
            <calcext:condition calcext:apply-style-name="s1" calcext:value="=1" calcext:base-cell-address="Feuille1.K311"/>
          </calcext:conditional-format>
          <calcext:conditional-format calcext:target-range-address="Feuille1.J310:Feuille1.J310">
            <calcext:condition calcext:apply-style-name="s0" calcext:value="=0" calcext:base-cell-address="Feuille1.J310"/>
            <calcext:condition calcext:apply-style-name="s1" calcext:value="=1" calcext:base-cell-address="Feuille1.J310"/>
          </calcext:conditional-format>
          <calcext:conditional-format calcext:target-range-address="Feuille1.J311:Feuille1.J311">
            <calcext:condition calcext:apply-style-name="s0" calcext:value="=0" calcext:base-cell-address="Feuille1.J311"/>
            <calcext:condition calcext:apply-style-name="s1" calcext:value="=1" calcext:base-cell-address="Feuille1.J311"/>
          </calcext:conditional-format>
          <calcext:conditional-format calcext:target-range-address="Feuille1.I310:Feuille1.I310">
            <calcext:condition calcext:apply-style-name="s0" calcext:value="=0" calcext:base-cell-address="Feuille1.I310"/>
            <calcext:condition calcext:apply-style-name="s1" calcext:value="=1" calcext:base-cell-address="Feuille1.I310"/>
          </calcext:conditional-format>
          <calcext:conditional-format calcext:target-range-address="Feuille1.I311:Feuille1.I311">
            <calcext:condition calcext:apply-style-name="s0" calcext:value="=0" calcext:base-cell-address="Feuille1.I311"/>
            <calcext:condition calcext:apply-style-name="s1" calcext:value="=1" calcext:base-cell-address="Feuille1.I311"/>
          </calcext:conditional-format>
          <calcext:conditional-format calcext:target-range-address="Feuille1.P312:Feuille1.P312 Feuille1.I312:Feuille1.K312">
            <calcext:condition calcext:apply-style-name="s0" calcext:value="=0" calcext:base-cell-address="Feuille1.I312"/>
            <calcext:condition calcext:apply-style-name="s1" calcext:value="=1" calcext:base-cell-address="Feuille1.I312"/>
            <calcext:condition calcext:apply-style-name="Default" calcext:value="formula-is(&quot;&quot;)" calcext:base-cell-address="Feuille1.I312"/>
          </calcext:conditional-format>
          <calcext:conditional-format calcext:target-range-address="Feuille1.P313:Feuille1.P313 Feuille1.K313:Feuille1.K313">
            <calcext:condition calcext:apply-style-name="s0" calcext:value="=0" calcext:base-cell-address="Feuille1.K313"/>
            <calcext:condition calcext:apply-style-name="s1" calcext:value="=1" calcext:base-cell-address="Feuille1.K313"/>
            <calcext:condition calcext:apply-style-name="Default" calcext:value="formula-is(&quot;&quot;)" calcext:base-cell-address="Feuille1.K313"/>
          </calcext:conditional-format>
          <calcext:conditional-format calcext:target-range-address="Feuille1.P314:Feuille1.P314 Feuille1.K314:Feuille1.K314">
            <calcext:condition calcext:apply-style-name="s0" calcext:value="=0" calcext:base-cell-address="Feuille1.K314"/>
            <calcext:condition calcext:apply-style-name="s1" calcext:value="=1" calcext:base-cell-address="Feuille1.K314"/>
            <calcext:condition calcext:apply-style-name="Default" calcext:value="formula-is(&quot;&quot;)" calcext:base-cell-address="Feuille1.K314"/>
          </calcext:conditional-format>
          <calcext:conditional-format calcext:target-range-address="Feuille1.P315:Feuille1.P315 Feuille1.K315:Feuille1.K315">
            <calcext:condition calcext:apply-style-name="s0" calcext:value="=0" calcext:base-cell-address="Feuille1.K315"/>
            <calcext:condition calcext:apply-style-name="s1" calcext:value="=1" calcext:base-cell-address="Feuille1.K315"/>
            <calcext:condition calcext:apply-style-name="Default" calcext:value="formula-is(&quot;&quot;)" calcext:base-cell-address="Feuille1.K315"/>
          </calcext:conditional-format>
          <calcext:conditional-format calcext:target-range-address="Feuille1.J313:Feuille1.J313">
            <calcext:condition calcext:apply-style-name="s0" calcext:value="=0" calcext:base-cell-address="Feuille1.J313"/>
            <calcext:condition calcext:apply-style-name="s1" calcext:value="=1" calcext:base-cell-address="Feuille1.J313"/>
            <calcext:condition calcext:apply-style-name="Default" calcext:value="formula-is(&quot;&quot;)" calcext:base-cell-address="Feuille1.J313"/>
          </calcext:conditional-format>
          <calcext:conditional-format calcext:target-range-address="Feuille1.J314:Feuille1.J314">
            <calcext:condition calcext:apply-style-name="s0" calcext:value="=0" calcext:base-cell-address="Feuille1.J314"/>
            <calcext:condition calcext:apply-style-name="s1" calcext:value="=1" calcext:base-cell-address="Feuille1.J314"/>
            <calcext:condition calcext:apply-style-name="Default" calcext:value="formula-is(&quot;&quot;)" calcext:base-cell-address="Feuille1.J314"/>
          </calcext:conditional-format>
          <calcext:conditional-format calcext:target-range-address="Feuille1.J315:Feuille1.J315">
            <calcext:condition calcext:apply-style-name="s0" calcext:value="=0" calcext:base-cell-address="Feuille1.J315"/>
            <calcext:condition calcext:apply-style-name="s1" calcext:value="=1" calcext:base-cell-address="Feuille1.J315"/>
            <calcext:condition calcext:apply-style-name="Default" calcext:value="formula-is(&quot;&quot;)" calcext:base-cell-address="Feuille1.J315"/>
          </calcext:conditional-format>
          <calcext:conditional-format calcext:target-range-address="Feuille1.I313:Feuille1.I313">
            <calcext:condition calcext:apply-style-name="s0" calcext:value="=0" calcext:base-cell-address="Feuille1.I313"/>
            <calcext:condition calcext:apply-style-name="s1" calcext:value="=1" calcext:base-cell-address="Feuille1.I313"/>
            <calcext:condition calcext:apply-style-name="Default" calcext:value="formula-is(&quot;&quot;)" calcext:base-cell-address="Feuille1.I313"/>
          </calcext:conditional-format>
          <calcext:conditional-format calcext:target-range-address="Feuille1.I314:Feuille1.I314">
            <calcext:condition calcext:apply-style-name="s0" calcext:value="=0" calcext:base-cell-address="Feuille1.I314"/>
            <calcext:condition calcext:apply-style-name="s1" calcext:value="=1" calcext:base-cell-address="Feuille1.I314"/>
            <calcext:condition calcext:apply-style-name="Default" calcext:value="formula-is(&quot;&quot;)" calcext:base-cell-address="Feuille1.I314"/>
          </calcext:conditional-format>
          <calcext:conditional-format calcext:target-range-address="Feuille1.I315:Feuille1.I315">
            <calcext:condition calcext:apply-style-name="s0" calcext:value="=0" calcext:base-cell-address="Feuille1.I315"/>
            <calcext:condition calcext:apply-style-name="s1" calcext:value="=1" calcext:base-cell-address="Feuille1.I315"/>
            <calcext:condition calcext:apply-style-name="Default" calcext:value="formula-is(&quot;&quot;)" calcext:base-cell-address="Feuille1.I315"/>
          </calcext:conditional-format>
          <calcext:conditional-format calcext:target-range-address="Feuille1.H313:Feuille1.H313">
            <calcext:condition calcext:apply-style-name="s0" calcext:value="=0" calcext:base-cell-address="Feuille1.H313"/>
            <calcext:condition calcext:apply-style-name="s1" calcext:value="=1" calcext:base-cell-address="Feuille1.H313"/>
            <calcext:condition calcext:apply-style-name="Default" calcext:value="formula-is(&quot;&quot;)" calcext:base-cell-address="Feuille1.H313"/>
          </calcext:conditional-format>
          <calcext:conditional-format calcext:target-range-address="Feuille1.H314:Feuille1.H314">
            <calcext:condition calcext:apply-style-name="s0" calcext:value="=0" calcext:base-cell-address="Feuille1.H314"/>
            <calcext:condition calcext:apply-style-name="s1" calcext:value="=1" calcext:base-cell-address="Feuille1.H314"/>
            <calcext:condition calcext:apply-style-name="Default" calcext:value="formula-is(&quot;&quot;)" calcext:base-cell-address="Feuille1.H314"/>
          </calcext:conditional-format>
          <calcext:conditional-format calcext:target-range-address="Feuille1.H315:Feuille1.H315">
            <calcext:condition calcext:apply-style-name="s0" calcext:value="=0" calcext:base-cell-address="Feuille1.H315"/>
            <calcext:condition calcext:apply-style-name="s1" calcext:value="=1" calcext:base-cell-address="Feuille1.H315"/>
            <calcext:condition calcext:apply-style-name="Default" calcext:value="formula-is(&quot;&quot;)" calcext:base-cell-address="Feuille1.H315"/>
          </calcext:conditional-format>
          <calcext:conditional-format calcext:target-range-address="Feuille1.C315:Feuille1.F315">
            <calcext:condition calcext:apply-style-name="s0" calcext:value="=0" calcext:base-cell-address="Feuille1.C315"/>
            <calcext:condition calcext:apply-style-name="s1" calcext:value="=1" calcext:base-cell-address="Feuille1.C315"/>
            <calcext:condition calcext:apply-style-name="Default" calcext:value="formula-is(&quot;&quot;)" calcext:base-cell-address="Feuille1.C315"/>
          </calcext:conditional-format>
          <calcext:conditional-format calcext:target-range-address="Feuille1.C309:Feuille1.C309">
            <calcext:condition calcext:apply-style-name="s0" calcext:value="=0" calcext:base-cell-address="Feuille1.C309"/>
            <calcext:condition calcext:apply-style-name="s1" calcext:value="=1" calcext:base-cell-address="Feuille1.C309"/>
            <calcext:condition calcext:apply-style-name="Default" calcext:value="formula-is(&quot;&quot;)" calcext:base-cell-address="Feuille1.C309"/>
          </calcext:conditional-format>
          <calcext:conditional-format calcext:target-range-address="Feuille1.C310:Feuille1.C310">
            <calcext:condition calcext:apply-style-name="s0" calcext:value="=0" calcext:base-cell-address="Feuille1.C310"/>
            <calcext:condition calcext:apply-style-name="s1" calcext:value="=1" calcext:base-cell-address="Feuille1.C310"/>
            <calcext:condition calcext:apply-style-name="Default" calcext:value="formula-is(&quot;&quot;)" calcext:base-cell-address="Feuille1.C310"/>
          </calcext:conditional-format>
          <calcext:conditional-format calcext:target-range-address="Feuille1.C311:Feuille1.C311">
            <calcext:condition calcext:apply-style-name="s0" calcext:value="=0" calcext:base-cell-address="Feuille1.C311"/>
            <calcext:condition calcext:apply-style-name="s1" calcext:value="=1" calcext:base-cell-address="Feuille1.C311"/>
            <calcext:condition calcext:apply-style-name="Default" calcext:value="formula-is(&quot;&quot;)" calcext:base-cell-address="Feuille1.C311"/>
          </calcext:conditional-format>
          <calcext:conditional-format calcext:target-range-address="Feuille1.C312:Feuille1.E312">
            <calcext:condition calcext:apply-style-name="s0" calcext:value="=0" calcext:base-cell-address="Feuille1.C312"/>
            <calcext:condition calcext:apply-style-name="s1" calcext:value="=1" calcext:base-cell-address="Feuille1.C312"/>
            <calcext:condition calcext:apply-style-name="Default" calcext:value="formula-is(&quot;&quot;)" calcext:base-cell-address="Feuille1.C312"/>
          </calcext:conditional-format>
          <calcext:conditional-format calcext:target-range-address="Feuille1.C313:Feuille1.F313">
            <calcext:condition calcext:apply-style-name="s0" calcext:value="=0" calcext:base-cell-address="Feuille1.C313"/>
            <calcext:condition calcext:apply-style-name="s1" calcext:value="=1" calcext:base-cell-address="Feuille1.C313"/>
            <calcext:condition calcext:apply-style-name="Default" calcext:value="formula-is(&quot;&quot;)" calcext:base-cell-address="Feuille1.C313"/>
          </calcext:conditional-format>
          <calcext:conditional-format calcext:target-range-address="Feuille1.C314:Feuille1.F314">
            <calcext:condition calcext:apply-style-name="s0" calcext:value="=0" calcext:base-cell-address="Feuille1.C314"/>
            <calcext:condition calcext:apply-style-name="s1" calcext:value="=1" calcext:base-cell-address="Feuille1.C314"/>
            <calcext:condition calcext:apply-style-name="Default" calcext:value="formula-is(&quot;&quot;)" calcext:base-cell-address="Feuille1.C314"/>
          </calcext:conditional-format>
          <calcext:conditional-format calcext:target-range-address="Feuille1.D311:Feuille1.D311">
            <calcext:condition calcext:apply-style-name="s0" calcext:value="=0" calcext:base-cell-address="Feuille1.D311"/>
            <calcext:condition calcext:apply-style-name="s1" calcext:value="=1" calcext:base-cell-address="Feuille1.D311"/>
          </calcext:conditional-format>
          <calcext:conditional-format calcext:target-range-address="Feuille1.D309:Feuille1.D309">
            <calcext:condition calcext:apply-style-name="s0" calcext:value="=0" calcext:base-cell-address="Feuille1.D309"/>
            <calcext:condition calcext:apply-style-name="s1" calcext:value="=1" calcext:base-cell-address="Feuille1.D309"/>
          </calcext:conditional-format>
          <calcext:conditional-format calcext:target-range-address="Feuille1.D310:Feuille1.D310">
            <calcext:condition calcext:apply-style-name="s0" calcext:value="=0" calcext:base-cell-address="Feuille1.D310"/>
            <calcext:condition calcext:apply-style-name="s1" calcext:value="=1" calcext:base-cell-address="Feuille1.D310"/>
          </calcext:conditional-format>
          <calcext:conditional-format calcext:target-range-address="Feuille1.E311:Feuille1.E311">
            <calcext:condition calcext:apply-style-name="s0" calcext:value="=0" calcext:base-cell-address="Feuille1.E311"/>
            <calcext:condition calcext:apply-style-name="s1" calcext:value="=1" calcext:base-cell-address="Feuille1.E311"/>
            <calcext:condition calcext:apply-style-name="Default" calcext:value="formula-is(&quot;&quot;)" calcext:base-cell-address="Feuille1.E311"/>
          </calcext:conditional-format>
          <calcext:conditional-format calcext:target-range-address="Feuille1.E309:Feuille1.E309">
            <calcext:condition calcext:apply-style-name="s0" calcext:value="=0" calcext:base-cell-address="Feuille1.E309"/>
            <calcext:condition calcext:apply-style-name="s1" calcext:value="=1" calcext:base-cell-address="Feuille1.E309"/>
          </calcext:conditional-format>
          <calcext:conditional-format calcext:target-range-address="Feuille1.E311:Feuille1.E311">
            <calcext:condition calcext:apply-style-name="s0" calcext:value="=0" calcext:base-cell-address="Feuille1.E311"/>
            <calcext:condition calcext:apply-style-name="s1" calcext:value="=1" calcext:base-cell-address="Feuille1.E311"/>
          </calcext:conditional-format>
          <calcext:conditional-format calcext:target-range-address="Feuille1.E310:Feuille1.E310">
            <calcext:condition calcext:apply-style-name="s0" calcext:value="=0" calcext:base-cell-address="Feuille1.E310"/>
            <calcext:condition calcext:apply-style-name="s1" calcext:value="=1" calcext:base-cell-address="Feuille1.E310"/>
          </calcext:conditional-format>
          <calcext:conditional-format calcext:target-range-address="Feuille1.F311:Feuille1.F311">
            <calcext:condition calcext:apply-style-name="s0" calcext:value="=0" calcext:base-cell-address="Feuille1.F311"/>
            <calcext:condition calcext:apply-style-name="s1" calcext:value="=1" calcext:base-cell-address="Feuille1.F311"/>
            <calcext:condition calcext:apply-style-name="Default" calcext:value="formula-is(&quot;&quot;)" calcext:base-cell-address="Feuille1.F311"/>
          </calcext:conditional-format>
          <calcext:conditional-format calcext:target-range-address="Feuille1.F309:Feuille1.F309">
            <calcext:condition calcext:apply-style-name="s0" calcext:value="=0" calcext:base-cell-address="Feuille1.F309"/>
            <calcext:condition calcext:apply-style-name="s1" calcext:value="=1" calcext:base-cell-address="Feuille1.F309"/>
          </calcext:conditional-format>
          <calcext:conditional-format calcext:target-range-address="Feuille1.F311:Feuille1.F311">
            <calcext:condition calcext:apply-style-name="s0" calcext:value="=0" calcext:base-cell-address="Feuille1.F311"/>
            <calcext:condition calcext:apply-style-name="s1" calcext:value="=1" calcext:base-cell-address="Feuille1.F311"/>
          </calcext:conditional-format>
          <calcext:conditional-format calcext:target-range-address="Feuille1.F310:Feuille1.F310">
            <calcext:condition calcext:apply-style-name="s0" calcext:value="=0" calcext:base-cell-address="Feuille1.F310"/>
            <calcext:condition calcext:apply-style-name="s1" calcext:value="=1" calcext:base-cell-address="Feuille1.F310"/>
          </calcext:conditional-format>
          <calcext:conditional-format calcext:target-range-address="Feuille1.F312:Feuille1.F312">
            <calcext:condition calcext:apply-style-name="s0" calcext:value="=0" calcext:base-cell-address="Feuille1.F312"/>
            <calcext:condition calcext:apply-style-name="s1" calcext:value="=1" calcext:base-cell-address="Feuille1.F312"/>
            <calcext:condition calcext:apply-style-name="Default" calcext:value="formula-is(&quot;&quot;)" calcext:base-cell-address="Feuille1.F312"/>
          </calcext:conditional-format>
          <calcext:conditional-format calcext:target-range-address="Feuille1.F312:Feuille1.F312">
            <calcext:condition calcext:apply-style-name="s0" calcext:value="=0" calcext:base-cell-address="Feuille1.F312"/>
            <calcext:condition calcext:apply-style-name="s1" calcext:value="=1" calcext:base-cell-address="Feuille1.F312"/>
          </calcext:conditional-format>
          <calcext:conditional-format calcext:target-range-address="Feuille1.G312:Feuille1.G313">
            <calcext:condition calcext:apply-style-name="s0" calcext:value="=0" calcext:base-cell-address="Feuille1.G312"/>
            <calcext:condition calcext:apply-style-name="s1" calcext:value="=1" calcext:base-cell-address="Feuille1.G312"/>
            <calcext:condition calcext:apply-style-name="Default" calcext:value="formula-is(&quot;&quot;)" calcext:base-cell-address="Feuille1.G312"/>
          </calcext:conditional-format>
          <calcext:conditional-format calcext:target-range-address="Feuille1.G309:Feuille1.G309">
            <calcext:condition calcext:apply-style-name="s0" calcext:value="=0" calcext:base-cell-address="Feuille1.G309"/>
            <calcext:condition calcext:apply-style-name="s1" calcext:value="=1" calcext:base-cell-address="Feuille1.G309"/>
          </calcext:conditional-format>
          <calcext:conditional-format calcext:target-range-address="Feuille1.G310:Feuille1.G310">
            <calcext:condition calcext:apply-style-name="s0" calcext:value="=0" calcext:base-cell-address="Feuille1.G310"/>
            <calcext:condition calcext:apply-style-name="s1" calcext:value="=1" calcext:base-cell-address="Feuille1.G310"/>
          </calcext:conditional-format>
          <calcext:conditional-format calcext:target-range-address="Feuille1.G312:Feuille1.G312">
            <calcext:condition calcext:apply-style-name="s0" calcext:value="=0" calcext:base-cell-address="Feuille1.G312"/>
            <calcext:condition calcext:apply-style-name="s1" calcext:value="=1" calcext:base-cell-address="Feuille1.G312"/>
            <calcext:condition calcext:apply-style-name="Default" calcext:value="formula-is(&quot;&quot;)" calcext:base-cell-address="Feuille1.G312"/>
          </calcext:conditional-format>
          <calcext:conditional-format calcext:target-range-address="Feuille1.G312:Feuille1.G312">
            <calcext:condition calcext:apply-style-name="s0" calcext:value="=0" calcext:base-cell-address="Feuille1.G312"/>
            <calcext:condition calcext:apply-style-name="s1" calcext:value="=1" calcext:base-cell-address="Feuille1.G312"/>
          </calcext:conditional-format>
          <calcext:conditional-format calcext:target-range-address="Feuille1.G311:Feuille1.G311">
            <calcext:condition calcext:apply-style-name="s0" calcext:value="=0" calcext:base-cell-address="Feuille1.G311"/>
            <calcext:condition calcext:apply-style-name="s1" calcext:value="=1" calcext:base-cell-address="Feuille1.G311"/>
          </calcext:conditional-format>
          <calcext:conditional-format calcext:target-range-address="Feuille1.G313:Feuille1.G313">
            <calcext:condition calcext:apply-style-name="s0" calcext:value="=0" calcext:base-cell-address="Feuille1.G313"/>
            <calcext:condition calcext:apply-style-name="s1" calcext:value="=1" calcext:base-cell-address="Feuille1.G313"/>
            <calcext:condition calcext:apply-style-name="Default" calcext:value="formula-is(&quot;&quot;)" calcext:base-cell-address="Feuille1.G313"/>
          </calcext:conditional-format>
          <calcext:conditional-format calcext:target-range-address="Feuille1.G313:Feuille1.G313">
            <calcext:condition calcext:apply-style-name="s0" calcext:value="=0" calcext:base-cell-address="Feuille1.G313"/>
            <calcext:condition calcext:apply-style-name="s1" calcext:value="=1" calcext:base-cell-address="Feuille1.G313"/>
          </calcext:conditional-format>
          <calcext:conditional-format calcext:target-range-address="Feuille1.G314:Feuille1.G314">
            <calcext:condition calcext:apply-style-name="s0" calcext:value="=0" calcext:base-cell-address="Feuille1.G314"/>
            <calcext:condition calcext:apply-style-name="s1" calcext:value="=1" calcext:base-cell-address="Feuille1.G314"/>
            <calcext:condition calcext:apply-style-name="Default" calcext:value="formula-is(&quot;&quot;)" calcext:base-cell-address="Feuille1.G314"/>
          </calcext:conditional-format>
          <calcext:conditional-format calcext:target-range-address="Feuille1.G314:Feuille1.G314">
            <calcext:condition calcext:apply-style-name="s0" calcext:value="=0" calcext:base-cell-address="Feuille1.G314"/>
            <calcext:condition calcext:apply-style-name="s1" calcext:value="=1" calcext:base-cell-address="Feuille1.G314"/>
            <calcext:condition calcext:apply-style-name="Default" calcext:value="formula-is(&quot;&quot;)" calcext:base-cell-address="Feuille1.G314"/>
          </calcext:conditional-format>
          <calcext:conditional-format calcext:target-range-address="Feuille1.G314:Feuille1.G314">
            <calcext:condition calcext:apply-style-name="s0" calcext:value="=0" calcext:base-cell-address="Feuille1.G314"/>
            <calcext:condition calcext:apply-style-name="s1" calcext:value="=1" calcext:base-cell-address="Feuille1.G314"/>
          </calcext:conditional-format>
          <calcext:conditional-format calcext:target-range-address="Feuille1.G315:Feuille1.G315">
            <calcext:condition calcext:apply-style-name="s0" calcext:value="=0" calcext:base-cell-address="Feuille1.G315"/>
            <calcext:condition calcext:apply-style-name="s1" calcext:value="=1" calcext:base-cell-address="Feuille1.G315"/>
            <calcext:condition calcext:apply-style-name="Default" calcext:value="formula-is(&quot;&quot;)" calcext:base-cell-address="Feuille1.G315"/>
          </calcext:conditional-format>
          <calcext:conditional-format calcext:target-range-address="Feuille1.G315:Feuille1.G315">
            <calcext:condition calcext:apply-style-name="s0" calcext:value="=0" calcext:base-cell-address="Feuille1.G315"/>
            <calcext:condition calcext:apply-style-name="s1" calcext:value="=1" calcext:base-cell-address="Feuille1.G315"/>
            <calcext:condition calcext:apply-style-name="Default" calcext:value="formula-is(&quot;&quot;)" calcext:base-cell-address="Feuille1.G315"/>
          </calcext:conditional-format>
          <calcext:conditional-format calcext:target-range-address="Feuille1.G315:Feuille1.G315">
            <calcext:condition calcext:apply-style-name="s0" calcext:value="=0" calcext:base-cell-address="Feuille1.G315"/>
            <calcext:condition calcext:apply-style-name="s1" calcext:value="=1" calcext:base-cell-address="Feuille1.G315"/>
          </calcext:conditional-format>
          <calcext:conditional-format calcext:target-range-address="Feuille1.O311:Feuille1.O311">
            <calcext:condition calcext:apply-style-name="s0" calcext:value="=0" calcext:base-cell-address="Feuille1.O311"/>
            <calcext:condition calcext:apply-style-name="s1" calcext:value="=1" calcext:base-cell-address="Feuille1.O311"/>
          </calcext:conditional-format>
          <calcext:conditional-format calcext:target-range-address="Feuille1.N311:Feuille1.N311">
            <calcext:condition calcext:apply-style-name="s0" calcext:value="=0" calcext:base-cell-address="Feuille1.N311"/>
            <calcext:condition calcext:apply-style-name="s1" calcext:value="=1" calcext:base-cell-address="Feuille1.N311"/>
          </calcext:conditional-format>
          <calcext:conditional-format calcext:target-range-address="Feuille1.M311:Feuille1.M311">
            <calcext:condition calcext:apply-style-name="s0" calcext:value="=0" calcext:base-cell-address="Feuille1.M311"/>
            <calcext:condition calcext:apply-style-name="s1" calcext:value="=1" calcext:base-cell-address="Feuille1.M311"/>
          </calcext:conditional-format>
          <calcext:conditional-format calcext:target-range-address="Feuille1.L311:Feuille1.L311">
            <calcext:condition calcext:apply-style-name="s0" calcext:value="=0" calcext:base-cell-address="Feuille1.L311"/>
            <calcext:condition calcext:apply-style-name="s1" calcext:value="=1" calcext:base-cell-address="Feuille1.L311"/>
          </calcext:conditional-format>
          <calcext:conditional-format calcext:target-range-address="Feuille1.O312:Feuille1.O312">
            <calcext:condition calcext:apply-style-name="s0" calcext:value="=0" calcext:base-cell-address="Feuille1.O312"/>
            <calcext:condition calcext:apply-style-name="s1" calcext:value="=1" calcext:base-cell-address="Feuille1.O312"/>
          </calcext:conditional-format>
          <calcext:conditional-format calcext:target-range-address="Feuille1.N312:Feuille1.N312">
            <calcext:condition calcext:apply-style-name="s0" calcext:value="=0" calcext:base-cell-address="Feuille1.N312"/>
            <calcext:condition calcext:apply-style-name="s1" calcext:value="=1" calcext:base-cell-address="Feuille1.N312"/>
          </calcext:conditional-format>
          <calcext:conditional-format calcext:target-range-address="Feuille1.M312:Feuille1.M312">
            <calcext:condition calcext:apply-style-name="s0" calcext:value="=0" calcext:base-cell-address="Feuille1.M312"/>
            <calcext:condition calcext:apply-style-name="s1" calcext:value="=1" calcext:base-cell-address="Feuille1.M312"/>
          </calcext:conditional-format>
          <calcext:conditional-format calcext:target-range-address="Feuille1.L312:Feuille1.L312">
            <calcext:condition calcext:apply-style-name="s0" calcext:value="=0" calcext:base-cell-address="Feuille1.L312"/>
            <calcext:condition calcext:apply-style-name="s1" calcext:value="=1" calcext:base-cell-address="Feuille1.L312"/>
          </calcext:conditional-format>
          <calcext:conditional-format calcext:target-range-address="Feuille1.O313:Feuille1.O313">
            <calcext:condition calcext:apply-style-name="s0" calcext:value="=0" calcext:base-cell-address="Feuille1.O313"/>
            <calcext:condition calcext:apply-style-name="s1" calcext:value="=1" calcext:base-cell-address="Feuille1.O313"/>
          </calcext:conditional-format>
          <calcext:conditional-format calcext:target-range-address="Feuille1.N313:Feuille1.N313">
            <calcext:condition calcext:apply-style-name="s0" calcext:value="=0" calcext:base-cell-address="Feuille1.N313"/>
            <calcext:condition calcext:apply-style-name="s1" calcext:value="=1" calcext:base-cell-address="Feuille1.N313"/>
          </calcext:conditional-format>
          <calcext:conditional-format calcext:target-range-address="Feuille1.M313:Feuille1.M313">
            <calcext:condition calcext:apply-style-name="s0" calcext:value="=0" calcext:base-cell-address="Feuille1.M313"/>
            <calcext:condition calcext:apply-style-name="s1" calcext:value="=1" calcext:base-cell-address="Feuille1.M313"/>
          </calcext:conditional-format>
          <calcext:conditional-format calcext:target-range-address="Feuille1.L313:Feuille1.L313">
            <calcext:condition calcext:apply-style-name="s0" calcext:value="=0" calcext:base-cell-address="Feuille1.L313"/>
            <calcext:condition calcext:apply-style-name="s1" calcext:value="=1" calcext:base-cell-address="Feuille1.L313"/>
          </calcext:conditional-format>
          <calcext:conditional-format calcext:target-range-address="Feuille1.O314:Feuille1.O314">
            <calcext:condition calcext:apply-style-name="s0" calcext:value="=0" calcext:base-cell-address="Feuille1.O314"/>
            <calcext:condition calcext:apply-style-name="s1" calcext:value="=1" calcext:base-cell-address="Feuille1.O314"/>
          </calcext:conditional-format>
          <calcext:conditional-format calcext:target-range-address="Feuille1.N314:Feuille1.N314">
            <calcext:condition calcext:apply-style-name="s0" calcext:value="=0" calcext:base-cell-address="Feuille1.N314"/>
            <calcext:condition calcext:apply-style-name="s1" calcext:value="=1" calcext:base-cell-address="Feuille1.N314"/>
          </calcext:conditional-format>
          <calcext:conditional-format calcext:target-range-address="Feuille1.M314:Feuille1.M314">
            <calcext:condition calcext:apply-style-name="s0" calcext:value="=0" calcext:base-cell-address="Feuille1.M314"/>
            <calcext:condition calcext:apply-style-name="s1" calcext:value="=1" calcext:base-cell-address="Feuille1.M314"/>
          </calcext:conditional-format>
          <calcext:conditional-format calcext:target-range-address="Feuille1.L314:Feuille1.L314">
            <calcext:condition calcext:apply-style-name="s0" calcext:value="=0" calcext:base-cell-address="Feuille1.L314"/>
            <calcext:condition calcext:apply-style-name="s1" calcext:value="=1" calcext:base-cell-address="Feuille1.L314"/>
          </calcext:conditional-format>
          <calcext:conditional-format calcext:target-range-address="Feuille1.O315:Feuille1.O315">
            <calcext:condition calcext:apply-style-name="s0" calcext:value="=0" calcext:base-cell-address="Feuille1.O315"/>
            <calcext:condition calcext:apply-style-name="s1" calcext:value="=1" calcext:base-cell-address="Feuille1.O315"/>
          </calcext:conditional-format>
          <calcext:conditional-format calcext:target-range-address="Feuille1.N315:Feuille1.N315">
            <calcext:condition calcext:apply-style-name="s0" calcext:value="=0" calcext:base-cell-address="Feuille1.N315"/>
            <calcext:condition calcext:apply-style-name="s1" calcext:value="=1" calcext:base-cell-address="Feuille1.N315"/>
          </calcext:conditional-format>
          <calcext:conditional-format calcext:target-range-address="Feuille1.M315:Feuille1.M315">
            <calcext:condition calcext:apply-style-name="s0" calcext:value="=0" calcext:base-cell-address="Feuille1.M315"/>
            <calcext:condition calcext:apply-style-name="s1" calcext:value="=1" calcext:base-cell-address="Feuille1.M315"/>
          </calcext:conditional-format>
          <calcext:conditional-format calcext:target-range-address="Feuille1.L315:Feuille1.L315">
            <calcext:condition calcext:apply-style-name="s0" calcext:value="=0" calcext:base-cell-address="Feuille1.L315"/>
            <calcext:condition calcext:apply-style-name="s1" calcext:value="=1" calcext:base-cell-address="Feuille1.L315"/>
          </calcext:conditional-format>
          <calcext:conditional-format calcext:target-range-address="Feuille1.D318:Feuille1.G318">
            <calcext:condition calcext:apply-style-name="s0" calcext:value="=0" calcext:base-cell-address="Feuille1.D318"/>
            <calcext:condition calcext:apply-style-name="s1" calcext:value="=1" calcext:base-cell-address="Feuille1.D318"/>
            <calcext:condition calcext:apply-style-name="Default" calcext:value="formula-is(&quot;&quot;)" calcext:base-cell-address="Feuille1.D318"/>
          </calcext:conditional-format>
          <calcext:conditional-format calcext:target-range-address="Feuille1.D319:Feuille1.G319">
            <calcext:condition calcext:apply-style-name="s0" calcext:value="=0" calcext:base-cell-address="Feuille1.D319"/>
            <calcext:condition calcext:apply-style-name="s1" calcext:value="=1" calcext:base-cell-address="Feuille1.D319"/>
            <calcext:condition calcext:apply-style-name="Default" calcext:value="formula-is(&quot;&quot;)" calcext:base-cell-address="Feuille1.D319"/>
          </calcext:conditional-format>
          <calcext:conditional-format calcext:target-range-address="Feuille1.D320:Feuille1.G320">
            <calcext:condition calcext:apply-style-name="s0" calcext:value="=0" calcext:base-cell-address="Feuille1.D320"/>
            <calcext:condition calcext:apply-style-name="s1" calcext:value="=1" calcext:base-cell-address="Feuille1.D320"/>
            <calcext:condition calcext:apply-style-name="Default" calcext:value="formula-is(&quot;&quot;)" calcext:base-cell-address="Feuille1.D320"/>
          </calcext:conditional-format>
          <calcext:conditional-format calcext:target-range-address="Feuille1.O241:Feuille1.O241">
            <calcext:condition calcext:apply-style-name="s0" calcext:value="=0" calcext:base-cell-address="Feuille1.O241"/>
            <calcext:condition calcext:apply-style-name="s1" calcext:value="=1" calcext:base-cell-address="Feuille1.O241"/>
            <calcext:condition calcext:apply-style-name="Default" calcext:value="formula-is(&quot;&quot;)" calcext:base-cell-address="Feuille1.O241"/>
          </calcext:conditional-format>
          <calcext:conditional-format calcext:target-range-address="Feuille1.B362:Feuille1.Q362">
            <calcext:condition calcext:apply-style-name="s0" calcext:value="=0" calcext:base-cell-address="Feuille1.B362"/>
            <calcext:condition calcext:apply-style-name="s1" calcext:value="=1" calcext:base-cell-address="Feuille1.B362"/>
            <calcext:condition calcext:apply-style-name="Default" calcext:value="formula-is(&quot;&quot;)" calcext:base-cell-address="Feuille1.B362"/>
          </calcext:conditional-format>
          <calcext:conditional-format calcext:target-range-address="Feuille1.B363:Feuille1.Q363">
            <calcext:condition calcext:apply-style-name="s0" calcext:value="=0" calcext:base-cell-address="Feuille1.B363"/>
            <calcext:condition calcext:apply-style-name="s1" calcext:value="=1" calcext:base-cell-address="Feuille1.B363"/>
            <calcext:condition calcext:apply-style-name="Default" calcext:value="formula-is(&quot;&quot;)" calcext:base-cell-address="Feuille1.B363"/>
          </calcext:conditional-format>
          <calcext:conditional-format calcext:target-range-address="Feuille1.B332:Feuille1.Q332">
            <calcext:condition calcext:apply-style-name="s0" calcext:value="=0" calcext:base-cell-address="Feuille1.B332"/>
            <calcext:condition calcext:apply-style-name="s1" calcext:value="=1" calcext:base-cell-address="Feuille1.B332"/>
            <calcext:condition calcext:apply-style-name="Default" calcext:value="formula-is(&quot;&quot;)" calcext:base-cell-address="Feuille1.B332"/>
          </calcext:conditional-format>
          <calcext:conditional-format calcext:target-range-address="Feuille1.B333:Feuille1.Q333">
            <calcext:condition calcext:apply-style-name="s0" calcext:value="=0" calcext:base-cell-address="Feuille1.B333"/>
            <calcext:condition calcext:apply-style-name="s1" calcext:value="=1" calcext:base-cell-address="Feuille1.B333"/>
            <calcext:condition calcext:apply-style-name="Default" calcext:value="formula-is(&quot;&quot;)" calcext:base-cell-address="Feuille1.B333"/>
          </calcext:conditional-format>
          <calcext:conditional-format calcext:target-range-address="Feuille1.B334:Feuille1.Q334">
            <calcext:condition calcext:apply-style-name="s0" calcext:value="=0" calcext:base-cell-address="Feuille1.B334"/>
            <calcext:condition calcext:apply-style-name="s1" calcext:value="=1" calcext:base-cell-address="Feuille1.B334"/>
            <calcext:condition calcext:apply-style-name="Default" calcext:value="formula-is(&quot;&quot;)" calcext:base-cell-address="Feuille1.B334"/>
          </calcext:conditional-format>
          <calcext:conditional-format calcext:target-range-address="Feuille1.B335:Feuille1.Q335">
            <calcext:condition calcext:apply-style-name="s0" calcext:value="=0" calcext:base-cell-address="Feuille1.B335"/>
            <calcext:condition calcext:apply-style-name="s1" calcext:value="=1" calcext:base-cell-address="Feuille1.B335"/>
            <calcext:condition calcext:apply-style-name="Default" calcext:value="formula-is(&quot;&quot;)" calcext:base-cell-address="Feuille1.B335"/>
          </calcext:conditional-format>
          <calcext:conditional-format calcext:target-range-address="Feuille1.B336:Feuille1.Q336">
            <calcext:condition calcext:apply-style-name="s0" calcext:value="=0" calcext:base-cell-address="Feuille1.B336"/>
            <calcext:condition calcext:apply-style-name="s1" calcext:value="=1" calcext:base-cell-address="Feuille1.B336"/>
            <calcext:condition calcext:apply-style-name="Default" calcext:value="formula-is(&quot;&quot;)" calcext:base-cell-address="Feuille1.B336"/>
          </calcext:conditional-format>
          <calcext:conditional-format calcext:target-range-address="Feuille1.B337:Feuille1.Q337">
            <calcext:condition calcext:apply-style-name="s0" calcext:value="=0" calcext:base-cell-address="Feuille1.B337"/>
            <calcext:condition calcext:apply-style-name="s1" calcext:value="=1" calcext:base-cell-address="Feuille1.B337"/>
            <calcext:condition calcext:apply-style-name="Default" calcext:value="formula-is(&quot;&quot;)" calcext:base-cell-address="Feuille1.B337"/>
          </calcext:conditional-format>
          <calcext:conditional-format calcext:target-range-address="Feuille1.B338:Feuille1.Q338">
            <calcext:condition calcext:apply-style-name="s0" calcext:value="=0" calcext:base-cell-address="Feuille1.B338"/>
            <calcext:condition calcext:apply-style-name="s1" calcext:value="=1" calcext:base-cell-address="Feuille1.B338"/>
            <calcext:condition calcext:apply-style-name="Default" calcext:value="formula-is(&quot;&quot;)" calcext:base-cell-address="Feuille1.B338"/>
          </calcext:conditional-format>
          <calcext:conditional-format calcext:target-range-address="Feuille1.B339:Feuille1.Q339">
            <calcext:condition calcext:apply-style-name="s0" calcext:value="=0" calcext:base-cell-address="Feuille1.B339"/>
            <calcext:condition calcext:apply-style-name="s1" calcext:value="=1" calcext:base-cell-address="Feuille1.B339"/>
            <calcext:condition calcext:apply-style-name="Default" calcext:value="formula-is(&quot;&quot;)" calcext:base-cell-address="Feuille1.B339"/>
          </calcext:conditional-format>
          <calcext:conditional-format calcext:target-range-address="Feuille1.B340:Feuille1.Q340">
            <calcext:condition calcext:apply-style-name="s0" calcext:value="=0" calcext:base-cell-address="Feuille1.B340"/>
            <calcext:condition calcext:apply-style-name="s1" calcext:value="=1" calcext:base-cell-address="Feuille1.B340"/>
            <calcext:condition calcext:apply-style-name="Default" calcext:value="formula-is(&quot;&quot;)" calcext:base-cell-address="Feuille1.B340"/>
          </calcext:conditional-format>
          <calcext:conditional-format calcext:target-range-address="Feuille1.B341:Feuille1.Q341">
            <calcext:condition calcext:apply-style-name="s0" calcext:value="=0" calcext:base-cell-address="Feuille1.B341"/>
            <calcext:condition calcext:apply-style-name="s1" calcext:value="=1" calcext:base-cell-address="Feuille1.B341"/>
            <calcext:condition calcext:apply-style-name="Default" calcext:value="formula-is(&quot;&quot;)" calcext:base-cell-address="Feuille1.B341"/>
          </calcext:conditional-format>
          <calcext:conditional-format calcext:target-range-address="Feuille1.B342:Feuille1.Q342">
            <calcext:condition calcext:apply-style-name="s0" calcext:value="=0" calcext:base-cell-address="Feuille1.B342"/>
            <calcext:condition calcext:apply-style-name="s1" calcext:value="=1" calcext:base-cell-address="Feuille1.B342"/>
            <calcext:condition calcext:apply-style-name="Default" calcext:value="formula-is(&quot;&quot;)" calcext:base-cell-address="Feuille1.B342"/>
          </calcext:conditional-format>
          <calcext:conditional-format calcext:target-range-address="Feuille1.B343:Feuille1.Q343">
            <calcext:condition calcext:apply-style-name="s0" calcext:value="=0" calcext:base-cell-address="Feuille1.B343"/>
            <calcext:condition calcext:apply-style-name="s1" calcext:value="=1" calcext:base-cell-address="Feuille1.B343"/>
            <calcext:condition calcext:apply-style-name="Default" calcext:value="formula-is(&quot;&quot;)" calcext:base-cell-address="Feuille1.B343"/>
          </calcext:conditional-format>
          <calcext:conditional-format calcext:target-range-address="Feuille1.B344:Feuille1.Q344">
            <calcext:condition calcext:apply-style-name="s0" calcext:value="=0" calcext:base-cell-address="Feuille1.B344"/>
            <calcext:condition calcext:apply-style-name="s1" calcext:value="=1" calcext:base-cell-address="Feuille1.B344"/>
            <calcext:condition calcext:apply-style-name="Default" calcext:value="formula-is(&quot;&quot;)" calcext:base-cell-address="Feuille1.B344"/>
          </calcext:conditional-format>
          <calcext:conditional-format calcext:target-range-address="Feuille1.B345:Feuille1.Q345">
            <calcext:condition calcext:apply-style-name="s0" calcext:value="=0" calcext:base-cell-address="Feuille1.B345"/>
            <calcext:condition calcext:apply-style-name="s1" calcext:value="=1" calcext:base-cell-address="Feuille1.B345"/>
            <calcext:condition calcext:apply-style-name="Default" calcext:value="formula-is(&quot;&quot;)" calcext:base-cell-address="Feuille1.B345"/>
          </calcext:conditional-format>
          <calcext:conditional-format calcext:target-range-address="Feuille1.B346:Feuille1.Q346">
            <calcext:condition calcext:apply-style-name="s0" calcext:value="=0" calcext:base-cell-address="Feuille1.B346"/>
            <calcext:condition calcext:apply-style-name="s1" calcext:value="=1" calcext:base-cell-address="Feuille1.B346"/>
            <calcext:condition calcext:apply-style-name="Default" calcext:value="formula-is(&quot;&quot;)" calcext:base-cell-address="Feuille1.B346"/>
          </calcext:conditional-format>
          <calcext:conditional-format calcext:target-range-address="Feuille1.B347:Feuille1.Q347">
            <calcext:condition calcext:apply-style-name="s0" calcext:value="=0" calcext:base-cell-address="Feuille1.B347"/>
            <calcext:condition calcext:apply-style-name="s1" calcext:value="=1" calcext:base-cell-address="Feuille1.B347"/>
            <calcext:condition calcext:apply-style-name="Default" calcext:value="formula-is(&quot;&quot;)" calcext:base-cell-address="Feuille1.B347"/>
          </calcext:conditional-format>
          <calcext:conditional-format calcext:target-range-address="Feuille1.B348:Feuille1.Q348">
            <calcext:condition calcext:apply-style-name="s0" calcext:value="=0" calcext:base-cell-address="Feuille1.B348"/>
            <calcext:condition calcext:apply-style-name="s1" calcext:value="=1" calcext:base-cell-address="Feuille1.B348"/>
            <calcext:condition calcext:apply-style-name="Default" calcext:value="formula-is(&quot;&quot;)" calcext:base-cell-address="Feuille1.B348"/>
          </calcext:conditional-format>
          <calcext:conditional-format calcext:target-range-address="Feuille1.B349:Feuille1.Q349">
            <calcext:condition calcext:apply-style-name="s0" calcext:value="=0" calcext:base-cell-address="Feuille1.B349"/>
            <calcext:condition calcext:apply-style-name="s1" calcext:value="=1" calcext:base-cell-address="Feuille1.B349"/>
            <calcext:condition calcext:apply-style-name="Default" calcext:value="formula-is(&quot;&quot;)" calcext:base-cell-address="Feuille1.B349"/>
          </calcext:conditional-format>
          <calcext:conditional-format calcext:target-range-address="Feuille1.B350:Feuille1.Q350">
            <calcext:condition calcext:apply-style-name="s0" calcext:value="=0" calcext:base-cell-address="Feuille1.B350"/>
            <calcext:condition calcext:apply-style-name="s1" calcext:value="=1" calcext:base-cell-address="Feuille1.B350"/>
            <calcext:condition calcext:apply-style-name="Default" calcext:value="formula-is(&quot;&quot;)" calcext:base-cell-address="Feuille1.B350"/>
          </calcext:conditional-format>
          <calcext:conditional-format calcext:target-range-address="Feuille1.B351:Feuille1.Q351">
            <calcext:condition calcext:apply-style-name="s0" calcext:value="=0" calcext:base-cell-address="Feuille1.B351"/>
            <calcext:condition calcext:apply-style-name="s1" calcext:value="=1" calcext:base-cell-address="Feuille1.B351"/>
            <calcext:condition calcext:apply-style-name="Default" calcext:value="formula-is(&quot;&quot;)" calcext:base-cell-address="Feuille1.B351"/>
          </calcext:conditional-format>
          <calcext:conditional-format calcext:target-range-address="Feuille1.B352:Feuille1.Q352">
            <calcext:condition calcext:apply-style-name="s0" calcext:value="=0" calcext:base-cell-address="Feuille1.B352"/>
            <calcext:condition calcext:apply-style-name="s1" calcext:value="=1" calcext:base-cell-address="Feuille1.B352"/>
            <calcext:condition calcext:apply-style-name="Default" calcext:value="formula-is(&quot;&quot;)" calcext:base-cell-address="Feuille1.B352"/>
          </calcext:conditional-format>
          <calcext:conditional-format calcext:target-range-address="Feuille1.B353:Feuille1.Q353">
            <calcext:condition calcext:apply-style-name="s0" calcext:value="=0" calcext:base-cell-address="Feuille1.B353"/>
            <calcext:condition calcext:apply-style-name="s1" calcext:value="=1" calcext:base-cell-address="Feuille1.B353"/>
            <calcext:condition calcext:apply-style-name="Default" calcext:value="formula-is(&quot;&quot;)" calcext:base-cell-address="Feuille1.B353"/>
          </calcext:conditional-format>
          <calcext:conditional-format calcext:target-range-address="Feuille1.B354:Feuille1.Q354">
            <calcext:condition calcext:apply-style-name="s0" calcext:value="=0" calcext:base-cell-address="Feuille1.B354"/>
            <calcext:condition calcext:apply-style-name="s1" calcext:value="=1" calcext:base-cell-address="Feuille1.B354"/>
            <calcext:condition calcext:apply-style-name="Default" calcext:value="formula-is(&quot;&quot;)" calcext:base-cell-address="Feuille1.B354"/>
          </calcext:conditional-format>
          <calcext:conditional-format calcext:target-range-address="Feuille1.B355:Feuille1.Q355">
            <calcext:condition calcext:apply-style-name="s0" calcext:value="=0" calcext:base-cell-address="Feuille1.B355"/>
            <calcext:condition calcext:apply-style-name="s1" calcext:value="=1" calcext:base-cell-address="Feuille1.B355"/>
            <calcext:condition calcext:apply-style-name="Default" calcext:value="formula-is(&quot;&quot;)" calcext:base-cell-address="Feuille1.B355"/>
          </calcext:conditional-format>
          <calcext:conditional-format calcext:target-range-address="Feuille1.B356:Feuille1.Q356">
            <calcext:condition calcext:apply-style-name="s0" calcext:value="=0" calcext:base-cell-address="Feuille1.B356"/>
            <calcext:condition calcext:apply-style-name="s1" calcext:value="=1" calcext:base-cell-address="Feuille1.B356"/>
            <calcext:condition calcext:apply-style-name="Default" calcext:value="formula-is(&quot;&quot;)" calcext:base-cell-address="Feuille1.B356"/>
          </calcext:conditional-format>
          <calcext:conditional-format calcext:target-range-address="Feuille1.B357:Feuille1.Q357">
            <calcext:condition calcext:apply-style-name="s0" calcext:value="=0" calcext:base-cell-address="Feuille1.B357"/>
            <calcext:condition calcext:apply-style-name="s1" calcext:value="=1" calcext:base-cell-address="Feuille1.B357"/>
            <calcext:condition calcext:apply-style-name="Default" calcext:value="formula-is(&quot;&quot;)" calcext:base-cell-address="Feuille1.B357"/>
          </calcext:conditional-format>
          <calcext:conditional-format calcext:target-range-address="Feuille1.B358:Feuille1.Q358">
            <calcext:condition calcext:apply-style-name="s0" calcext:value="=0" calcext:base-cell-address="Feuille1.B358"/>
            <calcext:condition calcext:apply-style-name="s1" calcext:value="=1" calcext:base-cell-address="Feuille1.B358"/>
            <calcext:condition calcext:apply-style-name="Default" calcext:value="formula-is(&quot;&quot;)" calcext:base-cell-address="Feuille1.B358"/>
          </calcext:conditional-format>
          <calcext:conditional-format calcext:target-range-address="Feuille1.B359:Feuille1.Q359">
            <calcext:condition calcext:apply-style-name="s0" calcext:value="=0" calcext:base-cell-address="Feuille1.B359"/>
            <calcext:condition calcext:apply-style-name="s1" calcext:value="=1" calcext:base-cell-address="Feuille1.B359"/>
            <calcext:condition calcext:apply-style-name="Default" calcext:value="formula-is(&quot;&quot;)" calcext:base-cell-address="Feuille1.B359"/>
          </calcext:conditional-format>
          <calcext:conditional-format calcext:target-range-address="Feuille1.B360:Feuille1.Q360">
            <calcext:condition calcext:apply-style-name="s0" calcext:value="=0" calcext:base-cell-address="Feuille1.B360"/>
            <calcext:condition calcext:apply-style-name="s1" calcext:value="=1" calcext:base-cell-address="Feuille1.B360"/>
            <calcext:condition calcext:apply-style-name="Default" calcext:value="formula-is(&quot;&quot;)" calcext:base-cell-address="Feuille1.B360"/>
          </calcext:conditional-format>
          <calcext:conditional-format calcext:target-range-address="Feuille1.B361:Feuille1.Q361">
            <calcext:condition calcext:apply-style-name="s0" calcext:value="=0" calcext:base-cell-address="Feuille1.B361"/>
            <calcext:condition calcext:apply-style-name="s1" calcext:value="=1" calcext:base-cell-address="Feuille1.B361"/>
            <calcext:condition calcext:apply-style-name="Default" calcext:value="formula-is(&quot;&quot;)" calcext:base-cell-address="Feuille1.B36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adornments="Normal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able-cell-properties fo:background-color="transparent"/>
      <style:text-properties style:font-name="Courier" fo:font-family="Courier" style:font-style-name="Normal" style:font-family-generic="moder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0" style:family="table-cell" style:parent-style-name="Default">
      <style:table-cell-properties fo:background-color="#333333"/>
      <style:text-properties fo:color="#666666"/>
    </style:style>
    <style:style style:name="s1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.00.0000</text:date>, <text:time style:data-style-name="N2" text:time-value="21:36:01.5364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07:59:05.501874000</meta:creation-date>
    <dc:date>2015-02-13T21:54:17.176671000</dc:date>
    <meta:editing-duration>PT5H21M20S</meta:editing-duration>
    <meta:editing-cycles>57</meta:editing-cycles>
    <meta:generator>LibreOffice/4.3.5.2$MacOSX_X86_64 LibreOffice_project/3a87456aaa6a95c63eea1c1b3201acedf0751bd5</meta:generator>
    <meta:document-statistic meta:table-count="1" meta:cell-count="6315" meta:object-count="0"/>
  </office:meta>
</office:document-meta>
</file>